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283in"/>
    </style:style>
    <style:style style:name="co9" style:family="table-column">
      <style:table-column-properties fo:break-before="auto" style:column-width="0.761in"/>
    </style:style>
    <style:style style:name="co10" style:family="table-column">
      <style:table-column-properties fo:break-before="auto" style:column-width="0.421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128"/>
    <style:style style:name="ce2" style:family="table-cell" style:parent-style-name="Default" style:data-style-name="N2"/>
    <style:style style:name="ce3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>
        <table:shapes>
          <draw:frame draw:z-index="0" draw:style-name="gr1" draw:text-style-name="P1" svg:width="6.2988in" svg:height="3.5429in" svg:x="9.5063in" svg:y="3.148in">
            <draw:object draw:notify-on-update-of-ranges="Data.N5:Data.N11 Data.R5:Data.R11 Data.S5:Data.S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231793" calcext:value-type="float">
            <text:p>231793</text:p>
          </table:table-cell>
          <table:table-cell office:value-type="float" office:value="0.575487135735859" calcext:value-type="float">
            <text:p>0.5754871357</text:p>
          </table:table-cell>
          <table:table-cell office:value-type="float" office:value="0" calcext:value-type="float">
            <text:p>0</text:p>
          </table:table-cell>
          <table:table-cell office:value-type="float" office:value="5522988" calcext:value-type="float">
            <text:p>5522988</text:p>
          </table:table-cell>
          <table:table-cell office:value-type="float" office:value="0.501020724310928" calcext:value-type="float">
            <text:p>0.5010207243</text:p>
          </table:table-cell>
          <table:table-cell office:value-type="float" office:value="17942078" calcext:value-type="float">
            <text:p>17942078</text:p>
          </table:table-cell>
          <table:table-cell office:value-type="float" office:value="0.512848628349985" calcext:value-type="float">
            <text:p>0.5128486283</text:p>
          </table:table-cell>
          <table:table-cell office:value-type="float" office:value="9378186" calcext:value-type="float">
            <text:p>9378186</text:p>
          </table:table-cell>
          <table:table-cell office:value-type="float" office:value="0.515455182529217" calcext:value-type="float">
            <text:p>0.5154551825</text:p>
          </table:table-cell>
          <table:table-cell table:formula="of:=LOOKUP([.A1];[Users.$A$1:.$A$869];[Users.$B$1:.$B$869])" office:value-type="float" office:value="500" calcext:value-type="float">
            <text:p>500</text:p>
          </table:table-cell>
          <table:table-cell table:formula="of:=IF([.C1]=1;1;0)" office:value-type="float" office:value="0" calcext:value-type="float">
            <text:p>0</text:p>
          </table:table-cell>
          <table:table-cell table:formula="of:=IF([.C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46738" calcext:value-type="float">
            <text:p>6046738</text:p>
          </table:table-cell>
          <table:table-cell office:value-type="float" office:value="0.575461911592892" calcext:value-type="float">
            <text:p>0.5754619116</text:p>
          </table:table-cell>
          <table:table-cell office:value-type="float" office:value="0" calcext:value-type="float">
            <text:p>0</text:p>
          </table:table-cell>
          <table:table-cell office:value-type="float" office:value="16432953" calcext:value-type="float">
            <text:p>16432953</text:p>
          </table:table-cell>
          <table:table-cell office:value-type="float" office:value="0.444068158482703" calcext:value-type="float">
            <text:p>0.4440681585</text:p>
          </table:table-cell>
          <table:table-cell office:value-type="float" office:value="8730360" calcext:value-type="float">
            <text:p>8730360</text:p>
          </table:table-cell>
          <table:table-cell office:value-type="float" office:value="0.462693988988827" calcext:value-type="float">
            <text:p>0.462693989</text:p>
          </table:table-cell>
          <table:table-cell office:value-type="float" office:value="16746970" calcext:value-type="float">
            <text:p>16746970</text:p>
          </table:table-cell>
          <table:table-cell office:value-type="float" office:value="0.465296085571796" calcext:value-type="float">
            <text:p>0.4652960856</text:p>
          </table:table-cell>
          <table:table-cell table:formula="of:=LOOKUP([.A2];[Users.$A$1:.$A$869];[Users.$B$1:.$B$869])" office:value-type="float" office:value="500" calcext:value-type="float">
            <text:p>500</text:p>
          </table:table-cell>
          <table:table-cell table:formula="of:=IF([.C2]=1;1;0)" office:value-type="float" office:value="0" calcext:value-type="float">
            <text:p>0</text:p>
          </table:table-cell>
          <table:table-cell table:formula="of:=IF([.C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11846" calcext:value-type="float">
            <text:p>1611846</text:p>
          </table:table-cell>
          <table:table-cell office:value-type="float" office:value="0.453712201991495" calcext:value-type="float">
            <text:p>0.453712202</text:p>
          </table:table-cell>
          <table:table-cell office:value-type="float" office:value="0" calcext:value-type="float">
            <text:p>0</text:p>
          </table:table-cell>
          <table:table-cell office:value-type="float" office:value="12979134" calcext:value-type="float">
            <text:p>12979134</text:p>
          </table:table-cell>
          <table:table-cell office:value-type="float" office:value="0.426899793055471" calcext:value-type="float">
            <text:p>0.4268997931</text:p>
          </table:table-cell>
          <table:table-cell office:value-type="float" office:value="3256099" calcext:value-type="float">
            <text:p>3256099</text:p>
          </table:table-cell>
          <table:table-cell office:value-type="float" office:value="0.435205254233999" calcext:value-type="float">
            <text:p>0.4352052542</text:p>
          </table:table-cell>
          <table:table-cell office:value-type="float" office:value="2530951" calcext:value-type="float">
            <text:p>2530951</text:p>
          </table:table-cell>
          <table:table-cell office:value-type="float" office:value="0.442775439759246" calcext:value-type="float">
            <text:p>0.4427754398</text:p>
          </table:table-cell>
          <table:table-cell table:formula="of:=LOOKUP([.A3];[Users.$A$1:.$A$869];[Users.$B$1:.$B$869])" office:value-type="float" office:value="500" calcext:value-type="float">
            <text:p>500</text:p>
          </table:table-cell>
          <table:table-cell table:formula="of:=IF([.C3]=1;1;0)" office:value-type="float" office:value="0" calcext:value-type="float">
            <text:p>0</text:p>
          </table:table-cell>
          <table:table-cell table:formula="of:=IF([.C3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33800" calcext:value-type="float">
            <text:p>3433800</text:p>
          </table:table-cell>
          <table:table-cell office:value-type="float" office:value="0.448803810538744" calcext:value-type="float">
            <text:p>0.4488038105</text:p>
          </table:table-cell>
          <table:table-cell office:value-type="float" office:value="1" calcext:value-type="float">
            <text:p>1</text:p>
          </table:table-cell>
          <table:table-cell office:value-type="float" office:value="3433800" calcext:value-type="float">
            <text:p>3433800</text:p>
          </table:table-cell>
          <table:table-cell office:value-type="float" office:value="0.448803810538744" calcext:value-type="float">
            <text:p>0.4488038105</text:p>
          </table:table-cell>
          <table:table-cell office:value-type="float" office:value="2756648" calcext:value-type="float">
            <text:p>2756648</text:p>
          </table:table-cell>
          <table:table-cell office:value-type="float" office:value="0.556481308286647" calcext:value-type="float">
            <text:p>0.5564813083</text:p>
          </table:table-cell>
          <table:table-cell office:value-type="float" office:value="7258935" calcext:value-type="float">
            <text:p>7258935</text:p>
          </table:table-cell>
          <table:table-cell office:value-type="float" office:value="0.557023348161595" calcext:value-type="float">
            <text:p>0.5570233482</text:p>
          </table:table-cell>
          <table:table-cell table:formula="of:=LOOKUP([.A4];[Users.$A$1:.$A$869];[Users.$B$1:.$B$869])" office:value-type="float" office:value="500" calcext:value-type="float">
            <text:p>500</text:p>
          </table:table-cell>
          <table:table-cell table:formula="of:=IF([.C4]=1;1;0)" office:value-type="float" office:value="1" calcext:value-type="float">
            <text:p>1</text:p>
          </table:table-cell>
          <table:table-cell table:formula="of:=IF([.C4]&gt;0;1;0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office:value-type="string" calcext:value-type="string">
            <text:p>M at 1</text:p>
          </table:table-cell>
          <table:table-cell office:value-type="string" calcext:value-type="string">
            <text:p>M at 3</text:p>
          </table:table-cell>
          <table:table-cell table:number-columns-repeated="2"/>
        </table:table-row>
        <table:table-row table:style-name="ro1">
          <table:table-cell office:value-type="float" office:value="1624044" calcext:value-type="float">
            <text:p>1624044</text:p>
          </table:table-cell>
          <table:table-cell office:value-type="float" office:value="0.441657414886944" calcext:value-type="float">
            <text:p>0.4416574149</text:p>
          </table:table-cell>
          <table:table-cell office:value-type="float" office:value="1" calcext:value-type="float">
            <text:p>1</text:p>
          </table:table-cell>
          <table:table-cell office:value-type="float" office:value="4842416" calcext:value-type="float">
            <text:p>4842416</text:p>
          </table:table-cell>
          <table:table-cell office:value-type="float" office:value="0.551490422079784" calcext:value-type="float">
            <text:p>0.5514904221</text:p>
          </table:table-cell>
          <table:table-cell office:value-type="float" office:value="37830" calcext:value-type="float">
            <text:p>37830</text:p>
          </table:table-cell>
          <table:table-cell office:value-type="float" office:value="0.554875749073472" calcext:value-type="float">
            <text:p>0.5548757491</text:p>
          </table:table-cell>
          <table:table-cell office:value-type="float" office:value="472580" calcext:value-type="float">
            <text:p>472580</text:p>
          </table:table-cell>
          <table:table-cell office:value-type="float" office:value="0.556234543273768" calcext:value-type="float">
            <text:p>0.5562345433</text:p>
          </table:table-cell>
          <table:table-cell table:formula="of:=LOOKUP([.A5];[Users.$A$1:.$A$869];[Users.$B$1:.$B$869])" office:value-type="float" office:value="501" calcext:value-type="float">
            <text:p>501</text:p>
          </table:table-cell>
          <table:table-cell table:formula="of:=IF([.C5]=1;1;0)" office:value-type="float" office:value="1" calcext:value-type="float">
            <text:p>1</text:p>
          </table:table-cell>
          <table:table-cell table:formula="of:=IF([.C5]&gt;0;1;0)"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COUNTIF([.$J$1:.$J$785];&quot;&gt;&quot;&amp;[.N5])" office:value-type="float" office:value="781" calcext:value-type="float">
            <text:p>781</text:p>
          </table:table-cell>
          <table:table-cell table:formula="of:=SUMIF([.$J$1:.$J$785];&quot;&gt;&quot;&amp;[.N5];[.$K$1:.$K$785])" office:value-type="float" office:value="422" calcext:value-type="float">
            <text:p>422</text:p>
          </table:table-cell>
          <table:table-cell table:formula="of:=SUMIF([.$J$1:.$J$785];&quot;&gt;&quot;&amp;[.N5];[.$L$1:.$L$785])" office:value-type="float" office:value="480" calcext:value-type="float">
            <text:p>480</text:p>
          </table:table-cell>
          <table:table-cell table:style-name="ce1" table:formula="of:=[.P5]/[.O5]" office:value-type="float" office:value="0.54033290653009" calcext:value-type="float">
            <text:p>0.540</text:p>
          </table:table-cell>
          <table:table-cell table:style-name="ce1" table:formula="of:=[.Q5]/[.O5]" office:value-type="float" office:value="0.614596670934699" calcext:value-type="float">
            <text:p>0.615</text:p>
          </table:table-cell>
        </table:table-row>
        <table:table-row table:style-name="ro1">
          <table:table-cell office:value-type="float" office:value="238618" calcext:value-type="float">
            <text:p>238618</text:p>
          </table:table-cell>
          <table:table-cell office:value-type="float" office:value="0.534323287263001" calcext:value-type="float">
            <text:p>0.5343232873</text:p>
          </table:table-cell>
          <table:table-cell office:value-type="float" office:value="0" calcext:value-type="float">
            <text:p>0</text:p>
          </table:table-cell>
          <table:table-cell office:value-type="float" office:value="5391022" calcext:value-type="float">
            <text:p>5391022</text:p>
          </table:table-cell>
          <table:table-cell office:value-type="float" office:value="0.511985003521593" calcext:value-type="float">
            <text:p>0.5119850035</text:p>
          </table:table-cell>
          <table:table-cell office:value-type="float" office:value="14604925" calcext:value-type="float">
            <text:p>14604925</text:p>
          </table:table-cell>
          <table:table-cell office:value-type="float" office:value="0.519762008536314" calcext:value-type="float">
            <text:p>0.5197620085</text:p>
          </table:table-cell>
          <table:table-cell office:value-type="float" office:value="11730687" calcext:value-type="float">
            <text:p>11730687</text:p>
          </table:table-cell>
          <table:table-cell office:value-type="float" office:value="0.521387032913635" calcext:value-type="float">
            <text:p>0.5213870329</text:p>
          </table:table-cell>
          <table:table-cell table:formula="of:=LOOKUP([.A6];[Users.$A$1:.$A$869];[Users.$B$1:.$B$869])" office:value-type="float" office:value="501" calcext:value-type="float">
            <text:p>501</text:p>
          </table:table-cell>
          <table:table-cell table:formula="of:=IF([.C6]=1;1;0)" office:value-type="float" office:value="0" calcext:value-type="float">
            <text:p>0</text:p>
          </table:table-cell>
          <table:table-cell table:formula="of:=IF([.C6]&gt;0;1;0)" office:value-type="float" office:value="0" calcext:value-type="float">
            <text:p>0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COUNTIF([.$J$1:.$J$785];&quot;&gt;&quot;&amp;[.N6])" office:value-type="float" office:value="243" calcext:value-type="float">
            <text:p>243</text:p>
          </table:table-cell>
          <table:table-cell table:formula="of:=SUMIF([.$J$1:.$J$785];&quot;&gt;&quot;&amp;[.N6];[.$K$1:.$K$785])" office:value-type="float" office:value="133" calcext:value-type="float">
            <text:p>133</text:p>
          </table:table-cell>
          <table:table-cell table:formula="of:=SUMIF([.$J$1:.$J$785];&quot;&gt;&quot;&amp;[.N6];[.$L$1:.$L$785])" office:value-type="float" office:value="145" calcext:value-type="float">
            <text:p>145</text:p>
          </table:table-cell>
          <table:table-cell table:style-name="ce1" table:formula="of:=[.P6]/[.O6]" office:value-type="float" office:value="0.547325102880658" calcext:value-type="float">
            <text:p>0.547</text:p>
          </table:table-cell>
          <table:table-cell table:style-name="ce1" table:formula="of:=[.Q6]/[.O6]" office:value-type="float" office:value="0.596707818930041" calcext:value-type="float">
            <text:p>0.597</text:p>
          </table:table-cell>
        </table:table-row>
        <table:table-row table:style-name="ro1">
          <table:table-cell office:value-type="float" office:value="1913533" calcext:value-type="float">
            <text:p>1913533</text:p>
          </table:table-cell>
          <table:table-cell office:value-type="float" office:value="0.472852651105506" calcext:value-type="float">
            <text:p>0.4728526511</text:p>
          </table:table-cell>
          <table:table-cell office:value-type="float" office:value="1" calcext:value-type="float">
            <text:p>1</text:p>
          </table:table-cell>
          <table:table-cell office:value-type="float" office:value="1913533" calcext:value-type="float">
            <text:p>1913533</text:p>
          </table:table-cell>
          <table:table-cell office:value-type="float" office:value="0.472852651105506" calcext:value-type="float">
            <text:p>0.4728526511</text:p>
          </table:table-cell>
          <table:table-cell office:value-type="float" office:value="438700" calcext:value-type="float">
            <text:p>438700</text:p>
          </table:table-cell>
          <table:table-cell office:value-type="float" office:value="0.512584047798636" calcext:value-type="float">
            <text:p>0.5125840478</text:p>
          </table:table-cell>
          <table:table-cell office:value-type="float" office:value="2945543" calcext:value-type="float">
            <text:p>2945543</text:p>
          </table:table-cell>
          <table:table-cell office:value-type="float" office:value="0.513025106783084" calcext:value-type="float">
            <text:p>0.5130251068</text:p>
          </table:table-cell>
          <table:table-cell table:formula="of:=LOOKUP([.A7];[Users.$A$1:.$A$869];[Users.$B$1:.$B$869])" office:value-type="float" office:value="502" calcext:value-type="float">
            <text:p>502</text:p>
          </table:table-cell>
          <table:table-cell table:formula="of:=IF([.C7]=1;1;0)" office:value-type="float" office:value="1" calcext:value-type="float">
            <text:p>1</text:p>
          </table:table-cell>
          <table:table-cell table:formula="of:=IF([.C7]&gt;0;1;0)"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COUNTIF([.$J$1:.$J$785];&quot;&gt;&quot;&amp;[.N7])" office:value-type="float" office:value="104" calcext:value-type="float">
            <text:p>104</text:p>
          </table:table-cell>
          <table:table-cell table:formula="of:=SUMIF([.$J$1:.$J$785];&quot;&gt;&quot;&amp;[.N7];[.$K$1:.$K$785])" office:value-type="float" office:value="58" calcext:value-type="float">
            <text:p>58</text:p>
          </table:table-cell>
          <table:table-cell table:formula="of:=SUMIF([.$J$1:.$J$785];&quot;&gt;&quot;&amp;[.N7];[.$L$1:.$L$785])" office:value-type="float" office:value="62" calcext:value-type="float">
            <text:p>62</text:p>
          </table:table-cell>
          <table:table-cell table:style-name="ce1" table:formula="of:=[.P7]/[.O7]" office:value-type="float" office:value="0.557692307692308" calcext:value-type="float">
            <text:p>0.558</text:p>
          </table:table-cell>
          <table:table-cell table:style-name="ce1" table:formula="of:=[.Q7]/[.O7]" office:value-type="float" office:value="0.596153846153846" calcext:value-type="float">
            <text:p>0.596</text:p>
          </table:table-cell>
        </table:table-row>
        <table:table-row table:style-name="ro1">
          <table:table-cell office:value-type="float" office:value="10654299" calcext:value-type="float">
            <text:p>10654299</text:p>
          </table:table-cell>
          <table:table-cell office:value-type="float" office:value="0.650219102615981" calcext:value-type="float">
            <text:p>0.6502191026</text:p>
          </table:table-cell>
          <table:table-cell office:value-type="float" office:value="0" calcext:value-type="float">
            <text:p>0</text:p>
          </table:table-cell>
          <table:table-cell office:value-type="float" office:value="6833796" calcext:value-type="float">
            <text:p>6833796</text:p>
          </table:table-cell>
          <table:table-cell office:value-type="float" office:value="0.50758472696563" calcext:value-type="float">
            <text:p>0.507584727</text:p>
          </table:table-cell>
          <table:table-cell office:value-type="float" office:value="13287904" calcext:value-type="float">
            <text:p>13287904</text:p>
          </table:table-cell>
          <table:table-cell office:value-type="float" office:value="0.518596274143629" calcext:value-type="float">
            <text:p>0.5185962741</text:p>
          </table:table-cell>
          <table:table-cell office:value-type="float" office:value="16563854" calcext:value-type="float">
            <text:p>16563854</text:p>
          </table:table-cell>
          <table:table-cell office:value-type="float" office:value="0.518596274143631" calcext:value-type="float">
            <text:p>0.5185962741</text:p>
          </table:table-cell>
          <table:table-cell table:formula="of:=LOOKUP([.A8];[Users.$A$1:.$A$869];[Users.$B$1:.$B$869])" office:value-type="float" office:value="502" calcext:value-type="float">
            <text:p>502</text:p>
          </table:table-cell>
          <table:table-cell table:formula="of:=IF([.C8]=1;1;0)" office:value-type="float" office:value="0" calcext:value-type="float">
            <text:p>0</text:p>
          </table:table-cell>
          <table:table-cell table:formula="of:=IF([.C8]&gt;0;1;0)" office:value-type="float" office:value="0" calcext:value-type="float">
            <text:p>0</text:p>
          </table:table-cell>
          <table:table-cell/>
          <table:table-cell office:value-type="float" office:value="1250" calcext:value-type="float">
            <text:p>1250</text:p>
          </table:table-cell>
          <table:table-cell table:formula="of:=COUNTIF([.$J$1:.$J$785];&quot;&gt;&quot;&amp;[.N8])" office:value-type="float" office:value="52" calcext:value-type="float">
            <text:p>52</text:p>
          </table:table-cell>
          <table:table-cell table:formula="of:=SUMIF([.$J$1:.$J$785];&quot;&gt;&quot;&amp;[.N8];[.$K$1:.$K$785])" office:value-type="float" office:value="29" calcext:value-type="float">
            <text:p>29</text:p>
          </table:table-cell>
          <table:table-cell table:formula="of:=SUMIF([.$J$1:.$J$785];&quot;&gt;&quot;&amp;[.N8];[.$L$1:.$L$785])" office:value-type="float" office:value="33" calcext:value-type="float">
            <text:p>33</text:p>
          </table:table-cell>
          <table:table-cell table:style-name="ce1" table:formula="of:=[.P8]/[.O8]" office:value-type="float" office:value="0.557692307692308" calcext:value-type="float">
            <text:p>0.558</text:p>
          </table:table-cell>
          <table:table-cell table:style-name="ce1" table:formula="of:=[.Q8]/[.O8]" office:value-type="float" office:value="0.634615384615385" calcext:value-type="float">
            <text:p>0.635</text:p>
          </table:table-cell>
        </table:table-row>
        <table:table-row table:style-name="ro1">
          <table:table-cell office:value-type="float" office:value="1142666" calcext:value-type="float">
            <text:p>1142666</text:p>
          </table:table-cell>
          <table:table-cell office:value-type="float" office:value="0.248975972932633" calcext:value-type="float">
            <text:p>0.2489759729</text:p>
          </table:table-cell>
          <table:table-cell office:value-type="float" office:value="1" calcext:value-type="float">
            <text:p>1</text:p>
          </table:table-cell>
          <table:table-cell office:value-type="float" office:value="957369" calcext:value-type="float">
            <text:p>957369</text:p>
          </table:table-cell>
          <table:table-cell office:value-type="float" office:value="0.534313620519257" calcext:value-type="float">
            <text:p>0.5343136205</text:p>
          </table:table-cell>
          <table:table-cell office:value-type="float" office:value="2146755" calcext:value-type="float">
            <text:p>2146755</text:p>
          </table:table-cell>
          <table:table-cell office:value-type="float" office:value="0.548447267817138" calcext:value-type="float">
            <text:p>0.5484472678</text:p>
          </table:table-cell>
          <table:table-cell office:value-type="float" office:value="1586217" calcext:value-type="float">
            <text:p>1586217</text:p>
          </table:table-cell>
          <table:table-cell office:value-type="float" office:value="0.551193748190668" calcext:value-type="float">
            <text:p>0.5511937482</text:p>
          </table:table-cell>
          <table:table-cell table:formula="of:=LOOKUP([.A9];[Users.$A$1:.$A$869];[Users.$B$1:.$B$869])" office:value-type="float" office:value="502" calcext:value-type="float">
            <text:p>502</text:p>
          </table:table-cell>
          <table:table-cell table:formula="of:=IF([.C9]=1;1;0)" office:value-type="float" office:value="1" calcext:value-type="float">
            <text:p>1</text:p>
          </table:table-cell>
          <table:table-cell table:formula="of:=IF([.C9]&gt;0;1;0)" office:value-type="float" office:value="1" calcext:value-type="float">
            <text:p>1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COUNTIF([.$J$1:.$J$785];&quot;&gt;&quot;&amp;[.N9])" office:value-type="float" office:value="30" calcext:value-type="float">
            <text:p>30</text:p>
          </table:table-cell>
          <table:table-cell table:formula="of:=SUMIF([.$J$1:.$J$785];&quot;&gt;&quot;&amp;[.N9];[.$K$1:.$K$785])" office:value-type="float" office:value="17" calcext:value-type="float">
            <text:p>17</text:p>
          </table:table-cell>
          <table:table-cell table:formula="of:=SUMIF([.$J$1:.$J$785];&quot;&gt;&quot;&amp;[.N9];[.$L$1:.$L$785])" office:value-type="float" office:value="20" calcext:value-type="float">
            <text:p>20</text:p>
          </table:table-cell>
          <table:table-cell table:style-name="ce1" table:formula="of:=[.P9]/[.O9]" office:value-type="float" office:value="0.566666666666667" calcext:value-type="float">
            <text:p>0.567</text:p>
          </table:table-cell>
          <table:table-cell table:style-name="ce1" table:formula="of:=[.Q9]/[.O9]" office:value-type="float" office:value="0.666666666666667" calcext:value-type="float">
            <text:p>0.667</text:p>
          </table:table-cell>
        </table:table-row>
        <table:table-row table:style-name="ro1">
          <table:table-cell office:value-type="float" office:value="7711479" calcext:value-type="float">
            <text:p>7711479</text:p>
          </table:table-cell>
          <table:table-cell office:value-type="float" office:value="0.447852731125854" calcext:value-type="float">
            <text:p>0.4478527311</text:p>
          </table:table-cell>
          <table:table-cell office:value-type="float" office:value="1" calcext:value-type="float">
            <text:p>1</text:p>
          </table:table-cell>
          <table:table-cell office:value-type="float" office:value="7711479" calcext:value-type="float">
            <text:p>7711479</text:p>
          </table:table-cell>
          <table:table-cell office:value-type="float" office:value="0.447852731125854" calcext:value-type="float">
            <text:p>0.4478527311</text:p>
          </table:table-cell>
          <table:table-cell office:value-type="float" office:value="2833889" calcext:value-type="float">
            <text:p>2833889</text:p>
          </table:table-cell>
          <table:table-cell office:value-type="float" office:value="0.522948450949581" calcext:value-type="float">
            <text:p>0.5229484509</text:p>
          </table:table-cell>
          <table:table-cell office:value-type="float" office:value="2830237" calcext:value-type="float">
            <text:p>2830237</text:p>
          </table:table-cell>
          <table:table-cell office:value-type="float" office:value="0.528854893946987" calcext:value-type="float">
            <text:p>0.5288548939</text:p>
          </table:table-cell>
          <table:table-cell table:formula="of:=LOOKUP([.A10];[Users.$A$1:.$A$869];[Users.$B$1:.$B$869])" office:value-type="float" office:value="502" calcext:value-type="float">
            <text:p>502</text:p>
          </table:table-cell>
          <table:table-cell table:formula="of:=IF([.C10]=1;1;0)" office:value-type="float" office:value="1" calcext:value-type="float">
            <text:p>1</text:p>
          </table:table-cell>
          <table:table-cell table:formula="of:=IF([.C10]&gt;0;1;0)" office:value-type="float" office:value="1" calcext:value-type="float">
            <text:p>1</text:p>
          </table:table-cell>
          <table:table-cell/>
          <table:table-cell office:value-type="float" office:value="1750" calcext:value-type="float">
            <text:p>1750</text:p>
          </table:table-cell>
          <table:table-cell table:formula="of:=COUNTIF([.$J$1:.$J$785];&quot;&gt;&quot;&amp;[.N10])" office:value-type="float" office:value="16" calcext:value-type="float">
            <text:p>16</text:p>
          </table:table-cell>
          <table:table-cell table:formula="of:=SUMIF([.$J$1:.$J$785];&quot;&gt;&quot;&amp;[.N10];[.$K$1:.$K$785])" office:value-type="float" office:value="9" calcext:value-type="float">
            <text:p>9</text:p>
          </table:table-cell>
          <table:table-cell table:formula="of:=SUMIF([.$J$1:.$J$785];&quot;&gt;&quot;&amp;[.N10];[.$L$1:.$L$785])" office:value-type="float" office:value="10" calcext:value-type="float">
            <text:p>10</text:p>
          </table:table-cell>
          <table:table-cell table:style-name="ce1" table:formula="of:=[.P10]/[.O10]" office:value-type="float" office:value="0.5625" calcext:value-type="float">
            <text:p>0.563</text:p>
          </table:table-cell>
          <table:table-cell table:style-name="ce1" table:formula="of:=[.Q10]/[.O10]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6094223" calcext:value-type="float">
            <text:p>6094223</text:p>
          </table:table-cell>
          <table:table-cell office:value-type="float" office:value="0.569746885146666" calcext:value-type="float">
            <text:p>0.5697468851</text:p>
          </table:table-cell>
          <table:table-cell office:value-type="float" office:value="0" calcext:value-type="float">
            <text:p>0</text:p>
          </table:table-cell>
          <table:table-cell office:value-type="float" office:value="592025" calcext:value-type="float">
            <text:p>592025</text:p>
          </table:table-cell>
          <table:table-cell office:value-type="float" office:value="0.527633673158063" calcext:value-type="float">
            <text:p>0.5276336732</text:p>
          </table:table-cell>
          <table:table-cell office:value-type="float" office:value="2404689" calcext:value-type="float">
            <text:p>2404689</text:p>
          </table:table-cell>
          <table:table-cell office:value-type="float" office:value="0.550130372041617" calcext:value-type="float">
            <text:p>0.550130372</text:p>
          </table:table-cell>
          <table:table-cell office:value-type="float" office:value="16225625" calcext:value-type="float">
            <text:p>16225625</text:p>
          </table:table-cell>
          <table:table-cell office:value-type="float" office:value="0.567522142738424" calcext:value-type="float">
            <text:p>0.5675221427</text:p>
          </table:table-cell>
          <table:table-cell table:formula="of:=LOOKUP([.A11];[Users.$A$1:.$A$869];[Users.$B$1:.$B$869])" office:value-type="float" office:value="502" calcext:value-type="float">
            <text:p>502</text:p>
          </table:table-cell>
          <table:table-cell table:formula="of:=IF([.C11]=1;1;0)" office:value-type="float" office:value="0" calcext:value-type="float">
            <text:p>0</text:p>
          </table:table-cell>
          <table:table-cell table:formula="of:=IF([.C11]&gt;0;1;0)" office:value-type="float" office:value="0" calcext:value-type="float">
            <text:p>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COUNTIF([.$J$1:.$J$785];&quot;&gt;&quot;&amp;[.N11])" office:value-type="float" office:value="9" calcext:value-type="float">
            <text:p>9</text:p>
          </table:table-cell>
          <table:table-cell table:formula="of:=SUMIF([.$J$1:.$J$785];&quot;&gt;&quot;&amp;[.N11];[.$K$1:.$K$785])" office:value-type="float" office:value="5" calcext:value-type="float">
            <text:p>5</text:p>
          </table:table-cell>
          <table:table-cell table:formula="of:=SUMIF([.$J$1:.$J$785];&quot;&gt;&quot;&amp;[.N11];[.$L$1:.$L$785])" office:value-type="float" office:value="5" calcext:value-type="float">
            <text:p>5</text:p>
          </table:table-cell>
          <table:table-cell table:style-name="ce1" table:formula="of:=[.P11]/[.O11]" office:value-type="float" office:value="0.555555555555556" calcext:value-type="float">
            <text:p>0.556</text:p>
          </table:table-cell>
          <table:table-cell table:style-name="ce1" table:formula="of:=[.Q11]/[.O11]" office:value-type="float" office:value="0.555555555555556" calcext:value-type="float">
            <text:p>0.556</text:p>
          </table:table-cell>
        </table:table-row>
        <table:table-row table:style-name="ro1">
          <table:table-cell office:value-type="float" office:value="3571966" calcext:value-type="float">
            <text:p>3571966</text:p>
          </table:table-cell>
          <table:table-cell office:value-type="float" office:value="0.257292038750648" calcext:value-type="float">
            <text:p>0.2572920388</text:p>
          </table:table-cell>
          <table:table-cell office:value-type="float" office:value="1" calcext:value-type="float">
            <text:p>1</text:p>
          </table:table-cell>
          <table:table-cell office:value-type="float" office:value="3571966" calcext:value-type="float">
            <text:p>3571966</text:p>
          </table:table-cell>
          <table:table-cell office:value-type="float" office:value="0.257292038750648" calcext:value-type="float">
            <text:p>0.2572920388</text:p>
          </table:table-cell>
          <table:table-cell office:value-type="float" office:value="6242038" calcext:value-type="float">
            <text:p>6242038</text:p>
          </table:table-cell>
          <table:table-cell office:value-type="float" office:value="0.485534608203274" calcext:value-type="float">
            <text:p>0.4855346082</text:p>
          </table:table-cell>
          <table:table-cell office:value-type="float" office:value="750093" calcext:value-type="float">
            <text:p>750093</text:p>
          </table:table-cell>
          <table:table-cell office:value-type="float" office:value="0.488544177866521" calcext:value-type="float">
            <text:p>0.4885441779</text:p>
          </table:table-cell>
          <table:table-cell table:formula="of:=LOOKUP([.A12];[Users.$A$1:.$A$869];[Users.$B$1:.$B$869])" office:value-type="float" office:value="503" calcext:value-type="float">
            <text:p>503</text:p>
          </table:table-cell>
          <table:table-cell table:formula="of:=IF([.C12]=1;1;0)" office:value-type="float" office:value="1" calcext:value-type="float">
            <text:p>1</text:p>
          </table:table-cell>
          <table:table-cell table:formula="of:=IF([.C1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26535" calcext:value-type="float">
            <text:p>1926535</text:p>
          </table:table-cell>
          <table:table-cell office:value-type="float" office:value="0.409434201904439" calcext:value-type="float">
            <text:p>0.4094342019</text:p>
          </table:table-cell>
          <table:table-cell office:value-type="float" office:value="1" calcext:value-type="float">
            <text:p>1</text:p>
          </table:table-cell>
          <table:table-cell office:value-type="float" office:value="1926535" calcext:value-type="float">
            <text:p>1926535</text:p>
          </table:table-cell>
          <table:table-cell office:value-type="float" office:value="0.409434201904439" calcext:value-type="float">
            <text:p>0.4094342019</text:p>
          </table:table-cell>
          <table:table-cell office:value-type="float" office:value="1477145" calcext:value-type="float">
            <text:p>1477145</text:p>
          </table:table-cell>
          <table:table-cell office:value-type="float" office:value="0.521288492187527" calcext:value-type="float">
            <text:p>0.5212884922</text:p>
          </table:table-cell>
          <table:table-cell office:value-type="float" office:value="1568787" calcext:value-type="float">
            <text:p>1568787</text:p>
          </table:table-cell>
          <table:table-cell office:value-type="float" office:value="0.529244889345227" calcext:value-type="float">
            <text:p>0.5292448893</text:p>
          </table:table-cell>
          <table:table-cell table:formula="of:=LOOKUP([.A13];[Users.$A$1:.$A$869];[Users.$B$1:.$B$869])" office:value-type="float" office:value="503" calcext:value-type="float">
            <text:p>503</text:p>
          </table:table-cell>
          <table:table-cell table:formula="of:=IF([.C13]=1;1;0)" office:value-type="float" office:value="1" calcext:value-type="float">
            <text:p>1</text:p>
          </table:table-cell>
          <table:table-cell table:formula="of:=IF([.C1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097" calcext:value-type="float">
            <text:p>28097</text:p>
          </table:table-cell>
          <table:table-cell office:value-type="float" office:value="0.448463153080772" calcext:value-type="float">
            <text:p>0.4484631531</text:p>
          </table:table-cell>
          <table:table-cell office:value-type="float" office:value="1" calcext:value-type="float">
            <text:p>1</text:p>
          </table:table-cell>
          <table:table-cell office:value-type="float" office:value="10309531" calcext:value-type="float">
            <text:p>10309531</text:p>
          </table:table-cell>
          <table:table-cell office:value-type="float" office:value="0.484494668145025" calcext:value-type="float">
            <text:p>0.4844946681</text:p>
          </table:table-cell>
          <table:table-cell office:value-type="float" office:value="8298909" calcext:value-type="float">
            <text:p>8298909</text:p>
          </table:table-cell>
          <table:table-cell office:value-type="float" office:value="0.486008450039849" calcext:value-type="float">
            <text:p>0.48600845</text:p>
          </table:table-cell>
          <table:table-cell office:value-type="float" office:value="6541467" calcext:value-type="float">
            <text:p>6541467</text:p>
          </table:table-cell>
          <table:table-cell office:value-type="float" office:value="0.496120056204996" calcext:value-type="float">
            <text:p>0.4961200562</text:p>
          </table:table-cell>
          <table:table-cell table:formula="of:=LOOKUP([.A14];[Users.$A$1:.$A$869];[Users.$B$1:.$B$869])" office:value-type="float" office:value="503" calcext:value-type="float">
            <text:p>503</text:p>
          </table:table-cell>
          <table:table-cell table:formula="of:=IF([.C14]=1;1;0)" office:value-type="float" office:value="1" calcext:value-type="float">
            <text:p>1</text:p>
          </table:table-cell>
          <table:table-cell table:formula="of:=IF([.C1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1075" calcext:value-type="float">
            <text:p>261075</text:p>
          </table:table-cell>
          <table:table-cell office:value-type="float" office:value="0.501677827409055" calcext:value-type="float">
            <text:p>0.5016778274</text:p>
          </table:table-cell>
          <table:table-cell office:value-type="float" office:value="1" calcext:value-type="float">
            <text:p>1</text:p>
          </table:table-cell>
          <table:table-cell office:value-type="float" office:value="261075" calcext:value-type="float">
            <text:p>261075</text:p>
          </table:table-cell>
          <table:table-cell office:value-type="float" office:value="0.501677827409055" calcext:value-type="float">
            <text:p>0.5016778274</text:p>
          </table:table-cell>
          <table:table-cell office:value-type="float" office:value="2783317" calcext:value-type="float">
            <text:p>2783317</text:p>
          </table:table-cell>
          <table:table-cell office:value-type="float" office:value="0.550261624996105" calcext:value-type="float">
            <text:p>0.550261625</text:p>
          </table:table-cell>
          <table:table-cell office:value-type="float" office:value="1845795" calcext:value-type="float">
            <text:p>1845795</text:p>
          </table:table-cell>
          <table:table-cell office:value-type="float" office:value="0.552806597809183" calcext:value-type="float">
            <text:p>0.5528065978</text:p>
          </table:table-cell>
          <table:table-cell table:formula="of:=LOOKUP([.A15];[Users.$A$1:.$A$869];[Users.$B$1:.$B$869])" office:value-type="float" office:value="503" calcext:value-type="float">
            <text:p>503</text:p>
          </table:table-cell>
          <table:table-cell table:formula="of:=IF([.C15]=1;1;0)" office:value-type="float" office:value="1" calcext:value-type="float">
            <text:p>1</text:p>
          </table:table-cell>
          <table:table-cell table:formula="of:=IF([.C1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14998" calcext:value-type="float">
            <text:p>2414998</text:p>
          </table:table-cell>
          <table:table-cell office:value-type="float" office:value="0.497602320835982" calcext:value-type="float">
            <text:p>0.4976023208</text:p>
          </table:table-cell>
          <table:table-cell office:value-type="float" office:value="1" calcext:value-type="float">
            <text:p>1</text:p>
          </table:table-cell>
          <table:table-cell office:value-type="float" office:value="2414998" calcext:value-type="float">
            <text:p>2414998</text:p>
          </table:table-cell>
          <table:table-cell office:value-type="float" office:value="0.497602320835982" calcext:value-type="float">
            <text:p>0.4976023208</text:p>
          </table:table-cell>
          <table:table-cell office:value-type="float" office:value="5091809" calcext:value-type="float">
            <text:p>5091809</text:p>
          </table:table-cell>
          <table:table-cell office:value-type="float" office:value="0.508352302605218" calcext:value-type="float">
            <text:p>0.5083523026</text:p>
          </table:table-cell>
          <table:table-cell office:value-type="float" office:value="2530951" calcext:value-type="float">
            <text:p>2530951</text:p>
          </table:table-cell>
          <table:table-cell office:value-type="float" office:value="0.515219678841923" calcext:value-type="float">
            <text:p>0.5152196788</text:p>
          </table:table-cell>
          <table:table-cell table:formula="of:=LOOKUP([.A16];[Users.$A$1:.$A$869];[Users.$B$1:.$B$869])" office:value-type="float" office:value="503" calcext:value-type="float">
            <text:p>503</text:p>
          </table:table-cell>
          <table:table-cell table:formula="of:=IF([.C16]=1;1;0)" office:value-type="float" office:value="1" calcext:value-type="float">
            <text:p>1</text:p>
          </table:table-cell>
          <table:table-cell table:formula="of:=IF([.C16]&gt;0;1;0)" office:value-type="float" office:value="1" calcext:value-type="float">
            <text:p>1</text:p>
          </table:table-cell>
          <table:table-cell/>
          <table:table-cell office:value-type="float" office:value="1206" calcext:value-type="float">
            <text:p>1206</text:p>
          </table:table-cell>
          <table:table-cell table:formula="of:=COUNTIF([.$J$1:.$J$785];&quot;&gt;&quot;&amp;[.N16])" office:value-type="float" office:value="60" calcext:value-type="float">
            <text:p>60</text:p>
          </table:table-cell>
          <table:table-cell table:formula="of:=SUMIF([.$J$1:.$J$785];&quot;&gt;&quot;&amp;[.N16];[.$K$1:.$K$785])" office:value-type="float" office:value="34" calcext:value-type="float">
            <text:p>34</text:p>
          </table:table-cell>
          <table:table-cell table:formula="of:=SUMIF([.$J$1:.$J$785];&quot;&gt;&quot;&amp;[.N16];[.$L$1:.$L$785])" office:value-type="float" office:value="38" calcext:value-type="float">
            <text:p>38</text:p>
          </table:table-cell>
          <table:table-cell table:style-name="ce2" table:formula="of:=[.P16]/[.O16]" office:value-type="float" office:value="0.566666666666667" calcext:value-type="float">
            <text:p>0.57</text:p>
          </table:table-cell>
          <table:table-cell table:style-name="ce2" table:formula="of:=[.Q16]/[.O16]" office:value-type="float" office:value="0.633333333333333" calcext:value-type="float">
            <text:p>0.63</text:p>
          </table:table-cell>
        </table:table-row>
        <table:table-row table:style-name="ro1">
          <table:table-cell office:value-type="float" office:value="1516414" calcext:value-type="float">
            <text:p>1516414</text:p>
          </table:table-cell>
          <table:table-cell office:value-type="float" office:value="0.597127190451996" calcext:value-type="float">
            <text:p>0.5971271905</text:p>
          </table:table-cell>
          <table:table-cell office:value-type="float" office:value="0" calcext:value-type="float">
            <text:p>0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536109351222526" calcext:value-type="float">
            <text:p>0.5361093512</text:p>
          </table:table-cell>
          <table:table-cell office:value-type="float" office:value="8944652" calcext:value-type="float">
            <text:p>8944652</text:p>
          </table:table-cell>
          <table:table-cell office:value-type="float" office:value="0.544753719358217" calcext:value-type="float">
            <text:p>0.5447537194</text:p>
          </table:table-cell>
          <table:table-cell office:value-type="float" office:value="5763088" calcext:value-type="float">
            <text:p>5763088</text:p>
          </table:table-cell>
          <table:table-cell office:value-type="float" office:value="0.546943515166345" calcext:value-type="float">
            <text:p>0.5469435152</text:p>
          </table:table-cell>
          <table:table-cell table:formula="of:=LOOKUP([.A17];[Users.$A$1:.$A$869];[Users.$B$1:.$B$869])" office:value-type="float" office:value="504" calcext:value-type="float">
            <text:p>504</text:p>
          </table:table-cell>
          <table:table-cell table:formula="of:=IF([.C17]=1;1;0)" office:value-type="float" office:value="0" calcext:value-type="float">
            <text:p>0</text:p>
          </table:table-cell>
          <table:table-cell table:formula="of:=IF([.C1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4092" calcext:value-type="float">
            <text:p>394092</text:p>
          </table:table-cell>
          <table:table-cell office:value-type="float" office:value="0.569543105774601" calcext:value-type="float">
            <text:p>0.5695431058</text:p>
          </table:table-cell>
          <table:table-cell office:value-type="float" office:value="0" calcext:value-type="float">
            <text:p>0</text:p>
          </table:table-cell>
          <table:table-cell office:value-type="float" office:value="8521810" calcext:value-type="float">
            <text:p>8521810</text:p>
          </table:table-cell>
          <table:table-cell office:value-type="float" office:value="0.513089653499296" calcext:value-type="float">
            <text:p>0.5130896535</text:p>
          </table:table-cell>
          <table:table-cell office:value-type="float" office:value="4899453" calcext:value-type="float">
            <text:p>4899453</text:p>
          </table:table-cell>
          <table:table-cell office:value-type="float" office:value="0.53134591513508" calcext:value-type="float">
            <text:p>0.5313459151</text:p>
          </table:table-cell>
          <table:table-cell office:value-type="float" office:value="2146755" calcext:value-type="float">
            <text:p>2146755</text:p>
          </table:table-cell>
          <table:table-cell office:value-type="float" office:value="0.532700045165083" calcext:value-type="float">
            <text:p>0.5327000452</text:p>
          </table:table-cell>
          <table:table-cell table:formula="of:=LOOKUP([.A18];[Users.$A$1:.$A$869];[Users.$B$1:.$B$869])" office:value-type="float" office:value="504" calcext:value-type="float">
            <text:p>504</text:p>
          </table:table-cell>
          <table:table-cell table:formula="of:=IF([.C18]=1;1;0)" office:value-type="float" office:value="0" calcext:value-type="float">
            <text:p>0</text:p>
          </table:table-cell>
          <table:table-cell table:formula="of:=IF([.C1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526263" calcext:value-type="float">
            <text:p>12526263</text:p>
          </table:table-cell>
          <table:table-cell office:value-type="float" office:value="0.510471597340999" calcext:value-type="float">
            <text:p>0.5104715973</text:p>
          </table:table-cell>
          <table:table-cell office:value-type="float" office:value="0" calcext:value-type="float">
            <text:p>0</text:p>
          </table:table-cell>
          <table:table-cell office:value-type="float" office:value="2061454" calcext:value-type="float">
            <text:p>2061454</text:p>
          </table:table-cell>
          <table:table-cell office:value-type="float" office:value="0.573440076376339" calcext:value-type="float">
            <text:p>0.5734400764</text:p>
          </table:table-cell>
          <table:table-cell office:value-type="float" office:value="4258768" calcext:value-type="float">
            <text:p>4258768</text:p>
          </table:table-cell>
          <table:table-cell office:value-type="float" office:value="0.589559711592771" calcext:value-type="float">
            <text:p>0.5895597116</text:p>
          </table:table-cell>
          <table:table-cell office:value-type="float" office:value="426204" calcext:value-type="float">
            <text:p>426204</text:p>
          </table:table-cell>
          <table:table-cell office:value-type="float" office:value="0.592541023790275" calcext:value-type="float">
            <text:p>0.5925410238</text:p>
          </table:table-cell>
          <table:table-cell table:formula="of:=LOOKUP([.A19];[Users.$A$1:.$A$869];[Users.$B$1:.$B$869])" office:value-type="float" office:value="504" calcext:value-type="float">
            <text:p>504</text:p>
          </table:table-cell>
          <table:table-cell table:formula="of:=IF([.C19]=1;1;0)" office:value-type="float" office:value="0" calcext:value-type="float">
            <text:p>0</text:p>
          </table:table-cell>
          <table:table-cell table:formula="of:=IF([.C1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424844" calcext:value-type="float">
            <text:p>10424844</text:p>
          </table:table-cell>
          <table:table-cell office:value-type="float" office:value="0.509896583411014" calcext:value-type="float">
            <text:p>0.5098965834</text:p>
          </table:table-cell>
          <table:table-cell office:value-type="float" office:value="0" calcext:value-type="float">
            <text:p>0</text:p>
          </table:table-cell>
          <table:table-cell office:value-type="float" office:value="5072809" calcext:value-type="float">
            <text:p>5072809</text:p>
          </table:table-cell>
          <table:table-cell office:value-type="float" office:value="0.487429112979415" calcext:value-type="float">
            <text:p>0.487429113</text:p>
          </table:table-cell>
          <table:table-cell office:value-type="float" office:value="4525406" calcext:value-type="float">
            <text:p>4525406</text:p>
          </table:table-cell>
          <table:table-cell office:value-type="float" office:value="0.488884956719823" calcext:value-type="float">
            <text:p>0.4888849567</text:p>
          </table:table-cell>
          <table:table-cell office:value-type="float" office:value="3708671" calcext:value-type="float">
            <text:p>3708671</text:p>
          </table:table-cell>
          <table:table-cell office:value-type="float" office:value="0.494249059936494" calcext:value-type="float">
            <text:p>0.4942490599</text:p>
          </table:table-cell>
          <table:table-cell table:formula="of:=LOOKUP([.A20];[Users.$A$1:.$A$869];[Users.$B$1:.$B$869])" office:value-type="float" office:value="504" calcext:value-type="float">
            <text:p>504</text:p>
          </table:table-cell>
          <table:table-cell table:formula="of:=IF([.C20]=1;1;0)" office:value-type="float" office:value="0" calcext:value-type="float">
            <text:p>0</text:p>
          </table:table-cell>
          <table:table-cell table:formula="of:=IF([.C2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66727" calcext:value-type="float">
            <text:p>4066727</text:p>
          </table:table-cell>
          <table:table-cell office:value-type="float" office:value="0.577704405236379" calcext:value-type="float">
            <text:p>0.5777044052</text:p>
          </table:table-cell>
          <table:table-cell office:value-type="float" office:value="0" calcext:value-type="float">
            <text:p>0</text:p>
          </table:table-cell>
          <table:table-cell office:value-type="float" office:value="14782620" calcext:value-type="float">
            <text:p>14782620</text:p>
          </table:table-cell>
          <table:table-cell office:value-type="float" office:value="0.563586758280497" calcext:value-type="float">
            <text:p>0.5635867583</text:p>
          </table:table-cell>
          <table:table-cell office:value-type="float" office:value="12892739" calcext:value-type="float">
            <text:p>12892739</text:p>
          </table:table-cell>
          <table:table-cell office:value-type="float" office:value="0.563647067059197" calcext:value-type="float">
            <text:p>0.5636470671</text:p>
          </table:table-cell>
          <table:table-cell office:value-type="float" office:value="13748525" calcext:value-type="float">
            <text:p>13748525</text:p>
          </table:table-cell>
          <table:table-cell office:value-type="float" office:value="0.56763985324983" calcext:value-type="float">
            <text:p>0.5676398532</text:p>
          </table:table-cell>
          <table:table-cell table:formula="of:=LOOKUP([.A21];[Users.$A$1:.$A$869];[Users.$B$1:.$B$869])" office:value-type="float" office:value="504" calcext:value-type="float">
            <text:p>504</text:p>
          </table:table-cell>
          <table:table-cell table:formula="of:=IF([.C21]=1;1;0)" office:value-type="float" office:value="0" calcext:value-type="float">
            <text:p>0</text:p>
          </table:table-cell>
          <table:table-cell table:formula="of:=IF([.C2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33896" calcext:value-type="float">
            <text:p>1433896</text:p>
          </table:table-cell>
          <table:table-cell office:value-type="float" office:value="0.389764495944808" calcext:value-type="float">
            <text:p>0.3897644959</text:p>
          </table:table-cell>
          <table:table-cell office:value-type="float" office:value="2" calcext:value-type="float">
            <text:p>2</text:p>
          </table:table-cell>
          <table:table-cell office:value-type="float" office:value="18722495" calcext:value-type="float">
            <text:p>18722495</text:p>
          </table:table-cell>
          <table:table-cell office:value-type="float" office:value="0.506741495431564" calcext:value-type="float">
            <text:p>0.5067414954</text:p>
          </table:table-cell>
          <table:table-cell office:value-type="float" office:value="14350153" calcext:value-type="float">
            <text:p>14350153</text:p>
          </table:table-cell>
          <table:table-cell office:value-type="float" office:value="0.506741495431564" calcext:value-type="float">
            <text:p>0.5067414954</text:p>
          </table:table-cell>
          <table:table-cell office:value-type="float" office:value="17825154" calcext:value-type="float">
            <text:p>17825154</text:p>
          </table:table-cell>
          <table:table-cell office:value-type="float" office:value="0.506741495431564" calcext:value-type="float">
            <text:p>0.5067414954</text:p>
          </table:table-cell>
          <table:table-cell table:formula="of:=LOOKUP([.A22];[Users.$A$1:.$A$869];[Users.$B$1:.$B$869])" office:value-type="float" office:value="504" calcext:value-type="float">
            <text:p>504</text:p>
          </table:table-cell>
          <table:table-cell table:formula="of:=IF([.C22]=1;1;0)" office:value-type="float" office:value="0" calcext:value-type="float">
            <text:p>0</text:p>
          </table:table-cell>
          <table:table-cell table:formula="of:=IF([.C2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58073" calcext:value-type="float">
            <text:p>2958073</text:p>
          </table:table-cell>
          <table:table-cell office:value-type="float" office:value="0.466549973400378" calcext:value-type="float">
            <text:p>0.4665499734</text:p>
          </table:table-cell>
          <table:table-cell office:value-type="float" office:value="1" calcext:value-type="float">
            <text:p>1</text:p>
          </table:table-cell>
          <table:table-cell office:value-type="float" office:value="2958073" calcext:value-type="float">
            <text:p>2958073</text:p>
          </table:table-cell>
          <table:table-cell office:value-type="float" office:value="0.466549973400378" calcext:value-type="float">
            <text:p>0.4665499734</text:p>
          </table:table-cell>
          <table:table-cell office:value-type="float" office:value="2830237" calcext:value-type="float">
            <text:p>2830237</text:p>
          </table:table-cell>
          <table:table-cell office:value-type="float" office:value="0.533719580535019" calcext:value-type="float">
            <text:p>0.5337195805</text:p>
          </table:table-cell>
          <table:table-cell office:value-type="float" office:value="4141368" calcext:value-type="float">
            <text:p>4141368</text:p>
          </table:table-cell>
          <table:table-cell office:value-type="float" office:value="0.537160716472777" calcext:value-type="float">
            <text:p>0.5371607165</text:p>
          </table:table-cell>
          <table:table-cell table:formula="of:=LOOKUP([.A23];[Users.$A$1:.$A$869];[Users.$B$1:.$B$869])" office:value-type="float" office:value="504" calcext:value-type="float">
            <text:p>504</text:p>
          </table:table-cell>
          <table:table-cell table:formula="of:=IF([.C23]=1;1;0)" office:value-type="float" office:value="1" calcext:value-type="float">
            <text:p>1</text:p>
          </table:table-cell>
          <table:table-cell table:formula="of:=IF([.C2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45188" calcext:value-type="float">
            <text:p>2045188</text:p>
          </table:table-cell>
          <table:table-cell office:value-type="float" office:value="0.452982528374497" calcext:value-type="float">
            <text:p>0.4529825284</text:p>
          </table:table-cell>
          <table:table-cell office:value-type="float" office:value="1" calcext:value-type="float">
            <text:p>1</text:p>
          </table:table-cell>
          <table:table-cell office:value-type="float" office:value="2045188" calcext:value-type="float">
            <text:p>2045188</text:p>
          </table:table-cell>
          <table:table-cell office:value-type="float" office:value="0.452982528374497" calcext:value-type="float">
            <text:p>0.4529825284</text:p>
          </table:table-cell>
          <table:table-cell office:value-type="float" office:value="2830237" calcext:value-type="float">
            <text:p>2830237</text:p>
          </table:table-cell>
          <table:table-cell office:value-type="float" office:value="0.502391932324161" calcext:value-type="float">
            <text:p>0.5023919323</text:p>
          </table:table-cell>
          <table:table-cell office:value-type="float" office:value="186465" calcext:value-type="float">
            <text:p>186465</text:p>
          </table:table-cell>
          <table:table-cell office:value-type="float" office:value="0.504086773010773" calcext:value-type="float">
            <text:p>0.504086773</text:p>
          </table:table-cell>
          <table:table-cell table:formula="of:=LOOKUP([.A24];[Users.$A$1:.$A$869];[Users.$B$1:.$B$869])" office:value-type="float" office:value="504" calcext:value-type="float">
            <text:p>504</text:p>
          </table:table-cell>
          <table:table-cell table:formula="of:=IF([.C24]=1;1;0)" office:value-type="float" office:value="1" calcext:value-type="float">
            <text:p>1</text:p>
          </table:table-cell>
          <table:table-cell table:formula="of:=IF([.C2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45801" calcext:value-type="float">
            <text:p>1145801</text:p>
          </table:table-cell>
          <table:table-cell office:value-type="float" office:value="0.459800393330523" calcext:value-type="float">
            <text:p>0.4598003933</text:p>
          </table:table-cell>
          <table:table-cell office:value-type="float" office:value="1" calcext:value-type="float">
            <text:p>1</text:p>
          </table:table-cell>
          <table:table-cell office:value-type="float" office:value="1145801" calcext:value-type="float">
            <text:p>1145801</text:p>
          </table:table-cell>
          <table:table-cell office:value-type="float" office:value="0.459800393330523" calcext:value-type="float">
            <text:p>0.4598003933</text:p>
          </table:table-cell>
          <table:table-cell office:value-type="float" office:value="4378022" calcext:value-type="float">
            <text:p>4378022</text:p>
          </table:table-cell>
          <table:table-cell office:value-type="float" office:value="0.483178840506628" calcext:value-type="float">
            <text:p>0.4831788405</text:p>
          </table:table-cell>
          <table:table-cell office:value-type="float" office:value="14140944" calcext:value-type="float">
            <text:p>14140944</text:p>
          </table:table-cell>
          <table:table-cell office:value-type="float" office:value="0.484867054146263" calcext:value-type="float">
            <text:p>0.4848670541</text:p>
          </table:table-cell>
          <table:table-cell table:formula="of:=LOOKUP([.A25];[Users.$A$1:.$A$869];[Users.$B$1:.$B$869])" office:value-type="float" office:value="504" calcext:value-type="float">
            <text:p>504</text:p>
          </table:table-cell>
          <table:table-cell table:formula="of:=IF([.C25]=1;1;0)" office:value-type="float" office:value="1" calcext:value-type="float">
            <text:p>1</text:p>
          </table:table-cell>
          <table:table-cell table:formula="of:=IF([.C2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22094" calcext:value-type="float">
            <text:p>1522094</text:p>
          </table:table-cell>
          <table:table-cell office:value-type="float" office:value="0.449898988063417" calcext:value-type="float">
            <text:p>0.4498989881</text:p>
          </table:table-cell>
          <table:table-cell office:value-type="float" office:value="1" calcext:value-type="float">
            <text:p>1</text:p>
          </table:table-cell>
          <table:table-cell office:value-type="float" office:value="16936463" calcext:value-type="float">
            <text:p>16936463</text:p>
          </table:table-cell>
          <table:table-cell office:value-type="float" office:value="0.558856279617629" calcext:value-type="float">
            <text:p>0.5588562796</text:p>
          </table:table-cell>
          <table:table-cell office:value-type="float" office:value="16908877" calcext:value-type="float">
            <text:p>16908877</text:p>
          </table:table-cell>
          <table:table-cell office:value-type="float" office:value="0.567657491401184" calcext:value-type="float">
            <text:p>0.5676574914</text:p>
          </table:table-cell>
          <table:table-cell office:value-type="float" office:value="119614" calcext:value-type="float">
            <text:p>119614</text:p>
          </table:table-cell>
          <table:table-cell office:value-type="float" office:value="0.57759791083534" calcext:value-type="float">
            <text:p>0.5775979108</text:p>
          </table:table-cell>
          <table:table-cell table:formula="of:=LOOKUP([.A26];[Users.$A$1:.$A$869];[Users.$B$1:.$B$869])" office:value-type="float" office:value="505" calcext:value-type="float">
            <text:p>505</text:p>
          </table:table-cell>
          <table:table-cell table:formula="of:=IF([.C26]=1;1;0)" office:value-type="float" office:value="1" calcext:value-type="float">
            <text:p>1</text:p>
          </table:table-cell>
          <table:table-cell table:formula="of:=IF([.C2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95467" calcext:value-type="float">
            <text:p>395467</text:p>
          </table:table-cell>
          <table:table-cell office:value-type="float" office:value="0.651820328628367" calcext:value-type="float">
            <text:p>0.6518203286</text:p>
          </table:table-cell>
          <table:table-cell office:value-type="float" office:value="0" calcext:value-type="float">
            <text:p>0</text:p>
          </table:table-cell>
          <table:table-cell office:value-type="float" office:value="6124931" calcext:value-type="float">
            <text:p>6124931</text:p>
          </table:table-cell>
          <table:table-cell office:value-type="float" office:value="0.534021183555232" calcext:value-type="float">
            <text:p>0.5340211836</text:p>
          </table:table-cell>
          <table:table-cell office:value-type="float" office:value="5764607" calcext:value-type="float">
            <text:p>5764607</text:p>
          </table:table-cell>
          <table:table-cell office:value-type="float" office:value="0.541625628215011" calcext:value-type="float">
            <text:p>0.5416256282</text:p>
          </table:table-cell>
          <table:table-cell office:value-type="float" office:value="3520618" calcext:value-type="float">
            <text:p>3520618</text:p>
          </table:table-cell>
          <table:table-cell office:value-type="float" office:value="0.546350087740207" calcext:value-type="float">
            <text:p>0.5463500877</text:p>
          </table:table-cell>
          <table:table-cell table:formula="of:=LOOKUP([.A27];[Users.$A$1:.$A$869];[Users.$B$1:.$B$869])" office:value-type="float" office:value="505" calcext:value-type="float">
            <text:p>505</text:p>
          </table:table-cell>
          <table:table-cell table:formula="of:=IF([.C27]=1;1;0)" office:value-type="float" office:value="0" calcext:value-type="float">
            <text:p>0</text:p>
          </table:table-cell>
          <table:table-cell table:formula="of:=IF([.C2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87671" calcext:value-type="float">
            <text:p>3587671</text:p>
          </table:table-cell>
          <table:table-cell office:value-type="float" office:value="0.383993892983866" calcext:value-type="float">
            <text:p>0.383993893</text:p>
          </table:table-cell>
          <table:table-cell office:value-type="float" office:value="1" calcext:value-type="float">
            <text:p>1</text:p>
          </table:table-cell>
          <table:table-cell office:value-type="float" office:value="3587671" calcext:value-type="float">
            <text:p>3587671</text:p>
          </table:table-cell>
          <table:table-cell office:value-type="float" office:value="0.383993892983866" calcext:value-type="float">
            <text:p>0.383993893</text:p>
          </table:table-cell>
          <table:table-cell office:value-type="float" office:value="12982414" calcext:value-type="float">
            <text:p>12982414</text:p>
          </table:table-cell>
          <table:table-cell office:value-type="float" office:value="0.468392365980049" calcext:value-type="float">
            <text:p>0.468392366</text:p>
          </table:table-cell>
          <table:table-cell office:value-type="float" office:value="4516898" calcext:value-type="float">
            <text:p>4516898</text:p>
          </table:table-cell>
          <table:table-cell office:value-type="float" office:value="0.468392365980049" calcext:value-type="float">
            <text:p>0.468392366</text:p>
          </table:table-cell>
          <table:table-cell table:formula="of:=LOOKUP([.A28];[Users.$A$1:.$A$869];[Users.$B$1:.$B$869])" office:value-type="float" office:value="505" calcext:value-type="float">
            <text:p>505</text:p>
          </table:table-cell>
          <table:table-cell table:formula="of:=IF([.C28]=1;1;0)" office:value-type="float" office:value="1" calcext:value-type="float">
            <text:p>1</text:p>
          </table:table-cell>
          <table:table-cell table:formula="of:=IF([.C2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840773" calcext:value-type="float">
            <text:p>6840773</text:p>
          </table:table-cell>
          <table:table-cell office:value-type="float" office:value="0.389277493423824" calcext:value-type="float">
            <text:p>0.3892774934</text:p>
          </table:table-cell>
          <table:table-cell office:value-type="float" office:value="1" calcext:value-type="float">
            <text:p>1</text:p>
          </table:table-cell>
          <table:table-cell office:value-type="float" office:value="6840773" calcext:value-type="float">
            <text:p>6840773</text:p>
          </table:table-cell>
          <table:table-cell office:value-type="float" office:value="0.389277493423824" calcext:value-type="float">
            <text:p>0.3892774934</text:p>
          </table:table-cell>
          <table:table-cell office:value-type="float" office:value="18489849" calcext:value-type="float">
            <text:p>18489849</text:p>
          </table:table-cell>
          <table:table-cell office:value-type="float" office:value="0.499849364655542" calcext:value-type="float">
            <text:p>0.4998493647</text:p>
          </table:table-cell>
          <table:table-cell office:value-type="float" office:value="11263504" calcext:value-type="float">
            <text:p>11263504</text:p>
          </table:table-cell>
          <table:table-cell office:value-type="float" office:value="0.507556110296887" calcext:value-type="float">
            <text:p>0.5075561103</text:p>
          </table:table-cell>
          <table:table-cell table:formula="of:=LOOKUP([.A29];[Users.$A$1:.$A$869];[Users.$B$1:.$B$869])" office:value-type="float" office:value="506" calcext:value-type="float">
            <text:p>506</text:p>
          </table:table-cell>
          <table:table-cell table:formula="of:=IF([.C29]=1;1;0)" office:value-type="float" office:value="1" calcext:value-type="float">
            <text:p>1</text:p>
          </table:table-cell>
          <table:table-cell table:formula="of:=IF([.C2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79818" calcext:value-type="float">
            <text:p>3579818</text:p>
          </table:table-cell>
          <table:table-cell office:value-type="float" office:value="0.569608895057791" calcext:value-type="float">
            <text:p>0.5696088951</text:p>
          </table:table-cell>
          <table:table-cell office:value-type="float" office:value="0" calcext:value-type="float">
            <text:p>0</text:p>
          </table:table-cell>
          <table:table-cell office:value-type="float" office:value="16777083" calcext:value-type="float">
            <text:p>16777083</text:p>
          </table:table-cell>
          <table:table-cell office:value-type="float" office:value="0.535208591468042" calcext:value-type="float">
            <text:p>0.5352085915</text:p>
          </table:table-cell>
          <table:table-cell office:value-type="float" office:value="6969347" calcext:value-type="float">
            <text:p>6969347</text:p>
          </table:table-cell>
          <table:table-cell office:value-type="float" office:value="0.557425437258616" calcext:value-type="float">
            <text:p>0.5574254373</text:p>
          </table:table-cell>
          <table:table-cell office:value-type="float" office:value="3223575" calcext:value-type="float">
            <text:p>3223575</text:p>
          </table:table-cell>
          <table:table-cell office:value-type="float" office:value="0.559950873474453" calcext:value-type="float">
            <text:p>0.5599508735</text:p>
          </table:table-cell>
          <table:table-cell table:formula="of:=LOOKUP([.A30];[Users.$A$1:.$A$869];[Users.$B$1:.$B$869])" office:value-type="float" office:value="507" calcext:value-type="float">
            <text:p>507</text:p>
          </table:table-cell>
          <table:table-cell table:formula="of:=IF([.C30]=1;1;0)" office:value-type="float" office:value="0" calcext:value-type="float">
            <text:p>0</text:p>
          </table:table-cell>
          <table:table-cell table:formula="of:=IF([.C3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103362" calcext:value-type="float">
            <text:p>3103362</text:p>
          </table:table-cell>
          <table:table-cell office:value-type="float" office:value="0.474570135267672" calcext:value-type="float">
            <text:p>0.4745701353</text:p>
          </table:table-cell>
          <table:table-cell office:value-type="float" office:value="1" calcext:value-type="float">
            <text:p>1</text:p>
          </table:table-cell>
          <table:table-cell office:value-type="float" office:value="3103362" calcext:value-type="float">
            <text:p>3103362</text:p>
          </table:table-cell>
          <table:table-cell office:value-type="float" office:value="0.474570135267672" calcext:value-type="float">
            <text:p>0.4745701353</text:p>
          </table:table-cell>
          <table:table-cell office:value-type="float" office:value="10970053" calcext:value-type="float">
            <text:p>10970053</text:p>
          </table:table-cell>
          <table:table-cell office:value-type="float" office:value="0.565126616974462" calcext:value-type="float">
            <text:p>0.565126617</text:p>
          </table:table-cell>
          <table:table-cell office:value-type="float" office:value="15744916" calcext:value-type="float">
            <text:p>15744916</text:p>
          </table:table-cell>
          <table:table-cell office:value-type="float" office:value="0.568158891763988" calcext:value-type="float">
            <text:p>0.5681588918</text:p>
          </table:table-cell>
          <table:table-cell table:formula="of:=LOOKUP([.A31];[Users.$A$1:.$A$869];[Users.$B$1:.$B$869])" office:value-type="float" office:value="507" calcext:value-type="float">
            <text:p>507</text:p>
          </table:table-cell>
          <table:table-cell table:formula="of:=IF([.C31]=1;1;0)" office:value-type="float" office:value="1" calcext:value-type="float">
            <text:p>1</text:p>
          </table:table-cell>
          <table:table-cell table:formula="of:=IF([.C3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00487" calcext:value-type="float">
            <text:p>5100487</text:p>
          </table:table-cell>
          <table:table-cell office:value-type="float" office:value="0.626206741369459" calcext:value-type="float">
            <text:p>0.6262067414</text:p>
          </table:table-cell>
          <table:table-cell office:value-type="float" office:value="0" calcext:value-type="float">
            <text:p>0</text:p>
          </table:table-cell>
          <table:table-cell office:value-type="float" office:value="7877558" calcext:value-type="float">
            <text:p>7877558</text:p>
          </table:table-cell>
          <table:table-cell office:value-type="float" office:value="0.54046022231433" calcext:value-type="float">
            <text:p>0.5404602223</text:p>
          </table:table-cell>
          <table:table-cell office:value-type="float" office:value="10909355" calcext:value-type="float">
            <text:p>10909355</text:p>
          </table:table-cell>
          <table:table-cell office:value-type="float" office:value="0.544231759674925" calcext:value-type="float">
            <text:p>0.5442317597</text:p>
          </table:table-cell>
          <table:table-cell office:value-type="float" office:value="13652340" calcext:value-type="float">
            <text:p>13652340</text:p>
          </table:table-cell>
          <table:table-cell office:value-type="float" office:value="0.54808467765284" calcext:value-type="float">
            <text:p>0.5480846777</text:p>
          </table:table-cell>
          <table:table-cell table:formula="of:=LOOKUP([.A32];[Users.$A$1:.$A$869];[Users.$B$1:.$B$869])" office:value-type="float" office:value="507" calcext:value-type="float">
            <text:p>507</text:p>
          </table:table-cell>
          <table:table-cell table:formula="of:=IF([.C32]=1;1;0)" office:value-type="float" office:value="0" calcext:value-type="float">
            <text:p>0</text:p>
          </table:table-cell>
          <table:table-cell table:formula="of:=IF([.C3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83335" calcext:value-type="float">
            <text:p>4083335</text:p>
          </table:table-cell>
          <table:table-cell office:value-type="float" office:value="0.528760217256952" calcext:value-type="float">
            <text:p>0.5287602173</text:p>
          </table:table-cell>
          <table:table-cell office:value-type="float" office:value="1" calcext:value-type="float">
            <text:p>1</text:p>
          </table:table-cell>
          <table:table-cell office:value-type="float" office:value="4083335" calcext:value-type="float">
            <text:p>4083335</text:p>
          </table:table-cell>
          <table:table-cell office:value-type="float" office:value="0.528760217256952" calcext:value-type="float">
            <text:p>0.5287602173</text:p>
          </table:table-cell>
          <table:table-cell office:value-type="float" office:value="8407085" calcext:value-type="float">
            <text:p>8407085</text:p>
          </table:table-cell>
          <table:table-cell office:value-type="float" office:value="0.533039594723893" calcext:value-type="float">
            <text:p>0.5330395947</text:p>
          </table:table-cell>
          <table:table-cell office:value-type="float" office:value="11668300" calcext:value-type="float">
            <text:p>11668300</text:p>
          </table:table-cell>
          <table:table-cell office:value-type="float" office:value="0.534514398141648" calcext:value-type="float">
            <text:p>0.5345143981</text:p>
          </table:table-cell>
          <table:table-cell table:formula="of:=LOOKUP([.A33];[Users.$A$1:.$A$869];[Users.$B$1:.$B$869])" office:value-type="float" office:value="507" calcext:value-type="float">
            <text:p>507</text:p>
          </table:table-cell>
          <table:table-cell table:formula="of:=IF([.C33]=1;1;0)" office:value-type="float" office:value="1" calcext:value-type="float">
            <text:p>1</text:p>
          </table:table-cell>
          <table:table-cell table:formula="of:=IF([.C3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3271" calcext:value-type="float">
            <text:p>403271</text:p>
          </table:table-cell>
          <table:table-cell office:value-type="float" office:value="0.507674967574349" calcext:value-type="float">
            <text:p>0.5076749676</text:p>
          </table:table-cell>
          <table:table-cell office:value-type="float" office:value="1" calcext:value-type="float">
            <text:p>1</text:p>
          </table:table-cell>
          <table:table-cell office:value-type="float" office:value="403271" calcext:value-type="float">
            <text:p>403271</text:p>
          </table:table-cell>
          <table:table-cell office:value-type="float" office:value="0.507674967574349" calcext:value-type="float">
            <text:p>0.5076749676</text:p>
          </table:table-cell>
          <table:table-cell office:value-type="float" office:value="973571" calcext:value-type="float">
            <text:p>973571</text:p>
          </table:table-cell>
          <table:table-cell office:value-type="float" office:value="0.542913066550007" calcext:value-type="float">
            <text:p>0.5429130666</text:p>
          </table:table-cell>
          <table:table-cell office:value-type="float" office:value="4313234" calcext:value-type="float">
            <text:p>4313234</text:p>
          </table:table-cell>
          <table:table-cell office:value-type="float" office:value="0.551940508139923" calcext:value-type="float">
            <text:p>0.5519405081</text:p>
          </table:table-cell>
          <table:table-cell table:formula="of:=LOOKUP([.A34];[Users.$A$1:.$A$869];[Users.$B$1:.$B$869])" office:value-type="float" office:value="507" calcext:value-type="float">
            <text:p>507</text:p>
          </table:table-cell>
          <table:table-cell table:formula="of:=IF([.C34]=1;1;0)" office:value-type="float" office:value="1" calcext:value-type="float">
            <text:p>1</text:p>
          </table:table-cell>
          <table:table-cell table:formula="of:=IF([.C3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97060" calcext:value-type="float">
            <text:p>2497060</text:p>
          </table:table-cell>
          <table:table-cell office:value-type="float" office:value="0.489875651471874" calcext:value-type="float">
            <text:p>0.4898756515</text:p>
          </table:table-cell>
          <table:table-cell office:value-type="float" office:value="0" calcext:value-type="float">
            <text:p>0</text:p>
          </table:table-cell>
          <table:table-cell office:value-type="float" office:value="6211274" calcext:value-type="float">
            <text:p>6211274</text:p>
          </table:table-cell>
          <table:table-cell office:value-type="float" office:value="0.339296399148758" calcext:value-type="float">
            <text:p>0.3392963991</text:p>
          </table:table-cell>
          <table:table-cell office:value-type="float" office:value="16465106" calcext:value-type="float">
            <text:p>16465106</text:p>
          </table:table-cell>
          <table:table-cell office:value-type="float" office:value="0.339296399148758" calcext:value-type="float">
            <text:p>0.3392963991</text:p>
          </table:table-cell>
          <table:table-cell office:value-type="float" office:value="14313758" calcext:value-type="float">
            <text:p>14313758</text:p>
          </table:table-cell>
          <table:table-cell office:value-type="float" office:value="0.339296399148758" calcext:value-type="float">
            <text:p>0.3392963991</text:p>
          </table:table-cell>
          <table:table-cell table:formula="of:=LOOKUP([.A35];[Users.$A$1:.$A$869];[Users.$B$1:.$B$869])" office:value-type="float" office:value="507" calcext:value-type="float">
            <text:p>507</text:p>
          </table:table-cell>
          <table:table-cell table:formula="of:=IF([.C35]=1;1;0)" office:value-type="float" office:value="0" calcext:value-type="float">
            <text:p>0</text:p>
          </table:table-cell>
          <table:table-cell table:formula="of:=IF([.C35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56953" calcext:value-type="float">
            <text:p>956953</text:p>
          </table:table-cell>
          <table:table-cell office:value-type="float" office:value="0.568142383655554" calcext:value-type="float">
            <text:p>0.5681423837</text:p>
          </table:table-cell>
          <table:table-cell office:value-type="float" office:value="0" calcext:value-type="float">
            <text:p>0</text:p>
          </table:table-cell>
          <table:table-cell office:value-type="float" office:value="17165838" calcext:value-type="float">
            <text:p>17165838</text:p>
          </table:table-cell>
          <table:table-cell office:value-type="float" office:value="0.376577791438917" calcext:value-type="float">
            <text:p>0.3765777914</text:p>
          </table:table-cell>
          <table:table-cell office:value-type="float" office:value="9426286" calcext:value-type="float">
            <text:p>9426286</text:p>
          </table:table-cell>
          <table:table-cell office:value-type="float" office:value="0.387352011836478" calcext:value-type="float">
            <text:p>0.3873520118</text:p>
          </table:table-cell>
          <table:table-cell office:value-type="float" office:value="15150412" calcext:value-type="float">
            <text:p>15150412</text:p>
          </table:table-cell>
          <table:table-cell office:value-type="float" office:value="0.390812546548204" calcext:value-type="float">
            <text:p>0.3908125465</text:p>
          </table:table-cell>
          <table:table-cell table:formula="of:=LOOKUP([.A36];[Users.$A$1:.$A$869];[Users.$B$1:.$B$869])" office:value-type="float" office:value="507" calcext:value-type="float">
            <text:p>507</text:p>
          </table:table-cell>
          <table:table-cell table:formula="of:=IF([.C36]=1;1;0)" office:value-type="float" office:value="0" calcext:value-type="float">
            <text:p>0</text:p>
          </table:table-cell>
          <table:table-cell table:formula="of:=IF([.C36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14361" calcext:value-type="float">
            <text:p>2814361</text:p>
          </table:table-cell>
          <table:table-cell office:value-type="float" office:value="0.261735895776333" calcext:value-type="float">
            <text:p>0.2617358958</text:p>
          </table:table-cell>
          <table:table-cell office:value-type="float" office:value="1" calcext:value-type="float">
            <text:p>1</text:p>
          </table:table-cell>
          <table:table-cell office:value-type="float" office:value="2814361" calcext:value-type="float">
            <text:p>2814361</text:p>
          </table:table-cell>
          <table:table-cell office:value-type="float" office:value="0.261735895776333" calcext:value-type="float">
            <text:p>0.2617358958</text:p>
          </table:table-cell>
          <table:table-cell office:value-type="float" office:value="99017" calcext:value-type="float">
            <text:p>99017</text:p>
          </table:table-cell>
          <table:table-cell office:value-type="float" office:value="0.437239603719213" calcext:value-type="float">
            <text:p>0.4372396037</text:p>
          </table:table-cell>
          <table:table-cell office:value-type="float" office:value="1202810" calcext:value-type="float">
            <text:p>1202810</text:p>
          </table:table-cell>
          <table:table-cell office:value-type="float" office:value="0.451099439399661" calcext:value-type="float">
            <text:p>0.4510994394</text:p>
          </table:table-cell>
          <table:table-cell table:formula="of:=LOOKUP([.A37];[Users.$A$1:.$A$869];[Users.$B$1:.$B$869])" office:value-type="float" office:value="508" calcext:value-type="float">
            <text:p>508</text:p>
          </table:table-cell>
          <table:table-cell table:formula="of:=IF([.C37]=1;1;0)" office:value-type="float" office:value="1" calcext:value-type="float">
            <text:p>1</text:p>
          </table:table-cell>
          <table:table-cell table:formula="of:=IF([.C3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34963" calcext:value-type="float">
            <text:p>2634963</text:p>
          </table:table-cell>
          <table:table-cell office:value-type="float" office:value="0.579752527440813" calcext:value-type="float">
            <text:p>0.5797525274</text:p>
          </table:table-cell>
          <table:table-cell office:value-type="float" office:value="0" calcext:value-type="float">
            <text:p>0</text:p>
          </table:table-cell>
          <table:table-cell office:value-type="float" office:value="6715039" calcext:value-type="float">
            <text:p>6715039</text:p>
          </table:table-cell>
          <table:table-cell office:value-type="float" office:value="0.507121405592601" calcext:value-type="float">
            <text:p>0.5071214056</text:p>
          </table:table-cell>
          <table:table-cell office:value-type="float" office:value="10690163" calcext:value-type="float">
            <text:p>10690163</text:p>
          </table:table-cell>
          <table:table-cell office:value-type="float" office:value="0.515648479882006" calcext:value-type="float">
            <text:p>0.5156484799</text:p>
          </table:table-cell>
          <table:table-cell office:value-type="float" office:value="10435086" calcext:value-type="float">
            <text:p>10435086</text:p>
          </table:table-cell>
          <table:table-cell office:value-type="float" office:value="0.521237725022309" calcext:value-type="float">
            <text:p>0.521237725</text:p>
          </table:table-cell>
          <table:table-cell table:formula="of:=LOOKUP([.A38];[Users.$A$1:.$A$869];[Users.$B$1:.$B$869])" office:value-type="float" office:value="508" calcext:value-type="float">
            <text:p>508</text:p>
          </table:table-cell>
          <table:table-cell table:formula="of:=IF([.C38]=1;1;0)" office:value-type="float" office:value="0" calcext:value-type="float">
            <text:p>0</text:p>
          </table:table-cell>
          <table:table-cell table:formula="of:=IF([.C3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473085" calcext:value-type="float">
            <text:p>9473085</text:p>
          </table:table-cell>
          <table:table-cell office:value-type="float" office:value="0.542535149631974" calcext:value-type="float">
            <text:p>0.5425351496</text:p>
          </table:table-cell>
          <table:table-cell office:value-type="float" office:value="2" calcext:value-type="float">
            <text:p>2</text:p>
          </table:table-cell>
          <table:table-cell office:value-type="float" office:value="5391022" calcext:value-type="float">
            <text:p>5391022</text:p>
          </table:table-cell>
          <table:table-cell office:value-type="float" office:value="0.539001875958143" calcext:value-type="float">
            <text:p>0.539001876</text:p>
          </table:table-cell>
          <table:table-cell office:value-type="float" office:value="9473085" calcext:value-type="float">
            <text:p>9473085</text:p>
          </table:table-cell>
          <table:table-cell office:value-type="float" office:value="0.542535149631974" calcext:value-type="float">
            <text:p>0.5425351496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551828279311414" calcext:value-type="float">
            <text:p>0.5518282793</text:p>
          </table:table-cell>
          <table:table-cell table:formula="of:=LOOKUP([.A39];[Users.$A$1:.$A$869];[Users.$B$1:.$B$869])" office:value-type="float" office:value="508" calcext:value-type="float">
            <text:p>508</text:p>
          </table:table-cell>
          <table:table-cell table:formula="of:=IF([.C39]=1;1;0)" office:value-type="float" office:value="0" calcext:value-type="float">
            <text:p>0</text:p>
          </table:table-cell>
          <table:table-cell table:formula="of:=IF([.C3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99389" calcext:value-type="float">
            <text:p>699389</text:p>
          </table:table-cell>
          <table:table-cell office:value-type="float" office:value="0.536055484823034" calcext:value-type="float">
            <text:p>0.5360554848</text:p>
          </table:table-cell>
          <table:table-cell office:value-type="float" office:value="1" calcext:value-type="float">
            <text:p>1</text:p>
          </table:table-cell>
          <table:table-cell office:value-type="float" office:value="699389" calcext:value-type="float">
            <text:p>699389</text:p>
          </table:table-cell>
          <table:table-cell office:value-type="float" office:value="0.536055484823034" calcext:value-type="float">
            <text:p>0.5360554848</text:p>
          </table:table-cell>
          <table:table-cell office:value-type="float" office:value="16098058" calcext:value-type="float">
            <text:p>16098058</text:p>
          </table:table-cell>
          <table:table-cell office:value-type="float" office:value="0.548907973294325" calcext:value-type="float">
            <text:p>0.5489079733</text:p>
          </table:table-cell>
          <table:table-cell office:value-type="float" office:value="6697806" calcext:value-type="float">
            <text:p>6697806</text:p>
          </table:table-cell>
          <table:table-cell office:value-type="float" office:value="0.552171880449618" calcext:value-type="float">
            <text:p>0.5521718804</text:p>
          </table:table-cell>
          <table:table-cell table:formula="of:=LOOKUP([.A40];[Users.$A$1:.$A$869];[Users.$B$1:.$B$869])" office:value-type="float" office:value="508" calcext:value-type="float">
            <text:p>508</text:p>
          </table:table-cell>
          <table:table-cell table:formula="of:=IF([.C40]=1;1;0)" office:value-type="float" office:value="1" calcext:value-type="float">
            <text:p>1</text:p>
          </table:table-cell>
          <table:table-cell table:formula="of:=IF([.C4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090418" calcext:value-type="float">
            <text:p>12090418</text:p>
          </table:table-cell>
          <table:table-cell office:value-type="float" office:value="0.646990359467116" calcext:value-type="float">
            <text:p>0.6469903595</text:p>
          </table:table-cell>
          <table:table-cell office:value-type="float" office:value="0" calcext:value-type="float">
            <text:p>0</text:p>
          </table:table-cell>
          <table:table-cell office:value-type="float" office:value="14881892" calcext:value-type="float">
            <text:p>14881892</text:p>
          </table:table-cell>
          <table:table-cell office:value-type="float" office:value="0.492389916880581" calcext:value-type="float">
            <text:p>0.4923899169</text:p>
          </table:table-cell>
          <table:table-cell office:value-type="float" office:value="18572357" calcext:value-type="float">
            <text:p>18572357</text:p>
          </table:table-cell>
          <table:table-cell office:value-type="float" office:value="0.5070201436635" calcext:value-type="float">
            <text:p>0.5070201437</text:p>
          </table:table-cell>
          <table:table-cell office:value-type="float" office:value="10785483" calcext:value-type="float">
            <text:p>10785483</text:p>
          </table:table-cell>
          <table:table-cell office:value-type="float" office:value="0.516731280375402" calcext:value-type="float">
            <text:p>0.5167312804</text:p>
          </table:table-cell>
          <table:table-cell table:formula="of:=LOOKUP([.A41];[Users.$A$1:.$A$869];[Users.$B$1:.$B$869])" office:value-type="float" office:value="509" calcext:value-type="float">
            <text:p>509</text:p>
          </table:table-cell>
          <table:table-cell table:formula="of:=IF([.C41]=1;1;0)" office:value-type="float" office:value="0" calcext:value-type="float">
            <text:p>0</text:p>
          </table:table-cell>
          <table:table-cell table:formula="of:=IF([.C4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322382" calcext:value-type="float">
            <text:p>2322382</text:p>
          </table:table-cell>
          <table:table-cell office:value-type="float" office:value="0.366938430784141" calcext:value-type="float">
            <text:p>0.3669384308</text:p>
          </table:table-cell>
          <table:table-cell office:value-type="float" office:value="1" calcext:value-type="float">
            <text:p>1</text:p>
          </table:table-cell>
          <table:table-cell office:value-type="float" office:value="2322382" calcext:value-type="float">
            <text:p>2322382</text:p>
          </table:table-cell>
          <table:table-cell office:value-type="float" office:value="0.366938430784141" calcext:value-type="float">
            <text:p>0.3669384308</text:p>
          </table:table-cell>
          <table:table-cell office:value-type="float" office:value="16554579" calcext:value-type="float">
            <text:p>16554579</text:p>
          </table:table-cell>
          <table:table-cell office:value-type="float" office:value="0.455016114367036" calcext:value-type="float">
            <text:p>0.4550161144</text:p>
          </table:table-cell>
          <table:table-cell office:value-type="float" office:value="14990558" calcext:value-type="float">
            <text:p>14990558</text:p>
          </table:table-cell>
          <table:table-cell office:value-type="float" office:value="0.462969103689714" calcext:value-type="float">
            <text:p>0.4629691037</text:p>
          </table:table-cell>
          <table:table-cell table:formula="of:=LOOKUP([.A42];[Users.$A$1:.$A$869];[Users.$B$1:.$B$869])" office:value-type="float" office:value="509" calcext:value-type="float">
            <text:p>509</text:p>
          </table:table-cell>
          <table:table-cell table:formula="of:=IF([.C42]=1;1;0)" office:value-type="float" office:value="1" calcext:value-type="float">
            <text:p>1</text:p>
          </table:table-cell>
          <table:table-cell table:formula="of:=IF([.C4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37693" calcext:value-type="float">
            <text:p>3837693</text:p>
          </table:table-cell>
          <table:table-cell office:value-type="float" office:value="0.574911149472963" calcext:value-type="float">
            <text:p>0.5749111495</text:p>
          </table:table-cell>
          <table:table-cell office:value-type="float" office:value="0" calcext:value-type="float">
            <text:p>0</text:p>
          </table:table-cell>
          <table:table-cell office:value-type="float" office:value="366113" calcext:value-type="float">
            <text:p>366113</text:p>
          </table:table-cell>
          <table:table-cell office:value-type="float" office:value="0.555371114262179" calcext:value-type="float">
            <text:p>0.5553711143</text:p>
          </table:table-cell>
          <table:table-cell office:value-type="float" office:value="16126343" calcext:value-type="float">
            <text:p>16126343</text:p>
          </table:table-cell>
          <table:table-cell office:value-type="float" office:value="0.569103580893975" calcext:value-type="float">
            <text:p>0.5691035809</text:p>
          </table:table-cell>
          <table:table-cell office:value-type="float" office:value="5331371" calcext:value-type="float">
            <text:p>5331371</text:p>
          </table:table-cell>
          <table:table-cell office:value-type="float" office:value="0.570701792995823" calcext:value-type="float">
            <text:p>0.570701793</text:p>
          </table:table-cell>
          <table:table-cell table:formula="of:=LOOKUP([.A43];[Users.$A$1:.$A$869];[Users.$B$1:.$B$869])" office:value-type="float" office:value="509" calcext:value-type="float">
            <text:p>509</text:p>
          </table:table-cell>
          <table:table-cell table:formula="of:=IF([.C43]=1;1;0)" office:value-type="float" office:value="0" calcext:value-type="float">
            <text:p>0</text:p>
          </table:table-cell>
          <table:table-cell table:formula="of:=IF([.C43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02338" calcext:value-type="float">
            <text:p>1702338</text:p>
          </table:table-cell>
          <table:table-cell office:value-type="float" office:value="0.431276581983617" calcext:value-type="float">
            <text:p>0.431276582</text:p>
          </table:table-cell>
          <table:table-cell office:value-type="float" office:value="1" calcext:value-type="float">
            <text:p>1</text:p>
          </table:table-cell>
          <table:table-cell office:value-type="float" office:value="1702338" calcext:value-type="float">
            <text:p>1702338</text:p>
          </table:table-cell>
          <table:table-cell office:value-type="float" office:value="0.431276581983617" calcext:value-type="float">
            <text:p>0.431276582</text:p>
          </table:table-cell>
          <table:table-cell office:value-type="float" office:value="16893537" calcext:value-type="float">
            <text:p>16893537</text:p>
          </table:table-cell>
          <table:table-cell office:value-type="float" office:value="0.555718941468024" calcext:value-type="float">
            <text:p>0.5557189415</text:p>
          </table:table-cell>
          <table:table-cell office:value-type="float" office:value="16865234" calcext:value-type="float">
            <text:p>16865234</text:p>
          </table:table-cell>
          <table:table-cell office:value-type="float" office:value="0.556245984455103" calcext:value-type="float">
            <text:p>0.5562459845</text:p>
          </table:table-cell>
          <table:table-cell table:formula="of:=LOOKUP([.A44];[Users.$A$1:.$A$869];[Users.$B$1:.$B$869])" office:value-type="float" office:value="509" calcext:value-type="float">
            <text:p>509</text:p>
          </table:table-cell>
          <table:table-cell table:formula="of:=IF([.C44]=1;1;0)" office:value-type="float" office:value="1" calcext:value-type="float">
            <text:p>1</text:p>
          </table:table-cell>
          <table:table-cell table:formula="of:=IF([.C4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165475" calcext:value-type="float">
            <text:p>4165475</text:p>
          </table:table-cell>
          <table:table-cell office:value-type="float" office:value="0.627319365378456" calcext:value-type="float">
            <text:p>0.6273193654</text:p>
          </table:table-cell>
          <table:table-cell office:value-type="float" office:value="0" calcext:value-type="float">
            <text:p>0</text:p>
          </table:table-cell>
          <table:table-cell office:value-type="float" office:value="390279" calcext:value-type="float">
            <text:p>390279</text:p>
          </table:table-cell>
          <table:table-cell office:value-type="float" office:value="0.577147169851712" calcext:value-type="float">
            <text:p>0.5771471699</text:p>
          </table:table-cell>
          <table:table-cell office:value-type="float" office:value="3306133" calcext:value-type="float">
            <text:p>3306133</text:p>
          </table:table-cell>
          <table:table-cell office:value-type="float" office:value="0.582362862263807" calcext:value-type="float">
            <text:p>0.5823628623</text:p>
          </table:table-cell>
          <table:table-cell office:value-type="float" office:value="1456419" calcext:value-type="float">
            <text:p>1456419</text:p>
          </table:table-cell>
          <table:table-cell office:value-type="float" office:value="0.588804005815368" calcext:value-type="float">
            <text:p>0.5888040058</text:p>
          </table:table-cell>
          <table:table-cell table:formula="of:=LOOKUP([.A45];[Users.$A$1:.$A$869];[Users.$B$1:.$B$869])" office:value-type="float" office:value="509" calcext:value-type="float">
            <text:p>509</text:p>
          </table:table-cell>
          <table:table-cell table:formula="of:=IF([.C45]=1;1;0)" office:value-type="float" office:value="0" calcext:value-type="float">
            <text:p>0</text:p>
          </table:table-cell>
          <table:table-cell table:formula="of:=IF([.C45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50579" calcext:value-type="float">
            <text:p>3350579</text:p>
          </table:table-cell>
          <table:table-cell office:value-type="float" office:value="0.526098401121094" calcext:value-type="float">
            <text:p>0.5260984011</text:p>
          </table:table-cell>
          <table:table-cell office:value-type="float" office:value="1" calcext:value-type="float">
            <text:p>1</text:p>
          </table:table-cell>
          <table:table-cell office:value-type="float" office:value="3350579" calcext:value-type="float">
            <text:p>3350579</text:p>
          </table:table-cell>
          <table:table-cell office:value-type="float" office:value="0.526098401121094" calcext:value-type="float">
            <text:p>0.5260984011</text:p>
          </table:table-cell>
          <table:table-cell office:value-type="float" office:value="15692900" calcext:value-type="float">
            <text:p>15692900</text:p>
          </table:table-cell>
          <table:table-cell office:value-type="float" office:value="0.592942466043667" calcext:value-type="float">
            <text:p>0.592942466</text:p>
          </table:table-cell>
          <table:table-cell office:value-type="float" office:value="17746703" calcext:value-type="float">
            <text:p>17746703</text:p>
          </table:table-cell>
          <table:table-cell office:value-type="float" office:value="0.592942466043667" calcext:value-type="float">
            <text:p>0.592942466</text:p>
          </table:table-cell>
          <table:table-cell table:formula="of:=LOOKUP([.A46];[Users.$A$1:.$A$869];[Users.$B$1:.$B$869])" office:value-type="float" office:value="509" calcext:value-type="float">
            <text:p>509</text:p>
          </table:table-cell>
          <table:table-cell table:formula="of:=IF([.C46]=1;1;0)" office:value-type="float" office:value="1" calcext:value-type="float">
            <text:p>1</text:p>
          </table:table-cell>
          <table:table-cell table:formula="of:=IF([.C4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92833" calcext:value-type="float">
            <text:p>3892833</text:p>
          </table:table-cell>
          <table:table-cell office:value-type="float" office:value="0.491081931230851" calcext:value-type="float">
            <text:p>0.4910819312</text:p>
          </table:table-cell>
          <table:table-cell office:value-type="float" office:value="2" calcext:value-type="float">
            <text:p>2</text:p>
          </table:table-cell>
          <table:table-cell office:value-type="float" office:value="7203142" calcext:value-type="float">
            <text:p>7203142</text:p>
          </table:table-cell>
          <table:table-cell office:value-type="float" office:value="0.464750866045306" calcext:value-type="float">
            <text:p>0.464750866</text:p>
          </table:table-cell>
          <table:table-cell office:value-type="float" office:value="6923085" calcext:value-type="float">
            <text:p>6923085</text:p>
          </table:table-cell>
          <table:table-cell office:value-type="float" office:value="0.4735497515249" calcext:value-type="float">
            <text:p>0.4735497515</text:p>
          </table:table-cell>
          <table:table-cell office:value-type="float" office:value="13225905" calcext:value-type="float">
            <text:p>13225905</text:p>
          </table:table-cell>
          <table:table-cell office:value-type="float" office:value="0.474986122706474" calcext:value-type="float">
            <text:p>0.4749861227</text:p>
          </table:table-cell>
          <table:table-cell table:formula="of:=LOOKUP([.A47];[Users.$A$1:.$A$869];[Users.$B$1:.$B$869])" office:value-type="float" office:value="510" calcext:value-type="float">
            <text:p>510</text:p>
          </table:table-cell>
          <table:table-cell table:formula="of:=IF([.C47]=1;1;0)" office:value-type="float" office:value="0" calcext:value-type="float">
            <text:p>0</text:p>
          </table:table-cell>
          <table:table-cell table:formula="of:=IF([.C4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93438" calcext:value-type="float">
            <text:p>1393438</text:p>
          </table:table-cell>
          <table:table-cell office:value-type="float" office:value="0.521758087374813" calcext:value-type="float">
            <text:p>0.5217580874</text:p>
          </table:table-cell>
          <table:table-cell office:value-type="float" office:value="1" calcext:value-type="float">
            <text:p>1</text:p>
          </table:table-cell>
          <table:table-cell office:value-type="float" office:value="1393438" calcext:value-type="float">
            <text:p>1393438</text:p>
          </table:table-cell>
          <table:table-cell office:value-type="float" office:value="0.521758087374813" calcext:value-type="float">
            <text:p>0.5217580874</text:p>
          </table:table-cell>
          <table:table-cell office:value-type="float" office:value="5129980" calcext:value-type="float">
            <text:p>5129980</text:p>
          </table:table-cell>
          <table:table-cell office:value-type="float" office:value="0.541581905080505" calcext:value-type="float">
            <text:p>0.5415819051</text:p>
          </table:table-cell>
          <table:table-cell office:value-type="float" office:value="8178430" calcext:value-type="float">
            <text:p>8178430</text:p>
          </table:table-cell>
          <table:table-cell office:value-type="float" office:value="0.542731373750016" calcext:value-type="float">
            <text:p>0.5427313738</text:p>
          </table:table-cell>
          <table:table-cell table:formula="of:=LOOKUP([.A48];[Users.$A$1:.$A$869];[Users.$B$1:.$B$869])" office:value-type="float" office:value="510" calcext:value-type="float">
            <text:p>510</text:p>
          </table:table-cell>
          <table:table-cell table:formula="of:=IF([.C48]=1;1;0)" office:value-type="float" office:value="1" calcext:value-type="float">
            <text:p>1</text:p>
          </table:table-cell>
          <table:table-cell table:formula="of:=IF([.C4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30676" calcext:value-type="float">
            <text:p>1330676</text:p>
          </table:table-cell>
          <table:table-cell office:value-type="float" office:value="0.458447736755478" calcext:value-type="float">
            <text:p>0.4584477368</text:p>
          </table:table-cell>
          <table:table-cell office:value-type="float" office:value="1" calcext:value-type="float">
            <text:p>1</text:p>
          </table:table-cell>
          <table:table-cell office:value-type="float" office:value="1330676" calcext:value-type="float">
            <text:p>1330676</text:p>
          </table:table-cell>
          <table:table-cell office:value-type="float" office:value="0.458447736755478" calcext:value-type="float">
            <text:p>0.4584477368</text:p>
          </table:table-cell>
          <table:table-cell office:value-type="float" office:value="8127217" calcext:value-type="float">
            <text:p>8127217</text:p>
          </table:table-cell>
          <table:table-cell office:value-type="float" office:value="0.503558098832867" calcext:value-type="float">
            <text:p>0.5035580988</text:p>
          </table:table-cell>
          <table:table-cell office:value-type="float" office:value="15598947" calcext:value-type="float">
            <text:p>15598947</text:p>
          </table:table-cell>
          <table:table-cell office:value-type="float" office:value="0.512739239631406" calcext:value-type="float">
            <text:p>0.5127392396</text:p>
          </table:table-cell>
          <table:table-cell table:formula="of:=LOOKUP([.A49];[Users.$A$1:.$A$869];[Users.$B$1:.$B$869])" office:value-type="float" office:value="510" calcext:value-type="float">
            <text:p>510</text:p>
          </table:table-cell>
          <table:table-cell table:formula="of:=IF([.C49]=1;1;0)" office:value-type="float" office:value="1" calcext:value-type="float">
            <text:p>1</text:p>
          </table:table-cell>
          <table:table-cell table:formula="of:=IF([.C4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22680" calcext:value-type="float">
            <text:p>2122680</text:p>
          </table:table-cell>
          <table:table-cell office:value-type="float" office:value="0.578168000598827" calcext:value-type="float">
            <text:p>0.5781680006</text:p>
          </table:table-cell>
          <table:table-cell office:value-type="float" office:value="3" calcext:value-type="float">
            <text:p>3</text:p>
          </table:table-cell>
          <table:table-cell office:value-type="float" office:value="8306714" calcext:value-type="float">
            <text:p>8306714</text:p>
          </table:table-cell>
          <table:table-cell office:value-type="float" office:value="0.571253182789298" calcext:value-type="float">
            <text:p>0.5712531828</text:p>
          </table:table-cell>
          <table:table-cell office:value-type="float" office:value="3411711" calcext:value-type="float">
            <text:p>3411711</text:p>
          </table:table-cell>
          <table:table-cell office:value-type="float" office:value="0.575099205580049" calcext:value-type="float">
            <text:p>0.5750992056</text:p>
          </table:table-cell>
          <table:table-cell office:value-type="float" office:value="2122680" calcext:value-type="float">
            <text:p>2122680</text:p>
          </table:table-cell>
          <table:table-cell office:value-type="float" office:value="0.578168000598827" calcext:value-type="float">
            <text:p>0.5781680006</text:p>
          </table:table-cell>
          <table:table-cell table:formula="of:=LOOKUP([.A50];[Users.$A$1:.$A$869];[Users.$B$1:.$B$869])" office:value-type="float" office:value="510" calcext:value-type="float">
            <text:p>510</text:p>
          </table:table-cell>
          <table:table-cell table:formula="of:=IF([.C50]=1;1;0)" office:value-type="float" office:value="0" calcext:value-type="float">
            <text:p>0</text:p>
          </table:table-cell>
          <table:table-cell table:formula="of:=IF([.C5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071657" calcext:value-type="float">
            <text:p>3071657</text:p>
          </table:table-cell>
          <table:table-cell office:value-type="float" office:value="0.279671096705639" calcext:value-type="float">
            <text:p>0.2796710967</text:p>
          </table:table-cell>
          <table:table-cell office:value-type="float" office:value="1" calcext:value-type="float">
            <text:p>1</text:p>
          </table:table-cell>
          <table:table-cell office:value-type="float" office:value="3071657" calcext:value-type="float">
            <text:p>3071657</text:p>
          </table:table-cell>
          <table:table-cell office:value-type="float" office:value="0.279671096705639" calcext:value-type="float">
            <text:p>0.2796710967</text:p>
          </table:table-cell>
          <table:table-cell office:value-type="float" office:value="7923654" calcext:value-type="float">
            <text:p>7923654</text:p>
          </table:table-cell>
          <table:table-cell office:value-type="float" office:value="0.476067343821324" calcext:value-type="float">
            <text:p>0.4760673438</text:p>
          </table:table-cell>
          <table:table-cell office:value-type="float" office:value="9112198" calcext:value-type="float">
            <text:p>9112198</text:p>
          </table:table-cell>
          <table:table-cell office:value-type="float" office:value="0.476067343821324" calcext:value-type="float">
            <text:p>0.4760673438</text:p>
          </table:table-cell>
          <table:table-cell table:formula="of:=LOOKUP([.A51];[Users.$A$1:.$A$869];[Users.$B$1:.$B$869])" office:value-type="float" office:value="511" calcext:value-type="float">
            <text:p>511</text:p>
          </table:table-cell>
          <table:table-cell table:formula="of:=IF([.C51]=1;1;0)" office:value-type="float" office:value="1" calcext:value-type="float">
            <text:p>1</text:p>
          </table:table-cell>
          <table:table-cell table:formula="of:=IF([.C5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77638" calcext:value-type="float">
            <text:p>3177638</text:p>
          </table:table-cell>
          <table:table-cell office:value-type="float" office:value="0.509453978720142" calcext:value-type="float">
            <text:p>0.5094539787</text:p>
          </table:table-cell>
          <table:table-cell office:value-type="float" office:value="1" calcext:value-type="float">
            <text:p>1</text:p>
          </table:table-cell>
          <table:table-cell office:value-type="float" office:value="3177638" calcext:value-type="float">
            <text:p>3177638</text:p>
          </table:table-cell>
          <table:table-cell office:value-type="float" office:value="0.509453978720142" calcext:value-type="float">
            <text:p>0.5094539787</text:p>
          </table:table-cell>
          <table:table-cell office:value-type="float" office:value="4027947" calcext:value-type="float">
            <text:p>4027947</text:p>
          </table:table-cell>
          <table:table-cell office:value-type="float" office:value="0.56941918361376" calcext:value-type="float">
            <text:p>0.5694191836</text:p>
          </table:table-cell>
          <table:table-cell office:value-type="float" office:value="18090693" calcext:value-type="float">
            <text:p>18090693</text:p>
          </table:table-cell>
          <table:table-cell office:value-type="float" office:value="0.56941918361376" calcext:value-type="float">
            <text:p>0.5694191836</text:p>
          </table:table-cell>
          <table:table-cell table:formula="of:=LOOKUP([.A52];[Users.$A$1:.$A$869];[Users.$B$1:.$B$869])" office:value-type="float" office:value="511" calcext:value-type="float">
            <text:p>511</text:p>
          </table:table-cell>
          <table:table-cell table:formula="of:=IF([.C52]=1;1;0)" office:value-type="float" office:value="1" calcext:value-type="float">
            <text:p>1</text:p>
          </table:table-cell>
          <table:table-cell table:formula="of:=IF([.C5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912605" calcext:value-type="float">
            <text:p>17912605</text:p>
          </table:table-cell>
          <table:table-cell office:value-type="float" office:value="0.483255251754186" calcext:value-type="float">
            <text:p>0.4832552518</text:p>
          </table:table-cell>
          <table:table-cell office:value-type="float" office:value="1" calcext:value-type="float">
            <text:p>1</text:p>
          </table:table-cell>
          <table:table-cell office:value-type="float" office:value="17912605" calcext:value-type="float">
            <text:p>17912605</text:p>
          </table:table-cell>
          <table:table-cell office:value-type="float" office:value="0.483255251754186" calcext:value-type="float">
            <text:p>0.4832552518</text:p>
          </table:table-cell>
          <table:table-cell office:value-type="float" office:value="13821051" calcext:value-type="float">
            <text:p>13821051</text:p>
          </table:table-cell>
          <table:table-cell office:value-type="float" office:value="0.527673054354914" calcext:value-type="float">
            <text:p>0.5276730544</text:p>
          </table:table-cell>
          <table:table-cell office:value-type="float" office:value="11981921" calcext:value-type="float">
            <text:p>11981921</text:p>
          </table:table-cell>
          <table:table-cell office:value-type="float" office:value="0.539012951896089" calcext:value-type="float">
            <text:p>0.5390129519</text:p>
          </table:table-cell>
          <table:table-cell table:formula="of:=LOOKUP([.A53];[Users.$A$1:.$A$869];[Users.$B$1:.$B$869])" office:value-type="float" office:value="511" calcext:value-type="float">
            <text:p>511</text:p>
          </table:table-cell>
          <table:table-cell table:formula="of:=IF([.C53]=1;1;0)" office:value-type="float" office:value="1" calcext:value-type="float">
            <text:p>1</text:p>
          </table:table-cell>
          <table:table-cell table:formula="of:=IF([.C5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37970" calcext:value-type="float">
            <text:p>2437970</text:p>
          </table:table-cell>
          <table:table-cell office:value-type="float" office:value="0.397918047235883" calcext:value-type="float">
            <text:p>0.3979180472</text:p>
          </table:table-cell>
          <table:table-cell office:value-type="float" office:value="1" calcext:value-type="float">
            <text:p>1</text:p>
          </table:table-cell>
          <table:table-cell office:value-type="float" office:value="2437970" calcext:value-type="float">
            <text:p>2437970</text:p>
          </table:table-cell>
          <table:table-cell office:value-type="float" office:value="0.397918047235883" calcext:value-type="float">
            <text:p>0.3979180472</text:p>
          </table:table-cell>
          <table:table-cell office:value-type="float" office:value="8093427" calcext:value-type="float">
            <text:p>8093427</text:p>
          </table:table-cell>
          <table:table-cell office:value-type="float" office:value="0.50803398865976" calcext:value-type="float">
            <text:p>0.5080339887</text:p>
          </table:table-cell>
          <table:table-cell office:value-type="float" office:value="3599710" calcext:value-type="float">
            <text:p>3599710</text:p>
          </table:table-cell>
          <table:table-cell office:value-type="float" office:value="0.536938840897866" calcext:value-type="float">
            <text:p>0.5369388409</text:p>
          </table:table-cell>
          <table:table-cell table:formula="of:=LOOKUP([.A54];[Users.$A$1:.$A$869];[Users.$B$1:.$B$869])" office:value-type="float" office:value="512" calcext:value-type="float">
            <text:p>512</text:p>
          </table:table-cell>
          <table:table-cell table:formula="of:=IF([.C54]=1;1;0)" office:value-type="float" office:value="1" calcext:value-type="float">
            <text:p>1</text:p>
          </table:table-cell>
          <table:table-cell table:formula="of:=IF([.C5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82619" calcext:value-type="float">
            <text:p>2882619</text:p>
          </table:table-cell>
          <table:table-cell office:value-type="float" office:value="0.343098575562166" calcext:value-type="float">
            <text:p>0.3430985756</text:p>
          </table:table-cell>
          <table:table-cell office:value-type="float" office:value="0" calcext:value-type="float">
            <text:p>0</text:p>
          </table:table-cell>
          <table:table-cell office:value-type="float" office:value="250998" calcext:value-type="float">
            <text:p>250998</text:p>
          </table:table-cell>
          <table:table-cell office:value-type="float" office:value="0.310486024913214" calcext:value-type="float">
            <text:p>0.3104860249</text:p>
          </table:table-cell>
          <table:table-cell office:value-type="float" office:value="10496300" calcext:value-type="float">
            <text:p>10496300</text:p>
          </table:table-cell>
          <table:table-cell office:value-type="float" office:value="0.319972260585272" calcext:value-type="float">
            <text:p>0.3199722606</text:p>
          </table:table-cell>
          <table:table-cell office:value-type="float" office:value="17598303" calcext:value-type="float">
            <text:p>17598303</text:p>
          </table:table-cell>
          <table:table-cell office:value-type="float" office:value="0.319972260585272" calcext:value-type="float">
            <text:p>0.3199722606</text:p>
          </table:table-cell>
          <table:table-cell table:formula="of:=LOOKUP([.A55];[Users.$A$1:.$A$869];[Users.$B$1:.$B$869])" office:value-type="float" office:value="512" calcext:value-type="float">
            <text:p>512</text:p>
          </table:table-cell>
          <table:table-cell table:formula="of:=IF([.C55]=1;1;0)" office:value-type="float" office:value="0" calcext:value-type="float">
            <text:p>0</text:p>
          </table:table-cell>
          <table:table-cell table:formula="of:=IF([.C55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81089" calcext:value-type="float">
            <text:p>4781089</text:p>
          </table:table-cell>
          <table:table-cell office:value-type="float" office:value="0.636932828010347" calcext:value-type="float">
            <text:p>0.636932828</text:p>
          </table:table-cell>
          <table:table-cell office:value-type="float" office:value="0" calcext:value-type="float">
            <text:p>0</text:p>
          </table:table-cell>
          <table:table-cell office:value-type="float" office:value="6991162" calcext:value-type="float">
            <text:p>6991162</text:p>
          </table:table-cell>
          <table:table-cell office:value-type="float" office:value="0.505641835673754" calcext:value-type="float">
            <text:p>0.5056418357</text:p>
          </table:table-cell>
          <table:table-cell office:value-type="float" office:value="13075264" calcext:value-type="float">
            <text:p>13075264</text:p>
          </table:table-cell>
          <table:table-cell office:value-type="float" office:value="0.51707740243825" calcext:value-type="float">
            <text:p>0.5170774024</text:p>
          </table:table-cell>
          <table:table-cell office:value-type="float" office:value="14111770" calcext:value-type="float">
            <text:p>14111770</text:p>
          </table:table-cell>
          <table:table-cell office:value-type="float" office:value="0.525721603904604" calcext:value-type="float">
            <text:p>0.5257216039</text:p>
          </table:table-cell>
          <table:table-cell table:formula="of:=LOOKUP([.A56];[Users.$A$1:.$A$869];[Users.$B$1:.$B$869])" office:value-type="float" office:value="512" calcext:value-type="float">
            <text:p>512</text:p>
          </table:table-cell>
          <table:table-cell table:formula="of:=IF([.C56]=1;1;0)" office:value-type="float" office:value="0" calcext:value-type="float">
            <text:p>0</text:p>
          </table:table-cell>
          <table:table-cell table:formula="of:=IF([.C56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77480" calcext:value-type="float">
            <text:p>877480</text:p>
          </table:table-cell>
          <table:table-cell office:value-type="float" office:value="0.396081457977876" calcext:value-type="float">
            <text:p>0.396081458</text:p>
          </table:table-cell>
          <table:table-cell office:value-type="float" office:value="1" calcext:value-type="float">
            <text:p>1</text:p>
          </table:table-cell>
          <table:table-cell office:value-type="float" office:value="877480" calcext:value-type="float">
            <text:p>877480</text:p>
          </table:table-cell>
          <table:table-cell office:value-type="float" office:value="0.396081457977876" calcext:value-type="float">
            <text:p>0.396081458</text:p>
          </table:table-cell>
          <table:table-cell office:value-type="float" office:value="881500" calcext:value-type="float">
            <text:p>881500</text:p>
          </table:table-cell>
          <table:table-cell office:value-type="float" office:value="0.521761340207067" calcext:value-type="float">
            <text:p>0.5217613402</text:p>
          </table:table-cell>
          <table:table-cell office:value-type="float" office:value="2204916" calcext:value-type="float">
            <text:p>2204916</text:p>
          </table:table-cell>
          <table:table-cell office:value-type="float" office:value="0.524182599017729" calcext:value-type="float">
            <text:p>0.524182599</text:p>
          </table:table-cell>
          <table:table-cell table:formula="of:=LOOKUP([.A57];[Users.$A$1:.$A$869];[Users.$B$1:.$B$869])" office:value-type="float" office:value="512" calcext:value-type="float">
            <text:p>512</text:p>
          </table:table-cell>
          <table:table-cell table:formula="of:=IF([.C57]=1;1;0)" office:value-type="float" office:value="1" calcext:value-type="float">
            <text:p>1</text:p>
          </table:table-cell>
          <table:table-cell table:formula="of:=IF([.C5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397421" calcext:value-type="float">
            <text:p>10397421</text:p>
          </table:table-cell>
          <table:table-cell office:value-type="float" office:value="0.538006925834497" calcext:value-type="float">
            <text:p>0.5380069258</text:p>
          </table:table-cell>
          <table:table-cell office:value-type="float" office:value="0" calcext:value-type="float">
            <text:p>0</text:p>
          </table:table-cell>
          <table:table-cell office:value-type="float" office:value="1022132" calcext:value-type="float">
            <text:p>1022132</text:p>
          </table:table-cell>
          <table:table-cell office:value-type="float" office:value="0.423783459392828" calcext:value-type="float">
            <text:p>0.4237834594</text:p>
          </table:table-cell>
          <table:table-cell office:value-type="float" office:value="3937071" calcext:value-type="float">
            <text:p>3937071</text:p>
          </table:table-cell>
          <table:table-cell office:value-type="float" office:value="0.452802718703327" calcext:value-type="float">
            <text:p>0.4528027187</text:p>
          </table:table-cell>
          <table:table-cell office:value-type="float" office:value="7277336" calcext:value-type="float">
            <text:p>7277336</text:p>
          </table:table-cell>
          <table:table-cell office:value-type="float" office:value="0.457061115915515" calcext:value-type="float">
            <text:p>0.4570611159</text:p>
          </table:table-cell>
          <table:table-cell table:formula="of:=LOOKUP([.A58];[Users.$A$1:.$A$869];[Users.$B$1:.$B$869])" office:value-type="float" office:value="512" calcext:value-type="float">
            <text:p>512</text:p>
          </table:table-cell>
          <table:table-cell table:formula="of:=IF([.C58]=1;1;0)" office:value-type="float" office:value="0" calcext:value-type="float">
            <text:p>0</text:p>
          </table:table-cell>
          <table:table-cell table:formula="of:=IF([.C5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97351" calcext:value-type="float">
            <text:p>2197351</text:p>
          </table:table-cell>
          <table:table-cell office:value-type="float" office:value="0.541680207952057" calcext:value-type="float">
            <text:p>0.541680208</text:p>
          </table:table-cell>
          <table:table-cell office:value-type="float" office:value="0" calcext:value-type="float">
            <text:p>0</text:p>
          </table:table-cell>
          <table:table-cell office:value-type="float" office:value="5091809" calcext:value-type="float">
            <text:p>5091809</text:p>
          </table:table-cell>
          <table:table-cell office:value-type="float" office:value="0.513321342510393" calcext:value-type="float">
            <text:p>0.5133213425</text:p>
          </table:table-cell>
          <table:table-cell office:value-type="float" office:value="8401127" calcext:value-type="float">
            <text:p>8401127</text:p>
          </table:table-cell>
          <table:table-cell office:value-type="float" office:value="0.51985764955062" calcext:value-type="float">
            <text:p>0.5198576496</text:p>
          </table:table-cell>
          <table:table-cell office:value-type="float" office:value="1949064" calcext:value-type="float">
            <text:p>1949064</text:p>
          </table:table-cell>
          <table:table-cell office:value-type="float" office:value="0.535009081889263" calcext:value-type="float">
            <text:p>0.5350090819</text:p>
          </table:table-cell>
          <table:table-cell table:formula="of:=LOOKUP([.A59];[Users.$A$1:.$A$869];[Users.$B$1:.$B$869])" office:value-type="float" office:value="512" calcext:value-type="float">
            <text:p>512</text:p>
          </table:table-cell>
          <table:table-cell table:formula="of:=IF([.C59]=1;1;0)" office:value-type="float" office:value="0" calcext:value-type="float">
            <text:p>0</text:p>
          </table:table-cell>
          <table:table-cell table:formula="of:=IF([.C5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92326" calcext:value-type="float">
            <text:p>692326</text:p>
          </table:table-cell>
          <table:table-cell office:value-type="float" office:value="0.67373080266677" calcext:value-type="float">
            <text:p>0.6737308027</text:p>
          </table:table-cell>
          <table:table-cell office:value-type="float" office:value="0" calcext:value-type="float">
            <text:p>0</text:p>
          </table:table-cell>
          <table:table-cell office:value-type="float" office:value="11789930" calcext:value-type="float">
            <text:p>11789930</text:p>
          </table:table-cell>
          <table:table-cell office:value-type="float" office:value="0.412257377328185" calcext:value-type="float">
            <text:p>0.4122573773</text:p>
          </table:table-cell>
          <table:table-cell office:value-type="float" office:value="2278245" calcext:value-type="float">
            <text:p>2278245</text:p>
          </table:table-cell>
          <table:table-cell office:value-type="float" office:value="0.412257377328186" calcext:value-type="float">
            <text:p>0.4122573773</text:p>
          </table:table-cell>
          <table:table-cell office:value-type="float" office:value="18827111" calcext:value-type="float">
            <text:p>18827111</text:p>
          </table:table-cell>
          <table:table-cell office:value-type="float" office:value="0.444049648823895" calcext:value-type="float">
            <text:p>0.4440496488</text:p>
          </table:table-cell>
          <table:table-cell table:formula="of:=LOOKUP([.A60];[Users.$A$1:.$A$869];[Users.$B$1:.$B$869])" office:value-type="float" office:value="513" calcext:value-type="float">
            <text:p>513</text:p>
          </table:table-cell>
          <table:table-cell table:formula="of:=IF([.C60]=1;1;0)" office:value-type="float" office:value="0" calcext:value-type="float">
            <text:p>0</text:p>
          </table:table-cell>
          <table:table-cell table:formula="of:=IF([.C6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79967" calcext:value-type="float">
            <text:p>1879967</text:p>
          </table:table-cell>
          <table:table-cell office:value-type="float" office:value="0.407352921458391" calcext:value-type="float">
            <text:p>0.4073529215</text:p>
          </table:table-cell>
          <table:table-cell office:value-type="float" office:value="1" calcext:value-type="float">
            <text:p>1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441140243947402" calcext:value-type="float">
            <text:p>0.4411402439</text:p>
          </table:table-cell>
          <table:table-cell office:value-type="float" office:value="3387565" calcext:value-type="float">
            <text:p>3387565</text:p>
          </table:table-cell>
          <table:table-cell office:value-type="float" office:value="0.454539732361891" calcext:value-type="float">
            <text:p>0.4545397324</text:p>
          </table:table-cell>
          <table:table-cell office:value-type="float" office:value="3352673" calcext:value-type="float">
            <text:p>3352673</text:p>
          </table:table-cell>
          <table:table-cell office:value-type="float" office:value="0.456585268613209" calcext:value-type="float">
            <text:p>0.4565852686</text:p>
          </table:table-cell>
          <table:table-cell table:formula="of:=LOOKUP([.A61];[Users.$A$1:.$A$869];[Users.$B$1:.$B$869])" office:value-type="float" office:value="513" calcext:value-type="float">
            <text:p>513</text:p>
          </table:table-cell>
          <table:table-cell table:formula="of:=IF([.C61]=1;1;0)" office:value-type="float" office:value="1" calcext:value-type="float">
            <text:p>1</text:p>
          </table:table-cell>
          <table:table-cell table:formula="of:=IF([.C6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07644" calcext:value-type="float">
            <text:p>1007644</text:p>
          </table:table-cell>
          <table:table-cell office:value-type="float" office:value="0.404245079340982" calcext:value-type="float">
            <text:p>0.4042450793</text:p>
          </table:table-cell>
          <table:table-cell office:value-type="float" office:value="1" calcext:value-type="float">
            <text:p>1</text:p>
          </table:table-cell>
          <table:table-cell office:value-type="float" office:value="1007644" calcext:value-type="float">
            <text:p>1007644</text:p>
          </table:table-cell>
          <table:table-cell office:value-type="float" office:value="0.404245079340982" calcext:value-type="float">
            <text:p>0.4042450793</text:p>
          </table:table-cell>
          <table:table-cell office:value-type="float" office:value="236695" calcext:value-type="float">
            <text:p>236695</text:p>
          </table:table-cell>
          <table:table-cell office:value-type="float" office:value="0.479904681567894" calcext:value-type="float">
            <text:p>0.4799046816</text:p>
          </table:table-cell>
          <table:table-cell office:value-type="float" office:value="881500" calcext:value-type="float">
            <text:p>881500</text:p>
          </table:table-cell>
          <table:table-cell office:value-type="float" office:value="0.493060959159565" calcext:value-type="float">
            <text:p>0.4930609592</text:p>
          </table:table-cell>
          <table:table-cell table:formula="of:=LOOKUP([.A62];[Users.$A$1:.$A$869];[Users.$B$1:.$B$869])" office:value-type="float" office:value="513" calcext:value-type="float">
            <text:p>513</text:p>
          </table:table-cell>
          <table:table-cell table:formula="of:=IF([.C62]=1;1;0)" office:value-type="float" office:value="1" calcext:value-type="float">
            <text:p>1</text:p>
          </table:table-cell>
          <table:table-cell table:formula="of:=IF([.C6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566703" calcext:value-type="float">
            <text:p>5566703</text:p>
          </table:table-cell>
          <table:table-cell office:value-type="float" office:value="0.466617204415293" calcext:value-type="float">
            <text:p>0.4666172044</text:p>
          </table:table-cell>
          <table:table-cell office:value-type="float" office:value="0" calcext:value-type="float">
            <text:p>0</text:p>
          </table:table-cell>
          <table:table-cell office:value-type="float" office:value="2826545" calcext:value-type="float">
            <text:p>2826545</text:p>
          </table:table-cell>
          <table:table-cell office:value-type="float" office:value="0.543190718953146" calcext:value-type="float">
            <text:p>0.543190719</text:p>
          </table:table-cell>
          <table:table-cell office:value-type="float" office:value="18530633" calcext:value-type="float">
            <text:p>18530633</text:p>
          </table:table-cell>
          <table:table-cell office:value-type="float" office:value="0.545918695618222" calcext:value-type="float">
            <text:p>0.5459186956</text:p>
          </table:table-cell>
          <table:table-cell office:value-type="float" office:value="18680940" calcext:value-type="float">
            <text:p>18680940</text:p>
          </table:table-cell>
          <table:table-cell office:value-type="float" office:value="0.552309362339918" calcext:value-type="float">
            <text:p>0.5523093623</text:p>
          </table:table-cell>
          <table:table-cell table:formula="of:=LOOKUP([.A63];[Users.$A$1:.$A$869];[Users.$B$1:.$B$869])" office:value-type="float" office:value="514" calcext:value-type="float">
            <text:p>514</text:p>
          </table:table-cell>
          <table:table-cell table:formula="of:=IF([.C63]=1;1;0)" office:value-type="float" office:value="0" calcext:value-type="float">
            <text:p>0</text:p>
          </table:table-cell>
          <table:table-cell table:formula="of:=IF([.C63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11333" calcext:value-type="float">
            <text:p>3011333</text:p>
          </table:table-cell>
          <table:table-cell office:value-type="float" office:value="0.501165673861579" calcext:value-type="float">
            <text:p>0.5011656739</text:p>
          </table:table-cell>
          <table:table-cell office:value-type="float" office:value="1" calcext:value-type="float">
            <text:p>1</text:p>
          </table:table-cell>
          <table:table-cell office:value-type="float" office:value="3011333" calcext:value-type="float">
            <text:p>3011333</text:p>
          </table:table-cell>
          <table:table-cell office:value-type="float" office:value="0.501165673861579" calcext:value-type="float">
            <text:p>0.5011656739</text:p>
          </table:table-cell>
          <table:table-cell office:value-type="float" office:value="974621" calcext:value-type="float">
            <text:p>974621</text:p>
          </table:table-cell>
          <table:table-cell office:value-type="float" office:value="0.560178627724574" calcext:value-type="float">
            <text:p>0.5601786277</text:p>
          </table:table-cell>
          <table:table-cell office:value-type="float" office:value="924866" calcext:value-type="float">
            <text:p>924866</text:p>
          </table:table-cell>
          <table:table-cell office:value-type="float" office:value="0.564232246256566" calcext:value-type="float">
            <text:p>0.5642322463</text:p>
          </table:table-cell>
          <table:table-cell table:formula="of:=LOOKUP([.A64];[Users.$A$1:.$A$869];[Users.$B$1:.$B$869])" office:value-type="float" office:value="514" calcext:value-type="float">
            <text:p>514</text:p>
          </table:table-cell>
          <table:table-cell table:formula="of:=IF([.C64]=1;1;0)" office:value-type="float" office:value="1" calcext:value-type="float">
            <text:p>1</text:p>
          </table:table-cell>
          <table:table-cell table:formula="of:=IF([.C6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12529" calcext:value-type="float">
            <text:p>1412529</text:p>
          </table:table-cell>
          <table:table-cell office:value-type="float" office:value="0.604339309694356" calcext:value-type="float">
            <text:p>0.6043393097</text:p>
          </table:table-cell>
          <table:table-cell office:value-type="float" office:value="0" calcext:value-type="float">
            <text:p>0</text:p>
          </table:table-cell>
          <table:table-cell office:value-type="float" office:value="7071414" calcext:value-type="float">
            <text:p>7071414</text:p>
          </table:table-cell>
          <table:table-cell office:value-type="float" office:value="0.479011255171414" calcext:value-type="float">
            <text:p>0.4790112552</text:p>
          </table:table-cell>
          <table:table-cell office:value-type="float" office:value="4978134" calcext:value-type="float">
            <text:p>4978134</text:p>
          </table:table-cell>
          <table:table-cell office:value-type="float" office:value="0.483644759941407" calcext:value-type="float">
            <text:p>0.4836447599</text:p>
          </table:table-cell>
          <table:table-cell office:value-type="float" office:value="7998037" calcext:value-type="float">
            <text:p>7998037</text:p>
          </table:table-cell>
          <table:table-cell office:value-type="float" office:value="0.488475963049348" calcext:value-type="float">
            <text:p>0.488475963</text:p>
          </table:table-cell>
          <table:table-cell table:formula="of:=LOOKUP([.A65];[Users.$A$1:.$A$869];[Users.$B$1:.$B$869])" office:value-type="float" office:value="514" calcext:value-type="float">
            <text:p>514</text:p>
          </table:table-cell>
          <table:table-cell table:formula="of:=IF([.C65]=1;1;0)" office:value-type="float" office:value="0" calcext:value-type="float">
            <text:p>0</text:p>
          </table:table-cell>
          <table:table-cell table:formula="of:=IF([.C65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43108" calcext:value-type="float">
            <text:p>1843108</text:p>
          </table:table-cell>
          <table:table-cell office:value-type="float" office:value="0.524153533377184" calcext:value-type="float">
            <text:p>0.5241535334</text:p>
          </table:table-cell>
          <table:table-cell office:value-type="float" office:value="1" calcext:value-type="float">
            <text:p>1</text:p>
          </table:table-cell>
          <table:table-cell office:value-type="float" office:value="1843108" calcext:value-type="float">
            <text:p>1843108</text:p>
          </table:table-cell>
          <table:table-cell office:value-type="float" office:value="0.524153533377184" calcext:value-type="float">
            <text:p>0.5241535334</text:p>
          </table:table-cell>
          <table:table-cell office:value-type="float" office:value="18686313" calcext:value-type="float">
            <text:p>18686313</text:p>
          </table:table-cell>
          <table:table-cell office:value-type="float" office:value="0.553388325023493" calcext:value-type="float">
            <text:p>0.553388325</text:p>
          </table:table-cell>
          <table:table-cell office:value-type="float" office:value="14389799" calcext:value-type="float">
            <text:p>14389799</text:p>
          </table:table-cell>
          <table:table-cell office:value-type="float" office:value="0.553388325023493" calcext:value-type="float">
            <text:p>0.553388325</text:p>
          </table:table-cell>
          <table:table-cell table:formula="of:=LOOKUP([.A66];[Users.$A$1:.$A$869];[Users.$B$1:.$B$869])" office:value-type="float" office:value="514" calcext:value-type="float">
            <text:p>514</text:p>
          </table:table-cell>
          <table:table-cell table:formula="of:=IF([.C66]=1;1;0)" office:value-type="float" office:value="1" calcext:value-type="float">
            <text:p>1</text:p>
          </table:table-cell>
          <table:table-cell table:formula="of:=IF([.C6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28420" calcext:value-type="float">
            <text:p>3128420</text:p>
          </table:table-cell>
          <table:table-cell office:value-type="float" office:value="0.452154639539996" calcext:value-type="float">
            <text:p>0.4521546395</text:p>
          </table:table-cell>
          <table:table-cell office:value-type="float" office:value="1" calcext:value-type="float">
            <text:p>1</text:p>
          </table:table-cell>
          <table:table-cell office:value-type="float" office:value="3128420" calcext:value-type="float">
            <text:p>3128420</text:p>
          </table:table-cell>
          <table:table-cell office:value-type="float" office:value="0.452154639539996" calcext:value-type="float">
            <text:p>0.4521546395</text:p>
          </table:table-cell>
          <table:table-cell office:value-type="float" office:value="10697644" calcext:value-type="float">
            <text:p>10697644</text:p>
          </table:table-cell>
          <table:table-cell office:value-type="float" office:value="0.546203216746102" calcext:value-type="float">
            <text:p>0.5462032167</text:p>
          </table:table-cell>
          <table:table-cell office:value-type="float" office:value="4149563" calcext:value-type="float">
            <text:p>4149563</text:p>
          </table:table-cell>
          <table:table-cell office:value-type="float" office:value="0.549771490138906" calcext:value-type="float">
            <text:p>0.5497714901</text:p>
          </table:table-cell>
          <table:table-cell table:formula="of:=LOOKUP([.A67];[Users.$A$1:.$A$869];[Users.$B$1:.$B$869])" office:value-type="float" office:value="514" calcext:value-type="float">
            <text:p>514</text:p>
          </table:table-cell>
          <table:table-cell table:formula="of:=IF([.C67]=1;1;0)" office:value-type="float" office:value="1" calcext:value-type="float">
            <text:p>1</text:p>
          </table:table-cell>
          <table:table-cell table:formula="of:=IF([.C6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078943" calcext:value-type="float">
            <text:p>15078943</text:p>
          </table:table-cell>
          <table:table-cell office:value-type="float" office:value="0.583876657556664" calcext:value-type="float">
            <text:p>0.5838766576</text:p>
          </table:table-cell>
          <table:table-cell office:value-type="float" office:value="0" calcext:value-type="float">
            <text:p>0</text:p>
          </table:table-cell>
          <table:table-cell office:value-type="float" office:value="9462993" calcext:value-type="float">
            <text:p>9462993</text:p>
          </table:table-cell>
          <table:table-cell office:value-type="float" office:value="0.55676479043563" calcext:value-type="float">
            <text:p>0.5567647904</text:p>
          </table:table-cell>
          <table:table-cell office:value-type="float" office:value="5855587" calcext:value-type="float">
            <text:p>5855587</text:p>
          </table:table-cell>
          <table:table-cell office:value-type="float" office:value="0.566902639235621" calcext:value-type="float">
            <text:p>0.5669026392</text:p>
          </table:table-cell>
          <table:table-cell office:value-type="float" office:value="5736848" calcext:value-type="float">
            <text:p>5736848</text:p>
          </table:table-cell>
          <table:table-cell office:value-type="float" office:value="0.567693475901742" calcext:value-type="float">
            <text:p>0.5676934759</text:p>
          </table:table-cell>
          <table:table-cell table:formula="of:=LOOKUP([.A68];[Users.$A$1:.$A$869];[Users.$B$1:.$B$869])" office:value-type="float" office:value="515" calcext:value-type="float">
            <text:p>515</text:p>
          </table:table-cell>
          <table:table-cell table:formula="of:=IF([.C68]=1;1;0)" office:value-type="float" office:value="0" calcext:value-type="float">
            <text:p>0</text:p>
          </table:table-cell>
          <table:table-cell table:formula="of:=IF([.C6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32332" calcext:value-type="float">
            <text:p>3732332</text:p>
          </table:table-cell>
          <table:table-cell office:value-type="float" office:value="0.693147180559946" calcext:value-type="float">
            <text:p>0.6931471806</text:p>
          </table:table-cell>
          <table:table-cell office:value-type="float" office:value="0" calcext:value-type="float">
            <text:p>0</text:p>
          </table:table-cell>
          <table:table-cell office:value-type="float" office:value="13682926" calcext:value-type="float">
            <text:p>13682926</text:p>
          </table:table-cell>
          <table:table-cell office:value-type="float" office:value="0.379297812785512" calcext:value-type="float">
            <text:p>0.3792978128</text:p>
          </table:table-cell>
          <table:table-cell office:value-type="float" office:value="16520454" calcext:value-type="float">
            <text:p>16520454</text:p>
          </table:table-cell>
          <table:table-cell office:value-type="float" office:value="0.379297812785512" calcext:value-type="float">
            <text:p>0.3792978128</text:p>
          </table:table-cell>
          <table:table-cell office:value-type="float" office:value="15969406" calcext:value-type="float">
            <text:p>15969406</text:p>
          </table:table-cell>
          <table:table-cell office:value-type="float" office:value="0.379297812785512" calcext:value-type="float">
            <text:p>0.3792978128</text:p>
          </table:table-cell>
          <table:table-cell table:formula="of:=LOOKUP([.A69];[Users.$A$1:.$A$869];[Users.$B$1:.$B$869])" office:value-type="float" office:value="515" calcext:value-type="float">
            <text:p>515</text:p>
          </table:table-cell>
          <table:table-cell table:formula="of:=IF([.C69]=1;1;0)" office:value-type="float" office:value="0" calcext:value-type="float">
            <text:p>0</text:p>
          </table:table-cell>
          <table:table-cell table:formula="of:=IF([.C6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22879" calcext:value-type="float">
            <text:p>1822879</text:p>
          </table:table-cell>
          <table:table-cell office:value-type="float" office:value="0.451975046080639" calcext:value-type="float">
            <text:p>0.4519750461</text:p>
          </table:table-cell>
          <table:table-cell office:value-type="float" office:value="2" calcext:value-type="float">
            <text:p>2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449837175508248" calcext:value-type="float">
            <text:p>0.4498371755</text:p>
          </table:table-cell>
          <table:table-cell office:value-type="float" office:value="1822879" calcext:value-type="float">
            <text:p>1822879</text:p>
          </table:table-cell>
          <table:table-cell office:value-type="float" office:value="0.451975046080639" calcext:value-type="float">
            <text:p>0.4519750461</text:p>
          </table:table-cell>
          <table:table-cell office:value-type="float" office:value="8883220" calcext:value-type="float">
            <text:p>8883220</text:p>
          </table:table-cell>
          <table:table-cell office:value-type="float" office:value="0.457602435208083" calcext:value-type="float">
            <text:p>0.4576024352</text:p>
          </table:table-cell>
          <table:table-cell table:formula="of:=LOOKUP([.A70];[Users.$A$1:.$A$869];[Users.$B$1:.$B$869])" office:value-type="float" office:value="515" calcext:value-type="float">
            <text:p>515</text:p>
          </table:table-cell>
          <table:table-cell table:formula="of:=IF([.C70]=1;1;0)" office:value-type="float" office:value="0" calcext:value-type="float">
            <text:p>0</text:p>
          </table:table-cell>
          <table:table-cell table:formula="of:=IF([.C7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8556" calcext:value-type="float">
            <text:p>258556</text:p>
          </table:table-cell>
          <table:table-cell office:value-type="float" office:value="0.672592106045333" calcext:value-type="float">
            <text:p>0.672592106</text:p>
          </table:table-cell>
          <table:table-cell office:value-type="float" office:value="0" calcext:value-type="float">
            <text:p>0</text:p>
          </table:table-cell>
          <table:table-cell office:value-type="float" office:value="10192075" calcext:value-type="float">
            <text:p>10192075</text:p>
          </table:table-cell>
          <table:table-cell office:value-type="float" office:value="0.59346900113395" calcext:value-type="float">
            <text:p>0.5934690011</text:p>
          </table:table-cell>
          <table:table-cell office:value-type="float" office:value="9174009" calcext:value-type="float">
            <text:p>9174009</text:p>
          </table:table-cell>
          <table:table-cell office:value-type="float" office:value="0.595897733514586" calcext:value-type="float">
            <text:p>0.5958977335</text:p>
          </table:table-cell>
          <table:table-cell office:value-type="float" office:value="17141068" calcext:value-type="float">
            <text:p>17141068</text:p>
          </table:table-cell>
          <table:table-cell office:value-type="float" office:value="0.598344118416851" calcext:value-type="float">
            <text:p>0.5983441184</text:p>
          </table:table-cell>
          <table:table-cell table:formula="of:=LOOKUP([.A71];[Users.$A$1:.$A$869];[Users.$B$1:.$B$869])" office:value-type="float" office:value="515" calcext:value-type="float">
            <text:p>515</text:p>
          </table:table-cell>
          <table:table-cell table:formula="of:=IF([.C71]=1;1;0)" office:value-type="float" office:value="0" calcext:value-type="float">
            <text:p>0</text:p>
          </table:table-cell>
          <table:table-cell table:formula="of:=IF([.C7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85982" calcext:value-type="float">
            <text:p>1485982</text:p>
          </table:table-cell>
          <table:table-cell office:value-type="float" office:value="0.318988742641011" calcext:value-type="float">
            <text:p>0.3189887426</text:p>
          </table:table-cell>
          <table:table-cell office:value-type="float" office:value="1" calcext:value-type="float">
            <text:p>1</text:p>
          </table:table-cell>
          <table:table-cell office:value-type="float" office:value="1485982" calcext:value-type="float">
            <text:p>1485982</text:p>
          </table:table-cell>
          <table:table-cell office:value-type="float" office:value="0.318988742641011" calcext:value-type="float">
            <text:p>0.3189887426</text:p>
          </table:table-cell>
          <table:table-cell office:value-type="float" office:value="6426609" calcext:value-type="float">
            <text:p>6426609</text:p>
          </table:table-cell>
          <table:table-cell office:value-type="float" office:value="0.524179503555045" calcext:value-type="float">
            <text:p>0.5241795036</text:p>
          </table:table-cell>
          <table:table-cell office:value-type="float" office:value="14318420" calcext:value-type="float">
            <text:p>14318420</text:p>
          </table:table-cell>
          <table:table-cell office:value-type="float" office:value="0.533375166758336" calcext:value-type="float">
            <text:p>0.5333751668</text:p>
          </table:table-cell>
          <table:table-cell table:formula="of:=LOOKUP([.A72];[Users.$A$1:.$A$869];[Users.$B$1:.$B$869])" office:value-type="float" office:value="516" calcext:value-type="float">
            <text:p>516</text:p>
          </table:table-cell>
          <table:table-cell table:formula="of:=IF([.C72]=1;1;0)" office:value-type="float" office:value="1" calcext:value-type="float">
            <text:p>1</text:p>
          </table:table-cell>
          <table:table-cell table:formula="of:=IF([.C7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490072" calcext:value-type="float">
            <text:p>12490072</text:p>
          </table:table-cell>
          <table:table-cell office:value-type="float" office:value="0.493557614120861" calcext:value-type="float">
            <text:p>0.4935576141</text:p>
          </table:table-cell>
          <table:table-cell office:value-type="float" office:value="1" calcext:value-type="float">
            <text:p>1</text:p>
          </table:table-cell>
          <table:table-cell office:value-type="float" office:value="12490072" calcext:value-type="float">
            <text:p>12490072</text:p>
          </table:table-cell>
          <table:table-cell office:value-type="float" office:value="0.493557614120861" calcext:value-type="float">
            <text:p>0.4935576141</text:p>
          </table:table-cell>
          <table:table-cell office:value-type="float" office:value="3524187" calcext:value-type="float">
            <text:p>3524187</text:p>
          </table:table-cell>
          <table:table-cell office:value-type="float" office:value="0.498318651895716" calcext:value-type="float">
            <text:p>0.4983186519</text:p>
          </table:table-cell>
          <table:table-cell office:value-type="float" office:value="1337671" calcext:value-type="float">
            <text:p>1337671</text:p>
          </table:table-cell>
          <table:table-cell office:value-type="float" office:value="0.503000764185283" calcext:value-type="float">
            <text:p>0.5030007642</text:p>
          </table:table-cell>
          <table:table-cell table:formula="of:=LOOKUP([.A73];[Users.$A$1:.$A$869];[Users.$B$1:.$B$869])" office:value-type="float" office:value="516" calcext:value-type="float">
            <text:p>516</text:p>
          </table:table-cell>
          <table:table-cell table:formula="of:=IF([.C73]=1;1;0)" office:value-type="float" office:value="1" calcext:value-type="float">
            <text:p>1</text:p>
          </table:table-cell>
          <table:table-cell table:formula="of:=IF([.C7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057624" calcext:value-type="float">
            <text:p>15057624</text:p>
          </table:table-cell>
          <table:table-cell office:value-type="float" office:value="0.635052208135007" calcext:value-type="float">
            <text:p>0.6350522081</text:p>
          </table:table-cell>
          <table:table-cell office:value-type="float" office:value="0" calcext:value-type="float">
            <text:p>0</text:p>
          </table:table-cell>
          <table:table-cell office:value-type="float" office:value="18385990" calcext:value-type="float">
            <text:p>18385990</text:p>
          </table:table-cell>
          <table:table-cell office:value-type="float" office:value="0.598624575828698" calcext:value-type="float">
            <text:p>0.5986245758</text:p>
          </table:table-cell>
          <table:table-cell office:value-type="float" office:value="7024942" calcext:value-type="float">
            <text:p>7024942</text:p>
          </table:table-cell>
          <table:table-cell office:value-type="float" office:value="0.598624575828698" calcext:value-type="float">
            <text:p>0.5986245758</text:p>
          </table:table-cell>
          <table:table-cell office:value-type="float" office:value="16079704" calcext:value-type="float">
            <text:p>16079704</text:p>
          </table:table-cell>
          <table:table-cell office:value-type="float" office:value="0.598624575828698" calcext:value-type="float">
            <text:p>0.5986245758</text:p>
          </table:table-cell>
          <table:table-cell table:formula="of:=LOOKUP([.A74];[Users.$A$1:.$A$869];[Users.$B$1:.$B$869])" office:value-type="float" office:value="516" calcext:value-type="float">
            <text:p>516</text:p>
          </table:table-cell>
          <table:table-cell table:formula="of:=IF([.C74]=1;1;0)" office:value-type="float" office:value="0" calcext:value-type="float">
            <text:p>0</text:p>
          </table:table-cell>
          <table:table-cell table:formula="of:=IF([.C7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94499" calcext:value-type="float">
            <text:p>294499</text:p>
          </table:table-cell>
          <table:table-cell office:value-type="float" office:value="0.420343169565089" calcext:value-type="float">
            <text:p>0.4203431696</text:p>
          </table:table-cell>
          <table:table-cell office:value-type="float" office:value="1" calcext:value-type="float">
            <text:p>1</text:p>
          </table:table-cell>
          <table:table-cell office:value-type="float" office:value="294499" calcext:value-type="float">
            <text:p>294499</text:p>
          </table:table-cell>
          <table:table-cell office:value-type="float" office:value="0.420343169565089" calcext:value-type="float">
            <text:p>0.4203431696</text:p>
          </table:table-cell>
          <table:table-cell office:value-type="float" office:value="11595568" calcext:value-type="float">
            <text:p>11595568</text:p>
          </table:table-cell>
          <table:table-cell office:value-type="float" office:value="0.454560670539215" calcext:value-type="float">
            <text:p>0.4545606705</text:p>
          </table:table-cell>
          <table:table-cell office:value-type="float" office:value="10052711" calcext:value-type="float">
            <text:p>10052711</text:p>
          </table:table-cell>
          <table:table-cell office:value-type="float" office:value="0.464042900996956" calcext:value-type="float">
            <text:p>0.464042901</text:p>
          </table:table-cell>
          <table:table-cell table:formula="of:=LOOKUP([.A75];[Users.$A$1:.$A$869];[Users.$B$1:.$B$869])" office:value-type="float" office:value="517" calcext:value-type="float">
            <text:p>517</text:p>
          </table:table-cell>
          <table:table-cell table:formula="of:=IF([.C75]=1;1;0)" office:value-type="float" office:value="1" calcext:value-type="float">
            <text:p>1</text:p>
          </table:table-cell>
          <table:table-cell table:formula="of:=IF([.C7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03195" calcext:value-type="float">
            <text:p>803195</text:p>
          </table:table-cell>
          <table:table-cell office:value-type="float" office:value="0.475434419004748" calcext:value-type="float">
            <text:p>0.475434419</text:p>
          </table:table-cell>
          <table:table-cell office:value-type="float" office:value="2" calcext:value-type="float">
            <text:p>2</text:p>
          </table:table-cell>
          <table:table-cell office:value-type="float" office:value="16869928" calcext:value-type="float">
            <text:p>16869928</text:p>
          </table:table-cell>
          <table:table-cell office:value-type="float" office:value="0.465219512865521" calcext:value-type="float">
            <text:p>0.4652195129</text:p>
          </table:table-cell>
          <table:table-cell office:value-type="float" office:value="803195" calcext:value-type="float">
            <text:p>803195</text:p>
          </table:table-cell>
          <table:table-cell office:value-type="float" office:value="0.475434419004748" calcext:value-type="float">
            <text:p>0.475434419</text:p>
          </table:table-cell>
          <table:table-cell office:value-type="float" office:value="17843545" calcext:value-type="float">
            <text:p>17843545</text:p>
          </table:table-cell>
          <table:table-cell office:value-type="float" office:value="0.483611751097181" calcext:value-type="float">
            <text:p>0.4836117511</text:p>
          </table:table-cell>
          <table:table-cell table:formula="of:=LOOKUP([.A76];[Users.$A$1:.$A$869];[Users.$B$1:.$B$869])" office:value-type="float" office:value="517" calcext:value-type="float">
            <text:p>517</text:p>
          </table:table-cell>
          <table:table-cell table:formula="of:=IF([.C76]=1;1;0)" office:value-type="float" office:value="0" calcext:value-type="float">
            <text:p>0</text:p>
          </table:table-cell>
          <table:table-cell table:formula="of:=IF([.C7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8242" calcext:value-type="float">
            <text:p>98242</text:p>
          </table:table-cell>
          <table:table-cell office:value-type="float" office:value="0.394400011009917" calcext:value-type="float">
            <text:p>0.394400011</text:p>
          </table:table-cell>
          <table:table-cell office:value-type="float" office:value="1" calcext:value-type="float">
            <text:p>1</text:p>
          </table:table-cell>
          <table:table-cell office:value-type="float" office:value="98242" calcext:value-type="float">
            <text:p>98242</text:p>
          </table:table-cell>
          <table:table-cell office:value-type="float" office:value="0.394400011009917" calcext:value-type="float">
            <text:p>0.394400011</text:p>
          </table:table-cell>
          <table:table-cell office:value-type="float" office:value="5140477" calcext:value-type="float">
            <text:p>5140477</text:p>
          </table:table-cell>
          <table:table-cell office:value-type="float" office:value="0.47510058313688" calcext:value-type="float">
            <text:p>0.4751005831</text:p>
          </table:table-cell>
          <table:table-cell office:value-type="float" office:value="5091809" calcext:value-type="float">
            <text:p>5091809</text:p>
          </table:table-cell>
          <table:table-cell office:value-type="float" office:value="0.488066664257648" calcext:value-type="float">
            <text:p>0.4880666643</text:p>
          </table:table-cell>
          <table:table-cell table:formula="of:=LOOKUP([.A77];[Users.$A$1:.$A$869];[Users.$B$1:.$B$869])" office:value-type="float" office:value="518" calcext:value-type="float">
            <text:p>518</text:p>
          </table:table-cell>
          <table:table-cell table:formula="of:=IF([.C77]=1;1;0)" office:value-type="float" office:value="1" calcext:value-type="float">
            <text:p>1</text:p>
          </table:table-cell>
          <table:table-cell table:formula="of:=IF([.C7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344466" calcext:value-type="float">
            <text:p>15344466</text:p>
          </table:table-cell>
          <table:table-cell office:value-type="float" office:value="0.687035694281504" calcext:value-type="float">
            <text:p>0.6870356943</text:p>
          </table:table-cell>
          <table:table-cell office:value-type="float" office:value="0" calcext:value-type="float">
            <text:p>0</text:p>
          </table:table-cell>
          <table:table-cell office:value-type="float" office:value="5119441" calcext:value-type="float">
            <text:p>5119441</text:p>
          </table:table-cell>
          <table:table-cell office:value-type="float" office:value="0.513018787185805" calcext:value-type="float">
            <text:p>0.5130187872</text:p>
          </table:table-cell>
          <table:table-cell office:value-type="float" office:value="6302806" calcext:value-type="float">
            <text:p>6302806</text:p>
          </table:table-cell>
          <table:table-cell office:value-type="float" office:value="0.516857990937694" calcext:value-type="float">
            <text:p>0.5168579909</text:p>
          </table:table-cell>
          <table:table-cell office:value-type="float" office:value="16242959" calcext:value-type="float">
            <text:p>16242959</text:p>
          </table:table-cell>
          <table:table-cell office:value-type="float" office:value="0.518420205380554" calcext:value-type="float">
            <text:p>0.5184202054</text:p>
          </table:table-cell>
          <table:table-cell table:formula="of:=LOOKUP([.A78];[Users.$A$1:.$A$869];[Users.$B$1:.$B$869])" office:value-type="float" office:value="518" calcext:value-type="float">
            <text:p>518</text:p>
          </table:table-cell>
          <table:table-cell table:formula="of:=IF([.C78]=1;1;0)" office:value-type="float" office:value="0" calcext:value-type="float">
            <text:p>0</text:p>
          </table:table-cell>
          <table:table-cell table:formula="of:=IF([.C7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00547" calcext:value-type="float">
            <text:p>4300547</text:p>
          </table:table-cell>
          <table:table-cell office:value-type="float" office:value="0.631870024134896" calcext:value-type="float">
            <text:p>0.6318700241</text:p>
          </table:table-cell>
          <table:table-cell office:value-type="float" office:value="0" calcext:value-type="float">
            <text:p>0</text:p>
          </table:table-cell>
          <table:table-cell office:value-type="float" office:value="13427666" calcext:value-type="float">
            <text:p>13427666</text:p>
          </table:table-cell>
          <table:table-cell office:value-type="float" office:value="0.554364051164383" calcext:value-type="float">
            <text:p>0.5543640512</text:p>
          </table:table-cell>
          <table:table-cell office:value-type="float" office:value="15803989" calcext:value-type="float">
            <text:p>15803989</text:p>
          </table:table-cell>
          <table:table-cell office:value-type="float" office:value="0.555619959101926" calcext:value-type="float">
            <text:p>0.5556199591</text:p>
          </table:table-cell>
          <table:table-cell office:value-type="float" office:value="12435302" calcext:value-type="float">
            <text:p>12435302</text:p>
          </table:table-cell>
          <table:table-cell office:value-type="float" office:value="0.570451127763392" calcext:value-type="float">
            <text:p>0.5704511278</text:p>
          </table:table-cell>
          <table:table-cell table:formula="of:=LOOKUP([.A79];[Users.$A$1:.$A$869];[Users.$B$1:.$B$869])" office:value-type="float" office:value="518" calcext:value-type="float">
            <text:p>518</text:p>
          </table:table-cell>
          <table:table-cell table:formula="of:=IF([.C79]=1;1;0)" office:value-type="float" office:value="0" calcext:value-type="float">
            <text:p>0</text:p>
          </table:table-cell>
          <table:table-cell table:formula="of:=IF([.C7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71607" calcext:value-type="float">
            <text:p>1971607</text:p>
          </table:table-cell>
          <table:table-cell office:value-type="float" office:value="0.550913499824831" calcext:value-type="float">
            <text:p>0.5509134998</text:p>
          </table:table-cell>
          <table:table-cell office:value-type="float" office:value="0" calcext:value-type="float">
            <text:p>0</text:p>
          </table:table-cell>
          <table:table-cell office:value-type="float" office:value="6650324" calcext:value-type="float">
            <text:p>6650324</text:p>
          </table:table-cell>
          <table:table-cell office:value-type="float" office:value="0.495597602157559" calcext:value-type="float">
            <text:p>0.4955976022</text:p>
          </table:table-cell>
          <table:table-cell office:value-type="float" office:value="6313356" calcext:value-type="float">
            <text:p>6313356</text:p>
          </table:table-cell>
          <table:table-cell office:value-type="float" office:value="0.510534887610276" calcext:value-type="float">
            <text:p>0.5105348876</text:p>
          </table:table-cell>
          <table:table-cell office:value-type="float" office:value="16047321" calcext:value-type="float">
            <text:p>16047321</text:p>
          </table:table-cell>
          <table:table-cell office:value-type="float" office:value="0.517386892292738" calcext:value-type="float">
            <text:p>0.5173868923</text:p>
          </table:table-cell>
          <table:table-cell table:formula="of:=LOOKUP([.A80];[Users.$A$1:.$A$869];[Users.$B$1:.$B$869])" office:value-type="float" office:value="518" calcext:value-type="float">
            <text:p>518</text:p>
          </table:table-cell>
          <table:table-cell table:formula="of:=IF([.C80]=1;1;0)" office:value-type="float" office:value="0" calcext:value-type="float">
            <text:p>0</text:p>
          </table:table-cell>
          <table:table-cell table:formula="of:=IF([.C8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82388" calcext:value-type="float">
            <text:p>3382388</text:p>
          </table:table-cell>
          <table:table-cell office:value-type="float" office:value="0.350913678280481" calcext:value-type="float">
            <text:p>0.3509136783</text:p>
          </table:table-cell>
          <table:table-cell office:value-type="float" office:value="0" calcext:value-type="float">
            <text:p>0</text:p>
          </table:table-cell>
          <table:table-cell office:value-type="float" office:value="15352746" calcext:value-type="float">
            <text:p>15352746</text:p>
          </table:table-cell>
          <table:table-cell office:value-type="float" office:value="0.328671451099831" calcext:value-type="float">
            <text:p>0.3286714511</text:p>
          </table:table-cell>
          <table:table-cell office:value-type="float" office:value="8651521" calcext:value-type="float">
            <text:p>8651521</text:p>
          </table:table-cell>
          <table:table-cell office:value-type="float" office:value="0.328671451099831" calcext:value-type="float">
            <text:p>0.3286714511</text:p>
          </table:table-cell>
          <table:table-cell office:value-type="float" office:value="16440226" calcext:value-type="float">
            <text:p>16440226</text:p>
          </table:table-cell>
          <table:table-cell office:value-type="float" office:value="0.328671451099831" calcext:value-type="float">
            <text:p>0.3286714511</text:p>
          </table:table-cell>
          <table:table-cell table:formula="of:=LOOKUP([.A81];[Users.$A$1:.$A$869];[Users.$B$1:.$B$869])" office:value-type="float" office:value="519" calcext:value-type="float">
            <text:p>519</text:p>
          </table:table-cell>
          <table:table-cell table:formula="of:=IF([.C81]=1;1;0)" office:value-type="float" office:value="0" calcext:value-type="float">
            <text:p>0</text:p>
          </table:table-cell>
          <table:table-cell table:formula="of:=IF([.C8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11782" calcext:value-type="float">
            <text:p>1311782</text:p>
          </table:table-cell>
          <table:table-cell office:value-type="float" office:value="0.488644974359036" calcext:value-type="float">
            <text:p>0.4886449744</text:p>
          </table:table-cell>
          <table:table-cell office:value-type="float" office:value="1" calcext:value-type="float">
            <text:p>1</text:p>
          </table:table-cell>
          <table:table-cell office:value-type="float" office:value="1311782" calcext:value-type="float">
            <text:p>1311782</text:p>
          </table:table-cell>
          <table:table-cell office:value-type="float" office:value="0.488644974359036" calcext:value-type="float">
            <text:p>0.4886449744</text:p>
          </table:table-cell>
          <table:table-cell office:value-type="float" office:value="4948505" calcext:value-type="float">
            <text:p>4948505</text:p>
          </table:table-cell>
          <table:table-cell office:value-type="float" office:value="0.499506234680329" calcext:value-type="float">
            <text:p>0.4995062347</text:p>
          </table:table-cell>
          <table:table-cell office:value-type="float" office:value="1550424" calcext:value-type="float">
            <text:p>1550424</text:p>
          </table:table-cell>
          <table:table-cell office:value-type="float" office:value="0.501196994053488" calcext:value-type="float">
            <text:p>0.5011969941</text:p>
          </table:table-cell>
          <table:table-cell table:formula="of:=LOOKUP([.A82];[Users.$A$1:.$A$869];[Users.$B$1:.$B$869])" office:value-type="float" office:value="519" calcext:value-type="float">
            <text:p>519</text:p>
          </table:table-cell>
          <table:table-cell table:formula="of:=IF([.C82]=1;1;0)" office:value-type="float" office:value="1" calcext:value-type="float">
            <text:p>1</text:p>
          </table:table-cell>
          <table:table-cell table:formula="of:=IF([.C8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671253" calcext:value-type="float">
            <text:p>15671253</text:p>
          </table:table-cell>
          <table:table-cell office:value-type="float" office:value="0.497488707912362" calcext:value-type="float">
            <text:p>0.4974887079</text:p>
          </table:table-cell>
          <table:table-cell office:value-type="float" office:value="1" calcext:value-type="float">
            <text:p>1</text:p>
          </table:table-cell>
          <table:table-cell office:value-type="float" office:value="15671253" calcext:value-type="float">
            <text:p>15671253</text:p>
          </table:table-cell>
          <table:table-cell office:value-type="float" office:value="0.497488707912362" calcext:value-type="float">
            <text:p>0.4974887079</text:p>
          </table:table-cell>
          <table:table-cell office:value-type="float" office:value="13215576" calcext:value-type="float">
            <text:p>13215576</text:p>
          </table:table-cell>
          <table:table-cell office:value-type="float" office:value="0.545412433769288" calcext:value-type="float">
            <text:p>0.5454124338</text:p>
          </table:table-cell>
          <table:table-cell office:value-type="float" office:value="5043354" calcext:value-type="float">
            <text:p>5043354</text:p>
          </table:table-cell>
          <table:table-cell office:value-type="float" office:value="0.560991602673066" calcext:value-type="float">
            <text:p>0.5609916027</text:p>
          </table:table-cell>
          <table:table-cell table:formula="of:=LOOKUP([.A83];[Users.$A$1:.$A$869];[Users.$B$1:.$B$869])" office:value-type="float" office:value="519" calcext:value-type="float">
            <text:p>519</text:p>
          </table:table-cell>
          <table:table-cell table:formula="of:=IF([.C83]=1;1;0)" office:value-type="float" office:value="1" calcext:value-type="float">
            <text:p>1</text:p>
          </table:table-cell>
          <table:table-cell table:formula="of:=IF([.C8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803732" calcext:value-type="float">
            <text:p>7803732</text:p>
          </table:table-cell>
          <table:table-cell office:value-type="float" office:value="0.456428967576094" calcext:value-type="float">
            <text:p>0.4564289676</text:p>
          </table:table-cell>
          <table:table-cell office:value-type="float" office:value="1" calcext:value-type="float">
            <text:p>1</text:p>
          </table:table-cell>
          <table:table-cell office:value-type="float" office:value="7803732" calcext:value-type="float">
            <text:p>7803732</text:p>
          </table:table-cell>
          <table:table-cell office:value-type="float" office:value="0.456428967576094" calcext:value-type="float">
            <text:p>0.4564289676</text:p>
          </table:table-cell>
          <table:table-cell office:value-type="float" office:value="5764607" calcext:value-type="float">
            <text:p>5764607</text:p>
          </table:table-cell>
          <table:table-cell office:value-type="float" office:value="0.534602714942474" calcext:value-type="float">
            <text:p>0.5346027149</text:p>
          </table:table-cell>
          <table:table-cell office:value-type="float" office:value="1707139" calcext:value-type="float">
            <text:p>1707139</text:p>
          </table:table-cell>
          <table:table-cell office:value-type="float" office:value="0.54724879300878" calcext:value-type="float">
            <text:p>0.547248793</text:p>
          </table:table-cell>
          <table:table-cell table:formula="of:=LOOKUP([.A84];[Users.$A$1:.$A$869];[Users.$B$1:.$B$869])" office:value-type="float" office:value="519" calcext:value-type="float">
            <text:p>519</text:p>
          </table:table-cell>
          <table:table-cell table:formula="of:=IF([.C84]=1;1;0)" office:value-type="float" office:value="1" calcext:value-type="float">
            <text:p>1</text:p>
          </table:table-cell>
          <table:table-cell table:formula="of:=IF([.C8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91275" calcext:value-type="float">
            <text:p>491275</text:p>
          </table:table-cell>
          <table:table-cell office:value-type="float" office:value="0.361136940033474" calcext:value-type="float">
            <text:p>0.36113694</text:p>
          </table:table-cell>
          <table:table-cell office:value-type="float" office:value="1" calcext:value-type="float">
            <text:p>1</text:p>
          </table:table-cell>
          <table:table-cell office:value-type="float" office:value="491275" calcext:value-type="float">
            <text:p>491275</text:p>
          </table:table-cell>
          <table:table-cell office:value-type="float" office:value="0.361136940033474" calcext:value-type="float">
            <text:p>0.36113694</text:p>
          </table:table-cell>
          <table:table-cell office:value-type="float" office:value="14919679" calcext:value-type="float">
            <text:p>14919679</text:p>
          </table:table-cell>
          <table:table-cell office:value-type="float" office:value="0.444296933706927" calcext:value-type="float">
            <text:p>0.4442969337</text:p>
          </table:table-cell>
          <table:table-cell office:value-type="float" office:value="13028086" calcext:value-type="float">
            <text:p>13028086</text:p>
          </table:table-cell>
          <table:table-cell office:value-type="float" office:value="0.47117155985712" calcext:value-type="float">
            <text:p>0.4711715599</text:p>
          </table:table-cell>
          <table:table-cell table:formula="of:=LOOKUP([.A85];[Users.$A$1:.$A$869];[Users.$B$1:.$B$869])" office:value-type="float" office:value="519" calcext:value-type="float">
            <text:p>519</text:p>
          </table:table-cell>
          <table:table-cell table:formula="of:=IF([.C85]=1;1;0)" office:value-type="float" office:value="1" calcext:value-type="float">
            <text:p>1</text:p>
          </table:table-cell>
          <table:table-cell table:formula="of:=IF([.C8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227793" calcext:value-type="float">
            <text:p>12227793</text:p>
          </table:table-cell>
          <table:table-cell office:value-type="float" office:value="0.529960292281169" calcext:value-type="float">
            <text:p>0.5299602923</text:p>
          </table:table-cell>
          <table:table-cell office:value-type="float" office:value="1" calcext:value-type="float">
            <text:p>1</text:p>
          </table:table-cell>
          <table:table-cell office:value-type="float" office:value="12227793" calcext:value-type="float">
            <text:p>12227793</text:p>
          </table:table-cell>
          <table:table-cell office:value-type="float" office:value="0.529960292281169" calcext:value-type="float">
            <text:p>0.5299602923</text:p>
          </table:table-cell>
          <table:table-cell office:value-type="float" office:value="1586217" calcext:value-type="float">
            <text:p>1586217</text:p>
          </table:table-cell>
          <table:table-cell office:value-type="float" office:value="0.579318129885038" calcext:value-type="float">
            <text:p>0.5793181299</text:p>
          </table:table-cell>
          <table:table-cell office:value-type="float" office:value="2351272" calcext:value-type="float">
            <text:p>2351272</text:p>
          </table:table-cell>
          <table:table-cell office:value-type="float" office:value="0.587593631022652" calcext:value-type="float">
            <text:p>0.587593631</text:p>
          </table:table-cell>
          <table:table-cell table:formula="of:=LOOKUP([.A86];[Users.$A$1:.$A$869];[Users.$B$1:.$B$869])" office:value-type="float" office:value="519" calcext:value-type="float">
            <text:p>519</text:p>
          </table:table-cell>
          <table:table-cell table:formula="of:=IF([.C86]=1;1;0)" office:value-type="float" office:value="1" calcext:value-type="float">
            <text:p>1</text:p>
          </table:table-cell>
          <table:table-cell table:formula="of:=IF([.C8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41317" calcext:value-type="float">
            <text:p>341317</text:p>
          </table:table-cell>
          <table:table-cell office:value-type="float" office:value="0.467363005536761" calcext:value-type="float">
            <text:p>0.4673630055</text:p>
          </table:table-cell>
          <table:table-cell office:value-type="float" office:value="1" calcext:value-type="float">
            <text:p>1</text:p>
          </table:table-cell>
          <table:table-cell office:value-type="float" office:value="341317" calcext:value-type="float">
            <text:p>341317</text:p>
          </table:table-cell>
          <table:table-cell office:value-type="float" office:value="0.467363005536761" calcext:value-type="float">
            <text:p>0.4673630055</text:p>
          </table:table-cell>
          <table:table-cell office:value-type="float" office:value="7001196" calcext:value-type="float">
            <text:p>7001196</text:p>
          </table:table-cell>
          <table:table-cell office:value-type="float" office:value="0.502795658356098" calcext:value-type="float">
            <text:p>0.5027956584</text:p>
          </table:table-cell>
          <table:table-cell office:value-type="float" office:value="1171022" calcext:value-type="float">
            <text:p>1171022</text:p>
          </table:table-cell>
          <table:table-cell office:value-type="float" office:value="0.508522510448164" calcext:value-type="float">
            <text:p>0.5085225104</text:p>
          </table:table-cell>
          <table:table-cell table:formula="of:=LOOKUP([.A87];[Users.$A$1:.$A$869];[Users.$B$1:.$B$869])" office:value-type="float" office:value="519" calcext:value-type="float">
            <text:p>519</text:p>
          </table:table-cell>
          <table:table-cell table:formula="of:=IF([.C87]=1;1;0)" office:value-type="float" office:value="1" calcext:value-type="float">
            <text:p>1</text:p>
          </table:table-cell>
          <table:table-cell table:formula="of:=IF([.C8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376150" calcext:value-type="float">
            <text:p>14376150</text:p>
          </table:table-cell>
          <table:table-cell office:value-type="float" office:value="0.57523880942788" calcext:value-type="float">
            <text:p>0.5752388094</text:p>
          </table:table-cell>
          <table:table-cell office:value-type="float" office:value="0" calcext:value-type="float">
            <text:p>0</text:p>
          </table:table-cell>
          <table:table-cell office:value-type="float" office:value="16413221" calcext:value-type="float">
            <text:p>16413221</text:p>
          </table:table-cell>
          <table:table-cell office:value-type="float" office:value="0.366130681552622" calcext:value-type="float">
            <text:p>0.3661306816</text:p>
          </table:table-cell>
          <table:table-cell office:value-type="float" office:value="10745952" calcext:value-type="float">
            <text:p>10745952</text:p>
          </table:table-cell>
          <table:table-cell office:value-type="float" office:value="0.377649002291576" calcext:value-type="float">
            <text:p>0.3776490023</text:p>
          </table:table-cell>
          <table:table-cell office:value-type="float" office:value="16637752" calcext:value-type="float">
            <text:p>16637752</text:p>
          </table:table-cell>
          <table:table-cell office:value-type="float" office:value="0.377649002291576" calcext:value-type="float">
            <text:p>0.3776490023</text:p>
          </table:table-cell>
          <table:table-cell table:formula="of:=LOOKUP([.A88];[Users.$A$1:.$A$869];[Users.$B$1:.$B$869])" office:value-type="float" office:value="520" calcext:value-type="float">
            <text:p>520</text:p>
          </table:table-cell>
          <table:table-cell table:formula="of:=IF([.C88]=1;1;0)" office:value-type="float" office:value="0" calcext:value-type="float">
            <text:p>0</text:p>
          </table:table-cell>
          <table:table-cell table:formula="of:=IF([.C8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2743" calcext:value-type="float">
            <text:p>272743</text:p>
          </table:table-cell>
          <table:table-cell office:value-type="float" office:value="0.49370937267867" calcext:value-type="float">
            <text:p>0.4937093727</text:p>
          </table:table-cell>
          <table:table-cell office:value-type="float" office:value="0" calcext:value-type="float">
            <text:p>0</text:p>
          </table:table-cell>
          <table:table-cell office:value-type="float" office:value="6694577" calcext:value-type="float">
            <text:p>6694577</text:p>
          </table:table-cell>
          <table:table-cell office:value-type="float" office:value="0.424657304785856" calcext:value-type="float">
            <text:p>0.4246573048</text:p>
          </table:table-cell>
          <table:table-cell office:value-type="float" office:value="8009654" calcext:value-type="float">
            <text:p>8009654</text:p>
          </table:table-cell>
          <table:table-cell office:value-type="float" office:value="0.424657304785856" calcext:value-type="float">
            <text:p>0.4246573048</text:p>
          </table:table-cell>
          <table:table-cell office:value-type="float" office:value="15803183" calcext:value-type="float">
            <text:p>15803183</text:p>
          </table:table-cell>
          <table:table-cell office:value-type="float" office:value="0.424657304785856" calcext:value-type="float">
            <text:p>0.4246573048</text:p>
          </table:table-cell>
          <table:table-cell table:formula="of:=LOOKUP([.A89];[Users.$A$1:.$A$869];[Users.$B$1:.$B$869])" office:value-type="float" office:value="521" calcext:value-type="float">
            <text:p>521</text:p>
          </table:table-cell>
          <table:table-cell table:formula="of:=IF([.C89]=1;1;0)" office:value-type="float" office:value="0" calcext:value-type="float">
            <text:p>0</text:p>
          </table:table-cell>
          <table:table-cell table:formula="of:=IF([.C8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09572" calcext:value-type="float">
            <text:p>2709572</text:p>
          </table:table-cell>
          <table:table-cell office:value-type="float" office:value="0.515173045937203" calcext:value-type="float">
            <text:p>0.5151730459</text:p>
          </table:table-cell>
          <table:table-cell office:value-type="float" office:value="1" calcext:value-type="float">
            <text:p>1</text:p>
          </table:table-cell>
          <table:table-cell office:value-type="float" office:value="162027" calcext:value-type="float">
            <text:p>162027</text:p>
          </table:table-cell>
          <table:table-cell office:value-type="float" office:value="0.537657993602234" calcext:value-type="float">
            <text:p>0.5376579936</text:p>
          </table:table-cell>
          <table:table-cell office:value-type="float" office:value="119972" calcext:value-type="float">
            <text:p>119972</text:p>
          </table:table-cell>
          <table:table-cell office:value-type="float" office:value="0.538093214701287" calcext:value-type="float">
            <text:p>0.5380932147</text:p>
          </table:table-cell>
          <table:table-cell office:value-type="float" office:value="2459648" calcext:value-type="float">
            <text:p>2459648</text:p>
          </table:table-cell>
          <table:table-cell office:value-type="float" office:value="0.544461712250895" calcext:value-type="float">
            <text:p>0.5444617123</text:p>
          </table:table-cell>
          <table:table-cell table:formula="of:=LOOKUP([.A90];[Users.$A$1:.$A$869];[Users.$B$1:.$B$869])" office:value-type="float" office:value="521" calcext:value-type="float">
            <text:p>521</text:p>
          </table:table-cell>
          <table:table-cell table:formula="of:=IF([.C90]=1;1;0)" office:value-type="float" office:value="1" calcext:value-type="float">
            <text:p>1</text:p>
          </table:table-cell>
          <table:table-cell table:formula="of:=IF([.C9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44719" calcext:value-type="float">
            <text:p>1744719</text:p>
          </table:table-cell>
          <table:table-cell office:value-type="float" office:value="0.550961866727772" calcext:value-type="float">
            <text:p>0.5509618667</text:p>
          </table:table-cell>
          <table:table-cell office:value-type="float" office:value="1" calcext:value-type="float">
            <text:p>1</text:p>
          </table:table-cell>
          <table:table-cell office:value-type="float" office:value="1744719" calcext:value-type="float">
            <text:p>1744719</text:p>
          </table:table-cell>
          <table:table-cell office:value-type="float" office:value="0.550961866727772" calcext:value-type="float">
            <text:p>0.5509618667</text:p>
          </table:table-cell>
          <table:table-cell office:value-type="float" office:value="6366509" calcext:value-type="float">
            <text:p>6366509</text:p>
          </table:table-cell>
          <table:table-cell office:value-type="float" office:value="0.580537412512799" calcext:value-type="float">
            <text:p>0.5805374125</text:p>
          </table:table-cell>
          <table:table-cell office:value-type="float" office:value="2783317" calcext:value-type="float">
            <text:p>2783317</text:p>
          </table:table-cell>
          <table:table-cell office:value-type="float" office:value="0.581295715023305" calcext:value-type="float">
            <text:p>0.581295715</text:p>
          </table:table-cell>
          <table:table-cell table:formula="of:=LOOKUP([.A91];[Users.$A$1:.$A$869];[Users.$B$1:.$B$869])" office:value-type="float" office:value="521" calcext:value-type="float">
            <text:p>521</text:p>
          </table:table-cell>
          <table:table-cell table:formula="of:=IF([.C91]=1;1;0)" office:value-type="float" office:value="1" calcext:value-type="float">
            <text:p>1</text:p>
          </table:table-cell>
          <table:table-cell table:formula="of:=IF([.C9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50077" calcext:value-type="float">
            <text:p>2450077</text:p>
          </table:table-cell>
          <table:table-cell office:value-type="float" office:value="0.538480152913988" calcext:value-type="float">
            <text:p>0.5384801529</text:p>
          </table:table-cell>
          <table:table-cell office:value-type="float" office:value="1" calcext:value-type="float">
            <text:p>1</text:p>
          </table:table-cell>
          <table:table-cell office:value-type="float" office:value="2450077" calcext:value-type="float">
            <text:p>2450077</text:p>
          </table:table-cell>
          <table:table-cell office:value-type="float" office:value="0.538480152913988" calcext:value-type="float">
            <text:p>0.5384801529</text:p>
          </table:table-cell>
          <table:table-cell office:value-type="float" office:value="4731700" calcext:value-type="float">
            <text:p>4731700</text:p>
          </table:table-cell>
          <table:table-cell office:value-type="float" office:value="0.579537859230055" calcext:value-type="float">
            <text:p>0.5795378592</text:p>
          </table:table-cell>
          <table:table-cell office:value-type="float" office:value="5391022" calcext:value-type="float">
            <text:p>5391022</text:p>
          </table:table-cell>
          <table:table-cell office:value-type="float" office:value="0.579952336250478" calcext:value-type="float">
            <text:p>0.5799523363</text:p>
          </table:table-cell>
          <table:table-cell table:formula="of:=LOOKUP([.A92];[Users.$A$1:.$A$869];[Users.$B$1:.$B$869])" office:value-type="float" office:value="522" calcext:value-type="float">
            <text:p>522</text:p>
          </table:table-cell>
          <table:table-cell table:formula="of:=IF([.C92]=1;1;0)" office:value-type="float" office:value="1" calcext:value-type="float">
            <text:p>1</text:p>
          </table:table-cell>
          <table:table-cell table:formula="of:=IF([.C9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3818" calcext:value-type="float">
            <text:p>333818</text:p>
          </table:table-cell>
          <table:table-cell office:value-type="float" office:value="0.307129189515871" calcext:value-type="float">
            <text:p>0.3071291895</text:p>
          </table:table-cell>
          <table:table-cell office:value-type="float" office:value="1" calcext:value-type="float">
            <text:p>1</text:p>
          </table:table-cell>
          <table:table-cell office:value-type="float" office:value="333818" calcext:value-type="float">
            <text:p>333818</text:p>
          </table:table-cell>
          <table:table-cell office:value-type="float" office:value="0.307129189515871" calcext:value-type="float">
            <text:p>0.3071291895</text:p>
          </table:table-cell>
          <table:table-cell office:value-type="float" office:value="15938370" calcext:value-type="float">
            <text:p>15938370</text:p>
          </table:table-cell>
          <table:table-cell office:value-type="float" office:value="0.529167982846543" calcext:value-type="float">
            <text:p>0.5291679828</text:p>
          </table:table-cell>
          <table:table-cell office:value-type="float" office:value="5869953" calcext:value-type="float">
            <text:p>5869953</text:p>
          </table:table-cell>
          <table:table-cell office:value-type="float" office:value="0.547257194816629" calcext:value-type="float">
            <text:p>0.5472571948</text:p>
          </table:table-cell>
          <table:table-cell table:formula="of:=LOOKUP([.A93];[Users.$A$1:.$A$869];[Users.$B$1:.$B$869])" office:value-type="float" office:value="523" calcext:value-type="float">
            <text:p>523</text:p>
          </table:table-cell>
          <table:table-cell table:formula="of:=IF([.C93]=1;1;0)" office:value-type="float" office:value="1" calcext:value-type="float">
            <text:p>1</text:p>
          </table:table-cell>
          <table:table-cell table:formula="of:=IF([.C9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9836" calcext:value-type="float">
            <text:p>239836</text:p>
          </table:table-cell>
          <table:table-cell office:value-type="float" office:value="0.517907653473906" calcext:value-type="float">
            <text:p>0.5179076535</text:p>
          </table:table-cell>
          <table:table-cell office:value-type="float" office:value="1" calcext:value-type="float">
            <text:p>1</text:p>
          </table:table-cell>
          <table:table-cell office:value-type="float" office:value="239836" calcext:value-type="float">
            <text:p>239836</text:p>
          </table:table-cell>
          <table:table-cell office:value-type="float" office:value="0.517907653473906" calcext:value-type="float">
            <text:p>0.5179076535</text:p>
          </table:table-cell>
          <table:table-cell office:value-type="float" office:value="2736248" calcext:value-type="float">
            <text:p>2736248</text:p>
          </table:table-cell>
          <table:table-cell office:value-type="float" office:value="0.574020974793272" calcext:value-type="float">
            <text:p>0.5740209748</text:p>
          </table:table-cell>
          <table:table-cell office:value-type="float" office:value="4839878" calcext:value-type="float">
            <text:p>4839878</text:p>
          </table:table-cell>
          <table:table-cell office:value-type="float" office:value="0.580321927131261" calcext:value-type="float">
            <text:p>0.5803219271</text:p>
          </table:table-cell>
          <table:table-cell table:formula="of:=LOOKUP([.A94];[Users.$A$1:.$A$869];[Users.$B$1:.$B$869])" office:value-type="float" office:value="523" calcext:value-type="float">
            <text:p>523</text:p>
          </table:table-cell>
          <table:table-cell table:formula="of:=IF([.C94]=1;1;0)" office:value-type="float" office:value="1" calcext:value-type="float">
            <text:p>1</text:p>
          </table:table-cell>
          <table:table-cell table:formula="of:=IF([.C9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22724" calcext:value-type="float">
            <text:p>2722724</text:p>
          </table:table-cell>
          <table:table-cell office:value-type="float" office:value="0.482649995632791" calcext:value-type="float">
            <text:p>0.4826499956</text:p>
          </table:table-cell>
          <table:table-cell office:value-type="float" office:value="0" calcext:value-type="float">
            <text:p>0</text:p>
          </table:table-cell>
          <table:table-cell office:value-type="float" office:value="8045803" calcext:value-type="float">
            <text:p>8045803</text:p>
          </table:table-cell>
          <table:table-cell office:value-type="float" office:value="0.444615913695294" calcext:value-type="float">
            <text:p>0.4446159137</text:p>
          </table:table-cell>
          <table:table-cell office:value-type="float" office:value="18761373" calcext:value-type="float">
            <text:p>18761373</text:p>
          </table:table-cell>
          <table:table-cell office:value-type="float" office:value="0.475858593495569" calcext:value-type="float">
            <text:p>0.4758585935</text:p>
          </table:table-cell>
          <table:table-cell office:value-type="float" office:value="5419888" calcext:value-type="float">
            <text:p>5419888</text:p>
          </table:table-cell>
          <table:table-cell office:value-type="float" office:value="0.476206991304858" calcext:value-type="float">
            <text:p>0.4762069913</text:p>
          </table:table-cell>
          <table:table-cell table:formula="of:=LOOKUP([.A95];[Users.$A$1:.$A$869];[Users.$B$1:.$B$869])" office:value-type="float" office:value="523" calcext:value-type="float">
            <text:p>523</text:p>
          </table:table-cell>
          <table:table-cell table:formula="of:=IF([.C95]=1;1;0)" office:value-type="float" office:value="0" calcext:value-type="float">
            <text:p>0</text:p>
          </table:table-cell>
          <table:table-cell table:formula="of:=IF([.C95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326391" calcext:value-type="float">
            <text:p>2326391</text:p>
          </table:table-cell>
          <table:table-cell office:value-type="float" office:value="0.535786635876329" calcext:value-type="float">
            <text:p>0.5357866359</text:p>
          </table:table-cell>
          <table:table-cell office:value-type="float" office:value="1" calcext:value-type="float">
            <text:p>1</text:p>
          </table:table-cell>
          <table:table-cell office:value-type="float" office:value="2326391" calcext:value-type="float">
            <text:p>2326391</text:p>
          </table:table-cell>
          <table:table-cell office:value-type="float" office:value="0.535786635876329" calcext:value-type="float">
            <text:p>0.5357866359</text:p>
          </table:table-cell>
          <table:table-cell office:value-type="float" office:value="7670432" calcext:value-type="float">
            <text:p>7670432</text:p>
          </table:table-cell>
          <table:table-cell office:value-type="float" office:value="0.582812690335489" calcext:value-type="float">
            <text:p>0.5828126903</text:p>
          </table:table-cell>
          <table:table-cell office:value-type="float" office:value="5907199" calcext:value-type="float">
            <text:p>5907199</text:p>
          </table:table-cell>
          <table:table-cell office:value-type="float" office:value="0.584550523981903" calcext:value-type="float">
            <text:p>0.584550524</text:p>
          </table:table-cell>
          <table:table-cell table:formula="of:=LOOKUP([.A96];[Users.$A$1:.$A$869];[Users.$B$1:.$B$869])" office:value-type="float" office:value="524" calcext:value-type="float">
            <text:p>524</text:p>
          </table:table-cell>
          <table:table-cell table:formula="of:=IF([.C96]=1;1;0)" office:value-type="float" office:value="1" calcext:value-type="float">
            <text:p>1</text:p>
          </table:table-cell>
          <table:table-cell table:formula="of:=IF([.C9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75576" calcext:value-type="float">
            <text:p>3375576</text:p>
          </table:table-cell>
          <table:table-cell office:value-type="float" office:value="0.61601816371861" calcext:value-type="float">
            <text:p>0.6160181637</text:p>
          </table:table-cell>
          <table:table-cell office:value-type="float" office:value="0" calcext:value-type="float">
            <text:p>0</text:p>
          </table:table-cell>
          <table:table-cell office:value-type="float" office:value="6433345" calcext:value-type="float">
            <text:p>6433345</text:p>
          </table:table-cell>
          <table:table-cell office:value-type="float" office:value="0.610755269197891" calcext:value-type="float">
            <text:p>0.6107552692</text:p>
          </table:table-cell>
          <table:table-cell office:value-type="float" office:value="9219634" calcext:value-type="float">
            <text:p>9219634</text:p>
          </table:table-cell>
          <table:table-cell office:value-type="float" office:value="0.614705696920809" calcext:value-type="float">
            <text:p>0.6147056969</text:p>
          </table:table-cell>
          <table:table-cell office:value-type="float" office:value="1714515" calcext:value-type="float">
            <text:p>1714515</text:p>
          </table:table-cell>
          <table:table-cell office:value-type="float" office:value="0.615121848309321" calcext:value-type="float">
            <text:p>0.6151218483</text:p>
          </table:table-cell>
          <table:table-cell table:formula="of:=LOOKUP([.A97];[Users.$A$1:.$A$869];[Users.$B$1:.$B$869])" office:value-type="float" office:value="524" calcext:value-type="float">
            <text:p>524</text:p>
          </table:table-cell>
          <table:table-cell table:formula="of:=IF([.C97]=1;1;0)" office:value-type="float" office:value="0" calcext:value-type="float">
            <text:p>0</text:p>
          </table:table-cell>
          <table:table-cell table:formula="of:=IF([.C9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82963" calcext:value-type="float">
            <text:p>1082963</text:p>
          </table:table-cell>
          <table:table-cell office:value-type="float" office:value="0.416322442052369" calcext:value-type="float">
            <text:p>0.4163224421</text:p>
          </table:table-cell>
          <table:table-cell office:value-type="float" office:value="0" calcext:value-type="float">
            <text:p>0</text:p>
          </table:table-cell>
          <table:table-cell office:value-type="float" office:value="3408405" calcext:value-type="float">
            <text:p>3408405</text:p>
          </table:table-cell>
          <table:table-cell office:value-type="float" office:value="0.297855477219138" calcext:value-type="float">
            <text:p>0.2978554772</text:p>
          </table:table-cell>
          <table:table-cell office:value-type="float" office:value="11075240" calcext:value-type="float">
            <text:p>11075240</text:p>
          </table:table-cell>
          <table:table-cell office:value-type="float" office:value="0.342200096646112" calcext:value-type="float">
            <text:p>0.3422000966</text:p>
          </table:table-cell>
          <table:table-cell office:value-type="float" office:value="8785408" calcext:value-type="float">
            <text:p>8785408</text:p>
          </table:table-cell>
          <table:table-cell office:value-type="float" office:value="0.363643871948363" calcext:value-type="float">
            <text:p>0.3636438719</text:p>
          </table:table-cell>
          <table:table-cell table:formula="of:=LOOKUP([.A98];[Users.$A$1:.$A$869];[Users.$B$1:.$B$869])" office:value-type="float" office:value="524" calcext:value-type="float">
            <text:p>524</text:p>
          </table:table-cell>
          <table:table-cell table:formula="of:=IF([.C98]=1;1;0)" office:value-type="float" office:value="0" calcext:value-type="float">
            <text:p>0</text:p>
          </table:table-cell>
          <table:table-cell table:formula="of:=IF([.C9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90552" calcext:value-type="float">
            <text:p>1490552</text:p>
          </table:table-cell>
          <table:table-cell office:value-type="float" office:value="0.505524080623648" calcext:value-type="float">
            <text:p>0.5055240806</text:p>
          </table:table-cell>
          <table:table-cell office:value-type="float" office:value="1" calcext:value-type="float">
            <text:p>1</text:p>
          </table:table-cell>
          <table:table-cell office:value-type="float" office:value="1490552" calcext:value-type="float">
            <text:p>1490552</text:p>
          </table:table-cell>
          <table:table-cell office:value-type="float" office:value="0.505524080623648" calcext:value-type="float">
            <text:p>0.5055240806</text:p>
          </table:table-cell>
          <table:table-cell office:value-type="float" office:value="236695" calcext:value-type="float">
            <text:p>236695</text:p>
          </table:table-cell>
          <table:table-cell office:value-type="float" office:value="0.531617201173347" calcext:value-type="float">
            <text:p>0.5316172012</text:p>
          </table:table-cell>
          <table:table-cell office:value-type="float" office:value="2169941" calcext:value-type="float">
            <text:p>2169941</text:p>
          </table:table-cell>
          <table:table-cell office:value-type="float" office:value="0.545296148522947" calcext:value-type="float">
            <text:p>0.5452961485</text:p>
          </table:table-cell>
          <table:table-cell table:formula="of:=LOOKUP([.A99];[Users.$A$1:.$A$869];[Users.$B$1:.$B$869])" office:value-type="float" office:value="524" calcext:value-type="float">
            <text:p>524</text:p>
          </table:table-cell>
          <table:table-cell table:formula="of:=IF([.C99]=1;1;0)" office:value-type="float" office:value="1" calcext:value-type="float">
            <text:p>1</text:p>
          </table:table-cell>
          <table:table-cell table:formula="of:=IF([.C9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63792" calcext:value-type="float">
            <text:p>2963792</text:p>
          </table:table-cell>
          <table:table-cell office:value-type="float" office:value="0.614822686651496" calcext:value-type="float">
            <text:p>0.6148226867</text:p>
          </table:table-cell>
          <table:table-cell office:value-type="float" office:value="0" calcext:value-type="float">
            <text:p>0</text:p>
          </table:table-cell>
          <table:table-cell office:value-type="float" office:value="5620411" calcext:value-type="float">
            <text:p>5620411</text:p>
          </table:table-cell>
          <table:table-cell office:value-type="float" office:value="0.55165934135038" calcext:value-type="float">
            <text:p>0.5516593414</text:p>
          </table:table-cell>
          <table:table-cell office:value-type="float" office:value="8786454" calcext:value-type="float">
            <text:p>8786454</text:p>
          </table:table-cell>
          <table:table-cell office:value-type="float" office:value="0.562141668843605" calcext:value-type="float">
            <text:p>0.5621416688</text:p>
          </table:table-cell>
          <table:table-cell office:value-type="float" office:value="1334313" calcext:value-type="float">
            <text:p>1334313</text:p>
          </table:table-cell>
          <table:table-cell office:value-type="float" office:value="0.562981064933069" calcext:value-type="float">
            <text:p>0.5629810649</text:p>
          </table:table-cell>
          <table:table-cell table:formula="of:=LOOKUP([.A100];[Users.$A$1:.$A$869];[Users.$B$1:.$B$869])" office:value-type="float" office:value="525" calcext:value-type="float">
            <text:p>525</text:p>
          </table:table-cell>
          <table:table-cell table:formula="of:=IF([.C100]=1;1;0)" office:value-type="float" office:value="0" calcext:value-type="float">
            <text:p>0</text:p>
          </table:table-cell>
          <table:table-cell table:formula="of:=IF([.C10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63818" calcext:value-type="float">
            <text:p>1863818</text:p>
          </table:table-cell>
          <table:table-cell office:value-type="float" office:value="0.518364931368334" calcext:value-type="float">
            <text:p>0.5183649314</text:p>
          </table:table-cell>
          <table:table-cell office:value-type="float" office:value="1" calcext:value-type="float">
            <text:p>1</text:p>
          </table:table-cell>
          <table:table-cell office:value-type="float" office:value="1863818" calcext:value-type="float">
            <text:p>1863818</text:p>
          </table:table-cell>
          <table:table-cell office:value-type="float" office:value="0.518364931368334" calcext:value-type="float">
            <text:p>0.5183649314</text:p>
          </table:table-cell>
          <table:table-cell office:value-type="float" office:value="5606012" calcext:value-type="float">
            <text:p>5606012</text:p>
          </table:table-cell>
          <table:table-cell office:value-type="float" office:value="0.544276058406588" calcext:value-type="float">
            <text:p>0.5442760584</text:p>
          </table:table-cell>
          <table:table-cell office:value-type="float" office:value="1504532" calcext:value-type="float">
            <text:p>1504532</text:p>
          </table:table-cell>
          <table:table-cell office:value-type="float" office:value="0.545156268578718" calcext:value-type="float">
            <text:p>0.5451562686</text:p>
          </table:table-cell>
          <table:table-cell table:formula="of:=LOOKUP([.A101];[Users.$A$1:.$A$869];[Users.$B$1:.$B$869])" office:value-type="float" office:value="525" calcext:value-type="float">
            <text:p>525</text:p>
          </table:table-cell>
          <table:table-cell table:formula="of:=IF([.C101]=1;1;0)" office:value-type="float" office:value="1" calcext:value-type="float">
            <text:p>1</text:p>
          </table:table-cell>
          <table:table-cell table:formula="of:=IF([.C10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11102" calcext:value-type="float">
            <text:p>1411102</text:p>
          </table:table-cell>
          <table:table-cell office:value-type="float" office:value="0.552989385036644" calcext:value-type="float">
            <text:p>0.552989385</text:p>
          </table:table-cell>
          <table:table-cell office:value-type="float" office:value="0" calcext:value-type="float">
            <text:p>0</text:p>
          </table:table-cell>
          <table:table-cell office:value-type="float" office:value="2945543" calcext:value-type="float">
            <text:p>2945543</text:p>
          </table:table-cell>
          <table:table-cell office:value-type="float" office:value="0.463359188234377" calcext:value-type="float">
            <text:p>0.4633591882</text:p>
          </table:table-cell>
          <table:table-cell office:value-type="float" office:value="2732442" calcext:value-type="float">
            <text:p>2732442</text:p>
          </table:table-cell>
          <table:table-cell office:value-type="float" office:value="0.466211327184265" calcext:value-type="float">
            <text:p>0.4662113272</text:p>
          </table:table-cell>
          <table:table-cell office:value-type="float" office:value="3510760" calcext:value-type="float">
            <text:p>3510760</text:p>
          </table:table-cell>
          <table:table-cell office:value-type="float" office:value="0.473188539672428" calcext:value-type="float">
            <text:p>0.4731885397</text:p>
          </table:table-cell>
          <table:table-cell table:formula="of:=LOOKUP([.A102];[Users.$A$1:.$A$869];[Users.$B$1:.$B$869])" office:value-type="float" office:value="526" calcext:value-type="float">
            <text:p>526</text:p>
          </table:table-cell>
          <table:table-cell table:formula="of:=IF([.C102]=1;1;0)" office:value-type="float" office:value="0" calcext:value-type="float">
            <text:p>0</text:p>
          </table:table-cell>
          <table:table-cell table:formula="of:=IF([.C10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82480" calcext:value-type="float">
            <text:p>682480</text:p>
          </table:table-cell>
          <table:table-cell office:value-type="float" office:value="0.457076607103789" calcext:value-type="float">
            <text:p>0.4570766071</text:p>
          </table:table-cell>
          <table:table-cell office:value-type="float" office:value="2" calcext:value-type="float">
            <text:p>2</text:p>
          </table:table-cell>
          <table:table-cell office:value-type="float" office:value="201499" calcext:value-type="float">
            <text:p>201499</text:p>
          </table:table-cell>
          <table:table-cell office:value-type="float" office:value="0.426786394616077" calcext:value-type="float">
            <text:p>0.4267863946</text:p>
          </table:table-cell>
          <table:table-cell office:value-type="float" office:value="682480" calcext:value-type="float">
            <text:p>682480</text:p>
          </table:table-cell>
          <table:table-cell office:value-type="float" office:value="0.457076607103789" calcext:value-type="float">
            <text:p>0.4570766071</text:p>
          </table:table-cell>
          <table:table-cell office:value-type="float" office:value="16286158" calcext:value-type="float">
            <text:p>16286158</text:p>
          </table:table-cell>
          <table:table-cell office:value-type="float" office:value="0.516033442122085" calcext:value-type="float">
            <text:p>0.5160334421</text:p>
          </table:table-cell>
          <table:table-cell table:formula="of:=LOOKUP([.A103];[Users.$A$1:.$A$869];[Users.$B$1:.$B$869])" office:value-type="float" office:value="526" calcext:value-type="float">
            <text:p>526</text:p>
          </table:table-cell>
          <table:table-cell table:formula="of:=IF([.C103]=1;1;0)" office:value-type="float" office:value="0" calcext:value-type="float">
            <text:p>0</text:p>
          </table:table-cell>
          <table:table-cell table:formula="of:=IF([.C10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14364" calcext:value-type="float">
            <text:p>4814364</text:p>
          </table:table-cell>
          <table:table-cell office:value-type="float" office:value="0.397015885629151" calcext:value-type="float">
            <text:p>0.3970158856</text:p>
          </table:table-cell>
          <table:table-cell office:value-type="float" office:value="1" calcext:value-type="float">
            <text:p>1</text:p>
          </table:table-cell>
          <table:table-cell office:value-type="float" office:value="4814364" calcext:value-type="float">
            <text:p>4814364</text:p>
          </table:table-cell>
          <table:table-cell office:value-type="float" office:value="0.397015885629151" calcext:value-type="float">
            <text:p>0.3970158856</text:p>
          </table:table-cell>
          <table:table-cell office:value-type="float" office:value="11047856" calcext:value-type="float">
            <text:p>11047856</text:p>
          </table:table-cell>
          <table:table-cell office:value-type="float" office:value="0.506269838530754" calcext:value-type="float">
            <text:p>0.5062698385</text:p>
          </table:table-cell>
          <table:table-cell office:value-type="float" office:value="7686832" calcext:value-type="float">
            <text:p>7686832</text:p>
          </table:table-cell>
          <table:table-cell office:value-type="float" office:value="0.506674998224856" calcext:value-type="float">
            <text:p>0.5066749982</text:p>
          </table:table-cell>
          <table:table-cell table:formula="of:=LOOKUP([.A104];[Users.$A$1:.$A$869];[Users.$B$1:.$B$869])" office:value-type="float" office:value="526" calcext:value-type="float">
            <text:p>526</text:p>
          </table:table-cell>
          <table:table-cell table:formula="of:=IF([.C104]=1;1;0)" office:value-type="float" office:value="1" calcext:value-type="float">
            <text:p>1</text:p>
          </table:table-cell>
          <table:table-cell table:formula="of:=IF([.C10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44279" calcext:value-type="float">
            <text:p>3144279</text:p>
          </table:table-cell>
          <table:table-cell office:value-type="float" office:value="0.500141307360266" calcext:value-type="float">
            <text:p>0.5001413074</text:p>
          </table:table-cell>
          <table:table-cell office:value-type="float" office:value="1" calcext:value-type="float">
            <text:p>1</text:p>
          </table:table-cell>
          <table:table-cell office:value-type="float" office:value="3144279" calcext:value-type="float">
            <text:p>3144279</text:p>
          </table:table-cell>
          <table:table-cell office:value-type="float" office:value="0.500141307360266" calcext:value-type="float">
            <text:p>0.5001413074</text:p>
          </table:table-cell>
          <table:table-cell office:value-type="float" office:value="4268991" calcext:value-type="float">
            <text:p>4268991</text:p>
          </table:table-cell>
          <table:table-cell office:value-type="float" office:value="0.519760184971903" calcext:value-type="float">
            <text:p>0.519760185</text:p>
          </table:table-cell>
          <table:table-cell office:value-type="float" office:value="4378022" calcext:value-type="float">
            <text:p>4378022</text:p>
          </table:table-cell>
          <table:table-cell office:value-type="float" office:value="0.520396258857432" calcext:value-type="float">
            <text:p>0.5203962589</text:p>
          </table:table-cell>
          <table:table-cell table:formula="of:=LOOKUP([.A105];[Users.$A$1:.$A$869];[Users.$B$1:.$B$869])" office:value-type="float" office:value="526" calcext:value-type="float">
            <text:p>526</text:p>
          </table:table-cell>
          <table:table-cell table:formula="of:=IF([.C105]=1;1;0)" office:value-type="float" office:value="1" calcext:value-type="float">
            <text:p>1</text:p>
          </table:table-cell>
          <table:table-cell table:formula="of:=IF([.C10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16649" calcext:value-type="float">
            <text:p>2916649</text:p>
          </table:table-cell>
          <table:table-cell office:value-type="float" office:value="0.45602816731566" calcext:value-type="float">
            <text:p>0.4560281673</text:p>
          </table:table-cell>
          <table:table-cell office:value-type="float" office:value="1" calcext:value-type="float">
            <text:p>1</text:p>
          </table:table-cell>
          <table:table-cell office:value-type="float" office:value="2916649" calcext:value-type="float">
            <text:p>2916649</text:p>
          </table:table-cell>
          <table:table-cell office:value-type="float" office:value="0.45602816731566" calcext:value-type="float">
            <text:p>0.4560281673</text:p>
          </table:table-cell>
          <table:table-cell office:value-type="float" office:value="4858570" calcext:value-type="float">
            <text:p>4858570</text:p>
          </table:table-cell>
          <table:table-cell office:value-type="float" office:value="0.563753011741915" calcext:value-type="float">
            <text:p>0.5637530117</text:p>
          </table:table-cell>
          <table:table-cell office:value-type="float" office:value="3337048" calcext:value-type="float">
            <text:p>3337048</text:p>
          </table:table-cell>
          <table:table-cell office:value-type="float" office:value="0.563763568424526" calcext:value-type="float">
            <text:p>0.5637635684</text:p>
          </table:table-cell>
          <table:table-cell table:formula="of:=LOOKUP([.A106];[Users.$A$1:.$A$869];[Users.$B$1:.$B$869])" office:value-type="float" office:value="526" calcext:value-type="float">
            <text:p>526</text:p>
          </table:table-cell>
          <table:table-cell table:formula="of:=IF([.C106]=1;1;0)" office:value-type="float" office:value="1" calcext:value-type="float">
            <text:p>1</text:p>
          </table:table-cell>
          <table:table-cell table:formula="of:=IF([.C10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56746" calcext:value-type="float">
            <text:p>1056746</text:p>
          </table:table-cell>
          <table:table-cell office:value-type="float" office:value="0.610436449861588" calcext:value-type="float">
            <text:p>0.6104364499</text:p>
          </table:table-cell>
          <table:table-cell office:value-type="float" office:value="0" calcext:value-type="float">
            <text:p>0</text:p>
          </table:table-cell>
          <table:table-cell office:value-type="float" office:value="2158667" calcext:value-type="float">
            <text:p>2158667</text:p>
          </table:table-cell>
          <table:table-cell office:value-type="float" office:value="0.579109481117169" calcext:value-type="float">
            <text:p>0.5791094811</text:p>
          </table:table-cell>
          <table:table-cell office:value-type="float" office:value="2943106" calcext:value-type="float">
            <text:p>2943106</text:p>
          </table:table-cell>
          <table:table-cell office:value-type="float" office:value="0.588361754278801" calcext:value-type="float">
            <text:p>0.5883617543</text:p>
          </table:table-cell>
          <table:table-cell office:value-type="float" office:value="3225164" calcext:value-type="float">
            <text:p>3225164</text:p>
          </table:table-cell>
          <table:table-cell office:value-type="float" office:value="0.589249072011806" calcext:value-type="float">
            <text:p>0.589249072</text:p>
          </table:table-cell>
          <table:table-cell table:formula="of:=LOOKUP([.A107];[Users.$A$1:.$A$869];[Users.$B$1:.$B$869])" office:value-type="float" office:value="526" calcext:value-type="float">
            <text:p>526</text:p>
          </table:table-cell>
          <table:table-cell table:formula="of:=IF([.C107]=1;1;0)" office:value-type="float" office:value="0" calcext:value-type="float">
            <text:p>0</text:p>
          </table:table-cell>
          <table:table-cell table:formula="of:=IF([.C10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177" calcext:value-type="float">
            <text:p>43177</text:p>
          </table:table-cell>
          <table:table-cell office:value-type="float" office:value="0.497825214194838" calcext:value-type="float">
            <text:p>0.4978252142</text:p>
          </table:table-cell>
          <table:table-cell office:value-type="float" office:value="1" calcext:value-type="float">
            <text:p>1</text:p>
          </table:table-cell>
          <table:table-cell office:value-type="float" office:value="43177" calcext:value-type="float">
            <text:p>43177</text:p>
          </table:table-cell>
          <table:table-cell office:value-type="float" office:value="0.497825214194838" calcext:value-type="float">
            <text:p>0.4978252142</text:p>
          </table:table-cell>
          <table:table-cell office:value-type="float" office:value="8346678" calcext:value-type="float">
            <text:p>8346678</text:p>
          </table:table-cell>
          <table:table-cell office:value-type="float" office:value="0.518738537280755" calcext:value-type="float">
            <text:p>0.5187385373</text:p>
          </table:table-cell>
          <table:table-cell office:value-type="float" office:value="3387565" calcext:value-type="float">
            <text:p>3387565</text:p>
          </table:table-cell>
          <table:table-cell office:value-type="float" office:value="0.532327361402626" calcext:value-type="float">
            <text:p>0.5323273614</text:p>
          </table:table-cell>
          <table:table-cell table:formula="of:=LOOKUP([.A108];[Users.$A$1:.$A$869];[Users.$B$1:.$B$869])" office:value-type="float" office:value="527" calcext:value-type="float">
            <text:p>527</text:p>
          </table:table-cell>
          <table:table-cell table:formula="of:=IF([.C108]=1;1;0)" office:value-type="float" office:value="1" calcext:value-type="float">
            <text:p>1</text:p>
          </table:table-cell>
          <table:table-cell table:formula="of:=IF([.C10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6693" calcext:value-type="float">
            <text:p>356693</text:p>
          </table:table-cell>
          <table:table-cell office:value-type="float" office:value="0.45820791143009" calcext:value-type="float">
            <text:p>0.4582079114</text:p>
          </table:table-cell>
          <table:table-cell office:value-type="float" office:value="1" calcext:value-type="float">
            <text:p>1</text:p>
          </table:table-cell>
          <table:table-cell office:value-type="float" office:value="356693" calcext:value-type="float">
            <text:p>356693</text:p>
          </table:table-cell>
          <table:table-cell office:value-type="float" office:value="0.45820791143009" calcext:value-type="float">
            <text:p>0.4582079114</text:p>
          </table:table-cell>
          <table:table-cell office:value-type="float" office:value="5504956" calcext:value-type="float">
            <text:p>5504956</text:p>
          </table:table-cell>
          <table:table-cell office:value-type="float" office:value="0.528252522456328" calcext:value-type="float">
            <text:p>0.5282525225</text:p>
          </table:table-cell>
          <table:table-cell office:value-type="float" office:value="235307" calcext:value-type="float">
            <text:p>235307</text:p>
          </table:table-cell>
          <table:table-cell office:value-type="float" office:value="0.528853639190706" calcext:value-type="float">
            <text:p>0.5288536392</text:p>
          </table:table-cell>
          <table:table-cell table:formula="of:=LOOKUP([.A109];[Users.$A$1:.$A$869];[Users.$B$1:.$B$869])" office:value-type="float" office:value="528" calcext:value-type="float">
            <text:p>528</text:p>
          </table:table-cell>
          <table:table-cell table:formula="of:=IF([.C109]=1;1;0)" office:value-type="float" office:value="1" calcext:value-type="float">
            <text:p>1</text:p>
          </table:table-cell>
          <table:table-cell table:formula="of:=IF([.C10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04301" calcext:value-type="float">
            <text:p>2404301</text:p>
          </table:table-cell>
          <table:table-cell office:value-type="float" office:value="0.604965285770264" calcext:value-type="float">
            <text:p>0.6049652858</text:p>
          </table:table-cell>
          <table:table-cell office:value-type="float" office:value="0" calcext:value-type="float">
            <text:p>0</text:p>
          </table:table-cell>
          <table:table-cell office:value-type="float" office:value="14446819" calcext:value-type="float">
            <text:p>14446819</text:p>
          </table:table-cell>
          <table:table-cell office:value-type="float" office:value="0.548718228078674" calcext:value-type="float">
            <text:p>0.5487182281</text:p>
          </table:table-cell>
          <table:table-cell office:value-type="float" office:value="3736763" calcext:value-type="float">
            <text:p>3736763</text:p>
          </table:table-cell>
          <table:table-cell office:value-type="float" office:value="0.557356331977118" calcext:value-type="float">
            <text:p>0.557356332</text:p>
          </table:table-cell>
          <table:table-cell office:value-type="float" office:value="2144000" calcext:value-type="float">
            <text:p>2144000</text:p>
          </table:table-cell>
          <table:table-cell office:value-type="float" office:value="0.564332778086941" calcext:value-type="float">
            <text:p>0.5643327781</text:p>
          </table:table-cell>
          <table:table-cell table:formula="of:=LOOKUP([.A110];[Users.$A$1:.$A$869];[Users.$B$1:.$B$869])" office:value-type="float" office:value="528" calcext:value-type="float">
            <text:p>528</text:p>
          </table:table-cell>
          <table:table-cell table:formula="of:=IF([.C110]=1;1;0)" office:value-type="float" office:value="0" calcext:value-type="float">
            <text:p>0</text:p>
          </table:table-cell>
          <table:table-cell table:formula="of:=IF([.C11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447713" calcext:value-type="float">
            <text:p>11447713</text:p>
          </table:table-cell>
          <table:table-cell office:value-type="float" office:value="0.586293712057493" calcext:value-type="float">
            <text:p>0.5862937121</text:p>
          </table:table-cell>
          <table:table-cell office:value-type="float" office:value="0" calcext:value-type="float">
            <text:p>0</text:p>
          </table:table-cell>
          <table:table-cell office:value-type="float" office:value="7516293" calcext:value-type="float">
            <text:p>7516293</text:p>
          </table:table-cell>
          <table:table-cell office:value-type="float" office:value="0.443865654562268" calcext:value-type="float">
            <text:p>0.4438656546</text:p>
          </table:table-cell>
          <table:table-cell office:value-type="float" office:value="11327106" calcext:value-type="float">
            <text:p>11327106</text:p>
          </table:table-cell>
          <table:table-cell office:value-type="float" office:value="0.471649575334871" calcext:value-type="float">
            <text:p>0.4716495753</text:p>
          </table:table-cell>
          <table:table-cell office:value-type="float" office:value="17187231" calcext:value-type="float">
            <text:p>17187231</text:p>
          </table:table-cell>
          <table:table-cell office:value-type="float" office:value="0.471718580604013" calcext:value-type="float">
            <text:p>0.4717185806</text:p>
          </table:table-cell>
          <table:table-cell table:formula="of:=LOOKUP([.A111];[Users.$A$1:.$A$869];[Users.$B$1:.$B$869])" office:value-type="float" office:value="528" calcext:value-type="float">
            <text:p>528</text:p>
          </table:table-cell>
          <table:table-cell table:formula="of:=IF([.C111]=1;1;0)" office:value-type="float" office:value="0" calcext:value-type="float">
            <text:p>0</text:p>
          </table:table-cell>
          <table:table-cell table:formula="of:=IF([.C11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344472" calcext:value-type="float">
            <text:p>7344472</text:p>
          </table:table-cell>
          <table:table-cell office:value-type="float" office:value="0.604813129494013" calcext:value-type="float">
            <text:p>0.6048131295</text:p>
          </table:table-cell>
          <table:table-cell office:value-type="float" office:value="0" calcext:value-type="float">
            <text:p>0</text:p>
          </table:table-cell>
          <table:table-cell office:value-type="float" office:value="2592061" calcext:value-type="float">
            <text:p>2592061</text:p>
          </table:table-cell>
          <table:table-cell office:value-type="float" office:value="0.582970766813128" calcext:value-type="float">
            <text:p>0.5829707668</text:p>
          </table:table-cell>
          <table:table-cell office:value-type="float" office:value="16092214" calcext:value-type="float">
            <text:p>16092214</text:p>
          </table:table-cell>
          <table:table-cell office:value-type="float" office:value="0.589713520424443" calcext:value-type="float">
            <text:p>0.5897135204</text:p>
          </table:table-cell>
          <table:table-cell office:value-type="float" office:value="7744183" calcext:value-type="float">
            <text:p>7744183</text:p>
          </table:table-cell>
          <table:table-cell office:value-type="float" office:value="0.599427779361233" calcext:value-type="float">
            <text:p>0.5994277794</text:p>
          </table:table-cell>
          <table:table-cell table:formula="of:=LOOKUP([.A112];[Users.$A$1:.$A$869];[Users.$B$1:.$B$869])" office:value-type="float" office:value="529" calcext:value-type="float">
            <text:p>529</text:p>
          </table:table-cell>
          <table:table-cell table:formula="of:=IF([.C112]=1;1;0)" office:value-type="float" office:value="0" calcext:value-type="float">
            <text:p>0</text:p>
          </table:table-cell>
          <table:table-cell table:formula="of:=IF([.C11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73722" calcext:value-type="float">
            <text:p>973722</text:p>
          </table:table-cell>
          <table:table-cell office:value-type="float" office:value="0.393478564548799" calcext:value-type="float">
            <text:p>0.3934785645</text:p>
          </table:table-cell>
          <table:table-cell office:value-type="float" office:value="1" calcext:value-type="float">
            <text:p>1</text:p>
          </table:table-cell>
          <table:table-cell office:value-type="float" office:value="6027443" calcext:value-type="float">
            <text:p>6027443</text:p>
          </table:table-cell>
          <table:table-cell office:value-type="float" office:value="0.49551362206416" calcext:value-type="float">
            <text:p>0.4955136221</text:p>
          </table:table-cell>
          <table:table-cell office:value-type="float" office:value="7959694" calcext:value-type="float">
            <text:p>7959694</text:p>
          </table:table-cell>
          <table:table-cell office:value-type="float" office:value="0.499449620332028" calcext:value-type="float">
            <text:p>0.4994496203</text:p>
          </table:table-cell>
          <table:table-cell office:value-type="float" office:value="7887358" calcext:value-type="float">
            <text:p>7887358</text:p>
          </table:table-cell>
          <table:table-cell office:value-type="float" office:value="0.507088901804166" calcext:value-type="float">
            <text:p>0.5070889018</text:p>
          </table:table-cell>
          <table:table-cell table:formula="of:=LOOKUP([.A113];[Users.$A$1:.$A$869];[Users.$B$1:.$B$869])" office:value-type="float" office:value="529" calcext:value-type="float">
            <text:p>529</text:p>
          </table:table-cell>
          <table:table-cell table:formula="of:=IF([.C113]=1;1;0)" office:value-type="float" office:value="1" calcext:value-type="float">
            <text:p>1</text:p>
          </table:table-cell>
          <table:table-cell table:formula="of:=IF([.C11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636476" calcext:value-type="float">
            <text:p>9636476</text:p>
          </table:table-cell>
          <table:table-cell office:value-type="float" office:value="0.414383661265646" calcext:value-type="float">
            <text:p>0.4143836613</text:p>
          </table:table-cell>
          <table:table-cell office:value-type="float" office:value="1" calcext:value-type="float">
            <text:p>1</text:p>
          </table:table-cell>
          <table:table-cell office:value-type="float" office:value="9636476" calcext:value-type="float">
            <text:p>9636476</text:p>
          </table:table-cell>
          <table:table-cell office:value-type="float" office:value="0.414383661265646" calcext:value-type="float">
            <text:p>0.4143836613</text:p>
          </table:table-cell>
          <table:table-cell office:value-type="float" office:value="333818" calcext:value-type="float">
            <text:p>333818</text:p>
          </table:table-cell>
          <table:table-cell office:value-type="float" office:value="0.494625783916174" calcext:value-type="float">
            <text:p>0.4946257839</text:p>
          </table:table-cell>
          <table:table-cell office:value-type="float" office:value="2097124" calcext:value-type="float">
            <text:p>2097124</text:p>
          </table:table-cell>
          <table:table-cell office:value-type="float" office:value="0.517885020438682" calcext:value-type="float">
            <text:p>0.5178850204</text:p>
          </table:table-cell>
          <table:table-cell table:formula="of:=LOOKUP([.A114];[Users.$A$1:.$A$869];[Users.$B$1:.$B$869])" office:value-type="float" office:value="529" calcext:value-type="float">
            <text:p>529</text:p>
          </table:table-cell>
          <table:table-cell table:formula="of:=IF([.C114]=1;1;0)" office:value-type="float" office:value="1" calcext:value-type="float">
            <text:p>1</text:p>
          </table:table-cell>
          <table:table-cell table:formula="of:=IF([.C11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72518" calcext:value-type="float">
            <text:p>1172518</text:p>
          </table:table-cell>
          <table:table-cell office:value-type="float" office:value="0.557481780779803" calcext:value-type="float">
            <text:p>0.5574817808</text:p>
          </table:table-cell>
          <table:table-cell office:value-type="float" office:value="1" calcext:value-type="float">
            <text:p>1</text:p>
          </table:table-cell>
          <table:table-cell office:value-type="float" office:value="1172518" calcext:value-type="float">
            <text:p>1172518</text:p>
          </table:table-cell>
          <table:table-cell office:value-type="float" office:value="0.557481780779803" calcext:value-type="float">
            <text:p>0.5574817808</text:p>
          </table:table-cell>
          <table:table-cell office:value-type="float" office:value="8204089" calcext:value-type="float">
            <text:p>8204089</text:p>
          </table:table-cell>
          <table:table-cell office:value-type="float" office:value="0.575008097097758" calcext:value-type="float">
            <text:p>0.5750080971</text:p>
          </table:table-cell>
          <table:table-cell office:value-type="float" office:value="3318459" calcext:value-type="float">
            <text:p>3318459</text:p>
          </table:table-cell>
          <table:table-cell office:value-type="float" office:value="0.580323155241152" calcext:value-type="float">
            <text:p>0.5803231552</text:p>
          </table:table-cell>
          <table:table-cell table:formula="of:=LOOKUP([.A115];[Users.$A$1:.$A$869];[Users.$B$1:.$B$869])" office:value-type="float" office:value="529" calcext:value-type="float">
            <text:p>529</text:p>
          </table:table-cell>
          <table:table-cell table:formula="of:=IF([.C115]=1;1;0)" office:value-type="float" office:value="1" calcext:value-type="float">
            <text:p>1</text:p>
          </table:table-cell>
          <table:table-cell table:formula="of:=IF([.C11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400913" calcext:value-type="float">
            <text:p>8400913</text:p>
          </table:table-cell>
          <table:table-cell office:value-type="float" office:value="0.611618210669945" calcext:value-type="float">
            <text:p>0.6116182107</text:p>
          </table:table-cell>
          <table:table-cell office:value-type="float" office:value="0" calcext:value-type="float">
            <text:p>0</text:p>
          </table:table-cell>
          <table:table-cell office:value-type="float" office:value="4078574" calcext:value-type="float">
            <text:p>4078574</text:p>
          </table:table-cell>
          <table:table-cell office:value-type="float" office:value="0.507760352697578" calcext:value-type="float">
            <text:p>0.5077603527</text:p>
          </table:table-cell>
          <table:table-cell office:value-type="float" office:value="6359974" calcext:value-type="float">
            <text:p>6359974</text:p>
          </table:table-cell>
          <table:table-cell office:value-type="float" office:value="0.514373048944156" calcext:value-type="float">
            <text:p>0.5143730489</text:p>
          </table:table-cell>
          <table:table-cell office:value-type="float" office:value="4437688" calcext:value-type="float">
            <text:p>4437688</text:p>
          </table:table-cell>
          <table:table-cell office:value-type="float" office:value="0.515757206660807" calcext:value-type="float">
            <text:p>0.5157572067</text:p>
          </table:table-cell>
          <table:table-cell table:formula="of:=LOOKUP([.A116];[Users.$A$1:.$A$869];[Users.$B$1:.$B$869])" office:value-type="float" office:value="529" calcext:value-type="float">
            <text:p>529</text:p>
          </table:table-cell>
          <table:table-cell table:formula="of:=IF([.C116]=1;1;0)" office:value-type="float" office:value="0" calcext:value-type="float">
            <text:p>0</text:p>
          </table:table-cell>
          <table:table-cell table:formula="of:=IF([.C116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64423" calcext:value-type="float">
            <text:p>2064423</text:p>
          </table:table-cell>
          <table:table-cell office:value-type="float" office:value="0.469668260785329" calcext:value-type="float">
            <text:p>0.4696682608</text:p>
          </table:table-cell>
          <table:table-cell office:value-type="float" office:value="2" calcext:value-type="float">
            <text:p>2</text:p>
          </table:table-cell>
          <table:table-cell office:value-type="float" office:value="15926536" calcext:value-type="float">
            <text:p>15926536</text:p>
          </table:table-cell>
          <table:table-cell office:value-type="float" office:value="0.450107932642813" calcext:value-type="float">
            <text:p>0.4501079326</text:p>
          </table:table-cell>
          <table:table-cell office:value-type="float" office:value="2064423" calcext:value-type="float">
            <text:p>2064423</text:p>
          </table:table-cell>
          <table:table-cell office:value-type="float" office:value="0.469668260785329" calcext:value-type="float">
            <text:p>0.4696682608</text:p>
          </table:table-cell>
          <table:table-cell office:value-type="float" office:value="16263724" calcext:value-type="float">
            <text:p>16263724</text:p>
          </table:table-cell>
          <table:table-cell office:value-type="float" office:value="0.502998794844271" calcext:value-type="float">
            <text:p>0.5029987948</text:p>
          </table:table-cell>
          <table:table-cell table:formula="of:=LOOKUP([.A117];[Users.$A$1:.$A$869];[Users.$B$1:.$B$869])" office:value-type="float" office:value="530" calcext:value-type="float">
            <text:p>530</text:p>
          </table:table-cell>
          <table:table-cell table:formula="of:=IF([.C117]=1;1;0)" office:value-type="float" office:value="0" calcext:value-type="float">
            <text:p>0</text:p>
          </table:table-cell>
          <table:table-cell table:formula="of:=IF([.C11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62087" calcext:value-type="float">
            <text:p>3762087</text:p>
          </table:table-cell>
          <table:table-cell office:value-type="float" office:value="0.504523255616022" calcext:value-type="float">
            <text:p>0.5045232556</text:p>
          </table:table-cell>
          <table:table-cell office:value-type="float" office:value="0" calcext:value-type="float">
            <text:p>0</text:p>
          </table:table-cell>
          <table:table-cell office:value-type="float" office:value="1311782" calcext:value-type="float">
            <text:p>1311782</text:p>
          </table:table-cell>
          <table:table-cell office:value-type="float" office:value="0.498551356840896" calcext:value-type="float">
            <text:p>0.4985513568</text:p>
          </table:table-cell>
          <table:table-cell office:value-type="float" office:value="3148942" calcext:value-type="float">
            <text:p>3148942</text:p>
          </table:table-cell>
          <table:table-cell office:value-type="float" office:value="0.500139742582279" calcext:value-type="float">
            <text:p>0.5001397426</text:p>
          </table:table-cell>
          <table:table-cell office:value-type="float" office:value="1845795" calcext:value-type="float">
            <text:p>1845795</text:p>
          </table:table-cell>
          <table:table-cell office:value-type="float" office:value="0.502296550301315" calcext:value-type="float">
            <text:p>0.5022965503</text:p>
          </table:table-cell>
          <table:table-cell table:formula="of:=LOOKUP([.A118];[Users.$A$1:.$A$869];[Users.$B$1:.$B$869])" office:value-type="float" office:value="530" calcext:value-type="float">
            <text:p>530</text:p>
          </table:table-cell>
          <table:table-cell table:formula="of:=IF([.C118]=1;1;0)" office:value-type="float" office:value="0" calcext:value-type="float">
            <text:p>0</text:p>
          </table:table-cell>
          <table:table-cell table:formula="of:=IF([.C11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194960" calcext:value-type="float">
            <text:p>3194960</text:p>
          </table:table-cell>
          <table:table-cell office:value-type="float" office:value="0.494996049459783" calcext:value-type="float">
            <text:p>0.4949960495</text:p>
          </table:table-cell>
          <table:table-cell office:value-type="float" office:value="1" calcext:value-type="float">
            <text:p>1</text:p>
          </table:table-cell>
          <table:table-cell office:value-type="float" office:value="3194960" calcext:value-type="float">
            <text:p>3194960</text:p>
          </table:table-cell>
          <table:table-cell office:value-type="float" office:value="0.494996049459783" calcext:value-type="float">
            <text:p>0.4949960495</text:p>
          </table:table-cell>
          <table:table-cell office:value-type="float" office:value="9684682" calcext:value-type="float">
            <text:p>9684682</text:p>
          </table:table-cell>
          <table:table-cell office:value-type="float" office:value="0.536673370543919" calcext:value-type="float">
            <text:p>0.5366733705</text:p>
          </table:table-cell>
          <table:table-cell office:value-type="float" office:value="2627875" calcext:value-type="float">
            <text:p>2627875</text:p>
          </table:table-cell>
          <table:table-cell office:value-type="float" office:value="0.550334159809162" calcext:value-type="float">
            <text:p>0.5503341598</text:p>
          </table:table-cell>
          <table:table-cell table:formula="of:=LOOKUP([.A119];[Users.$A$1:.$A$869];[Users.$B$1:.$B$869])" office:value-type="float" office:value="530" calcext:value-type="float">
            <text:p>530</text:p>
          </table:table-cell>
          <table:table-cell table:formula="of:=IF([.C119]=1;1;0)" office:value-type="float" office:value="1" calcext:value-type="float">
            <text:p>1</text:p>
          </table:table-cell>
          <table:table-cell table:formula="of:=IF([.C11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906113" calcext:value-type="float">
            <text:p>3906113</text:p>
          </table:table-cell>
          <table:table-cell office:value-type="float" office:value="0.497119534254186" calcext:value-type="float">
            <text:p>0.4971195343</text:p>
          </table:table-cell>
          <table:table-cell office:value-type="float" office:value="1" calcext:value-type="float">
            <text:p>1</text:p>
          </table:table-cell>
          <table:table-cell office:value-type="float" office:value="3906113" calcext:value-type="float">
            <text:p>3906113</text:p>
          </table:table-cell>
          <table:table-cell office:value-type="float" office:value="0.497119534254186" calcext:value-type="float">
            <text:p>0.4971195343</text:p>
          </table:table-cell>
          <table:table-cell office:value-type="float" office:value="16250724" calcext:value-type="float">
            <text:p>16250724</text:p>
          </table:table-cell>
          <table:table-cell office:value-type="float" office:value="0.509216407585635" calcext:value-type="float">
            <text:p>0.5092164076</text:p>
          </table:table-cell>
          <table:table-cell office:value-type="float" office:value="17284756" calcext:value-type="float">
            <text:p>17284756</text:p>
          </table:table-cell>
          <table:table-cell office:value-type="float" office:value="0.510140756439127" calcext:value-type="float">
            <text:p>0.5101407564</text:p>
          </table:table-cell>
          <table:table-cell table:formula="of:=LOOKUP([.A120];[Users.$A$1:.$A$869];[Users.$B$1:.$B$869])" office:value-type="float" office:value="530" calcext:value-type="float">
            <text:p>530</text:p>
          </table:table-cell>
          <table:table-cell table:formula="of:=IF([.C120]=1;1;0)" office:value-type="float" office:value="1" calcext:value-type="float">
            <text:p>1</text:p>
          </table:table-cell>
          <table:table-cell table:formula="of:=IF([.C12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83956" calcext:value-type="float">
            <text:p>1283956</text:p>
          </table:table-cell>
          <table:table-cell office:value-type="float" office:value="0.598330717487723" calcext:value-type="float">
            <text:p>0.5983307175</text:p>
          </table:table-cell>
          <table:table-cell office:value-type="float" office:value="0" calcext:value-type="float">
            <text:p>0</text:p>
          </table:table-cell>
          <table:table-cell office:value-type="float" office:value="18338699" calcext:value-type="float">
            <text:p>18338699</text:p>
          </table:table-cell>
          <table:table-cell office:value-type="float" office:value="0.563044419839163" calcext:value-type="float">
            <text:p>0.5630444198</text:p>
          </table:table-cell>
          <table:table-cell office:value-type="float" office:value="3262327" calcext:value-type="float">
            <text:p>3262327</text:p>
          </table:table-cell>
          <table:table-cell office:value-type="float" office:value="0.563891611463074" calcext:value-type="float">
            <text:p>0.5638916115</text:p>
          </table:table-cell>
          <table:table-cell office:value-type="float" office:value="3754031" calcext:value-type="float">
            <text:p>3754031</text:p>
          </table:table-cell>
          <table:table-cell office:value-type="float" office:value="0.571489104061423" calcext:value-type="float">
            <text:p>0.5714891041</text:p>
          </table:table-cell>
          <table:table-cell table:formula="of:=LOOKUP([.A121];[Users.$A$1:.$A$869];[Users.$B$1:.$B$869])" office:value-type="float" office:value="530" calcext:value-type="float">
            <text:p>530</text:p>
          </table:table-cell>
          <table:table-cell table:formula="of:=IF([.C121]=1;1;0)" office:value-type="float" office:value="0" calcext:value-type="float">
            <text:p>0</text:p>
          </table:table-cell>
          <table:table-cell table:formula="of:=IF([.C12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302896" calcext:value-type="float">
            <text:p>2302896</text:p>
          </table:table-cell>
          <table:table-cell office:value-type="float" office:value="0.377821764944457" calcext:value-type="float">
            <text:p>0.3778217649</text:p>
          </table:table-cell>
          <table:table-cell office:value-type="float" office:value="1" calcext:value-type="float">
            <text:p>1</text:p>
          </table:table-cell>
          <table:table-cell office:value-type="float" office:value="2302896" calcext:value-type="float">
            <text:p>2302896</text:p>
          </table:table-cell>
          <table:table-cell office:value-type="float" office:value="0.377821764944457" calcext:value-type="float">
            <text:p>0.3778217649</text:p>
          </table:table-cell>
          <table:table-cell office:value-type="float" office:value="8200878" calcext:value-type="float">
            <text:p>8200878</text:p>
          </table:table-cell>
          <table:table-cell office:value-type="float" office:value="0.511722498997184" calcext:value-type="float">
            <text:p>0.511722499</text:p>
          </table:table-cell>
          <table:table-cell office:value-type="float" office:value="6215901" calcext:value-type="float">
            <text:p>6215901</text:p>
          </table:table-cell>
          <table:table-cell office:value-type="float" office:value="0.527905035999017" calcext:value-type="float">
            <text:p>0.527905036</text:p>
          </table:table-cell>
          <table:table-cell table:formula="of:=LOOKUP([.A122];[Users.$A$1:.$A$869];[Users.$B$1:.$B$869])" office:value-type="float" office:value="531" calcext:value-type="float">
            <text:p>531</text:p>
          </table:table-cell>
          <table:table-cell table:formula="of:=IF([.C122]=1;1;0)" office:value-type="float" office:value="1" calcext:value-type="float">
            <text:p>1</text:p>
          </table:table-cell>
          <table:table-cell table:formula="of:=IF([.C12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13235" calcext:value-type="float">
            <text:p>2713235</text:p>
          </table:table-cell>
          <table:table-cell office:value-type="float" office:value="0.37680676797419" calcext:value-type="float">
            <text:p>0.376806768</text:p>
          </table:table-cell>
          <table:table-cell office:value-type="float" office:value="1" calcext:value-type="float">
            <text:p>1</text:p>
          </table:table-cell>
          <table:table-cell office:value-type="float" office:value="2713235" calcext:value-type="float">
            <text:p>2713235</text:p>
          </table:table-cell>
          <table:table-cell office:value-type="float" office:value="0.37680676797419" calcext:value-type="float">
            <text:p>0.376806768</text:p>
          </table:table-cell>
          <table:table-cell office:value-type="float" office:value="1890349" calcext:value-type="float">
            <text:p>1890349</text:p>
          </table:table-cell>
          <table:table-cell office:value-type="float" office:value="0.494350083074473" calcext:value-type="float">
            <text:p>0.4943500831</text:p>
          </table:table-cell>
          <table:table-cell office:value-type="float" office:value="7301873" calcext:value-type="float">
            <text:p>7301873</text:p>
          </table:table-cell>
          <table:table-cell office:value-type="float" office:value="0.503076306886711" calcext:value-type="float">
            <text:p>0.5030763069</text:p>
          </table:table-cell>
          <table:table-cell table:formula="of:=LOOKUP([.A123];[Users.$A$1:.$A$869];[Users.$B$1:.$B$869])" office:value-type="float" office:value="532" calcext:value-type="float">
            <text:p>532</text:p>
          </table:table-cell>
          <table:table-cell table:formula="of:=IF([.C123]=1;1;0)" office:value-type="float" office:value="1" calcext:value-type="float">
            <text:p>1</text:p>
          </table:table-cell>
          <table:table-cell table:formula="of:=IF([.C12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41170" calcext:value-type="float">
            <text:p>3141170</text:p>
          </table:table-cell>
          <table:table-cell office:value-type="float" office:value="0.452796395558377" calcext:value-type="float">
            <text:p>0.4527963956</text:p>
          </table:table-cell>
          <table:table-cell office:value-type="float" office:value="0" calcext:value-type="float">
            <text:p>0</text:p>
          </table:table-cell>
          <table:table-cell office:value-type="float" office:value="2474234" calcext:value-type="float">
            <text:p>2474234</text:p>
          </table:table-cell>
          <table:table-cell office:value-type="float" office:value="0.389789408005202" calcext:value-type="float">
            <text:p>0.389789408</text:p>
          </table:table-cell>
          <table:table-cell office:value-type="float" office:value="15526321" calcext:value-type="float">
            <text:p>15526321</text:p>
          </table:table-cell>
          <table:table-cell office:value-type="float" office:value="0.389789408005202" calcext:value-type="float">
            <text:p>0.389789408</text:p>
          </table:table-cell>
          <table:table-cell office:value-type="float" office:value="14859954" calcext:value-type="float">
            <text:p>14859954</text:p>
          </table:table-cell>
          <table:table-cell office:value-type="float" office:value="0.389789408005202" calcext:value-type="float">
            <text:p>0.389789408</text:p>
          </table:table-cell>
          <table:table-cell table:formula="of:=LOOKUP([.A124];[Users.$A$1:.$A$869];[Users.$B$1:.$B$869])" office:value-type="float" office:value="532" calcext:value-type="float">
            <text:p>532</text:p>
          </table:table-cell>
          <table:table-cell table:formula="of:=IF([.C124]=1;1;0)" office:value-type="float" office:value="0" calcext:value-type="float">
            <text:p>0</text:p>
          </table:table-cell>
          <table:table-cell table:formula="of:=IF([.C12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83921" calcext:value-type="float">
            <text:p>983921</text:p>
          </table:table-cell>
          <table:table-cell office:value-type="float" office:value="0.547526251830325" calcext:value-type="float">
            <text:p>0.5475262518</text:p>
          </table:table-cell>
          <table:table-cell office:value-type="float" office:value="1" calcext:value-type="float">
            <text:p>1</text:p>
          </table:table-cell>
          <table:table-cell office:value-type="float" office:value="983921" calcext:value-type="float">
            <text:p>983921</text:p>
          </table:table-cell>
          <table:table-cell office:value-type="float" office:value="0.547526251830325" calcext:value-type="float">
            <text:p>0.5475262518</text:p>
          </table:table-cell>
          <table:table-cell office:value-type="float" office:value="2082950" calcext:value-type="float">
            <text:p>2082950</text:p>
          </table:table-cell>
          <table:table-cell office:value-type="float" office:value="0.561921306907468" calcext:value-type="float">
            <text:p>0.5619213069</text:p>
          </table:table-cell>
          <table:table-cell office:value-type="float" office:value="6368777" calcext:value-type="float">
            <text:p>6368777</text:p>
          </table:table-cell>
          <table:table-cell office:value-type="float" office:value="0.563247771165617" calcext:value-type="float">
            <text:p>0.5632477712</text:p>
          </table:table-cell>
          <table:table-cell table:formula="of:=LOOKUP([.A125];[Users.$A$1:.$A$869];[Users.$B$1:.$B$869])" office:value-type="float" office:value="532" calcext:value-type="float">
            <text:p>532</text:p>
          </table:table-cell>
          <table:table-cell table:formula="of:=IF([.C125]=1;1;0)" office:value-type="float" office:value="1" calcext:value-type="float">
            <text:p>1</text:p>
          </table:table-cell>
          <table:table-cell table:formula="of:=IF([.C12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30631" calcext:value-type="float">
            <text:p>2630631</text:p>
          </table:table-cell>
          <table:table-cell office:value-type="float" office:value="0.462115417041533" calcext:value-type="float">
            <text:p>0.462115417</text:p>
          </table:table-cell>
          <table:table-cell office:value-type="float" office:value="1" calcext:value-type="float">
            <text:p>1</text:p>
          </table:table-cell>
          <table:table-cell office:value-type="float" office:value="2630631" calcext:value-type="float">
            <text:p>2630631</text:p>
          </table:table-cell>
          <table:table-cell office:value-type="float" office:value="0.462115417041533" calcext:value-type="float">
            <text:p>0.462115417</text:p>
          </table:table-cell>
          <table:table-cell office:value-type="float" office:value="5464369" calcext:value-type="float">
            <text:p>5464369</text:p>
          </table:table-cell>
          <table:table-cell office:value-type="float" office:value="0.568024604324471" calcext:value-type="float">
            <text:p>0.5680246043</text:p>
          </table:table-cell>
          <table:table-cell office:value-type="float" office:value="2522093" calcext:value-type="float">
            <text:p>2522093</text:p>
          </table:table-cell>
          <table:table-cell office:value-type="float" office:value="0.570281617243583" calcext:value-type="float">
            <text:p>0.5702816172</text:p>
          </table:table-cell>
          <table:table-cell table:formula="of:=LOOKUP([.A126];[Users.$A$1:.$A$869];[Users.$B$1:.$B$869])" office:value-type="float" office:value="533" calcext:value-type="float">
            <text:p>533</text:p>
          </table:table-cell>
          <table:table-cell table:formula="of:=IF([.C126]=1;1;0)" office:value-type="float" office:value="1" calcext:value-type="float">
            <text:p>1</text:p>
          </table:table-cell>
          <table:table-cell table:formula="of:=IF([.C12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40040" calcext:value-type="float">
            <text:p>1640040</text:p>
          </table:table-cell>
          <table:table-cell office:value-type="float" office:value="0.548698208972168" calcext:value-type="float">
            <text:p>0.548698209</text:p>
          </table:table-cell>
          <table:table-cell office:value-type="float" office:value="1" calcext:value-type="float">
            <text:p>1</text:p>
          </table:table-cell>
          <table:table-cell office:value-type="float" office:value="1640040" calcext:value-type="float">
            <text:p>1640040</text:p>
          </table:table-cell>
          <table:table-cell office:value-type="float" office:value="0.548698208972168" calcext:value-type="float">
            <text:p>0.548698209</text:p>
          </table:table-cell>
          <table:table-cell office:value-type="float" office:value="2784836" calcext:value-type="float">
            <text:p>2784836</text:p>
          </table:table-cell>
          <table:table-cell office:value-type="float" office:value="0.580169473833149" calcext:value-type="float">
            <text:p>0.5801694738</text:p>
          </table:table-cell>
          <table:table-cell office:value-type="float" office:value="2348529" calcext:value-type="float">
            <text:p>2348529</text:p>
          </table:table-cell>
          <table:table-cell office:value-type="float" office:value="0.591886700167398" calcext:value-type="float">
            <text:p>0.5918867002</text:p>
          </table:table-cell>
          <table:table-cell table:formula="of:=LOOKUP([.A127];[Users.$A$1:.$A$869];[Users.$B$1:.$B$869])" office:value-type="float" office:value="533" calcext:value-type="float">
            <text:p>533</text:p>
          </table:table-cell>
          <table:table-cell table:formula="of:=IF([.C127]=1;1;0)" office:value-type="float" office:value="1" calcext:value-type="float">
            <text:p>1</text:p>
          </table:table-cell>
          <table:table-cell table:formula="of:=IF([.C12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158875" calcext:value-type="float">
            <text:p>8158875</text:p>
          </table:table-cell>
          <table:table-cell office:value-type="float" office:value="0.59153652168339" calcext:value-type="float">
            <text:p>0.5915365217</text:p>
          </table:table-cell>
          <table:table-cell office:value-type="float" office:value="0" calcext:value-type="float">
            <text:p>0</text:p>
          </table:table-cell>
          <table:table-cell office:value-type="float" office:value="4026364" calcext:value-type="float">
            <text:p>4026364</text:p>
          </table:table-cell>
          <table:table-cell office:value-type="float" office:value="0.556746403793512" calcext:value-type="float">
            <text:p>0.5567464038</text:p>
          </table:table-cell>
          <table:table-cell office:value-type="float" office:value="1312953" calcext:value-type="float">
            <text:p>1312953</text:p>
          </table:table-cell>
          <table:table-cell office:value-type="float" office:value="0.559195474663263" calcext:value-type="float">
            <text:p>0.5591954747</text:p>
          </table:table-cell>
          <table:table-cell office:value-type="float" office:value="1277181" calcext:value-type="float">
            <text:p>1277181</text:p>
          </table:table-cell>
          <table:table-cell office:value-type="float" office:value="0.563652799647183" calcext:value-type="float">
            <text:p>0.5636527996</text:p>
          </table:table-cell>
          <table:table-cell table:formula="of:=LOOKUP([.A128];[Users.$A$1:.$A$869];[Users.$B$1:.$B$869])" office:value-type="float" office:value="533" calcext:value-type="float">
            <text:p>533</text:p>
          </table:table-cell>
          <table:table-cell table:formula="of:=IF([.C128]=1;1;0)" office:value-type="float" office:value="0" calcext:value-type="float">
            <text:p>0</text:p>
          </table:table-cell>
          <table:table-cell table:formula="of:=IF([.C12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42598" calcext:value-type="float">
            <text:p>5342598</text:p>
          </table:table-cell>
          <table:table-cell office:value-type="float" office:value="0.428433558285849" calcext:value-type="float">
            <text:p>0.4284335583</text:p>
          </table:table-cell>
          <table:table-cell office:value-type="float" office:value="0" calcext:value-type="float">
            <text:p>0</text:p>
          </table:table-cell>
          <table:table-cell office:value-type="float" office:value="2530951" calcext:value-type="float">
            <text:p>2530951</text:p>
          </table:table-cell>
          <table:table-cell office:value-type="float" office:value="0.417136429832223" calcext:value-type="float">
            <text:p>0.4171364298</text:p>
          </table:table-cell>
          <table:table-cell office:value-type="float" office:value="1687531" calcext:value-type="float">
            <text:p>1687531</text:p>
          </table:table-cell>
          <table:table-cell office:value-type="float" office:value="0.42161778882446" calcext:value-type="float">
            <text:p>0.4216177888</text:p>
          </table:table-cell>
          <table:table-cell office:value-type="float" office:value="2636319" calcext:value-type="float">
            <text:p>2636319</text:p>
          </table:table-cell>
          <table:table-cell office:value-type="float" office:value="0.427643566919984" calcext:value-type="float">
            <text:p>0.4276435669</text:p>
          </table:table-cell>
          <table:table-cell table:formula="of:=LOOKUP([.A129];[Users.$A$1:.$A$869];[Users.$B$1:.$B$869])" office:value-type="float" office:value="533" calcext:value-type="float">
            <text:p>533</text:p>
          </table:table-cell>
          <table:table-cell table:formula="of:=IF([.C129]=1;1;0)" office:value-type="float" office:value="0" calcext:value-type="float">
            <text:p>0</text:p>
          </table:table-cell>
          <table:table-cell table:formula="of:=IF([.C12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58668" calcext:value-type="float">
            <text:p>3058668</text:p>
          </table:table-cell>
          <table:table-cell office:value-type="float" office:value="0.449738157365622" calcext:value-type="float">
            <text:p>0.4497381574</text:p>
          </table:table-cell>
          <table:table-cell office:value-type="float" office:value="1" calcext:value-type="float">
            <text:p>1</text:p>
          </table:table-cell>
          <table:table-cell office:value-type="float" office:value="3058668" calcext:value-type="float">
            <text:p>3058668</text:p>
          </table:table-cell>
          <table:table-cell office:value-type="float" office:value="0.449738157365622" calcext:value-type="float">
            <text:p>0.4497381574</text:p>
          </table:table-cell>
          <table:table-cell office:value-type="float" office:value="3094204" calcext:value-type="float">
            <text:p>3094204</text:p>
          </table:table-cell>
          <table:table-cell office:value-type="float" office:value="0.571625975004842" calcext:value-type="float">
            <text:p>0.571625975</text:p>
          </table:table-cell>
          <table:table-cell office:value-type="float" office:value="472571" calcext:value-type="float">
            <text:p>472571</text:p>
          </table:table-cell>
          <table:table-cell office:value-type="float" office:value="0.579950729924016" calcext:value-type="float">
            <text:p>0.5799507299</text:p>
          </table:table-cell>
          <table:table-cell table:formula="of:=LOOKUP([.A130];[Users.$A$1:.$A$869];[Users.$B$1:.$B$869])" office:value-type="float" office:value="534" calcext:value-type="float">
            <text:p>534</text:p>
          </table:table-cell>
          <table:table-cell table:formula="of:=IF([.C130]=1;1;0)" office:value-type="float" office:value="1" calcext:value-type="float">
            <text:p>1</text:p>
          </table:table-cell>
          <table:table-cell table:formula="of:=IF([.C13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786860" calcext:value-type="float">
            <text:p>16786860</text:p>
          </table:table-cell>
          <table:table-cell office:value-type="float" office:value="0.387055180520648" calcext:value-type="float">
            <text:p>0.3870551805</text:p>
          </table:table-cell>
          <table:table-cell office:value-type="float" office:value="1" calcext:value-type="float">
            <text:p>1</text:p>
          </table:table-cell>
          <table:table-cell office:value-type="float" office:value="6694577" calcext:value-type="float">
            <text:p>6694577</text:p>
          </table:table-cell>
          <table:table-cell office:value-type="float" office:value="0.421786280308657" calcext:value-type="float">
            <text:p>0.4217862803</text:p>
          </table:table-cell>
          <table:table-cell office:value-type="float" office:value="8009654" calcext:value-type="float">
            <text:p>8009654</text:p>
          </table:table-cell>
          <table:table-cell office:value-type="float" office:value="0.421786280308657" calcext:value-type="float">
            <text:p>0.4217862803</text:p>
          </table:table-cell>
          <table:table-cell office:value-type="float" office:value="15803183" calcext:value-type="float">
            <text:p>15803183</text:p>
          </table:table-cell>
          <table:table-cell office:value-type="float" office:value="0.421786280308657" calcext:value-type="float">
            <text:p>0.4217862803</text:p>
          </table:table-cell>
          <table:table-cell table:formula="of:=LOOKUP([.A131];[Users.$A$1:.$A$869];[Users.$B$1:.$B$869])" office:value-type="float" office:value="534" calcext:value-type="float">
            <text:p>534</text:p>
          </table:table-cell>
          <table:table-cell table:formula="of:=IF([.C131]=1;1;0)" office:value-type="float" office:value="1" calcext:value-type="float">
            <text:p>1</text:p>
          </table:table-cell>
          <table:table-cell table:formula="of:=IF([.C13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93660" calcext:value-type="float">
            <text:p>393660</text:p>
          </table:table-cell>
          <table:table-cell office:value-type="float" office:value="0.383490577847712" calcext:value-type="float">
            <text:p>0.3834905778</text:p>
          </table:table-cell>
          <table:table-cell office:value-type="float" office:value="1" calcext:value-type="float">
            <text:p>1</text:p>
          </table:table-cell>
          <table:table-cell office:value-type="float" office:value="393660" calcext:value-type="float">
            <text:p>393660</text:p>
          </table:table-cell>
          <table:table-cell office:value-type="float" office:value="0.383490577847712" calcext:value-type="float">
            <text:p>0.3834905778</text:p>
          </table:table-cell>
          <table:table-cell office:value-type="float" office:value="2530951" calcext:value-type="float">
            <text:p>2530951</text:p>
          </table:table-cell>
          <table:table-cell office:value-type="float" office:value="0.452116955544466" calcext:value-type="float">
            <text:p>0.4521169555</text:p>
          </table:table-cell>
          <table:table-cell office:value-type="float" office:value="2636319" calcext:value-type="float">
            <text:p>2636319</text:p>
          </table:table-cell>
          <table:table-cell office:value-type="float" office:value="0.461196723263779" calcext:value-type="float">
            <text:p>0.4611967233</text:p>
          </table:table-cell>
          <table:table-cell table:formula="of:=LOOKUP([.A132];[Users.$A$1:.$A$869];[Users.$B$1:.$B$869])" office:value-type="float" office:value="534" calcext:value-type="float">
            <text:p>534</text:p>
          </table:table-cell>
          <table:table-cell table:formula="of:=IF([.C132]=1;1;0)" office:value-type="float" office:value="1" calcext:value-type="float">
            <text:p>1</text:p>
          </table:table-cell>
          <table:table-cell table:formula="of:=IF([.C13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26135" calcext:value-type="float">
            <text:p>5626135</text:p>
          </table:table-cell>
          <table:table-cell office:value-type="float" office:value="0.405345891971062" calcext:value-type="float">
            <text:p>0.405345892</text:p>
          </table:table-cell>
          <table:table-cell office:value-type="float" office:value="1" calcext:value-type="float">
            <text:p>1</text:p>
          </table:table-cell>
          <table:table-cell office:value-type="float" office:value="5626135" calcext:value-type="float">
            <text:p>5626135</text:p>
          </table:table-cell>
          <table:table-cell office:value-type="float" office:value="0.405345891971062" calcext:value-type="float">
            <text:p>0.405345892</text:p>
          </table:table-cell>
          <table:table-cell office:value-type="float" office:value="5606012" calcext:value-type="float">
            <text:p>5606012</text:p>
          </table:table-cell>
          <table:table-cell office:value-type="float" office:value="0.528881541527675" calcext:value-type="float">
            <text:p>0.5288815415</text:p>
          </table:table-cell>
          <table:table-cell office:value-type="float" office:value="9295662" calcext:value-type="float">
            <text:p>9295662</text:p>
          </table:table-cell>
          <table:table-cell office:value-type="float" office:value="0.532807523033949" calcext:value-type="float">
            <text:p>0.532807523</text:p>
          </table:table-cell>
          <table:table-cell table:formula="of:=LOOKUP([.A133];[Users.$A$1:.$A$869];[Users.$B$1:.$B$869])" office:value-type="float" office:value="535" calcext:value-type="float">
            <text:p>535</text:p>
          </table:table-cell>
          <table:table-cell table:formula="of:=IF([.C133]=1;1;0)" office:value-type="float" office:value="1" calcext:value-type="float">
            <text:p>1</text:p>
          </table:table-cell>
          <table:table-cell table:formula="of:=IF([.C13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94246" calcext:value-type="float">
            <text:p>694246</text:p>
          </table:table-cell>
          <table:table-cell office:value-type="float" office:value="0.653156493361984" calcext:value-type="float">
            <text:p>0.6531564934</text:p>
          </table:table-cell>
          <table:table-cell office:value-type="float" office:value="0" calcext:value-type="float">
            <text:p>0</text:p>
          </table:table-cell>
          <table:table-cell office:value-type="float" office:value="627517" calcext:value-type="float">
            <text:p>627517</text:p>
          </table:table-cell>
          <table:table-cell office:value-type="float" office:value="0.555500628108844" calcext:value-type="float">
            <text:p>0.5555006281</text:p>
          </table:table-cell>
          <table:table-cell office:value-type="float" office:value="30365" calcext:value-type="float">
            <text:p>30365</text:p>
          </table:table-cell>
          <table:table-cell office:value-type="float" office:value="0.564921730852574" calcext:value-type="float">
            <text:p>0.5649217309</text:p>
          </table:table-cell>
          <table:table-cell office:value-type="float" office:value="1543754" calcext:value-type="float">
            <text:p>1543754</text:p>
          </table:table-cell>
          <table:table-cell office:value-type="float" office:value="0.565241091313854" calcext:value-type="float">
            <text:p>0.5652410913</text:p>
          </table:table-cell>
          <table:table-cell table:formula="of:=LOOKUP([.A134];[Users.$A$1:.$A$869];[Users.$B$1:.$B$869])" office:value-type="float" office:value="535" calcext:value-type="float">
            <text:p>535</text:p>
          </table:table-cell>
          <table:table-cell table:formula="of:=IF([.C134]=1;1;0)" office:value-type="float" office:value="0" calcext:value-type="float">
            <text:p>0</text:p>
          </table:table-cell>
          <table:table-cell table:formula="of:=IF([.C13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02642" calcext:value-type="float">
            <text:p>3302642</text:p>
          </table:table-cell>
          <table:table-cell office:value-type="float" office:value="0.189948307766754" calcext:value-type="float">
            <text:p>0.1899483078</text:p>
          </table:table-cell>
          <table:table-cell office:value-type="float" office:value="1" calcext:value-type="float">
            <text:p>1</text:p>
          </table:table-cell>
          <table:table-cell office:value-type="float" office:value="3302642" calcext:value-type="float">
            <text:p>3302642</text:p>
          </table:table-cell>
          <table:table-cell office:value-type="float" office:value="0.189948307766754" calcext:value-type="float">
            <text:p>0.1899483078</text:p>
          </table:table-cell>
          <table:table-cell office:value-type="float" office:value="5220402" calcext:value-type="float">
            <text:p>5220402</text:p>
          </table:table-cell>
          <table:table-cell office:value-type="float" office:value="0.508906044236368" calcext:value-type="float">
            <text:p>0.5089060442</text:p>
          </table:table-cell>
          <table:table-cell office:value-type="float" office:value="383985" calcext:value-type="float">
            <text:p>383985</text:p>
          </table:table-cell>
          <table:table-cell office:value-type="float" office:value="0.522783649708242" calcext:value-type="float">
            <text:p>0.5227836497</text:p>
          </table:table-cell>
          <table:table-cell table:formula="of:=LOOKUP([.A135];[Users.$A$1:.$A$869];[Users.$B$1:.$B$869])" office:value-type="float" office:value="535" calcext:value-type="float">
            <text:p>535</text:p>
          </table:table-cell>
          <table:table-cell table:formula="of:=IF([.C135]=1;1;0)" office:value-type="float" office:value="1" calcext:value-type="float">
            <text:p>1</text:p>
          </table:table-cell>
          <table:table-cell table:formula="of:=IF([.C13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67701" calcext:value-type="float">
            <text:p>967701</text:p>
          </table:table-cell>
          <table:table-cell office:value-type="float" office:value="0.381701741865952" calcext:value-type="float">
            <text:p>0.3817017419</text:p>
          </table:table-cell>
          <table:table-cell office:value-type="float" office:value="1" calcext:value-type="float">
            <text:p>1</text:p>
          </table:table-cell>
          <table:table-cell office:value-type="float" office:value="967701" calcext:value-type="float">
            <text:p>967701</text:p>
          </table:table-cell>
          <table:table-cell office:value-type="float" office:value="0.381701741865952" calcext:value-type="float">
            <text:p>0.3817017419</text:p>
          </table:table-cell>
          <table:table-cell office:value-type="float" office:value="3553099" calcext:value-type="float">
            <text:p>3553099</text:p>
          </table:table-cell>
          <table:table-cell office:value-type="float" office:value="0.449156872285166" calcext:value-type="float">
            <text:p>0.4491568723</text:p>
          </table:table-cell>
          <table:table-cell office:value-type="float" office:value="7877662" calcext:value-type="float">
            <text:p>7877662</text:p>
          </table:table-cell>
          <table:table-cell office:value-type="float" office:value="0.490982056028782" calcext:value-type="float">
            <text:p>0.490982056</text:p>
          </table:table-cell>
          <table:table-cell table:formula="of:=LOOKUP([.A136];[Users.$A$1:.$A$869];[Users.$B$1:.$B$869])" office:value-type="float" office:value="536" calcext:value-type="float">
            <text:p>536</text:p>
          </table:table-cell>
          <table:table-cell table:formula="of:=IF([.C136]=1;1;0)" office:value-type="float" office:value="1" calcext:value-type="float">
            <text:p>1</text:p>
          </table:table-cell>
          <table:table-cell table:formula="of:=IF([.C13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84972" calcext:value-type="float">
            <text:p>2984972</text:p>
          </table:table-cell>
          <table:table-cell office:value-type="float" office:value="0.530628083793354" calcext:value-type="float">
            <text:p>0.5306280838</text:p>
          </table:table-cell>
          <table:table-cell office:value-type="float" office:value="1" calcext:value-type="float">
            <text:p>1</text:p>
          </table:table-cell>
          <table:table-cell office:value-type="float" office:value="2984972" calcext:value-type="float">
            <text:p>2984972</text:p>
          </table:table-cell>
          <table:table-cell office:value-type="float" office:value="0.530628083793354" calcext:value-type="float">
            <text:p>0.5306280838</text:p>
          </table:table-cell>
          <table:table-cell office:value-type="float" office:value="6580979" calcext:value-type="float">
            <text:p>6580979</text:p>
          </table:table-cell>
          <table:table-cell office:value-type="float" office:value="0.58998360752483" calcext:value-type="float">
            <text:p>0.5899836075</text:p>
          </table:table-cell>
          <table:table-cell office:value-type="float" office:value="505503" calcext:value-type="float">
            <text:p>505503</text:p>
          </table:table-cell>
          <table:table-cell office:value-type="float" office:value="0.591476876478209" calcext:value-type="float">
            <text:p>0.5914768765</text:p>
          </table:table-cell>
          <table:table-cell table:formula="of:=LOOKUP([.A137];[Users.$A$1:.$A$869];[Users.$B$1:.$B$869])" office:value-type="float" office:value="536" calcext:value-type="float">
            <text:p>536</text:p>
          </table:table-cell>
          <table:table-cell table:formula="of:=IF([.C137]=1;1;0)" office:value-type="float" office:value="1" calcext:value-type="float">
            <text:p>1</text:p>
          </table:table-cell>
          <table:table-cell table:formula="of:=IF([.C13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85053" calcext:value-type="float">
            <text:p>1585053</text:p>
          </table:table-cell>
          <table:table-cell office:value-type="float" office:value="0.487173754407938" calcext:value-type="float">
            <text:p>0.4871737544</text:p>
          </table:table-cell>
          <table:table-cell office:value-type="float" office:value="1" calcext:value-type="float">
            <text:p>1</text:p>
          </table:table-cell>
          <table:table-cell office:value-type="float" office:value="1585053" calcext:value-type="float">
            <text:p>1585053</text:p>
          </table:table-cell>
          <table:table-cell office:value-type="float" office:value="0.487173754407938" calcext:value-type="float">
            <text:p>0.4871737544</text:p>
          </table:table-cell>
          <table:table-cell office:value-type="float" office:value="10177372" calcext:value-type="float">
            <text:p>10177372</text:p>
          </table:table-cell>
          <table:table-cell office:value-type="float" office:value="0.545721822770173" calcext:value-type="float">
            <text:p>0.5457218228</text:p>
          </table:table-cell>
          <table:table-cell office:value-type="float" office:value="330470" calcext:value-type="float">
            <text:p>330470</text:p>
          </table:table-cell>
          <table:table-cell office:value-type="float" office:value="0.546245995268542" calcext:value-type="float">
            <text:p>0.5462459953</text:p>
          </table:table-cell>
          <table:table-cell table:formula="of:=LOOKUP([.A138];[Users.$A$1:.$A$869];[Users.$B$1:.$B$869])" office:value-type="float" office:value="536" calcext:value-type="float">
            <text:p>536</text:p>
          </table:table-cell>
          <table:table-cell table:formula="of:=IF([.C138]=1;1;0)" office:value-type="float" office:value="1" calcext:value-type="float">
            <text:p>1</text:p>
          </table:table-cell>
          <table:table-cell table:formula="of:=IF([.C13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94832" calcext:value-type="float">
            <text:p>3294832</text:p>
          </table:table-cell>
          <table:table-cell office:value-type="float" office:value="0.636523214676435" calcext:value-type="float">
            <text:p>0.6365232147</text:p>
          </table:table-cell>
          <table:table-cell office:value-type="float" office:value="0" calcext:value-type="float">
            <text:p>0</text:p>
          </table:table-cell>
          <table:table-cell office:value-type="float" office:value="18112818" calcext:value-type="float">
            <text:p>18112818</text:p>
          </table:table-cell>
          <table:table-cell office:value-type="float" office:value="0.551068889609299" calcext:value-type="float">
            <text:p>0.5510688896</text:p>
          </table:table-cell>
          <table:table-cell office:value-type="float" office:value="4617023" calcext:value-type="float">
            <text:p>4617023</text:p>
          </table:table-cell>
          <table:table-cell office:value-type="float" office:value="0.557667671975181" calcext:value-type="float">
            <text:p>0.557667672</text:p>
          </table:table-cell>
          <table:table-cell office:value-type="float" office:value="8951505" calcext:value-type="float">
            <text:p>8951505</text:p>
          </table:table-cell>
          <table:table-cell office:value-type="float" office:value="0.560796482172831" calcext:value-type="float">
            <text:p>0.5607964822</text:p>
          </table:table-cell>
          <table:table-cell table:formula="of:=LOOKUP([.A139];[Users.$A$1:.$A$869];[Users.$B$1:.$B$869])" office:value-type="float" office:value="537" calcext:value-type="float">
            <text:p>537</text:p>
          </table:table-cell>
          <table:table-cell table:formula="of:=IF([.C139]=1;1;0)" office:value-type="float" office:value="0" calcext:value-type="float">
            <text:p>0</text:p>
          </table:table-cell>
          <table:table-cell table:formula="of:=IF([.C13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577580" calcext:value-type="float">
            <text:p>2577580</text:p>
          </table:table-cell>
          <table:table-cell office:value-type="float" office:value="0.26485186100649" calcext:value-type="float">
            <text:p>0.264851861</text:p>
          </table:table-cell>
          <table:table-cell office:value-type="float" office:value="1" calcext:value-type="float">
            <text:p>1</text:p>
          </table:table-cell>
          <table:table-cell office:value-type="float" office:value="1701677" calcext:value-type="float">
            <text:p>1701677</text:p>
          </table:table-cell>
          <table:table-cell office:value-type="float" office:value="0.465885645710719" calcext:value-type="float">
            <text:p>0.4658856457</text:p>
          </table:table-cell>
          <table:table-cell office:value-type="float" office:value="16795482" calcext:value-type="float">
            <text:p>16795482</text:p>
          </table:table-cell>
          <table:table-cell office:value-type="float" office:value="0.523887121696319" calcext:value-type="float">
            <text:p>0.5238871217</text:p>
          </table:table-cell>
          <table:table-cell office:value-type="float" office:value="1078926" calcext:value-type="float">
            <text:p>1078926</text:p>
          </table:table-cell>
          <table:table-cell office:value-type="float" office:value="0.528445239980244" calcext:value-type="float">
            <text:p>0.52844524</text:p>
          </table:table-cell>
          <table:table-cell table:formula="of:=LOOKUP([.A140];[Users.$A$1:.$A$869];[Users.$B$1:.$B$869])" office:value-type="float" office:value="537" calcext:value-type="float">
            <text:p>537</text:p>
          </table:table-cell>
          <table:table-cell table:formula="of:=IF([.C140]=1;1;0)" office:value-type="float" office:value="1" calcext:value-type="float">
            <text:p>1</text:p>
          </table:table-cell>
          <table:table-cell table:formula="of:=IF([.C14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52516" calcext:value-type="float">
            <text:p>2352516</text:p>
          </table:table-cell>
          <table:table-cell office:value-type="float" office:value="0.565916292046349" calcext:value-type="float">
            <text:p>0.565916292</text:p>
          </table:table-cell>
          <table:table-cell office:value-type="float" office:value="3" calcext:value-type="float">
            <text:p>3</text:p>
          </table:table-cell>
          <table:table-cell office:value-type="float" office:value="11542580" calcext:value-type="float">
            <text:p>11542580</text:p>
          </table:table-cell>
          <table:table-cell office:value-type="float" office:value="0.558650278045351" calcext:value-type="float">
            <text:p>0.558650278</text:p>
          </table:table-cell>
          <table:table-cell office:value-type="float" office:value="12588512" calcext:value-type="float">
            <text:p>12588512</text:p>
          </table:table-cell>
          <table:table-cell office:value-type="float" office:value="0.565239717790016" calcext:value-type="float">
            <text:p>0.5652397178</text:p>
          </table:table-cell>
          <table:table-cell office:value-type="float" office:value="2352516" calcext:value-type="float">
            <text:p>2352516</text:p>
          </table:table-cell>
          <table:table-cell office:value-type="float" office:value="0.565916292046349" calcext:value-type="float">
            <text:p>0.565916292</text:p>
          </table:table-cell>
          <table:table-cell table:formula="of:=LOOKUP([.A141];[Users.$A$1:.$A$869];[Users.$B$1:.$B$869])" office:value-type="float" office:value="537" calcext:value-type="float">
            <text:p>537</text:p>
          </table:table-cell>
          <table:table-cell table:formula="of:=IF([.C141]=1;1;0)" office:value-type="float" office:value="0" calcext:value-type="float">
            <text:p>0</text:p>
          </table:table-cell>
          <table:table-cell table:formula="of:=IF([.C14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0136" calcext:value-type="float">
            <text:p>370136</text:p>
          </table:table-cell>
          <table:table-cell office:value-type="float" office:value="0.681750683458501" calcext:value-type="float">
            <text:p>0.6817506835</text:p>
          </table:table-cell>
          <table:table-cell office:value-type="float" office:value="0" calcext:value-type="float">
            <text:p>0</text:p>
          </table:table-cell>
          <table:table-cell office:value-type="float" office:value="6694577" calcext:value-type="float">
            <text:p>6694577</text:p>
          </table:table-cell>
          <table:table-cell office:value-type="float" office:value="0.375544437199916" calcext:value-type="float">
            <text:p>0.3755444372</text:p>
          </table:table-cell>
          <table:table-cell office:value-type="float" office:value="8009654" calcext:value-type="float">
            <text:p>8009654</text:p>
          </table:table-cell>
          <table:table-cell office:value-type="float" office:value="0.375544437199916" calcext:value-type="float">
            <text:p>0.3755444372</text:p>
          </table:table-cell>
          <table:table-cell office:value-type="float" office:value="15803183" calcext:value-type="float">
            <text:p>15803183</text:p>
          </table:table-cell>
          <table:table-cell office:value-type="float" office:value="0.375544437199916" calcext:value-type="float">
            <text:p>0.3755444372</text:p>
          </table:table-cell>
          <table:table-cell table:formula="of:=LOOKUP([.A142];[Users.$A$1:.$A$869];[Users.$B$1:.$B$869])" office:value-type="float" office:value="538" calcext:value-type="float">
            <text:p>538</text:p>
          </table:table-cell>
          <table:table-cell table:formula="of:=IF([.C142]=1;1;0)" office:value-type="float" office:value="0" calcext:value-type="float">
            <text:p>0</text:p>
          </table:table-cell>
          <table:table-cell table:formula="of:=IF([.C14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74794" calcext:value-type="float">
            <text:p>1174794</text:p>
          </table:table-cell>
          <table:table-cell office:value-type="float" office:value="0.474105346684367" calcext:value-type="float">
            <text:p>0.4741053467</text:p>
          </table:table-cell>
          <table:table-cell office:value-type="float" office:value="1" calcext:value-type="float">
            <text:p>1</text:p>
          </table:table-cell>
          <table:table-cell office:value-type="float" office:value="1174794" calcext:value-type="float">
            <text:p>1174794</text:p>
          </table:table-cell>
          <table:table-cell office:value-type="float" office:value="0.474105346684367" calcext:value-type="float">
            <text:p>0.4741053467</text:p>
          </table:table-cell>
          <table:table-cell office:value-type="float" office:value="1311782" calcext:value-type="float">
            <text:p>1311782</text:p>
          </table:table-cell>
          <table:table-cell office:value-type="float" office:value="0.506335668112203" calcext:value-type="float">
            <text:p>0.5063356681</text:p>
          </table:table-cell>
          <table:table-cell office:value-type="float" office:value="1687531" calcext:value-type="float">
            <text:p>1687531</text:p>
          </table:table-cell>
          <table:table-cell office:value-type="float" office:value="0.509576278733211" calcext:value-type="float">
            <text:p>0.5095762787</text:p>
          </table:table-cell>
          <table:table-cell table:formula="of:=LOOKUP([.A143];[Users.$A$1:.$A$869];[Users.$B$1:.$B$869])" office:value-type="float" office:value="539" calcext:value-type="float">
            <text:p>539</text:p>
          </table:table-cell>
          <table:table-cell table:formula="of:=IF([.C143]=1;1;0)" office:value-type="float" office:value="1" calcext:value-type="float">
            <text:p>1</text:p>
          </table:table-cell>
          <table:table-cell table:formula="of:=IF([.C14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215171" calcext:value-type="float">
            <text:p>10215171</text:p>
          </table:table-cell>
          <table:table-cell office:value-type="float" office:value="0.465805516207928" calcext:value-type="float">
            <text:p>0.4658055162</text:p>
          </table:table-cell>
          <table:table-cell office:value-type="float" office:value="1" calcext:value-type="float">
            <text:p>1</text:p>
          </table:table-cell>
          <table:table-cell office:value-type="float" office:value="12068600" calcext:value-type="float">
            <text:p>12068600</text:p>
          </table:table-cell>
          <table:table-cell office:value-type="float" office:value="0.408802998321643" calcext:value-type="float">
            <text:p>0.4088029983</text:p>
          </table:table-cell>
          <table:table-cell office:value-type="float" office:value="12060707" calcext:value-type="float">
            <text:p>12060707</text:p>
          </table:table-cell>
          <table:table-cell office:value-type="float" office:value="0.474005228788394" calcext:value-type="float">
            <text:p>0.4740052288</text:p>
          </table:table-cell>
          <table:table-cell office:value-type="float" office:value="8986049" calcext:value-type="float">
            <text:p>8986049</text:p>
          </table:table-cell>
          <table:table-cell office:value-type="float" office:value="0.47595772652539" calcext:value-type="float">
            <text:p>0.4759577265</text:p>
          </table:table-cell>
          <table:table-cell table:formula="of:=LOOKUP([.A144];[Users.$A$1:.$A$869];[Users.$B$1:.$B$869])" office:value-type="float" office:value="539" calcext:value-type="float">
            <text:p>539</text:p>
          </table:table-cell>
          <table:table-cell table:formula="of:=IF([.C144]=1;1;0)" office:value-type="float" office:value="1" calcext:value-type="float">
            <text:p>1</text:p>
          </table:table-cell>
          <table:table-cell table:formula="of:=IF([.C14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77866" calcext:value-type="float">
            <text:p>1377866</text:p>
          </table:table-cell>
          <table:table-cell office:value-type="float" office:value="0.57113226795349" calcext:value-type="float">
            <text:p>0.571132268</text:p>
          </table:table-cell>
          <table:table-cell office:value-type="float" office:value="1" calcext:value-type="float">
            <text:p>1</text:p>
          </table:table-cell>
          <table:table-cell office:value-type="float" office:value="1377866" calcext:value-type="float">
            <text:p>1377866</text:p>
          </table:table-cell>
          <table:table-cell office:value-type="float" office:value="0.57113226795349" calcext:value-type="float">
            <text:p>0.571132268</text:p>
          </table:table-cell>
          <table:table-cell office:value-type="float" office:value="1866241" calcext:value-type="float">
            <text:p>1866241</text:p>
          </table:table-cell>
          <table:table-cell office:value-type="float" office:value="0.599371551209573" calcext:value-type="float">
            <text:p>0.5993715512</text:p>
          </table:table-cell>
          <table:table-cell office:value-type="float" office:value="2677501" calcext:value-type="float">
            <text:p>2677501</text:p>
          </table:table-cell>
          <table:table-cell office:value-type="float" office:value="0.602462334171736" calcext:value-type="float">
            <text:p>0.6024623342</text:p>
          </table:table-cell>
          <table:table-cell table:formula="of:=LOOKUP([.A145];[Users.$A$1:.$A$869];[Users.$B$1:.$B$869])" office:value-type="float" office:value="540" calcext:value-type="float">
            <text:p>540</text:p>
          </table:table-cell>
          <table:table-cell table:formula="of:=IF([.C145]=1;1;0)" office:value-type="float" office:value="1" calcext:value-type="float">
            <text:p>1</text:p>
          </table:table-cell>
          <table:table-cell table:formula="of:=IF([.C14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097286" calcext:value-type="float">
            <text:p>3097286</text:p>
          </table:table-cell>
          <table:table-cell office:value-type="float" office:value="0.320700064536818" calcext:value-type="float">
            <text:p>0.3207000645</text:p>
          </table:table-cell>
          <table:table-cell office:value-type="float" office:value="1" calcext:value-type="float">
            <text:p>1</text:p>
          </table:table-cell>
          <table:table-cell office:value-type="float" office:value="3097286" calcext:value-type="float">
            <text:p>3097286</text:p>
          </table:table-cell>
          <table:table-cell office:value-type="float" office:value="0.320700064536818" calcext:value-type="float">
            <text:p>0.3207000645</text:p>
          </table:table-cell>
          <table:table-cell office:value-type="float" office:value="9302346" calcext:value-type="float">
            <text:p>9302346</text:p>
          </table:table-cell>
          <table:table-cell office:value-type="float" office:value="0.483610572630123" calcext:value-type="float">
            <text:p>0.4836105726</text:p>
          </table:table-cell>
          <table:table-cell office:value-type="float" office:value="9099332" calcext:value-type="float">
            <text:p>9099332</text:p>
          </table:table-cell>
          <table:table-cell office:value-type="float" office:value="0.491175310096742" calcext:value-type="float">
            <text:p>0.4911753101</text:p>
          </table:table-cell>
          <table:table-cell table:formula="of:=LOOKUP([.A146];[Users.$A$1:.$A$869];[Users.$B$1:.$B$869])" office:value-type="float" office:value="540" calcext:value-type="float">
            <text:p>540</text:p>
          </table:table-cell>
          <table:table-cell table:formula="of:=IF([.C146]=1;1;0)" office:value-type="float" office:value="1" calcext:value-type="float">
            <text:p>1</text:p>
          </table:table-cell>
          <table:table-cell table:formula="of:=IF([.C14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7051" calcext:value-type="float">
            <text:p>157051</text:p>
          </table:table-cell>
          <table:table-cell office:value-type="float" office:value="0.454726054176059" calcext:value-type="float">
            <text:p>0.4547260542</text:p>
          </table:table-cell>
          <table:table-cell office:value-type="float" office:value="1" calcext:value-type="float">
            <text:p>1</text:p>
          </table:table-cell>
          <table:table-cell office:value-type="float" office:value="157051" calcext:value-type="float">
            <text:p>157051</text:p>
          </table:table-cell>
          <table:table-cell office:value-type="float" office:value="0.454726054176059" calcext:value-type="float">
            <text:p>0.4547260542</text:p>
          </table:table-cell>
          <table:table-cell office:value-type="float" office:value="1372907" calcext:value-type="float">
            <text:p>1372907</text:p>
          </table:table-cell>
          <table:table-cell office:value-type="float" office:value="0.505206072420877" calcext:value-type="float">
            <text:p>0.5052060724</text:p>
          </table:table-cell>
          <table:table-cell office:value-type="float" office:value="12896464" calcext:value-type="float">
            <text:p>12896464</text:p>
          </table:table-cell>
          <table:table-cell office:value-type="float" office:value="0.512072060306156" calcext:value-type="float">
            <text:p>0.5120720603</text:p>
          </table:table-cell>
          <table:table-cell table:formula="of:=LOOKUP([.A147];[Users.$A$1:.$A$869];[Users.$B$1:.$B$869])" office:value-type="float" office:value="540" calcext:value-type="float">
            <text:p>540</text:p>
          </table:table-cell>
          <table:table-cell table:formula="of:=IF([.C147]=1;1;0)" office:value-type="float" office:value="1" calcext:value-type="float">
            <text:p>1</text:p>
          </table:table-cell>
          <table:table-cell table:formula="of:=IF([.C14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0766" calcext:value-type="float">
            <text:p>700766</text:p>
          </table:table-cell>
          <table:table-cell office:value-type="float" office:value="0.0220201567207269" calcext:value-type="float">
            <text:p>0.0220201567</text:p>
          </table:table-cell>
          <table:table-cell office:value-type="float" office:value="1" calcext:value-type="float">
            <text:p>1</text:p>
          </table:table-cell>
          <table:table-cell office:value-type="float" office:value="700766" calcext:value-type="float">
            <text:p>700766</text:p>
          </table:table-cell>
          <table:table-cell office:value-type="float" office:value="0.0220201567207269" calcext:value-type="float">
            <text:p>0.0220201567</text:p>
          </table:table-cell>
          <table:table-cell office:value-type="float" office:value="2148421" calcext:value-type="float">
            <text:p>2148421</text:p>
          </table:table-cell>
          <table:table-cell office:value-type="float" office:value="0.285210322774145" calcext:value-type="float">
            <text:p>0.2852103228</text:p>
          </table:table-cell>
          <table:table-cell office:value-type="float" office:value="17074615" calcext:value-type="float">
            <text:p>17074615</text:p>
          </table:table-cell>
          <table:table-cell office:value-type="float" office:value="0.295892785035054" calcext:value-type="float">
            <text:p>0.295892785</text:p>
          </table:table-cell>
          <table:table-cell table:formula="of:=LOOKUP([.A148];[Users.$A$1:.$A$869];[Users.$B$1:.$B$869])" office:value-type="float" office:value="540" calcext:value-type="float">
            <text:p>540</text:p>
          </table:table-cell>
          <table:table-cell table:formula="of:=IF([.C148]=1;1;0)" office:value-type="float" office:value="1" calcext:value-type="float">
            <text:p>1</text:p>
          </table:table-cell>
          <table:table-cell table:formula="of:=IF([.C14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78443" calcext:value-type="float">
            <text:p>1678443</text:p>
          </table:table-cell>
          <table:table-cell office:value-type="float" office:value="0.385027634384858" calcext:value-type="float">
            <text:p>0.3850276344</text:p>
          </table:table-cell>
          <table:table-cell office:value-type="float" office:value="1" calcext:value-type="float">
            <text:p>1</text:p>
          </table:table-cell>
          <table:table-cell office:value-type="float" office:value="1678443" calcext:value-type="float">
            <text:p>1678443</text:p>
          </table:table-cell>
          <table:table-cell office:value-type="float" office:value="0.385027634384858" calcext:value-type="float">
            <text:p>0.3850276344</text:p>
          </table:table-cell>
          <table:table-cell office:value-type="float" office:value="2945543" calcext:value-type="float">
            <text:p>2945543</text:p>
          </table:table-cell>
          <table:table-cell office:value-type="float" office:value="0.479357057258608" calcext:value-type="float">
            <text:p>0.4793570573</text:p>
          </table:table-cell>
          <table:table-cell office:value-type="float" office:value="2530951" calcext:value-type="float">
            <text:p>2530951</text:p>
          </table:table-cell>
          <table:table-cell office:value-type="float" office:value="0.48014987318337" calcext:value-type="float">
            <text:p>0.4801498732</text:p>
          </table:table-cell>
          <table:table-cell table:formula="of:=LOOKUP([.A149];[Users.$A$1:.$A$869];[Users.$B$1:.$B$869])" office:value-type="float" office:value="541" calcext:value-type="float">
            <text:p>541</text:p>
          </table:table-cell>
          <table:table-cell table:formula="of:=IF([.C149]=1;1;0)" office:value-type="float" office:value="1" calcext:value-type="float">
            <text:p>1</text:p>
          </table:table-cell>
          <table:table-cell table:formula="of:=IF([.C14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78212" calcext:value-type="float">
            <text:p>2078212</text:p>
          </table:table-cell>
          <table:table-cell office:value-type="float" office:value="0.5407715534795" calcext:value-type="float">
            <text:p>0.5407715535</text:p>
          </table:table-cell>
          <table:table-cell office:value-type="float" office:value="1" calcext:value-type="float">
            <text:p>1</text:p>
          </table:table-cell>
          <table:table-cell office:value-type="float" office:value="2078212" calcext:value-type="float">
            <text:p>2078212</text:p>
          </table:table-cell>
          <table:table-cell office:value-type="float" office:value="0.5407715534795" calcext:value-type="float">
            <text:p>0.5407715535</text:p>
          </table:table-cell>
          <table:table-cell office:value-type="float" office:value="7279598" calcext:value-type="float">
            <text:p>7279598</text:p>
          </table:table-cell>
          <table:table-cell office:value-type="float" office:value="0.550148395167659" calcext:value-type="float">
            <text:p>0.5501483952</text:p>
          </table:table-cell>
          <table:table-cell office:value-type="float" office:value="1360175" calcext:value-type="float">
            <text:p>1360175</text:p>
          </table:table-cell>
          <table:table-cell office:value-type="float" office:value="0.563400990740223" calcext:value-type="float">
            <text:p>0.5634009907</text:p>
          </table:table-cell>
          <table:table-cell table:formula="of:=LOOKUP([.A150];[Users.$A$1:.$A$869];[Users.$B$1:.$B$869])" office:value-type="float" office:value="541" calcext:value-type="float">
            <text:p>541</text:p>
          </table:table-cell>
          <table:table-cell table:formula="of:=IF([.C150]=1;1;0)" office:value-type="float" office:value="1" calcext:value-type="float">
            <text:p>1</text:p>
          </table:table-cell>
          <table:table-cell table:formula="of:=IF([.C15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36006" calcext:value-type="float">
            <text:p>936006</text:p>
          </table:table-cell>
          <table:table-cell office:value-type="float" office:value="0.616726367059631" calcext:value-type="float">
            <text:p>0.6167263671</text:p>
          </table:table-cell>
          <table:table-cell office:value-type="float" office:value="0" calcext:value-type="float">
            <text:p>0</text:p>
          </table:table-cell>
          <table:table-cell office:value-type="float" office:value="11134716" calcext:value-type="float">
            <text:p>11134716</text:p>
          </table:table-cell>
          <table:table-cell office:value-type="float" office:value="0.532039984453212" calcext:value-type="float">
            <text:p>0.5320399845</text:p>
          </table:table-cell>
          <table:table-cell office:value-type="float" office:value="2315157" calcext:value-type="float">
            <text:p>2315157</text:p>
          </table:table-cell>
          <table:table-cell office:value-type="float" office:value="0.555187534086027" calcext:value-type="float">
            <text:p>0.5551875341</text:p>
          </table:table-cell>
          <table:table-cell office:value-type="float" office:value="1458248" calcext:value-type="float">
            <text:p>1458248</text:p>
          </table:table-cell>
          <table:table-cell office:value-type="float" office:value="0.571575513379185" calcext:value-type="float">
            <text:p>0.5715755134</text:p>
          </table:table-cell>
          <table:table-cell table:formula="of:=LOOKUP([.A151];[Users.$A$1:.$A$869];[Users.$B$1:.$B$869])" office:value-type="float" office:value="541" calcext:value-type="float">
            <text:p>541</text:p>
          </table:table-cell>
          <table:table-cell table:formula="of:=IF([.C151]=1;1;0)" office:value-type="float" office:value="0" calcext:value-type="float">
            <text:p>0</text:p>
          </table:table-cell>
          <table:table-cell table:formula="of:=IF([.C15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235515" calcext:value-type="float">
            <text:p>2235515</text:p>
          </table:table-cell>
          <table:table-cell office:value-type="float" office:value="0.449909580938519" calcext:value-type="float">
            <text:p>0.4499095809</text:p>
          </table:table-cell>
          <table:table-cell office:value-type="float" office:value="1" calcext:value-type="float">
            <text:p>1</text:p>
          </table:table-cell>
          <table:table-cell office:value-type="float" office:value="16250296" calcext:value-type="float">
            <text:p>16250296</text:p>
          </table:table-cell>
          <table:table-cell office:value-type="float" office:value="0.565056504310533" calcext:value-type="float">
            <text:p>0.5650565043</text:p>
          </table:table-cell>
          <table:table-cell office:value-type="float" office:value="15511886" calcext:value-type="float">
            <text:p>15511886</text:p>
          </table:table-cell>
          <table:table-cell office:value-type="float" office:value="0.565056504310533" calcext:value-type="float">
            <text:p>0.5650565043</text:p>
          </table:table-cell>
          <table:table-cell office:value-type="float" office:value="2359167" calcext:value-type="float">
            <text:p>2359167</text:p>
          </table:table-cell>
          <table:table-cell office:value-type="float" office:value="0.565125164200015" calcext:value-type="float">
            <text:p>0.5651251642</text:p>
          </table:table-cell>
          <table:table-cell table:formula="of:=LOOKUP([.A152];[Users.$A$1:.$A$869];[Users.$B$1:.$B$869])" office:value-type="float" office:value="542" calcext:value-type="float">
            <text:p>542</text:p>
          </table:table-cell>
          <table:table-cell table:formula="of:=IF([.C152]=1;1;0)" office:value-type="float" office:value="1" calcext:value-type="float">
            <text:p>1</text:p>
          </table:table-cell>
          <table:table-cell table:formula="of:=IF([.C15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10239" calcext:value-type="float">
            <text:p>1910239</text:p>
          </table:table-cell>
          <table:table-cell office:value-type="float" office:value="0.337031282296178" calcext:value-type="float">
            <text:p>0.3370312823</text:p>
          </table:table-cell>
          <table:table-cell office:value-type="float" office:value="1" calcext:value-type="float">
            <text:p>1</text:p>
          </table:table-cell>
          <table:table-cell office:value-type="float" office:value="1910239" calcext:value-type="float">
            <text:p>1910239</text:p>
          </table:table-cell>
          <table:table-cell office:value-type="float" office:value="0.337031282296178" calcext:value-type="float">
            <text:p>0.3370312823</text:p>
          </table:table-cell>
          <table:table-cell office:value-type="float" office:value="18529" calcext:value-type="float">
            <text:p>18529</text:p>
          </table:table-cell>
          <table:table-cell office:value-type="float" office:value="0.486628399515497" calcext:value-type="float">
            <text:p>0.4866283995</text:p>
          </table:table-cell>
          <table:table-cell office:value-type="float" office:value="4833429" calcext:value-type="float">
            <text:p>4833429</text:p>
          </table:table-cell>
          <table:table-cell office:value-type="float" office:value="0.490775887909624" calcext:value-type="float">
            <text:p>0.4907758879</text:p>
          </table:table-cell>
          <table:table-cell table:formula="of:=LOOKUP([.A153];[Users.$A$1:.$A$869];[Users.$B$1:.$B$869])" office:value-type="float" office:value="542" calcext:value-type="float">
            <text:p>542</text:p>
          </table:table-cell>
          <table:table-cell table:formula="of:=IF([.C153]=1;1;0)" office:value-type="float" office:value="1" calcext:value-type="float">
            <text:p>1</text:p>
          </table:table-cell>
          <table:table-cell table:formula="of:=IF([.C15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978249" calcext:value-type="float">
            <text:p>12978249</text:p>
          </table:table-cell>
          <table:table-cell office:value-type="float" office:value="0.413515914821311" calcext:value-type="float">
            <text:p>0.4135159148</text:p>
          </table:table-cell>
          <table:table-cell office:value-type="float" office:value="1" calcext:value-type="float">
            <text:p>1</text:p>
          </table:table-cell>
          <table:table-cell office:value-type="float" office:value="5606012" calcext:value-type="float">
            <text:p>5606012</text:p>
          </table:table-cell>
          <table:table-cell office:value-type="float" office:value="0.534995707978844" calcext:value-type="float">
            <text:p>0.534995708</text:p>
          </table:table-cell>
          <table:table-cell office:value-type="float" office:value="9857746" calcext:value-type="float">
            <text:p>9857746</text:p>
          </table:table-cell>
          <table:table-cell office:value-type="float" office:value="0.536986907530998" calcext:value-type="float">
            <text:p>0.5369869075</text:p>
          </table:table-cell>
          <table:table-cell office:value-type="float" office:value="4099870" calcext:value-type="float">
            <text:p>4099870</text:p>
          </table:table-cell>
          <table:table-cell office:value-type="float" office:value="0.542399648787185" calcext:value-type="float">
            <text:p>0.5423996488</text:p>
          </table:table-cell>
          <table:table-cell table:formula="of:=LOOKUP([.A154];[Users.$A$1:.$A$869];[Users.$B$1:.$B$869])" office:value-type="float" office:value="542" calcext:value-type="float">
            <text:p>542</text:p>
          </table:table-cell>
          <table:table-cell table:formula="of:=IF([.C154]=1;1;0)" office:value-type="float" office:value="1" calcext:value-type="float">
            <text:p>1</text:p>
          </table:table-cell>
          <table:table-cell table:formula="of:=IF([.C15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float" office:value="0.565044326818473" calcext:value-type="float">
            <text:p>0.5650443268</text:p>
          </table:table-cell>
          <table:table-cell office:value-type="float" office:value="2" calcext:value-type="float">
            <text:p>2</text:p>
          </table:table-cell>
          <table:table-cell office:value-type="float" office:value="689009" calcext:value-type="float">
            <text:p>689009</text:p>
          </table:table-cell>
          <table:table-cell office:value-type="float" office:value="0.560665663650965" calcext:value-type="float">
            <text:p>0.5606656637</text:p>
          </table:table-cell>
          <table:table-cell office:value-type="float" office:value="4945" calcext:value-type="float">
            <text:p>4945</text:p>
          </table:table-cell>
          <table:table-cell office:value-type="float" office:value="0.565044326818473" calcext:value-type="float">
            <text:p>0.5650443268</text:p>
          </table:table-cell>
          <table:table-cell office:value-type="float" office:value="8124427" calcext:value-type="float">
            <text:p>8124427</text:p>
          </table:table-cell>
          <table:table-cell office:value-type="float" office:value="0.56987748097372" calcext:value-type="float">
            <text:p>0.569877481</text:p>
          </table:table-cell>
          <table:table-cell table:formula="of:=LOOKUP([.A155];[Users.$A$1:.$A$869];[Users.$B$1:.$B$869])" office:value-type="float" office:value="542" calcext:value-type="float">
            <text:p>542</text:p>
          </table:table-cell>
          <table:table-cell table:formula="of:=IF([.C155]=1;1;0)" office:value-type="float" office:value="0" calcext:value-type="float">
            <text:p>0</text:p>
          </table:table-cell>
          <table:table-cell table:formula="of:=IF([.C15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68890" calcext:value-type="float">
            <text:p>368890</text:p>
          </table:table-cell>
          <table:table-cell office:value-type="float" office:value="0.499483555529988" calcext:value-type="float">
            <text:p>0.4994835555</text:p>
          </table:table-cell>
          <table:table-cell office:value-type="float" office:value="1" calcext:value-type="float">
            <text:p>1</text:p>
          </table:table-cell>
          <table:table-cell office:value-type="float" office:value="368890" calcext:value-type="float">
            <text:p>368890</text:p>
          </table:table-cell>
          <table:table-cell office:value-type="float" office:value="0.499483555529988" calcext:value-type="float">
            <text:p>0.4994835555</text:p>
          </table:table-cell>
          <table:table-cell office:value-type="float" office:value="171251" calcext:value-type="float">
            <text:p>171251</text:p>
          </table:table-cell>
          <table:table-cell office:value-type="float" office:value="0.537590768817442" calcext:value-type="float">
            <text:p>0.5375907688</text:p>
          </table:table-cell>
          <table:table-cell office:value-type="float" office:value="2289105" calcext:value-type="float">
            <text:p>2289105</text:p>
          </table:table-cell>
          <table:table-cell office:value-type="float" office:value="0.567403698395266" calcext:value-type="float">
            <text:p>0.5674036984</text:p>
          </table:table-cell>
          <table:table-cell table:formula="of:=LOOKUP([.A156];[Users.$A$1:.$A$869];[Users.$B$1:.$B$869])" office:value-type="float" office:value="542" calcext:value-type="float">
            <text:p>542</text:p>
          </table:table-cell>
          <table:table-cell table:formula="of:=IF([.C156]=1;1;0)" office:value-type="float" office:value="1" calcext:value-type="float">
            <text:p>1</text:p>
          </table:table-cell>
          <table:table-cell table:formula="of:=IF([.C15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488218" calcext:value-type="float">
            <text:p>3488218</text:p>
          </table:table-cell>
          <table:table-cell office:value-type="float" office:value="0.521090735297784" calcext:value-type="float">
            <text:p>0.5210907353</text:p>
          </table:table-cell>
          <table:table-cell office:value-type="float" office:value="1" calcext:value-type="float">
            <text:p>1</text:p>
          </table:table-cell>
          <table:table-cell office:value-type="float" office:value="3488218" calcext:value-type="float">
            <text:p>3488218</text:p>
          </table:table-cell>
          <table:table-cell office:value-type="float" office:value="0.521090735297784" calcext:value-type="float">
            <text:p>0.5210907353</text:p>
          </table:table-cell>
          <table:table-cell office:value-type="float" office:value="11836549" calcext:value-type="float">
            <text:p>11836549</text:p>
          </table:table-cell>
          <table:table-cell office:value-type="float" office:value="0.564241815731064" calcext:value-type="float">
            <text:p>0.5642418157</text:p>
          </table:table-cell>
          <table:table-cell office:value-type="float" office:value="1341422" calcext:value-type="float">
            <text:p>1341422</text:p>
          </table:table-cell>
          <table:table-cell office:value-type="float" office:value="0.564282824079256" calcext:value-type="float">
            <text:p>0.5642828241</text:p>
          </table:table-cell>
          <table:table-cell table:formula="of:=LOOKUP([.A157];[Users.$A$1:.$A$869];[Users.$B$1:.$B$869])" office:value-type="float" office:value="542" calcext:value-type="float">
            <text:p>542</text:p>
          </table:table-cell>
          <table:table-cell table:formula="of:=IF([.C157]=1;1;0)" office:value-type="float" office:value="1" calcext:value-type="float">
            <text:p>1</text:p>
          </table:table-cell>
          <table:table-cell table:formula="of:=IF([.C15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99998" calcext:value-type="float">
            <text:p>2999998</text:p>
          </table:table-cell>
          <table:table-cell office:value-type="float" office:value="0.549411151980636" calcext:value-type="float">
            <text:p>0.549411152</text:p>
          </table:table-cell>
          <table:table-cell office:value-type="float" office:value="0" calcext:value-type="float">
            <text:p>0</text:p>
          </table:table-cell>
          <table:table-cell office:value-type="float" office:value="4247009" calcext:value-type="float">
            <text:p>4247009</text:p>
          </table:table-cell>
          <table:table-cell office:value-type="float" office:value="0.514122690840069" calcext:value-type="float">
            <text:p>0.5141226908</text:p>
          </table:table-cell>
          <table:table-cell office:value-type="float" office:value="1881232" calcext:value-type="float">
            <text:p>1881232</text:p>
          </table:table-cell>
          <table:table-cell office:value-type="float" office:value="0.520771026064452" calcext:value-type="float">
            <text:p>0.5207710261</text:p>
          </table:table-cell>
          <table:table-cell office:value-type="float" office:value="4839878" calcext:value-type="float">
            <text:p>4839878</text:p>
          </table:table-cell>
          <table:table-cell office:value-type="float" office:value="0.523748968843961" calcext:value-type="float">
            <text:p>0.5237489688</text:p>
          </table:table-cell>
          <table:table-cell table:formula="of:=LOOKUP([.A158];[Users.$A$1:.$A$869];[Users.$B$1:.$B$869])" office:value-type="float" office:value="542" calcext:value-type="float">
            <text:p>542</text:p>
          </table:table-cell>
          <table:table-cell table:formula="of:=IF([.C158]=1;1;0)" office:value-type="float" office:value="0" calcext:value-type="float">
            <text:p>0</text:p>
          </table:table-cell>
          <table:table-cell table:formula="of:=IF([.C15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48550" calcext:value-type="float">
            <text:p>2748550</text:p>
          </table:table-cell>
          <table:table-cell office:value-type="float" office:value="0.489763690095426" calcext:value-type="float">
            <text:p>0.4897636901</text:p>
          </table:table-cell>
          <table:table-cell office:value-type="float" office:value="3" calcext:value-type="float">
            <text:p>3</text:p>
          </table:table-cell>
          <table:table-cell office:value-type="float" office:value="15020558" calcext:value-type="float">
            <text:p>15020558</text:p>
          </table:table-cell>
          <table:table-cell office:value-type="float" office:value="0.483744746866001" calcext:value-type="float">
            <text:p>0.4837447469</text:p>
          </table:table-cell>
          <table:table-cell office:value-type="float" office:value="1700591" calcext:value-type="float">
            <text:p>1700591</text:p>
          </table:table-cell>
          <table:table-cell office:value-type="float" office:value="0.485294637867799" calcext:value-type="float">
            <text:p>0.4852946379</text:p>
          </table:table-cell>
          <table:table-cell office:value-type="float" office:value="2748550" calcext:value-type="float">
            <text:p>2748550</text:p>
          </table:table-cell>
          <table:table-cell office:value-type="float" office:value="0.489763690095426" calcext:value-type="float">
            <text:p>0.4897636901</text:p>
          </table:table-cell>
          <table:table-cell table:formula="of:=LOOKUP([.A159];[Users.$A$1:.$A$869];[Users.$B$1:.$B$869])" office:value-type="float" office:value="543" calcext:value-type="float">
            <text:p>543</text:p>
          </table:table-cell>
          <table:table-cell table:formula="of:=IF([.C159]=1;1;0)" office:value-type="float" office:value="0" calcext:value-type="float">
            <text:p>0</text:p>
          </table:table-cell>
          <table:table-cell table:formula="of:=IF([.C15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437873" calcext:value-type="float">
            <text:p>7437873</text:p>
          </table:table-cell>
          <table:table-cell office:value-type="float" office:value="0.564480044567385" calcext:value-type="float">
            <text:p>0.5644800446</text:p>
          </table:table-cell>
          <table:table-cell office:value-type="float" office:value="0" calcext:value-type="float">
            <text:p>0</text:p>
          </table:table-cell>
          <table:table-cell office:value-type="float" office:value="10922539" calcext:value-type="float">
            <text:p>10922539</text:p>
          </table:table-cell>
          <table:table-cell office:value-type="float" office:value="0.515693173721564" calcext:value-type="float">
            <text:p>0.5156931737</text:p>
          </table:table-cell>
          <table:table-cell office:value-type="float" office:value="13119472" calcext:value-type="float">
            <text:p>13119472</text:p>
          </table:table-cell>
          <table:table-cell office:value-type="float" office:value="0.530609012755003" calcext:value-type="float">
            <text:p>0.5306090128</text:p>
          </table:table-cell>
          <table:table-cell office:value-type="float" office:value="2496924" calcext:value-type="float">
            <text:p>2496924</text:p>
          </table:table-cell>
          <table:table-cell office:value-type="float" office:value="0.530769871914729" calcext:value-type="float">
            <text:p>0.5307698719</text:p>
          </table:table-cell>
          <table:table-cell table:formula="of:=LOOKUP([.A160];[Users.$A$1:.$A$869];[Users.$B$1:.$B$869])" office:value-type="float" office:value="543" calcext:value-type="float">
            <text:p>543</text:p>
          </table:table-cell>
          <table:table-cell table:formula="of:=IF([.C160]=1;1;0)" office:value-type="float" office:value="0" calcext:value-type="float">
            <text:p>0</text:p>
          </table:table-cell>
          <table:table-cell table:formula="of:=IF([.C16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709" calcext:value-type="float">
            <text:p>49709</text:p>
          </table:table-cell>
          <table:table-cell office:value-type="float" office:value="0.590876576183372" calcext:value-type="float">
            <text:p>0.5908765762</text:p>
          </table:table-cell>
          <table:table-cell office:value-type="float" office:value="0" calcext:value-type="float">
            <text:p>0</text:p>
          </table:table-cell>
          <table:table-cell office:value-type="float" office:value="170610" calcext:value-type="float">
            <text:p>170610</text:p>
          </table:table-cell>
          <table:table-cell office:value-type="float" office:value="0.537699828917674" calcext:value-type="float">
            <text:p>0.5376998289</text:p>
          </table:table-cell>
          <table:table-cell office:value-type="float" office:value="2146755" calcext:value-type="float">
            <text:p>2146755</text:p>
          </table:table-cell>
          <table:table-cell office:value-type="float" office:value="0.549635820788402" calcext:value-type="float">
            <text:p>0.5496358208</text:p>
          </table:table-cell>
          <table:table-cell office:value-type="float" office:value="285225" calcext:value-type="float">
            <text:p>285225</text:p>
          </table:table-cell>
          <table:table-cell office:value-type="float" office:value="0.549713838193092" calcext:value-type="float">
            <text:p>0.5497138382</text:p>
          </table:table-cell>
          <table:table-cell table:formula="of:=LOOKUP([.A161];[Users.$A$1:.$A$869];[Users.$B$1:.$B$869])" office:value-type="float" office:value="543" calcext:value-type="float">
            <text:p>543</text:p>
          </table:table-cell>
          <table:table-cell table:formula="of:=IF([.C161]=1;1;0)" office:value-type="float" office:value="0" calcext:value-type="float">
            <text:p>0</text:p>
          </table:table-cell>
          <table:table-cell table:formula="of:=IF([.C16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45399" calcext:value-type="float">
            <text:p>5245399</text:p>
          </table:table-cell>
          <table:table-cell office:value-type="float" office:value="0.559608247281199" calcext:value-type="float">
            <text:p>0.5596082473</text:p>
          </table:table-cell>
          <table:table-cell office:value-type="float" office:value="0" calcext:value-type="float">
            <text:p>0</text:p>
          </table:table-cell>
          <table:table-cell office:value-type="float" office:value="7319097" calcext:value-type="float">
            <text:p>7319097</text:p>
          </table:table-cell>
          <table:table-cell office:value-type="float" office:value="0.295945260599862" calcext:value-type="float">
            <text:p>0.2959452606</text:p>
          </table:table-cell>
          <table:table-cell office:value-type="float" office:value="4628606" calcext:value-type="float">
            <text:p>4628606</text:p>
          </table:table-cell>
          <table:table-cell office:value-type="float" office:value="0.324289140502341" calcext:value-type="float">
            <text:p>0.3242891405</text:p>
          </table:table-cell>
          <table:table-cell office:value-type="float" office:value="10771138" calcext:value-type="float">
            <text:p>10771138</text:p>
          </table:table-cell>
          <table:table-cell office:value-type="float" office:value="0.332937962057097" calcext:value-type="float">
            <text:p>0.3329379621</text:p>
          </table:table-cell>
          <table:table-cell table:formula="of:=LOOKUP([.A162];[Users.$A$1:.$A$869];[Users.$B$1:.$B$869])" office:value-type="float" office:value="543" calcext:value-type="float">
            <text:p>543</text:p>
          </table:table-cell>
          <table:table-cell table:formula="of:=IF([.C162]=1;1;0)" office:value-type="float" office:value="0" calcext:value-type="float">
            <text:p>0</text:p>
          </table:table-cell>
          <table:table-cell table:formula="of:=IF([.C16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35504" calcext:value-type="float">
            <text:p>1435504</text:p>
          </table:table-cell>
          <table:table-cell office:value-type="float" office:value="0.568857042781198" calcext:value-type="float">
            <text:p>0.5688570428</text:p>
          </table:table-cell>
          <table:table-cell office:value-type="float" office:value="0" calcext:value-type="float">
            <text:p>0</text:p>
          </table:table-cell>
          <table:table-cell office:value-type="float" office:value="16623147" calcext:value-type="float">
            <text:p>16623147</text:p>
          </table:table-cell>
          <table:table-cell office:value-type="float" office:value="0.54406941649248" calcext:value-type="float">
            <text:p>0.5440694165</text:p>
          </table:table-cell>
          <table:table-cell office:value-type="float" office:value="1946601" calcext:value-type="float">
            <text:p>1946601</text:p>
          </table:table-cell>
          <table:table-cell office:value-type="float" office:value="0.559643862327333" calcext:value-type="float">
            <text:p>0.5596438623</text:p>
          </table:table-cell>
          <table:table-cell office:value-type="float" office:value="8766358" calcext:value-type="float">
            <text:p>8766358</text:p>
          </table:table-cell>
          <table:table-cell office:value-type="float" office:value="0.559752131322425" calcext:value-type="float">
            <text:p>0.5597521313</text:p>
          </table:table-cell>
          <table:table-cell table:formula="of:=LOOKUP([.A163];[Users.$A$1:.$A$869];[Users.$B$1:.$B$869])" office:value-type="float" office:value="544" calcext:value-type="float">
            <text:p>544</text:p>
          </table:table-cell>
          <table:table-cell table:formula="of:=IF([.C163]=1;1;0)" office:value-type="float" office:value="0" calcext:value-type="float">
            <text:p>0</text:p>
          </table:table-cell>
          <table:table-cell table:formula="of:=IF([.C163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8085" calcext:value-type="float">
            <text:p>398085</text:p>
          </table:table-cell>
          <table:table-cell office:value-type="float" office:value="0.286082542202977" calcext:value-type="float">
            <text:p>0.2860825422</text:p>
          </table:table-cell>
          <table:table-cell office:value-type="float" office:value="1" calcext:value-type="float">
            <text:p>1</text:p>
          </table:table-cell>
          <table:table-cell office:value-type="float" office:value="398085" calcext:value-type="float">
            <text:p>398085</text:p>
          </table:table-cell>
          <table:table-cell office:value-type="float" office:value="0.286082542202977" calcext:value-type="float">
            <text:p>0.2860825422</text:p>
          </table:table-cell>
          <table:table-cell office:value-type="float" office:value="15041538" calcext:value-type="float">
            <text:p>15041538</text:p>
          </table:table-cell>
          <table:table-cell office:value-type="float" office:value="0.401108042425607" calcext:value-type="float">
            <text:p>0.4011080424</text:p>
          </table:table-cell>
          <table:table-cell office:value-type="float" office:value="18567295" calcext:value-type="float">
            <text:p>18567295</text:p>
          </table:table-cell>
          <table:table-cell office:value-type="float" office:value="0.452495566919371" calcext:value-type="float">
            <text:p>0.4524955669</text:p>
          </table:table-cell>
          <table:table-cell table:formula="of:=LOOKUP([.A164];[Users.$A$1:.$A$869];[Users.$B$1:.$B$869])" office:value-type="float" office:value="544" calcext:value-type="float">
            <text:p>544</text:p>
          </table:table-cell>
          <table:table-cell table:formula="of:=IF([.C164]=1;1;0)" office:value-type="float" office:value="1" calcext:value-type="float">
            <text:p>1</text:p>
          </table:table-cell>
          <table:table-cell table:formula="of:=IF([.C16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751" calcext:value-type="float">
            <text:p>23751</text:p>
          </table:table-cell>
          <table:table-cell office:value-type="float" office:value="0.312767037487609" calcext:value-type="float">
            <text:p>0.3127670375</text:p>
          </table:table-cell>
          <table:table-cell office:value-type="float" office:value="1" calcext:value-type="float">
            <text:p>1</text:p>
          </table:table-cell>
          <table:table-cell office:value-type="float" office:value="23751" calcext:value-type="float">
            <text:p>23751</text:p>
          </table:table-cell>
          <table:table-cell office:value-type="float" office:value="0.312767037487609" calcext:value-type="float">
            <text:p>0.3127670375</text:p>
          </table:table-cell>
          <table:table-cell office:value-type="float" office:value="17371542" calcext:value-type="float">
            <text:p>17371542</text:p>
          </table:table-cell>
          <table:table-cell office:value-type="float" office:value="0.460083478267621" calcext:value-type="float">
            <text:p>0.4600834783</text:p>
          </table:table-cell>
          <table:table-cell office:value-type="float" office:value="2320588" calcext:value-type="float">
            <text:p>2320588</text:p>
          </table:table-cell>
          <table:table-cell office:value-type="float" office:value="0.460083478267621" calcext:value-type="float">
            <text:p>0.4600834783</text:p>
          </table:table-cell>
          <table:table-cell table:formula="of:=LOOKUP([.A165];[Users.$A$1:.$A$869];[Users.$B$1:.$B$869])" office:value-type="float" office:value="545" calcext:value-type="float">
            <text:p>545</text:p>
          </table:table-cell>
          <table:table-cell table:formula="of:=IF([.C165]=1;1;0)" office:value-type="float" office:value="1" calcext:value-type="float">
            <text:p>1</text:p>
          </table:table-cell>
          <table:table-cell table:formula="of:=IF([.C16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033935" calcext:value-type="float">
            <text:p>3033935</text:p>
          </table:table-cell>
          <table:table-cell office:value-type="float" office:value="0.334044590398866" calcext:value-type="float">
            <text:p>0.3340445904</text:p>
          </table:table-cell>
          <table:table-cell office:value-type="float" office:value="1" calcext:value-type="float">
            <text:p>1</text:p>
          </table:table-cell>
          <table:table-cell office:value-type="float" office:value="3033935" calcext:value-type="float">
            <text:p>3033935</text:p>
          </table:table-cell>
          <table:table-cell office:value-type="float" office:value="0.334044590398866" calcext:value-type="float">
            <text:p>0.3340445904</text:p>
          </table:table-cell>
          <table:table-cell office:value-type="float" office:value="1018256" calcext:value-type="float">
            <text:p>1018256</text:p>
          </table:table-cell>
          <table:table-cell office:value-type="float" office:value="0.361171642594938" calcext:value-type="float">
            <text:p>0.3611716426</text:p>
          </table:table-cell>
          <table:table-cell office:value-type="float" office:value="16791622" calcext:value-type="float">
            <text:p>16791622</text:p>
          </table:table-cell>
          <table:table-cell office:value-type="float" office:value="0.481312035071455" calcext:value-type="float">
            <text:p>0.4813120351</text:p>
          </table:table-cell>
          <table:table-cell table:formula="of:=LOOKUP([.A166];[Users.$A$1:.$A$869];[Users.$B$1:.$B$869])" office:value-type="float" office:value="545" calcext:value-type="float">
            <text:p>545</text:p>
          </table:table-cell>
          <table:table-cell table:formula="of:=IF([.C166]=1;1;0)" office:value-type="float" office:value="1" calcext:value-type="float">
            <text:p>1</text:p>
          </table:table-cell>
          <table:table-cell table:formula="of:=IF([.C16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26926" calcext:value-type="float">
            <text:p>926926</text:p>
          </table:table-cell>
          <table:table-cell office:value-type="float" office:value="0.553380986866111" calcext:value-type="float">
            <text:p>0.5533809869</text:p>
          </table:table-cell>
          <table:table-cell office:value-type="float" office:value="0" calcext:value-type="float">
            <text:p>0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284182530814571" calcext:value-type="float">
            <text:p>0.2841825308</text:p>
          </table:table-cell>
          <table:table-cell office:value-type="float" office:value="3761151" calcext:value-type="float">
            <text:p>3761151</text:p>
          </table:table-cell>
          <table:table-cell office:value-type="float" office:value="0.356930601121895" calcext:value-type="float">
            <text:p>0.3569306011</text:p>
          </table:table-cell>
          <table:table-cell office:value-type="float" office:value="2037028" calcext:value-type="float">
            <text:p>2037028</text:p>
          </table:table-cell>
          <table:table-cell office:value-type="float" office:value="0.362858220269686" calcext:value-type="float">
            <text:p>0.3628582203</text:p>
          </table:table-cell>
          <table:table-cell table:formula="of:=LOOKUP([.A167];[Users.$A$1:.$A$869];[Users.$B$1:.$B$869])" office:value-type="float" office:value="545" calcext:value-type="float">
            <text:p>545</text:p>
          </table:table-cell>
          <table:table-cell table:formula="of:=IF([.C167]=1;1;0)" office:value-type="float" office:value="0" calcext:value-type="float">
            <text:p>0</text:p>
          </table:table-cell>
          <table:table-cell table:formula="of:=IF([.C16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99318" calcext:value-type="float">
            <text:p>799318</text:p>
          </table:table-cell>
          <table:table-cell office:value-type="float" office:value="0.525446407021495" calcext:value-type="float">
            <text:p>0.525446407</text:p>
          </table:table-cell>
          <table:table-cell office:value-type="float" office:value="1" calcext:value-type="float">
            <text:p>1</text:p>
          </table:table-cell>
          <table:table-cell office:value-type="float" office:value="799318" calcext:value-type="float">
            <text:p>799318</text:p>
          </table:table-cell>
          <table:table-cell office:value-type="float" office:value="0.525446407021495" calcext:value-type="float">
            <text:p>0.525446407</text:p>
          </table:table-cell>
          <table:table-cell office:value-type="float" office:value="2830237" calcext:value-type="float">
            <text:p>2830237</text:p>
          </table:table-cell>
          <table:table-cell office:value-type="float" office:value="0.556593237476518" calcext:value-type="float">
            <text:p>0.5565932375</text:p>
          </table:table-cell>
          <table:table-cell office:value-type="float" office:value="163942" calcext:value-type="float">
            <text:p>163942</text:p>
          </table:table-cell>
          <table:table-cell office:value-type="float" office:value="0.562328515572941" calcext:value-type="float">
            <text:p>0.5623285156</text:p>
          </table:table-cell>
          <table:table-cell table:formula="of:=LOOKUP([.A168];[Users.$A$1:.$A$869];[Users.$B$1:.$B$869])" office:value-type="float" office:value="546" calcext:value-type="float">
            <text:p>546</text:p>
          </table:table-cell>
          <table:table-cell table:formula="of:=IF([.C168]=1;1;0)" office:value-type="float" office:value="1" calcext:value-type="float">
            <text:p>1</text:p>
          </table:table-cell>
          <table:table-cell table:formula="of:=IF([.C16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54952" calcext:value-type="float">
            <text:p>2854952</text:p>
          </table:table-cell>
          <table:table-cell office:value-type="float" office:value="0.460854487787914" calcext:value-type="float">
            <text:p>0.4608544878</text:p>
          </table:table-cell>
          <table:table-cell office:value-type="float" office:value="1" calcext:value-type="float">
            <text:p>1</text:p>
          </table:table-cell>
          <table:table-cell office:value-type="float" office:value="2854952" calcext:value-type="float">
            <text:p>2854952</text:p>
          </table:table-cell>
          <table:table-cell office:value-type="float" office:value="0.460854487787914" calcext:value-type="float">
            <text:p>0.4608544878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497176262441856" calcext:value-type="float">
            <text:p>0.4971762624</text:p>
          </table:table-cell>
          <table:table-cell office:value-type="float" office:value="1337671" calcext:value-type="float">
            <text:p>1337671</text:p>
          </table:table-cell>
          <table:table-cell office:value-type="float" office:value="0.508822687140321" calcext:value-type="float">
            <text:p>0.5088226871</text:p>
          </table:table-cell>
          <table:table-cell table:formula="of:=LOOKUP([.A169];[Users.$A$1:.$A$869];[Users.$B$1:.$B$869])" office:value-type="float" office:value="547" calcext:value-type="float">
            <text:p>547</text:p>
          </table:table-cell>
          <table:table-cell table:formula="of:=IF([.C169]=1;1;0)" office:value-type="float" office:value="1" calcext:value-type="float">
            <text:p>1</text:p>
          </table:table-cell>
          <table:table-cell table:formula="of:=IF([.C16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52895" calcext:value-type="float">
            <text:p>2652895</text:p>
          </table:table-cell>
          <table:table-cell office:value-type="float" office:value="0.573696836260395" calcext:value-type="float">
            <text:p>0.5736968363</text:p>
          </table:table-cell>
          <table:table-cell office:value-type="float" office:value="0" calcext:value-type="float">
            <text:p>0</text:p>
          </table:table-cell>
          <table:table-cell office:value-type="float" office:value="16428949" calcext:value-type="float">
            <text:p>16428949</text:p>
          </table:table-cell>
          <table:table-cell office:value-type="float" office:value="0.525805073576053" calcext:value-type="float">
            <text:p>0.5258050736</text:p>
          </table:table-cell>
          <table:table-cell office:value-type="float" office:value="13263384" calcext:value-type="float">
            <text:p>13263384</text:p>
          </table:table-cell>
          <table:table-cell office:value-type="float" office:value="0.534313627872192" calcext:value-type="float">
            <text:p>0.5343136279</text:p>
          </table:table-cell>
          <table:table-cell office:value-type="float" office:value="15803183" calcext:value-type="float">
            <text:p>15803183</text:p>
          </table:table-cell>
          <table:table-cell office:value-type="float" office:value="0.534606614691463" calcext:value-type="float">
            <text:p>0.5346066147</text:p>
          </table:table-cell>
          <table:table-cell table:formula="of:=LOOKUP([.A170];[Users.$A$1:.$A$869];[Users.$B$1:.$B$869])" office:value-type="float" office:value="547" calcext:value-type="float">
            <text:p>547</text:p>
          </table:table-cell>
          <table:table-cell table:formula="of:=IF([.C170]=1;1;0)" office:value-type="float" office:value="0" calcext:value-type="float">
            <text:p>0</text:p>
          </table:table-cell>
          <table:table-cell table:formula="of:=IF([.C17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34255" calcext:value-type="float">
            <text:p>4234255</text:p>
          </table:table-cell>
          <table:table-cell office:value-type="float" office:value="0.615123127271001" calcext:value-type="float">
            <text:p>0.6151231273</text:p>
          </table:table-cell>
          <table:table-cell office:value-type="float" office:value="0" calcext:value-type="float">
            <text:p>0</text:p>
          </table:table-cell>
          <table:table-cell office:value-type="float" office:value="10472259" calcext:value-type="float">
            <text:p>10472259</text:p>
          </table:table-cell>
          <table:table-cell office:value-type="float" office:value="0.450607304382928" calcext:value-type="float">
            <text:p>0.4506073044</text:p>
          </table:table-cell>
          <table:table-cell office:value-type="float" office:value="15479596" calcext:value-type="float">
            <text:p>15479596</text:p>
          </table:table-cell>
          <table:table-cell office:value-type="float" office:value="0.450607304382928" calcext:value-type="float">
            <text:p>0.4506073044</text:p>
          </table:table-cell>
          <table:table-cell office:value-type="float" office:value="1976985" calcext:value-type="float">
            <text:p>1976985</text:p>
          </table:table-cell>
          <table:table-cell office:value-type="float" office:value="0.463191080713019" calcext:value-type="float">
            <text:p>0.4631910807</text:p>
          </table:table-cell>
          <table:table-cell table:formula="of:=LOOKUP([.A171];[Users.$A$1:.$A$869];[Users.$B$1:.$B$869])" office:value-type="float" office:value="547" calcext:value-type="float">
            <text:p>547</text:p>
          </table:table-cell>
          <table:table-cell table:formula="of:=IF([.C171]=1;1;0)" office:value-type="float" office:value="0" calcext:value-type="float">
            <text:p>0</text:p>
          </table:table-cell>
          <table:table-cell table:formula="of:=IF([.C17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270547" calcext:value-type="float">
            <text:p>13270547</text:p>
          </table:table-cell>
          <table:table-cell office:value-type="float" office:value="0.693147180559946" calcext:value-type="float">
            <text:p>0.6931471806</text:p>
          </table:table-cell>
          <table:table-cell office:value-type="float" office:value="0" calcext:value-type="float">
            <text:p>0</text:p>
          </table:table-cell>
          <table:table-cell office:value-type="float" office:value="18463122" calcext:value-type="float">
            <text:p>18463122</text:p>
          </table:table-cell>
          <table:table-cell office:value-type="float" office:value="0.37556221131344" calcext:value-type="float">
            <text:p>0.3755622113</text:p>
          </table:table-cell>
          <table:table-cell office:value-type="float" office:value="17158556" calcext:value-type="float">
            <text:p>17158556</text:p>
          </table:table-cell>
          <table:table-cell office:value-type="float" office:value="0.410717611789494" calcext:value-type="float">
            <text:p>0.4107176118</text:p>
          </table:table-cell>
          <table:table-cell office:value-type="float" office:value="18936993" calcext:value-type="float">
            <text:p>18936993</text:p>
          </table:table-cell>
          <table:table-cell office:value-type="float" office:value="0.42978416538103" calcext:value-type="float">
            <text:p>0.4297841654</text:p>
          </table:table-cell>
          <table:table-cell table:formula="of:=LOOKUP([.A172];[Users.$A$1:.$A$869];[Users.$B$1:.$B$869])" office:value-type="float" office:value="547" calcext:value-type="float">
            <text:p>547</text:p>
          </table:table-cell>
          <table:table-cell table:formula="of:=IF([.C172]=1;1;0)" office:value-type="float" office:value="0" calcext:value-type="float">
            <text:p>0</text:p>
          </table:table-cell>
          <table:table-cell table:formula="of:=IF([.C17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266494" calcext:value-type="float">
            <text:p>2266494</text:p>
          </table:table-cell>
          <table:table-cell office:value-type="float" office:value="0.324730846559546" calcext:value-type="float">
            <text:p>0.3247308466</text:p>
          </table:table-cell>
          <table:table-cell office:value-type="float" office:value="1" calcext:value-type="float">
            <text:p>1</text:p>
          </table:table-cell>
          <table:table-cell office:value-type="float" office:value="2266494" calcext:value-type="float">
            <text:p>2266494</text:p>
          </table:table-cell>
          <table:table-cell office:value-type="float" office:value="0.324730846559546" calcext:value-type="float">
            <text:p>0.3247308466</text:p>
          </table:table-cell>
          <table:table-cell office:value-type="float" office:value="14771869" calcext:value-type="float">
            <text:p>14771869</text:p>
          </table:table-cell>
          <table:table-cell office:value-type="float" office:value="0.510667944745474" calcext:value-type="float">
            <text:p>0.5106679447</text:p>
          </table:table-cell>
          <table:table-cell office:value-type="float" office:value="17448506" calcext:value-type="float">
            <text:p>17448506</text:p>
          </table:table-cell>
          <table:table-cell office:value-type="float" office:value="0.512545528675808" calcext:value-type="float">
            <text:p>0.5125455287</text:p>
          </table:table-cell>
          <table:table-cell table:formula="of:=LOOKUP([.A173];[Users.$A$1:.$A$869];[Users.$B$1:.$B$869])" office:value-type="float" office:value="547" calcext:value-type="float">
            <text:p>547</text:p>
          </table:table-cell>
          <table:table-cell table:formula="of:=IF([.C173]=1;1;0)" office:value-type="float" office:value="1" calcext:value-type="float">
            <text:p>1</text:p>
          </table:table-cell>
          <table:table-cell table:formula="of:=IF([.C17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087027" calcext:value-type="float">
            <text:p>15087027</text:p>
          </table:table-cell>
          <table:table-cell office:value-type="float" office:value="0.410534779993635" calcext:value-type="float">
            <text:p>0.41053478</text:p>
          </table:table-cell>
          <table:table-cell office:value-type="float" office:value="0" calcext:value-type="float">
            <text:p>0</text:p>
          </table:table-cell>
          <table:table-cell office:value-type="float" office:value="12782845" calcext:value-type="float">
            <text:p>12782845</text:p>
          </table:table-cell>
          <table:table-cell office:value-type="float" office:value="0.354747608926809" calcext:value-type="float">
            <text:p>0.3547476089</text:p>
          </table:table-cell>
          <table:table-cell office:value-type="float" office:value="8544063" calcext:value-type="float">
            <text:p>8544063</text:p>
          </table:table-cell>
          <table:table-cell office:value-type="float" office:value="0.354747608926809" calcext:value-type="float">
            <text:p>0.3547476089</text:p>
          </table:table-cell>
          <table:table-cell office:value-type="float" office:value="8626652" calcext:value-type="float">
            <text:p>8626652</text:p>
          </table:table-cell>
          <table:table-cell office:value-type="float" office:value="0.354747608926809" calcext:value-type="float">
            <text:p>0.3547476089</text:p>
          </table:table-cell>
          <table:table-cell table:formula="of:=LOOKUP([.A174];[Users.$A$1:.$A$869];[Users.$B$1:.$B$869])" office:value-type="float" office:value="548" calcext:value-type="float">
            <text:p>548</text:p>
          </table:table-cell>
          <table:table-cell table:formula="of:=IF([.C174]=1;1;0)" office:value-type="float" office:value="0" calcext:value-type="float">
            <text:p>0</text:p>
          </table:table-cell>
          <table:table-cell table:formula="of:=IF([.C17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964762" calcext:value-type="float">
            <text:p>7964762</text:p>
          </table:table-cell>
          <table:table-cell office:value-type="float" office:value="0.56033535994138" calcext:value-type="float">
            <text:p>0.5603353599</text:p>
          </table:table-cell>
          <table:table-cell office:value-type="float" office:value="0" calcext:value-type="float">
            <text:p>0</text:p>
          </table:table-cell>
          <table:table-cell office:value-type="float" office:value="498574" calcext:value-type="float">
            <text:p>498574</text:p>
          </table:table-cell>
          <table:table-cell office:value-type="float" office:value="0.348106121652917" calcext:value-type="float">
            <text:p>0.3481061217</text:p>
          </table:table-cell>
          <table:table-cell office:value-type="float" office:value="1675707" calcext:value-type="float">
            <text:p>1675707</text:p>
          </table:table-cell>
          <table:table-cell office:value-type="float" office:value="0.385167914320986" calcext:value-type="float">
            <text:p>0.3851679143</text:p>
          </table:table-cell>
          <table:table-cell office:value-type="float" office:value="2833889" calcext:value-type="float">
            <text:p>2833889</text:p>
          </table:table-cell>
          <table:table-cell office:value-type="float" office:value="0.469029343150536" calcext:value-type="float">
            <text:p>0.4690293432</text:p>
          </table:table-cell>
          <table:table-cell table:formula="of:=LOOKUP([.A175];[Users.$A$1:.$A$869];[Users.$B$1:.$B$869])" office:value-type="float" office:value="548" calcext:value-type="float">
            <text:p>548</text:p>
          </table:table-cell>
          <table:table-cell table:formula="of:=IF([.C175]=1;1;0)" office:value-type="float" office:value="0" calcext:value-type="float">
            <text:p>0</text:p>
          </table:table-cell>
          <table:table-cell table:formula="of:=IF([.C175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964788" calcext:value-type="float">
            <text:p>6964788</text:p>
          </table:table-cell>
          <table:table-cell office:value-type="float" office:value="0.67983436542306" calcext:value-type="float">
            <text:p>0.6798343654</text:p>
          </table:table-cell>
          <table:table-cell office:value-type="float" office:value="0" calcext:value-type="float">
            <text:p>0</text:p>
          </table:table-cell>
          <table:table-cell office:value-type="float" office:value="6595714" calcext:value-type="float">
            <text:p>6595714</text:p>
          </table:table-cell>
          <table:table-cell office:value-type="float" office:value="0.534133978644352" calcext:value-type="float">
            <text:p>0.5341339786</text:p>
          </table:table-cell>
          <table:table-cell office:value-type="float" office:value="3605887" calcext:value-type="float">
            <text:p>3605887</text:p>
          </table:table-cell>
          <table:table-cell office:value-type="float" office:value="0.536425168337511" calcext:value-type="float">
            <text:p>0.5364251683</text:p>
          </table:table-cell>
          <table:table-cell office:value-type="float" office:value="184064" calcext:value-type="float">
            <text:p>184064</text:p>
          </table:table-cell>
          <table:table-cell office:value-type="float" office:value="0.536722216940069" calcext:value-type="float">
            <text:p>0.5367222169</text:p>
          </table:table-cell>
          <table:table-cell table:formula="of:=LOOKUP([.A176];[Users.$A$1:.$A$869];[Users.$B$1:.$B$869])" office:value-type="float" office:value="548" calcext:value-type="float">
            <text:p>548</text:p>
          </table:table-cell>
          <table:table-cell table:formula="of:=IF([.C176]=1;1;0)" office:value-type="float" office:value="0" calcext:value-type="float">
            <text:p>0</text:p>
          </table:table-cell>
          <table:table-cell table:formula="of:=IF([.C176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24154" calcext:value-type="float">
            <text:p>1424154</text:p>
          </table:table-cell>
          <table:table-cell office:value-type="float" office:value="0.534396721485419" calcext:value-type="float">
            <text:p>0.5343967215</text:p>
          </table:table-cell>
          <table:table-cell office:value-type="float" office:value="3" calcext:value-type="float">
            <text:p>3</text:p>
          </table:table-cell>
          <table:table-cell office:value-type="float" office:value="3346888" calcext:value-type="float">
            <text:p>3346888</text:p>
          </table:table-cell>
          <table:table-cell office:value-type="float" office:value="0.527885183147016" calcext:value-type="float">
            <text:p>0.5278851831</text:p>
          </table:table-cell>
          <table:table-cell office:value-type="float" office:value="9049864" calcext:value-type="float">
            <text:p>9049864</text:p>
          </table:table-cell>
          <table:table-cell office:value-type="float" office:value="0.532023577588407" calcext:value-type="float">
            <text:p>0.5320235776</text:p>
          </table:table-cell>
          <table:table-cell office:value-type="float" office:value="1424154" calcext:value-type="float">
            <text:p>1424154</text:p>
          </table:table-cell>
          <table:table-cell office:value-type="float" office:value="0.534396721485419" calcext:value-type="float">
            <text:p>0.5343967215</text:p>
          </table:table-cell>
          <table:table-cell table:formula="of:=LOOKUP([.A177];[Users.$A$1:.$A$869];[Users.$B$1:.$B$869])" office:value-type="float" office:value="549" calcext:value-type="float">
            <text:p>549</text:p>
          </table:table-cell>
          <table:table-cell table:formula="of:=IF([.C177]=1;1;0)" office:value-type="float" office:value="0" calcext:value-type="float">
            <text:p>0</text:p>
          </table:table-cell>
          <table:table-cell table:formula="of:=IF([.C17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09079" calcext:value-type="float">
            <text:p>5109079</text:p>
          </table:table-cell>
          <table:table-cell office:value-type="float" office:value="0.632915153663503" calcext:value-type="float">
            <text:p>0.6329151537</text:p>
          </table:table-cell>
          <table:table-cell office:value-type="float" office:value="0" calcext:value-type="float">
            <text:p>0</text:p>
          </table:table-cell>
          <table:table-cell office:value-type="float" office:value="9399679" calcext:value-type="float">
            <text:p>9399679</text:p>
          </table:table-cell>
          <table:table-cell office:value-type="float" office:value="0.545263984530905" calcext:value-type="float">
            <text:p>0.5452639845</text:p>
          </table:table-cell>
          <table:table-cell office:value-type="float" office:value="15780956" calcext:value-type="float">
            <text:p>15780956</text:p>
          </table:table-cell>
          <table:table-cell office:value-type="float" office:value="0.567226880918811" calcext:value-type="float">
            <text:p>0.5672268809</text:p>
          </table:table-cell>
          <table:table-cell office:value-type="float" office:value="14855108" calcext:value-type="float">
            <text:p>14855108</text:p>
          </table:table-cell>
          <table:table-cell office:value-type="float" office:value="0.600197718558536" calcext:value-type="float">
            <text:p>0.6001977186</text:p>
          </table:table-cell>
          <table:table-cell table:formula="of:=LOOKUP([.A178];[Users.$A$1:.$A$869];[Users.$B$1:.$B$869])" office:value-type="float" office:value="549" calcext:value-type="float">
            <text:p>549</text:p>
          </table:table-cell>
          <table:table-cell table:formula="of:=IF([.C178]=1;1;0)" office:value-type="float" office:value="0" calcext:value-type="float">
            <text:p>0</text:p>
          </table:table-cell>
          <table:table-cell table:formula="of:=IF([.C17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09581" calcext:value-type="float">
            <text:p>2109581</text:p>
          </table:table-cell>
          <table:table-cell office:value-type="float" office:value="0.637891253493184" calcext:value-type="float">
            <text:p>0.6378912535</text:p>
          </table:table-cell>
          <table:table-cell office:value-type="float" office:value="0" calcext:value-type="float">
            <text:p>0</text:p>
          </table:table-cell>
          <table:table-cell office:value-type="float" office:value="10902617" calcext:value-type="float">
            <text:p>10902617</text:p>
          </table:table-cell>
          <table:table-cell office:value-type="float" office:value="0.553663500596161" calcext:value-type="float">
            <text:p>0.5536635006</text:p>
          </table:table-cell>
          <table:table-cell office:value-type="float" office:value="236695" calcext:value-type="float">
            <text:p>236695</text:p>
          </table:table-cell>
          <table:table-cell office:value-type="float" office:value="0.564029444181327" calcext:value-type="float">
            <text:p>0.5640294442</text:p>
          </table:table-cell>
          <table:table-cell office:value-type="float" office:value="5634294" calcext:value-type="float">
            <text:p>5634294</text:p>
          </table:table-cell>
          <table:table-cell office:value-type="float" office:value="0.566635323384965" calcext:value-type="float">
            <text:p>0.5666353234</text:p>
          </table:table-cell>
          <table:table-cell table:formula="of:=LOOKUP([.A179];[Users.$A$1:.$A$869];[Users.$B$1:.$B$869])" office:value-type="float" office:value="549" calcext:value-type="float">
            <text:p>549</text:p>
          </table:table-cell>
          <table:table-cell table:formula="of:=IF([.C179]=1;1;0)" office:value-type="float" office:value="0" calcext:value-type="float">
            <text:p>0</text:p>
          </table:table-cell>
          <table:table-cell table:formula="of:=IF([.C17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5402" calcext:value-type="float">
            <text:p>25402</text:p>
          </table:table-cell>
          <table:table-cell office:value-type="float" office:value="0.529803188491851" calcext:value-type="float">
            <text:p>0.5298031885</text:p>
          </table:table-cell>
          <table:table-cell office:value-type="float" office:value="1" calcext:value-type="float">
            <text:p>1</text:p>
          </table:table-cell>
          <table:table-cell office:value-type="float" office:value="1741294" calcext:value-type="float">
            <text:p>1741294</text:p>
          </table:table-cell>
          <table:table-cell office:value-type="float" office:value="0.548633901683189" calcext:value-type="float">
            <text:p>0.5486339017</text:p>
          </table:table-cell>
          <table:table-cell office:value-type="float" office:value="669531" calcext:value-type="float">
            <text:p>669531</text:p>
          </table:table-cell>
          <table:table-cell office:value-type="float" office:value="0.561357329533303" calcext:value-type="float">
            <text:p>0.5613573295</text:p>
          </table:table-cell>
          <table:table-cell office:value-type="float" office:value="18050570" calcext:value-type="float">
            <text:p>18050570</text:p>
          </table:table-cell>
          <table:table-cell office:value-type="float" office:value="0.566622240019769" calcext:value-type="float">
            <text:p>0.56662224</text:p>
          </table:table-cell>
          <table:table-cell table:formula="of:=LOOKUP([.A180];[Users.$A$1:.$A$869];[Users.$B$1:.$B$869])" office:value-type="float" office:value="549" calcext:value-type="float">
            <text:p>549</text:p>
          </table:table-cell>
          <table:table-cell table:formula="of:=IF([.C180]=1;1;0)" office:value-type="float" office:value="1" calcext:value-type="float">
            <text:p>1</text:p>
          </table:table-cell>
          <table:table-cell table:formula="of:=IF([.C18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294118" calcext:value-type="float">
            <text:p>5294118</text:p>
          </table:table-cell>
          <table:table-cell office:value-type="float" office:value="0.296615946396609" calcext:value-type="float">
            <text:p>0.2966159464</text:p>
          </table:table-cell>
          <table:table-cell office:value-type="float" office:value="1" calcext:value-type="float">
            <text:p>1</text:p>
          </table:table-cell>
          <table:table-cell office:value-type="float" office:value="5294118" calcext:value-type="float">
            <text:p>5294118</text:p>
          </table:table-cell>
          <table:table-cell office:value-type="float" office:value="0.296615946396609" calcext:value-type="float">
            <text:p>0.2966159464</text:p>
          </table:table-cell>
          <table:table-cell office:value-type="float" office:value="1307741" calcext:value-type="float">
            <text:p>1307741</text:p>
          </table:table-cell>
          <table:table-cell office:value-type="float" office:value="0.356649595668269" calcext:value-type="float">
            <text:p>0.3566495957</text:p>
          </table:table-cell>
          <table:table-cell office:value-type="float" office:value="16305271" calcext:value-type="float">
            <text:p>16305271</text:p>
          </table:table-cell>
          <table:table-cell office:value-type="float" office:value="0.412471048745682" calcext:value-type="float">
            <text:p>0.4124710487</text:p>
          </table:table-cell>
          <table:table-cell table:formula="of:=LOOKUP([.A181];[Users.$A$1:.$A$869];[Users.$B$1:.$B$869])" office:value-type="float" office:value="549" calcext:value-type="float">
            <text:p>549</text:p>
          </table:table-cell>
          <table:table-cell table:formula="of:=IF([.C181]=1;1;0)" office:value-type="float" office:value="1" calcext:value-type="float">
            <text:p>1</text:p>
          </table:table-cell>
          <table:table-cell table:formula="of:=IF([.C18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179118" calcext:value-type="float">
            <text:p>11179118</text:p>
          </table:table-cell>
          <table:table-cell office:value-type="float" office:value="0.583535492060016" calcext:value-type="float">
            <text:p>0.5835354921</text:p>
          </table:table-cell>
          <table:table-cell office:value-type="float" office:value="2" calcext:value-type="float">
            <text:p>2</text:p>
          </table:table-cell>
          <table:table-cell office:value-type="float" office:value="2061454" calcext:value-type="float">
            <text:p>2061454</text:p>
          </table:table-cell>
          <table:table-cell office:value-type="float" office:value="0.568956741727304" calcext:value-type="float">
            <text:p>0.5689567417</text:p>
          </table:table-cell>
          <table:table-cell office:value-type="float" office:value="11179118" calcext:value-type="float">
            <text:p>11179118</text:p>
          </table:table-cell>
          <table:table-cell office:value-type="float" office:value="0.583535492060016" calcext:value-type="float">
            <text:p>0.5835354921</text:p>
          </table:table-cell>
          <table:table-cell office:value-type="float" office:value="2873133" calcext:value-type="float">
            <text:p>2873133</text:p>
          </table:table-cell>
          <table:table-cell office:value-type="float" office:value="0.585717172335045" calcext:value-type="float">
            <text:p>0.5857171723</text:p>
          </table:table-cell>
          <table:table-cell table:formula="of:=LOOKUP([.A182];[Users.$A$1:.$A$869];[Users.$B$1:.$B$869])" office:value-type="float" office:value="550" calcext:value-type="float">
            <text:p>550</text:p>
          </table:table-cell>
          <table:table-cell table:formula="of:=IF([.C182]=1;1;0)" office:value-type="float" office:value="0" calcext:value-type="float">
            <text:p>0</text:p>
          </table:table-cell>
          <table:table-cell table:formula="of:=IF([.C18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2227" calcext:value-type="float">
            <text:p>402227</text:p>
          </table:table-cell>
          <table:table-cell office:value-type="float" office:value="0.5043444840695" calcext:value-type="float">
            <text:p>0.5043444841</text:p>
          </table:table-cell>
          <table:table-cell office:value-type="float" office:value="2" calcext:value-type="float">
            <text:p>2</text:p>
          </table:table-cell>
          <table:table-cell office:value-type="float" office:value="807613" calcext:value-type="float">
            <text:p>807613</text:p>
          </table:table-cell>
          <table:table-cell office:value-type="float" office:value="0.491986337687959" calcext:value-type="float">
            <text:p>0.4919863377</text:p>
          </table:table-cell>
          <table:table-cell office:value-type="float" office:value="402227" calcext:value-type="float">
            <text:p>402227</text:p>
          </table:table-cell>
          <table:table-cell office:value-type="float" office:value="0.5043444840695" calcext:value-type="float">
            <text:p>0.5043444841</text:p>
          </table:table-cell>
          <table:table-cell office:value-type="float" office:value="15427168" calcext:value-type="float">
            <text:p>15427168</text:p>
          </table:table-cell>
          <table:table-cell office:value-type="float" office:value="0.509868951564149" calcext:value-type="float">
            <text:p>0.5098689516</text:p>
          </table:table-cell>
          <table:table-cell table:formula="of:=LOOKUP([.A183];[Users.$A$1:.$A$869];[Users.$B$1:.$B$869])" office:value-type="float" office:value="550" calcext:value-type="float">
            <text:p>550</text:p>
          </table:table-cell>
          <table:table-cell table:formula="of:=IF([.C183]=1;1;0)" office:value-type="float" office:value="0" calcext:value-type="float">
            <text:p>0</text:p>
          </table:table-cell>
          <table:table-cell table:formula="of:=IF([.C18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110772" calcext:value-type="float">
            <text:p>11110772</text:p>
          </table:table-cell>
          <table:table-cell office:value-type="float" office:value="0.633236343470122" calcext:value-type="float">
            <text:p>0.6332363435</text:p>
          </table:table-cell>
          <table:table-cell office:value-type="float" office:value="0" calcext:value-type="float">
            <text:p>0</text:p>
          </table:table-cell>
          <table:table-cell office:value-type="float" office:value="12457651" calcext:value-type="float">
            <text:p>12457651</text:p>
          </table:table-cell>
          <table:table-cell office:value-type="float" office:value="0.503520098892227" calcext:value-type="float">
            <text:p>0.5035200989</text:p>
          </table:table-cell>
          <table:table-cell office:value-type="float" office:value="13276650" calcext:value-type="float">
            <text:p>13276650</text:p>
          </table:table-cell>
          <table:table-cell office:value-type="float" office:value="0.522313139835733" calcext:value-type="float">
            <text:p>0.5223131398</text:p>
          </table:table-cell>
          <table:table-cell office:value-type="float" office:value="18898121" calcext:value-type="float">
            <text:p>18898121</text:p>
          </table:table-cell>
          <table:table-cell office:value-type="float" office:value="0.522313139835733" calcext:value-type="float">
            <text:p>0.5223131398</text:p>
          </table:table-cell>
          <table:table-cell table:formula="of:=LOOKUP([.A184];[Users.$A$1:.$A$869];[Users.$B$1:.$B$869])" office:value-type="float" office:value="550" calcext:value-type="float">
            <text:p>550</text:p>
          </table:table-cell>
          <table:table-cell table:formula="of:=IF([.C184]=1;1;0)" office:value-type="float" office:value="0" calcext:value-type="float">
            <text:p>0</text:p>
          </table:table-cell>
          <table:table-cell table:formula="of:=IF([.C18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30177" calcext:value-type="float">
            <text:p>5230177</text:p>
          </table:table-cell>
          <table:table-cell office:value-type="float" office:value="0.277604150933053" calcext:value-type="float">
            <text:p>0.2776041509</text:p>
          </table:table-cell>
          <table:table-cell office:value-type="float" office:value="1" calcext:value-type="float">
            <text:p>1</text:p>
          </table:table-cell>
          <table:table-cell office:value-type="float" office:value="5230177" calcext:value-type="float">
            <text:p>5230177</text:p>
          </table:table-cell>
          <table:table-cell office:value-type="float" office:value="0.277604150933053" calcext:value-type="float">
            <text:p>0.2776041509</text:p>
          </table:table-cell>
          <table:table-cell office:value-type="float" office:value="16908415" calcext:value-type="float">
            <text:p>16908415</text:p>
          </table:table-cell>
          <table:table-cell office:value-type="float" office:value="0.495119932587802" calcext:value-type="float">
            <text:p>0.4951199326</text:p>
          </table:table-cell>
          <table:table-cell office:value-type="float" office:value="10637661" calcext:value-type="float">
            <text:p>10637661</text:p>
          </table:table-cell>
          <table:table-cell office:value-type="float" office:value="0.520844581824787" calcext:value-type="float">
            <text:p>0.5208445818</text:p>
          </table:table-cell>
          <table:table-cell table:formula="of:=LOOKUP([.A185];[Users.$A$1:.$A$869];[Users.$B$1:.$B$869])" office:value-type="float" office:value="551" calcext:value-type="float">
            <text:p>551</text:p>
          </table:table-cell>
          <table:table-cell table:formula="of:=IF([.C185]=1;1;0)" office:value-type="float" office:value="1" calcext:value-type="float">
            <text:p>1</text:p>
          </table:table-cell>
          <table:table-cell table:formula="of:=IF([.C18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14128" calcext:value-type="float">
            <text:p>4214128</text:p>
          </table:table-cell>
          <table:table-cell office:value-type="float" office:value="0.477485890549305" calcext:value-type="float">
            <text:p>0.4774858905</text:p>
          </table:table-cell>
          <table:table-cell office:value-type="float" office:value="1" calcext:value-type="float">
            <text:p>1</text:p>
          </table:table-cell>
          <table:table-cell office:value-type="float" office:value="4214128" calcext:value-type="float">
            <text:p>4214128</text:p>
          </table:table-cell>
          <table:table-cell office:value-type="float" office:value="0.477485890549305" calcext:value-type="float">
            <text:p>0.4774858905</text:p>
          </table:table-cell>
          <table:table-cell office:value-type="float" office:value="1755340" calcext:value-type="float">
            <text:p>1755340</text:p>
          </table:table-cell>
          <table:table-cell office:value-type="float" office:value="0.497447277559741" calcext:value-type="float">
            <text:p>0.4974472776</text:p>
          </table:table-cell>
          <table:table-cell office:value-type="float" office:value="13666928" calcext:value-type="float">
            <text:p>13666928</text:p>
          </table:table-cell>
          <table:table-cell office:value-type="float" office:value="0.504242301284881" calcext:value-type="float">
            <text:p>0.5042423013</text:p>
          </table:table-cell>
          <table:table-cell table:formula="of:=LOOKUP([.A186];[Users.$A$1:.$A$869];[Users.$B$1:.$B$869])" office:value-type="float" office:value="551" calcext:value-type="float">
            <text:p>551</text:p>
          </table:table-cell>
          <table:table-cell table:formula="of:=IF([.C186]=1;1;0)" office:value-type="float" office:value="1" calcext:value-type="float">
            <text:p>1</text:p>
          </table:table-cell>
          <table:table-cell table:formula="of:=IF([.C18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35595" calcext:value-type="float">
            <text:p>2135595</text:p>
          </table:table-cell>
          <table:table-cell office:value-type="float" office:value="0.516951216359211" calcext:value-type="float">
            <text:p>0.5169512164</text:p>
          </table:table-cell>
          <table:table-cell office:value-type="float" office:value="0" calcext:value-type="float">
            <text:p>0</text:p>
          </table:table-cell>
          <table:table-cell office:value-type="float" office:value="8292467" calcext:value-type="float">
            <text:p>8292467</text:p>
          </table:table-cell>
          <table:table-cell office:value-type="float" office:value="0.511488931806342" calcext:value-type="float">
            <text:p>0.5114889318</text:p>
          </table:table-cell>
          <table:table-cell office:value-type="float" office:value="13351286" calcext:value-type="float">
            <text:p>13351286</text:p>
          </table:table-cell>
          <table:table-cell office:value-type="float" office:value="0.513422257869204" calcext:value-type="float">
            <text:p>0.5134222579</text:p>
          </table:table-cell>
          <table:table-cell office:value-type="float" office:value="14604925" calcext:value-type="float">
            <text:p>14604925</text:p>
          </table:table-cell>
          <table:table-cell office:value-type="float" office:value="0.516889804714631" calcext:value-type="float">
            <text:p>0.5168898047</text:p>
          </table:table-cell>
          <table:table-cell table:formula="of:=LOOKUP([.A187];[Users.$A$1:.$A$869];[Users.$B$1:.$B$869])" office:value-type="float" office:value="551" calcext:value-type="float">
            <text:p>551</text:p>
          </table:table-cell>
          <table:table-cell table:formula="of:=IF([.C187]=1;1;0)" office:value-type="float" office:value="0" calcext:value-type="float">
            <text:p>0</text:p>
          </table:table-cell>
          <table:table-cell table:formula="of:=IF([.C18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973244" calcext:value-type="float">
            <text:p>8973244</text:p>
          </table:table-cell>
          <table:table-cell office:value-type="float" office:value="0.627070408179876" calcext:value-type="float">
            <text:p>0.6270704082</text:p>
          </table:table-cell>
          <table:table-cell office:value-type="float" office:value="0" calcext:value-type="float">
            <text:p>0</text:p>
          </table:table-cell>
          <table:table-cell office:value-type="float" office:value="15983182" calcext:value-type="float">
            <text:p>15983182</text:p>
          </table:table-cell>
          <table:table-cell office:value-type="float" office:value="0.435206554451309" calcext:value-type="float">
            <text:p>0.4352065545</text:p>
          </table:table-cell>
          <table:table-cell office:value-type="float" office:value="16574677" calcext:value-type="float">
            <text:p>16574677</text:p>
          </table:table-cell>
          <table:table-cell office:value-type="float" office:value="0.479104348774161" calcext:value-type="float">
            <text:p>0.4791043488</text:p>
          </table:table-cell>
          <table:table-cell office:value-type="float" office:value="9075943" calcext:value-type="float">
            <text:p>9075943</text:p>
          </table:table-cell>
          <table:table-cell office:value-type="float" office:value="0.492072385391659" calcext:value-type="float">
            <text:p>0.4920723854</text:p>
          </table:table-cell>
          <table:table-cell table:formula="of:=LOOKUP([.A188];[Users.$A$1:.$A$869];[Users.$B$1:.$B$869])" office:value-type="float" office:value="552" calcext:value-type="float">
            <text:p>552</text:p>
          </table:table-cell>
          <table:table-cell table:formula="of:=IF([.C188]=1;1;0)" office:value-type="float" office:value="0" calcext:value-type="float">
            <text:p>0</text:p>
          </table:table-cell>
          <table:table-cell table:formula="of:=IF([.C18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203750" calcext:value-type="float">
            <text:p>18203750</text:p>
          </table:table-cell>
          <table:table-cell office:value-type="float" office:value="0.449033900369636" calcext:value-type="float">
            <text:p>0.4490339004</text:p>
          </table:table-cell>
          <table:table-cell office:value-type="float" office:value="1" calcext:value-type="float">
            <text:p>1</text:p>
          </table:table-cell>
          <table:table-cell office:value-type="float" office:value="18203750" calcext:value-type="float">
            <text:p>18203750</text:p>
          </table:table-cell>
          <table:table-cell office:value-type="float" office:value="0.449033900369636" calcext:value-type="float">
            <text:p>0.4490339004</text:p>
          </table:table-cell>
          <table:table-cell office:value-type="float" office:value="9049051" calcext:value-type="float">
            <text:p>9049051</text:p>
          </table:table-cell>
          <table:table-cell office:value-type="float" office:value="0.486572667318005" calcext:value-type="float">
            <text:p>0.4865726673</text:p>
          </table:table-cell>
          <table:table-cell office:value-type="float" office:value="4984043" calcext:value-type="float">
            <text:p>4984043</text:p>
          </table:table-cell>
          <table:table-cell office:value-type="float" office:value="0.505382772933447" calcext:value-type="float">
            <text:p>0.5053827729</text:p>
          </table:table-cell>
          <table:table-cell table:formula="of:=LOOKUP([.A189];[Users.$A$1:.$A$869];[Users.$B$1:.$B$869])" office:value-type="float" office:value="552" calcext:value-type="float">
            <text:p>552</text:p>
          </table:table-cell>
          <table:table-cell table:formula="of:=IF([.C189]=1;1;0)" office:value-type="float" office:value="1" calcext:value-type="float">
            <text:p>1</text:p>
          </table:table-cell>
          <table:table-cell table:formula="of:=IF([.C18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205780" calcext:value-type="float">
            <text:p>10205780</text:p>
          </table:table-cell>
          <table:table-cell office:value-type="float" office:value="0.679808929573879" calcext:value-type="float">
            <text:p>0.6798089296</text:p>
          </table:table-cell>
          <table:table-cell office:value-type="float" office:value="0" calcext:value-type="float">
            <text:p>0</text:p>
          </table:table-cell>
          <table:table-cell office:value-type="float" office:value="2774830" calcext:value-type="float">
            <text:p>2774830</text:p>
          </table:table-cell>
          <table:table-cell office:value-type="float" office:value="0.556675696064394" calcext:value-type="float">
            <text:p>0.5566756961</text:p>
          </table:table-cell>
          <table:table-cell office:value-type="float" office:value="2991995" calcext:value-type="float">
            <text:p>2991995</text:p>
          </table:table-cell>
          <table:table-cell office:value-type="float" office:value="0.567876796916293" calcext:value-type="float">
            <text:p>0.5678767969</text:p>
          </table:table-cell>
          <table:table-cell office:value-type="float" office:value="13703660" calcext:value-type="float">
            <text:p>13703660</text:p>
          </table:table-cell>
          <table:table-cell office:value-type="float" office:value="0.568661394466597" calcext:value-type="float">
            <text:p>0.5686613945</text:p>
          </table:table-cell>
          <table:table-cell table:formula="of:=LOOKUP([.A190];[Users.$A$1:.$A$869];[Users.$B$1:.$B$869])" office:value-type="float" office:value="552" calcext:value-type="float">
            <text:p>552</text:p>
          </table:table-cell>
          <table:table-cell table:formula="of:=IF([.C190]=1;1;0)" office:value-type="float" office:value="0" calcext:value-type="float">
            <text:p>0</text:p>
          </table:table-cell>
          <table:table-cell table:formula="of:=IF([.C19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839486" calcext:value-type="float">
            <text:p>6839486</text:p>
          </table:table-cell>
          <table:table-cell office:value-type="float" office:value="0.582513046717073" calcext:value-type="float">
            <text:p>0.5825130467</text:p>
          </table:table-cell>
          <table:table-cell office:value-type="float" office:value="1" calcext:value-type="float">
            <text:p>1</text:p>
          </table:table-cell>
          <table:table-cell office:value-type="float" office:value="6839486" calcext:value-type="float">
            <text:p>6839486</text:p>
          </table:table-cell>
          <table:table-cell office:value-type="float" office:value="0.582513046717073" calcext:value-type="float">
            <text:p>0.5825130467</text:p>
          </table:table-cell>
          <table:table-cell office:value-type="float" office:value="3006162" calcext:value-type="float">
            <text:p>3006162</text:p>
          </table:table-cell>
          <table:table-cell office:value-type="float" office:value="0.585927848540274" calcext:value-type="float">
            <text:p>0.5859278485</text:p>
          </table:table-cell>
          <table:table-cell office:value-type="float" office:value="1195872" calcext:value-type="float">
            <text:p>1195872</text:p>
          </table:table-cell>
          <table:table-cell office:value-type="float" office:value="0.589946394774995" calcext:value-type="float">
            <text:p>0.5899463948</text:p>
          </table:table-cell>
          <table:table-cell table:formula="of:=LOOKUP([.A191];[Users.$A$1:.$A$869];[Users.$B$1:.$B$869])" office:value-type="float" office:value="553" calcext:value-type="float">
            <text:p>553</text:p>
          </table:table-cell>
          <table:table-cell table:formula="of:=IF([.C191]=1;1;0)" office:value-type="float" office:value="1" calcext:value-type="float">
            <text:p>1</text:p>
          </table:table-cell>
          <table:table-cell table:formula="of:=IF([.C19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33276" calcext:value-type="float">
            <text:p>2233276</text:p>
          </table:table-cell>
          <table:table-cell office:value-type="float" office:value="0.370319319902597" calcext:value-type="float">
            <text:p>0.3703193199</text:p>
          </table:table-cell>
          <table:table-cell office:value-type="float" office:value="1" calcext:value-type="float">
            <text:p>1</text:p>
          </table:table-cell>
          <table:table-cell office:value-type="float" office:value="2233276" calcext:value-type="float">
            <text:p>2233276</text:p>
          </table:table-cell>
          <table:table-cell office:value-type="float" office:value="0.370319319902597" calcext:value-type="float">
            <text:p>0.3703193199</text:p>
          </table:table-cell>
          <table:table-cell office:value-type="float" office:value="17008643" calcext:value-type="float">
            <text:p>17008643</text:p>
          </table:table-cell>
          <table:table-cell office:value-type="float" office:value="0.463017400419234" calcext:value-type="float">
            <text:p>0.4630174004</text:p>
          </table:table-cell>
          <table:table-cell office:value-type="float" office:value="8305776" calcext:value-type="float">
            <text:p>8305776</text:p>
          </table:table-cell>
          <table:table-cell office:value-type="float" office:value="0.463017400419234" calcext:value-type="float">
            <text:p>0.4630174004</text:p>
          </table:table-cell>
          <table:table-cell table:formula="of:=LOOKUP([.A192];[Users.$A$1:.$A$869];[Users.$B$1:.$B$869])" office:value-type="float" office:value="553" calcext:value-type="float">
            <text:p>553</text:p>
          </table:table-cell>
          <table:table-cell table:formula="of:=IF([.C192]=1;1;0)" office:value-type="float" office:value="1" calcext:value-type="float">
            <text:p>1</text:p>
          </table:table-cell>
          <table:table-cell table:formula="of:=IF([.C19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31003" calcext:value-type="float">
            <text:p>6131003</text:p>
          </table:table-cell>
          <table:table-cell office:value-type="float" office:value="0.591019854027264" calcext:value-type="float">
            <text:p>0.591019854</text:p>
          </table:table-cell>
          <table:table-cell office:value-type="float" office:value="0" calcext:value-type="float">
            <text:p>0</text:p>
          </table:table-cell>
          <table:table-cell office:value-type="float" office:value="18107007" calcext:value-type="float">
            <text:p>18107007</text:p>
          </table:table-cell>
          <table:table-cell office:value-type="float" office:value="0.506935809999066" calcext:value-type="float">
            <text:p>0.50693581</text:p>
          </table:table-cell>
          <table:table-cell office:value-type="float" office:value="10128163" calcext:value-type="float">
            <text:p>10128163</text:p>
          </table:table-cell>
          <table:table-cell office:value-type="float" office:value="0.506935809999066" calcext:value-type="float">
            <text:p>0.50693581</text:p>
          </table:table-cell>
          <table:table-cell office:value-type="float" office:value="9820299" calcext:value-type="float">
            <text:p>9820299</text:p>
          </table:table-cell>
          <table:table-cell office:value-type="float" office:value="0.506935809999066" calcext:value-type="float">
            <text:p>0.50693581</text:p>
          </table:table-cell>
          <table:table-cell table:formula="of:=LOOKUP([.A193];[Users.$A$1:.$A$869];[Users.$B$1:.$B$869])" office:value-type="float" office:value="554" calcext:value-type="float">
            <text:p>554</text:p>
          </table:table-cell>
          <table:table-cell table:formula="of:=IF([.C193]=1;1;0)" office:value-type="float" office:value="0" calcext:value-type="float">
            <text:p>0</text:p>
          </table:table-cell>
          <table:table-cell table:formula="of:=IF([.C193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06095" calcext:value-type="float">
            <text:p>3606095</text:p>
          </table:table-cell>
          <table:table-cell office:value-type="float" office:value="0.308494205686645" calcext:value-type="float">
            <text:p>0.3084942057</text:p>
          </table:table-cell>
          <table:table-cell office:value-type="float" office:value="1" calcext:value-type="float">
            <text:p>1</text:p>
          </table:table-cell>
          <table:table-cell office:value-type="float" office:value="3606095" calcext:value-type="float">
            <text:p>3606095</text:p>
          </table:table-cell>
          <table:table-cell office:value-type="float" office:value="0.308494205686645" calcext:value-type="float">
            <text:p>0.3084942057</text:p>
          </table:table-cell>
          <table:table-cell office:value-type="float" office:value="15958765" calcext:value-type="float">
            <text:p>15958765</text:p>
          </table:table-cell>
          <table:table-cell office:value-type="float" office:value="0.507917588845962" calcext:value-type="float">
            <text:p>0.5079175888</text:p>
          </table:table-cell>
          <table:table-cell office:value-type="float" office:value="18177330" calcext:value-type="float">
            <text:p>18177330</text:p>
          </table:table-cell>
          <table:table-cell office:value-type="float" office:value="0.510556903743286" calcext:value-type="float">
            <text:p>0.5105569037</text:p>
          </table:table-cell>
          <table:table-cell table:formula="of:=LOOKUP([.A194];[Users.$A$1:.$A$869];[Users.$B$1:.$B$869])" office:value-type="float" office:value="554" calcext:value-type="float">
            <text:p>554</text:p>
          </table:table-cell>
          <table:table-cell table:formula="of:=IF([.C194]=1;1;0)" office:value-type="float" office:value="1" calcext:value-type="float">
            <text:p>1</text:p>
          </table:table-cell>
          <table:table-cell table:formula="of:=IF([.C19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93827" calcext:value-type="float">
            <text:p>1993827</text:p>
          </table:table-cell>
          <table:table-cell office:value-type="float" office:value="0.399447308474225" calcext:value-type="float">
            <text:p>0.3994473085</text:p>
          </table:table-cell>
          <table:table-cell office:value-type="float" office:value="1" calcext:value-type="float">
            <text:p>1</text:p>
          </table:table-cell>
          <table:table-cell office:value-type="float" office:value="1993827" calcext:value-type="float">
            <text:p>1993827</text:p>
          </table:table-cell>
          <table:table-cell office:value-type="float" office:value="0.399447308474225" calcext:value-type="float">
            <text:p>0.3994473085</text:p>
          </table:table-cell>
          <table:table-cell office:value-type="float" office:value="717380" calcext:value-type="float">
            <text:p>717380</text:p>
          </table:table-cell>
          <table:table-cell office:value-type="float" office:value="0.441219560017575" calcext:value-type="float">
            <text:p>0.44121956</text:p>
          </table:table-cell>
          <table:table-cell office:value-type="float" office:value="8568993" calcext:value-type="float">
            <text:p>8568993</text:p>
          </table:table-cell>
          <table:table-cell office:value-type="float" office:value="0.447629916398468" calcext:value-type="float">
            <text:p>0.4476299164</text:p>
          </table:table-cell>
          <table:table-cell table:formula="of:=LOOKUP([.A195];[Users.$A$1:.$A$869];[Users.$B$1:.$B$869])" office:value-type="float" office:value="554" calcext:value-type="float">
            <text:p>554</text:p>
          </table:table-cell>
          <table:table-cell table:formula="of:=IF([.C195]=1;1;0)" office:value-type="float" office:value="1" calcext:value-type="float">
            <text:p>1</text:p>
          </table:table-cell>
          <table:table-cell table:formula="of:=IF([.C19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09649" calcext:value-type="float">
            <text:p>1709649</text:p>
          </table:table-cell>
          <table:table-cell office:value-type="float" office:value="0.468429003838791" calcext:value-type="float">
            <text:p>0.4684290038</text:p>
          </table:table-cell>
          <table:table-cell office:value-type="float" office:value="2" calcext:value-type="float">
            <text:p>2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44584315073807" calcext:value-type="float">
            <text:p>0.4458431507</text:p>
          </table:table-cell>
          <table:table-cell office:value-type="float" office:value="1709649" calcext:value-type="float">
            <text:p>1709649</text:p>
          </table:table-cell>
          <table:table-cell office:value-type="float" office:value="0.468429003838791" calcext:value-type="float">
            <text:p>0.4684290038</text:p>
          </table:table-cell>
          <table:table-cell office:value-type="float" office:value="370431" calcext:value-type="float">
            <text:p>370431</text:p>
          </table:table-cell>
          <table:table-cell office:value-type="float" office:value="0.478691183000742" calcext:value-type="float">
            <text:p>0.478691183</text:p>
          </table:table-cell>
          <table:table-cell table:formula="of:=LOOKUP([.A196];[Users.$A$1:.$A$869];[Users.$B$1:.$B$869])" office:value-type="float" office:value="555" calcext:value-type="float">
            <text:p>555</text:p>
          </table:table-cell>
          <table:table-cell table:formula="of:=IF([.C196]=1;1;0)" office:value-type="float" office:value="0" calcext:value-type="float">
            <text:p>0</text:p>
          </table:table-cell>
          <table:table-cell table:formula="of:=IF([.C19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865311" calcext:value-type="float">
            <text:p>8865311</text:p>
          </table:table-cell>
          <table:table-cell office:value-type="float" office:value="0.537150218916915" calcext:value-type="float">
            <text:p>0.5371502189</text:p>
          </table:table-cell>
          <table:table-cell office:value-type="float" office:value="0" calcext:value-type="float">
            <text:p>0</text:p>
          </table:table-cell>
          <table:table-cell office:value-type="float" office:value="6511884" calcext:value-type="float">
            <text:p>6511884</text:p>
          </table:table-cell>
          <table:table-cell office:value-type="float" office:value="0.369052217796012" calcext:value-type="float">
            <text:p>0.3690522178</text:p>
          </table:table-cell>
          <table:table-cell office:value-type="float" office:value="16986070" calcext:value-type="float">
            <text:p>16986070</text:p>
          </table:table-cell>
          <table:table-cell office:value-type="float" office:value="0.369052217796012" calcext:value-type="float">
            <text:p>0.3690522178</text:p>
          </table:table-cell>
          <table:table-cell office:value-type="float" office:value="12813706" calcext:value-type="float">
            <text:p>12813706</text:p>
          </table:table-cell>
          <table:table-cell office:value-type="float" office:value="0.369052217796012" calcext:value-type="float">
            <text:p>0.3690522178</text:p>
          </table:table-cell>
          <table:table-cell table:formula="of:=LOOKUP([.A197];[Users.$A$1:.$A$869];[Users.$B$1:.$B$869])" office:value-type="float" office:value="556" calcext:value-type="float">
            <text:p>556</text:p>
          </table:table-cell>
          <table:table-cell table:formula="of:=IF([.C197]=1;1;0)" office:value-type="float" office:value="0" calcext:value-type="float">
            <text:p>0</text:p>
          </table:table-cell>
          <table:table-cell table:formula="of:=IF([.C19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10874" calcext:value-type="float">
            <text:p>2110874</text:p>
          </table:table-cell>
          <table:table-cell office:value-type="float" office:value="0.399780298645527" calcext:value-type="float">
            <text:p>0.3997802986</text:p>
          </table:table-cell>
          <table:table-cell office:value-type="float" office:value="1" calcext:value-type="float">
            <text:p>1</text:p>
          </table:table-cell>
          <table:table-cell office:value-type="float" office:value="2110874" calcext:value-type="float">
            <text:p>2110874</text:p>
          </table:table-cell>
          <table:table-cell office:value-type="float" office:value="0.399780298645527" calcext:value-type="float">
            <text:p>0.3997802986</text:p>
          </table:table-cell>
          <table:table-cell office:value-type="float" office:value="4839878" calcext:value-type="float">
            <text:p>4839878</text:p>
          </table:table-cell>
          <table:table-cell office:value-type="float" office:value="0.475937954093266" calcext:value-type="float">
            <text:p>0.4759379541</text:p>
          </table:table-cell>
          <table:table-cell office:value-type="float" office:value="38668" calcext:value-type="float">
            <text:p>38668</text:p>
          </table:table-cell>
          <table:table-cell office:value-type="float" office:value="0.491359497332913" calcext:value-type="float">
            <text:p>0.4913594973</text:p>
          </table:table-cell>
          <table:table-cell table:formula="of:=LOOKUP([.A198];[Users.$A$1:.$A$869];[Users.$B$1:.$B$869])" office:value-type="float" office:value="556" calcext:value-type="float">
            <text:p>556</text:p>
          </table:table-cell>
          <table:table-cell table:formula="of:=IF([.C198]=1;1;0)" office:value-type="float" office:value="1" calcext:value-type="float">
            <text:p>1</text:p>
          </table:table-cell>
          <table:table-cell table:formula="of:=IF([.C19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16473" calcext:value-type="float">
            <text:p>916473</text:p>
          </table:table-cell>
          <table:table-cell office:value-type="float" office:value="0.361245744089805" calcext:value-type="float">
            <text:p>0.3612457441</text:p>
          </table:table-cell>
          <table:table-cell office:value-type="float" office:value="1" calcext:value-type="float">
            <text:p>1</text:p>
          </table:table-cell>
          <table:table-cell office:value-type="float" office:value="916473" calcext:value-type="float">
            <text:p>916473</text:p>
          </table:table-cell>
          <table:table-cell office:value-type="float" office:value="0.361245744089805" calcext:value-type="float">
            <text:p>0.3612457441</text:p>
          </table:table-cell>
          <table:table-cell office:value-type="float" office:value="12577305" calcext:value-type="float">
            <text:p>12577305</text:p>
          </table:table-cell>
          <table:table-cell office:value-type="float" office:value="0.527258653992232" calcext:value-type="float">
            <text:p>0.527258654</text:p>
          </table:table-cell>
          <table:table-cell office:value-type="float" office:value="326728" calcext:value-type="float">
            <text:p>326728</text:p>
          </table:table-cell>
          <table:table-cell office:value-type="float" office:value="0.528458966408928" calcext:value-type="float">
            <text:p>0.5284589664</text:p>
          </table:table-cell>
          <table:table-cell table:formula="of:=LOOKUP([.A199];[Users.$A$1:.$A$869];[Users.$B$1:.$B$869])" office:value-type="float" office:value="557" calcext:value-type="float">
            <text:p>557</text:p>
          </table:table-cell>
          <table:table-cell table:formula="of:=IF([.C199]=1;1;0)" office:value-type="float" office:value="1" calcext:value-type="float">
            <text:p>1</text:p>
          </table:table-cell>
          <table:table-cell table:formula="of:=IF([.C19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44991" calcext:value-type="float">
            <text:p>2544991</text:p>
          </table:table-cell>
          <table:table-cell office:value-type="float" office:value="0.386534958322854" calcext:value-type="float">
            <text:p>0.3865349583</text:p>
          </table:table-cell>
          <table:table-cell office:value-type="float" office:value="1" calcext:value-type="float">
            <text:p>1</text:p>
          </table:table-cell>
          <table:table-cell office:value-type="float" office:value="14191833" calcext:value-type="float">
            <text:p>14191833</text:p>
          </table:table-cell>
          <table:table-cell office:value-type="float" office:value="0.545015788051261" calcext:value-type="float">
            <text:p>0.5450157881</text:p>
          </table:table-cell>
          <table:table-cell office:value-type="float" office:value="16216209" calcext:value-type="float">
            <text:p>16216209</text:p>
          </table:table-cell>
          <table:table-cell office:value-type="float" office:value="0.54794384387772" calcext:value-type="float">
            <text:p>0.5479438439</text:p>
          </table:table-cell>
          <table:table-cell office:value-type="float" office:value="11179319" calcext:value-type="float">
            <text:p>11179319</text:p>
          </table:table-cell>
          <table:table-cell office:value-type="float" office:value="0.556347658971033" calcext:value-type="float">
            <text:p>0.556347659</text:p>
          </table:table-cell>
          <table:table-cell table:formula="of:=LOOKUP([.A200];[Users.$A$1:.$A$869];[Users.$B$1:.$B$869])" office:value-type="float" office:value="557" calcext:value-type="float">
            <text:p>557</text:p>
          </table:table-cell>
          <table:table-cell table:formula="of:=IF([.C200]=1;1;0)" office:value-type="float" office:value="1" calcext:value-type="float">
            <text:p>1</text:p>
          </table:table-cell>
          <table:table-cell table:formula="of:=IF([.C20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30732" calcext:value-type="float">
            <text:p>1130732</text:p>
          </table:table-cell>
          <table:table-cell office:value-type="float" office:value="0.505047235957531" calcext:value-type="float">
            <text:p>0.505047236</text:p>
          </table:table-cell>
          <table:table-cell office:value-type="float" office:value="1" calcext:value-type="float">
            <text:p>1</text:p>
          </table:table-cell>
          <table:table-cell office:value-type="float" office:value="1130732" calcext:value-type="float">
            <text:p>1130732</text:p>
          </table:table-cell>
          <table:table-cell office:value-type="float" office:value="0.505047235957531" calcext:value-type="float">
            <text:p>0.505047236</text:p>
          </table:table-cell>
          <table:table-cell office:value-type="float" office:value="1848123" calcext:value-type="float">
            <text:p>1848123</text:p>
          </table:table-cell>
          <table:table-cell office:value-type="float" office:value="0.583586546971635" calcext:value-type="float">
            <text:p>0.583586547</text:p>
          </table:table-cell>
          <table:table-cell office:value-type="float" office:value="2249592" calcext:value-type="float">
            <text:p>2249592</text:p>
          </table:table-cell>
          <table:table-cell office:value-type="float" office:value="0.589010531936433" calcext:value-type="float">
            <text:p>0.5890105319</text:p>
          </table:table-cell>
          <table:table-cell table:formula="of:=LOOKUP([.A201];[Users.$A$1:.$A$869];[Users.$B$1:.$B$869])" office:value-type="float" office:value="557" calcext:value-type="float">
            <text:p>557</text:p>
          </table:table-cell>
          <table:table-cell table:formula="of:=IF([.C201]=1;1;0)" office:value-type="float" office:value="1" calcext:value-type="float">
            <text:p>1</text:p>
          </table:table-cell>
          <table:table-cell table:formula="of:=IF([.C20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28757" calcext:value-type="float">
            <text:p>728757</text:p>
          </table:table-cell>
          <table:table-cell office:value-type="float" office:value="0.535670401084162" calcext:value-type="float">
            <text:p>0.5356704011</text:p>
          </table:table-cell>
          <table:table-cell office:value-type="float" office:value="0" calcext:value-type="float">
            <text:p>0</text:p>
          </table:table-cell>
          <table:table-cell office:value-type="float" office:value="18356291" calcext:value-type="float">
            <text:p>18356291</text:p>
          </table:table-cell>
          <table:table-cell office:value-type="float" office:value="0.519671093737518" calcext:value-type="float">
            <text:p>0.5196710937</text:p>
          </table:table-cell>
          <table:table-cell office:value-type="float" office:value="10600033" calcext:value-type="float">
            <text:p>10600033</text:p>
          </table:table-cell>
          <table:table-cell office:value-type="float" office:value="0.525882241018684" calcext:value-type="float">
            <text:p>0.525882241</text:p>
          </table:table-cell>
          <table:table-cell office:value-type="float" office:value="15803183" calcext:value-type="float">
            <text:p>15803183</text:p>
          </table:table-cell>
          <table:table-cell office:value-type="float" office:value="0.525882241018684" calcext:value-type="float">
            <text:p>0.525882241</text:p>
          </table:table-cell>
          <table:table-cell table:formula="of:=LOOKUP([.A202];[Users.$A$1:.$A$869];[Users.$B$1:.$B$869])" office:value-type="float" office:value="558" calcext:value-type="float">
            <text:p>558</text:p>
          </table:table-cell>
          <table:table-cell table:formula="of:=IF([.C202]=1;1;0)" office:value-type="float" office:value="0" calcext:value-type="float">
            <text:p>0</text:p>
          </table:table-cell>
          <table:table-cell table:formula="of:=IF([.C20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189229" calcext:value-type="float">
            <text:p>16189229</text:p>
          </table:table-cell>
          <table:table-cell office:value-type="float" office:value="0.657843418062348" calcext:value-type="float">
            <text:p>0.6578434181</text:p>
          </table:table-cell>
          <table:table-cell office:value-type="float" office:value="0" calcext:value-type="float">
            <text:p>0</text:p>
          </table:table-cell>
          <table:table-cell office:value-type="float" office:value="4834873" calcext:value-type="float">
            <text:p>4834873</text:p>
          </table:table-cell>
          <table:table-cell office:value-type="float" office:value="0.551114770394065" calcext:value-type="float">
            <text:p>0.5511147704</text:p>
          </table:table-cell>
          <table:table-cell office:value-type="float" office:value="16250433" calcext:value-type="float">
            <text:p>16250433</text:p>
          </table:table-cell>
          <table:table-cell office:value-type="float" office:value="0.5519655019003" calcext:value-type="float">
            <text:p>0.5519655019</text:p>
          </table:table-cell>
          <table:table-cell office:value-type="float" office:value="3075120" calcext:value-type="float">
            <text:p>3075120</text:p>
          </table:table-cell>
          <table:table-cell office:value-type="float" office:value="0.552675987056553" calcext:value-type="float">
            <text:p>0.5526759871</text:p>
          </table:table-cell>
          <table:table-cell table:formula="of:=LOOKUP([.A203];[Users.$A$1:.$A$869];[Users.$B$1:.$B$869])" office:value-type="float" office:value="558" calcext:value-type="float">
            <text:p>558</text:p>
          </table:table-cell>
          <table:table-cell table:formula="of:=IF([.C203]=1;1;0)" office:value-type="float" office:value="0" calcext:value-type="float">
            <text:p>0</text:p>
          </table:table-cell>
          <table:table-cell table:formula="of:=IF([.C203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998289" calcext:value-type="float">
            <text:p>10998289</text:p>
          </table:table-cell>
          <table:table-cell office:value-type="float" office:value="0.599806908398553" calcext:value-type="float">
            <text:p>0.5998069084</text:p>
          </table:table-cell>
          <table:table-cell office:value-type="float" office:value="0" calcext:value-type="float">
            <text:p>0</text:p>
          </table:table-cell>
          <table:table-cell office:value-type="float" office:value="14315246" calcext:value-type="float">
            <text:p>14315246</text:p>
          </table:table-cell>
          <table:table-cell office:value-type="float" office:value="0.48192736116489" calcext:value-type="float">
            <text:p>0.4819273612</text:p>
          </table:table-cell>
          <table:table-cell office:value-type="float" office:value="10600033" calcext:value-type="float">
            <text:p>10600033</text:p>
          </table:table-cell>
          <table:table-cell office:value-type="float" office:value="0.495070058615641" calcext:value-type="float">
            <text:p>0.4950700586</text:p>
          </table:table-cell>
          <table:table-cell office:value-type="float" office:value="15803183" calcext:value-type="float">
            <text:p>15803183</text:p>
          </table:table-cell>
          <table:table-cell office:value-type="float" office:value="0.495070058615641" calcext:value-type="float">
            <text:p>0.4950700586</text:p>
          </table:table-cell>
          <table:table-cell table:formula="of:=LOOKUP([.A204];[Users.$A$1:.$A$869];[Users.$B$1:.$B$869])" office:value-type="float" office:value="558" calcext:value-type="float">
            <text:p>558</text:p>
          </table:table-cell>
          <table:table-cell table:formula="of:=IF([.C204]=1;1;0)" office:value-type="float" office:value="0" calcext:value-type="float">
            <text:p>0</text:p>
          </table:table-cell>
          <table:table-cell table:formula="of:=IF([.C20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42850" calcext:value-type="float">
            <text:p>1242850</text:p>
          </table:table-cell>
          <table:table-cell office:value-type="float" office:value="0.53624787018145" calcext:value-type="float">
            <text:p>0.5362478702</text:p>
          </table:table-cell>
          <table:table-cell office:value-type="float" office:value="0" calcext:value-type="float">
            <text:p>0</text:p>
          </table:table-cell>
          <table:table-cell office:value-type="float" office:value="1504532" calcext:value-type="float">
            <text:p>1504532</text:p>
          </table:table-cell>
          <table:table-cell office:value-type="float" office:value="0.523952593132473" calcext:value-type="float">
            <text:p>0.5239525931</text:p>
          </table:table-cell>
          <table:table-cell office:value-type="float" office:value="3761151" calcext:value-type="float">
            <text:p>3761151</text:p>
          </table:table-cell>
          <table:table-cell office:value-type="float" office:value="0.525098275281361" calcext:value-type="float">
            <text:p>0.5250982753</text:p>
          </table:table-cell>
          <table:table-cell office:value-type="float" office:value="5606012" calcext:value-type="float">
            <text:p>5606012</text:p>
          </table:table-cell>
          <table:table-cell office:value-type="float" office:value="0.526983706096101" calcext:value-type="float">
            <text:p>0.5269837061</text:p>
          </table:table-cell>
          <table:table-cell table:formula="of:=LOOKUP([.A205];[Users.$A$1:.$A$869];[Users.$B$1:.$B$869])" office:value-type="float" office:value="559" calcext:value-type="float">
            <text:p>559</text:p>
          </table:table-cell>
          <table:table-cell table:formula="of:=IF([.C205]=1;1;0)" office:value-type="float" office:value="0" calcext:value-type="float">
            <text:p>0</text:p>
          </table:table-cell>
          <table:table-cell table:formula="of:=IF([.C205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91082" calcext:value-type="float">
            <text:p>691082</text:p>
          </table:table-cell>
          <table:table-cell office:value-type="float" office:value="0.4388234479124" calcext:value-type="float">
            <text:p>0.4388234479</text:p>
          </table:table-cell>
          <table:table-cell office:value-type="float" office:value="1" calcext:value-type="float">
            <text:p>1</text:p>
          </table:table-cell>
          <table:table-cell office:value-type="float" office:value="2485470" calcext:value-type="float">
            <text:p>2485470</text:p>
          </table:table-cell>
          <table:table-cell office:value-type="float" office:value="0.496852053267655" calcext:value-type="float">
            <text:p>0.4968520533</text:p>
          </table:table-cell>
          <table:table-cell office:value-type="float" office:value="6723347" calcext:value-type="float">
            <text:p>6723347</text:p>
          </table:table-cell>
          <table:table-cell office:value-type="float" office:value="0.52181170228503" calcext:value-type="float">
            <text:p>0.5218117023</text:p>
          </table:table-cell>
          <table:table-cell office:value-type="float" office:value="4506792" calcext:value-type="float">
            <text:p>4506792</text:p>
          </table:table-cell>
          <table:table-cell office:value-type="float" office:value="0.524212209232754" calcext:value-type="float">
            <text:p>0.5242122092</text:p>
          </table:table-cell>
          <table:table-cell table:formula="of:=LOOKUP([.A206];[Users.$A$1:.$A$869];[Users.$B$1:.$B$869])" office:value-type="float" office:value="559" calcext:value-type="float">
            <text:p>559</text:p>
          </table:table-cell>
          <table:table-cell table:formula="of:=IF([.C206]=1;1;0)" office:value-type="float" office:value="1" calcext:value-type="float">
            <text:p>1</text:p>
          </table:table-cell>
          <table:table-cell table:formula="of:=IF([.C20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1148" calcext:value-type="float">
            <text:p>561148</text:p>
          </table:table-cell>
          <table:table-cell office:value-type="float" office:value="0.580981645587261" calcext:value-type="float">
            <text:p>0.5809816456</text:p>
          </table:table-cell>
          <table:table-cell office:value-type="float" office:value="0" calcext:value-type="float">
            <text:p>0</text:p>
          </table:table-cell>
          <table:table-cell office:value-type="float" office:value="2594132" calcext:value-type="float">
            <text:p>2594132</text:p>
          </table:table-cell>
          <table:table-cell office:value-type="float" office:value="0.57171116382019" calcext:value-type="float">
            <text:p>0.5717111638</text:p>
          </table:table-cell>
          <table:table-cell office:value-type="float" office:value="3152121" calcext:value-type="float">
            <text:p>3152121</text:p>
          </table:table-cell>
          <table:table-cell office:value-type="float" office:value="0.576397953534609" calcext:value-type="float">
            <text:p>0.5763979535</text:p>
          </table:table-cell>
          <table:table-cell office:value-type="float" office:value="2988892" calcext:value-type="float">
            <text:p>2988892</text:p>
          </table:table-cell>
          <table:table-cell office:value-type="float" office:value="0.579514119360036" calcext:value-type="float">
            <text:p>0.5795141194</text:p>
          </table:table-cell>
          <table:table-cell table:formula="of:=LOOKUP([.A207];[Users.$A$1:.$A$869];[Users.$B$1:.$B$869])" office:value-type="float" office:value="559" calcext:value-type="float">
            <text:p>559</text:p>
          </table:table-cell>
          <table:table-cell table:formula="of:=IF([.C207]=1;1;0)" office:value-type="float" office:value="0" calcext:value-type="float">
            <text:p>0</text:p>
          </table:table-cell>
          <table:table-cell table:formula="of:=IF([.C20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08351" calcext:value-type="float">
            <text:p>808351</text:p>
          </table:table-cell>
          <table:table-cell office:value-type="float" office:value="0.384359183144371" calcext:value-type="float">
            <text:p>0.3843591831</text:p>
          </table:table-cell>
          <table:table-cell office:value-type="float" office:value="1" calcext:value-type="float">
            <text:p>1</text:p>
          </table:table-cell>
          <table:table-cell office:value-type="float" office:value="808351" calcext:value-type="float">
            <text:p>808351</text:p>
          </table:table-cell>
          <table:table-cell office:value-type="float" office:value="0.384359183144371" calcext:value-type="float">
            <text:p>0.3843591831</text:p>
          </table:table-cell>
          <table:table-cell office:value-type="float" office:value="683715" calcext:value-type="float">
            <text:p>683715</text:p>
          </table:table-cell>
          <table:table-cell office:value-type="float" office:value="0.519945533277652" calcext:value-type="float">
            <text:p>0.5199455333</text:p>
          </table:table-cell>
          <table:table-cell office:value-type="float" office:value="14868448" calcext:value-type="float">
            <text:p>14868448</text:p>
          </table:table-cell>
          <table:table-cell office:value-type="float" office:value="0.53442772170326" calcext:value-type="float">
            <text:p>0.5344277217</text:p>
          </table:table-cell>
          <table:table-cell table:formula="of:=LOOKUP([.A208];[Users.$A$1:.$A$869];[Users.$B$1:.$B$869])" office:value-type="float" office:value="560" calcext:value-type="float">
            <text:p>560</text:p>
          </table:table-cell>
          <table:table-cell table:formula="of:=IF([.C208]=1;1;0)" office:value-type="float" office:value="1" calcext:value-type="float">
            <text:p>1</text:p>
          </table:table-cell>
          <table:table-cell table:formula="of:=IF([.C20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98177" calcext:value-type="float">
            <text:p>798177</text:p>
          </table:table-cell>
          <table:table-cell office:value-type="float" office:value="0.476784913391578" calcext:value-type="float">
            <text:p>0.4767849134</text:p>
          </table:table-cell>
          <table:table-cell office:value-type="float" office:value="1" calcext:value-type="float">
            <text:p>1</text:p>
          </table:table-cell>
          <table:table-cell office:value-type="float" office:value="798177" calcext:value-type="float">
            <text:p>798177</text:p>
          </table:table-cell>
          <table:table-cell office:value-type="float" office:value="0.476784913391578" calcext:value-type="float">
            <text:p>0.4767849134</text:p>
          </table:table-cell>
          <table:table-cell office:value-type="float" office:value="16282392" calcext:value-type="float">
            <text:p>16282392</text:p>
          </table:table-cell>
          <table:table-cell office:value-type="float" office:value="0.531276345380387" calcext:value-type="float">
            <text:p>0.5312763454</text:p>
          </table:table-cell>
          <table:table-cell office:value-type="float" office:value="3473674" calcext:value-type="float">
            <text:p>3473674</text:p>
          </table:table-cell>
          <table:table-cell office:value-type="float" office:value="0.548037457869167" calcext:value-type="float">
            <text:p>0.5480374579</text:p>
          </table:table-cell>
          <table:table-cell table:formula="of:=LOOKUP([.A209];[Users.$A$1:.$A$869];[Users.$B$1:.$B$869])" office:value-type="float" office:value="560" calcext:value-type="float">
            <text:p>560</text:p>
          </table:table-cell>
          <table:table-cell table:formula="of:=IF([.C209]=1;1;0)" office:value-type="float" office:value="1" calcext:value-type="float">
            <text:p>1</text:p>
          </table:table-cell>
          <table:table-cell table:formula="of:=IF([.C20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55477" calcext:value-type="float">
            <text:p>1655477</text:p>
          </table:table-cell>
          <table:table-cell office:value-type="float" office:value="0.507673120389572" calcext:value-type="float">
            <text:p>0.5076731204</text:p>
          </table:table-cell>
          <table:table-cell office:value-type="float" office:value="1" calcext:value-type="float">
            <text:p>1</text:p>
          </table:table-cell>
          <table:table-cell office:value-type="float" office:value="1655477" calcext:value-type="float">
            <text:p>1655477</text:p>
          </table:table-cell>
          <table:table-cell office:value-type="float" office:value="0.507673120389572" calcext:value-type="float">
            <text:p>0.5076731204</text:p>
          </table:table-cell>
          <table:table-cell office:value-type="float" office:value="3954376" calcext:value-type="float">
            <text:p>3954376</text:p>
          </table:table-cell>
          <table:table-cell office:value-type="float" office:value="0.51870868187544" calcext:value-type="float">
            <text:p>0.5187086819</text:p>
          </table:table-cell>
          <table:table-cell office:value-type="float" office:value="1184437" calcext:value-type="float">
            <text:p>1184437</text:p>
          </table:table-cell>
          <table:table-cell office:value-type="float" office:value="0.522017478604936" calcext:value-type="float">
            <text:p>0.5220174786</text:p>
          </table:table-cell>
          <table:table-cell table:formula="of:=LOOKUP([.A210];[Users.$A$1:.$A$869];[Users.$B$1:.$B$869])" office:value-type="float" office:value="560" calcext:value-type="float">
            <text:p>560</text:p>
          </table:table-cell>
          <table:table-cell table:formula="of:=IF([.C210]=1;1;0)" office:value-type="float" office:value="1" calcext:value-type="float">
            <text:p>1</text:p>
          </table:table-cell>
          <table:table-cell table:formula="of:=IF([.C21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240146" calcext:value-type="float">
            <text:p>6240146</text:p>
          </table:table-cell>
          <table:table-cell office:value-type="float" office:value="0.575034131275319" calcext:value-type="float">
            <text:p>0.5750341313</text:p>
          </table:table-cell>
          <table:table-cell office:value-type="float" office:value="0" calcext:value-type="float">
            <text:p>0</text:p>
          </table:table-cell>
          <table:table-cell office:value-type="float" office:value="15686699" calcext:value-type="float">
            <text:p>15686699</text:p>
          </table:table-cell>
          <table:table-cell office:value-type="float" office:value="0.510488347658401" calcext:value-type="float">
            <text:p>0.5104883477</text:p>
          </table:table-cell>
          <table:table-cell office:value-type="float" office:value="16029577" calcext:value-type="float">
            <text:p>16029577</text:p>
          </table:table-cell>
          <table:table-cell office:value-type="float" office:value="0.512400932112328" calcext:value-type="float">
            <text:p>0.5124009321</text:p>
          </table:table-cell>
          <table:table-cell office:value-type="float" office:value="13262383" calcext:value-type="float">
            <text:p>13262383</text:p>
          </table:table-cell>
          <table:table-cell office:value-type="float" office:value="0.51422125400189" calcext:value-type="float">
            <text:p>0.514221254</text:p>
          </table:table-cell>
          <table:table-cell table:formula="of:=LOOKUP([.A211];[Users.$A$1:.$A$869];[Users.$B$1:.$B$869])" office:value-type="float" office:value="560" calcext:value-type="float">
            <text:p>560</text:p>
          </table:table-cell>
          <table:table-cell table:formula="of:=IF([.C211]=1;1;0)" office:value-type="float" office:value="0" calcext:value-type="float">
            <text:p>0</text:p>
          </table:table-cell>
          <table:table-cell table:formula="of:=IF([.C21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63925" calcext:value-type="float">
            <text:p>3463925</text:p>
          </table:table-cell>
          <table:table-cell office:value-type="float" office:value="0.588962153118272" calcext:value-type="float">
            <text:p>0.5889621531</text:p>
          </table:table-cell>
          <table:table-cell office:value-type="float" office:value="0" calcext:value-type="float">
            <text:p>0</text:p>
          </table:table-cell>
          <table:table-cell office:value-type="float" office:value="595577" calcext:value-type="float">
            <text:p>595577</text:p>
          </table:table-cell>
          <table:table-cell office:value-type="float" office:value="0.400557706776617" calcext:value-type="float">
            <text:p>0.4005577068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485279981361847" calcext:value-type="float">
            <text:p>0.4852799814</text:p>
          </table:table-cell>
          <table:table-cell office:value-type="float" office:value="11730687" calcext:value-type="float">
            <text:p>11730687</text:p>
          </table:table-cell>
          <table:table-cell office:value-type="float" office:value="0.497901561216182" calcext:value-type="float">
            <text:p>0.4979015612</text:p>
          </table:table-cell>
          <table:table-cell table:formula="of:=LOOKUP([.A212];[Users.$A$1:.$A$869];[Users.$B$1:.$B$869])" office:value-type="float" office:value="560" calcext:value-type="float">
            <text:p>560</text:p>
          </table:table-cell>
          <table:table-cell table:formula="of:=IF([.C212]=1;1;0)" office:value-type="float" office:value="0" calcext:value-type="float">
            <text:p>0</text:p>
          </table:table-cell>
          <table:table-cell table:formula="of:=IF([.C21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166447" calcext:value-type="float">
            <text:p>13166447</text:p>
          </table:table-cell>
          <table:table-cell office:value-type="float" office:value="0.494490071914908" calcext:value-type="float">
            <text:p>0.4944900719</text:p>
          </table:table-cell>
          <table:table-cell office:value-type="float" office:value="1" calcext:value-type="float">
            <text:p>1</text:p>
          </table:table-cell>
          <table:table-cell office:value-type="float" office:value="7168914" calcext:value-type="float">
            <text:p>7168914</text:p>
          </table:table-cell>
          <table:table-cell office:value-type="float" office:value="0.448183340727266" calcext:value-type="float">
            <text:p>0.4481833407</text:p>
          </table:table-cell>
          <table:table-cell office:value-type="float" office:value="12996833" calcext:value-type="float">
            <text:p>12996833</text:p>
          </table:table-cell>
          <table:table-cell office:value-type="float" office:value="0.453940639538294" calcext:value-type="float">
            <text:p>0.4539406395</text:p>
          </table:table-cell>
          <table:table-cell office:value-type="float" office:value="10268715" calcext:value-type="float">
            <text:p>10268715</text:p>
          </table:table-cell>
          <table:table-cell office:value-type="float" office:value="0.472293429086215" calcext:value-type="float">
            <text:p>0.4722934291</text:p>
          </table:table-cell>
          <table:table-cell table:formula="of:=LOOKUP([.A213];[Users.$A$1:.$A$869];[Users.$B$1:.$B$869])" office:value-type="float" office:value="562" calcext:value-type="float">
            <text:p>562</text:p>
          </table:table-cell>
          <table:table-cell table:formula="of:=IF([.C213]=1;1;0)" office:value-type="float" office:value="1" calcext:value-type="float">
            <text:p>1</text:p>
          </table:table-cell>
          <table:table-cell table:formula="of:=IF([.C21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790732" calcext:value-type="float">
            <text:p>5790732</text:p>
          </table:table-cell>
          <table:table-cell office:value-type="float" office:value="0.541763279525701" calcext:value-type="float">
            <text:p>0.5417632795</text:p>
          </table:table-cell>
          <table:table-cell office:value-type="float" office:value="1" calcext:value-type="float">
            <text:p>1</text:p>
          </table:table-cell>
          <table:table-cell office:value-type="float" office:value="5790732" calcext:value-type="float">
            <text:p>5790732</text:p>
          </table:table-cell>
          <table:table-cell office:value-type="float" office:value="0.541763279525701" calcext:value-type="float">
            <text:p>0.5417632795</text:p>
          </table:table-cell>
          <table:table-cell office:value-type="float" office:value="689557" calcext:value-type="float">
            <text:p>689557</text:p>
          </table:table-cell>
          <table:table-cell office:value-type="float" office:value="0.573635842846468" calcext:value-type="float">
            <text:p>0.5736358428</text:p>
          </table:table-cell>
          <table:table-cell office:value-type="float" office:value="774599" calcext:value-type="float">
            <text:p>774599</text:p>
          </table:table-cell>
          <table:table-cell office:value-type="float" office:value="0.582773070022942" calcext:value-type="float">
            <text:p>0.58277307</text:p>
          </table:table-cell>
          <table:table-cell table:formula="of:=LOOKUP([.A214];[Users.$A$1:.$A$869];[Users.$B$1:.$B$869])" office:value-type="float" office:value="562" calcext:value-type="float">
            <text:p>562</text:p>
          </table:table-cell>
          <table:table-cell table:formula="of:=IF([.C214]=1;1;0)" office:value-type="float" office:value="1" calcext:value-type="float">
            <text:p>1</text:p>
          </table:table-cell>
          <table:table-cell table:formula="of:=IF([.C21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542279" calcext:value-type="float">
            <text:p>5542279</text:p>
          </table:table-cell>
          <table:table-cell office:value-type="float" office:value="0.590221944450857" calcext:value-type="float">
            <text:p>0.5902219445</text:p>
          </table:table-cell>
          <table:table-cell office:value-type="float" office:value="0" calcext:value-type="float">
            <text:p>0</text:p>
          </table:table-cell>
          <table:table-cell office:value-type="float" office:value="5606012" calcext:value-type="float">
            <text:p>5606012</text:p>
          </table:table-cell>
          <table:table-cell office:value-type="float" office:value="0.555682132886473" calcext:value-type="float">
            <text:p>0.5556821329</text:p>
          </table:table-cell>
          <table:table-cell office:value-type="float" office:value="1115906" calcext:value-type="float">
            <text:p>1115906</text:p>
          </table:table-cell>
          <table:table-cell office:value-type="float" office:value="0.556676998444579" calcext:value-type="float">
            <text:p>0.5566769984</text:p>
          </table:table-cell>
          <table:table-cell office:value-type="float" office:value="2289762" calcext:value-type="float">
            <text:p>2289762</text:p>
          </table:table-cell>
          <table:table-cell office:value-type="float" office:value="0.558081807049102" calcext:value-type="float">
            <text:p>0.558081807</text:p>
          </table:table-cell>
          <table:table-cell table:formula="of:=LOOKUP([.A215];[Users.$A$1:.$A$869];[Users.$B$1:.$B$869])" office:value-type="float" office:value="562" calcext:value-type="float">
            <text:p>562</text:p>
          </table:table-cell>
          <table:table-cell table:formula="of:=IF([.C215]=1;1;0)" office:value-type="float" office:value="0" calcext:value-type="float">
            <text:p>0</text:p>
          </table:table-cell>
          <table:table-cell table:formula="of:=IF([.C215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219345" calcext:value-type="float">
            <text:p>18219345</text:p>
          </table:table-cell>
          <table:table-cell office:value-type="float" office:value="0.637491123647545" calcext:value-type="float">
            <text:p>0.6374911236</text:p>
          </table:table-cell>
          <table:table-cell office:value-type="float" office:value="0" calcext:value-type="float">
            <text:p>0</text:p>
          </table:table-cell>
          <table:table-cell office:value-type="float" office:value="11762644" calcext:value-type="float">
            <text:p>11762644</text:p>
          </table:table-cell>
          <table:table-cell office:value-type="float" office:value="0.562661323032986" calcext:value-type="float">
            <text:p>0.562661323</text:p>
          </table:table-cell>
          <table:table-cell office:value-type="float" office:value="3837604" calcext:value-type="float">
            <text:p>3837604</text:p>
          </table:table-cell>
          <table:table-cell office:value-type="float" office:value="0.563696670160968" calcext:value-type="float">
            <text:p>0.5636966702</text:p>
          </table:table-cell>
          <table:table-cell office:value-type="float" office:value="974621" calcext:value-type="float">
            <text:p>974621</text:p>
          </table:table-cell>
          <table:table-cell office:value-type="float" office:value="0.563749240851917" calcext:value-type="float">
            <text:p>0.5637492409</text:p>
          </table:table-cell>
          <table:table-cell table:formula="of:=LOOKUP([.A216];[Users.$A$1:.$A$869];[Users.$B$1:.$B$869])" office:value-type="float" office:value="563" calcext:value-type="float">
            <text:p>563</text:p>
          </table:table-cell>
          <table:table-cell table:formula="of:=IF([.C216]=1;1;0)" office:value-type="float" office:value="0" calcext:value-type="float">
            <text:p>0</text:p>
          </table:table-cell>
          <table:table-cell table:formula="of:=IF([.C216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322296" calcext:value-type="float">
            <text:p>2322296</text:p>
          </table:table-cell>
          <table:table-cell office:value-type="float" office:value="0.472656814604482" calcext:value-type="float">
            <text:p>0.4726568146</text:p>
          </table:table-cell>
          <table:table-cell office:value-type="float" office:value="1" calcext:value-type="float">
            <text:p>1</text:p>
          </table:table-cell>
          <table:table-cell office:value-type="float" office:value="2322296" calcext:value-type="float">
            <text:p>2322296</text:p>
          </table:table-cell>
          <table:table-cell office:value-type="float" office:value="0.472656814604482" calcext:value-type="float">
            <text:p>0.4726568146</text:p>
          </table:table-cell>
          <table:table-cell office:value-type="float" office:value="16322601" calcext:value-type="float">
            <text:p>16322601</text:p>
          </table:table-cell>
          <table:table-cell office:value-type="float" office:value="0.5399266701581" calcext:value-type="float">
            <text:p>0.5399266702</text:p>
          </table:table-cell>
          <table:table-cell office:value-type="float" office:value="15803183" calcext:value-type="float">
            <text:p>15803183</text:p>
          </table:table-cell>
          <table:table-cell office:value-type="float" office:value="0.540993763706717" calcext:value-type="float">
            <text:p>0.5409937637</text:p>
          </table:table-cell>
          <table:table-cell table:formula="of:=LOOKUP([.A217];[Users.$A$1:.$A$869];[Users.$B$1:.$B$869])" office:value-type="float" office:value="563" calcext:value-type="float">
            <text:p>563</text:p>
          </table:table-cell>
          <table:table-cell table:formula="of:=IF([.C217]=1;1;0)" office:value-type="float" office:value="1" calcext:value-type="float">
            <text:p>1</text:p>
          </table:table-cell>
          <table:table-cell table:formula="of:=IF([.C21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643821" calcext:value-type="float">
            <text:p>10643821</text:p>
          </table:table-cell>
          <table:table-cell office:value-type="float" office:value="0.541244544913465" calcext:value-type="float">
            <text:p>0.5412445449</text:p>
          </table:table-cell>
          <table:table-cell office:value-type="float" office:value="0" calcext:value-type="float">
            <text:p>0</text:p>
          </table:table-cell>
          <table:table-cell office:value-type="float" office:value="15043930" calcext:value-type="float">
            <text:p>15043930</text:p>
          </table:table-cell>
          <table:table-cell office:value-type="float" office:value="0.32694459226075" calcext:value-type="float">
            <text:p>0.3269445923</text:p>
          </table:table-cell>
          <table:table-cell office:value-type="float" office:value="17778277" calcext:value-type="float">
            <text:p>17778277</text:p>
          </table:table-cell>
          <table:table-cell office:value-type="float" office:value="0.32694459226075" calcext:value-type="float">
            <text:p>0.3269445923</text:p>
          </table:table-cell>
          <table:table-cell office:value-type="float" office:value="18832151" calcext:value-type="float">
            <text:p>18832151</text:p>
          </table:table-cell>
          <table:table-cell office:value-type="float" office:value="0.32694459226075" calcext:value-type="float">
            <text:p>0.3269445923</text:p>
          </table:table-cell>
          <table:table-cell table:formula="of:=LOOKUP([.A218];[Users.$A$1:.$A$869];[Users.$B$1:.$B$869])" office:value-type="float" office:value="564" calcext:value-type="float">
            <text:p>564</text:p>
          </table:table-cell>
          <table:table-cell table:formula="of:=IF([.C218]=1;1;0)" office:value-type="float" office:value="0" calcext:value-type="float">
            <text:p>0</text:p>
          </table:table-cell>
          <table:table-cell table:formula="of:=IF([.C21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979319" calcext:value-type="float">
            <text:p>6979319</text:p>
          </table:table-cell>
          <table:table-cell office:value-type="float" office:value="0.565468674194355" calcext:value-type="float">
            <text:p>0.5654686742</text:p>
          </table:table-cell>
          <table:table-cell office:value-type="float" office:value="0" calcext:value-type="float">
            <text:p>0</text:p>
          </table:table-cell>
          <table:table-cell office:value-type="float" office:value="2839869" calcext:value-type="float">
            <text:p>2839869</text:p>
          </table:table-cell>
          <table:table-cell office:value-type="float" office:value="0.469655542322419" calcext:value-type="float">
            <text:p>0.4696555423</text:p>
          </table:table-cell>
          <table:table-cell office:value-type="float" office:value="17655202" calcext:value-type="float">
            <text:p>17655202</text:p>
          </table:table-cell>
          <table:table-cell office:value-type="float" office:value="0.469655542322419" calcext:value-type="float">
            <text:p>0.4696555423</text:p>
          </table:table-cell>
          <table:table-cell office:value-type="float" office:value="4200602" calcext:value-type="float">
            <text:p>4200602</text:p>
          </table:table-cell>
          <table:table-cell office:value-type="float" office:value="0.469655542322419" calcext:value-type="float">
            <text:p>0.4696555423</text:p>
          </table:table-cell>
          <table:table-cell table:formula="of:=LOOKUP([.A219];[Users.$A$1:.$A$869];[Users.$B$1:.$B$869])" office:value-type="float" office:value="564" calcext:value-type="float">
            <text:p>564</text:p>
          </table:table-cell>
          <table:table-cell table:formula="of:=IF([.C219]=1;1;0)" office:value-type="float" office:value="0" calcext:value-type="float">
            <text:p>0</text:p>
          </table:table-cell>
          <table:table-cell table:formula="of:=IF([.C21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9531" calcext:value-type="float">
            <text:p>669531</text:p>
          </table:table-cell>
          <table:table-cell office:value-type="float" office:value="0.351729522942727" calcext:value-type="float">
            <text:p>0.3517295229</text:p>
          </table:table-cell>
          <table:table-cell office:value-type="float" office:value="1" calcext:value-type="float">
            <text:p>1</text:p>
          </table:table-cell>
          <table:table-cell office:value-type="float" office:value="669531" calcext:value-type="float">
            <text:p>669531</text:p>
          </table:table-cell>
          <table:table-cell office:value-type="float" office:value="0.351729522942727" calcext:value-type="float">
            <text:p>0.3517295229</text:p>
          </table:table-cell>
          <table:table-cell office:value-type="float" office:value="4609214" calcext:value-type="float">
            <text:p>4609214</text:p>
          </table:table-cell>
          <table:table-cell office:value-type="float" office:value="0.504213608495757" calcext:value-type="float">
            <text:p>0.5042136085</text:p>
          </table:table-cell>
          <table:table-cell office:value-type="float" office:value="2271867" calcext:value-type="float">
            <text:p>2271867</text:p>
          </table:table-cell>
          <table:table-cell office:value-type="float" office:value="0.508155992336614" calcext:value-type="float">
            <text:p>0.5081559923</text:p>
          </table:table-cell>
          <table:table-cell table:formula="of:=LOOKUP([.A220];[Users.$A$1:.$A$869];[Users.$B$1:.$B$869])" office:value-type="float" office:value="564" calcext:value-type="float">
            <text:p>564</text:p>
          </table:table-cell>
          <table:table-cell table:formula="of:=IF([.C220]=1;1;0)" office:value-type="float" office:value="1" calcext:value-type="float">
            <text:p>1</text:p>
          </table:table-cell>
          <table:table-cell table:formula="of:=IF([.C22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01854" calcext:value-type="float">
            <text:p>601854</text:p>
          </table:table-cell>
          <table:table-cell office:value-type="float" office:value="0.535726040008607" calcext:value-type="float">
            <text:p>0.53572604</text:p>
          </table:table-cell>
          <table:table-cell office:value-type="float" office:value="1" calcext:value-type="float">
            <text:p>1</text:p>
          </table:table-cell>
          <table:table-cell office:value-type="float" office:value="601854" calcext:value-type="float">
            <text:p>601854</text:p>
          </table:table-cell>
          <table:table-cell office:value-type="float" office:value="0.535726040008607" calcext:value-type="float">
            <text:p>0.53572604</text:p>
          </table:table-cell>
          <table:table-cell office:value-type="float" office:value="14699393" calcext:value-type="float">
            <text:p>14699393</text:p>
          </table:table-cell>
          <table:table-cell office:value-type="float" office:value="0.55559514610079" calcext:value-type="float">
            <text:p>0.5555951461</text:p>
          </table:table-cell>
          <table:table-cell office:value-type="float" office:value="8156401" calcext:value-type="float">
            <text:p>8156401</text:p>
          </table:table-cell>
          <table:table-cell office:value-type="float" office:value="0.557001152126769" calcext:value-type="float">
            <text:p>0.5570011521</text:p>
          </table:table-cell>
          <table:table-cell table:formula="of:=LOOKUP([.A221];[Users.$A$1:.$A$869];[Users.$B$1:.$B$869])" office:value-type="float" office:value="565" calcext:value-type="float">
            <text:p>565</text:p>
          </table:table-cell>
          <table:table-cell table:formula="of:=IF([.C221]=1;1;0)" office:value-type="float" office:value="1" calcext:value-type="float">
            <text:p>1</text:p>
          </table:table-cell>
          <table:table-cell table:formula="of:=IF([.C22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83016" calcext:value-type="float">
            <text:p>2783016</text:p>
          </table:table-cell>
          <table:table-cell office:value-type="float" office:value="0.463112837909516" calcext:value-type="float">
            <text:p>0.4631128379</text:p>
          </table:table-cell>
          <table:table-cell office:value-type="float" office:value="1" calcext:value-type="float">
            <text:p>1</text:p>
          </table:table-cell>
          <table:table-cell office:value-type="float" office:value="2783016" calcext:value-type="float">
            <text:p>2783016</text:p>
          </table:table-cell>
          <table:table-cell office:value-type="float" office:value="0.463112837909516" calcext:value-type="float">
            <text:p>0.4631128379</text:p>
          </table:table-cell>
          <table:table-cell office:value-type="float" office:value="2531451" calcext:value-type="float">
            <text:p>2531451</text:p>
          </table:table-cell>
          <table:table-cell office:value-type="float" office:value="0.525905996464571" calcext:value-type="float">
            <text:p>0.5259059965</text:p>
          </table:table-cell>
          <table:table-cell office:value-type="float" office:value="3500164" calcext:value-type="float">
            <text:p>3500164</text:p>
          </table:table-cell>
          <table:table-cell office:value-type="float" office:value="0.532417282064575" calcext:value-type="float">
            <text:p>0.5324172821</text:p>
          </table:table-cell>
          <table:table-cell table:formula="of:=LOOKUP([.A222];[Users.$A$1:.$A$869];[Users.$B$1:.$B$869])" office:value-type="float" office:value="565" calcext:value-type="float">
            <text:p>565</text:p>
          </table:table-cell>
          <table:table-cell table:formula="of:=IF([.C222]=1;1;0)" office:value-type="float" office:value="1" calcext:value-type="float">
            <text:p>1</text:p>
          </table:table-cell>
          <table:table-cell table:formula="of:=IF([.C22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640910" calcext:value-type="float">
            <text:p>6640910</text:p>
          </table:table-cell>
          <table:table-cell office:value-type="float" office:value="0.514453484042214" calcext:value-type="float">
            <text:p>0.514453484</text:p>
          </table:table-cell>
          <table:table-cell office:value-type="float" office:value="1" calcext:value-type="float">
            <text:p>1</text:p>
          </table:table-cell>
          <table:table-cell office:value-type="float" office:value="6640910" calcext:value-type="float">
            <text:p>6640910</text:p>
          </table:table-cell>
          <table:table-cell office:value-type="float" office:value="0.514453484042214" calcext:value-type="float">
            <text:p>0.514453484</text:p>
          </table:table-cell>
          <table:table-cell office:value-type="float" office:value="4460672" calcext:value-type="float">
            <text:p>4460672</text:p>
          </table:table-cell>
          <table:table-cell office:value-type="float" office:value="0.515200199473714" calcext:value-type="float">
            <text:p>0.5152001995</text:p>
          </table:table-cell>
          <table:table-cell office:value-type="float" office:value="3578248" calcext:value-type="float">
            <text:p>3578248</text:p>
          </table:table-cell>
          <table:table-cell office:value-type="float" office:value="0.520709443674391" calcext:value-type="float">
            <text:p>0.5207094437</text:p>
          </table:table-cell>
          <table:table-cell table:formula="of:=LOOKUP([.A223];[Users.$A$1:.$A$869];[Users.$B$1:.$B$869])" office:value-type="float" office:value="565" calcext:value-type="float">
            <text:p>565</text:p>
          </table:table-cell>
          <table:table-cell table:formula="of:=IF([.C223]=1;1;0)" office:value-type="float" office:value="1" calcext:value-type="float">
            <text:p>1</text:p>
          </table:table-cell>
          <table:table-cell table:formula="of:=IF([.C22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839646" calcext:value-type="float">
            <text:p>14839646</text:p>
          </table:table-cell>
          <table:table-cell office:value-type="float" office:value="0.570515881810154" calcext:value-type="float">
            <text:p>0.5705158818</text:p>
          </table:table-cell>
          <table:table-cell office:value-type="float" office:value="1" calcext:value-type="float">
            <text:p>1</text:p>
          </table:table-cell>
          <table:table-cell office:value-type="float" office:value="14839646" calcext:value-type="float">
            <text:p>14839646</text:p>
          </table:table-cell>
          <table:table-cell office:value-type="float" office:value="0.570515881810154" calcext:value-type="float">
            <text:p>0.5705158818</text:p>
          </table:table-cell>
          <table:table-cell office:value-type="float" office:value="4987028" calcext:value-type="float">
            <text:p>4987028</text:p>
          </table:table-cell>
          <table:table-cell office:value-type="float" office:value="0.576734483374882" calcext:value-type="float">
            <text:p>0.5767344834</text:p>
          </table:table-cell>
          <table:table-cell office:value-type="float" office:value="2975777" calcext:value-type="float">
            <text:p>2975777</text:p>
          </table:table-cell>
          <table:table-cell office:value-type="float" office:value="0.582479944172333" calcext:value-type="float">
            <text:p>0.5824799442</text:p>
          </table:table-cell>
          <table:table-cell table:formula="of:=LOOKUP([.A224];[Users.$A$1:.$A$869];[Users.$B$1:.$B$869])" office:value-type="float" office:value="565" calcext:value-type="float">
            <text:p>565</text:p>
          </table:table-cell>
          <table:table-cell table:formula="of:=IF([.C224]=1;1;0)" office:value-type="float" office:value="1" calcext:value-type="float">
            <text:p>1</text:p>
          </table:table-cell>
          <table:table-cell table:formula="of:=IF([.C22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63873" calcext:value-type="float">
            <text:p>1763873</text:p>
          </table:table-cell>
          <table:table-cell office:value-type="float" office:value="0.540258139787467" calcext:value-type="float">
            <text:p>0.5402581398</text:p>
          </table:table-cell>
          <table:table-cell office:value-type="float" office:value="1" calcext:value-type="float">
            <text:p>1</text:p>
          </table:table-cell>
          <table:table-cell office:value-type="float" office:value="1763873" calcext:value-type="float">
            <text:p>1763873</text:p>
          </table:table-cell>
          <table:table-cell office:value-type="float" office:value="0.540258139787467" calcext:value-type="float">
            <text:p>0.5402581398</text:p>
          </table:table-cell>
          <table:table-cell office:value-type="float" office:value="1938299" calcext:value-type="float">
            <text:p>1938299</text:p>
          </table:table-cell>
          <table:table-cell office:value-type="float" office:value="0.568058046008058" calcext:value-type="float">
            <text:p>0.568058046</text:p>
          </table:table-cell>
          <table:table-cell office:value-type="float" office:value="4656293" calcext:value-type="float">
            <text:p>4656293</text:p>
          </table:table-cell>
          <table:table-cell office:value-type="float" office:value="0.578219943918204" calcext:value-type="float">
            <text:p>0.5782199439</text:p>
          </table:table-cell>
          <table:table-cell table:formula="of:=LOOKUP([.A225];[Users.$A$1:.$A$869];[Users.$B$1:.$B$869])" office:value-type="float" office:value="566" calcext:value-type="float">
            <text:p>566</text:p>
          </table:table-cell>
          <table:table-cell table:formula="of:=IF([.C225]=1;1;0)" office:value-type="float" office:value="1" calcext:value-type="float">
            <text:p>1</text:p>
          </table:table-cell>
          <table:table-cell table:formula="of:=IF([.C22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83651" calcext:value-type="float">
            <text:p>2883651</text:p>
          </table:table-cell>
          <table:table-cell office:value-type="float" office:value="0.408335276324454" calcext:value-type="float">
            <text:p>0.4083352763</text:p>
          </table:table-cell>
          <table:table-cell office:value-type="float" office:value="1" calcext:value-type="float">
            <text:p>1</text:p>
          </table:table-cell>
          <table:table-cell office:value-type="float" office:value="2883651" calcext:value-type="float">
            <text:p>2883651</text:p>
          </table:table-cell>
          <table:table-cell office:value-type="float" office:value="0.408335276324454" calcext:value-type="float">
            <text:p>0.4083352763</text:p>
          </table:table-cell>
          <table:table-cell office:value-type="float" office:value="2314293" calcext:value-type="float">
            <text:p>2314293</text:p>
          </table:table-cell>
          <table:table-cell office:value-type="float" office:value="0.457543452918843" calcext:value-type="float">
            <text:p>0.4575434529</text:p>
          </table:table-cell>
          <table:table-cell office:value-type="float" office:value="723190" calcext:value-type="float">
            <text:p>723190</text:p>
          </table:table-cell>
          <table:table-cell office:value-type="float" office:value="0.487926031656352" calcext:value-type="float">
            <text:p>0.4879260317</text:p>
          </table:table-cell>
          <table:table-cell table:formula="of:=LOOKUP([.A226];[Users.$A$1:.$A$869];[Users.$B$1:.$B$869])" office:value-type="float" office:value="566" calcext:value-type="float">
            <text:p>566</text:p>
          </table:table-cell>
          <table:table-cell table:formula="of:=IF([.C226]=1;1;0)" office:value-type="float" office:value="1" calcext:value-type="float">
            <text:p>1</text:p>
          </table:table-cell>
          <table:table-cell table:formula="of:=IF([.C22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400536" calcext:value-type="float">
            <text:p>3400536</text:p>
          </table:table-cell>
          <table:table-cell office:value-type="float" office:value="0.468485955077709" calcext:value-type="float">
            <text:p>0.4684859551</text:p>
          </table:table-cell>
          <table:table-cell office:value-type="float" office:value="1" calcext:value-type="float">
            <text:p>1</text:p>
          </table:table-cell>
          <table:table-cell office:value-type="float" office:value="3400536" calcext:value-type="float">
            <text:p>3400536</text:p>
          </table:table-cell>
          <table:table-cell office:value-type="float" office:value="0.468485955077709" calcext:value-type="float">
            <text:p>0.4684859551</text:p>
          </table:table-cell>
          <table:table-cell office:value-type="float" office:value="16778036" calcext:value-type="float">
            <text:p>16778036</text:p>
          </table:table-cell>
          <table:table-cell office:value-type="float" office:value="0.513196112716455" calcext:value-type="float">
            <text:p>0.5131961127</text:p>
          </table:table-cell>
          <table:table-cell office:value-type="float" office:value="6394318" calcext:value-type="float">
            <text:p>6394318</text:p>
          </table:table-cell>
          <table:table-cell office:value-type="float" office:value="0.518145136019664" calcext:value-type="float">
            <text:p>0.518145136</text:p>
          </table:table-cell>
          <table:table-cell table:formula="of:=LOOKUP([.A227];[Users.$A$1:.$A$869];[Users.$B$1:.$B$869])" office:value-type="float" office:value="566" calcext:value-type="float">
            <text:p>566</text:p>
          </table:table-cell>
          <table:table-cell table:formula="of:=IF([.C227]=1;1;0)" office:value-type="float" office:value="1" calcext:value-type="float">
            <text:p>1</text:p>
          </table:table-cell>
          <table:table-cell table:formula="of:=IF([.C22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13779" calcext:value-type="float">
            <text:p>2113779</text:p>
          </table:table-cell>
          <table:table-cell office:value-type="float" office:value="0.505190825126327" calcext:value-type="float">
            <text:p>0.5051908251</text:p>
          </table:table-cell>
          <table:table-cell office:value-type="float" office:value="0" calcext:value-type="float">
            <text:p>0</text:p>
          </table:table-cell>
          <table:table-cell office:value-type="float" office:value="12572785" calcext:value-type="float">
            <text:p>12572785</text:p>
          </table:table-cell>
          <table:table-cell office:value-type="float" office:value="0.227902779817802" calcext:value-type="float">
            <text:p>0.2279027798</text:p>
          </table:table-cell>
          <table:table-cell office:value-type="float" office:value="15351991" calcext:value-type="float">
            <text:p>15351991</text:p>
          </table:table-cell>
          <table:table-cell office:value-type="float" office:value="0.227902779817802" calcext:value-type="float">
            <text:p>0.2279027798</text:p>
          </table:table-cell>
          <table:table-cell office:value-type="float" office:value="5038061" calcext:value-type="float">
            <text:p>5038061</text:p>
          </table:table-cell>
          <table:table-cell office:value-type="float" office:value="0.305084070027277" calcext:value-type="float">
            <text:p>0.30508407</text:p>
          </table:table-cell>
          <table:table-cell table:formula="of:=LOOKUP([.A228];[Users.$A$1:.$A$869];[Users.$B$1:.$B$869])" office:value-type="float" office:value="566" calcext:value-type="float">
            <text:p>566</text:p>
          </table:table-cell>
          <table:table-cell table:formula="of:=IF([.C228]=1;1;0)" office:value-type="float" office:value="0" calcext:value-type="float">
            <text:p>0</text:p>
          </table:table-cell>
          <table:table-cell table:formula="of:=IF([.C22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94085" calcext:value-type="float">
            <text:p>1294085</text:p>
          </table:table-cell>
          <table:table-cell office:value-type="float" office:value="0.406726529551548" calcext:value-type="float">
            <text:p>0.4067265296</text:p>
          </table:table-cell>
          <table:table-cell office:value-type="float" office:value="1" calcext:value-type="float">
            <text:p>1</text:p>
          </table:table-cell>
          <table:table-cell office:value-type="float" office:value="1294085" calcext:value-type="float">
            <text:p>1294085</text:p>
          </table:table-cell>
          <table:table-cell office:value-type="float" office:value="0.406726529551548" calcext:value-type="float">
            <text:p>0.4067265296</text:p>
          </table:table-cell>
          <table:table-cell office:value-type="float" office:value="14574559" calcext:value-type="float">
            <text:p>14574559</text:p>
          </table:table-cell>
          <table:table-cell office:value-type="float" office:value="0.537908557973852" calcext:value-type="float">
            <text:p>0.537908558</text:p>
          </table:table-cell>
          <table:table-cell office:value-type="float" office:value="9619555" calcext:value-type="float">
            <text:p>9619555</text:p>
          </table:table-cell>
          <table:table-cell office:value-type="float" office:value="0.538692321824435" calcext:value-type="float">
            <text:p>0.5386923218</text:p>
          </table:table-cell>
          <table:table-cell table:formula="of:=LOOKUP([.A229];[Users.$A$1:.$A$869];[Users.$B$1:.$B$869])" office:value-type="float" office:value="567" calcext:value-type="float">
            <text:p>567</text:p>
          </table:table-cell>
          <table:table-cell table:formula="of:=IF([.C229]=1;1;0)" office:value-type="float" office:value="1" calcext:value-type="float">
            <text:p>1</text:p>
          </table:table-cell>
          <table:table-cell table:formula="of:=IF([.C22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22282" calcext:value-type="float">
            <text:p>2122282</text:p>
          </table:table-cell>
          <table:table-cell office:value-type="float" office:value="0.499071089525319" calcext:value-type="float">
            <text:p>0.4990710895</text:p>
          </table:table-cell>
          <table:table-cell office:value-type="float" office:value="1" calcext:value-type="float">
            <text:p>1</text:p>
          </table:table-cell>
          <table:table-cell office:value-type="float" office:value="9846662" calcext:value-type="float">
            <text:p>9846662</text:p>
          </table:table-cell>
          <table:table-cell office:value-type="float" office:value="0.593041122184604" calcext:value-type="float">
            <text:p>0.5930411222</text:p>
          </table:table-cell>
          <table:table-cell office:value-type="float" office:value="4879609" calcext:value-type="float">
            <text:p>4879609</text:p>
          </table:table-cell>
          <table:table-cell office:value-type="float" office:value="0.604681590814434" calcext:value-type="float">
            <text:p>0.6046815908</text:p>
          </table:table-cell>
          <table:table-cell office:value-type="float" office:value="5223057" calcext:value-type="float">
            <text:p>5223057</text:p>
          </table:table-cell>
          <table:table-cell office:value-type="float" office:value="0.606171186889852" calcext:value-type="float">
            <text:p>0.6061711869</text:p>
          </table:table-cell>
          <table:table-cell table:formula="of:=LOOKUP([.A230];[Users.$A$1:.$A$869];[Users.$B$1:.$B$869])" office:value-type="float" office:value="567" calcext:value-type="float">
            <text:p>567</text:p>
          </table:table-cell>
          <table:table-cell table:formula="of:=IF([.C230]=1;1;0)" office:value-type="float" office:value="1" calcext:value-type="float">
            <text:p>1</text:p>
          </table:table-cell>
          <table:table-cell table:formula="of:=IF([.C23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53745" calcext:value-type="float">
            <text:p>7053745</text:p>
          </table:table-cell>
          <table:table-cell office:value-type="float" office:value="0.435321314289575" calcext:value-type="float">
            <text:p>0.4353213143</text:p>
          </table:table-cell>
          <table:table-cell office:value-type="float" office:value="1" calcext:value-type="float">
            <text:p>1</text:p>
          </table:table-cell>
          <table:table-cell office:value-type="float" office:value="7053745" calcext:value-type="float">
            <text:p>7053745</text:p>
          </table:table-cell>
          <table:table-cell office:value-type="float" office:value="0.435321314289575" calcext:value-type="float">
            <text:p>0.4353213143</text:p>
          </table:table-cell>
          <table:table-cell office:value-type="float" office:value="8887221" calcext:value-type="float">
            <text:p>8887221</text:p>
          </table:table-cell>
          <table:table-cell office:value-type="float" office:value="0.529487274515571" calcext:value-type="float">
            <text:p>0.5294872745</text:p>
          </table:table-cell>
          <table:table-cell office:value-type="float" office:value="1517755" calcext:value-type="float">
            <text:p>1517755</text:p>
          </table:table-cell>
          <table:table-cell office:value-type="float" office:value="0.532355420563986" calcext:value-type="float">
            <text:p>0.5323554206</text:p>
          </table:table-cell>
          <table:table-cell table:formula="of:=LOOKUP([.A231];[Users.$A$1:.$A$869];[Users.$B$1:.$B$869])" office:value-type="float" office:value="567" calcext:value-type="float">
            <text:p>567</text:p>
          </table:table-cell>
          <table:table-cell table:formula="of:=IF([.C231]=1;1;0)" office:value-type="float" office:value="1" calcext:value-type="float">
            <text:p>1</text:p>
          </table:table-cell>
          <table:table-cell table:formula="of:=IF([.C23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68694" calcext:value-type="float">
            <text:p>1168694</text:p>
          </table:table-cell>
          <table:table-cell office:value-type="float" office:value="0.409133961268901" calcext:value-type="float">
            <text:p>0.4091339613</text:p>
          </table:table-cell>
          <table:table-cell office:value-type="float" office:value="1" calcext:value-type="float">
            <text:p>1</text:p>
          </table:table-cell>
          <table:table-cell office:value-type="float" office:value="1168694" calcext:value-type="float">
            <text:p>1168694</text:p>
          </table:table-cell>
          <table:table-cell office:value-type="float" office:value="0.409133961268901" calcext:value-type="float">
            <text:p>0.4091339613</text:p>
          </table:table-cell>
          <table:table-cell office:value-type="float" office:value="18339069" calcext:value-type="float">
            <text:p>18339069</text:p>
          </table:table-cell>
          <table:table-cell office:value-type="float" office:value="0.535793484247453" calcext:value-type="float">
            <text:p>0.5357934842</text:p>
          </table:table-cell>
          <table:table-cell office:value-type="float" office:value="6601216" calcext:value-type="float">
            <text:p>6601216</text:p>
          </table:table-cell>
          <table:table-cell office:value-type="float" office:value="0.541455114736595" calcext:value-type="float">
            <text:p>0.5414551147</text:p>
          </table:table-cell>
          <table:table-cell table:formula="of:=LOOKUP([.A232];[Users.$A$1:.$A$869];[Users.$B$1:.$B$869])" office:value-type="float" office:value="568" calcext:value-type="float">
            <text:p>568</text:p>
          </table:table-cell>
          <table:table-cell table:formula="of:=IF([.C232]=1;1;0)" office:value-type="float" office:value="1" calcext:value-type="float">
            <text:p>1</text:p>
          </table:table-cell>
          <table:table-cell table:formula="of:=IF([.C23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72494" calcext:value-type="float">
            <text:p>2072494</text:p>
          </table:table-cell>
          <table:table-cell office:value-type="float" office:value="0.482960432918874" calcext:value-type="float">
            <text:p>0.4829604329</text:p>
          </table:table-cell>
          <table:table-cell office:value-type="float" office:value="0" calcext:value-type="float">
            <text:p>0</text:p>
          </table:table-cell>
          <table:table-cell office:value-type="float" office:value="16576804" calcext:value-type="float">
            <text:p>16576804</text:p>
          </table:table-cell>
          <table:table-cell office:value-type="float" office:value="0.451006620074255" calcext:value-type="float">
            <text:p>0.4510066201</text:p>
          </table:table-cell>
          <table:table-cell office:value-type="float" office:value="13353220" calcext:value-type="float">
            <text:p>13353220</text:p>
          </table:table-cell>
          <table:table-cell office:value-type="float" office:value="0.475495718891122" calcext:value-type="float">
            <text:p>0.4754957189</text:p>
          </table:table-cell>
          <table:table-cell office:value-type="float" office:value="17284756" calcext:value-type="float">
            <text:p>17284756</text:p>
          </table:table-cell>
          <table:table-cell office:value-type="float" office:value="0.477232890241336" calcext:value-type="float">
            <text:p>0.4772328902</text:p>
          </table:table-cell>
          <table:table-cell table:formula="of:=LOOKUP([.A233];[Users.$A$1:.$A$869];[Users.$B$1:.$B$869])" office:value-type="float" office:value="568" calcext:value-type="float">
            <text:p>568</text:p>
          </table:table-cell>
          <table:table-cell table:formula="of:=IF([.C233]=1;1;0)" office:value-type="float" office:value="0" calcext:value-type="float">
            <text:p>0</text:p>
          </table:table-cell>
          <table:table-cell table:formula="of:=IF([.C233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6321" calcext:value-type="float">
            <text:p>476321</text:p>
          </table:table-cell>
          <table:table-cell office:value-type="float" office:value="0.600041053047717" calcext:value-type="float">
            <text:p>0.600041053</text:p>
          </table:table-cell>
          <table:table-cell office:value-type="float" office:value="0" calcext:value-type="float">
            <text:p>0</text:p>
          </table:table-cell>
          <table:table-cell office:value-type="float" office:value="9192447" calcext:value-type="float">
            <text:p>9192447</text:p>
          </table:table-cell>
          <table:table-cell office:value-type="float" office:value="0.576227317222632" calcext:value-type="float">
            <text:p>0.5762273172</text:p>
          </table:table-cell>
          <table:table-cell office:value-type="float" office:value="4141368" calcext:value-type="float">
            <text:p>4141368</text:p>
          </table:table-cell>
          <table:table-cell office:value-type="float" office:value="0.577719270239538" calcext:value-type="float">
            <text:p>0.5777192702</text:p>
          </table:table-cell>
          <table:table-cell office:value-type="float" office:value="1007644" calcext:value-type="float">
            <text:p>1007644</text:p>
          </table:table-cell>
          <table:table-cell office:value-type="float" office:value="0.580503996040316" calcext:value-type="float">
            <text:p>0.580503996</text:p>
          </table:table-cell>
          <table:table-cell table:formula="of:=LOOKUP([.A234];[Users.$A$1:.$A$869];[Users.$B$1:.$B$869])" office:value-type="float" office:value="568" calcext:value-type="float">
            <text:p>568</text:p>
          </table:table-cell>
          <table:table-cell table:formula="of:=IF([.C234]=1;1;0)" office:value-type="float" office:value="0" calcext:value-type="float">
            <text:p>0</text:p>
          </table:table-cell>
          <table:table-cell table:formula="of:=IF([.C23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929964" calcext:value-type="float">
            <text:p>2929964</text:p>
          </table:table-cell>
          <table:table-cell office:value-type="float" office:value="0.486810439868351" calcext:value-type="float">
            <text:p>0.4868104399</text:p>
          </table:table-cell>
          <table:table-cell office:value-type="float" office:value="1" calcext:value-type="float">
            <text:p>1</text:p>
          </table:table-cell>
          <table:table-cell office:value-type="float" office:value="2929964" calcext:value-type="float">
            <text:p>2929964</text:p>
          </table:table-cell>
          <table:table-cell office:value-type="float" office:value="0.486810439868351" calcext:value-type="float">
            <text:p>0.4868104399</text:p>
          </table:table-cell>
          <table:table-cell office:value-type="float" office:value="16139310" calcext:value-type="float">
            <text:p>16139310</text:p>
          </table:table-cell>
          <table:table-cell office:value-type="float" office:value="0.492868631197748" calcext:value-type="float">
            <text:p>0.4928686312</text:p>
          </table:table-cell>
          <table:table-cell office:value-type="float" office:value="6396998" calcext:value-type="float">
            <text:p>6396998</text:p>
          </table:table-cell>
          <table:table-cell office:value-type="float" office:value="0.496778970974789" calcext:value-type="float">
            <text:p>0.496778971</text:p>
          </table:table-cell>
          <table:table-cell table:formula="of:=LOOKUP([.A235];[Users.$A$1:.$A$869];[Users.$B$1:.$B$869])" office:value-type="float" office:value="569" calcext:value-type="float">
            <text:p>569</text:p>
          </table:table-cell>
          <table:table-cell table:formula="of:=IF([.C235]=1;1;0)" office:value-type="float" office:value="1" calcext:value-type="float">
            <text:p>1</text:p>
          </table:table-cell>
          <table:table-cell table:formula="of:=IF([.C23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81445" calcext:value-type="float">
            <text:p>4881445</text:p>
          </table:table-cell>
          <table:table-cell office:value-type="float" office:value="0.102827585755321" calcext:value-type="float">
            <text:p>0.1028275858</text:p>
          </table:table-cell>
          <table:table-cell office:value-type="float" office:value="1" calcext:value-type="float">
            <text:p>1</text:p>
          </table:table-cell>
          <table:table-cell office:value-type="float" office:value="4881445" calcext:value-type="float">
            <text:p>4881445</text:p>
          </table:table-cell>
          <table:table-cell office:value-type="float" office:value="0.102827585755321" calcext:value-type="float">
            <text:p>0.1028275858</text:p>
          </table:table-cell>
          <table:table-cell office:value-type="float" office:value="9049051" calcext:value-type="float">
            <text:p>9049051</text:p>
          </table:table-cell>
          <table:table-cell office:value-type="float" office:value="0.281735811409156" calcext:value-type="float">
            <text:p>0.2817358114</text:p>
          </table:table-cell>
          <table:table-cell office:value-type="float" office:value="18556083" calcext:value-type="float">
            <text:p>18556083</text:p>
          </table:table-cell>
          <table:table-cell office:value-type="float" office:value="0.310287685944924" calcext:value-type="float">
            <text:p>0.3102876859</text:p>
          </table:table-cell>
          <table:table-cell table:formula="of:=LOOKUP([.A236];[Users.$A$1:.$A$869];[Users.$B$1:.$B$869])" office:value-type="float" office:value="570" calcext:value-type="float">
            <text:p>570</text:p>
          </table:table-cell>
          <table:table-cell table:formula="of:=IF([.C236]=1;1;0)" office:value-type="float" office:value="1" calcext:value-type="float">
            <text:p>1</text:p>
          </table:table-cell>
          <table:table-cell table:formula="of:=IF([.C23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093813" calcext:value-type="float">
            <text:p>12093813</text:p>
          </table:table-cell>
          <table:table-cell office:value-type="float" office:value="0.290474744475208" calcext:value-type="float">
            <text:p>0.2904747445</text:p>
          </table:table-cell>
          <table:table-cell office:value-type="float" office:value="1" calcext:value-type="float">
            <text:p>1</text:p>
          </table:table-cell>
          <table:table-cell office:value-type="float" office:value="12093813" calcext:value-type="float">
            <text:p>12093813</text:p>
          </table:table-cell>
          <table:table-cell office:value-type="float" office:value="0.290474744475208" calcext:value-type="float">
            <text:p>0.2904747445</text:p>
          </table:table-cell>
          <table:table-cell office:value-type="float" office:value="3975007" calcext:value-type="float">
            <text:p>3975007</text:p>
          </table:table-cell>
          <table:table-cell office:value-type="float" office:value="0.483051859824297" calcext:value-type="float">
            <text:p>0.4830518598</text:p>
          </table:table-cell>
          <table:table-cell office:value-type="float" office:value="9214648" calcext:value-type="float">
            <text:p>9214648</text:p>
          </table:table-cell>
          <table:table-cell office:value-type="float" office:value="0.500967688789146" calcext:value-type="float">
            <text:p>0.5009676888</text:p>
          </table:table-cell>
          <table:table-cell table:formula="of:=LOOKUP([.A237];[Users.$A$1:.$A$869];[Users.$B$1:.$B$869])" office:value-type="float" office:value="570" calcext:value-type="float">
            <text:p>570</text:p>
          </table:table-cell>
          <table:table-cell table:formula="of:=IF([.C237]=1;1;0)" office:value-type="float" office:value="1" calcext:value-type="float">
            <text:p>1</text:p>
          </table:table-cell>
          <table:table-cell table:formula="of:=IF([.C23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76889" calcext:value-type="float">
            <text:p>3876889</text:p>
          </table:table-cell>
          <table:table-cell office:value-type="float" office:value="0.608707461160686" calcext:value-type="float">
            <text:p>0.6087074612</text:p>
          </table:table-cell>
          <table:table-cell office:value-type="float" office:value="0" calcext:value-type="float">
            <text:p>0</text:p>
          </table:table-cell>
          <table:table-cell office:value-type="float" office:value="2054999" calcext:value-type="float">
            <text:p>2054999</text:p>
          </table:table-cell>
          <table:table-cell office:value-type="float" office:value="0.538549838684753" calcext:value-type="float">
            <text:p>0.5385498387</text:p>
          </table:table-cell>
          <table:table-cell office:value-type="float" office:value="604518" calcext:value-type="float">
            <text:p>604518</text:p>
          </table:table-cell>
          <table:table-cell office:value-type="float" office:value="0.546679655426712" calcext:value-type="float">
            <text:p>0.5466796554</text:p>
          </table:table-cell>
          <table:table-cell office:value-type="float" office:value="2649454" calcext:value-type="float">
            <text:p>2649454</text:p>
          </table:table-cell>
          <table:table-cell office:value-type="float" office:value="0.552543343872454" calcext:value-type="float">
            <text:p>0.5525433439</text:p>
          </table:table-cell>
          <table:table-cell table:formula="of:=LOOKUP([.A238];[Users.$A$1:.$A$869];[Users.$B$1:.$B$869])" office:value-type="float" office:value="570" calcext:value-type="float">
            <text:p>570</text:p>
          </table:table-cell>
          <table:table-cell table:formula="of:=IF([.C238]=1;1;0)" office:value-type="float" office:value="0" calcext:value-type="float">
            <text:p>0</text:p>
          </table:table-cell>
          <table:table-cell table:formula="of:=IF([.C23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56435" calcext:value-type="float">
            <text:p>3356435</text:p>
          </table:table-cell>
          <table:table-cell office:value-type="float" office:value="0.54559881495145" calcext:value-type="float">
            <text:p>0.545598815</text:p>
          </table:table-cell>
          <table:table-cell office:value-type="float" office:value="1" calcext:value-type="float">
            <text:p>1</text:p>
          </table:table-cell>
          <table:table-cell office:value-type="float" office:value="3356435" calcext:value-type="float">
            <text:p>3356435</text:p>
          </table:table-cell>
          <table:table-cell office:value-type="float" office:value="0.54559881495145" calcext:value-type="float">
            <text:p>0.545598815</text:p>
          </table:table-cell>
          <table:table-cell office:value-type="float" office:value="2951238" calcext:value-type="float">
            <text:p>2951238</text:p>
          </table:table-cell>
          <table:table-cell office:value-type="float" office:value="0.587060245733434" calcext:value-type="float">
            <text:p>0.5870602457</text:p>
          </table:table-cell>
          <table:table-cell office:value-type="float" office:value="426204" calcext:value-type="float">
            <text:p>426204</text:p>
          </table:table-cell>
          <table:table-cell office:value-type="float" office:value="0.588335693830889" calcext:value-type="float">
            <text:p>0.5883356938</text:p>
          </table:table-cell>
          <table:table-cell table:formula="of:=LOOKUP([.A239];[Users.$A$1:.$A$869];[Users.$B$1:.$B$869])" office:value-type="float" office:value="571" calcext:value-type="float">
            <text:p>571</text:p>
          </table:table-cell>
          <table:table-cell table:formula="of:=IF([.C239]=1;1;0)" office:value-type="float" office:value="1" calcext:value-type="float">
            <text:p>1</text:p>
          </table:table-cell>
          <table:table-cell table:formula="of:=IF([.C23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16080" calcext:value-type="float">
            <text:p>2616080</text:p>
          </table:table-cell>
          <table:table-cell office:value-type="float" office:value="0.4082033414425" calcext:value-type="float">
            <text:p>0.4082033414</text:p>
          </table:table-cell>
          <table:table-cell office:value-type="float" office:value="1" calcext:value-type="float">
            <text:p>1</text:p>
          </table:table-cell>
          <table:table-cell office:value-type="float" office:value="2616080" calcext:value-type="float">
            <text:p>2616080</text:p>
          </table:table-cell>
          <table:table-cell office:value-type="float" office:value="0.4082033414425" calcext:value-type="float">
            <text:p>0.4082033414</text:p>
          </table:table-cell>
          <table:table-cell office:value-type="float" office:value="11864857" calcext:value-type="float">
            <text:p>11864857</text:p>
          </table:table-cell>
          <table:table-cell office:value-type="float" office:value="0.541666505870702" calcext:value-type="float">
            <text:p>0.5416665059</text:p>
          </table:table-cell>
          <table:table-cell office:value-type="float" office:value="1461690" calcext:value-type="float">
            <text:p>1461690</text:p>
          </table:table-cell>
          <table:table-cell office:value-type="float" office:value="0.547743106869801" calcext:value-type="float">
            <text:p>0.5477431069</text:p>
          </table:table-cell>
          <table:table-cell table:formula="of:=LOOKUP([.A240];[Users.$A$1:.$A$869];[Users.$B$1:.$B$869])" office:value-type="float" office:value="571" calcext:value-type="float">
            <text:p>571</text:p>
          </table:table-cell>
          <table:table-cell table:formula="of:=IF([.C240]=1;1;0)" office:value-type="float" office:value="1" calcext:value-type="float">
            <text:p>1</text:p>
          </table:table-cell>
          <table:table-cell table:formula="of:=IF([.C24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01312" calcext:value-type="float">
            <text:p>2301312</text:p>
          </table:table-cell>
          <table:table-cell office:value-type="float" office:value="0.319585945657494" calcext:value-type="float">
            <text:p>0.3195859457</text:p>
          </table:table-cell>
          <table:table-cell office:value-type="float" office:value="1" calcext:value-type="float">
            <text:p>1</text:p>
          </table:table-cell>
          <table:table-cell office:value-type="float" office:value="2301312" calcext:value-type="float">
            <text:p>2301312</text:p>
          </table:table-cell>
          <table:table-cell office:value-type="float" office:value="0.319585945657494" calcext:value-type="float">
            <text:p>0.3195859457</text:p>
          </table:table-cell>
          <table:table-cell office:value-type="float" office:value="303458" calcext:value-type="float">
            <text:p>303458</text:p>
          </table:table-cell>
          <table:table-cell office:value-type="float" office:value="0.422981534107838" calcext:value-type="float">
            <text:p>0.4229815341</text:p>
          </table:table-cell>
          <table:table-cell office:value-type="float" office:value="9520042" calcext:value-type="float">
            <text:p>9520042</text:p>
          </table:table-cell>
          <table:table-cell office:value-type="float" office:value="0.450220659550819" calcext:value-type="float">
            <text:p>0.4502206596</text:p>
          </table:table-cell>
          <table:table-cell table:formula="of:=LOOKUP([.A241];[Users.$A$1:.$A$869];[Users.$B$1:.$B$869])" office:value-type="float" office:value="571" calcext:value-type="float">
            <text:p>571</text:p>
          </table:table-cell>
          <table:table-cell table:formula="of:=IF([.C241]=1;1;0)" office:value-type="float" office:value="1" calcext:value-type="float">
            <text:p>1</text:p>
          </table:table-cell>
          <table:table-cell table:formula="of:=IF([.C24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009041" calcext:value-type="float">
            <text:p>5009041</text:p>
          </table:table-cell>
          <table:table-cell office:value-type="float" office:value="0.54860575342802" calcext:value-type="float">
            <text:p>0.5486057534</text:p>
          </table:table-cell>
          <table:table-cell office:value-type="float" office:value="2" calcext:value-type="float">
            <text:p>2</text:p>
          </table:table-cell>
          <table:table-cell office:value-type="float" office:value="5869953" calcext:value-type="float">
            <text:p>5869953</text:p>
          </table:table-cell>
          <table:table-cell office:value-type="float" office:value="0.53630983843346" calcext:value-type="float">
            <text:p>0.5363098384</text:p>
          </table:table-cell>
          <table:table-cell office:value-type="float" office:value="5009041" calcext:value-type="float">
            <text:p>5009041</text:p>
          </table:table-cell>
          <table:table-cell office:value-type="float" office:value="0.54860575342802" calcext:value-type="float">
            <text:p>0.5486057534</text:p>
          </table:table-cell>
          <table:table-cell office:value-type="float" office:value="1986030" calcext:value-type="float">
            <text:p>1986030</text:p>
          </table:table-cell>
          <table:table-cell office:value-type="float" office:value="0.549638508154177" calcext:value-type="float">
            <text:p>0.5496385082</text:p>
          </table:table-cell>
          <table:table-cell table:formula="of:=LOOKUP([.A242];[Users.$A$1:.$A$869];[Users.$B$1:.$B$869])" office:value-type="float" office:value="572" calcext:value-type="float">
            <text:p>572</text:p>
          </table:table-cell>
          <table:table-cell table:formula="of:=IF([.C242]=1;1;0)" office:value-type="float" office:value="0" calcext:value-type="float">
            <text:p>0</text:p>
          </table:table-cell>
          <table:table-cell table:formula="of:=IF([.C24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01270" calcext:value-type="float">
            <text:p>2701270</text:p>
          </table:table-cell>
          <table:table-cell office:value-type="float" office:value="0.371137836883355" calcext:value-type="float">
            <text:p>0.3711378369</text:p>
          </table:table-cell>
          <table:table-cell office:value-type="float" office:value="1" calcext:value-type="float">
            <text:p>1</text:p>
          </table:table-cell>
          <table:table-cell office:value-type="float" office:value="2701270" calcext:value-type="float">
            <text:p>2701270</text:p>
          </table:table-cell>
          <table:table-cell office:value-type="float" office:value="0.371137836883355" calcext:value-type="float">
            <text:p>0.3711378369</text:p>
          </table:table-cell>
          <table:table-cell office:value-type="float" office:value="5968343" calcext:value-type="float">
            <text:p>5968343</text:p>
          </table:table-cell>
          <table:table-cell office:value-type="float" office:value="0.421666852125383" calcext:value-type="float">
            <text:p>0.4216668521</text:p>
          </table:table-cell>
          <table:table-cell office:value-type="float" office:value="3485170" calcext:value-type="float">
            <text:p>3485170</text:p>
          </table:table-cell>
          <table:table-cell office:value-type="float" office:value="0.500473844509184" calcext:value-type="float">
            <text:p>0.5004738445</text:p>
          </table:table-cell>
          <table:table-cell table:formula="of:=LOOKUP([.A243];[Users.$A$1:.$A$869];[Users.$B$1:.$B$869])" office:value-type="float" office:value="572" calcext:value-type="float">
            <text:p>572</text:p>
          </table:table-cell>
          <table:table-cell table:formula="of:=IF([.C243]=1;1;0)" office:value-type="float" office:value="1" calcext:value-type="float">
            <text:p>1</text:p>
          </table:table-cell>
          <table:table-cell table:formula="of:=IF([.C24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07884" calcext:value-type="float">
            <text:p>3107884</text:p>
          </table:table-cell>
          <table:table-cell office:value-type="float" office:value="0.490252931037991" calcext:value-type="float">
            <text:p>0.490252931</text:p>
          </table:table-cell>
          <table:table-cell office:value-type="float" office:value="0" calcext:value-type="float">
            <text:p>0</text:p>
          </table:table-cell>
          <table:table-cell office:value-type="float" office:value="12466029" calcext:value-type="float">
            <text:p>12466029</text:p>
          </table:table-cell>
          <table:table-cell office:value-type="float" office:value="0.461000394899025" calcext:value-type="float">
            <text:p>0.4610003949</text:p>
          </table:table-cell>
          <table:table-cell office:value-type="float" office:value="18066130" calcext:value-type="float">
            <text:p>18066130</text:p>
          </table:table-cell>
          <table:table-cell office:value-type="float" office:value="0.466751560764683" calcext:value-type="float">
            <text:p>0.4667515608</text:p>
          </table:table-cell>
          <table:table-cell office:value-type="float" office:value="18840534" calcext:value-type="float">
            <text:p>18840534</text:p>
          </table:table-cell>
          <table:table-cell office:value-type="float" office:value="0.466751560764683" calcext:value-type="float">
            <text:p>0.4667515608</text:p>
          </table:table-cell>
          <table:table-cell table:formula="of:=LOOKUP([.A244];[Users.$A$1:.$A$869];[Users.$B$1:.$B$869])" office:value-type="float" office:value="572" calcext:value-type="float">
            <text:p>572</text:p>
          </table:table-cell>
          <table:table-cell table:formula="of:=IF([.C244]=1;1;0)" office:value-type="float" office:value="0" calcext:value-type="float">
            <text:p>0</text:p>
          </table:table-cell>
          <table:table-cell table:formula="of:=IF([.C24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4276" calcext:value-type="float">
            <text:p>1524276</text:p>
          </table:table-cell>
          <table:table-cell office:value-type="float" office:value="0.521359054088583" calcext:value-type="float">
            <text:p>0.5213590541</text:p>
          </table:table-cell>
          <table:table-cell office:value-type="float" office:value="1" calcext:value-type="float">
            <text:p>1</text:p>
          </table:table-cell>
          <table:table-cell office:value-type="float" office:value="1524276" calcext:value-type="float">
            <text:p>1524276</text:p>
          </table:table-cell>
          <table:table-cell office:value-type="float" office:value="0.521359054088583" calcext:value-type="float">
            <text:p>0.5213590541</text:p>
          </table:table-cell>
          <table:table-cell office:value-type="float" office:value="403200" calcext:value-type="float">
            <text:p>403200</text:p>
          </table:table-cell>
          <table:table-cell office:value-type="float" office:value="0.551781370102427" calcext:value-type="float">
            <text:p>0.5517813701</text:p>
          </table:table-cell>
          <table:table-cell office:value-type="float" office:value="16792331" calcext:value-type="float">
            <text:p>16792331</text:p>
          </table:table-cell>
          <table:table-cell office:value-type="float" office:value="0.556938770836857" calcext:value-type="float">
            <text:p>0.5569387708</text:p>
          </table:table-cell>
          <table:table-cell table:formula="of:=LOOKUP([.A245];[Users.$A$1:.$A$869];[Users.$B$1:.$B$869])" office:value-type="float" office:value="572" calcext:value-type="float">
            <text:p>572</text:p>
          </table:table-cell>
          <table:table-cell table:formula="of:=IF([.C245]=1;1;0)" office:value-type="float" office:value="1" calcext:value-type="float">
            <text:p>1</text:p>
          </table:table-cell>
          <table:table-cell table:formula="of:=IF([.C24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11541" calcext:value-type="float">
            <text:p>4011541</text:p>
          </table:table-cell>
          <table:table-cell office:value-type="float" office:value="0.404862904202961" calcext:value-type="float">
            <text:p>0.4048629042</text:p>
          </table:table-cell>
          <table:table-cell office:value-type="float" office:value="1" calcext:value-type="float">
            <text:p>1</text:p>
          </table:table-cell>
          <table:table-cell office:value-type="float" office:value="4011541" calcext:value-type="float">
            <text:p>4011541</text:p>
          </table:table-cell>
          <table:table-cell office:value-type="float" office:value="0.404862904202961" calcext:value-type="float">
            <text:p>0.4048629042</text:p>
          </table:table-cell>
          <table:table-cell office:value-type="float" office:value="1458578" calcext:value-type="float">
            <text:p>1458578</text:p>
          </table:table-cell>
          <table:table-cell office:value-type="float" office:value="0.512596701059386" calcext:value-type="float">
            <text:p>0.5125967011</text:p>
          </table:table-cell>
          <table:table-cell office:value-type="float" office:value="656642" calcext:value-type="float">
            <text:p>656642</text:p>
          </table:table-cell>
          <table:table-cell office:value-type="float" office:value="0.527841272645782" calcext:value-type="float">
            <text:p>0.5278412726</text:p>
          </table:table-cell>
          <table:table-cell table:formula="of:=LOOKUP([.A246];[Users.$A$1:.$A$869];[Users.$B$1:.$B$869])" office:value-type="float" office:value="573" calcext:value-type="float">
            <text:p>573</text:p>
          </table:table-cell>
          <table:table-cell table:formula="of:=IF([.C246]=1;1;0)" office:value-type="float" office:value="1" calcext:value-type="float">
            <text:p>1</text:p>
          </table:table-cell>
          <table:table-cell table:formula="of:=IF([.C24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27330" calcext:value-type="float">
            <text:p>2527330</text:p>
          </table:table-cell>
          <table:table-cell office:value-type="float" office:value="0.345716811536813" calcext:value-type="float">
            <text:p>0.3457168115</text:p>
          </table:table-cell>
          <table:table-cell office:value-type="float" office:value="1" calcext:value-type="float">
            <text:p>1</text:p>
          </table:table-cell>
          <table:table-cell office:value-type="float" office:value="2527330" calcext:value-type="float">
            <text:p>2527330</text:p>
          </table:table-cell>
          <table:table-cell office:value-type="float" office:value="0.345716811536813" calcext:value-type="float">
            <text:p>0.3457168115</text:p>
          </table:table-cell>
          <table:table-cell office:value-type="float" office:value="5124222" calcext:value-type="float">
            <text:p>5124222</text:p>
          </table:table-cell>
          <table:table-cell office:value-type="float" office:value="0.561132894951343" calcext:value-type="float">
            <text:p>0.561132895</text:p>
          </table:table-cell>
          <table:table-cell office:value-type="float" office:value="11245914" calcext:value-type="float">
            <text:p>11245914</text:p>
          </table:table-cell>
          <table:table-cell office:value-type="float" office:value="0.565589093125742" calcext:value-type="float">
            <text:p>0.5655890931</text:p>
          </table:table-cell>
          <table:table-cell table:formula="of:=LOOKUP([.A247];[Users.$A$1:.$A$869];[Users.$B$1:.$B$869])" office:value-type="float" office:value="574" calcext:value-type="float">
            <text:p>574</text:p>
          </table:table-cell>
          <table:table-cell table:formula="of:=IF([.C247]=1;1;0)" office:value-type="float" office:value="1" calcext:value-type="float">
            <text:p>1</text:p>
          </table:table-cell>
          <table:table-cell table:formula="of:=IF([.C24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0479" calcext:value-type="float">
            <text:p>250479</text:p>
          </table:table-cell>
          <table:table-cell office:value-type="float" office:value="0.190966466713987" calcext:value-type="float">
            <text:p>0.1909664667</text:p>
          </table:table-cell>
          <table:table-cell office:value-type="float" office:value="1" calcext:value-type="float">
            <text:p>1</text:p>
          </table:table-cell>
          <table:table-cell office:value-type="float" office:value="250479" calcext:value-type="float">
            <text:p>250479</text:p>
          </table:table-cell>
          <table:table-cell office:value-type="float" office:value="0.190966466713987" calcext:value-type="float">
            <text:p>0.1909664667</text:p>
          </table:table-cell>
          <table:table-cell office:value-type="float" office:value="12478374" calcext:value-type="float">
            <text:p>12478374</text:p>
          </table:table-cell>
          <table:table-cell office:value-type="float" office:value="0.470827386684826" calcext:value-type="float">
            <text:p>0.4708273867</text:p>
          </table:table-cell>
          <table:table-cell office:value-type="float" office:value="15989900" calcext:value-type="float">
            <text:p>15989900</text:p>
          </table:table-cell>
          <table:table-cell office:value-type="float" office:value="0.471037554413895" calcext:value-type="float">
            <text:p>0.4710375544</text:p>
          </table:table-cell>
          <table:table-cell table:formula="of:=LOOKUP([.A248];[Users.$A$1:.$A$869];[Users.$B$1:.$B$869])" office:value-type="float" office:value="574" calcext:value-type="float">
            <text:p>574</text:p>
          </table:table-cell>
          <table:table-cell table:formula="of:=IF([.C248]=1;1;0)" office:value-type="float" office:value="1" calcext:value-type="float">
            <text:p>1</text:p>
          </table:table-cell>
          <table:table-cell table:formula="of:=IF([.C24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685929" calcext:value-type="float">
            <text:p>3685929</text:p>
          </table:table-cell>
          <table:table-cell office:value-type="float" office:value="0.494278832446353" calcext:value-type="float">
            <text:p>0.4942788324</text:p>
          </table:table-cell>
          <table:table-cell office:value-type="float" office:value="1" calcext:value-type="float">
            <text:p>1</text:p>
          </table:table-cell>
          <table:table-cell office:value-type="float" office:value="3685929" calcext:value-type="float">
            <text:p>3685929</text:p>
          </table:table-cell>
          <table:table-cell office:value-type="float" office:value="0.494278832446353" calcext:value-type="float">
            <text:p>0.4942788324</text:p>
          </table:table-cell>
          <table:table-cell office:value-type="float" office:value="19913" calcext:value-type="float">
            <text:p>19913</text:p>
          </table:table-cell>
          <table:table-cell office:value-type="float" office:value="0.508626161034495" calcext:value-type="float">
            <text:p>0.508626161</text:p>
          </table:table-cell>
          <table:table-cell office:value-type="float" office:value="2299727" calcext:value-type="float">
            <text:p>2299727</text:p>
          </table:table-cell>
          <table:table-cell office:value-type="float" office:value="0.55780722640536" calcext:value-type="float">
            <text:p>0.5578072264</text:p>
          </table:table-cell>
          <table:table-cell table:formula="of:=LOOKUP([.A249];[Users.$A$1:.$A$869];[Users.$B$1:.$B$869])" office:value-type="float" office:value="574" calcext:value-type="float">
            <text:p>574</text:p>
          </table:table-cell>
          <table:table-cell table:formula="of:=IF([.C249]=1;1;0)" office:value-type="float" office:value="1" calcext:value-type="float">
            <text:p>1</text:p>
          </table:table-cell>
          <table:table-cell table:formula="of:=IF([.C24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65617" calcext:value-type="float">
            <text:p>3265617</text:p>
          </table:table-cell>
          <table:table-cell office:value-type="float" office:value="0.663734104486794" calcext:value-type="float">
            <text:p>0.6637341045</text:p>
          </table:table-cell>
          <table:table-cell office:value-type="float" office:value="0" calcext:value-type="float">
            <text:p>0</text:p>
          </table:table-cell>
          <table:table-cell office:value-type="float" office:value="18837728" calcext:value-type="float">
            <text:p>18837728</text:p>
          </table:table-cell>
          <table:table-cell office:value-type="float" office:value="0.287693080775439" calcext:value-type="float">
            <text:p>0.2876930808</text:p>
          </table:table-cell>
          <table:table-cell office:value-type="float" office:value="14429242" calcext:value-type="float">
            <text:p>14429242</text:p>
          </table:table-cell>
          <table:table-cell office:value-type="float" office:value="0.287693080775439" calcext:value-type="float">
            <text:p>0.2876930808</text:p>
          </table:table-cell>
          <table:table-cell office:value-type="float" office:value="12350546" calcext:value-type="float">
            <text:p>12350546</text:p>
          </table:table-cell>
          <table:table-cell office:value-type="float" office:value="0.287693080775439" calcext:value-type="float">
            <text:p>0.2876930808</text:p>
          </table:table-cell>
          <table:table-cell table:formula="of:=LOOKUP([.A250];[Users.$A$1:.$A$869];[Users.$B$1:.$B$869])" office:value-type="float" office:value="574" calcext:value-type="float">
            <text:p>574</text:p>
          </table:table-cell>
          <table:table-cell table:formula="of:=IF([.C250]=1;1;0)" office:value-type="float" office:value="0" calcext:value-type="float">
            <text:p>0</text:p>
          </table:table-cell>
          <table:table-cell table:formula="of:=IF([.C25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874580" calcext:value-type="float">
            <text:p>17874580</text:p>
          </table:table-cell>
          <table:table-cell office:value-type="float" office:value="0.643731884210394" calcext:value-type="float">
            <text:p>0.6437318842</text:p>
          </table:table-cell>
          <table:table-cell office:value-type="float" office:value="0" calcext:value-type="float">
            <text:p>0</text:p>
          </table:table-cell>
          <table:table-cell office:value-type="float" office:value="14604925" calcext:value-type="float">
            <text:p>14604925</text:p>
          </table:table-cell>
          <table:table-cell office:value-type="float" office:value="0.483488986303449" calcext:value-type="float">
            <text:p>0.4834889863</text:p>
          </table:table-cell>
          <table:table-cell office:value-type="float" office:value="8009654" calcext:value-type="float">
            <text:p>8009654</text:p>
          </table:table-cell>
          <table:table-cell office:value-type="float" office:value="0.500495019599243" calcext:value-type="float">
            <text:p>0.5004950196</text:p>
          </table:table-cell>
          <table:table-cell office:value-type="float" office:value="15803183" calcext:value-type="float">
            <text:p>15803183</text:p>
          </table:table-cell>
          <table:table-cell office:value-type="float" office:value="0.500495019599243" calcext:value-type="float">
            <text:p>0.5004950196</text:p>
          </table:table-cell>
          <table:table-cell table:formula="of:=LOOKUP([.A251];[Users.$A$1:.$A$869];[Users.$B$1:.$B$869])" office:value-type="float" office:value="574" calcext:value-type="float">
            <text:p>574</text:p>
          </table:table-cell>
          <table:table-cell table:formula="of:=IF([.C251]=1;1;0)" office:value-type="float" office:value="0" calcext:value-type="float">
            <text:p>0</text:p>
          </table:table-cell>
          <table:table-cell table:formula="of:=IF([.C25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075" calcext:value-type="float">
            <text:p>42075</text:p>
          </table:table-cell>
          <table:table-cell office:value-type="float" office:value="0.384939681770363" calcext:value-type="float">
            <text:p>0.3849396818</text:p>
          </table:table-cell>
          <table:table-cell office:value-type="float" office:value="1" calcext:value-type="float">
            <text:p>1</text:p>
          </table:table-cell>
          <table:table-cell office:value-type="float" office:value="42075" calcext:value-type="float">
            <text:p>42075</text:p>
          </table:table-cell>
          <table:table-cell office:value-type="float" office:value="0.384939681770363" calcext:value-type="float">
            <text:p>0.3849396818</text:p>
          </table:table-cell>
          <table:table-cell office:value-type="float" office:value="6984284" calcext:value-type="float">
            <text:p>6984284</text:p>
          </table:table-cell>
          <table:table-cell office:value-type="float" office:value="0.45767341547435" calcext:value-type="float">
            <text:p>0.4576734155</text:p>
          </table:table-cell>
          <table:table-cell office:value-type="float" office:value="17415418" calcext:value-type="float">
            <text:p>17415418</text:p>
          </table:table-cell>
          <table:table-cell office:value-type="float" office:value="0.461181907519282" calcext:value-type="float">
            <text:p>0.4611819075</text:p>
          </table:table-cell>
          <table:table-cell table:formula="of:=LOOKUP([.A252];[Users.$A$1:.$A$869];[Users.$B$1:.$B$869])" office:value-type="float" office:value="574" calcext:value-type="float">
            <text:p>574</text:p>
          </table:table-cell>
          <table:table-cell table:formula="of:=IF([.C252]=1;1;0)" office:value-type="float" office:value="1" calcext:value-type="float">
            <text:p>1</text:p>
          </table:table-cell>
          <table:table-cell table:formula="of:=IF([.C25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54674" calcext:value-type="float">
            <text:p>1554674</text:p>
          </table:table-cell>
          <table:table-cell office:value-type="float" office:value="0.510845176711354" calcext:value-type="float">
            <text:p>0.5108451767</text:p>
          </table:table-cell>
          <table:table-cell office:value-type="float" office:value="1" calcext:value-type="float">
            <text:p>1</text:p>
          </table:table-cell>
          <table:table-cell office:value-type="float" office:value="1554674" calcext:value-type="float">
            <text:p>1554674</text:p>
          </table:table-cell>
          <table:table-cell office:value-type="float" office:value="0.510845176711354" calcext:value-type="float">
            <text:p>0.5108451767</text:p>
          </table:table-cell>
          <table:table-cell office:value-type="float" office:value="3352673" calcext:value-type="float">
            <text:p>3352673</text:p>
          </table:table-cell>
          <table:table-cell office:value-type="float" office:value="0.54417581096385" calcext:value-type="float">
            <text:p>0.544175811</text:p>
          </table:table-cell>
          <table:table-cell office:value-type="float" office:value="8136337" calcext:value-type="float">
            <text:p>8136337</text:p>
          </table:table-cell>
          <table:table-cell office:value-type="float" office:value="0.544620214850861" calcext:value-type="float">
            <text:p>0.5446202149</text:p>
          </table:table-cell>
          <table:table-cell table:formula="of:=LOOKUP([.A253];[Users.$A$1:.$A$869];[Users.$B$1:.$B$869])" office:value-type="float" office:value="574" calcext:value-type="float">
            <text:p>574</text:p>
          </table:table-cell>
          <table:table-cell table:formula="of:=IF([.C253]=1;1;0)" office:value-type="float" office:value="1" calcext:value-type="float">
            <text:p>1</text:p>
          </table:table-cell>
          <table:table-cell table:formula="of:=IF([.C25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22374" calcext:value-type="float">
            <text:p>3222374</text:p>
          </table:table-cell>
          <table:table-cell office:value-type="float" office:value="0.573964669044837" calcext:value-type="float">
            <text:p>0.573964669</text:p>
          </table:table-cell>
          <table:table-cell office:value-type="float" office:value="0" calcext:value-type="float">
            <text:p>0</text:p>
          </table:table-cell>
          <table:table-cell office:value-type="float" office:value="17978631" calcext:value-type="float">
            <text:p>17978631</text:p>
          </table:table-cell>
          <table:table-cell office:value-type="float" office:value="0.527331932159943" calcext:value-type="float">
            <text:p>0.5273319322</text:p>
          </table:table-cell>
          <table:table-cell office:value-type="float" office:value="6362843" calcext:value-type="float">
            <text:p>6362843</text:p>
          </table:table-cell>
          <table:table-cell office:value-type="float" office:value="0.527331932159943" calcext:value-type="float">
            <text:p>0.5273319322</text:p>
          </table:table-cell>
          <table:table-cell office:value-type="float" office:value="12601430" calcext:value-type="float">
            <text:p>12601430</text:p>
          </table:table-cell>
          <table:table-cell office:value-type="float" office:value="0.536229172436174" calcext:value-type="float">
            <text:p>0.5362291724</text:p>
          </table:table-cell>
          <table:table-cell table:formula="of:=LOOKUP([.A254];[Users.$A$1:.$A$869];[Users.$B$1:.$B$869])" office:value-type="float" office:value="575" calcext:value-type="float">
            <text:p>575</text:p>
          </table:table-cell>
          <table:table-cell table:formula="of:=IF([.C254]=1;1;0)" office:value-type="float" office:value="0" calcext:value-type="float">
            <text:p>0</text:p>
          </table:table-cell>
          <table:table-cell table:formula="of:=IF([.C25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8662" calcext:value-type="float">
            <text:p>128662</text:p>
          </table:table-cell>
          <table:table-cell office:value-type="float" office:value="0.586718657552551" calcext:value-type="float">
            <text:p>0.5867186576</text:p>
          </table:table-cell>
          <table:table-cell office:value-type="float" office:value="3" calcext:value-type="float">
            <text:p>3</text:p>
          </table:table-cell>
          <table:table-cell office:value-type="float" office:value="446022" calcext:value-type="float">
            <text:p>446022</text:p>
          </table:table-cell>
          <table:table-cell office:value-type="float" office:value="0.580769513366698" calcext:value-type="float">
            <text:p>0.5807695134</text:p>
          </table:table-cell>
          <table:table-cell office:value-type="float" office:value="725209" calcext:value-type="float">
            <text:p>725209</text:p>
          </table:table-cell>
          <table:table-cell office:value-type="float" office:value="0.58193546942009" calcext:value-type="float">
            <text:p>0.5819354694</text:p>
          </table:table-cell>
          <table:table-cell office:value-type="float" office:value="128662" calcext:value-type="float">
            <text:p>128662</text:p>
          </table:table-cell>
          <table:table-cell office:value-type="float" office:value="0.586718657552551" calcext:value-type="float">
            <text:p>0.5867186576</text:p>
          </table:table-cell>
          <table:table-cell table:formula="of:=LOOKUP([.A255];[Users.$A$1:.$A$869];[Users.$B$1:.$B$869])" office:value-type="float" office:value="575" calcext:value-type="float">
            <text:p>575</text:p>
          </table:table-cell>
          <table:table-cell table:formula="of:=IF([.C255]=1;1;0)" office:value-type="float" office:value="0" calcext:value-type="float">
            <text:p>0</text:p>
          </table:table-cell>
          <table:table-cell table:formula="of:=IF([.C25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73801" calcext:value-type="float">
            <text:p>1373801</text:p>
          </table:table-cell>
          <table:table-cell office:value-type="float" office:value="0.24984035269444" calcext:value-type="float">
            <text:p>0.2498403527</text:p>
          </table:table-cell>
          <table:table-cell office:value-type="float" office:value="1" calcext:value-type="float">
            <text:p>1</text:p>
          </table:table-cell>
          <table:table-cell office:value-type="float" office:value="1373801" calcext:value-type="float">
            <text:p>1373801</text:p>
          </table:table-cell>
          <table:table-cell office:value-type="float" office:value="0.24984035269444" calcext:value-type="float">
            <text:p>0.2498403527</text:p>
          </table:table-cell>
          <table:table-cell office:value-type="float" office:value="5277184" calcext:value-type="float">
            <text:p>5277184</text:p>
          </table:table-cell>
          <table:table-cell office:value-type="float" office:value="0.486483028979374" calcext:value-type="float">
            <text:p>0.486483029</text:p>
          </table:table-cell>
          <table:table-cell office:value-type="float" office:value="3910457" calcext:value-type="float">
            <text:p>3910457</text:p>
          </table:table-cell>
          <table:table-cell office:value-type="float" office:value="0.490787861854344" calcext:value-type="float">
            <text:p>0.4907878619</text:p>
          </table:table-cell>
          <table:table-cell table:formula="of:=LOOKUP([.A256];[Users.$A$1:.$A$869];[Users.$B$1:.$B$869])" office:value-type="float" office:value="575" calcext:value-type="float">
            <text:p>575</text:p>
          </table:table-cell>
          <table:table-cell table:formula="of:=IF([.C256]=1;1;0)" office:value-type="float" office:value="1" calcext:value-type="float">
            <text:p>1</text:p>
          </table:table-cell>
          <table:table-cell table:formula="of:=IF([.C25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09157" calcext:value-type="float">
            <text:p>2309157</text:p>
          </table:table-cell>
          <table:table-cell office:value-type="float" office:value="0.585494328576055" calcext:value-type="float">
            <text:p>0.5854943286</text:p>
          </table:table-cell>
          <table:table-cell office:value-type="float" office:value="0" calcext:value-type="float">
            <text:p>0</text:p>
          </table:table-cell>
          <table:table-cell office:value-type="float" office:value="3951549" calcext:value-type="float">
            <text:p>3951549</text:p>
          </table:table-cell>
          <table:table-cell office:value-type="float" office:value="0.534748790625989" calcext:value-type="float">
            <text:p>0.5347487906</text:p>
          </table:table-cell>
          <table:table-cell office:value-type="float" office:value="711391" calcext:value-type="float">
            <text:p>711391</text:p>
          </table:table-cell>
          <table:table-cell office:value-type="float" office:value="0.548552247943739" calcext:value-type="float">
            <text:p>0.5485522479</text:p>
          </table:table-cell>
          <table:table-cell office:value-type="float" office:value="5606012" calcext:value-type="float">
            <text:p>5606012</text:p>
          </table:table-cell>
          <table:table-cell office:value-type="float" office:value="0.549735225879124" calcext:value-type="float">
            <text:p>0.5497352259</text:p>
          </table:table-cell>
          <table:table-cell table:formula="of:=LOOKUP([.A257];[Users.$A$1:.$A$869];[Users.$B$1:.$B$869])" office:value-type="float" office:value="575" calcext:value-type="float">
            <text:p>575</text:p>
          </table:table-cell>
          <table:table-cell table:formula="of:=IF([.C257]=1;1;0)" office:value-type="float" office:value="0" calcext:value-type="float">
            <text:p>0</text:p>
          </table:table-cell>
          <table:table-cell table:formula="of:=IF([.C25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01256" calcext:value-type="float">
            <text:p>4801256</text:p>
          </table:table-cell>
          <table:table-cell office:value-type="float" office:value="0.532683803351859" calcext:value-type="float">
            <text:p>0.5326838034</text:p>
          </table:table-cell>
          <table:table-cell office:value-type="float" office:value="0" calcext:value-type="float">
            <text:p>0</text:p>
          </table:table-cell>
          <table:table-cell office:value-type="float" office:value="236695" calcext:value-type="float">
            <text:p>236695</text:p>
          </table:table-cell>
          <table:table-cell office:value-type="float" office:value="0.491249683250259" calcext:value-type="float">
            <text:p>0.4912496833</text:p>
          </table:table-cell>
          <table:table-cell office:value-type="float" office:value="1721763" calcext:value-type="float">
            <text:p>1721763</text:p>
          </table:table-cell>
          <table:table-cell office:value-type="float" office:value="0.501624593956138" calcext:value-type="float">
            <text:p>0.501624594</text:p>
          </table:table-cell>
          <table:table-cell office:value-type="float" office:value="4879801" calcext:value-type="float">
            <text:p>4879801</text:p>
          </table:table-cell>
          <table:table-cell office:value-type="float" office:value="0.504687273928981" calcext:value-type="float">
            <text:p>0.5046872739</text:p>
          </table:table-cell>
          <table:table-cell table:formula="of:=LOOKUP([.A258];[Users.$A$1:.$A$869];[Users.$B$1:.$B$869])" office:value-type="float" office:value="576" calcext:value-type="float">
            <text:p>576</text:p>
          </table:table-cell>
          <table:table-cell table:formula="of:=IF([.C258]=1;1;0)" office:value-type="float" office:value="0" calcext:value-type="float">
            <text:p>0</text:p>
          </table:table-cell>
          <table:table-cell table:formula="of:=IF([.C25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801033" calcext:value-type="float">
            <text:p>16801033</text:p>
          </table:table-cell>
          <table:table-cell office:value-type="float" office:value="0.473099488666862" calcext:value-type="float">
            <text:p>0.4730994887</text:p>
          </table:table-cell>
          <table:table-cell office:value-type="float" office:value="1" calcext:value-type="float">
            <text:p>1</text:p>
          </table:table-cell>
          <table:table-cell office:value-type="float" office:value="16801033" calcext:value-type="float">
            <text:p>16801033</text:p>
          </table:table-cell>
          <table:table-cell office:value-type="float" office:value="0.473099488666862" calcext:value-type="float">
            <text:p>0.4730994887</text:p>
          </table:table-cell>
          <table:table-cell office:value-type="float" office:value="17867508" calcext:value-type="float">
            <text:p>17867508</text:p>
          </table:table-cell>
          <table:table-cell office:value-type="float" office:value="0.510776703393077" calcext:value-type="float">
            <text:p>0.5107767034</text:p>
          </table:table-cell>
          <table:table-cell office:value-type="float" office:value="16412653" calcext:value-type="float">
            <text:p>16412653</text:p>
          </table:table-cell>
          <table:table-cell office:value-type="float" office:value="0.510776703393077" calcext:value-type="float">
            <text:p>0.5107767034</text:p>
          </table:table-cell>
          <table:table-cell table:formula="of:=LOOKUP([.A259];[Users.$A$1:.$A$869];[Users.$B$1:.$B$869])" office:value-type="float" office:value="576" calcext:value-type="float">
            <text:p>576</text:p>
          </table:table-cell>
          <table:table-cell table:formula="of:=IF([.C259]=1;1;0)" office:value-type="float" office:value="1" calcext:value-type="float">
            <text:p>1</text:p>
          </table:table-cell>
          <table:table-cell table:formula="of:=IF([.C25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64265" calcext:value-type="float">
            <text:p>4464265</text:p>
          </table:table-cell>
          <table:table-cell office:value-type="float" office:value="0.629190730327121" calcext:value-type="float">
            <text:p>0.6291907303</text:p>
          </table:table-cell>
          <table:table-cell office:value-type="float" office:value="0" calcext:value-type="float">
            <text:p>0</text:p>
          </table:table-cell>
          <table:table-cell office:value-type="float" office:value="7686832" calcext:value-type="float">
            <text:p>7686832</text:p>
          </table:table-cell>
          <table:table-cell office:value-type="float" office:value="0.537164668240425" calcext:value-type="float">
            <text:p>0.5371646682</text:p>
          </table:table-cell>
          <table:table-cell office:value-type="float" office:value="5546153" calcext:value-type="float">
            <text:p>5546153</text:p>
          </table:table-cell>
          <table:table-cell office:value-type="float" office:value="0.539132822115901" calcext:value-type="float">
            <text:p>0.5391328221</text:p>
          </table:table-cell>
          <table:table-cell office:value-type="float" office:value="2315499" calcext:value-type="float">
            <text:p>2315499</text:p>
          </table:table-cell>
          <table:table-cell office:value-type="float" office:value="0.546155933839558" calcext:value-type="float">
            <text:p>0.5461559338</text:p>
          </table:table-cell>
          <table:table-cell table:formula="of:=LOOKUP([.A260];[Users.$A$1:.$A$869];[Users.$B$1:.$B$869])" office:value-type="float" office:value="577" calcext:value-type="float">
            <text:p>577</text:p>
          </table:table-cell>
          <table:table-cell table:formula="of:=IF([.C260]=1;1;0)" office:value-type="float" office:value="0" calcext:value-type="float">
            <text:p>0</text:p>
          </table:table-cell>
          <table:table-cell table:formula="of:=IF([.C26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406339" calcext:value-type="float">
            <text:p>14406339</text:p>
          </table:table-cell>
          <table:table-cell office:value-type="float" office:value="0.693147180559946" calcext:value-type="float">
            <text:p>0.6931471806</text:p>
          </table:table-cell>
          <table:table-cell office:value-type="float" office:value="0" calcext:value-type="float">
            <text:p>0</text:p>
          </table:table-cell>
          <table:table-cell office:value-type="float" office:value="16754783" calcext:value-type="float">
            <text:p>16754783</text:p>
          </table:table-cell>
          <table:table-cell office:value-type="float" office:value="0.502096788674664" calcext:value-type="float">
            <text:p>0.5020967887</text:p>
          </table:table-cell>
          <table:table-cell office:value-type="float" office:value="8822046" calcext:value-type="float">
            <text:p>8822046</text:p>
          </table:table-cell>
          <table:table-cell office:value-type="float" office:value="0.502096788674664" calcext:value-type="float">
            <text:p>0.5020967887</text:p>
          </table:table-cell>
          <table:table-cell office:value-type="float" office:value="16342646" calcext:value-type="float">
            <text:p>16342646</text:p>
          </table:table-cell>
          <table:table-cell office:value-type="float" office:value="0.502096788674664" calcext:value-type="float">
            <text:p>0.5020967887</text:p>
          </table:table-cell>
          <table:table-cell table:formula="of:=LOOKUP([.A261];[Users.$A$1:.$A$869];[Users.$B$1:.$B$869])" office:value-type="float" office:value="577" calcext:value-type="float">
            <text:p>577</text:p>
          </table:table-cell>
          <table:table-cell table:formula="of:=IF([.C261]=1;1;0)" office:value-type="float" office:value="0" calcext:value-type="float">
            <text:p>0</text:p>
          </table:table-cell>
          <table:table-cell table:formula="of:=IF([.C26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334743" calcext:value-type="float">
            <text:p>7334743</text:p>
          </table:table-cell>
          <table:table-cell office:value-type="float" office:value="0.475591774666049" calcext:value-type="float">
            <text:p>0.4755917747</text:p>
          </table:table-cell>
          <table:table-cell office:value-type="float" office:value="2" calcext:value-type="float">
            <text:p>2</text:p>
          </table:table-cell>
          <table:table-cell office:value-type="float" office:value="2803536" calcext:value-type="float">
            <text:p>2803536</text:p>
          </table:table-cell>
          <table:table-cell office:value-type="float" office:value="0.45598573217817" calcext:value-type="float">
            <text:p>0.4559857322</text:p>
          </table:table-cell>
          <table:table-cell office:value-type="float" office:value="7334743" calcext:value-type="float">
            <text:p>7334743</text:p>
          </table:table-cell>
          <table:table-cell office:value-type="float" office:value="0.475591774666049" calcext:value-type="float">
            <text:p>0.4755917747</text:p>
          </table:table-cell>
          <table:table-cell office:value-type="float" office:value="11797366" calcext:value-type="float">
            <text:p>11797366</text:p>
          </table:table-cell>
          <table:table-cell office:value-type="float" office:value="0.47724112092488" calcext:value-type="float">
            <text:p>0.4772411209</text:p>
          </table:table-cell>
          <table:table-cell table:formula="of:=LOOKUP([.A262];[Users.$A$1:.$A$869];[Users.$B$1:.$B$869])" office:value-type="float" office:value="578" calcext:value-type="float">
            <text:p>578</text:p>
          </table:table-cell>
          <table:table-cell table:formula="of:=IF([.C262]=1;1;0)" office:value-type="float" office:value="0" calcext:value-type="float">
            <text:p>0</text:p>
          </table:table-cell>
          <table:table-cell table:formula="of:=IF([.C26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932474" calcext:value-type="float">
            <text:p>7932474</text:p>
          </table:table-cell>
          <table:table-cell office:value-type="float" office:value="0.653683852131645" calcext:value-type="float">
            <text:p>0.6536838521</text:p>
          </table:table-cell>
          <table:table-cell office:value-type="float" office:value="0" calcext:value-type="float">
            <text:p>0</text:p>
          </table:table-cell>
          <table:table-cell office:value-type="float" office:value="2530951" calcext:value-type="float">
            <text:p>2530951</text:p>
          </table:table-cell>
          <table:table-cell office:value-type="float" office:value="0.538863983702585" calcext:value-type="float">
            <text:p>0.5388639837</text:p>
          </table:table-cell>
          <table:table-cell office:value-type="float" office:value="4839878" calcext:value-type="float">
            <text:p>4839878</text:p>
          </table:table-cell>
          <table:table-cell office:value-type="float" office:value="0.540035362247897" calcext:value-type="float">
            <text:p>0.5400353622</text:p>
          </table:table-cell>
          <table:table-cell office:value-type="float" office:value="4378022" calcext:value-type="float">
            <text:p>4378022</text:p>
          </table:table-cell>
          <table:table-cell office:value-type="float" office:value="0.541095623350426" calcext:value-type="float">
            <text:p>0.5410956234</text:p>
          </table:table-cell>
          <table:table-cell table:formula="of:=LOOKUP([.A263];[Users.$A$1:.$A$869];[Users.$B$1:.$B$869])" office:value-type="float" office:value="578" calcext:value-type="float">
            <text:p>578</text:p>
          </table:table-cell>
          <table:table-cell table:formula="of:=IF([.C263]=1;1;0)" office:value-type="float" office:value="0" calcext:value-type="float">
            <text:p>0</text:p>
          </table:table-cell>
          <table:table-cell table:formula="of:=IF([.C263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37983" calcext:value-type="float">
            <text:p>1137983</text:p>
          </table:table-cell>
          <table:table-cell office:value-type="float" office:value="0.518626674619489" calcext:value-type="float">
            <text:p>0.5186266746</text:p>
          </table:table-cell>
          <table:table-cell office:value-type="float" office:value="1" calcext:value-type="float">
            <text:p>1</text:p>
          </table:table-cell>
          <table:table-cell office:value-type="float" office:value="1137983" calcext:value-type="float">
            <text:p>1137983</text:p>
          </table:table-cell>
          <table:table-cell office:value-type="float" office:value="0.518626674619489" calcext:value-type="float">
            <text:p>0.5186266746</text:p>
          </table:table-cell>
          <table:table-cell office:value-type="float" office:value="4846844" calcext:value-type="float">
            <text:p>4846844</text:p>
          </table:table-cell>
          <table:table-cell office:value-type="float" office:value="0.544449091352283" calcext:value-type="float">
            <text:p>0.5444490914</text:p>
          </table:table-cell>
          <table:table-cell office:value-type="float" office:value="2209878" calcext:value-type="float">
            <text:p>2209878</text:p>
          </table:table-cell>
          <table:table-cell office:value-type="float" office:value="0.554275802707098" calcext:value-type="float">
            <text:p>0.5542758027</text:p>
          </table:table-cell>
          <table:table-cell table:formula="of:=LOOKUP([.A264];[Users.$A$1:.$A$869];[Users.$B$1:.$B$869])" office:value-type="float" office:value="578" calcext:value-type="float">
            <text:p>578</text:p>
          </table:table-cell>
          <table:table-cell table:formula="of:=IF([.C264]=1;1;0)" office:value-type="float" office:value="1" calcext:value-type="float">
            <text:p>1</text:p>
          </table:table-cell>
          <table:table-cell table:formula="of:=IF([.C26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923088" calcext:value-type="float">
            <text:p>9923088</text:p>
          </table:table-cell>
          <table:table-cell office:value-type="float" office:value="0.499948483567748" calcext:value-type="float">
            <text:p>0.4999484836</text:p>
          </table:table-cell>
          <table:table-cell office:value-type="float" office:value="1" calcext:value-type="float">
            <text:p>1</text:p>
          </table:table-cell>
          <table:table-cell office:value-type="float" office:value="9923088" calcext:value-type="float">
            <text:p>9923088</text:p>
          </table:table-cell>
          <table:table-cell office:value-type="float" office:value="0.499948483567748" calcext:value-type="float">
            <text:p>0.4999484836</text:p>
          </table:table-cell>
          <table:table-cell office:value-type="float" office:value="2612692" calcext:value-type="float">
            <text:p>2612692</text:p>
          </table:table-cell>
          <table:table-cell office:value-type="float" office:value="0.538799881029453" calcext:value-type="float">
            <text:p>0.538799881</text:p>
          </table:table-cell>
          <table:table-cell office:value-type="float" office:value="2237930" calcext:value-type="float">
            <text:p>2237930</text:p>
          </table:table-cell>
          <table:table-cell office:value-type="float" office:value="0.542904034921336" calcext:value-type="float">
            <text:p>0.5429040349</text:p>
          </table:table-cell>
          <table:table-cell table:formula="of:=LOOKUP([.A265];[Users.$A$1:.$A$869];[Users.$B$1:.$B$869])" office:value-type="float" office:value="578" calcext:value-type="float">
            <text:p>578</text:p>
          </table:table-cell>
          <table:table-cell table:formula="of:=IF([.C265]=1;1;0)" office:value-type="float" office:value="1" calcext:value-type="float">
            <text:p>1</text:p>
          </table:table-cell>
          <table:table-cell table:formula="of:=IF([.C26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02894" calcext:value-type="float">
            <text:p>2102894</text:p>
          </table:table-cell>
          <table:table-cell office:value-type="float" office:value="0.370724605489514" calcext:value-type="float">
            <text:p>0.3707246055</text:p>
          </table:table-cell>
          <table:table-cell office:value-type="float" office:value="1" calcext:value-type="float">
            <text:p>1</text:p>
          </table:table-cell>
          <table:table-cell office:value-type="float" office:value="2102894" calcext:value-type="float">
            <text:p>2102894</text:p>
          </table:table-cell>
          <table:table-cell office:value-type="float" office:value="0.370724605489514" calcext:value-type="float">
            <text:p>0.3707246055</text:p>
          </table:table-cell>
          <table:table-cell office:value-type="float" office:value="2512980" calcext:value-type="float">
            <text:p>2512980</text:p>
          </table:table-cell>
          <table:table-cell office:value-type="float" office:value="0.501900307366224" calcext:value-type="float">
            <text:p>0.5019003074</text:p>
          </table:table-cell>
          <table:table-cell office:value-type="float" office:value="1214401" calcext:value-type="float">
            <text:p>1214401</text:p>
          </table:table-cell>
          <table:table-cell office:value-type="float" office:value="0.516355722330972" calcext:value-type="float">
            <text:p>0.5163557223</text:p>
          </table:table-cell>
          <table:table-cell table:formula="of:=LOOKUP([.A266];[Users.$A$1:.$A$869];[Users.$B$1:.$B$869])" office:value-type="float" office:value="578" calcext:value-type="float">
            <text:p>578</text:p>
          </table:table-cell>
          <table:table-cell table:formula="of:=IF([.C266]=1;1;0)" office:value-type="float" office:value="1" calcext:value-type="float">
            <text:p>1</text:p>
          </table:table-cell>
          <table:table-cell table:formula="of:=IF([.C26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013930" calcext:value-type="float">
            <text:p>3013930</text:p>
          </table:table-cell>
          <table:table-cell office:value-type="float" office:value="0.488154834663592" calcext:value-type="float">
            <text:p>0.4881548347</text:p>
          </table:table-cell>
          <table:table-cell office:value-type="float" office:value="1" calcext:value-type="float">
            <text:p>1</text:p>
          </table:table-cell>
          <table:table-cell office:value-type="float" office:value="3013930" calcext:value-type="float">
            <text:p>3013930</text:p>
          </table:table-cell>
          <table:table-cell office:value-type="float" office:value="0.488154834663592" calcext:value-type="float">
            <text:p>0.4881548347</text:p>
          </table:table-cell>
          <table:table-cell office:value-type="float" office:value="5596253" calcext:value-type="float">
            <text:p>5596253</text:p>
          </table:table-cell>
          <table:table-cell office:value-type="float" office:value="0.517483163973838" calcext:value-type="float">
            <text:p>0.517483164</text:p>
          </table:table-cell>
          <table:table-cell office:value-type="float" office:value="11366123" calcext:value-type="float">
            <text:p>11366123</text:p>
          </table:table-cell>
          <table:table-cell office:value-type="float" office:value="0.522825994437664" calcext:value-type="float">
            <text:p>0.5228259944</text:p>
          </table:table-cell>
          <table:table-cell table:formula="of:=LOOKUP([.A267];[Users.$A$1:.$A$869];[Users.$B$1:.$B$869])" office:value-type="float" office:value="579" calcext:value-type="float">
            <text:p>579</text:p>
          </table:table-cell>
          <table:table-cell table:formula="of:=IF([.C267]=1;1;0)" office:value-type="float" office:value="1" calcext:value-type="float">
            <text:p>1</text:p>
          </table:table-cell>
          <table:table-cell table:formula="of:=IF([.C26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19409" calcext:value-type="float">
            <text:p>2619409</text:p>
          </table:table-cell>
          <table:table-cell office:value-type="float" office:value="0.475120451730118" calcext:value-type="float">
            <text:p>0.4751204517</text:p>
          </table:table-cell>
          <table:table-cell office:value-type="float" office:value="1" calcext:value-type="float">
            <text:p>1</text:p>
          </table:table-cell>
          <table:table-cell office:value-type="float" office:value="2619409" calcext:value-type="float">
            <text:p>2619409</text:p>
          </table:table-cell>
          <table:table-cell office:value-type="float" office:value="0.475120451730118" calcext:value-type="float">
            <text:p>0.4751204517</text:p>
          </table:table-cell>
          <table:table-cell office:value-type="float" office:value="974621" calcext:value-type="float">
            <text:p>974621</text:p>
          </table:table-cell>
          <table:table-cell office:value-type="float" office:value="0.501250188178309" calcext:value-type="float">
            <text:p>0.5012501882</text:p>
          </table:table-cell>
          <table:table-cell office:value-type="float" office:value="731796" calcext:value-type="float">
            <text:p>731796</text:p>
          </table:table-cell>
          <table:table-cell office:value-type="float" office:value="0.50213687212966" calcext:value-type="float">
            <text:p>0.5021368721</text:p>
          </table:table-cell>
          <table:table-cell table:formula="of:=LOOKUP([.A268];[Users.$A$1:.$A$869];[Users.$B$1:.$B$869])" office:value-type="float" office:value="579" calcext:value-type="float">
            <text:p>579</text:p>
          </table:table-cell>
          <table:table-cell table:formula="of:=IF([.C268]=1;1;0)" office:value-type="float" office:value="1" calcext:value-type="float">
            <text:p>1</text:p>
          </table:table-cell>
          <table:table-cell table:formula="of:=IF([.C26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141368" calcext:value-type="float">
            <text:p>4141368</text:p>
          </table:table-cell>
          <table:table-cell office:value-type="float" office:value="0.527276331351679" calcext:value-type="float">
            <text:p>0.5272763314</text:p>
          </table:table-cell>
          <table:table-cell office:value-type="float" office:value="1" calcext:value-type="float">
            <text:p>1</text:p>
          </table:table-cell>
          <table:table-cell office:value-type="float" office:value="1931315" calcext:value-type="float">
            <text:p>1931315</text:p>
          </table:table-cell>
          <table:table-cell office:value-type="float" office:value="0.494399168469261" calcext:value-type="float">
            <text:p>0.4943991685</text:p>
          </table:table-cell>
          <table:table-cell office:value-type="float" office:value="4419251" calcext:value-type="float">
            <text:p>4419251</text:p>
          </table:table-cell>
          <table:table-cell office:value-type="float" office:value="0.513913605906562" calcext:value-type="float">
            <text:p>0.5139136059</text:p>
          </table:table-cell>
          <table:table-cell office:value-type="float" office:value="3006162" calcext:value-type="float">
            <text:p>3006162</text:p>
          </table:table-cell>
          <table:table-cell office:value-type="float" office:value="0.514788641759535" calcext:value-type="float">
            <text:p>0.5147886418</text:p>
          </table:table-cell>
          <table:table-cell table:formula="of:=LOOKUP([.A269];[Users.$A$1:.$A$869];[Users.$B$1:.$B$869])" office:value-type="float" office:value="580" calcext:value-type="float">
            <text:p>580</text:p>
          </table:table-cell>
          <table:table-cell table:formula="of:=IF([.C269]=1;1;0)" office:value-type="float" office:value="1" calcext:value-type="float">
            <text:p>1</text:p>
          </table:table-cell>
          <table:table-cell table:formula="of:=IF([.C26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68455" calcext:value-type="float">
            <text:p>5368455</text:p>
          </table:table-cell>
          <table:table-cell office:value-type="float" office:value="0.564873773567728" calcext:value-type="float">
            <text:p>0.5648737736</text:p>
          </table:table-cell>
          <table:table-cell office:value-type="float" office:value="0" calcext:value-type="float">
            <text:p>0</text:p>
          </table:table-cell>
          <table:table-cell office:value-type="float" office:value="4437688" calcext:value-type="float">
            <text:p>4437688</text:p>
          </table:table-cell>
          <table:table-cell office:value-type="float" office:value="0.493932042542562" calcext:value-type="float">
            <text:p>0.4939320425</text:p>
          </table:table-cell>
          <table:table-cell office:value-type="float" office:value="2209878" calcext:value-type="float">
            <text:p>2209878</text:p>
          </table:table-cell>
          <table:table-cell office:value-type="float" office:value="0.513090933186898" calcext:value-type="float">
            <text:p>0.5130909332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515559022693422" calcext:value-type="float">
            <text:p>0.5155590227</text:p>
          </table:table-cell>
          <table:table-cell table:formula="of:=LOOKUP([.A270];[Users.$A$1:.$A$869];[Users.$B$1:.$B$869])" office:value-type="float" office:value="580" calcext:value-type="float">
            <text:p>580</text:p>
          </table:table-cell>
          <table:table-cell table:formula="of:=IF([.C270]=1;1;0)" office:value-type="float" office:value="0" calcext:value-type="float">
            <text:p>0</text:p>
          </table:table-cell>
          <table:table-cell table:formula="of:=IF([.C27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65529" calcext:value-type="float">
            <text:p>3865529</text:p>
          </table:table-cell>
          <table:table-cell office:value-type="float" office:value="0.610862075208976" calcext:value-type="float">
            <text:p>0.6108620752</text:p>
          </table:table-cell>
          <table:table-cell office:value-type="float" office:value="0" calcext:value-type="float">
            <text:p>0</text:p>
          </table:table-cell>
          <table:table-cell office:value-type="float" office:value="1705732" calcext:value-type="float">
            <text:p>1705732</text:p>
          </table:table-cell>
          <table:table-cell office:value-type="float" office:value="0.442361089433727" calcext:value-type="float">
            <text:p>0.4423610894</text:p>
          </table:table-cell>
          <table:table-cell office:value-type="float" office:value="17187231" calcext:value-type="float">
            <text:p>17187231</text:p>
          </table:table-cell>
          <table:table-cell office:value-type="float" office:value="0.464589559119644" calcext:value-type="float">
            <text:p>0.4645895591</text:p>
          </table:table-cell>
          <table:table-cell office:value-type="float" office:value="18835961" calcext:value-type="float">
            <text:p>18835961</text:p>
          </table:table-cell>
          <table:table-cell office:value-type="float" office:value="0.476660937648395" calcext:value-type="float">
            <text:p>0.4766609376</text:p>
          </table:table-cell>
          <table:table-cell table:formula="of:=LOOKUP([.A271];[Users.$A$1:.$A$869];[Users.$B$1:.$B$869])" office:value-type="float" office:value="580" calcext:value-type="float">
            <text:p>580</text:p>
          </table:table-cell>
          <table:table-cell table:formula="of:=IF([.C271]=1;1;0)" office:value-type="float" office:value="0" calcext:value-type="float">
            <text:p>0</text:p>
          </table:table-cell>
          <table:table-cell table:formula="of:=IF([.C27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94923" calcext:value-type="float">
            <text:p>1294923</text:p>
          </table:table-cell>
          <table:table-cell office:value-type="float" office:value="0.514242915879956" calcext:value-type="float">
            <text:p>0.5142429159</text:p>
          </table:table-cell>
          <table:table-cell office:value-type="float" office:value="2" calcext:value-type="float">
            <text:p>2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510298577588401" calcext:value-type="float">
            <text:p>0.5102985776</text:p>
          </table:table-cell>
          <table:table-cell office:value-type="float" office:value="1294923" calcext:value-type="float">
            <text:p>1294923</text:p>
          </table:table-cell>
          <table:table-cell office:value-type="float" office:value="0.514242915879956" calcext:value-type="float">
            <text:p>0.5142429159</text:p>
          </table:table-cell>
          <table:table-cell office:value-type="float" office:value="3540871" calcext:value-type="float">
            <text:p>3540871</text:p>
          </table:table-cell>
          <table:table-cell office:value-type="float" office:value="0.517049676330015" calcext:value-type="float">
            <text:p>0.5170496763</text:p>
          </table:table-cell>
          <table:table-cell table:formula="of:=LOOKUP([.A272];[Users.$A$1:.$A$869];[Users.$B$1:.$B$869])" office:value-type="float" office:value="581" calcext:value-type="float">
            <text:p>581</text:p>
          </table:table-cell>
          <table:table-cell table:formula="of:=IF([.C272]=1;1;0)" office:value-type="float" office:value="0" calcext:value-type="float">
            <text:p>0</text:p>
          </table:table-cell>
          <table:table-cell table:formula="of:=IF([.C27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970123" calcext:value-type="float">
            <text:p>3970123</text:p>
          </table:table-cell>
          <table:table-cell office:value-type="float" office:value="0.414235556604851" calcext:value-type="float">
            <text:p>0.4142355566</text:p>
          </table:table-cell>
          <table:table-cell office:value-type="float" office:value="1" calcext:value-type="float">
            <text:p>1</text:p>
          </table:table-cell>
          <table:table-cell office:value-type="float" office:value="3970123" calcext:value-type="float">
            <text:p>3970123</text:p>
          </table:table-cell>
          <table:table-cell office:value-type="float" office:value="0.414235556604851" calcext:value-type="float">
            <text:p>0.4142355566</text:p>
          </table:table-cell>
          <table:table-cell office:value-type="float" office:value="1337671" calcext:value-type="float">
            <text:p>1337671</text:p>
          </table:table-cell>
          <table:table-cell office:value-type="float" office:value="0.497497697370233" calcext:value-type="float">
            <text:p>0.4974976974</text:p>
          </table:table-cell>
          <table:table-cell office:value-type="float" office:value="711391" calcext:value-type="float">
            <text:p>711391</text:p>
          </table:table-cell>
          <table:table-cell office:value-type="float" office:value="0.504324434287159" calcext:value-type="float">
            <text:p>0.5043244343</text:p>
          </table:table-cell>
          <table:table-cell table:formula="of:=LOOKUP([.A273];[Users.$A$1:.$A$869];[Users.$B$1:.$B$869])" office:value-type="float" office:value="581" calcext:value-type="float">
            <text:p>581</text:p>
          </table:table-cell>
          <table:table-cell table:formula="of:=IF([.C273]=1;1;0)" office:value-type="float" office:value="1" calcext:value-type="float">
            <text:p>1</text:p>
          </table:table-cell>
          <table:table-cell table:formula="of:=IF([.C27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78782" calcext:value-type="float">
            <text:p>3778782</text:p>
          </table:table-cell>
          <table:table-cell office:value-type="float" office:value="0.287804458532654" calcext:value-type="float">
            <text:p>0.2878044585</text:p>
          </table:table-cell>
          <table:table-cell office:value-type="float" office:value="1" calcext:value-type="float">
            <text:p>1</text:p>
          </table:table-cell>
          <table:table-cell office:value-type="float" office:value="3778782" calcext:value-type="float">
            <text:p>3778782</text:p>
          </table:table-cell>
          <table:table-cell office:value-type="float" office:value="0.287804458532654" calcext:value-type="float">
            <text:p>0.2878044585</text:p>
          </table:table-cell>
          <table:table-cell office:value-type="float" office:value="4515387" calcext:value-type="float">
            <text:p>4515387</text:p>
          </table:table-cell>
          <table:table-cell office:value-type="float" office:value="0.29190028611678" calcext:value-type="float">
            <text:p>0.2919002861</text:p>
          </table:table-cell>
          <table:table-cell office:value-type="float" office:value="6359974" calcext:value-type="float">
            <text:p>6359974</text:p>
          </table:table-cell>
          <table:table-cell office:value-type="float" office:value="0.338825240396631" calcext:value-type="float">
            <text:p>0.3388252404</text:p>
          </table:table-cell>
          <table:table-cell table:formula="of:=LOOKUP([.A274];[Users.$A$1:.$A$869];[Users.$B$1:.$B$869])" office:value-type="float" office:value="581" calcext:value-type="float">
            <text:p>581</text:p>
          </table:table-cell>
          <table:table-cell table:formula="of:=IF([.C274]=1;1;0)" office:value-type="float" office:value="1" calcext:value-type="float">
            <text:p>1</text:p>
          </table:table-cell>
          <table:table-cell table:formula="of:=IF([.C27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835357" calcext:value-type="float">
            <text:p>10835357</text:p>
          </table:table-cell>
          <table:table-cell office:value-type="float" office:value="0.61151179210692" calcext:value-type="float">
            <text:p>0.6115117921</text:p>
          </table:table-cell>
          <table:table-cell office:value-type="float" office:value="0" calcext:value-type="float">
            <text:p>0</text:p>
          </table:table-cell>
          <table:table-cell office:value-type="float" office:value="245888" calcext:value-type="float">
            <text:p>245888</text:p>
          </table:table-cell>
          <table:table-cell office:value-type="float" office:value="0.514418826440779" calcext:value-type="float">
            <text:p>0.5144188264</text:p>
          </table:table-cell>
          <table:table-cell office:value-type="float" office:value="14580255" calcext:value-type="float">
            <text:p>14580255</text:p>
          </table:table-cell>
          <table:table-cell office:value-type="float" office:value="0.52771444864592" calcext:value-type="float">
            <text:p>0.5277144486</text:p>
          </table:table-cell>
          <table:table-cell office:value-type="float" office:value="8151265" calcext:value-type="float">
            <text:p>8151265</text:p>
          </table:table-cell>
          <table:table-cell office:value-type="float" office:value="0.533285609515091" calcext:value-type="float">
            <text:p>0.5332856095</text:p>
          </table:table-cell>
          <table:table-cell table:formula="of:=LOOKUP([.A275];[Users.$A$1:.$A$869];[Users.$B$1:.$B$869])" office:value-type="float" office:value="581" calcext:value-type="float">
            <text:p>581</text:p>
          </table:table-cell>
          <table:table-cell table:formula="of:=IF([.C275]=1;1;0)" office:value-type="float" office:value="0" calcext:value-type="float">
            <text:p>0</text:p>
          </table:table-cell>
          <table:table-cell table:formula="of:=IF([.C275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0392" calcext:value-type="float">
            <text:p>600392</text:p>
          </table:table-cell>
          <table:table-cell office:value-type="float" office:value="0.511086602578369" calcext:value-type="float">
            <text:p>0.5110866026</text:p>
          </table:table-cell>
          <table:table-cell office:value-type="float" office:value="1" calcext:value-type="float">
            <text:p>1</text:p>
          </table:table-cell>
          <table:table-cell office:value-type="float" office:value="600392" calcext:value-type="float">
            <text:p>600392</text:p>
          </table:table-cell>
          <table:table-cell office:value-type="float" office:value="0.511086602578369" calcext:value-type="float">
            <text:p>0.5110866026</text:p>
          </table:table-cell>
          <table:table-cell office:value-type="float" office:value="17449289" calcext:value-type="float">
            <text:p>17449289</text:p>
          </table:table-cell>
          <table:table-cell office:value-type="float" office:value="0.531097442832125" calcext:value-type="float">
            <text:p>0.5310974428</text:p>
          </table:table-cell>
          <table:table-cell office:value-type="float" office:value="11859245" calcext:value-type="float">
            <text:p>11859245</text:p>
          </table:table-cell>
          <table:table-cell office:value-type="float" office:value="0.601972813670193" calcext:value-type="float">
            <text:p>0.6019728137</text:p>
          </table:table-cell>
          <table:table-cell table:formula="of:=LOOKUP([.A276];[Users.$A$1:.$A$869];[Users.$B$1:.$B$869])" office:value-type="float" office:value="581" calcext:value-type="float">
            <text:p>581</text:p>
          </table:table-cell>
          <table:table-cell table:formula="of:=IF([.C276]=1;1;0)" office:value-type="float" office:value="1" calcext:value-type="float">
            <text:p>1</text:p>
          </table:table-cell>
          <table:table-cell table:formula="of:=IF([.C27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38151" calcext:value-type="float">
            <text:p>938151</text:p>
          </table:table-cell>
          <table:table-cell office:value-type="float" office:value="0.536104785804421" calcext:value-type="float">
            <text:p>0.5361047858</text:p>
          </table:table-cell>
          <table:table-cell office:value-type="float" office:value="0" calcext:value-type="float">
            <text:p>0</text:p>
          </table:table-cell>
          <table:table-cell office:value-type="float" office:value="18792835" calcext:value-type="float">
            <text:p>18792835</text:p>
          </table:table-cell>
          <table:table-cell office:value-type="float" office:value="0.517564682565217" calcext:value-type="float">
            <text:p>0.5175646826</text:p>
          </table:table-cell>
          <table:table-cell office:value-type="float" office:value="15268335" calcext:value-type="float">
            <text:p>15268335</text:p>
          </table:table-cell>
          <table:table-cell office:value-type="float" office:value="0.521033950704149" calcext:value-type="float">
            <text:p>0.5210339507</text:p>
          </table:table-cell>
          <table:table-cell office:value-type="float" office:value="7881501" calcext:value-type="float">
            <text:p>7881501</text:p>
          </table:table-cell>
          <table:table-cell office:value-type="float" office:value="0.52299352073597" calcext:value-type="float">
            <text:p>0.5229935207</text:p>
          </table:table-cell>
          <table:table-cell table:formula="of:=LOOKUP([.A277];[Users.$A$1:.$A$869];[Users.$B$1:.$B$869])" office:value-type="float" office:value="581" calcext:value-type="float">
            <text:p>581</text:p>
          </table:table-cell>
          <table:table-cell table:formula="of:=IF([.C277]=1;1;0)" office:value-type="float" office:value="0" calcext:value-type="float">
            <text:p>0</text:p>
          </table:table-cell>
          <table:table-cell table:formula="of:=IF([.C27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80014" calcext:value-type="float">
            <text:p>980014</text:p>
          </table:table-cell>
          <table:table-cell office:value-type="float" office:value="0.577859150740148" calcext:value-type="float">
            <text:p>0.5778591507</text:p>
          </table:table-cell>
          <table:table-cell office:value-type="float" office:value="3" calcext:value-type="float">
            <text:p>3</text:p>
          </table:table-cell>
          <table:table-cell office:value-type="float" office:value="6499081" calcext:value-type="float">
            <text:p>6499081</text:p>
          </table:table-cell>
          <table:table-cell office:value-type="float" office:value="0.575551301284744" calcext:value-type="float">
            <text:p>0.5755513013</text:p>
          </table:table-cell>
          <table:table-cell office:value-type="float" office:value="170610" calcext:value-type="float">
            <text:p>170610</text:p>
          </table:table-cell>
          <table:table-cell office:value-type="float" office:value="0.576259565090535" calcext:value-type="float">
            <text:p>0.5762595651</text:p>
          </table:table-cell>
          <table:table-cell office:value-type="float" office:value="980014" calcext:value-type="float">
            <text:p>980014</text:p>
          </table:table-cell>
          <table:table-cell office:value-type="float" office:value="0.577859150740148" calcext:value-type="float">
            <text:p>0.5778591507</text:p>
          </table:table-cell>
          <table:table-cell table:formula="of:=LOOKUP([.A278];[Users.$A$1:.$A$869];[Users.$B$1:.$B$869])" office:value-type="float" office:value="581" calcext:value-type="float">
            <text:p>581</text:p>
          </table:table-cell>
          <table:table-cell table:formula="of:=IF([.C278]=1;1;0)" office:value-type="float" office:value="0" calcext:value-type="float">
            <text:p>0</text:p>
          </table:table-cell>
          <table:table-cell table:formula="of:=IF([.C27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264701" calcext:value-type="float">
            <text:p>5264701</text:p>
          </table:table-cell>
          <table:table-cell office:value-type="float" office:value="0.495613469830452" calcext:value-type="float">
            <text:p>0.4956134698</text:p>
          </table:table-cell>
          <table:table-cell office:value-type="float" office:value="1" calcext:value-type="float">
            <text:p>1</text:p>
          </table:table-cell>
          <table:table-cell office:value-type="float" office:value="5264701" calcext:value-type="float">
            <text:p>5264701</text:p>
          </table:table-cell>
          <table:table-cell office:value-type="float" office:value="0.495613469830452" calcext:value-type="float">
            <text:p>0.4956134698</text:p>
          </table:table-cell>
          <table:table-cell office:value-type="float" office:value="14803472" calcext:value-type="float">
            <text:p>14803472</text:p>
          </table:table-cell>
          <table:table-cell office:value-type="float" office:value="0.532235961622339" calcext:value-type="float">
            <text:p>0.5322359616</text:p>
          </table:table-cell>
          <table:table-cell office:value-type="float" office:value="2383801" calcext:value-type="float">
            <text:p>2383801</text:p>
          </table:table-cell>
          <table:table-cell office:value-type="float" office:value="0.540470397135139" calcext:value-type="float">
            <text:p>0.5404703971</text:p>
          </table:table-cell>
          <table:table-cell table:formula="of:=LOOKUP([.A279];[Users.$A$1:.$A$869];[Users.$B$1:.$B$869])" office:value-type="float" office:value="582" calcext:value-type="float">
            <text:p>582</text:p>
          </table:table-cell>
          <table:table-cell table:formula="of:=IF([.C279]=1;1;0)" office:value-type="float" office:value="1" calcext:value-type="float">
            <text:p>1</text:p>
          </table:table-cell>
          <table:table-cell table:formula="of:=IF([.C27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299203" calcext:value-type="float">
            <text:p>5299203</text:p>
          </table:table-cell>
          <table:table-cell office:value-type="float" office:value="0.51778539395297" calcext:value-type="float">
            <text:p>0.517785394</text:p>
          </table:table-cell>
          <table:table-cell office:value-type="float" office:value="1" calcext:value-type="float">
            <text:p>1</text:p>
          </table:table-cell>
          <table:table-cell office:value-type="float" office:value="5299203" calcext:value-type="float">
            <text:p>5299203</text:p>
          </table:table-cell>
          <table:table-cell office:value-type="float" office:value="0.51778539395297" calcext:value-type="float">
            <text:p>0.517785394</text:p>
          </table:table-cell>
          <table:table-cell office:value-type="float" office:value="13398376" calcext:value-type="float">
            <text:p>13398376</text:p>
          </table:table-cell>
          <table:table-cell office:value-type="float" office:value="0.546885831897601" calcext:value-type="float">
            <text:p>0.5468858319</text:p>
          </table:table-cell>
          <table:table-cell office:value-type="float" office:value="11132354" calcext:value-type="float">
            <text:p>11132354</text:p>
          </table:table-cell>
          <table:table-cell office:value-type="float" office:value="0.547776597716869" calcext:value-type="float">
            <text:p>0.5477765977</text:p>
          </table:table-cell>
          <table:table-cell table:formula="of:=LOOKUP([.A280];[Users.$A$1:.$A$869];[Users.$B$1:.$B$869])" office:value-type="float" office:value="582" calcext:value-type="float">
            <text:p>582</text:p>
          </table:table-cell>
          <table:table-cell table:formula="of:=IF([.C280]=1;1;0)" office:value-type="float" office:value="1" calcext:value-type="float">
            <text:p>1</text:p>
          </table:table-cell>
          <table:table-cell table:formula="of:=IF([.C28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09238" calcext:value-type="float">
            <text:p>1109238</text:p>
          </table:table-cell>
          <table:table-cell office:value-type="float" office:value="0.410998211295694" calcext:value-type="float">
            <text:p>0.4109982113</text:p>
          </table:table-cell>
          <table:table-cell office:value-type="float" office:value="1" calcext:value-type="float">
            <text:p>1</text:p>
          </table:table-cell>
          <table:table-cell office:value-type="float" office:value="1109238" calcext:value-type="float">
            <text:p>1109238</text:p>
          </table:table-cell>
          <table:table-cell office:value-type="float" office:value="0.410998211295694" calcext:value-type="float">
            <text:p>0.4109982113</text:p>
          </table:table-cell>
          <table:table-cell office:value-type="float" office:value="4839878" calcext:value-type="float">
            <text:p>4839878</text:p>
          </table:table-cell>
          <table:table-cell office:value-type="float" office:value="0.518732624673351" calcext:value-type="float">
            <text:p>0.5187326247</text:p>
          </table:table-cell>
          <table:table-cell office:value-type="float" office:value="7162377" calcext:value-type="float">
            <text:p>7162377</text:p>
          </table:table-cell>
          <table:table-cell office:value-type="float" office:value="0.527057296997308" calcext:value-type="float">
            <text:p>0.527057297</text:p>
          </table:table-cell>
          <table:table-cell table:formula="of:=LOOKUP([.A281];[Users.$A$1:.$A$869];[Users.$B$1:.$B$869])" office:value-type="float" office:value="583" calcext:value-type="float">
            <text:p>583</text:p>
          </table:table-cell>
          <table:table-cell table:formula="of:=IF([.C281]=1;1;0)" office:value-type="float" office:value="1" calcext:value-type="float">
            <text:p>1</text:p>
          </table:table-cell>
          <table:table-cell table:formula="of:=IF([.C28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08244" calcext:value-type="float">
            <text:p>2308244</text:p>
          </table:table-cell>
          <table:table-cell office:value-type="float" office:value="0.591953464372903" calcext:value-type="float">
            <text:p>0.5919534644</text:p>
          </table:table-cell>
          <table:table-cell office:value-type="float" office:value="0" calcext:value-type="float">
            <text:p>0</text:p>
          </table:table-cell>
          <table:table-cell office:value-type="float" office:value="1395974" calcext:value-type="float">
            <text:p>1395974</text:p>
          </table:table-cell>
          <table:table-cell office:value-type="float" office:value="0.567293097092755" calcext:value-type="float">
            <text:p>0.5672930971</text:p>
          </table:table-cell>
          <table:table-cell office:value-type="float" office:value="2189929" calcext:value-type="float">
            <text:p>2189929</text:p>
          </table:table-cell>
          <table:table-cell office:value-type="float" office:value="0.584321120092656" calcext:value-type="float">
            <text:p>0.5843211201</text:p>
          </table:table-cell>
          <table:table-cell office:value-type="float" office:value="4326088" calcext:value-type="float">
            <text:p>4326088</text:p>
          </table:table-cell>
          <table:table-cell office:value-type="float" office:value="0.588499603515722" calcext:value-type="float">
            <text:p>0.5884996035</text:p>
          </table:table-cell>
          <table:table-cell table:formula="of:=LOOKUP([.A282];[Users.$A$1:.$A$869];[Users.$B$1:.$B$869])" office:value-type="float" office:value="583" calcext:value-type="float">
            <text:p>583</text:p>
          </table:table-cell>
          <table:table-cell table:formula="of:=IF([.C282]=1;1;0)" office:value-type="float" office:value="0" calcext:value-type="float">
            <text:p>0</text:p>
          </table:table-cell>
          <table:table-cell table:formula="of:=IF([.C28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16445" calcext:value-type="float">
            <text:p>4316445</text:p>
          </table:table-cell>
          <table:table-cell office:value-type="float" office:value="0.593561641556297" calcext:value-type="float">
            <text:p>0.5935616416</text:p>
          </table:table-cell>
          <table:table-cell office:value-type="float" office:value="0" calcext:value-type="float">
            <text:p>0</text:p>
          </table:table-cell>
          <table:table-cell office:value-type="float" office:value="18544586" calcext:value-type="float">
            <text:p>18544586</text:p>
          </table:table-cell>
          <table:table-cell office:value-type="float" office:value="0.536581880590873" calcext:value-type="float">
            <text:p>0.5365818806</text:p>
          </table:table-cell>
          <table:table-cell office:value-type="float" office:value="8831057" calcext:value-type="float">
            <text:p>8831057</text:p>
          </table:table-cell>
          <table:table-cell office:value-type="float" office:value="0.536679285928009" calcext:value-type="float">
            <text:p>0.5366792859</text:p>
          </table:table-cell>
          <table:table-cell office:value-type="float" office:value="11011106" calcext:value-type="float">
            <text:p>11011106</text:p>
          </table:table-cell>
          <table:table-cell office:value-type="float" office:value="0.538041501136778" calcext:value-type="float">
            <text:p>0.5380415011</text:p>
          </table:table-cell>
          <table:table-cell table:formula="of:=LOOKUP([.A283];[Users.$A$1:.$A$869];[Users.$B$1:.$B$869])" office:value-type="float" office:value="584" calcext:value-type="float">
            <text:p>584</text:p>
          </table:table-cell>
          <table:table-cell table:formula="of:=IF([.C283]=1;1;0)" office:value-type="float" office:value="0" calcext:value-type="float">
            <text:p>0</text:p>
          </table:table-cell>
          <table:table-cell table:formula="of:=IF([.C283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55298" calcext:value-type="float">
            <text:p>1955298</text:p>
          </table:table-cell>
          <table:table-cell office:value-type="float" office:value="0.576672329957647" calcext:value-type="float">
            <text:p>0.57667233</text:p>
          </table:table-cell>
          <table:table-cell office:value-type="float" office:value="0" calcext:value-type="float">
            <text:p>0</text:p>
          </table:table-cell>
          <table:table-cell office:value-type="float" office:value="12499851" calcext:value-type="float">
            <text:p>12499851</text:p>
          </table:table-cell>
          <table:table-cell office:value-type="float" office:value="0.463788260619043" calcext:value-type="float">
            <text:p>0.4637882606</text:p>
          </table:table-cell>
          <table:table-cell office:value-type="float" office:value="5087189" calcext:value-type="float">
            <text:p>5087189</text:p>
          </table:table-cell>
          <table:table-cell office:value-type="float" office:value="0.484706949627653" calcext:value-type="float">
            <text:p>0.4847069496</text:p>
          </table:table-cell>
          <table:table-cell office:value-type="float" office:value="1876949" calcext:value-type="float">
            <text:p>1876949</text:p>
          </table:table-cell>
          <table:table-cell office:value-type="float" office:value="0.502667646066396" calcext:value-type="float">
            <text:p>0.5026676461</text:p>
          </table:table-cell>
          <table:table-cell table:formula="of:=LOOKUP([.A284];[Users.$A$1:.$A$869];[Users.$B$1:.$B$869])" office:value-type="float" office:value="584" calcext:value-type="float">
            <text:p>584</text:p>
          </table:table-cell>
          <table:table-cell table:formula="of:=IF([.C284]=1;1;0)" office:value-type="float" office:value="0" calcext:value-type="float">
            <text:p>0</text:p>
          </table:table-cell>
          <table:table-cell table:formula="of:=IF([.C28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921104" calcext:value-type="float">
            <text:p>10921104</text:p>
          </table:table-cell>
          <table:table-cell office:value-type="float" office:value="0.653628320802384" calcext:value-type="float">
            <text:p>0.6536283208</text:p>
          </table:table-cell>
          <table:table-cell office:value-type="float" office:value="0" calcext:value-type="float">
            <text:p>0</text:p>
          </table:table-cell>
          <table:table-cell office:value-type="float" office:value="1390460" calcext:value-type="float">
            <text:p>1390460</text:p>
          </table:table-cell>
          <table:table-cell office:value-type="float" office:value="0.510792761305941" calcext:value-type="float">
            <text:p>0.5107927613</text:p>
          </table:table-cell>
          <table:table-cell office:value-type="float" office:value="9454931" calcext:value-type="float">
            <text:p>9454931</text:p>
          </table:table-cell>
          <table:table-cell office:value-type="float" office:value="0.519848743214292" calcext:value-type="float">
            <text:p>0.5198487432</text:p>
          </table:table-cell>
          <table:table-cell office:value-type="float" office:value="17574521" calcext:value-type="float">
            <text:p>17574521</text:p>
          </table:table-cell>
          <table:table-cell office:value-type="float" office:value="0.520960122212512" calcext:value-type="float">
            <text:p>0.5209601222</text:p>
          </table:table-cell>
          <table:table-cell table:formula="of:=LOOKUP([.A285];[Users.$A$1:.$A$869];[Users.$B$1:.$B$869])" office:value-type="float" office:value="585" calcext:value-type="float">
            <text:p>585</text:p>
          </table:table-cell>
          <table:table-cell table:formula="of:=IF([.C285]=1;1;0)" office:value-type="float" office:value="0" calcext:value-type="float">
            <text:p>0</text:p>
          </table:table-cell>
          <table:table-cell table:formula="of:=IF([.C285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46418" calcext:value-type="float">
            <text:p>1346418</text:p>
          </table:table-cell>
          <table:table-cell office:value-type="float" office:value="0.496955360179865" calcext:value-type="float">
            <text:p>0.4969553602</text:p>
          </table:table-cell>
          <table:table-cell office:value-type="float" office:value="0" calcext:value-type="float">
            <text:p>0</text:p>
          </table:table-cell>
          <table:table-cell office:value-type="float" office:value="16834681" calcext:value-type="float">
            <text:p>16834681</text:p>
          </table:table-cell>
          <table:table-cell office:value-type="float" office:value="0.427205625205002" calcext:value-type="float">
            <text:p>0.4272056252</text:p>
          </table:table-cell>
          <table:table-cell office:value-type="float" office:value="10998486" calcext:value-type="float">
            <text:p>10998486</text:p>
          </table:table-cell>
          <table:table-cell office:value-type="float" office:value="0.427205625205002" calcext:value-type="float">
            <text:p>0.4272056252</text:p>
          </table:table-cell>
          <table:table-cell office:value-type="float" office:value="18769299" calcext:value-type="float">
            <text:p>18769299</text:p>
          </table:table-cell>
          <table:table-cell office:value-type="float" office:value="0.427205625205002" calcext:value-type="float">
            <text:p>0.4272056252</text:p>
          </table:table-cell>
          <table:table-cell table:formula="of:=LOOKUP([.A286];[Users.$A$1:.$A$869];[Users.$B$1:.$B$869])" office:value-type="float" office:value="586" calcext:value-type="float">
            <text:p>586</text:p>
          </table:table-cell>
          <table:table-cell table:formula="of:=IF([.C286]=1;1;0)" office:value-type="float" office:value="0" calcext:value-type="float">
            <text:p>0</text:p>
          </table:table-cell>
          <table:table-cell table:formula="of:=IF([.C286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253594" calcext:value-type="float">
            <text:p>2253594</text:p>
          </table:table-cell>
          <table:table-cell office:value-type="float" office:value="0.51345614122547" calcext:value-type="float">
            <text:p>0.5134561412</text:p>
          </table:table-cell>
          <table:table-cell office:value-type="float" office:value="0" calcext:value-type="float">
            <text:p>0</text:p>
          </table:table-cell>
          <table:table-cell office:value-type="float" office:value="1687531" calcext:value-type="float">
            <text:p>1687531</text:p>
          </table:table-cell>
          <table:table-cell office:value-type="float" office:value="0.497253222303585" calcext:value-type="float">
            <text:p>0.4972532223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502113643249716" calcext:value-type="float">
            <text:p>0.5021136432</text:p>
          </table:table-cell>
          <table:table-cell office:value-type="float" office:value="7432298" calcext:value-type="float">
            <text:p>7432298</text:p>
          </table:table-cell>
          <table:table-cell office:value-type="float" office:value="0.502762513425643" calcext:value-type="float">
            <text:p>0.5027625134</text:p>
          </table:table-cell>
          <table:table-cell table:formula="of:=LOOKUP([.A287];[Users.$A$1:.$A$869];[Users.$B$1:.$B$869])" office:value-type="float" office:value="586" calcext:value-type="float">
            <text:p>586</text:p>
          </table:table-cell>
          <table:table-cell table:formula="of:=IF([.C287]=1;1;0)" office:value-type="float" office:value="0" calcext:value-type="float">
            <text:p>0</text:p>
          </table:table-cell>
          <table:table-cell table:formula="of:=IF([.C28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72907" calcext:value-type="float">
            <text:p>1372907</text:p>
          </table:table-cell>
          <table:table-cell office:value-type="float" office:value="0.496225608784847" calcext:value-type="float">
            <text:p>0.4962256088</text:p>
          </table:table-cell>
          <table:table-cell office:value-type="float" office:value="2" calcext:value-type="float">
            <text:p>2</text:p>
          </table:table-cell>
          <table:table-cell office:value-type="float" office:value="4378022" calcext:value-type="float">
            <text:p>4378022</text:p>
          </table:table-cell>
          <table:table-cell office:value-type="float" office:value="0.488397860016042" calcext:value-type="float">
            <text:p>0.48839786</text:p>
          </table:table-cell>
          <table:table-cell office:value-type="float" office:value="1372907" calcext:value-type="float">
            <text:p>1372907</text:p>
          </table:table-cell>
          <table:table-cell office:value-type="float" office:value="0.496225608784847" calcext:value-type="float">
            <text:p>0.4962256088</text:p>
          </table:table-cell>
          <table:table-cell office:value-type="float" office:value="5764272" calcext:value-type="float">
            <text:p>5764272</text:p>
          </table:table-cell>
          <table:table-cell office:value-type="float" office:value="0.499902893788425" calcext:value-type="float">
            <text:p>0.4999028938</text:p>
          </table:table-cell>
          <table:table-cell table:formula="of:=LOOKUP([.A288];[Users.$A$1:.$A$869];[Users.$B$1:.$B$869])" office:value-type="float" office:value="586" calcext:value-type="float">
            <text:p>586</text:p>
          </table:table-cell>
          <table:table-cell table:formula="of:=IF([.C288]=1;1;0)" office:value-type="float" office:value="0" calcext:value-type="float">
            <text:p>0</text:p>
          </table:table-cell>
          <table:table-cell table:formula="of:=IF([.C28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233005" calcext:value-type="float">
            <text:p>7233005</text:p>
          </table:table-cell>
          <table:table-cell office:value-type="float" office:value="0.512626695479116" calcext:value-type="float">
            <text:p>0.5126266955</text:p>
          </table:table-cell>
          <table:table-cell office:value-type="float" office:value="0" calcext:value-type="float">
            <text:p>0</text:p>
          </table:table-cell>
          <table:table-cell office:value-type="float" office:value="5896811" calcext:value-type="float">
            <text:p>5896811</text:p>
          </table:table-cell>
          <table:table-cell office:value-type="float" office:value="0.558200475077915" calcext:value-type="float">
            <text:p>0.5582004751</text:p>
          </table:table-cell>
          <table:table-cell office:value-type="float" office:value="10770338" calcext:value-type="float">
            <text:p>10770338</text:p>
          </table:table-cell>
          <table:table-cell office:value-type="float" office:value="0.56297104670914" calcext:value-type="float">
            <text:p>0.5629710467</text:p>
          </table:table-cell>
          <table:table-cell office:value-type="float" office:value="9057331" calcext:value-type="float">
            <text:p>9057331</text:p>
          </table:table-cell>
          <table:table-cell office:value-type="float" office:value="0.563102583759455" calcext:value-type="float">
            <text:p>0.5631025838</text:p>
          </table:table-cell>
          <table:table-cell table:formula="of:=LOOKUP([.A289];[Users.$A$1:.$A$869];[Users.$B$1:.$B$869])" office:value-type="float" office:value="587" calcext:value-type="float">
            <text:p>587</text:p>
          </table:table-cell>
          <table:table-cell table:formula="of:=IF([.C289]=1;1;0)" office:value-type="float" office:value="0" calcext:value-type="float">
            <text:p>0</text:p>
          </table:table-cell>
          <table:table-cell table:formula="of:=IF([.C28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97696" calcext:value-type="float">
            <text:p>997696</text:p>
          </table:table-cell>
          <table:table-cell office:value-type="float" office:value="0.468962102358034" calcext:value-type="float">
            <text:p>0.4689621024</text:p>
          </table:table-cell>
          <table:table-cell office:value-type="float" office:value="1" calcext:value-type="float">
            <text:p>1</text:p>
          </table:table-cell>
          <table:table-cell office:value-type="float" office:value="997696" calcext:value-type="float">
            <text:p>997696</text:p>
          </table:table-cell>
          <table:table-cell office:value-type="float" office:value="0.468962102358034" calcext:value-type="float">
            <text:p>0.4689621024</text:p>
          </table:table-cell>
          <table:table-cell office:value-type="float" office:value="18466668" calcext:value-type="float">
            <text:p>18466668</text:p>
          </table:table-cell>
          <table:table-cell office:value-type="float" office:value="0.533106870829571" calcext:value-type="float">
            <text:p>0.5331068708</text:p>
          </table:table-cell>
          <table:table-cell office:value-type="float" office:value="16972181" calcext:value-type="float">
            <text:p>16972181</text:p>
          </table:table-cell>
          <table:table-cell office:value-type="float" office:value="0.533106870829571" calcext:value-type="float">
            <text:p>0.5331068708</text:p>
          </table:table-cell>
          <table:table-cell table:formula="of:=LOOKUP([.A290];[Users.$A$1:.$A$869];[Users.$B$1:.$B$869])" office:value-type="float" office:value="587" calcext:value-type="float">
            <text:p>587</text:p>
          </table:table-cell>
          <table:table-cell table:formula="of:=IF([.C290]=1;1;0)" office:value-type="float" office:value="1" calcext:value-type="float">
            <text:p>1</text:p>
          </table:table-cell>
          <table:table-cell table:formula="of:=IF([.C29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54465" calcext:value-type="float">
            <text:p>3554465</text:p>
          </table:table-cell>
          <table:table-cell office:value-type="float" office:value="0.410777722882328" calcext:value-type="float">
            <text:p>0.4107777229</text:p>
          </table:table-cell>
          <table:table-cell office:value-type="float" office:value="1" calcext:value-type="float">
            <text:p>1</text:p>
          </table:table-cell>
          <table:table-cell office:value-type="float" office:value="3554465" calcext:value-type="float">
            <text:p>3554465</text:p>
          </table:table-cell>
          <table:table-cell office:value-type="float" office:value="0.410777722882328" calcext:value-type="float">
            <text:p>0.4107777229</text:p>
          </table:table-cell>
          <table:table-cell office:value-type="float" office:value="14871849" calcext:value-type="float">
            <text:p>14871849</text:p>
          </table:table-cell>
          <table:table-cell office:value-type="float" office:value="0.491323338895186" calcext:value-type="float">
            <text:p>0.4913233389</text:p>
          </table:table-cell>
          <table:table-cell office:value-type="float" office:value="4378022" calcext:value-type="float">
            <text:p>4378022</text:p>
          </table:table-cell>
          <table:table-cell office:value-type="float" office:value="0.529385594332359" calcext:value-type="float">
            <text:p>0.5293855943</text:p>
          </table:table-cell>
          <table:table-cell table:formula="of:=LOOKUP([.A291];[Users.$A$1:.$A$869];[Users.$B$1:.$B$869])" office:value-type="float" office:value="587" calcext:value-type="float">
            <text:p>587</text:p>
          </table:table-cell>
          <table:table-cell table:formula="of:=IF([.C291]=1;1;0)" office:value-type="float" office:value="1" calcext:value-type="float">
            <text:p>1</text:p>
          </table:table-cell>
          <table:table-cell table:formula="of:=IF([.C29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15004" calcext:value-type="float">
            <text:p>6715004</text:p>
          </table:table-cell>
          <table:table-cell office:value-type="float" office:value="0.498662274433233" calcext:value-type="float">
            <text:p>0.4986622744</text:p>
          </table:table-cell>
          <table:table-cell office:value-type="float" office:value="1" calcext:value-type="float">
            <text:p>1</text:p>
          </table:table-cell>
          <table:table-cell office:value-type="float" office:value="6715004" calcext:value-type="float">
            <text:p>6715004</text:p>
          </table:table-cell>
          <table:table-cell office:value-type="float" office:value="0.498662274433233" calcext:value-type="float">
            <text:p>0.4986622744</text:p>
          </table:table-cell>
          <table:table-cell office:value-type="float" office:value="8401127" calcext:value-type="float">
            <text:p>8401127</text:p>
          </table:table-cell>
          <table:table-cell office:value-type="float" office:value="0.524076436843834" calcext:value-type="float">
            <text:p>0.5240764368</text:p>
          </table:table-cell>
          <table:table-cell office:value-type="float" office:value="5725977" calcext:value-type="float">
            <text:p>5725977</text:p>
          </table:table-cell>
          <table:table-cell office:value-type="float" office:value="0.528220656290783" calcext:value-type="float">
            <text:p>0.5282206563</text:p>
          </table:table-cell>
          <table:table-cell table:formula="of:=LOOKUP([.A292];[Users.$A$1:.$A$869];[Users.$B$1:.$B$869])" office:value-type="float" office:value="587" calcext:value-type="float">
            <text:p>587</text:p>
          </table:table-cell>
          <table:table-cell table:formula="of:=IF([.C292]=1;1;0)" office:value-type="float" office:value="1" calcext:value-type="float">
            <text:p>1</text:p>
          </table:table-cell>
          <table:table-cell table:formula="of:=IF([.C29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62881" calcext:value-type="float">
            <text:p>3862881</text:p>
          </table:table-cell>
          <table:table-cell office:value-type="float" office:value="0.614368393326797" calcext:value-type="float">
            <text:p>0.6143683933</text:p>
          </table:table-cell>
          <table:table-cell office:value-type="float" office:value="0" calcext:value-type="float">
            <text:p>0</text:p>
          </table:table-cell>
          <table:table-cell office:value-type="float" office:value="18134361" calcext:value-type="float">
            <text:p>18134361</text:p>
          </table:table-cell>
          <table:table-cell office:value-type="float" office:value="0.506648878390351" calcext:value-type="float">
            <text:p>0.5066488784</text:p>
          </table:table-cell>
          <table:table-cell office:value-type="float" office:value="14949051" calcext:value-type="float">
            <text:p>14949051</text:p>
          </table:table-cell>
          <table:table-cell office:value-type="float" office:value="0.562303380451952" calcext:value-type="float">
            <text:p>0.5623033805</text:p>
          </table:table-cell>
          <table:table-cell office:value-type="float" office:value="9995236" calcext:value-type="float">
            <text:p>9995236</text:p>
          </table:table-cell>
          <table:table-cell office:value-type="float" office:value="0.562980062396343" calcext:value-type="float">
            <text:p>0.5629800624</text:p>
          </table:table-cell>
          <table:table-cell table:formula="of:=LOOKUP([.A293];[Users.$A$1:.$A$869];[Users.$B$1:.$B$869])" office:value-type="float" office:value="588" calcext:value-type="float">
            <text:p>588</text:p>
          </table:table-cell>
          <table:table-cell table:formula="of:=IF([.C293]=1;1;0)" office:value-type="float" office:value="0" calcext:value-type="float">
            <text:p>0</text:p>
          </table:table-cell>
          <table:table-cell table:formula="of:=IF([.C293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59612" calcext:value-type="float">
            <text:p>3259612</text:p>
          </table:table-cell>
          <table:table-cell office:value-type="float" office:value="0.506490112223164" calcext:value-type="float">
            <text:p>0.5064901122</text:p>
          </table:table-cell>
          <table:table-cell office:value-type="float" office:value="0" calcext:value-type="float">
            <text:p>0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464594123239883" calcext:value-type="float">
            <text:p>0.4645941232</text:p>
          </table:table-cell>
          <table:table-cell office:value-type="float" office:value="4225131" calcext:value-type="float">
            <text:p>4225131</text:p>
          </table:table-cell>
          <table:table-cell office:value-type="float" office:value="0.476435056375721" calcext:value-type="float">
            <text:p>0.4764350564</text:p>
          </table:table-cell>
          <table:table-cell office:value-type="float" office:value="974621" calcext:value-type="float">
            <text:p>974621</text:p>
          </table:table-cell>
          <table:table-cell office:value-type="float" office:value="0.480814002989517" calcext:value-type="float">
            <text:p>0.480814003</text:p>
          </table:table-cell>
          <table:table-cell table:formula="of:=LOOKUP([.A294];[Users.$A$1:.$A$869];[Users.$B$1:.$B$869])" office:value-type="float" office:value="588" calcext:value-type="float">
            <text:p>588</text:p>
          </table:table-cell>
          <table:table-cell table:formula="of:=IF([.C294]=1;1;0)" office:value-type="float" office:value="0" calcext:value-type="float">
            <text:p>0</text:p>
          </table:table-cell>
          <table:table-cell table:formula="of:=IF([.C29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53482" calcext:value-type="float">
            <text:p>1353482</text:p>
          </table:table-cell>
          <table:table-cell office:value-type="float" office:value="0.563768405070389" calcext:value-type="float">
            <text:p>0.5637684051</text:p>
          </table:table-cell>
          <table:table-cell office:value-type="float" office:value="2" calcext:value-type="float">
            <text:p>2</text:p>
          </table:table-cell>
          <table:table-cell office:value-type="float" office:value="591932" calcext:value-type="float">
            <text:p>591932</text:p>
          </table:table-cell>
          <table:table-cell office:value-type="float" office:value="0.562045508110668" calcext:value-type="float">
            <text:p>0.5620455081</text:p>
          </table:table-cell>
          <table:table-cell office:value-type="float" office:value="1353482" calcext:value-type="float">
            <text:p>1353482</text:p>
          </table:table-cell>
          <table:table-cell office:value-type="float" office:value="0.563768405070389" calcext:value-type="float">
            <text:p>0.5637684051</text:p>
          </table:table-cell>
          <table:table-cell office:value-type="float" office:value="4546480" calcext:value-type="float">
            <text:p>4546480</text:p>
          </table:table-cell>
          <table:table-cell office:value-type="float" office:value="0.566467395298156" calcext:value-type="float">
            <text:p>0.5664673953</text:p>
          </table:table-cell>
          <table:table-cell table:formula="of:=LOOKUP([.A295];[Users.$A$1:.$A$869];[Users.$B$1:.$B$869])" office:value-type="float" office:value="589" calcext:value-type="float">
            <text:p>589</text:p>
          </table:table-cell>
          <table:table-cell table:formula="of:=IF([.C295]=1;1;0)" office:value-type="float" office:value="0" calcext:value-type="float">
            <text:p>0</text:p>
          </table:table-cell>
          <table:table-cell table:formula="of:=IF([.C29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05372" calcext:value-type="float">
            <text:p>4805372</text:p>
          </table:table-cell>
          <table:table-cell office:value-type="float" office:value="0.502981336498281" calcext:value-type="float">
            <text:p>0.5029813365</text:p>
          </table:table-cell>
          <table:table-cell office:value-type="float" office:value="1" calcext:value-type="float">
            <text:p>1</text:p>
          </table:table-cell>
          <table:table-cell office:value-type="float" office:value="410065" calcext:value-type="float">
            <text:p>410065</text:p>
          </table:table-cell>
          <table:table-cell office:value-type="float" office:value="0.444914750355886" calcext:value-type="float">
            <text:p>0.4449147504</text:p>
          </table:table-cell>
          <table:table-cell office:value-type="float" office:value="16472095" calcext:value-type="float">
            <text:p>16472095</text:p>
          </table:table-cell>
          <table:table-cell office:value-type="float" office:value="0.461413889364004" calcext:value-type="float">
            <text:p>0.4614138894</text:p>
          </table:table-cell>
          <table:table-cell office:value-type="float" office:value="10183470" calcext:value-type="float">
            <text:p>10183470</text:p>
          </table:table-cell>
          <table:table-cell office:value-type="float" office:value="0.479482835531751" calcext:value-type="float">
            <text:p>0.4794828355</text:p>
          </table:table-cell>
          <table:table-cell table:formula="of:=LOOKUP([.A296];[Users.$A$1:.$A$869];[Users.$B$1:.$B$869])" office:value-type="float" office:value="589" calcext:value-type="float">
            <text:p>589</text:p>
          </table:table-cell>
          <table:table-cell table:formula="of:=IF([.C296]=1;1;0)" office:value-type="float" office:value="1" calcext:value-type="float">
            <text:p>1</text:p>
          </table:table-cell>
          <table:table-cell table:formula="of:=IF([.C29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7954" calcext:value-type="float">
            <text:p>617954</text:p>
          </table:table-cell>
          <table:table-cell office:value-type="float" office:value="0.521883841842681" calcext:value-type="float">
            <text:p>0.5218838418</text:p>
          </table:table-cell>
          <table:table-cell office:value-type="float" office:value="3" calcext:value-type="float">
            <text:p>3</text:p>
          </table:table-cell>
          <table:table-cell office:value-type="float" office:value="4308893" calcext:value-type="float">
            <text:p>4308893</text:p>
          </table:table-cell>
          <table:table-cell office:value-type="float" office:value="0.508380462570656" calcext:value-type="float">
            <text:p>0.5083804626</text:p>
          </table:table-cell>
          <table:table-cell office:value-type="float" office:value="5763088" calcext:value-type="float">
            <text:p>5763088</text:p>
          </table:table-cell>
          <table:table-cell office:value-type="float" office:value="0.517297988681269" calcext:value-type="float">
            <text:p>0.5172979887</text:p>
          </table:table-cell>
          <table:table-cell office:value-type="float" office:value="617954" calcext:value-type="float">
            <text:p>617954</text:p>
          </table:table-cell>
          <table:table-cell office:value-type="float" office:value="0.521883841842681" calcext:value-type="float">
            <text:p>0.5218838418</text:p>
          </table:table-cell>
          <table:table-cell table:formula="of:=LOOKUP([.A297];[Users.$A$1:.$A$869];[Users.$B$1:.$B$869])" office:value-type="float" office:value="590" calcext:value-type="float">
            <text:p>590</text:p>
          </table:table-cell>
          <table:table-cell table:formula="of:=IF([.C297]=1;1;0)" office:value-type="float" office:value="0" calcext:value-type="float">
            <text:p>0</text:p>
          </table:table-cell>
          <table:table-cell table:formula="of:=IF([.C29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54222" calcext:value-type="float">
            <text:p>2554222</text:p>
          </table:table-cell>
          <table:table-cell office:value-type="float" office:value="0.468362663113501" calcext:value-type="float">
            <text:p>0.4683626631</text:p>
          </table:table-cell>
          <table:table-cell office:value-type="float" office:value="1" calcext:value-type="float">
            <text:p>1</text:p>
          </table:table-cell>
          <table:table-cell office:value-type="float" office:value="10509263" calcext:value-type="float">
            <text:p>10509263</text:p>
          </table:table-cell>
          <table:table-cell office:value-type="float" office:value="0.560228513789309" calcext:value-type="float">
            <text:p>0.5602285138</text:p>
          </table:table-cell>
          <table:table-cell office:value-type="float" office:value="6241515" calcext:value-type="float">
            <text:p>6241515</text:p>
          </table:table-cell>
          <table:table-cell office:value-type="float" office:value="0.568621979569077" calcext:value-type="float">
            <text:p>0.5686219796</text:p>
          </table:table-cell>
          <table:table-cell office:value-type="float" office:value="18884520" calcext:value-type="float">
            <text:p>18884520</text:p>
          </table:table-cell>
          <table:table-cell office:value-type="float" office:value="0.574238444257353" calcext:value-type="float">
            <text:p>0.5742384443</text:p>
          </table:table-cell>
          <table:table-cell table:formula="of:=LOOKUP([.A298];[Users.$A$1:.$A$869];[Users.$B$1:.$B$869])" office:value-type="float" office:value="590" calcext:value-type="float">
            <text:p>590</text:p>
          </table:table-cell>
          <table:table-cell table:formula="of:=IF([.C298]=1;1;0)" office:value-type="float" office:value="1" calcext:value-type="float">
            <text:p>1</text:p>
          </table:table-cell>
          <table:table-cell table:formula="of:=IF([.C29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99787" calcext:value-type="float">
            <text:p>1399787</text:p>
          </table:table-cell>
          <table:table-cell office:value-type="float" office:value="0.592762508146001" calcext:value-type="float">
            <text:p>0.5927625081</text:p>
          </table:table-cell>
          <table:table-cell office:value-type="float" office:value="0" calcext:value-type="float">
            <text:p>0</text:p>
          </table:table-cell>
          <table:table-cell office:value-type="float" office:value="14642464" calcext:value-type="float">
            <text:p>14642464</text:p>
          </table:table-cell>
          <table:table-cell office:value-type="float" office:value="0.545189866654585" calcext:value-type="float">
            <text:p>0.5451898667</text:p>
          </table:table-cell>
          <table:table-cell office:value-type="float" office:value="3333645" calcext:value-type="float">
            <text:p>3333645</text:p>
          </table:table-cell>
          <table:table-cell office:value-type="float" office:value="0.56477747688602" calcext:value-type="float">
            <text:p>0.5647774769</text:p>
          </table:table-cell>
          <table:table-cell office:value-type="float" office:value="1145801" calcext:value-type="float">
            <text:p>1145801</text:p>
          </table:table-cell>
          <table:table-cell office:value-type="float" office:value="0.566035146796374" calcext:value-type="float">
            <text:p>0.5660351468</text:p>
          </table:table-cell>
          <table:table-cell table:formula="of:=LOOKUP([.A299];[Users.$A$1:.$A$869];[Users.$B$1:.$B$869])" office:value-type="float" office:value="590" calcext:value-type="float">
            <text:p>590</text:p>
          </table:table-cell>
          <table:table-cell table:formula="of:=IF([.C299]=1;1;0)" office:value-type="float" office:value="0" calcext:value-type="float">
            <text:p>0</text:p>
          </table:table-cell>
          <table:table-cell table:formula="of:=IF([.C29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52490" calcext:value-type="float">
            <text:p>3252490</text:p>
          </table:table-cell>
          <table:table-cell office:value-type="float" office:value="0.552071571825241" calcext:value-type="float">
            <text:p>0.5520715718</text:p>
          </table:table-cell>
          <table:table-cell office:value-type="float" office:value="1" calcext:value-type="float">
            <text:p>1</text:p>
          </table:table-cell>
          <table:table-cell office:value-type="float" office:value="3252490" calcext:value-type="float">
            <text:p>3252490</text:p>
          </table:table-cell>
          <table:table-cell office:value-type="float" office:value="0.552071571825241" calcext:value-type="float">
            <text:p>0.5520715718</text:p>
          </table:table-cell>
          <table:table-cell office:value-type="float" office:value="1480978" calcext:value-type="float">
            <text:p>1480978</text:p>
          </table:table-cell>
          <table:table-cell office:value-type="float" office:value="0.561192820657926" calcext:value-type="float">
            <text:p>0.5611928207</text:p>
          </table:table-cell>
          <table:table-cell office:value-type="float" office:value="1509667" calcext:value-type="float">
            <text:p>1509667</text:p>
          </table:table-cell>
          <table:table-cell office:value-type="float" office:value="0.561327425293288" calcext:value-type="float">
            <text:p>0.5613274253</text:p>
          </table:table-cell>
          <table:table-cell table:formula="of:=LOOKUP([.A300];[Users.$A$1:.$A$869];[Users.$B$1:.$B$869])" office:value-type="float" office:value="591" calcext:value-type="float">
            <text:p>591</text:p>
          </table:table-cell>
          <table:table-cell table:formula="of:=IF([.C300]=1;1;0)" office:value-type="float" office:value="1" calcext:value-type="float">
            <text:p>1</text:p>
          </table:table-cell>
          <table:table-cell table:formula="of:=IF([.C30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97841" calcext:value-type="float">
            <text:p>497841</text:p>
          </table:table-cell>
          <table:table-cell office:value-type="float" office:value="0.615791383064519" calcext:value-type="float">
            <text:p>0.6157913831</text:p>
          </table:table-cell>
          <table:table-cell office:value-type="float" office:value="0" calcext:value-type="float">
            <text:p>0</text:p>
          </table:table-cell>
          <table:table-cell office:value-type="float" office:value="5606681" calcext:value-type="float">
            <text:p>5606681</text:p>
          </table:table-cell>
          <table:table-cell office:value-type="float" office:value="0.544619534560425" calcext:value-type="float">
            <text:p>0.5446195346</text:p>
          </table:table-cell>
          <table:table-cell office:value-type="float" office:value="8127217" calcext:value-type="float">
            <text:p>8127217</text:p>
          </table:table-cell>
          <table:table-cell office:value-type="float" office:value="0.545544965064385" calcext:value-type="float">
            <text:p>0.5455449651</text:p>
          </table:table-cell>
          <table:table-cell office:value-type="float" office:value="2867963" calcext:value-type="float">
            <text:p>2867963</text:p>
          </table:table-cell>
          <table:table-cell office:value-type="float" office:value="0.554695619357434" calcext:value-type="float">
            <text:p>0.5546956194</text:p>
          </table:table-cell>
          <table:table-cell table:formula="of:=LOOKUP([.A301];[Users.$A$1:.$A$869];[Users.$B$1:.$B$869])" office:value-type="float" office:value="591" calcext:value-type="float">
            <text:p>591</text:p>
          </table:table-cell>
          <table:table-cell table:formula="of:=IF([.C301]=1;1;0)" office:value-type="float" office:value="0" calcext:value-type="float">
            <text:p>0</text:p>
          </table:table-cell>
          <table:table-cell table:formula="of:=IF([.C30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62300" calcext:value-type="float">
            <text:p>3062300</text:p>
          </table:table-cell>
          <table:table-cell office:value-type="float" office:value="0.586333823652263" calcext:value-type="float">
            <text:p>0.5863338237</text:p>
          </table:table-cell>
          <table:table-cell office:value-type="float" office:value="1" calcext:value-type="float">
            <text:p>1</text:p>
          </table:table-cell>
          <table:table-cell office:value-type="float" office:value="3062300" calcext:value-type="float">
            <text:p>3062300</text:p>
          </table:table-cell>
          <table:table-cell office:value-type="float" office:value="0.586333823652263" calcext:value-type="float">
            <text:p>0.5863338237</text:p>
          </table:table-cell>
          <table:table-cell office:value-type="float" office:value="1783194" calcext:value-type="float">
            <text:p>1783194</text:p>
          </table:table-cell>
          <table:table-cell office:value-type="float" office:value="0.631944016681411" calcext:value-type="float">
            <text:p>0.6319440167</text:p>
          </table:table-cell>
          <table:table-cell office:value-type="float" office:value="1549137" calcext:value-type="float">
            <text:p>1549137</text:p>
          </table:table-cell>
          <table:table-cell office:value-type="float" office:value="0.642378326768042" calcext:value-type="float">
            <text:p>0.6423783268</text:p>
          </table:table-cell>
          <table:table-cell table:formula="of:=LOOKUP([.A302];[Users.$A$1:.$A$869];[Users.$B$1:.$B$869])" office:value-type="float" office:value="591" calcext:value-type="float">
            <text:p>591</text:p>
          </table:table-cell>
          <table:table-cell table:formula="of:=IF([.C302]=1;1;0)" office:value-type="float" office:value="1" calcext:value-type="float">
            <text:p>1</text:p>
          </table:table-cell>
          <table:table-cell table:formula="of:=IF([.C30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50604" calcext:value-type="float">
            <text:p>1450604</text:p>
          </table:table-cell>
          <table:table-cell office:value-type="float" office:value="0.560656214454888" calcext:value-type="float">
            <text:p>0.5606562145</text:p>
          </table:table-cell>
          <table:table-cell office:value-type="float" office:value="0" calcext:value-type="float">
            <text:p>0</text:p>
          </table:table-cell>
          <table:table-cell office:value-type="float" office:value="236695" calcext:value-type="float">
            <text:p>236695</text:p>
          </table:table-cell>
          <table:table-cell office:value-type="float" office:value="0.534419696348882" calcext:value-type="float">
            <text:p>0.5344196963</text:p>
          </table:table-cell>
          <table:table-cell office:value-type="float" office:value="3122673" calcext:value-type="float">
            <text:p>3122673</text:p>
          </table:table-cell>
          <table:table-cell office:value-type="float" office:value="0.541335147612645" calcext:value-type="float">
            <text:p>0.5413351476</text:p>
          </table:table-cell>
          <table:table-cell office:value-type="float" office:value="4879801" calcext:value-type="float">
            <text:p>4879801</text:p>
          </table:table-cell>
          <table:table-cell office:value-type="float" office:value="0.544671797568682" calcext:value-type="float">
            <text:p>0.5446717976</text:p>
          </table:table-cell>
          <table:table-cell table:formula="of:=LOOKUP([.A303];[Users.$A$1:.$A$869];[Users.$B$1:.$B$869])" office:value-type="float" office:value="592" calcext:value-type="float">
            <text:p>592</text:p>
          </table:table-cell>
          <table:table-cell table:formula="of:=IF([.C303]=1;1;0)" office:value-type="float" office:value="0" calcext:value-type="float">
            <text:p>0</text:p>
          </table:table-cell>
          <table:table-cell table:formula="of:=IF([.C303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35932" calcext:value-type="float">
            <text:p>4035932</text:p>
          </table:table-cell>
          <table:table-cell office:value-type="float" office:value="0.519911215198009" calcext:value-type="float">
            <text:p>0.5199112152</text:p>
          </table:table-cell>
          <table:table-cell office:value-type="float" office:value="0" calcext:value-type="float">
            <text:p>0</text:p>
          </table:table-cell>
          <table:table-cell office:value-type="float" office:value="2783317" calcext:value-type="float">
            <text:p>2783317</text:p>
          </table:table-cell>
          <table:table-cell office:value-type="float" office:value="0.510827610204879" calcext:value-type="float">
            <text:p>0.5108276102</text:p>
          </table:table-cell>
          <table:table-cell office:value-type="float" office:value="2939971" calcext:value-type="float">
            <text:p>2939971</text:p>
          </table:table-cell>
          <table:table-cell office:value-type="float" office:value="0.515997374354159" calcext:value-type="float">
            <text:p>0.5159973744</text:p>
          </table:table-cell>
          <table:table-cell office:value-type="float" office:value="3500164" calcext:value-type="float">
            <text:p>3500164</text:p>
          </table:table-cell>
          <table:table-cell office:value-type="float" office:value="0.517126746080959" calcext:value-type="float">
            <text:p>0.5171267461</text:p>
          </table:table-cell>
          <table:table-cell table:formula="of:=LOOKUP([.A304];[Users.$A$1:.$A$869];[Users.$B$1:.$B$869])" office:value-type="float" office:value="592" calcext:value-type="float">
            <text:p>592</text:p>
          </table:table-cell>
          <table:table-cell table:formula="of:=IF([.C304]=1;1;0)" office:value-type="float" office:value="0" calcext:value-type="float">
            <text:p>0</text:p>
          </table:table-cell>
          <table:table-cell table:formula="of:=IF([.C30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375" calcext:value-type="float">
            <text:p>41375</text:p>
          </table:table-cell>
          <table:table-cell office:value-type="float" office:value="0.471452055956248" calcext:value-type="float">
            <text:p>0.471452056</text:p>
          </table:table-cell>
          <table:table-cell office:value-type="float" office:value="1" calcext:value-type="float">
            <text:p>1</text:p>
          </table:table-cell>
          <table:table-cell office:value-type="float" office:value="41375" calcext:value-type="float">
            <text:p>41375</text:p>
          </table:table-cell>
          <table:table-cell office:value-type="float" office:value="0.471452055956248" calcext:value-type="float">
            <text:p>0.471452056</text:p>
          </table:table-cell>
          <table:table-cell office:value-type="float" office:value="11747571" calcext:value-type="float">
            <text:p>11747571</text:p>
          </table:table-cell>
          <table:table-cell office:value-type="float" office:value="0.549402712383814" calcext:value-type="float">
            <text:p>0.5494027124</text:p>
          </table:table-cell>
          <table:table-cell office:value-type="float" office:value="9127419" calcext:value-type="float">
            <text:p>9127419</text:p>
          </table:table-cell>
          <table:table-cell office:value-type="float" office:value="0.554368065783393" calcext:value-type="float">
            <text:p>0.5543680658</text:p>
          </table:table-cell>
          <table:table-cell table:formula="of:=LOOKUP([.A305];[Users.$A$1:.$A$869];[Users.$B$1:.$B$869])" office:value-type="float" office:value="592" calcext:value-type="float">
            <text:p>592</text:p>
          </table:table-cell>
          <table:table-cell table:formula="of:=IF([.C305]=1;1;0)" office:value-type="float" office:value="1" calcext:value-type="float">
            <text:p>1</text:p>
          </table:table-cell>
          <table:table-cell table:formula="of:=IF([.C30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425745" calcext:value-type="float">
            <text:p>17425745</text:p>
          </table:table-cell>
          <table:table-cell office:value-type="float" office:value="0.602518802217966" calcext:value-type="float">
            <text:p>0.6025188022</text:p>
          </table:table-cell>
          <table:table-cell office:value-type="float" office:value="0" calcext:value-type="float">
            <text:p>0</text:p>
          </table:table-cell>
          <table:table-cell office:value-type="float" office:value="3347061" calcext:value-type="float">
            <text:p>3347061</text:p>
          </table:table-cell>
          <table:table-cell office:value-type="float" office:value="0.590032536125233" calcext:value-type="float">
            <text:p>0.5900325361</text:p>
          </table:table-cell>
          <table:table-cell office:value-type="float" office:value="1084425" calcext:value-type="float">
            <text:p>1084425</text:p>
          </table:table-cell>
          <table:table-cell office:value-type="float" office:value="0.600078067816985" calcext:value-type="float">
            <text:p>0.6000780678</text:p>
          </table:table-cell>
          <table:table-cell office:value-type="float" office:value="14576679" calcext:value-type="float">
            <text:p>14576679</text:p>
          </table:table-cell>
          <table:table-cell office:value-type="float" office:value="0.600119456156779" calcext:value-type="float">
            <text:p>0.6001194562</text:p>
          </table:table-cell>
          <table:table-cell table:formula="of:=LOOKUP([.A306];[Users.$A$1:.$A$869];[Users.$B$1:.$B$869])" office:value-type="float" office:value="593" calcext:value-type="float">
            <text:p>593</text:p>
          </table:table-cell>
          <table:table-cell table:formula="of:=IF([.C306]=1;1;0)" office:value-type="float" office:value="0" calcext:value-type="float">
            <text:p>0</text:p>
          </table:table-cell>
          <table:table-cell table:formula="of:=IF([.C306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6175" calcext:value-type="float">
            <text:p>276175</text:p>
          </table:table-cell>
          <table:table-cell office:value-type="float" office:value="0.547396714763373" calcext:value-type="float">
            <text:p>0.5473967148</text:p>
          </table:table-cell>
          <table:table-cell office:value-type="float" office:value="3" calcext:value-type="float">
            <text:p>3</text:p>
          </table:table-cell>
          <table:table-cell office:value-type="float" office:value="5091809" calcext:value-type="float">
            <text:p>5091809</text:p>
          </table:table-cell>
          <table:table-cell office:value-type="float" office:value="0.543629828511706" calcext:value-type="float">
            <text:p>0.5436298285</text:p>
          </table:table-cell>
          <table:table-cell office:value-type="float" office:value="2530951" calcext:value-type="float">
            <text:p>2530951</text:p>
          </table:table-cell>
          <table:table-cell office:value-type="float" office:value="0.546540875217025" calcext:value-type="float">
            <text:p>0.5465408752</text:p>
          </table:table-cell>
          <table:table-cell office:value-type="float" office:value="276175" calcext:value-type="float">
            <text:p>276175</text:p>
          </table:table-cell>
          <table:table-cell office:value-type="float" office:value="0.547396714763373" calcext:value-type="float">
            <text:p>0.5473967148</text:p>
          </table:table-cell>
          <table:table-cell table:formula="of:=LOOKUP([.A307];[Users.$A$1:.$A$869];[Users.$B$1:.$B$869])" office:value-type="float" office:value="593" calcext:value-type="float">
            <text:p>593</text:p>
          </table:table-cell>
          <table:table-cell table:formula="of:=IF([.C307]=1;1;0)" office:value-type="float" office:value="0" calcext:value-type="float">
            <text:p>0</text:p>
          </table:table-cell>
          <table:table-cell table:formula="of:=IF([.C30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32385" calcext:value-type="float">
            <text:p>4032385</text:p>
          </table:table-cell>
          <table:table-cell office:value-type="float" office:value="0.593558982131756" calcext:value-type="float">
            <text:p>0.5935589821</text:p>
          </table:table-cell>
          <table:table-cell office:value-type="float" office:value="0" calcext:value-type="float">
            <text:p>0</text:p>
          </table:table-cell>
          <table:table-cell office:value-type="float" office:value="434470" calcext:value-type="float">
            <text:p>434470</text:p>
          </table:table-cell>
          <table:table-cell office:value-type="float" office:value="0.56749736314054" calcext:value-type="float">
            <text:p>0.5674973631</text:p>
          </table:table-cell>
          <table:table-cell office:value-type="float" office:value="3584630" calcext:value-type="float">
            <text:p>3584630</text:p>
          </table:table-cell>
          <table:table-cell office:value-type="float" office:value="0.570061024821282" calcext:value-type="float">
            <text:p>0.5700610248</text:p>
          </table:table-cell>
          <table:table-cell office:value-type="float" office:value="426204" calcext:value-type="float">
            <text:p>426204</text:p>
          </table:table-cell>
          <table:table-cell office:value-type="float" office:value="0.572428538603575" calcext:value-type="float">
            <text:p>0.5724285386</text:p>
          </table:table-cell>
          <table:table-cell table:formula="of:=LOOKUP([.A308];[Users.$A$1:.$A$869];[Users.$B$1:.$B$869])" office:value-type="float" office:value="593" calcext:value-type="float">
            <text:p>593</text:p>
          </table:table-cell>
          <table:table-cell table:formula="of:=IF([.C308]=1;1;0)" office:value-type="float" office:value="0" calcext:value-type="float">
            <text:p>0</text:p>
          </table:table-cell>
          <table:table-cell table:formula="of:=IF([.C30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107438" calcext:value-type="float">
            <text:p>3107438</text:p>
          </table:table-cell>
          <table:table-cell office:value-type="float" office:value="0.318878977946773" calcext:value-type="float">
            <text:p>0.3188789779</text:p>
          </table:table-cell>
          <table:table-cell office:value-type="float" office:value="1" calcext:value-type="float">
            <text:p>1</text:p>
          </table:table-cell>
          <table:table-cell office:value-type="float" office:value="3107438" calcext:value-type="float">
            <text:p>3107438</text:p>
          </table:table-cell>
          <table:table-cell office:value-type="float" office:value="0.318878977946773" calcext:value-type="float">
            <text:p>0.3188789779</text:p>
          </table:table-cell>
          <table:table-cell office:value-type="float" office:value="513934" calcext:value-type="float">
            <text:p>513934</text:p>
          </table:table-cell>
          <table:table-cell office:value-type="float" office:value="0.503123867273829" calcext:value-type="float">
            <text:p>0.5031238673</text:p>
          </table:table-cell>
          <table:table-cell office:value-type="float" office:value="6807661" calcext:value-type="float">
            <text:p>6807661</text:p>
          </table:table-cell>
          <table:table-cell office:value-type="float" office:value="0.513625444630448" calcext:value-type="float">
            <text:p>0.5136254446</text:p>
          </table:table-cell>
          <table:table-cell table:formula="of:=LOOKUP([.A309];[Users.$A$1:.$A$869];[Users.$B$1:.$B$869])" office:value-type="float" office:value="594" calcext:value-type="float">
            <text:p>594</text:p>
          </table:table-cell>
          <table:table-cell table:formula="of:=IF([.C309]=1;1;0)" office:value-type="float" office:value="1" calcext:value-type="float">
            <text:p>1</text:p>
          </table:table-cell>
          <table:table-cell table:formula="of:=IF([.C30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05773" calcext:value-type="float">
            <text:p>1305773</text:p>
          </table:table-cell>
          <table:table-cell office:value-type="float" office:value="0.544197268695396" calcext:value-type="float">
            <text:p>0.5441972687</text:p>
          </table:table-cell>
          <table:table-cell office:value-type="float" office:value="1" calcext:value-type="float">
            <text:p>1</text:p>
          </table:table-cell>
          <table:table-cell office:value-type="float" office:value="1305773" calcext:value-type="float">
            <text:p>1305773</text:p>
          </table:table-cell>
          <table:table-cell office:value-type="float" office:value="0.544197268695396" calcext:value-type="float">
            <text:p>0.5441972687</text:p>
          </table:table-cell>
          <table:table-cell office:value-type="float" office:value="1702712" calcext:value-type="float">
            <text:p>1702712</text:p>
          </table:table-cell>
          <table:table-cell office:value-type="float" office:value="0.5608314804665" calcext:value-type="float">
            <text:p>0.5608314805</text:p>
          </table:table-cell>
          <table:table-cell office:value-type="float" office:value="5331371" calcext:value-type="float">
            <text:p>5331371</text:p>
          </table:table-cell>
          <table:table-cell office:value-type="float" office:value="0.566727992823136" calcext:value-type="float">
            <text:p>0.5667279928</text:p>
          </table:table-cell>
          <table:table-cell table:formula="of:=LOOKUP([.A310];[Users.$A$1:.$A$869];[Users.$B$1:.$B$869])" office:value-type="float" office:value="594" calcext:value-type="float">
            <text:p>594</text:p>
          </table:table-cell>
          <table:table-cell table:formula="of:=IF([.C310]=1;1;0)" office:value-type="float" office:value="1" calcext:value-type="float">
            <text:p>1</text:p>
          </table:table-cell>
          <table:table-cell table:formula="of:=IF([.C31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334512" calcext:value-type="float">
            <text:p>13334512</text:p>
          </table:table-cell>
          <table:table-cell office:value-type="float" office:value="0.535663405166209" calcext:value-type="float">
            <text:p>0.5356634052</text:p>
          </table:table-cell>
          <table:table-cell office:value-type="float" office:value="1" calcext:value-type="float">
            <text:p>1</text:p>
          </table:table-cell>
          <table:table-cell office:value-type="float" office:value="13334512" calcext:value-type="float">
            <text:p>13334512</text:p>
          </table:table-cell>
          <table:table-cell office:value-type="float" office:value="0.535663405166209" calcext:value-type="float">
            <text:p>0.5356634052</text:p>
          </table:table-cell>
          <table:table-cell office:value-type="float" office:value="5898477" calcext:value-type="float">
            <text:p>5898477</text:p>
          </table:table-cell>
          <table:table-cell office:value-type="float" office:value="0.552669023463176" calcext:value-type="float">
            <text:p>0.5526690235</text:p>
          </table:table-cell>
          <table:table-cell office:value-type="float" office:value="17480090" calcext:value-type="float">
            <text:p>17480090</text:p>
          </table:table-cell>
          <table:table-cell office:value-type="float" office:value="0.556549604751598" calcext:value-type="float">
            <text:p>0.5565496048</text:p>
          </table:table-cell>
          <table:table-cell table:formula="of:=LOOKUP([.A311];[Users.$A$1:.$A$869];[Users.$B$1:.$B$869])" office:value-type="float" office:value="594" calcext:value-type="float">
            <text:p>594</text:p>
          </table:table-cell>
          <table:table-cell table:formula="of:=IF([.C311]=1;1;0)" office:value-type="float" office:value="1" calcext:value-type="float">
            <text:p>1</text:p>
          </table:table-cell>
          <table:table-cell table:formula="of:=IF([.C31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34051" calcext:value-type="float">
            <text:p>1634051</text:p>
          </table:table-cell>
          <table:table-cell office:value-type="float" office:value="0.526154069434617" calcext:value-type="float">
            <text:p>0.5261540694</text:p>
          </table:table-cell>
          <table:table-cell office:value-type="float" office:value="1" calcext:value-type="float">
            <text:p>1</text:p>
          </table:table-cell>
          <table:table-cell office:value-type="float" office:value="1634051" calcext:value-type="float">
            <text:p>1634051</text:p>
          </table:table-cell>
          <table:table-cell office:value-type="float" office:value="0.526154069434617" calcext:value-type="float">
            <text:p>0.5261540694</text:p>
          </table:table-cell>
          <table:table-cell office:value-type="float" office:value="1568787" calcext:value-type="float">
            <text:p>1568787</text:p>
          </table:table-cell>
          <table:table-cell office:value-type="float" office:value="0.530541408661414" calcext:value-type="float">
            <text:p>0.5305414087</text:p>
          </table:table-cell>
          <table:table-cell office:value-type="float" office:value="4839878" calcext:value-type="float">
            <text:p>4839878</text:p>
          </table:table-cell>
          <table:table-cell office:value-type="float" office:value="0.531046356504038" calcext:value-type="float">
            <text:p>0.5310463565</text:p>
          </table:table-cell>
          <table:table-cell table:formula="of:=LOOKUP([.A312];[Users.$A$1:.$A$869];[Users.$B$1:.$B$869])" office:value-type="float" office:value="595" calcext:value-type="float">
            <text:p>595</text:p>
          </table:table-cell>
          <table:table-cell table:formula="of:=IF([.C312]=1;1;0)" office:value-type="float" office:value="1" calcext:value-type="float">
            <text:p>1</text:p>
          </table:table-cell>
          <table:table-cell table:formula="of:=IF([.C31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70381" calcext:value-type="float">
            <text:p>870381</text:p>
          </table:table-cell>
          <table:table-cell office:value-type="float" office:value="0.461073977731145" calcext:value-type="float">
            <text:p>0.4610739777</text:p>
          </table:table-cell>
          <table:table-cell office:value-type="float" office:value="1" calcext:value-type="float">
            <text:p>1</text:p>
          </table:table-cell>
          <table:table-cell office:value-type="float" office:value="2175168" calcext:value-type="float">
            <text:p>2175168</text:p>
          </table:table-cell>
          <table:table-cell office:value-type="float" office:value="0.373530384567682" calcext:value-type="float">
            <text:p>0.3735303846</text:p>
          </table:table-cell>
          <table:table-cell office:value-type="float" office:value="10004981" calcext:value-type="float">
            <text:p>10004981</text:p>
          </table:table-cell>
          <table:table-cell office:value-type="float" office:value="0.373530384567682" calcext:value-type="float">
            <text:p>0.3735303846</text:p>
          </table:table-cell>
          <table:table-cell office:value-type="float" office:value="10756313" calcext:value-type="float">
            <text:p>10756313</text:p>
          </table:table-cell>
          <table:table-cell office:value-type="float" office:value="0.373530384567682" calcext:value-type="float">
            <text:p>0.3735303846</text:p>
          </table:table-cell>
          <table:table-cell table:formula="of:=LOOKUP([.A313];[Users.$A$1:.$A$869];[Users.$B$1:.$B$869])" office:value-type="float" office:value="595" calcext:value-type="float">
            <text:p>595</text:p>
          </table:table-cell>
          <table:table-cell table:formula="of:=IF([.C313]=1;1;0)" office:value-type="float" office:value="1" calcext:value-type="float">
            <text:p>1</text:p>
          </table:table-cell>
          <table:table-cell table:formula="of:=IF([.C31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99662" calcext:value-type="float">
            <text:p>4099662</text:p>
          </table:table-cell>
          <table:table-cell office:value-type="float" office:value="0.57648681380159" calcext:value-type="float">
            <text:p>0.5764868138</text:p>
          </table:table-cell>
          <table:table-cell office:value-type="float" office:value="0" calcext:value-type="float">
            <text:p>0</text:p>
          </table:table-cell>
          <table:table-cell office:value-type="float" office:value="12627287" calcext:value-type="float">
            <text:p>12627287</text:p>
          </table:table-cell>
          <table:table-cell office:value-type="float" office:value="0.534170511493124" calcext:value-type="float">
            <text:p>0.5341705115</text:p>
          </table:table-cell>
          <table:table-cell office:value-type="float" office:value="2842332" calcext:value-type="float">
            <text:p>2842332</text:p>
          </table:table-cell>
          <table:table-cell office:value-type="float" office:value="0.545257580118921" calcext:value-type="float">
            <text:p>0.5452575801</text:p>
          </table:table-cell>
          <table:table-cell office:value-type="float" office:value="4488918" calcext:value-type="float">
            <text:p>4488918</text:p>
          </table:table-cell>
          <table:table-cell office:value-type="float" office:value="0.553950462294176" calcext:value-type="float">
            <text:p>0.5539504623</text:p>
          </table:table-cell>
          <table:table-cell table:formula="of:=LOOKUP([.A314];[Users.$A$1:.$A$869];[Users.$B$1:.$B$869])" office:value-type="float" office:value="595" calcext:value-type="float">
            <text:p>595</text:p>
          </table:table-cell>
          <table:table-cell table:formula="of:=IF([.C314]=1;1;0)" office:value-type="float" office:value="0" calcext:value-type="float">
            <text:p>0</text:p>
          </table:table-cell>
          <table:table-cell table:formula="of:=IF([.C31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268022" calcext:value-type="float">
            <text:p>2268022</text:p>
          </table:table-cell>
          <table:table-cell office:value-type="float" office:value="0.502775753275392" calcext:value-type="float">
            <text:p>0.5027757533</text:p>
          </table:table-cell>
          <table:table-cell office:value-type="float" office:value="2" calcext:value-type="float">
            <text:p>2</text:p>
          </table:table-cell>
          <table:table-cell office:value-type="float" office:value="16010178" calcext:value-type="float">
            <text:p>16010178</text:p>
          </table:table-cell>
          <table:table-cell office:value-type="float" office:value="0.466639889296164" calcext:value-type="float">
            <text:p>0.4666398893</text:p>
          </table:table-cell>
          <table:table-cell office:value-type="float" office:value="2268022" calcext:value-type="float">
            <text:p>2268022</text:p>
          </table:table-cell>
          <table:table-cell office:value-type="float" office:value="0.502775753275392" calcext:value-type="float">
            <text:p>0.5027757533</text:p>
          </table:table-cell>
          <table:table-cell office:value-type="float" office:value="777715" calcext:value-type="float">
            <text:p>777715</text:p>
          </table:table-cell>
          <table:table-cell office:value-type="float" office:value="0.528652108370976" calcext:value-type="float">
            <text:p>0.5286521084</text:p>
          </table:table-cell>
          <table:table-cell table:formula="of:=LOOKUP([.A315];[Users.$A$1:.$A$869];[Users.$B$1:.$B$869])" office:value-type="float" office:value="595" calcext:value-type="float">
            <text:p>595</text:p>
          </table:table-cell>
          <table:table-cell table:formula="of:=IF([.C315]=1;1;0)" office:value-type="float" office:value="0" calcext:value-type="float">
            <text:p>0</text:p>
          </table:table-cell>
          <table:table-cell table:formula="of:=IF([.C31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483185" calcext:value-type="float">
            <text:p>3483185</text:p>
          </table:table-cell>
          <table:table-cell office:value-type="float" office:value="0.45678178426369" calcext:value-type="float">
            <text:p>0.4567817843</text:p>
          </table:table-cell>
          <table:table-cell office:value-type="float" office:value="1" calcext:value-type="float">
            <text:p>1</text:p>
          </table:table-cell>
          <table:table-cell office:value-type="float" office:value="3483185" calcext:value-type="float">
            <text:p>3483185</text:p>
          </table:table-cell>
          <table:table-cell office:value-type="float" office:value="0.45678178426369" calcext:value-type="float">
            <text:p>0.4567817843</text:p>
          </table:table-cell>
          <table:table-cell office:value-type="float" office:value="7870464" calcext:value-type="float">
            <text:p>7870464</text:p>
          </table:table-cell>
          <table:table-cell office:value-type="float" office:value="0.54805235859468" calcext:value-type="float">
            <text:p>0.5480523586</text:p>
          </table:table-cell>
          <table:table-cell office:value-type="float" office:value="10489144" calcext:value-type="float">
            <text:p>10489144</text:p>
          </table:table-cell>
          <table:table-cell office:value-type="float" office:value="0.555068714734005" calcext:value-type="float">
            <text:p>0.5550687147</text:p>
          </table:table-cell>
          <table:table-cell table:formula="of:=LOOKUP([.A316];[Users.$A$1:.$A$869];[Users.$B$1:.$B$869])" office:value-type="float" office:value="596" calcext:value-type="float">
            <text:p>596</text:p>
          </table:table-cell>
          <table:table-cell table:formula="of:=IF([.C316]=1;1;0)" office:value-type="float" office:value="1" calcext:value-type="float">
            <text:p>1</text:p>
          </table:table-cell>
          <table:table-cell table:formula="of:=IF([.C31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42556" calcext:value-type="float">
            <text:p>2742556</text:p>
          </table:table-cell>
          <table:table-cell office:value-type="float" office:value="0.504498681394099" calcext:value-type="float">
            <text:p>0.5044986814</text:p>
          </table:table-cell>
          <table:table-cell office:value-type="float" office:value="0" calcext:value-type="float">
            <text:p>0</text:p>
          </table:table-cell>
          <table:table-cell office:value-type="float" office:value="18021853" calcext:value-type="float">
            <text:p>18021853</text:p>
          </table:table-cell>
          <table:table-cell office:value-type="float" office:value="0.413047201930185" calcext:value-type="float">
            <text:p>0.4130472019</text:p>
          </table:table-cell>
          <table:table-cell office:value-type="float" office:value="10853908" calcext:value-type="float">
            <text:p>10853908</text:p>
          </table:table-cell>
          <table:table-cell office:value-type="float" office:value="0.420060343712476" calcext:value-type="float">
            <text:p>0.4200603437</text:p>
          </table:table-cell>
          <table:table-cell office:value-type="float" office:value="14921719" calcext:value-type="float">
            <text:p>14921719</text:p>
          </table:table-cell>
          <table:table-cell office:value-type="float" office:value="0.420060343712476" calcext:value-type="float">
            <text:p>0.4200603437</text:p>
          </table:table-cell>
          <table:table-cell table:formula="of:=LOOKUP([.A317];[Users.$A$1:.$A$869];[Users.$B$1:.$B$869])" office:value-type="float" office:value="596" calcext:value-type="float">
            <text:p>596</text:p>
          </table:table-cell>
          <table:table-cell table:formula="of:=IF([.C317]=1;1;0)" office:value-type="float" office:value="0" calcext:value-type="float">
            <text:p>0</text:p>
          </table:table-cell>
          <table:table-cell table:formula="of:=IF([.C31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92099" calcext:value-type="float">
            <text:p>892099</text:p>
          </table:table-cell>
          <table:table-cell office:value-type="float" office:value="0.531437564421872" calcext:value-type="float">
            <text:p>0.5314375644</text:p>
          </table:table-cell>
          <table:table-cell office:value-type="float" office:value="2" calcext:value-type="float">
            <text:p>2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512949144914415" calcext:value-type="float">
            <text:p>0.5129491449</text:p>
          </table:table-cell>
          <table:table-cell office:value-type="float" office:value="892099" calcext:value-type="float">
            <text:p>892099</text:p>
          </table:table-cell>
          <table:table-cell office:value-type="float" office:value="0.531437564421872" calcext:value-type="float">
            <text:p>0.5314375644</text:p>
          </table:table-cell>
          <table:table-cell office:value-type="float" office:value="8484461" calcext:value-type="float">
            <text:p>8484461</text:p>
          </table:table-cell>
          <table:table-cell office:value-type="float" office:value="0.532342207526049" calcext:value-type="float">
            <text:p>0.5323422075</text:p>
          </table:table-cell>
          <table:table-cell table:formula="of:=LOOKUP([.A318];[Users.$A$1:.$A$869];[Users.$B$1:.$B$869])" office:value-type="float" office:value="596" calcext:value-type="float">
            <text:p>596</text:p>
          </table:table-cell>
          <table:table-cell table:formula="of:=IF([.C318]=1;1;0)" office:value-type="float" office:value="0" calcext:value-type="float">
            <text:p>0</text:p>
          </table:table-cell>
          <table:table-cell table:formula="of:=IF([.C31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14725" calcext:value-type="float">
            <text:p>1114725</text:p>
          </table:table-cell>
          <table:table-cell office:value-type="float" office:value="0.512135557960675" calcext:value-type="float">
            <text:p>0.512135558</text:p>
          </table:table-cell>
          <table:table-cell office:value-type="float" office:value="1" calcext:value-type="float">
            <text:p>1</text:p>
          </table:table-cell>
          <table:table-cell office:value-type="float" office:value="1114725" calcext:value-type="float">
            <text:p>1114725</text:p>
          </table:table-cell>
          <table:table-cell office:value-type="float" office:value="0.512135557960675" calcext:value-type="float">
            <text:p>0.512135558</text:p>
          </table:table-cell>
          <table:table-cell office:value-type="float" office:value="9909275" calcext:value-type="float">
            <text:p>9909275</text:p>
          </table:table-cell>
          <table:table-cell office:value-type="float" office:value="0.593667916629713" calcext:value-type="float">
            <text:p>0.5936679166</text:p>
          </table:table-cell>
          <table:table-cell office:value-type="float" office:value="8553755" calcext:value-type="float">
            <text:p>8553755</text:p>
          </table:table-cell>
          <table:table-cell office:value-type="float" office:value="0.602182491590205" calcext:value-type="float">
            <text:p>0.6021824916</text:p>
          </table:table-cell>
          <table:table-cell table:formula="of:=LOOKUP([.A319];[Users.$A$1:.$A$869];[Users.$B$1:.$B$869])" office:value-type="float" office:value="596" calcext:value-type="float">
            <text:p>596</text:p>
          </table:table-cell>
          <table:table-cell table:formula="of:=IF([.C319]=1;1;0)" office:value-type="float" office:value="1" calcext:value-type="float">
            <text:p>1</text:p>
          </table:table-cell>
          <table:table-cell table:formula="of:=IF([.C31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6104" calcext:value-type="float">
            <text:p>276104</text:p>
          </table:table-cell>
          <table:table-cell office:value-type="float" office:value="0.549747987809139" calcext:value-type="float">
            <text:p>0.5497479878</text:p>
          </table:table-cell>
          <table:table-cell office:value-type="float" office:value="0" calcext:value-type="float">
            <text:p>0</text:p>
          </table:table-cell>
          <table:table-cell office:value-type="float" office:value="15333318" calcext:value-type="float">
            <text:p>15333318</text:p>
          </table:table-cell>
          <table:table-cell office:value-type="float" office:value="0.509146426365783" calcext:value-type="float">
            <text:p>0.5091464264</text:p>
          </table:table-cell>
          <table:table-cell office:value-type="float" office:value="7001474" calcext:value-type="float">
            <text:p>7001474</text:p>
          </table:table-cell>
          <table:table-cell office:value-type="float" office:value="0.527080988928747" calcext:value-type="float">
            <text:p>0.5270809889</text:p>
          </table:table-cell>
          <table:table-cell office:value-type="float" office:value="4437688" calcext:value-type="float">
            <text:p>4437688</text:p>
          </table:table-cell>
          <table:table-cell office:value-type="float" office:value="0.542872277574491" calcext:value-type="float">
            <text:p>0.5428722776</text:p>
          </table:table-cell>
          <table:table-cell table:formula="of:=LOOKUP([.A320];[Users.$A$1:.$A$869];[Users.$B$1:.$B$869])" office:value-type="float" office:value="597" calcext:value-type="float">
            <text:p>597</text:p>
          </table:table-cell>
          <table:table-cell table:formula="of:=IF([.C320]=1;1;0)" office:value-type="float" office:value="0" calcext:value-type="float">
            <text:p>0</text:p>
          </table:table-cell>
          <table:table-cell table:formula="of:=IF([.C32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10710" calcext:value-type="float">
            <text:p>3210710</text:p>
          </table:table-cell>
          <table:table-cell office:value-type="float" office:value="0.479539448725031" calcext:value-type="float">
            <text:p>0.4795394487</text:p>
          </table:table-cell>
          <table:table-cell office:value-type="float" office:value="1" calcext:value-type="float">
            <text:p>1</text:p>
          </table:table-cell>
          <table:table-cell office:value-type="float" office:value="3210710" calcext:value-type="float">
            <text:p>3210710</text:p>
          </table:table-cell>
          <table:table-cell office:value-type="float" office:value="0.479539448725031" calcext:value-type="float">
            <text:p>0.4795394487</text:p>
          </table:table-cell>
          <table:table-cell office:value-type="float" office:value="496616" calcext:value-type="float">
            <text:p>496616</text:p>
          </table:table-cell>
          <table:table-cell office:value-type="float" office:value="0.502531456719704" calcext:value-type="float">
            <text:p>0.5025314567</text:p>
          </table:table-cell>
          <table:table-cell office:value-type="float" office:value="6994193" calcext:value-type="float">
            <text:p>6994193</text:p>
          </table:table-cell>
          <table:table-cell office:value-type="float" office:value="0.517226247398235" calcext:value-type="float">
            <text:p>0.5172262474</text:p>
          </table:table-cell>
          <table:table-cell table:formula="of:=LOOKUP([.A321];[Users.$A$1:.$A$869];[Users.$B$1:.$B$869])" office:value-type="float" office:value="598" calcext:value-type="float">
            <text:p>598</text:p>
          </table:table-cell>
          <table:table-cell table:formula="of:=IF([.C321]=1;1;0)" office:value-type="float" office:value="1" calcext:value-type="float">
            <text:p>1</text:p>
          </table:table-cell>
          <table:table-cell table:formula="of:=IF([.C32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7001" calcext:value-type="float">
            <text:p>147001</text:p>
          </table:table-cell>
          <table:table-cell office:value-type="float" office:value="0.532162404904985" calcext:value-type="float">
            <text:p>0.5321624049</text:p>
          </table:table-cell>
          <table:table-cell office:value-type="float" office:value="0" calcext:value-type="float">
            <text:p>0</text:p>
          </table:table-cell>
          <table:table-cell office:value-type="float" office:value="9356372" calcext:value-type="float">
            <text:p>9356372</text:p>
          </table:table-cell>
          <table:table-cell office:value-type="float" office:value="0.418752819124738" calcext:value-type="float">
            <text:p>0.4187528191</text:p>
          </table:table-cell>
          <table:table-cell office:value-type="float" office:value="8009654" calcext:value-type="float">
            <text:p>8009654</text:p>
          </table:table-cell>
          <table:table-cell office:value-type="float" office:value="0.466881097455116" calcext:value-type="float">
            <text:p>0.4668810975</text:p>
          </table:table-cell>
          <table:table-cell office:value-type="float" office:value="15803183" calcext:value-type="float">
            <text:p>15803183</text:p>
          </table:table-cell>
          <table:table-cell office:value-type="float" office:value="0.466881097455116" calcext:value-type="float">
            <text:p>0.4668810975</text:p>
          </table:table-cell>
          <table:table-cell table:formula="of:=LOOKUP([.A322];[Users.$A$1:.$A$869];[Users.$B$1:.$B$869])" office:value-type="float" office:value="598" calcext:value-type="float">
            <text:p>598</text:p>
          </table:table-cell>
          <table:table-cell table:formula="of:=IF([.C322]=1;1;0)" office:value-type="float" office:value="0" calcext:value-type="float">
            <text:p>0</text:p>
          </table:table-cell>
          <table:table-cell table:formula="of:=IF([.C32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56675" calcext:value-type="float">
            <text:p>756675</text:p>
          </table:table-cell>
          <table:table-cell office:value-type="float" office:value="0.628011514938148" calcext:value-type="float">
            <text:p>0.6280115149</text:p>
          </table:table-cell>
          <table:table-cell office:value-type="float" office:value="0" calcext:value-type="float">
            <text:p>0</text:p>
          </table:table-cell>
          <table:table-cell office:value-type="float" office:value="10758963" calcext:value-type="float">
            <text:p>10758963</text:p>
          </table:table-cell>
          <table:table-cell office:value-type="float" office:value="0.583406264464162" calcext:value-type="float">
            <text:p>0.5834062645</text:p>
          </table:table-cell>
          <table:table-cell office:value-type="float" office:value="5448785" calcext:value-type="float">
            <text:p>5448785</text:p>
          </table:table-cell>
          <table:table-cell office:value-type="float" office:value="0.585729616331416" calcext:value-type="float">
            <text:p>0.5857296163</text:p>
          </table:table-cell>
          <table:table-cell office:value-type="float" office:value="2284792" calcext:value-type="float">
            <text:p>2284792</text:p>
          </table:table-cell>
          <table:table-cell office:value-type="float" office:value="0.59170875554999" calcext:value-type="float">
            <text:p>0.5917087555</text:p>
          </table:table-cell>
          <table:table-cell table:formula="of:=LOOKUP([.A323];[Users.$A$1:.$A$869];[Users.$B$1:.$B$869])" office:value-type="float" office:value="599" calcext:value-type="float">
            <text:p>599</text:p>
          </table:table-cell>
          <table:table-cell table:formula="of:=IF([.C323]=1;1;0)" office:value-type="float" office:value="0" calcext:value-type="float">
            <text:p>0</text:p>
          </table:table-cell>
          <table:table-cell table:formula="of:=IF([.C323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22170" calcext:value-type="float">
            <text:p>4622170</text:p>
          </table:table-cell>
          <table:table-cell office:value-type="float" office:value="0.626280499476289" calcext:value-type="float">
            <text:p>0.6262804995</text:p>
          </table:table-cell>
          <table:table-cell office:value-type="float" office:value="0" calcext:value-type="float">
            <text:p>0</text:p>
          </table:table-cell>
          <table:table-cell office:value-type="float" office:value="3168895" calcext:value-type="float">
            <text:p>3168895</text:p>
          </table:table-cell>
          <table:table-cell office:value-type="float" office:value="0.525821815536423" calcext:value-type="float">
            <text:p>0.5258218155</text:p>
          </table:table-cell>
          <table:table-cell office:value-type="float" office:value="6474728" calcext:value-type="float">
            <text:p>6474728</text:p>
          </table:table-cell>
          <table:table-cell office:value-type="float" office:value="0.529266435095508" calcext:value-type="float">
            <text:p>0.5292664351</text:p>
          </table:table-cell>
          <table:table-cell office:value-type="float" office:value="642200" calcext:value-type="float">
            <text:p>642200</text:p>
          </table:table-cell>
          <table:table-cell office:value-type="float" office:value="0.532262696920259" calcext:value-type="float">
            <text:p>0.5322626969</text:p>
          </table:table-cell>
          <table:table-cell table:formula="of:=LOOKUP([.A324];[Users.$A$1:.$A$869];[Users.$B$1:.$B$869])" office:value-type="float" office:value="599" calcext:value-type="float">
            <text:p>599</text:p>
          </table:table-cell>
          <table:table-cell table:formula="of:=IF([.C324]=1;1;0)" office:value-type="float" office:value="0" calcext:value-type="float">
            <text:p>0</text:p>
          </table:table-cell>
          <table:table-cell table:formula="of:=IF([.C32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88448" calcext:value-type="float">
            <text:p>1188448</text:p>
          </table:table-cell>
          <table:table-cell office:value-type="float" office:value="0.501792796958695" calcext:value-type="float">
            <text:p>0.501792797</text:p>
          </table:table-cell>
          <table:table-cell office:value-type="float" office:value="1" calcext:value-type="float">
            <text:p>1</text:p>
          </table:table-cell>
          <table:table-cell office:value-type="float" office:value="1188448" calcext:value-type="float">
            <text:p>1188448</text:p>
          </table:table-cell>
          <table:table-cell office:value-type="float" office:value="0.501792796958695" calcext:value-type="float">
            <text:p>0.501792797</text:p>
          </table:table-cell>
          <table:table-cell office:value-type="float" office:value="7897282" calcext:value-type="float">
            <text:p>7897282</text:p>
          </table:table-cell>
          <table:table-cell office:value-type="float" office:value="0.510579651009788" calcext:value-type="float">
            <text:p>0.510579651</text:p>
          </table:table-cell>
          <table:table-cell office:value-type="float" office:value="711391" calcext:value-type="float">
            <text:p>711391</text:p>
          </table:table-cell>
          <table:table-cell office:value-type="float" office:value="0.51100719636646" calcext:value-type="float">
            <text:p>0.5110071964</text:p>
          </table:table-cell>
          <table:table-cell table:formula="of:=LOOKUP([.A325];[Users.$A$1:.$A$869];[Users.$B$1:.$B$869])" office:value-type="float" office:value="599" calcext:value-type="float">
            <text:p>599</text:p>
          </table:table-cell>
          <table:table-cell table:formula="of:=IF([.C325]=1;1;0)" office:value-type="float" office:value="1" calcext:value-type="float">
            <text:p>1</text:p>
          </table:table-cell>
          <table:table-cell table:formula="of:=IF([.C32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53304" calcext:value-type="float">
            <text:p>2553304</text:p>
          </table:table-cell>
          <table:table-cell office:value-type="float" office:value="0.227553414572143" calcext:value-type="float">
            <text:p>0.2275534146</text:p>
          </table:table-cell>
          <table:table-cell office:value-type="float" office:value="1" calcext:value-type="float">
            <text:p>1</text:p>
          </table:table-cell>
          <table:table-cell office:value-type="float" office:value="2553304" calcext:value-type="float">
            <text:p>2553304</text:p>
          </table:table-cell>
          <table:table-cell office:value-type="float" office:value="0.227553414572143" calcext:value-type="float">
            <text:p>0.2275534146</text:p>
          </table:table-cell>
          <table:table-cell office:value-type="float" office:value="18494291" calcext:value-type="float">
            <text:p>18494291</text:p>
          </table:table-cell>
          <table:table-cell office:value-type="float" office:value="0.385794136913849" calcext:value-type="float">
            <text:p>0.3857941369</text:p>
          </table:table-cell>
          <table:table-cell office:value-type="float" office:value="5963431" calcext:value-type="float">
            <text:p>5963431</text:p>
          </table:table-cell>
          <table:table-cell office:value-type="float" office:value="0.471598172424131" calcext:value-type="float">
            <text:p>0.4715981724</text:p>
          </table:table-cell>
          <table:table-cell table:formula="of:=LOOKUP([.A326];[Users.$A$1:.$A$869];[Users.$B$1:.$B$869])" office:value-type="float" office:value="600" calcext:value-type="float">
            <text:p>600</text:p>
          </table:table-cell>
          <table:table-cell table:formula="of:=IF([.C326]=1;1;0)" office:value-type="float" office:value="1" calcext:value-type="float">
            <text:p>1</text:p>
          </table:table-cell>
          <table:table-cell table:formula="of:=IF([.C32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692252" calcext:value-type="float">
            <text:p>15692252</text:p>
          </table:table-cell>
          <table:table-cell office:value-type="float" office:value="0.409690805382918" calcext:value-type="float">
            <text:p>0.4096908054</text:p>
          </table:table-cell>
          <table:table-cell office:value-type="float" office:value="1" calcext:value-type="float">
            <text:p>1</text:p>
          </table:table-cell>
          <table:table-cell office:value-type="float" office:value="15692252" calcext:value-type="float">
            <text:p>15692252</text:p>
          </table:table-cell>
          <table:table-cell office:value-type="float" office:value="0.409690805382918" calcext:value-type="float">
            <text:p>0.4096908054</text:p>
          </table:table-cell>
          <table:table-cell office:value-type="float" office:value="3562698" calcext:value-type="float">
            <text:p>3562698</text:p>
          </table:table-cell>
          <table:table-cell office:value-type="float" office:value="0.490452671259176" calcext:value-type="float">
            <text:p>0.4904526713</text:p>
          </table:table-cell>
          <table:table-cell office:value-type="float" office:value="2530951" calcext:value-type="float">
            <text:p>2530951</text:p>
          </table:table-cell>
          <table:table-cell office:value-type="float" office:value="0.496586830719029" calcext:value-type="float">
            <text:p>0.4965868307</text:p>
          </table:table-cell>
          <table:table-cell table:formula="of:=LOOKUP([.A327];[Users.$A$1:.$A$869];[Users.$B$1:.$B$869])" office:value-type="float" office:value="600" calcext:value-type="float">
            <text:p>600</text:p>
          </table:table-cell>
          <table:table-cell table:formula="of:=IF([.C327]=1;1;0)" office:value-type="float" office:value="1" calcext:value-type="float">
            <text:p>1</text:p>
          </table:table-cell>
          <table:table-cell table:formula="of:=IF([.C32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724940" calcext:value-type="float">
            <text:p>10724940</text:p>
          </table:table-cell>
          <table:table-cell office:value-type="float" office:value="0.467083328359315" calcext:value-type="float">
            <text:p>0.4670833284</text:p>
          </table:table-cell>
          <table:table-cell office:value-type="float" office:value="1" calcext:value-type="float">
            <text:p>1</text:p>
          </table:table-cell>
          <table:table-cell office:value-type="float" office:value="10724940" calcext:value-type="float">
            <text:p>10724940</text:p>
          </table:table-cell>
          <table:table-cell office:value-type="float" office:value="0.467083328359315" calcext:value-type="float">
            <text:p>0.4670833284</text:p>
          </table:table-cell>
          <table:table-cell office:value-type="float" office:value="10446345" calcext:value-type="float">
            <text:p>10446345</text:p>
          </table:table-cell>
          <table:table-cell office:value-type="float" office:value="0.530086974275577" calcext:value-type="float">
            <text:p>0.5300869743</text:p>
          </table:table-cell>
          <table:table-cell office:value-type="float" office:value="2598142" calcext:value-type="float">
            <text:p>2598142</text:p>
          </table:table-cell>
          <table:table-cell office:value-type="float" office:value="0.532300151711694" calcext:value-type="float">
            <text:p>0.5323001517</text:p>
          </table:table-cell>
          <table:table-cell table:formula="of:=LOOKUP([.A328];[Users.$A$1:.$A$869];[Users.$B$1:.$B$869])" office:value-type="float" office:value="601" calcext:value-type="float">
            <text:p>601</text:p>
          </table:table-cell>
          <table:table-cell table:formula="of:=IF([.C328]=1;1;0)" office:value-type="float" office:value="1" calcext:value-type="float">
            <text:p>1</text:p>
          </table:table-cell>
          <table:table-cell table:formula="of:=IF([.C32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889966" calcext:value-type="float">
            <text:p>16889966</text:p>
          </table:table-cell>
          <table:table-cell office:value-type="float" office:value="0.552426624240947" calcext:value-type="float">
            <text:p>0.5524266242</text:p>
          </table:table-cell>
          <table:table-cell office:value-type="float" office:value="0" calcext:value-type="float">
            <text:p>0</text:p>
          </table:table-cell>
          <table:table-cell office:value-type="float" office:value="87949" calcext:value-type="float">
            <text:p>87949</text:p>
          </table:table-cell>
          <table:table-cell office:value-type="float" office:value="0.481486176480438" calcext:value-type="float">
            <text:p>0.4814861765</text:p>
          </table:table-cell>
          <table:table-cell office:value-type="float" office:value="881500" calcext:value-type="float">
            <text:p>881500</text:p>
          </table:table-cell>
          <table:table-cell office:value-type="float" office:value="0.497293338628605" calcext:value-type="float">
            <text:p>0.4972933386</text:p>
          </table:table-cell>
          <table:table-cell office:value-type="float" office:value="1881338" calcext:value-type="float">
            <text:p>1881338</text:p>
          </table:table-cell>
          <table:table-cell office:value-type="float" office:value="0.499636773848076" calcext:value-type="float">
            <text:p>0.4996367738</text:p>
          </table:table-cell>
          <table:table-cell table:formula="of:=LOOKUP([.A329];[Users.$A$1:.$A$869];[Users.$B$1:.$B$869])" office:value-type="float" office:value="602" calcext:value-type="float">
            <text:p>602</text:p>
          </table:table-cell>
          <table:table-cell table:formula="of:=IF([.C329]=1;1;0)" office:value-type="float" office:value="0" calcext:value-type="float">
            <text:p>0</text:p>
          </table:table-cell>
          <table:table-cell table:formula="of:=IF([.C32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64247" calcext:value-type="float">
            <text:p>1264247</text:p>
          </table:table-cell>
          <table:table-cell office:value-type="float" office:value="0.490620059373747" calcext:value-type="float">
            <text:p>0.4906200594</text:p>
          </table:table-cell>
          <table:table-cell office:value-type="float" office:value="1" calcext:value-type="float">
            <text:p>1</text:p>
          </table:table-cell>
          <table:table-cell office:value-type="float" office:value="1264247" calcext:value-type="float">
            <text:p>1264247</text:p>
          </table:table-cell>
          <table:table-cell office:value-type="float" office:value="0.490620059373747" calcext:value-type="float">
            <text:p>0.4906200594</text:p>
          </table:table-cell>
          <table:table-cell office:value-type="float" office:value="14604925" calcext:value-type="float">
            <text:p>14604925</text:p>
          </table:table-cell>
          <table:table-cell office:value-type="float" office:value="0.512465585082827" calcext:value-type="float">
            <text:p>0.5124655851</text:p>
          </table:table-cell>
          <table:table-cell office:value-type="float" office:value="11339447" calcext:value-type="float">
            <text:p>11339447</text:p>
          </table:table-cell>
          <table:table-cell office:value-type="float" office:value="0.523243352857287" calcext:value-type="float">
            <text:p>0.5232433529</text:p>
          </table:table-cell>
          <table:table-cell table:formula="of:=LOOKUP([.A330];[Users.$A$1:.$A$869];[Users.$B$1:.$B$869])" office:value-type="float" office:value="602" calcext:value-type="float">
            <text:p>602</text:p>
          </table:table-cell>
          <table:table-cell table:formula="of:=IF([.C330]=1;1;0)" office:value-type="float" office:value="1" calcext:value-type="float">
            <text:p>1</text:p>
          </table:table-cell>
          <table:table-cell table:formula="of:=IF([.C33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18905" calcext:value-type="float">
            <text:p>5318905</text:p>
          </table:table-cell>
          <table:table-cell office:value-type="float" office:value="0.46451291234407" calcext:value-type="float">
            <text:p>0.4645129123</text:p>
          </table:table-cell>
          <table:table-cell office:value-type="float" office:value="1" calcext:value-type="float">
            <text:p>1</text:p>
          </table:table-cell>
          <table:table-cell office:value-type="float" office:value="5318905" calcext:value-type="float">
            <text:p>5318905</text:p>
          </table:table-cell>
          <table:table-cell office:value-type="float" office:value="0.46451291234407" calcext:value-type="float">
            <text:p>0.4645129123</text:p>
          </table:table-cell>
          <table:table-cell office:value-type="float" office:value="2289762" calcext:value-type="float">
            <text:p>2289762</text:p>
          </table:table-cell>
          <table:table-cell office:value-type="float" office:value="0.485370935084332" calcext:value-type="float">
            <text:p>0.4853709351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487913575477454" calcext:value-type="float">
            <text:p>0.4879135755</text:p>
          </table:table-cell>
          <table:table-cell table:formula="of:=LOOKUP([.A331];[Users.$A$1:.$A$869];[Users.$B$1:.$B$869])" office:value-type="float" office:value="603" calcext:value-type="float">
            <text:p>603</text:p>
          </table:table-cell>
          <table:table-cell table:formula="of:=IF([.C331]=1;1;0)" office:value-type="float" office:value="1" calcext:value-type="float">
            <text:p>1</text:p>
          </table:table-cell>
          <table:table-cell table:formula="of:=IF([.C33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49709" calcext:value-type="float">
            <text:p>1349709</text:p>
          </table:table-cell>
          <table:table-cell office:value-type="float" office:value="0.629725522307196" calcext:value-type="float">
            <text:p>0.6297255223</text:p>
          </table:table-cell>
          <table:table-cell office:value-type="float" office:value="0" calcext:value-type="float">
            <text:p>0</text:p>
          </table:table-cell>
          <table:table-cell office:value-type="float" office:value="10120456" calcext:value-type="float">
            <text:p>10120456</text:p>
          </table:table-cell>
          <table:table-cell office:value-type="float" office:value="0.442303120703635" calcext:value-type="float">
            <text:p>0.4423031207</text:p>
          </table:table-cell>
          <table:table-cell office:value-type="float" office:value="13305371" calcext:value-type="float">
            <text:p>13305371</text:p>
          </table:table-cell>
          <table:table-cell office:value-type="float" office:value="0.442303120703635" calcext:value-type="float">
            <text:p>0.4423031207</text:p>
          </table:table-cell>
          <table:table-cell office:value-type="float" office:value="15029573" calcext:value-type="float">
            <text:p>15029573</text:p>
          </table:table-cell>
          <table:table-cell office:value-type="float" office:value="0.442303120703635" calcext:value-type="float">
            <text:p>0.4423031207</text:p>
          </table:table-cell>
          <table:table-cell table:formula="of:=LOOKUP([.A332];[Users.$A$1:.$A$869];[Users.$B$1:.$B$869])" office:value-type="float" office:value="604" calcext:value-type="float">
            <text:p>604</text:p>
          </table:table-cell>
          <table:table-cell table:formula="of:=IF([.C332]=1;1;0)" office:value-type="float" office:value="0" calcext:value-type="float">
            <text:p>0</text:p>
          </table:table-cell>
          <table:table-cell table:formula="of:=IF([.C33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57689" calcext:value-type="float">
            <text:p>257689</text:p>
          </table:table-cell>
          <table:table-cell office:value-type="float" office:value="0.45885650920493" calcext:value-type="float">
            <text:p>0.4588565092</text:p>
          </table:table-cell>
          <table:table-cell office:value-type="float" office:value="1" calcext:value-type="float">
            <text:p>1</text:p>
          </table:table-cell>
          <table:table-cell office:value-type="float" office:value="257689" calcext:value-type="float">
            <text:p>257689</text:p>
          </table:table-cell>
          <table:table-cell office:value-type="float" office:value="0.45885650920493" calcext:value-type="float">
            <text:p>0.4588565092</text:p>
          </table:table-cell>
          <table:table-cell office:value-type="float" office:value="2530951" calcext:value-type="float">
            <text:p>2530951</text:p>
          </table:table-cell>
          <table:table-cell office:value-type="float" office:value="0.472330696858753" calcext:value-type="float">
            <text:p>0.4723306969</text:p>
          </table:table-cell>
          <table:table-cell office:value-type="float" office:value="2636319" calcext:value-type="float">
            <text:p>2636319</text:p>
          </table:table-cell>
          <table:table-cell office:value-type="float" office:value="0.475426885262867" calcext:value-type="float">
            <text:p>0.4754268853</text:p>
          </table:table-cell>
          <table:table-cell table:formula="of:=LOOKUP([.A333];[Users.$A$1:.$A$869];[Users.$B$1:.$B$869])" office:value-type="float" office:value="604" calcext:value-type="float">
            <text:p>604</text:p>
          </table:table-cell>
          <table:table-cell table:formula="of:=IF([.C333]=1;1;0)" office:value-type="float" office:value="1" calcext:value-type="float">
            <text:p>1</text:p>
          </table:table-cell>
          <table:table-cell table:formula="of:=IF([.C33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25924" calcext:value-type="float">
            <text:p>825924</text:p>
          </table:table-cell>
          <table:table-cell office:value-type="float" office:value="0.563177742428588" calcext:value-type="float">
            <text:p>0.5631777424</text:p>
          </table:table-cell>
          <table:table-cell office:value-type="float" office:value="0" calcext:value-type="float">
            <text:p>0</text:p>
          </table:table-cell>
          <table:table-cell office:value-type="float" office:value="18014722" calcext:value-type="float">
            <text:p>18014722</text:p>
          </table:table-cell>
          <table:table-cell office:value-type="float" office:value="0.512377192316084" calcext:value-type="float">
            <text:p>0.5123771923</text:p>
          </table:table-cell>
          <table:table-cell office:value-type="float" office:value="294499" calcext:value-type="float">
            <text:p>294499</text:p>
          </table:table-cell>
          <table:table-cell office:value-type="float" office:value="0.526561184885033" calcext:value-type="float">
            <text:p>0.5265611849</text:p>
          </table:table-cell>
          <table:table-cell office:value-type="float" office:value="12812500" calcext:value-type="float">
            <text:p>12812500</text:p>
          </table:table-cell>
          <table:table-cell office:value-type="float" office:value="0.52736942789869" calcext:value-type="float">
            <text:p>0.5273694279</text:p>
          </table:table-cell>
          <table:table-cell table:formula="of:=LOOKUP([.A334];[Users.$A$1:.$A$869];[Users.$B$1:.$B$869])" office:value-type="float" office:value="605" calcext:value-type="float">
            <text:p>605</text:p>
          </table:table-cell>
          <table:table-cell table:formula="of:=IF([.C334]=1;1;0)" office:value-type="float" office:value="0" calcext:value-type="float">
            <text:p>0</text:p>
          </table:table-cell>
          <table:table-cell table:formula="of:=IF([.C33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19989" calcext:value-type="float">
            <text:p>1819989</text:p>
          </table:table-cell>
          <table:table-cell office:value-type="float" office:value="0.518582134157401" calcext:value-type="float">
            <text:p>0.5185821342</text:p>
          </table:table-cell>
          <table:table-cell office:value-type="float" office:value="1" calcext:value-type="float">
            <text:p>1</text:p>
          </table:table-cell>
          <table:table-cell office:value-type="float" office:value="1819989" calcext:value-type="float">
            <text:p>1819989</text:p>
          </table:table-cell>
          <table:table-cell office:value-type="float" office:value="0.518582134157401" calcext:value-type="float">
            <text:p>0.5185821342</text:p>
          </table:table-cell>
          <table:table-cell office:value-type="float" office:value="2235589" calcext:value-type="float">
            <text:p>2235589</text:p>
          </table:table-cell>
          <table:table-cell office:value-type="float" office:value="0.596030795348016" calcext:value-type="float">
            <text:p>0.5960307953</text:p>
          </table:table-cell>
          <table:table-cell office:value-type="float" office:value="2530951" calcext:value-type="float">
            <text:p>2530951</text:p>
          </table:table-cell>
          <table:table-cell office:value-type="float" office:value="0.596856519434368" calcext:value-type="float">
            <text:p>0.5968565194</text:p>
          </table:table-cell>
          <table:table-cell table:formula="of:=LOOKUP([.A335];[Users.$A$1:.$A$869];[Users.$B$1:.$B$869])" office:value-type="float" office:value="605" calcext:value-type="float">
            <text:p>605</text:p>
          </table:table-cell>
          <table:table-cell table:formula="of:=IF([.C335]=1;1;0)" office:value-type="float" office:value="1" calcext:value-type="float">
            <text:p>1</text:p>
          </table:table-cell>
          <table:table-cell table:formula="of:=IF([.C33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874157" calcext:value-type="float">
            <text:p>16874157</text:p>
          </table:table-cell>
          <table:table-cell office:value-type="float" office:value="0.693147180559945" calcext:value-type="float">
            <text:p>0.6931471806</text:p>
          </table:table-cell>
          <table:table-cell office:value-type="float" office:value="0" calcext:value-type="float">
            <text:p>0</text:p>
          </table:table-cell>
          <table:table-cell office:value-type="float" office:value="840732" calcext:value-type="float">
            <text:p>840732</text:p>
          </table:table-cell>
          <table:table-cell office:value-type="float" office:value="0.544552327491645" calcext:value-type="float">
            <text:p>0.5445523275</text:p>
          </table:table-cell>
          <table:table-cell office:value-type="float" office:value="8661105" calcext:value-type="float">
            <text:p>8661105</text:p>
          </table:table-cell>
          <table:table-cell office:value-type="float" office:value="0.546464467925425" calcext:value-type="float">
            <text:p>0.5464644679</text:p>
          </table:table-cell>
          <table:table-cell office:value-type="float" office:value="3871804" calcext:value-type="float">
            <text:p>3871804</text:p>
          </table:table-cell>
          <table:table-cell office:value-type="float" office:value="0.552488719813399" calcext:value-type="float">
            <text:p>0.5524887198</text:p>
          </table:table-cell>
          <table:table-cell table:formula="of:=LOOKUP([.A336];[Users.$A$1:.$A$869];[Users.$B$1:.$B$869])" office:value-type="float" office:value="605" calcext:value-type="float">
            <text:p>605</text:p>
          </table:table-cell>
          <table:table-cell table:formula="of:=IF([.C336]=1;1;0)" office:value-type="float" office:value="0" calcext:value-type="float">
            <text:p>0</text:p>
          </table:table-cell>
          <table:table-cell table:formula="of:=IF([.C336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29427" calcext:value-type="float">
            <text:p>5929427</text:p>
          </table:table-cell>
          <table:table-cell office:value-type="float" office:value="0.443527693061017" calcext:value-type="float">
            <text:p>0.4435276931</text:p>
          </table:table-cell>
          <table:table-cell office:value-type="float" office:value="1" calcext:value-type="float">
            <text:p>1</text:p>
          </table:table-cell>
          <table:table-cell office:value-type="float" office:value="5929427" calcext:value-type="float">
            <text:p>5929427</text:p>
          </table:table-cell>
          <table:table-cell office:value-type="float" office:value="0.443527693061017" calcext:value-type="float">
            <text:p>0.4435276931</text:p>
          </table:table-cell>
          <table:table-cell office:value-type="float" office:value="8726235" calcext:value-type="float">
            <text:p>8726235</text:p>
          </table:table-cell>
          <table:table-cell office:value-type="float" office:value="0.458426554016896" calcext:value-type="float">
            <text:p>0.458426554</text:p>
          </table:table-cell>
          <table:table-cell office:value-type="float" office:value="12957646" calcext:value-type="float">
            <text:p>12957646</text:p>
          </table:table-cell>
          <table:table-cell office:value-type="float" office:value="0.548135036502102" calcext:value-type="float">
            <text:p>0.5481350365</text:p>
          </table:table-cell>
          <table:table-cell table:formula="of:=LOOKUP([.A337];[Users.$A$1:.$A$869];[Users.$B$1:.$B$869])" office:value-type="float" office:value="605" calcext:value-type="float">
            <text:p>605</text:p>
          </table:table-cell>
          <table:table-cell table:formula="of:=IF([.C337]=1;1;0)" office:value-type="float" office:value="1" calcext:value-type="float">
            <text:p>1</text:p>
          </table:table-cell>
          <table:table-cell table:formula="of:=IF([.C33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57861" calcext:value-type="float">
            <text:p>2757861</text:p>
          </table:table-cell>
          <table:table-cell office:value-type="float" office:value="0.611510033351342" calcext:value-type="float">
            <text:p>0.6115100334</text:p>
          </table:table-cell>
          <table:table-cell office:value-type="float" office:value="0" calcext:value-type="float">
            <text:p>0</text:p>
          </table:table-cell>
          <table:table-cell office:value-type="float" office:value="14991072" calcext:value-type="float">
            <text:p>14991072</text:p>
          </table:table-cell>
          <table:table-cell office:value-type="float" office:value="0.534707878097232" calcext:value-type="float">
            <text:p>0.5347078781</text:p>
          </table:table-cell>
          <table:table-cell office:value-type="float" office:value="12759084" calcext:value-type="float">
            <text:p>12759084</text:p>
          </table:table-cell>
          <table:table-cell office:value-type="float" office:value="0.541850004948036" calcext:value-type="float">
            <text:p>0.5418500049</text:p>
          </table:table-cell>
          <table:table-cell office:value-type="float" office:value="5900808" calcext:value-type="float">
            <text:p>5900808</text:p>
          </table:table-cell>
          <table:table-cell office:value-type="float" office:value="0.542275261240823" calcext:value-type="float">
            <text:p>0.5422752612</text:p>
          </table:table-cell>
          <table:table-cell table:formula="of:=LOOKUP([.A338];[Users.$A$1:.$A$869];[Users.$B$1:.$B$869])" office:value-type="float" office:value="606" calcext:value-type="float">
            <text:p>606</text:p>
          </table:table-cell>
          <table:table-cell table:formula="of:=IF([.C338]=1;1;0)" office:value-type="float" office:value="0" calcext:value-type="float">
            <text:p>0</text:p>
          </table:table-cell>
          <table:table-cell table:formula="of:=IF([.C33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87049" calcext:value-type="float">
            <text:p>3087049</text:p>
          </table:table-cell>
          <table:table-cell office:value-type="float" office:value="0.442040118469026" calcext:value-type="float">
            <text:p>0.4420401185</text:p>
          </table:table-cell>
          <table:table-cell office:value-type="float" office:value="1" calcext:value-type="float">
            <text:p>1</text:p>
          </table:table-cell>
          <table:table-cell office:value-type="float" office:value="2528811" calcext:value-type="float">
            <text:p>2528811</text:p>
          </table:table-cell>
          <table:table-cell office:value-type="float" office:value="0.513137217301131" calcext:value-type="float">
            <text:p>0.5131372173</text:p>
          </table:table-cell>
          <table:table-cell office:value-type="float" office:value="587038" calcext:value-type="float">
            <text:p>587038</text:p>
          </table:table-cell>
          <table:table-cell office:value-type="float" office:value="0.592072822894132" calcext:value-type="float">
            <text:p>0.5920728229</text:p>
          </table:table-cell>
          <table:table-cell office:value-type="float" office:value="4960823" calcext:value-type="float">
            <text:p>4960823</text:p>
          </table:table-cell>
          <table:table-cell office:value-type="float" office:value="0.594044263330525" calcext:value-type="float">
            <text:p>0.5940442633</text:p>
          </table:table-cell>
          <table:table-cell table:formula="of:=LOOKUP([.A339];[Users.$A$1:.$A$869];[Users.$B$1:.$B$869])" office:value-type="float" office:value="607" calcext:value-type="float">
            <text:p>607</text:p>
          </table:table-cell>
          <table:table-cell table:formula="of:=IF([.C339]=1;1;0)" office:value-type="float" office:value="1" calcext:value-type="float">
            <text:p>1</text:p>
          </table:table-cell>
          <table:table-cell table:formula="of:=IF([.C33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68537" calcext:value-type="float">
            <text:p>1968537</text:p>
          </table:table-cell>
          <table:table-cell office:value-type="float" office:value="0.605920740402441" calcext:value-type="float">
            <text:p>0.6059207404</text:p>
          </table:table-cell>
          <table:table-cell office:value-type="float" office:value="0" calcext:value-type="float">
            <text:p>0</text:p>
          </table:table-cell>
          <table:table-cell office:value-type="float" office:value="9016139" calcext:value-type="float">
            <text:p>9016139</text:p>
          </table:table-cell>
          <table:table-cell office:value-type="float" office:value="0.519488885921384" calcext:value-type="float">
            <text:p>0.5194888859</text:p>
          </table:table-cell>
          <table:table-cell office:value-type="float" office:value="12198654" calcext:value-type="float">
            <text:p>12198654</text:p>
          </table:table-cell>
          <table:table-cell office:value-type="float" office:value="0.54634217289452" calcext:value-type="float">
            <text:p>0.5463421729</text:p>
          </table:table-cell>
          <table:table-cell office:value-type="float" office:value="16750589" calcext:value-type="float">
            <text:p>16750589</text:p>
          </table:table-cell>
          <table:table-cell office:value-type="float" office:value="0.546424770116535" calcext:value-type="float">
            <text:p>0.5464247701</text:p>
          </table:table-cell>
          <table:table-cell table:formula="of:=LOOKUP([.A340];[Users.$A$1:.$A$869];[Users.$B$1:.$B$869])" office:value-type="float" office:value="607" calcext:value-type="float">
            <text:p>607</text:p>
          </table:table-cell>
          <table:table-cell table:formula="of:=IF([.C340]=1;1;0)" office:value-type="float" office:value="0" calcext:value-type="float">
            <text:p>0</text:p>
          </table:table-cell>
          <table:table-cell table:formula="of:=IF([.C34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00013" calcext:value-type="float">
            <text:p>1500013</text:p>
          </table:table-cell>
          <table:table-cell office:value-type="float" office:value="0.395794713302221" calcext:value-type="float">
            <text:p>0.3957947133</text:p>
          </table:table-cell>
          <table:table-cell office:value-type="float" office:value="1" calcext:value-type="float">
            <text:p>1</text:p>
          </table:table-cell>
          <table:table-cell office:value-type="float" office:value="1500013" calcext:value-type="float">
            <text:p>1500013</text:p>
          </table:table-cell>
          <table:table-cell office:value-type="float" office:value="0.395794713302221" calcext:value-type="float">
            <text:p>0.3957947133</text:p>
          </table:table-cell>
          <table:table-cell office:value-type="float" office:value="1385953" calcext:value-type="float">
            <text:p>1385953</text:p>
          </table:table-cell>
          <table:table-cell office:value-type="float" office:value="0.519569634754951" calcext:value-type="float">
            <text:p>0.5195696348</text:p>
          </table:table-cell>
          <table:table-cell office:value-type="float" office:value="5406319" calcext:value-type="float">
            <text:p>5406319</text:p>
          </table:table-cell>
          <table:table-cell office:value-type="float" office:value="0.524834965807892" calcext:value-type="float">
            <text:p>0.5248349658</text:p>
          </table:table-cell>
          <table:table-cell table:formula="of:=LOOKUP([.A341];[Users.$A$1:.$A$869];[Users.$B$1:.$B$869])" office:value-type="float" office:value="608" calcext:value-type="float">
            <text:p>608</text:p>
          </table:table-cell>
          <table:table-cell table:formula="of:=IF([.C341]=1;1;0)" office:value-type="float" office:value="1" calcext:value-type="float">
            <text:p>1</text:p>
          </table:table-cell>
          <table:table-cell table:formula="of:=IF([.C34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17755" calcext:value-type="float">
            <text:p>1517755</text:p>
          </table:table-cell>
          <table:table-cell office:value-type="float" office:value="0.126812406236456" calcext:value-type="float">
            <text:p>0.1268124062</text:p>
          </table:table-cell>
          <table:table-cell office:value-type="float" office:value="1" calcext:value-type="float">
            <text:p>1</text:p>
          </table:table-cell>
          <table:table-cell office:value-type="float" office:value="1517755" calcext:value-type="float">
            <text:p>1517755</text:p>
          </table:table-cell>
          <table:table-cell office:value-type="float" office:value="0.126812406236456" calcext:value-type="float">
            <text:p>0.1268124062</text:p>
          </table:table-cell>
          <table:table-cell office:value-type="float" office:value="1857936" calcext:value-type="float">
            <text:p>1857936</text:p>
          </table:table-cell>
          <table:table-cell office:value-type="float" office:value="0.372540184626983" calcext:value-type="float">
            <text:p>0.3725401846</text:p>
          </table:table-cell>
          <table:table-cell office:value-type="float" office:value="6091910" calcext:value-type="float">
            <text:p>6091910</text:p>
          </table:table-cell>
          <table:table-cell office:value-type="float" office:value="0.372751253244073" calcext:value-type="float">
            <text:p>0.3727512532</text:p>
          </table:table-cell>
          <table:table-cell table:formula="of:=LOOKUP([.A342];[Users.$A$1:.$A$869];[Users.$B$1:.$B$869])" office:value-type="float" office:value="608" calcext:value-type="float">
            <text:p>608</text:p>
          </table:table-cell>
          <table:table-cell table:formula="of:=IF([.C342]=1;1;0)" office:value-type="float" office:value="1" calcext:value-type="float">
            <text:p>1</text:p>
          </table:table-cell>
          <table:table-cell table:formula="of:=IF([.C34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101650" calcext:value-type="float">
            <text:p>13101650</text:p>
          </table:table-cell>
          <table:table-cell office:value-type="float" office:value="0.500080396520685" calcext:value-type="float">
            <text:p>0.5000803965</text:p>
          </table:table-cell>
          <table:table-cell office:value-type="float" office:value="2" calcext:value-type="float">
            <text:p>2</text:p>
          </table:table-cell>
          <table:table-cell office:value-type="float" office:value="1500013" calcext:value-type="float">
            <text:p>1500013</text:p>
          </table:table-cell>
          <table:table-cell office:value-type="float" office:value="0.498856987746103" calcext:value-type="float">
            <text:p>0.4988569877</text:p>
          </table:table-cell>
          <table:table-cell office:value-type="float" office:value="13101650" calcext:value-type="float">
            <text:p>13101650</text:p>
          </table:table-cell>
          <table:table-cell office:value-type="float" office:value="0.500080396520685" calcext:value-type="float">
            <text:p>0.5000803965</text:p>
          </table:table-cell>
          <table:table-cell office:value-type="float" office:value="4319413" calcext:value-type="float">
            <text:p>4319413</text:p>
          </table:table-cell>
          <table:table-cell office:value-type="float" office:value="0.505928000767038" calcext:value-type="float">
            <text:p>0.5059280008</text:p>
          </table:table-cell>
          <table:table-cell table:formula="of:=LOOKUP([.A343];[Users.$A$1:.$A$869];[Users.$B$1:.$B$869])" office:value-type="float" office:value="608" calcext:value-type="float">
            <text:p>608</text:p>
          </table:table-cell>
          <table:table-cell table:formula="of:=IF([.C343]=1;1;0)" office:value-type="float" office:value="0" calcext:value-type="float">
            <text:p>0</text:p>
          </table:table-cell>
          <table:table-cell table:formula="of:=IF([.C34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230475" calcext:value-type="float">
            <text:p>7230475</text:p>
          </table:table-cell>
          <table:table-cell office:value-type="float" office:value="0.614326944138565" calcext:value-type="float">
            <text:p>0.6143269441</text:p>
          </table:table-cell>
          <table:table-cell office:value-type="float" office:value="0" calcext:value-type="float">
            <text:p>0</text:p>
          </table:table-cell>
          <table:table-cell office:value-type="float" office:value="12606866" calcext:value-type="float">
            <text:p>12606866</text:p>
          </table:table-cell>
          <table:table-cell office:value-type="float" office:value="0.454096465729537" calcext:value-type="float">
            <text:p>0.4540964657</text:p>
          </table:table-cell>
          <table:table-cell office:value-type="float" office:value="16105114" calcext:value-type="float">
            <text:p>16105114</text:p>
          </table:table-cell>
          <table:table-cell office:value-type="float" office:value="0.471631365912294" calcext:value-type="float">
            <text:p>0.4716313659</text:p>
          </table:table-cell>
          <table:table-cell office:value-type="float" office:value="8425178" calcext:value-type="float">
            <text:p>8425178</text:p>
          </table:table-cell>
          <table:table-cell office:value-type="float" office:value="0.53585414762132" calcext:value-type="float">
            <text:p>0.5358541476</text:p>
          </table:table-cell>
          <table:table-cell table:formula="of:=LOOKUP([.A344];[Users.$A$1:.$A$869];[Users.$B$1:.$B$869])" office:value-type="float" office:value="608" calcext:value-type="float">
            <text:p>608</text:p>
          </table:table-cell>
          <table:table-cell table:formula="of:=IF([.C344]=1;1;0)" office:value-type="float" office:value="0" calcext:value-type="float">
            <text:p>0</text:p>
          </table:table-cell>
          <table:table-cell table:formula="of:=IF([.C34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83049" calcext:value-type="float">
            <text:p>5683049</text:p>
          </table:table-cell>
          <table:table-cell office:value-type="float" office:value="0.554393711045658" calcext:value-type="float">
            <text:p>0.554393711</text:p>
          </table:table-cell>
          <table:table-cell office:value-type="float" office:value="0" calcext:value-type="float">
            <text:p>0</text:p>
          </table:table-cell>
          <table:table-cell office:value-type="float" office:value="16542694" calcext:value-type="float">
            <text:p>16542694</text:p>
          </table:table-cell>
          <table:table-cell office:value-type="float" office:value="0.410440194627244" calcext:value-type="float">
            <text:p>0.4104401946</text:p>
          </table:table-cell>
          <table:table-cell office:value-type="float" office:value="9424852" calcext:value-type="float">
            <text:p>9424852</text:p>
          </table:table-cell>
          <table:table-cell office:value-type="float" office:value="0.435144736468369" calcext:value-type="float">
            <text:p>0.4351447365</text:p>
          </table:table-cell>
          <table:table-cell office:value-type="float" office:value="5950860" calcext:value-type="float">
            <text:p>5950860</text:p>
          </table:table-cell>
          <table:table-cell office:value-type="float" office:value="0.43557089862562" calcext:value-type="float">
            <text:p>0.4355708986</text:p>
          </table:table-cell>
          <table:table-cell table:formula="of:=LOOKUP([.A345];[Users.$A$1:.$A$869];[Users.$B$1:.$B$869])" office:value-type="float" office:value="608" calcext:value-type="float">
            <text:p>608</text:p>
          </table:table-cell>
          <table:table-cell table:formula="of:=IF([.C345]=1;1;0)" office:value-type="float" office:value="0" calcext:value-type="float">
            <text:p>0</text:p>
          </table:table-cell>
          <table:table-cell table:formula="of:=IF([.C345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17662" calcext:value-type="float">
            <text:p>1217662</text:p>
          </table:table-cell>
          <table:table-cell office:value-type="float" office:value="0.542557134872484" calcext:value-type="float">
            <text:p>0.5425571349</text:p>
          </table:table-cell>
          <table:table-cell office:value-type="float" office:value="1" calcext:value-type="float">
            <text:p>1</text:p>
          </table:table-cell>
          <table:table-cell office:value-type="float" office:value="1217662" calcext:value-type="float">
            <text:p>1217662</text:p>
          </table:table-cell>
          <table:table-cell office:value-type="float" office:value="0.542557134872484" calcext:value-type="float">
            <text:p>0.5425571349</text:p>
          </table:table-cell>
          <table:table-cell office:value-type="float" office:value="16319888" calcext:value-type="float">
            <text:p>16319888</text:p>
          </table:table-cell>
          <table:table-cell office:value-type="float" office:value="0.554698387787913" calcext:value-type="float">
            <text:p>0.5546983878</text:p>
          </table:table-cell>
          <table:table-cell office:value-type="float" office:value="1279474" calcext:value-type="float">
            <text:p>1279474</text:p>
          </table:table-cell>
          <table:table-cell office:value-type="float" office:value="0.560518051914342" calcext:value-type="float">
            <text:p>0.5605180519</text:p>
          </table:table-cell>
          <table:table-cell table:formula="of:=LOOKUP([.A346];[Users.$A$1:.$A$869];[Users.$B$1:.$B$869])" office:value-type="float" office:value="609" calcext:value-type="float">
            <text:p>609</text:p>
          </table:table-cell>
          <table:table-cell table:formula="of:=IF([.C346]=1;1;0)" office:value-type="float" office:value="1" calcext:value-type="float">
            <text:p>1</text:p>
          </table:table-cell>
          <table:table-cell table:formula="of:=IF([.C34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60500" calcext:value-type="float">
            <text:p>1960500</text:p>
          </table:table-cell>
          <table:table-cell office:value-type="float" office:value="0.458323353556797" calcext:value-type="float">
            <text:p>0.4583233536</text:p>
          </table:table-cell>
          <table:table-cell office:value-type="float" office:value="2" calcext:value-type="float">
            <text:p>2</text:p>
          </table:table-cell>
          <table:table-cell office:value-type="float" office:value="1700673" calcext:value-type="float">
            <text:p>1700673</text:p>
          </table:table-cell>
          <table:table-cell office:value-type="float" office:value="0.456266620156417" calcext:value-type="float">
            <text:p>0.4562666202</text:p>
          </table:table-cell>
          <table:table-cell office:value-type="float" office:value="1960500" calcext:value-type="float">
            <text:p>1960500</text:p>
          </table:table-cell>
          <table:table-cell office:value-type="float" office:value="0.458323353556797" calcext:value-type="float">
            <text:p>0.4583233536</text:p>
          </table:table-cell>
          <table:table-cell office:value-type="float" office:value="2830237" calcext:value-type="float">
            <text:p>2830237</text:p>
          </table:table-cell>
          <table:table-cell office:value-type="float" office:value="0.459446839986745" calcext:value-type="float">
            <text:p>0.45944684</text:p>
          </table:table-cell>
          <table:table-cell table:formula="of:=LOOKUP([.A347];[Users.$A$1:.$A$869];[Users.$B$1:.$B$869])" office:value-type="float" office:value="610" calcext:value-type="float">
            <text:p>610</text:p>
          </table:table-cell>
          <table:table-cell table:formula="of:=IF([.C347]=1;1;0)" office:value-type="float" office:value="0" calcext:value-type="float">
            <text:p>0</text:p>
          </table:table-cell>
          <table:table-cell table:formula="of:=IF([.C34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81069" calcext:value-type="float">
            <text:p>781069</text:p>
          </table:table-cell>
          <table:table-cell office:value-type="float" office:value="0.466103635100754" calcext:value-type="float">
            <text:p>0.4661036351</text:p>
          </table:table-cell>
          <table:table-cell office:value-type="float" office:value="1" calcext:value-type="float">
            <text:p>1</text:p>
          </table:table-cell>
          <table:table-cell office:value-type="float" office:value="469821" calcext:value-type="float">
            <text:p>469821</text:p>
          </table:table-cell>
          <table:table-cell office:value-type="float" office:value="0.559502010886982" calcext:value-type="float">
            <text:p>0.5595020109</text:p>
          </table:table-cell>
          <table:table-cell office:value-type="float" office:value="14096445" calcext:value-type="float">
            <text:p>14096445</text:p>
          </table:table-cell>
          <table:table-cell office:value-type="float" office:value="0.571560231565901" calcext:value-type="float">
            <text:p>0.5715602316</text:p>
          </table:table-cell>
          <table:table-cell office:value-type="float" office:value="9841478" calcext:value-type="float">
            <text:p>9841478</text:p>
          </table:table-cell>
          <table:table-cell office:value-type="float" office:value="0.572469425945771" calcext:value-type="float">
            <text:p>0.5724694259</text:p>
          </table:table-cell>
          <table:table-cell table:formula="of:=LOOKUP([.A348];[Users.$A$1:.$A$869];[Users.$B$1:.$B$869])" office:value-type="float" office:value="610" calcext:value-type="float">
            <text:p>610</text:p>
          </table:table-cell>
          <table:table-cell table:formula="of:=IF([.C348]=1;1;0)" office:value-type="float" office:value="1" calcext:value-type="float">
            <text:p>1</text:p>
          </table:table-cell>
          <table:table-cell table:formula="of:=IF([.C34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27548" calcext:value-type="float">
            <text:p>6127548</text:p>
          </table:table-cell>
          <table:table-cell office:value-type="float" office:value="0.482878433437799" calcext:value-type="float">
            <text:p>0.4828784334</text:p>
          </table:table-cell>
          <table:table-cell office:value-type="float" office:value="1" calcext:value-type="float">
            <text:p>1</text:p>
          </table:table-cell>
          <table:table-cell office:value-type="float" office:value="6127548" calcext:value-type="float">
            <text:p>6127548</text:p>
          </table:table-cell>
          <table:table-cell office:value-type="float" office:value="0.482878433437799" calcext:value-type="float">
            <text:p>0.4828784334</text:p>
          </table:table-cell>
          <table:table-cell office:value-type="float" office:value="13994413" calcext:value-type="float">
            <text:p>13994413</text:p>
          </table:table-cell>
          <table:table-cell office:value-type="float" office:value="0.522038809194609" calcext:value-type="float">
            <text:p>0.5220388092</text:p>
          </table:table-cell>
          <table:table-cell office:value-type="float" office:value="3158297" calcext:value-type="float">
            <text:p>3158297</text:p>
          </table:table-cell>
          <table:table-cell office:value-type="float" office:value="0.532555222673521" calcext:value-type="float">
            <text:p>0.5325552227</text:p>
          </table:table-cell>
          <table:table-cell table:formula="of:=LOOKUP([.A349];[Users.$A$1:.$A$869];[Users.$B$1:.$B$869])" office:value-type="float" office:value="610" calcext:value-type="float">
            <text:p>610</text:p>
          </table:table-cell>
          <table:table-cell table:formula="of:=IF([.C349]=1;1;0)" office:value-type="float" office:value="1" calcext:value-type="float">
            <text:p>1</text:p>
          </table:table-cell>
          <table:table-cell table:formula="of:=IF([.C34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497285" calcext:value-type="float">
            <text:p>12497285</text:p>
          </table:table-cell>
          <table:table-cell office:value-type="float" office:value="0.598270849533474" calcext:value-type="float">
            <text:p>0.5982708495</text:p>
          </table:table-cell>
          <table:table-cell office:value-type="float" office:value="0" calcext:value-type="float">
            <text:p>0</text:p>
          </table:table-cell>
          <table:table-cell office:value-type="float" office:value="17499053" calcext:value-type="float">
            <text:p>17499053</text:p>
          </table:table-cell>
          <table:table-cell office:value-type="float" office:value="0.418981672717799" calcext:value-type="float">
            <text:p>0.4189816727</text:p>
          </table:table-cell>
          <table:table-cell office:value-type="float" office:value="18917050" calcext:value-type="float">
            <text:p>18917050</text:p>
          </table:table-cell>
          <table:table-cell office:value-type="float" office:value="0.468273048320852" calcext:value-type="float">
            <text:p>0.4682730483</text:p>
          </table:table-cell>
          <table:table-cell office:value-type="float" office:value="10806448" calcext:value-type="float">
            <text:p>10806448</text:p>
          </table:table-cell>
          <table:table-cell office:value-type="float" office:value="0.468273048320852" calcext:value-type="float">
            <text:p>0.4682730483</text:p>
          </table:table-cell>
          <table:table-cell table:formula="of:=LOOKUP([.A350];[Users.$A$1:.$A$869];[Users.$B$1:.$B$869])" office:value-type="float" office:value="611" calcext:value-type="float">
            <text:p>611</text:p>
          </table:table-cell>
          <table:table-cell table:formula="of:=IF([.C350]=1;1;0)" office:value-type="float" office:value="0" calcext:value-type="float">
            <text:p>0</text:p>
          </table:table-cell>
          <table:table-cell table:formula="of:=IF([.C35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23189" calcext:value-type="float">
            <text:p>1923189</text:p>
          </table:table-cell>
          <table:table-cell office:value-type="float" office:value="0.451045134975801" calcext:value-type="float">
            <text:p>0.451045135</text:p>
          </table:table-cell>
          <table:table-cell office:value-type="float" office:value="1" calcext:value-type="float">
            <text:p>1</text:p>
          </table:table-cell>
          <table:table-cell office:value-type="float" office:value="1923189" calcext:value-type="float">
            <text:p>1923189</text:p>
          </table:table-cell>
          <table:table-cell office:value-type="float" office:value="0.451045134975801" calcext:value-type="float">
            <text:p>0.451045135</text:p>
          </table:table-cell>
          <table:table-cell office:value-type="float" office:value="5606012" calcext:value-type="float">
            <text:p>5606012</text:p>
          </table:table-cell>
          <table:table-cell office:value-type="float" office:value="0.518784346747355" calcext:value-type="float">
            <text:p>0.5187843467</text:p>
          </table:table-cell>
          <table:table-cell office:value-type="float" office:value="4796716" calcext:value-type="float">
            <text:p>4796716</text:p>
          </table:table-cell>
          <table:table-cell office:value-type="float" office:value="0.53418431516242" calcext:value-type="float">
            <text:p>0.5341843152</text:p>
          </table:table-cell>
          <table:table-cell table:formula="of:=LOOKUP([.A351];[Users.$A$1:.$A$869];[Users.$B$1:.$B$869])" office:value-type="float" office:value="612" calcext:value-type="float">
            <text:p>612</text:p>
          </table:table-cell>
          <table:table-cell table:formula="of:=IF([.C351]=1;1;0)" office:value-type="float" office:value="1" calcext:value-type="float">
            <text:p>1</text:p>
          </table:table-cell>
          <table:table-cell table:formula="of:=IF([.C35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7137" calcext:value-type="float">
            <text:p>377137</text:p>
          </table:table-cell>
          <table:table-cell office:value-type="float" office:value="0.332322355278596" calcext:value-type="float">
            <text:p>0.3323223553</text:p>
          </table:table-cell>
          <table:table-cell office:value-type="float" office:value="1" calcext:value-type="float">
            <text:p>1</text:p>
          </table:table-cell>
          <table:table-cell office:value-type="float" office:value="377137" calcext:value-type="float">
            <text:p>377137</text:p>
          </table:table-cell>
          <table:table-cell office:value-type="float" office:value="0.332322355278596" calcext:value-type="float">
            <text:p>0.3323223553</text:p>
          </table:table-cell>
          <table:table-cell office:value-type="float" office:value="8282871" calcext:value-type="float">
            <text:p>8282871</text:p>
          </table:table-cell>
          <table:table-cell office:value-type="float" office:value="0.438938490735669" calcext:value-type="float">
            <text:p>0.4389384907</text:p>
          </table:table-cell>
          <table:table-cell office:value-type="float" office:value="14984611" calcext:value-type="float">
            <text:p>14984611</text:p>
          </table:table-cell>
          <table:table-cell office:value-type="float" office:value="0.438938490735669" calcext:value-type="float">
            <text:p>0.4389384907</text:p>
          </table:table-cell>
          <table:table-cell table:formula="of:=LOOKUP([.A352];[Users.$A$1:.$A$869];[Users.$B$1:.$B$869])" office:value-type="float" office:value="612" calcext:value-type="float">
            <text:p>612</text:p>
          </table:table-cell>
          <table:table-cell table:formula="of:=IF([.C352]=1;1;0)" office:value-type="float" office:value="1" calcext:value-type="float">
            <text:p>1</text:p>
          </table:table-cell>
          <table:table-cell table:formula="of:=IF([.C35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58313" calcext:value-type="float">
            <text:p>7058313</text:p>
          </table:table-cell>
          <table:table-cell office:value-type="float" office:value="0.593363557829278" calcext:value-type="float">
            <text:p>0.5933635578</text:p>
          </table:table-cell>
          <table:table-cell office:value-type="float" office:value="0" calcext:value-type="float">
            <text:p>0</text:p>
          </table:table-cell>
          <table:table-cell office:value-type="float" office:value="13753484" calcext:value-type="float">
            <text:p>13753484</text:p>
          </table:table-cell>
          <table:table-cell office:value-type="float" office:value="0.50005673889578" calcext:value-type="float">
            <text:p>0.5000567389</text:p>
          </table:table-cell>
          <table:table-cell office:value-type="float" office:value="13448230" calcext:value-type="float">
            <text:p>13448230</text:p>
          </table:table-cell>
          <table:table-cell office:value-type="float" office:value="0.515066383646634" calcext:value-type="float">
            <text:p>0.5150663836</text:p>
          </table:table-cell>
          <table:table-cell office:value-type="float" office:value="16647954" calcext:value-type="float">
            <text:p>16647954</text:p>
          </table:table-cell>
          <table:table-cell office:value-type="float" office:value="0.515066383646634" calcext:value-type="float">
            <text:p>0.5150663836</text:p>
          </table:table-cell>
          <table:table-cell table:formula="of:=LOOKUP([.A353];[Users.$A$1:.$A$869];[Users.$B$1:.$B$869])" office:value-type="float" office:value="613" calcext:value-type="float">
            <text:p>613</text:p>
          </table:table-cell>
          <table:table-cell table:formula="of:=IF([.C353]=1;1;0)" office:value-type="float" office:value="0" calcext:value-type="float">
            <text:p>0</text:p>
          </table:table-cell>
          <table:table-cell table:formula="of:=IF([.C353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024296" calcext:value-type="float">
            <text:p>13024296</text:p>
          </table:table-cell>
          <table:table-cell office:value-type="float" office:value="0.675401640397386" calcext:value-type="float">
            <text:p>0.6754016404</text:p>
          </table:table-cell>
          <table:table-cell office:value-type="float" office:value="0" calcext:value-type="float">
            <text:p>0</text:p>
          </table:table-cell>
          <table:table-cell office:value-type="float" office:value="13343016" calcext:value-type="float">
            <text:p>13343016</text:p>
          </table:table-cell>
          <table:table-cell office:value-type="float" office:value="0.543184043709402" calcext:value-type="float">
            <text:p>0.5431840437</text:p>
          </table:table-cell>
          <table:table-cell office:value-type="float" office:value="917673" calcext:value-type="float">
            <text:p>917673</text:p>
          </table:table-cell>
          <table:table-cell office:value-type="float" office:value="0.547532810700575" calcext:value-type="float">
            <text:p>0.5475328107</text:p>
          </table:table-cell>
          <table:table-cell office:value-type="float" office:value="12122859" calcext:value-type="float">
            <text:p>12122859</text:p>
          </table:table-cell>
          <table:table-cell office:value-type="float" office:value="0.550146021629169" calcext:value-type="float">
            <text:p>0.5501460216</text:p>
          </table:table-cell>
          <table:table-cell table:formula="of:=LOOKUP([.A354];[Users.$A$1:.$A$869];[Users.$B$1:.$B$869])" office:value-type="float" office:value="613" calcext:value-type="float">
            <text:p>613</text:p>
          </table:table-cell>
          <table:table-cell table:formula="of:=IF([.C354]=1;1;0)" office:value-type="float" office:value="0" calcext:value-type="float">
            <text:p>0</text:p>
          </table:table-cell>
          <table:table-cell table:formula="of:=IF([.C35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66693" calcext:value-type="float">
            <text:p>3566693</text:p>
          </table:table-cell>
          <table:table-cell office:value-type="float" office:value="0.504401028215376" calcext:value-type="float">
            <text:p>0.5044010282</text:p>
          </table:table-cell>
          <table:table-cell office:value-type="float" office:value="1" calcext:value-type="float">
            <text:p>1</text:p>
          </table:table-cell>
          <table:table-cell office:value-type="float" office:value="3566693" calcext:value-type="float">
            <text:p>3566693</text:p>
          </table:table-cell>
          <table:table-cell office:value-type="float" office:value="0.504401028215376" calcext:value-type="float">
            <text:p>0.5044010282</text:p>
          </table:table-cell>
          <table:table-cell office:value-type="float" office:value="359919" calcext:value-type="float">
            <text:p>359919</text:p>
          </table:table-cell>
          <table:table-cell office:value-type="float" office:value="0.567352696041853" calcext:value-type="float">
            <text:p>0.567352696</text:p>
          </table:table-cell>
          <table:table-cell office:value-type="float" office:value="2404689" calcext:value-type="float">
            <text:p>2404689</text:p>
          </table:table-cell>
          <table:table-cell office:value-type="float" office:value="0.57577846745169" calcext:value-type="float">
            <text:p>0.5757784675</text:p>
          </table:table-cell>
          <table:table-cell table:formula="of:=LOOKUP([.A355];[Users.$A$1:.$A$869];[Users.$B$1:.$B$869])" office:value-type="float" office:value="614" calcext:value-type="float">
            <text:p>614</text:p>
          </table:table-cell>
          <table:table-cell table:formula="of:=IF([.C355]=1;1;0)" office:value-type="float" office:value="1" calcext:value-type="float">
            <text:p>1</text:p>
          </table:table-cell>
          <table:table-cell table:formula="of:=IF([.C35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08165" calcext:value-type="float">
            <text:p>2308165</text:p>
          </table:table-cell>
          <table:table-cell office:value-type="float" office:value="0.550582761259358" calcext:value-type="float">
            <text:p>0.5505827613</text:p>
          </table:table-cell>
          <table:table-cell office:value-type="float" office:value="1" calcext:value-type="float">
            <text:p>1</text:p>
          </table:table-cell>
          <table:table-cell office:value-type="float" office:value="2308165" calcext:value-type="float">
            <text:p>2308165</text:p>
          </table:table-cell>
          <table:table-cell office:value-type="float" office:value="0.550582761259358" calcext:value-type="float">
            <text:p>0.5505827613</text:p>
          </table:table-cell>
          <table:table-cell office:value-type="float" office:value="11527686" calcext:value-type="float">
            <text:p>11527686</text:p>
          </table:table-cell>
          <table:table-cell office:value-type="float" office:value="0.557663851781949" calcext:value-type="float">
            <text:p>0.5576638518</text:p>
          </table:table-cell>
          <table:table-cell office:value-type="float" office:value="4675752" calcext:value-type="float">
            <text:p>4675752</text:p>
          </table:table-cell>
          <table:table-cell office:value-type="float" office:value="0.558921090111962" calcext:value-type="float">
            <text:p>0.5589210901</text:p>
          </table:table-cell>
          <table:table-cell table:formula="of:=LOOKUP([.A356];[Users.$A$1:.$A$869];[Users.$B$1:.$B$869])" office:value-type="float" office:value="614" calcext:value-type="float">
            <text:p>614</text:p>
          </table:table-cell>
          <table:table-cell table:formula="of:=IF([.C356]=1;1;0)" office:value-type="float" office:value="1" calcext:value-type="float">
            <text:p>1</text:p>
          </table:table-cell>
          <table:table-cell table:formula="of:=IF([.C35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049188" calcext:value-type="float">
            <text:p>8049188</text:p>
          </table:table-cell>
          <table:table-cell office:value-type="float" office:value="0.587077337242289" calcext:value-type="float">
            <text:p>0.5870773372</text:p>
          </table:table-cell>
          <table:table-cell office:value-type="float" office:value="0" calcext:value-type="float">
            <text:p>0</text:p>
          </table:table-cell>
          <table:table-cell office:value-type="float" office:value="6239210" calcext:value-type="float">
            <text:p>6239210</text:p>
          </table:table-cell>
          <table:table-cell office:value-type="float" office:value="0.507446476729052" calcext:value-type="float">
            <text:p>0.5074464767</text:p>
          </table:table-cell>
          <table:table-cell office:value-type="float" office:value="15224324" calcext:value-type="float">
            <text:p>15224324</text:p>
          </table:table-cell>
          <table:table-cell office:value-type="float" office:value="0.5126283482299" calcext:value-type="float">
            <text:p>0.5126283482</text:p>
          </table:table-cell>
          <table:table-cell office:value-type="float" office:value="16322601" calcext:value-type="float">
            <text:p>16322601</text:p>
          </table:table-cell>
          <table:table-cell office:value-type="float" office:value="0.513591476082832" calcext:value-type="float">
            <text:p>0.5135914761</text:p>
          </table:table-cell>
          <table:table-cell table:formula="of:=LOOKUP([.A357];[Users.$A$1:.$A$869];[Users.$B$1:.$B$869])" office:value-type="float" office:value="615" calcext:value-type="float">
            <text:p>615</text:p>
          </table:table-cell>
          <table:table-cell table:formula="of:=IF([.C357]=1;1;0)" office:value-type="float" office:value="0" calcext:value-type="float">
            <text:p>0</text:p>
          </table:table-cell>
          <table:table-cell table:formula="of:=IF([.C35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871727" calcext:value-type="float">
            <text:p>8871727</text:p>
          </table:table-cell>
          <table:table-cell office:value-type="float" office:value="0.525535079046537" calcext:value-type="float">
            <text:p>0.525535079</text:p>
          </table:table-cell>
          <table:table-cell office:value-type="float" office:value="0" calcext:value-type="float">
            <text:p>0</text:p>
          </table:table-cell>
          <table:table-cell office:value-type="float" office:value="1822427" calcext:value-type="float">
            <text:p>1822427</text:p>
          </table:table-cell>
          <table:table-cell office:value-type="float" office:value="0.414594975739559" calcext:value-type="float">
            <text:p>0.4145949757</text:p>
          </table:table-cell>
          <table:table-cell office:value-type="float" office:value="7638172" calcext:value-type="float">
            <text:p>7638172</text:p>
          </table:table-cell>
          <table:table-cell office:value-type="float" office:value="0.468015418446571" calcext:value-type="float">
            <text:p>0.4680154184</text:p>
          </table:table-cell>
          <table:table-cell office:value-type="float" office:value="13037051" calcext:value-type="float">
            <text:p>13037051</text:p>
          </table:table-cell>
          <table:table-cell office:value-type="float" office:value="0.469296416694217" calcext:value-type="float">
            <text:p>0.4692964167</text:p>
          </table:table-cell>
          <table:table-cell table:formula="of:=LOOKUP([.A358];[Users.$A$1:.$A$869];[Users.$B$1:.$B$869])" office:value-type="float" office:value="616" calcext:value-type="float">
            <text:p>616</text:p>
          </table:table-cell>
          <table:table-cell table:formula="of:=IF([.C358]=1;1;0)" office:value-type="float" office:value="0" calcext:value-type="float">
            <text:p>0</text:p>
          </table:table-cell>
          <table:table-cell table:formula="of:=IF([.C35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17598" calcext:value-type="float">
            <text:p>3817598</text:p>
          </table:table-cell>
          <table:table-cell office:value-type="float" office:value="0.482324999664989" calcext:value-type="float">
            <text:p>0.4823249997</text:p>
          </table:table-cell>
          <table:table-cell office:value-type="float" office:value="1" calcext:value-type="float">
            <text:p>1</text:p>
          </table:table-cell>
          <table:table-cell office:value-type="float" office:value="3817598" calcext:value-type="float">
            <text:p>3817598</text:p>
          </table:table-cell>
          <table:table-cell office:value-type="float" office:value="0.482324999664989" calcext:value-type="float">
            <text:p>0.4823249997</text:p>
          </table:table-cell>
          <table:table-cell office:value-type="float" office:value="16503511" calcext:value-type="float">
            <text:p>16503511</text:p>
          </table:table-cell>
          <table:table-cell office:value-type="float" office:value="0.545138152452316" calcext:value-type="float">
            <text:p>0.5451381525</text:p>
          </table:table-cell>
          <table:table-cell office:value-type="float" office:value="12236663" calcext:value-type="float">
            <text:p>12236663</text:p>
          </table:table-cell>
          <table:table-cell office:value-type="float" office:value="0.558503490980726" calcext:value-type="float">
            <text:p>0.558503491</text:p>
          </table:table-cell>
          <table:table-cell table:formula="of:=LOOKUP([.A359];[Users.$A$1:.$A$869];[Users.$B$1:.$B$869])" office:value-type="float" office:value="616" calcext:value-type="float">
            <text:p>616</text:p>
          </table:table-cell>
          <table:table-cell table:formula="of:=IF([.C359]=1;1;0)" office:value-type="float" office:value="1" calcext:value-type="float">
            <text:p>1</text:p>
          </table:table-cell>
          <table:table-cell table:formula="of:=IF([.C35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82828" calcext:value-type="float">
            <text:p>882828</text:p>
          </table:table-cell>
          <table:table-cell office:value-type="float" office:value="0.42270492143873" calcext:value-type="float">
            <text:p>0.4227049214</text:p>
          </table:table-cell>
          <table:table-cell office:value-type="float" office:value="1" calcext:value-type="float">
            <text:p>1</text:p>
          </table:table-cell>
          <table:table-cell office:value-type="float" office:value="882828" calcext:value-type="float">
            <text:p>882828</text:p>
          </table:table-cell>
          <table:table-cell office:value-type="float" office:value="0.42270492143873" calcext:value-type="float">
            <text:p>0.4227049214</text:p>
          </table:table-cell>
          <table:table-cell office:value-type="float" office:value="16476495" calcext:value-type="float">
            <text:p>16476495</text:p>
          </table:table-cell>
          <table:table-cell office:value-type="float" office:value="0.447973332686941" calcext:value-type="float">
            <text:p>0.4479733327</text:p>
          </table:table-cell>
          <table:table-cell office:value-type="float" office:value="1660384" calcext:value-type="float">
            <text:p>1660384</text:p>
          </table:table-cell>
          <table:table-cell office:value-type="float" office:value="0.481946801028956" calcext:value-type="float">
            <text:p>0.481946801</text:p>
          </table:table-cell>
          <table:table-cell table:formula="of:=LOOKUP([.A360];[Users.$A$1:.$A$869];[Users.$B$1:.$B$869])" office:value-type="float" office:value="617" calcext:value-type="float">
            <text:p>617</text:p>
          </table:table-cell>
          <table:table-cell table:formula="of:=IF([.C360]=1;1;0)" office:value-type="float" office:value="1" calcext:value-type="float">
            <text:p>1</text:p>
          </table:table-cell>
          <table:table-cell table:formula="of:=IF([.C36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90349" calcext:value-type="float">
            <text:p>1890349</text:p>
          </table:table-cell>
          <table:table-cell office:value-type="float" office:value="0.333225143804159" calcext:value-type="float">
            <text:p>0.3332251438</text:p>
          </table:table-cell>
          <table:table-cell office:value-type="float" office:value="1" calcext:value-type="float">
            <text:p>1</text:p>
          </table:table-cell>
          <table:table-cell office:value-type="float" office:value="1890349" calcext:value-type="float">
            <text:p>1890349</text:p>
          </table:table-cell>
          <table:table-cell office:value-type="float" office:value="0.333225143804159" calcext:value-type="float">
            <text:p>0.3332251438</text:p>
          </table:table-cell>
          <table:table-cell office:value-type="float" office:value="3238051" calcext:value-type="float">
            <text:p>3238051</text:p>
          </table:table-cell>
          <table:table-cell office:value-type="float" office:value="0.419906312137645" calcext:value-type="float">
            <text:p>0.4199063121</text:p>
          </table:table-cell>
          <table:table-cell office:value-type="float" office:value="5295156" calcext:value-type="float">
            <text:p>5295156</text:p>
          </table:table-cell>
          <table:table-cell office:value-type="float" office:value="0.440605640231334" calcext:value-type="float">
            <text:p>0.4406056402</text:p>
          </table:table-cell>
          <table:table-cell table:formula="of:=LOOKUP([.A361];[Users.$A$1:.$A$869];[Users.$B$1:.$B$869])" office:value-type="float" office:value="618" calcext:value-type="float">
            <text:p>618</text:p>
          </table:table-cell>
          <table:table-cell table:formula="of:=IF([.C361]=1;1;0)" office:value-type="float" office:value="1" calcext:value-type="float">
            <text:p>1</text:p>
          </table:table-cell>
          <table:table-cell table:formula="of:=IF([.C36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7727" calcext:value-type="float">
            <text:p>327727</text:p>
          </table:table-cell>
          <table:table-cell office:value-type="float" office:value="0.37038986567042" calcext:value-type="float">
            <text:p>0.3703898657</text:p>
          </table:table-cell>
          <table:table-cell office:value-type="float" office:value="1" calcext:value-type="float">
            <text:p>1</text:p>
          </table:table-cell>
          <table:table-cell office:value-type="float" office:value="327727" calcext:value-type="float">
            <text:p>327727</text:p>
          </table:table-cell>
          <table:table-cell office:value-type="float" office:value="0.37038986567042" calcext:value-type="float">
            <text:p>0.3703898657</text:p>
          </table:table-cell>
          <table:table-cell office:value-type="float" office:value="4448193" calcext:value-type="float">
            <text:p>4448193</text:p>
          </table:table-cell>
          <table:table-cell office:value-type="float" office:value="0.544662337234631" calcext:value-type="float">
            <text:p>0.5446623372</text:p>
          </table:table-cell>
          <table:table-cell office:value-type="float" office:value="14524684" calcext:value-type="float">
            <text:p>14524684</text:p>
          </table:table-cell>
          <table:table-cell office:value-type="float" office:value="0.54895574293534" calcext:value-type="float">
            <text:p>0.5489557429</text:p>
          </table:table-cell>
          <table:table-cell table:formula="of:=LOOKUP([.A362];[Users.$A$1:.$A$869];[Users.$B$1:.$B$869])" office:value-type="float" office:value="618" calcext:value-type="float">
            <text:p>618</text:p>
          </table:table-cell>
          <table:table-cell table:formula="of:=IF([.C362]=1;1;0)" office:value-type="float" office:value="1" calcext:value-type="float">
            <text:p>1</text:p>
          </table:table-cell>
          <table:table-cell table:formula="of:=IF([.C36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61302" calcext:value-type="float">
            <text:p>761302</text:p>
          </table:table-cell>
          <table:table-cell office:value-type="float" office:value="0.555983563865184" calcext:value-type="float">
            <text:p>0.5559835639</text:p>
          </table:table-cell>
          <table:table-cell office:value-type="float" office:value="0" calcext:value-type="float">
            <text:p>0</text:p>
          </table:table-cell>
          <table:table-cell office:value-type="float" office:value="1931315" calcext:value-type="float">
            <text:p>1931315</text:p>
          </table:table-cell>
          <table:table-cell office:value-type="float" office:value="0.508606069874015" calcext:value-type="float">
            <text:p>0.5086060699</text:p>
          </table:table-cell>
          <table:table-cell office:value-type="float" office:value="1007644" calcext:value-type="float">
            <text:p>1007644</text:p>
          </table:table-cell>
          <table:table-cell office:value-type="float" office:value="0.51095229814183" calcext:value-type="float">
            <text:p>0.5109522981</text:p>
          </table:table-cell>
          <table:table-cell office:value-type="float" office:value="1632983" calcext:value-type="float">
            <text:p>1632983</text:p>
          </table:table-cell>
          <table:table-cell office:value-type="float" office:value="0.512375702369496" calcext:value-type="float">
            <text:p>0.5123757024</text:p>
          </table:table-cell>
          <table:table-cell table:formula="of:=LOOKUP([.A363];[Users.$A$1:.$A$869];[Users.$B$1:.$B$869])" office:value-type="float" office:value="619" calcext:value-type="float">
            <text:p>619</text:p>
          </table:table-cell>
          <table:table-cell table:formula="of:=IF([.C363]=1;1;0)" office:value-type="float" office:value="0" calcext:value-type="float">
            <text:p>0</text:p>
          </table:table-cell>
          <table:table-cell table:formula="of:=IF([.C363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23532" calcext:value-type="float">
            <text:p>4023532</text:p>
          </table:table-cell>
          <table:table-cell office:value-type="float" office:value="0.331054477519318" calcext:value-type="float">
            <text:p>0.3310544775</text:p>
          </table:table-cell>
          <table:table-cell office:value-type="float" office:value="3" calcext:value-type="float">
            <text:p>3</text:p>
          </table:table-cell>
          <table:table-cell office:value-type="float" office:value="18415263" calcext:value-type="float">
            <text:p>18415263</text:p>
          </table:table-cell>
          <table:table-cell office:value-type="float" office:value="0.287255505036636" calcext:value-type="float">
            <text:p>0.287255505</text:p>
          </table:table-cell>
          <table:table-cell office:value-type="float" office:value="10668125" calcext:value-type="float">
            <text:p>10668125</text:p>
          </table:table-cell>
          <table:table-cell office:value-type="float" office:value="0.303100144144953" calcext:value-type="float">
            <text:p>0.3031001441</text:p>
          </table:table-cell>
          <table:table-cell office:value-type="float" office:value="4023532" calcext:value-type="float">
            <text:p>4023532</text:p>
          </table:table-cell>
          <table:table-cell office:value-type="float" office:value="0.331054477519318" calcext:value-type="float">
            <text:p>0.3310544775</text:p>
          </table:table-cell>
          <table:table-cell table:formula="of:=LOOKUP([.A364];[Users.$A$1:.$A$869];[Users.$B$1:.$B$869])" office:value-type="float" office:value="619" calcext:value-type="float">
            <text:p>619</text:p>
          </table:table-cell>
          <table:table-cell table:formula="of:=IF([.C364]=1;1;0)" office:value-type="float" office:value="0" calcext:value-type="float">
            <text:p>0</text:p>
          </table:table-cell>
          <table:table-cell table:formula="of:=IF([.C36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87197" calcext:value-type="float">
            <text:p>987197</text:p>
          </table:table-cell>
          <table:table-cell office:value-type="float" office:value="0.350215275359045" calcext:value-type="float">
            <text:p>0.3502152754</text:p>
          </table:table-cell>
          <table:table-cell office:value-type="float" office:value="1" calcext:value-type="float">
            <text:p>1</text:p>
          </table:table-cell>
          <table:table-cell office:value-type="float" office:value="987197" calcext:value-type="float">
            <text:p>987197</text:p>
          </table:table-cell>
          <table:table-cell office:value-type="float" office:value="0.350215275359045" calcext:value-type="float">
            <text:p>0.3502152754</text:p>
          </table:table-cell>
          <table:table-cell office:value-type="float" office:value="2145457" calcext:value-type="float">
            <text:p>2145457</text:p>
          </table:table-cell>
          <table:table-cell office:value-type="float" office:value="0.527034775965178" calcext:value-type="float">
            <text:p>0.527034776</text:p>
          </table:table-cell>
          <table:table-cell office:value-type="float" office:value="711391" calcext:value-type="float">
            <text:p>711391</text:p>
          </table:table-cell>
          <table:table-cell office:value-type="float" office:value="0.530352280581203" calcext:value-type="float">
            <text:p>0.5303522806</text:p>
          </table:table-cell>
          <table:table-cell table:formula="of:=LOOKUP([.A365];[Users.$A$1:.$A$869];[Users.$B$1:.$B$869])" office:value-type="float" office:value="619" calcext:value-type="float">
            <text:p>619</text:p>
          </table:table-cell>
          <table:table-cell table:formula="of:=IF([.C365]=1;1;0)" office:value-type="float" office:value="1" calcext:value-type="float">
            <text:p>1</text:p>
          </table:table-cell>
          <table:table-cell table:formula="of:=IF([.C36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17546" calcext:value-type="float">
            <text:p>4017546</text:p>
          </table:table-cell>
          <table:table-cell office:value-type="float" office:value="0.528990734666285" calcext:value-type="float">
            <text:p>0.5289907347</text:p>
          </table:table-cell>
          <table:table-cell office:value-type="float" office:value="0" calcext:value-type="float">
            <text:p>0</text:p>
          </table:table-cell>
          <table:table-cell office:value-type="float" office:value="8944652" calcext:value-type="float">
            <text:p>8944652</text:p>
          </table:table-cell>
          <table:table-cell office:value-type="float" office:value="0.489994727471534" calcext:value-type="float">
            <text:p>0.4899947275</text:p>
          </table:table-cell>
          <table:table-cell office:value-type="float" office:value="5391022" calcext:value-type="float">
            <text:p>5391022</text:p>
          </table:table-cell>
          <table:table-cell office:value-type="float" office:value="0.490293982492105" calcext:value-type="float">
            <text:p>0.4902939825</text:p>
          </table:table-cell>
          <table:table-cell office:value-type="float" office:value="14985896" calcext:value-type="float">
            <text:p>14985896</text:p>
          </table:table-cell>
          <table:table-cell office:value-type="float" office:value="0.49143264755927" calcext:value-type="float">
            <text:p>0.4914326476</text:p>
          </table:table-cell>
          <table:table-cell table:formula="of:=LOOKUP([.A366];[Users.$A$1:.$A$869];[Users.$B$1:.$B$869])" office:value-type="float" office:value="620" calcext:value-type="float">
            <text:p>620</text:p>
          </table:table-cell>
          <table:table-cell table:formula="of:=IF([.C366]=1;1;0)" office:value-type="float" office:value="0" calcext:value-type="float">
            <text:p>0</text:p>
          </table:table-cell>
          <table:table-cell table:formula="of:=IF([.C366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63419" calcext:value-type="float">
            <text:p>1063419</text:p>
          </table:table-cell>
          <table:table-cell office:value-type="float" office:value="0.487431341236327" calcext:value-type="float">
            <text:p>0.4874313412</text:p>
          </table:table-cell>
          <table:table-cell office:value-type="float" office:value="0" calcext:value-type="float">
            <text:p>0</text:p>
          </table:table-cell>
          <table:table-cell office:value-type="float" office:value="13844374" calcext:value-type="float">
            <text:p>13844374</text:p>
          </table:table-cell>
          <table:table-cell office:value-type="float" office:value="0.455171861983507" calcext:value-type="float">
            <text:p>0.455171862</text:p>
          </table:table-cell>
          <table:table-cell office:value-type="float" office:value="17413776" calcext:value-type="float">
            <text:p>17413776</text:p>
          </table:table-cell>
          <table:table-cell office:value-type="float" office:value="0.455171861983507" calcext:value-type="float">
            <text:p>0.455171862</text:p>
          </table:table-cell>
          <table:table-cell office:value-type="float" office:value="8411234" calcext:value-type="float">
            <text:p>8411234</text:p>
          </table:table-cell>
          <table:table-cell office:value-type="float" office:value="0.455171861983507" calcext:value-type="float">
            <text:p>0.455171862</text:p>
          </table:table-cell>
          <table:table-cell table:formula="of:=LOOKUP([.A367];[Users.$A$1:.$A$869];[Users.$B$1:.$B$869])" office:value-type="float" office:value="621" calcext:value-type="float">
            <text:p>621</text:p>
          </table:table-cell>
          <table:table-cell table:formula="of:=IF([.C367]=1;1;0)" office:value-type="float" office:value="0" calcext:value-type="float">
            <text:p>0</text:p>
          </table:table-cell>
          <table:table-cell table:formula="of:=IF([.C36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89596" calcext:value-type="float">
            <text:p>4789596</text:p>
          </table:table-cell>
          <table:table-cell office:value-type="float" office:value="0.556764940397355" calcext:value-type="float">
            <text:p>0.5567649404</text:p>
          </table:table-cell>
          <table:table-cell office:value-type="float" office:value="1" calcext:value-type="float">
            <text:p>1</text:p>
          </table:table-cell>
          <table:table-cell office:value-type="float" office:value="4789596" calcext:value-type="float">
            <text:p>4789596</text:p>
          </table:table-cell>
          <table:table-cell office:value-type="float" office:value="0.556764940397355" calcext:value-type="float">
            <text:p>0.5567649404</text:p>
          </table:table-cell>
          <table:table-cell office:value-type="float" office:value="3547" calcext:value-type="float">
            <text:p>3547</text:p>
          </table:table-cell>
          <table:table-cell office:value-type="float" office:value="0.562331069211545" calcext:value-type="float">
            <text:p>0.5623310692</text:p>
          </table:table-cell>
          <table:table-cell office:value-type="float" office:value="82463" calcext:value-type="float">
            <text:p>82463</text:p>
          </table:table-cell>
          <table:table-cell office:value-type="float" office:value="0.578918000108133" calcext:value-type="float">
            <text:p>0.5789180001</text:p>
          </table:table-cell>
          <table:table-cell table:formula="of:=LOOKUP([.A368];[Users.$A$1:.$A$869];[Users.$B$1:.$B$869])" office:value-type="float" office:value="621" calcext:value-type="float">
            <text:p>621</text:p>
          </table:table-cell>
          <table:table-cell table:formula="of:=IF([.C368]=1;1;0)" office:value-type="float" office:value="1" calcext:value-type="float">
            <text:p>1</text:p>
          </table:table-cell>
          <table:table-cell table:formula="of:=IF([.C36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01708" calcext:value-type="float">
            <text:p>601708</text:p>
          </table:table-cell>
          <table:table-cell office:value-type="float" office:value="0.588369229176601" calcext:value-type="float">
            <text:p>0.5883692292</text:p>
          </table:table-cell>
          <table:table-cell office:value-type="float" office:value="0" calcext:value-type="float">
            <text:p>0</text:p>
          </table:table-cell>
          <table:table-cell office:value-type="float" office:value="10468544" calcext:value-type="float">
            <text:p>10468544</text:p>
          </table:table-cell>
          <table:table-cell office:value-type="float" office:value="0.453221312218418" calcext:value-type="float">
            <text:p>0.4532213122</text:p>
          </table:table-cell>
          <table:table-cell office:value-type="float" office:value="12222305" calcext:value-type="float">
            <text:p>12222305</text:p>
          </table:table-cell>
          <table:table-cell office:value-type="float" office:value="0.479620869272371" calcext:value-type="float">
            <text:p>0.4796208693</text:p>
          </table:table-cell>
          <table:table-cell office:value-type="float" office:value="500362" calcext:value-type="float">
            <text:p>500362</text:p>
          </table:table-cell>
          <table:table-cell office:value-type="float" office:value="0.485135557696658" calcext:value-type="float">
            <text:p>0.4851355577</text:p>
          </table:table-cell>
          <table:table-cell table:formula="of:=LOOKUP([.A369];[Users.$A$1:.$A$869];[Users.$B$1:.$B$869])" office:value-type="float" office:value="621" calcext:value-type="float">
            <text:p>621</text:p>
          </table:table-cell>
          <table:table-cell table:formula="of:=IF([.C369]=1;1;0)" office:value-type="float" office:value="0" calcext:value-type="float">
            <text:p>0</text:p>
          </table:table-cell>
          <table:table-cell table:formula="of:=IF([.C36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60566" calcext:value-type="float">
            <text:p>3360566</text:p>
          </table:table-cell>
          <table:table-cell office:value-type="float" office:value="0.48677050857262" calcext:value-type="float">
            <text:p>0.4867705086</text:p>
          </table:table-cell>
          <table:table-cell office:value-type="float" office:value="0" calcext:value-type="float">
            <text:p>0</text:p>
          </table:table-cell>
          <table:table-cell office:value-type="float" office:value="14330170" calcext:value-type="float">
            <text:p>14330170</text:p>
          </table:table-cell>
          <table:table-cell office:value-type="float" office:value="0.448516892254778" calcext:value-type="float">
            <text:p>0.4485168923</text:p>
          </table:table-cell>
          <table:table-cell office:value-type="float" office:value="14614722" calcext:value-type="float">
            <text:p>14614722</text:p>
          </table:table-cell>
          <table:table-cell office:value-type="float" office:value="0.448516892254778" calcext:value-type="float">
            <text:p>0.4485168923</text:p>
          </table:table-cell>
          <table:table-cell office:value-type="float" office:value="17448506" calcext:value-type="float">
            <text:p>17448506</text:p>
          </table:table-cell>
          <table:table-cell office:value-type="float" office:value="0.463525775748057" calcext:value-type="float">
            <text:p>0.4635257757</text:p>
          </table:table-cell>
          <table:table-cell table:formula="of:=LOOKUP([.A370];[Users.$A$1:.$A$869];[Users.$B$1:.$B$869])" office:value-type="float" office:value="622" calcext:value-type="float">
            <text:p>622</text:p>
          </table:table-cell>
          <table:table-cell table:formula="of:=IF([.C370]=1;1;0)" office:value-type="float" office:value="0" calcext:value-type="float">
            <text:p>0</text:p>
          </table:table-cell>
          <table:table-cell table:formula="of:=IF([.C37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985447" calcext:value-type="float">
            <text:p>2985447</text:p>
          </table:table-cell>
          <table:table-cell office:value-type="float" office:value="0.497711143109669" calcext:value-type="float">
            <text:p>0.4977111431</text:p>
          </table:table-cell>
          <table:table-cell office:value-type="float" office:value="1" calcext:value-type="float">
            <text:p>1</text:p>
          </table:table-cell>
          <table:table-cell office:value-type="float" office:value="2985447" calcext:value-type="float">
            <text:p>2985447</text:p>
          </table:table-cell>
          <table:table-cell office:value-type="float" office:value="0.497711143109669" calcext:value-type="float">
            <text:p>0.4977111431</text:p>
          </table:table-cell>
          <table:table-cell office:value-type="float" office:value="13169886" calcext:value-type="float">
            <text:p>13169886</text:p>
          </table:table-cell>
          <table:table-cell office:value-type="float" office:value="0.528338611947561" calcext:value-type="float">
            <text:p>0.5283386119</text:p>
          </table:table-cell>
          <table:table-cell office:value-type="float" office:value="14010759" calcext:value-type="float">
            <text:p>14010759</text:p>
          </table:table-cell>
          <table:table-cell office:value-type="float" office:value="0.529421463339025" calcext:value-type="float">
            <text:p>0.5294214633</text:p>
          </table:table-cell>
          <table:table-cell table:formula="of:=LOOKUP([.A371];[Users.$A$1:.$A$869];[Users.$B$1:.$B$869])" office:value-type="float" office:value="622" calcext:value-type="float">
            <text:p>622</text:p>
          </table:table-cell>
          <table:table-cell table:formula="of:=IF([.C371]=1;1;0)" office:value-type="float" office:value="1" calcext:value-type="float">
            <text:p>1</text:p>
          </table:table-cell>
          <table:table-cell table:formula="of:=IF([.C37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4980" calcext:value-type="float">
            <text:p>214980</text:p>
          </table:table-cell>
          <table:table-cell office:value-type="float" office:value="0.475890207115454" calcext:value-type="float">
            <text:p>0.4758902071</text:p>
          </table:table-cell>
          <table:table-cell office:value-type="float" office:value="1" calcext:value-type="float">
            <text:p>1</text:p>
          </table:table-cell>
          <table:table-cell office:value-type="float" office:value="214980" calcext:value-type="float">
            <text:p>214980</text:p>
          </table:table-cell>
          <table:table-cell office:value-type="float" office:value="0.475890207115454" calcext:value-type="float">
            <text:p>0.4758902071</text:p>
          </table:table-cell>
          <table:table-cell office:value-type="float" office:value="14644890" calcext:value-type="float">
            <text:p>14644890</text:p>
          </table:table-cell>
          <table:table-cell office:value-type="float" office:value="0.537508221144402" calcext:value-type="float">
            <text:p>0.5375082211</text:p>
          </table:table-cell>
          <table:table-cell office:value-type="float" office:value="961253" calcext:value-type="float">
            <text:p>961253</text:p>
          </table:table-cell>
          <table:table-cell office:value-type="float" office:value="0.544732049714727" calcext:value-type="float">
            <text:p>0.5447320497</text:p>
          </table:table-cell>
          <table:table-cell table:formula="of:=LOOKUP([.A372];[Users.$A$1:.$A$869];[Users.$B$1:.$B$869])" office:value-type="float" office:value="622" calcext:value-type="float">
            <text:p>622</text:p>
          </table:table-cell>
          <table:table-cell table:formula="of:=IF([.C372]=1;1;0)" office:value-type="float" office:value="1" calcext:value-type="float">
            <text:p>1</text:p>
          </table:table-cell>
          <table:table-cell table:formula="of:=IF([.C37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556729" calcext:value-type="float">
            <text:p>7556729</text:p>
          </table:table-cell>
          <table:table-cell office:value-type="float" office:value="0.521747422033112" calcext:value-type="float">
            <text:p>0.521747422</text:p>
          </table:table-cell>
          <table:table-cell office:value-type="float" office:value="1" calcext:value-type="float">
            <text:p>1</text:p>
          </table:table-cell>
          <table:table-cell office:value-type="float" office:value="7556729" calcext:value-type="float">
            <text:p>7556729</text:p>
          </table:table-cell>
          <table:table-cell office:value-type="float" office:value="0.521747422033112" calcext:value-type="float">
            <text:p>0.521747422</text:p>
          </table:table-cell>
          <table:table-cell office:value-type="float" office:value="2969263" calcext:value-type="float">
            <text:p>2969263</text:p>
          </table:table-cell>
          <table:table-cell office:value-type="float" office:value="0.541025234135302" calcext:value-type="float">
            <text:p>0.5410252341</text:p>
          </table:table-cell>
          <table:table-cell office:value-type="float" office:value="15771203" calcext:value-type="float">
            <text:p>15771203</text:p>
          </table:table-cell>
          <table:table-cell office:value-type="float" office:value="0.551805567909054" calcext:value-type="float">
            <text:p>0.5518055679</text:p>
          </table:table-cell>
          <table:table-cell table:formula="of:=LOOKUP([.A373];[Users.$A$1:.$A$869];[Users.$B$1:.$B$869])" office:value-type="float" office:value="624" calcext:value-type="float">
            <text:p>624</text:p>
          </table:table-cell>
          <table:table-cell table:formula="of:=IF([.C373]=1;1;0)" office:value-type="float" office:value="1" calcext:value-type="float">
            <text:p>1</text:p>
          </table:table-cell>
          <table:table-cell table:formula="of:=IF([.C37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0686" calcext:value-type="float">
            <text:p>180686</text:p>
          </table:table-cell>
          <table:table-cell office:value-type="float" office:value="0.538033786128215" calcext:value-type="float">
            <text:p>0.5380337861</text:p>
          </table:table-cell>
          <table:table-cell office:value-type="float" office:value="2" calcext:value-type="float">
            <text:p>2</text:p>
          </table:table-cell>
          <table:table-cell office:value-type="float" office:value="3809903" calcext:value-type="float">
            <text:p>3809903</text:p>
          </table:table-cell>
          <table:table-cell office:value-type="float" office:value="0.532757081821853" calcext:value-type="float">
            <text:p>0.5327570818</text:p>
          </table:table-cell>
          <table:table-cell office:value-type="float" office:value="180686" calcext:value-type="float">
            <text:p>180686</text:p>
          </table:table-cell>
          <table:table-cell office:value-type="float" office:value="0.538033786128215" calcext:value-type="float">
            <text:p>0.5380337861</text:p>
          </table:table-cell>
          <table:table-cell office:value-type="float" office:value="3261386" calcext:value-type="float">
            <text:p>3261386</text:p>
          </table:table-cell>
          <table:table-cell office:value-type="float" office:value="0.543857130497884" calcext:value-type="float">
            <text:p>0.5438571305</text:p>
          </table:table-cell>
          <table:table-cell table:formula="of:=LOOKUP([.A374];[Users.$A$1:.$A$869];[Users.$B$1:.$B$869])" office:value-type="float" office:value="626" calcext:value-type="float">
            <text:p>626</text:p>
          </table:table-cell>
          <table:table-cell table:formula="of:=IF([.C374]=1;1;0)" office:value-type="float" office:value="0" calcext:value-type="float">
            <text:p>0</text:p>
          </table:table-cell>
          <table:table-cell table:formula="of:=IF([.C37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53663" calcext:value-type="float">
            <text:p>2953663</text:p>
          </table:table-cell>
          <table:table-cell office:value-type="float" office:value="0.415703270279628" calcext:value-type="float">
            <text:p>0.4157032703</text:p>
          </table:table-cell>
          <table:table-cell office:value-type="float" office:value="0" calcext:value-type="float">
            <text:p>0</text:p>
          </table:table-cell>
          <table:table-cell office:value-type="float" office:value="10690163" calcext:value-type="float">
            <text:p>10690163</text:p>
          </table:table-cell>
          <table:table-cell office:value-type="float" office:value="0.396307804532358" calcext:value-type="float">
            <text:p>0.3963078045</text:p>
          </table:table-cell>
          <table:table-cell office:value-type="float" office:value="15293744" calcext:value-type="float">
            <text:p>15293744</text:p>
          </table:table-cell>
          <table:table-cell office:value-type="float" office:value="0.402003985690623" calcext:value-type="float">
            <text:p>0.4020039857</text:p>
          </table:table-cell>
          <table:table-cell office:value-type="float" office:value="15561294" calcext:value-type="float">
            <text:p>15561294</text:p>
          </table:table-cell>
          <table:table-cell office:value-type="float" office:value="0.402003985690623" calcext:value-type="float">
            <text:p>0.4020039857</text:p>
          </table:table-cell>
          <table:table-cell table:formula="of:=LOOKUP([.A375];[Users.$A$1:.$A$869];[Users.$B$1:.$B$869])" office:value-type="float" office:value="627" calcext:value-type="float">
            <text:p>627</text:p>
          </table:table-cell>
          <table:table-cell table:formula="of:=IF([.C375]=1;1;0)" office:value-type="float" office:value="0" calcext:value-type="float">
            <text:p>0</text:p>
          </table:table-cell>
          <table:table-cell table:formula="of:=IF([.C375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60106" calcext:value-type="float">
            <text:p>260106</text:p>
          </table:table-cell>
          <table:table-cell office:value-type="float" office:value="0.51243840157384" calcext:value-type="float">
            <text:p>0.5124384016</text:p>
          </table:table-cell>
          <table:table-cell office:value-type="float" office:value="1" calcext:value-type="float">
            <text:p>1</text:p>
          </table:table-cell>
          <table:table-cell office:value-type="float" office:value="260106" calcext:value-type="float">
            <text:p>260106</text:p>
          </table:table-cell>
          <table:table-cell office:value-type="float" office:value="0.51243840157384" calcext:value-type="float">
            <text:p>0.5124384016</text:p>
          </table:table-cell>
          <table:table-cell office:value-type="float" office:value="3473674" calcext:value-type="float">
            <text:p>3473674</text:p>
          </table:table-cell>
          <table:table-cell office:value-type="float" office:value="0.532643548597202" calcext:value-type="float">
            <text:p>0.5326435486</text:p>
          </table:table-cell>
          <table:table-cell office:value-type="float" office:value="2636319" calcext:value-type="float">
            <text:p>2636319</text:p>
          </table:table-cell>
          <table:table-cell office:value-type="float" office:value="0.53953915543601" calcext:value-type="float">
            <text:p>0.5395391554</text:p>
          </table:table-cell>
          <table:table-cell table:formula="of:=LOOKUP([.A376];[Users.$A$1:.$A$869];[Users.$B$1:.$B$869])" office:value-type="float" office:value="628" calcext:value-type="float">
            <text:p>628</text:p>
          </table:table-cell>
          <table:table-cell table:formula="of:=IF([.C376]=1;1;0)" office:value-type="float" office:value="1" calcext:value-type="float">
            <text:p>1</text:p>
          </table:table-cell>
          <table:table-cell table:formula="of:=IF([.C37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202496" calcext:value-type="float">
            <text:p>14202496</text:p>
          </table:table-cell>
          <table:table-cell office:value-type="float" office:value="0.58105810825569" calcext:value-type="float">
            <text:p>0.5810581083</text:p>
          </table:table-cell>
          <table:table-cell office:value-type="float" office:value="0" calcext:value-type="float">
            <text:p>0</text:p>
          </table:table-cell>
          <table:table-cell office:value-type="float" office:value="3348270" calcext:value-type="float">
            <text:p>3348270</text:p>
          </table:table-cell>
          <table:table-cell office:value-type="float" office:value="0.5279839600585" calcext:value-type="float">
            <text:p>0.5279839601</text:p>
          </table:table-cell>
          <table:table-cell office:value-type="float" office:value="1007644" calcext:value-type="float">
            <text:p>1007644</text:p>
          </table:table-cell>
          <table:table-cell office:value-type="float" office:value="0.529899165794764" calcext:value-type="float">
            <text:p>0.5298991658</text:p>
          </table:table-cell>
          <table:table-cell office:value-type="float" office:value="5606012" calcext:value-type="float">
            <text:p>5606012</text:p>
          </table:table-cell>
          <table:table-cell office:value-type="float" office:value="0.533775938003591" calcext:value-type="float">
            <text:p>0.533775938</text:p>
          </table:table-cell>
          <table:table-cell table:formula="of:=LOOKUP([.A377];[Users.$A$1:.$A$869];[Users.$B$1:.$B$869])" office:value-type="float" office:value="629" calcext:value-type="float">
            <text:p>629</text:p>
          </table:table-cell>
          <table:table-cell table:formula="of:=IF([.C377]=1;1;0)" office:value-type="float" office:value="0" calcext:value-type="float">
            <text:p>0</text:p>
          </table:table-cell>
          <table:table-cell table:formula="of:=IF([.C37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578677" calcext:value-type="float">
            <text:p>2578677</text:p>
          </table:table-cell>
          <table:table-cell office:value-type="float" office:value="0.554574442486288" calcext:value-type="float">
            <text:p>0.5545744425</text:p>
          </table:table-cell>
          <table:table-cell office:value-type="float" office:value="0" calcext:value-type="float">
            <text:p>0</text:p>
          </table:table-cell>
          <table:table-cell office:value-type="float" office:value="11572328" calcext:value-type="float">
            <text:p>11572328</text:p>
          </table:table-cell>
          <table:table-cell office:value-type="float" office:value="0.523712846771614" calcext:value-type="float">
            <text:p>0.5237128468</text:p>
          </table:table-cell>
          <table:table-cell office:value-type="float" office:value="5890525" calcext:value-type="float">
            <text:p>5890525</text:p>
          </table:table-cell>
          <table:table-cell office:value-type="float" office:value="0.52778886501737" calcext:value-type="float">
            <text:p>0.527788865</text:p>
          </table:table-cell>
          <table:table-cell office:value-type="float" office:value="11677590" calcext:value-type="float">
            <text:p>11677590</text:p>
          </table:table-cell>
          <table:table-cell office:value-type="float" office:value="0.531330381675688" calcext:value-type="float">
            <text:p>0.5313303817</text:p>
          </table:table-cell>
          <table:table-cell table:formula="of:=LOOKUP([.A378];[Users.$A$1:.$A$869];[Users.$B$1:.$B$869])" office:value-type="float" office:value="629" calcext:value-type="float">
            <text:p>629</text:p>
          </table:table-cell>
          <table:table-cell table:formula="of:=IF([.C378]=1;1;0)" office:value-type="float" office:value="0" calcext:value-type="float">
            <text:p>0</text:p>
          </table:table-cell>
          <table:table-cell table:formula="of:=IF([.C37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130046" calcext:value-type="float">
            <text:p>3130046</text:p>
          </table:table-cell>
          <table:table-cell office:value-type="float" office:value="0.47797671101853" calcext:value-type="float">
            <text:p>0.477976711</text:p>
          </table:table-cell>
          <table:table-cell office:value-type="float" office:value="1" calcext:value-type="float">
            <text:p>1</text:p>
          </table:table-cell>
          <table:table-cell office:value-type="float" office:value="3130046" calcext:value-type="float">
            <text:p>3130046</text:p>
          </table:table-cell>
          <table:table-cell office:value-type="float" office:value="0.47797671101853" calcext:value-type="float">
            <text:p>0.477976711</text:p>
          </table:table-cell>
          <table:table-cell office:value-type="float" office:value="3030900" calcext:value-type="float">
            <text:p>3030900</text:p>
          </table:table-cell>
          <table:table-cell office:value-type="float" office:value="0.502261501086137" calcext:value-type="float">
            <text:p>0.5022615011</text:p>
          </table:table-cell>
          <table:table-cell office:value-type="float" office:value="6387026" calcext:value-type="float">
            <text:p>6387026</text:p>
          </table:table-cell>
          <table:table-cell office:value-type="float" office:value="0.516031708277341" calcext:value-type="float">
            <text:p>0.5160317083</text:p>
          </table:table-cell>
          <table:table-cell table:formula="of:=LOOKUP([.A379];[Users.$A$1:.$A$869];[Users.$B$1:.$B$869])" office:value-type="float" office:value="630" calcext:value-type="float">
            <text:p>630</text:p>
          </table:table-cell>
          <table:table-cell table:formula="of:=IF([.C379]=1;1;0)" office:value-type="float" office:value="1" calcext:value-type="float">
            <text:p>1</text:p>
          </table:table-cell>
          <table:table-cell table:formula="of:=IF([.C37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638808" calcext:value-type="float">
            <text:p>11638808</text:p>
          </table:table-cell>
          <table:table-cell office:value-type="float" office:value="0.535592218847545" calcext:value-type="float">
            <text:p>0.5355922188</text:p>
          </table:table-cell>
          <table:table-cell office:value-type="float" office:value="0" calcext:value-type="float">
            <text:p>0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411052456405775" calcext:value-type="float">
            <text:p>0.4110524564</text:p>
          </table:table-cell>
          <table:table-cell office:value-type="float" office:value="1143792" calcext:value-type="float">
            <text:p>1143792</text:p>
          </table:table-cell>
          <table:table-cell office:value-type="float" office:value="0.425375505494991" calcext:value-type="float">
            <text:p>0.4253755055</text:p>
          </table:table-cell>
          <table:table-cell office:value-type="float" office:value="3389966" calcext:value-type="float">
            <text:p>3389966</text:p>
          </table:table-cell>
          <table:table-cell office:value-type="float" office:value="0.431362936623289" calcext:value-type="float">
            <text:p>0.4313629366</text:p>
          </table:table-cell>
          <table:table-cell table:formula="of:=LOOKUP([.A380];[Users.$A$1:.$A$869];[Users.$B$1:.$B$869])" office:value-type="float" office:value="630" calcext:value-type="float">
            <text:p>630</text:p>
          </table:table-cell>
          <table:table-cell table:formula="of:=IF([.C380]=1;1;0)" office:value-type="float" office:value="0" calcext:value-type="float">
            <text:p>0</text:p>
          </table:table-cell>
          <table:table-cell table:formula="of:=IF([.C38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73599" calcext:value-type="float">
            <text:p>1973599</text:p>
          </table:table-cell>
          <table:table-cell office:value-type="float" office:value="0.546023571360794" calcext:value-type="float">
            <text:p>0.5460235714</text:p>
          </table:table-cell>
          <table:table-cell office:value-type="float" office:value="0" calcext:value-type="float">
            <text:p>0</text:p>
          </table:table-cell>
          <table:table-cell office:value-type="float" office:value="4378022" calcext:value-type="float">
            <text:p>4378022</text:p>
          </table:table-cell>
          <table:table-cell office:value-type="float" office:value="0.527051255271592" calcext:value-type="float">
            <text:p>0.5270512553</text:p>
          </table:table-cell>
          <table:table-cell office:value-type="float" office:value="656502" calcext:value-type="float">
            <text:p>656502</text:p>
          </table:table-cell>
          <table:table-cell office:value-type="float" office:value="0.529740517629124" calcext:value-type="float">
            <text:p>0.5297405176</text:p>
          </table:table-cell>
          <table:table-cell office:value-type="float" office:value="168623" calcext:value-type="float">
            <text:p>168623</text:p>
          </table:table-cell>
          <table:table-cell office:value-type="float" office:value="0.532765598878958" calcext:value-type="float">
            <text:p>0.5327655989</text:p>
          </table:table-cell>
          <table:table-cell table:formula="of:=LOOKUP([.A381];[Users.$A$1:.$A$869];[Users.$B$1:.$B$869])" office:value-type="float" office:value="631" calcext:value-type="float">
            <text:p>631</text:p>
          </table:table-cell>
          <table:table-cell table:formula="of:=IF([.C381]=1;1;0)" office:value-type="float" office:value="0" calcext:value-type="float">
            <text:p>0</text:p>
          </table:table-cell>
          <table:table-cell table:formula="of:=IF([.C38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983441" calcext:value-type="float">
            <text:p>13983441</text:p>
          </table:table-cell>
          <table:table-cell office:value-type="float" office:value="0.693147180559945" calcext:value-type="float">
            <text:p>0.6931471806</text:p>
          </table:table-cell>
          <table:table-cell office:value-type="float" office:value="0" calcext:value-type="float">
            <text:p>0</text:p>
          </table:table-cell>
          <table:table-cell office:value-type="float" office:value="8810120" calcext:value-type="float">
            <text:p>8810120</text:p>
          </table:table-cell>
          <table:table-cell office:value-type="float" office:value="0.597172669467122" calcext:value-type="float">
            <text:p>0.5971726695</text:p>
          </table:table-cell>
          <table:table-cell office:value-type="float" office:value="4512796" calcext:value-type="float">
            <text:p>4512796</text:p>
          </table:table-cell>
          <table:table-cell office:value-type="float" office:value="0.618075539609446" calcext:value-type="float">
            <text:p>0.6180755396</text:p>
          </table:table-cell>
          <table:table-cell office:value-type="float" office:value="5095382" calcext:value-type="float">
            <text:p>5095382</text:p>
          </table:table-cell>
          <table:table-cell office:value-type="float" office:value="0.618896337259721" calcext:value-type="float">
            <text:p>0.6188963373</text:p>
          </table:table-cell>
          <table:table-cell table:formula="of:=LOOKUP([.A382];[Users.$A$1:.$A$869];[Users.$B$1:.$B$869])" office:value-type="float" office:value="631" calcext:value-type="float">
            <text:p>631</text:p>
          </table:table-cell>
          <table:table-cell table:formula="of:=IF([.C382]=1;1;0)" office:value-type="float" office:value="0" calcext:value-type="float">
            <text:p>0</text:p>
          </table:table-cell>
          <table:table-cell table:formula="of:=IF([.C38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574079" calcext:value-type="float">
            <text:p>6574079</text:p>
          </table:table-cell>
          <table:table-cell office:value-type="float" office:value="0.37916504085685" calcext:value-type="float">
            <text:p>0.3791650409</text:p>
          </table:table-cell>
          <table:table-cell office:value-type="float" office:value="1" calcext:value-type="float">
            <text:p>1</text:p>
          </table:table-cell>
          <table:table-cell office:value-type="float" office:value="6574079" calcext:value-type="float">
            <text:p>6574079</text:p>
          </table:table-cell>
          <table:table-cell office:value-type="float" office:value="0.37916504085685" calcext:value-type="float">
            <text:p>0.3791650409</text:p>
          </table:table-cell>
          <table:table-cell office:value-type="float" office:value="236695" calcext:value-type="float">
            <text:p>236695</text:p>
          </table:table-cell>
          <table:table-cell office:value-type="float" office:value="0.438642271199599" calcext:value-type="float">
            <text:p>0.4386422712</text:p>
          </table:table-cell>
          <table:table-cell office:value-type="float" office:value="1721763" calcext:value-type="float">
            <text:p>1721763</text:p>
          </table:table-cell>
          <table:table-cell office:value-type="float" office:value="0.451425097061488" calcext:value-type="float">
            <text:p>0.4514250971</text:p>
          </table:table-cell>
          <table:table-cell table:formula="of:=LOOKUP([.A383];[Users.$A$1:.$A$869];[Users.$B$1:.$B$869])" office:value-type="float" office:value="631" calcext:value-type="float">
            <text:p>631</text:p>
          </table:table-cell>
          <table:table-cell table:formula="of:=IF([.C383]=1;1;0)" office:value-type="float" office:value="1" calcext:value-type="float">
            <text:p>1</text:p>
          </table:table-cell>
          <table:table-cell table:formula="of:=IF([.C38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399404" calcext:value-type="float">
            <text:p>4399404</text:p>
          </table:table-cell>
          <table:table-cell office:value-type="float" office:value="0.568991678374817" calcext:value-type="float">
            <text:p>0.5689916784</text:p>
          </table:table-cell>
          <table:table-cell office:value-type="float" office:value="0" calcext:value-type="float">
            <text:p>0</text:p>
          </table:table-cell>
          <table:table-cell office:value-type="float" office:value="4203838" calcext:value-type="float">
            <text:p>4203838</text:p>
          </table:table-cell>
          <table:table-cell office:value-type="float" office:value="0.564531066100101" calcext:value-type="float">
            <text:p>0.5645310661</text:p>
          </table:table-cell>
          <table:table-cell office:value-type="float" office:value="2299727" calcext:value-type="float">
            <text:p>2299727</text:p>
          </table:table-cell>
          <table:table-cell office:value-type="float" office:value="0.566234298738643" calcext:value-type="float">
            <text:p>0.5662342987</text:p>
          </table:table-cell>
          <table:table-cell office:value-type="float" office:value="823924" calcext:value-type="float">
            <text:p>823924</text:p>
          </table:table-cell>
          <table:table-cell office:value-type="float" office:value="0.567159780408881" calcext:value-type="float">
            <text:p>0.5671597804</text:p>
          </table:table-cell>
          <table:table-cell table:formula="of:=LOOKUP([.A384];[Users.$A$1:.$A$869];[Users.$B$1:.$B$869])" office:value-type="float" office:value="631" calcext:value-type="float">
            <text:p>631</text:p>
          </table:table-cell>
          <table:table-cell table:formula="of:=IF([.C384]=1;1;0)" office:value-type="float" office:value="0" calcext:value-type="float">
            <text:p>0</text:p>
          </table:table-cell>
          <table:table-cell table:formula="of:=IF([.C38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98821" calcext:value-type="float">
            <text:p>1998821</text:p>
          </table:table-cell>
          <table:table-cell office:value-type="float" office:value="0.339956680933063" calcext:value-type="float">
            <text:p>0.3399566809</text:p>
          </table:table-cell>
          <table:table-cell office:value-type="float" office:value="1" calcext:value-type="float">
            <text:p>1</text:p>
          </table:table-cell>
          <table:table-cell office:value-type="float" office:value="1998821" calcext:value-type="float">
            <text:p>1998821</text:p>
          </table:table-cell>
          <table:table-cell office:value-type="float" office:value="0.339956680933063" calcext:value-type="float">
            <text:p>0.3399566809</text:p>
          </table:table-cell>
          <table:table-cell office:value-type="float" office:value="11449289" calcext:value-type="float">
            <text:p>11449289</text:p>
          </table:table-cell>
          <table:table-cell office:value-type="float" office:value="0.451731047422917" calcext:value-type="float">
            <text:p>0.4517310474</text:p>
          </table:table-cell>
          <table:table-cell office:value-type="float" office:value="12880935" calcext:value-type="float">
            <text:p>12880935</text:p>
          </table:table-cell>
          <table:table-cell office:value-type="float" office:value="0.494482587363862" calcext:value-type="float">
            <text:p>0.4944825874</text:p>
          </table:table-cell>
          <table:table-cell table:formula="of:=LOOKUP([.A385];[Users.$A$1:.$A$869];[Users.$B$1:.$B$869])" office:value-type="float" office:value="632" calcext:value-type="float">
            <text:p>632</text:p>
          </table:table-cell>
          <table:table-cell table:formula="of:=IF([.C385]=1;1;0)" office:value-type="float" office:value="1" calcext:value-type="float">
            <text:p>1</text:p>
          </table:table-cell>
          <table:table-cell table:formula="of:=IF([.C38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1836" calcext:value-type="float">
            <text:p>371836</text:p>
          </table:table-cell>
          <table:table-cell office:value-type="float" office:value="0.337757037307056" calcext:value-type="float">
            <text:p>0.3377570373</text:p>
          </table:table-cell>
          <table:table-cell office:value-type="float" office:value="1" calcext:value-type="float">
            <text:p>1</text:p>
          </table:table-cell>
          <table:table-cell office:value-type="float" office:value="371836" calcext:value-type="float">
            <text:p>371836</text:p>
          </table:table-cell>
          <table:table-cell office:value-type="float" office:value="0.337757037307056" calcext:value-type="float">
            <text:p>0.3377570373</text:p>
          </table:table-cell>
          <table:table-cell office:value-type="float" office:value="78144" calcext:value-type="float">
            <text:p>78144</text:p>
          </table:table-cell>
          <table:table-cell office:value-type="float" office:value="0.47214649713047" calcext:value-type="float">
            <text:p>0.4721464971</text:p>
          </table:table-cell>
          <table:table-cell office:value-type="float" office:value="3493833" calcext:value-type="float">
            <text:p>3493833</text:p>
          </table:table-cell>
          <table:table-cell office:value-type="float" office:value="0.547782549474439" calcext:value-type="float">
            <text:p>0.5477825495</text:p>
          </table:table-cell>
          <table:table-cell table:formula="of:=LOOKUP([.A386];[Users.$A$1:.$A$869];[Users.$B$1:.$B$869])" office:value-type="float" office:value="633" calcext:value-type="float">
            <text:p>633</text:p>
          </table:table-cell>
          <table:table-cell table:formula="of:=IF([.C386]=1;1;0)" office:value-type="float" office:value="1" calcext:value-type="float">
            <text:p>1</text:p>
          </table:table-cell>
          <table:table-cell table:formula="of:=IF([.C38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12047" calcext:value-type="float">
            <text:p>1512047</text:p>
          </table:table-cell>
          <table:table-cell office:value-type="float" office:value="0.425162572613609" calcext:value-type="float">
            <text:p>0.4251625726</text:p>
          </table:table-cell>
          <table:table-cell office:value-type="float" office:value="1" calcext:value-type="float">
            <text:p>1</text:p>
          </table:table-cell>
          <table:table-cell office:value-type="float" office:value="1512047" calcext:value-type="float">
            <text:p>1512047</text:p>
          </table:table-cell>
          <table:table-cell office:value-type="float" office:value="0.425162572613609" calcext:value-type="float">
            <text:p>0.4251625726</text:p>
          </table:table-cell>
          <table:table-cell office:value-type="float" office:value="17150917" calcext:value-type="float">
            <text:p>17150917</text:p>
          </table:table-cell>
          <table:table-cell office:value-type="float" office:value="0.502808392711714" calcext:value-type="float">
            <text:p>0.5028083927</text:p>
          </table:table-cell>
          <table:table-cell office:value-type="float" office:value="10923172" calcext:value-type="float">
            <text:p>10923172</text:p>
          </table:table-cell>
          <table:table-cell office:value-type="float" office:value="0.525745520047857" calcext:value-type="float">
            <text:p>0.52574552</text:p>
          </table:table-cell>
          <table:table-cell table:formula="of:=LOOKUP([.A387];[Users.$A$1:.$A$869];[Users.$B$1:.$B$869])" office:value-type="float" office:value="634" calcext:value-type="float">
            <text:p>634</text:p>
          </table:table-cell>
          <table:table-cell table:formula="of:=IF([.C387]=1;1;0)" office:value-type="float" office:value="1" calcext:value-type="float">
            <text:p>1</text:p>
          </table:table-cell>
          <table:table-cell table:formula="of:=IF([.C38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577731" calcext:value-type="float">
            <text:p>6577731</text:p>
          </table:table-cell>
          <table:table-cell office:value-type="float" office:value="0.568442491869003" calcext:value-type="float">
            <text:p>0.5684424919</text:p>
          </table:table-cell>
          <table:table-cell office:value-type="float" office:value="3" calcext:value-type="float">
            <text:p>3</text:p>
          </table:table-cell>
          <table:table-cell office:value-type="float" office:value="847308" calcext:value-type="float">
            <text:p>847308</text:p>
          </table:table-cell>
          <table:table-cell office:value-type="float" office:value="0.566920215308877" calcext:value-type="float">
            <text:p>0.5669202153</text:p>
          </table:table-cell>
          <table:table-cell office:value-type="float" office:value="1664659" calcext:value-type="float">
            <text:p>1664659</text:p>
          </table:table-cell>
          <table:table-cell office:value-type="float" office:value="0.568390295422581" calcext:value-type="float">
            <text:p>0.5683902954</text:p>
          </table:table-cell>
          <table:table-cell office:value-type="float" office:value="6577731" calcext:value-type="float">
            <text:p>6577731</text:p>
          </table:table-cell>
          <table:table-cell office:value-type="float" office:value="0.568442491869003" calcext:value-type="float">
            <text:p>0.5684424919</text:p>
          </table:table-cell>
          <table:table-cell table:formula="of:=LOOKUP([.A388];[Users.$A$1:.$A$869];[Users.$B$1:.$B$869])" office:value-type="float" office:value="635" calcext:value-type="float">
            <text:p>635</text:p>
          </table:table-cell>
          <table:table-cell table:formula="of:=IF([.C388]=1;1;0)" office:value-type="float" office:value="0" calcext:value-type="float">
            <text:p>0</text:p>
          </table:table-cell>
          <table:table-cell table:formula="of:=IF([.C38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75954" calcext:value-type="float">
            <text:p>5375954</text:p>
          </table:table-cell>
          <table:table-cell office:value-type="float" office:value="0.559032508389172" calcext:value-type="float">
            <text:p>0.5590325084</text:p>
          </table:table-cell>
          <table:table-cell office:value-type="float" office:value="0" calcext:value-type="float">
            <text:p>0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521669254190851" calcext:value-type="float">
            <text:p>0.5216692542</text:p>
          </table:table-cell>
          <table:table-cell office:value-type="float" office:value="16428949" calcext:value-type="float">
            <text:p>16428949</text:p>
          </table:table-cell>
          <table:table-cell office:value-type="float" office:value="0.522460800380144" calcext:value-type="float">
            <text:p>0.5224608004</text:p>
          </table:table-cell>
          <table:table-cell office:value-type="float" office:value="7041859" calcext:value-type="float">
            <text:p>7041859</text:p>
          </table:table-cell>
          <table:table-cell office:value-type="float" office:value="0.525911892782739" calcext:value-type="float">
            <text:p>0.5259118928</text:p>
          </table:table-cell>
          <table:table-cell table:formula="of:=LOOKUP([.A389];[Users.$A$1:.$A$869];[Users.$B$1:.$B$869])" office:value-type="float" office:value="635" calcext:value-type="float">
            <text:p>635</text:p>
          </table:table-cell>
          <table:table-cell table:formula="of:=IF([.C389]=1;1;0)" office:value-type="float" office:value="0" calcext:value-type="float">
            <text:p>0</text:p>
          </table:table-cell>
          <table:table-cell table:formula="of:=IF([.C38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659940" calcext:value-type="float">
            <text:p>2659940</text:p>
          </table:table-cell>
          <table:table-cell office:value-type="float" office:value="0.581089190132123" calcext:value-type="float">
            <text:p>0.5810891901</text:p>
          </table:table-cell>
          <table:table-cell office:value-type="float" office:value="0" calcext:value-type="float">
            <text:p>0</text:p>
          </table:table-cell>
          <table:table-cell office:value-type="float" office:value="2968560" calcext:value-type="float">
            <text:p>2968560</text:p>
          </table:table-cell>
          <table:table-cell office:value-type="float" office:value="0.528321706613772" calcext:value-type="float">
            <text:p>0.5283217066</text:p>
          </table:table-cell>
          <table:table-cell office:value-type="float" office:value="15883944" calcext:value-type="float">
            <text:p>15883944</text:p>
          </table:table-cell>
          <table:table-cell office:value-type="float" office:value="0.531425666575773" calcext:value-type="float">
            <text:p>0.5314256666</text:p>
          </table:table-cell>
          <table:table-cell office:value-type="float" office:value="11974399" calcext:value-type="float">
            <text:p>11974399</text:p>
          </table:table-cell>
          <table:table-cell office:value-type="float" office:value="0.531425666575773" calcext:value-type="float">
            <text:p>0.5314256666</text:p>
          </table:table-cell>
          <table:table-cell table:formula="of:=LOOKUP([.A390];[Users.$A$1:.$A$869];[Users.$B$1:.$B$869])" office:value-type="float" office:value="635" calcext:value-type="float">
            <text:p>635</text:p>
          </table:table-cell>
          <table:table-cell table:formula="of:=IF([.C390]=1;1;0)" office:value-type="float" office:value="0" calcext:value-type="float">
            <text:p>0</text:p>
          </table:table-cell>
          <table:table-cell table:formula="of:=IF([.C39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1932" calcext:value-type="float">
            <text:p>591932</text:p>
          </table:table-cell>
          <table:table-cell office:value-type="float" office:value="0.614259382677919" calcext:value-type="float">
            <text:p>0.6142593827</text:p>
          </table:table-cell>
          <table:table-cell office:value-type="float" office:value="0" calcext:value-type="float">
            <text:p>0</text:p>
          </table:table-cell>
          <table:table-cell office:value-type="float" office:value="683715" calcext:value-type="float">
            <text:p>683715</text:p>
          </table:table-cell>
          <table:table-cell office:value-type="float" office:value="0.529467390008498" calcext:value-type="float">
            <text:p>0.52946739</text:p>
          </table:table-cell>
          <table:table-cell office:value-type="float" office:value="3383066" calcext:value-type="float">
            <text:p>3383066</text:p>
          </table:table-cell>
          <table:table-cell office:value-type="float" office:value="0.536721196092882" calcext:value-type="float">
            <text:p>0.5367211961</text:p>
          </table:table-cell>
          <table:table-cell office:value-type="float" office:value="271178" calcext:value-type="float">
            <text:p>271178</text:p>
          </table:table-cell>
          <table:table-cell office:value-type="float" office:value="0.552797152701834" calcext:value-type="float">
            <text:p>0.5527971527</text:p>
          </table:table-cell>
          <table:table-cell table:formula="of:=LOOKUP([.A391];[Users.$A$1:.$A$869];[Users.$B$1:.$B$869])" office:value-type="float" office:value="636" calcext:value-type="float">
            <text:p>636</text:p>
          </table:table-cell>
          <table:table-cell table:formula="of:=IF([.C391]=1;1;0)" office:value-type="float" office:value="0" calcext:value-type="float">
            <text:p>0</text:p>
          </table:table-cell>
          <table:table-cell table:formula="of:=IF([.C39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76975" calcext:value-type="float">
            <text:p>4876975</text:p>
          </table:table-cell>
          <table:table-cell office:value-type="float" office:value="0.466312666988102" calcext:value-type="float">
            <text:p>0.466312667</text:p>
          </table:table-cell>
          <table:table-cell office:value-type="float" office:value="1" calcext:value-type="float">
            <text:p>1</text:p>
          </table:table-cell>
          <table:table-cell office:value-type="float" office:value="4876975" calcext:value-type="float">
            <text:p>4876975</text:p>
          </table:table-cell>
          <table:table-cell office:value-type="float" office:value="0.466312666988102" calcext:value-type="float">
            <text:p>0.466312667</text:p>
          </table:table-cell>
          <table:table-cell office:value-type="float" office:value="4149273" calcext:value-type="float">
            <text:p>4149273</text:p>
          </table:table-cell>
          <table:table-cell office:value-type="float" office:value="0.518839088130902" calcext:value-type="float">
            <text:p>0.5188390881</text:p>
          </table:table-cell>
          <table:table-cell office:value-type="float" office:value="9650951" calcext:value-type="float">
            <text:p>9650951</text:p>
          </table:table-cell>
          <table:table-cell office:value-type="float" office:value="0.521876181752075" calcext:value-type="float">
            <text:p>0.5218761818</text:p>
          </table:table-cell>
          <table:table-cell table:formula="of:=LOOKUP([.A392];[Users.$A$1:.$A$869];[Users.$B$1:.$B$869])" office:value-type="float" office:value="637" calcext:value-type="float">
            <text:p>637</text:p>
          </table:table-cell>
          <table:table-cell table:formula="of:=IF([.C392]=1;1;0)" office:value-type="float" office:value="1" calcext:value-type="float">
            <text:p>1</text:p>
          </table:table-cell>
          <table:table-cell table:formula="of:=IF([.C39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6022" calcext:value-type="float">
            <text:p>446022</text:p>
          </table:table-cell>
          <table:table-cell office:value-type="float" office:value="0.47768618176262" calcext:value-type="float">
            <text:p>0.4776861818</text:p>
          </table:table-cell>
          <table:table-cell office:value-type="float" office:value="0" calcext:value-type="float">
            <text:p>0</text:p>
          </table:table-cell>
          <table:table-cell office:value-type="float" office:value="2830237" calcext:value-type="float">
            <text:p>2830237</text:p>
          </table:table-cell>
          <table:table-cell office:value-type="float" office:value="0.45971395847572" calcext:value-type="float">
            <text:p>0.4597139585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460975976052518" calcext:value-type="float">
            <text:p>0.4609759761</text:p>
          </table:table-cell>
          <table:table-cell office:value-type="float" office:value="881500" calcext:value-type="float">
            <text:p>881500</text:p>
          </table:table-cell>
          <table:table-cell office:value-type="float" office:value="0.467127008793707" calcext:value-type="float">
            <text:p>0.4671270088</text:p>
          </table:table-cell>
          <table:table-cell table:formula="of:=LOOKUP([.A393];[Users.$A$1:.$A$869];[Users.$B$1:.$B$869])" office:value-type="float" office:value="637" calcext:value-type="float">
            <text:p>637</text:p>
          </table:table-cell>
          <table:table-cell table:formula="of:=IF([.C393]=1;1;0)" office:value-type="float" office:value="0" calcext:value-type="float">
            <text:p>0</text:p>
          </table:table-cell>
          <table:table-cell table:formula="of:=IF([.C393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34568" calcext:value-type="float">
            <text:p>3034568</text:p>
          </table:table-cell>
          <table:table-cell office:value-type="float" office:value="0.555761797652155" calcext:value-type="float">
            <text:p>0.5557617977</text:p>
          </table:table-cell>
          <table:table-cell office:value-type="float" office:value="1" calcext:value-type="float">
            <text:p>1</text:p>
          </table:table-cell>
          <table:table-cell office:value-type="float" office:value="3034568" calcext:value-type="float">
            <text:p>3034568</text:p>
          </table:table-cell>
          <table:table-cell office:value-type="float" office:value="0.555761797652155" calcext:value-type="float">
            <text:p>0.5557617977</text:p>
          </table:table-cell>
          <table:table-cell office:value-type="float" office:value="3614835" calcext:value-type="float">
            <text:p>3614835</text:p>
          </table:table-cell>
          <table:table-cell office:value-type="float" office:value="0.565392637307979" calcext:value-type="float">
            <text:p>0.5653926373</text:p>
          </table:table-cell>
          <table:table-cell office:value-type="float" office:value="1926535" calcext:value-type="float">
            <text:p>1926535</text:p>
          </table:table-cell>
          <table:table-cell office:value-type="float" office:value="0.576280862173046" calcext:value-type="float">
            <text:p>0.5762808622</text:p>
          </table:table-cell>
          <table:table-cell table:formula="of:=LOOKUP([.A394];[Users.$A$1:.$A$869];[Users.$B$1:.$B$869])" office:value-type="float" office:value="638" calcext:value-type="float">
            <text:p>638</text:p>
          </table:table-cell>
          <table:table-cell table:formula="of:=IF([.C394]=1;1;0)" office:value-type="float" office:value="1" calcext:value-type="float">
            <text:p>1</text:p>
          </table:table-cell>
          <table:table-cell table:formula="of:=IF([.C39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58890" calcext:value-type="float">
            <text:p>3558890</text:p>
          </table:table-cell>
          <table:table-cell office:value-type="float" office:value="0.523338859009878" calcext:value-type="float">
            <text:p>0.523338859</text:p>
          </table:table-cell>
          <table:table-cell office:value-type="float" office:value="1" calcext:value-type="float">
            <text:p>1</text:p>
          </table:table-cell>
          <table:table-cell office:value-type="float" office:value="3558890" calcext:value-type="float">
            <text:p>3558890</text:p>
          </table:table-cell>
          <table:table-cell office:value-type="float" office:value="0.523338859009878" calcext:value-type="float">
            <text:p>0.523338859</text:p>
          </table:table-cell>
          <table:table-cell office:value-type="float" office:value="2830237" calcext:value-type="float">
            <text:p>2830237</text:p>
          </table:table-cell>
          <table:table-cell office:value-type="float" office:value="0.544782791746745" calcext:value-type="float">
            <text:p>0.5447827917</text:p>
          </table:table-cell>
          <table:table-cell office:value-type="float" office:value="2951238" calcext:value-type="float">
            <text:p>2951238</text:p>
          </table:table-cell>
          <table:table-cell office:value-type="float" office:value="0.545096390159805" calcext:value-type="float">
            <text:p>0.5450963902</text:p>
          </table:table-cell>
          <table:table-cell table:formula="of:=LOOKUP([.A395];[Users.$A$1:.$A$869];[Users.$B$1:.$B$869])" office:value-type="float" office:value="638" calcext:value-type="float">
            <text:p>638</text:p>
          </table:table-cell>
          <table:table-cell table:formula="of:=IF([.C395]=1;1;0)" office:value-type="float" office:value="1" calcext:value-type="float">
            <text:p>1</text:p>
          </table:table-cell>
          <table:table-cell table:formula="of:=IF([.C39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22714" calcext:value-type="float">
            <text:p>2222714</text:p>
          </table:table-cell>
          <table:table-cell office:value-type="float" office:value="0.459926559473957" calcext:value-type="float">
            <text:p>0.4599265595</text:p>
          </table:table-cell>
          <table:table-cell office:value-type="float" office:value="1" calcext:value-type="float">
            <text:p>1</text:p>
          </table:table-cell>
          <table:table-cell office:value-type="float" office:value="2222714" calcext:value-type="float">
            <text:p>2222714</text:p>
          </table:table-cell>
          <table:table-cell office:value-type="float" office:value="0.459926559473957" calcext:value-type="float">
            <text:p>0.4599265595</text:p>
          </table:table-cell>
          <table:table-cell office:value-type="float" office:value="13595068" calcext:value-type="float">
            <text:p>13595068</text:p>
          </table:table-cell>
          <table:table-cell office:value-type="float" office:value="0.498701466292935" calcext:value-type="float">
            <text:p>0.4987014663</text:p>
          </table:table-cell>
          <table:table-cell office:value-type="float" office:value="8521625" calcext:value-type="float">
            <text:p>8521625</text:p>
          </table:table-cell>
          <table:table-cell office:value-type="float" office:value="0.498701466292935" calcext:value-type="float">
            <text:p>0.4987014663</text:p>
          </table:table-cell>
          <table:table-cell table:formula="of:=LOOKUP([.A396];[Users.$A$1:.$A$869];[Users.$B$1:.$B$869])" office:value-type="float" office:value="639" calcext:value-type="float">
            <text:p>639</text:p>
          </table:table-cell>
          <table:table-cell table:formula="of:=IF([.C396]=1;1;0)" office:value-type="float" office:value="1" calcext:value-type="float">
            <text:p>1</text:p>
          </table:table-cell>
          <table:table-cell table:formula="of:=IF([.C39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39690" calcext:value-type="float">
            <text:p>2839690</text:p>
          </table:table-cell>
          <table:table-cell office:value-type="float" office:value="0.363857297098347" calcext:value-type="float">
            <text:p>0.3638572971</text:p>
          </table:table-cell>
          <table:table-cell office:value-type="float" office:value="1" calcext:value-type="float">
            <text:p>1</text:p>
          </table:table-cell>
          <table:table-cell office:value-type="float" office:value="2839690" calcext:value-type="float">
            <text:p>2839690</text:p>
          </table:table-cell>
          <table:table-cell office:value-type="float" office:value="0.363857297098347" calcext:value-type="float">
            <text:p>0.3638572971</text:p>
          </table:table-cell>
          <table:table-cell office:value-type="float" office:value="6589707" calcext:value-type="float">
            <text:p>6589707</text:p>
          </table:table-cell>
          <table:table-cell office:value-type="float" office:value="0.488731378509498" calcext:value-type="float">
            <text:p>0.4887313785</text:p>
          </table:table-cell>
          <table:table-cell office:value-type="float" office:value="13011741" calcext:value-type="float">
            <text:p>13011741</text:p>
          </table:table-cell>
          <table:table-cell office:value-type="float" office:value="0.526064042674286" calcext:value-type="float">
            <text:p>0.5260640427</text:p>
          </table:table-cell>
          <table:table-cell table:formula="of:=LOOKUP([.A397];[Users.$A$1:.$A$869];[Users.$B$1:.$B$869])" office:value-type="float" office:value="640" calcext:value-type="float">
            <text:p>640</text:p>
          </table:table-cell>
          <table:table-cell table:formula="of:=IF([.C397]=1;1;0)" office:value-type="float" office:value="1" calcext:value-type="float">
            <text:p>1</text:p>
          </table:table-cell>
          <table:table-cell table:formula="of:=IF([.C39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35420" calcext:value-type="float">
            <text:p>1835420</text:p>
          </table:table-cell>
          <table:table-cell office:value-type="float" office:value="0.472691028540907" calcext:value-type="float">
            <text:p>0.4726910285</text:p>
          </table:table-cell>
          <table:table-cell office:value-type="float" office:value="1" calcext:value-type="float">
            <text:p>1</text:p>
          </table:table-cell>
          <table:table-cell office:value-type="float" office:value="1835420" calcext:value-type="float">
            <text:p>1835420</text:p>
          </table:table-cell>
          <table:table-cell office:value-type="float" office:value="0.472691028540907" calcext:value-type="float">
            <text:p>0.4726910285</text:p>
          </table:table-cell>
          <table:table-cell office:value-type="float" office:value="917673" calcext:value-type="float">
            <text:p>917673</text:p>
          </table:table-cell>
          <table:table-cell office:value-type="float" office:value="0.530016594169843" calcext:value-type="float">
            <text:p>0.5300165942</text:p>
          </table:table-cell>
          <table:table-cell office:value-type="float" office:value="3122673" calcext:value-type="float">
            <text:p>3122673</text:p>
          </table:table-cell>
          <table:table-cell office:value-type="float" office:value="0.530632723749915" calcext:value-type="float">
            <text:p>0.5306327237</text:p>
          </table:table-cell>
          <table:table-cell table:formula="of:=LOOKUP([.A398];[Users.$A$1:.$A$869];[Users.$B$1:.$B$869])" office:value-type="float" office:value="640" calcext:value-type="float">
            <text:p>640</text:p>
          </table:table-cell>
          <table:table-cell table:formula="of:=IF([.C398]=1;1;0)" office:value-type="float" office:value="1" calcext:value-type="float">
            <text:p>1</text:p>
          </table:table-cell>
          <table:table-cell table:formula="of:=IF([.C39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41864" calcext:value-type="float">
            <text:p>2741864</text:p>
          </table:table-cell>
          <table:table-cell office:value-type="float" office:value="0.453700102184298" calcext:value-type="float">
            <text:p>0.4537001022</text:p>
          </table:table-cell>
          <table:table-cell office:value-type="float" office:value="1" calcext:value-type="float">
            <text:p>1</text:p>
          </table:table-cell>
          <table:table-cell office:value-type="float" office:value="2741864" calcext:value-type="float">
            <text:p>2741864</text:p>
          </table:table-cell>
          <table:table-cell office:value-type="float" office:value="0.453700102184298" calcext:value-type="float">
            <text:p>0.4537001022</text:p>
          </table:table-cell>
          <table:table-cell office:value-type="float" office:value="2939971" calcext:value-type="float">
            <text:p>2939971</text:p>
          </table:table-cell>
          <table:table-cell office:value-type="float" office:value="0.465998682690113" calcext:value-type="float">
            <text:p>0.4659986827</text:p>
          </table:table-cell>
          <table:table-cell office:value-type="float" office:value="5450462" calcext:value-type="float">
            <text:p>5450462</text:p>
          </table:table-cell>
          <table:table-cell office:value-type="float" office:value="0.466220750684101" calcext:value-type="float">
            <text:p>0.4662207507</text:p>
          </table:table-cell>
          <table:table-cell table:formula="of:=LOOKUP([.A399];[Users.$A$1:.$A$869];[Users.$B$1:.$B$869])" office:value-type="float" office:value="641" calcext:value-type="float">
            <text:p>641</text:p>
          </table:table-cell>
          <table:table-cell table:formula="of:=IF([.C399]=1;1;0)" office:value-type="float" office:value="1" calcext:value-type="float">
            <text:p>1</text:p>
          </table:table-cell>
          <table:table-cell table:formula="of:=IF([.C39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953458" calcext:value-type="float">
            <text:p>14953458</text:p>
          </table:table-cell>
          <table:table-cell office:value-type="float" office:value="0.529860741009317" calcext:value-type="float">
            <text:p>0.529860741</text:p>
          </table:table-cell>
          <table:table-cell office:value-type="float" office:value="1" calcext:value-type="float">
            <text:p>1</text:p>
          </table:table-cell>
          <table:table-cell office:value-type="float" office:value="14953458" calcext:value-type="float">
            <text:p>14953458</text:p>
          </table:table-cell>
          <table:table-cell office:value-type="float" office:value="0.529860741009317" calcext:value-type="float">
            <text:p>0.529860741</text:p>
          </table:table-cell>
          <table:table-cell office:value-type="float" office:value="3006162" calcext:value-type="float">
            <text:p>3006162</text:p>
          </table:table-cell>
          <table:table-cell office:value-type="float" office:value="0.562790444315237" calcext:value-type="float">
            <text:p>0.5627904443</text:p>
          </table:table-cell>
          <table:table-cell office:value-type="float" office:value="763570" calcext:value-type="float">
            <text:p>763570</text:p>
          </table:table-cell>
          <table:table-cell office:value-type="float" office:value="0.563959406873298" calcext:value-type="float">
            <text:p>0.5639594069</text:p>
          </table:table-cell>
          <table:table-cell table:formula="of:=LOOKUP([.A400];[Users.$A$1:.$A$869];[Users.$B$1:.$B$869])" office:value-type="float" office:value="642" calcext:value-type="float">
            <text:p>642</text:p>
          </table:table-cell>
          <table:table-cell table:formula="of:=IF([.C400]=1;1;0)" office:value-type="float" office:value="1" calcext:value-type="float">
            <text:p>1</text:p>
          </table:table-cell>
          <table:table-cell table:formula="of:=IF([.C40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10327" calcext:value-type="float">
            <text:p>1910327</text:p>
          </table:table-cell>
          <table:table-cell office:value-type="float" office:value="0.387821748078374" calcext:value-type="float">
            <text:p>0.3878217481</text:p>
          </table:table-cell>
          <table:table-cell office:value-type="float" office:value="1" calcext:value-type="float">
            <text:p>1</text:p>
          </table:table-cell>
          <table:table-cell office:value-type="float" office:value="1910327" calcext:value-type="float">
            <text:p>1910327</text:p>
          </table:table-cell>
          <table:table-cell office:value-type="float" office:value="0.387821748078374" calcext:value-type="float">
            <text:p>0.3878217481</text:p>
          </table:table-cell>
          <table:table-cell office:value-type="float" office:value="2784836" calcext:value-type="float">
            <text:p>2784836</text:p>
          </table:table-cell>
          <table:table-cell office:value-type="float" office:value="0.486943835785182" calcext:value-type="float">
            <text:p>0.4869438358</text:p>
          </table:table-cell>
          <table:table-cell office:value-type="float" office:value="17693824" calcext:value-type="float">
            <text:p>17693824</text:p>
          </table:table-cell>
          <table:table-cell office:value-type="float" office:value="0.502185543113006" calcext:value-type="float">
            <text:p>0.5021855431</text:p>
          </table:table-cell>
          <table:table-cell table:formula="of:=LOOKUP([.A401];[Users.$A$1:.$A$869];[Users.$B$1:.$B$869])" office:value-type="float" office:value="644" calcext:value-type="float">
            <text:p>644</text:p>
          </table:table-cell>
          <table:table-cell table:formula="of:=IF([.C401]=1;1;0)" office:value-type="float" office:value="1" calcext:value-type="float">
            <text:p>1</text:p>
          </table:table-cell>
          <table:table-cell table:formula="of:=IF([.C40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21275" calcext:value-type="float">
            <text:p>4021275</text:p>
          </table:table-cell>
          <table:table-cell office:value-type="float" office:value="0.509375949847045" calcext:value-type="float">
            <text:p>0.5093759498</text:p>
          </table:table-cell>
          <table:table-cell office:value-type="float" office:value="1" calcext:value-type="float">
            <text:p>1</text:p>
          </table:table-cell>
          <table:table-cell office:value-type="float" office:value="7774085" calcext:value-type="float">
            <text:p>7774085</text:p>
          </table:table-cell>
          <table:table-cell office:value-type="float" office:value="0.526642596066517" calcext:value-type="float">
            <text:p>0.5266425961</text:p>
          </table:table-cell>
          <table:table-cell office:value-type="float" office:value="7709426" calcext:value-type="float">
            <text:p>7709426</text:p>
          </table:table-cell>
          <table:table-cell office:value-type="float" office:value="0.526748084307684" calcext:value-type="float">
            <text:p>0.5267480843</text:p>
          </table:table-cell>
          <table:table-cell office:value-type="float" office:value="3318344" calcext:value-type="float">
            <text:p>3318344</text:p>
          </table:table-cell>
          <table:table-cell office:value-type="float" office:value="0.527425747738555" calcext:value-type="float">
            <text:p>0.5274257477</text:p>
          </table:table-cell>
          <table:table-cell table:formula="of:=LOOKUP([.A402];[Users.$A$1:.$A$869];[Users.$B$1:.$B$869])" office:value-type="float" office:value="645" calcext:value-type="float">
            <text:p>645</text:p>
          </table:table-cell>
          <table:table-cell table:formula="of:=IF([.C402]=1;1;0)" office:value-type="float" office:value="1" calcext:value-type="float">
            <text:p>1</text:p>
          </table:table-cell>
          <table:table-cell table:formula="of:=IF([.C40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12429" calcext:value-type="float">
            <text:p>412429</text:p>
          </table:table-cell>
          <table:table-cell office:value-type="float" office:value="0.403865307895732" calcext:value-type="float">
            <text:p>0.4038653079</text:p>
          </table:table-cell>
          <table:table-cell office:value-type="float" office:value="1" calcext:value-type="float">
            <text:p>1</text:p>
          </table:table-cell>
          <table:table-cell office:value-type="float" office:value="412429" calcext:value-type="float">
            <text:p>412429</text:p>
          </table:table-cell>
          <table:table-cell office:value-type="float" office:value="0.403865307895732" calcext:value-type="float">
            <text:p>0.4038653079</text:p>
          </table:table-cell>
          <table:table-cell office:value-type="float" office:value="2636319" calcext:value-type="float">
            <text:p>2636319</text:p>
          </table:table-cell>
          <table:table-cell office:value-type="float" office:value="0.427614101041166" calcext:value-type="float">
            <text:p>0.427614101</text:p>
          </table:table-cell>
          <table:table-cell office:value-type="float" office:value="924691" calcext:value-type="float">
            <text:p>924691</text:p>
          </table:table-cell>
          <table:table-cell office:value-type="float" office:value="0.458248838281122" calcext:value-type="float">
            <text:p>0.4582488383</text:p>
          </table:table-cell>
          <table:table-cell table:formula="of:=LOOKUP([.A403];[Users.$A$1:.$A$869];[Users.$B$1:.$B$869])" office:value-type="float" office:value="647" calcext:value-type="float">
            <text:p>647</text:p>
          </table:table-cell>
          <table:table-cell table:formula="of:=IF([.C403]=1;1;0)" office:value-type="float" office:value="1" calcext:value-type="float">
            <text:p>1</text:p>
          </table:table-cell>
          <table:table-cell table:formula="of:=IF([.C40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734713" calcext:value-type="float">
            <text:p>16734713</text:p>
          </table:table-cell>
          <table:table-cell office:value-type="float" office:value="0.522479834346315" calcext:value-type="float">
            <text:p>0.5224798343</text:p>
          </table:table-cell>
          <table:table-cell office:value-type="float" office:value="0" calcext:value-type="float">
            <text:p>0</text:p>
          </table:table-cell>
          <table:table-cell office:value-type="float" office:value="8944652" calcext:value-type="float">
            <text:p>8944652</text:p>
          </table:table-cell>
          <table:table-cell office:value-type="float" office:value="0.474342560854316" calcext:value-type="float">
            <text:p>0.4743425609</text:p>
          </table:table-cell>
          <table:table-cell office:value-type="float" office:value="3666362" calcext:value-type="float">
            <text:p>3666362</text:p>
          </table:table-cell>
          <table:table-cell office:value-type="float" office:value="0.475666319721213" calcext:value-type="float">
            <text:p>0.4756663197</text:p>
          </table:table-cell>
          <table:table-cell office:value-type="float" office:value="1311782" calcext:value-type="float">
            <text:p>1311782</text:p>
          </table:table-cell>
          <table:table-cell office:value-type="float" office:value="0.489870563874343" calcext:value-type="float">
            <text:p>0.4898705639</text:p>
          </table:table-cell>
          <table:table-cell table:formula="of:=LOOKUP([.A404];[Users.$A$1:.$A$869];[Users.$B$1:.$B$869])" office:value-type="float" office:value="648" calcext:value-type="float">
            <text:p>648</text:p>
          </table:table-cell>
          <table:table-cell table:formula="of:=IF([.C404]=1;1;0)" office:value-type="float" office:value="0" calcext:value-type="float">
            <text:p>0</text:p>
          </table:table-cell>
          <table:table-cell table:formula="of:=IF([.C40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76160" calcext:value-type="float">
            <text:p>3576160</text:p>
          </table:table-cell>
          <table:table-cell office:value-type="float" office:value="0.406277882298054" calcext:value-type="float">
            <text:p>0.4062778823</text:p>
          </table:table-cell>
          <table:table-cell office:value-type="float" office:value="0" calcext:value-type="float">
            <text:p>0</text:p>
          </table:table-cell>
          <table:table-cell office:value-type="float" office:value="974621" calcext:value-type="float">
            <text:p>974621</text:p>
          </table:table-cell>
          <table:table-cell office:value-type="float" office:value="0.389499933337373" calcext:value-type="float">
            <text:p>0.3894999333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390004503952035" calcext:value-type="float">
            <text:p>0.390004504</text:p>
          </table:table-cell>
          <table:table-cell office:value-type="float" office:value="4047746" calcext:value-type="float">
            <text:p>4047746</text:p>
          </table:table-cell>
          <table:table-cell office:value-type="float" office:value="0.404497196775151" calcext:value-type="float">
            <text:p>0.4044971968</text:p>
          </table:table-cell>
          <table:table-cell table:formula="of:=LOOKUP([.A405];[Users.$A$1:.$A$869];[Users.$B$1:.$B$869])" office:value-type="float" office:value="649" calcext:value-type="float">
            <text:p>649</text:p>
          </table:table-cell>
          <table:table-cell table:formula="of:=IF([.C405]=1;1;0)" office:value-type="float" office:value="0" calcext:value-type="float">
            <text:p>0</text:p>
          </table:table-cell>
          <table:table-cell table:formula="of:=IF([.C405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80288" calcext:value-type="float">
            <text:p>2880288</text:p>
          </table:table-cell>
          <table:table-cell office:value-type="float" office:value="0.517793237096097" calcext:value-type="float">
            <text:p>0.5177932371</text:p>
          </table:table-cell>
          <table:table-cell office:value-type="float" office:value="1" calcext:value-type="float">
            <text:p>1</text:p>
          </table:table-cell>
          <table:table-cell office:value-type="float" office:value="2880288" calcext:value-type="float">
            <text:p>2880288</text:p>
          </table:table-cell>
          <table:table-cell office:value-type="float" office:value="0.517793237096097" calcext:value-type="float">
            <text:p>0.5177932371</text:p>
          </table:table-cell>
          <table:table-cell office:value-type="float" office:value="1949064" calcext:value-type="float">
            <text:p>1949064</text:p>
          </table:table-cell>
          <table:table-cell office:value-type="float" office:value="0.553395334403731" calcext:value-type="float">
            <text:p>0.5533953344</text:p>
          </table:table-cell>
          <table:table-cell office:value-type="float" office:value="1835420" calcext:value-type="float">
            <text:p>1835420</text:p>
          </table:table-cell>
          <table:table-cell office:value-type="float" office:value="0.553466104798854" calcext:value-type="float">
            <text:p>0.5534661048</text:p>
          </table:table-cell>
          <table:table-cell table:formula="of:=LOOKUP([.A406];[Users.$A$1:.$A$869];[Users.$B$1:.$B$869])" office:value-type="float" office:value="649" calcext:value-type="float">
            <text:p>649</text:p>
          </table:table-cell>
          <table:table-cell table:formula="of:=IF([.C406]=1;1;0)" office:value-type="float" office:value="1" calcext:value-type="float">
            <text:p>1</text:p>
          </table:table-cell>
          <table:table-cell table:formula="of:=IF([.C40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67535" calcext:value-type="float">
            <text:p>2867535</text:p>
          </table:table-cell>
          <table:table-cell office:value-type="float" office:value="0.378909786980968" calcext:value-type="float">
            <text:p>0.378909787</text:p>
          </table:table-cell>
          <table:table-cell office:value-type="float" office:value="1" calcext:value-type="float">
            <text:p>1</text:p>
          </table:table-cell>
          <table:table-cell office:value-type="float" office:value="2867535" calcext:value-type="float">
            <text:p>2867535</text:p>
          </table:table-cell>
          <table:table-cell office:value-type="float" office:value="0.378909786980968" calcext:value-type="float">
            <text:p>0.378909787</text:p>
          </table:table-cell>
          <table:table-cell office:value-type="float" office:value="6527924" calcext:value-type="float">
            <text:p>6527924</text:p>
          </table:table-cell>
          <table:table-cell office:value-type="float" office:value="0.521118353019373" calcext:value-type="float">
            <text:p>0.521118353</text:p>
          </table:table-cell>
          <table:table-cell office:value-type="float" office:value="17397889" calcext:value-type="float">
            <text:p>17397889</text:p>
          </table:table-cell>
          <table:table-cell office:value-type="float" office:value="0.533353102200811" calcext:value-type="float">
            <text:p>0.5333531022</text:p>
          </table:table-cell>
          <table:table-cell table:formula="of:=LOOKUP([.A407];[Users.$A$1:.$A$869];[Users.$B$1:.$B$869])" office:value-type="float" office:value="649" calcext:value-type="float">
            <text:p>649</text:p>
          </table:table-cell>
          <table:table-cell table:formula="of:=IF([.C407]=1;1;0)" office:value-type="float" office:value="1" calcext:value-type="float">
            <text:p>1</text:p>
          </table:table-cell>
          <table:table-cell table:formula="of:=IF([.C40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610850" calcext:value-type="float">
            <text:p>3610850</text:p>
          </table:table-cell>
          <table:table-cell office:value-type="float" office:value="0.487441297901538" calcext:value-type="float">
            <text:p>0.4874412979</text:p>
          </table:table-cell>
          <table:table-cell office:value-type="float" office:value="0" calcext:value-type="float">
            <text:p>0</text:p>
          </table:table-cell>
          <table:table-cell office:value-type="float" office:value="2385680" calcext:value-type="float">
            <text:p>2385680</text:p>
          </table:table-cell>
          <table:table-cell office:value-type="float" office:value="0.500831211515523" calcext:value-type="float">
            <text:p>0.5008312115</text:p>
          </table:table-cell>
          <table:table-cell office:value-type="float" office:value="3090619" calcext:value-type="float">
            <text:p>3090619</text:p>
          </table:table-cell>
          <table:table-cell office:value-type="float" office:value="0.502541556769456" calcext:value-type="float">
            <text:p>0.5025415568</text:p>
          </table:table-cell>
          <table:table-cell office:value-type="float" office:value="199990" calcext:value-type="float">
            <text:p>199990</text:p>
          </table:table-cell>
          <table:table-cell office:value-type="float" office:value="0.506650208138064" calcext:value-type="float">
            <text:p>0.5066502081</text:p>
          </table:table-cell>
          <table:table-cell table:formula="of:=LOOKUP([.A408];[Users.$A$1:.$A$869];[Users.$B$1:.$B$869])" office:value-type="float" office:value="650" calcext:value-type="float">
            <text:p>650</text:p>
          </table:table-cell>
          <table:table-cell table:formula="of:=IF([.C408]=1;1;0)" office:value-type="float" office:value="0" calcext:value-type="float">
            <text:p>0</text:p>
          </table:table-cell>
          <table:table-cell table:formula="of:=IF([.C40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91920" calcext:value-type="float">
            <text:p>6091920</text:p>
          </table:table-cell>
          <table:table-cell office:value-type="float" office:value="0.628415014445482" calcext:value-type="float">
            <text:p>0.6284150144</text:p>
          </table:table-cell>
          <table:table-cell office:value-type="float" office:value="0" calcext:value-type="float">
            <text:p>0</text:p>
          </table:table-cell>
          <table:table-cell office:value-type="float" office:value="5911664" calcext:value-type="float">
            <text:p>5911664</text:p>
          </table:table-cell>
          <table:table-cell office:value-type="float" office:value="0.581208534613755" calcext:value-type="float">
            <text:p>0.5812085346</text:p>
          </table:table-cell>
          <table:table-cell office:value-type="float" office:value="16630715" calcext:value-type="float">
            <text:p>16630715</text:p>
          </table:table-cell>
          <table:table-cell office:value-type="float" office:value="0.586574784478592" calcext:value-type="float">
            <text:p>0.5865747845</text:p>
          </table:table-cell>
          <table:table-cell office:value-type="float" office:value="3867937" calcext:value-type="float">
            <text:p>3867937</text:p>
          </table:table-cell>
          <table:table-cell office:value-type="float" office:value="0.593606350953762" calcext:value-type="float">
            <text:p>0.593606351</text:p>
          </table:table-cell>
          <table:table-cell table:formula="of:=LOOKUP([.A409];[Users.$A$1:.$A$869];[Users.$B$1:.$B$869])" office:value-type="float" office:value="651" calcext:value-type="float">
            <text:p>651</text:p>
          </table:table-cell>
          <table:table-cell table:formula="of:=IF([.C409]=1;1;0)" office:value-type="float" office:value="0" calcext:value-type="float">
            <text:p>0</text:p>
          </table:table-cell>
          <table:table-cell table:formula="of:=IF([.C40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40878" calcext:value-type="float">
            <text:p>3340878</text:p>
          </table:table-cell>
          <table:table-cell office:value-type="float" office:value="0.614337726745669" calcext:value-type="float">
            <text:p>0.6143377267</text:p>
          </table:table-cell>
          <table:table-cell office:value-type="float" office:value="0" calcext:value-type="float">
            <text:p>0</text:p>
          </table:table-cell>
          <table:table-cell office:value-type="float" office:value="5971972" calcext:value-type="float">
            <text:p>5971972</text:p>
          </table:table-cell>
          <table:table-cell office:value-type="float" office:value="0.521726569115932" calcext:value-type="float">
            <text:p>0.5217265691</text:p>
          </table:table-cell>
          <table:table-cell office:value-type="float" office:value="11478318" calcext:value-type="float">
            <text:p>11478318</text:p>
          </table:table-cell>
          <table:table-cell office:value-type="float" office:value="0.521726569115932" calcext:value-type="float">
            <text:p>0.5217265691</text:p>
          </table:table-cell>
          <table:table-cell office:value-type="float" office:value="4437688" calcext:value-type="float">
            <text:p>4437688</text:p>
          </table:table-cell>
          <table:table-cell office:value-type="float" office:value="0.52616657375782" calcext:value-type="float">
            <text:p>0.5261665738</text:p>
          </table:table-cell>
          <table:table-cell table:formula="of:=LOOKUP([.A410];[Users.$A$1:.$A$869];[Users.$B$1:.$B$869])" office:value-type="float" office:value="651" calcext:value-type="float">
            <text:p>651</text:p>
          </table:table-cell>
          <table:table-cell table:formula="of:=IF([.C410]=1;1;0)" office:value-type="float" office:value="0" calcext:value-type="float">
            <text:p>0</text:p>
          </table:table-cell>
          <table:table-cell table:formula="of:=IF([.C41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121975" calcext:value-type="float">
            <text:p>16121975</text:p>
          </table:table-cell>
          <table:table-cell office:value-type="float" office:value="0.41553673048733" calcext:value-type="float">
            <text:p>0.4155367305</text:p>
          </table:table-cell>
          <table:table-cell office:value-type="float" office:value="1" calcext:value-type="float">
            <text:p>1</text:p>
          </table:table-cell>
          <table:table-cell office:value-type="float" office:value="16121975" calcext:value-type="float">
            <text:p>16121975</text:p>
          </table:table-cell>
          <table:table-cell office:value-type="float" office:value="0.41553673048733" calcext:value-type="float">
            <text:p>0.4155367305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474810384717755" calcext:value-type="float">
            <text:p>0.4748103847</text:p>
          </table:table-cell>
          <table:table-cell office:value-type="float" office:value="5391022" calcext:value-type="float">
            <text:p>5391022</text:p>
          </table:table-cell>
          <table:table-cell office:value-type="float" office:value="0.481459616143527" calcext:value-type="float">
            <text:p>0.4814596161</text:p>
          </table:table-cell>
          <table:table-cell table:formula="of:=LOOKUP([.A411];[Users.$A$1:.$A$869];[Users.$B$1:.$B$869])" office:value-type="float" office:value="651" calcext:value-type="float">
            <text:p>651</text:p>
          </table:table-cell>
          <table:table-cell table:formula="of:=IF([.C411]=1;1;0)" office:value-type="float" office:value="1" calcext:value-type="float">
            <text:p>1</text:p>
          </table:table-cell>
          <table:table-cell table:formula="of:=IF([.C41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08623" calcext:value-type="float">
            <text:p>608623</text:p>
          </table:table-cell>
          <table:table-cell office:value-type="float" office:value="0.553932078028672" calcext:value-type="float">
            <text:p>0.553932078</text:p>
          </table:table-cell>
          <table:table-cell office:value-type="float" office:value="0" calcext:value-type="float">
            <text:p>0</text:p>
          </table:table-cell>
          <table:table-cell office:value-type="float" office:value="2922536" calcext:value-type="float">
            <text:p>2922536</text:p>
          </table:table-cell>
          <table:table-cell office:value-type="float" office:value="0.434006095925623" calcext:value-type="float">
            <text:p>0.4340060959</text:p>
          </table:table-cell>
          <table:table-cell office:value-type="float" office:value="737320" calcext:value-type="float">
            <text:p>737320</text:p>
          </table:table-cell>
          <table:table-cell office:value-type="float" office:value="0.44482563769262" calcext:value-type="float">
            <text:p>0.4448256377</text:p>
          </table:table-cell>
          <table:table-cell office:value-type="float" office:value="3818253" calcext:value-type="float">
            <text:p>3818253</text:p>
          </table:table-cell>
          <table:table-cell office:value-type="float" office:value="0.445024281504167" calcext:value-type="float">
            <text:p>0.4450242815</text:p>
          </table:table-cell>
          <table:table-cell table:formula="of:=LOOKUP([.A412];[Users.$A$1:.$A$869];[Users.$B$1:.$B$869])" office:value-type="float" office:value="652" calcext:value-type="float">
            <text:p>652</text:p>
          </table:table-cell>
          <table:table-cell table:formula="of:=IF([.C412]=1;1;0)" office:value-type="float" office:value="0" calcext:value-type="float">
            <text:p>0</text:p>
          </table:table-cell>
          <table:table-cell table:formula="of:=IF([.C41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27268" calcext:value-type="float">
            <text:p>2027268</text:p>
          </table:table-cell>
          <table:table-cell office:value-type="float" office:value="0.407182037117923" calcext:value-type="float">
            <text:p>0.4071820371</text:p>
          </table:table-cell>
          <table:table-cell office:value-type="float" office:value="1" calcext:value-type="float">
            <text:p>1</text:p>
          </table:table-cell>
          <table:table-cell office:value-type="float" office:value="17179445" calcext:value-type="float">
            <text:p>17179445</text:p>
          </table:table-cell>
          <table:table-cell office:value-type="float" office:value="0.568682594520015" calcext:value-type="float">
            <text:p>0.5686825945</text:p>
          </table:table-cell>
          <table:table-cell office:value-type="float" office:value="13282865" calcext:value-type="float">
            <text:p>13282865</text:p>
          </table:table-cell>
          <table:table-cell office:value-type="float" office:value="0.569520728601644" calcext:value-type="float">
            <text:p>0.5695207286</text:p>
          </table:table-cell>
          <table:table-cell office:value-type="float" office:value="2818957" calcext:value-type="float">
            <text:p>2818957</text:p>
          </table:table-cell>
          <table:table-cell office:value-type="float" office:value="0.571627547152695" calcext:value-type="float">
            <text:p>0.5716275472</text:p>
          </table:table-cell>
          <table:table-cell table:formula="of:=LOOKUP([.A413];[Users.$A$1:.$A$869];[Users.$B$1:.$B$869])" office:value-type="float" office:value="653" calcext:value-type="float">
            <text:p>653</text:p>
          </table:table-cell>
          <table:table-cell table:formula="of:=IF([.C413]=1;1;0)" office:value-type="float" office:value="1" calcext:value-type="float">
            <text:p>1</text:p>
          </table:table-cell>
          <table:table-cell table:formula="of:=IF([.C41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19549" calcext:value-type="float">
            <text:p>1819549</text:p>
          </table:table-cell>
          <table:table-cell office:value-type="float" office:value="0.622358424269781" calcext:value-type="float">
            <text:p>0.6223584243</text:p>
          </table:table-cell>
          <table:table-cell office:value-type="float" office:value="0" calcext:value-type="float">
            <text:p>0</text:p>
          </table:table-cell>
          <table:table-cell office:value-type="float" office:value="6694577" calcext:value-type="float">
            <text:p>6694577</text:p>
          </table:table-cell>
          <table:table-cell office:value-type="float" office:value="0.495243881527333" calcext:value-type="float">
            <text:p>0.4952438815</text:p>
          </table:table-cell>
          <table:table-cell office:value-type="float" office:value="10600033" calcext:value-type="float">
            <text:p>10600033</text:p>
          </table:table-cell>
          <table:table-cell office:value-type="float" office:value="0.495243881527333" calcext:value-type="float">
            <text:p>0.4952438815</text:p>
          </table:table-cell>
          <table:table-cell office:value-type="float" office:value="15803183" calcext:value-type="float">
            <text:p>15803183</text:p>
          </table:table-cell>
          <table:table-cell office:value-type="float" office:value="0.495243881527333" calcext:value-type="float">
            <text:p>0.4952438815</text:p>
          </table:table-cell>
          <table:table-cell table:formula="of:=LOOKUP([.A414];[Users.$A$1:.$A$869];[Users.$B$1:.$B$869])" office:value-type="float" office:value="653" calcext:value-type="float">
            <text:p>653</text:p>
          </table:table-cell>
          <table:table-cell table:formula="of:=IF([.C414]=1;1;0)" office:value-type="float" office:value="0" calcext:value-type="float">
            <text:p>0</text:p>
          </table:table-cell>
          <table:table-cell table:formula="of:=IF([.C41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01695" calcext:value-type="float">
            <text:p>901695</text:p>
          </table:table-cell>
          <table:table-cell office:value-type="float" office:value="0.295303442951033" calcext:value-type="float">
            <text:p>0.295303443</text:p>
          </table:table-cell>
          <table:table-cell office:value-type="float" office:value="1" calcext:value-type="float">
            <text:p>1</text:p>
          </table:table-cell>
          <table:table-cell office:value-type="float" office:value="901695" calcext:value-type="float">
            <text:p>901695</text:p>
          </table:table-cell>
          <table:table-cell office:value-type="float" office:value="0.295303442951033" calcext:value-type="float">
            <text:p>0.295303443</text:p>
          </table:table-cell>
          <table:table-cell office:value-type="float" office:value="1383779" calcext:value-type="float">
            <text:p>1383779</text:p>
          </table:table-cell>
          <table:table-cell office:value-type="float" office:value="0.526442608520921" calcext:value-type="float">
            <text:p>0.5264426085</text:p>
          </table:table-cell>
          <table:table-cell office:value-type="float" office:value="4954557" calcext:value-type="float">
            <text:p>4954557</text:p>
          </table:table-cell>
          <table:table-cell office:value-type="float" office:value="0.556920867928814" calcext:value-type="float">
            <text:p>0.5569208679</text:p>
          </table:table-cell>
          <table:table-cell table:formula="of:=LOOKUP([.A415];[Users.$A$1:.$A$869];[Users.$B$1:.$B$869])" office:value-type="float" office:value="653" calcext:value-type="float">
            <text:p>653</text:p>
          </table:table-cell>
          <table:table-cell table:formula="of:=IF([.C415]=1;1;0)" office:value-type="float" office:value="1" calcext:value-type="float">
            <text:p>1</text:p>
          </table:table-cell>
          <table:table-cell table:formula="of:=IF([.C41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21166" calcext:value-type="float">
            <text:p>17321166</text:p>
          </table:table-cell>
          <table:table-cell office:value-type="float" office:value="0.693147180559949" calcext:value-type="float">
            <text:p>0.6931471806</text:p>
          </table:table-cell>
          <table:table-cell office:value-type="float" office:value="0" calcext:value-type="float">
            <text:p>0</text:p>
          </table:table-cell>
          <table:table-cell office:value-type="float" office:value="796891" calcext:value-type="float">
            <text:p>796891</text:p>
          </table:table-cell>
          <table:table-cell office:value-type="float" office:value="0.549067434557074" calcext:value-type="float">
            <text:p>0.5490674346</text:p>
          </table:table-cell>
          <table:table-cell office:value-type="float" office:value="4449689" calcext:value-type="float">
            <text:p>4449689</text:p>
          </table:table-cell>
          <table:table-cell office:value-type="float" office:value="0.565291739014835" calcext:value-type="float">
            <text:p>0.565291739</text:p>
          </table:table-cell>
          <table:table-cell office:value-type="float" office:value="2541691" calcext:value-type="float">
            <text:p>2541691</text:p>
          </table:table-cell>
          <table:table-cell office:value-type="float" office:value="0.565540112476134" calcext:value-type="float">
            <text:p>0.5655401125</text:p>
          </table:table-cell>
          <table:table-cell table:formula="of:=LOOKUP([.A416];[Users.$A$1:.$A$869];[Users.$B$1:.$B$869])" office:value-type="float" office:value="654" calcext:value-type="float">
            <text:p>654</text:p>
          </table:table-cell>
          <table:table-cell table:formula="of:=IF([.C416]=1;1;0)" office:value-type="float" office:value="0" calcext:value-type="float">
            <text:p>0</text:p>
          </table:table-cell>
          <table:table-cell table:formula="of:=IF([.C416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37483" calcext:value-type="float">
            <text:p>4337483</text:p>
          </table:table-cell>
          <table:table-cell office:value-type="float" office:value="0.630900785332651" calcext:value-type="float">
            <text:p>0.6309007853</text:p>
          </table:table-cell>
          <table:table-cell office:value-type="float" office:value="0" calcext:value-type="float">
            <text:p>0</text:p>
          </table:table-cell>
          <table:table-cell office:value-type="float" office:value="12214161" calcext:value-type="float">
            <text:p>12214161</text:p>
          </table:table-cell>
          <table:table-cell office:value-type="float" office:value="0.559779596757567" calcext:value-type="float">
            <text:p>0.5597795968</text:p>
          </table:table-cell>
          <table:table-cell office:value-type="float" office:value="12680559" calcext:value-type="float">
            <text:p>12680559</text:p>
          </table:table-cell>
          <table:table-cell office:value-type="float" office:value="0.563960907219847" calcext:value-type="float">
            <text:p>0.5639609072</text:p>
          </table:table-cell>
          <table:table-cell office:value-type="float" office:value="18489849" calcext:value-type="float">
            <text:p>18489849</text:p>
          </table:table-cell>
          <table:table-cell office:value-type="float" office:value="0.566149917904509" calcext:value-type="float">
            <text:p>0.5661499179</text:p>
          </table:table-cell>
          <table:table-cell table:formula="of:=LOOKUP([.A417];[Users.$A$1:.$A$869];[Users.$B$1:.$B$869])" office:value-type="float" office:value="656" calcext:value-type="float">
            <text:p>656</text:p>
          </table:table-cell>
          <table:table-cell table:formula="of:=IF([.C417]=1;1;0)" office:value-type="float" office:value="0" calcext:value-type="float">
            <text:p>0</text:p>
          </table:table-cell>
          <table:table-cell table:formula="of:=IF([.C41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35958" calcext:value-type="float">
            <text:p>935958</text:p>
          </table:table-cell>
          <table:table-cell office:value-type="float" office:value="0.596111601910065" calcext:value-type="float">
            <text:p>0.5961116019</text:p>
          </table:table-cell>
          <table:table-cell office:value-type="float" office:value="0" calcext:value-type="float">
            <text:p>0</text:p>
          </table:table-cell>
          <table:table-cell office:value-type="float" office:value="10537995" calcext:value-type="float">
            <text:p>10537995</text:p>
          </table:table-cell>
          <table:table-cell office:value-type="float" office:value="0.505760823241612" calcext:value-type="float">
            <text:p>0.5057608232</text:p>
          </table:table-cell>
          <table:table-cell office:value-type="float" office:value="7196850" calcext:value-type="float">
            <text:p>7196850</text:p>
          </table:table-cell>
          <table:table-cell office:value-type="float" office:value="0.511855629963664" calcext:value-type="float">
            <text:p>0.51185563</text:p>
          </table:table-cell>
          <table:table-cell office:value-type="float" office:value="3339011" calcext:value-type="float">
            <text:p>3339011</text:p>
          </table:table-cell>
          <table:table-cell office:value-type="float" office:value="0.525373165965774" calcext:value-type="float">
            <text:p>0.525373166</text:p>
          </table:table-cell>
          <table:table-cell table:formula="of:=LOOKUP([.A418];[Users.$A$1:.$A$869];[Users.$B$1:.$B$869])" office:value-type="float" office:value="657" calcext:value-type="float">
            <text:p>657</text:p>
          </table:table-cell>
          <table:table-cell table:formula="of:=IF([.C418]=1;1;0)" office:value-type="float" office:value="0" calcext:value-type="float">
            <text:p>0</text:p>
          </table:table-cell>
          <table:table-cell table:formula="of:=IF([.C41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36218" calcext:value-type="float">
            <text:p>3036218</text:p>
          </table:table-cell>
          <table:table-cell office:value-type="float" office:value="0.46988300333712" calcext:value-type="float">
            <text:p>0.4698830033</text:p>
          </table:table-cell>
          <table:table-cell office:value-type="float" office:value="1" calcext:value-type="float">
            <text:p>1</text:p>
          </table:table-cell>
          <table:table-cell office:value-type="float" office:value="3036218" calcext:value-type="float">
            <text:p>3036218</text:p>
          </table:table-cell>
          <table:table-cell office:value-type="float" office:value="0.46988300333712" calcext:value-type="float">
            <text:p>0.4698830033</text:p>
          </table:table-cell>
          <table:table-cell office:value-type="float" office:value="3140444" calcext:value-type="float">
            <text:p>3140444</text:p>
          </table:table-cell>
          <table:table-cell office:value-type="float" office:value="0.517208136345104" calcext:value-type="float">
            <text:p>0.5172081363</text:p>
          </table:table-cell>
          <table:table-cell office:value-type="float" office:value="2742055" calcext:value-type="float">
            <text:p>2742055</text:p>
          </table:table-cell>
          <table:table-cell office:value-type="float" office:value="0.519360527351682" calcext:value-type="float">
            <text:p>0.5193605274</text:p>
          </table:table-cell>
          <table:table-cell table:formula="of:=LOOKUP([.A419];[Users.$A$1:.$A$869];[Users.$B$1:.$B$869])" office:value-type="float" office:value="658" calcext:value-type="float">
            <text:p>658</text:p>
          </table:table-cell>
          <table:table-cell table:formula="of:=IF([.C419]=1;1;0)" office:value-type="float" office:value="1" calcext:value-type="float">
            <text:p>1</text:p>
          </table:table-cell>
          <table:table-cell table:formula="of:=IF([.C41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04916" calcext:value-type="float">
            <text:p>2204916</text:p>
          </table:table-cell>
          <table:table-cell office:value-type="float" office:value="0.419100733983442" calcext:value-type="float">
            <text:p>0.419100734</text:p>
          </table:table-cell>
          <table:table-cell office:value-type="float" office:value="1" calcext:value-type="float">
            <text:p>1</text:p>
          </table:table-cell>
          <table:table-cell office:value-type="float" office:value="2204916" calcext:value-type="float">
            <text:p>2204916</text:p>
          </table:table-cell>
          <table:table-cell office:value-type="float" office:value="0.419100733983442" calcext:value-type="float">
            <text:p>0.419100734</text:p>
          </table:table-cell>
          <table:table-cell office:value-type="float" office:value="5091809" calcext:value-type="float">
            <text:p>5091809</text:p>
          </table:table-cell>
          <table:table-cell office:value-type="float" office:value="0.49638347210817" calcext:value-type="float">
            <text:p>0.4963834721</text:p>
          </table:table-cell>
          <table:table-cell office:value-type="float" office:value="2636319" calcext:value-type="float">
            <text:p>2636319</text:p>
          </table:table-cell>
          <table:table-cell office:value-type="float" office:value="0.502825559240543" calcext:value-type="float">
            <text:p>0.5028255592</text:p>
          </table:table-cell>
          <table:table-cell table:formula="of:=LOOKUP([.A420];[Users.$A$1:.$A$869];[Users.$B$1:.$B$869])" office:value-type="float" office:value="658" calcext:value-type="float">
            <text:p>658</text:p>
          </table:table-cell>
          <table:table-cell table:formula="of:=IF([.C420]=1;1;0)" office:value-type="float" office:value="1" calcext:value-type="float">
            <text:p>1</text:p>
          </table:table-cell>
          <table:table-cell table:formula="of:=IF([.C42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22840" calcext:value-type="float">
            <text:p>1522840</text:p>
          </table:table-cell>
          <table:table-cell office:value-type="float" office:value="0.481965436756972" calcext:value-type="float">
            <text:p>0.4819654368</text:p>
          </table:table-cell>
          <table:table-cell office:value-type="float" office:value="1" calcext:value-type="float">
            <text:p>1</text:p>
          </table:table-cell>
          <table:table-cell office:value-type="float" office:value="1522840" calcext:value-type="float">
            <text:p>1522840</text:p>
          </table:table-cell>
          <table:table-cell office:value-type="float" office:value="0.481965436756972" calcext:value-type="float">
            <text:p>0.4819654368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518051053621191" calcext:value-type="float">
            <text:p>0.5180510536</text:p>
          </table:table-cell>
          <table:table-cell office:value-type="float" office:value="11730687" calcext:value-type="float">
            <text:p>11730687</text:p>
          </table:table-cell>
          <table:table-cell office:value-type="float" office:value="0.53071604203677" calcext:value-type="float">
            <text:p>0.530716042</text:p>
          </table:table-cell>
          <table:table-cell table:formula="of:=LOOKUP([.A421];[Users.$A$1:.$A$869];[Users.$B$1:.$B$869])" office:value-type="float" office:value="658" calcext:value-type="float">
            <text:p>658</text:p>
          </table:table-cell>
          <table:table-cell table:formula="of:=IF([.C421]=1;1;0)" office:value-type="float" office:value="1" calcext:value-type="float">
            <text:p>1</text:p>
          </table:table-cell>
          <table:table-cell table:formula="of:=IF([.C42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29470" calcext:value-type="float">
            <text:p>1029470</text:p>
          </table:table-cell>
          <table:table-cell office:value-type="float" office:value="0.287987481964954" calcext:value-type="float">
            <text:p>0.287987482</text:p>
          </table:table-cell>
          <table:table-cell office:value-type="float" office:value="1" calcext:value-type="float">
            <text:p>1</text:p>
          </table:table-cell>
          <table:table-cell office:value-type="float" office:value="5764272" calcext:value-type="float">
            <text:p>5764272</text:p>
          </table:table-cell>
          <table:table-cell office:value-type="float" office:value="0.540095389111829" calcext:value-type="float">
            <text:p>0.5400953891</text:p>
          </table:table-cell>
          <table:table-cell office:value-type="float" office:value="3152121" calcext:value-type="float">
            <text:p>3152121</text:p>
          </table:table-cell>
          <table:table-cell office:value-type="float" office:value="0.540479484523351" calcext:value-type="float">
            <text:p>0.5404794845</text:p>
          </table:table-cell>
          <table:table-cell office:value-type="float" office:value="236695" calcext:value-type="float">
            <text:p>236695</text:p>
          </table:table-cell>
          <table:table-cell office:value-type="float" office:value="0.541291155618179" calcext:value-type="float">
            <text:p>0.5412911556</text:p>
          </table:table-cell>
          <table:table-cell table:formula="of:=LOOKUP([.A422];[Users.$A$1:.$A$869];[Users.$B$1:.$B$869])" office:value-type="float" office:value="658" calcext:value-type="float">
            <text:p>658</text:p>
          </table:table-cell>
          <table:table-cell table:formula="of:=IF([.C422]=1;1;0)" office:value-type="float" office:value="1" calcext:value-type="float">
            <text:p>1</text:p>
          </table:table-cell>
          <table:table-cell table:formula="of:=IF([.C42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9611" calcext:value-type="float">
            <text:p>329611</text:p>
          </table:table-cell>
          <table:table-cell office:value-type="float" office:value="0.612603438171056" calcext:value-type="float">
            <text:p>0.6126034382</text:p>
          </table:table-cell>
          <table:table-cell office:value-type="float" office:value="0" calcext:value-type="float">
            <text:p>0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323633245926877" calcext:value-type="float">
            <text:p>0.3236332459</text:p>
          </table:table-cell>
          <table:table-cell office:value-type="float" office:value="3525229" calcext:value-type="float">
            <text:p>3525229</text:p>
          </table:table-cell>
          <table:table-cell office:value-type="float" office:value="0.337705387135362" calcext:value-type="float">
            <text:p>0.3377053871</text:p>
          </table:table-cell>
          <table:table-cell office:value-type="float" office:value="974621" calcext:value-type="float">
            <text:p>974621</text:p>
          </table:table-cell>
          <table:table-cell office:value-type="float" office:value="0.345218649233909" calcext:value-type="float">
            <text:p>0.3452186492</text:p>
          </table:table-cell>
          <table:table-cell table:formula="of:=LOOKUP([.A423];[Users.$A$1:.$A$869];[Users.$B$1:.$B$869])" office:value-type="float" office:value="660" calcext:value-type="float">
            <text:p>660</text:p>
          </table:table-cell>
          <table:table-cell table:formula="of:=IF([.C423]=1;1;0)" office:value-type="float" office:value="0" calcext:value-type="float">
            <text:p>0</text:p>
          </table:table-cell>
          <table:table-cell table:formula="of:=IF([.C423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49877" calcext:value-type="float">
            <text:p>1249877</text:p>
          </table:table-cell>
          <table:table-cell office:value-type="float" office:value="0.513411162466792" calcext:value-type="float">
            <text:p>0.5134111625</text:p>
          </table:table-cell>
          <table:table-cell office:value-type="float" office:value="1" calcext:value-type="float">
            <text:p>1</text:p>
          </table:table-cell>
          <table:table-cell office:value-type="float" office:value="1249877" calcext:value-type="float">
            <text:p>1249877</text:p>
          </table:table-cell>
          <table:table-cell office:value-type="float" office:value="0.513411162466792" calcext:value-type="float">
            <text:p>0.5134111625</text:p>
          </table:table-cell>
          <table:table-cell office:value-type="float" office:value="674073" calcext:value-type="float">
            <text:p>674073</text:p>
          </table:table-cell>
          <table:table-cell office:value-type="float" office:value="0.549863886705907" calcext:value-type="float">
            <text:p>0.5498638867</text:p>
          </table:table-cell>
          <table:table-cell office:value-type="float" office:value="2057050" calcext:value-type="float">
            <text:p>2057050</text:p>
          </table:table-cell>
          <table:table-cell office:value-type="float" office:value="0.558201010466443" calcext:value-type="float">
            <text:p>0.5582010105</text:p>
          </table:table-cell>
          <table:table-cell table:formula="of:=LOOKUP([.A424];[Users.$A$1:.$A$869];[Users.$B$1:.$B$869])" office:value-type="float" office:value="660" calcext:value-type="float">
            <text:p>660</text:p>
          </table:table-cell>
          <table:table-cell table:formula="of:=IF([.C424]=1;1;0)" office:value-type="float" office:value="1" calcext:value-type="float">
            <text:p>1</text:p>
          </table:table-cell>
          <table:table-cell table:formula="of:=IF([.C42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2241" calcext:value-type="float">
            <text:p>322241</text:p>
          </table:table-cell>
          <table:table-cell office:value-type="float" office:value="0.423688485265619" calcext:value-type="float">
            <text:p>0.4236884853</text:p>
          </table:table-cell>
          <table:table-cell office:value-type="float" office:value="1" calcext:value-type="float">
            <text:p>1</text:p>
          </table:table-cell>
          <table:table-cell office:value-type="float" office:value="322241" calcext:value-type="float">
            <text:p>322241</text:p>
          </table:table-cell>
          <table:table-cell office:value-type="float" office:value="0.423688485265619" calcext:value-type="float">
            <text:p>0.4236884853</text:p>
          </table:table-cell>
          <table:table-cell office:value-type="float" office:value="3210710" calcext:value-type="float">
            <text:p>3210710</text:p>
          </table:table-cell>
          <table:table-cell office:value-type="float" office:value="0.52313104910072" calcext:value-type="float">
            <text:p>0.5231310491</text:p>
          </table:table-cell>
          <table:table-cell office:value-type="float" office:value="15854994" calcext:value-type="float">
            <text:p>15854994</text:p>
          </table:table-cell>
          <table:table-cell office:value-type="float" office:value="0.523468902627225" calcext:value-type="float">
            <text:p>0.5234689026</text:p>
          </table:table-cell>
          <table:table-cell table:formula="of:=LOOKUP([.A425];[Users.$A$1:.$A$869];[Users.$B$1:.$B$869])" office:value-type="float" office:value="660" calcext:value-type="float">
            <text:p>660</text:p>
          </table:table-cell>
          <table:table-cell table:formula="of:=IF([.C425]=1;1;0)" office:value-type="float" office:value="1" calcext:value-type="float">
            <text:p>1</text:p>
          </table:table-cell>
          <table:table-cell table:formula="of:=IF([.C42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42245" calcext:value-type="float">
            <text:p>2642245</text:p>
          </table:table-cell>
          <table:table-cell office:value-type="float" office:value="0.644300311719911" calcext:value-type="float">
            <text:p>0.6443003117</text:p>
          </table:table-cell>
          <table:table-cell office:value-type="float" office:value="0" calcext:value-type="float">
            <text:p>0</text:p>
          </table:table-cell>
          <table:table-cell office:value-type="float" office:value="15766590" calcext:value-type="float">
            <text:p>15766590</text:p>
          </table:table-cell>
          <table:table-cell office:value-type="float" office:value="0.461706791607228" calcext:value-type="float">
            <text:p>0.4617067916</text:p>
          </table:table-cell>
          <table:table-cell office:value-type="float" office:value="18027314" calcext:value-type="float">
            <text:p>18027314</text:p>
          </table:table-cell>
          <table:table-cell office:value-type="float" office:value="0.477027826056452" calcext:value-type="float">
            <text:p>0.4770278261</text:p>
          </table:table-cell>
          <table:table-cell office:value-type="float" office:value="16276596" calcext:value-type="float">
            <text:p>16276596</text:p>
          </table:table-cell>
          <table:table-cell office:value-type="float" office:value="0.482378916487429" calcext:value-type="float">
            <text:p>0.4823789165</text:p>
          </table:table-cell>
          <table:table-cell table:formula="of:=LOOKUP([.A426];[Users.$A$1:.$A$869];[Users.$B$1:.$B$869])" office:value-type="float" office:value="660" calcext:value-type="float">
            <text:p>660</text:p>
          </table:table-cell>
          <table:table-cell table:formula="of:=IF([.C426]=1;1;0)" office:value-type="float" office:value="0" calcext:value-type="float">
            <text:p>0</text:p>
          </table:table-cell>
          <table:table-cell table:formula="of:=IF([.C426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0827" calcext:value-type="float">
            <text:p>190827</text:p>
          </table:table-cell>
          <table:table-cell office:value-type="float" office:value="0.531030882686584" calcext:value-type="float">
            <text:p>0.5310308827</text:p>
          </table:table-cell>
          <table:table-cell office:value-type="float" office:value="0" calcext:value-type="float">
            <text:p>0</text:p>
          </table:table-cell>
          <table:table-cell office:value-type="float" office:value="18557788" calcext:value-type="float">
            <text:p>18557788</text:p>
          </table:table-cell>
          <table:table-cell office:value-type="float" office:value="0.479367178429815" calcext:value-type="float">
            <text:p>0.4793671784</text:p>
          </table:table-cell>
          <table:table-cell office:value-type="float" office:value="17101517" calcext:value-type="float">
            <text:p>17101517</text:p>
          </table:table-cell>
          <table:table-cell office:value-type="float" office:value="0.491204187767632" calcext:value-type="float">
            <text:p>0.4912041878</text:p>
          </table:table-cell>
          <table:table-cell office:value-type="float" office:value="5391022" calcext:value-type="float">
            <text:p>5391022</text:p>
          </table:table-cell>
          <table:table-cell office:value-type="float" office:value="0.494628170660583" calcext:value-type="float">
            <text:p>0.4946281707</text:p>
          </table:table-cell>
          <table:table-cell table:formula="of:=LOOKUP([.A427];[Users.$A$1:.$A$869];[Users.$B$1:.$B$869])" office:value-type="float" office:value="662" calcext:value-type="float">
            <text:p>662</text:p>
          </table:table-cell>
          <table:table-cell table:formula="of:=IF([.C427]=1;1;0)" office:value-type="float" office:value="0" calcext:value-type="float">
            <text:p>0</text:p>
          </table:table-cell>
          <table:table-cell table:formula="of:=IF([.C42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56300" calcext:value-type="float">
            <text:p>4956300</text:p>
          </table:table-cell>
          <table:table-cell office:value-type="float" office:value="0.551457758162499" calcext:value-type="float">
            <text:p>0.5514577582</text:p>
          </table:table-cell>
          <table:table-cell office:value-type="float" office:value="0" calcext:value-type="float">
            <text:p>0</text:p>
          </table:table-cell>
          <table:table-cell office:value-type="float" office:value="14129256" calcext:value-type="float">
            <text:p>14129256</text:p>
          </table:table-cell>
          <table:table-cell office:value-type="float" office:value="0.327400902232319" calcext:value-type="float">
            <text:p>0.3274009022</text:p>
          </table:table-cell>
          <table:table-cell office:value-type="float" office:value="14915292" calcext:value-type="float">
            <text:p>14915292</text:p>
          </table:table-cell>
          <table:table-cell office:value-type="float" office:value="0.356165420913082" calcext:value-type="float">
            <text:p>0.3561654209</text:p>
          </table:table-cell>
          <table:table-cell office:value-type="float" office:value="11272966" calcext:value-type="float">
            <text:p>11272966</text:p>
          </table:table-cell>
          <table:table-cell office:value-type="float" office:value="0.369486207965301" calcext:value-type="float">
            <text:p>0.369486208</text:p>
          </table:table-cell>
          <table:table-cell table:formula="of:=LOOKUP([.A428];[Users.$A$1:.$A$869];[Users.$B$1:.$B$869])" office:value-type="float" office:value="663" calcext:value-type="float">
            <text:p>663</text:p>
          </table:table-cell>
          <table:table-cell table:formula="of:=IF([.C428]=1;1;0)" office:value-type="float" office:value="0" calcext:value-type="float">
            <text:p>0</text:p>
          </table:table-cell>
          <table:table-cell table:formula="of:=IF([.C42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87874" calcext:value-type="float">
            <text:p>4487874</text:p>
          </table:table-cell>
          <table:table-cell office:value-type="float" office:value="0.627357205149769" calcext:value-type="float">
            <text:p>0.6273572051</text:p>
          </table:table-cell>
          <table:table-cell office:value-type="float" office:value="0" calcext:value-type="float">
            <text:p>0</text:p>
          </table:table-cell>
          <table:table-cell office:value-type="float" office:value="17572827" calcext:value-type="float">
            <text:p>17572827</text:p>
          </table:table-cell>
          <table:table-cell office:value-type="float" office:value="0.542897005280466" calcext:value-type="float">
            <text:p>0.5428970053</text:p>
          </table:table-cell>
          <table:table-cell office:value-type="float" office:value="16436404" calcext:value-type="float">
            <text:p>16436404</text:p>
          </table:table-cell>
          <table:table-cell office:value-type="float" office:value="0.546217502406674" calcext:value-type="float">
            <text:p>0.5462175024</text:p>
          </table:table-cell>
          <table:table-cell office:value-type="float" office:value="17013631" calcext:value-type="float">
            <text:p>17013631</text:p>
          </table:table-cell>
          <table:table-cell office:value-type="float" office:value="0.546217502406674" calcext:value-type="float">
            <text:p>0.5462175024</text:p>
          </table:table-cell>
          <table:table-cell table:formula="of:=LOOKUP([.A429];[Users.$A$1:.$A$869];[Users.$B$1:.$B$869])" office:value-type="float" office:value="663" calcext:value-type="float">
            <text:p>663</text:p>
          </table:table-cell>
          <table:table-cell table:formula="of:=IF([.C429]=1;1;0)" office:value-type="float" office:value="0" calcext:value-type="float">
            <text:p>0</text:p>
          </table:table-cell>
          <table:table-cell table:formula="of:=IF([.C42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13052" calcext:value-type="float">
            <text:p>3613052</text:p>
          </table:table-cell>
          <table:table-cell office:value-type="float" office:value="0.628396436441116" calcext:value-type="float">
            <text:p>0.6283964364</text:p>
          </table:table-cell>
          <table:table-cell office:value-type="float" office:value="0" calcext:value-type="float">
            <text:p>0</text:p>
          </table:table-cell>
          <table:table-cell office:value-type="float" office:value="17057211" calcext:value-type="float">
            <text:p>17057211</text:p>
          </table:table-cell>
          <table:table-cell office:value-type="float" office:value="0.306915691825008" calcext:value-type="float">
            <text:p>0.3069156918</text:p>
          </table:table-cell>
          <table:table-cell office:value-type="float" office:value="16375246" calcext:value-type="float">
            <text:p>16375246</text:p>
          </table:table-cell>
          <table:table-cell office:value-type="float" office:value="0.331349462674319" calcext:value-type="float">
            <text:p>0.3313494627</text:p>
          </table:table-cell>
          <table:table-cell office:value-type="float" office:value="8635855" calcext:value-type="float">
            <text:p>8635855</text:p>
          </table:table-cell>
          <table:table-cell office:value-type="float" office:value="0.376332893821265" calcext:value-type="float">
            <text:p>0.3763328938</text:p>
          </table:table-cell>
          <table:table-cell table:formula="of:=LOOKUP([.A430];[Users.$A$1:.$A$869];[Users.$B$1:.$B$869])" office:value-type="float" office:value="663" calcext:value-type="float">
            <text:p>663</text:p>
          </table:table-cell>
          <table:table-cell table:formula="of:=IF([.C430]=1;1;0)" office:value-type="float" office:value="0" calcext:value-type="float">
            <text:p>0</text:p>
          </table:table-cell>
          <table:table-cell table:formula="of:=IF([.C43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72173" calcext:value-type="float">
            <text:p>972173</text:p>
          </table:table-cell>
          <table:table-cell office:value-type="float" office:value="0.500431833306919" calcext:value-type="float">
            <text:p>0.5004318333</text:p>
          </table:table-cell>
          <table:table-cell office:value-type="float" office:value="1" calcext:value-type="float">
            <text:p>1</text:p>
          </table:table-cell>
          <table:table-cell office:value-type="float" office:value="972173" calcext:value-type="float">
            <text:p>972173</text:p>
          </table:table-cell>
          <table:table-cell office:value-type="float" office:value="0.500431833306919" calcext:value-type="float">
            <text:p>0.5004318333</text:p>
          </table:table-cell>
          <table:table-cell office:value-type="float" office:value="6970097" calcext:value-type="float">
            <text:p>6970097</text:p>
          </table:table-cell>
          <table:table-cell office:value-type="float" office:value="0.530775406040069" calcext:value-type="float">
            <text:p>0.530775406</text:p>
          </table:table-cell>
          <table:table-cell office:value-type="float" office:value="12833987" calcext:value-type="float">
            <text:p>12833987</text:p>
          </table:table-cell>
          <table:table-cell office:value-type="float" office:value="0.538148794090344" calcext:value-type="float">
            <text:p>0.5381487941</text:p>
          </table:table-cell>
          <table:table-cell table:formula="of:=LOOKUP([.A431];[Users.$A$1:.$A$869];[Users.$B$1:.$B$869])" office:value-type="float" office:value="664" calcext:value-type="float">
            <text:p>664</text:p>
          </table:table-cell>
          <table:table-cell table:formula="of:=IF([.C431]=1;1;0)" office:value-type="float" office:value="1" calcext:value-type="float">
            <text:p>1</text:p>
          </table:table-cell>
          <table:table-cell table:formula="of:=IF([.C43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234266" calcext:value-type="float">
            <text:p>12234266</text:p>
          </table:table-cell>
          <table:table-cell office:value-type="float" office:value="0.655042311393976" calcext:value-type="float">
            <text:p>0.6550423114</text:p>
          </table:table-cell>
          <table:table-cell office:value-type="float" office:value="0" calcext:value-type="float">
            <text:p>0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514040029124341" calcext:value-type="float">
            <text:p>0.5140400291</text:p>
          </table:table-cell>
          <table:table-cell office:value-type="float" office:value="974621" calcext:value-type="float">
            <text:p>974621</text:p>
          </table:table-cell>
          <table:table-cell office:value-type="float" office:value="0.515291259424174" calcext:value-type="float">
            <text:p>0.5152912594</text:p>
          </table:table-cell>
          <table:table-cell office:value-type="float" office:value="3187142" calcext:value-type="float">
            <text:p>3187142</text:p>
          </table:table-cell>
          <table:table-cell office:value-type="float" office:value="0.520163870841563" calcext:value-type="float">
            <text:p>0.5201638708</text:p>
          </table:table-cell>
          <table:table-cell table:formula="of:=LOOKUP([.A432];[Users.$A$1:.$A$869];[Users.$B$1:.$B$869])" office:value-type="float" office:value="664" calcext:value-type="float">
            <text:p>664</text:p>
          </table:table-cell>
          <table:table-cell table:formula="of:=IF([.C432]=1;1;0)" office:value-type="float" office:value="0" calcext:value-type="float">
            <text:p>0</text:p>
          </table:table-cell>
          <table:table-cell table:formula="of:=IF([.C43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01101" calcext:value-type="float">
            <text:p>3401101</text:p>
          </table:table-cell>
          <table:table-cell office:value-type="float" office:value="0.440322680466356" calcext:value-type="float">
            <text:p>0.4403226805</text:p>
          </table:table-cell>
          <table:table-cell office:value-type="float" office:value="1" calcext:value-type="float">
            <text:p>1</text:p>
          </table:table-cell>
          <table:table-cell office:value-type="float" office:value="3401101" calcext:value-type="float">
            <text:p>3401101</text:p>
          </table:table-cell>
          <table:table-cell office:value-type="float" office:value="0.440322680466356" calcext:value-type="float">
            <text:p>0.4403226805</text:p>
          </table:table-cell>
          <table:table-cell office:value-type="float" office:value="154448" calcext:value-type="float">
            <text:p>154448</text:p>
          </table:table-cell>
          <table:table-cell office:value-type="float" office:value="0.507276066689899" calcext:value-type="float">
            <text:p>0.5072760667</text:p>
          </table:table-cell>
          <table:table-cell office:value-type="float" office:value="438700" calcext:value-type="float">
            <text:p>438700</text:p>
          </table:table-cell>
          <table:table-cell office:value-type="float" office:value="0.510413042123512" calcext:value-type="float">
            <text:p>0.5104130421</text:p>
          </table:table-cell>
          <table:table-cell table:formula="of:=LOOKUP([.A433];[Users.$A$1:.$A$869];[Users.$B$1:.$B$869])" office:value-type="float" office:value="665" calcext:value-type="float">
            <text:p>665</text:p>
          </table:table-cell>
          <table:table-cell table:formula="of:=IF([.C433]=1;1;0)" office:value-type="float" office:value="1" calcext:value-type="float">
            <text:p>1</text:p>
          </table:table-cell>
          <table:table-cell table:formula="of:=IF([.C43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65086" calcext:value-type="float">
            <text:p>4265086</text:p>
          </table:table-cell>
          <table:table-cell office:value-type="float" office:value="0.417173408704895" calcext:value-type="float">
            <text:p>0.4171734087</text:p>
          </table:table-cell>
          <table:table-cell office:value-type="float" office:value="1" calcext:value-type="float">
            <text:p>1</text:p>
          </table:table-cell>
          <table:table-cell office:value-type="float" office:value="4265086" calcext:value-type="float">
            <text:p>4265086</text:p>
          </table:table-cell>
          <table:table-cell office:value-type="float" office:value="0.417173408704895" calcext:value-type="float">
            <text:p>0.4171734087</text:p>
          </table:table-cell>
          <table:table-cell office:value-type="float" office:value="2784836" calcext:value-type="float">
            <text:p>2784836</text:p>
          </table:table-cell>
          <table:table-cell office:value-type="float" office:value="0.544215371731273" calcext:value-type="float">
            <text:p>0.5442153717</text:p>
          </table:table-cell>
          <table:table-cell office:value-type="float" office:value="8774907" calcext:value-type="float">
            <text:p>8774907</text:p>
          </table:table-cell>
          <table:table-cell office:value-type="float" office:value="0.551111647157631" calcext:value-type="float">
            <text:p>0.5511116472</text:p>
          </table:table-cell>
          <table:table-cell table:formula="of:=LOOKUP([.A434];[Users.$A$1:.$A$869];[Users.$B$1:.$B$869])" office:value-type="float" office:value="666" calcext:value-type="float">
            <text:p>666</text:p>
          </table:table-cell>
          <table:table-cell table:formula="of:=IF([.C434]=1;1;0)" office:value-type="float" office:value="1" calcext:value-type="float">
            <text:p>1</text:p>
          </table:table-cell>
          <table:table-cell table:formula="of:=IF([.C43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626743" calcext:value-type="float">
            <text:p>7626743</text:p>
          </table:table-cell>
          <table:table-cell office:value-type="float" office:value="0.517962993846536" calcext:value-type="float">
            <text:p>0.5179629938</text:p>
          </table:table-cell>
          <table:table-cell office:value-type="float" office:value="1" calcext:value-type="float">
            <text:p>1</text:p>
          </table:table-cell>
          <table:table-cell office:value-type="float" office:value="7626743" calcext:value-type="float">
            <text:p>7626743</text:p>
          </table:table-cell>
          <table:table-cell office:value-type="float" office:value="0.517962993846536" calcext:value-type="float">
            <text:p>0.5179629938</text:p>
          </table:table-cell>
          <table:table-cell office:value-type="float" office:value="16360685" calcext:value-type="float">
            <text:p>16360685</text:p>
          </table:table-cell>
          <table:table-cell office:value-type="float" office:value="0.520217718570654" calcext:value-type="float">
            <text:p>0.5202177186</text:p>
          </table:table-cell>
          <table:table-cell office:value-type="float" office:value="8505995" calcext:value-type="float">
            <text:p>8505995</text:p>
          </table:table-cell>
          <table:table-cell office:value-type="float" office:value="0.524236202944876" calcext:value-type="float">
            <text:p>0.5242362029</text:p>
          </table:table-cell>
          <table:table-cell table:formula="of:=LOOKUP([.A435];[Users.$A$1:.$A$869];[Users.$B$1:.$B$869])" office:value-type="float" office:value="666" calcext:value-type="float">
            <text:p>666</text:p>
          </table:table-cell>
          <table:table-cell table:formula="of:=IF([.C435]=1;1;0)" office:value-type="float" office:value="1" calcext:value-type="float">
            <text:p>1</text:p>
          </table:table-cell>
          <table:table-cell table:formula="of:=IF([.C43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10801" calcext:value-type="float">
            <text:p>2510801</text:p>
          </table:table-cell>
          <table:table-cell office:value-type="float" office:value="0.452774262048038" calcext:value-type="float">
            <text:p>0.452774262</text:p>
          </table:table-cell>
          <table:table-cell office:value-type="float" office:value="1" calcext:value-type="float">
            <text:p>1</text:p>
          </table:table-cell>
          <table:table-cell office:value-type="float" office:value="2510801" calcext:value-type="float">
            <text:p>2510801</text:p>
          </table:table-cell>
          <table:table-cell office:value-type="float" office:value="0.452774262048038" calcext:value-type="float">
            <text:p>0.452774262</text:p>
          </table:table-cell>
          <table:table-cell office:value-type="float" office:value="4987028" calcext:value-type="float">
            <text:p>4987028</text:p>
          </table:table-cell>
          <table:table-cell office:value-type="float" office:value="0.557395168842305" calcext:value-type="float">
            <text:p>0.5573951688</text:p>
          </table:table-cell>
          <table:table-cell office:value-type="float" office:value="5229964" calcext:value-type="float">
            <text:p>5229964</text:p>
          </table:table-cell>
          <table:table-cell office:value-type="float" office:value="0.560616189433122" calcext:value-type="float">
            <text:p>0.5606161894</text:p>
          </table:table-cell>
          <table:table-cell table:formula="of:=LOOKUP([.A436];[Users.$A$1:.$A$869];[Users.$B$1:.$B$869])" office:value-type="float" office:value="666" calcext:value-type="float">
            <text:p>666</text:p>
          </table:table-cell>
          <table:table-cell table:formula="of:=IF([.C436]=1;1;0)" office:value-type="float" office:value="1" calcext:value-type="float">
            <text:p>1</text:p>
          </table:table-cell>
          <table:table-cell table:formula="of:=IF([.C43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48696" calcext:value-type="float">
            <text:p>1848696</text:p>
          </table:table-cell>
          <table:table-cell office:value-type="float" office:value="0.571180115470502" calcext:value-type="float">
            <text:p>0.5711801155</text:p>
          </table:table-cell>
          <table:table-cell office:value-type="float" office:value="1" calcext:value-type="float">
            <text:p>1</text:p>
          </table:table-cell>
          <table:table-cell office:value-type="float" office:value="1848696" calcext:value-type="float">
            <text:p>1848696</text:p>
          </table:table-cell>
          <table:table-cell office:value-type="float" office:value="0.571180115470502" calcext:value-type="float">
            <text:p>0.5711801155</text:p>
          </table:table-cell>
          <table:table-cell office:value-type="float" office:value="1197042" calcext:value-type="float">
            <text:p>1197042</text:p>
          </table:table-cell>
          <table:table-cell office:value-type="float" office:value="0.598705139888928" calcext:value-type="float">
            <text:p>0.5987051399</text:p>
          </table:table-cell>
          <table:table-cell office:value-type="float" office:value="2879779" calcext:value-type="float">
            <text:p>2879779</text:p>
          </table:table-cell>
          <table:table-cell office:value-type="float" office:value="0.600367854565891" calcext:value-type="float">
            <text:p>0.6003678546</text:p>
          </table:table-cell>
          <table:table-cell table:formula="of:=LOOKUP([.A437];[Users.$A$1:.$A$869];[Users.$B$1:.$B$869])" office:value-type="float" office:value="668" calcext:value-type="float">
            <text:p>668</text:p>
          </table:table-cell>
          <table:table-cell table:formula="of:=IF([.C437]=1;1;0)" office:value-type="float" office:value="1" calcext:value-type="float">
            <text:p>1</text:p>
          </table:table-cell>
          <table:table-cell table:formula="of:=IF([.C43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5616" calcext:value-type="float">
            <text:p>225616</text:p>
          </table:table-cell>
          <table:table-cell office:value-type="float" office:value="0.595813712973079" calcext:value-type="float">
            <text:p>0.595813713</text:p>
          </table:table-cell>
          <table:table-cell office:value-type="float" office:value="3" calcext:value-type="float">
            <text:p>3</text:p>
          </table:table-cell>
          <table:table-cell office:value-type="float" office:value="2985447" calcext:value-type="float">
            <text:p>2985447</text:p>
          </table:table-cell>
          <table:table-cell office:value-type="float" office:value="0.583845686068946" calcext:value-type="float">
            <text:p>0.5838456861</text:p>
          </table:table-cell>
          <table:table-cell office:value-type="float" office:value="5807065" calcext:value-type="float">
            <text:p>5807065</text:p>
          </table:table-cell>
          <table:table-cell office:value-type="float" office:value="0.592161606323611" calcext:value-type="float">
            <text:p>0.5921616063</text:p>
          </table:table-cell>
          <table:table-cell office:value-type="float" office:value="225616" calcext:value-type="float">
            <text:p>225616</text:p>
          </table:table-cell>
          <table:table-cell office:value-type="float" office:value="0.595813712973079" calcext:value-type="float">
            <text:p>0.595813713</text:p>
          </table:table-cell>
          <table:table-cell table:formula="of:=LOOKUP([.A438];[Users.$A$1:.$A$869];[Users.$B$1:.$B$869])" office:value-type="float" office:value="669" calcext:value-type="float">
            <text:p>669</text:p>
          </table:table-cell>
          <table:table-cell table:formula="of:=IF([.C438]=1;1;0)" office:value-type="float" office:value="0" calcext:value-type="float">
            <text:p>0</text:p>
          </table:table-cell>
          <table:table-cell table:formula="of:=IF([.C43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39429" calcext:value-type="float">
            <text:p>2239429</text:p>
          </table:table-cell>
          <table:table-cell office:value-type="float" office:value="0.513232501548041" calcext:value-type="float">
            <text:p>0.5132325015</text:p>
          </table:table-cell>
          <table:table-cell office:value-type="float" office:value="0" calcext:value-type="float">
            <text:p>0</text:p>
          </table:table-cell>
          <table:table-cell office:value-type="float" office:value="13002825" calcext:value-type="float">
            <text:p>13002825</text:p>
          </table:table-cell>
          <table:table-cell office:value-type="float" office:value="0.448761406370933" calcext:value-type="float">
            <text:p>0.4487614064</text:p>
          </table:table-cell>
          <table:table-cell office:value-type="float" office:value="4185697" calcext:value-type="float">
            <text:p>4185697</text:p>
          </table:table-cell>
          <table:table-cell office:value-type="float" office:value="0.469610430455039" calcext:value-type="float">
            <text:p>0.4696104305</text:p>
          </table:table-cell>
          <table:table-cell office:value-type="float" office:value="6271582" calcext:value-type="float">
            <text:p>6271582</text:p>
          </table:table-cell>
          <table:table-cell office:value-type="float" office:value="0.470570214127125" calcext:value-type="float">
            <text:p>0.4705702141</text:p>
          </table:table-cell>
          <table:table-cell table:formula="of:=LOOKUP([.A439];[Users.$A$1:.$A$869];[Users.$B$1:.$B$869])" office:value-type="float" office:value="670" calcext:value-type="float">
            <text:p>670</text:p>
          </table:table-cell>
          <table:table-cell table:formula="of:=IF([.C439]=1;1;0)" office:value-type="float" office:value="0" calcext:value-type="float">
            <text:p>0</text:p>
          </table:table-cell>
          <table:table-cell table:formula="of:=IF([.C43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3707" calcext:value-type="float">
            <text:p>103707</text:p>
          </table:table-cell>
          <table:table-cell office:value-type="float" office:value="0.385345134218691" calcext:value-type="float">
            <text:p>0.3853451342</text:p>
          </table:table-cell>
          <table:table-cell office:value-type="float" office:value="1" calcext:value-type="float">
            <text:p>1</text:p>
          </table:table-cell>
          <table:table-cell office:value-type="float" office:value="103707" calcext:value-type="float">
            <text:p>103707</text:p>
          </table:table-cell>
          <table:table-cell office:value-type="float" office:value="0.385345134218691" calcext:value-type="float">
            <text:p>0.3853451342</text:p>
          </table:table-cell>
          <table:table-cell office:value-type="float" office:value="2756648" calcext:value-type="float">
            <text:p>2756648</text:p>
          </table:table-cell>
          <table:table-cell office:value-type="float" office:value="0.527879024427865" calcext:value-type="float">
            <text:p>0.5278790244</text:p>
          </table:table-cell>
          <table:table-cell office:value-type="float" office:value="16273715" calcext:value-type="float">
            <text:p>16273715</text:p>
          </table:table-cell>
          <table:table-cell office:value-type="float" office:value="0.542296035799407" calcext:value-type="float">
            <text:p>0.5422960358</text:p>
          </table:table-cell>
          <table:table-cell table:formula="of:=LOOKUP([.A440];[Users.$A$1:.$A$869];[Users.$B$1:.$B$869])" office:value-type="float" office:value="670" calcext:value-type="float">
            <text:p>670</text:p>
          </table:table-cell>
          <table:table-cell table:formula="of:=IF([.C440]=1;1;0)" office:value-type="float" office:value="1" calcext:value-type="float">
            <text:p>1</text:p>
          </table:table-cell>
          <table:table-cell table:formula="of:=IF([.C44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29928" calcext:value-type="float">
            <text:p>1429928</text:p>
          </table:table-cell>
          <table:table-cell office:value-type="float" office:value="0.592497222609421" calcext:value-type="float">
            <text:p>0.5924972226</text:p>
          </table:table-cell>
          <table:table-cell office:value-type="float" office:value="3" calcext:value-type="float">
            <text:p>3</text:p>
          </table:table-cell>
          <table:table-cell office:value-type="float" office:value="13340558" calcext:value-type="float">
            <text:p>13340558</text:p>
          </table:table-cell>
          <table:table-cell office:value-type="float" office:value="0.528402496135539" calcext:value-type="float">
            <text:p>0.5284024961</text:p>
          </table:table-cell>
          <table:table-cell office:value-type="float" office:value="3357252" calcext:value-type="float">
            <text:p>3357252</text:p>
          </table:table-cell>
          <table:table-cell office:value-type="float" office:value="0.587322503901303" calcext:value-type="float">
            <text:p>0.5873225039</text:p>
          </table:table-cell>
          <table:table-cell office:value-type="float" office:value="1429928" calcext:value-type="float">
            <text:p>1429928</text:p>
          </table:table-cell>
          <table:table-cell office:value-type="float" office:value="0.592497222609421" calcext:value-type="float">
            <text:p>0.5924972226</text:p>
          </table:table-cell>
          <table:table-cell table:formula="of:=LOOKUP([.A441];[Users.$A$1:.$A$869];[Users.$B$1:.$B$869])" office:value-type="float" office:value="670" calcext:value-type="float">
            <text:p>670</text:p>
          </table:table-cell>
          <table:table-cell table:formula="of:=IF([.C441]=1;1;0)" office:value-type="float" office:value="0" calcext:value-type="float">
            <text:p>0</text:p>
          </table:table-cell>
          <table:table-cell table:formula="of:=IF([.C44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334948" calcext:value-type="float">
            <text:p>4334948</text:p>
          </table:table-cell>
          <table:table-cell office:value-type="float" office:value="0.277685933719412" calcext:value-type="float">
            <text:p>0.2776859337</text:p>
          </table:table-cell>
          <table:table-cell office:value-type="float" office:value="1" calcext:value-type="float">
            <text:p>1</text:p>
          </table:table-cell>
          <table:table-cell office:value-type="float" office:value="4334948" calcext:value-type="float">
            <text:p>4334948</text:p>
          </table:table-cell>
          <table:table-cell office:value-type="float" office:value="0.277685933719412" calcext:value-type="float">
            <text:p>0.2776859337</text:p>
          </table:table-cell>
          <table:table-cell office:value-type="float" office:value="13897701" calcext:value-type="float">
            <text:p>13897701</text:p>
          </table:table-cell>
          <table:table-cell office:value-type="float" office:value="0.376159205885628" calcext:value-type="float">
            <text:p>0.3761592059</text:p>
          </table:table-cell>
          <table:table-cell office:value-type="float" office:value="13019249" calcext:value-type="float">
            <text:p>13019249</text:p>
          </table:table-cell>
          <table:table-cell office:value-type="float" office:value="0.403325887896442" calcext:value-type="float">
            <text:p>0.4033258879</text:p>
          </table:table-cell>
          <table:table-cell table:formula="of:=LOOKUP([.A442];[Users.$A$1:.$A$869];[Users.$B$1:.$B$869])" office:value-type="float" office:value="670" calcext:value-type="float">
            <text:p>670</text:p>
          </table:table-cell>
          <table:table-cell table:formula="of:=IF([.C442]=1;1;0)" office:value-type="float" office:value="1" calcext:value-type="float">
            <text:p>1</text:p>
          </table:table-cell>
          <table:table-cell table:formula="of:=IF([.C44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08798" calcext:value-type="float">
            <text:p>1208798</text:p>
          </table:table-cell>
          <table:table-cell office:value-type="float" office:value="0.292034331458297" calcext:value-type="float">
            <text:p>0.2920343315</text:p>
          </table:table-cell>
          <table:table-cell office:value-type="float" office:value="1" calcext:value-type="float">
            <text:p>1</text:p>
          </table:table-cell>
          <table:table-cell office:value-type="float" office:value="1208798" calcext:value-type="float">
            <text:p>1208798</text:p>
          </table:table-cell>
          <table:table-cell office:value-type="float" office:value="0.292034331458297" calcext:value-type="float">
            <text:p>0.2920343315</text:p>
          </table:table-cell>
          <table:table-cell office:value-type="float" office:value="18954417" calcext:value-type="float">
            <text:p>18954417</text:p>
          </table:table-cell>
          <table:table-cell office:value-type="float" office:value="0.531670729843894" calcext:value-type="float">
            <text:p>0.5316707298</text:p>
          </table:table-cell>
          <table:table-cell office:value-type="float" office:value="3777637" calcext:value-type="float">
            <text:p>3777637</text:p>
          </table:table-cell>
          <table:table-cell office:value-type="float" office:value="0.535344614828594" calcext:value-type="float">
            <text:p>0.5353446148</text:p>
          </table:table-cell>
          <table:table-cell table:formula="of:=LOOKUP([.A443];[Users.$A$1:.$A$869];[Users.$B$1:.$B$869])" office:value-type="float" office:value="671" calcext:value-type="float">
            <text:p>671</text:p>
          </table:table-cell>
          <table:table-cell table:formula="of:=IF([.C443]=1;1;0)" office:value-type="float" office:value="1" calcext:value-type="float">
            <text:p>1</text:p>
          </table:table-cell>
          <table:table-cell table:formula="of:=IF([.C44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182487" calcext:value-type="float">
            <text:p>8182487</text:p>
          </table:table-cell>
          <table:table-cell office:value-type="float" office:value="0.563557791782756" calcext:value-type="float">
            <text:p>0.5635577918</text:p>
          </table:table-cell>
          <table:table-cell office:value-type="float" office:value="0" calcext:value-type="float">
            <text:p>0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468390689846449" calcext:value-type="float">
            <text:p>0.4683906898</text:p>
          </table:table-cell>
          <table:table-cell office:value-type="float" office:value="2289762" calcext:value-type="float">
            <text:p>2289762</text:p>
          </table:table-cell>
          <table:table-cell office:value-type="float" office:value="0.482310553141587" calcext:value-type="float">
            <text:p>0.4823105531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498013315676557" calcext:value-type="float">
            <text:p>0.4980133157</text:p>
          </table:table-cell>
          <table:table-cell table:formula="of:=LOOKUP([.A444];[Users.$A$1:.$A$869];[Users.$B$1:.$B$869])" office:value-type="float" office:value="671" calcext:value-type="float">
            <text:p>671</text:p>
          </table:table-cell>
          <table:table-cell table:formula="of:=IF([.C444]=1;1;0)" office:value-type="float" office:value="0" calcext:value-type="float">
            <text:p>0</text:p>
          </table:table-cell>
          <table:table-cell table:formula="of:=IF([.C44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690156" calcext:value-type="float">
            <text:p>2690156</text:p>
          </table:table-cell>
          <table:table-cell office:value-type="float" office:value="0.516913132794182" calcext:value-type="float">
            <text:p>0.5169131328</text:p>
          </table:table-cell>
          <table:table-cell office:value-type="float" office:value="0" calcext:value-type="float">
            <text:p>0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503345137398862" calcext:value-type="float">
            <text:p>0.5033451374</text:p>
          </table:table-cell>
          <table:table-cell office:value-type="float" office:value="5391022" calcext:value-type="float">
            <text:p>5391022</text:p>
          </table:table-cell>
          <table:table-cell office:value-type="float" office:value="0.510216227711621" calcext:value-type="float">
            <text:p>0.5102162277</text:p>
          </table:table-cell>
          <table:table-cell office:value-type="float" office:value="11730687" calcext:value-type="float">
            <text:p>11730687</text:p>
          </table:table-cell>
          <table:table-cell office:value-type="float" office:value="0.513058095803488" calcext:value-type="float">
            <text:p>0.5130580958</text:p>
          </table:table-cell>
          <table:table-cell table:formula="of:=LOOKUP([.A445];[Users.$A$1:.$A$869];[Users.$B$1:.$B$869])" office:value-type="float" office:value="671" calcext:value-type="float">
            <text:p>671</text:p>
          </table:table-cell>
          <table:table-cell table:formula="of:=IF([.C445]=1;1;0)" office:value-type="float" office:value="0" calcext:value-type="float">
            <text:p>0</text:p>
          </table:table-cell>
          <table:table-cell table:formula="of:=IF([.C445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8043" calcext:value-type="float">
            <text:p>198043</text:p>
          </table:table-cell>
          <table:table-cell office:value-type="float" office:value="0.620697235497295" calcext:value-type="float">
            <text:p>0.6206972355</text:p>
          </table:table-cell>
          <table:table-cell office:value-type="float" office:value="0" calcext:value-type="float">
            <text:p>0</text:p>
          </table:table-cell>
          <table:table-cell office:value-type="float" office:value="6694577" calcext:value-type="float">
            <text:p>6694577</text:p>
          </table:table-cell>
          <table:table-cell office:value-type="float" office:value="0.423960735425842" calcext:value-type="float">
            <text:p>0.4239607354</text:p>
          </table:table-cell>
          <table:table-cell office:value-type="float" office:value="8009654" calcext:value-type="float">
            <text:p>8009654</text:p>
          </table:table-cell>
          <table:table-cell office:value-type="float" office:value="0.423960735425842" calcext:value-type="float">
            <text:p>0.4239607354</text:p>
          </table:table-cell>
          <table:table-cell office:value-type="float" office:value="15803183" calcext:value-type="float">
            <text:p>15803183</text:p>
          </table:table-cell>
          <table:table-cell office:value-type="float" office:value="0.423960735425842" calcext:value-type="float">
            <text:p>0.4239607354</text:p>
          </table:table-cell>
          <table:table-cell table:formula="of:=LOOKUP([.A446];[Users.$A$1:.$A$869];[Users.$B$1:.$B$869])" office:value-type="float" office:value="671" calcext:value-type="float">
            <text:p>671</text:p>
          </table:table-cell>
          <table:table-cell table:formula="of:=IF([.C446]=1;1;0)" office:value-type="float" office:value="0" calcext:value-type="float">
            <text:p>0</text:p>
          </table:table-cell>
          <table:table-cell table:formula="of:=IF([.C446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431033" calcext:value-type="float">
            <text:p>8431033</text:p>
          </table:table-cell>
          <table:table-cell office:value-type="float" office:value="0.546185611955307" calcext:value-type="float">
            <text:p>0.546185612</text:p>
          </table:table-cell>
          <table:table-cell office:value-type="float" office:value="0" calcext:value-type="float">
            <text:p>0</text:p>
          </table:table-cell>
          <table:table-cell office:value-type="float" office:value="16037305" calcext:value-type="float">
            <text:p>16037305</text:p>
          </table:table-cell>
          <table:table-cell office:value-type="float" office:value="0.478447751639145" calcext:value-type="float">
            <text:p>0.4784477516</text:p>
          </table:table-cell>
          <table:table-cell office:value-type="float" office:value="501542" calcext:value-type="float">
            <text:p>501542</text:p>
          </table:table-cell>
          <table:table-cell office:value-type="float" office:value="0.483186066815539" calcext:value-type="float">
            <text:p>0.4831860668</text:p>
          </table:table-cell>
          <table:table-cell office:value-type="float" office:value="2922536" calcext:value-type="float">
            <text:p>2922536</text:p>
          </table:table-cell>
          <table:table-cell office:value-type="float" office:value="0.486403930936578" calcext:value-type="float">
            <text:p>0.4864039309</text:p>
          </table:table-cell>
          <table:table-cell table:formula="of:=LOOKUP([.A447];[Users.$A$1:.$A$869];[Users.$B$1:.$B$869])" office:value-type="float" office:value="671" calcext:value-type="float">
            <text:p>671</text:p>
          </table:table-cell>
          <table:table-cell table:formula="of:=IF([.C447]=1;1;0)" office:value-type="float" office:value="0" calcext:value-type="float">
            <text:p>0</text:p>
          </table:table-cell>
          <table:table-cell table:formula="of:=IF([.C44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24195" calcext:value-type="float">
            <text:p>2724195</text:p>
          </table:table-cell>
          <table:table-cell office:value-type="float" office:value="0.480743752635165" calcext:value-type="float">
            <text:p>0.4807437526</text:p>
          </table:table-cell>
          <table:table-cell office:value-type="float" office:value="1" calcext:value-type="float">
            <text:p>1</text:p>
          </table:table-cell>
          <table:table-cell office:value-type="float" office:value="2724195" calcext:value-type="float">
            <text:p>2724195</text:p>
          </table:table-cell>
          <table:table-cell office:value-type="float" office:value="0.480743752635165" calcext:value-type="float">
            <text:p>0.4807437526</text:p>
          </table:table-cell>
          <table:table-cell office:value-type="float" office:value="5606012" calcext:value-type="float">
            <text:p>5606012</text:p>
          </table:table-cell>
          <table:table-cell office:value-type="float" office:value="0.541271398263139" calcext:value-type="float">
            <text:p>0.5412713983</text:p>
          </table:table-cell>
          <table:table-cell office:value-type="float" office:value="711391" calcext:value-type="float">
            <text:p>711391</text:p>
          </table:table-cell>
          <table:table-cell office:value-type="float" office:value="0.541646757224687" calcext:value-type="float">
            <text:p>0.5416467572</text:p>
          </table:table-cell>
          <table:table-cell table:formula="of:=LOOKUP([.A448];[Users.$A$1:.$A$869];[Users.$B$1:.$B$869])" office:value-type="float" office:value="672" calcext:value-type="float">
            <text:p>672</text:p>
          </table:table-cell>
          <table:table-cell table:formula="of:=IF([.C448]=1;1;0)" office:value-type="float" office:value="1" calcext:value-type="float">
            <text:p>1</text:p>
          </table:table-cell>
          <table:table-cell table:formula="of:=IF([.C44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254818" calcext:value-type="float">
            <text:p>6254818</text:p>
          </table:table-cell>
          <table:table-cell office:value-type="float" office:value="0.650880862652645" calcext:value-type="float">
            <text:p>0.6508808627</text:p>
          </table:table-cell>
          <table:table-cell office:value-type="float" office:value="0" calcext:value-type="float">
            <text:p>0</text:p>
          </table:table-cell>
          <table:table-cell office:value-type="float" office:value="6055416" calcext:value-type="float">
            <text:p>6055416</text:p>
          </table:table-cell>
          <table:table-cell office:value-type="float" office:value="0.45155574802704" calcext:value-type="float">
            <text:p>0.451555748</text:p>
          </table:table-cell>
          <table:table-cell office:value-type="float" office:value="6801506" calcext:value-type="float">
            <text:p>6801506</text:p>
          </table:table-cell>
          <table:table-cell office:value-type="float" office:value="0.454695399919686" calcext:value-type="float">
            <text:p>0.4546953999</text:p>
          </table:table-cell>
          <table:table-cell office:value-type="float" office:value="13119472" calcext:value-type="float">
            <text:p>13119472</text:p>
          </table:table-cell>
          <table:table-cell office:value-type="float" office:value="0.461871274823673" calcext:value-type="float">
            <text:p>0.4618712748</text:p>
          </table:table-cell>
          <table:table-cell table:formula="of:=LOOKUP([.A449];[Users.$A$1:.$A$869];[Users.$B$1:.$B$869])" office:value-type="float" office:value="672" calcext:value-type="float">
            <text:p>672</text:p>
          </table:table-cell>
          <table:table-cell table:formula="of:=IF([.C449]=1;1;0)" office:value-type="float" office:value="0" calcext:value-type="float">
            <text:p>0</text:p>
          </table:table-cell>
          <table:table-cell table:formula="of:=IF([.C44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10447" calcext:value-type="float">
            <text:p>1510447</text:p>
          </table:table-cell>
          <table:table-cell office:value-type="float" office:value="0.534783775249761" calcext:value-type="float">
            <text:p>0.5347837752</text:p>
          </table:table-cell>
          <table:table-cell office:value-type="float" office:value="2" calcext:value-type="float">
            <text:p>2</text:p>
          </table:table-cell>
          <table:table-cell office:value-type="float" office:value="16180589" calcext:value-type="float">
            <text:p>16180589</text:p>
          </table:table-cell>
          <table:table-cell office:value-type="float" office:value="0.511788311926516" calcext:value-type="float">
            <text:p>0.5117883119</text:p>
          </table:table-cell>
          <table:table-cell office:value-type="float" office:value="12034053" calcext:value-type="float">
            <text:p>12034053</text:p>
          </table:table-cell>
          <table:table-cell office:value-type="float" office:value="0.511788311926516" calcext:value-type="float">
            <text:p>0.5117883119</text:p>
          </table:table-cell>
          <table:table-cell office:value-type="float" office:value="18403074" calcext:value-type="float">
            <text:p>18403074</text:p>
          </table:table-cell>
          <table:table-cell office:value-type="float" office:value="0.511788311926516" calcext:value-type="float">
            <text:p>0.5117883119</text:p>
          </table:table-cell>
          <table:table-cell table:formula="of:=LOOKUP([.A450];[Users.$A$1:.$A$869];[Users.$B$1:.$B$869])" office:value-type="float" office:value="673" calcext:value-type="float">
            <text:p>673</text:p>
          </table:table-cell>
          <table:table-cell table:formula="of:=IF([.C450]=1;1;0)" office:value-type="float" office:value="0" calcext:value-type="float">
            <text:p>0</text:p>
          </table:table-cell>
          <table:table-cell table:formula="of:=IF([.C45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23729" calcext:value-type="float">
            <text:p>1123729</text:p>
          </table:table-cell>
          <table:table-cell office:value-type="float" office:value="0.133455559015642" calcext:value-type="float">
            <text:p>0.133455559</text:p>
          </table:table-cell>
          <table:table-cell office:value-type="float" office:value="1" calcext:value-type="float">
            <text:p>1</text:p>
          </table:table-cell>
          <table:table-cell office:value-type="float" office:value="1123729" calcext:value-type="float">
            <text:p>1123729</text:p>
          </table:table-cell>
          <table:table-cell office:value-type="float" office:value="0.133455559015642" calcext:value-type="float">
            <text:p>0.133455559</text:p>
          </table:table-cell>
          <table:table-cell office:value-type="float" office:value="2739974" calcext:value-type="float">
            <text:p>2739974</text:p>
          </table:table-cell>
          <table:table-cell office:value-type="float" office:value="0.358200949305931" calcext:value-type="float">
            <text:p>0.3582009493</text:p>
          </table:table-cell>
          <table:table-cell office:value-type="float" office:value="5060055" calcext:value-type="float">
            <text:p>5060055</text:p>
          </table:table-cell>
          <table:table-cell office:value-type="float" office:value="0.479482938143831" calcext:value-type="float">
            <text:p>0.4794829381</text:p>
          </table:table-cell>
          <table:table-cell table:formula="of:=LOOKUP([.A451];[Users.$A$1:.$A$869];[Users.$B$1:.$B$869])" office:value-type="float" office:value="673" calcext:value-type="float">
            <text:p>673</text:p>
          </table:table-cell>
          <table:table-cell table:formula="of:=IF([.C451]=1;1;0)" office:value-type="float" office:value="1" calcext:value-type="float">
            <text:p>1</text:p>
          </table:table-cell>
          <table:table-cell table:formula="of:=IF([.C45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30123" calcext:value-type="float">
            <text:p>2530123</text:p>
          </table:table-cell>
          <table:table-cell office:value-type="float" office:value="0.573520794770537" calcext:value-type="float">
            <text:p>0.5735207948</text:p>
          </table:table-cell>
          <table:table-cell office:value-type="float" office:value="0" calcext:value-type="float">
            <text:p>0</text:p>
          </table:table-cell>
          <table:table-cell office:value-type="float" office:value="2145457" calcext:value-type="float">
            <text:p>2145457</text:p>
          </table:table-cell>
          <table:table-cell office:value-type="float" office:value="0.519396958375693" calcext:value-type="float">
            <text:p>0.5193969584</text:p>
          </table:table-cell>
          <table:table-cell office:value-type="float" office:value="3509279" calcext:value-type="float">
            <text:p>3509279</text:p>
          </table:table-cell>
          <table:table-cell office:value-type="float" office:value="0.522345805343342" calcext:value-type="float">
            <text:p>0.5223458053</text:p>
          </table:table-cell>
          <table:table-cell office:value-type="float" office:value="5606012" calcext:value-type="float">
            <text:p>5606012</text:p>
          </table:table-cell>
          <table:table-cell office:value-type="float" office:value="0.529345885733112" calcext:value-type="float">
            <text:p>0.5293458857</text:p>
          </table:table-cell>
          <table:table-cell table:formula="of:=LOOKUP([.A452];[Users.$A$1:.$A$869];[Users.$B$1:.$B$869])" office:value-type="float" office:value="674" calcext:value-type="float">
            <text:p>674</text:p>
          </table:table-cell>
          <table:table-cell table:formula="of:=IF([.C452]=1;1;0)" office:value-type="float" office:value="0" calcext:value-type="float">
            <text:p>0</text:p>
          </table:table-cell>
          <table:table-cell table:formula="of:=IF([.C45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00126" calcext:value-type="float">
            <text:p>3800126</text:p>
          </table:table-cell>
          <table:table-cell office:value-type="float" office:value="0.310491754996605" calcext:value-type="float">
            <text:p>0.310491755</text:p>
          </table:table-cell>
          <table:table-cell office:value-type="float" office:value="1" calcext:value-type="float">
            <text:p>1</text:p>
          </table:table-cell>
          <table:table-cell office:value-type="float" office:value="3800126" calcext:value-type="float">
            <text:p>3800126</text:p>
          </table:table-cell>
          <table:table-cell office:value-type="float" office:value="0.310491754996605" calcext:value-type="float">
            <text:p>0.310491755</text:p>
          </table:table-cell>
          <table:table-cell office:value-type="float" office:value="7918600" calcext:value-type="float">
            <text:p>7918600</text:p>
          </table:table-cell>
          <table:table-cell office:value-type="float" office:value="0.434974243161863" calcext:value-type="float">
            <text:p>0.4349742432</text:p>
          </table:table-cell>
          <table:table-cell office:value-type="float" office:value="236695" calcext:value-type="float">
            <text:p>236695</text:p>
          </table:table-cell>
          <table:table-cell office:value-type="float" office:value="0.476411179981709" calcext:value-type="float">
            <text:p>0.47641118</text:p>
          </table:table-cell>
          <table:table-cell table:formula="of:=LOOKUP([.A453];[Users.$A$1:.$A$869];[Users.$B$1:.$B$869])" office:value-type="float" office:value="674" calcext:value-type="float">
            <text:p>674</text:p>
          </table:table-cell>
          <table:table-cell table:formula="of:=IF([.C453]=1;1;0)" office:value-type="float" office:value="1" calcext:value-type="float">
            <text:p>1</text:p>
          </table:table-cell>
          <table:table-cell table:formula="of:=IF([.C45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42562" calcext:value-type="float">
            <text:p>1242562</text:p>
          </table:table-cell>
          <table:table-cell office:value-type="float" office:value="0.59013986761394" calcext:value-type="float">
            <text:p>0.5901398676</text:p>
          </table:table-cell>
          <table:table-cell office:value-type="float" office:value="0" calcext:value-type="float">
            <text:p>0</text:p>
          </table:table-cell>
          <table:table-cell office:value-type="float" office:value="1199860" calcext:value-type="float">
            <text:p>1199860</text:p>
          </table:table-cell>
          <table:table-cell office:value-type="float" office:value="0.528090486065543" calcext:value-type="float">
            <text:p>0.5280904861</text:p>
          </table:table-cell>
          <table:table-cell office:value-type="float" office:value="3100749" calcext:value-type="float">
            <text:p>3100749</text:p>
          </table:table-cell>
          <table:table-cell office:value-type="float" office:value="0.542642150367932" calcext:value-type="float">
            <text:p>0.5426421504</text:p>
          </table:table-cell>
          <table:table-cell office:value-type="float" office:value="699537" calcext:value-type="float">
            <text:p>699537</text:p>
          </table:table-cell>
          <table:table-cell office:value-type="float" office:value="0.542642206628306" calcext:value-type="float">
            <text:p>0.5426422066</text:p>
          </table:table-cell>
          <table:table-cell table:formula="of:=LOOKUP([.A454];[Users.$A$1:.$A$869];[Users.$B$1:.$B$869])" office:value-type="float" office:value="675" calcext:value-type="float">
            <text:p>675</text:p>
          </table:table-cell>
          <table:table-cell table:formula="of:=IF([.C454]=1;1;0)" office:value-type="float" office:value="0" calcext:value-type="float">
            <text:p>0</text:p>
          </table:table-cell>
          <table:table-cell table:formula="of:=IF([.C45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509" calcext:value-type="float">
            <text:p>39509</text:p>
          </table:table-cell>
          <table:table-cell office:value-type="float" office:value="0.462211954659253" calcext:value-type="float">
            <text:p>0.4622119547</text:p>
          </table:table-cell>
          <table:table-cell office:value-type="float" office:value="1" calcext:value-type="float">
            <text:p>1</text:p>
          </table:table-cell>
          <table:table-cell office:value-type="float" office:value="39509" calcext:value-type="float">
            <text:p>39509</text:p>
          </table:table-cell>
          <table:table-cell office:value-type="float" office:value="0.462211954659253" calcext:value-type="float">
            <text:p>0.4622119547</text:p>
          </table:table-cell>
          <table:table-cell office:value-type="float" office:value="14333718" calcext:value-type="float">
            <text:p>14333718</text:p>
          </table:table-cell>
          <table:table-cell office:value-type="float" office:value="0.496163389554746" calcext:value-type="float">
            <text:p>0.4961633896</text:p>
          </table:table-cell>
          <table:table-cell office:value-type="float" office:value="13820276" calcext:value-type="float">
            <text:p>13820276</text:p>
          </table:table-cell>
          <table:table-cell office:value-type="float" office:value="0.504776639504196" calcext:value-type="float">
            <text:p>0.5047766395</text:p>
          </table:table-cell>
          <table:table-cell table:formula="of:=LOOKUP([.A455];[Users.$A$1:.$A$869];[Users.$B$1:.$B$869])" office:value-type="float" office:value="676" calcext:value-type="float">
            <text:p>676</text:p>
          </table:table-cell>
          <table:table-cell table:formula="of:=IF([.C455]=1;1;0)" office:value-type="float" office:value="1" calcext:value-type="float">
            <text:p>1</text:p>
          </table:table-cell>
          <table:table-cell table:formula="of:=IF([.C45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00405" calcext:value-type="float">
            <text:p>1900405</text:p>
          </table:table-cell>
          <table:table-cell office:value-type="float" office:value="0.547065759868212" calcext:value-type="float">
            <text:p>0.5470657599</text:p>
          </table:table-cell>
          <table:table-cell office:value-type="float" office:value="1" calcext:value-type="float">
            <text:p>1</text:p>
          </table:table-cell>
          <table:table-cell office:value-type="float" office:value="1900405" calcext:value-type="float">
            <text:p>1900405</text:p>
          </table:table-cell>
          <table:table-cell office:value-type="float" office:value="0.547065759868212" calcext:value-type="float">
            <text:p>0.5470657599</text:p>
          </table:table-cell>
          <table:table-cell office:value-type="float" office:value="3833619" calcext:value-type="float">
            <text:p>3833619</text:p>
          </table:table-cell>
          <table:table-cell office:value-type="float" office:value="0.578471633807845" calcext:value-type="float">
            <text:p>0.5784716338</text:p>
          </table:table-cell>
          <table:table-cell office:value-type="float" office:value="711391" calcext:value-type="float">
            <text:p>711391</text:p>
          </table:table-cell>
          <table:table-cell office:value-type="float" office:value="0.579154297338315" calcext:value-type="float">
            <text:p>0.5791542973</text:p>
          </table:table-cell>
          <table:table-cell table:formula="of:=LOOKUP([.A456];[Users.$A$1:.$A$869];[Users.$B$1:.$B$869])" office:value-type="float" office:value="676" calcext:value-type="float">
            <text:p>676</text:p>
          </table:table-cell>
          <table:table-cell table:formula="of:=IF([.C456]=1;1;0)" office:value-type="float" office:value="1" calcext:value-type="float">
            <text:p>1</text:p>
          </table:table-cell>
          <table:table-cell table:formula="of:=IF([.C45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26200" calcext:value-type="float">
            <text:p>926200</text:p>
          </table:table-cell>
          <table:table-cell office:value-type="float" office:value="0.468051064557727" calcext:value-type="float">
            <text:p>0.4680510646</text:p>
          </table:table-cell>
          <table:table-cell office:value-type="float" office:value="1" calcext:value-type="float">
            <text:p>1</text:p>
          </table:table-cell>
          <table:table-cell office:value-type="float" office:value="926200" calcext:value-type="float">
            <text:p>926200</text:p>
          </table:table-cell>
          <table:table-cell office:value-type="float" office:value="0.468051064557727" calcext:value-type="float">
            <text:p>0.4680510646</text:p>
          </table:table-cell>
          <table:table-cell office:value-type="float" office:value="12676109" calcext:value-type="float">
            <text:p>12676109</text:p>
          </table:table-cell>
          <table:table-cell office:value-type="float" office:value="0.515218145197196" calcext:value-type="float">
            <text:p>0.5152181452</text:p>
          </table:table-cell>
          <table:table-cell office:value-type="float" office:value="15803183" calcext:value-type="float">
            <text:p>15803183</text:p>
          </table:table-cell>
          <table:table-cell office:value-type="float" office:value="0.535395651561877" calcext:value-type="float">
            <text:p>0.5353956516</text:p>
          </table:table-cell>
          <table:table-cell table:formula="of:=LOOKUP([.A457];[Users.$A$1:.$A$869];[Users.$B$1:.$B$869])" office:value-type="float" office:value="678" calcext:value-type="float">
            <text:p>678</text:p>
          </table:table-cell>
          <table:table-cell table:formula="of:=IF([.C457]=1;1;0)" office:value-type="float" office:value="1" calcext:value-type="float">
            <text:p>1</text:p>
          </table:table-cell>
          <table:table-cell table:formula="of:=IF([.C45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38241" calcext:value-type="float">
            <text:p>2438241</text:p>
          </table:table-cell>
          <table:table-cell office:value-type="float" office:value="0.495946838528137" calcext:value-type="float">
            <text:p>0.4959468385</text:p>
          </table:table-cell>
          <table:table-cell office:value-type="float" office:value="1" calcext:value-type="float">
            <text:p>1</text:p>
          </table:table-cell>
          <table:table-cell office:value-type="float" office:value="2438241" calcext:value-type="float">
            <text:p>2438241</text:p>
          </table:table-cell>
          <table:table-cell office:value-type="float" office:value="0.495946838528137" calcext:value-type="float">
            <text:p>0.4959468385</text:p>
          </table:table-cell>
          <table:table-cell office:value-type="float" office:value="3401101" calcext:value-type="float">
            <text:p>3401101</text:p>
          </table:table-cell>
          <table:table-cell office:value-type="float" office:value="0.567926160434814" calcext:value-type="float">
            <text:p>0.5679261604</text:p>
          </table:table-cell>
          <table:table-cell office:value-type="float" office:value="704843" calcext:value-type="float">
            <text:p>704843</text:p>
          </table:table-cell>
          <table:table-cell office:value-type="float" office:value="0.577075633474682" calcext:value-type="float">
            <text:p>0.5770756335</text:p>
          </table:table-cell>
          <table:table-cell table:formula="of:=LOOKUP([.A458];[Users.$A$1:.$A$869];[Users.$B$1:.$B$869])" office:value-type="float" office:value="678" calcext:value-type="float">
            <text:p>678</text:p>
          </table:table-cell>
          <table:table-cell table:formula="of:=IF([.C458]=1;1;0)" office:value-type="float" office:value="1" calcext:value-type="float">
            <text:p>1</text:p>
          </table:table-cell>
          <table:table-cell table:formula="of:=IF([.C45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98635" calcext:value-type="float">
            <text:p>7098635</text:p>
          </table:table-cell>
          <table:table-cell office:value-type="float" office:value="0.438042876599515" calcext:value-type="float">
            <text:p>0.4380428766</text:p>
          </table:table-cell>
          <table:table-cell office:value-type="float" office:value="1" calcext:value-type="float">
            <text:p>1</text:p>
          </table:table-cell>
          <table:table-cell office:value-type="float" office:value="16601246" calcext:value-type="float">
            <text:p>16601246</text:p>
          </table:table-cell>
          <table:table-cell office:value-type="float" office:value="0.340380173568668" calcext:value-type="float">
            <text:p>0.3403801736</text:p>
          </table:table-cell>
          <table:table-cell office:value-type="float" office:value="15287104" calcext:value-type="float">
            <text:p>15287104</text:p>
          </table:table-cell>
          <table:table-cell office:value-type="float" office:value="0.376321623999207" calcext:value-type="float">
            <text:p>0.376321624</text:p>
          </table:table-cell>
          <table:table-cell office:value-type="float" office:value="13331168" calcext:value-type="float">
            <text:p>13331168</text:p>
          </table:table-cell>
          <table:table-cell office:value-type="float" office:value="0.384034619148276" calcext:value-type="float">
            <text:p>0.3840346191</text:p>
          </table:table-cell>
          <table:table-cell table:formula="of:=LOOKUP([.A459];[Users.$A$1:.$A$869];[Users.$B$1:.$B$869])" office:value-type="float" office:value="678" calcext:value-type="float">
            <text:p>678</text:p>
          </table:table-cell>
          <table:table-cell table:formula="of:=IF([.C459]=1;1;0)" office:value-type="float" office:value="1" calcext:value-type="float">
            <text:p>1</text:p>
          </table:table-cell>
          <table:table-cell table:formula="of:=IF([.C45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59858" calcext:value-type="float">
            <text:p>2959858</text:p>
          </table:table-cell>
          <table:table-cell office:value-type="float" office:value="0.519697777135715" calcext:value-type="float">
            <text:p>0.5196977771</text:p>
          </table:table-cell>
          <table:table-cell office:value-type="float" office:value="1" calcext:value-type="float">
            <text:p>1</text:p>
          </table:table-cell>
          <table:table-cell office:value-type="float" office:value="2959858" calcext:value-type="float">
            <text:p>2959858</text:p>
          </table:table-cell>
          <table:table-cell office:value-type="float" office:value="0.519697777135715" calcext:value-type="float">
            <text:p>0.5196977771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525510298606188" calcext:value-type="float">
            <text:p>0.5255102986</text:p>
          </table:table-cell>
          <table:table-cell office:value-type="float" office:value="8484461" calcext:value-type="float">
            <text:p>8484461</text:p>
          </table:table-cell>
          <table:table-cell office:value-type="float" office:value="0.536213026865614" calcext:value-type="float">
            <text:p>0.5362130269</text:p>
          </table:table-cell>
          <table:table-cell table:formula="of:=LOOKUP([.A460];[Users.$A$1:.$A$869];[Users.$B$1:.$B$869])" office:value-type="float" office:value="680" calcext:value-type="float">
            <text:p>680</text:p>
          </table:table-cell>
          <table:table-cell table:formula="of:=IF([.C460]=1;1;0)" office:value-type="float" office:value="1" calcext:value-type="float">
            <text:p>1</text:p>
          </table:table-cell>
          <table:table-cell table:formula="of:=IF([.C46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01284" calcext:value-type="float">
            <text:p>1801284</text:p>
          </table:table-cell>
          <table:table-cell office:value-type="float" office:value="0.381635650939609" calcext:value-type="float">
            <text:p>0.3816356509</text:p>
          </table:table-cell>
          <table:table-cell office:value-type="float" office:value="1" calcext:value-type="float">
            <text:p>1</text:p>
          </table:table-cell>
          <table:table-cell office:value-type="float" office:value="1801284" calcext:value-type="float">
            <text:p>1801284</text:p>
          </table:table-cell>
          <table:table-cell office:value-type="float" office:value="0.381635650939609" calcext:value-type="float">
            <text:p>0.3816356509</text:p>
          </table:table-cell>
          <table:table-cell office:value-type="float" office:value="12377780" calcext:value-type="float">
            <text:p>12377780</text:p>
          </table:table-cell>
          <table:table-cell office:value-type="float" office:value="0.568323849297993" calcext:value-type="float">
            <text:p>0.5683238493</text:p>
          </table:table-cell>
          <table:table-cell office:value-type="float" office:value="12074342" calcext:value-type="float">
            <text:p>12074342</text:p>
          </table:table-cell>
          <table:table-cell office:value-type="float" office:value="0.568323849297993" calcext:value-type="float">
            <text:p>0.5683238493</text:p>
          </table:table-cell>
          <table:table-cell table:formula="of:=LOOKUP([.A461];[Users.$A$1:.$A$869];[Users.$B$1:.$B$869])" office:value-type="float" office:value="680" calcext:value-type="float">
            <text:p>680</text:p>
          </table:table-cell>
          <table:table-cell table:formula="of:=IF([.C461]=1;1;0)" office:value-type="float" office:value="1" calcext:value-type="float">
            <text:p>1</text:p>
          </table:table-cell>
          <table:table-cell table:formula="of:=IF([.C46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99704" calcext:value-type="float">
            <text:p>999704</text:p>
          </table:table-cell>
          <table:table-cell office:value-type="float" office:value="0.479468669083359" calcext:value-type="float">
            <text:p>0.4794686691</text:p>
          </table:table-cell>
          <table:table-cell office:value-type="float" office:value="1" calcext:value-type="float">
            <text:p>1</text:p>
          </table:table-cell>
          <table:table-cell office:value-type="float" office:value="999704" calcext:value-type="float">
            <text:p>999704</text:p>
          </table:table-cell>
          <table:table-cell office:value-type="float" office:value="0.479468669083359" calcext:value-type="float">
            <text:p>0.4794686691</text:p>
          </table:table-cell>
          <table:table-cell office:value-type="float" office:value="4419251" calcext:value-type="float">
            <text:p>4419251</text:p>
          </table:table-cell>
          <table:table-cell office:value-type="float" office:value="0.556865244583534" calcext:value-type="float">
            <text:p>0.5568652446</text:p>
          </table:table-cell>
          <table:table-cell office:value-type="float" office:value="2037028" calcext:value-type="float">
            <text:p>2037028</text:p>
          </table:table-cell>
          <table:table-cell office:value-type="float" office:value="0.557425059832992" calcext:value-type="float">
            <text:p>0.5574250598</text:p>
          </table:table-cell>
          <table:table-cell table:formula="of:=LOOKUP([.A462];[Users.$A$1:.$A$869];[Users.$B$1:.$B$869])" office:value-type="float" office:value="680" calcext:value-type="float">
            <text:p>680</text:p>
          </table:table-cell>
          <table:table-cell table:formula="of:=IF([.C462]=1;1;0)" office:value-type="float" office:value="1" calcext:value-type="float">
            <text:p>1</text:p>
          </table:table-cell>
          <table:table-cell table:formula="of:=IF([.C46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776503" calcext:value-type="float">
            <text:p>4776503</text:p>
          </table:table-cell>
          <table:table-cell office:value-type="float" office:value="0.555730014432784" calcext:value-type="float">
            <text:p>0.5557300144</text:p>
          </table:table-cell>
          <table:table-cell office:value-type="float" office:value="0" calcext:value-type="float">
            <text:p>0</text:p>
          </table:table-cell>
          <table:table-cell office:value-type="float" office:value="5129980" calcext:value-type="float">
            <text:p>5129980</text:p>
          </table:table-cell>
          <table:table-cell office:value-type="float" office:value="0.484013463976277" calcext:value-type="float">
            <text:p>0.484013464</text:p>
          </table:table-cell>
          <table:table-cell office:value-type="float" office:value="699537" calcext:value-type="float">
            <text:p>699537</text:p>
          </table:table-cell>
          <table:table-cell office:value-type="float" office:value="0.487612112132111" calcext:value-type="float">
            <text:p>0.4876121121</text:p>
          </table:table-cell>
          <table:table-cell office:value-type="float" office:value="3623775" calcext:value-type="float">
            <text:p>3623775</text:p>
          </table:table-cell>
          <table:table-cell office:value-type="float" office:value="0.492418424815436" calcext:value-type="float">
            <text:p>0.4924184248</text:p>
          </table:table-cell>
          <table:table-cell table:formula="of:=LOOKUP([.A463];[Users.$A$1:.$A$869];[Users.$B$1:.$B$869])" office:value-type="float" office:value="682" calcext:value-type="float">
            <text:p>682</text:p>
          </table:table-cell>
          <table:table-cell table:formula="of:=IF([.C463]=1;1;0)" office:value-type="float" office:value="0" calcext:value-type="float">
            <text:p>0</text:p>
          </table:table-cell>
          <table:table-cell table:formula="of:=IF([.C463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44423" calcext:value-type="float">
            <text:p>3944423</text:p>
          </table:table-cell>
          <table:table-cell office:value-type="float" office:value="0.533940960315418" calcext:value-type="float">
            <text:p>0.5339409603</text:p>
          </table:table-cell>
          <table:table-cell office:value-type="float" office:value="1" calcext:value-type="float">
            <text:p>1</text:p>
          </table:table-cell>
          <table:table-cell office:value-type="float" office:value="3944423" calcext:value-type="float">
            <text:p>3944423</text:p>
          </table:table-cell>
          <table:table-cell office:value-type="float" office:value="0.533940960315418" calcext:value-type="float">
            <text:p>0.5339409603</text:p>
          </table:table-cell>
          <table:table-cell office:value-type="float" office:value="15995591" calcext:value-type="float">
            <text:p>15995591</text:p>
          </table:table-cell>
          <table:table-cell office:value-type="float" office:value="0.580798345115148" calcext:value-type="float">
            <text:p>0.5807983451</text:p>
          </table:table-cell>
          <table:table-cell office:value-type="float" office:value="18683951" calcext:value-type="float">
            <text:p>18683951</text:p>
          </table:table-cell>
          <table:table-cell office:value-type="float" office:value="0.590206901490458" calcext:value-type="float">
            <text:p>0.5902069015</text:p>
          </table:table-cell>
          <table:table-cell table:formula="of:=LOOKUP([.A464];[Users.$A$1:.$A$869];[Users.$B$1:.$B$869])" office:value-type="float" office:value="683" calcext:value-type="float">
            <text:p>683</text:p>
          </table:table-cell>
          <table:table-cell table:formula="of:=IF([.C464]=1;1;0)" office:value-type="float" office:value="1" calcext:value-type="float">
            <text:p>1</text:p>
          </table:table-cell>
          <table:table-cell table:formula="of:=IF([.C46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54827" calcext:value-type="float">
            <text:p>2254827</text:p>
          </table:table-cell>
          <table:table-cell office:value-type="float" office:value="0.505764025927" calcext:value-type="float">
            <text:p>0.5057640259</text:p>
          </table:table-cell>
          <table:table-cell office:value-type="float" office:value="1" calcext:value-type="float">
            <text:p>1</text:p>
          </table:table-cell>
          <table:table-cell office:value-type="float" office:value="2254827" calcext:value-type="float">
            <text:p>2254827</text:p>
          </table:table-cell>
          <table:table-cell office:value-type="float" office:value="0.505764025927" calcext:value-type="float">
            <text:p>0.5057640259</text:p>
          </table:table-cell>
          <table:table-cell office:value-type="float" office:value="2218526" calcext:value-type="float">
            <text:p>2218526</text:p>
          </table:table-cell>
          <table:table-cell office:value-type="float" office:value="0.595410321058213" calcext:value-type="float">
            <text:p>0.5954103211</text:p>
          </table:table-cell>
          <table:table-cell office:value-type="float" office:value="4657693" calcext:value-type="float">
            <text:p>4657693</text:p>
          </table:table-cell>
          <table:table-cell office:value-type="float" office:value="0.597290427676518" calcext:value-type="float">
            <text:p>0.5972904277</text:p>
          </table:table-cell>
          <table:table-cell table:formula="of:=LOOKUP([.A465];[Users.$A$1:.$A$869];[Users.$B$1:.$B$869])" office:value-type="float" office:value="684" calcext:value-type="float">
            <text:p>684</text:p>
          </table:table-cell>
          <table:table-cell table:formula="of:=IF([.C465]=1;1;0)" office:value-type="float" office:value="1" calcext:value-type="float">
            <text:p>1</text:p>
          </table:table-cell>
          <table:table-cell table:formula="of:=IF([.C46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76566" calcext:value-type="float">
            <text:p>1576566</text:p>
          </table:table-cell>
          <table:table-cell office:value-type="float" office:value="0.579451417380843" calcext:value-type="float">
            <text:p>0.5794514174</text:p>
          </table:table-cell>
          <table:table-cell office:value-type="float" office:value="0" calcext:value-type="float">
            <text:p>0</text:p>
          </table:table-cell>
          <table:table-cell office:value-type="float" office:value="2246402" calcext:value-type="float">
            <text:p>2246402</text:p>
          </table:table-cell>
          <table:table-cell office:value-type="float" office:value="0.565959273540891" calcext:value-type="float">
            <text:p>0.5659592735</text:p>
          </table:table-cell>
          <table:table-cell office:value-type="float" office:value="9617740" calcext:value-type="float">
            <text:p>9617740</text:p>
          </table:table-cell>
          <table:table-cell office:value-type="float" office:value="0.56659126412569" calcext:value-type="float">
            <text:p>0.5665912641</text:p>
          </table:table-cell>
          <table:table-cell office:value-type="float" office:value="4589626" calcext:value-type="float">
            <text:p>4589626</text:p>
          </table:table-cell>
          <table:table-cell office:value-type="float" office:value="0.575580451108737" calcext:value-type="float">
            <text:p>0.5755804511</text:p>
          </table:table-cell>
          <table:table-cell table:formula="of:=LOOKUP([.A466];[Users.$A$1:.$A$869];[Users.$B$1:.$B$869])" office:value-type="float" office:value="685" calcext:value-type="float">
            <text:p>685</text:p>
          </table:table-cell>
          <table:table-cell table:formula="of:=IF([.C466]=1;1;0)" office:value-type="float" office:value="0" calcext:value-type="float">
            <text:p>0</text:p>
          </table:table-cell>
          <table:table-cell table:formula="of:=IF([.C466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18888" calcext:value-type="float">
            <text:p>1518888</text:p>
          </table:table-cell>
          <table:table-cell office:value-type="float" office:value="0.604667090723172" calcext:value-type="float">
            <text:p>0.6046670907</text:p>
          </table:table-cell>
          <table:table-cell office:value-type="float" office:value="0" calcext:value-type="float">
            <text:p>0</text:p>
          </table:table-cell>
          <table:table-cell office:value-type="float" office:value="18444856" calcext:value-type="float">
            <text:p>18444856</text:p>
          </table:table-cell>
          <table:table-cell office:value-type="float" office:value="0.536947216339198" calcext:value-type="float">
            <text:p>0.5369472163</text:p>
          </table:table-cell>
          <table:table-cell office:value-type="float" office:value="15079990" calcext:value-type="float">
            <text:p>15079990</text:p>
          </table:table-cell>
          <table:table-cell office:value-type="float" office:value="0.536947216339198" calcext:value-type="float">
            <text:p>0.5369472163</text:p>
          </table:table-cell>
          <table:table-cell office:value-type="float" office:value="13310580" calcext:value-type="float">
            <text:p>13310580</text:p>
          </table:table-cell>
          <table:table-cell office:value-type="float" office:value="0.541239058525411" calcext:value-type="float">
            <text:p>0.5412390585</text:p>
          </table:table-cell>
          <table:table-cell table:formula="of:=LOOKUP([.A467];[Users.$A$1:.$A$869];[Users.$B$1:.$B$869])" office:value-type="float" office:value="688" calcext:value-type="float">
            <text:p>688</text:p>
          </table:table-cell>
          <table:table-cell table:formula="of:=IF([.C467]=1;1;0)" office:value-type="float" office:value="0" calcext:value-type="float">
            <text:p>0</text:p>
          </table:table-cell>
          <table:table-cell table:formula="of:=IF([.C46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66406" calcext:value-type="float">
            <text:p>1166406</text:p>
          </table:table-cell>
          <table:table-cell office:value-type="float" office:value="0.480494163046961" calcext:value-type="float">
            <text:p>0.480494163</text:p>
          </table:table-cell>
          <table:table-cell office:value-type="float" office:value="2" calcext:value-type="float">
            <text:p>2</text:p>
          </table:table-cell>
          <table:table-cell office:value-type="float" office:value="3530101" calcext:value-type="float">
            <text:p>3530101</text:p>
          </table:table-cell>
          <table:table-cell office:value-type="float" office:value="0.476318140715063" calcext:value-type="float">
            <text:p>0.4763181407</text:p>
          </table:table-cell>
          <table:table-cell office:value-type="float" office:value="1166406" calcext:value-type="float">
            <text:p>1166406</text:p>
          </table:table-cell>
          <table:table-cell office:value-type="float" office:value="0.480494163046961" calcext:value-type="float">
            <text:p>0.480494163</text:p>
          </table:table-cell>
          <table:table-cell office:value-type="float" office:value="731796" calcext:value-type="float">
            <text:p>731796</text:p>
          </table:table-cell>
          <table:table-cell office:value-type="float" office:value="0.489453310121984" calcext:value-type="float">
            <text:p>0.4894533101</text:p>
          </table:table-cell>
          <table:table-cell table:formula="of:=LOOKUP([.A468];[Users.$A$1:.$A$869];[Users.$B$1:.$B$869])" office:value-type="float" office:value="688" calcext:value-type="float">
            <text:p>688</text:p>
          </table:table-cell>
          <table:table-cell table:formula="of:=IF([.C468]=1;1;0)" office:value-type="float" office:value="0" calcext:value-type="float">
            <text:p>0</text:p>
          </table:table-cell>
          <table:table-cell table:formula="of:=IF([.C46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43616" calcext:value-type="float">
            <text:p>1043616</text:p>
          </table:table-cell>
          <table:table-cell office:value-type="float" office:value="0.579683887493167" calcext:value-type="float">
            <text:p>0.5796838875</text:p>
          </table:table-cell>
          <table:table-cell office:value-type="float" office:value="2" calcext:value-type="float">
            <text:p>2</text:p>
          </table:table-cell>
          <table:table-cell office:value-type="float" office:value="3107832" calcext:value-type="float">
            <text:p>3107832</text:p>
          </table:table-cell>
          <table:table-cell office:value-type="float" office:value="0.571725828651871" calcext:value-type="float">
            <text:p>0.5717258287</text:p>
          </table:table-cell>
          <table:table-cell office:value-type="float" office:value="1043616" calcext:value-type="float">
            <text:p>1043616</text:p>
          </table:table-cell>
          <table:table-cell office:value-type="float" office:value="0.579683887493167" calcext:value-type="float">
            <text:p>0.5796838875</text:p>
          </table:table-cell>
          <table:table-cell office:value-type="float" office:value="4049117" calcext:value-type="float">
            <text:p>4049117</text:p>
          </table:table-cell>
          <table:table-cell office:value-type="float" office:value="0.58674077732943" calcext:value-type="float">
            <text:p>0.5867407773</text:p>
          </table:table-cell>
          <table:table-cell table:formula="of:=LOOKUP([.A469];[Users.$A$1:.$A$869];[Users.$B$1:.$B$869])" office:value-type="float" office:value="689" calcext:value-type="float">
            <text:p>689</text:p>
          </table:table-cell>
          <table:table-cell table:formula="of:=IF([.C469]=1;1;0)" office:value-type="float" office:value="0" calcext:value-type="float">
            <text:p>0</text:p>
          </table:table-cell>
          <table:table-cell table:formula="of:=IF([.C46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21902" calcext:value-type="float">
            <text:p>3121902</text:p>
          </table:table-cell>
          <table:table-cell office:value-type="float" office:value="0.370232738762179" calcext:value-type="float">
            <text:p>0.3702327388</text:p>
          </table:table-cell>
          <table:table-cell office:value-type="float" office:value="1" calcext:value-type="float">
            <text:p>1</text:p>
          </table:table-cell>
          <table:table-cell office:value-type="float" office:value="3121902" calcext:value-type="float">
            <text:p>3121902</text:p>
          </table:table-cell>
          <table:table-cell office:value-type="float" office:value="0.370232738762179" calcext:value-type="float">
            <text:p>0.3702327388</text:p>
          </table:table-cell>
          <table:table-cell office:value-type="float" office:value="1164108" calcext:value-type="float">
            <text:p>1164108</text:p>
          </table:table-cell>
          <table:table-cell office:value-type="float" office:value="0.504940605060303" calcext:value-type="float">
            <text:p>0.5049406051</text:p>
          </table:table-cell>
          <table:table-cell office:value-type="float" office:value="8819114" calcext:value-type="float">
            <text:p>8819114</text:p>
          </table:table-cell>
          <table:table-cell office:value-type="float" office:value="0.5128113356846" calcext:value-type="float">
            <text:p>0.5128113357</text:p>
          </table:table-cell>
          <table:table-cell table:formula="of:=LOOKUP([.A470];[Users.$A$1:.$A$869];[Users.$B$1:.$B$869])" office:value-type="float" office:value="689" calcext:value-type="float">
            <text:p>689</text:p>
          </table:table-cell>
          <table:table-cell table:formula="of:=IF([.C470]=1;1;0)" office:value-type="float" office:value="1" calcext:value-type="float">
            <text:p>1</text:p>
          </table:table-cell>
          <table:table-cell table:formula="of:=IF([.C47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512932" calcext:value-type="float">
            <text:p>5512932</text:p>
          </table:table-cell>
          <table:table-cell office:value-type="float" office:value="0.638055701173355" calcext:value-type="float">
            <text:p>0.6380557012</text:p>
          </table:table-cell>
          <table:table-cell office:value-type="float" office:value="0" calcext:value-type="float">
            <text:p>0</text:p>
          </table:table-cell>
          <table:table-cell office:value-type="float" office:value="731796" calcext:value-type="float">
            <text:p>731796</text:p>
          </table:table-cell>
          <table:table-cell office:value-type="float" office:value="0.529269837989177" calcext:value-type="float">
            <text:p>0.529269838</text:p>
          </table:table-cell>
          <table:table-cell office:value-type="float" office:value="1100880" calcext:value-type="float">
            <text:p>1100880</text:p>
          </table:table-cell>
          <table:table-cell office:value-type="float" office:value="0.555392488583333" calcext:value-type="float">
            <text:p>0.5553924886</text:p>
          </table:table-cell>
          <table:table-cell office:value-type="float" office:value="4879801" calcext:value-type="float">
            <text:p>4879801</text:p>
          </table:table-cell>
          <table:table-cell office:value-type="float" office:value="0.558379351857144" calcext:value-type="float">
            <text:p>0.5583793519</text:p>
          </table:table-cell>
          <table:table-cell table:formula="of:=LOOKUP([.A471];[Users.$A$1:.$A$869];[Users.$B$1:.$B$869])" office:value-type="float" office:value="691" calcext:value-type="float">
            <text:p>691</text:p>
          </table:table-cell>
          <table:table-cell table:formula="of:=IF([.C471]=1;1;0)" office:value-type="float" office:value="0" calcext:value-type="float">
            <text:p>0</text:p>
          </table:table-cell>
          <table:table-cell table:formula="of:=IF([.C47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57749" calcext:value-type="float">
            <text:p>3057749</text:p>
          </table:table-cell>
          <table:table-cell office:value-type="float" office:value="0.645616359108529" calcext:value-type="float">
            <text:p>0.6456163591</text:p>
          </table:table-cell>
          <table:table-cell office:value-type="float" office:value="0" calcext:value-type="float">
            <text:p>0</text:p>
          </table:table-cell>
          <table:table-cell office:value-type="float" office:value="10048838" calcext:value-type="float">
            <text:p>10048838</text:p>
          </table:table-cell>
          <table:table-cell office:value-type="float" office:value="0.503570660110382" calcext:value-type="float">
            <text:p>0.5035706601</text:p>
          </table:table-cell>
          <table:table-cell office:value-type="float" office:value="7195102" calcext:value-type="float">
            <text:p>7195102</text:p>
          </table:table-cell>
          <table:table-cell office:value-type="float" office:value="0.503570660110382" calcext:value-type="float">
            <text:p>0.5035706601</text:p>
          </table:table-cell>
          <table:table-cell office:value-type="float" office:value="10780638" calcext:value-type="float">
            <text:p>10780638</text:p>
          </table:table-cell>
          <table:table-cell office:value-type="float" office:value="0.510691977475648" calcext:value-type="float">
            <text:p>0.5106919775</text:p>
          </table:table-cell>
          <table:table-cell table:formula="of:=LOOKUP([.A472];[Users.$A$1:.$A$869];[Users.$B$1:.$B$869])" office:value-type="float" office:value="691" calcext:value-type="float">
            <text:p>691</text:p>
          </table:table-cell>
          <table:table-cell table:formula="of:=IF([.C472]=1;1;0)" office:value-type="float" office:value="0" calcext:value-type="float">
            <text:p>0</text:p>
          </table:table-cell>
          <table:table-cell table:formula="of:=IF([.C47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53511" calcext:value-type="float">
            <text:p>3553511</text:p>
          </table:table-cell>
          <table:table-cell office:value-type="float" office:value="0.457114427296352" calcext:value-type="float">
            <text:p>0.4571144273</text:p>
          </table:table-cell>
          <table:table-cell office:value-type="float" office:value="0" calcext:value-type="float">
            <text:p>0</text:p>
          </table:table-cell>
          <table:table-cell office:value-type="float" office:value="15169258" calcext:value-type="float">
            <text:p>15169258</text:p>
          </table:table-cell>
          <table:table-cell office:value-type="float" office:value="0.392728301073715" calcext:value-type="float">
            <text:p>0.3927283011</text:p>
          </table:table-cell>
          <table:table-cell office:value-type="float" office:value="8662486" calcext:value-type="float">
            <text:p>8662486</text:p>
          </table:table-cell>
          <table:table-cell office:value-type="float" office:value="0.406845542392829" calcext:value-type="float">
            <text:p>0.4068455424</text:p>
          </table:table-cell>
          <table:table-cell office:value-type="float" office:value="15874744" calcext:value-type="float">
            <text:p>15874744</text:p>
          </table:table-cell>
          <table:table-cell office:value-type="float" office:value="0.41349690492322" calcext:value-type="float">
            <text:p>0.4134969049</text:p>
          </table:table-cell>
          <table:table-cell table:formula="of:=LOOKUP([.A473];[Users.$A$1:.$A$869];[Users.$B$1:.$B$869])" office:value-type="float" office:value="691" calcext:value-type="float">
            <text:p>691</text:p>
          </table:table-cell>
          <table:table-cell table:formula="of:=IF([.C473]=1;1;0)" office:value-type="float" office:value="0" calcext:value-type="float">
            <text:p>0</text:p>
          </table:table-cell>
          <table:table-cell table:formula="of:=IF([.C473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56856" calcext:value-type="float">
            <text:p>956856</text:p>
          </table:table-cell>
          <table:table-cell office:value-type="float" office:value="0.41114321784732" calcext:value-type="float">
            <text:p>0.4111432178</text:p>
          </table:table-cell>
          <table:table-cell office:value-type="float" office:value="1" calcext:value-type="float">
            <text:p>1</text:p>
          </table:table-cell>
          <table:table-cell office:value-type="float" office:value="956856" calcext:value-type="float">
            <text:p>956856</text:p>
          </table:table-cell>
          <table:table-cell office:value-type="float" office:value="0.41114321784732" calcext:value-type="float">
            <text:p>0.4111432178</text:p>
          </table:table-cell>
          <table:table-cell office:value-type="float" office:value="13398376" calcext:value-type="float">
            <text:p>13398376</text:p>
          </table:table-cell>
          <table:table-cell office:value-type="float" office:value="0.462877080562963" calcext:value-type="float">
            <text:p>0.4628770806</text:p>
          </table:table-cell>
          <table:table-cell office:value-type="float" office:value="6923085" calcext:value-type="float">
            <text:p>6923085</text:p>
          </table:table-cell>
          <table:table-cell office:value-type="float" office:value="0.489129327913089" calcext:value-type="float">
            <text:p>0.4891293279</text:p>
          </table:table-cell>
          <table:table-cell table:formula="of:=LOOKUP([.A474];[Users.$A$1:.$A$869];[Users.$B$1:.$B$869])" office:value-type="float" office:value="692" calcext:value-type="float">
            <text:p>692</text:p>
          </table:table-cell>
          <table:table-cell table:formula="of:=IF([.C474]=1;1;0)" office:value-type="float" office:value="1" calcext:value-type="float">
            <text:p>1</text:p>
          </table:table-cell>
          <table:table-cell table:formula="of:=IF([.C47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52824" calcext:value-type="float">
            <text:p>3352824</text:p>
          </table:table-cell>
          <table:table-cell office:value-type="float" office:value="0.495676005729783" calcext:value-type="float">
            <text:p>0.4956760057</text:p>
          </table:table-cell>
          <table:table-cell office:value-type="float" office:value="1" calcext:value-type="float">
            <text:p>1</text:p>
          </table:table-cell>
          <table:table-cell office:value-type="float" office:value="3352824" calcext:value-type="float">
            <text:p>3352824</text:p>
          </table:table-cell>
          <table:table-cell office:value-type="float" office:value="0.495676005729783" calcext:value-type="float">
            <text:p>0.4956760057</text:p>
          </table:table-cell>
          <table:table-cell office:value-type="float" office:value="731796" calcext:value-type="float">
            <text:p>731796</text:p>
          </table:table-cell>
          <table:table-cell office:value-type="float" office:value="0.529263622050337" calcext:value-type="float">
            <text:p>0.5292636221</text:p>
          </table:table-cell>
          <table:table-cell office:value-type="float" office:value="997909" calcext:value-type="float">
            <text:p>997909</text:p>
          </table:table-cell>
          <table:table-cell office:value-type="float" office:value="0.53213366047869" calcext:value-type="float">
            <text:p>0.5321336605</text:p>
          </table:table-cell>
          <table:table-cell table:formula="of:=LOOKUP([.A475];[Users.$A$1:.$A$869];[Users.$B$1:.$B$869])" office:value-type="float" office:value="693" calcext:value-type="float">
            <text:p>693</text:p>
          </table:table-cell>
          <table:table-cell table:formula="of:=IF([.C475]=1;1;0)" office:value-type="float" office:value="1" calcext:value-type="float">
            <text:p>1</text:p>
          </table:table-cell>
          <table:table-cell table:formula="of:=IF([.C47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023087" calcext:value-type="float">
            <text:p>13023087</text:p>
          </table:table-cell>
          <table:table-cell office:value-type="float" office:value="0.68279559255215" calcext:value-type="float">
            <text:p>0.6827955926</text:p>
          </table:table-cell>
          <table:table-cell office:value-type="float" office:value="0" calcext:value-type="float">
            <text:p>0</text:p>
          </table:table-cell>
          <table:table-cell office:value-type="float" office:value="9998384" calcext:value-type="float">
            <text:p>9998384</text:p>
          </table:table-cell>
          <table:table-cell office:value-type="float" office:value="0.429940719564703" calcext:value-type="float">
            <text:p>0.4299407196</text:p>
          </table:table-cell>
          <table:table-cell office:value-type="float" office:value="12171540" calcext:value-type="float">
            <text:p>12171540</text:p>
          </table:table-cell>
          <table:table-cell office:value-type="float" office:value="0.452594456878045" calcext:value-type="float">
            <text:p>0.4525944569</text:p>
          </table:table-cell>
          <table:table-cell office:value-type="float" office:value="15761348" calcext:value-type="float">
            <text:p>15761348</text:p>
          </table:table-cell>
          <table:table-cell office:value-type="float" office:value="0.464257250051848" calcext:value-type="float">
            <text:p>0.4642572501</text:p>
          </table:table-cell>
          <table:table-cell table:formula="of:=LOOKUP([.A476];[Users.$A$1:.$A$869];[Users.$B$1:.$B$869])" office:value-type="float" office:value="693" calcext:value-type="float">
            <text:p>693</text:p>
          </table:table-cell>
          <table:table-cell table:formula="of:=IF([.C476]=1;1;0)" office:value-type="float" office:value="0" calcext:value-type="float">
            <text:p>0</text:p>
          </table:table-cell>
          <table:table-cell table:formula="of:=IF([.C476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619094" calcext:value-type="float">
            <text:p>2619094</text:p>
          </table:table-cell>
          <table:table-cell office:value-type="float" office:value="0.497838182603525" calcext:value-type="float">
            <text:p>0.4978381826</text:p>
          </table:table-cell>
          <table:table-cell office:value-type="float" office:value="1" calcext:value-type="float">
            <text:p>1</text:p>
          </table:table-cell>
          <table:table-cell office:value-type="float" office:value="2619094" calcext:value-type="float">
            <text:p>2619094</text:p>
          </table:table-cell>
          <table:table-cell office:value-type="float" office:value="0.497838182603525" calcext:value-type="float">
            <text:p>0.4978381826</text:p>
          </table:table-cell>
          <table:table-cell office:value-type="float" office:value="1568787" calcext:value-type="float">
            <text:p>1568787</text:p>
          </table:table-cell>
          <table:table-cell office:value-type="float" office:value="0.511465498692464" calcext:value-type="float">
            <text:p>0.5114654987</text:p>
          </table:table-cell>
          <table:table-cell office:value-type="float" office:value="4879801" calcext:value-type="float">
            <text:p>4879801</text:p>
          </table:table-cell>
          <table:table-cell office:value-type="float" office:value="0.514763030823734" calcext:value-type="float">
            <text:p>0.5147630308</text:p>
          </table:table-cell>
          <table:table-cell table:formula="of:=LOOKUP([.A477];[Users.$A$1:.$A$869];[Users.$B$1:.$B$869])" office:value-type="float" office:value="693" calcext:value-type="float">
            <text:p>693</text:p>
          </table:table-cell>
          <table:table-cell table:formula="of:=IF([.C477]=1;1;0)" office:value-type="float" office:value="1" calcext:value-type="float">
            <text:p>1</text:p>
          </table:table-cell>
          <table:table-cell table:formula="of:=IF([.C47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3703" calcext:value-type="float">
            <text:p>123703</text:p>
          </table:table-cell>
          <table:table-cell office:value-type="float" office:value="0.512901872951295" calcext:value-type="float">
            <text:p>0.512901873</text:p>
          </table:table-cell>
          <table:table-cell office:value-type="float" office:value="1" calcext:value-type="float">
            <text:p>1</text:p>
          </table:table-cell>
          <table:table-cell office:value-type="float" office:value="123703" calcext:value-type="float">
            <text:p>123703</text:p>
          </table:table-cell>
          <table:table-cell office:value-type="float" office:value="0.512901872951295" calcext:value-type="float">
            <text:p>0.512901873</text:p>
          </table:table-cell>
          <table:table-cell office:value-type="float" office:value="481448" calcext:value-type="float">
            <text:p>481448</text:p>
          </table:table-cell>
          <table:table-cell office:value-type="float" office:value="0.520474333594577" calcext:value-type="float">
            <text:p>0.5204743336</text:p>
          </table:table-cell>
          <table:table-cell office:value-type="float" office:value="1949064" calcext:value-type="float">
            <text:p>1949064</text:p>
          </table:table-cell>
          <table:table-cell office:value-type="float" office:value="0.530146046677726" calcext:value-type="float">
            <text:p>0.5301460467</text:p>
          </table:table-cell>
          <table:table-cell table:formula="of:=LOOKUP([.A478];[Users.$A$1:.$A$869];[Users.$B$1:.$B$869])" office:value-type="float" office:value="694" calcext:value-type="float">
            <text:p>694</text:p>
          </table:table-cell>
          <table:table-cell table:formula="of:=IF([.C478]=1;1;0)" office:value-type="float" office:value="1" calcext:value-type="float">
            <text:p>1</text:p>
          </table:table-cell>
          <table:table-cell table:formula="of:=IF([.C47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9551" calcext:value-type="float">
            <text:p>239551</text:p>
          </table:table-cell>
          <table:table-cell office:value-type="float" office:value="0.610180539789838" calcext:value-type="float">
            <text:p>0.6101805398</text:p>
          </table:table-cell>
          <table:table-cell office:value-type="float" office:value="1" calcext:value-type="float">
            <text:p>1</text:p>
          </table:table-cell>
          <table:table-cell office:value-type="float" office:value="239551" calcext:value-type="float">
            <text:p>239551</text:p>
          </table:table-cell>
          <table:table-cell office:value-type="float" office:value="0.610180539789838" calcext:value-type="float">
            <text:p>0.6101805398</text:p>
          </table:table-cell>
          <table:table-cell office:value-type="float" office:value="2438944" calcext:value-type="float">
            <text:p>2438944</text:p>
          </table:table-cell>
          <table:table-cell office:value-type="float" office:value="0.613697476186261" calcext:value-type="float">
            <text:p>0.6136974762</text:p>
          </table:table-cell>
          <table:table-cell office:value-type="float" office:value="1382398" calcext:value-type="float">
            <text:p>1382398</text:p>
          </table:table-cell>
          <table:table-cell office:value-type="float" office:value="0.615013760416326" calcext:value-type="float">
            <text:p>0.6150137604</text:p>
          </table:table-cell>
          <table:table-cell table:formula="of:=LOOKUP([.A479];[Users.$A$1:.$A$869];[Users.$B$1:.$B$869])" office:value-type="float" office:value="694" calcext:value-type="float">
            <text:p>694</text:p>
          </table:table-cell>
          <table:table-cell table:formula="of:=IF([.C479]=1;1;0)" office:value-type="float" office:value="1" calcext:value-type="float">
            <text:p>1</text:p>
          </table:table-cell>
          <table:table-cell table:formula="of:=IF([.C47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50744" calcext:value-type="float">
            <text:p>3350744</text:p>
          </table:table-cell>
          <table:table-cell office:value-type="float" office:value="0.564184461914268" calcext:value-type="float">
            <text:p>0.5641844619</text:p>
          </table:table-cell>
          <table:table-cell office:value-type="float" office:value="0" calcext:value-type="float">
            <text:p>0</text:p>
          </table:table-cell>
          <table:table-cell office:value-type="float" office:value="11878958" calcext:value-type="float">
            <text:p>11878958</text:p>
          </table:table-cell>
          <table:table-cell office:value-type="float" office:value="0.349444445823304" calcext:value-type="float">
            <text:p>0.3494444458</text:p>
          </table:table-cell>
          <table:table-cell office:value-type="float" office:value="16702034" calcext:value-type="float">
            <text:p>16702034</text:p>
          </table:table-cell>
          <table:table-cell office:value-type="float" office:value="0.352621766880025" calcext:value-type="float">
            <text:p>0.3526217669</text:p>
          </table:table-cell>
          <table:table-cell office:value-type="float" office:value="18938713" calcext:value-type="float">
            <text:p>18938713</text:p>
          </table:table-cell>
          <table:table-cell office:value-type="float" office:value="0.352621766880025" calcext:value-type="float">
            <text:p>0.3526217669</text:p>
          </table:table-cell>
          <table:table-cell table:formula="of:=LOOKUP([.A480];[Users.$A$1:.$A$869];[Users.$B$1:.$B$869])" office:value-type="float" office:value="696" calcext:value-type="float">
            <text:p>696</text:p>
          </table:table-cell>
          <table:table-cell table:formula="of:=IF([.C480]=1;1;0)" office:value-type="float" office:value="0" calcext:value-type="float">
            <text:p>0</text:p>
          </table:table-cell>
          <table:table-cell table:formula="of:=IF([.C48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63056" calcext:value-type="float">
            <text:p>763056</text:p>
          </table:table-cell>
          <table:table-cell office:value-type="float" office:value="0.50945379799344" calcext:value-type="float">
            <text:p>0.509453798</text:p>
          </table:table-cell>
          <table:table-cell office:value-type="float" office:value="2" calcext:value-type="float">
            <text:p>2</text:p>
          </table:table-cell>
          <table:table-cell office:value-type="float" office:value="11712558" calcext:value-type="float">
            <text:p>11712558</text:p>
          </table:table-cell>
          <table:table-cell office:value-type="float" office:value="0.561828703016305" calcext:value-type="float">
            <text:p>0.561828703</text:p>
          </table:table-cell>
          <table:table-cell office:value-type="float" office:value="17421298" calcext:value-type="float">
            <text:p>17421298</text:p>
          </table:table-cell>
          <table:table-cell office:value-type="float" office:value="0.561828703016305" calcext:value-type="float">
            <text:p>0.561828703</text:p>
          </table:table-cell>
          <table:table-cell office:value-type="float" office:value="6093434" calcext:value-type="float">
            <text:p>6093434</text:p>
          </table:table-cell>
          <table:table-cell office:value-type="float" office:value="0.573083191517781" calcext:value-type="float">
            <text:p>0.5730831915</text:p>
          </table:table-cell>
          <table:table-cell table:formula="of:=LOOKUP([.A481];[Users.$A$1:.$A$869];[Users.$B$1:.$B$869])" office:value-type="float" office:value="697" calcext:value-type="float">
            <text:p>697</text:p>
          </table:table-cell>
          <table:table-cell table:formula="of:=IF([.C481]=1;1;0)" office:value-type="float" office:value="0" calcext:value-type="float">
            <text:p>0</text:p>
          </table:table-cell>
          <table:table-cell table:formula="of:=IF([.C48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21559" calcext:value-type="float">
            <text:p>2321559</text:p>
          </table:table-cell>
          <table:table-cell office:value-type="float" office:value="0.537542953568039" calcext:value-type="float">
            <text:p>0.5375429536</text:p>
          </table:table-cell>
          <table:table-cell office:value-type="float" office:value="1" calcext:value-type="float">
            <text:p>1</text:p>
          </table:table-cell>
          <table:table-cell office:value-type="float" office:value="2321559" calcext:value-type="float">
            <text:p>2321559</text:p>
          </table:table-cell>
          <table:table-cell office:value-type="float" office:value="0.537542953568039" calcext:value-type="float">
            <text:p>0.5375429536</text:p>
          </table:table-cell>
          <table:table-cell office:value-type="float" office:value="3401101" calcext:value-type="float">
            <text:p>3401101</text:p>
          </table:table-cell>
          <table:table-cell office:value-type="float" office:value="0.572852173957863" calcext:value-type="float">
            <text:p>0.572852174</text:p>
          </table:table-cell>
          <table:table-cell office:value-type="float" office:value="1927332" calcext:value-type="float">
            <text:p>1927332</text:p>
          </table:table-cell>
          <table:table-cell office:value-type="float" office:value="0.572865807918334" calcext:value-type="float">
            <text:p>0.5728658079</text:p>
          </table:table-cell>
          <table:table-cell table:formula="of:=LOOKUP([.A482];[Users.$A$1:.$A$869];[Users.$B$1:.$B$869])" office:value-type="float" office:value="698" calcext:value-type="float">
            <text:p>698</text:p>
          </table:table-cell>
          <table:table-cell table:formula="of:=IF([.C482]=1;1;0)" office:value-type="float" office:value="1" calcext:value-type="float">
            <text:p>1</text:p>
          </table:table-cell>
          <table:table-cell table:formula="of:=IF([.C48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45543" calcext:value-type="float">
            <text:p>2945543</text:p>
          </table:table-cell>
          <table:table-cell office:value-type="float" office:value="0.335133534687308" calcext:value-type="float">
            <text:p>0.3351335347</text:p>
          </table:table-cell>
          <table:table-cell office:value-type="float" office:value="1" calcext:value-type="float">
            <text:p>1</text:p>
          </table:table-cell>
          <table:table-cell office:value-type="float" office:value="2945543" calcext:value-type="float">
            <text:p>2945543</text:p>
          </table:table-cell>
          <table:table-cell office:value-type="float" office:value="0.335133534687308" calcext:value-type="float">
            <text:p>0.3351335347</text:p>
          </table:table-cell>
          <table:table-cell office:value-type="float" office:value="1894606" calcext:value-type="float">
            <text:p>1894606</text:p>
          </table:table-cell>
          <table:table-cell office:value-type="float" office:value="0.406792152077242" calcext:value-type="float">
            <text:p>0.4067921521</text:p>
          </table:table-cell>
          <table:table-cell office:value-type="float" office:value="2530951" calcext:value-type="float">
            <text:p>2530951</text:p>
          </table:table-cell>
          <table:table-cell office:value-type="float" office:value="0.414527687931776" calcext:value-type="float">
            <text:p>0.4145276879</text:p>
          </table:table-cell>
          <table:table-cell table:formula="of:=LOOKUP([.A483];[Users.$A$1:.$A$869];[Users.$B$1:.$B$869])" office:value-type="float" office:value="700" calcext:value-type="float">
            <text:p>700</text:p>
          </table:table-cell>
          <table:table-cell table:formula="of:=IF([.C483]=1;1;0)" office:value-type="float" office:value="1" calcext:value-type="float">
            <text:p>1</text:p>
          </table:table-cell>
          <table:table-cell table:formula="of:=IF([.C48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59927" calcext:value-type="float">
            <text:p>1059927</text:p>
          </table:table-cell>
          <table:table-cell office:value-type="float" office:value="0.359861760467631" calcext:value-type="float">
            <text:p>0.3598617605</text:p>
          </table:table-cell>
          <table:table-cell office:value-type="float" office:value="1" calcext:value-type="float">
            <text:p>1</text:p>
          </table:table-cell>
          <table:table-cell office:value-type="float" office:value="1059927" calcext:value-type="float">
            <text:p>1059927</text:p>
          </table:table-cell>
          <table:table-cell office:value-type="float" office:value="0.359861760467631" calcext:value-type="float">
            <text:p>0.3598617605</text:p>
          </table:table-cell>
          <table:table-cell office:value-type="float" office:value="1699461" calcext:value-type="float">
            <text:p>1699461</text:p>
          </table:table-cell>
          <table:table-cell office:value-type="float" office:value="0.490865914202229" calcext:value-type="float">
            <text:p>0.4908659142</text:p>
          </table:table-cell>
          <table:table-cell office:value-type="float" office:value="1315342" calcext:value-type="float">
            <text:p>1315342</text:p>
          </table:table-cell>
          <table:table-cell office:value-type="float" office:value="0.494783952480056" calcext:value-type="float">
            <text:p>0.4947839525</text:p>
          </table:table-cell>
          <table:table-cell table:formula="of:=LOOKUP([.A484];[Users.$A$1:.$A$869];[Users.$B$1:.$B$869])" office:value-type="float" office:value="701" calcext:value-type="float">
            <text:p>701</text:p>
          </table:table-cell>
          <table:table-cell table:formula="of:=IF([.C484]=1;1;0)" office:value-type="float" office:value="1" calcext:value-type="float">
            <text:p>1</text:p>
          </table:table-cell>
          <table:table-cell table:formula="of:=IF([.C48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01089" calcext:value-type="float">
            <text:p>2201089</text:p>
          </table:table-cell>
          <table:table-cell office:value-type="float" office:value="0.543772910374033" calcext:value-type="float">
            <text:p>0.5437729104</text:p>
          </table:table-cell>
          <table:table-cell office:value-type="float" office:value="1" calcext:value-type="float">
            <text:p>1</text:p>
          </table:table-cell>
          <table:table-cell office:value-type="float" office:value="2201089" calcext:value-type="float">
            <text:p>2201089</text:p>
          </table:table-cell>
          <table:table-cell office:value-type="float" office:value="0.543772910374033" calcext:value-type="float">
            <text:p>0.5437729104</text:p>
          </table:table-cell>
          <table:table-cell office:value-type="float" office:value="2795593" calcext:value-type="float">
            <text:p>2795593</text:p>
          </table:table-cell>
          <table:table-cell office:value-type="float" office:value="0.551834196666312" calcext:value-type="float">
            <text:p>0.5518341967</text:p>
          </table:table-cell>
          <table:table-cell office:value-type="float" office:value="5321527" calcext:value-type="float">
            <text:p>5321527</text:p>
          </table:table-cell>
          <table:table-cell office:value-type="float" office:value="0.556151135375075" calcext:value-type="float">
            <text:p>0.5561511354</text:p>
          </table:table-cell>
          <table:table-cell table:formula="of:=LOOKUP([.A485];[Users.$A$1:.$A$869];[Users.$B$1:.$B$869])" office:value-type="float" office:value="702" calcext:value-type="float">
            <text:p>702</text:p>
          </table:table-cell>
          <table:table-cell table:formula="of:=IF([.C485]=1;1;0)" office:value-type="float" office:value="1" calcext:value-type="float">
            <text:p>1</text:p>
          </table:table-cell>
          <table:table-cell table:formula="of:=IF([.C48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59305" calcext:value-type="float">
            <text:p>2959305</text:p>
          </table:table-cell>
          <table:table-cell office:value-type="float" office:value="0.327090198046344" calcext:value-type="float">
            <text:p>0.327090198</text:p>
          </table:table-cell>
          <table:table-cell office:value-type="float" office:value="1" calcext:value-type="float">
            <text:p>1</text:p>
          </table:table-cell>
          <table:table-cell office:value-type="float" office:value="2959305" calcext:value-type="float">
            <text:p>2959305</text:p>
          </table:table-cell>
          <table:table-cell office:value-type="float" office:value="0.327090198046344" calcext:value-type="float">
            <text:p>0.327090198</text:p>
          </table:table-cell>
          <table:table-cell office:value-type="float" office:value="7484116" calcext:value-type="float">
            <text:p>7484116</text:p>
          </table:table-cell>
          <table:table-cell office:value-type="float" office:value="0.417531918413811" calcext:value-type="float">
            <text:p>0.4175319184</text:p>
          </table:table-cell>
          <table:table-cell office:value-type="float" office:value="15376204" calcext:value-type="float">
            <text:p>15376204</text:p>
          </table:table-cell>
          <table:table-cell office:value-type="float" office:value="0.442132061287285" calcext:value-type="float">
            <text:p>0.4421320613</text:p>
          </table:table-cell>
          <table:table-cell table:formula="of:=LOOKUP([.A486];[Users.$A$1:.$A$869];[Users.$B$1:.$B$869])" office:value-type="float" office:value="702" calcext:value-type="float">
            <text:p>702</text:p>
          </table:table-cell>
          <table:table-cell table:formula="of:=IF([.C486]=1;1;0)" office:value-type="float" office:value="1" calcext:value-type="float">
            <text:p>1</text:p>
          </table:table-cell>
          <table:table-cell table:formula="of:=IF([.C48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450926" calcext:value-type="float">
            <text:p>8450926</text:p>
          </table:table-cell>
          <table:table-cell office:value-type="float" office:value="0.489215808404279" calcext:value-type="float">
            <text:p>0.4892158084</text:p>
          </table:table-cell>
          <table:table-cell office:value-type="float" office:value="1" calcext:value-type="float">
            <text:p>1</text:p>
          </table:table-cell>
          <table:table-cell office:value-type="float" office:value="8450926" calcext:value-type="float">
            <text:p>8450926</text:p>
          </table:table-cell>
          <table:table-cell office:value-type="float" office:value="0.489215808404279" calcext:value-type="float">
            <text:p>0.4892158084</text:p>
          </table:table-cell>
          <table:table-cell office:value-type="float" office:value="15158668" calcext:value-type="float">
            <text:p>15158668</text:p>
          </table:table-cell>
          <table:table-cell office:value-type="float" office:value="0.523309549097547" calcext:value-type="float">
            <text:p>0.5233095491</text:p>
          </table:table-cell>
          <table:table-cell office:value-type="float" office:value="16305266" calcext:value-type="float">
            <text:p>16305266</text:p>
          </table:table-cell>
          <table:table-cell office:value-type="float" office:value="0.523309549097548" calcext:value-type="float">
            <text:p>0.5233095491</text:p>
          </table:table-cell>
          <table:table-cell table:formula="of:=LOOKUP([.A487];[Users.$A$1:.$A$869];[Users.$B$1:.$B$869])" office:value-type="float" office:value="703" calcext:value-type="float">
            <text:p>703</text:p>
          </table:table-cell>
          <table:table-cell table:formula="of:=IF([.C487]=1;1;0)" office:value-type="float" office:value="1" calcext:value-type="float">
            <text:p>1</text:p>
          </table:table-cell>
          <table:table-cell table:formula="of:=IF([.C48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883157" calcext:value-type="float">
            <text:p>6883157</text:p>
          </table:table-cell>
          <table:table-cell office:value-type="float" office:value="0.567361386875765" calcext:value-type="float">
            <text:p>0.5673613869</text:p>
          </table:table-cell>
          <table:table-cell office:value-type="float" office:value="0" calcext:value-type="float">
            <text:p>0</text:p>
          </table:table-cell>
          <table:table-cell office:value-type="float" office:value="15419467" calcext:value-type="float">
            <text:p>15419467</text:p>
          </table:table-cell>
          <table:table-cell office:value-type="float" office:value="0.415989406711254" calcext:value-type="float">
            <text:p>0.4159894067</text:p>
          </table:table-cell>
          <table:table-cell office:value-type="float" office:value="18278292" calcext:value-type="float">
            <text:p>18278292</text:p>
          </table:table-cell>
          <table:table-cell office:value-type="float" office:value="0.422442768053138" calcext:value-type="float">
            <text:p>0.4224427681</text:p>
          </table:table-cell>
          <table:table-cell office:value-type="float" office:value="18386592" calcext:value-type="float">
            <text:p>18386592</text:p>
          </table:table-cell>
          <table:table-cell office:value-type="float" office:value="0.442782171830866" calcext:value-type="float">
            <text:p>0.4427821718</text:p>
          </table:table-cell>
          <table:table-cell table:formula="of:=LOOKUP([.A488];[Users.$A$1:.$A$869];[Users.$B$1:.$B$869])" office:value-type="float" office:value="704" calcext:value-type="float">
            <text:p>704</text:p>
          </table:table-cell>
          <table:table-cell table:formula="of:=IF([.C488]=1;1;0)" office:value-type="float" office:value="0" calcext:value-type="float">
            <text:p>0</text:p>
          </table:table-cell>
          <table:table-cell table:formula="of:=IF([.C48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203312" calcext:value-type="float">
            <text:p>13203312</text:p>
          </table:table-cell>
          <table:table-cell office:value-type="float" office:value="0.548564145612192" calcext:value-type="float">
            <text:p>0.5485641456</text:p>
          </table:table-cell>
          <table:table-cell office:value-type="float" office:value="0" calcext:value-type="float">
            <text:p>0</text:p>
          </table:table-cell>
          <table:table-cell office:value-type="float" office:value="6840773" calcext:value-type="float">
            <text:p>6840773</text:p>
          </table:table-cell>
          <table:table-cell office:value-type="float" office:value="0.482976834495862" calcext:value-type="float">
            <text:p>0.4829768345</text:p>
          </table:table-cell>
          <table:table-cell office:value-type="float" office:value="2613621" calcext:value-type="float">
            <text:p>2613621</text:p>
          </table:table-cell>
          <table:table-cell office:value-type="float" office:value="0.500697697601531" calcext:value-type="float">
            <text:p>0.5006976976</text:p>
          </table:table-cell>
          <table:table-cell office:value-type="float" office:value="16542694" calcext:value-type="float">
            <text:p>16542694</text:p>
          </table:table-cell>
          <table:table-cell office:value-type="float" office:value="0.503614078704048" calcext:value-type="float">
            <text:p>0.5036140787</text:p>
          </table:table-cell>
          <table:table-cell table:formula="of:=LOOKUP([.A489];[Users.$A$1:.$A$869];[Users.$B$1:.$B$869])" office:value-type="float" office:value="704" calcext:value-type="float">
            <text:p>704</text:p>
          </table:table-cell>
          <table:table-cell table:formula="of:=IF([.C489]=1;1;0)" office:value-type="float" office:value="0" calcext:value-type="float">
            <text:p>0</text:p>
          </table:table-cell>
          <table:table-cell table:formula="of:=IF([.C48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011" calcext:value-type="float">
            <text:p>30011</text:p>
          </table:table-cell>
          <table:table-cell office:value-type="float" office:value="0.414333649748231" calcext:value-type="float">
            <text:p>0.4143336497</text:p>
          </table:table-cell>
          <table:table-cell office:value-type="float" office:value="1" calcext:value-type="float">
            <text:p>1</text:p>
          </table:table-cell>
          <table:table-cell office:value-type="float" office:value="30011" calcext:value-type="float">
            <text:p>30011</text:p>
          </table:table-cell>
          <table:table-cell office:value-type="float" office:value="0.414333649748231" calcext:value-type="float">
            <text:p>0.4143336497</text:p>
          </table:table-cell>
          <table:table-cell office:value-type="float" office:value="6736872" calcext:value-type="float">
            <text:p>6736872</text:p>
          </table:table-cell>
          <table:table-cell office:value-type="float" office:value="0.524311512912326" calcext:value-type="float">
            <text:p>0.5243115129</text:p>
          </table:table-cell>
          <table:table-cell office:value-type="float" office:value="4954381" calcext:value-type="float">
            <text:p>4954381</text:p>
          </table:table-cell>
          <table:table-cell office:value-type="float" office:value="0.533131834462642" calcext:value-type="float">
            <text:p>0.5331318345</text:p>
          </table:table-cell>
          <table:table-cell table:formula="of:=LOOKUP([.A490];[Users.$A$1:.$A$869];[Users.$B$1:.$B$869])" office:value-type="float" office:value="705" calcext:value-type="float">
            <text:p>705</text:p>
          </table:table-cell>
          <table:table-cell table:formula="of:=IF([.C490]=1;1;0)" office:value-type="float" office:value="1" calcext:value-type="float">
            <text:p>1</text:p>
          </table:table-cell>
          <table:table-cell table:formula="of:=IF([.C49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056792" calcext:value-type="float">
            <text:p>3056792</text:p>
          </table:table-cell>
          <table:table-cell office:value-type="float" office:value="0.550572702956789" calcext:value-type="float">
            <text:p>0.550572703</text:p>
          </table:table-cell>
          <table:table-cell office:value-type="float" office:value="2" calcext:value-type="float">
            <text:p>2</text:p>
          </table:table-cell>
          <table:table-cell office:value-type="float" office:value="2145457" calcext:value-type="float">
            <text:p>2145457</text:p>
          </table:table-cell>
          <table:table-cell office:value-type="float" office:value="0.54392041763155" calcext:value-type="float">
            <text:p>0.5439204176</text:p>
          </table:table-cell>
          <table:table-cell office:value-type="float" office:value="3056792" calcext:value-type="float">
            <text:p>3056792</text:p>
          </table:table-cell>
          <table:table-cell office:value-type="float" office:value="0.550572702956789" calcext:value-type="float">
            <text:p>0.550572703</text:p>
          </table:table-cell>
          <table:table-cell office:value-type="float" office:value="3148942" calcext:value-type="float">
            <text:p>3148942</text:p>
          </table:table-cell>
          <table:table-cell office:value-type="float" office:value="0.556740156600413" calcext:value-type="float">
            <text:p>0.5567401566</text:p>
          </table:table-cell>
          <table:table-cell table:formula="of:=LOOKUP([.A491];[Users.$A$1:.$A$869];[Users.$B$1:.$B$869])" office:value-type="float" office:value="705" calcext:value-type="float">
            <text:p>705</text:p>
          </table:table-cell>
          <table:table-cell table:formula="of:=IF([.C491]=1;1;0)" office:value-type="float" office:value="0" calcext:value-type="float">
            <text:p>0</text:p>
          </table:table-cell>
          <table:table-cell table:formula="of:=IF([.C49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76282" calcext:value-type="float">
            <text:p>2476282</text:p>
          </table:table-cell>
          <table:table-cell office:value-type="float" office:value="0.428328554183349" calcext:value-type="float">
            <text:p>0.4283285542</text:p>
          </table:table-cell>
          <table:table-cell office:value-type="float" office:value="1" calcext:value-type="float">
            <text:p>1</text:p>
          </table:table-cell>
          <table:table-cell office:value-type="float" office:value="2476282" calcext:value-type="float">
            <text:p>2476282</text:p>
          </table:table-cell>
          <table:table-cell office:value-type="float" office:value="0.428328554183349" calcext:value-type="float">
            <text:p>0.4283285542</text:p>
          </table:table-cell>
          <table:table-cell office:value-type="float" office:value="8068580" calcext:value-type="float">
            <text:p>8068580</text:p>
          </table:table-cell>
          <table:table-cell office:value-type="float" office:value="0.498394259311623" calcext:value-type="float">
            <text:p>0.4983942593</text:p>
          </table:table-cell>
          <table:table-cell office:value-type="float" office:value="12952039" calcext:value-type="float">
            <text:p>12952039</text:p>
          </table:table-cell>
          <table:table-cell office:value-type="float" office:value="0.498394259311623" calcext:value-type="float">
            <text:p>0.4983942593</text:p>
          </table:table-cell>
          <table:table-cell table:formula="of:=LOOKUP([.A492];[Users.$A$1:.$A$869];[Users.$B$1:.$B$869])" office:value-type="float" office:value="707" calcext:value-type="float">
            <text:p>707</text:p>
          </table:table-cell>
          <table:table-cell table:formula="of:=IF([.C492]=1;1;0)" office:value-type="float" office:value="1" calcext:value-type="float">
            <text:p>1</text:p>
          </table:table-cell>
          <table:table-cell table:formula="of:=IF([.C49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56608" calcext:value-type="float">
            <text:p>2956608</text:p>
          </table:table-cell>
          <table:table-cell office:value-type="float" office:value="0.507970601041517" calcext:value-type="float">
            <text:p>0.507970601</text:p>
          </table:table-cell>
          <table:table-cell office:value-type="float" office:value="1" calcext:value-type="float">
            <text:p>1</text:p>
          </table:table-cell>
          <table:table-cell office:value-type="float" office:value="2956608" calcext:value-type="float">
            <text:p>2956608</text:p>
          </table:table-cell>
          <table:table-cell office:value-type="float" office:value="0.507970601041517" calcext:value-type="float">
            <text:p>0.507970601</text:p>
          </table:table-cell>
          <table:table-cell office:value-type="float" office:value="2432542" calcext:value-type="float">
            <text:p>2432542</text:p>
          </table:table-cell>
          <table:table-cell office:value-type="float" office:value="0.516690847417473" calcext:value-type="float">
            <text:p>0.5166908474</text:p>
          </table:table-cell>
          <table:table-cell office:value-type="float" office:value="10021407" calcext:value-type="float">
            <text:p>10021407</text:p>
          </table:table-cell>
          <table:table-cell office:value-type="float" office:value="0.517000413540522" calcext:value-type="float">
            <text:p>0.5170004135</text:p>
          </table:table-cell>
          <table:table-cell table:formula="of:=LOOKUP([.A493];[Users.$A$1:.$A$869];[Users.$B$1:.$B$869])" office:value-type="float" office:value="707" calcext:value-type="float">
            <text:p>707</text:p>
          </table:table-cell>
          <table:table-cell table:formula="of:=IF([.C493]=1;1;0)" office:value-type="float" office:value="1" calcext:value-type="float">
            <text:p>1</text:p>
          </table:table-cell>
          <table:table-cell table:formula="of:=IF([.C49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23641" calcext:value-type="float">
            <text:p>2323641</text:p>
          </table:table-cell>
          <table:table-cell office:value-type="float" office:value="0.513278390287221" calcext:value-type="float">
            <text:p>0.5132783903</text:p>
          </table:table-cell>
          <table:table-cell office:value-type="float" office:value="1" calcext:value-type="float">
            <text:p>1</text:p>
          </table:table-cell>
          <table:table-cell office:value-type="float" office:value="2323641" calcext:value-type="float">
            <text:p>2323641</text:p>
          </table:table-cell>
          <table:table-cell office:value-type="float" office:value="0.513278390287221" calcext:value-type="float">
            <text:p>0.5132783903</text:p>
          </table:table-cell>
          <table:table-cell office:value-type="float" office:value="15221426" calcext:value-type="float">
            <text:p>15221426</text:p>
          </table:table-cell>
          <table:table-cell office:value-type="float" office:value="0.514623891607932" calcext:value-type="float">
            <text:p>0.5146238916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519563610667187" calcext:value-type="float">
            <text:p>0.5195636107</text:p>
          </table:table-cell>
          <table:table-cell table:formula="of:=LOOKUP([.A494];[Users.$A$1:.$A$869];[Users.$B$1:.$B$869])" office:value-type="float" office:value="708" calcext:value-type="float">
            <text:p>708</text:p>
          </table:table-cell>
          <table:table-cell table:formula="of:=IF([.C494]=1;1;0)" office:value-type="float" office:value="1" calcext:value-type="float">
            <text:p>1</text:p>
          </table:table-cell>
          <table:table-cell table:formula="of:=IF([.C49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47192" calcext:value-type="float">
            <text:p>1847192</text:p>
          </table:table-cell>
          <table:table-cell office:value-type="float" office:value="0.583327399644024" calcext:value-type="float">
            <text:p>0.5833273996</text:p>
          </table:table-cell>
          <table:table-cell office:value-type="float" office:value="2" calcext:value-type="float">
            <text:p>2</text:p>
          </table:table-cell>
          <table:table-cell office:value-type="float" office:value="12556146" calcext:value-type="float">
            <text:p>12556146</text:p>
          </table:table-cell>
          <table:table-cell office:value-type="float" office:value="0.577700264187809" calcext:value-type="float">
            <text:p>0.5777002642</text:p>
          </table:table-cell>
          <table:table-cell office:value-type="float" office:value="1847192" calcext:value-type="float">
            <text:p>1847192</text:p>
          </table:table-cell>
          <table:table-cell office:value-type="float" office:value="0.583327399644024" calcext:value-type="float">
            <text:p>0.5833273996</text:p>
          </table:table-cell>
          <table:table-cell office:value-type="float" office:value="1760799" calcext:value-type="float">
            <text:p>1760799</text:p>
          </table:table-cell>
          <table:table-cell office:value-type="float" office:value="0.584537623497739" calcext:value-type="float">
            <text:p>0.5845376235</text:p>
          </table:table-cell>
          <table:table-cell table:formula="of:=LOOKUP([.A495];[Users.$A$1:.$A$869];[Users.$B$1:.$B$869])" office:value-type="float" office:value="708" calcext:value-type="float">
            <text:p>708</text:p>
          </table:table-cell>
          <table:table-cell table:formula="of:=IF([.C495]=1;1;0)" office:value-type="float" office:value="0" calcext:value-type="float">
            <text:p>0</text:p>
          </table:table-cell>
          <table:table-cell table:formula="of:=IF([.C49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03668" calcext:value-type="float">
            <text:p>4803668</text:p>
          </table:table-cell>
          <table:table-cell office:value-type="float" office:value="0.525045391675413" calcext:value-type="float">
            <text:p>0.5250453917</text:p>
          </table:table-cell>
          <table:table-cell office:value-type="float" office:value="1" calcext:value-type="float">
            <text:p>1</text:p>
          </table:table-cell>
          <table:table-cell office:value-type="float" office:value="4803668" calcext:value-type="float">
            <text:p>4803668</text:p>
          </table:table-cell>
          <table:table-cell office:value-type="float" office:value="0.525045391675413" calcext:value-type="float">
            <text:p>0.5250453917</text:p>
          </table:table-cell>
          <table:table-cell office:value-type="float" office:value="1700673" calcext:value-type="float">
            <text:p>1700673</text:p>
          </table:table-cell>
          <table:table-cell office:value-type="float" office:value="0.549764004481749" calcext:value-type="float">
            <text:p>0.5497640045</text:p>
          </table:table-cell>
          <table:table-cell office:value-type="float" office:value="4879801" calcext:value-type="float">
            <text:p>4879801</text:p>
          </table:table-cell>
          <table:table-cell office:value-type="float" office:value="0.552201727578535" calcext:value-type="float">
            <text:p>0.5522017276</text:p>
          </table:table-cell>
          <table:table-cell table:formula="of:=LOOKUP([.A496];[Users.$A$1:.$A$869];[Users.$B$1:.$B$869])" office:value-type="float" office:value="708" calcext:value-type="float">
            <text:p>708</text:p>
          </table:table-cell>
          <table:table-cell table:formula="of:=IF([.C496]=1;1;0)" office:value-type="float" office:value="1" calcext:value-type="float">
            <text:p>1</text:p>
          </table:table-cell>
          <table:table-cell table:formula="of:=IF([.C49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623147" calcext:value-type="float">
            <text:p>16623147</text:p>
          </table:table-cell>
          <table:table-cell office:value-type="float" office:value="0.261367808410282" calcext:value-type="float">
            <text:p>0.2613678084</text:p>
          </table:table-cell>
          <table:table-cell office:value-type="float" office:value="1" calcext:value-type="float">
            <text:p>1</text:p>
          </table:table-cell>
          <table:table-cell office:value-type="float" office:value="16623147" calcext:value-type="float">
            <text:p>16623147</text:p>
          </table:table-cell>
          <table:table-cell office:value-type="float" office:value="0.261367808410282" calcext:value-type="float">
            <text:p>0.2613678084</text:p>
          </table:table-cell>
          <table:table-cell office:value-type="float" office:value="8609938" calcext:value-type="float">
            <text:p>8609938</text:p>
          </table:table-cell>
          <table:table-cell office:value-type="float" office:value="0.294501358396543" calcext:value-type="float">
            <text:p>0.2945013584</text:p>
          </table:table-cell>
          <table:table-cell office:value-type="float" office:value="13263062" calcext:value-type="float">
            <text:p>13263062</text:p>
          </table:table-cell>
          <table:table-cell office:value-type="float" office:value="0.379504316085039" calcext:value-type="float">
            <text:p>0.3795043161</text:p>
          </table:table-cell>
          <table:table-cell table:formula="of:=LOOKUP([.A497];[Users.$A$1:.$A$869];[Users.$B$1:.$B$869])" office:value-type="float" office:value="708" calcext:value-type="float">
            <text:p>708</text:p>
          </table:table-cell>
          <table:table-cell table:formula="of:=IF([.C497]=1;1;0)" office:value-type="float" office:value="1" calcext:value-type="float">
            <text:p>1</text:p>
          </table:table-cell>
          <table:table-cell table:formula="of:=IF([.C49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50999" calcext:value-type="float">
            <text:p>1750999</text:p>
          </table:table-cell>
          <table:table-cell office:value-type="float" office:value="0.560792076784713" calcext:value-type="float">
            <text:p>0.5607920768</text:p>
          </table:table-cell>
          <table:table-cell office:value-type="float" office:value="1" calcext:value-type="float">
            <text:p>1</text:p>
          </table:table-cell>
          <table:table-cell office:value-type="float" office:value="1750999" calcext:value-type="float">
            <text:p>1750999</text:p>
          </table:table-cell>
          <table:table-cell office:value-type="float" office:value="0.560792076784713" calcext:value-type="float">
            <text:p>0.5607920768</text:p>
          </table:table-cell>
          <table:table-cell office:value-type="float" office:value="4904233" calcext:value-type="float">
            <text:p>4904233</text:p>
          </table:table-cell>
          <table:table-cell office:value-type="float" office:value="0.596905225141725" calcext:value-type="float">
            <text:p>0.5969052251</text:p>
          </table:table-cell>
          <table:table-cell office:value-type="float" office:value="1568787" calcext:value-type="float">
            <text:p>1568787</text:p>
          </table:table-cell>
          <table:table-cell office:value-type="float" office:value="0.598291100170151" calcext:value-type="float">
            <text:p>0.5982911002</text:p>
          </table:table-cell>
          <table:table-cell table:formula="of:=LOOKUP([.A498];[Users.$A$1:.$A$869];[Users.$B$1:.$B$869])" office:value-type="float" office:value="708" calcext:value-type="float">
            <text:p>708</text:p>
          </table:table-cell>
          <table:table-cell table:formula="of:=IF([.C498]=1;1;0)" office:value-type="float" office:value="1" calcext:value-type="float">
            <text:p>1</text:p>
          </table:table-cell>
          <table:table-cell table:formula="of:=IF([.C49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07807" calcext:value-type="float">
            <text:p>3207807</text:p>
          </table:table-cell>
          <table:table-cell office:value-type="float" office:value="0.457840868312344" calcext:value-type="float">
            <text:p>0.4578408683</text:p>
          </table:table-cell>
          <table:table-cell office:value-type="float" office:value="1" calcext:value-type="float">
            <text:p>1</text:p>
          </table:table-cell>
          <table:table-cell office:value-type="float" office:value="3207807" calcext:value-type="float">
            <text:p>3207807</text:p>
          </table:table-cell>
          <table:table-cell office:value-type="float" office:value="0.457840868312344" calcext:value-type="float">
            <text:p>0.4578408683</text:p>
          </table:table-cell>
          <table:table-cell office:value-type="float" office:value="4839878" calcext:value-type="float">
            <text:p>4839878</text:p>
          </table:table-cell>
          <table:table-cell office:value-type="float" office:value="0.480897723204347" calcext:value-type="float">
            <text:p>0.4808977232</text:p>
          </table:table-cell>
          <table:table-cell office:value-type="float" office:value="2530951" calcext:value-type="float">
            <text:p>2530951</text:p>
          </table:table-cell>
          <table:table-cell office:value-type="float" office:value="0.487468086594546" calcext:value-type="float">
            <text:p>0.4874680866</text:p>
          </table:table-cell>
          <table:table-cell table:formula="of:=LOOKUP([.A499];[Users.$A$1:.$A$869];[Users.$B$1:.$B$869])" office:value-type="float" office:value="709" calcext:value-type="float">
            <text:p>709</text:p>
          </table:table-cell>
          <table:table-cell table:formula="of:=IF([.C499]=1;1;0)" office:value-type="float" office:value="1" calcext:value-type="float">
            <text:p>1</text:p>
          </table:table-cell>
          <table:table-cell table:formula="of:=IF([.C49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12899" calcext:value-type="float">
            <text:p>1012899</text:p>
          </table:table-cell>
          <table:table-cell office:value-type="float" office:value="0.552283030144636" calcext:value-type="float">
            <text:p>0.5522830301</text:p>
          </table:table-cell>
          <table:table-cell office:value-type="float" office:value="0" calcext:value-type="float">
            <text:p>0</text:p>
          </table:table-cell>
          <table:table-cell office:value-type="float" office:value="2672130" calcext:value-type="float">
            <text:p>2672130</text:p>
          </table:table-cell>
          <table:table-cell office:value-type="float" office:value="0.518425208771856" calcext:value-type="float">
            <text:p>0.5184252088</text:p>
          </table:table-cell>
          <table:table-cell office:value-type="float" office:value="17081903" calcext:value-type="float">
            <text:p>17081903</text:p>
          </table:table-cell>
          <table:table-cell office:value-type="float" office:value="0.520299035816602" calcext:value-type="float">
            <text:p>0.5202990358</text:p>
          </table:table-cell>
          <table:table-cell office:value-type="float" office:value="2737132" calcext:value-type="float">
            <text:p>2737132</text:p>
          </table:table-cell>
          <table:table-cell office:value-type="float" office:value="0.521230763380585" calcext:value-type="float">
            <text:p>0.5212307634</text:p>
          </table:table-cell>
          <table:table-cell table:formula="of:=LOOKUP([.A500];[Users.$A$1:.$A$869];[Users.$B$1:.$B$869])" office:value-type="float" office:value="712" calcext:value-type="float">
            <text:p>712</text:p>
          </table:table-cell>
          <table:table-cell table:formula="of:=IF([.C500]=1;1;0)" office:value-type="float" office:value="0" calcext:value-type="float">
            <text:p>0</text:p>
          </table:table-cell>
          <table:table-cell table:formula="of:=IF([.C50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94380" calcext:value-type="float">
            <text:p>1094380</text:p>
          </table:table-cell>
          <table:table-cell office:value-type="float" office:value="0.519918969389284" calcext:value-type="float">
            <text:p>0.5199189694</text:p>
          </table:table-cell>
          <table:table-cell office:value-type="float" office:value="0" calcext:value-type="float">
            <text:p>0</text:p>
          </table:table-cell>
          <table:table-cell office:value-type="float" office:value="974621" calcext:value-type="float">
            <text:p>974621</text:p>
          </table:table-cell>
          <table:table-cell office:value-type="float" office:value="0.498262809078716" calcext:value-type="float">
            <text:p>0.4982628091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502100494975833" calcext:value-type="float">
            <text:p>0.502100495</text:p>
          </table:table-cell>
          <table:table-cell office:value-type="float" office:value="2289762" calcext:value-type="float">
            <text:p>2289762</text:p>
          </table:table-cell>
          <table:table-cell office:value-type="float" office:value="0.504796631965461" calcext:value-type="float">
            <text:p>0.504796632</text:p>
          </table:table-cell>
          <table:table-cell table:formula="of:=LOOKUP([.A501];[Users.$A$1:.$A$869];[Users.$B$1:.$B$869])" office:value-type="float" office:value="712" calcext:value-type="float">
            <text:p>712</text:p>
          </table:table-cell>
          <table:table-cell table:formula="of:=IF([.C501]=1;1;0)" office:value-type="float" office:value="0" calcext:value-type="float">
            <text:p>0</text:p>
          </table:table-cell>
          <table:table-cell table:formula="of:=IF([.C50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51768" calcext:value-type="float">
            <text:p>3051768</text:p>
          </table:table-cell>
          <table:table-cell office:value-type="float" office:value="0.583517094927921" calcext:value-type="float">
            <text:p>0.5835170949</text:p>
          </table:table-cell>
          <table:table-cell office:value-type="float" office:value="0" calcext:value-type="float">
            <text:p>0</text:p>
          </table:table-cell>
          <table:table-cell office:value-type="float" office:value="930251" calcext:value-type="float">
            <text:p>930251</text:p>
          </table:table-cell>
          <table:table-cell office:value-type="float" office:value="0.511446431187227" calcext:value-type="float">
            <text:p>0.5114464312</text:p>
          </table:table-cell>
          <table:table-cell office:value-type="float" office:value="5559730" calcext:value-type="float">
            <text:p>5559730</text:p>
          </table:table-cell>
          <table:table-cell office:value-type="float" office:value="0.520951715626758" calcext:value-type="float">
            <text:p>0.5209517156</text:p>
          </table:table-cell>
          <table:table-cell office:value-type="float" office:value="2922536" calcext:value-type="float">
            <text:p>2922536</text:p>
          </table:table-cell>
          <table:table-cell office:value-type="float" office:value="0.523858130883257" calcext:value-type="float">
            <text:p>0.5238581309</text:p>
          </table:table-cell>
          <table:table-cell table:formula="of:=LOOKUP([.A502];[Users.$A$1:.$A$869];[Users.$B$1:.$B$869])" office:value-type="float" office:value="713" calcext:value-type="float">
            <text:p>713</text:p>
          </table:table-cell>
          <table:table-cell table:formula="of:=IF([.C502]=1;1;0)" office:value-type="float" office:value="0" calcext:value-type="float">
            <text:p>0</text:p>
          </table:table-cell>
          <table:table-cell table:formula="of:=IF([.C50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15945" calcext:value-type="float">
            <text:p>5415945</text:p>
          </table:table-cell>
          <table:table-cell office:value-type="float" office:value="0.584539346338983" calcext:value-type="float">
            <text:p>0.5845393463</text:p>
          </table:table-cell>
          <table:table-cell office:value-type="float" office:value="0" calcext:value-type="float">
            <text:p>0</text:p>
          </table:table-cell>
          <table:table-cell office:value-type="float" office:value="12476582" calcext:value-type="float">
            <text:p>12476582</text:p>
          </table:table-cell>
          <table:table-cell office:value-type="float" office:value="0.476233073928454" calcext:value-type="float">
            <text:p>0.4762330739</text:p>
          </table:table-cell>
          <table:table-cell office:value-type="float" office:value="7448034" calcext:value-type="float">
            <text:p>7448034</text:p>
          </table:table-cell>
          <table:table-cell office:value-type="float" office:value="0.49357293958764" calcext:value-type="float">
            <text:p>0.4935729396</text:p>
          </table:table-cell>
          <table:table-cell office:value-type="float" office:value="7360865" calcext:value-type="float">
            <text:p>7360865</text:p>
          </table:table-cell>
          <table:table-cell office:value-type="float" office:value="0.49561276673593" calcext:value-type="float">
            <text:p>0.4956127667</text:p>
          </table:table-cell>
          <table:table-cell table:formula="of:=LOOKUP([.A503];[Users.$A$1:.$A$869];[Users.$B$1:.$B$869])" office:value-type="float" office:value="714" calcext:value-type="float">
            <text:p>714</text:p>
          </table:table-cell>
          <table:table-cell table:formula="of:=IF([.C503]=1;1;0)" office:value-type="float" office:value="0" calcext:value-type="float">
            <text:p>0</text:p>
          </table:table-cell>
          <table:table-cell table:formula="of:=IF([.C503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26120" calcext:value-type="float">
            <text:p>5126120</text:p>
          </table:table-cell>
          <table:table-cell office:value-type="float" office:value="0.526852030940471" calcext:value-type="float">
            <text:p>0.5268520309</text:p>
          </table:table-cell>
          <table:table-cell office:value-type="float" office:value="1" calcext:value-type="float">
            <text:p>1</text:p>
          </table:table-cell>
          <table:table-cell office:value-type="float" office:value="5126120" calcext:value-type="float">
            <text:p>5126120</text:p>
          </table:table-cell>
          <table:table-cell office:value-type="float" office:value="0.526852030940471" calcext:value-type="float">
            <text:p>0.5268520309</text:p>
          </table:table-cell>
          <table:table-cell office:value-type="float" office:value="1471463" calcext:value-type="float">
            <text:p>1471463</text:p>
          </table:table-cell>
          <table:table-cell office:value-type="float" office:value="0.567106684387177" calcext:value-type="float">
            <text:p>0.5671066844</text:p>
          </table:table-cell>
          <table:table-cell office:value-type="float" office:value="1659952" calcext:value-type="float">
            <text:p>1659952</text:p>
          </table:table-cell>
          <table:table-cell office:value-type="float" office:value="0.596101966746201" calcext:value-type="float">
            <text:p>0.5961019667</text:p>
          </table:table-cell>
          <table:table-cell table:formula="of:=LOOKUP([.A504];[Users.$A$1:.$A$869];[Users.$B$1:.$B$869])" office:value-type="float" office:value="714" calcext:value-type="float">
            <text:p>714</text:p>
          </table:table-cell>
          <table:table-cell table:formula="of:=IF([.C504]=1;1;0)" office:value-type="float" office:value="1" calcext:value-type="float">
            <text:p>1</text:p>
          </table:table-cell>
          <table:table-cell table:formula="of:=IF([.C50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621375" calcext:value-type="float">
            <text:p>3621375</text:p>
          </table:table-cell>
          <table:table-cell office:value-type="float" office:value="0.520683351742153" calcext:value-type="float">
            <text:p>0.5206833517</text:p>
          </table:table-cell>
          <table:table-cell office:value-type="float" office:value="0" calcext:value-type="float">
            <text:p>0</text:p>
          </table:table-cell>
          <table:table-cell office:value-type="float" office:value="14439414" calcext:value-type="float">
            <text:p>14439414</text:p>
          </table:table-cell>
          <table:table-cell office:value-type="float" office:value="0.506047987149869" calcext:value-type="float">
            <text:p>0.5060479871</text:p>
          </table:table-cell>
          <table:table-cell office:value-type="float" office:value="18356291" calcext:value-type="float">
            <text:p>18356291</text:p>
          </table:table-cell>
          <table:table-cell office:value-type="float" office:value="0.512414130504913" calcext:value-type="float">
            <text:p>0.5124141305</text:p>
          </table:table-cell>
          <table:table-cell office:value-type="float" office:value="11203194" calcext:value-type="float">
            <text:p>11203194</text:p>
          </table:table-cell>
          <table:table-cell office:value-type="float" office:value="0.513658492303325" calcext:value-type="float">
            <text:p>0.5136584923</text:p>
          </table:table-cell>
          <table:table-cell table:formula="of:=LOOKUP([.A505];[Users.$A$1:.$A$869];[Users.$B$1:.$B$869])" office:value-type="float" office:value="714" calcext:value-type="float">
            <text:p>714</text:p>
          </table:table-cell>
          <table:table-cell table:formula="of:=IF([.C505]=1;1;0)" office:value-type="float" office:value="0" calcext:value-type="float">
            <text:p>0</text:p>
          </table:table-cell>
          <table:table-cell table:formula="of:=IF([.C505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59280" calcext:value-type="float">
            <text:p>1259280</text:p>
          </table:table-cell>
          <table:table-cell office:value-type="float" office:value="0.552724478232373" calcext:value-type="float">
            <text:p>0.5527244782</text:p>
          </table:table-cell>
          <table:table-cell office:value-type="float" office:value="3" calcext:value-type="float">
            <text:p>3</text:p>
          </table:table-cell>
          <table:table-cell office:value-type="float" office:value="17376406" calcext:value-type="float">
            <text:p>17376406</text:p>
          </table:table-cell>
          <table:table-cell office:value-type="float" office:value="0.522223011863859" calcext:value-type="float">
            <text:p>0.5222230119</text:p>
          </table:table-cell>
          <table:table-cell office:value-type="float" office:value="18687670" calcext:value-type="float">
            <text:p>18687670</text:p>
          </table:table-cell>
          <table:table-cell office:value-type="float" office:value="0.544508314324503" calcext:value-type="float">
            <text:p>0.5445083143</text:p>
          </table:table-cell>
          <table:table-cell office:value-type="float" office:value="1259280" calcext:value-type="float">
            <text:p>1259280</text:p>
          </table:table-cell>
          <table:table-cell office:value-type="float" office:value="0.552724478232373" calcext:value-type="float">
            <text:p>0.5527244782</text:p>
          </table:table-cell>
          <table:table-cell table:formula="of:=LOOKUP([.A506];[Users.$A$1:.$A$869];[Users.$B$1:.$B$869])" office:value-type="float" office:value="715" calcext:value-type="float">
            <text:p>715</text:p>
          </table:table-cell>
          <table:table-cell table:formula="of:=IF([.C506]=1;1;0)" office:value-type="float" office:value="0" calcext:value-type="float">
            <text:p>0</text:p>
          </table:table-cell>
          <table:table-cell table:formula="of:=IF([.C50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41252" calcext:value-type="float">
            <text:p>2941252</text:p>
          </table:table-cell>
          <table:table-cell office:value-type="float" office:value="0.336482688410489" calcext:value-type="float">
            <text:p>0.3364826884</text:p>
          </table:table-cell>
          <table:table-cell office:value-type="float" office:value="1" calcext:value-type="float">
            <text:p>1</text:p>
          </table:table-cell>
          <table:table-cell office:value-type="float" office:value="2941252" calcext:value-type="float">
            <text:p>2941252</text:p>
          </table:table-cell>
          <table:table-cell office:value-type="float" office:value="0.336482688410489" calcext:value-type="float">
            <text:p>0.3364826884</text:p>
          </table:table-cell>
          <table:table-cell office:value-type="float" office:value="4054662" calcext:value-type="float">
            <text:p>4054662</text:p>
          </table:table-cell>
          <table:table-cell office:value-type="float" office:value="0.512907792635391" calcext:value-type="float">
            <text:p>0.5129077926</text:p>
          </table:table-cell>
          <table:table-cell office:value-type="float" office:value="12528387" calcext:value-type="float">
            <text:p>12528387</text:p>
          </table:table-cell>
          <table:table-cell office:value-type="float" office:value="0.529263996918327" calcext:value-type="float">
            <text:p>0.5292639969</text:p>
          </table:table-cell>
          <table:table-cell table:formula="of:=LOOKUP([.A507];[Users.$A$1:.$A$869];[Users.$B$1:.$B$869])" office:value-type="float" office:value="715" calcext:value-type="float">
            <text:p>715</text:p>
          </table:table-cell>
          <table:table-cell table:formula="of:=IF([.C507]=1;1;0)" office:value-type="float" office:value="1" calcext:value-type="float">
            <text:p>1</text:p>
          </table:table-cell>
          <table:table-cell table:formula="of:=IF([.C50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08328" calcext:value-type="float">
            <text:p>2808328</text:p>
          </table:table-cell>
          <table:table-cell office:value-type="float" office:value="0.597258531565847" calcext:value-type="float">
            <text:p>0.5972585316</text:p>
          </table:table-cell>
          <table:table-cell office:value-type="float" office:value="0" calcext:value-type="float">
            <text:p>0</text:p>
          </table:table-cell>
          <table:table-cell office:value-type="float" office:value="12689326" calcext:value-type="float">
            <text:p>12689326</text:p>
          </table:table-cell>
          <table:table-cell office:value-type="float" office:value="0.503428428662733" calcext:value-type="float">
            <text:p>0.5034284287</text:p>
          </table:table-cell>
          <table:table-cell office:value-type="float" office:value="10668125" calcext:value-type="float">
            <text:p>10668125</text:p>
          </table:table-cell>
          <table:table-cell office:value-type="float" office:value="0.514954406950255" calcext:value-type="float">
            <text:p>0.514954407</text:p>
          </table:table-cell>
          <table:table-cell office:value-type="float" office:value="14598311" calcext:value-type="float">
            <text:p>14598311</text:p>
          </table:table-cell>
          <table:table-cell office:value-type="float" office:value="0.522685082756269" calcext:value-type="float">
            <text:p>0.5226850828</text:p>
          </table:table-cell>
          <table:table-cell table:formula="of:=LOOKUP([.A508];[Users.$A$1:.$A$869];[Users.$B$1:.$B$869])" office:value-type="float" office:value="715" calcext:value-type="float">
            <text:p>715</text:p>
          </table:table-cell>
          <table:table-cell table:formula="of:=IF([.C508]=1;1;0)" office:value-type="float" office:value="0" calcext:value-type="float">
            <text:p>0</text:p>
          </table:table-cell>
          <table:table-cell table:formula="of:=IF([.C50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704506" calcext:value-type="float">
            <text:p>7704506</text:p>
          </table:table-cell>
          <table:table-cell office:value-type="float" office:value="0.567123247474319" calcext:value-type="float">
            <text:p>0.5671232475</text:p>
          </table:table-cell>
          <table:table-cell office:value-type="float" office:value="0" calcext:value-type="float">
            <text:p>0</text:p>
          </table:table-cell>
          <table:table-cell office:value-type="float" office:value="5763088" calcext:value-type="float">
            <text:p>5763088</text:p>
          </table:table-cell>
          <table:table-cell office:value-type="float" office:value="0.493325710896019" calcext:value-type="float">
            <text:p>0.4933257109</text:p>
          </table:table-cell>
          <table:table-cell office:value-type="float" office:value="5391022" calcext:value-type="float">
            <text:p>5391022</text:p>
          </table:table-cell>
          <table:table-cell office:value-type="float" office:value="0.503217936672327" calcext:value-type="float">
            <text:p>0.5032179367</text:p>
          </table:table-cell>
          <table:table-cell office:value-type="float" office:value="4437688" calcext:value-type="float">
            <text:p>4437688</text:p>
          </table:table-cell>
          <table:table-cell office:value-type="float" office:value="0.505300610483919" calcext:value-type="float">
            <text:p>0.5053006105</text:p>
          </table:table-cell>
          <table:table-cell table:formula="of:=LOOKUP([.A509];[Users.$A$1:.$A$869];[Users.$B$1:.$B$869])" office:value-type="float" office:value="716" calcext:value-type="float">
            <text:p>716</text:p>
          </table:table-cell>
          <table:table-cell table:formula="of:=IF([.C509]=1;1;0)" office:value-type="float" office:value="0" calcext:value-type="float">
            <text:p>0</text:p>
          </table:table-cell>
          <table:table-cell table:formula="of:=IF([.C50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18348" calcext:value-type="float">
            <text:p>2118348</text:p>
          </table:table-cell>
          <table:table-cell office:value-type="float" office:value="0.487071335732158" calcext:value-type="float">
            <text:p>0.4870713357</text:p>
          </table:table-cell>
          <table:table-cell office:value-type="float" office:value="1" calcext:value-type="float">
            <text:p>1</text:p>
          </table:table-cell>
          <table:table-cell office:value-type="float" office:value="2118348" calcext:value-type="float">
            <text:p>2118348</text:p>
          </table:table-cell>
          <table:table-cell office:value-type="float" office:value="0.487071335732158" calcext:value-type="float">
            <text:p>0.4870713357</text:p>
          </table:table-cell>
          <table:table-cell office:value-type="float" office:value="1687531" calcext:value-type="float">
            <text:p>1687531</text:p>
          </table:table-cell>
          <table:table-cell office:value-type="float" office:value="0.506919436041033" calcext:value-type="float">
            <text:p>0.506919436</text:p>
          </table:table-cell>
          <table:table-cell office:value-type="float" office:value="4590220" calcext:value-type="float">
            <text:p>4590220</text:p>
          </table:table-cell>
          <table:table-cell office:value-type="float" office:value="0.518637533661408" calcext:value-type="float">
            <text:p>0.5186375337</text:p>
          </table:table-cell>
          <table:table-cell table:formula="of:=LOOKUP([.A510];[Users.$A$1:.$A$869];[Users.$B$1:.$B$869])" office:value-type="float" office:value="717" calcext:value-type="float">
            <text:p>717</text:p>
          </table:table-cell>
          <table:table-cell table:formula="of:=IF([.C510]=1;1;0)" office:value-type="float" office:value="1" calcext:value-type="float">
            <text:p>1</text:p>
          </table:table-cell>
          <table:table-cell table:formula="of:=IF([.C51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266214" calcext:value-type="float">
            <text:p>7266214</text:p>
          </table:table-cell>
          <table:table-cell office:value-type="float" office:value="0.53602357784261" calcext:value-type="float">
            <text:p>0.5360235778</text:p>
          </table:table-cell>
          <table:table-cell office:value-type="float" office:value="1" calcext:value-type="float">
            <text:p>1</text:p>
          </table:table-cell>
          <table:table-cell office:value-type="float" office:value="7266214" calcext:value-type="float">
            <text:p>7266214</text:p>
          </table:table-cell>
          <table:table-cell office:value-type="float" office:value="0.53602357784261" calcext:value-type="float">
            <text:p>0.5360235778</text:p>
          </table:table-cell>
          <table:table-cell office:value-type="float" office:value="5300369" calcext:value-type="float">
            <text:p>5300369</text:p>
          </table:table-cell>
          <table:table-cell office:value-type="float" office:value="0.593068352452962" calcext:value-type="float">
            <text:p>0.5930683525</text:p>
          </table:table-cell>
          <table:table-cell office:value-type="float" office:value="9005938" calcext:value-type="float">
            <text:p>9005938</text:p>
          </table:table-cell>
          <table:table-cell office:value-type="float" office:value="0.598245862892887" calcext:value-type="float">
            <text:p>0.5982458629</text:p>
          </table:table-cell>
          <table:table-cell table:formula="of:=LOOKUP([.A511];[Users.$A$1:.$A$869];[Users.$B$1:.$B$869])" office:value-type="float" office:value="717" calcext:value-type="float">
            <text:p>717</text:p>
          </table:table-cell>
          <table:table-cell table:formula="of:=IF([.C511]=1;1;0)" office:value-type="float" office:value="1" calcext:value-type="float">
            <text:p>1</text:p>
          </table:table-cell>
          <table:table-cell table:formula="of:=IF([.C51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0313" calcext:value-type="float">
            <text:p>280313</text:p>
          </table:table-cell>
          <table:table-cell office:value-type="float" office:value="0.600464276695071" calcext:value-type="float">
            <text:p>0.6004642767</text:p>
          </table:table-cell>
          <table:table-cell office:value-type="float" office:value="2" calcext:value-type="float">
            <text:p>2</text:p>
          </table:table-cell>
          <table:table-cell office:value-type="float" office:value="2555916" calcext:value-type="float">
            <text:p>2555916</text:p>
          </table:table-cell>
          <table:table-cell office:value-type="float" office:value="0.597869713203789" calcext:value-type="float">
            <text:p>0.5978697132</text:p>
          </table:table-cell>
          <table:table-cell office:value-type="float" office:value="280313" calcext:value-type="float">
            <text:p>280313</text:p>
          </table:table-cell>
          <table:table-cell office:value-type="float" office:value="0.600464276695071" calcext:value-type="float">
            <text:p>0.6004642767</text:p>
          </table:table-cell>
          <table:table-cell office:value-type="float" office:value="14053144" calcext:value-type="float">
            <text:p>14053144</text:p>
          </table:table-cell>
          <table:table-cell office:value-type="float" office:value="0.605577014586082" calcext:value-type="float">
            <text:p>0.6055770146</text:p>
          </table:table-cell>
          <table:table-cell table:formula="of:=LOOKUP([.A512];[Users.$A$1:.$A$869];[Users.$B$1:.$B$869])" office:value-type="float" office:value="717" calcext:value-type="float">
            <text:p>717</text:p>
          </table:table-cell>
          <table:table-cell table:formula="of:=IF([.C512]=1;1;0)" office:value-type="float" office:value="0" calcext:value-type="float">
            <text:p>0</text:p>
          </table:table-cell>
          <table:table-cell table:formula="of:=IF([.C51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057367" calcext:value-type="float">
            <text:p>3057367</text:p>
          </table:table-cell>
          <table:table-cell office:value-type="float" office:value="0.513586437825268" calcext:value-type="float">
            <text:p>0.5135864378</text:p>
          </table:table-cell>
          <table:table-cell office:value-type="float" office:value="1" calcext:value-type="float">
            <text:p>1</text:p>
          </table:table-cell>
          <table:table-cell office:value-type="float" office:value="3057367" calcext:value-type="float">
            <text:p>3057367</text:p>
          </table:table-cell>
          <table:table-cell office:value-type="float" office:value="0.513586437825268" calcext:value-type="float">
            <text:p>0.5135864378</text:p>
          </table:table-cell>
          <table:table-cell office:value-type="float" office:value="723190" calcext:value-type="float">
            <text:p>723190</text:p>
          </table:table-cell>
          <table:table-cell office:value-type="float" office:value="0.56486063067086" calcext:value-type="float">
            <text:p>0.5648606307</text:p>
          </table:table-cell>
          <table:table-cell office:value-type="float" office:value="2091468" calcext:value-type="float">
            <text:p>2091468</text:p>
          </table:table-cell>
          <table:table-cell office:value-type="float" office:value="0.570619533433216" calcext:value-type="float">
            <text:p>0.5706195334</text:p>
          </table:table-cell>
          <table:table-cell table:formula="of:=LOOKUP([.A513];[Users.$A$1:.$A$869];[Users.$B$1:.$B$869])" office:value-type="float" office:value="720" calcext:value-type="float">
            <text:p>720</text:p>
          </table:table-cell>
          <table:table-cell table:formula="of:=IF([.C513]=1;1;0)" office:value-type="float" office:value="1" calcext:value-type="float">
            <text:p>1</text:p>
          </table:table-cell>
          <table:table-cell table:formula="of:=IF([.C51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35385" calcext:value-type="float">
            <text:p>2235385</text:p>
          </table:table-cell>
          <table:table-cell office:value-type="float" office:value="0.57764515818639" calcext:value-type="float">
            <text:p>0.5776451582</text:p>
          </table:table-cell>
          <table:table-cell office:value-type="float" office:value="0" calcext:value-type="float">
            <text:p>0</text:p>
          </table:table-cell>
          <table:table-cell office:value-type="float" office:value="11796331" calcext:value-type="float">
            <text:p>11796331</text:p>
          </table:table-cell>
          <table:table-cell office:value-type="float" office:value="0.569521779012337" calcext:value-type="float">
            <text:p>0.569521779</text:p>
          </table:table-cell>
          <table:table-cell office:value-type="float" office:value="9000782" calcext:value-type="float">
            <text:p>9000782</text:p>
          </table:table-cell>
          <table:table-cell office:value-type="float" office:value="0.569521779012337" calcext:value-type="float">
            <text:p>0.569521779</text:p>
          </table:table-cell>
          <table:table-cell office:value-type="float" office:value="9009219" calcext:value-type="float">
            <text:p>9009219</text:p>
          </table:table-cell>
          <table:table-cell office:value-type="float" office:value="0.576591262588639" calcext:value-type="float">
            <text:p>0.5765912626</text:p>
          </table:table-cell>
          <table:table-cell table:formula="of:=LOOKUP([.A514];[Users.$A$1:.$A$869];[Users.$B$1:.$B$869])" office:value-type="float" office:value="724" calcext:value-type="float">
            <text:p>724</text:p>
          </table:table-cell>
          <table:table-cell table:formula="of:=IF([.C514]=1;1;0)" office:value-type="float" office:value="0" calcext:value-type="float">
            <text:p>0</text:p>
          </table:table-cell>
          <table:table-cell table:formula="of:=IF([.C51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988892" calcext:value-type="float">
            <text:p>2988892</text:p>
          </table:table-cell>
          <table:table-cell office:value-type="float" office:value="0.505958125336507" calcext:value-type="float">
            <text:p>0.5059581253</text:p>
          </table:table-cell>
          <table:table-cell office:value-type="float" office:value="2" calcext:value-type="float">
            <text:p>2</text:p>
          </table:table-cell>
          <table:table-cell office:value-type="float" office:value="236695" calcext:value-type="float">
            <text:p>236695</text:p>
          </table:table-cell>
          <table:table-cell office:value-type="float" office:value="0.49937570657855" calcext:value-type="float">
            <text:p>0.4993757066</text:p>
          </table:table-cell>
          <table:table-cell office:value-type="float" office:value="2988892" calcext:value-type="float">
            <text:p>2988892</text:p>
          </table:table-cell>
          <table:table-cell office:value-type="float" office:value="0.505958125336507" calcext:value-type="float">
            <text:p>0.5059581253</text:p>
          </table:table-cell>
          <table:table-cell office:value-type="float" office:value="15812852" calcext:value-type="float">
            <text:p>15812852</text:p>
          </table:table-cell>
          <table:table-cell office:value-type="float" office:value="0.507626169964552" calcext:value-type="float">
            <text:p>0.50762617</text:p>
          </table:table-cell>
          <table:table-cell table:formula="of:=LOOKUP([.A515];[Users.$A$1:.$A$869];[Users.$B$1:.$B$869])" office:value-type="float" office:value="725" calcext:value-type="float">
            <text:p>725</text:p>
          </table:table-cell>
          <table:table-cell table:formula="of:=IF([.C515]=1;1;0)" office:value-type="float" office:value="0" calcext:value-type="float">
            <text:p>0</text:p>
          </table:table-cell>
          <table:table-cell table:formula="of:=IF([.C51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870" calcext:value-type="float">
            <text:p>17870</text:p>
          </table:table-cell>
          <table:table-cell office:value-type="float" office:value="0.623899665624463" calcext:value-type="float">
            <text:p>0.6238996656</text:p>
          </table:table-cell>
          <table:table-cell office:value-type="float" office:value="0" calcext:value-type="float">
            <text:p>0</text:p>
          </table:table-cell>
          <table:table-cell office:value-type="float" office:value="6574079" calcext:value-type="float">
            <text:p>6574079</text:p>
          </table:table-cell>
          <table:table-cell office:value-type="float" office:value="0.56838817529852" calcext:value-type="float">
            <text:p>0.5683881753</text:p>
          </table:table-cell>
          <table:table-cell office:value-type="float" office:value="4319154" calcext:value-type="float">
            <text:p>4319154</text:p>
          </table:table-cell>
          <table:table-cell office:value-type="float" office:value="0.579912774515323" calcext:value-type="float">
            <text:p>0.5799127745</text:p>
          </table:table-cell>
          <table:table-cell office:value-type="float" office:value="3000684" calcext:value-type="float">
            <text:p>3000684</text:p>
          </table:table-cell>
          <table:table-cell office:value-type="float" office:value="0.582873404016171" calcext:value-type="float">
            <text:p>0.582873404</text:p>
          </table:table-cell>
          <table:table-cell table:formula="of:=LOOKUP([.A516];[Users.$A$1:.$A$869];[Users.$B$1:.$B$869])" office:value-type="float" office:value="726" calcext:value-type="float">
            <text:p>726</text:p>
          </table:table-cell>
          <table:table-cell table:formula="of:=IF([.C516]=1;1;0)" office:value-type="float" office:value="0" calcext:value-type="float">
            <text:p>0</text:p>
          </table:table-cell>
          <table:table-cell table:formula="of:=IF([.C516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06162" calcext:value-type="float">
            <text:p>3006162</text:p>
          </table:table-cell>
          <table:table-cell office:value-type="float" office:value="0.452766630493587" calcext:value-type="float">
            <text:p>0.4527666305</text:p>
          </table:table-cell>
          <table:table-cell office:value-type="float" office:value="2" calcext:value-type="float">
            <text:p>2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451019192790282" calcext:value-type="float">
            <text:p>0.4510191928</text:p>
          </table:table-cell>
          <table:table-cell office:value-type="float" office:value="3006162" calcext:value-type="float">
            <text:p>3006162</text:p>
          </table:table-cell>
          <table:table-cell office:value-type="float" office:value="0.452766630493587" calcext:value-type="float">
            <text:p>0.4527666305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453346312229285" calcext:value-type="float">
            <text:p>0.4533463122</text:p>
          </table:table-cell>
          <table:table-cell table:formula="of:=LOOKUP([.A517];[Users.$A$1:.$A$869];[Users.$B$1:.$B$869])" office:value-type="float" office:value="728" calcext:value-type="float">
            <text:p>728</text:p>
          </table:table-cell>
          <table:table-cell table:formula="of:=IF([.C517]=1;1;0)" office:value-type="float" office:value="0" calcext:value-type="float">
            <text:p>0</text:p>
          </table:table-cell>
          <table:table-cell table:formula="of:=IF([.C51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16235" calcext:value-type="float">
            <text:p>816235</text:p>
          </table:table-cell>
          <table:table-cell office:value-type="float" office:value="0.396020363699177" calcext:value-type="float">
            <text:p>0.3960203637</text:p>
          </table:table-cell>
          <table:table-cell office:value-type="float" office:value="1" calcext:value-type="float">
            <text:p>1</text:p>
          </table:table-cell>
          <table:table-cell office:value-type="float" office:value="816235" calcext:value-type="float">
            <text:p>816235</text:p>
          </table:table-cell>
          <table:table-cell office:value-type="float" office:value="0.396020363699177" calcext:value-type="float">
            <text:p>0.3960203637</text:p>
          </table:table-cell>
          <table:table-cell office:value-type="float" office:value="2636319" calcext:value-type="float">
            <text:p>2636319</text:p>
          </table:table-cell>
          <table:table-cell office:value-type="float" office:value="0.463184928973913" calcext:value-type="float">
            <text:p>0.463184929</text:p>
          </table:table-cell>
          <table:table-cell office:value-type="float" office:value="2830237" calcext:value-type="float">
            <text:p>2830237</text:p>
          </table:table-cell>
          <table:table-cell office:value-type="float" office:value="0.469607821846733" calcext:value-type="float">
            <text:p>0.4696078218</text:p>
          </table:table-cell>
          <table:table-cell table:formula="of:=LOOKUP([.A518];[Users.$A$1:.$A$869];[Users.$B$1:.$B$869])" office:value-type="float" office:value="728" calcext:value-type="float">
            <text:p>728</text:p>
          </table:table-cell>
          <table:table-cell table:formula="of:=IF([.C518]=1;1;0)" office:value-type="float" office:value="1" calcext:value-type="float">
            <text:p>1</text:p>
          </table:table-cell>
          <table:table-cell table:formula="of:=IF([.C51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27332" calcext:value-type="float">
            <text:p>1927332</text:p>
          </table:table-cell>
          <table:table-cell office:value-type="float" office:value="0.315948814138878" calcext:value-type="float">
            <text:p>0.3159488141</text:p>
          </table:table-cell>
          <table:table-cell office:value-type="float" office:value="1" calcext:value-type="float">
            <text:p>1</text:p>
          </table:table-cell>
          <table:table-cell office:value-type="float" office:value="1927332" calcext:value-type="float">
            <text:p>1927332</text:p>
          </table:table-cell>
          <table:table-cell office:value-type="float" office:value="0.315948814138878" calcext:value-type="float">
            <text:p>0.3159488141</text:p>
          </table:table-cell>
          <table:table-cell office:value-type="float" office:value="236695" calcext:value-type="float">
            <text:p>236695</text:p>
          </table:table-cell>
          <table:table-cell office:value-type="float" office:value="0.455243202877132" calcext:value-type="float">
            <text:p>0.4552432029</text:p>
          </table:table-cell>
          <table:table-cell office:value-type="float" office:value="1687531" calcext:value-type="float">
            <text:p>1687531</text:p>
          </table:table-cell>
          <table:table-cell office:value-type="float" office:value="0.460518036133762" calcext:value-type="float">
            <text:p>0.4605180361</text:p>
          </table:table-cell>
          <table:table-cell table:formula="of:=LOOKUP([.A519];[Users.$A$1:.$A$869];[Users.$B$1:.$B$869])" office:value-type="float" office:value="729" calcext:value-type="float">
            <text:p>729</text:p>
          </table:table-cell>
          <table:table-cell table:formula="of:=IF([.C519]=1;1;0)" office:value-type="float" office:value="1" calcext:value-type="float">
            <text:p>1</text:p>
          </table:table-cell>
          <table:table-cell table:formula="of:=IF([.C51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432891" calcext:value-type="float">
            <text:p>16432891</text:p>
          </table:table-cell>
          <table:table-cell office:value-type="float" office:value="0.470094608618851" calcext:value-type="float">
            <text:p>0.4700946086</text:p>
          </table:table-cell>
          <table:table-cell office:value-type="float" office:value="1" calcext:value-type="float">
            <text:p>1</text:p>
          </table:table-cell>
          <table:table-cell office:value-type="float" office:value="16432891" calcext:value-type="float">
            <text:p>16432891</text:p>
          </table:table-cell>
          <table:table-cell office:value-type="float" office:value="0.470094608618851" calcext:value-type="float">
            <text:p>0.4700946086</text:p>
          </table:table-cell>
          <table:table-cell office:value-type="float" office:value="2327503" calcext:value-type="float">
            <text:p>2327503</text:p>
          </table:table-cell>
          <table:table-cell office:value-type="float" office:value="0.569411926315328" calcext:value-type="float">
            <text:p>0.5694119263</text:p>
          </table:table-cell>
          <table:table-cell office:value-type="float" office:value="5129980" calcext:value-type="float">
            <text:p>5129980</text:p>
          </table:table-cell>
          <table:table-cell office:value-type="float" office:value="0.582837707975256" calcext:value-type="float">
            <text:p>0.582837708</text:p>
          </table:table-cell>
          <table:table-cell table:formula="of:=LOOKUP([.A520];[Users.$A$1:.$A$869];[Users.$B$1:.$B$869])" office:value-type="float" office:value="729" calcext:value-type="float">
            <text:p>729</text:p>
          </table:table-cell>
          <table:table-cell table:formula="of:=IF([.C520]=1;1;0)" office:value-type="float" office:value="1" calcext:value-type="float">
            <text:p>1</text:p>
          </table:table-cell>
          <table:table-cell table:formula="of:=IF([.C52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583231" calcext:value-type="float">
            <text:p>4583231</text:p>
          </table:table-cell>
          <table:table-cell office:value-type="float" office:value="0.567051024299518" calcext:value-type="float">
            <text:p>0.5670510243</text:p>
          </table:table-cell>
          <table:table-cell office:value-type="float" office:value="0" calcext:value-type="float">
            <text:p>0</text:p>
          </table:table-cell>
          <table:table-cell office:value-type="float" office:value="375434" calcext:value-type="float">
            <text:p>375434</text:p>
          </table:table-cell>
          <table:table-cell office:value-type="float" office:value="0.492249974023861" calcext:value-type="float">
            <text:p>0.492249974</text:p>
          </table:table-cell>
          <table:table-cell office:value-type="float" office:value="8766358" calcext:value-type="float">
            <text:p>8766358</text:p>
          </table:table-cell>
          <table:table-cell office:value-type="float" office:value="0.494316733501096" calcext:value-type="float">
            <text:p>0.4943167335</text:p>
          </table:table-cell>
          <table:table-cell office:value-type="float" office:value="186465" calcext:value-type="float">
            <text:p>186465</text:p>
          </table:table-cell>
          <table:table-cell office:value-type="float" office:value="0.49553295614312" calcext:value-type="float">
            <text:p>0.4955329561</text:p>
          </table:table-cell>
          <table:table-cell table:formula="of:=LOOKUP([.A521];[Users.$A$1:.$A$869];[Users.$B$1:.$B$869])" office:value-type="float" office:value="730" calcext:value-type="float">
            <text:p>730</text:p>
          </table:table-cell>
          <table:table-cell table:formula="of:=IF([.C521]=1;1;0)" office:value-type="float" office:value="0" calcext:value-type="float">
            <text:p>0</text:p>
          </table:table-cell>
          <table:table-cell table:formula="of:=IF([.C52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323732" calcext:value-type="float">
            <text:p>2323732</text:p>
          </table:table-cell>
          <table:table-cell office:value-type="float" office:value="0.571411299113594" calcext:value-type="float">
            <text:p>0.5714112991</text:p>
          </table:table-cell>
          <table:table-cell office:value-type="float" office:value="0" calcext:value-type="float">
            <text:p>0</text:p>
          </table:table-cell>
          <table:table-cell office:value-type="float" office:value="498574" calcext:value-type="float">
            <text:p>498574</text:p>
          </table:table-cell>
          <table:table-cell office:value-type="float" office:value="0.566727061141755" calcext:value-type="float">
            <text:p>0.5667270611</text:p>
          </table:table-cell>
          <table:table-cell office:value-type="float" office:value="1854617" calcext:value-type="float">
            <text:p>1854617</text:p>
          </table:table-cell>
          <table:table-cell office:value-type="float" office:value="0.569202409788422" calcext:value-type="float">
            <text:p>0.5692024098</text:p>
          </table:table-cell>
          <table:table-cell office:value-type="float" office:value="7162377" calcext:value-type="float">
            <text:p>7162377</text:p>
          </table:table-cell>
          <table:table-cell office:value-type="float" office:value="0.5703616788167" calcext:value-type="float">
            <text:p>0.5703616788</text:p>
          </table:table-cell>
          <table:table-cell table:formula="of:=LOOKUP([.A522];[Users.$A$1:.$A$869];[Users.$B$1:.$B$869])" office:value-type="float" office:value="731" calcext:value-type="float">
            <text:p>731</text:p>
          </table:table-cell>
          <table:table-cell table:formula="of:=IF([.C522]=1;1;0)" office:value-type="float" office:value="0" calcext:value-type="float">
            <text:p>0</text:p>
          </table:table-cell>
          <table:table-cell table:formula="of:=IF([.C52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422330" calcext:value-type="float">
            <text:p>2422330</text:p>
          </table:table-cell>
          <table:table-cell office:value-type="float" office:value="0.404812893513211" calcext:value-type="float">
            <text:p>0.4048128935</text:p>
          </table:table-cell>
          <table:table-cell office:value-type="float" office:value="1" calcext:value-type="float">
            <text:p>1</text:p>
          </table:table-cell>
          <table:table-cell office:value-type="float" office:value="2422330" calcext:value-type="float">
            <text:p>2422330</text:p>
          </table:table-cell>
          <table:table-cell office:value-type="float" office:value="0.404812893513211" calcext:value-type="float">
            <text:p>0.4048128935</text:p>
          </table:table-cell>
          <table:table-cell office:value-type="float" office:value="1337671" calcext:value-type="float">
            <text:p>1337671</text:p>
          </table:table-cell>
          <table:table-cell office:value-type="float" office:value="0.535095755506436" calcext:value-type="float">
            <text:p>0.5350957555</text:p>
          </table:table-cell>
          <table:table-cell office:value-type="float" office:value="881500" calcext:value-type="float">
            <text:p>881500</text:p>
          </table:table-cell>
          <table:table-cell office:value-type="float" office:value="0.537618767119642" calcext:value-type="float">
            <text:p>0.5376187671</text:p>
          </table:table-cell>
          <table:table-cell table:formula="of:=LOOKUP([.A523];[Users.$A$1:.$A$869];[Users.$B$1:.$B$869])" office:value-type="float" office:value="732" calcext:value-type="float">
            <text:p>732</text:p>
          </table:table-cell>
          <table:table-cell table:formula="of:=IF([.C523]=1;1;0)" office:value-type="float" office:value="1" calcext:value-type="float">
            <text:p>1</text:p>
          </table:table-cell>
          <table:table-cell table:formula="of:=IF([.C52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69364" calcext:value-type="float">
            <text:p>669364</text:p>
          </table:table-cell>
          <table:table-cell office:value-type="float" office:value="0.497423512854266" calcext:value-type="float">
            <text:p>0.4974235129</text:p>
          </table:table-cell>
          <table:table-cell office:value-type="float" office:value="1" calcext:value-type="float">
            <text:p>1</text:p>
          </table:table-cell>
          <table:table-cell office:value-type="float" office:value="669364" calcext:value-type="float">
            <text:p>669364</text:p>
          </table:table-cell>
          <table:table-cell office:value-type="float" office:value="0.497423512854266" calcext:value-type="float">
            <text:p>0.4974235129</text:p>
          </table:table-cell>
          <table:table-cell office:value-type="float" office:value="9731463" calcext:value-type="float">
            <text:p>9731463</text:p>
          </table:table-cell>
          <table:table-cell office:value-type="float" office:value="0.576205341153634" calcext:value-type="float">
            <text:p>0.5762053412</text:p>
          </table:table-cell>
          <table:table-cell office:value-type="float" office:value="7667037" calcext:value-type="float">
            <text:p>7667037</text:p>
          </table:table-cell>
          <table:table-cell office:value-type="float" office:value="0.577801855550741" calcext:value-type="float">
            <text:p>0.5778018556</text:p>
          </table:table-cell>
          <table:table-cell table:formula="of:=LOOKUP([.A524];[Users.$A$1:.$A$869];[Users.$B$1:.$B$869])" office:value-type="float" office:value="733" calcext:value-type="float">
            <text:p>733</text:p>
          </table:table-cell>
          <table:table-cell table:formula="of:=IF([.C524]=1;1;0)" office:value-type="float" office:value="1" calcext:value-type="float">
            <text:p>1</text:p>
          </table:table-cell>
          <table:table-cell table:formula="of:=IF([.C52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70725" calcext:value-type="float">
            <text:p>1670725</text:p>
          </table:table-cell>
          <table:table-cell office:value-type="float" office:value="0.500784612245728" calcext:value-type="float">
            <text:p>0.5007846122</text:p>
          </table:table-cell>
          <table:table-cell office:value-type="float" office:value="2" calcext:value-type="float">
            <text:p>2</text:p>
          </table:table-cell>
          <table:table-cell office:value-type="float" office:value="1634562" calcext:value-type="float">
            <text:p>1634562</text:p>
          </table:table-cell>
          <table:table-cell office:value-type="float" office:value="0.475772593378731" calcext:value-type="float">
            <text:p>0.4757725934</text:p>
          </table:table-cell>
          <table:table-cell office:value-type="float" office:value="1670725" calcext:value-type="float">
            <text:p>1670725</text:p>
          </table:table-cell>
          <table:table-cell office:value-type="float" office:value="0.500784612245728" calcext:value-type="float">
            <text:p>0.5007846122</text:p>
          </table:table-cell>
          <table:table-cell office:value-type="float" office:value="14668622" calcext:value-type="float">
            <text:p>14668622</text:p>
          </table:table-cell>
          <table:table-cell office:value-type="float" office:value="0.512829291140431" calcext:value-type="float">
            <text:p>0.5128292911</text:p>
          </table:table-cell>
          <table:table-cell table:formula="of:=LOOKUP([.A525];[Users.$A$1:.$A$869];[Users.$B$1:.$B$869])" office:value-type="float" office:value="733" calcext:value-type="float">
            <text:p>733</text:p>
          </table:table-cell>
          <table:table-cell table:formula="of:=IF([.C525]=1;1;0)" office:value-type="float" office:value="0" calcext:value-type="float">
            <text:p>0</text:p>
          </table:table-cell>
          <table:table-cell table:formula="of:=IF([.C52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77195" calcext:value-type="float">
            <text:p>5977195</text:p>
          </table:table-cell>
          <table:table-cell office:value-type="float" office:value="0.502251643960897" calcext:value-type="float">
            <text:p>0.502251644</text:p>
          </table:table-cell>
          <table:table-cell office:value-type="float" office:value="3" calcext:value-type="float">
            <text:p>3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442894850041068" calcext:value-type="float">
            <text:p>0.44289485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466855232828272" calcext:value-type="float">
            <text:p>0.4668552328</text:p>
          </table:table-cell>
          <table:table-cell office:value-type="float" office:value="2289762" calcext:value-type="float">
            <text:p>2289762</text:p>
          </table:table-cell>
          <table:table-cell office:value-type="float" office:value="0.467573167398331" calcext:value-type="float">
            <text:p>0.4675731674</text:p>
          </table:table-cell>
          <table:table-cell table:formula="of:=LOOKUP([.A526];[Users.$A$1:.$A$869];[Users.$B$1:.$B$869])" office:value-type="float" office:value="734" calcext:value-type="float">
            <text:p>734</text:p>
          </table:table-cell>
          <table:table-cell table:formula="of:=IF([.C526]=1;1;0)" office:value-type="float" office:value="0" calcext:value-type="float">
            <text:p>0</text:p>
          </table:table-cell>
          <table:table-cell table:formula="of:=IF([.C52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24931" calcext:value-type="float">
            <text:p>6124931</text:p>
          </table:table-cell>
          <table:table-cell office:value-type="float" office:value="0.644050441796651" calcext:value-type="float">
            <text:p>0.6440504418</text:p>
          </table:table-cell>
          <table:table-cell office:value-type="float" office:value="0" calcext:value-type="float">
            <text:p>0</text:p>
          </table:table-cell>
          <table:table-cell office:value-type="float" office:value="11248035" calcext:value-type="float">
            <text:p>11248035</text:p>
          </table:table-cell>
          <table:table-cell office:value-type="float" office:value="0.512781037302935" calcext:value-type="float">
            <text:p>0.5127810373</text:p>
          </table:table-cell>
          <table:table-cell office:value-type="float" office:value="17833894" calcext:value-type="float">
            <text:p>17833894</text:p>
          </table:table-cell>
          <table:table-cell office:value-type="float" office:value="0.512781037302936" calcext:value-type="float">
            <text:p>0.5127810373</text:p>
          </table:table-cell>
          <table:table-cell office:value-type="float" office:value="3836851" calcext:value-type="float">
            <text:p>3836851</text:p>
          </table:table-cell>
          <table:table-cell office:value-type="float" office:value="0.512781037302936" calcext:value-type="float">
            <text:p>0.5127810373</text:p>
          </table:table-cell>
          <table:table-cell table:formula="of:=LOOKUP([.A527];[Users.$A$1:.$A$869];[Users.$B$1:.$B$869])" office:value-type="float" office:value="734" calcext:value-type="float">
            <text:p>734</text:p>
          </table:table-cell>
          <table:table-cell table:formula="of:=IF([.C527]=1;1;0)" office:value-type="float" office:value="0" calcext:value-type="float">
            <text:p>0</text:p>
          </table:table-cell>
          <table:table-cell table:formula="of:=IF([.C52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078" calcext:value-type="float">
            <text:p>40078</text:p>
          </table:table-cell>
          <table:table-cell office:value-type="float" office:value="0.445784312986186" calcext:value-type="float">
            <text:p>0.445784313</text:p>
          </table:table-cell>
          <table:table-cell office:value-type="float" office:value="1" calcext:value-type="float">
            <text:p>1</text:p>
          </table:table-cell>
          <table:table-cell office:value-type="float" office:value="40078" calcext:value-type="float">
            <text:p>40078</text:p>
          </table:table-cell>
          <table:table-cell office:value-type="float" office:value="0.445784312986186" calcext:value-type="float">
            <text:p>0.445784313</text:p>
          </table:table-cell>
          <table:table-cell office:value-type="float" office:value="5549730" calcext:value-type="float">
            <text:p>5549730</text:p>
          </table:table-cell>
          <table:table-cell office:value-type="float" office:value="0.551111718565615" calcext:value-type="float">
            <text:p>0.5511117186</text:p>
          </table:table-cell>
          <table:table-cell office:value-type="float" office:value="20934" calcext:value-type="float">
            <text:p>20934</text:p>
          </table:table-cell>
          <table:table-cell office:value-type="float" office:value="0.555465117104686" calcext:value-type="float">
            <text:p>0.5554651171</text:p>
          </table:table-cell>
          <table:table-cell table:formula="of:=LOOKUP([.A528];[Users.$A$1:.$A$869];[Users.$B$1:.$B$869])" office:value-type="float" office:value="734" calcext:value-type="float">
            <text:p>734</text:p>
          </table:table-cell>
          <table:table-cell table:formula="of:=IF([.C528]=1;1;0)" office:value-type="float" office:value="1" calcext:value-type="float">
            <text:p>1</text:p>
          </table:table-cell>
          <table:table-cell table:formula="of:=IF([.C52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92334" calcext:value-type="float">
            <text:p>792334</text:p>
          </table:table-cell>
          <table:table-cell office:value-type="float" office:value="0.576536444600498" calcext:value-type="float">
            <text:p>0.5765364446</text:p>
          </table:table-cell>
          <table:table-cell office:value-type="float" office:value="0" calcext:value-type="float">
            <text:p>0</text:p>
          </table:table-cell>
          <table:table-cell office:value-type="float" office:value="2951238" calcext:value-type="float">
            <text:p>2951238</text:p>
          </table:table-cell>
          <table:table-cell office:value-type="float" office:value="0.544117154723072" calcext:value-type="float">
            <text:p>0.5441171547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555718304647495" calcext:value-type="float">
            <text:p>0.5557183046</text:p>
          </table:table-cell>
          <table:table-cell office:value-type="float" office:value="711391" calcext:value-type="float">
            <text:p>711391</text:p>
          </table:table-cell>
          <table:table-cell office:value-type="float" office:value="0.559200369215338" calcext:value-type="float">
            <text:p>0.5592003692</text:p>
          </table:table-cell>
          <table:table-cell table:formula="of:=LOOKUP([.A529];[Users.$A$1:.$A$869];[Users.$B$1:.$B$869])" office:value-type="float" office:value="734" calcext:value-type="float">
            <text:p>734</text:p>
          </table:table-cell>
          <table:table-cell table:formula="of:=IF([.C529]=1;1;0)" office:value-type="float" office:value="0" calcext:value-type="float">
            <text:p>0</text:p>
          </table:table-cell>
          <table:table-cell table:formula="of:=IF([.C52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92860" calcext:value-type="float">
            <text:p>292860</text:p>
          </table:table-cell>
          <table:table-cell office:value-type="float" office:value="0.491345951509019" calcext:value-type="float">
            <text:p>0.4913459515</text:p>
          </table:table-cell>
          <table:table-cell office:value-type="float" office:value="0" calcext:value-type="float">
            <text:p>0</text:p>
          </table:table-cell>
          <table:table-cell office:value-type="float" office:value="18357827" calcext:value-type="float">
            <text:p>18357827</text:p>
          </table:table-cell>
          <table:table-cell office:value-type="float" office:value="0.445119178790663" calcext:value-type="float">
            <text:p>0.4451191788</text:p>
          </table:table-cell>
          <table:table-cell office:value-type="float" office:value="18831749" calcext:value-type="float">
            <text:p>18831749</text:p>
          </table:table-cell>
          <table:table-cell office:value-type="float" office:value="0.455888667124264" calcext:value-type="float">
            <text:p>0.4558886671</text:p>
          </table:table-cell>
          <table:table-cell office:value-type="float" office:value="14553379" calcext:value-type="float">
            <text:p>14553379</text:p>
          </table:table-cell>
          <table:table-cell office:value-type="float" office:value="0.470858714337286" calcext:value-type="float">
            <text:p>0.4708587143</text:p>
          </table:table-cell>
          <table:table-cell table:formula="of:=LOOKUP([.A530];[Users.$A$1:.$A$869];[Users.$B$1:.$B$869])" office:value-type="float" office:value="735" calcext:value-type="float">
            <text:p>735</text:p>
          </table:table-cell>
          <table:table-cell table:formula="of:=IF([.C530]=1;1;0)" office:value-type="float" office:value="0" calcext:value-type="float">
            <text:p>0</text:p>
          </table:table-cell>
          <table:table-cell table:formula="of:=IF([.C53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942043" calcext:value-type="float">
            <text:p>2942043</text:p>
          </table:table-cell>
          <table:table-cell office:value-type="float" office:value="0.480863237536664" calcext:value-type="float">
            <text:p>0.4808632375</text:p>
          </table:table-cell>
          <table:table-cell office:value-type="float" office:value="1" calcext:value-type="float">
            <text:p>1</text:p>
          </table:table-cell>
          <table:table-cell office:value-type="float" office:value="2942043" calcext:value-type="float">
            <text:p>2942043</text:p>
          </table:table-cell>
          <table:table-cell office:value-type="float" office:value="0.480863237536664" calcext:value-type="float">
            <text:p>0.4808632375</text:p>
          </table:table-cell>
          <table:table-cell office:value-type="float" office:value="4879801" calcext:value-type="float">
            <text:p>4879801</text:p>
          </table:table-cell>
          <table:table-cell office:value-type="float" office:value="0.526743242710312" calcext:value-type="float">
            <text:p>0.5267432427</text:p>
          </table:table-cell>
          <table:table-cell office:value-type="float" office:value="8819114" calcext:value-type="float">
            <text:p>8819114</text:p>
          </table:table-cell>
          <table:table-cell office:value-type="float" office:value="0.528001803734845" calcext:value-type="float">
            <text:p>0.5280018037</text:p>
          </table:table-cell>
          <table:table-cell table:formula="of:=LOOKUP([.A531];[Users.$A$1:.$A$869];[Users.$B$1:.$B$869])" office:value-type="float" office:value="736" calcext:value-type="float">
            <text:p>736</text:p>
          </table:table-cell>
          <table:table-cell table:formula="of:=IF([.C531]=1;1;0)" office:value-type="float" office:value="1" calcext:value-type="float">
            <text:p>1</text:p>
          </table:table-cell>
          <table:table-cell table:formula="of:=IF([.C53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96456" calcext:value-type="float">
            <text:p>2596456</text:p>
          </table:table-cell>
          <table:table-cell office:value-type="float" office:value="0.475315776097464" calcext:value-type="float">
            <text:p>0.4753157761</text:p>
          </table:table-cell>
          <table:table-cell office:value-type="float" office:value="3" calcext:value-type="float">
            <text:p>3</text:p>
          </table:table-cell>
          <table:table-cell office:value-type="float" office:value="17489397" calcext:value-type="float">
            <text:p>17489397</text:p>
          </table:table-cell>
          <table:table-cell office:value-type="float" office:value="0.496648605431525" calcext:value-type="float">
            <text:p>0.4966486054</text:p>
          </table:table-cell>
          <table:table-cell office:value-type="float" office:value="10600033" calcext:value-type="float">
            <text:p>10600033</text:p>
          </table:table-cell>
          <table:table-cell office:value-type="float" office:value="0.515922217573501" calcext:value-type="float">
            <text:p>0.5159222176</text:p>
          </table:table-cell>
          <table:table-cell office:value-type="float" office:value="15803183" calcext:value-type="float">
            <text:p>15803183</text:p>
          </table:table-cell>
          <table:table-cell office:value-type="float" office:value="0.515922217573501" calcext:value-type="float">
            <text:p>0.5159222176</text:p>
          </table:table-cell>
          <table:table-cell table:formula="of:=LOOKUP([.A532];[Users.$A$1:.$A$869];[Users.$B$1:.$B$869])" office:value-type="float" office:value="737" calcext:value-type="float">
            <text:p>737</text:p>
          </table:table-cell>
          <table:table-cell table:formula="of:=IF([.C532]=1;1;0)" office:value-type="float" office:value="0" calcext:value-type="float">
            <text:p>0</text:p>
          </table:table-cell>
          <table:table-cell table:formula="of:=IF([.C53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44343" calcext:value-type="float">
            <text:p>1744343</text:p>
          </table:table-cell>
          <table:table-cell office:value-type="float" office:value="0.400522664083677" calcext:value-type="float">
            <text:p>0.4005226641</text:p>
          </table:table-cell>
          <table:table-cell office:value-type="float" office:value="1" calcext:value-type="float">
            <text:p>1</text:p>
          </table:table-cell>
          <table:table-cell office:value-type="float" office:value="1744343" calcext:value-type="float">
            <text:p>1744343</text:p>
          </table:table-cell>
          <table:table-cell office:value-type="float" office:value="0.400522664083677" calcext:value-type="float">
            <text:p>0.4005226641</text:p>
          </table:table-cell>
          <table:table-cell office:value-type="float" office:value="5606012" calcext:value-type="float">
            <text:p>5606012</text:p>
          </table:table-cell>
          <table:table-cell office:value-type="float" office:value="0.496030238791696" calcext:value-type="float">
            <text:p>0.4960302388</text:p>
          </table:table-cell>
          <table:table-cell office:value-type="float" office:value="5764272" calcext:value-type="float">
            <text:p>5764272</text:p>
          </table:table-cell>
          <table:table-cell office:value-type="float" office:value="0.499997859871518" calcext:value-type="float">
            <text:p>0.4999978599</text:p>
          </table:table-cell>
          <table:table-cell table:formula="of:=LOOKUP([.A533];[Users.$A$1:.$A$869];[Users.$B$1:.$B$869])" office:value-type="float" office:value="738" calcext:value-type="float">
            <text:p>738</text:p>
          </table:table-cell>
          <table:table-cell table:formula="of:=IF([.C533]=1;1;0)" office:value-type="float" office:value="1" calcext:value-type="float">
            <text:p>1</text:p>
          </table:table-cell>
          <table:table-cell table:formula="of:=IF([.C53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17037" calcext:value-type="float">
            <text:p>1417037</text:p>
          </table:table-cell>
          <table:table-cell office:value-type="float" office:value="0.566320240119219" calcext:value-type="float">
            <text:p>0.5663202401</text:p>
          </table:table-cell>
          <table:table-cell office:value-type="float" office:value="0" calcext:value-type="float">
            <text:p>0</text:p>
          </table:table-cell>
          <table:table-cell office:value-type="float" office:value="1080631" calcext:value-type="float">
            <text:p>1080631</text:p>
          </table:table-cell>
          <table:table-cell office:value-type="float" office:value="0.542930758493941" calcext:value-type="float">
            <text:p>0.5429307585</text:p>
          </table:table-cell>
          <table:table-cell office:value-type="float" office:value="1060928" calcext:value-type="float">
            <text:p>1060928</text:p>
          </table:table-cell>
          <table:table-cell office:value-type="float" office:value="0.546430270869787" calcext:value-type="float">
            <text:p>0.5464302709</text:p>
          </table:table-cell>
          <table:table-cell office:value-type="float" office:value="14660656" calcext:value-type="float">
            <text:p>14660656</text:p>
          </table:table-cell>
          <table:table-cell office:value-type="float" office:value="0.550747462255136" calcext:value-type="float">
            <text:p>0.5507474623</text:p>
          </table:table-cell>
          <table:table-cell table:formula="of:=LOOKUP([.A534];[Users.$A$1:.$A$869];[Users.$B$1:.$B$869])" office:value-type="float" office:value="738" calcext:value-type="float">
            <text:p>738</text:p>
          </table:table-cell>
          <table:table-cell table:formula="of:=IF([.C534]=1;1;0)" office:value-type="float" office:value="0" calcext:value-type="float">
            <text:p>0</text:p>
          </table:table-cell>
          <table:table-cell table:formula="of:=IF([.C53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46361" calcext:value-type="float">
            <text:p>4646361</text:p>
          </table:table-cell>
          <table:table-cell office:value-type="float" office:value="0.451200171106388" calcext:value-type="float">
            <text:p>0.4512001711</text:p>
          </table:table-cell>
          <table:table-cell office:value-type="float" office:value="1" calcext:value-type="float">
            <text:p>1</text:p>
          </table:table-cell>
          <table:table-cell office:value-type="float" office:value="4646361" calcext:value-type="float">
            <text:p>4646361</text:p>
          </table:table-cell>
          <table:table-cell office:value-type="float" office:value="0.451200171106388" calcext:value-type="float">
            <text:p>0.4512001711</text:p>
          </table:table-cell>
          <table:table-cell office:value-type="float" office:value="3735894" calcext:value-type="float">
            <text:p>3735894</text:p>
          </table:table-cell>
          <table:table-cell office:value-type="float" office:value="0.500762676446508" calcext:value-type="float">
            <text:p>0.5007626764</text:p>
          </table:table-cell>
          <table:table-cell office:value-type="float" office:value="3414477" calcext:value-type="float">
            <text:p>3414477</text:p>
          </table:table-cell>
          <table:table-cell office:value-type="float" office:value="0.507678836139034" calcext:value-type="float">
            <text:p>0.5076788361</text:p>
          </table:table-cell>
          <table:table-cell table:formula="of:=LOOKUP([.A535];[Users.$A$1:.$A$869];[Users.$B$1:.$B$869])" office:value-type="float" office:value="743" calcext:value-type="float">
            <text:p>743</text:p>
          </table:table-cell>
          <table:table-cell table:formula="of:=IF([.C535]=1;1;0)" office:value-type="float" office:value="1" calcext:value-type="float">
            <text:p>1</text:p>
          </table:table-cell>
          <table:table-cell table:formula="of:=IF([.C53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28612" calcext:value-type="float">
            <text:p>2328612</text:p>
          </table:table-cell>
          <table:table-cell office:value-type="float" office:value="0.339844888052265" calcext:value-type="float">
            <text:p>0.3398448881</text:p>
          </table:table-cell>
          <table:table-cell office:value-type="float" office:value="1" calcext:value-type="float">
            <text:p>1</text:p>
          </table:table-cell>
          <table:table-cell office:value-type="float" office:value="2328612" calcext:value-type="float">
            <text:p>2328612</text:p>
          </table:table-cell>
          <table:table-cell office:value-type="float" office:value="0.339844888052265" calcext:value-type="float">
            <text:p>0.3398448881</text:p>
          </table:table-cell>
          <table:table-cell office:value-type="float" office:value="16394591" calcext:value-type="float">
            <text:p>16394591</text:p>
          </table:table-cell>
          <table:table-cell office:value-type="float" office:value="0.495659055091707" calcext:value-type="float">
            <text:p>0.4956590551</text:p>
          </table:table-cell>
          <table:table-cell office:value-type="float" office:value="18021567" calcext:value-type="float">
            <text:p>18021567</text:p>
          </table:table-cell>
          <table:table-cell office:value-type="float" office:value="0.504785613068452" calcext:value-type="float">
            <text:p>0.5047856131</text:p>
          </table:table-cell>
          <table:table-cell table:formula="of:=LOOKUP([.A536];[Users.$A$1:.$A$869];[Users.$B$1:.$B$869])" office:value-type="float" office:value="743" calcext:value-type="float">
            <text:p>743</text:p>
          </table:table-cell>
          <table:table-cell table:formula="of:=IF([.C536]=1;1;0)" office:value-type="float" office:value="1" calcext:value-type="float">
            <text:p>1</text:p>
          </table:table-cell>
          <table:table-cell table:formula="of:=IF([.C53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91988" calcext:value-type="float">
            <text:p>2691988</text:p>
          </table:table-cell>
          <table:table-cell office:value-type="float" office:value="0.564156747714752" calcext:value-type="float">
            <text:p>0.5641567477</text:p>
          </table:table-cell>
          <table:table-cell office:value-type="float" office:value="0" calcext:value-type="float">
            <text:p>0</text:p>
          </table:table-cell>
          <table:table-cell office:value-type="float" office:value="4879801" calcext:value-type="float">
            <text:p>4879801</text:p>
          </table:table-cell>
          <table:table-cell office:value-type="float" office:value="0.49727411109383" calcext:value-type="float">
            <text:p>0.4972741111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498587233568119" calcext:value-type="float">
            <text:p>0.4985872336</text:p>
          </table:table-cell>
          <table:table-cell office:value-type="float" office:value="974621" calcext:value-type="float">
            <text:p>974621</text:p>
          </table:table-cell>
          <table:table-cell office:value-type="float" office:value="0.498846281196966" calcext:value-type="float">
            <text:p>0.4988462812</text:p>
          </table:table-cell>
          <table:table-cell table:formula="of:=LOOKUP([.A537];[Users.$A$1:.$A$869];[Users.$B$1:.$B$869])" office:value-type="float" office:value="744" calcext:value-type="float">
            <text:p>744</text:p>
          </table:table-cell>
          <table:table-cell table:formula="of:=IF([.C537]=1;1;0)" office:value-type="float" office:value="0" calcext:value-type="float">
            <text:p>0</text:p>
          </table:table-cell>
          <table:table-cell table:formula="of:=IF([.C53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88858" calcext:value-type="float">
            <text:p>1088858</text:p>
          </table:table-cell>
          <table:table-cell office:value-type="float" office:value="0.585491742351916" calcext:value-type="float">
            <text:p>0.5854917424</text:p>
          </table:table-cell>
          <table:table-cell office:value-type="float" office:value="0" calcext:value-type="float">
            <text:p>0</text:p>
          </table:table-cell>
          <table:table-cell office:value-type="float" office:value="87949" calcext:value-type="float">
            <text:p>87949</text:p>
          </table:table-cell>
          <table:table-cell office:value-type="float" office:value="0.564963688727518" calcext:value-type="float">
            <text:p>0.5649636887</text:p>
          </table:table-cell>
          <table:table-cell office:value-type="float" office:value="1007644" calcext:value-type="float">
            <text:p>1007644</text:p>
          </table:table-cell>
          <table:table-cell office:value-type="float" office:value="0.568543676731381" calcext:value-type="float">
            <text:p>0.5685436767</text:p>
          </table:table-cell>
          <table:table-cell office:value-type="float" office:value="438700" calcext:value-type="float">
            <text:p>438700</text:p>
          </table:table-cell>
          <table:table-cell office:value-type="float" office:value="0.570258547173494" calcext:value-type="float">
            <text:p>0.5702585472</text:p>
          </table:table-cell>
          <table:table-cell table:formula="of:=LOOKUP([.A538];[Users.$A$1:.$A$869];[Users.$B$1:.$B$869])" office:value-type="float" office:value="745" calcext:value-type="float">
            <text:p>745</text:p>
          </table:table-cell>
          <table:table-cell table:formula="of:=IF([.C538]=1;1;0)" office:value-type="float" office:value="0" calcext:value-type="float">
            <text:p>0</text:p>
          </table:table-cell>
          <table:table-cell table:formula="of:=IF([.C53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73478" calcext:value-type="float">
            <text:p>1173478</text:p>
          </table:table-cell>
          <table:table-cell office:value-type="float" office:value="0.541329287170779" calcext:value-type="float">
            <text:p>0.5413292872</text:p>
          </table:table-cell>
          <table:table-cell office:value-type="float" office:value="1" calcext:value-type="float">
            <text:p>1</text:p>
          </table:table-cell>
          <table:table-cell office:value-type="float" office:value="1173478" calcext:value-type="float">
            <text:p>1173478</text:p>
          </table:table-cell>
          <table:table-cell office:value-type="float" office:value="0.541329287170779" calcext:value-type="float">
            <text:p>0.5413292872</text:p>
          </table:table-cell>
          <table:table-cell office:value-type="float" office:value="2990058" calcext:value-type="float">
            <text:p>2990058</text:p>
          </table:table-cell>
          <table:table-cell office:value-type="float" office:value="0.572268963811934" calcext:value-type="float">
            <text:p>0.5722689638</text:p>
          </table:table-cell>
          <table:table-cell office:value-type="float" office:value="578773" calcext:value-type="float">
            <text:p>578773</text:p>
          </table:table-cell>
          <table:table-cell office:value-type="float" office:value="0.573521014476313" calcext:value-type="float">
            <text:p>0.5735210145</text:p>
          </table:table-cell>
          <table:table-cell table:formula="of:=LOOKUP([.A539];[Users.$A$1:.$A$869];[Users.$B$1:.$B$869])" office:value-type="float" office:value="746" calcext:value-type="float">
            <text:p>746</text:p>
          </table:table-cell>
          <table:table-cell table:formula="of:=IF([.C539]=1;1;0)" office:value-type="float" office:value="1" calcext:value-type="float">
            <text:p>1</text:p>
          </table:table-cell>
          <table:table-cell table:formula="of:=IF([.C53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24691" calcext:value-type="float">
            <text:p>924691</text:p>
          </table:table-cell>
          <table:table-cell office:value-type="float" office:value="0.366625631709772" calcext:value-type="float">
            <text:p>0.3666256317</text:p>
          </table:table-cell>
          <table:table-cell office:value-type="float" office:value="1" calcext:value-type="float">
            <text:p>1</text:p>
          </table:table-cell>
          <table:table-cell office:value-type="float" office:value="924691" calcext:value-type="float">
            <text:p>924691</text:p>
          </table:table-cell>
          <table:table-cell office:value-type="float" office:value="0.366625631709772" calcext:value-type="float">
            <text:p>0.3666256317</text:p>
          </table:table-cell>
          <table:table-cell office:value-type="float" office:value="9292800" calcext:value-type="float">
            <text:p>9292800</text:p>
          </table:table-cell>
          <table:table-cell office:value-type="float" office:value="0.461688279456188" calcext:value-type="float">
            <text:p>0.4616882795</text:p>
          </table:table-cell>
          <table:table-cell office:value-type="float" office:value="656502" calcext:value-type="float">
            <text:p>656502</text:p>
          </table:table-cell>
          <table:table-cell office:value-type="float" office:value="0.465964636483795" calcext:value-type="float">
            <text:p>0.4659646365</text:p>
          </table:table-cell>
          <table:table-cell table:formula="of:=LOOKUP([.A540];[Users.$A$1:.$A$869];[Users.$B$1:.$B$869])" office:value-type="float" office:value="747" calcext:value-type="float">
            <text:p>747</text:p>
          </table:table-cell>
          <table:table-cell table:formula="of:=IF([.C540]=1;1;0)" office:value-type="float" office:value="1" calcext:value-type="float">
            <text:p>1</text:p>
          </table:table-cell>
          <table:table-cell table:formula="of:=IF([.C54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38601" calcext:value-type="float">
            <text:p>6138601</text:p>
          </table:table-cell>
          <table:table-cell office:value-type="float" office:value="0.500464809759011" calcext:value-type="float">
            <text:p>0.5004648098</text:p>
          </table:table-cell>
          <table:table-cell office:value-type="float" office:value="1" calcext:value-type="float">
            <text:p>1</text:p>
          </table:table-cell>
          <table:table-cell office:value-type="float" office:value="6138601" calcext:value-type="float">
            <text:p>6138601</text:p>
          </table:table-cell>
          <table:table-cell office:value-type="float" office:value="0.500464809759011" calcext:value-type="float">
            <text:p>0.5004648098</text:p>
          </table:table-cell>
          <table:table-cell office:value-type="float" office:value="2651358" calcext:value-type="float">
            <text:p>2651358</text:p>
          </table:table-cell>
          <table:table-cell office:value-type="float" office:value="0.506682283382295" calcext:value-type="float">
            <text:p>0.5066822834</text:p>
          </table:table-cell>
          <table:table-cell office:value-type="float" office:value="8651393" calcext:value-type="float">
            <text:p>8651393</text:p>
          </table:table-cell>
          <table:table-cell office:value-type="float" office:value="0.519285436425239" calcext:value-type="float">
            <text:p>0.5192854364</text:p>
          </table:table-cell>
          <table:table-cell table:formula="of:=LOOKUP([.A541];[Users.$A$1:.$A$869];[Users.$B$1:.$B$869])" office:value-type="float" office:value="750" calcext:value-type="float">
            <text:p>750</text:p>
          </table:table-cell>
          <table:table-cell table:formula="of:=IF([.C541]=1;1;0)" office:value-type="float" office:value="1" calcext:value-type="float">
            <text:p>1</text:p>
          </table:table-cell>
          <table:table-cell table:formula="of:=IF([.C54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21022" calcext:value-type="float">
            <text:p>721022</text:p>
          </table:table-cell>
          <table:table-cell office:value-type="float" office:value="0.334992475283719" calcext:value-type="float">
            <text:p>0.3349924753</text:p>
          </table:table-cell>
          <table:table-cell office:value-type="float" office:value="1" calcext:value-type="float">
            <text:p>1</text:p>
          </table:table-cell>
          <table:table-cell office:value-type="float" office:value="721022" calcext:value-type="float">
            <text:p>721022</text:p>
          </table:table-cell>
          <table:table-cell office:value-type="float" office:value="0.334992475283719" calcext:value-type="float">
            <text:p>0.3349924753</text:p>
          </table:table-cell>
          <table:table-cell office:value-type="float" office:value="18718708" calcext:value-type="float">
            <text:p>18718708</text:p>
          </table:table-cell>
          <table:table-cell office:value-type="float" office:value="0.463937357381547" calcext:value-type="float">
            <text:p>0.4639373574</text:p>
          </table:table-cell>
          <table:table-cell office:value-type="float" office:value="16351821" calcext:value-type="float">
            <text:p>16351821</text:p>
          </table:table-cell>
          <table:table-cell office:value-type="float" office:value="0.487925841005939" calcext:value-type="float">
            <text:p>0.487925841</text:p>
          </table:table-cell>
          <table:table-cell table:formula="of:=LOOKUP([.A542];[Users.$A$1:.$A$869];[Users.$B$1:.$B$869])" office:value-type="float" office:value="750" calcext:value-type="float">
            <text:p>750</text:p>
          </table:table-cell>
          <table:table-cell table:formula="of:=IF([.C542]=1;1;0)" office:value-type="float" office:value="1" calcext:value-type="float">
            <text:p>1</text:p>
          </table:table-cell>
          <table:table-cell table:formula="of:=IF([.C54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322330" calcext:value-type="float">
            <text:p>6322330</text:p>
          </table:table-cell>
          <table:table-cell office:value-type="float" office:value="0.475639558990474" calcext:value-type="float">
            <text:p>0.475639559</text:p>
          </table:table-cell>
          <table:table-cell office:value-type="float" office:value="1" calcext:value-type="float">
            <text:p>1</text:p>
          </table:table-cell>
          <table:table-cell office:value-type="float" office:value="6322330" calcext:value-type="float">
            <text:p>6322330</text:p>
          </table:table-cell>
          <table:table-cell office:value-type="float" office:value="0.475639558990474" calcext:value-type="float">
            <text:p>0.475639559</text:p>
          </table:table-cell>
          <table:table-cell office:value-type="float" office:value="6316153" calcext:value-type="float">
            <text:p>6316153</text:p>
          </table:table-cell>
          <table:table-cell office:value-type="float" office:value="0.576378658603881" calcext:value-type="float">
            <text:p>0.5763786586</text:p>
          </table:table-cell>
          <table:table-cell office:value-type="float" office:value="2038905" calcext:value-type="float">
            <text:p>2038905</text:p>
          </table:table-cell>
          <table:table-cell office:value-type="float" office:value="0.581798396593775" calcext:value-type="float">
            <text:p>0.5817983966</text:p>
          </table:table-cell>
          <table:table-cell table:formula="of:=LOOKUP([.A543];[Users.$A$1:.$A$869];[Users.$B$1:.$B$869])" office:value-type="float" office:value="751" calcext:value-type="float">
            <text:p>751</text:p>
          </table:table-cell>
          <table:table-cell table:formula="of:=IF([.C543]=1;1;0)" office:value-type="float" office:value="1" calcext:value-type="float">
            <text:p>1</text:p>
          </table:table-cell>
          <table:table-cell table:formula="of:=IF([.C54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517678" calcext:value-type="float">
            <text:p>4517678</text:p>
          </table:table-cell>
          <table:table-cell office:value-type="float" office:value="0.486765919019972" calcext:value-type="float">
            <text:p>0.486765919</text:p>
          </table:table-cell>
          <table:table-cell office:value-type="float" office:value="0" calcext:value-type="float">
            <text:p>0</text:p>
          </table:table-cell>
          <table:table-cell office:value-type="float" office:value="7966037" calcext:value-type="float">
            <text:p>7966037</text:p>
          </table:table-cell>
          <table:table-cell office:value-type="float" office:value="0.423238178947586" calcext:value-type="float">
            <text:p>0.4232381789</text:p>
          </table:table-cell>
          <table:table-cell office:value-type="float" office:value="11888986" calcext:value-type="float">
            <text:p>11888986</text:p>
          </table:table-cell>
          <table:table-cell office:value-type="float" office:value="0.45583156532886" calcext:value-type="float">
            <text:p>0.4558315653</text:p>
          </table:table-cell>
          <table:table-cell office:value-type="float" office:value="12344085" calcext:value-type="float">
            <text:p>12344085</text:p>
          </table:table-cell>
          <table:table-cell office:value-type="float" office:value="0.469171147348122" calcext:value-type="float">
            <text:p>0.4691711473</text:p>
          </table:table-cell>
          <table:table-cell table:formula="of:=LOOKUP([.A544];[Users.$A$1:.$A$869];[Users.$B$1:.$B$869])" office:value-type="float" office:value="753" calcext:value-type="float">
            <text:p>753</text:p>
          </table:table-cell>
          <table:table-cell table:formula="of:=IF([.C544]=1;1;0)" office:value-type="float" office:value="0" calcext:value-type="float">
            <text:p>0</text:p>
          </table:table-cell>
          <table:table-cell table:formula="of:=IF([.C54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3727" calcext:value-type="float">
            <text:p>583727</text:p>
          </table:table-cell>
          <table:table-cell office:value-type="float" office:value="0.615815248997181" calcext:value-type="float">
            <text:p>0.615815249</text:p>
          </table:table-cell>
          <table:table-cell office:value-type="float" office:value="0" calcext:value-type="float">
            <text:p>0</text:p>
          </table:table-cell>
          <table:table-cell office:value-type="float" office:value="14985896" calcext:value-type="float">
            <text:p>14985896</text:p>
          </table:table-cell>
          <table:table-cell office:value-type="float" office:value="0.544538157049174" calcext:value-type="float">
            <text:p>0.544538157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544708420480143" calcext:value-type="float">
            <text:p>0.5447084205</text:p>
          </table:table-cell>
          <table:table-cell office:value-type="float" office:value="12904913" calcext:value-type="float">
            <text:p>12904913</text:p>
          </table:table-cell>
          <table:table-cell office:value-type="float" office:value="0.54568985971634" calcext:value-type="float">
            <text:p>0.5456898597</text:p>
          </table:table-cell>
          <table:table-cell table:formula="of:=LOOKUP([.A545];[Users.$A$1:.$A$869];[Users.$B$1:.$B$869])" office:value-type="float" office:value="754" calcext:value-type="float">
            <text:p>754</text:p>
          </table:table-cell>
          <table:table-cell table:formula="of:=IF([.C545]=1;1;0)" office:value-type="float" office:value="0" calcext:value-type="float">
            <text:p>0</text:p>
          </table:table-cell>
          <table:table-cell table:formula="of:=IF([.C545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29409" calcext:value-type="float">
            <text:p>4429409</text:p>
          </table:table-cell>
          <table:table-cell office:value-type="float" office:value="0.407107985454976" calcext:value-type="float">
            <text:p>0.4071079855</text:p>
          </table:table-cell>
          <table:table-cell office:value-type="float" office:value="1" calcext:value-type="float">
            <text:p>1</text:p>
          </table:table-cell>
          <table:table-cell office:value-type="float" office:value="4429409" calcext:value-type="float">
            <text:p>4429409</text:p>
          </table:table-cell>
          <table:table-cell office:value-type="float" office:value="0.407107985454976" calcext:value-type="float">
            <text:p>0.4071079855</text:p>
          </table:table-cell>
          <table:table-cell office:value-type="float" office:value="12765770" calcext:value-type="float">
            <text:p>12765770</text:p>
          </table:table-cell>
          <table:table-cell office:value-type="float" office:value="0.519904611997899" calcext:value-type="float">
            <text:p>0.519904612</text:p>
          </table:table-cell>
          <table:table-cell office:value-type="float" office:value="5448539" calcext:value-type="float">
            <text:p>5448539</text:p>
          </table:table-cell>
          <table:table-cell office:value-type="float" office:value="0.524499071517204" calcext:value-type="float">
            <text:p>0.5244990715</text:p>
          </table:table-cell>
          <table:table-cell table:formula="of:=LOOKUP([.A546];[Users.$A$1:.$A$869];[Users.$B$1:.$B$869])" office:value-type="float" office:value="754" calcext:value-type="float">
            <text:p>754</text:p>
          </table:table-cell>
          <table:table-cell table:formula="of:=IF([.C546]=1;1;0)" office:value-type="float" office:value="1" calcext:value-type="float">
            <text:p>1</text:p>
          </table:table-cell>
          <table:table-cell table:formula="of:=IF([.C54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58272" calcext:value-type="float">
            <text:p>1658272</text:p>
          </table:table-cell>
          <table:table-cell office:value-type="float" office:value="0.605752458289712" calcext:value-type="float">
            <text:p>0.6057524583</text:p>
          </table:table-cell>
          <table:table-cell office:value-type="float" office:value="0" calcext:value-type="float">
            <text:p>0</text:p>
          </table:table-cell>
          <table:table-cell office:value-type="float" office:value="13722899" calcext:value-type="float">
            <text:p>13722899</text:p>
          </table:table-cell>
          <table:table-cell office:value-type="float" office:value="0.545890093798416" calcext:value-type="float">
            <text:p>0.5458900938</text:p>
          </table:table-cell>
          <table:table-cell office:value-type="float" office:value="17619658" calcext:value-type="float">
            <text:p>17619658</text:p>
          </table:table-cell>
          <table:table-cell office:value-type="float" office:value="0.554227781871992" calcext:value-type="float">
            <text:p>0.5542277819</text:p>
          </table:table-cell>
          <table:table-cell office:value-type="float" office:value="12377780" calcext:value-type="float">
            <text:p>12377780</text:p>
          </table:table-cell>
          <table:table-cell office:value-type="float" office:value="0.554227781871992" calcext:value-type="float">
            <text:p>0.5542277819</text:p>
          </table:table-cell>
          <table:table-cell table:formula="of:=LOOKUP([.A547];[Users.$A$1:.$A$869];[Users.$B$1:.$B$869])" office:value-type="float" office:value="755" calcext:value-type="float">
            <text:p>755</text:p>
          </table:table-cell>
          <table:table-cell table:formula="of:=IF([.C547]=1;1;0)" office:value-type="float" office:value="0" calcext:value-type="float">
            <text:p>0</text:p>
          </table:table-cell>
          <table:table-cell table:formula="of:=IF([.C54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50914" calcext:value-type="float">
            <text:p>3250914</text:p>
          </table:table-cell>
          <table:table-cell office:value-type="float" office:value="0.515022488163823" calcext:value-type="float">
            <text:p>0.5150224882</text:p>
          </table:table-cell>
          <table:table-cell office:value-type="float" office:value="1" calcext:value-type="float">
            <text:p>1</text:p>
          </table:table-cell>
          <table:table-cell office:value-type="float" office:value="3250914" calcext:value-type="float">
            <text:p>3250914</text:p>
          </table:table-cell>
          <table:table-cell office:value-type="float" office:value="0.515022488163823" calcext:value-type="float">
            <text:p>0.5150224882</text:p>
          </table:table-cell>
          <table:table-cell office:value-type="float" office:value="1531170" calcext:value-type="float">
            <text:p>1531170</text:p>
          </table:table-cell>
          <table:table-cell office:value-type="float" office:value="0.552737256462468" calcext:value-type="float">
            <text:p>0.5527372565</text:p>
          </table:table-cell>
          <table:table-cell office:value-type="float" office:value="13030163" calcext:value-type="float">
            <text:p>13030163</text:p>
          </table:table-cell>
          <table:table-cell office:value-type="float" office:value="0.55989921179088" calcext:value-type="float">
            <text:p>0.5598992118</text:p>
          </table:table-cell>
          <table:table-cell table:formula="of:=LOOKUP([.A548];[Users.$A$1:.$A$869];[Users.$B$1:.$B$869])" office:value-type="float" office:value="757" calcext:value-type="float">
            <text:p>757</text:p>
          </table:table-cell>
          <table:table-cell table:formula="of:=IF([.C548]=1;1;0)" office:value-type="float" office:value="1" calcext:value-type="float">
            <text:p>1</text:p>
          </table:table-cell>
          <table:table-cell table:formula="of:=IF([.C54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36912" calcext:value-type="float">
            <text:p>2436912</text:p>
          </table:table-cell>
          <table:table-cell office:value-type="float" office:value="0.591467930635424" calcext:value-type="float">
            <text:p>0.5914679306</text:p>
          </table:table-cell>
          <table:table-cell office:value-type="float" office:value="0" calcext:value-type="float">
            <text:p>0</text:p>
          </table:table-cell>
          <table:table-cell office:value-type="float" office:value="5391022" calcext:value-type="float">
            <text:p>5391022</text:p>
          </table:table-cell>
          <table:table-cell office:value-type="float" office:value="0.523841053653044" calcext:value-type="float">
            <text:p>0.5238410537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526245690730914" calcext:value-type="float">
            <text:p>0.5262456907</text:p>
          </table:table-cell>
          <table:table-cell office:value-type="float" office:value="14699393" calcext:value-type="float">
            <text:p>14699393</text:p>
          </table:table-cell>
          <table:table-cell office:value-type="float" office:value="0.530058976962951" calcext:value-type="float">
            <text:p>0.530058977</text:p>
          </table:table-cell>
          <table:table-cell table:formula="of:=LOOKUP([.A549];[Users.$A$1:.$A$869];[Users.$B$1:.$B$869])" office:value-type="float" office:value="759" calcext:value-type="float">
            <text:p>759</text:p>
          </table:table-cell>
          <table:table-cell table:formula="of:=IF([.C549]=1;1;0)" office:value-type="float" office:value="0" calcext:value-type="float">
            <text:p>0</text:p>
          </table:table-cell>
          <table:table-cell table:formula="of:=IF([.C54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97150" calcext:value-type="float">
            <text:p>1697150</text:p>
          </table:table-cell>
          <table:table-cell office:value-type="float" office:value="0.396546135846393" calcext:value-type="float">
            <text:p>0.3965461358</text:p>
          </table:table-cell>
          <table:table-cell office:value-type="float" office:value="1" calcext:value-type="float">
            <text:p>1</text:p>
          </table:table-cell>
          <table:table-cell office:value-type="float" office:value="1697150" calcext:value-type="float">
            <text:p>1697150</text:p>
          </table:table-cell>
          <table:table-cell office:value-type="float" office:value="0.396546135846393" calcext:value-type="float">
            <text:p>0.3965461358</text:p>
          </table:table-cell>
          <table:table-cell office:value-type="float" office:value="7621265" calcext:value-type="float">
            <text:p>7621265</text:p>
          </table:table-cell>
          <table:table-cell office:value-type="float" office:value="0.477983291899316" calcext:value-type="float">
            <text:p>0.4779832919</text:p>
          </table:table-cell>
          <table:table-cell office:value-type="float" office:value="14708966" calcext:value-type="float">
            <text:p>14708966</text:p>
          </table:table-cell>
          <table:table-cell office:value-type="float" office:value="0.478298374918223" calcext:value-type="float">
            <text:p>0.4782983749</text:p>
          </table:table-cell>
          <table:table-cell table:formula="of:=LOOKUP([.A550];[Users.$A$1:.$A$869];[Users.$B$1:.$B$869])" office:value-type="float" office:value="760" calcext:value-type="float">
            <text:p>760</text:p>
          </table:table-cell>
          <table:table-cell table:formula="of:=IF([.C550]=1;1;0)" office:value-type="float" office:value="1" calcext:value-type="float">
            <text:p>1</text:p>
          </table:table-cell>
          <table:table-cell table:formula="of:=IF([.C55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952488" calcext:value-type="float">
            <text:p>3952488</text:p>
          </table:table-cell>
          <table:table-cell office:value-type="float" office:value="0.504111942404281" calcext:value-type="float">
            <text:p>0.5041119424</text:p>
          </table:table-cell>
          <table:table-cell office:value-type="float" office:value="3" calcext:value-type="float">
            <text:p>3</text:p>
          </table:table-cell>
          <table:table-cell office:value-type="float" office:value="4488918" calcext:value-type="float">
            <text:p>4488918</text:p>
          </table:table-cell>
          <table:table-cell office:value-type="float" office:value="0.494934740309076" calcext:value-type="float">
            <text:p>0.4949347403</text:p>
          </table:table-cell>
          <table:table-cell office:value-type="float" office:value="11486910" calcext:value-type="float">
            <text:p>11486910</text:p>
          </table:table-cell>
          <table:table-cell office:value-type="float" office:value="0.503814674550315" calcext:value-type="float">
            <text:p>0.5038146746</text:p>
          </table:table-cell>
          <table:table-cell office:value-type="float" office:value="3952488" calcext:value-type="float">
            <text:p>3952488</text:p>
          </table:table-cell>
          <table:table-cell office:value-type="float" office:value="0.504111942404281" calcext:value-type="float">
            <text:p>0.5041119424</text:p>
          </table:table-cell>
          <table:table-cell table:formula="of:=LOOKUP([.A551];[Users.$A$1:.$A$869];[Users.$B$1:.$B$869])" office:value-type="float" office:value="760" calcext:value-type="float">
            <text:p>760</text:p>
          </table:table-cell>
          <table:table-cell table:formula="of:=IF([.C551]=1;1;0)" office:value-type="float" office:value="0" calcext:value-type="float">
            <text:p>0</text:p>
          </table:table-cell>
          <table:table-cell table:formula="of:=IF([.C55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490217" calcext:value-type="float">
            <text:p>3490217</text:p>
          </table:table-cell>
          <table:table-cell office:value-type="float" office:value="0.53186778234406" calcext:value-type="float">
            <text:p>0.5318677823</text:p>
          </table:table-cell>
          <table:table-cell office:value-type="float" office:value="1" calcext:value-type="float">
            <text:p>1</text:p>
          </table:table-cell>
          <table:table-cell office:value-type="float" office:value="3490217" calcext:value-type="float">
            <text:p>3490217</text:p>
          </table:table-cell>
          <table:table-cell office:value-type="float" office:value="0.53186778234406" calcext:value-type="float">
            <text:p>0.5318677823</text:p>
          </table:table-cell>
          <table:table-cell office:value-type="float" office:value="289909" calcext:value-type="float">
            <text:p>289909</text:p>
          </table:table-cell>
          <table:table-cell office:value-type="float" office:value="0.550753481675914" calcext:value-type="float">
            <text:p>0.5507534817</text:p>
          </table:table-cell>
          <table:table-cell office:value-type="float" office:value="370431" calcext:value-type="float">
            <text:p>370431</text:p>
          </table:table-cell>
          <table:table-cell office:value-type="float" office:value="0.554507546554456" calcext:value-type="float">
            <text:p>0.5545075466</text:p>
          </table:table-cell>
          <table:table-cell table:formula="of:=LOOKUP([.A552];[Users.$A$1:.$A$869];[Users.$B$1:.$B$869])" office:value-type="float" office:value="760" calcext:value-type="float">
            <text:p>760</text:p>
          </table:table-cell>
          <table:table-cell table:formula="of:=IF([.C552]=1;1;0)" office:value-type="float" office:value="1" calcext:value-type="float">
            <text:p>1</text:p>
          </table:table-cell>
          <table:table-cell table:formula="of:=IF([.C55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54766" calcext:value-type="float">
            <text:p>754766</text:p>
          </table:table-cell>
          <table:table-cell office:value-type="float" office:value="0.325691788584007" calcext:value-type="float">
            <text:p>0.3256917886</text:p>
          </table:table-cell>
          <table:table-cell office:value-type="float" office:value="1" calcext:value-type="float">
            <text:p>1</text:p>
          </table:table-cell>
          <table:table-cell office:value-type="float" office:value="754766" calcext:value-type="float">
            <text:p>754766</text:p>
          </table:table-cell>
          <table:table-cell office:value-type="float" office:value="0.325691788584007" calcext:value-type="float">
            <text:p>0.3256917886</text:p>
          </table:table-cell>
          <table:table-cell office:value-type="float" office:value="16305266" calcext:value-type="float">
            <text:p>16305266</text:p>
          </table:table-cell>
          <table:table-cell office:value-type="float" office:value="0.447477175528694" calcext:value-type="float">
            <text:p>0.4474771755</text:p>
          </table:table-cell>
          <table:table-cell office:value-type="float" office:value="15158668" calcext:value-type="float">
            <text:p>15158668</text:p>
          </table:table-cell>
          <table:table-cell office:value-type="float" office:value="0.447477175528699" calcext:value-type="float">
            <text:p>0.4474771755</text:p>
          </table:table-cell>
          <table:table-cell table:formula="of:=LOOKUP([.A553];[Users.$A$1:.$A$869];[Users.$B$1:.$B$869])" office:value-type="float" office:value="762" calcext:value-type="float">
            <text:p>762</text:p>
          </table:table-cell>
          <table:table-cell table:formula="of:=IF([.C553]=1;1;0)" office:value-type="float" office:value="1" calcext:value-type="float">
            <text:p>1</text:p>
          </table:table-cell>
          <table:table-cell table:formula="of:=IF([.C55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88985" calcext:value-type="float">
            <text:p>4488985</text:p>
          </table:table-cell>
          <table:table-cell office:value-type="float" office:value="0.206240685400063" calcext:value-type="float">
            <text:p>0.2062406854</text:p>
          </table:table-cell>
          <table:table-cell office:value-type="float" office:value="1" calcext:value-type="float">
            <text:p>1</text:p>
          </table:table-cell>
          <table:table-cell office:value-type="float" office:value="4488985" calcext:value-type="float">
            <text:p>4488985</text:p>
          </table:table-cell>
          <table:table-cell office:value-type="float" office:value="0.206240685400063" calcext:value-type="float">
            <text:p>0.2062406854</text:p>
          </table:table-cell>
          <table:table-cell office:value-type="float" office:value="16610055" calcext:value-type="float">
            <text:p>16610055</text:p>
          </table:table-cell>
          <table:table-cell office:value-type="float" office:value="0.413104631880436" calcext:value-type="float">
            <text:p>0.4131046319</text:p>
          </table:table-cell>
          <table:table-cell office:value-type="float" office:value="16130296" calcext:value-type="float">
            <text:p>16130296</text:p>
          </table:table-cell>
          <table:table-cell office:value-type="float" office:value="0.457412929731005" calcext:value-type="float">
            <text:p>0.4574129297</text:p>
          </table:table-cell>
          <table:table-cell table:formula="of:=LOOKUP([.A554];[Users.$A$1:.$A$869];[Users.$B$1:.$B$869])" office:value-type="float" office:value="762" calcext:value-type="float">
            <text:p>762</text:p>
          </table:table-cell>
          <table:table-cell table:formula="of:=IF([.C554]=1;1;0)" office:value-type="float" office:value="1" calcext:value-type="float">
            <text:p>1</text:p>
          </table:table-cell>
          <table:table-cell table:formula="of:=IF([.C55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16538" calcext:value-type="float">
            <text:p>1316538</text:p>
          </table:table-cell>
          <table:table-cell office:value-type="float" office:value="0.31405620679657" calcext:value-type="float">
            <text:p>0.3140562068</text:p>
          </table:table-cell>
          <table:table-cell office:value-type="float" office:value="1" calcext:value-type="float">
            <text:p>1</text:p>
          </table:table-cell>
          <table:table-cell office:value-type="float" office:value="1316538" calcext:value-type="float">
            <text:p>1316538</text:p>
          </table:table-cell>
          <table:table-cell office:value-type="float" office:value="0.31405620679657" calcext:value-type="float">
            <text:p>0.3140562068</text:p>
          </table:table-cell>
          <table:table-cell office:value-type="float" office:value="4392765" calcext:value-type="float">
            <text:p>4392765</text:p>
          </table:table-cell>
          <table:table-cell office:value-type="float" office:value="0.330362647829613" calcext:value-type="float">
            <text:p>0.3303626478</text:p>
          </table:table-cell>
          <table:table-cell office:value-type="float" office:value="1643322" calcext:value-type="float">
            <text:p>1643322</text:p>
          </table:table-cell>
          <table:table-cell office:value-type="float" office:value="0.355790021290481" calcext:value-type="float">
            <text:p>0.3557900213</text:p>
          </table:table-cell>
          <table:table-cell table:formula="of:=LOOKUP([.A555];[Users.$A$1:.$A$869];[Users.$B$1:.$B$869])" office:value-type="float" office:value="764" calcext:value-type="float">
            <text:p>764</text:p>
          </table:table-cell>
          <table:table-cell table:formula="of:=IF([.C555]=1;1;0)" office:value-type="float" office:value="1" calcext:value-type="float">
            <text:p>1</text:p>
          </table:table-cell>
          <table:table-cell table:formula="of:=IF([.C55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24353" calcext:value-type="float">
            <text:p>2024353</text:p>
          </table:table-cell>
          <table:table-cell office:value-type="float" office:value="0.524986892646623" calcext:value-type="float">
            <text:p>0.5249868926</text:p>
          </table:table-cell>
          <table:table-cell office:value-type="float" office:value="0" calcext:value-type="float">
            <text:p>0</text:p>
          </table:table-cell>
          <table:table-cell office:value-type="float" office:value="1946601" calcext:value-type="float">
            <text:p>1946601</text:p>
          </table:table-cell>
          <table:table-cell office:value-type="float" office:value="0.513553134865251" calcext:value-type="float">
            <text:p>0.5135531349</text:p>
          </table:table-cell>
          <table:table-cell office:value-type="float" office:value="10697644" calcext:value-type="float">
            <text:p>10697644</text:p>
          </table:table-cell>
          <table:table-cell office:value-type="float" office:value="0.514734941364814" calcext:value-type="float">
            <text:p>0.5147349414</text:p>
          </table:table-cell>
          <table:table-cell office:value-type="float" office:value="4984043" calcext:value-type="float">
            <text:p>4984043</text:p>
          </table:table-cell>
          <table:table-cell office:value-type="float" office:value="0.520041496785131" calcext:value-type="float">
            <text:p>0.5200414968</text:p>
          </table:table-cell>
          <table:table-cell table:formula="of:=LOOKUP([.A556];[Users.$A$1:.$A$869];[Users.$B$1:.$B$869])" office:value-type="float" office:value="765" calcext:value-type="float">
            <text:p>765</text:p>
          </table:table-cell>
          <table:table-cell table:formula="of:=IF([.C556]=1;1;0)" office:value-type="float" office:value="0" calcext:value-type="float">
            <text:p>0</text:p>
          </table:table-cell>
          <table:table-cell table:formula="of:=IF([.C556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52882" calcext:value-type="float">
            <text:p>2752882</text:p>
          </table:table-cell>
          <table:table-cell office:value-type="float" office:value="0.470257383031472" calcext:value-type="float">
            <text:p>0.470257383</text:p>
          </table:table-cell>
          <table:table-cell office:value-type="float" office:value="1" calcext:value-type="float">
            <text:p>1</text:p>
          </table:table-cell>
          <table:table-cell office:value-type="float" office:value="2752882" calcext:value-type="float">
            <text:p>2752882</text:p>
          </table:table-cell>
          <table:table-cell office:value-type="float" office:value="0.470257383031472" calcext:value-type="float">
            <text:p>0.470257383</text:p>
          </table:table-cell>
          <table:table-cell office:value-type="float" office:value="699537" calcext:value-type="float">
            <text:p>699537</text:p>
          </table:table-cell>
          <table:table-cell office:value-type="float" office:value="0.539323947805929" calcext:value-type="float">
            <text:p>0.5393239478</text:p>
          </table:table-cell>
          <table:table-cell office:value-type="float" office:value="10497790" calcext:value-type="float">
            <text:p>10497790</text:p>
          </table:table-cell>
          <table:table-cell office:value-type="float" office:value="0.552975501614784" calcext:value-type="float">
            <text:p>0.5529755016</text:p>
          </table:table-cell>
          <table:table-cell table:formula="of:=LOOKUP([.A557];[Users.$A$1:.$A$869];[Users.$B$1:.$B$869])" office:value-type="float" office:value="765" calcext:value-type="float">
            <text:p>765</text:p>
          </table:table-cell>
          <table:table-cell table:formula="of:=IF([.C557]=1;1;0)" office:value-type="float" office:value="1" calcext:value-type="float">
            <text:p>1</text:p>
          </table:table-cell>
          <table:table-cell table:formula="of:=IF([.C55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65846" calcext:value-type="float">
            <text:p>1765846</text:p>
          </table:table-cell>
          <table:table-cell office:value-type="float" office:value="0.576321464201903" calcext:value-type="float">
            <text:p>0.5763214642</text:p>
          </table:table-cell>
          <table:table-cell office:value-type="float" office:value="2" calcext:value-type="float">
            <text:p>2</text:p>
          </table:table-cell>
          <table:table-cell office:value-type="float" office:value="1554600" calcext:value-type="float">
            <text:p>1554600</text:p>
          </table:table-cell>
          <table:table-cell office:value-type="float" office:value="0.555986499877825" calcext:value-type="float">
            <text:p>0.5559864999</text:p>
          </table:table-cell>
          <table:table-cell office:value-type="float" office:value="1765846" calcext:value-type="float">
            <text:p>1765846</text:p>
          </table:table-cell>
          <table:table-cell office:value-type="float" office:value="0.576321464201903" calcext:value-type="float">
            <text:p>0.5763214642</text:p>
          </table:table-cell>
          <table:table-cell office:value-type="float" office:value="5954202" calcext:value-type="float">
            <text:p>5954202</text:p>
          </table:table-cell>
          <table:table-cell office:value-type="float" office:value="0.599314175116409" calcext:value-type="float">
            <text:p>0.5993141751</text:p>
          </table:table-cell>
          <table:table-cell table:formula="of:=LOOKUP([.A558];[Users.$A$1:.$A$869];[Users.$B$1:.$B$869])" office:value-type="float" office:value="765" calcext:value-type="float">
            <text:p>765</text:p>
          </table:table-cell>
          <table:table-cell table:formula="of:=IF([.C558]=1;1;0)" office:value-type="float" office:value="0" calcext:value-type="float">
            <text:p>0</text:p>
          </table:table-cell>
          <table:table-cell table:formula="of:=IF([.C55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348377" calcext:value-type="float">
            <text:p>10348377</text:p>
          </table:table-cell>
          <table:table-cell office:value-type="float" office:value="0.446471102418665" calcext:value-type="float">
            <text:p>0.4464711024</text:p>
          </table:table-cell>
          <table:table-cell office:value-type="float" office:value="1" calcext:value-type="float">
            <text:p>1</text:p>
          </table:table-cell>
          <table:table-cell office:value-type="float" office:value="15352746" calcext:value-type="float">
            <text:p>15352746</text:p>
          </table:table-cell>
          <table:table-cell office:value-type="float" office:value="0.260561076548879" calcext:value-type="float">
            <text:p>0.2605610765</text:p>
          </table:table-cell>
          <table:table-cell office:value-type="float" office:value="8651521" calcext:value-type="float">
            <text:p>8651521</text:p>
          </table:table-cell>
          <table:table-cell office:value-type="float" office:value="0.260561076548879" calcext:value-type="float">
            <text:p>0.2605610765</text:p>
          </table:table-cell>
          <table:table-cell office:value-type="float" office:value="16440226" calcext:value-type="float">
            <text:p>16440226</text:p>
          </table:table-cell>
          <table:table-cell office:value-type="float" office:value="0.260561076548879" calcext:value-type="float">
            <text:p>0.2605610765</text:p>
          </table:table-cell>
          <table:table-cell table:formula="of:=LOOKUP([.A559];[Users.$A$1:.$A$869];[Users.$B$1:.$B$869])" office:value-type="float" office:value="767" calcext:value-type="float">
            <text:p>767</text:p>
          </table:table-cell>
          <table:table-cell table:formula="of:=IF([.C559]=1;1;0)" office:value-type="float" office:value="1" calcext:value-type="float">
            <text:p>1</text:p>
          </table:table-cell>
          <table:table-cell table:formula="of:=IF([.C55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677838" calcext:value-type="float">
            <text:p>6677838</text:p>
          </table:table-cell>
          <table:table-cell office:value-type="float" office:value="0.652199707208695" calcext:value-type="float">
            <text:p>0.6521997072</text:p>
          </table:table-cell>
          <table:table-cell office:value-type="float" office:value="0" calcext:value-type="float">
            <text:p>0</text:p>
          </table:table-cell>
          <table:table-cell office:value-type="float" office:value="9692939" calcext:value-type="float">
            <text:p>9692939</text:p>
          </table:table-cell>
          <table:table-cell office:value-type="float" office:value="0.458786306101948" calcext:value-type="float">
            <text:p>0.4587863061</text:p>
          </table:table-cell>
          <table:table-cell office:value-type="float" office:value="9075098" calcext:value-type="float">
            <text:p>9075098</text:p>
          </table:table-cell>
          <table:table-cell office:value-type="float" office:value="0.494712399455657" calcext:value-type="float">
            <text:p>0.4947123995</text:p>
          </table:table-cell>
          <table:table-cell office:value-type="float" office:value="14361703" calcext:value-type="float">
            <text:p>14361703</text:p>
          </table:table-cell>
          <table:table-cell office:value-type="float" office:value="0.495299490586612" calcext:value-type="float">
            <text:p>0.4952994906</text:p>
          </table:table-cell>
          <table:table-cell table:formula="of:=LOOKUP([.A560];[Users.$A$1:.$A$869];[Users.$B$1:.$B$869])" office:value-type="float" office:value="769" calcext:value-type="float">
            <text:p>769</text:p>
          </table:table-cell>
          <table:table-cell table:formula="of:=IF([.C560]=1;1;0)" office:value-type="float" office:value="0" calcext:value-type="float">
            <text:p>0</text:p>
          </table:table-cell>
          <table:table-cell table:formula="of:=IF([.C56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02426" calcext:value-type="float">
            <text:p>3502426</text:p>
          </table:table-cell>
          <table:table-cell office:value-type="float" office:value="0.333773529254761" calcext:value-type="float">
            <text:p>0.3337735293</text:p>
          </table:table-cell>
          <table:table-cell office:value-type="float" office:value="1" calcext:value-type="float">
            <text:p>1</text:p>
          </table:table-cell>
          <table:table-cell office:value-type="float" office:value="3502426" calcext:value-type="float">
            <text:p>3502426</text:p>
          </table:table-cell>
          <table:table-cell office:value-type="float" office:value="0.333773529254761" calcext:value-type="float">
            <text:p>0.3337735293</text:p>
          </table:table-cell>
          <table:table-cell office:value-type="float" office:value="17232917" calcext:value-type="float">
            <text:p>17232917</text:p>
          </table:table-cell>
          <table:table-cell office:value-type="float" office:value="0.396639833195927" calcext:value-type="float">
            <text:p>0.3966398332</text:p>
          </table:table-cell>
          <table:table-cell office:value-type="float" office:value="18379963" calcext:value-type="float">
            <text:p>18379963</text:p>
          </table:table-cell>
          <table:table-cell office:value-type="float" office:value="0.396639833195927" calcext:value-type="float">
            <text:p>0.3966398332</text:p>
          </table:table-cell>
          <table:table-cell table:formula="of:=LOOKUP([.A561];[Users.$A$1:.$A$869];[Users.$B$1:.$B$869])" office:value-type="float" office:value="770" calcext:value-type="float">
            <text:p>770</text:p>
          </table:table-cell>
          <table:table-cell table:formula="of:=IF([.C561]=1;1;0)" office:value-type="float" office:value="1" calcext:value-type="float">
            <text:p>1</text:p>
          </table:table-cell>
          <table:table-cell table:formula="of:=IF([.C56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64193" calcext:value-type="float">
            <text:p>364193</text:p>
          </table:table-cell>
          <table:table-cell office:value-type="float" office:value="0.398023092630128" calcext:value-type="float">
            <text:p>0.3980230926</text:p>
          </table:table-cell>
          <table:table-cell office:value-type="float" office:value="1" calcext:value-type="float">
            <text:p>1</text:p>
          </table:table-cell>
          <table:table-cell office:value-type="float" office:value="364193" calcext:value-type="float">
            <text:p>364193</text:p>
          </table:table-cell>
          <table:table-cell office:value-type="float" office:value="0.398023092630128" calcext:value-type="float">
            <text:p>0.3980230926</text:p>
          </table:table-cell>
          <table:table-cell office:value-type="float" office:value="4149050" calcext:value-type="float">
            <text:p>4149050</text:p>
          </table:table-cell>
          <table:table-cell office:value-type="float" office:value="0.514741934806624" calcext:value-type="float">
            <text:p>0.5147419348</text:p>
          </table:table-cell>
          <table:table-cell office:value-type="float" office:value="16286999" calcext:value-type="float">
            <text:p>16286999</text:p>
          </table:table-cell>
          <table:table-cell office:value-type="float" office:value="0.519329351294319" calcext:value-type="float">
            <text:p>0.5193293513</text:p>
          </table:table-cell>
          <table:table-cell table:formula="of:=LOOKUP([.A562];[Users.$A$1:.$A$869];[Users.$B$1:.$B$869])" office:value-type="float" office:value="770" calcext:value-type="float">
            <text:p>770</text:p>
          </table:table-cell>
          <table:table-cell table:formula="of:=IF([.C562]=1;1;0)" office:value-type="float" office:value="1" calcext:value-type="float">
            <text:p>1</text:p>
          </table:table-cell>
          <table:table-cell table:formula="of:=IF([.C56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708545" calcext:value-type="float">
            <text:p>5708545</text:p>
          </table:table-cell>
          <table:table-cell office:value-type="float" office:value="0.529419743754807" calcext:value-type="float">
            <text:p>0.5294197438</text:p>
          </table:table-cell>
          <table:table-cell office:value-type="float" office:value="1" calcext:value-type="float">
            <text:p>1</text:p>
          </table:table-cell>
          <table:table-cell office:value-type="float" office:value="6694577" calcext:value-type="float">
            <text:p>6694577</text:p>
          </table:table-cell>
          <table:table-cell office:value-type="float" office:value="0.43068084098257" calcext:value-type="float">
            <text:p>0.430680841</text:p>
          </table:table-cell>
          <table:table-cell office:value-type="float" office:value="8009654" calcext:value-type="float">
            <text:p>8009654</text:p>
          </table:table-cell>
          <table:table-cell office:value-type="float" office:value="0.43068084098257" calcext:value-type="float">
            <text:p>0.430680841</text:p>
          </table:table-cell>
          <table:table-cell office:value-type="float" office:value="15803183" calcext:value-type="float">
            <text:p>15803183</text:p>
          </table:table-cell>
          <table:table-cell office:value-type="float" office:value="0.43068084098257" calcext:value-type="float">
            <text:p>0.430680841</text:p>
          </table:table-cell>
          <table:table-cell table:formula="of:=LOOKUP([.A563];[Users.$A$1:.$A$869];[Users.$B$1:.$B$869])" office:value-type="float" office:value="773" calcext:value-type="float">
            <text:p>773</text:p>
          </table:table-cell>
          <table:table-cell table:formula="of:=IF([.C563]=1;1;0)" office:value-type="float" office:value="1" calcext:value-type="float">
            <text:p>1</text:p>
          </table:table-cell>
          <table:table-cell table:formula="of:=IF([.C56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45128" calcext:value-type="float">
            <text:p>945128</text:p>
          </table:table-cell>
          <table:table-cell office:value-type="float" office:value="0.606053140950938" calcext:value-type="float">
            <text:p>0.606053141</text:p>
          </table:table-cell>
          <table:table-cell office:value-type="float" office:value="0" calcext:value-type="float">
            <text:p>0</text:p>
          </table:table-cell>
          <table:table-cell office:value-type="float" office:value="5522458" calcext:value-type="float">
            <text:p>5522458</text:p>
          </table:table-cell>
          <table:table-cell office:value-type="float" office:value="0.55542620049661" calcext:value-type="float">
            <text:p>0.5554262005</text:p>
          </table:table-cell>
          <table:table-cell office:value-type="float" office:value="9382" calcext:value-type="float">
            <text:p>9382</text:p>
          </table:table-cell>
          <table:table-cell office:value-type="float" office:value="0.555426200496612" calcext:value-type="float">
            <text:p>0.5554262005</text:p>
          </table:table-cell>
          <table:table-cell office:value-type="float" office:value="12943628" calcext:value-type="float">
            <text:p>12943628</text:p>
          </table:table-cell>
          <table:table-cell office:value-type="float" office:value="0.556293344385324" calcext:value-type="float">
            <text:p>0.5562933444</text:p>
          </table:table-cell>
          <table:table-cell table:formula="of:=LOOKUP([.A564];[Users.$A$1:.$A$869];[Users.$B$1:.$B$869])" office:value-type="float" office:value="774" calcext:value-type="float">
            <text:p>774</text:p>
          </table:table-cell>
          <table:table-cell table:formula="of:=IF([.C564]=1;1;0)" office:value-type="float" office:value="0" calcext:value-type="float">
            <text:p>0</text:p>
          </table:table-cell>
          <table:table-cell table:formula="of:=IF([.C56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78898" calcext:value-type="float">
            <text:p>1478898</text:p>
          </table:table-cell>
          <table:table-cell office:value-type="float" office:value="0.463617722751846" calcext:value-type="float">
            <text:p>0.4636177228</text:p>
          </table:table-cell>
          <table:table-cell office:value-type="float" office:value="1" calcext:value-type="float">
            <text:p>1</text:p>
          </table:table-cell>
          <table:table-cell office:value-type="float" office:value="1478898" calcext:value-type="float">
            <text:p>1478898</text:p>
          </table:table-cell>
          <table:table-cell office:value-type="float" office:value="0.463617722751846" calcext:value-type="float">
            <text:p>0.4636177228</text:p>
          </table:table-cell>
          <table:table-cell office:value-type="float" office:value="4326088" calcext:value-type="float">
            <text:p>4326088</text:p>
          </table:table-cell>
          <table:table-cell office:value-type="float" office:value="0.551964239730963" calcext:value-type="float">
            <text:p>0.5519642397</text:p>
          </table:table-cell>
          <table:table-cell office:value-type="float" office:value="1070516" calcext:value-type="float">
            <text:p>1070516</text:p>
          </table:table-cell>
          <table:table-cell office:value-type="float" office:value="0.55368123580362" calcext:value-type="float">
            <text:p>0.5536812358</text:p>
          </table:table-cell>
          <table:table-cell table:formula="of:=LOOKUP([.A565];[Users.$A$1:.$A$869];[Users.$B$1:.$B$869])" office:value-type="float" office:value="774" calcext:value-type="float">
            <text:p>774</text:p>
          </table:table-cell>
          <table:table-cell table:formula="of:=IF([.C565]=1;1;0)" office:value-type="float" office:value="1" calcext:value-type="float">
            <text:p>1</text:p>
          </table:table-cell>
          <table:table-cell table:formula="of:=IF([.C56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83008" calcext:value-type="float">
            <text:p>2183008</text:p>
          </table:table-cell>
          <table:table-cell office:value-type="float" office:value="0.483398836263845" calcext:value-type="float">
            <text:p>0.4833988363</text:p>
          </table:table-cell>
          <table:table-cell office:value-type="float" office:value="1" calcext:value-type="float">
            <text:p>1</text:p>
          </table:table-cell>
          <table:table-cell office:value-type="float" office:value="2183008" calcext:value-type="float">
            <text:p>2183008</text:p>
          </table:table-cell>
          <table:table-cell office:value-type="float" office:value="0.483398836263845" calcext:value-type="float">
            <text:p>0.4833988363</text:p>
          </table:table-cell>
          <table:table-cell office:value-type="float" office:value="1432692" calcext:value-type="float">
            <text:p>1432692</text:p>
          </table:table-cell>
          <table:table-cell office:value-type="float" office:value="0.580593749866684" calcext:value-type="float">
            <text:p>0.5805937499</text:p>
          </table:table-cell>
          <table:table-cell office:value-type="float" office:value="2532838" calcext:value-type="float">
            <text:p>2532838</text:p>
          </table:table-cell>
          <table:table-cell office:value-type="float" office:value="0.591098160216891" calcext:value-type="float">
            <text:p>0.5910981602</text:p>
          </table:table-cell>
          <table:table-cell table:formula="of:=LOOKUP([.A566];[Users.$A$1:.$A$869];[Users.$B$1:.$B$869])" office:value-type="float" office:value="775" calcext:value-type="float">
            <text:p>775</text:p>
          </table:table-cell>
          <table:table-cell table:formula="of:=IF([.C566]=1;1;0)" office:value-type="float" office:value="1" calcext:value-type="float">
            <text:p>1</text:p>
          </table:table-cell>
          <table:table-cell table:formula="of:=IF([.C56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4392" calcext:value-type="float">
            <text:p>244392</text:p>
          </table:table-cell>
          <table:table-cell office:value-type="float" office:value="0.505265255556703" calcext:value-type="float">
            <text:p>0.5052652556</text:p>
          </table:table-cell>
          <table:table-cell office:value-type="float" office:value="1" calcext:value-type="float">
            <text:p>1</text:p>
          </table:table-cell>
          <table:table-cell office:value-type="float" office:value="244392" calcext:value-type="float">
            <text:p>244392</text:p>
          </table:table-cell>
          <table:table-cell office:value-type="float" office:value="0.505265255556703" calcext:value-type="float">
            <text:p>0.5052652556</text:p>
          </table:table-cell>
          <table:table-cell office:value-type="float" office:value="8832195" calcext:value-type="float">
            <text:p>8832195</text:p>
          </table:table-cell>
          <table:table-cell office:value-type="float" office:value="0.526549406218041" calcext:value-type="float">
            <text:p>0.5265494062</text:p>
          </table:table-cell>
          <table:table-cell office:value-type="float" office:value="8292467" calcext:value-type="float">
            <text:p>8292467</text:p>
          </table:table-cell>
          <table:table-cell office:value-type="float" office:value="0.528312063937524" calcext:value-type="float">
            <text:p>0.5283120639</text:p>
          </table:table-cell>
          <table:table-cell table:formula="of:=LOOKUP([.A567];[Users.$A$1:.$A$869];[Users.$B$1:.$B$869])" office:value-type="float" office:value="776" calcext:value-type="float">
            <text:p>776</text:p>
          </table:table-cell>
          <table:table-cell table:formula="of:=IF([.C567]=1;1;0)" office:value-type="float" office:value="1" calcext:value-type="float">
            <text:p>1</text:p>
          </table:table-cell>
          <table:table-cell table:formula="of:=IF([.C56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84540" calcext:value-type="float">
            <text:p>2684540</text:p>
          </table:table-cell>
          <table:table-cell office:value-type="float" office:value="0.557389296539536" calcext:value-type="float">
            <text:p>0.5573892965</text:p>
          </table:table-cell>
          <table:table-cell office:value-type="float" office:value="1" calcext:value-type="float">
            <text:p>1</text:p>
          </table:table-cell>
          <table:table-cell office:value-type="float" office:value="2684540" calcext:value-type="float">
            <text:p>2684540</text:p>
          </table:table-cell>
          <table:table-cell office:value-type="float" office:value="0.557389296539536" calcext:value-type="float">
            <text:p>0.5573892965</text:p>
          </table:table-cell>
          <table:table-cell office:value-type="float" office:value="670329" calcext:value-type="float">
            <text:p>670329</text:p>
          </table:table-cell>
          <table:table-cell office:value-type="float" office:value="0.583912231479727" calcext:value-type="float">
            <text:p>0.5839122315</text:p>
          </table:table-cell>
          <table:table-cell office:value-type="float" office:value="3164473" calcext:value-type="float">
            <text:p>3164473</text:p>
          </table:table-cell>
          <table:table-cell office:value-type="float" office:value="0.586978815700915" calcext:value-type="float">
            <text:p>0.5869788157</text:p>
          </table:table-cell>
          <table:table-cell table:formula="of:=LOOKUP([.A568];[Users.$A$1:.$A$869];[Users.$B$1:.$B$869])" office:value-type="float" office:value="777" calcext:value-type="float">
            <text:p>777</text:p>
          </table:table-cell>
          <table:table-cell table:formula="of:=IF([.C568]=1;1;0)" office:value-type="float" office:value="1" calcext:value-type="float">
            <text:p>1</text:p>
          </table:table-cell>
          <table:table-cell table:formula="of:=IF([.C56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872107" calcext:value-type="float">
            <text:p>17872107</text:p>
          </table:table-cell>
          <table:table-cell office:value-type="float" office:value="0.532350343107682" calcext:value-type="float">
            <text:p>0.5323503431</text:p>
          </table:table-cell>
          <table:table-cell office:value-type="float" office:value="1" calcext:value-type="float">
            <text:p>1</text:p>
          </table:table-cell>
          <table:table-cell office:value-type="float" office:value="17872107" calcext:value-type="float">
            <text:p>17872107</text:p>
          </table:table-cell>
          <table:table-cell office:value-type="float" office:value="0.532350343107682" calcext:value-type="float">
            <text:p>0.5323503431</text:p>
          </table:table-cell>
          <table:table-cell office:value-type="float" office:value="1524775" calcext:value-type="float">
            <text:p>1524775</text:p>
          </table:table-cell>
          <table:table-cell office:value-type="float" office:value="0.547959187322605" calcext:value-type="float">
            <text:p>0.5479591873</text:p>
          </table:table-cell>
          <table:table-cell office:value-type="float" office:value="1383779" calcext:value-type="float">
            <text:p>1383779</text:p>
          </table:table-cell>
          <table:table-cell office:value-type="float" office:value="0.556666447002005" calcext:value-type="float">
            <text:p>0.556666447</text:p>
          </table:table-cell>
          <table:table-cell table:formula="of:=LOOKUP([.A569];[Users.$A$1:.$A$869];[Users.$B$1:.$B$869])" office:value-type="float" office:value="777" calcext:value-type="float">
            <text:p>777</text:p>
          </table:table-cell>
          <table:table-cell table:formula="of:=IF([.C569]=1;1;0)" office:value-type="float" office:value="1" calcext:value-type="float">
            <text:p>1</text:p>
          </table:table-cell>
          <table:table-cell table:formula="of:=IF([.C56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77274" calcext:value-type="float">
            <text:p>3277274</text:p>
          </table:table-cell>
          <table:table-cell office:value-type="float" office:value="0.568475835485716" calcext:value-type="float">
            <text:p>0.5684758355</text:p>
          </table:table-cell>
          <table:table-cell office:value-type="float" office:value="0" calcext:value-type="float">
            <text:p>0</text:p>
          </table:table-cell>
          <table:table-cell office:value-type="float" office:value="4879801" calcext:value-type="float">
            <text:p>4879801</text:p>
          </table:table-cell>
          <table:table-cell office:value-type="float" office:value="0.530258156275838" calcext:value-type="float">
            <text:p>0.5302581563</text:p>
          </table:table-cell>
          <table:table-cell office:value-type="float" office:value="4225131" calcext:value-type="float">
            <text:p>4225131</text:p>
          </table:table-cell>
          <table:table-cell office:value-type="float" office:value="0.535975241395031" calcext:value-type="float">
            <text:p>0.5359752414</text:p>
          </table:table-cell>
          <table:table-cell office:value-type="float" office:value="236695" calcext:value-type="float">
            <text:p>236695</text:p>
          </table:table-cell>
          <table:table-cell office:value-type="float" office:value="0.540296481447103" calcext:value-type="float">
            <text:p>0.5402964814</text:p>
          </table:table-cell>
          <table:table-cell table:formula="of:=LOOKUP([.A570];[Users.$A$1:.$A$869];[Users.$B$1:.$B$869])" office:value-type="float" office:value="778" calcext:value-type="float">
            <text:p>778</text:p>
          </table:table-cell>
          <table:table-cell table:formula="of:=IF([.C570]=1;1;0)" office:value-type="float" office:value="0" calcext:value-type="float">
            <text:p>0</text:p>
          </table:table-cell>
          <table:table-cell table:formula="of:=IF([.C57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426641" calcext:value-type="float">
            <text:p>2426641</text:p>
          </table:table-cell>
          <table:table-cell office:value-type="float" office:value="0.318747882946786" calcext:value-type="float">
            <text:p>0.3187478829</text:p>
          </table:table-cell>
          <table:table-cell office:value-type="float" office:value="1" calcext:value-type="float">
            <text:p>1</text:p>
          </table:table-cell>
          <table:table-cell office:value-type="float" office:value="2426641" calcext:value-type="float">
            <text:p>2426641</text:p>
          </table:table-cell>
          <table:table-cell office:value-type="float" office:value="0.318747882946786" calcext:value-type="float">
            <text:p>0.3187478829</text:p>
          </table:table-cell>
          <table:table-cell office:value-type="float" office:value="18033152" calcext:value-type="float">
            <text:p>18033152</text:p>
          </table:table-cell>
          <table:table-cell office:value-type="float" office:value="0.40209124880729" calcext:value-type="float">
            <text:p>0.4020912488</text:p>
          </table:table-cell>
          <table:table-cell office:value-type="float" office:value="18386592" calcext:value-type="float">
            <text:p>18386592</text:p>
          </table:table-cell>
          <table:table-cell office:value-type="float" office:value="0.408387045743891" calcext:value-type="float">
            <text:p>0.4083870457</text:p>
          </table:table-cell>
          <table:table-cell table:formula="of:=LOOKUP([.A571];[Users.$A$1:.$A$869];[Users.$B$1:.$B$869])" office:value-type="float" office:value="779" calcext:value-type="float">
            <text:p>779</text:p>
          </table:table-cell>
          <table:table-cell table:formula="of:=IF([.C571]=1;1;0)" office:value-type="float" office:value="1" calcext:value-type="float">
            <text:p>1</text:p>
          </table:table-cell>
          <table:table-cell table:formula="of:=IF([.C57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81797" calcext:value-type="float">
            <text:p>1381797</text:p>
          </table:table-cell>
          <table:table-cell office:value-type="float" office:value="0.565773958700615" calcext:value-type="float">
            <text:p>0.5657739587</text:p>
          </table:table-cell>
          <table:table-cell office:value-type="float" office:value="0" calcext:value-type="float">
            <text:p>0</text:p>
          </table:table-cell>
          <table:table-cell office:value-type="float" office:value="8934483" calcext:value-type="float">
            <text:p>8934483</text:p>
          </table:table-cell>
          <table:table-cell office:value-type="float" office:value="0.473628773577621" calcext:value-type="float">
            <text:p>0.4736287736</text:p>
          </table:table-cell>
          <table:table-cell office:value-type="float" office:value="682299" calcext:value-type="float">
            <text:p>682299</text:p>
          </table:table-cell>
          <table:table-cell office:value-type="float" office:value="0.505993605676391" calcext:value-type="float">
            <text:p>0.5059936057</text:p>
          </table:table-cell>
          <table:table-cell office:value-type="float" office:value="2784732" calcext:value-type="float">
            <text:p>2784732</text:p>
          </table:table-cell>
          <table:table-cell office:value-type="float" office:value="0.521115351123953" calcext:value-type="float">
            <text:p>0.5211153511</text:p>
          </table:table-cell>
          <table:table-cell table:formula="of:=LOOKUP([.A572];[Users.$A$1:.$A$869];[Users.$B$1:.$B$869])" office:value-type="float" office:value="782" calcext:value-type="float">
            <text:p>782</text:p>
          </table:table-cell>
          <table:table-cell table:formula="of:=IF([.C572]=1;1;0)" office:value-type="float" office:value="0" calcext:value-type="float">
            <text:p>0</text:p>
          </table:table-cell>
          <table:table-cell table:formula="of:=IF([.C57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18784" calcext:value-type="float">
            <text:p>1018784</text:p>
          </table:table-cell>
          <table:table-cell office:value-type="float" office:value="0.306047674570058" calcext:value-type="float">
            <text:p>0.3060476746</text:p>
          </table:table-cell>
          <table:table-cell office:value-type="float" office:value="1" calcext:value-type="float">
            <text:p>1</text:p>
          </table:table-cell>
          <table:table-cell office:value-type="float" office:value="1018784" calcext:value-type="float">
            <text:p>1018784</text:p>
          </table:table-cell>
          <table:table-cell office:value-type="float" office:value="0.306047674570058" calcext:value-type="float">
            <text:p>0.3060476746</text:p>
          </table:table-cell>
          <table:table-cell office:value-type="float" office:value="5464369" calcext:value-type="float">
            <text:p>5464369</text:p>
          </table:table-cell>
          <table:table-cell office:value-type="float" office:value="0.569119368586499" calcext:value-type="float">
            <text:p>0.5691193686</text:p>
          </table:table-cell>
          <table:table-cell office:value-type="float" office:value="9929936" calcext:value-type="float">
            <text:p>9929936</text:p>
          </table:table-cell>
          <table:table-cell office:value-type="float" office:value="0.57330151648336" calcext:value-type="float">
            <text:p>0.5733015165</text:p>
          </table:table-cell>
          <table:table-cell table:formula="of:=LOOKUP([.A573];[Users.$A$1:.$A$869];[Users.$B$1:.$B$869])" office:value-type="float" office:value="782" calcext:value-type="float">
            <text:p>782</text:p>
          </table:table-cell>
          <table:table-cell table:formula="of:=IF([.C573]=1;1;0)" office:value-type="float" office:value="1" calcext:value-type="float">
            <text:p>1</text:p>
          </table:table-cell>
          <table:table-cell table:formula="of:=IF([.C57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033927" calcext:value-type="float">
            <text:p>14033927</text:p>
          </table:table-cell>
          <table:table-cell office:value-type="float" office:value="0.596323124508991" calcext:value-type="float">
            <text:p>0.5963231245</text:p>
          </table:table-cell>
          <table:table-cell office:value-type="float" office:value="0" calcext:value-type="float">
            <text:p>0</text:p>
          </table:table-cell>
          <table:table-cell office:value-type="float" office:value="2345524" calcext:value-type="float">
            <text:p>2345524</text:p>
          </table:table-cell>
          <table:table-cell office:value-type="float" office:value="0.5686366368391" calcext:value-type="float">
            <text:p>0.5686366368</text:p>
          </table:table-cell>
          <table:table-cell office:value-type="float" office:value="7563825" calcext:value-type="float">
            <text:p>7563825</text:p>
          </table:table-cell>
          <table:table-cell office:value-type="float" office:value="0.578795345117291" calcext:value-type="float">
            <text:p>0.5787953451</text:p>
          </table:table-cell>
          <table:table-cell office:value-type="float" office:value="16485932" calcext:value-type="float">
            <text:p>16485932</text:p>
          </table:table-cell>
          <table:table-cell office:value-type="float" office:value="0.582396680538184" calcext:value-type="float">
            <text:p>0.5823966805</text:p>
          </table:table-cell>
          <table:table-cell table:formula="of:=LOOKUP([.A574];[Users.$A$1:.$A$869];[Users.$B$1:.$B$869])" office:value-type="float" office:value="784" calcext:value-type="float">
            <text:p>784</text:p>
          </table:table-cell>
          <table:table-cell table:formula="of:=IF([.C574]=1;1;0)" office:value-type="float" office:value="0" calcext:value-type="float">
            <text:p>0</text:p>
          </table:table-cell>
          <table:table-cell table:formula="of:=IF([.C57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67591" calcext:value-type="float">
            <text:p>1367591</text:p>
          </table:table-cell>
          <table:table-cell office:value-type="float" office:value="0.424515126290643" calcext:value-type="float">
            <text:p>0.4245151263</text:p>
          </table:table-cell>
          <table:table-cell office:value-type="float" office:value="1" calcext:value-type="float">
            <text:p>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.424515126290643" calcext:value-type="float">
            <text:p>0.4245151263</text:p>
          </table:table-cell>
          <table:table-cell office:value-type="float" office:value="11772999" calcext:value-type="float">
            <text:p>11772999</text:p>
          </table:table-cell>
          <table:table-cell office:value-type="float" office:value="0.489092692184534" calcext:value-type="float">
            <text:p>0.4890926922</text:p>
          </table:table-cell>
          <table:table-cell office:value-type="float" office:value="4796716" calcext:value-type="float">
            <text:p>4796716</text:p>
          </table:table-cell>
          <table:table-cell office:value-type="float" office:value="0.497068132765231" calcext:value-type="float">
            <text:p>0.4970681328</text:p>
          </table:table-cell>
          <table:table-cell table:formula="of:=LOOKUP([.A575];[Users.$A$1:.$A$869];[Users.$B$1:.$B$869])" office:value-type="float" office:value="784" calcext:value-type="float">
            <text:p>784</text:p>
          </table:table-cell>
          <table:table-cell table:formula="of:=IF([.C575]=1;1;0)" office:value-type="float" office:value="1" calcext:value-type="float">
            <text:p>1</text:p>
          </table:table-cell>
          <table:table-cell table:formula="of:=IF([.C57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47833" calcext:value-type="float">
            <text:p>847833</text:p>
          </table:table-cell>
          <table:table-cell office:value-type="float" office:value="0.465386443146322" calcext:value-type="float">
            <text:p>0.4653864431</text:p>
          </table:table-cell>
          <table:table-cell office:value-type="float" office:value="1" calcext:value-type="float">
            <text:p>1</text:p>
          </table:table-cell>
          <table:table-cell office:value-type="float" office:value="847833" calcext:value-type="float">
            <text:p>847833</text:p>
          </table:table-cell>
          <table:table-cell office:value-type="float" office:value="0.465386443146322" calcext:value-type="float">
            <text:p>0.4653864431</text:p>
          </table:table-cell>
          <table:table-cell office:value-type="float" office:value="1341074" calcext:value-type="float">
            <text:p>1341074</text:p>
          </table:table-cell>
          <table:table-cell office:value-type="float" office:value="0.542369155596949" calcext:value-type="float">
            <text:p>0.5423691556</text:p>
          </table:table-cell>
          <table:table-cell office:value-type="float" office:value="4273771" calcext:value-type="float">
            <text:p>4273771</text:p>
          </table:table-cell>
          <table:table-cell office:value-type="float" office:value="0.544109339233161" calcext:value-type="float">
            <text:p>0.5441093392</text:p>
          </table:table-cell>
          <table:table-cell table:formula="of:=LOOKUP([.A576];[Users.$A$1:.$A$869];[Users.$B$1:.$B$869])" office:value-type="float" office:value="785" calcext:value-type="float">
            <text:p>785</text:p>
          </table:table-cell>
          <table:table-cell table:formula="of:=IF([.C576]=1;1;0)" office:value-type="float" office:value="1" calcext:value-type="float">
            <text:p>1</text:p>
          </table:table-cell>
          <table:table-cell table:formula="of:=IF([.C57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62221" calcext:value-type="float">
            <text:p>3162221</text:p>
          </table:table-cell>
          <table:table-cell office:value-type="float" office:value="0.545237370245175" calcext:value-type="float">
            <text:p>0.5452373702</text:p>
          </table:table-cell>
          <table:table-cell office:value-type="float" office:value="1" calcext:value-type="float">
            <text:p>1</text:p>
          </table:table-cell>
          <table:table-cell office:value-type="float" office:value="3162221" calcext:value-type="float">
            <text:p>3162221</text:p>
          </table:table-cell>
          <table:table-cell office:value-type="float" office:value="0.545237370245175" calcext:value-type="float">
            <text:p>0.5452373702</text:p>
          </table:table-cell>
          <table:table-cell office:value-type="float" office:value="11836549" calcext:value-type="float">
            <text:p>11836549</text:p>
          </table:table-cell>
          <table:table-cell office:value-type="float" office:value="0.553761196863943" calcext:value-type="float">
            <text:p>0.5537611969</text:p>
          </table:table-cell>
          <table:table-cell office:value-type="float" office:value="1946601" calcext:value-type="float">
            <text:p>1946601</text:p>
          </table:table-cell>
          <table:table-cell office:value-type="float" office:value="0.555471043796798" calcext:value-type="float">
            <text:p>0.5554710438</text:p>
          </table:table-cell>
          <table:table-cell table:formula="of:=LOOKUP([.A577];[Users.$A$1:.$A$869];[Users.$B$1:.$B$869])" office:value-type="float" office:value="786" calcext:value-type="float">
            <text:p>786</text:p>
          </table:table-cell>
          <table:table-cell table:formula="of:=IF([.C577]=1;1;0)" office:value-type="float" office:value="1" calcext:value-type="float">
            <text:p>1</text:p>
          </table:table-cell>
          <table:table-cell table:formula="of:=IF([.C57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83870" calcext:value-type="float">
            <text:p>4683870</text:p>
          </table:table-cell>
          <table:table-cell office:value-type="float" office:value="0.501808647714159" calcext:value-type="float">
            <text:p>0.5018086477</text:p>
          </table:table-cell>
          <table:table-cell office:value-type="float" office:value="0" calcext:value-type="float">
            <text:p>0</text:p>
          </table:table-cell>
          <table:table-cell office:value-type="float" office:value="11796331" calcext:value-type="float">
            <text:p>11796331</text:p>
          </table:table-cell>
          <table:table-cell office:value-type="float" office:value="0.413799288441691" calcext:value-type="float">
            <text:p>0.4137992884</text:p>
          </table:table-cell>
          <table:table-cell office:value-type="float" office:value="9000782" calcext:value-type="float">
            <text:p>9000782</text:p>
          </table:table-cell>
          <table:table-cell office:value-type="float" office:value="0.413799288441691" calcext:value-type="float">
            <text:p>0.4137992884</text:p>
          </table:table-cell>
          <table:table-cell office:value-type="float" office:value="8102317" calcext:value-type="float">
            <text:p>8102317</text:p>
          </table:table-cell>
          <table:table-cell office:value-type="float" office:value="0.443341056838322" calcext:value-type="float">
            <text:p>0.4433410568</text:p>
          </table:table-cell>
          <table:table-cell table:formula="of:=LOOKUP([.A578];[Users.$A$1:.$A$869];[Users.$B$1:.$B$869])" office:value-type="float" office:value="786" calcext:value-type="float">
            <text:p>786</text:p>
          </table:table-cell>
          <table:table-cell table:formula="of:=IF([.C578]=1;1;0)" office:value-type="float" office:value="0" calcext:value-type="float">
            <text:p>0</text:p>
          </table:table-cell>
          <table:table-cell table:formula="of:=IF([.C57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06129" calcext:value-type="float">
            <text:p>3206129</text:p>
          </table:table-cell>
          <table:table-cell office:value-type="float" office:value="0.522537603903434" calcext:value-type="float">
            <text:p>0.5225376039</text:p>
          </table:table-cell>
          <table:table-cell office:value-type="float" office:value="1" calcext:value-type="float">
            <text:p>1</text:p>
          </table:table-cell>
          <table:table-cell office:value-type="float" office:value="3206129" calcext:value-type="float">
            <text:p>3206129</text:p>
          </table:table-cell>
          <table:table-cell office:value-type="float" office:value="0.522537603903434" calcext:value-type="float">
            <text:p>0.5225376039</text:p>
          </table:table-cell>
          <table:table-cell office:value-type="float" office:value="8382845" calcext:value-type="float">
            <text:p>8382845</text:p>
          </table:table-cell>
          <table:table-cell office:value-type="float" office:value="0.528745802276202" calcext:value-type="float">
            <text:p>0.5287458023</text:p>
          </table:table-cell>
          <table:table-cell office:value-type="float" office:value="9907597" calcext:value-type="float">
            <text:p>9907597</text:p>
          </table:table-cell>
          <table:table-cell office:value-type="float" office:value="0.560294976769894" calcext:value-type="float">
            <text:p>0.5602949768</text:p>
          </table:table-cell>
          <table:table-cell table:formula="of:=LOOKUP([.A579];[Users.$A$1:.$A$869];[Users.$B$1:.$B$869])" office:value-type="float" office:value="789" calcext:value-type="float">
            <text:p>789</text:p>
          </table:table-cell>
          <table:table-cell table:formula="of:=IF([.C579]=1;1;0)" office:value-type="float" office:value="1" calcext:value-type="float">
            <text:p>1</text:p>
          </table:table-cell>
          <table:table-cell table:formula="of:=IF([.C57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234481" calcext:value-type="float">
            <text:p>6234481</text:p>
          </table:table-cell>
          <table:table-cell office:value-type="float" office:value="0.57084929071773" calcext:value-type="float">
            <text:p>0.5708492907</text:p>
          </table:table-cell>
          <table:table-cell office:value-type="float" office:value="0" calcext:value-type="float">
            <text:p>0</text:p>
          </table:table-cell>
          <table:table-cell office:value-type="float" office:value="5634294" calcext:value-type="float">
            <text:p>5634294</text:p>
          </table:table-cell>
          <table:table-cell office:value-type="float" office:value="0.518398671790578" calcext:value-type="float">
            <text:p>0.5183986718</text:p>
          </table:table-cell>
          <table:table-cell office:value-type="float" office:value="1845795" calcext:value-type="float">
            <text:p>1845795</text:p>
          </table:table-cell>
          <table:table-cell office:value-type="float" office:value="0.521371255702233" calcext:value-type="float">
            <text:p>0.5213712557</text:p>
          </table:table-cell>
          <table:table-cell office:value-type="float" office:value="2753343" calcext:value-type="float">
            <text:p>2753343</text:p>
          </table:table-cell>
          <table:table-cell office:value-type="float" office:value="0.530052023373931" calcext:value-type="float">
            <text:p>0.5300520234</text:p>
          </table:table-cell>
          <table:table-cell table:formula="of:=LOOKUP([.A580];[Users.$A$1:.$A$869];[Users.$B$1:.$B$869])" office:value-type="float" office:value="789" calcext:value-type="float">
            <text:p>789</text:p>
          </table:table-cell>
          <table:table-cell table:formula="of:=IF([.C580]=1;1;0)" office:value-type="float" office:value="0" calcext:value-type="float">
            <text:p>0</text:p>
          </table:table-cell>
          <table:table-cell table:formula="of:=IF([.C58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67984" calcext:value-type="float">
            <text:p>2067984</text:p>
          </table:table-cell>
          <table:table-cell office:value-type="float" office:value="0.609637021250757" calcext:value-type="float">
            <text:p>0.6096370213</text:p>
          </table:table-cell>
          <table:table-cell office:value-type="float" office:value="0" calcext:value-type="float">
            <text:p>0</text:p>
          </table:table-cell>
          <table:table-cell office:value-type="float" office:value="16525959" calcext:value-type="float">
            <text:p>16525959</text:p>
          </table:table-cell>
          <table:table-cell office:value-type="float" office:value="0.569729901144582" calcext:value-type="float">
            <text:p>0.5697299011</text:p>
          </table:table-cell>
          <table:table-cell office:value-type="float" office:value="3457503" calcext:value-type="float">
            <text:p>3457503</text:p>
          </table:table-cell>
          <table:table-cell office:value-type="float" office:value="0.570942633623114" calcext:value-type="float">
            <text:p>0.5709426336</text:p>
          </table:table-cell>
          <table:table-cell office:value-type="float" office:value="5594399" calcext:value-type="float">
            <text:p>5594399</text:p>
          </table:table-cell>
          <table:table-cell office:value-type="float" office:value="0.571089960656126" calcext:value-type="float">
            <text:p>0.5710899607</text:p>
          </table:table-cell>
          <table:table-cell table:formula="of:=LOOKUP([.A581];[Users.$A$1:.$A$869];[Users.$B$1:.$B$869])" office:value-type="float" office:value="790" calcext:value-type="float">
            <text:p>790</text:p>
          </table:table-cell>
          <table:table-cell table:formula="of:=IF([.C581]=1;1;0)" office:value-type="float" office:value="0" calcext:value-type="float">
            <text:p>0</text:p>
          </table:table-cell>
          <table:table-cell table:formula="of:=IF([.C58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72805" calcext:value-type="float">
            <text:p>2172805</text:p>
          </table:table-cell>
          <table:table-cell office:value-type="float" office:value="0.525669933058336" calcext:value-type="float">
            <text:p>0.5256699331</text:p>
          </table:table-cell>
          <table:table-cell office:value-type="float" office:value="1" calcext:value-type="float">
            <text:p>1</text:p>
          </table:table-cell>
          <table:table-cell office:value-type="float" office:value="2172805" calcext:value-type="float">
            <text:p>2172805</text:p>
          </table:table-cell>
          <table:table-cell office:value-type="float" office:value="0.525669933058336" calcext:value-type="float">
            <text:p>0.5256699331</text:p>
          </table:table-cell>
          <table:table-cell office:value-type="float" office:value="4879801" calcext:value-type="float">
            <text:p>4879801</text:p>
          </table:table-cell>
          <table:table-cell office:value-type="float" office:value="0.528971392553843" calcext:value-type="float">
            <text:p>0.5289713926</text:p>
          </table:table-cell>
          <table:table-cell office:value-type="float" office:value="236695" calcext:value-type="float">
            <text:p>236695</text:p>
          </table:table-cell>
          <table:table-cell office:value-type="float" office:value="0.545300963467832" calcext:value-type="float">
            <text:p>0.5453009635</text:p>
          </table:table-cell>
          <table:table-cell table:formula="of:=LOOKUP([.A582];[Users.$A$1:.$A$869];[Users.$B$1:.$B$869])" office:value-type="float" office:value="792" calcext:value-type="float">
            <text:p>792</text:p>
          </table:table-cell>
          <table:table-cell table:formula="of:=IF([.C582]=1;1;0)" office:value-type="float" office:value="1" calcext:value-type="float">
            <text:p>1</text:p>
          </table:table-cell>
          <table:table-cell table:formula="of:=IF([.C58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0832" calcext:value-type="float">
            <text:p>130832</text:p>
          </table:table-cell>
          <table:table-cell office:value-type="float" office:value="0.490873626656083" calcext:value-type="float">
            <text:p>0.4908736267</text:p>
          </table:table-cell>
          <table:table-cell office:value-type="float" office:value="1" calcext:value-type="float">
            <text:p>1</text:p>
          </table:table-cell>
          <table:table-cell office:value-type="float" office:value="130832" calcext:value-type="float">
            <text:p>130832</text:p>
          </table:table-cell>
          <table:table-cell office:value-type="float" office:value="0.490873626656083" calcext:value-type="float">
            <text:p>0.4908736267</text:p>
          </table:table-cell>
          <table:table-cell office:value-type="float" office:value="1702712" calcext:value-type="float">
            <text:p>1702712</text:p>
          </table:table-cell>
          <table:table-cell office:value-type="float" office:value="0.512609867348466" calcext:value-type="float">
            <text:p>0.5126098673</text:p>
          </table:table-cell>
          <table:table-cell office:value-type="float" office:value="5391022" calcext:value-type="float">
            <text:p>5391022</text:p>
          </table:table-cell>
          <table:table-cell office:value-type="float" office:value="0.513769920323318" calcext:value-type="float">
            <text:p>0.5137699203</text:p>
          </table:table-cell>
          <table:table-cell table:formula="of:=LOOKUP([.A583];[Users.$A$1:.$A$869];[Users.$B$1:.$B$869])" office:value-type="float" office:value="793" calcext:value-type="float">
            <text:p>793</text:p>
          </table:table-cell>
          <table:table-cell table:formula="of:=IF([.C583]=1;1;0)" office:value-type="float" office:value="1" calcext:value-type="float">
            <text:p>1</text:p>
          </table:table-cell>
          <table:table-cell table:formula="of:=IF([.C58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533857" calcext:value-type="float">
            <text:p>7533857</text:p>
          </table:table-cell>
          <table:table-cell office:value-type="float" office:value="0.607130291604483" calcext:value-type="float">
            <text:p>0.6071302916</text:p>
          </table:table-cell>
          <table:table-cell office:value-type="float" office:value="0" calcext:value-type="float">
            <text:p>0</text:p>
          </table:table-cell>
          <table:table-cell office:value-type="float" office:value="2982849" calcext:value-type="float">
            <text:p>2982849</text:p>
          </table:table-cell>
          <table:table-cell office:value-type="float" office:value="0.539737019124398" calcext:value-type="float">
            <text:p>0.5397370191</text:p>
          </table:table-cell>
          <table:table-cell office:value-type="float" office:value="1504532" calcext:value-type="float">
            <text:p>1504532</text:p>
          </table:table-cell>
          <table:table-cell office:value-type="float" office:value="0.54192983842873" calcext:value-type="float">
            <text:p>0.5419298384</text:p>
          </table:table-cell>
          <table:table-cell office:value-type="float" office:value="2855040" calcext:value-type="float">
            <text:p>2855040</text:p>
          </table:table-cell>
          <table:table-cell office:value-type="float" office:value="0.548833539363483" calcext:value-type="float">
            <text:p>0.5488335394</text:p>
          </table:table-cell>
          <table:table-cell table:formula="of:=LOOKUP([.A584];[Users.$A$1:.$A$869];[Users.$B$1:.$B$869])" office:value-type="float" office:value="795" calcext:value-type="float">
            <text:p>795</text:p>
          </table:table-cell>
          <table:table-cell table:formula="of:=IF([.C584]=1;1;0)" office:value-type="float" office:value="0" calcext:value-type="float">
            <text:p>0</text:p>
          </table:table-cell>
          <table:table-cell table:formula="of:=IF([.C58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698793" calcext:value-type="float">
            <text:p>10698793</text:p>
          </table:table-cell>
          <table:table-cell office:value-type="float" office:value="0.662083764067274" calcext:value-type="float">
            <text:p>0.6620837641</text:p>
          </table:table-cell>
          <table:table-cell office:value-type="float" office:value="0" calcext:value-type="float">
            <text:p>0</text:p>
          </table:table-cell>
          <table:table-cell office:value-type="float" office:value="16308166" calcext:value-type="float">
            <text:p>16308166</text:p>
          </table:table-cell>
          <table:table-cell office:value-type="float" office:value="0.542344258707365" calcext:value-type="float">
            <text:p>0.5423442587</text:p>
          </table:table-cell>
          <table:table-cell office:value-type="float" office:value="12033442" calcext:value-type="float">
            <text:p>12033442</text:p>
          </table:table-cell>
          <table:table-cell office:value-type="float" office:value="0.54431404180817" calcext:value-type="float">
            <text:p>0.5443140418</text:p>
          </table:table-cell>
          <table:table-cell office:value-type="float" office:value="3173804" calcext:value-type="float">
            <text:p>3173804</text:p>
          </table:table-cell>
          <table:table-cell office:value-type="float" office:value="0.546636254444725" calcext:value-type="float">
            <text:p>0.5466362544</text:p>
          </table:table-cell>
          <table:table-cell table:formula="of:=LOOKUP([.A585];[Users.$A$1:.$A$869];[Users.$B$1:.$B$869])" office:value-type="float" office:value="795" calcext:value-type="float">
            <text:p>795</text:p>
          </table:table-cell>
          <table:table-cell table:formula="of:=IF([.C585]=1;1;0)" office:value-type="float" office:value="0" calcext:value-type="float">
            <text:p>0</text:p>
          </table:table-cell>
          <table:table-cell table:formula="of:=IF([.C585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8269" calcext:value-type="float">
            <text:p>528269</text:p>
          </table:table-cell>
          <table:table-cell office:value-type="float" office:value="0.50775434155439" calcext:value-type="float">
            <text:p>0.5077543416</text:p>
          </table:table-cell>
          <table:table-cell office:value-type="float" office:value="1" calcext:value-type="float">
            <text:p>1</text:p>
          </table:table-cell>
          <table:table-cell office:value-type="float" office:value="528269" calcext:value-type="float">
            <text:p>528269</text:p>
          </table:table-cell>
          <table:table-cell office:value-type="float" office:value="0.50775434155439" calcext:value-type="float">
            <text:p>0.5077543416</text:p>
          </table:table-cell>
          <table:table-cell office:value-type="float" office:value="795226" calcext:value-type="float">
            <text:p>795226</text:p>
          </table:table-cell>
          <table:table-cell office:value-type="float" office:value="0.522419011786875" calcext:value-type="float">
            <text:p>0.5224190118</text:p>
          </table:table-cell>
          <table:table-cell office:value-type="float" office:value="731796" calcext:value-type="float">
            <text:p>731796</text:p>
          </table:table-cell>
          <table:table-cell office:value-type="float" office:value="0.523990059294527" calcext:value-type="float">
            <text:p>0.5239900593</text:p>
          </table:table-cell>
          <table:table-cell table:formula="of:=LOOKUP([.A586];[Users.$A$1:.$A$869];[Users.$B$1:.$B$869])" office:value-type="float" office:value="796" calcext:value-type="float">
            <text:p>796</text:p>
          </table:table-cell>
          <table:table-cell table:formula="of:=IF([.C586]=1;1;0)" office:value-type="float" office:value="1" calcext:value-type="float">
            <text:p>1</text:p>
          </table:table-cell>
          <table:table-cell table:formula="of:=IF([.C58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41141" calcext:value-type="float">
            <text:p>2441141</text:p>
          </table:table-cell>
          <table:table-cell office:value-type="float" office:value="0.5589572832404" calcext:value-type="float">
            <text:p>0.5589572832</text:p>
          </table:table-cell>
          <table:table-cell office:value-type="float" office:value="0" calcext:value-type="float">
            <text:p>0</text:p>
          </table:table-cell>
          <table:table-cell office:value-type="float" office:value="16071276" calcext:value-type="float">
            <text:p>16071276</text:p>
          </table:table-cell>
          <table:table-cell office:value-type="float" office:value="0.534671335398871" calcext:value-type="float">
            <text:p>0.5346713354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54725587821986" calcext:value-type="float">
            <text:p>0.5472558782</text:p>
          </table:table-cell>
          <table:table-cell office:value-type="float" office:value="4047746" calcext:value-type="float">
            <text:p>4047746</text:p>
          </table:table-cell>
          <table:table-cell office:value-type="float" office:value="0.552738349177972" calcext:value-type="float">
            <text:p>0.5527383492</text:p>
          </table:table-cell>
          <table:table-cell table:formula="of:=LOOKUP([.A587];[Users.$A$1:.$A$869];[Users.$B$1:.$B$869])" office:value-type="float" office:value="796" calcext:value-type="float">
            <text:p>796</text:p>
          </table:table-cell>
          <table:table-cell table:formula="of:=IF([.C587]=1;1;0)" office:value-type="float" office:value="0" calcext:value-type="float">
            <text:p>0</text:p>
          </table:table-cell>
          <table:table-cell table:formula="of:=IF([.C58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48643" calcext:value-type="float">
            <text:p>1348643</text:p>
          </table:table-cell>
          <table:table-cell office:value-type="float" office:value="0.651155297255393" calcext:value-type="float">
            <text:p>0.6511552973</text:p>
          </table:table-cell>
          <table:table-cell office:value-type="float" office:value="0" calcext:value-type="float">
            <text:p>0</text:p>
          </table:table-cell>
          <table:table-cell office:value-type="float" office:value="1505614" calcext:value-type="float">
            <text:p>1505614</text:p>
          </table:table-cell>
          <table:table-cell office:value-type="float" office:value="0.519913796075371" calcext:value-type="float">
            <text:p>0.5199137961</text:p>
          </table:table-cell>
          <table:table-cell office:value-type="float" office:value="16896359" calcext:value-type="float">
            <text:p>16896359</text:p>
          </table:table-cell>
          <table:table-cell office:value-type="float" office:value="0.524319623850967" calcext:value-type="float">
            <text:p>0.5243196239</text:p>
          </table:table-cell>
          <table:table-cell office:value-type="float" office:value="637581" calcext:value-type="float">
            <text:p>637581</text:p>
          </table:table-cell>
          <table:table-cell office:value-type="float" office:value="0.525122589751125" calcext:value-type="float">
            <text:p>0.5251225898</text:p>
          </table:table-cell>
          <table:table-cell table:formula="of:=LOOKUP([.A588];[Users.$A$1:.$A$869];[Users.$B$1:.$B$869])" office:value-type="float" office:value="797" calcext:value-type="float">
            <text:p>797</text:p>
          </table:table-cell>
          <table:table-cell table:formula="of:=IF([.C588]=1;1;0)" office:value-type="float" office:value="0" calcext:value-type="float">
            <text:p>0</text:p>
          </table:table-cell>
          <table:table-cell table:formula="of:=IF([.C58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760547" calcext:value-type="float">
            <text:p>13760547</text:p>
          </table:table-cell>
          <table:table-cell office:value-type="float" office:value="0.65987678302549" calcext:value-type="float">
            <text:p>0.659876783</text:p>
          </table:table-cell>
          <table:table-cell office:value-type="float" office:value="0" calcext:value-type="float">
            <text:p>0</text:p>
          </table:table-cell>
          <table:table-cell office:value-type="float" office:value="9561949" calcext:value-type="float">
            <text:p>9561949</text:p>
          </table:table-cell>
          <table:table-cell office:value-type="float" office:value="0.576276508056563" calcext:value-type="float">
            <text:p>0.5762765081</text:p>
          </table:table-cell>
          <table:table-cell office:value-type="float" office:value="14084642" calcext:value-type="float">
            <text:p>14084642</text:p>
          </table:table-cell>
          <table:table-cell office:value-type="float" office:value="0.589656535926454" calcext:value-type="float">
            <text:p>0.5896565359</text:p>
          </table:table-cell>
          <table:table-cell office:value-type="float" office:value="15755930" calcext:value-type="float">
            <text:p>15755930</text:p>
          </table:table-cell>
          <table:table-cell office:value-type="float" office:value="0.59374603591985" calcext:value-type="float">
            <text:p>0.5937460359</text:p>
          </table:table-cell>
          <table:table-cell table:formula="of:=LOOKUP([.A589];[Users.$A$1:.$A$869];[Users.$B$1:.$B$869])" office:value-type="float" office:value="799" calcext:value-type="float">
            <text:p>799</text:p>
          </table:table-cell>
          <table:table-cell table:formula="of:=IF([.C589]=1;1;0)" office:value-type="float" office:value="0" calcext:value-type="float">
            <text:p>0</text:p>
          </table:table-cell>
          <table:table-cell table:formula="of:=IF([.C58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951238" calcext:value-type="float">
            <text:p>2951238</text:p>
          </table:table-cell>
          <table:table-cell office:value-type="float" office:value="0.495637031857451" calcext:value-type="float">
            <text:p>0.4956370319</text:p>
          </table:table-cell>
          <table:table-cell office:value-type="float" office:value="1" calcext:value-type="float">
            <text:p>1</text:p>
          </table:table-cell>
          <table:table-cell office:value-type="float" office:value="16994714" calcext:value-type="float">
            <text:p>16994714</text:p>
          </table:table-cell>
          <table:table-cell office:value-type="float" office:value="0.453695474052473" calcext:value-type="float">
            <text:p>0.4536954741</text:p>
          </table:table-cell>
          <table:table-cell office:value-type="float" office:value="4170119" calcext:value-type="float">
            <text:p>4170119</text:p>
          </table:table-cell>
          <table:table-cell office:value-type="float" office:value="0.486381338434853" calcext:value-type="float">
            <text:p>0.4863813384</text:p>
          </table:table-cell>
          <table:table-cell office:value-type="float" office:value="1500585" calcext:value-type="float">
            <text:p>1500585</text:p>
          </table:table-cell>
          <table:table-cell office:value-type="float" office:value="0.496079273746835" calcext:value-type="float">
            <text:p>0.4960792737</text:p>
          </table:table-cell>
          <table:table-cell table:formula="of:=LOOKUP([.A590];[Users.$A$1:.$A$869];[Users.$B$1:.$B$869])" office:value-type="float" office:value="801" calcext:value-type="float">
            <text:p>801</text:p>
          </table:table-cell>
          <table:table-cell table:formula="of:=IF([.C590]=1;1;0)" office:value-type="float" office:value="1" calcext:value-type="float">
            <text:p>1</text:p>
          </table:table-cell>
          <table:table-cell table:formula="of:=IF([.C59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71360" calcext:value-type="float">
            <text:p>1271360</text:p>
          </table:table-cell>
          <table:table-cell office:value-type="float" office:value="0.401394090386766" calcext:value-type="float">
            <text:p>0.4013940904</text:p>
          </table:table-cell>
          <table:table-cell office:value-type="float" office:value="0" calcext:value-type="float">
            <text:p>0</text:p>
          </table:table-cell>
          <table:table-cell office:value-type="float" office:value="16766898" calcext:value-type="float">
            <text:p>16766898</text:p>
          </table:table-cell>
          <table:table-cell office:value-type="float" office:value="0.278033839705609" calcext:value-type="float">
            <text:p>0.2780338397</text:p>
          </table:table-cell>
          <table:table-cell office:value-type="float" office:value="14777591" calcext:value-type="float">
            <text:p>14777591</text:p>
          </table:table-cell>
          <table:table-cell office:value-type="float" office:value="0.286454905703346" calcext:value-type="float">
            <text:p>0.2864549057</text:p>
          </table:table-cell>
          <table:table-cell office:value-type="float" office:value="6921143" calcext:value-type="float">
            <text:p>6921143</text:p>
          </table:table-cell>
          <table:table-cell office:value-type="float" office:value="0.286454905703346" calcext:value-type="float">
            <text:p>0.2864549057</text:p>
          </table:table-cell>
          <table:table-cell table:formula="of:=LOOKUP([.A591];[Users.$A$1:.$A$869];[Users.$B$1:.$B$869])" office:value-type="float" office:value="802" calcext:value-type="float">
            <text:p>802</text:p>
          </table:table-cell>
          <table:table-cell table:formula="of:=IF([.C591]=1;1;0)" office:value-type="float" office:value="0" calcext:value-type="float">
            <text:p>0</text:p>
          </table:table-cell>
          <table:table-cell table:formula="of:=IF([.C59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79932" calcext:value-type="float">
            <text:p>3479932</text:p>
          </table:table-cell>
          <table:table-cell office:value-type="float" office:value="0.424186715906406" calcext:value-type="float">
            <text:p>0.4241867159</text:p>
          </table:table-cell>
          <table:table-cell office:value-type="float" office:value="1" calcext:value-type="float">
            <text:p>1</text:p>
          </table:table-cell>
          <table:table-cell office:value-type="float" office:value="3479932" calcext:value-type="float">
            <text:p>3479932</text:p>
          </table:table-cell>
          <table:table-cell office:value-type="float" office:value="0.424186715906406" calcext:value-type="float">
            <text:p>0.4241867159</text:p>
          </table:table-cell>
          <table:table-cell office:value-type="float" office:value="12979134" calcext:value-type="float">
            <text:p>12979134</text:p>
          </table:table-cell>
          <table:table-cell office:value-type="float" office:value="0.494110178128015" calcext:value-type="float">
            <text:p>0.4941101781</text:p>
          </table:table-cell>
          <table:table-cell office:value-type="float" office:value="768772" calcext:value-type="float">
            <text:p>768772</text:p>
          </table:table-cell>
          <table:table-cell office:value-type="float" office:value="0.497874709522951" calcext:value-type="float">
            <text:p>0.4978747095</text:p>
          </table:table-cell>
          <table:table-cell table:formula="of:=LOOKUP([.A592];[Users.$A$1:.$A$869];[Users.$B$1:.$B$869])" office:value-type="float" office:value="802" calcext:value-type="float">
            <text:p>802</text:p>
          </table:table-cell>
          <table:table-cell table:formula="of:=IF([.C592]=1;1;0)" office:value-type="float" office:value="1" calcext:value-type="float">
            <text:p>1</text:p>
          </table:table-cell>
          <table:table-cell table:formula="of:=IF([.C59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865" calcext:value-type="float">
            <text:p>1737865</text:p>
          </table:table-cell>
          <table:table-cell office:value-type="float" office:value="0.554534064328684" calcext:value-type="float">
            <text:p>0.5545340643</text:p>
          </table:table-cell>
          <table:table-cell office:value-type="float" office:value="1" calcext:value-type="float">
            <text:p>1</text:p>
          </table:table-cell>
          <table:table-cell office:value-type="float" office:value="1737865" calcext:value-type="float">
            <text:p>1737865</text:p>
          </table:table-cell>
          <table:table-cell office:value-type="float" office:value="0.554534064328684" calcext:value-type="float">
            <text:p>0.5545340643</text:p>
          </table:table-cell>
          <table:table-cell office:value-type="float" office:value="917673" calcext:value-type="float">
            <text:p>917673</text:p>
          </table:table-cell>
          <table:table-cell office:value-type="float" office:value="0.559704722011009" calcext:value-type="float">
            <text:p>0.559704722</text:p>
          </table:table-cell>
          <table:table-cell office:value-type="float" office:value="1372907" calcext:value-type="float">
            <text:p>1372907</text:p>
          </table:table-cell>
          <table:table-cell office:value-type="float" office:value="0.572267941618777" calcext:value-type="float">
            <text:p>0.5722679416</text:p>
          </table:table-cell>
          <table:table-cell table:formula="of:=LOOKUP([.A593];[Users.$A$1:.$A$869];[Users.$B$1:.$B$869])" office:value-type="float" office:value="804" calcext:value-type="float">
            <text:p>804</text:p>
          </table:table-cell>
          <table:table-cell table:formula="of:=IF([.C593]=1;1;0)" office:value-type="float" office:value="1" calcext:value-type="float">
            <text:p>1</text:p>
          </table:table-cell>
          <table:table-cell table:formula="of:=IF([.C59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69510" calcext:value-type="float">
            <text:p>1969510</text:p>
          </table:table-cell>
          <table:table-cell office:value-type="float" office:value="0.496523054752669" calcext:value-type="float">
            <text:p>0.4965230548</text:p>
          </table:table-cell>
          <table:table-cell office:value-type="float" office:value="0" calcext:value-type="float">
            <text:p>0</text:p>
          </table:table-cell>
          <table:table-cell office:value-type="float" office:value="1643322" calcext:value-type="float">
            <text:p>1643322</text:p>
          </table:table-cell>
          <table:table-cell office:value-type="float" office:value="0.390858866960644" calcext:value-type="float">
            <text:p>0.390858867</text:p>
          </table:table-cell>
          <table:table-cell office:value-type="float" office:value="3327213" calcext:value-type="float">
            <text:p>3327213</text:p>
          </table:table-cell>
          <table:table-cell office:value-type="float" office:value="0.391970580364442" calcext:value-type="float">
            <text:p>0.3919705804</text:p>
          </table:table-cell>
          <table:table-cell office:value-type="float" office:value="12074342" calcext:value-type="float">
            <text:p>12074342</text:p>
          </table:table-cell>
          <table:table-cell office:value-type="float" office:value="0.405170359261099" calcext:value-type="float">
            <text:p>0.4051703593</text:p>
          </table:table-cell>
          <table:table-cell table:formula="of:=LOOKUP([.A594];[Users.$A$1:.$A$869];[Users.$B$1:.$B$869])" office:value-type="float" office:value="804" calcext:value-type="float">
            <text:p>804</text:p>
          </table:table-cell>
          <table:table-cell table:formula="of:=IF([.C594]=1;1;0)" office:value-type="float" office:value="0" calcext:value-type="float">
            <text:p>0</text:p>
          </table:table-cell>
          <table:table-cell table:formula="of:=IF([.C59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72137" calcext:value-type="float">
            <text:p>1272137</text:p>
          </table:table-cell>
          <table:table-cell office:value-type="float" office:value="0.560068362236239" calcext:value-type="float">
            <text:p>0.5600683622</text:p>
          </table:table-cell>
          <table:table-cell office:value-type="float" office:value="0" calcext:value-type="float">
            <text:p>0</text:p>
          </table:table-cell>
          <table:table-cell office:value-type="float" office:value="5606012" calcext:value-type="float">
            <text:p>5606012</text:p>
          </table:table-cell>
          <table:table-cell office:value-type="float" office:value="0.543890928988301" calcext:value-type="float">
            <text:p>0.543890929</text:p>
          </table:table-cell>
          <table:table-cell office:value-type="float" office:value="14365264" calcext:value-type="float">
            <text:p>14365264</text:p>
          </table:table-cell>
          <table:table-cell office:value-type="float" office:value="0.546702501265726" calcext:value-type="float">
            <text:p>0.5467025013</text:p>
          </table:table-cell>
          <table:table-cell office:value-type="float" office:value="4319154" calcext:value-type="float">
            <text:p>4319154</text:p>
          </table:table-cell>
          <table:table-cell office:value-type="float" office:value="0.553089783661104" calcext:value-type="float">
            <text:p>0.5530897837</text:p>
          </table:table-cell>
          <table:table-cell table:formula="of:=LOOKUP([.A595];[Users.$A$1:.$A$869];[Users.$B$1:.$B$869])" office:value-type="float" office:value="807" calcext:value-type="float">
            <text:p>807</text:p>
          </table:table-cell>
          <table:table-cell table:formula="of:=IF([.C595]=1;1;0)" office:value-type="float" office:value="0" calcext:value-type="float">
            <text:p>0</text:p>
          </table:table-cell>
          <table:table-cell table:formula="of:=IF([.C595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21674" calcext:value-type="float">
            <text:p>1221674</text:p>
          </table:table-cell>
          <table:table-cell office:value-type="float" office:value="0.507779857061762" calcext:value-type="float">
            <text:p>0.5077798571</text:p>
          </table:table-cell>
          <table:table-cell office:value-type="float" office:value="1" calcext:value-type="float">
            <text:p>1</text:p>
          </table:table-cell>
          <table:table-cell office:value-type="float" office:value="1221674" calcext:value-type="float">
            <text:p>1221674</text:p>
          </table:table-cell>
          <table:table-cell office:value-type="float" office:value="0.507779857061762" calcext:value-type="float">
            <text:p>0.5077798571</text:p>
          </table:table-cell>
          <table:table-cell office:value-type="float" office:value="5764272" calcext:value-type="float">
            <text:p>5764272</text:p>
          </table:table-cell>
          <table:table-cell office:value-type="float" office:value="0.530746285563768" calcext:value-type="float">
            <text:p>0.5307462856</text:p>
          </table:table-cell>
          <table:table-cell office:value-type="float" office:value="1163547" calcext:value-type="float">
            <text:p>1163547</text:p>
          </table:table-cell>
          <table:table-cell office:value-type="float" office:value="0.540473735502195" calcext:value-type="float">
            <text:p>0.5404737355</text:p>
          </table:table-cell>
          <table:table-cell table:formula="of:=LOOKUP([.A596];[Users.$A$1:.$A$869];[Users.$B$1:.$B$869])" office:value-type="float" office:value="807" calcext:value-type="float">
            <text:p>807</text:p>
          </table:table-cell>
          <table:table-cell table:formula="of:=IF([.C596]=1;1;0)" office:value-type="float" office:value="1" calcext:value-type="float">
            <text:p>1</text:p>
          </table:table-cell>
          <table:table-cell table:formula="of:=IF([.C59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5826" calcext:value-type="float">
            <text:p>285826</text:p>
          </table:table-cell>
          <table:table-cell office:value-type="float" office:value="0.533268506869081" calcext:value-type="float">
            <text:p>0.5332685069</text:p>
          </table:table-cell>
          <table:table-cell office:value-type="float" office:value="0" calcext:value-type="float">
            <text:p>0</text:p>
          </table:table-cell>
          <table:table-cell office:value-type="float" office:value="18557788" calcext:value-type="float">
            <text:p>18557788</text:p>
          </table:table-cell>
          <table:table-cell office:value-type="float" office:value="0.466377268558817" calcext:value-type="float">
            <text:p>0.4663772686</text:p>
          </table:table-cell>
          <table:table-cell office:value-type="float" office:value="17101517" calcext:value-type="float">
            <text:p>17101517</text:p>
          </table:table-cell>
          <table:table-cell office:value-type="float" office:value="0.479284775388283" calcext:value-type="float">
            <text:p>0.4792847754</text:p>
          </table:table-cell>
          <table:table-cell office:value-type="float" office:value="18086772" calcext:value-type="float">
            <text:p>18086772</text:p>
          </table:table-cell>
          <table:table-cell office:value-type="float" office:value="0.498558725475896" calcext:value-type="float">
            <text:p>0.4985587255</text:p>
          </table:table-cell>
          <table:table-cell table:formula="of:=LOOKUP([.A597];[Users.$A$1:.$A$869];[Users.$B$1:.$B$869])" office:value-type="float" office:value="808" calcext:value-type="float">
            <text:p>808</text:p>
          </table:table-cell>
          <table:table-cell table:formula="of:=IF([.C597]=1;1;0)" office:value-type="float" office:value="0" calcext:value-type="float">
            <text:p>0</text:p>
          </table:table-cell>
          <table:table-cell table:formula="of:=IF([.C59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329787" calcext:value-type="float">
            <text:p>2329787</text:p>
          </table:table-cell>
          <table:table-cell office:value-type="float" office:value="0.428237029553883" calcext:value-type="float">
            <text:p>0.4282370296</text:p>
          </table:table-cell>
          <table:table-cell office:value-type="float" office:value="1" calcext:value-type="float">
            <text:p>1</text:p>
          </table:table-cell>
          <table:table-cell office:value-type="float" office:value="2329787" calcext:value-type="float">
            <text:p>2329787</text:p>
          </table:table-cell>
          <table:table-cell office:value-type="float" office:value="0.428237029553883" calcext:value-type="float">
            <text:p>0.4282370296</text:p>
          </table:table-cell>
          <table:table-cell office:value-type="float" office:value="11797366" calcext:value-type="float">
            <text:p>11797366</text:p>
          </table:table-cell>
          <table:table-cell office:value-type="float" office:value="0.440355064719258" calcext:value-type="float">
            <text:p>0.4403550647</text:p>
          </table:table-cell>
          <table:table-cell office:value-type="float" office:value="9555643" calcext:value-type="float">
            <text:p>9555643</text:p>
          </table:table-cell>
          <table:table-cell office:value-type="float" office:value="0.473887948380686" calcext:value-type="float">
            <text:p>0.4738879484</text:p>
          </table:table-cell>
          <table:table-cell table:formula="of:=LOOKUP([.A598];[Users.$A$1:.$A$869];[Users.$B$1:.$B$869])" office:value-type="float" office:value="810" calcext:value-type="float">
            <text:p>810</text:p>
          </table:table-cell>
          <table:table-cell table:formula="of:=IF([.C598]=1;1;0)" office:value-type="float" office:value="1" calcext:value-type="float">
            <text:p>1</text:p>
          </table:table-cell>
          <table:table-cell table:formula="of:=IF([.C59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973871" calcext:value-type="float">
            <text:p>8973871</text:p>
          </table:table-cell>
          <table:table-cell office:value-type="float" office:value="0.603989453351501" calcext:value-type="float">
            <text:p>0.6039894534</text:p>
          </table:table-cell>
          <table:table-cell office:value-type="float" office:value="0" calcext:value-type="float">
            <text:p>0</text:p>
          </table:table-cell>
          <table:table-cell office:value-type="float" office:value="16808131" calcext:value-type="float">
            <text:p>16808131</text:p>
          </table:table-cell>
          <table:table-cell office:value-type="float" office:value="0.538637568944707" calcext:value-type="float">
            <text:p>0.5386375689</text:p>
          </table:table-cell>
          <table:table-cell office:value-type="float" office:value="3875469" calcext:value-type="float">
            <text:p>3875469</text:p>
          </table:table-cell>
          <table:table-cell office:value-type="float" office:value="0.539751128160678" calcext:value-type="float">
            <text:p>0.5397511282</text:p>
          </table:table-cell>
          <table:table-cell office:value-type="float" office:value="12466029" calcext:value-type="float">
            <text:p>12466029</text:p>
          </table:table-cell>
          <table:table-cell office:value-type="float" office:value="0.540518197239163" calcext:value-type="float">
            <text:p>0.5405181972</text:p>
          </table:table-cell>
          <table:table-cell table:formula="of:=LOOKUP([.A599];[Users.$A$1:.$A$869];[Users.$B$1:.$B$869])" office:value-type="float" office:value="812" calcext:value-type="float">
            <text:p>812</text:p>
          </table:table-cell>
          <table:table-cell table:formula="of:=IF([.C599]=1;1;0)" office:value-type="float" office:value="0" calcext:value-type="float">
            <text:p>0</text:p>
          </table:table-cell>
          <table:table-cell table:formula="of:=IF([.C59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77970" calcext:value-type="float">
            <text:p>5577970</text:p>
          </table:table-cell>
          <table:table-cell office:value-type="float" office:value="0.516474494643821" calcext:value-type="float">
            <text:p>0.5164744946</text:p>
          </table:table-cell>
          <table:table-cell office:value-type="float" office:value="1" calcext:value-type="float">
            <text:p>1</text:p>
          </table:table-cell>
          <table:table-cell office:value-type="float" office:value="5577970" calcext:value-type="float">
            <text:p>5577970</text:p>
          </table:table-cell>
          <table:table-cell office:value-type="float" office:value="0.516474494643821" calcext:value-type="float">
            <text:p>0.5164744946</text:p>
          </table:table-cell>
          <table:table-cell office:value-type="float" office:value="326728" calcext:value-type="float">
            <text:p>326728</text:p>
          </table:table-cell>
          <table:table-cell office:value-type="float" office:value="0.525249179753384" calcext:value-type="float">
            <text:p>0.5252491798</text:p>
          </table:table-cell>
          <table:table-cell office:value-type="float" office:value="671641" calcext:value-type="float">
            <text:p>671641</text:p>
          </table:table-cell>
          <table:table-cell office:value-type="float" office:value="0.541227547671836" calcext:value-type="float">
            <text:p>0.5412275477</text:p>
          </table:table-cell>
          <table:table-cell table:formula="of:=LOOKUP([.A600];[Users.$A$1:.$A$869];[Users.$B$1:.$B$869])" office:value-type="float" office:value="813" calcext:value-type="float">
            <text:p>813</text:p>
          </table:table-cell>
          <table:table-cell table:formula="of:=IF([.C600]=1;1;0)" office:value-type="float" office:value="1" calcext:value-type="float">
            <text:p>1</text:p>
          </table:table-cell>
          <table:table-cell table:formula="of:=IF([.C60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863254" calcext:value-type="float">
            <text:p>6863254</text:p>
          </table:table-cell>
          <table:table-cell office:value-type="float" office:value="0.651836274082032" calcext:value-type="float">
            <text:p>0.6518362741</text:p>
          </table:table-cell>
          <table:table-cell office:value-type="float" office:value="0" calcext:value-type="float">
            <text:p>0</text:p>
          </table:table-cell>
          <table:table-cell office:value-type="float" office:value="3607428" calcext:value-type="float">
            <text:p>3607428</text:p>
          </table:table-cell>
          <table:table-cell office:value-type="float" office:value="0.522239840749861" calcext:value-type="float">
            <text:p>0.5222398407</text:p>
          </table:table-cell>
          <table:table-cell office:value-type="float" office:value="7726203" calcext:value-type="float">
            <text:p>7726203</text:p>
          </table:table-cell>
          <table:table-cell office:value-type="float" office:value="0.530793698934719" calcext:value-type="float">
            <text:p>0.5307936989</text:p>
          </table:table-cell>
          <table:table-cell office:value-type="float" office:value="13447810" calcext:value-type="float">
            <text:p>13447810</text:p>
          </table:table-cell>
          <table:table-cell office:value-type="float" office:value="0.538137253979354" calcext:value-type="float">
            <text:p>0.538137254</text:p>
          </table:table-cell>
          <table:table-cell table:formula="of:=LOOKUP([.A601];[Users.$A$1:.$A$869];[Users.$B$1:.$B$869])" office:value-type="float" office:value="815" calcext:value-type="float">
            <text:p>815</text:p>
          </table:table-cell>
          <table:table-cell table:formula="of:=IF([.C601]=1;1;0)" office:value-type="float" office:value="0" calcext:value-type="float">
            <text:p>0</text:p>
          </table:table-cell>
          <table:table-cell table:formula="of:=IF([.C60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12234" calcext:value-type="float">
            <text:p>5012234</text:p>
          </table:table-cell>
          <table:table-cell office:value-type="float" office:value="0.411046152016574" calcext:value-type="float">
            <text:p>0.411046152</text:p>
          </table:table-cell>
          <table:table-cell office:value-type="float" office:value="1" calcext:value-type="float">
            <text:p>1</text:p>
          </table:table-cell>
          <table:table-cell office:value-type="float" office:value="5012234" calcext:value-type="float">
            <text:p>5012234</text:p>
          </table:table-cell>
          <table:table-cell office:value-type="float" office:value="0.411046152016574" calcext:value-type="float">
            <text:p>0.411046152</text:p>
          </table:table-cell>
          <table:table-cell office:value-type="float" office:value="2522093" calcext:value-type="float">
            <text:p>2522093</text:p>
          </table:table-cell>
          <table:table-cell office:value-type="float" office:value="0.495185211554017" calcext:value-type="float">
            <text:p>0.4951852116</text:p>
          </table:table-cell>
          <table:table-cell office:value-type="float" office:value="3363432" calcext:value-type="float">
            <text:p>3363432</text:p>
          </table:table-cell>
          <table:table-cell office:value-type="float" office:value="0.515005770888367" calcext:value-type="float">
            <text:p>0.5150057709</text:p>
          </table:table-cell>
          <table:table-cell table:formula="of:=LOOKUP([.A602];[Users.$A$1:.$A$869];[Users.$B$1:.$B$869])" office:value-type="float" office:value="815" calcext:value-type="float">
            <text:p>815</text:p>
          </table:table-cell>
          <table:table-cell table:formula="of:=IF([.C602]=1;1;0)" office:value-type="float" office:value="1" calcext:value-type="float">
            <text:p>1</text:p>
          </table:table-cell>
          <table:table-cell table:formula="of:=IF([.C60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506387" calcext:value-type="float">
            <text:p>7506387</text:p>
          </table:table-cell>
          <table:table-cell office:value-type="float" office:value="0.502321337490347" calcext:value-type="float">
            <text:p>0.5023213375</text:p>
          </table:table-cell>
          <table:table-cell office:value-type="float" office:value="1" calcext:value-type="float">
            <text:p>1</text:p>
          </table:table-cell>
          <table:table-cell office:value-type="float" office:value="7506387" calcext:value-type="float">
            <text:p>7506387</text:p>
          </table:table-cell>
          <table:table-cell office:value-type="float" office:value="0.502321337490347" calcext:value-type="float">
            <text:p>0.5023213375</text:p>
          </table:table-cell>
          <table:table-cell office:value-type="float" office:value="790562" calcext:value-type="float">
            <text:p>790562</text:p>
          </table:table-cell>
          <table:table-cell office:value-type="float" office:value="0.535849917656305" calcext:value-type="float">
            <text:p>0.5358499177</text:p>
          </table:table-cell>
          <table:table-cell office:value-type="float" office:value="2288112" calcext:value-type="float">
            <text:p>2288112</text:p>
          </table:table-cell>
          <table:table-cell office:value-type="float" office:value="0.542962792252499" calcext:value-type="float">
            <text:p>0.5429627923</text:p>
          </table:table-cell>
          <table:table-cell table:formula="of:=LOOKUP([.A603];[Users.$A$1:.$A$869];[Users.$B$1:.$B$869])" office:value-type="float" office:value="816" calcext:value-type="float">
            <text:p>816</text:p>
          </table:table-cell>
          <table:table-cell table:formula="of:=IF([.C603]=1;1;0)" office:value-type="float" office:value="1" calcext:value-type="float">
            <text:p>1</text:p>
          </table:table-cell>
          <table:table-cell table:formula="of:=IF([.C60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53730" calcext:value-type="float">
            <text:p>2053730</text:p>
          </table:table-cell>
          <table:table-cell office:value-type="float" office:value="0.28818416803723" calcext:value-type="float">
            <text:p>0.288184168</text:p>
          </table:table-cell>
          <table:table-cell office:value-type="float" office:value="1" calcext:value-type="float">
            <text:p>1</text:p>
          </table:table-cell>
          <table:table-cell office:value-type="float" office:value="2053730" calcext:value-type="float">
            <text:p>2053730</text:p>
          </table:table-cell>
          <table:table-cell office:value-type="float" office:value="0.28818416803723" calcext:value-type="float">
            <text:p>0.288184168</text:p>
          </table:table-cell>
          <table:table-cell office:value-type="float" office:value="2664974" calcext:value-type="float">
            <text:p>2664974</text:p>
          </table:table-cell>
          <table:table-cell office:value-type="float" office:value="0.519164849774386" calcext:value-type="float">
            <text:p>0.5191648498</text:p>
          </table:table-cell>
          <table:table-cell office:value-type="float" office:value="7629339" calcext:value-type="float">
            <text:p>7629339</text:p>
          </table:table-cell>
          <table:table-cell office:value-type="float" office:value="0.528080539936916" calcext:value-type="float">
            <text:p>0.5280805399</text:p>
          </table:table-cell>
          <table:table-cell table:formula="of:=LOOKUP([.A604];[Users.$A$1:.$A$869];[Users.$B$1:.$B$869])" office:value-type="float" office:value="816" calcext:value-type="float">
            <text:p>816</text:p>
          </table:table-cell>
          <table:table-cell table:formula="of:=IF([.C604]=1;1;0)" office:value-type="float" office:value="1" calcext:value-type="float">
            <text:p>1</text:p>
          </table:table-cell>
          <table:table-cell table:formula="of:=IF([.C60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362448" calcext:value-type="float">
            <text:p>13362448</text:p>
          </table:table-cell>
          <table:table-cell office:value-type="float" office:value="0.337801494624715" calcext:value-type="float">
            <text:p>0.3378014946</text:p>
          </table:table-cell>
          <table:table-cell office:value-type="float" office:value="1" calcext:value-type="float">
            <text:p>1</text:p>
          </table:table-cell>
          <table:table-cell office:value-type="float" office:value="13362448" calcext:value-type="float">
            <text:p>13362448</text:p>
          </table:table-cell>
          <table:table-cell office:value-type="float" office:value="0.337801494624715" calcext:value-type="float">
            <text:p>0.3378014946</text:p>
          </table:table-cell>
          <table:table-cell office:value-type="float" office:value="3211280" calcext:value-type="float">
            <text:p>3211280</text:p>
          </table:table-cell>
          <table:table-cell office:value-type="float" office:value="0.430790176243184" calcext:value-type="float">
            <text:p>0.4307901762</text:p>
          </table:table-cell>
          <table:table-cell office:value-type="float" office:value="17016710" calcext:value-type="float">
            <text:p>17016710</text:p>
          </table:table-cell>
          <table:table-cell office:value-type="float" office:value="0.430790176243184" calcext:value-type="float">
            <text:p>0.4307901762</text:p>
          </table:table-cell>
          <table:table-cell table:formula="of:=LOOKUP([.A605];[Users.$A$1:.$A$869];[Users.$B$1:.$B$869])" office:value-type="float" office:value="817" calcext:value-type="float">
            <text:p>817</text:p>
          </table:table-cell>
          <table:table-cell table:formula="of:=IF([.C605]=1;1;0)" office:value-type="float" office:value="1" calcext:value-type="float">
            <text:p>1</text:p>
          </table:table-cell>
          <table:table-cell table:formula="of:=IF([.C60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891744" calcext:value-type="float">
            <text:p>8891744</text:p>
          </table:table-cell>
          <table:table-cell office:value-type="float" office:value="0.533564128705925" calcext:value-type="float">
            <text:p>0.5335641287</text:p>
          </table:table-cell>
          <table:table-cell office:value-type="float" office:value="0" calcext:value-type="float">
            <text:p>0</text:p>
          </table:table-cell>
          <table:table-cell office:value-type="float" office:value="15651179" calcext:value-type="float">
            <text:p>15651179</text:p>
          </table:table-cell>
          <table:table-cell office:value-type="float" office:value="0.474539275363581" calcext:value-type="float">
            <text:p>0.4745392754</text:p>
          </table:table-cell>
          <table:table-cell office:value-type="float" office:value="14228279" calcext:value-type="float">
            <text:p>14228279</text:p>
          </table:table-cell>
          <table:table-cell office:value-type="float" office:value="0.486293249617355" calcext:value-type="float">
            <text:p>0.4862932496</text:p>
          </table:table-cell>
          <table:table-cell office:value-type="float" office:value="16815727" calcext:value-type="float">
            <text:p>16815727</text:p>
          </table:table-cell>
          <table:table-cell office:value-type="float" office:value="0.48957735197064" calcext:value-type="float">
            <text:p>0.489577352</text:p>
          </table:table-cell>
          <table:table-cell table:formula="of:=LOOKUP([.A606];[Users.$A$1:.$A$869];[Users.$B$1:.$B$869])" office:value-type="float" office:value="817" calcext:value-type="float">
            <text:p>817</text:p>
          </table:table-cell>
          <table:table-cell table:formula="of:=IF([.C606]=1;1;0)" office:value-type="float" office:value="0" calcext:value-type="float">
            <text:p>0</text:p>
          </table:table-cell>
          <table:table-cell table:formula="of:=IF([.C606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92219" calcext:value-type="float">
            <text:p>3092219</text:p>
          </table:table-cell>
          <table:table-cell office:value-type="float" office:value="0.563582874581675" calcext:value-type="float">
            <text:p>0.5635828746</text:p>
          </table:table-cell>
          <table:table-cell office:value-type="float" office:value="0" calcext:value-type="float">
            <text:p>0</text:p>
          </table:table-cell>
          <table:table-cell office:value-type="float" office:value="6694577" calcext:value-type="float">
            <text:p>6694577</text:p>
          </table:table-cell>
          <table:table-cell office:value-type="float" office:value="0.482510707287754" calcext:value-type="float">
            <text:p>0.4825107073</text:p>
          </table:table-cell>
          <table:table-cell office:value-type="float" office:value="10600033" calcext:value-type="float">
            <text:p>10600033</text:p>
          </table:table-cell>
          <table:table-cell office:value-type="float" office:value="0.482510707287754" calcext:value-type="float">
            <text:p>0.4825107073</text:p>
          </table:table-cell>
          <table:table-cell office:value-type="float" office:value="15803183" calcext:value-type="float">
            <text:p>15803183</text:p>
          </table:table-cell>
          <table:table-cell office:value-type="float" office:value="0.482510707287754" calcext:value-type="float">
            <text:p>0.4825107073</text:p>
          </table:table-cell>
          <table:table-cell table:formula="of:=LOOKUP([.A607];[Users.$A$1:.$A$869];[Users.$B$1:.$B$869])" office:value-type="float" office:value="817" calcext:value-type="float">
            <text:p>817</text:p>
          </table:table-cell>
          <table:table-cell table:formula="of:=IF([.C607]=1;1;0)" office:value-type="float" office:value="0" calcext:value-type="float">
            <text:p>0</text:p>
          </table:table-cell>
          <table:table-cell table:formula="of:=IF([.C60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54854" calcext:value-type="float">
            <text:p>1654854</text:p>
          </table:table-cell>
          <table:table-cell office:value-type="float" office:value="0.517408261119692" calcext:value-type="float">
            <text:p>0.5174082611</text:p>
          </table:table-cell>
          <table:table-cell office:value-type="float" office:value="0" calcext:value-type="float">
            <text:p>0</text:p>
          </table:table-cell>
          <table:table-cell office:value-type="float" office:value="18797201" calcext:value-type="float">
            <text:p>18797201</text:p>
          </table:table-cell>
          <table:table-cell office:value-type="float" office:value="0.486825996707582" calcext:value-type="float">
            <text:p>0.4868259967</text:p>
          </table:table-cell>
          <table:table-cell office:value-type="float" office:value="9142113" calcext:value-type="float">
            <text:p>9142113</text:p>
          </table:table-cell>
          <table:table-cell office:value-type="float" office:value="0.495746114519696" calcext:value-type="float">
            <text:p>0.4957461145</text:p>
          </table:table-cell>
          <table:table-cell office:value-type="float" office:value="10507906" calcext:value-type="float">
            <text:p>10507906</text:p>
          </table:table-cell>
          <table:table-cell office:value-type="float" office:value="0.503319500353862" calcext:value-type="float">
            <text:p>0.5033195004</text:p>
          </table:table-cell>
          <table:table-cell table:formula="of:=LOOKUP([.A608];[Users.$A$1:.$A$869];[Users.$B$1:.$B$869])" office:value-type="float" office:value="821" calcext:value-type="float">
            <text:p>821</text:p>
          </table:table-cell>
          <table:table-cell table:formula="of:=IF([.C608]=1;1;0)" office:value-type="float" office:value="0" calcext:value-type="float">
            <text:p>0</text:p>
          </table:table-cell>
          <table:table-cell table:formula="of:=IF([.C60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95191" calcext:value-type="float">
            <text:p>4095191</text:p>
          </table:table-cell>
          <table:table-cell office:value-type="float" office:value="0.242415110994847" calcext:value-type="float">
            <text:p>0.242415111</text:p>
          </table:table-cell>
          <table:table-cell office:value-type="float" office:value="1" calcext:value-type="float">
            <text:p>1</text:p>
          </table:table-cell>
          <table:table-cell office:value-type="float" office:value="4095191" calcext:value-type="float">
            <text:p>4095191</text:p>
          </table:table-cell>
          <table:table-cell office:value-type="float" office:value="0.242415110994847" calcext:value-type="float">
            <text:p>0.242415111</text:p>
          </table:table-cell>
          <table:table-cell office:value-type="float" office:value="6412118" calcext:value-type="float">
            <text:p>6412118</text:p>
          </table:table-cell>
          <table:table-cell office:value-type="float" office:value="0.445088053093365" calcext:value-type="float">
            <text:p>0.4450880531</text:p>
          </table:table-cell>
          <table:table-cell office:value-type="float" office:value="11247868" calcext:value-type="float">
            <text:p>11247868</text:p>
          </table:table-cell>
          <table:table-cell office:value-type="float" office:value="0.517352526916415" calcext:value-type="float">
            <text:p>0.5173525269</text:p>
          </table:table-cell>
          <table:table-cell table:formula="of:=LOOKUP([.A609];[Users.$A$1:.$A$869];[Users.$B$1:.$B$869])" office:value-type="float" office:value="822" calcext:value-type="float">
            <text:p>822</text:p>
          </table:table-cell>
          <table:table-cell table:formula="of:=IF([.C609]=1;1;0)" office:value-type="float" office:value="1" calcext:value-type="float">
            <text:p>1</text:p>
          </table:table-cell>
          <table:table-cell table:formula="of:=IF([.C60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89189" calcext:value-type="float">
            <text:p>1689189</text:p>
          </table:table-cell>
          <table:table-cell office:value-type="float" office:value="0.401447311592532" calcext:value-type="float">
            <text:p>0.4014473116</text:p>
          </table:table-cell>
          <table:table-cell office:value-type="float" office:value="1" calcext:value-type="float">
            <text:p>1</text:p>
          </table:table-cell>
          <table:table-cell office:value-type="float" office:value="1689189" calcext:value-type="float">
            <text:p>1689189</text:p>
          </table:table-cell>
          <table:table-cell office:value-type="float" office:value="0.401447311592532" calcext:value-type="float">
            <text:p>0.4014473116</text:p>
          </table:table-cell>
          <table:table-cell office:value-type="float" office:value="1878857" calcext:value-type="float">
            <text:p>1878857</text:p>
          </table:table-cell>
          <table:table-cell office:value-type="float" office:value="0.555746175188154" calcext:value-type="float">
            <text:p>0.5557461752</text:p>
          </table:table-cell>
          <table:table-cell office:value-type="float" office:value="2020847" calcext:value-type="float">
            <text:p>2020847</text:p>
          </table:table-cell>
          <table:table-cell office:value-type="float" office:value="0.560906016369917" calcext:value-type="float">
            <text:p>0.5609060164</text:p>
          </table:table-cell>
          <table:table-cell table:formula="of:=LOOKUP([.A610];[Users.$A$1:.$A$869];[Users.$B$1:.$B$869])" office:value-type="float" office:value="828" calcext:value-type="float">
            <text:p>828</text:p>
          </table:table-cell>
          <table:table-cell table:formula="of:=IF([.C610]=1;1;0)" office:value-type="float" office:value="1" calcext:value-type="float">
            <text:p>1</text:p>
          </table:table-cell>
          <table:table-cell table:formula="of:=IF([.C61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01309" calcext:value-type="float">
            <text:p>2101309</text:p>
          </table:table-cell>
          <table:table-cell office:value-type="float" office:value="0.592161211923944" calcext:value-type="float">
            <text:p>0.5921612119</text:p>
          </table:table-cell>
          <table:table-cell office:value-type="float" office:value="0" calcext:value-type="float">
            <text:p>0</text:p>
          </table:table-cell>
          <table:table-cell office:value-type="float" office:value="2146755" calcext:value-type="float">
            <text:p>2146755</text:p>
          </table:table-cell>
          <table:table-cell office:value-type="float" office:value="0.535329087220709" calcext:value-type="float">
            <text:p>0.5353290872</text:p>
          </table:table-cell>
          <table:table-cell office:value-type="float" office:value="5764272" calcext:value-type="float">
            <text:p>5764272</text:p>
          </table:table-cell>
          <table:table-cell office:value-type="float" office:value="0.539077751684759" calcext:value-type="float">
            <text:p>0.5390777517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542805173889364" calcext:value-type="float">
            <text:p>0.5428051739</text:p>
          </table:table-cell>
          <table:table-cell table:formula="of:=LOOKUP([.A611];[Users.$A$1:.$A$869];[Users.$B$1:.$B$869])" office:value-type="float" office:value="829" calcext:value-type="float">
            <text:p>829</text:p>
          </table:table-cell>
          <table:table-cell table:formula="of:=IF([.C611]=1;1;0)" office:value-type="float" office:value="0" calcext:value-type="float">
            <text:p>0</text:p>
          </table:table-cell>
          <table:table-cell table:formula="of:=IF([.C61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20531" calcext:value-type="float">
            <text:p>1820531</text:p>
          </table:table-cell>
          <table:table-cell office:value-type="float" office:value="0.511533291810773" calcext:value-type="float">
            <text:p>0.5115332918</text:p>
          </table:table-cell>
          <table:table-cell office:value-type="float" office:value="1" calcext:value-type="float">
            <text:p>1</text:p>
          </table:table-cell>
          <table:table-cell office:value-type="float" office:value="1436992" calcext:value-type="float">
            <text:p>1436992</text:p>
          </table:table-cell>
          <table:table-cell office:value-type="float" office:value="0.477406943499511" calcext:value-type="float">
            <text:p>0.4774069435</text:p>
          </table:table-cell>
          <table:table-cell office:value-type="float" office:value="3441543" calcext:value-type="float">
            <text:p>3441543</text:p>
          </table:table-cell>
          <table:table-cell office:value-type="float" office:value="0.501596598102861" calcext:value-type="float">
            <text:p>0.5015965981</text:p>
          </table:table-cell>
          <table:table-cell office:value-type="float" office:value="3738094" calcext:value-type="float">
            <text:p>3738094</text:p>
          </table:table-cell>
          <table:table-cell office:value-type="float" office:value="0.512554715499422" calcext:value-type="float">
            <text:p>0.5125547155</text:p>
          </table:table-cell>
          <table:table-cell table:formula="of:=LOOKUP([.A612];[Users.$A$1:.$A$869];[Users.$B$1:.$B$869])" office:value-type="float" office:value="829" calcext:value-type="float">
            <text:p>829</text:p>
          </table:table-cell>
          <table:table-cell table:formula="of:=IF([.C612]=1;1;0)" office:value-type="float" office:value="1" calcext:value-type="float">
            <text:p>1</text:p>
          </table:table-cell>
          <table:table-cell table:formula="of:=IF([.C61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62881" calcext:value-type="float">
            <text:p>1262881</text:p>
          </table:table-cell>
          <table:table-cell office:value-type="float" office:value="0.568473336903334" calcext:value-type="float">
            <text:p>0.5684733369</text:p>
          </table:table-cell>
          <table:table-cell office:value-type="float" office:value="2" calcext:value-type="float">
            <text:p>2</text:p>
          </table:table-cell>
          <table:table-cell office:value-type="float" office:value="3862859" calcext:value-type="float">
            <text:p>3862859</text:p>
          </table:table-cell>
          <table:table-cell office:value-type="float" office:value="0.555424694520977" calcext:value-type="float">
            <text:p>0.5554246945</text:p>
          </table:table-cell>
          <table:table-cell office:value-type="float" office:value="1262881" calcext:value-type="float">
            <text:p>1262881</text:p>
          </table:table-cell>
          <table:table-cell office:value-type="float" office:value="0.568473336903334" calcext:value-type="float">
            <text:p>0.5684733369</text:p>
          </table:table-cell>
          <table:table-cell office:value-type="float" office:value="9638015" calcext:value-type="float">
            <text:p>9638015</text:p>
          </table:table-cell>
          <table:table-cell office:value-type="float" office:value="0.586510694048742" calcext:value-type="float">
            <text:p>0.586510694</text:p>
          </table:table-cell>
          <table:table-cell table:formula="of:=LOOKUP([.A613];[Users.$A$1:.$A$869];[Users.$B$1:.$B$869])" office:value-type="float" office:value="830" calcext:value-type="float">
            <text:p>830</text:p>
          </table:table-cell>
          <table:table-cell table:formula="of:=IF([.C613]=1;1;0)" office:value-type="float" office:value="0" calcext:value-type="float">
            <text:p>0</text:p>
          </table:table-cell>
          <table:table-cell table:formula="of:=IF([.C61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12851" calcext:value-type="float">
            <text:p>1912851</text:p>
          </table:table-cell>
          <table:table-cell office:value-type="float" office:value="0.307323721898623" calcext:value-type="float">
            <text:p>0.3073237219</text:p>
          </table:table-cell>
          <table:table-cell office:value-type="float" office:value="1" calcext:value-type="float">
            <text:p>1</text:p>
          </table:table-cell>
          <table:table-cell office:value-type="float" office:value="1912851" calcext:value-type="float">
            <text:p>1912851</text:p>
          </table:table-cell>
          <table:table-cell office:value-type="float" office:value="0.307323721898623" calcext:value-type="float">
            <text:p>0.3073237219</text:p>
          </table:table-cell>
          <table:table-cell office:value-type="float" office:value="8165944" calcext:value-type="float">
            <text:p>8165944</text:p>
          </table:table-cell>
          <table:table-cell office:value-type="float" office:value="0.481989634694147" calcext:value-type="float">
            <text:p>0.4819896347</text:p>
          </table:table-cell>
          <table:table-cell office:value-type="float" office:value="14300713" calcext:value-type="float">
            <text:p>14300713</text:p>
          </table:table-cell>
          <table:table-cell office:value-type="float" office:value="0.528196550367999" calcext:value-type="float">
            <text:p>0.5281965504</text:p>
          </table:table-cell>
          <table:table-cell table:formula="of:=LOOKUP([.A614];[Users.$A$1:.$A$869];[Users.$B$1:.$B$869])" office:value-type="float" office:value="831" calcext:value-type="float">
            <text:p>831</text:p>
          </table:table-cell>
          <table:table-cell table:formula="of:=IF([.C614]=1;1;0)" office:value-type="float" office:value="1" calcext:value-type="float">
            <text:p>1</text:p>
          </table:table-cell>
          <table:table-cell table:formula="of:=IF([.C61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60404" calcext:value-type="float">
            <text:p>1560404</text:p>
          </table:table-cell>
          <table:table-cell office:value-type="float" office:value="0.544022373428407" calcext:value-type="float">
            <text:p>0.5440223734</text:p>
          </table:table-cell>
          <table:table-cell office:value-type="float" office:value="1" calcext:value-type="float">
            <text:p>1</text:p>
          </table:table-cell>
          <table:table-cell office:value-type="float" office:value="1560404" calcext:value-type="float">
            <text:p>1560404</text:p>
          </table:table-cell>
          <table:table-cell office:value-type="float" office:value="0.544022373428407" calcext:value-type="float">
            <text:p>0.5440223734</text:p>
          </table:table-cell>
          <table:table-cell office:value-type="float" office:value="14396822" calcext:value-type="float">
            <text:p>14396822</text:p>
          </table:table-cell>
          <table:table-cell office:value-type="float" office:value="0.573228965652025" calcext:value-type="float">
            <text:p>0.5732289657</text:p>
          </table:table-cell>
          <table:table-cell office:value-type="float" office:value="8875722" calcext:value-type="float">
            <text:p>8875722</text:p>
          </table:table-cell>
          <table:table-cell office:value-type="float" office:value="0.574856198905869" calcext:value-type="float">
            <text:p>0.5748561989</text:p>
          </table:table-cell>
          <table:table-cell table:formula="of:=LOOKUP([.A615];[Users.$A$1:.$A$869];[Users.$B$1:.$B$869])" office:value-type="float" office:value="833" calcext:value-type="float">
            <text:p>833</text:p>
          </table:table-cell>
          <table:table-cell table:formula="of:=IF([.C615]=1;1;0)" office:value-type="float" office:value="1" calcext:value-type="float">
            <text:p>1</text:p>
          </table:table-cell>
          <table:table-cell table:formula="of:=IF([.C61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427054" calcext:value-type="float">
            <text:p>13427054</text:p>
          </table:table-cell>
          <table:table-cell office:value-type="float" office:value="0.59114160447673" calcext:value-type="float">
            <text:p>0.5911416045</text:p>
          </table:table-cell>
          <table:table-cell office:value-type="float" office:value="0" calcext:value-type="float">
            <text:p>0</text:p>
          </table:table-cell>
          <table:table-cell office:value-type="float" office:value="927316" calcext:value-type="float">
            <text:p>927316</text:p>
          </table:table-cell>
          <table:table-cell office:value-type="float" office:value="0.445864994167776" calcext:value-type="float">
            <text:p>0.4458649942</text:p>
          </table:table-cell>
          <table:table-cell office:value-type="float" office:value="1700673" calcext:value-type="float">
            <text:p>1700673</text:p>
          </table:table-cell>
          <table:table-cell office:value-type="float" office:value="0.464981136187423" calcext:value-type="float">
            <text:p>0.4649811362</text:p>
          </table:table-cell>
          <table:table-cell office:value-type="float" office:value="236695" calcext:value-type="float">
            <text:p>236695</text:p>
          </table:table-cell>
          <table:table-cell office:value-type="float" office:value="0.466695540392897" calcext:value-type="float">
            <text:p>0.4666955404</text:p>
          </table:table-cell>
          <table:table-cell table:formula="of:=LOOKUP([.A616];[Users.$A$1:.$A$869];[Users.$B$1:.$B$869])" office:value-type="float" office:value="834" calcext:value-type="float">
            <text:p>834</text:p>
          </table:table-cell>
          <table:table-cell table:formula="of:=IF([.C616]=1;1;0)" office:value-type="float" office:value="0" calcext:value-type="float">
            <text:p>0</text:p>
          </table:table-cell>
          <table:table-cell table:formula="of:=IF([.C616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756184" calcext:value-type="float">
            <text:p>15756184</text:p>
          </table:table-cell>
          <table:table-cell office:value-type="float" office:value="0.45038408374168" calcext:value-type="float">
            <text:p>0.4503840837</text:p>
          </table:table-cell>
          <table:table-cell office:value-type="float" office:value="2" calcext:value-type="float">
            <text:p>2</text:p>
          </table:table-cell>
          <table:table-cell office:value-type="float" office:value="3318459" calcext:value-type="float">
            <text:p>3318459</text:p>
          </table:table-cell>
          <table:table-cell office:value-type="float" office:value="0.434510700508509" calcext:value-type="float">
            <text:p>0.4345107005</text:p>
          </table:table-cell>
          <table:table-cell office:value-type="float" office:value="15756184" calcext:value-type="float">
            <text:p>15756184</text:p>
          </table:table-cell>
          <table:table-cell office:value-type="float" office:value="0.45038408374168" calcext:value-type="float">
            <text:p>0.4503840837</text:p>
          </table:table-cell>
          <table:table-cell office:value-type="float" office:value="4609214" calcext:value-type="float">
            <text:p>4609214</text:p>
          </table:table-cell>
          <table:table-cell office:value-type="float" office:value="0.45060048432981" calcext:value-type="float">
            <text:p>0.4506004843</text:p>
          </table:table-cell>
          <table:table-cell table:formula="of:=LOOKUP([.A617];[Users.$A$1:.$A$869];[Users.$B$1:.$B$869])" office:value-type="float" office:value="836" calcext:value-type="float">
            <text:p>836</text:p>
          </table:table-cell>
          <table:table-cell table:formula="of:=IF([.C617]=1;1;0)" office:value-type="float" office:value="0" calcext:value-type="float">
            <text:p>0</text:p>
          </table:table-cell>
          <table:table-cell table:formula="of:=IF([.C61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764632" calcext:value-type="float">
            <text:p>15764632</text:p>
          </table:table-cell>
          <table:table-cell office:value-type="float" office:value="0.488429084662024" calcext:value-type="float">
            <text:p>0.4884290847</text:p>
          </table:table-cell>
          <table:table-cell office:value-type="float" office:value="0" calcext:value-type="float">
            <text:p>0</text:p>
          </table:table-cell>
          <table:table-cell office:value-type="float" office:value="5309527" calcext:value-type="float">
            <text:p>5309527</text:p>
          </table:table-cell>
          <table:table-cell office:value-type="float" office:value="0.461682486794263" calcext:value-type="float">
            <text:p>0.4616824868</text:p>
          </table:table-cell>
          <table:table-cell office:value-type="float" office:value="5958327" calcext:value-type="float">
            <text:p>5958327</text:p>
          </table:table-cell>
          <table:table-cell office:value-type="float" office:value="0.484166076726506" calcext:value-type="float">
            <text:p>0.4841660767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484433231343237" calcext:value-type="float">
            <text:p>0.4844332313</text:p>
          </table:table-cell>
          <table:table-cell table:formula="of:=LOOKUP([.A618];[Users.$A$1:.$A$869];[Users.$B$1:.$B$869])" office:value-type="float" office:value="840" calcext:value-type="float">
            <text:p>840</text:p>
          </table:table-cell>
          <table:table-cell table:formula="of:=IF([.C618]=1;1;0)" office:value-type="float" office:value="0" calcext:value-type="float">
            <text:p>0</text:p>
          </table:table-cell>
          <table:table-cell table:formula="of:=IF([.C61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29313" calcext:value-type="float">
            <text:p>929313</text:p>
          </table:table-cell>
          <table:table-cell office:value-type="float" office:value="0.553573547070558" calcext:value-type="float">
            <text:p>0.5535735471</text:p>
          </table:table-cell>
          <table:table-cell office:value-type="float" office:value="0" calcext:value-type="float">
            <text:p>0</text:p>
          </table:table-cell>
          <table:table-cell office:value-type="float" office:value="11791926" calcext:value-type="float">
            <text:p>11791926</text:p>
          </table:table-cell>
          <table:table-cell office:value-type="float" office:value="0.534251176735039" calcext:value-type="float">
            <text:p>0.5342511767</text:p>
          </table:table-cell>
          <table:table-cell office:value-type="float" office:value="3457503" calcext:value-type="float">
            <text:p>3457503</text:p>
          </table:table-cell>
          <table:table-cell office:value-type="float" office:value="0.538405996101648" calcext:value-type="float">
            <text:p>0.5384059961</text:p>
          </table:table-cell>
          <table:table-cell office:value-type="float" office:value="4575532" calcext:value-type="float">
            <text:p>4575532</text:p>
          </table:table-cell>
          <table:table-cell office:value-type="float" office:value="0.538734116590593" calcext:value-type="float">
            <text:p>0.5387341166</text:p>
          </table:table-cell>
          <table:table-cell table:formula="of:=LOOKUP([.A619];[Users.$A$1:.$A$869];[Users.$B$1:.$B$869])" office:value-type="float" office:value="841" calcext:value-type="float">
            <text:p>841</text:p>
          </table:table-cell>
          <table:table-cell table:formula="of:=IF([.C619]=1;1;0)" office:value-type="float" office:value="0" calcext:value-type="float">
            <text:p>0</text:p>
          </table:table-cell>
          <table:table-cell table:formula="of:=IF([.C61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976906" calcext:value-type="float">
            <text:p>2976906</text:p>
          </table:table-cell>
          <table:table-cell office:value-type="float" office:value="0.454954289313792" calcext:value-type="float">
            <text:p>0.4549542893</text:p>
          </table:table-cell>
          <table:table-cell office:value-type="float" office:value="1" calcext:value-type="float">
            <text:p>1</text:p>
          </table:table-cell>
          <table:table-cell office:value-type="float" office:value="2976906" calcext:value-type="float">
            <text:p>2976906</text:p>
          </table:table-cell>
          <table:table-cell office:value-type="float" office:value="0.454954289313792" calcext:value-type="float">
            <text:p>0.4549542893</text:p>
          </table:table-cell>
          <table:table-cell office:value-type="float" office:value="2709422" calcext:value-type="float">
            <text:p>2709422</text:p>
          </table:table-cell>
          <table:table-cell office:value-type="float" office:value="0.555155758144308" calcext:value-type="float">
            <text:p>0.5551557581</text:p>
          </table:table-cell>
          <table:table-cell office:value-type="float" office:value="16752749" calcext:value-type="float">
            <text:p>16752749</text:p>
          </table:table-cell>
          <table:table-cell office:value-type="float" office:value="0.563280818070479" calcext:value-type="float">
            <text:p>0.5632808181</text:p>
          </table:table-cell>
          <table:table-cell table:formula="of:=LOOKUP([.A620];[Users.$A$1:.$A$869];[Users.$B$1:.$B$869])" office:value-type="float" office:value="841" calcext:value-type="float">
            <text:p>841</text:p>
          </table:table-cell>
          <table:table-cell table:formula="of:=IF([.C620]=1;1;0)" office:value-type="float" office:value="1" calcext:value-type="float">
            <text:p>1</text:p>
          </table:table-cell>
          <table:table-cell table:formula="of:=IF([.C62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16719" calcext:value-type="float">
            <text:p>5816719</text:p>
          </table:table-cell>
          <table:table-cell office:value-type="float" office:value="0.693147180559944" calcext:value-type="float">
            <text:p>0.6931471806</text:p>
          </table:table-cell>
          <table:table-cell office:value-type="float" office:value="0" calcext:value-type="float">
            <text:p>0</text:p>
          </table:table-cell>
          <table:table-cell office:value-type="float" office:value="2408874" calcext:value-type="float">
            <text:p>2408874</text:p>
          </table:table-cell>
          <table:table-cell office:value-type="float" office:value="0.491785697384797" calcext:value-type="float">
            <text:p>0.4917856974</text:p>
          </table:table-cell>
          <table:table-cell office:value-type="float" office:value="731796" calcext:value-type="float">
            <text:p>731796</text:p>
          </table:table-cell>
          <table:table-cell office:value-type="float" office:value="0.496721359406274" calcext:value-type="float">
            <text:p>0.4967213594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498214647618364" calcext:value-type="float">
            <text:p>0.4982146476</text:p>
          </table:table-cell>
          <table:table-cell table:formula="of:=LOOKUP([.A621];[Users.$A$1:.$A$869];[Users.$B$1:.$B$869])" office:value-type="float" office:value="841" calcext:value-type="float">
            <text:p>841</text:p>
          </table:table-cell>
          <table:table-cell table:formula="of:=IF([.C621]=1;1;0)" office:value-type="float" office:value="0" calcext:value-type="float">
            <text:p>0</text:p>
          </table:table-cell>
          <table:table-cell table:formula="of:=IF([.C62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523441" calcext:value-type="float">
            <text:p>17523441</text:p>
          </table:table-cell>
          <table:table-cell office:value-type="float" office:value="0.533987635888049" calcext:value-type="float">
            <text:p>0.5339876359</text:p>
          </table:table-cell>
          <table:table-cell office:value-type="float" office:value="0" calcext:value-type="float">
            <text:p>0</text:p>
          </table:table-cell>
          <table:table-cell office:value-type="float" office:value="16877042" calcext:value-type="float">
            <text:p>16877042</text:p>
          </table:table-cell>
          <table:table-cell office:value-type="float" office:value="0.467638908234617" calcext:value-type="float">
            <text:p>0.4676389082</text:p>
          </table:table-cell>
          <table:table-cell office:value-type="float" office:value="16566470" calcext:value-type="float">
            <text:p>16566470</text:p>
          </table:table-cell>
          <table:table-cell office:value-type="float" office:value="0.486525403821329" calcext:value-type="float">
            <text:p>0.4865254038</text:p>
          </table:table-cell>
          <table:table-cell office:value-type="float" office:value="17214336" calcext:value-type="float">
            <text:p>17214336</text:p>
          </table:table-cell>
          <table:table-cell office:value-type="float" office:value="0.486525403821329" calcext:value-type="float">
            <text:p>0.4865254038</text:p>
          </table:table-cell>
          <table:table-cell table:formula="of:=LOOKUP([.A622];[Users.$A$1:.$A$869];[Users.$B$1:.$B$869])" office:value-type="float" office:value="841" calcext:value-type="float">
            <text:p>841</text:p>
          </table:table-cell>
          <table:table-cell table:formula="of:=IF([.C622]=1;1;0)" office:value-type="float" office:value="0" calcext:value-type="float">
            <text:p>0</text:p>
          </table:table-cell>
          <table:table-cell table:formula="of:=IF([.C62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8401" calcext:value-type="float">
            <text:p>118401</text:p>
          </table:table-cell>
          <table:table-cell office:value-type="float" office:value="0.435045690758944" calcext:value-type="float">
            <text:p>0.4350456908</text:p>
          </table:table-cell>
          <table:table-cell office:value-type="float" office:value="1" calcext:value-type="float">
            <text:p>1</text:p>
          </table:table-cell>
          <table:table-cell office:value-type="float" office:value="118401" calcext:value-type="float">
            <text:p>118401</text:p>
          </table:table-cell>
          <table:table-cell office:value-type="float" office:value="0.435045690758944" calcext:value-type="float">
            <text:p>0.4350456908</text:p>
          </table:table-cell>
          <table:table-cell office:value-type="float" office:value="1546999" calcext:value-type="float">
            <text:p>1546999</text:p>
          </table:table-cell>
          <table:table-cell office:value-type="float" office:value="0.568838806658752" calcext:value-type="float">
            <text:p>0.5688388067</text:p>
          </table:table-cell>
          <table:table-cell office:value-type="float" office:value="1109238" calcext:value-type="float">
            <text:p>1109238</text:p>
          </table:table-cell>
          <table:table-cell office:value-type="float" office:value="0.571729133104166" calcext:value-type="float">
            <text:p>0.5717291331</text:p>
          </table:table-cell>
          <table:table-cell table:formula="of:=LOOKUP([.A623];[Users.$A$1:.$A$869];[Users.$B$1:.$B$869])" office:value-type="float" office:value="845" calcext:value-type="float">
            <text:p>845</text:p>
          </table:table-cell>
          <table:table-cell table:formula="of:=IF([.C623]=1;1;0)" office:value-type="float" office:value="1" calcext:value-type="float">
            <text:p>1</text:p>
          </table:table-cell>
          <table:table-cell table:formula="of:=IF([.C62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080732" calcext:value-type="float">
            <text:p>3080732</text:p>
          </table:table-cell>
          <table:table-cell office:value-type="float" office:value="0.279419031435186" calcext:value-type="float">
            <text:p>0.2794190314</text:p>
          </table:table-cell>
          <table:table-cell office:value-type="float" office:value="1" calcext:value-type="float">
            <text:p>1</text:p>
          </table:table-cell>
          <table:table-cell office:value-type="float" office:value="3080732" calcext:value-type="float">
            <text:p>3080732</text:p>
          </table:table-cell>
          <table:table-cell office:value-type="float" office:value="0.279419031435186" calcext:value-type="float">
            <text:p>0.2794190314</text:p>
          </table:table-cell>
          <table:table-cell office:value-type="float" office:value="3582675" calcext:value-type="float">
            <text:p>3582675</text:p>
          </table:table-cell>
          <table:table-cell office:value-type="float" office:value="0.511116449539698" calcext:value-type="float">
            <text:p>0.5111164495</text:p>
          </table:table-cell>
          <table:table-cell office:value-type="float" office:value="12209526" calcext:value-type="float">
            <text:p>12209526</text:p>
          </table:table-cell>
          <table:table-cell office:value-type="float" office:value="0.550700235188655" calcext:value-type="float">
            <text:p>0.5507002352</text:p>
          </table:table-cell>
          <table:table-cell table:formula="of:=LOOKUP([.A624];[Users.$A$1:.$A$869];[Users.$B$1:.$B$869])" office:value-type="float" office:value="852" calcext:value-type="float">
            <text:p>852</text:p>
          </table:table-cell>
          <table:table-cell table:formula="of:=IF([.C624]=1;1;0)" office:value-type="float" office:value="1" calcext:value-type="float">
            <text:p>1</text:p>
          </table:table-cell>
          <table:table-cell table:formula="of:=IF([.C62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38555" calcext:value-type="float">
            <text:p>2738555</text:p>
          </table:table-cell>
          <table:table-cell office:value-type="float" office:value="0.481932972790875" calcext:value-type="float">
            <text:p>0.4819329728</text:p>
          </table:table-cell>
          <table:table-cell office:value-type="float" office:value="1" calcext:value-type="float">
            <text:p>1</text:p>
          </table:table-cell>
          <table:table-cell office:value-type="float" office:value="2738555" calcext:value-type="float">
            <text:p>2738555</text:p>
          </table:table-cell>
          <table:table-cell office:value-type="float" office:value="0.481932972790875" calcext:value-type="float">
            <text:p>0.4819329728</text:p>
          </table:table-cell>
          <table:table-cell office:value-type="float" office:value="16898627" calcext:value-type="float">
            <text:p>16898627</text:p>
          </table:table-cell>
          <table:table-cell office:value-type="float" office:value="0.523245907241792" calcext:value-type="float">
            <text:p>0.5232459072</text:p>
          </table:table-cell>
          <table:table-cell office:value-type="float" office:value="4583269" calcext:value-type="float">
            <text:p>4583269</text:p>
          </table:table-cell>
          <table:table-cell office:value-type="float" office:value="0.524241327082001" calcext:value-type="float">
            <text:p>0.5242413271</text:p>
          </table:table-cell>
          <table:table-cell table:formula="of:=LOOKUP([.A625];[Users.$A$1:.$A$869];[Users.$B$1:.$B$869])" office:value-type="float" office:value="852" calcext:value-type="float">
            <text:p>852</text:p>
          </table:table-cell>
          <table:table-cell table:formula="of:=IF([.C625]=1;1;0)" office:value-type="float" office:value="1" calcext:value-type="float">
            <text:p>1</text:p>
          </table:table-cell>
          <table:table-cell table:formula="of:=IF([.C62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61709" calcext:value-type="float">
            <text:p>361709</text:p>
          </table:table-cell>
          <table:table-cell office:value-type="float" office:value="0.443532169423257" calcext:value-type="float">
            <text:p>0.4435321694</text:p>
          </table:table-cell>
          <table:table-cell office:value-type="float" office:value="1" calcext:value-type="float">
            <text:p>1</text:p>
          </table:table-cell>
          <table:table-cell office:value-type="float" office:value="361709" calcext:value-type="float">
            <text:p>361709</text:p>
          </table:table-cell>
          <table:table-cell office:value-type="float" office:value="0.443532169423257" calcext:value-type="float">
            <text:p>0.4435321694</text:p>
          </table:table-cell>
          <table:table-cell office:value-type="float" office:value="18012841" calcext:value-type="float">
            <text:p>18012841</text:p>
          </table:table-cell>
          <table:table-cell office:value-type="float" office:value="0.566496812000272" calcext:value-type="float">
            <text:p>0.566496812</text:p>
          </table:table-cell>
          <table:table-cell office:value-type="float" office:value="18825094" calcext:value-type="float">
            <text:p>18825094</text:p>
          </table:table-cell>
          <table:table-cell office:value-type="float" office:value="0.566496812000272" calcext:value-type="float">
            <text:p>0.566496812</text:p>
          </table:table-cell>
          <table:table-cell table:formula="of:=LOOKUP([.A626];[Users.$A$1:.$A$869];[Users.$B$1:.$B$869])" office:value-type="float" office:value="853" calcext:value-type="float">
            <text:p>853</text:p>
          </table:table-cell>
          <table:table-cell table:formula="of:=IF([.C626]=1;1;0)" office:value-type="float" office:value="1" calcext:value-type="float">
            <text:p>1</text:p>
          </table:table-cell>
          <table:table-cell table:formula="of:=IF([.C62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float" office:value="0.587939346781705" calcext:value-type="float">
            <text:p>0.5879393468</text:p>
          </table:table-cell>
          <table:table-cell office:value-type="float" office:value="0" calcext:value-type="float">
            <text:p>0</text:p>
          </table:table-cell>
          <table:table-cell office:value-type="float" office:value="1145810" calcext:value-type="float">
            <text:p>1145810</text:p>
          </table:table-cell>
          <table:table-cell office:value-type="float" office:value="0.572581631153245" calcext:value-type="float">
            <text:p>0.5725816312</text:p>
          </table:table-cell>
          <table:table-cell office:value-type="float" office:value="16072527" calcext:value-type="float">
            <text:p>16072527</text:p>
          </table:table-cell>
          <table:table-cell office:value-type="float" office:value="0.581729962675697" calcext:value-type="float">
            <text:p>0.5817299627</text:p>
          </table:table-cell>
          <table:table-cell office:value-type="float" office:value="5606012" calcext:value-type="float">
            <text:p>5606012</text:p>
          </table:table-cell>
          <table:table-cell office:value-type="float" office:value="0.586513213001528" calcext:value-type="float">
            <text:p>0.586513213</text:p>
          </table:table-cell>
          <table:table-cell table:formula="of:=LOOKUP([.A627];[Users.$A$1:.$A$869];[Users.$B$1:.$B$869])" office:value-type="float" office:value="855" calcext:value-type="float">
            <text:p>855</text:p>
          </table:table-cell>
          <table:table-cell table:formula="of:=IF([.C627]=1;1;0)" office:value-type="float" office:value="0" calcext:value-type="float">
            <text:p>0</text:p>
          </table:table-cell>
          <table:table-cell table:formula="of:=IF([.C62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72963" calcext:value-type="float">
            <text:p>10072963</text:p>
          </table:table-cell>
          <table:table-cell office:value-type="float" office:value="0.473002402449904" calcext:value-type="float">
            <text:p>0.4730024024</text:p>
          </table:table-cell>
          <table:table-cell office:value-type="float" office:value="1" calcext:value-type="float">
            <text:p>1</text:p>
          </table:table-cell>
          <table:table-cell office:value-type="float" office:value="10072963" calcext:value-type="float">
            <text:p>10072963</text:p>
          </table:table-cell>
          <table:table-cell office:value-type="float" office:value="0.473002402449904" calcext:value-type="float">
            <text:p>0.4730024024</text:p>
          </table:table-cell>
          <table:table-cell office:value-type="float" office:value="816235" calcext:value-type="float">
            <text:p>816235</text:p>
          </table:table-cell>
          <table:table-cell office:value-type="float" office:value="0.547087738440572" calcext:value-type="float">
            <text:p>0.5470877384</text:p>
          </table:table-cell>
          <table:table-cell office:value-type="float" office:value="711391" calcext:value-type="float">
            <text:p>711391</text:p>
          </table:table-cell>
          <table:table-cell office:value-type="float" office:value="0.548978716348645" calcext:value-type="float">
            <text:p>0.5489787163</text:p>
          </table:table-cell>
          <table:table-cell table:formula="of:=LOOKUP([.A628];[Users.$A$1:.$A$869];[Users.$B$1:.$B$869])" office:value-type="float" office:value="855" calcext:value-type="float">
            <text:p>855</text:p>
          </table:table-cell>
          <table:table-cell table:formula="of:=IF([.C628]=1;1;0)" office:value-type="float" office:value="1" calcext:value-type="float">
            <text:p>1</text:p>
          </table:table-cell>
          <table:table-cell table:formula="of:=IF([.C62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482286" calcext:value-type="float">
            <text:p>3482286</text:p>
          </table:table-cell>
          <table:table-cell office:value-type="float" office:value="0.510849516491877" calcext:value-type="float">
            <text:p>0.5108495165</text:p>
          </table:table-cell>
          <table:table-cell office:value-type="float" office:value="0" calcext:value-type="float">
            <text:p>0</text:p>
          </table:table-cell>
          <table:table-cell office:value-type="float" office:value="1224754" calcext:value-type="float">
            <text:p>1224754</text:p>
          </table:table-cell>
          <table:table-cell office:value-type="float" office:value="0.486650338634509" calcext:value-type="float">
            <text:p>0.4866503386</text:p>
          </table:table-cell>
          <table:table-cell office:value-type="float" office:value="3415565" calcext:value-type="float">
            <text:p>3415565</text:p>
          </table:table-cell>
          <table:table-cell office:value-type="float" office:value="0.495798841923627" calcext:value-type="float">
            <text:p>0.4957988419</text:p>
          </table:table-cell>
          <table:table-cell office:value-type="float" office:value="6991162" calcext:value-type="float">
            <text:p>6991162</text:p>
          </table:table-cell>
          <table:table-cell office:value-type="float" office:value="0.50089286401026" calcext:value-type="float">
            <text:p>0.500892864</text:p>
          </table:table-cell>
          <table:table-cell table:formula="of:=LOOKUP([.A629];[Users.$A$1:.$A$869];[Users.$B$1:.$B$869])" office:value-type="float" office:value="858" calcext:value-type="float">
            <text:p>858</text:p>
          </table:table-cell>
          <table:table-cell table:formula="of:=IF([.C629]=1;1;0)" office:value-type="float" office:value="0" calcext:value-type="float">
            <text:p>0</text:p>
          </table:table-cell>
          <table:table-cell table:formula="of:=IF([.C62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9314" calcext:value-type="float">
            <text:p>69314</text:p>
          </table:table-cell>
          <table:table-cell office:value-type="float" office:value="0.619653856587263" calcext:value-type="float">
            <text:p>0.6196538566</text:p>
          </table:table-cell>
          <table:table-cell office:value-type="float" office:value="0" calcext:value-type="float">
            <text:p>0</text:p>
          </table:table-cell>
          <table:table-cell office:value-type="float" office:value="1926535" calcext:value-type="float">
            <text:p>1926535</text:p>
          </table:table-cell>
          <table:table-cell office:value-type="float" office:value="0.560924117270688" calcext:value-type="float">
            <text:p>0.5609241173</text:p>
          </table:table-cell>
          <table:table-cell office:value-type="float" office:value="7649996" calcext:value-type="float">
            <text:p>7649996</text:p>
          </table:table-cell>
          <table:table-cell office:value-type="float" office:value="0.563555752741385" calcext:value-type="float">
            <text:p>0.5635557527</text:p>
          </table:table-cell>
          <table:table-cell office:value-type="float" office:value="1618862" calcext:value-type="float">
            <text:p>1618862</text:p>
          </table:table-cell>
          <table:table-cell office:value-type="float" office:value="0.565219597299855" calcext:value-type="float">
            <text:p>0.5652195973</text:p>
          </table:table-cell>
          <table:table-cell table:formula="of:=LOOKUP([.A630];[Users.$A$1:.$A$869];[Users.$B$1:.$B$869])" office:value-type="float" office:value="859" calcext:value-type="float">
            <text:p>859</text:p>
          </table:table-cell>
          <table:table-cell table:formula="of:=IF([.C630]=1;1;0)" office:value-type="float" office:value="0" calcext:value-type="float">
            <text:p>0</text:p>
          </table:table-cell>
          <table:table-cell table:formula="of:=IF([.C63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5654" calcext:value-type="float">
            <text:p>435654</text:p>
          </table:table-cell>
          <table:table-cell office:value-type="float" office:value="0.252945034480855" calcext:value-type="float">
            <text:p>0.2529450345</text:p>
          </table:table-cell>
          <table:table-cell office:value-type="float" office:value="1" calcext:value-type="float">
            <text:p>1</text:p>
          </table:table-cell>
          <table:table-cell office:value-type="float" office:value="435654" calcext:value-type="float">
            <text:p>435654</text:p>
          </table:table-cell>
          <table:table-cell office:value-type="float" office:value="0.252945034480855" calcext:value-type="float">
            <text:p>0.2529450345</text:p>
          </table:table-cell>
          <table:table-cell office:value-type="float" office:value="17008643" calcext:value-type="float">
            <text:p>17008643</text:p>
          </table:table-cell>
          <table:table-cell office:value-type="float" office:value="0.471395235420165" calcext:value-type="float">
            <text:p>0.4713952354</text:p>
          </table:table-cell>
          <table:table-cell office:value-type="float" office:value="8305776" calcext:value-type="float">
            <text:p>8305776</text:p>
          </table:table-cell>
          <table:table-cell office:value-type="float" office:value="0.471395235420165" calcext:value-type="float">
            <text:p>0.4713952354</text:p>
          </table:table-cell>
          <table:table-cell table:formula="of:=LOOKUP([.A631];[Users.$A$1:.$A$869];[Users.$B$1:.$B$869])" office:value-type="float" office:value="861" calcext:value-type="float">
            <text:p>861</text:p>
          </table:table-cell>
          <table:table-cell table:formula="of:=IF([.C631]=1;1;0)" office:value-type="float" office:value="1" calcext:value-type="float">
            <text:p>1</text:p>
          </table:table-cell>
          <table:table-cell table:formula="of:=IF([.C63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34676" calcext:value-type="float">
            <text:p>3134676</text:p>
          </table:table-cell>
          <table:table-cell office:value-type="float" office:value="0.519842785714463" calcext:value-type="float">
            <text:p>0.5198427857</text:p>
          </table:table-cell>
          <table:table-cell office:value-type="float" office:value="1" calcext:value-type="float">
            <text:p>1</text:p>
          </table:table-cell>
          <table:table-cell office:value-type="float" office:value="3134676" calcext:value-type="float">
            <text:p>3134676</text:p>
          </table:table-cell>
          <table:table-cell office:value-type="float" office:value="0.519842785714463" calcext:value-type="float">
            <text:p>0.5198427857</text:p>
          </table:table-cell>
          <table:table-cell office:value-type="float" office:value="2805245" calcext:value-type="float">
            <text:p>2805245</text:p>
          </table:table-cell>
          <table:table-cell office:value-type="float" office:value="0.580064148980155" calcext:value-type="float">
            <text:p>0.580064149</text:p>
          </table:table-cell>
          <table:table-cell office:value-type="float" office:value="723190" calcext:value-type="float">
            <text:p>723190</text:p>
          </table:table-cell>
          <table:table-cell office:value-type="float" office:value="0.580792047581303" calcext:value-type="float">
            <text:p>0.5807920476</text:p>
          </table:table-cell>
          <table:table-cell table:formula="of:=LOOKUP([.A632];[Users.$A$1:.$A$869];[Users.$B$1:.$B$869])" office:value-type="float" office:value="862" calcext:value-type="float">
            <text:p>862</text:p>
          </table:table-cell>
          <table:table-cell table:formula="of:=IF([.C632]=1;1;0)" office:value-type="float" office:value="1" calcext:value-type="float">
            <text:p>1</text:p>
          </table:table-cell>
          <table:table-cell table:formula="of:=IF([.C63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09257" calcext:value-type="float">
            <text:p>2709257</text:p>
          </table:table-cell>
          <table:table-cell office:value-type="float" office:value="0.522664148280621" calcext:value-type="float">
            <text:p>0.5226641483</text:p>
          </table:table-cell>
          <table:table-cell office:value-type="float" office:value="1" calcext:value-type="float">
            <text:p>1</text:p>
          </table:table-cell>
          <table:table-cell office:value-type="float" office:value="2709257" calcext:value-type="float">
            <text:p>2709257</text:p>
          </table:table-cell>
          <table:table-cell office:value-type="float" office:value="0.522664148280621" calcext:value-type="float">
            <text:p>0.5226641483</text:p>
          </table:table-cell>
          <table:table-cell office:value-type="float" office:value="19028" calcext:value-type="float">
            <text:p>19028</text:p>
          </table:table-cell>
          <table:table-cell office:value-type="float" office:value="0.566013669269159" calcext:value-type="float">
            <text:p>0.5660136693</text:p>
          </table:table-cell>
          <table:table-cell office:value-type="float" office:value="9890295" calcext:value-type="float">
            <text:p>9890295</text:p>
          </table:table-cell>
          <table:table-cell office:value-type="float" office:value="0.568338672562041" calcext:value-type="float">
            <text:p>0.5683386726</text:p>
          </table:table-cell>
          <table:table-cell table:formula="of:=LOOKUP([.A633];[Users.$A$1:.$A$869];[Users.$B$1:.$B$869])" office:value-type="float" office:value="863" calcext:value-type="float">
            <text:p>863</text:p>
          </table:table-cell>
          <table:table-cell table:formula="of:=IF([.C633]=1;1;0)" office:value-type="float" office:value="1" calcext:value-type="float">
            <text:p>1</text:p>
          </table:table-cell>
          <table:table-cell table:formula="of:=IF([.C63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253492" calcext:value-type="float">
            <text:p>15253492</text:p>
          </table:table-cell>
          <table:table-cell office:value-type="float" office:value="0.652520024213733" calcext:value-type="float">
            <text:p>0.6525200242</text:p>
          </table:table-cell>
          <table:table-cell office:value-type="float" office:value="0" calcext:value-type="float">
            <text:p>0</text:p>
          </table:table-cell>
          <table:table-cell office:value-type="float" office:value="6694577" calcext:value-type="float">
            <text:p>6694577</text:p>
          </table:table-cell>
          <table:table-cell office:value-type="float" office:value="0.465462172787309" calcext:value-type="float">
            <text:p>0.4654621728</text:p>
          </table:table-cell>
          <table:table-cell office:value-type="float" office:value="8009654" calcext:value-type="float">
            <text:p>8009654</text:p>
          </table:table-cell>
          <table:table-cell office:value-type="float" office:value="0.465462172787309" calcext:value-type="float">
            <text:p>0.4654621728</text:p>
          </table:table-cell>
          <table:table-cell office:value-type="float" office:value="15803183" calcext:value-type="float">
            <text:p>15803183</text:p>
          </table:table-cell>
          <table:table-cell office:value-type="float" office:value="0.465462172787309" calcext:value-type="float">
            <text:p>0.4654621728</text:p>
          </table:table-cell>
          <table:table-cell table:formula="of:=LOOKUP([.A634];[Users.$A$1:.$A$869];[Users.$B$1:.$B$869])" office:value-type="float" office:value="867" calcext:value-type="float">
            <text:p>867</text:p>
          </table:table-cell>
          <table:table-cell table:formula="of:=IF([.C634]=1;1;0)" office:value-type="float" office:value="0" calcext:value-type="float">
            <text:p>0</text:p>
          </table:table-cell>
          <table:table-cell table:formula="of:=IF([.C63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95347" calcext:value-type="float">
            <text:p>1695347</text:p>
          </table:table-cell>
          <table:table-cell office:value-type="float" office:value="0.562197339633774" calcext:value-type="float">
            <text:p>0.5621973396</text:p>
          </table:table-cell>
          <table:table-cell office:value-type="float" office:value="0" calcext:value-type="float">
            <text:p>0</text:p>
          </table:table-cell>
          <table:table-cell office:value-type="float" office:value="2710498" calcext:value-type="float">
            <text:p>2710498</text:p>
          </table:table-cell>
          <table:table-cell office:value-type="float" office:value="0.532782530978844" calcext:value-type="float">
            <text:p>0.532782531</text:p>
          </table:table-cell>
          <table:table-cell office:value-type="float" office:value="16975786" calcext:value-type="float">
            <text:p>16975786</text:p>
          </table:table-cell>
          <table:table-cell office:value-type="float" office:value="0.537520928454533" calcext:value-type="float">
            <text:p>0.5375209285</text:p>
          </table:table-cell>
          <table:table-cell office:value-type="float" office:value="8156401" calcext:value-type="float">
            <text:p>8156401</text:p>
          </table:table-cell>
          <table:table-cell office:value-type="float" office:value="0.544563884538852" calcext:value-type="float">
            <text:p>0.5445638845</text:p>
          </table:table-cell>
          <table:table-cell table:formula="of:=LOOKUP([.A635];[Users.$A$1:.$A$869];[Users.$B$1:.$B$869])" office:value-type="float" office:value="869" calcext:value-type="float">
            <text:p>869</text:p>
          </table:table-cell>
          <table:table-cell table:formula="of:=IF([.C635]=1;1;0)" office:value-type="float" office:value="0" calcext:value-type="float">
            <text:p>0</text:p>
          </table:table-cell>
          <table:table-cell table:formula="of:=IF([.C635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83194" calcext:value-type="float">
            <text:p>1783194</text:p>
          </table:table-cell>
          <table:table-cell office:value-type="float" office:value="0.494745054912305" calcext:value-type="float">
            <text:p>0.4947450549</text:p>
          </table:table-cell>
          <table:table-cell office:value-type="float" office:value="1" calcext:value-type="float">
            <text:p>1</text:p>
          </table:table-cell>
          <table:table-cell office:value-type="float" office:value="1783194" calcext:value-type="float">
            <text:p>1783194</text:p>
          </table:table-cell>
          <table:table-cell office:value-type="float" office:value="0.494745054912305" calcext:value-type="float">
            <text:p>0.4947450549</text:p>
          </table:table-cell>
          <table:table-cell office:value-type="float" office:value="18346048" calcext:value-type="float">
            <text:p>18346048</text:p>
          </table:table-cell>
          <table:table-cell office:value-type="float" office:value="0.585434146553242" calcext:value-type="float">
            <text:p>0.5854341466</text:p>
          </table:table-cell>
          <table:table-cell office:value-type="float" office:value="16508857" calcext:value-type="float">
            <text:p>16508857</text:p>
          </table:table-cell>
          <table:table-cell office:value-type="float" office:value="0.587348945612778" calcext:value-type="float">
            <text:p>0.5873489456</text:p>
          </table:table-cell>
          <table:table-cell table:formula="of:=LOOKUP([.A636];[Users.$A$1:.$A$869];[Users.$B$1:.$B$869])" office:value-type="float" office:value="869" calcext:value-type="float">
            <text:p>869</text:p>
          </table:table-cell>
          <table:table-cell table:formula="of:=IF([.C636]=1;1;0)" office:value-type="float" office:value="1" calcext:value-type="float">
            <text:p>1</text:p>
          </table:table-cell>
          <table:table-cell table:formula="of:=IF([.C63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58362" calcext:value-type="float">
            <text:p>2558362</text:p>
          </table:table-cell>
          <table:table-cell office:value-type="float" office:value="0.469827356136641" calcext:value-type="float">
            <text:p>0.4698273561</text:p>
          </table:table-cell>
          <table:table-cell office:value-type="float" office:value="1" calcext:value-type="float">
            <text:p>1</text:p>
          </table:table-cell>
          <table:table-cell office:value-type="float" office:value="2558362" calcext:value-type="float">
            <text:p>2558362</text:p>
          </table:table-cell>
          <table:table-cell office:value-type="float" office:value="0.469827356136641" calcext:value-type="float">
            <text:p>0.4698273561</text:p>
          </table:table-cell>
          <table:table-cell office:value-type="float" office:value="3352673" calcext:value-type="float">
            <text:p>3352673</text:p>
          </table:table-cell>
          <table:table-cell office:value-type="float" office:value="0.544186054777304" calcext:value-type="float">
            <text:p>0.5441860548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549161128248121" calcext:value-type="float">
            <text:p>0.5491611282</text:p>
          </table:table-cell>
          <table:table-cell table:formula="of:=LOOKUP([.A637];[Users.$A$1:.$A$869];[Users.$B$1:.$B$869])" office:value-type="float" office:value="871" calcext:value-type="float">
            <text:p>871</text:p>
          </table:table-cell>
          <table:table-cell table:formula="of:=IF([.C637]=1;1;0)" office:value-type="float" office:value="1" calcext:value-type="float">
            <text:p>1</text:p>
          </table:table-cell>
          <table:table-cell table:formula="of:=IF([.C63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988134" calcext:value-type="float">
            <text:p>4988134</text:p>
          </table:table-cell>
          <table:table-cell office:value-type="float" office:value="0.685415019660791" calcext:value-type="float">
            <text:p>0.6854150197</text:p>
          </table:table-cell>
          <table:table-cell office:value-type="float" office:value="0" calcext:value-type="float">
            <text:p>0</text:p>
          </table:table-cell>
          <table:table-cell office:value-type="float" office:value="6911854" calcext:value-type="float">
            <text:p>6911854</text:p>
          </table:table-cell>
          <table:table-cell office:value-type="float" office:value="0.592650268868682" calcext:value-type="float">
            <text:p>0.5926502689</text:p>
          </table:table-cell>
          <table:table-cell office:value-type="float" office:value="2230033" calcext:value-type="float">
            <text:p>2230033</text:p>
          </table:table-cell>
          <table:table-cell office:value-type="float" office:value="0.595598760939461" calcext:value-type="float">
            <text:p>0.5955987609</text:p>
          </table:table-cell>
          <table:table-cell office:value-type="float" office:value="157016" calcext:value-type="float">
            <text:p>157016</text:p>
          </table:table-cell>
          <table:table-cell office:value-type="float" office:value="0.601859297683449" calcext:value-type="float">
            <text:p>0.6018592977</text:p>
          </table:table-cell>
          <table:table-cell table:formula="of:=LOOKUP([.A638];[Users.$A$1:.$A$869];[Users.$B$1:.$B$869])" office:value-type="float" office:value="871" calcext:value-type="float">
            <text:p>871</text:p>
          </table:table-cell>
          <table:table-cell table:formula="of:=IF([.C638]=1;1;0)" office:value-type="float" office:value="0" calcext:value-type="float">
            <text:p>0</text:p>
          </table:table-cell>
          <table:table-cell table:formula="of:=IF([.C63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04301" calcext:value-type="float">
            <text:p>5604301</text:p>
          </table:table-cell>
          <table:table-cell office:value-type="float" office:value="0.677805439310254" calcext:value-type="float">
            <text:p>0.6778054393</text:p>
          </table:table-cell>
          <table:table-cell office:value-type="float" office:value="0" calcext:value-type="float">
            <text:p>0</text:p>
          </table:table-cell>
          <table:table-cell office:value-type="float" office:value="2606282" calcext:value-type="float">
            <text:p>2606282</text:p>
          </table:table-cell>
          <table:table-cell office:value-type="float" office:value="0.456898586529572" calcext:value-type="float">
            <text:p>0.4568985865</text:p>
          </table:table-cell>
          <table:table-cell office:value-type="float" office:value="6519637" calcext:value-type="float">
            <text:p>6519637</text:p>
          </table:table-cell>
          <table:table-cell office:value-type="float" office:value="0.479819206495592" calcext:value-type="float">
            <text:p>0.4798192065</text:p>
          </table:table-cell>
          <table:table-cell office:value-type="float" office:value="2359167" calcext:value-type="float">
            <text:p>2359167</text:p>
          </table:table-cell>
          <table:table-cell office:value-type="float" office:value="0.486335455208536" calcext:value-type="float">
            <text:p>0.4863354552</text:p>
          </table:table-cell>
          <table:table-cell table:formula="of:=LOOKUP([.A639];[Users.$A$1:.$A$869];[Users.$B$1:.$B$869])" office:value-type="float" office:value="873" calcext:value-type="float">
            <text:p>873</text:p>
          </table:table-cell>
          <table:table-cell table:formula="of:=IF([.C639]=1;1;0)" office:value-type="float" office:value="0" calcext:value-type="float">
            <text:p>0</text:p>
          </table:table-cell>
          <table:table-cell table:formula="of:=IF([.C63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72343" calcext:value-type="float">
            <text:p>3472343</text:p>
          </table:table-cell>
          <table:table-cell office:value-type="float" office:value="0.465845874184542" calcext:value-type="float">
            <text:p>0.4658458742</text:p>
          </table:table-cell>
          <table:table-cell office:value-type="float" office:value="3" calcext:value-type="float">
            <text:p>3</text:p>
          </table:table-cell>
          <table:table-cell office:value-type="float" office:value="2530951" calcext:value-type="float">
            <text:p>2530951</text:p>
          </table:table-cell>
          <table:table-cell office:value-type="float" office:value="0.439045810025126" calcext:value-type="float">
            <text:p>0.43904581</text:p>
          </table:table-cell>
          <table:table-cell office:value-type="float" office:value="2830237" calcext:value-type="float">
            <text:p>2830237</text:p>
          </table:table-cell>
          <table:table-cell office:value-type="float" office:value="0.457375412856499" calcext:value-type="float">
            <text:p>0.4573754129</text:p>
          </table:table-cell>
          <table:table-cell office:value-type="float" office:value="3472343" calcext:value-type="float">
            <text:p>3472343</text:p>
          </table:table-cell>
          <table:table-cell office:value-type="float" office:value="0.465845874184542" calcext:value-type="float">
            <text:p>0.4658458742</text:p>
          </table:table-cell>
          <table:table-cell table:formula="of:=LOOKUP([.A640];[Users.$A$1:.$A$869];[Users.$B$1:.$B$869])" office:value-type="float" office:value="874" calcext:value-type="float">
            <text:p>874</text:p>
          </table:table-cell>
          <table:table-cell table:formula="of:=IF([.C640]=1;1;0)" office:value-type="float" office:value="0" calcext:value-type="float">
            <text:p>0</text:p>
          </table:table-cell>
          <table:table-cell table:formula="of:=IF([.C64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46646" calcext:value-type="float">
            <text:p>3546646</text:p>
          </table:table-cell>
          <table:table-cell office:value-type="float" office:value="0.545884224295854" calcext:value-type="float">
            <text:p>0.5458842243</text:p>
          </table:table-cell>
          <table:table-cell office:value-type="float" office:value="2" calcext:value-type="float">
            <text:p>2</text:p>
          </table:table-cell>
          <table:table-cell office:value-type="float" office:value="4849585" calcext:value-type="float">
            <text:p>4849585</text:p>
          </table:table-cell>
          <table:table-cell office:value-type="float" office:value="0.531556667086643" calcext:value-type="float">
            <text:p>0.5315566671</text:p>
          </table:table-cell>
          <table:table-cell office:value-type="float" office:value="5323366" calcext:value-type="float">
            <text:p>5323366</text:p>
          </table:table-cell>
          <table:table-cell office:value-type="float" office:value="0.541412481506784" calcext:value-type="float">
            <text:p>0.5414124815</text:p>
          </table:table-cell>
          <table:table-cell office:value-type="float" office:value="8190813" calcext:value-type="float">
            <text:p>8190813</text:p>
          </table:table-cell>
          <table:table-cell office:value-type="float" office:value="0.54365104538318" calcext:value-type="float">
            <text:p>0.5436510454</text:p>
          </table:table-cell>
          <table:table-cell table:formula="of:=LOOKUP([.A641];[Users.$A$1:.$A$869];[Users.$B$1:.$B$869])" office:value-type="float" office:value="884" calcext:value-type="float">
            <text:p>884</text:p>
          </table:table-cell>
          <table:table-cell table:formula="of:=IF([.C641]=1;1;0)" office:value-type="float" office:value="0" calcext:value-type="float">
            <text:p>0</text:p>
          </table:table-cell>
          <table:table-cell table:formula="of:=IF([.C64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46780" calcext:value-type="float">
            <text:p>2846780</text:p>
          </table:table-cell>
          <table:table-cell office:value-type="float" office:value="0.497493068666584" calcext:value-type="float">
            <text:p>0.4974930687</text:p>
          </table:table-cell>
          <table:table-cell office:value-type="float" office:value="1" calcext:value-type="float">
            <text:p>1</text:p>
          </table:table-cell>
          <table:table-cell office:value-type="float" office:value="2846780" calcext:value-type="float">
            <text:p>2846780</text:p>
          </table:table-cell>
          <table:table-cell office:value-type="float" office:value="0.497493068666584" calcext:value-type="float">
            <text:p>0.4974930687</text:p>
          </table:table-cell>
          <table:table-cell office:value-type="float" office:value="5217120" calcext:value-type="float">
            <text:p>5217120</text:p>
          </table:table-cell>
          <table:table-cell office:value-type="float" office:value="0.555407352159025" calcext:value-type="float">
            <text:p>0.5554073522</text:p>
          </table:table-cell>
          <table:table-cell office:value-type="float" office:value="216381" calcext:value-type="float">
            <text:p>216381</text:p>
          </table:table-cell>
          <table:table-cell office:value-type="float" office:value="0.561622028898153" calcext:value-type="float">
            <text:p>0.5616220289</text:p>
          </table:table-cell>
          <table:table-cell table:formula="of:=LOOKUP([.A642];[Users.$A$1:.$A$869];[Users.$B$1:.$B$869])" office:value-type="float" office:value="885" calcext:value-type="float">
            <text:p>885</text:p>
          </table:table-cell>
          <table:table-cell table:formula="of:=IF([.C642]=1;1;0)" office:value-type="float" office:value="1" calcext:value-type="float">
            <text:p>1</text:p>
          </table:table-cell>
          <table:table-cell table:formula="of:=IF([.C64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5554" calcext:value-type="float">
            <text:p>215554</text:p>
          </table:table-cell>
          <table:table-cell office:value-type="float" office:value="0.462558533222563" calcext:value-type="float">
            <text:p>0.4625585332</text:p>
          </table:table-cell>
          <table:table-cell office:value-type="float" office:value="1" calcext:value-type="float">
            <text:p>1</text:p>
          </table:table-cell>
          <table:table-cell office:value-type="float" office:value="215554" calcext:value-type="float">
            <text:p>215554</text:p>
          </table:table-cell>
          <table:table-cell office:value-type="float" office:value="0.462558533222563" calcext:value-type="float">
            <text:p>0.4625585332</text:p>
          </table:table-cell>
          <table:table-cell office:value-type="float" office:value="236695" calcext:value-type="float">
            <text:p>236695</text:p>
          </table:table-cell>
          <table:table-cell office:value-type="float" office:value="0.477158313490155" calcext:value-type="float">
            <text:p>0.4771583135</text:p>
          </table:table-cell>
          <table:table-cell office:value-type="float" office:value="4378022" calcext:value-type="float">
            <text:p>4378022</text:p>
          </table:table-cell>
          <table:table-cell office:value-type="float" office:value="0.481382817802728" calcext:value-type="float">
            <text:p>0.4813828178</text:p>
          </table:table-cell>
          <table:table-cell table:formula="of:=LOOKUP([.A643];[Users.$A$1:.$A$869];[Users.$B$1:.$B$869])" office:value-type="float" office:value="885" calcext:value-type="float">
            <text:p>885</text:p>
          </table:table-cell>
          <table:table-cell table:formula="of:=IF([.C643]=1;1;0)" office:value-type="float" office:value="1" calcext:value-type="float">
            <text:p>1</text:p>
          </table:table-cell>
          <table:table-cell table:formula="of:=IF([.C64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33984" calcext:value-type="float">
            <text:p>1333984</text:p>
          </table:table-cell>
          <table:table-cell office:value-type="float" office:value="0.577708448745524" calcext:value-type="float">
            <text:p>0.5777084487</text:p>
          </table:table-cell>
          <table:table-cell office:value-type="float" office:value="1" calcext:value-type="float">
            <text:p>1</text:p>
          </table:table-cell>
          <table:table-cell office:value-type="float" office:value="1333984" calcext:value-type="float">
            <text:p>1333984</text:p>
          </table:table-cell>
          <table:table-cell office:value-type="float" office:value="0.577708448745524" calcext:value-type="float">
            <text:p>0.5777084487</text:p>
          </table:table-cell>
          <table:table-cell office:value-type="float" office:value="13833632" calcext:value-type="float">
            <text:p>13833632</text:p>
          </table:table-cell>
          <table:table-cell office:value-type="float" office:value="0.578306344443036" calcext:value-type="float">
            <text:p>0.5783063444</text:p>
          </table:table-cell>
          <table:table-cell office:value-type="float" office:value="17687747" calcext:value-type="float">
            <text:p>17687747</text:p>
          </table:table-cell>
          <table:table-cell office:value-type="float" office:value="0.592738733326104" calcext:value-type="float">
            <text:p>0.5927387333</text:p>
          </table:table-cell>
          <table:table-cell table:formula="of:=LOOKUP([.A644];[Users.$A$1:.$A$869];[Users.$B$1:.$B$869])" office:value-type="float" office:value="887" calcext:value-type="float">
            <text:p>887</text:p>
          </table:table-cell>
          <table:table-cell table:formula="of:=IF([.C644]=1;1;0)" office:value-type="float" office:value="1" calcext:value-type="float">
            <text:p>1</text:p>
          </table:table-cell>
          <table:table-cell table:formula="of:=IF([.C64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586543" calcext:value-type="float">
            <text:p>17586543</text:p>
          </table:table-cell>
          <table:table-cell office:value-type="float" office:value="0.257548956312886" calcext:value-type="float">
            <text:p>0.2575489563</text:p>
          </table:table-cell>
          <table:table-cell office:value-type="float" office:value="1" calcext:value-type="float">
            <text:p>1</text:p>
          </table:table-cell>
          <table:table-cell office:value-type="float" office:value="17586543" calcext:value-type="float">
            <text:p>17586543</text:p>
          </table:table-cell>
          <table:table-cell office:value-type="float" office:value="0.257548956312886" calcext:value-type="float">
            <text:p>0.2575489563</text:p>
          </table:table-cell>
          <table:table-cell office:value-type="float" office:value="7142630" calcext:value-type="float">
            <text:p>7142630</text:p>
          </table:table-cell>
          <table:table-cell office:value-type="float" office:value="0.491607845147202" calcext:value-type="float">
            <text:p>0.4916078451</text:p>
          </table:table-cell>
          <table:table-cell office:value-type="float" office:value="5589817" calcext:value-type="float">
            <text:p>5589817</text:p>
          </table:table-cell>
          <table:table-cell office:value-type="float" office:value="0.498347827721325" calcext:value-type="float">
            <text:p>0.4983478277</text:p>
          </table:table-cell>
          <table:table-cell table:formula="of:=LOOKUP([.A645];[Users.$A$1:.$A$869];[Users.$B$1:.$B$869])" office:value-type="float" office:value="889" calcext:value-type="float">
            <text:p>889</text:p>
          </table:table-cell>
          <table:table-cell table:formula="of:=IF([.C645]=1;1;0)" office:value-type="float" office:value="1" calcext:value-type="float">
            <text:p>1</text:p>
          </table:table-cell>
          <table:table-cell table:formula="of:=IF([.C64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64524" calcext:value-type="float">
            <text:p>1064524</text:p>
          </table:table-cell>
          <table:table-cell office:value-type="float" office:value="0.421251992716067" calcext:value-type="float">
            <text:p>0.4212519927</text:p>
          </table:table-cell>
          <table:table-cell office:value-type="float" office:value="1" calcext:value-type="float">
            <text:p>1</text:p>
          </table:table-cell>
          <table:table-cell office:value-type="float" office:value="1064524" calcext:value-type="float">
            <text:p>1064524</text:p>
          </table:table-cell>
          <table:table-cell office:value-type="float" office:value="0.421251992716067" calcext:value-type="float">
            <text:p>0.4212519927</text:p>
          </table:table-cell>
          <table:table-cell office:value-type="float" office:value="10468544" calcext:value-type="float">
            <text:p>10468544</text:p>
          </table:table-cell>
          <table:table-cell office:value-type="float" office:value="0.476932935674097" calcext:value-type="float">
            <text:p>0.4769329357</text:p>
          </table:table-cell>
          <table:table-cell office:value-type="float" office:value="11338419" calcext:value-type="float">
            <text:p>11338419</text:p>
          </table:table-cell>
          <table:table-cell office:value-type="float" office:value="0.507195606642239" calcext:value-type="float">
            <text:p>0.5071956066</text:p>
          </table:table-cell>
          <table:table-cell table:formula="of:=LOOKUP([.A646];[Users.$A$1:.$A$869];[Users.$B$1:.$B$869])" office:value-type="float" office:value="890" calcext:value-type="float">
            <text:p>890</text:p>
          </table:table-cell>
          <table:table-cell table:formula="of:=IF([.C646]=1;1;0)" office:value-type="float" office:value="1" calcext:value-type="float">
            <text:p>1</text:p>
          </table:table-cell>
          <table:table-cell table:formula="of:=IF([.C64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3618" calcext:value-type="float">
            <text:p>733618</text:p>
          </table:table-cell>
          <table:table-cell office:value-type="float" office:value="0.592202044782574" calcext:value-type="float">
            <text:p>0.5922020448</text:p>
          </table:table-cell>
          <table:table-cell office:value-type="float" office:value="0" calcext:value-type="float">
            <text:p>0</text:p>
          </table:table-cell>
          <table:table-cell office:value-type="float" office:value="11836549" calcext:value-type="float">
            <text:p>11836549</text:p>
          </table:table-cell>
          <table:table-cell office:value-type="float" office:value="0.55961862839582" calcext:value-type="float">
            <text:p>0.5596186284</text:p>
          </table:table-cell>
          <table:table-cell office:value-type="float" office:value="3152121" calcext:value-type="float">
            <text:p>3152121</text:p>
          </table:table-cell>
          <table:table-cell office:value-type="float" office:value="0.562590768572198" calcext:value-type="float">
            <text:p>0.5625907686</text:p>
          </table:table-cell>
          <table:table-cell office:value-type="float" office:value="4225131" calcext:value-type="float">
            <text:p>4225131</text:p>
          </table:table-cell>
          <table:table-cell office:value-type="float" office:value="0.563557036697382" calcext:value-type="float">
            <text:p>0.5635570367</text:p>
          </table:table-cell>
          <table:table-cell table:formula="of:=LOOKUP([.A647];[Users.$A$1:.$A$869];[Users.$B$1:.$B$869])" office:value-type="float" office:value="891" calcext:value-type="float">
            <text:p>891</text:p>
          </table:table-cell>
          <table:table-cell table:formula="of:=IF([.C647]=1;1;0)" office:value-type="float" office:value="0" calcext:value-type="float">
            <text:p>0</text:p>
          </table:table-cell>
          <table:table-cell table:formula="of:=IF([.C64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53673" calcext:value-type="float">
            <text:p>2853673</text:p>
          </table:table-cell>
          <table:table-cell office:value-type="float" office:value="0.459468910996984" calcext:value-type="float">
            <text:p>0.459468911</text:p>
          </table:table-cell>
          <table:table-cell office:value-type="float" office:value="1" calcext:value-type="float">
            <text:p>1</text:p>
          </table:table-cell>
          <table:table-cell office:value-type="float" office:value="2853673" calcext:value-type="float">
            <text:p>2853673</text:p>
          </table:table-cell>
          <table:table-cell office:value-type="float" office:value="0.459468910996984" calcext:value-type="float">
            <text:p>0.459468911</text:p>
          </table:table-cell>
          <table:table-cell office:value-type="float" office:value="2063361" calcext:value-type="float">
            <text:p>2063361</text:p>
          </table:table-cell>
          <table:table-cell office:value-type="float" office:value="0.523770634695356" calcext:value-type="float">
            <text:p>0.5237706347</text:p>
          </table:table-cell>
          <table:table-cell office:value-type="float" office:value="5613531" calcext:value-type="float">
            <text:p>5613531</text:p>
          </table:table-cell>
          <table:table-cell office:value-type="float" office:value="0.551437566845477" calcext:value-type="float">
            <text:p>0.5514375668</text:p>
          </table:table-cell>
          <table:table-cell table:formula="of:=LOOKUP([.A648];[Users.$A$1:.$A$869];[Users.$B$1:.$B$869])" office:value-type="float" office:value="893" calcext:value-type="float">
            <text:p>893</text:p>
          </table:table-cell>
          <table:table-cell table:formula="of:=IF([.C648]=1;1;0)" office:value-type="float" office:value="1" calcext:value-type="float">
            <text:p>1</text:p>
          </table:table-cell>
          <table:table-cell table:formula="of:=IF([.C64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57657" calcext:value-type="float">
            <text:p>3757657</text:p>
          </table:table-cell>
          <table:table-cell office:value-type="float" office:value="0.59092061244445" calcext:value-type="float">
            <text:p>0.5909206124</text:p>
          </table:table-cell>
          <table:table-cell office:value-type="float" office:value="0" calcext:value-type="float">
            <text:p>0</text:p>
          </table:table-cell>
          <table:table-cell office:value-type="float" office:value="14923197" calcext:value-type="float">
            <text:p>14923197</text:p>
          </table:table-cell>
          <table:table-cell office:value-type="float" office:value="0.360381875958174" calcext:value-type="float">
            <text:p>0.360381876</text:p>
          </table:table-cell>
          <table:table-cell office:value-type="float" office:value="17237120" calcext:value-type="float">
            <text:p>17237120</text:p>
          </table:table-cell>
          <table:table-cell office:value-type="float" office:value="0.37406166896631" calcext:value-type="float">
            <text:p>0.374061669</text:p>
          </table:table-cell>
          <table:table-cell office:value-type="float" office:value="13600078" calcext:value-type="float">
            <text:p>13600078</text:p>
          </table:table-cell>
          <table:table-cell office:value-type="float" office:value="0.408779420354772" calcext:value-type="float">
            <text:p>0.4087794204</text:p>
          </table:table-cell>
          <table:table-cell table:formula="of:=LOOKUP([.A649];[Users.$A$1:.$A$869];[Users.$B$1:.$B$869])" office:value-type="float" office:value="896" calcext:value-type="float">
            <text:p>896</text:p>
          </table:table-cell>
          <table:table-cell table:formula="of:=IF([.C649]=1;1;0)" office:value-type="float" office:value="0" calcext:value-type="float">
            <text:p>0</text:p>
          </table:table-cell>
          <table:table-cell table:formula="of:=IF([.C64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592137" calcext:value-type="float">
            <text:p>2592137</text:p>
          </table:table-cell>
          <table:table-cell office:value-type="float" office:value="0.256291733804691" calcext:value-type="float">
            <text:p>0.2562917338</text:p>
          </table:table-cell>
          <table:table-cell office:value-type="float" office:value="1" calcext:value-type="float">
            <text:p>1</text:p>
          </table:table-cell>
          <table:table-cell office:value-type="float" office:value="2592137" calcext:value-type="float">
            <text:p>2592137</text:p>
          </table:table-cell>
          <table:table-cell office:value-type="float" office:value="0.256291733804691" calcext:value-type="float">
            <text:p>0.2562917338</text:p>
          </table:table-cell>
          <table:table-cell office:value-type="float" office:value="15063451" calcext:value-type="float">
            <text:p>15063451</text:p>
          </table:table-cell>
          <table:table-cell office:value-type="float" office:value="0.37653555893103" calcext:value-type="float">
            <text:p>0.3765355589</text:p>
          </table:table-cell>
          <table:table-cell office:value-type="float" office:value="2677801" calcext:value-type="float">
            <text:p>2677801</text:p>
          </table:table-cell>
          <table:table-cell office:value-type="float" office:value="0.520995919337745" calcext:value-type="float">
            <text:p>0.5209959193</text:p>
          </table:table-cell>
          <table:table-cell table:formula="of:=LOOKUP([.A650];[Users.$A$1:.$A$869];[Users.$B$1:.$B$869])" office:value-type="float" office:value="899" calcext:value-type="float">
            <text:p>899</text:p>
          </table:table-cell>
          <table:table-cell table:formula="of:=IF([.C650]=1;1;0)" office:value-type="float" office:value="1" calcext:value-type="float">
            <text:p>1</text:p>
          </table:table-cell>
          <table:table-cell table:formula="of:=IF([.C65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43772" calcext:value-type="float">
            <text:p>4843772</text:p>
          </table:table-cell>
          <table:table-cell office:value-type="float" office:value="0.534958264979309" calcext:value-type="float">
            <text:p>0.534958265</text:p>
          </table:table-cell>
          <table:table-cell office:value-type="float" office:value="0" calcext:value-type="float">
            <text:p>0</text:p>
          </table:table-cell>
          <table:table-cell office:value-type="float" office:value="1457300" calcext:value-type="float">
            <text:p>1457300</text:p>
          </table:table-cell>
          <table:table-cell office:value-type="float" office:value="0.483255959687763" calcext:value-type="float">
            <text:p>0.4832559597</text:p>
          </table:table-cell>
          <table:table-cell office:value-type="float" office:value="14498733" calcext:value-type="float">
            <text:p>14498733</text:p>
          </table:table-cell>
          <table:table-cell office:value-type="float" office:value="0.485101817572349" calcext:value-type="float">
            <text:p>0.4851018176</text:p>
          </table:table-cell>
          <table:table-cell office:value-type="float" office:value="11996654" calcext:value-type="float">
            <text:p>11996654</text:p>
          </table:table-cell>
          <table:table-cell office:value-type="float" office:value="0.492025557594127" calcext:value-type="float">
            <text:p>0.4920255576</text:p>
          </table:table-cell>
          <table:table-cell table:formula="of:=LOOKUP([.A651];[Users.$A$1:.$A$869];[Users.$B$1:.$B$869])" office:value-type="float" office:value="901" calcext:value-type="float">
            <text:p>901</text:p>
          </table:table-cell>
          <table:table-cell table:formula="of:=IF([.C651]=1;1;0)" office:value-type="float" office:value="0" calcext:value-type="float">
            <text:p>0</text:p>
          </table:table-cell>
          <table:table-cell table:formula="of:=IF([.C65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09833" calcext:value-type="float">
            <text:p>1909833</text:p>
          </table:table-cell>
          <table:table-cell office:value-type="float" office:value="0.602714050517616" calcext:value-type="float">
            <text:p>0.6027140505</text:p>
          </table:table-cell>
          <table:table-cell office:value-type="float" office:value="0" calcext:value-type="float">
            <text:p>0</text:p>
          </table:table-cell>
          <table:table-cell office:value-type="float" office:value="18306214" calcext:value-type="float">
            <text:p>18306214</text:p>
          </table:table-cell>
          <table:table-cell office:value-type="float" office:value="0.570296443403242" calcext:value-type="float">
            <text:p>0.5702964434</text:p>
          </table:table-cell>
          <table:table-cell office:value-type="float" office:value="11657413" calcext:value-type="float">
            <text:p>11657413</text:p>
          </table:table-cell>
          <table:table-cell office:value-type="float" office:value="0.570296443403242" calcext:value-type="float">
            <text:p>0.5702964434</text:p>
          </table:table-cell>
          <table:table-cell office:value-type="float" office:value="8759748" calcext:value-type="float">
            <text:p>8759748</text:p>
          </table:table-cell>
          <table:table-cell office:value-type="float" office:value="0.57331692864301" calcext:value-type="float">
            <text:p>0.5733169286</text:p>
          </table:table-cell>
          <table:table-cell table:formula="of:=LOOKUP([.A652];[Users.$A$1:.$A$869];[Users.$B$1:.$B$869])" office:value-type="float" office:value="903" calcext:value-type="float">
            <text:p>903</text:p>
          </table:table-cell>
          <table:table-cell table:formula="of:=IF([.C652]=1;1;0)" office:value-type="float" office:value="0" calcext:value-type="float">
            <text:p>0</text:p>
          </table:table-cell>
          <table:table-cell table:formula="of:=IF([.C65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957407" calcext:value-type="float">
            <text:p>11957407</text:p>
          </table:table-cell>
          <table:table-cell office:value-type="float" office:value="0.57894265058645" calcext:value-type="float">
            <text:p>0.5789426506</text:p>
          </table:table-cell>
          <table:table-cell office:value-type="float" office:value="0" calcext:value-type="float">
            <text:p>0</text:p>
          </table:table-cell>
          <table:table-cell office:value-type="float" office:value="8084924" calcext:value-type="float">
            <text:p>8084924</text:p>
          </table:table-cell>
          <table:table-cell office:value-type="float" office:value="0.490826806330306" calcext:value-type="float">
            <text:p>0.4908268063</text:p>
          </table:table-cell>
          <table:table-cell office:value-type="float" office:value="1931315" calcext:value-type="float">
            <text:p>1931315</text:p>
          </table:table-cell>
          <table:table-cell office:value-type="float" office:value="0.510984309215126" calcext:value-type="float">
            <text:p>0.5109843092</text:p>
          </table:table-cell>
          <table:table-cell office:value-type="float" office:value="2458386" calcext:value-type="float">
            <text:p>2458386</text:p>
          </table:table-cell>
          <table:table-cell office:value-type="float" office:value="0.530287950364582" calcext:value-type="float">
            <text:p>0.5302879504</text:p>
          </table:table-cell>
          <table:table-cell table:formula="of:=LOOKUP([.A653];[Users.$A$1:.$A$869];[Users.$B$1:.$B$869])" office:value-type="float" office:value="903" calcext:value-type="float">
            <text:p>903</text:p>
          </table:table-cell>
          <table:table-cell table:formula="of:=IF([.C653]=1;1;0)" office:value-type="float" office:value="0" calcext:value-type="float">
            <text:p>0</text:p>
          </table:table-cell>
          <table:table-cell table:formula="of:=IF([.C653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416053" calcext:value-type="float">
            <text:p>2416053</text:p>
          </table:table-cell>
          <table:table-cell office:value-type="float" office:value="0.517532060040445" calcext:value-type="float">
            <text:p>0.51753206</text:p>
          </table:table-cell>
          <table:table-cell office:value-type="float" office:value="0" calcext:value-type="float">
            <text:p>0</text:p>
          </table:table-cell>
          <table:table-cell office:value-type="float" office:value="15795368" calcext:value-type="float">
            <text:p>15795368</text:p>
          </table:table-cell>
          <table:table-cell office:value-type="float" office:value="0.430787317832518" calcext:value-type="float">
            <text:p>0.4307873178</text:p>
          </table:table-cell>
          <table:table-cell office:value-type="float" office:value="17187231" calcext:value-type="float">
            <text:p>17187231</text:p>
          </table:table-cell>
          <table:table-cell office:value-type="float" office:value="0.436029496406793" calcext:value-type="float">
            <text:p>0.4360294964</text:p>
          </table:table-cell>
          <table:table-cell office:value-type="float" office:value="18549564" calcext:value-type="float">
            <text:p>18549564</text:p>
          </table:table-cell>
          <table:table-cell office:value-type="float" office:value="0.439099900672284" calcext:value-type="float">
            <text:p>0.4390999007</text:p>
          </table:table-cell>
          <table:table-cell table:formula="of:=LOOKUP([.A654];[Users.$A$1:.$A$869];[Users.$B$1:.$B$869])" office:value-type="float" office:value="906" calcext:value-type="float">
            <text:p>906</text:p>
          </table:table-cell>
          <table:table-cell table:formula="of:=IF([.C654]=1;1;0)" office:value-type="float" office:value="0" calcext:value-type="float">
            <text:p>0</text:p>
          </table:table-cell>
          <table:table-cell table:formula="of:=IF([.C65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50710" calcext:value-type="float">
            <text:p>3350710</text:p>
          </table:table-cell>
          <table:table-cell office:value-type="float" office:value="0.59193581444031" calcext:value-type="float">
            <text:p>0.5919358144</text:p>
          </table:table-cell>
          <table:table-cell office:value-type="float" office:value="2" calcext:value-type="float">
            <text:p>2</text:p>
          </table:table-cell>
          <table:table-cell office:value-type="float" office:value="18677211" calcext:value-type="float">
            <text:p>18677211</text:p>
          </table:table-cell>
          <table:table-cell office:value-type="float" office:value="0.588406403556369" calcext:value-type="float">
            <text:p>0.5884064036</text:p>
          </table:table-cell>
          <table:table-cell office:value-type="float" office:value="3350710" calcext:value-type="float">
            <text:p>3350710</text:p>
          </table:table-cell>
          <table:table-cell office:value-type="float" office:value="0.59193581444031" calcext:value-type="float">
            <text:p>0.5919358144</text:p>
          </table:table-cell>
          <table:table-cell office:value-type="float" office:value="8521861" calcext:value-type="float">
            <text:p>8521861</text:p>
          </table:table-cell>
          <table:table-cell office:value-type="float" office:value="0.593801579011874" calcext:value-type="float">
            <text:p>0.593801579</text:p>
          </table:table-cell>
          <table:table-cell table:formula="of:=LOOKUP([.A655];[Users.$A$1:.$A$869];[Users.$B$1:.$B$869])" office:value-type="float" office:value="912" calcext:value-type="float">
            <text:p>912</text:p>
          </table:table-cell>
          <table:table-cell table:formula="of:=IF([.C655]=1;1;0)" office:value-type="float" office:value="0" calcext:value-type="float">
            <text:p>0</text:p>
          </table:table-cell>
          <table:table-cell table:formula="of:=IF([.C65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2088" calcext:value-type="float">
            <text:p>582088</text:p>
          </table:table-cell>
          <table:table-cell office:value-type="float" office:value="0.443937758113665" calcext:value-type="float">
            <text:p>0.4439377581</text:p>
          </table:table-cell>
          <table:table-cell office:value-type="float" office:value="2" calcext:value-type="float">
            <text:p>2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442929944799848" calcext:value-type="float">
            <text:p>0.4429299448</text:p>
          </table:table-cell>
          <table:table-cell office:value-type="float" office:value="582088" calcext:value-type="float">
            <text:p>582088</text:p>
          </table:table-cell>
          <table:table-cell office:value-type="float" office:value="0.443937758113665" calcext:value-type="float">
            <text:p>0.4439377581</text:p>
          </table:table-cell>
          <table:table-cell office:value-type="float" office:value="2037028" calcext:value-type="float">
            <text:p>2037028</text:p>
          </table:table-cell>
          <table:table-cell office:value-type="float" office:value="0.463672255170918" calcext:value-type="float">
            <text:p>0.4636722552</text:p>
          </table:table-cell>
          <table:table-cell table:formula="of:=LOOKUP([.A656];[Users.$A$1:.$A$869];[Users.$B$1:.$B$869])" office:value-type="float" office:value="913" calcext:value-type="float">
            <text:p>913</text:p>
          </table:table-cell>
          <table:table-cell table:formula="of:=IF([.C656]=1;1;0)" office:value-type="float" office:value="0" calcext:value-type="float">
            <text:p>0</text:p>
          </table:table-cell>
          <table:table-cell table:formula="of:=IF([.C65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907676" calcext:value-type="float">
            <text:p>4907676</text:p>
          </table:table-cell>
          <table:table-cell office:value-type="float" office:value="0.52501878442093" calcext:value-type="float">
            <text:p>0.5250187844</text:p>
          </table:table-cell>
          <table:table-cell office:value-type="float" office:value="0" calcext:value-type="float">
            <text:p>0</text:p>
          </table:table-cell>
          <table:table-cell office:value-type="float" office:value="2231265" calcext:value-type="float">
            <text:p>2231265</text:p>
          </table:table-cell>
          <table:table-cell office:value-type="float" office:value="0.555984723217262" calcext:value-type="float">
            <text:p>0.5559847232</text:p>
          </table:table-cell>
          <table:table-cell office:value-type="float" office:value="6520720" calcext:value-type="float">
            <text:p>6520720</text:p>
          </table:table-cell>
          <table:table-cell office:value-type="float" office:value="0.56751875447397" calcext:value-type="float">
            <text:p>0.5675187545</text:p>
          </table:table-cell>
          <table:table-cell office:value-type="float" office:value="306692" calcext:value-type="float">
            <text:p>306692</text:p>
          </table:table-cell>
          <table:table-cell office:value-type="float" office:value="0.57095871922214" calcext:value-type="float">
            <text:p>0.5709587192</text:p>
          </table:table-cell>
          <table:table-cell table:formula="of:=LOOKUP([.A657];[Users.$A$1:.$A$869];[Users.$B$1:.$B$869])" office:value-type="float" office:value="915" calcext:value-type="float">
            <text:p>915</text:p>
          </table:table-cell>
          <table:table-cell table:formula="of:=IF([.C657]=1;1;0)" office:value-type="float" office:value="0" calcext:value-type="float">
            <text:p>0</text:p>
          </table:table-cell>
          <table:table-cell table:formula="of:=IF([.C65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79534" calcext:value-type="float">
            <text:p>1479534</text:p>
          </table:table-cell>
          <table:table-cell office:value-type="float" office:value="0.503180623384874" calcext:value-type="float">
            <text:p>0.5031806234</text:p>
          </table:table-cell>
          <table:table-cell office:value-type="float" office:value="0" calcext:value-type="float">
            <text:p>0</text:p>
          </table:table-cell>
          <table:table-cell office:value-type="float" office:value="17622317" calcext:value-type="float">
            <text:p>17622317</text:p>
          </table:table-cell>
          <table:table-cell office:value-type="float" office:value="0.48709818089347" calcext:value-type="float">
            <text:p>0.4870981809</text:p>
          </table:table-cell>
          <table:table-cell office:value-type="float" office:value="1481863" calcext:value-type="float">
            <text:p>1481863</text:p>
          </table:table-cell>
          <table:table-cell office:value-type="float" office:value="0.496269162845497" calcext:value-type="float">
            <text:p>0.4962691628</text:p>
          </table:table-cell>
          <table:table-cell office:value-type="float" office:value="17372845" calcext:value-type="float">
            <text:p>17372845</text:p>
          </table:table-cell>
          <table:table-cell office:value-type="float" office:value="0.496339742643964" calcext:value-type="float">
            <text:p>0.4963397426</text:p>
          </table:table-cell>
          <table:table-cell table:formula="of:=LOOKUP([.A658];[Users.$A$1:.$A$869];[Users.$B$1:.$B$869])" office:value-type="float" office:value="916" calcext:value-type="float">
            <text:p>916</text:p>
          </table:table-cell>
          <table:table-cell table:formula="of:=IF([.C658]=1;1;0)" office:value-type="float" office:value="0" calcext:value-type="float">
            <text:p>0</text:p>
          </table:table-cell>
          <table:table-cell table:formula="of:=IF([.C65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85775" calcext:value-type="float">
            <text:p>1485775</text:p>
          </table:table-cell>
          <table:table-cell office:value-type="float" office:value="0.543188110109869" calcext:value-type="float">
            <text:p>0.5431881101</text:p>
          </table:table-cell>
          <table:table-cell office:value-type="float" office:value="1" calcext:value-type="float">
            <text:p>1</text:p>
          </table:table-cell>
          <table:table-cell office:value-type="float" office:value="1257114" calcext:value-type="float">
            <text:p>1257114</text:p>
          </table:table-cell>
          <table:table-cell office:value-type="float" office:value="0.4832259793286" calcext:value-type="float">
            <text:p>0.4832259793</text:p>
          </table:table-cell>
          <table:table-cell office:value-type="float" office:value="447848" calcext:value-type="float">
            <text:p>447848</text:p>
          </table:table-cell>
          <table:table-cell office:value-type="float" office:value="0.483536774538949" calcext:value-type="float">
            <text:p>0.4835367745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512289167223211" calcext:value-type="float">
            <text:p>0.5122891672</text:p>
          </table:table-cell>
          <table:table-cell table:formula="of:=LOOKUP([.A659];[Users.$A$1:.$A$869];[Users.$B$1:.$B$869])" office:value-type="float" office:value="916" calcext:value-type="float">
            <text:p>916</text:p>
          </table:table-cell>
          <table:table-cell table:formula="of:=IF([.C659]=1;1;0)" office:value-type="float" office:value="1" calcext:value-type="float">
            <text:p>1</text:p>
          </table:table-cell>
          <table:table-cell table:formula="of:=IF([.C65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98797" calcext:value-type="float">
            <text:p>498797</text:p>
          </table:table-cell>
          <table:table-cell office:value-type="float" office:value="0.580174190695066" calcext:value-type="float">
            <text:p>0.5801741907</text:p>
          </table:table-cell>
          <table:table-cell office:value-type="float" office:value="0" calcext:value-type="float">
            <text:p>0</text:p>
          </table:table-cell>
          <table:table-cell office:value-type="float" office:value="5537378" calcext:value-type="float">
            <text:p>5537378</text:p>
          </table:table-cell>
          <table:table-cell office:value-type="float" office:value="0.56121241862753" calcext:value-type="float">
            <text:p>0.5612124186</text:p>
          </table:table-cell>
          <table:table-cell office:value-type="float" office:value="9223706" calcext:value-type="float">
            <text:p>9223706</text:p>
          </table:table-cell>
          <table:table-cell office:value-type="float" office:value="0.572209408669646" calcext:value-type="float">
            <text:p>0.5722094087</text:p>
          </table:table-cell>
          <table:table-cell office:value-type="float" office:value="10113840" calcext:value-type="float">
            <text:p>10113840</text:p>
          </table:table-cell>
          <table:table-cell office:value-type="float" office:value="0.57228610218868" calcext:value-type="float">
            <text:p>0.5722861022</text:p>
          </table:table-cell>
          <table:table-cell table:formula="of:=LOOKUP([.A660];[Users.$A$1:.$A$869];[Users.$B$1:.$B$869])" office:value-type="float" office:value="918" calcext:value-type="float">
            <text:p>918</text:p>
          </table:table-cell>
          <table:table-cell table:formula="of:=IF([.C660]=1;1;0)" office:value-type="float" office:value="0" calcext:value-type="float">
            <text:p>0</text:p>
          </table:table-cell>
          <table:table-cell table:formula="of:=IF([.C66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02234" calcext:value-type="float">
            <text:p>1702234</text:p>
          </table:table-cell>
          <table:table-cell office:value-type="float" office:value="0.421628587477836" calcext:value-type="float">
            <text:p>0.4216285875</text:p>
          </table:table-cell>
          <table:table-cell office:value-type="float" office:value="1" calcext:value-type="float">
            <text:p>1</text:p>
          </table:table-cell>
          <table:table-cell office:value-type="float" office:value="1702234" calcext:value-type="float">
            <text:p>1702234</text:p>
          </table:table-cell>
          <table:table-cell office:value-type="float" office:value="0.421628587477836" calcext:value-type="float">
            <text:p>0.4216285875</text:p>
          </table:table-cell>
          <table:table-cell office:value-type="float" office:value="5764272" calcext:value-type="float">
            <text:p>5764272</text:p>
          </table:table-cell>
          <table:table-cell office:value-type="float" office:value="0.494569381503748" calcext:value-type="float">
            <text:p>0.4945693815</text:p>
          </table:table-cell>
          <table:table-cell office:value-type="float" office:value="5606012" calcext:value-type="float">
            <text:p>5606012</text:p>
          </table:table-cell>
          <table:table-cell office:value-type="float" office:value="0.499584456904784" calcext:value-type="float">
            <text:p>0.4995844569</text:p>
          </table:table-cell>
          <table:table-cell table:formula="of:=LOOKUP([.A661];[Users.$A$1:.$A$869];[Users.$B$1:.$B$869])" office:value-type="float" office:value="921" calcext:value-type="float">
            <text:p>921</text:p>
          </table:table-cell>
          <table:table-cell table:formula="of:=IF([.C661]=1;1;0)" office:value-type="float" office:value="1" calcext:value-type="float">
            <text:p>1</text:p>
          </table:table-cell>
          <table:table-cell table:formula="of:=IF([.C66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53114" calcext:value-type="float">
            <text:p>1753114</text:p>
          </table:table-cell>
          <table:table-cell office:value-type="float" office:value="0.515637692513782" calcext:value-type="float">
            <text:p>0.5156376925</text:p>
          </table:table-cell>
          <table:table-cell office:value-type="float" office:value="1" calcext:value-type="float">
            <text:p>1</text:p>
          </table:table-cell>
          <table:table-cell office:value-type="float" office:value="1753114" calcext:value-type="float">
            <text:p>1753114</text:p>
          </table:table-cell>
          <table:table-cell office:value-type="float" office:value="0.515637692513782" calcext:value-type="float">
            <text:p>0.5156376925</text:p>
          </table:table-cell>
          <table:table-cell office:value-type="float" office:value="723190" calcext:value-type="float">
            <text:p>723190</text:p>
          </table:table-cell>
          <table:table-cell office:value-type="float" office:value="0.567317030488197" calcext:value-type="float">
            <text:p>0.5673170305</text:p>
          </table:table-cell>
          <table:table-cell office:value-type="float" office:value="1552166" calcext:value-type="float">
            <text:p>1552166</text:p>
          </table:table-cell>
          <table:table-cell office:value-type="float" office:value="0.574257498754137" calcext:value-type="float">
            <text:p>0.5742574988</text:p>
          </table:table-cell>
          <table:table-cell table:formula="of:=LOOKUP([.A662];[Users.$A$1:.$A$869];[Users.$B$1:.$B$869])" office:value-type="float" office:value="922" calcext:value-type="float">
            <text:p>922</text:p>
          </table:table-cell>
          <table:table-cell table:formula="of:=IF([.C662]=1;1;0)" office:value-type="float" office:value="1" calcext:value-type="float">
            <text:p>1</text:p>
          </table:table-cell>
          <table:table-cell table:formula="of:=IF([.C66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9436" calcext:value-type="float">
            <text:p>679436</text:p>
          </table:table-cell>
          <table:table-cell office:value-type="float" office:value="0.335175432390371" calcext:value-type="float">
            <text:p>0.3351754324</text:p>
          </table:table-cell>
          <table:table-cell office:value-type="float" office:value="1" calcext:value-type="float">
            <text:p>1</text:p>
          </table:table-cell>
          <table:table-cell office:value-type="float" office:value="679436" calcext:value-type="float">
            <text:p>679436</text:p>
          </table:table-cell>
          <table:table-cell office:value-type="float" office:value="0.335175432390371" calcext:value-type="float">
            <text:p>0.3351754324</text:p>
          </table:table-cell>
          <table:table-cell office:value-type="float" office:value="11436978" calcext:value-type="float">
            <text:p>11436978</text:p>
          </table:table-cell>
          <table:table-cell office:value-type="float" office:value="0.499825201034218" calcext:value-type="float">
            <text:p>0.499825201</text:p>
          </table:table-cell>
          <table:table-cell office:value-type="float" office:value="17539087" calcext:value-type="float">
            <text:p>17539087</text:p>
          </table:table-cell>
          <table:table-cell office:value-type="float" office:value="0.508907908861565" calcext:value-type="float">
            <text:p>0.5089079089</text:p>
          </table:table-cell>
          <table:table-cell table:formula="of:=LOOKUP([.A663];[Users.$A$1:.$A$869];[Users.$B$1:.$B$869])" office:value-type="float" office:value="925" calcext:value-type="float">
            <text:p>925</text:p>
          </table:table-cell>
          <table:table-cell table:formula="of:=IF([.C663]=1;1;0)" office:value-type="float" office:value="1" calcext:value-type="float">
            <text:p>1</text:p>
          </table:table-cell>
          <table:table-cell table:formula="of:=IF([.C66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28811" calcext:value-type="float">
            <text:p>628811</text:p>
          </table:table-cell>
          <table:table-cell office:value-type="float" office:value="0.533701639992035" calcext:value-type="float">
            <text:p>0.53370164</text:p>
          </table:table-cell>
          <table:table-cell office:value-type="float" office:value="1" calcext:value-type="float">
            <text:p>1</text:p>
          </table:table-cell>
          <table:table-cell office:value-type="float" office:value="628811" calcext:value-type="float">
            <text:p>628811</text:p>
          </table:table-cell>
          <table:table-cell office:value-type="float" office:value="0.533701639992035" calcext:value-type="float">
            <text:p>0.53370164</text:p>
          </table:table-cell>
          <table:table-cell office:value-type="float" office:value="13763244" calcext:value-type="float">
            <text:p>13763244</text:p>
          </table:table-cell>
          <table:table-cell office:value-type="float" office:value="0.562184688240661" calcext:value-type="float">
            <text:p>0.5621846882</text:p>
          </table:table-cell>
          <table:table-cell office:value-type="float" office:value="2359167" calcext:value-type="float">
            <text:p>2359167</text:p>
          </table:table-cell>
          <table:table-cell office:value-type="float" office:value="0.56948273449593" calcext:value-type="float">
            <text:p>0.5694827345</text:p>
          </table:table-cell>
          <table:table-cell table:formula="of:=LOOKUP([.A664];[Users.$A$1:.$A$869];[Users.$B$1:.$B$869])" office:value-type="float" office:value="937" calcext:value-type="float">
            <text:p>937</text:p>
          </table:table-cell>
          <table:table-cell table:formula="of:=IF([.C664]=1;1;0)" office:value-type="float" office:value="1" calcext:value-type="float">
            <text:p>1</text:p>
          </table:table-cell>
          <table:table-cell table:formula="of:=IF([.C66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29924" calcext:value-type="float">
            <text:p>5329924</text:p>
          </table:table-cell>
          <table:table-cell office:value-type="float" office:value="0.336222705987813" calcext:value-type="float">
            <text:p>0.336222706</text:p>
          </table:table-cell>
          <table:table-cell office:value-type="float" office:value="1" calcext:value-type="float">
            <text:p>1</text:p>
          </table:table-cell>
          <table:table-cell office:value-type="float" office:value="5329924" calcext:value-type="float">
            <text:p>5329924</text:p>
          </table:table-cell>
          <table:table-cell office:value-type="float" office:value="0.336222705987813" calcext:value-type="float">
            <text:p>0.336222706</text:p>
          </table:table-cell>
          <table:table-cell office:value-type="float" office:value="5844219" calcext:value-type="float">
            <text:p>5844219</text:p>
          </table:table-cell>
          <table:table-cell office:value-type="float" office:value="0.536177914448093" calcext:value-type="float">
            <text:p>0.5361779144</text:p>
          </table:table-cell>
          <table:table-cell office:value-type="float" office:value="415998" calcext:value-type="float">
            <text:p>415998</text:p>
          </table:table-cell>
          <table:table-cell office:value-type="float" office:value="0.537529767930831" calcext:value-type="float">
            <text:p>0.5375297679</text:p>
          </table:table-cell>
          <table:table-cell table:formula="of:=LOOKUP([.A665];[Users.$A$1:.$A$869];[Users.$B$1:.$B$869])" office:value-type="float" office:value="941" calcext:value-type="float">
            <text:p>941</text:p>
          </table:table-cell>
          <table:table-cell table:formula="of:=IF([.C665]=1;1;0)" office:value-type="float" office:value="1" calcext:value-type="float">
            <text:p>1</text:p>
          </table:table-cell>
          <table:table-cell table:formula="of:=IF([.C66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60899" calcext:value-type="float">
            <text:p>860899</text:p>
          </table:table-cell>
          <table:table-cell office:value-type="float" office:value="0.52175617342993" calcext:value-type="float">
            <text:p>0.5217561734</text:p>
          </table:table-cell>
          <table:table-cell office:value-type="float" office:value="1" calcext:value-type="float">
            <text:p>1</text:p>
          </table:table-cell>
          <table:table-cell office:value-type="float" office:value="860899" calcext:value-type="float">
            <text:p>860899</text:p>
          </table:table-cell>
          <table:table-cell office:value-type="float" office:value="0.52175617342993" calcext:value-type="float">
            <text:p>0.5217561734</text:p>
          </table:table-cell>
          <table:table-cell office:value-type="float" office:value="15192690" calcext:value-type="float">
            <text:p>15192690</text:p>
          </table:table-cell>
          <table:table-cell office:value-type="float" office:value="0.55476910245946" calcext:value-type="float">
            <text:p>0.5547691025</text:p>
          </table:table-cell>
          <table:table-cell office:value-type="float" office:value="17760341" calcext:value-type="float">
            <text:p>17760341</text:p>
          </table:table-cell>
          <table:table-cell office:value-type="float" office:value="0.573175633479757" calcext:value-type="float">
            <text:p>0.5731756335</text:p>
          </table:table-cell>
          <table:table-cell table:formula="of:=LOOKUP([.A666];[Users.$A$1:.$A$869];[Users.$B$1:.$B$869])" office:value-type="float" office:value="942" calcext:value-type="float">
            <text:p>942</text:p>
          </table:table-cell>
          <table:table-cell table:formula="of:=IF([.C666]=1;1;0)" office:value-type="float" office:value="1" calcext:value-type="float">
            <text:p>1</text:p>
          </table:table-cell>
          <table:table-cell table:formula="of:=IF([.C66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79345" calcext:value-type="float">
            <text:p>579345</text:p>
          </table:table-cell>
          <table:table-cell office:value-type="float" office:value="0.554323961475635" calcext:value-type="float">
            <text:p>0.5543239615</text:p>
          </table:table-cell>
          <table:table-cell office:value-type="float" office:value="0" calcext:value-type="float">
            <text:p>0</text:p>
          </table:table-cell>
          <table:table-cell office:value-type="float" office:value="12377780" calcext:value-type="float">
            <text:p>12377780</text:p>
          </table:table-cell>
          <table:table-cell office:value-type="float" office:value="0.245297406187263" calcext:value-type="float">
            <text:p>0.2452974062</text:p>
          </table:table-cell>
          <table:table-cell office:value-type="float" office:value="17619658" calcext:value-type="float">
            <text:p>17619658</text:p>
          </table:table-cell>
          <table:table-cell office:value-type="float" office:value="0.245297406187263" calcext:value-type="float">
            <text:p>0.2452974062</text:p>
          </table:table-cell>
          <table:table-cell office:value-type="float" office:value="12074342" calcext:value-type="float">
            <text:p>12074342</text:p>
          </table:table-cell>
          <table:table-cell office:value-type="float" office:value="0.245297406187263" calcext:value-type="float">
            <text:p>0.2452974062</text:p>
          </table:table-cell>
          <table:table-cell table:formula="of:=LOOKUP([.A667];[Users.$A$1:.$A$869];[Users.$B$1:.$B$869])" office:value-type="float" office:value="947" calcext:value-type="float">
            <text:p>947</text:p>
          </table:table-cell>
          <table:table-cell table:formula="of:=IF([.C667]=1;1;0)" office:value-type="float" office:value="0" calcext:value-type="float">
            <text:p>0</text:p>
          </table:table-cell>
          <table:table-cell table:formula="of:=IF([.C66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208581" calcext:value-type="float">
            <text:p>18208581</text:p>
          </table:table-cell>
          <table:table-cell office:value-type="float" office:value="0.622052826709101" calcext:value-type="float">
            <text:p>0.6220528267</text:p>
          </table:table-cell>
          <table:table-cell office:value-type="float" office:value="0" calcext:value-type="float">
            <text:p>0</text:p>
          </table:table-cell>
          <table:table-cell office:value-type="float" office:value="12522893" calcext:value-type="float">
            <text:p>12522893</text:p>
          </table:table-cell>
          <table:table-cell office:value-type="float" office:value="0.565627734243488" calcext:value-type="float">
            <text:p>0.5656277342</text:p>
          </table:table-cell>
          <table:table-cell office:value-type="float" office:value="2390447" calcext:value-type="float">
            <text:p>2390447</text:p>
          </table:table-cell>
          <table:table-cell office:value-type="float" office:value="0.569689538675609" calcext:value-type="float">
            <text:p>0.5696895387</text:p>
          </table:table-cell>
          <table:table-cell office:value-type="float" office:value="4899221" calcext:value-type="float">
            <text:p>4899221</text:p>
          </table:table-cell>
          <table:table-cell office:value-type="float" office:value="0.578422113057137" calcext:value-type="float">
            <text:p>0.5784221131</text:p>
          </table:table-cell>
          <table:table-cell table:formula="of:=LOOKUP([.A668];[Users.$A$1:.$A$869];[Users.$B$1:.$B$869])" office:value-type="float" office:value="951" calcext:value-type="float">
            <text:p>951</text:p>
          </table:table-cell>
          <table:table-cell table:formula="of:=IF([.C668]=1;1;0)" office:value-type="float" office:value="0" calcext:value-type="float">
            <text:p>0</text:p>
          </table:table-cell>
          <table:table-cell table:formula="of:=IF([.C66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724059" calcext:value-type="float">
            <text:p>14724059</text:p>
          </table:table-cell>
          <table:table-cell office:value-type="float" office:value="0.185490163312335" calcext:value-type="float">
            <text:p>0.1854901633</text:p>
          </table:table-cell>
          <table:table-cell office:value-type="float" office:value="1" calcext:value-type="float">
            <text:p>1</text:p>
          </table:table-cell>
          <table:table-cell office:value-type="float" office:value="14724059" calcext:value-type="float">
            <text:p>14724059</text:p>
          </table:table-cell>
          <table:table-cell office:value-type="float" office:value="0.185490163312335" calcext:value-type="float">
            <text:p>0.1854901633</text:p>
          </table:table-cell>
          <table:table-cell office:value-type="float" office:value="15892229" calcext:value-type="float">
            <text:p>15892229</text:p>
          </table:table-cell>
          <table:table-cell office:value-type="float" office:value="0.203861083318332" calcext:value-type="float">
            <text:p>0.2038610833</text:p>
          </table:table-cell>
          <table:table-cell office:value-type="float" office:value="17284756" calcext:value-type="float">
            <text:p>17284756</text:p>
          </table:table-cell>
          <table:table-cell office:value-type="float" office:value="0.458541979591064" calcext:value-type="float">
            <text:p>0.4585419796</text:p>
          </table:table-cell>
          <table:table-cell table:formula="of:=LOOKUP([.A669];[Users.$A$1:.$A$869];[Users.$B$1:.$B$869])" office:value-type="float" office:value="952" calcext:value-type="float">
            <text:p>952</text:p>
          </table:table-cell>
          <table:table-cell table:formula="of:=IF([.C669]=1;1;0)" office:value-type="float" office:value="1" calcext:value-type="float">
            <text:p>1</text:p>
          </table:table-cell>
          <table:table-cell table:formula="of:=IF([.C66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97336" calcext:value-type="float">
            <text:p>497336</text:p>
          </table:table-cell>
          <table:table-cell office:value-type="float" office:value="0.25017352544392" calcext:value-type="float">
            <text:p>0.2501735254</text:p>
          </table:table-cell>
          <table:table-cell office:value-type="float" office:value="1" calcext:value-type="float">
            <text:p>1</text:p>
          </table:table-cell>
          <table:table-cell office:value-type="float" office:value="497336" calcext:value-type="float">
            <text:p>497336</text:p>
          </table:table-cell>
          <table:table-cell office:value-type="float" office:value="0.25017352544392" calcext:value-type="float">
            <text:p>0.2501735254</text:p>
          </table:table-cell>
          <table:table-cell office:value-type="float" office:value="15822958" calcext:value-type="float">
            <text:p>15822958</text:p>
          </table:table-cell>
          <table:table-cell office:value-type="float" office:value="0.494856071088777" calcext:value-type="float">
            <text:p>0.4948560711</text:p>
          </table:table-cell>
          <table:table-cell office:value-type="float" office:value="18025242" calcext:value-type="float">
            <text:p>18025242</text:p>
          </table:table-cell>
          <table:table-cell office:value-type="float" office:value="0.517537583503181" calcext:value-type="float">
            <text:p>0.5175375835</text:p>
          </table:table-cell>
          <table:table-cell table:formula="of:=LOOKUP([.A670];[Users.$A$1:.$A$869];[Users.$B$1:.$B$869])" office:value-type="float" office:value="953" calcext:value-type="float">
            <text:p>953</text:p>
          </table:table-cell>
          <table:table-cell table:formula="of:=IF([.C670]=1;1;0)" office:value-type="float" office:value="1" calcext:value-type="float">
            <text:p>1</text:p>
          </table:table-cell>
          <table:table-cell table:formula="of:=IF([.C67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897663" calcext:value-type="float">
            <text:p>18897663</text:p>
          </table:table-cell>
          <table:table-cell office:value-type="float" office:value="0.693147180559946" calcext:value-type="float">
            <text:p>0.6931471806</text:p>
          </table:table-cell>
          <table:table-cell office:value-type="float" office:value="0" calcext:value-type="float">
            <text:p>0</text:p>
          </table:table-cell>
          <table:table-cell office:value-type="float" office:value="7686832" calcext:value-type="float">
            <text:p>7686832</text:p>
          </table:table-cell>
          <table:table-cell office:value-type="float" office:value="0.513601718150579" calcext:value-type="float">
            <text:p>0.5136017182</text:p>
          </table:table-cell>
          <table:table-cell office:value-type="float" office:value="2315499" calcext:value-type="float">
            <text:p>2315499</text:p>
          </table:table-cell>
          <table:table-cell office:value-type="float" office:value="0.524010485714202" calcext:value-type="float">
            <text:p>0.5240104857</text:p>
          </table:table-cell>
          <table:table-cell office:value-type="float" office:value="15168731" calcext:value-type="float">
            <text:p>15168731</text:p>
          </table:table-cell>
          <table:table-cell office:value-type="float" office:value="0.524996304173341" calcext:value-type="float">
            <text:p>0.5249963042</text:p>
          </table:table-cell>
          <table:table-cell table:formula="of:=LOOKUP([.A671];[Users.$A$1:.$A$869];[Users.$B$1:.$B$869])" office:value-type="float" office:value="953" calcext:value-type="float">
            <text:p>953</text:p>
          </table:table-cell>
          <table:table-cell table:formula="of:=IF([.C671]=1;1;0)" office:value-type="float" office:value="0" calcext:value-type="float">
            <text:p>0</text:p>
          </table:table-cell>
          <table:table-cell table:formula="of:=IF([.C67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53246" calcext:value-type="float">
            <text:p>4953246</text:p>
          </table:table-cell>
          <table:table-cell office:value-type="float" office:value="0.359753071301345" calcext:value-type="float">
            <text:p>0.3597530713</text:p>
          </table:table-cell>
          <table:table-cell office:value-type="float" office:value="1" calcext:value-type="float">
            <text:p>1</text:p>
          </table:table-cell>
          <table:table-cell office:value-type="float" office:value="4953246" calcext:value-type="float">
            <text:p>4953246</text:p>
          </table:table-cell>
          <table:table-cell office:value-type="float" office:value="0.359753071301345" calcext:value-type="float">
            <text:p>0.3597530713</text:p>
          </table:table-cell>
          <table:table-cell office:value-type="float" office:value="13347118" calcext:value-type="float">
            <text:p>13347118</text:p>
          </table:table-cell>
          <table:table-cell office:value-type="float" office:value="0.455644815158661" calcext:value-type="float">
            <text:p>0.4556448152</text:p>
          </table:table-cell>
          <table:table-cell office:value-type="float" office:value="17549698" calcext:value-type="float">
            <text:p>17549698</text:p>
          </table:table-cell>
          <table:table-cell office:value-type="float" office:value="0.480465444216011" calcext:value-type="float">
            <text:p>0.4804654442</text:p>
          </table:table-cell>
          <table:table-cell table:formula="of:=LOOKUP([.A672];[Users.$A$1:.$A$869];[Users.$B$1:.$B$869])" office:value-type="float" office:value="957" calcext:value-type="float">
            <text:p>957</text:p>
          </table:table-cell>
          <table:table-cell table:formula="of:=IF([.C672]=1;1;0)" office:value-type="float" office:value="1" calcext:value-type="float">
            <text:p>1</text:p>
          </table:table-cell>
          <table:table-cell table:formula="of:=IF([.C67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51358" calcext:value-type="float">
            <text:p>2651358</text:p>
          </table:table-cell>
          <table:table-cell office:value-type="float" office:value="0.47367228827043" calcext:value-type="float">
            <text:p>0.4736722883</text:p>
          </table:table-cell>
          <table:table-cell office:value-type="float" office:value="1" calcext:value-type="float">
            <text:p>1</text:p>
          </table:table-cell>
          <table:table-cell office:value-type="float" office:value="2651358" calcext:value-type="float">
            <text:p>2651358</text:p>
          </table:table-cell>
          <table:table-cell office:value-type="float" office:value="0.47367228827043" calcext:value-type="float">
            <text:p>0.4736722883</text:p>
          </table:table-cell>
          <table:table-cell office:value-type="float" office:value="8651393" calcext:value-type="float">
            <text:p>8651393</text:p>
          </table:table-cell>
          <table:table-cell office:value-type="float" office:value="0.504795641861101" calcext:value-type="float">
            <text:p>0.5047956419</text:p>
          </table:table-cell>
          <table:table-cell office:value-type="float" office:value="1967486" calcext:value-type="float">
            <text:p>1967486</text:p>
          </table:table-cell>
          <table:table-cell office:value-type="float" office:value="0.504835667426579" calcext:value-type="float">
            <text:p>0.5048356674</text:p>
          </table:table-cell>
          <table:table-cell table:formula="of:=LOOKUP([.A673];[Users.$A$1:.$A$869];[Users.$B$1:.$B$869])" office:value-type="float" office:value="961" calcext:value-type="float">
            <text:p>961</text:p>
          </table:table-cell>
          <table:table-cell table:formula="of:=IF([.C673]=1;1;0)" office:value-type="float" office:value="1" calcext:value-type="float">
            <text:p>1</text:p>
          </table:table-cell>
          <table:table-cell table:formula="of:=IF([.C67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133447" calcext:value-type="float">
            <text:p>4133447</text:p>
          </table:table-cell>
          <table:table-cell office:value-type="float" office:value="0.513531703181368" calcext:value-type="float">
            <text:p>0.5135317032</text:p>
          </table:table-cell>
          <table:table-cell office:value-type="float" office:value="1" calcext:value-type="float">
            <text:p>1</text:p>
          </table:table-cell>
          <table:table-cell office:value-type="float" office:value="4133447" calcext:value-type="float">
            <text:p>4133447</text:p>
          </table:table-cell>
          <table:table-cell office:value-type="float" office:value="0.513531703181368" calcext:value-type="float">
            <text:p>0.5135317032</text:p>
          </table:table-cell>
          <table:table-cell office:value-type="float" office:value="3562698" calcext:value-type="float">
            <text:p>3562698</text:p>
          </table:table-cell>
          <table:table-cell office:value-type="float" office:value="0.530799275574382" calcext:value-type="float">
            <text:p>0.5307992756</text:p>
          </table:table-cell>
          <table:table-cell office:value-type="float" office:value="438700" calcext:value-type="float">
            <text:p>438700</text:p>
          </table:table-cell>
          <table:table-cell office:value-type="float" office:value="0.534353738505641" calcext:value-type="float">
            <text:p>0.5343537385</text:p>
          </table:table-cell>
          <table:table-cell table:formula="of:=LOOKUP([.A674];[Users.$A$1:.$A$869];[Users.$B$1:.$B$869])" office:value-type="float" office:value="963" calcext:value-type="float">
            <text:p>963</text:p>
          </table:table-cell>
          <table:table-cell table:formula="of:=IF([.C674]=1;1;0)" office:value-type="float" office:value="1" calcext:value-type="float">
            <text:p>1</text:p>
          </table:table-cell>
          <table:table-cell table:formula="of:=IF([.C67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321257" calcext:value-type="float">
            <text:p>6321257</text:p>
          </table:table-cell>
          <table:table-cell office:value-type="float" office:value="0.316130363446422" calcext:value-type="float">
            <text:p>0.3161303634</text:p>
          </table:table-cell>
          <table:table-cell office:value-type="float" office:value="1" calcext:value-type="float">
            <text:p>1</text:p>
          </table:table-cell>
          <table:table-cell office:value-type="float" office:value="6321257" calcext:value-type="float">
            <text:p>6321257</text:p>
          </table:table-cell>
          <table:table-cell office:value-type="float" office:value="0.316130363446422" calcext:value-type="float">
            <text:p>0.3161303634</text:p>
          </table:table-cell>
          <table:table-cell office:value-type="float" office:value="13451881" calcext:value-type="float">
            <text:p>13451881</text:p>
          </table:table-cell>
          <table:table-cell office:value-type="float" office:value="0.439868390884646" calcext:value-type="float">
            <text:p>0.4398683909</text:p>
          </table:table-cell>
          <table:table-cell office:value-type="float" office:value="15803183" calcext:value-type="float">
            <text:p>15803183</text:p>
          </table:table-cell>
          <table:table-cell office:value-type="float" office:value="0.441817402556312" calcext:value-type="float">
            <text:p>0.4418174026</text:p>
          </table:table-cell>
          <table:table-cell table:formula="of:=LOOKUP([.A675];[Users.$A$1:.$A$869];[Users.$B$1:.$B$869])" office:value-type="float" office:value="976" calcext:value-type="float">
            <text:p>976</text:p>
          </table:table-cell>
          <table:table-cell table:formula="of:=IF([.C675]=1;1;0)" office:value-type="float" office:value="1" calcext:value-type="float">
            <text:p>1</text:p>
          </table:table-cell>
          <table:table-cell table:formula="of:=IF([.C67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91127" calcext:value-type="float">
            <text:p>1991127</text:p>
          </table:table-cell>
          <table:table-cell office:value-type="float" office:value="0.57404611794738" calcext:value-type="float">
            <text:p>0.5740461179</text:p>
          </table:table-cell>
          <table:table-cell office:value-type="float" office:value="0" calcext:value-type="float">
            <text:p>0</text:p>
          </table:table-cell>
          <table:table-cell office:value-type="float" office:value="14699393" calcext:value-type="float">
            <text:p>14699393</text:p>
          </table:table-cell>
          <table:table-cell office:value-type="float" office:value="0.510525179139974" calcext:value-type="float">
            <text:p>0.5105251791</text:p>
          </table:table-cell>
          <table:table-cell office:value-type="float" office:value="10600033" calcext:value-type="float">
            <text:p>10600033</text:p>
          </table:table-cell>
          <table:table-cell office:value-type="float" office:value="0.511974948456202" calcext:value-type="float">
            <text:p>0.5119749485</text:p>
          </table:table-cell>
          <table:table-cell office:value-type="float" office:value="15803183" calcext:value-type="float">
            <text:p>15803183</text:p>
          </table:table-cell>
          <table:table-cell office:value-type="float" office:value="0.511974948456202" calcext:value-type="float">
            <text:p>0.5119749485</text:p>
          </table:table-cell>
          <table:table-cell table:formula="of:=LOOKUP([.A676];[Users.$A$1:.$A$869];[Users.$B$1:.$B$869])" office:value-type="float" office:value="979" calcext:value-type="float">
            <text:p>979</text:p>
          </table:table-cell>
          <table:table-cell table:formula="of:=IF([.C676]=1;1;0)" office:value-type="float" office:value="0" calcext:value-type="float">
            <text:p>0</text:p>
          </table:table-cell>
          <table:table-cell table:formula="of:=IF([.C676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29398" calcext:value-type="float">
            <text:p>3929398</text:p>
          </table:table-cell>
          <table:table-cell office:value-type="float" office:value="0.422207308241218" calcext:value-type="float">
            <text:p>0.4222073082</text:p>
          </table:table-cell>
          <table:table-cell office:value-type="float" office:value="0" calcext:value-type="float">
            <text:p>0</text:p>
          </table:table-cell>
          <table:table-cell office:value-type="float" office:value="17214336" calcext:value-type="float">
            <text:p>17214336</text:p>
          </table:table-cell>
          <table:table-cell office:value-type="float" office:value="0.309461585030235" calcext:value-type="float">
            <text:p>0.309461585</text:p>
          </table:table-cell>
          <table:table-cell office:value-type="float" office:value="13938083" calcext:value-type="float">
            <text:p>13938083</text:p>
          </table:table-cell>
          <table:table-cell office:value-type="float" office:value="0.309461585030235" calcext:value-type="float">
            <text:p>0.309461585</text:p>
          </table:table-cell>
          <table:table-cell office:value-type="float" office:value="17352204" calcext:value-type="float">
            <text:p>17352204</text:p>
          </table:table-cell>
          <table:table-cell office:value-type="float" office:value="0.309461585030235" calcext:value-type="float">
            <text:p>0.309461585</text:p>
          </table:table-cell>
          <table:table-cell table:formula="of:=LOOKUP([.A677];[Users.$A$1:.$A$869];[Users.$B$1:.$B$869])" office:value-type="float" office:value="992" calcext:value-type="float">
            <text:p>992</text:p>
          </table:table-cell>
          <table:table-cell table:formula="of:=IF([.C677]=1;1;0)" office:value-type="float" office:value="0" calcext:value-type="float">
            <text:p>0</text:p>
          </table:table-cell>
          <table:table-cell table:formula="of:=IF([.C67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19326" calcext:value-type="float">
            <text:p>1019326</text:p>
          </table:table-cell>
          <table:table-cell office:value-type="float" office:value="0.570590357356005" calcext:value-type="float">
            <text:p>0.5705903574</text:p>
          </table:table-cell>
          <table:table-cell office:value-type="float" office:value="0" calcext:value-type="float">
            <text:p>0</text:p>
          </table:table-cell>
          <table:table-cell office:value-type="float" office:value="3637456" calcext:value-type="float">
            <text:p>3637456</text:p>
          </table:table-cell>
          <table:table-cell office:value-type="float" office:value="0.509737037582233" calcext:value-type="float">
            <text:p>0.5097370376</text:p>
          </table:table-cell>
          <table:table-cell office:value-type="float" office:value="5606012" calcext:value-type="float">
            <text:p>5606012</text:p>
          </table:table-cell>
          <table:table-cell office:value-type="float" office:value="0.515606976878274" calcext:value-type="float">
            <text:p>0.5156069769</text:p>
          </table:table-cell>
          <table:table-cell office:value-type="float" office:value="2709572" calcext:value-type="float">
            <text:p>2709572</text:p>
          </table:table-cell>
          <table:table-cell office:value-type="float" office:value="0.517567000297182" calcext:value-type="float">
            <text:p>0.5175670003</text:p>
          </table:table-cell>
          <table:table-cell table:formula="of:=LOOKUP([.A678];[Users.$A$1:.$A$869];[Users.$B$1:.$B$869])" office:value-type="float" office:value="992" calcext:value-type="float">
            <text:p>992</text:p>
          </table:table-cell>
          <table:table-cell table:formula="of:=IF([.C678]=1;1;0)" office:value-type="float" office:value="0" calcext:value-type="float">
            <text:p>0</text:p>
          </table:table-cell>
          <table:table-cell table:formula="of:=IF([.C67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12232" calcext:value-type="float">
            <text:p>1912232</text:p>
          </table:table-cell>
          <table:table-cell office:value-type="float" office:value="0.455761057599985" calcext:value-type="float">
            <text:p>0.4557610576</text:p>
          </table:table-cell>
          <table:table-cell office:value-type="float" office:value="1" calcext:value-type="float">
            <text:p>1</text:p>
          </table:table-cell>
          <table:table-cell office:value-type="float" office:value="1912232" calcext:value-type="float">
            <text:p>1912232</text:p>
          </table:table-cell>
          <table:table-cell office:value-type="float" office:value="0.455761057599985" calcext:value-type="float">
            <text:p>0.4557610576</text:p>
          </table:table-cell>
          <table:table-cell office:value-type="float" office:value="99017" calcext:value-type="float">
            <text:p>99017</text:p>
          </table:table-cell>
          <table:table-cell office:value-type="float" office:value="0.476933501974444" calcext:value-type="float">
            <text:p>0.476933502</text:p>
          </table:table-cell>
          <table:table-cell office:value-type="float" office:value="6133881" calcext:value-type="float">
            <text:p>6133881</text:p>
          </table:table-cell>
          <table:table-cell office:value-type="float" office:value="0.483677448721436" calcext:value-type="float">
            <text:p>0.4836774487</text:p>
          </table:table-cell>
          <table:table-cell table:formula="of:=LOOKUP([.A679];[Users.$A$1:.$A$869];[Users.$B$1:.$B$869])" office:value-type="float" office:value="995" calcext:value-type="float">
            <text:p>995</text:p>
          </table:table-cell>
          <table:table-cell table:formula="of:=IF([.C679]=1;1;0)" office:value-type="float" office:value="1" calcext:value-type="float">
            <text:p>1</text:p>
          </table:table-cell>
          <table:table-cell table:formula="of:=IF([.C67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87309" calcext:value-type="float">
            <text:p>1587309</text:p>
          </table:table-cell>
          <table:table-cell office:value-type="float" office:value="0.598706196799015" calcext:value-type="float">
            <text:p>0.5987061968</text:p>
          </table:table-cell>
          <table:table-cell office:value-type="float" office:value="0" calcext:value-type="float">
            <text:p>0</text:p>
          </table:table-cell>
          <table:table-cell office:value-type="float" office:value="2359167" calcext:value-type="float">
            <text:p>2359167</text:p>
          </table:table-cell>
          <table:table-cell office:value-type="float" office:value="0.534629861181139" calcext:value-type="float">
            <text:p>0.5346298612</text:p>
          </table:table-cell>
          <table:table-cell office:value-type="float" office:value="13303791" calcext:value-type="float">
            <text:p>13303791</text:p>
          </table:table-cell>
          <table:table-cell office:value-type="float" office:value="0.543940612285555" calcext:value-type="float">
            <text:p>0.5439406123</text:p>
          </table:table-cell>
          <table:table-cell office:value-type="float" office:value="306953" calcext:value-type="float">
            <text:p>306953</text:p>
          </table:table-cell>
          <table:table-cell office:value-type="float" office:value="0.550088801058203" calcext:value-type="float">
            <text:p>0.5500888011</text:p>
          </table:table-cell>
          <table:table-cell table:formula="of:=LOOKUP([.A680];[Users.$A$1:.$A$869];[Users.$B$1:.$B$869])" office:value-type="float" office:value="996" calcext:value-type="float">
            <text:p>996</text:p>
          </table:table-cell>
          <table:table-cell table:formula="of:=IF([.C680]=1;1;0)" office:value-type="float" office:value="0" calcext:value-type="float">
            <text:p>0</text:p>
          </table:table-cell>
          <table:table-cell table:formula="of:=IF([.C68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77878" calcext:value-type="float">
            <text:p>1577878</text:p>
          </table:table-cell>
          <table:table-cell office:value-type="float" office:value="0.470686934366899" calcext:value-type="float">
            <text:p>0.4706869344</text:p>
          </table:table-cell>
          <table:table-cell office:value-type="float" office:value="1" calcext:value-type="float">
            <text:p>1</text:p>
          </table:table-cell>
          <table:table-cell office:value-type="float" office:value="1577878" calcext:value-type="float">
            <text:p>1577878</text:p>
          </table:table-cell>
          <table:table-cell office:value-type="float" office:value="0.470686934366899" calcext:value-type="float">
            <text:p>0.4706869344</text:p>
          </table:table-cell>
          <table:table-cell office:value-type="float" office:value="4469613" calcext:value-type="float">
            <text:p>4469613</text:p>
          </table:table-cell>
          <table:table-cell office:value-type="float" office:value="0.553652924992042" calcext:value-type="float">
            <text:p>0.553652925</text:p>
          </table:table-cell>
          <table:table-cell office:value-type="float" office:value="7592124" calcext:value-type="float">
            <text:p>7592124</text:p>
          </table:table-cell>
          <table:table-cell office:value-type="float" office:value="0.553931402507078" calcext:value-type="float">
            <text:p>0.5539314025</text:p>
          </table:table-cell>
          <table:table-cell table:formula="of:=LOOKUP([.A681];[Users.$A$1:.$A$869];[Users.$B$1:.$B$869])" office:value-type="float" office:value="999" calcext:value-type="float">
            <text:p>999</text:p>
          </table:table-cell>
          <table:table-cell table:formula="of:=IF([.C681]=1;1;0)" office:value-type="float" office:value="1" calcext:value-type="float">
            <text:p>1</text:p>
          </table:table-cell>
          <table:table-cell table:formula="of:=IF([.C68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722456" calcext:value-type="float">
            <text:p>5722456</text:p>
          </table:table-cell>
          <table:table-cell office:value-type="float" office:value="0.570822213007269" calcext:value-type="float">
            <text:p>0.570822213</text:p>
          </table:table-cell>
          <table:table-cell office:value-type="float" office:value="1" calcext:value-type="float">
            <text:p>1</text:p>
          </table:table-cell>
          <table:table-cell office:value-type="float" office:value="5722456" calcext:value-type="float">
            <text:p>5722456</text:p>
          </table:table-cell>
          <table:table-cell office:value-type="float" office:value="0.570822213007269" calcext:value-type="float">
            <text:p>0.570822213</text:p>
          </table:table-cell>
          <table:table-cell office:value-type="float" office:value="13189015" calcext:value-type="float">
            <text:p>13189015</text:p>
          </table:table-cell>
          <table:table-cell office:value-type="float" office:value="0.615563923294005" calcext:value-type="float">
            <text:p>0.6155639233</text:p>
          </table:table-cell>
          <table:table-cell office:value-type="float" office:value="9397679" calcext:value-type="float">
            <text:p>9397679</text:p>
          </table:table-cell>
          <table:table-cell office:value-type="float" office:value="0.616124126018981" calcext:value-type="float">
            <text:p>0.616124126</text:p>
          </table:table-cell>
          <table:table-cell table:formula="of:=LOOKUP([.A682];[Users.$A$1:.$A$869];[Users.$B$1:.$B$869])" office:value-type="float" office:value="1001" calcext:value-type="float">
            <text:p>1001</text:p>
          </table:table-cell>
          <table:table-cell table:formula="of:=IF([.C682]=1;1;0)" office:value-type="float" office:value="1" calcext:value-type="float">
            <text:p>1</text:p>
          </table:table-cell>
          <table:table-cell table:formula="of:=IF([.C68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91741" calcext:value-type="float">
            <text:p>1991741</text:p>
          </table:table-cell>
          <table:table-cell office:value-type="float" office:value="0.470254319268433" calcext:value-type="float">
            <text:p>0.4702543193</text:p>
          </table:table-cell>
          <table:table-cell office:value-type="float" office:value="0" calcext:value-type="float">
            <text:p>0</text:p>
          </table:table-cell>
          <table:table-cell office:value-type="float" office:value="15350931" calcext:value-type="float">
            <text:p>15350931</text:p>
          </table:table-cell>
          <table:table-cell office:value-type="float" office:value="0.403395378135711" calcext:value-type="float">
            <text:p>0.4033953781</text:p>
          </table:table-cell>
          <table:table-cell office:value-type="float" office:value="14142086" calcext:value-type="float">
            <text:p>14142086</text:p>
          </table:table-cell>
          <table:table-cell office:value-type="float" office:value="0.403395378135711" calcext:value-type="float">
            <text:p>0.4033953781</text:p>
          </table:table-cell>
          <table:table-cell office:value-type="float" office:value="15030949" calcext:value-type="float">
            <text:p>15030949</text:p>
          </table:table-cell>
          <table:table-cell office:value-type="float" office:value="0.403395378135711" calcext:value-type="float">
            <text:p>0.4033953781</text:p>
          </table:table-cell>
          <table:table-cell table:formula="of:=LOOKUP([.A683];[Users.$A$1:.$A$869];[Users.$B$1:.$B$869])" office:value-type="float" office:value="1003" calcext:value-type="float">
            <text:p>1003</text:p>
          </table:table-cell>
          <table:table-cell table:formula="of:=IF([.C683]=1;1;0)" office:value-type="float" office:value="0" calcext:value-type="float">
            <text:p>0</text:p>
          </table:table-cell>
          <table:table-cell table:formula="of:=IF([.C683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92901" calcext:value-type="float">
            <text:p>992901</text:p>
          </table:table-cell>
          <table:table-cell office:value-type="float" office:value="0.403909559906553" calcext:value-type="float">
            <text:p>0.4039095599</text:p>
          </table:table-cell>
          <table:table-cell office:value-type="float" office:value="1" calcext:value-type="float">
            <text:p>1</text:p>
          </table:table-cell>
          <table:table-cell office:value-type="float" office:value="85763" calcext:value-type="float">
            <text:p>85763</text:p>
          </table:table-cell>
          <table:table-cell office:value-type="float" office:value="0.547487225278652" calcext:value-type="float">
            <text:p>0.5474872253</text:p>
          </table:table-cell>
          <table:table-cell office:value-type="float" office:value="14420203" calcext:value-type="float">
            <text:p>14420203</text:p>
          </table:table-cell>
          <table:table-cell office:value-type="float" office:value="0.550513543162434" calcext:value-type="float">
            <text:p>0.5505135432</text:p>
          </table:table-cell>
          <table:table-cell office:value-type="float" office:value="8734950" calcext:value-type="float">
            <text:p>8734950</text:p>
          </table:table-cell>
          <table:table-cell office:value-type="float" office:value="0.551278598438669" calcext:value-type="float">
            <text:p>0.5512785984</text:p>
          </table:table-cell>
          <table:table-cell table:formula="of:=LOOKUP([.A684];[Users.$A$1:.$A$869];[Users.$B$1:.$B$869])" office:value-type="float" office:value="1003" calcext:value-type="float">
            <text:p>1003</text:p>
          </table:table-cell>
          <table:table-cell table:formula="of:=IF([.C684]=1;1;0)" office:value-type="float" office:value="1" calcext:value-type="float">
            <text:p>1</text:p>
          </table:table-cell>
          <table:table-cell table:formula="of:=IF([.C68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753020" calcext:value-type="float">
            <text:p>7753020</text:p>
          </table:table-cell>
          <table:table-cell office:value-type="float" office:value="0.505830790740923" calcext:value-type="float">
            <text:p>0.5058307907</text:p>
          </table:table-cell>
          <table:table-cell office:value-type="float" office:value="1" calcext:value-type="float">
            <text:p>1</text:p>
          </table:table-cell>
          <table:table-cell office:value-type="float" office:value="7753020" calcext:value-type="float">
            <text:p>7753020</text:p>
          </table:table-cell>
          <table:table-cell office:value-type="float" office:value="0.505830790740923" calcext:value-type="float">
            <text:p>0.5058307907</text:p>
          </table:table-cell>
          <table:table-cell office:value-type="float" office:value="15895680" calcext:value-type="float">
            <text:p>15895680</text:p>
          </table:table-cell>
          <table:table-cell office:value-type="float" office:value="0.534220608284004" calcext:value-type="float">
            <text:p>0.5342206083</text:p>
          </table:table-cell>
          <table:table-cell office:value-type="float" office:value="6137967" calcext:value-type="float">
            <text:p>6137967</text:p>
          </table:table-cell>
          <table:table-cell office:value-type="float" office:value="0.542393894929282" calcext:value-type="float">
            <text:p>0.5423938949</text:p>
          </table:table-cell>
          <table:table-cell table:formula="of:=LOOKUP([.A685];[Users.$A$1:.$A$869];[Users.$B$1:.$B$869])" office:value-type="float" office:value="1008" calcext:value-type="float">
            <text:p>1008</text:p>
          </table:table-cell>
          <table:table-cell table:formula="of:=IF([.C685]=1;1;0)" office:value-type="float" office:value="1" calcext:value-type="float">
            <text:p>1</text:p>
          </table:table-cell>
          <table:table-cell table:formula="of:=IF([.C68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26889" calcext:value-type="float">
            <text:p>2226889</text:p>
          </table:table-cell>
          <table:table-cell office:value-type="float" office:value="0.555930579921797" calcext:value-type="float">
            <text:p>0.5559305799</text:p>
          </table:table-cell>
          <table:table-cell office:value-type="float" office:value="1" calcext:value-type="float">
            <text:p>1</text:p>
          </table:table-cell>
          <table:table-cell office:value-type="float" office:value="2226889" calcext:value-type="float">
            <text:p>2226889</text:p>
          </table:table-cell>
          <table:table-cell office:value-type="float" office:value="0.555930579921797" calcext:value-type="float">
            <text:p>0.5559305799</text:p>
          </table:table-cell>
          <table:table-cell office:value-type="float" office:value="3970123" calcext:value-type="float">
            <text:p>3970123</text:p>
          </table:table-cell>
          <table:table-cell office:value-type="float" office:value="0.568266293794469" calcext:value-type="float">
            <text:p>0.5682662938</text:p>
          </table:table-cell>
          <table:table-cell office:value-type="float" office:value="2606282" calcext:value-type="float">
            <text:p>2606282</text:p>
          </table:table-cell>
          <table:table-cell office:value-type="float" office:value="0.568492131353501" calcext:value-type="float">
            <text:p>0.5684921314</text:p>
          </table:table-cell>
          <table:table-cell table:formula="of:=LOOKUP([.A686];[Users.$A$1:.$A$869];[Users.$B$1:.$B$869])" office:value-type="float" office:value="1021" calcext:value-type="float">
            <text:p>1021</text:p>
          </table:table-cell>
          <table:table-cell table:formula="of:=IF([.C686]=1;1;0)" office:value-type="float" office:value="1" calcext:value-type="float">
            <text:p>1</text:p>
          </table:table-cell>
          <table:table-cell table:formula="of:=IF([.C68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61614" calcext:value-type="float">
            <text:p>1961614</text:p>
          </table:table-cell>
          <table:table-cell office:value-type="float" office:value="0.505202452113078" calcext:value-type="float">
            <text:p>0.5052024521</text:p>
          </table:table-cell>
          <table:table-cell office:value-type="float" office:value="0" calcext:value-type="float">
            <text:p>0</text:p>
          </table:table-cell>
          <table:table-cell office:value-type="float" office:value="974621" calcext:value-type="float">
            <text:p>974621</text:p>
          </table:table-cell>
          <table:table-cell office:value-type="float" office:value="0.487198700187187" calcext:value-type="float">
            <text:p>0.4871987002</text:p>
          </table:table-cell>
          <table:table-cell office:value-type="float" office:value="3525229" calcext:value-type="float">
            <text:p>3525229</text:p>
          </table:table-cell>
          <table:table-cell office:value-type="float" office:value="0.491495306246602" calcext:value-type="float">
            <text:p>0.4914953062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49774661209097" calcext:value-type="float">
            <text:p>0.4977466121</text:p>
          </table:table-cell>
          <table:table-cell table:formula="of:=LOOKUP([.A687];[Users.$A$1:.$A$869];[Users.$B$1:.$B$869])" office:value-type="float" office:value="1022" calcext:value-type="float">
            <text:p>1022</text:p>
          </table:table-cell>
          <table:table-cell table:formula="of:=IF([.C687]=1;1;0)" office:value-type="float" office:value="0" calcext:value-type="float">
            <text:p>0</text:p>
          </table:table-cell>
          <table:table-cell table:formula="of:=IF([.C68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5115" calcext:value-type="float">
            <text:p>425115</text:p>
          </table:table-cell>
          <table:table-cell office:value-type="float" office:value="0.555830406455243" calcext:value-type="float">
            <text:p>0.5558304065</text:p>
          </table:table-cell>
          <table:table-cell office:value-type="float" office:value="0" calcext:value-type="float">
            <text:p>0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481859565505874" calcext:value-type="float">
            <text:p>0.4818595655</text:p>
          </table:table-cell>
          <table:table-cell office:value-type="float" office:value="2530951" calcext:value-type="float">
            <text:p>2530951</text:p>
          </table:table-cell>
          <table:table-cell office:value-type="float" office:value="0.493502534532172" calcext:value-type="float">
            <text:p>0.4935025345</text:p>
          </table:table-cell>
          <table:table-cell office:value-type="float" office:value="2636319" calcext:value-type="float">
            <text:p>2636319</text:p>
          </table:table-cell>
          <table:table-cell office:value-type="float" office:value="0.496334033543912" calcext:value-type="float">
            <text:p>0.4963340335</text:p>
          </table:table-cell>
          <table:table-cell table:formula="of:=LOOKUP([.A688];[Users.$A$1:.$A$869];[Users.$B$1:.$B$869])" office:value-type="float" office:value="1022" calcext:value-type="float">
            <text:p>1022</text:p>
          </table:table-cell>
          <table:table-cell table:formula="of:=IF([.C688]=1;1;0)" office:value-type="float" office:value="0" calcext:value-type="float">
            <text:p>0</text:p>
          </table:table-cell>
          <table:table-cell table:formula="of:=IF([.C68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02453" calcext:value-type="float">
            <text:p>6102453</text:p>
          </table:table-cell>
          <table:table-cell office:value-type="float" office:value="0.548752412888289" calcext:value-type="float">
            <text:p>0.5487524129</text:p>
          </table:table-cell>
          <table:table-cell office:value-type="float" office:value="0" calcext:value-type="float">
            <text:p>0</text:p>
          </table:table-cell>
          <table:table-cell office:value-type="float" office:value="6694577" calcext:value-type="float">
            <text:p>6694577</text:p>
          </table:table-cell>
          <table:table-cell office:value-type="float" office:value="0.430031333719795" calcext:value-type="float">
            <text:p>0.4300313337</text:p>
          </table:table-cell>
          <table:table-cell office:value-type="float" office:value="8009654" calcext:value-type="float">
            <text:p>8009654</text:p>
          </table:table-cell>
          <table:table-cell office:value-type="float" office:value="0.430031333719795" calcext:value-type="float">
            <text:p>0.4300313337</text:p>
          </table:table-cell>
          <table:table-cell office:value-type="float" office:value="15803183" calcext:value-type="float">
            <text:p>15803183</text:p>
          </table:table-cell>
          <table:table-cell office:value-type="float" office:value="0.430031333719795" calcext:value-type="float">
            <text:p>0.4300313337</text:p>
          </table:table-cell>
          <table:table-cell table:formula="of:=LOOKUP([.A689];[Users.$A$1:.$A$869];[Users.$B$1:.$B$869])" office:value-type="float" office:value="1023" calcext:value-type="float">
            <text:p>1023</text:p>
          </table:table-cell>
          <table:table-cell table:formula="of:=IF([.C689]=1;1;0)" office:value-type="float" office:value="0" calcext:value-type="float">
            <text:p>0</text:p>
          </table:table-cell>
          <table:table-cell table:formula="of:=IF([.C68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70261" calcext:value-type="float">
            <text:p>1970261</text:p>
          </table:table-cell>
          <table:table-cell office:value-type="float" office:value="0.508745504391385" calcext:value-type="float">
            <text:p>0.5087455044</text:p>
          </table:table-cell>
          <table:table-cell office:value-type="float" office:value="0" calcext:value-type="float">
            <text:p>0</text:p>
          </table:table-cell>
          <table:table-cell office:value-type="float" office:value="5464391" calcext:value-type="float">
            <text:p>5464391</text:p>
          </table:table-cell>
          <table:table-cell office:value-type="float" office:value="0.466504749980092" calcext:value-type="float">
            <text:p>0.46650475</text:p>
          </table:table-cell>
          <table:table-cell office:value-type="float" office:value="16026756" calcext:value-type="float">
            <text:p>16026756</text:p>
          </table:table-cell>
          <table:table-cell office:value-type="float" office:value="0.469136891619846" calcext:value-type="float">
            <text:p>0.4691368916</text:p>
          </table:table-cell>
          <table:table-cell office:value-type="float" office:value="4670293" calcext:value-type="float">
            <text:p>4670293</text:p>
          </table:table-cell>
          <table:table-cell office:value-type="float" office:value="0.487490150202529" calcext:value-type="float">
            <text:p>0.4874901502</text:p>
          </table:table-cell>
          <table:table-cell table:formula="of:=LOOKUP([.A690];[Users.$A$1:.$A$869];[Users.$B$1:.$B$869])" office:value-type="float" office:value="1023" calcext:value-type="float">
            <text:p>1023</text:p>
          </table:table-cell>
          <table:table-cell table:formula="of:=IF([.C690]=1;1;0)" office:value-type="float" office:value="0" calcext:value-type="float">
            <text:p>0</text:p>
          </table:table-cell>
          <table:table-cell table:formula="of:=IF([.C69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24" calcext:value-type="float">
            <text:p>57424</text:p>
          </table:table-cell>
          <table:table-cell office:value-type="float" office:value="0.443610542834155" calcext:value-type="float">
            <text:p>0.4436105428</text:p>
          </table:table-cell>
          <table:table-cell office:value-type="float" office:value="1" calcext:value-type="float">
            <text:p>1</text:p>
          </table:table-cell>
          <table:table-cell office:value-type="float" office:value="57424" calcext:value-type="float">
            <text:p>57424</text:p>
          </table:table-cell>
          <table:table-cell office:value-type="float" office:value="0.443610542834155" calcext:value-type="float">
            <text:p>0.4436105428</text:p>
          </table:table-cell>
          <table:table-cell office:value-type="float" office:value="683715" calcext:value-type="float">
            <text:p>683715</text:p>
          </table:table-cell>
          <table:table-cell office:value-type="float" office:value="0.486711850183116" calcext:value-type="float">
            <text:p>0.4867118502</text:p>
          </table:table-cell>
          <table:table-cell office:value-type="float" office:value="2272405" calcext:value-type="float">
            <text:p>2272405</text:p>
          </table:table-cell>
          <table:table-cell office:value-type="float" office:value="0.492806868649299" calcext:value-type="float">
            <text:p>0.4928068686</text:p>
          </table:table-cell>
          <table:table-cell table:formula="of:=LOOKUP([.A691];[Users.$A$1:.$A$869];[Users.$B$1:.$B$869])" office:value-type="float" office:value="1030" calcext:value-type="float">
            <text:p>1030</text:p>
          </table:table-cell>
          <table:table-cell table:formula="of:=IF([.C691]=1;1;0)" office:value-type="float" office:value="1" calcext:value-type="float">
            <text:p>1</text:p>
          </table:table-cell>
          <table:table-cell table:formula="of:=IF([.C69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345063" calcext:value-type="float">
            <text:p>6345063</text:p>
          </table:table-cell>
          <table:table-cell office:value-type="float" office:value="0.57732231423326" calcext:value-type="float">
            <text:p>0.5773223142</text:p>
          </table:table-cell>
          <table:table-cell office:value-type="float" office:value="0" calcext:value-type="float">
            <text:p>0</text:p>
          </table:table-cell>
          <table:table-cell office:value-type="float" office:value="14934089" calcext:value-type="float">
            <text:p>14934089</text:p>
          </table:table-cell>
          <table:table-cell office:value-type="float" office:value="0.446041065069244" calcext:value-type="float">
            <text:p>0.4460410651</text:p>
          </table:table-cell>
          <table:table-cell office:value-type="float" office:value="5950717" calcext:value-type="float">
            <text:p>5950717</text:p>
          </table:table-cell>
          <table:table-cell office:value-type="float" office:value="0.496711969331168" calcext:value-type="float">
            <text:p>0.4967119693</text:p>
          </table:table-cell>
          <table:table-cell office:value-type="float" office:value="18303780" calcext:value-type="float">
            <text:p>18303780</text:p>
          </table:table-cell>
          <table:table-cell office:value-type="float" office:value="0.499719033292596" calcext:value-type="float">
            <text:p>0.4997190333</text:p>
          </table:table-cell>
          <table:table-cell table:formula="of:=LOOKUP([.A692];[Users.$A$1:.$A$869];[Users.$B$1:.$B$869])" office:value-type="float" office:value="1036" calcext:value-type="float">
            <text:p>1036</text:p>
          </table:table-cell>
          <table:table-cell table:formula="of:=IF([.C692]=1;1;0)" office:value-type="float" office:value="0" calcext:value-type="float">
            <text:p>0</text:p>
          </table:table-cell>
          <table:table-cell table:formula="of:=IF([.C69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38128" calcext:value-type="float">
            <text:p>1138128</text:p>
          </table:table-cell>
          <table:table-cell office:value-type="float" office:value="0.314246700549908" calcext:value-type="float">
            <text:p>0.3142467005</text:p>
          </table:table-cell>
          <table:table-cell office:value-type="float" office:value="1" calcext:value-type="float">
            <text:p>1</text:p>
          </table:table-cell>
          <table:table-cell office:value-type="float" office:value="1138128" calcext:value-type="float">
            <text:p>1138128</text:p>
          </table:table-cell>
          <table:table-cell office:value-type="float" office:value="0.314246700549908" calcext:value-type="float">
            <text:p>0.3142467005</text:p>
          </table:table-cell>
          <table:table-cell office:value-type="float" office:value="18671846" calcext:value-type="float">
            <text:p>18671846</text:p>
          </table:table-cell>
          <table:table-cell office:value-type="float" office:value="0.487499547294858" calcext:value-type="float">
            <text:p>0.4874995473</text:p>
          </table:table-cell>
          <table:table-cell office:value-type="float" office:value="5412426" calcext:value-type="float">
            <text:p>5412426</text:p>
          </table:table-cell>
          <table:table-cell office:value-type="float" office:value="0.487499547294858" calcext:value-type="float">
            <text:p>0.4874995473</text:p>
          </table:table-cell>
          <table:table-cell table:formula="of:=LOOKUP([.A693];[Users.$A$1:.$A$869];[Users.$B$1:.$B$869])" office:value-type="float" office:value="1036" calcext:value-type="float">
            <text:p>1036</text:p>
          </table:table-cell>
          <table:table-cell table:formula="of:=IF([.C693]=1;1;0)" office:value-type="float" office:value="1" calcext:value-type="float">
            <text:p>1</text:p>
          </table:table-cell>
          <table:table-cell table:formula="of:=IF([.C69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04858" calcext:value-type="float">
            <text:p>904858</text:p>
          </table:table-cell>
          <table:table-cell office:value-type="float" office:value="0.57463689793695" calcext:value-type="float">
            <text:p>0.5746368979</text:p>
          </table:table-cell>
          <table:table-cell office:value-type="float" office:value="0" calcext:value-type="float">
            <text:p>0</text:p>
          </table:table-cell>
          <table:table-cell office:value-type="float" office:value="6397707" calcext:value-type="float">
            <text:p>6397707</text:p>
          </table:table-cell>
          <table:table-cell office:value-type="float" office:value="0.545864553427709" calcext:value-type="float">
            <text:p>0.5458645534</text:p>
          </table:table-cell>
          <table:table-cell office:value-type="float" office:value="13033382" calcext:value-type="float">
            <text:p>13033382</text:p>
          </table:table-cell>
          <table:table-cell office:value-type="float" office:value="0.548549359005691" calcext:value-type="float">
            <text:p>0.548549359</text:p>
          </table:table-cell>
          <table:table-cell office:value-type="float" office:value="8594903" calcext:value-type="float">
            <text:p>8594903</text:p>
          </table:table-cell>
          <table:table-cell office:value-type="float" office:value="0.549819904756138" calcext:value-type="float">
            <text:p>0.5498199048</text:p>
          </table:table-cell>
          <table:table-cell table:formula="of:=LOOKUP([.A694];[Users.$A$1:.$A$869];[Users.$B$1:.$B$869])" office:value-type="float" office:value="1037" calcext:value-type="float">
            <text:p>1037</text:p>
          </table:table-cell>
          <table:table-cell table:formula="of:=IF([.C694]=1;1;0)" office:value-type="float" office:value="0" calcext:value-type="float">
            <text:p>0</text:p>
          </table:table-cell>
          <table:table-cell table:formula="of:=IF([.C69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5995" calcext:value-type="float">
            <text:p>555995</text:p>
          </table:table-cell>
          <table:table-cell office:value-type="float" office:value="0.595487189307807" calcext:value-type="float">
            <text:p>0.5954871893</text:p>
          </table:table-cell>
          <table:table-cell office:value-type="float" office:value="1" calcext:value-type="float">
            <text:p>1</text:p>
          </table:table-cell>
          <table:table-cell office:value-type="float" office:value="555995" calcext:value-type="float">
            <text:p>555995</text:p>
          </table:table-cell>
          <table:table-cell office:value-type="float" office:value="0.595487189307807" calcext:value-type="float">
            <text:p>0.5954871893</text:p>
          </table:table-cell>
          <table:table-cell office:value-type="float" office:value="15220450" calcext:value-type="float">
            <text:p>15220450</text:p>
          </table:table-cell>
          <table:table-cell office:value-type="float" office:value="0.620921784751811" calcext:value-type="float">
            <text:p>0.6209217848</text:p>
          </table:table-cell>
          <table:table-cell office:value-type="float" office:value="13562285" calcext:value-type="float">
            <text:p>13562285</text:p>
          </table:table-cell>
          <table:table-cell office:value-type="float" office:value="0.624095119119857" calcext:value-type="float">
            <text:p>0.6240951191</text:p>
          </table:table-cell>
          <table:table-cell table:formula="of:=LOOKUP([.A695];[Users.$A$1:.$A$869];[Users.$B$1:.$B$869])" office:value-type="float" office:value="1043" calcext:value-type="float">
            <text:p>1043</text:p>
          </table:table-cell>
          <table:table-cell table:formula="of:=IF([.C695]=1;1;0)" office:value-type="float" office:value="1" calcext:value-type="float">
            <text:p>1</text:p>
          </table:table-cell>
          <table:table-cell table:formula="of:=IF([.C69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86880" calcext:value-type="float">
            <text:p>3886880</text:p>
          </table:table-cell>
          <table:table-cell office:value-type="float" office:value="0.600932684234925" calcext:value-type="float">
            <text:p>0.6009326842</text:p>
          </table:table-cell>
          <table:table-cell office:value-type="float" office:value="0" calcext:value-type="float">
            <text:p>0</text:p>
          </table:table-cell>
          <table:table-cell office:value-type="float" office:value="920444" calcext:value-type="float">
            <text:p>920444</text:p>
          </table:table-cell>
          <table:table-cell office:value-type="float" office:value="0.542653303729761" calcext:value-type="float">
            <text:p>0.5426533037</text:p>
          </table:table-cell>
          <table:table-cell office:value-type="float" office:value="2091034" calcext:value-type="float">
            <text:p>2091034</text:p>
          </table:table-cell>
          <table:table-cell office:value-type="float" office:value="0.54292377275817" calcext:value-type="float">
            <text:p>0.5429237728</text:p>
          </table:table-cell>
          <table:table-cell office:value-type="float" office:value="3463490" calcext:value-type="float">
            <text:p>3463490</text:p>
          </table:table-cell>
          <table:table-cell office:value-type="float" office:value="0.547491377936842" calcext:value-type="float">
            <text:p>0.5474913779</text:p>
          </table:table-cell>
          <table:table-cell table:formula="of:=LOOKUP([.A696];[Users.$A$1:.$A$869];[Users.$B$1:.$B$869])" office:value-type="float" office:value="1047" calcext:value-type="float">
            <text:p>1047</text:p>
          </table:table-cell>
          <table:table-cell table:formula="of:=IF([.C696]=1;1;0)" office:value-type="float" office:value="0" calcext:value-type="float">
            <text:p>0</text:p>
          </table:table-cell>
          <table:table-cell table:formula="of:=IF([.C696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43533" calcext:value-type="float">
            <text:p>2743533</text:p>
          </table:table-cell>
          <table:table-cell office:value-type="float" office:value="0.540500300677041" calcext:value-type="float">
            <text:p>0.5405003007</text:p>
          </table:table-cell>
          <table:table-cell office:value-type="float" office:value="1" calcext:value-type="float">
            <text:p>1</text:p>
          </table:table-cell>
          <table:table-cell office:value-type="float" office:value="2743533" calcext:value-type="float">
            <text:p>2743533</text:p>
          </table:table-cell>
          <table:table-cell office:value-type="float" office:value="0.540500300677041" calcext:value-type="float">
            <text:p>0.5405003007</text:p>
          </table:table-cell>
          <table:table-cell office:value-type="float" office:value="816235" calcext:value-type="float">
            <text:p>816235</text:p>
          </table:table-cell>
          <table:table-cell office:value-type="float" office:value="0.55005261597126" calcext:value-type="float">
            <text:p>0.550052616</text:p>
          </table:table-cell>
          <table:table-cell office:value-type="float" office:value="3159546" calcext:value-type="float">
            <text:p>3159546</text:p>
          </table:table-cell>
          <table:table-cell office:value-type="float" office:value="0.554289562664335" calcext:value-type="float">
            <text:p>0.5542895627</text:p>
          </table:table-cell>
          <table:table-cell table:formula="of:=LOOKUP([.A697];[Users.$A$1:.$A$869];[Users.$B$1:.$B$869])" office:value-type="float" office:value="1052" calcext:value-type="float">
            <text:p>1052</text:p>
          </table:table-cell>
          <table:table-cell table:formula="of:=IF([.C697]=1;1;0)" office:value-type="float" office:value="1" calcext:value-type="float">
            <text:p>1</text:p>
          </table:table-cell>
          <table:table-cell table:formula="of:=IF([.C69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213876" calcext:value-type="float">
            <text:p>7213876</text:p>
          </table:table-cell>
          <table:table-cell office:value-type="float" office:value="0.492114737275641" calcext:value-type="float">
            <text:p>0.4921147373</text:p>
          </table:table-cell>
          <table:table-cell office:value-type="float" office:value="1" calcext:value-type="float">
            <text:p>1</text:p>
          </table:table-cell>
          <table:table-cell office:value-type="float" office:value="7213876" calcext:value-type="float">
            <text:p>7213876</text:p>
          </table:table-cell>
          <table:table-cell office:value-type="float" office:value="0.492114737275641" calcext:value-type="float">
            <text:p>0.4921147373</text:p>
          </table:table-cell>
          <table:table-cell office:value-type="float" office:value="4411124" calcext:value-type="float">
            <text:p>4411124</text:p>
          </table:table-cell>
          <table:table-cell office:value-type="float" office:value="0.513956159455437" calcext:value-type="float">
            <text:p>0.5139561595</text:p>
          </table:table-cell>
          <table:table-cell office:value-type="float" office:value="5764607" calcext:value-type="float">
            <text:p>5764607</text:p>
          </table:table-cell>
          <table:table-cell office:value-type="float" office:value="0.519741451470188" calcext:value-type="float">
            <text:p>0.5197414515</text:p>
          </table:table-cell>
          <table:table-cell table:formula="of:=LOOKUP([.A698];[Users.$A$1:.$A$869];[Users.$B$1:.$B$869])" office:value-type="float" office:value="1052" calcext:value-type="float">
            <text:p>1052</text:p>
          </table:table-cell>
          <table:table-cell table:formula="of:=IF([.C698]=1;1;0)" office:value-type="float" office:value="1" calcext:value-type="float">
            <text:p>1</text:p>
          </table:table-cell>
          <table:table-cell table:formula="of:=IF([.C69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670851" calcext:value-type="float">
            <text:p>11670851</text:p>
          </table:table-cell>
          <table:table-cell office:value-type="float" office:value="0.585231906419355" calcext:value-type="float">
            <text:p>0.5852319064</text:p>
          </table:table-cell>
          <table:table-cell office:value-type="float" office:value="0" calcext:value-type="float">
            <text:p>0</text:p>
          </table:table-cell>
          <table:table-cell office:value-type="float" office:value="2037028" calcext:value-type="float">
            <text:p>2037028</text:p>
          </table:table-cell>
          <table:table-cell office:value-type="float" office:value="0.49803438350654" calcext:value-type="float">
            <text:p>0.4980343835</text:p>
          </table:table-cell>
          <table:table-cell office:value-type="float" office:value="518176" calcext:value-type="float">
            <text:p>518176</text:p>
          </table:table-cell>
          <table:table-cell office:value-type="float" office:value="0.499739764454782" calcext:value-type="float">
            <text:p>0.4997397645</text:p>
          </table:table-cell>
          <table:table-cell office:value-type="float" office:value="4952231" calcext:value-type="float">
            <text:p>4952231</text:p>
          </table:table-cell>
          <table:table-cell office:value-type="float" office:value="0.500484056480287" calcext:value-type="float">
            <text:p>0.5004840565</text:p>
          </table:table-cell>
          <table:table-cell table:formula="of:=LOOKUP([.A699];[Users.$A$1:.$A$869];[Users.$B$1:.$B$869])" office:value-type="float" office:value="1057" calcext:value-type="float">
            <text:p>1057</text:p>
          </table:table-cell>
          <table:table-cell table:formula="of:=IF([.C699]=1;1;0)" office:value-type="float" office:value="0" calcext:value-type="float">
            <text:p>0</text:p>
          </table:table-cell>
          <table:table-cell table:formula="of:=IF([.C69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25894" calcext:value-type="float">
            <text:p>5125894</text:p>
          </table:table-cell>
          <table:table-cell office:value-type="float" office:value="0.573947754957964" calcext:value-type="float">
            <text:p>0.573947755</text:p>
          </table:table-cell>
          <table:table-cell office:value-type="float" office:value="0" calcext:value-type="float">
            <text:p>0</text:p>
          </table:table-cell>
          <table:table-cell office:value-type="float" office:value="2338597" calcext:value-type="float">
            <text:p>2338597</text:p>
          </table:table-cell>
          <table:table-cell office:value-type="float" office:value="0.52323899629717" calcext:value-type="float">
            <text:p>0.5232389963</text:p>
          </table:table-cell>
          <table:table-cell office:value-type="float" office:value="4783312" calcext:value-type="float">
            <text:p>4783312</text:p>
          </table:table-cell>
          <table:table-cell office:value-type="float" office:value="0.53876300388183" calcext:value-type="float">
            <text:p>0.5387630039</text:p>
          </table:table-cell>
          <table:table-cell office:value-type="float" office:value="9645877" calcext:value-type="float">
            <text:p>9645877</text:p>
          </table:table-cell>
          <table:table-cell office:value-type="float" office:value="0.54018177196343" calcext:value-type="float">
            <text:p>0.540181772</text:p>
          </table:table-cell>
          <table:table-cell table:formula="of:=LOOKUP([.A700];[Users.$A$1:.$A$869];[Users.$B$1:.$B$869])" office:value-type="float" office:value="1066" calcext:value-type="float">
            <text:p>1066</text:p>
          </table:table-cell>
          <table:table-cell table:formula="of:=IF([.C700]=1;1;0)" office:value-type="float" office:value="0" calcext:value-type="float">
            <text:p>0</text:p>
          </table:table-cell>
          <table:table-cell table:formula="of:=IF([.C70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00520" calcext:value-type="float">
            <text:p>7100520</text:p>
          </table:table-cell>
          <table:table-cell office:value-type="float" office:value="0.627689034621291" calcext:value-type="float">
            <text:p>0.6276890346</text:p>
          </table:table-cell>
          <table:table-cell office:value-type="float" office:value="0" calcext:value-type="float">
            <text:p>0</text:p>
          </table:table-cell>
          <table:table-cell office:value-type="float" office:value="15001296" calcext:value-type="float">
            <text:p>15001296</text:p>
          </table:table-cell>
          <table:table-cell office:value-type="float" office:value="0.571215401406946" calcext:value-type="float">
            <text:p>0.5712154014</text:p>
          </table:table-cell>
          <table:table-cell office:value-type="float" office:value="4952231" calcext:value-type="float">
            <text:p>4952231</text:p>
          </table:table-cell>
          <table:table-cell office:value-type="float" office:value="0.603131200001024" calcext:value-type="float">
            <text:p>0.6031312</text:p>
          </table:table-cell>
          <table:table-cell office:value-type="float" office:value="5221461" calcext:value-type="float">
            <text:p>5221461</text:p>
          </table:table-cell>
          <table:table-cell office:value-type="float" office:value="0.604189742658421" calcext:value-type="float">
            <text:p>0.6041897427</text:p>
          </table:table-cell>
          <table:table-cell table:formula="of:=LOOKUP([.A701];[Users.$A$1:.$A$869];[Users.$B$1:.$B$869])" office:value-type="float" office:value="1067" calcext:value-type="float">
            <text:p>1067</text:p>
          </table:table-cell>
          <table:table-cell table:formula="of:=IF([.C701]=1;1;0)" office:value-type="float" office:value="0" calcext:value-type="float">
            <text:p>0</text:p>
          </table:table-cell>
          <table:table-cell table:formula="of:=IF([.C70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8867" calcext:value-type="float">
            <text:p>378867</text:p>
          </table:table-cell>
          <table:table-cell office:value-type="float" office:value="0.581395360993989" calcext:value-type="float">
            <text:p>0.581395361</text:p>
          </table:table-cell>
          <table:table-cell office:value-type="float" office:value="0" calcext:value-type="float">
            <text:p>0</text:p>
          </table:table-cell>
          <table:table-cell office:value-type="float" office:value="11836549" calcext:value-type="float">
            <text:p>11836549</text:p>
          </table:table-cell>
          <table:table-cell office:value-type="float" office:value="0.538397612798948" calcext:value-type="float">
            <text:p>0.5383976128</text:p>
          </table:table-cell>
          <table:table-cell office:value-type="float" office:value="6416301" calcext:value-type="float">
            <text:p>6416301</text:p>
          </table:table-cell>
          <table:table-cell office:value-type="float" office:value="0.541688194395696" calcext:value-type="float">
            <text:p>0.5416881944</text:p>
          </table:table-cell>
          <table:table-cell office:value-type="float" office:value="8819114" calcext:value-type="float">
            <text:p>8819114</text:p>
          </table:table-cell>
          <table:table-cell office:value-type="float" office:value="0.547745241383255" calcext:value-type="float">
            <text:p>0.5477452414</text:p>
          </table:table-cell>
          <table:table-cell table:formula="of:=LOOKUP([.A702];[Users.$A$1:.$A$869];[Users.$B$1:.$B$869])" office:value-type="float" office:value="1073" calcext:value-type="float">
            <text:p>1073</text:p>
          </table:table-cell>
          <table:table-cell table:formula="of:=IF([.C702]=1;1;0)" office:value-type="float" office:value="0" calcext:value-type="float">
            <text:p>0</text:p>
          </table:table-cell>
          <table:table-cell table:formula="of:=IF([.C70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23190" calcext:value-type="float">
            <text:p>723190</text:p>
          </table:table-cell>
          <table:table-cell office:value-type="float" office:value="0.429212437750329" calcext:value-type="float">
            <text:p>0.4292124378</text:p>
          </table:table-cell>
          <table:table-cell office:value-type="float" office:value="1" calcext:value-type="float">
            <text:p>1</text:p>
          </table:table-cell>
          <table:table-cell office:value-type="float" office:value="723190" calcext:value-type="float">
            <text:p>723190</text:p>
          </table:table-cell>
          <table:table-cell office:value-type="float" office:value="0.429212437750329" calcext:value-type="float">
            <text:p>0.4292124378</text:p>
          </table:table-cell>
          <table:table-cell office:value-type="float" office:value="2209878" calcext:value-type="float">
            <text:p>2209878</text:p>
          </table:table-cell>
          <table:table-cell office:value-type="float" office:value="0.496419303380452" calcext:value-type="float">
            <text:p>0.4964193034</text:p>
          </table:table-cell>
          <table:table-cell office:value-type="float" office:value="4216857" calcext:value-type="float">
            <text:p>4216857</text:p>
          </table:table-cell>
          <table:table-cell office:value-type="float" office:value="0.499934227235965" calcext:value-type="float">
            <text:p>0.4999342272</text:p>
          </table:table-cell>
          <table:table-cell table:formula="of:=LOOKUP([.A703];[Users.$A$1:.$A$869];[Users.$B$1:.$B$869])" office:value-type="float" office:value="1081" calcext:value-type="float">
            <text:p>1081</text:p>
          </table:table-cell>
          <table:table-cell table:formula="of:=IF([.C703]=1;1;0)" office:value-type="float" office:value="1" calcext:value-type="float">
            <text:p>1</text:p>
          </table:table-cell>
          <table:table-cell table:formula="of:=IF([.C70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03558" calcext:value-type="float">
            <text:p>7303558</text:p>
          </table:table-cell>
          <table:table-cell office:value-type="float" office:value="0.604624436575431" calcext:value-type="float">
            <text:p>0.6046244366</text:p>
          </table:table-cell>
          <table:table-cell office:value-type="float" office:value="0" calcext:value-type="float">
            <text:p>0</text:p>
          </table:table-cell>
          <table:table-cell office:value-type="float" office:value="3191279" calcext:value-type="float">
            <text:p>3191279</text:p>
          </table:table-cell>
          <table:table-cell office:value-type="float" office:value="0.529501393645389" calcext:value-type="float">
            <text:p>0.5295013936</text:p>
          </table:table-cell>
          <table:table-cell office:value-type="float" office:value="5993605" calcext:value-type="float">
            <text:p>5993605</text:p>
          </table:table-cell>
          <table:table-cell office:value-type="float" office:value="0.538026704181681" calcext:value-type="float">
            <text:p>0.5380267042</text:p>
          </table:table-cell>
          <table:table-cell office:value-type="float" office:value="164361" calcext:value-type="float">
            <text:p>164361</text:p>
          </table:table-cell>
          <table:table-cell office:value-type="float" office:value="0.538600448878013" calcext:value-type="float">
            <text:p>0.5386004489</text:p>
          </table:table-cell>
          <table:table-cell table:formula="of:=LOOKUP([.A704];[Users.$A$1:.$A$869];[Users.$B$1:.$B$869])" office:value-type="float" office:value="1095" calcext:value-type="float">
            <text:p>1095</text:p>
          </table:table-cell>
          <table:table-cell table:formula="of:=IF([.C704]=1;1;0)" office:value-type="float" office:value="0" calcext:value-type="float">
            <text:p>0</text:p>
          </table:table-cell>
          <table:table-cell table:formula="of:=IF([.C70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13450" calcext:value-type="float">
            <text:p>5013450</text:p>
          </table:table-cell>
          <table:table-cell office:value-type="float" office:value="0.630894027235407" calcext:value-type="float">
            <text:p>0.6308940272</text:p>
          </table:table-cell>
          <table:table-cell office:value-type="float" office:value="0" calcext:value-type="float">
            <text:p>0</text:p>
          </table:table-cell>
          <table:table-cell office:value-type="float" office:value="872508" calcext:value-type="float">
            <text:p>872508</text:p>
          </table:table-cell>
          <table:table-cell office:value-type="float" office:value="0.599568859309654" calcext:value-type="float">
            <text:p>0.5995688593</text:p>
          </table:table-cell>
          <table:table-cell office:value-type="float" office:value="7615680" calcext:value-type="float">
            <text:p>7615680</text:p>
          </table:table-cell>
          <table:table-cell office:value-type="float" office:value="0.613681170441551" calcext:value-type="float">
            <text:p>0.6136811704</text:p>
          </table:table-cell>
          <table:table-cell office:value-type="float" office:value="12602580" calcext:value-type="float">
            <text:p>12602580</text:p>
          </table:table-cell>
          <table:table-cell office:value-type="float" office:value="0.614001447694724" calcext:value-type="float">
            <text:p>0.6140014477</text:p>
          </table:table-cell>
          <table:table-cell table:formula="of:=LOOKUP([.A705];[Users.$A$1:.$A$869];[Users.$B$1:.$B$869])" office:value-type="float" office:value="1100" calcext:value-type="float">
            <text:p>1100</text:p>
          </table:table-cell>
          <table:table-cell table:formula="of:=IF([.C705]=1;1;0)" office:value-type="float" office:value="0" calcext:value-type="float">
            <text:p>0</text:p>
          </table:table-cell>
          <table:table-cell table:formula="of:=IF([.C705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56219" calcext:value-type="float">
            <text:p>3256219</text:p>
          </table:table-cell>
          <table:table-cell office:value-type="float" office:value="0.559759558884528" calcext:value-type="float">
            <text:p>0.5597595589</text:p>
          </table:table-cell>
          <table:table-cell office:value-type="float" office:value="0" calcext:value-type="float">
            <text:p>0</text:p>
          </table:table-cell>
          <table:table-cell office:value-type="float" office:value="186862" calcext:value-type="float">
            <text:p>186862</text:p>
          </table:table-cell>
          <table:table-cell office:value-type="float" office:value="0.454660698658187" calcext:value-type="float">
            <text:p>0.4546606987</text:p>
          </table:table-cell>
          <table:table-cell office:value-type="float" office:value="13016432" calcext:value-type="float">
            <text:p>13016432</text:p>
          </table:table-cell>
          <table:table-cell office:value-type="float" office:value="0.454660698658187" calcext:value-type="float">
            <text:p>0.4546606987</text:p>
          </table:table-cell>
          <table:table-cell office:value-type="float" office:value="6613885" calcext:value-type="float">
            <text:p>6613885</text:p>
          </table:table-cell>
          <table:table-cell office:value-type="float" office:value="0.499895040894585" calcext:value-type="float">
            <text:p>0.4998950409</text:p>
          </table:table-cell>
          <table:table-cell table:formula="of:=LOOKUP([.A706];[Users.$A$1:.$A$869];[Users.$B$1:.$B$869])" office:value-type="float" office:value="1103" calcext:value-type="float">
            <text:p>1103</text:p>
          </table:table-cell>
          <table:table-cell table:formula="of:=IF([.C706]=1;1;0)" office:value-type="float" office:value="0" calcext:value-type="float">
            <text:p>0</text:p>
          </table:table-cell>
          <table:table-cell table:formula="of:=IF([.C706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5025" calcext:value-type="float">
            <text:p>525025</text:p>
          </table:table-cell>
          <table:table-cell office:value-type="float" office:value="0.531173974440701" calcext:value-type="float">
            <text:p>0.5311739744</text:p>
          </table:table-cell>
          <table:table-cell office:value-type="float" office:value="1" calcext:value-type="float">
            <text:p>1</text:p>
          </table:table-cell>
          <table:table-cell office:value-type="float" office:value="525025" calcext:value-type="float">
            <text:p>525025</text:p>
          </table:table-cell>
          <table:table-cell office:value-type="float" office:value="0.531173974440701" calcext:value-type="float">
            <text:p>0.5311739744</text:p>
          </table:table-cell>
          <table:table-cell office:value-type="float" office:value="3010288" calcext:value-type="float">
            <text:p>3010288</text:p>
          </table:table-cell>
          <table:table-cell office:value-type="float" office:value="0.590572952526213" calcext:value-type="float">
            <text:p>0.5905729525</text:p>
          </table:table-cell>
          <table:table-cell office:value-type="float" office:value="9753485" calcext:value-type="float">
            <text:p>9753485</text:p>
          </table:table-cell>
          <table:table-cell office:value-type="float" office:value="0.593472727599526" calcext:value-type="float">
            <text:p>0.5934727276</text:p>
          </table:table-cell>
          <table:table-cell table:formula="of:=LOOKUP([.A707];[Users.$A$1:.$A$869];[Users.$B$1:.$B$869])" office:value-type="float" office:value="1104" calcext:value-type="float">
            <text:p>1104</text:p>
          </table:table-cell>
          <table:table-cell table:formula="of:=IF([.C707]=1;1;0)" office:value-type="float" office:value="1" calcext:value-type="float">
            <text:p>1</text:p>
          </table:table-cell>
          <table:table-cell table:formula="of:=IF([.C70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74121" calcext:value-type="float">
            <text:p>1574121</text:p>
          </table:table-cell>
          <table:table-cell office:value-type="float" office:value="0.275578416848137" calcext:value-type="float">
            <text:p>0.2755784168</text:p>
          </table:table-cell>
          <table:table-cell office:value-type="float" office:value="1" calcext:value-type="float">
            <text:p>1</text:p>
          </table:table-cell>
          <table:table-cell office:value-type="float" office:value="1574121" calcext:value-type="float">
            <text:p>1574121</text:p>
          </table:table-cell>
          <table:table-cell office:value-type="float" office:value="0.275578416848137" calcext:value-type="float">
            <text:p>0.2755784168</text:p>
          </table:table-cell>
          <table:table-cell office:value-type="float" office:value="12507965" calcext:value-type="float">
            <text:p>12507965</text:p>
          </table:table-cell>
          <table:table-cell office:value-type="float" office:value="0.372573127803239" calcext:value-type="float">
            <text:p>0.3725731278</text:p>
          </table:table-cell>
          <table:table-cell office:value-type="float" office:value="18242081" calcext:value-type="float">
            <text:p>18242081</text:p>
          </table:table-cell>
          <table:table-cell office:value-type="float" office:value="0.50598339912092" calcext:value-type="float">
            <text:p>0.5059833991</text:p>
          </table:table-cell>
          <table:table-cell table:formula="of:=LOOKUP([.A708];[Users.$A$1:.$A$869];[Users.$B$1:.$B$869])" office:value-type="float" office:value="1112" calcext:value-type="float">
            <text:p>1112</text:p>
          </table:table-cell>
          <table:table-cell table:formula="of:=IF([.C708]=1;1;0)" office:value-type="float" office:value="1" calcext:value-type="float">
            <text:p>1</text:p>
          </table:table-cell>
          <table:table-cell table:formula="of:=IF([.C70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586047" calcext:value-type="float">
            <text:p>4586047</text:p>
          </table:table-cell>
          <table:table-cell office:value-type="float" office:value="0.328904599302374" calcext:value-type="float">
            <text:p>0.3289045993</text:p>
          </table:table-cell>
          <table:table-cell office:value-type="float" office:value="1" calcext:value-type="float">
            <text:p>1</text:p>
          </table:table-cell>
          <table:table-cell office:value-type="float" office:value="4586047" calcext:value-type="float">
            <text:p>4586047</text:p>
          </table:table-cell>
          <table:table-cell office:value-type="float" office:value="0.328904599302374" calcext:value-type="float">
            <text:p>0.3289045993</text:p>
          </table:table-cell>
          <table:table-cell office:value-type="float" office:value="6923085" calcext:value-type="float">
            <text:p>6923085</text:p>
          </table:table-cell>
          <table:table-cell office:value-type="float" office:value="0.412199745345611" calcext:value-type="float">
            <text:p>0.4121997453</text:p>
          </table:table-cell>
          <table:table-cell office:value-type="float" office:value="9337674" calcext:value-type="float">
            <text:p>9337674</text:p>
          </table:table-cell>
          <table:table-cell office:value-type="float" office:value="0.419831388746802" calcext:value-type="float">
            <text:p>0.4198313887</text:p>
          </table:table-cell>
          <table:table-cell table:formula="of:=LOOKUP([.A709];[Users.$A$1:.$A$869];[Users.$B$1:.$B$869])" office:value-type="float" office:value="1123" calcext:value-type="float">
            <text:p>1123</text:p>
          </table:table-cell>
          <table:table-cell table:formula="of:=IF([.C709]=1;1;0)" office:value-type="float" office:value="1" calcext:value-type="float">
            <text:p>1</text:p>
          </table:table-cell>
          <table:table-cell table:formula="of:=IF([.C70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026457" calcext:value-type="float">
            <text:p>8026457</text:p>
          </table:table-cell>
          <table:table-cell office:value-type="float" office:value="0.475035849185346" calcext:value-type="float">
            <text:p>0.4750358492</text:p>
          </table:table-cell>
          <table:table-cell office:value-type="float" office:value="1" calcext:value-type="float">
            <text:p>1</text:p>
          </table:table-cell>
          <table:table-cell office:value-type="float" office:value="8026457" calcext:value-type="float">
            <text:p>8026457</text:p>
          </table:table-cell>
          <table:table-cell office:value-type="float" office:value="0.475035849185346" calcext:value-type="float">
            <text:p>0.4750358492</text:p>
          </table:table-cell>
          <table:table-cell office:value-type="float" office:value="1967486" calcext:value-type="float">
            <text:p>1967486</text:p>
          </table:table-cell>
          <table:table-cell office:value-type="float" office:value="0.489035990508238" calcext:value-type="float">
            <text:p>0.4890359905</text:p>
          </table:table-cell>
          <table:table-cell office:value-type="float" office:value="236695" calcext:value-type="float">
            <text:p>236695</text:p>
          </table:table-cell>
          <table:table-cell office:value-type="float" office:value="0.490872942101213" calcext:value-type="float">
            <text:p>0.4908729421</text:p>
          </table:table-cell>
          <table:table-cell table:formula="of:=LOOKUP([.A710];[Users.$A$1:.$A$869];[Users.$B$1:.$B$869])" office:value-type="float" office:value="1132" calcext:value-type="float">
            <text:p>1132</text:p>
          </table:table-cell>
          <table:table-cell table:formula="of:=IF([.C710]=1;1;0)" office:value-type="float" office:value="1" calcext:value-type="float">
            <text:p>1</text:p>
          </table:table-cell>
          <table:table-cell table:formula="of:=IF([.C71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5414" calcext:value-type="float">
            <text:p>205414</text:p>
          </table:table-cell>
          <table:table-cell office:value-type="float" office:value="0.657813391875346" calcext:value-type="float">
            <text:p>0.6578133919</text:p>
          </table:table-cell>
          <table:table-cell office:value-type="float" office:value="0" calcext:value-type="float">
            <text:p>0</text:p>
          </table:table-cell>
          <table:table-cell office:value-type="float" office:value="2529301" calcext:value-type="float">
            <text:p>2529301</text:p>
          </table:table-cell>
          <table:table-cell office:value-type="float" office:value="0.637184041421557" calcext:value-type="float">
            <text:p>0.6371840414</text:p>
          </table:table-cell>
          <table:table-cell office:value-type="float" office:value="10929934" calcext:value-type="float">
            <text:p>10929934</text:p>
          </table:table-cell>
          <table:table-cell office:value-type="float" office:value="0.638798412825583" calcext:value-type="float">
            <text:p>0.6387984128</text:p>
          </table:table-cell>
          <table:table-cell office:value-type="float" office:value="5457315" calcext:value-type="float">
            <text:p>5457315</text:p>
          </table:table-cell>
          <table:table-cell office:value-type="float" office:value="0.647755863409594" calcext:value-type="float">
            <text:p>0.6477558634</text:p>
          </table:table-cell>
          <table:table-cell table:formula="of:=LOOKUP([.A711];[Users.$A$1:.$A$869];[Users.$B$1:.$B$869])" office:value-type="float" office:value="1133" calcext:value-type="float">
            <text:p>1133</text:p>
          </table:table-cell>
          <table:table-cell table:formula="of:=IF([.C711]=1;1;0)" office:value-type="float" office:value="0" calcext:value-type="float">
            <text:p>0</text:p>
          </table:table-cell>
          <table:table-cell table:formula="of:=IF([.C71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1602" calcext:value-type="float">
            <text:p>91602</text:p>
          </table:table-cell>
          <table:table-cell office:value-type="float" office:value="0.38697272292549" calcext:value-type="float">
            <text:p>0.3869727229</text:p>
          </table:table-cell>
          <table:table-cell office:value-type="float" office:value="1" calcext:value-type="float">
            <text:p>1</text:p>
          </table:table-cell>
          <table:table-cell office:value-type="float" office:value="91602" calcext:value-type="float">
            <text:p>91602</text:p>
          </table:table-cell>
          <table:table-cell office:value-type="float" office:value="0.38697272292549" calcext:value-type="float">
            <text:p>0.3869727229</text:p>
          </table:table-cell>
          <table:table-cell office:value-type="float" office:value="5129980" calcext:value-type="float">
            <text:p>5129980</text:p>
          </table:table-cell>
          <table:table-cell office:value-type="float" office:value="0.535176098642229" calcext:value-type="float">
            <text:p>0.5351760986</text:p>
          </table:table-cell>
          <table:table-cell office:value-type="float" office:value="166896" calcext:value-type="float">
            <text:p>166896</text:p>
          </table:table-cell>
          <table:table-cell office:value-type="float" office:value="0.53844564438191" calcext:value-type="float">
            <text:p>0.5384456444</text:p>
          </table:table-cell>
          <table:table-cell table:formula="of:=LOOKUP([.A712];[Users.$A$1:.$A$869];[Users.$B$1:.$B$869])" office:value-type="float" office:value="1135" calcext:value-type="float">
            <text:p>1135</text:p>
          </table:table-cell>
          <table:table-cell table:formula="of:=IF([.C712]=1;1;0)" office:value-type="float" office:value="1" calcext:value-type="float">
            <text:p>1</text:p>
          </table:table-cell>
          <table:table-cell table:formula="of:=IF([.C71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911430" calcext:value-type="float">
            <text:p>4911430</text:p>
          </table:table-cell>
          <table:table-cell office:value-type="float" office:value="0.556216006212255" calcext:value-type="float">
            <text:p>0.5562160062</text:p>
          </table:table-cell>
          <table:table-cell office:value-type="float" office:value="1" calcext:value-type="float">
            <text:p>1</text:p>
          </table:table-cell>
          <table:table-cell office:value-type="float" office:value="4911430" calcext:value-type="float">
            <text:p>4911430</text:p>
          </table:table-cell>
          <table:table-cell office:value-type="float" office:value="0.556216006212255" calcext:value-type="float">
            <text:p>0.5562160062</text:p>
          </table:table-cell>
          <table:table-cell office:value-type="float" office:value="2025894" calcext:value-type="float">
            <text:p>2025894</text:p>
          </table:table-cell>
          <table:table-cell office:value-type="float" office:value="0.567701992393639" calcext:value-type="float">
            <text:p>0.5677019924</text:p>
          </table:table-cell>
          <table:table-cell office:value-type="float" office:value="129782" calcext:value-type="float">
            <text:p>129782</text:p>
          </table:table-cell>
          <table:table-cell office:value-type="float" office:value="0.578286398176191" calcext:value-type="float">
            <text:p>0.5782863982</text:p>
          </table:table-cell>
          <table:table-cell table:formula="of:=LOOKUP([.A713];[Users.$A$1:.$A$869];[Users.$B$1:.$B$869])" office:value-type="float" office:value="1143" calcext:value-type="float">
            <text:p>1143</text:p>
          </table:table-cell>
          <table:table-cell table:formula="of:=IF([.C713]=1;1;0)" office:value-type="float" office:value="1" calcext:value-type="float">
            <text:p>1</text:p>
          </table:table-cell>
          <table:table-cell table:formula="of:=IF([.C71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379649" calcext:value-type="float">
            <text:p>4379649</text:p>
          </table:table-cell>
          <table:table-cell office:value-type="float" office:value="0.476587771623259" calcext:value-type="float">
            <text:p>0.4765877716</text:p>
          </table:table-cell>
          <table:table-cell office:value-type="float" office:value="1" calcext:value-type="float">
            <text:p>1</text:p>
          </table:table-cell>
          <table:table-cell office:value-type="float" office:value="4379649" calcext:value-type="float">
            <text:p>4379649</text:p>
          </table:table-cell>
          <table:table-cell office:value-type="float" office:value="0.476587771623259" calcext:value-type="float">
            <text:p>0.4765877716</text:p>
          </table:table-cell>
          <table:table-cell office:value-type="float" office:value="2530951" calcext:value-type="float">
            <text:p>2530951</text:p>
          </table:table-cell>
          <table:table-cell office:value-type="float" office:value="0.524362786808449" calcext:value-type="float">
            <text:p>0.5243627868</text:p>
          </table:table-cell>
          <table:table-cell office:value-type="float" office:value="10578079" calcext:value-type="float">
            <text:p>10578079</text:p>
          </table:table-cell>
          <table:table-cell office:value-type="float" office:value="0.524506704047781" calcext:value-type="float">
            <text:p>0.524506704</text:p>
          </table:table-cell>
          <table:table-cell table:formula="of:=LOOKUP([.A714];[Users.$A$1:.$A$869];[Users.$B$1:.$B$869])" office:value-type="float" office:value="1143" calcext:value-type="float">
            <text:p>1143</text:p>
          </table:table-cell>
          <table:table-cell table:formula="of:=IF([.C714]=1;1;0)" office:value-type="float" office:value="1" calcext:value-type="float">
            <text:p>1</text:p>
          </table:table-cell>
          <table:table-cell table:formula="of:=IF([.C71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33819" calcext:value-type="float">
            <text:p>2033819</text:p>
          </table:table-cell>
          <table:table-cell office:value-type="float" office:value="0.413010219007728" calcext:value-type="float">
            <text:p>0.413010219</text:p>
          </table:table-cell>
          <table:table-cell office:value-type="float" office:value="1" calcext:value-type="float">
            <text:p>1</text:p>
          </table:table-cell>
          <table:table-cell office:value-type="float" office:value="2033819" calcext:value-type="float">
            <text:p>2033819</text:p>
          </table:table-cell>
          <table:table-cell office:value-type="float" office:value="0.413010219007728" calcext:value-type="float">
            <text:p>0.413010219</text:p>
          </table:table-cell>
          <table:table-cell office:value-type="float" office:value="16232703" calcext:value-type="float">
            <text:p>16232703</text:p>
          </table:table-cell>
          <table:table-cell office:value-type="float" office:value="0.486669100579584" calcext:value-type="float">
            <text:p>0.4866691006</text:p>
          </table:table-cell>
          <table:table-cell office:value-type="float" office:value="17238997" calcext:value-type="float">
            <text:p>17238997</text:p>
          </table:table-cell>
          <table:table-cell office:value-type="float" office:value="0.486669100579584" calcext:value-type="float">
            <text:p>0.4866691006</text:p>
          </table:table-cell>
          <table:table-cell table:formula="of:=LOOKUP([.A715];[Users.$A$1:.$A$869];[Users.$B$1:.$B$869])" office:value-type="float" office:value="1147" calcext:value-type="float">
            <text:p>1147</text:p>
          </table:table-cell>
          <table:table-cell table:formula="of:=IF([.C715]=1;1;0)" office:value-type="float" office:value="1" calcext:value-type="float">
            <text:p>1</text:p>
          </table:table-cell>
          <table:table-cell table:formula="of:=IF([.C71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11540" calcext:value-type="float">
            <text:p>1611540</text:p>
          </table:table-cell>
          <table:table-cell office:value-type="float" office:value="0.539073683853164" calcext:value-type="float">
            <text:p>0.5390736839</text:p>
          </table:table-cell>
          <table:table-cell office:value-type="float" office:value="1" calcext:value-type="float">
            <text:p>1</text:p>
          </table:table-cell>
          <table:table-cell office:value-type="float" office:value="1611540" calcext:value-type="float">
            <text:p>1611540</text:p>
          </table:table-cell>
          <table:table-cell office:value-type="float" office:value="0.539073683853164" calcext:value-type="float">
            <text:p>0.5390736839</text:p>
          </table:table-cell>
          <table:table-cell office:value-type="float" office:value="18673003" calcext:value-type="float">
            <text:p>18673003</text:p>
          </table:table-cell>
          <table:table-cell office:value-type="float" office:value="0.579724259956637" calcext:value-type="float">
            <text:p>0.57972426</text:p>
          </table:table-cell>
          <table:table-cell office:value-type="float" office:value="11113323" calcext:value-type="float">
            <text:p>11113323</text:p>
          </table:table-cell>
          <table:table-cell office:value-type="float" office:value="0.593034143687197" calcext:value-type="float">
            <text:p>0.5930341437</text:p>
          </table:table-cell>
          <table:table-cell table:formula="of:=LOOKUP([.A716];[Users.$A$1:.$A$869];[Users.$B$1:.$B$869])" office:value-type="float" office:value="1149" calcext:value-type="float">
            <text:p>1149</text:p>
          </table:table-cell>
          <table:table-cell table:formula="of:=IF([.C716]=1;1;0)" office:value-type="float" office:value="1" calcext:value-type="float">
            <text:p>1</text:p>
          </table:table-cell>
          <table:table-cell table:formula="of:=IF([.C71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5143" calcext:value-type="float">
            <text:p>565143</text:p>
          </table:table-cell>
          <table:table-cell office:value-type="float" office:value="0.57150908403593" calcext:value-type="float">
            <text:p>0.571509084</text:p>
          </table:table-cell>
          <table:table-cell office:value-type="float" office:value="0" calcext:value-type="float">
            <text:p>0</text:p>
          </table:table-cell>
          <table:table-cell office:value-type="float" office:value="1216544" calcext:value-type="float">
            <text:p>1216544</text:p>
          </table:table-cell>
          <table:table-cell office:value-type="float" office:value="0.524905715431199" calcext:value-type="float">
            <text:p>0.5249057154</text:p>
          </table:table-cell>
          <table:table-cell office:value-type="float" office:value="8274788" calcext:value-type="float">
            <text:p>8274788</text:p>
          </table:table-cell>
          <table:table-cell office:value-type="float" office:value="0.525816968184566" calcext:value-type="float">
            <text:p>0.5258169682</text:p>
          </table:table-cell>
          <table:table-cell office:value-type="float" office:value="186465" calcext:value-type="float">
            <text:p>186465</text:p>
          </table:table-cell>
          <table:table-cell office:value-type="float" office:value="0.531734547137262" calcext:value-type="float">
            <text:p>0.5317345471</text:p>
          </table:table-cell>
          <table:table-cell table:formula="of:=LOOKUP([.A717];[Users.$A$1:.$A$869];[Users.$B$1:.$B$869])" office:value-type="float" office:value="1159" calcext:value-type="float">
            <text:p>1159</text:p>
          </table:table-cell>
          <table:table-cell table:formula="of:=IF([.C717]=1;1;0)" office:value-type="float" office:value="0" calcext:value-type="float">
            <text:p>0</text:p>
          </table:table-cell>
          <table:table-cell table:formula="of:=IF([.C71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43043" calcext:value-type="float">
            <text:p>843043</text:p>
          </table:table-cell>
          <table:table-cell office:value-type="float" office:value="0.504749201844287" calcext:value-type="float">
            <text:p>0.5047492018</text:p>
          </table:table-cell>
          <table:table-cell office:value-type="float" office:value="0" calcext:value-type="float">
            <text:p>0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405112165038877" calcext:value-type="float">
            <text:p>0.405112165</text:p>
          </table:table-cell>
          <table:table-cell office:value-type="float" office:value="974621" calcext:value-type="float">
            <text:p>974621</text:p>
          </table:table-cell>
          <table:table-cell office:value-type="float" office:value="0.415315865045278" calcext:value-type="float">
            <text:p>0.415315865</text:p>
          </table:table-cell>
          <table:table-cell office:value-type="float" office:value="4047746" calcext:value-type="float">
            <text:p>4047746</text:p>
          </table:table-cell>
          <table:table-cell office:value-type="float" office:value="0.417124338861712" calcext:value-type="float">
            <text:p>0.4171243389</text:p>
          </table:table-cell>
          <table:table-cell table:formula="of:=LOOKUP([.A718];[Users.$A$1:.$A$869];[Users.$B$1:.$B$869])" office:value-type="float" office:value="1166" calcext:value-type="float">
            <text:p>1166</text:p>
          </table:table-cell>
          <table:table-cell table:formula="of:=IF([.C718]=1;1;0)" office:value-type="float" office:value="0" calcext:value-type="float">
            <text:p>0</text:p>
          </table:table-cell>
          <table:table-cell table:formula="of:=IF([.C71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00724" calcext:value-type="float">
            <text:p>800724</text:p>
          </table:table-cell>
          <table:table-cell office:value-type="float" office:value="0.635181352274885" calcext:value-type="float">
            <text:p>0.6351813523</text:p>
          </table:table-cell>
          <table:table-cell office:value-type="float" office:value="0" calcext:value-type="float">
            <text:p>0</text:p>
          </table:table-cell>
          <table:table-cell office:value-type="float" office:value="4655656" calcext:value-type="float">
            <text:p>4655656</text:p>
          </table:table-cell>
          <table:table-cell office:value-type="float" office:value="0.569966410704689" calcext:value-type="float">
            <text:p>0.5699664107</text:p>
          </table:table-cell>
          <table:table-cell office:value-type="float" office:value="18692694" calcext:value-type="float">
            <text:p>18692694</text:p>
          </table:table-cell>
          <table:table-cell office:value-type="float" office:value="0.570425141392006" calcext:value-type="float">
            <text:p>0.5704251414</text:p>
          </table:table-cell>
          <table:table-cell office:value-type="float" office:value="15425659" calcext:value-type="float">
            <text:p>15425659</text:p>
          </table:table-cell>
          <table:table-cell office:value-type="float" office:value="0.574102652507496" calcext:value-type="float">
            <text:p>0.5741026525</text:p>
          </table:table-cell>
          <table:table-cell table:formula="of:=LOOKUP([.A719];[Users.$A$1:.$A$869];[Users.$B$1:.$B$869])" office:value-type="float" office:value="1175" calcext:value-type="float">
            <text:p>1175</text:p>
          </table:table-cell>
          <table:table-cell table:formula="of:=IF([.C719]=1;1;0)" office:value-type="float" office:value="0" calcext:value-type="float">
            <text:p>0</text:p>
          </table:table-cell>
          <table:table-cell table:formula="of:=IF([.C71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44342" calcext:value-type="float">
            <text:p>1644342</text:p>
          </table:table-cell>
          <table:table-cell office:value-type="float" office:value="0.259469552315681" calcext:value-type="float">
            <text:p>0.2594695523</text:p>
          </table:table-cell>
          <table:table-cell office:value-type="float" office:value="1" calcext:value-type="float">
            <text:p>1</text:p>
          </table:table-cell>
          <table:table-cell office:value-type="float" office:value="1644342" calcext:value-type="float">
            <text:p>1644342</text:p>
          </table:table-cell>
          <table:table-cell office:value-type="float" office:value="0.259469552315681" calcext:value-type="float">
            <text:p>0.2594695523</text:p>
          </table:table-cell>
          <table:table-cell office:value-type="float" office:value="3128842" calcext:value-type="float">
            <text:p>3128842</text:p>
          </table:table-cell>
          <table:table-cell office:value-type="float" office:value="0.489331038478544" calcext:value-type="float">
            <text:p>0.4893310385</text:p>
          </table:table-cell>
          <table:table-cell office:value-type="float" office:value="10257630" calcext:value-type="float">
            <text:p>10257630</text:p>
          </table:table-cell>
          <table:table-cell office:value-type="float" office:value="0.491095469995488" calcext:value-type="float">
            <text:p>0.49109547</text:p>
          </table:table-cell>
          <table:table-cell table:formula="of:=LOOKUP([.A720];[Users.$A$1:.$A$869];[Users.$B$1:.$B$869])" office:value-type="float" office:value="1180" calcext:value-type="float">
            <text:p>1180</text:p>
          </table:table-cell>
          <table:table-cell table:formula="of:=IF([.C720]=1;1;0)" office:value-type="float" office:value="1" calcext:value-type="float">
            <text:p>1</text:p>
          </table:table-cell>
          <table:table-cell table:formula="of:=IF([.C72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361013" calcext:value-type="float">
            <text:p>11361013</text:p>
          </table:table-cell>
          <table:table-cell office:value-type="float" office:value="0.36453132726502" calcext:value-type="float">
            <text:p>0.3645313273</text:p>
          </table:table-cell>
          <table:table-cell office:value-type="float" office:value="1" calcext:value-type="float">
            <text:p>1</text:p>
          </table:table-cell>
          <table:table-cell office:value-type="float" office:value="11361013" calcext:value-type="float">
            <text:p>11361013</text:p>
          </table:table-cell>
          <table:table-cell office:value-type="float" office:value="0.36453132726502" calcext:value-type="float">
            <text:p>0.3645313273</text:p>
          </table:table-cell>
          <table:table-cell office:value-type="float" office:value="11502538" calcext:value-type="float">
            <text:p>11502538</text:p>
          </table:table-cell>
          <table:table-cell office:value-type="float" office:value="0.457330588971714" calcext:value-type="float">
            <text:p>0.457330589</text:p>
          </table:table-cell>
          <table:table-cell office:value-type="float" office:value="18014722" calcext:value-type="float">
            <text:p>18014722</text:p>
          </table:table-cell>
          <table:table-cell office:value-type="float" office:value="0.458047165820765" calcext:value-type="float">
            <text:p>0.4580471658</text:p>
          </table:table-cell>
          <table:table-cell table:formula="of:=LOOKUP([.A721];[Users.$A$1:.$A$869];[Users.$B$1:.$B$869])" office:value-type="float" office:value="1188" calcext:value-type="float">
            <text:p>1188</text:p>
          </table:table-cell>
          <table:table-cell table:formula="of:=IF([.C721]=1;1;0)" office:value-type="float" office:value="1" calcext:value-type="float">
            <text:p>1</text:p>
          </table:table-cell>
          <table:table-cell table:formula="of:=IF([.C72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42266" calcext:value-type="float">
            <text:p>2342266</text:p>
          </table:table-cell>
          <table:table-cell office:value-type="float" office:value="0.659592032940423" calcext:value-type="float">
            <text:p>0.6595920329</text:p>
          </table:table-cell>
          <table:table-cell office:value-type="float" office:value="0" calcext:value-type="float">
            <text:p>0</text:p>
          </table:table-cell>
          <table:table-cell office:value-type="float" office:value="18140215" calcext:value-type="float">
            <text:p>18140215</text:p>
          </table:table-cell>
          <table:table-cell office:value-type="float" office:value="0.223627067836526" calcext:value-type="float">
            <text:p>0.2236270678</text:p>
          </table:table-cell>
          <table:table-cell office:value-type="float" office:value="14104330" calcext:value-type="float">
            <text:p>14104330</text:p>
          </table:table-cell>
          <table:table-cell office:value-type="float" office:value="0.224627488695337" calcext:value-type="float">
            <text:p>0.2246274887</text:p>
          </table:table-cell>
          <table:table-cell office:value-type="float" office:value="18580299" calcext:value-type="float">
            <text:p>18580299</text:p>
          </table:table-cell>
          <table:table-cell office:value-type="float" office:value="0.224627488695337" calcext:value-type="float">
            <text:p>0.2246274887</text:p>
          </table:table-cell>
          <table:table-cell table:formula="of:=LOOKUP([.A722];[Users.$A$1:.$A$869];[Users.$B$1:.$B$869])" office:value-type="float" office:value="1192" calcext:value-type="float">
            <text:p>1192</text:p>
          </table:table-cell>
          <table:table-cell table:formula="of:=IF([.C722]=1;1;0)" office:value-type="float" office:value="0" calcext:value-type="float">
            <text:p>0</text:p>
          </table:table-cell>
          <table:table-cell table:formula="of:=IF([.C72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920" calcext:value-type="float">
            <text:p>59920</text:p>
          </table:table-cell>
          <table:table-cell office:value-type="float" office:value="0.430917092203265" calcext:value-type="float">
            <text:p>0.4309170922</text:p>
          </table:table-cell>
          <table:table-cell office:value-type="float" office:value="1" calcext:value-type="float">
            <text:p>1</text:p>
          </table:table-cell>
          <table:table-cell office:value-type="float" office:value="59920" calcext:value-type="float">
            <text:p>59920</text:p>
          </table:table-cell>
          <table:table-cell office:value-type="float" office:value="0.430917092203265" calcext:value-type="float">
            <text:p>0.4309170922</text:p>
          </table:table-cell>
          <table:table-cell office:value-type="float" office:value="236695" calcext:value-type="float">
            <text:p>236695</text:p>
          </table:table-cell>
          <table:table-cell office:value-type="float" office:value="0.489454129492598" calcext:value-type="float">
            <text:p>0.4894541295</text:p>
          </table:table-cell>
          <table:table-cell office:value-type="float" office:value="5764272" calcext:value-type="float">
            <text:p>5764272</text:p>
          </table:table-cell>
          <table:table-cell office:value-type="float" office:value="0.500566208872229" calcext:value-type="float">
            <text:p>0.5005662089</text:p>
          </table:table-cell>
          <table:table-cell table:formula="of:=LOOKUP([.A723];[Users.$A$1:.$A$869];[Users.$B$1:.$B$869])" office:value-type="float" office:value="1193" calcext:value-type="float">
            <text:p>1193</text:p>
          </table:table-cell>
          <table:table-cell table:formula="of:=IF([.C723]=1;1;0)" office:value-type="float" office:value="1" calcext:value-type="float">
            <text:p>1</text:p>
          </table:table-cell>
          <table:table-cell table:formula="of:=IF([.C72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04689" calcext:value-type="float">
            <text:p>2404689</text:p>
          </table:table-cell>
          <table:table-cell office:value-type="float" office:value="0.486691516937646" calcext:value-type="float">
            <text:p>0.4866915169</text:p>
          </table:table-cell>
          <table:table-cell office:value-type="float" office:value="1" calcext:value-type="float">
            <text:p>1</text:p>
          </table:table-cell>
          <table:table-cell office:value-type="float" office:value="2404689" calcext:value-type="float">
            <text:p>2404689</text:p>
          </table:table-cell>
          <table:table-cell office:value-type="float" office:value="0.486691516937646" calcext:value-type="float">
            <text:p>0.4866915169</text:p>
          </table:table-cell>
          <table:table-cell office:value-type="float" office:value="14439414" calcext:value-type="float">
            <text:p>14439414</text:p>
          </table:table-cell>
          <table:table-cell office:value-type="float" office:value="0.516066056124391" calcext:value-type="float">
            <text:p>0.5160660561</text:p>
          </table:table-cell>
          <table:table-cell office:value-type="float" office:value="3821018" calcext:value-type="float">
            <text:p>3821018</text:p>
          </table:table-cell>
          <table:table-cell office:value-type="float" office:value="0.5207800670394" calcext:value-type="float">
            <text:p>0.520780067</text:p>
          </table:table-cell>
          <table:table-cell table:formula="of:=LOOKUP([.A724];[Users.$A$1:.$A$869];[Users.$B$1:.$B$869])" office:value-type="float" office:value="1196" calcext:value-type="float">
            <text:p>1196</text:p>
          </table:table-cell>
          <table:table-cell table:formula="of:=IF([.C724]=1;1;0)" office:value-type="float" office:value="1" calcext:value-type="float">
            <text:p>1</text:p>
          </table:table-cell>
          <table:table-cell table:formula="of:=IF([.C72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67394" calcext:value-type="float">
            <text:p>1467394</text:p>
          </table:table-cell>
          <table:table-cell office:value-type="float" office:value="0.442124227186064" calcext:value-type="float">
            <text:p>0.4421242272</text:p>
          </table:table-cell>
          <table:table-cell office:value-type="float" office:value="1" calcext:value-type="float">
            <text:p>1</text:p>
          </table:table-cell>
          <table:table-cell office:value-type="float" office:value="1467394" calcext:value-type="float">
            <text:p>1467394</text:p>
          </table:table-cell>
          <table:table-cell office:value-type="float" office:value="0.442124227186064" calcext:value-type="float">
            <text:p>0.4421242272</text:p>
          </table:table-cell>
          <table:table-cell office:value-type="float" office:value="2413887" calcext:value-type="float">
            <text:p>2413887</text:p>
          </table:table-cell>
          <table:table-cell office:value-type="float" office:value="0.589498190122878" calcext:value-type="float">
            <text:p>0.5894981901</text:p>
          </table:table-cell>
          <table:table-cell office:value-type="float" office:value="364193" calcext:value-type="float">
            <text:p>364193</text:p>
          </table:table-cell>
          <table:table-cell office:value-type="float" office:value="0.600614932201171" calcext:value-type="float">
            <text:p>0.6006149322</text:p>
          </table:table-cell>
          <table:table-cell table:formula="of:=LOOKUP([.A725];[Users.$A$1:.$A$869];[Users.$B$1:.$B$869])" office:value-type="float" office:value="1204" calcext:value-type="float">
            <text:p>1204</text:p>
          </table:table-cell>
          <table:table-cell table:formula="of:=IF([.C725]=1;1;0)" office:value-type="float" office:value="1" calcext:value-type="float">
            <text:p>1</text:p>
          </table:table-cell>
          <table:table-cell table:formula="of:=IF([.C72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20460" calcext:value-type="float">
            <text:p>2120460</text:p>
          </table:table-cell>
          <table:table-cell office:value-type="float" office:value="0.341899839414365" calcext:value-type="float">
            <text:p>0.3418998394</text:p>
          </table:table-cell>
          <table:table-cell office:value-type="float" office:value="1" calcext:value-type="float">
            <text:p>1</text:p>
          </table:table-cell>
          <table:table-cell office:value-type="float" office:value="2120460" calcext:value-type="float">
            <text:p>2120460</text:p>
          </table:table-cell>
          <table:table-cell office:value-type="float" office:value="0.341899839414365" calcext:value-type="float">
            <text:p>0.3418998394</text:p>
          </table:table-cell>
          <table:table-cell office:value-type="float" office:value="18886461" calcext:value-type="float">
            <text:p>18886461</text:p>
          </table:table-cell>
          <table:table-cell office:value-type="float" office:value="0.495933521301675" calcext:value-type="float">
            <text:p>0.4959335213</text:p>
          </table:table-cell>
          <table:table-cell office:value-type="float" office:value="4159468" calcext:value-type="float">
            <text:p>4159468</text:p>
          </table:table-cell>
          <table:table-cell office:value-type="float" office:value="0.501624951159544" calcext:value-type="float">
            <text:p>0.5016249512</text:p>
          </table:table-cell>
          <table:table-cell table:formula="of:=LOOKUP([.A726];[Users.$A$1:.$A$869];[Users.$B$1:.$B$869])" office:value-type="float" office:value="1207" calcext:value-type="float">
            <text:p>1207</text:p>
          </table:table-cell>
          <table:table-cell table:formula="of:=IF([.C726]=1;1;0)" office:value-type="float" office:value="1" calcext:value-type="float">
            <text:p>1</text:p>
          </table:table-cell>
          <table:table-cell table:formula="of:=IF([.C72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546084" calcext:value-type="float">
            <text:p>4546084</text:p>
          </table:table-cell>
          <table:table-cell office:value-type="float" office:value="0.618099433329691" calcext:value-type="float">
            <text:p>0.6180994333</text:p>
          </table:table-cell>
          <table:table-cell office:value-type="float" office:value="0" calcext:value-type="float">
            <text:p>0</text:p>
          </table:table-cell>
          <table:table-cell office:value-type="float" office:value="484911" calcext:value-type="float">
            <text:p>484911</text:p>
          </table:table-cell>
          <table:table-cell office:value-type="float" office:value="0.57015375695182" calcext:value-type="float">
            <text:p>0.570153757</text:p>
          </table:table-cell>
          <table:table-cell office:value-type="float" office:value="16079620" calcext:value-type="float">
            <text:p>16079620</text:p>
          </table:table-cell>
          <table:table-cell office:value-type="float" office:value="0.578385618929421" calcext:value-type="float">
            <text:p>0.5783856189</text:p>
          </table:table-cell>
          <table:table-cell office:value-type="float" office:value="763570" calcext:value-type="float">
            <text:p>763570</text:p>
          </table:table-cell>
          <table:table-cell office:value-type="float" office:value="0.578963012291546" calcext:value-type="float">
            <text:p>0.5789630123</text:p>
          </table:table-cell>
          <table:table-cell table:formula="of:=LOOKUP([.A727];[Users.$A$1:.$A$869];[Users.$B$1:.$B$869])" office:value-type="float" office:value="1209" calcext:value-type="float">
            <text:p>1209</text:p>
          </table:table-cell>
          <table:table-cell table:formula="of:=IF([.C727]=1;1;0)" office:value-type="float" office:value="0" calcext:value-type="float">
            <text:p>0</text:p>
          </table:table-cell>
          <table:table-cell table:formula="of:=IF([.C72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00950" calcext:value-type="float">
            <text:p>3000950</text:p>
          </table:table-cell>
          <table:table-cell office:value-type="float" office:value="0.652136962111234" calcext:value-type="float">
            <text:p>0.6521369621</text:p>
          </table:table-cell>
          <table:table-cell office:value-type="float" office:value="0" calcext:value-type="float">
            <text:p>0</text:p>
          </table:table-cell>
          <table:table-cell office:value-type="float" office:value="1854989" calcext:value-type="float">
            <text:p>1854989</text:p>
          </table:table-cell>
          <table:table-cell office:value-type="float" office:value="0.567429923156296" calcext:value-type="float">
            <text:p>0.5674299232</text:p>
          </table:table-cell>
          <table:table-cell office:value-type="float" office:value="1970514" calcext:value-type="float">
            <text:p>1970514</text:p>
          </table:table-cell>
          <table:table-cell office:value-type="float" office:value="0.56901038897968" calcext:value-type="float">
            <text:p>0.569010389</text:p>
          </table:table-cell>
          <table:table-cell office:value-type="float" office:value="8330319" calcext:value-type="float">
            <text:p>8330319</text:p>
          </table:table-cell>
          <table:table-cell office:value-type="float" office:value="0.570435125311745" calcext:value-type="float">
            <text:p>0.5704351253</text:p>
          </table:table-cell>
          <table:table-cell table:formula="of:=LOOKUP([.A728];[Users.$A$1:.$A$869];[Users.$B$1:.$B$869])" office:value-type="float" office:value="1212" calcext:value-type="float">
            <text:p>1212</text:p>
          </table:table-cell>
          <table:table-cell table:formula="of:=IF([.C728]=1;1;0)" office:value-type="float" office:value="0" calcext:value-type="float">
            <text:p>0</text:p>
          </table:table-cell>
          <table:table-cell table:formula="of:=IF([.C72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514065" calcext:value-type="float">
            <text:p>8514065</text:p>
          </table:table-cell>
          <table:table-cell office:value-type="float" office:value="0.32192589457199" calcext:value-type="float">
            <text:p>0.3219258946</text:p>
          </table:table-cell>
          <table:table-cell office:value-type="float" office:value="1" calcext:value-type="float">
            <text:p>1</text:p>
          </table:table-cell>
          <table:table-cell office:value-type="float" office:value="8514065" calcext:value-type="float">
            <text:p>8514065</text:p>
          </table:table-cell>
          <table:table-cell office:value-type="float" office:value="0.32192589457199" calcext:value-type="float">
            <text:p>0.3219258946</text:p>
          </table:table-cell>
          <table:table-cell office:value-type="float" office:value="17916134" calcext:value-type="float">
            <text:p>17916134</text:p>
          </table:table-cell>
          <table:table-cell office:value-type="float" office:value="0.435400738913205" calcext:value-type="float">
            <text:p>0.4354007389</text:p>
          </table:table-cell>
          <table:table-cell office:value-type="float" office:value="12216587" calcext:value-type="float">
            <text:p>12216587</text:p>
          </table:table-cell>
          <table:table-cell office:value-type="float" office:value="0.458722751870274" calcext:value-type="float">
            <text:p>0.4587227519</text:p>
          </table:table-cell>
          <table:table-cell table:formula="of:=LOOKUP([.A729];[Users.$A$1:.$A$869];[Users.$B$1:.$B$869])" office:value-type="float" office:value="1215" calcext:value-type="float">
            <text:p>1215</text:p>
          </table:table-cell>
          <table:table-cell table:formula="of:=IF([.C729]=1;1;0)" office:value-type="float" office:value="1" calcext:value-type="float">
            <text:p>1</text:p>
          </table:table-cell>
          <table:table-cell table:formula="of:=IF([.C72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01902" calcext:value-type="float">
            <text:p>1901902</text:p>
          </table:table-cell>
          <table:table-cell office:value-type="float" office:value="0.114357984822803" calcext:value-type="float">
            <text:p>0.1143579848</text:p>
          </table:table-cell>
          <table:table-cell office:value-type="float" office:value="1" calcext:value-type="float">
            <text:p>1</text:p>
          </table:table-cell>
          <table:table-cell office:value-type="float" office:value="1901902" calcext:value-type="float">
            <text:p>1901902</text:p>
          </table:table-cell>
          <table:table-cell office:value-type="float" office:value="0.114357984822803" calcext:value-type="float">
            <text:p>0.1143579848</text:p>
          </table:table-cell>
          <table:table-cell office:value-type="float" office:value="13734234" calcext:value-type="float">
            <text:p>13734234</text:p>
          </table:table-cell>
          <table:table-cell office:value-type="float" office:value="0.450425665378237" calcext:value-type="float">
            <text:p>0.4504256654</text:p>
          </table:table-cell>
          <table:table-cell office:value-type="float" office:value="4662076" calcext:value-type="float">
            <text:p>4662076</text:p>
          </table:table-cell>
          <table:table-cell office:value-type="float" office:value="0.533533557616833" calcext:value-type="float">
            <text:p>0.5335335576</text:p>
          </table:table-cell>
          <table:table-cell table:formula="of:=LOOKUP([.A730];[Users.$A$1:.$A$869];[Users.$B$1:.$B$869])" office:value-type="float" office:value="1228" calcext:value-type="float">
            <text:p>1228</text:p>
          </table:table-cell>
          <table:table-cell table:formula="of:=IF([.C730]=1;1;0)" office:value-type="float" office:value="1" calcext:value-type="float">
            <text:p>1</text:p>
          </table:table-cell>
          <table:table-cell table:formula="of:=IF([.C73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96938" calcext:value-type="float">
            <text:p>1496938</text:p>
          </table:table-cell>
          <table:table-cell office:value-type="float" office:value="0.524751178632674" calcext:value-type="float">
            <text:p>0.5247511786</text:p>
          </table:table-cell>
          <table:table-cell office:value-type="float" office:value="1" calcext:value-type="float">
            <text:p>1</text:p>
          </table:table-cell>
          <table:table-cell office:value-type="float" office:value="1496938" calcext:value-type="float">
            <text:p>1496938</text:p>
          </table:table-cell>
          <table:table-cell office:value-type="float" office:value="0.524751178632674" calcext:value-type="float">
            <text:p>0.5247511786</text:p>
          </table:table-cell>
          <table:table-cell office:value-type="float" office:value="8193083" calcext:value-type="float">
            <text:p>8193083</text:p>
          </table:table-cell>
          <table:table-cell office:value-type="float" office:value="0.555806386433759" calcext:value-type="float">
            <text:p>0.5558063864</text:p>
          </table:table-cell>
          <table:table-cell office:value-type="float" office:value="3540871" calcext:value-type="float">
            <text:p>3540871</text:p>
          </table:table-cell>
          <table:table-cell office:value-type="float" office:value="0.572447472681962" calcext:value-type="float">
            <text:p>0.5724474727</text:p>
          </table:table-cell>
          <table:table-cell table:formula="of:=LOOKUP([.A731];[Users.$A$1:.$A$869];[Users.$B$1:.$B$869])" office:value-type="float" office:value="1238" calcext:value-type="float">
            <text:p>1238</text:p>
          </table:table-cell>
          <table:table-cell table:formula="of:=IF([.C731]=1;1;0)" office:value-type="float" office:value="1" calcext:value-type="float">
            <text:p>1</text:p>
          </table:table-cell>
          <table:table-cell table:formula="of:=IF([.C73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56419" calcext:value-type="float">
            <text:p>1456419</text:p>
          </table:table-cell>
          <table:table-cell office:value-type="float" office:value="0.533699507406584" calcext:value-type="float">
            <text:p>0.5336995074</text:p>
          </table:table-cell>
          <table:table-cell office:value-type="float" office:value="0" calcext:value-type="float">
            <text:p>0</text:p>
          </table:table-cell>
          <table:table-cell office:value-type="float" office:value="1643322" calcext:value-type="float">
            <text:p>1643322</text:p>
          </table:table-cell>
          <table:table-cell office:value-type="float" office:value="0.530540953987008" calcext:value-type="float">
            <text:p>0.530540954</text:p>
          </table:table-cell>
          <table:table-cell office:value-type="float" office:value="16702034" calcext:value-type="float">
            <text:p>16702034</text:p>
          </table:table-cell>
          <table:table-cell office:value-type="float" office:value="0.532780619113844" calcext:value-type="float">
            <text:p>0.5327806191</text:p>
          </table:table-cell>
          <table:table-cell office:value-type="float" office:value="18938713" calcext:value-type="float">
            <text:p>18938713</text:p>
          </table:table-cell>
          <table:table-cell office:value-type="float" office:value="0.532780619113844" calcext:value-type="float">
            <text:p>0.5327806191</text:p>
          </table:table-cell>
          <table:table-cell table:formula="of:=LOOKUP([.A732];[Users.$A$1:.$A$869];[Users.$B$1:.$B$869])" office:value-type="float" office:value="1240" calcext:value-type="float">
            <text:p>1240</text:p>
          </table:table-cell>
          <table:table-cell table:formula="of:=IF([.C732]=1;1;0)" office:value-type="float" office:value="0" calcext:value-type="float">
            <text:p>0</text:p>
          </table:table-cell>
          <table:table-cell table:formula="of:=IF([.C73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45540" calcext:value-type="float">
            <text:p>1945540</text:p>
          </table:table-cell>
          <table:table-cell office:value-type="float" office:value="0.495197039465644" calcext:value-type="float">
            <text:p>0.4951970395</text:p>
          </table:table-cell>
          <table:table-cell office:value-type="float" office:value="1" calcext:value-type="float">
            <text:p>1</text:p>
          </table:table-cell>
          <table:table-cell office:value-type="float" office:value="1945540" calcext:value-type="float">
            <text:p>1945540</text:p>
          </table:table-cell>
          <table:table-cell office:value-type="float" office:value="0.495197039465644" calcext:value-type="float">
            <text:p>0.4951970395</text:p>
          </table:table-cell>
          <table:table-cell office:value-type="float" office:value="545386" calcext:value-type="float">
            <text:p>545386</text:p>
          </table:table-cell>
          <table:table-cell office:value-type="float" office:value="0.570575683447233" calcext:value-type="float">
            <text:p>0.5705756834</text:p>
          </table:table-cell>
          <table:table-cell office:value-type="float" office:value="1003275" calcext:value-type="float">
            <text:p>1003275</text:p>
          </table:table-cell>
          <table:table-cell office:value-type="float" office:value="0.575194494947834" calcext:value-type="float">
            <text:p>0.5751944949</text:p>
          </table:table-cell>
          <table:table-cell table:formula="of:=LOOKUP([.A733];[Users.$A$1:.$A$869];[Users.$B$1:.$B$869])" office:value-type="float" office:value="1248" calcext:value-type="float">
            <text:p>1248</text:p>
          </table:table-cell>
          <table:table-cell table:formula="of:=IF([.C733]=1;1;0)" office:value-type="float" office:value="1" calcext:value-type="float">
            <text:p>1</text:p>
          </table:table-cell>
          <table:table-cell table:formula="of:=IF([.C73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27666" calcext:value-type="float">
            <text:p>3327666</text:p>
          </table:table-cell>
          <table:table-cell office:value-type="float" office:value="0.434060867915361" calcext:value-type="float">
            <text:p>0.4340608679</text:p>
          </table:table-cell>
          <table:table-cell office:value-type="float" office:value="1" calcext:value-type="float">
            <text:p>1</text:p>
          </table:table-cell>
          <table:table-cell office:value-type="float" office:value="3327666" calcext:value-type="float">
            <text:p>3327666</text:p>
          </table:table-cell>
          <table:table-cell office:value-type="float" office:value="0.434060867915361" calcext:value-type="float">
            <text:p>0.4340608679</text:p>
          </table:table-cell>
          <table:table-cell office:value-type="float" office:value="5009426" calcext:value-type="float">
            <text:p>5009426</text:p>
          </table:table-cell>
          <table:table-cell office:value-type="float" office:value="0.517238990134686" calcext:value-type="float">
            <text:p>0.5172389901</text:p>
          </table:table-cell>
          <table:table-cell office:value-type="float" office:value="12099844" calcext:value-type="float">
            <text:p>12099844</text:p>
          </table:table-cell>
          <table:table-cell office:value-type="float" office:value="0.527638477403692" calcext:value-type="float">
            <text:p>0.5276384774</text:p>
          </table:table-cell>
          <table:table-cell table:formula="of:=LOOKUP([.A734];[Users.$A$1:.$A$869];[Users.$B$1:.$B$869])" office:value-type="float" office:value="1259" calcext:value-type="float">
            <text:p>1259</text:p>
          </table:table-cell>
          <table:table-cell table:formula="of:=IF([.C734]=1;1;0)" office:value-type="float" office:value="1" calcext:value-type="float">
            <text:p>1</text:p>
          </table:table-cell>
          <table:table-cell table:formula="of:=IF([.C73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405054" calcext:value-type="float">
            <text:p>3405054</text:p>
          </table:table-cell>
          <table:table-cell office:value-type="float" office:value="0.355996792839198" calcext:value-type="float">
            <text:p>0.3559967928</text:p>
          </table:table-cell>
          <table:table-cell office:value-type="float" office:value="1" calcext:value-type="float">
            <text:p>1</text:p>
          </table:table-cell>
          <table:table-cell office:value-type="float" office:value="3405054" calcext:value-type="float">
            <text:p>3405054</text:p>
          </table:table-cell>
          <table:table-cell office:value-type="float" office:value="0.355996792839198" calcext:value-type="float">
            <text:p>0.3559967928</text:p>
          </table:table-cell>
          <table:table-cell office:value-type="float" office:value="236695" calcext:value-type="float">
            <text:p>236695</text:p>
          </table:table-cell>
          <table:table-cell office:value-type="float" office:value="0.488709928297056" calcext:value-type="float">
            <text:p>0.4887099283</text:p>
          </table:table-cell>
          <table:table-cell office:value-type="float" office:value="4842416" calcext:value-type="float">
            <text:p>4842416</text:p>
          </table:table-cell>
          <table:table-cell office:value-type="float" office:value="0.489874694268027" calcext:value-type="float">
            <text:p>0.4898746943</text:p>
          </table:table-cell>
          <table:table-cell table:formula="of:=LOOKUP([.A735];[Users.$A$1:.$A$869];[Users.$B$1:.$B$869])" office:value-type="float" office:value="1261" calcext:value-type="float">
            <text:p>1261</text:p>
          </table:table-cell>
          <table:table-cell table:formula="of:=IF([.C735]=1;1;0)" office:value-type="float" office:value="1" calcext:value-type="float">
            <text:p>1</text:p>
          </table:table-cell>
          <table:table-cell table:formula="of:=IF([.C73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12684" calcext:value-type="float">
            <text:p>2312684</text:p>
          </table:table-cell>
          <table:table-cell office:value-type="float" office:value="0.351723347115708" calcext:value-type="float">
            <text:p>0.3517233471</text:p>
          </table:table-cell>
          <table:table-cell office:value-type="float" office:value="1" calcext:value-type="float">
            <text:p>1</text:p>
          </table:table-cell>
          <table:table-cell office:value-type="float" office:value="2312684" calcext:value-type="float">
            <text:p>2312684</text:p>
          </table:table-cell>
          <table:table-cell office:value-type="float" office:value="0.351723347115708" calcext:value-type="float">
            <text:p>0.3517233471</text:p>
          </table:table-cell>
          <table:table-cell office:value-type="float" office:value="236695" calcext:value-type="float">
            <text:p>236695</text:p>
          </table:table-cell>
          <table:table-cell office:value-type="float" office:value="0.449381408896044" calcext:value-type="float">
            <text:p>0.4493814089</text:p>
          </table:table-cell>
          <table:table-cell office:value-type="float" office:value="3457503" calcext:value-type="float">
            <text:p>3457503</text:p>
          </table:table-cell>
          <table:table-cell office:value-type="float" office:value="0.452959163214497" calcext:value-type="float">
            <text:p>0.4529591632</text:p>
          </table:table-cell>
          <table:table-cell table:formula="of:=LOOKUP([.A736];[Users.$A$1:.$A$869];[Users.$B$1:.$B$869])" office:value-type="float" office:value="1269" calcext:value-type="float">
            <text:p>1269</text:p>
          </table:table-cell>
          <table:table-cell table:formula="of:=IF([.C736]=1;1;0)" office:value-type="float" office:value="1" calcext:value-type="float">
            <text:p>1</text:p>
          </table:table-cell>
          <table:table-cell table:formula="of:=IF([.C73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67888" calcext:value-type="float">
            <text:p>767888</text:p>
          </table:table-cell>
          <table:table-cell office:value-type="float" office:value="0.483868905019948" calcext:value-type="float">
            <text:p>0.483868905</text:p>
          </table:table-cell>
          <table:table-cell office:value-type="float" office:value="1" calcext:value-type="float">
            <text:p>1</text:p>
          </table:table-cell>
          <table:table-cell office:value-type="float" office:value="767888" calcext:value-type="float">
            <text:p>767888</text:p>
          </table:table-cell>
          <table:table-cell office:value-type="float" office:value="0.483868905019948" calcext:value-type="float">
            <text:p>0.483868905</text:p>
          </table:table-cell>
          <table:table-cell office:value-type="float" office:value="761302" calcext:value-type="float">
            <text:p>761302</text:p>
          </table:table-cell>
          <table:table-cell office:value-type="float" office:value="0.558453035772982" calcext:value-type="float">
            <text:p>0.5584530358</text:p>
          </table:table-cell>
          <table:table-cell office:value-type="float" office:value="686022" calcext:value-type="float">
            <text:p>686022</text:p>
          </table:table-cell>
          <table:table-cell office:value-type="float" office:value="0.563228695935362" calcext:value-type="float">
            <text:p>0.5632286959</text:p>
          </table:table-cell>
          <table:table-cell table:formula="of:=LOOKUP([.A737];[Users.$A$1:.$A$869];[Users.$B$1:.$B$869])" office:value-type="float" office:value="1284" calcext:value-type="float">
            <text:p>1284</text:p>
          </table:table-cell>
          <table:table-cell table:formula="of:=IF([.C737]=1;1;0)" office:value-type="float" office:value="1" calcext:value-type="float">
            <text:p>1</text:p>
          </table:table-cell>
          <table:table-cell table:formula="of:=IF([.C73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112007" calcext:value-type="float">
            <text:p>11112007</text:p>
          </table:table-cell>
          <table:table-cell office:value-type="float" office:value="0.552718892540939" calcext:value-type="float">
            <text:p>0.5527188925</text:p>
          </table:table-cell>
          <table:table-cell office:value-type="float" office:value="0" calcext:value-type="float">
            <text:p>0</text:p>
          </table:table-cell>
          <table:table-cell office:value-type="float" office:value="2359167" calcext:value-type="float">
            <text:p>2359167</text:p>
          </table:table-cell>
          <table:table-cell office:value-type="float" office:value="0.533785808941053" calcext:value-type="float">
            <text:p>0.5337858089</text:p>
          </table:table-cell>
          <table:table-cell office:value-type="float" office:value="5323366" calcext:value-type="float">
            <text:p>5323366</text:p>
          </table:table-cell>
          <table:table-cell office:value-type="float" office:value="0.538486801724428" calcext:value-type="float">
            <text:p>0.5384868017</text:p>
          </table:table-cell>
          <table:table-cell office:value-type="float" office:value="16536165" calcext:value-type="float">
            <text:p>16536165</text:p>
          </table:table-cell>
          <table:table-cell office:value-type="float" office:value="0.541814238227017" calcext:value-type="float">
            <text:p>0.5418142382</text:p>
          </table:table-cell>
          <table:table-cell table:formula="of:=LOOKUP([.A738];[Users.$A$1:.$A$869];[Users.$B$1:.$B$869])" office:value-type="float" office:value="1300" calcext:value-type="float">
            <text:p>1300</text:p>
          </table:table-cell>
          <table:table-cell table:formula="of:=IF([.C738]=1;1;0)" office:value-type="float" office:value="0" calcext:value-type="float">
            <text:p>0</text:p>
          </table:table-cell>
          <table:table-cell table:formula="of:=IF([.C73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46170" calcext:value-type="float">
            <text:p>4246170</text:p>
          </table:table-cell>
          <table:table-cell office:value-type="float" office:value="0.400081778678566" calcext:value-type="float">
            <text:p>0.4000817787</text:p>
          </table:table-cell>
          <table:table-cell office:value-type="float" office:value="1" calcext:value-type="float">
            <text:p>1</text:p>
          </table:table-cell>
          <table:table-cell office:value-type="float" office:value="4246170" calcext:value-type="float">
            <text:p>4246170</text:p>
          </table:table-cell>
          <table:table-cell office:value-type="float" office:value="0.400081778678566" calcext:value-type="float">
            <text:p>0.4000817787</text:p>
          </table:table-cell>
          <table:table-cell office:value-type="float" office:value="7831063" calcext:value-type="float">
            <text:p>7831063</text:p>
          </table:table-cell>
          <table:table-cell office:value-type="float" office:value="0.458195341343003" calcext:value-type="float">
            <text:p>0.4581953413</text:p>
          </table:table-cell>
          <table:table-cell office:value-type="float" office:value="1997374" calcext:value-type="float">
            <text:p>1997374</text:p>
          </table:table-cell>
          <table:table-cell office:value-type="float" office:value="0.467933583998414" calcext:value-type="float">
            <text:p>0.467933584</text:p>
          </table:table-cell>
          <table:table-cell table:formula="of:=LOOKUP([.A739];[Users.$A$1:.$A$869];[Users.$B$1:.$B$869])" office:value-type="float" office:value="1315" calcext:value-type="float">
            <text:p>1315</text:p>
          </table:table-cell>
          <table:table-cell table:formula="of:=IF([.C739]=1;1;0)" office:value-type="float" office:value="1" calcext:value-type="float">
            <text:p>1</text:p>
          </table:table-cell>
          <table:table-cell table:formula="of:=IF([.C73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59105" calcext:value-type="float">
            <text:p>3759105</text:p>
          </table:table-cell>
          <table:table-cell office:value-type="float" office:value="0.324496722086754" calcext:value-type="float">
            <text:p>0.3244967221</text:p>
          </table:table-cell>
          <table:table-cell office:value-type="float" office:value="1" calcext:value-type="float">
            <text:p>1</text:p>
          </table:table-cell>
          <table:table-cell office:value-type="float" office:value="3759105" calcext:value-type="float">
            <text:p>3759105</text:p>
          </table:table-cell>
          <table:table-cell office:value-type="float" office:value="0.324496722086754" calcext:value-type="float">
            <text:p>0.3244967221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478024562740883" calcext:value-type="float">
            <text:p>0.4780245627</text:p>
          </table:table-cell>
          <table:table-cell office:value-type="float" office:value="1337671" calcext:value-type="float">
            <text:p>1337671</text:p>
          </table:table-cell>
          <table:table-cell office:value-type="float" office:value="0.479727157544487" calcext:value-type="float">
            <text:p>0.4797271575</text:p>
          </table:table-cell>
          <table:table-cell table:formula="of:=LOOKUP([.A740];[Users.$A$1:.$A$869];[Users.$B$1:.$B$869])" office:value-type="float" office:value="1323" calcext:value-type="float">
            <text:p>1323</text:p>
          </table:table-cell>
          <table:table-cell table:formula="of:=IF([.C740]=1;1;0)" office:value-type="float" office:value="1" calcext:value-type="float">
            <text:p>1</text:p>
          </table:table-cell>
          <table:table-cell table:formula="of:=IF([.C74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92438" calcext:value-type="float">
            <text:p>392438</text:p>
          </table:table-cell>
          <table:table-cell office:value-type="float" office:value="0.577934963664414" calcext:value-type="float">
            <text:p>0.5779349637</text:p>
          </table:table-cell>
          <table:table-cell office:value-type="float" office:value="0" calcext:value-type="float">
            <text:p>0</text:p>
          </table:table-cell>
          <table:table-cell office:value-type="float" office:value="7686832" calcext:value-type="float">
            <text:p>7686832</text:p>
          </table:table-cell>
          <table:table-cell office:value-type="float" office:value="0.37674953851051" calcext:value-type="float">
            <text:p>0.3767495385</text:p>
          </table:table-cell>
          <table:table-cell office:value-type="float" office:value="5546153" calcext:value-type="float">
            <text:p>5546153</text:p>
          </table:table-cell>
          <table:table-cell office:value-type="float" office:value="0.427831611462244" calcext:value-type="float">
            <text:p>0.4278316115</text:p>
          </table:table-cell>
          <table:table-cell office:value-type="float" office:value="14591497" calcext:value-type="float">
            <text:p>14591497</text:p>
          </table:table-cell>
          <table:table-cell office:value-type="float" office:value="0.433885905105938" calcext:value-type="float">
            <text:p>0.4338859051</text:p>
          </table:table-cell>
          <table:table-cell table:formula="of:=LOOKUP([.A741];[Users.$A$1:.$A$869];[Users.$B$1:.$B$869])" office:value-type="float" office:value="1324" calcext:value-type="float">
            <text:p>1324</text:p>
          </table:table-cell>
          <table:table-cell table:formula="of:=IF([.C741]=1;1;0)" office:value-type="float" office:value="0" calcext:value-type="float">
            <text:p>0</text:p>
          </table:table-cell>
          <table:table-cell table:formula="of:=IF([.C741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65382" calcext:value-type="float">
            <text:p>4165382</text:p>
          </table:table-cell>
          <table:table-cell office:value-type="float" office:value="0.605633638490788" calcext:value-type="float">
            <text:p>0.6056336385</text:p>
          </table:table-cell>
          <table:table-cell office:value-type="float" office:value="0" calcext:value-type="float">
            <text:p>0</text:p>
          </table:table-cell>
          <table:table-cell office:value-type="float" office:value="16966031" calcext:value-type="float">
            <text:p>16966031</text:p>
          </table:table-cell>
          <table:table-cell office:value-type="float" office:value="0.426683007872333" calcext:value-type="float">
            <text:p>0.4266830079</text:p>
          </table:table-cell>
          <table:table-cell office:value-type="float" office:value="5180334" calcext:value-type="float">
            <text:p>5180334</text:p>
          </table:table-cell>
          <table:table-cell office:value-type="float" office:value="0.428363551460328" calcext:value-type="float">
            <text:p>0.4283635515</text:p>
          </table:table-cell>
          <table:table-cell office:value-type="float" office:value="8293687" calcext:value-type="float">
            <text:p>8293687</text:p>
          </table:table-cell>
          <table:table-cell office:value-type="float" office:value="0.516021308633447" calcext:value-type="float">
            <text:p>0.5160213086</text:p>
          </table:table-cell>
          <table:table-cell table:formula="of:=LOOKUP([.A742];[Users.$A$1:.$A$869];[Users.$B$1:.$B$869])" office:value-type="float" office:value="1340" calcext:value-type="float">
            <text:p>1340</text:p>
          </table:table-cell>
          <table:table-cell table:formula="of:=IF([.C742]=1;1;0)" office:value-type="float" office:value="0" calcext:value-type="float">
            <text:p>0</text:p>
          </table:table-cell>
          <table:table-cell table:formula="of:=IF([.C74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66804" calcext:value-type="float">
            <text:p>266804</text:p>
          </table:table-cell>
          <table:table-cell office:value-type="float" office:value="0.548273923128102" calcext:value-type="float">
            <text:p>0.5482739231</text:p>
          </table:table-cell>
          <table:table-cell office:value-type="float" office:value="3" calcext:value-type="float">
            <text:p>3</text:p>
          </table:table-cell>
          <table:table-cell office:value-type="float" office:value="13687290" calcext:value-type="float">
            <text:p>13687290</text:p>
          </table:table-cell>
          <table:table-cell office:value-type="float" office:value="0.494968986212806" calcext:value-type="float">
            <text:p>0.4949689862</text:p>
          </table:table-cell>
          <table:table-cell office:value-type="float" office:value="11345161" calcext:value-type="float">
            <text:p>11345161</text:p>
          </table:table-cell>
          <table:table-cell office:value-type="float" office:value="0.541691029808811" calcext:value-type="float">
            <text:p>0.5416910298</text:p>
          </table:table-cell>
          <table:table-cell office:value-type="float" office:value="6747322" calcext:value-type="float">
            <text:p>6747322</text:p>
          </table:table-cell>
          <table:table-cell office:value-type="float" office:value="0.549201661489694" calcext:value-type="float">
            <text:p>0.5492016615</text:p>
          </table:table-cell>
          <table:table-cell table:formula="of:=LOOKUP([.A743];[Users.$A$1:.$A$869];[Users.$B$1:.$B$869])" office:value-type="float" office:value="1346" calcext:value-type="float">
            <text:p>1346</text:p>
          </table:table-cell>
          <table:table-cell table:formula="of:=IF([.C743]=1;1;0)" office:value-type="float" office:value="0" calcext:value-type="float">
            <text:p>0</text:p>
          </table:table-cell>
          <table:table-cell table:formula="of:=IF([.C74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135802" calcext:value-type="float">
            <text:p>13135802</text:p>
          </table:table-cell>
          <table:table-cell office:value-type="float" office:value="0.520510292626238" calcext:value-type="float">
            <text:p>0.5205102926</text:p>
          </table:table-cell>
          <table:table-cell office:value-type="float" office:value="0" calcext:value-type="float">
            <text:p>0</text:p>
          </table:table-cell>
          <table:table-cell office:value-type="float" office:value="7696662" calcext:value-type="float">
            <text:p>7696662</text:p>
          </table:table-cell>
          <table:table-cell office:value-type="float" office:value="0.390166733148401" calcext:value-type="float">
            <text:p>0.3901667331</text:p>
          </table:table-cell>
          <table:table-cell office:value-type="float" office:value="2931146" calcext:value-type="float">
            <text:p>2931146</text:p>
          </table:table-cell>
          <table:table-cell office:value-type="float" office:value="0.390166733148401" calcext:value-type="float">
            <text:p>0.3901667331</text:p>
          </table:table-cell>
          <table:table-cell office:value-type="float" office:value="16357398" calcext:value-type="float">
            <text:p>16357398</text:p>
          </table:table-cell>
          <table:table-cell office:value-type="float" office:value="0.423527265471725" calcext:value-type="float">
            <text:p>0.4235272655</text:p>
          </table:table-cell>
          <table:table-cell table:formula="of:=LOOKUP([.A744];[Users.$A$1:.$A$869];[Users.$B$1:.$B$869])" office:value-type="float" office:value="1352" calcext:value-type="float">
            <text:p>1352</text:p>
          </table:table-cell>
          <table:table-cell table:formula="of:=IF([.C744]=1;1;0)" office:value-type="float" office:value="0" calcext:value-type="float">
            <text:p>0</text:p>
          </table:table-cell>
          <table:table-cell table:formula="of:=IF([.C744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46376" calcext:value-type="float">
            <text:p>1446376</text:p>
          </table:table-cell>
          <table:table-cell office:value-type="float" office:value="0.525078114117055" calcext:value-type="float">
            <text:p>0.5250781141</text:p>
          </table:table-cell>
          <table:table-cell office:value-type="float" office:value="1" calcext:value-type="float">
            <text:p>1</text:p>
          </table:table-cell>
          <table:table-cell office:value-type="float" office:value="1446376" calcext:value-type="float">
            <text:p>1446376</text:p>
          </table:table-cell>
          <table:table-cell office:value-type="float" office:value="0.525078114117055" calcext:value-type="float">
            <text:p>0.5250781141</text:p>
          </table:table-cell>
          <table:table-cell office:value-type="float" office:value="4531287" calcext:value-type="float">
            <text:p>4531287</text:p>
          </table:table-cell>
          <table:table-cell office:value-type="float" office:value="0.52945916444541" calcext:value-type="float">
            <text:p>0.5294591644</text:p>
          </table:table-cell>
          <table:table-cell office:value-type="float" office:value="2868725" calcext:value-type="float">
            <text:p>2868725</text:p>
          </table:table-cell>
          <table:table-cell office:value-type="float" office:value="0.53234393760224" calcext:value-type="float">
            <text:p>0.5323439376</text:p>
          </table:table-cell>
          <table:table-cell table:formula="of:=LOOKUP([.A745];[Users.$A$1:.$A$869];[Users.$B$1:.$B$869])" office:value-type="float" office:value="1369" calcext:value-type="float">
            <text:p>1369</text:p>
          </table:table-cell>
          <table:table-cell table:formula="of:=IF([.C745]=1;1;0)" office:value-type="float" office:value="1" calcext:value-type="float">
            <text:p>1</text:p>
          </table:table-cell>
          <table:table-cell table:formula="of:=IF([.C74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68646" calcext:value-type="float">
            <text:p>3368646</text:p>
          </table:table-cell>
          <table:table-cell office:value-type="float" office:value="0.644791169525063" calcext:value-type="float">
            <text:p>0.6447911695</text:p>
          </table:table-cell>
          <table:table-cell office:value-type="float" office:value="0" calcext:value-type="float">
            <text:p>0</text:p>
          </table:table-cell>
          <table:table-cell office:value-type="float" office:value="2359167" calcext:value-type="float">
            <text:p>2359167</text:p>
          </table:table-cell>
          <table:table-cell office:value-type="float" office:value="0.491496695724368" calcext:value-type="float">
            <text:p>0.4914966957</text:p>
          </table:table-cell>
          <table:table-cell office:value-type="float" office:value="5323366" calcext:value-type="float">
            <text:p>5323366</text:p>
          </table:table-cell>
          <table:table-cell office:value-type="float" office:value="0.511565622363196" calcext:value-type="float">
            <text:p>0.5115656224</text:p>
          </table:table-cell>
          <table:table-cell office:value-type="float" office:value="9049864" calcext:value-type="float">
            <text:p>9049864</text:p>
          </table:table-cell>
          <table:table-cell office:value-type="float" office:value="0.512044308277703" calcext:value-type="float">
            <text:p>0.5120443083</text:p>
          </table:table-cell>
          <table:table-cell table:formula="of:=LOOKUP([.A746];[Users.$A$1:.$A$869];[Users.$B$1:.$B$869])" office:value-type="float" office:value="1382" calcext:value-type="float">
            <text:p>1382</text:p>
          </table:table-cell>
          <table:table-cell table:formula="of:=IF([.C746]=1;1;0)" office:value-type="float" office:value="0" calcext:value-type="float">
            <text:p>0</text:p>
          </table:table-cell>
          <table:table-cell table:formula="of:=IF([.C746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426489" calcext:value-type="float">
            <text:p>16426489</text:p>
          </table:table-cell>
          <table:table-cell office:value-type="float" office:value="0.571717664533892" calcext:value-type="float">
            <text:p>0.5717176645</text:p>
          </table:table-cell>
          <table:table-cell office:value-type="float" office:value="0" calcext:value-type="float">
            <text:p>0</text:p>
          </table:table-cell>
          <table:table-cell office:value-type="float" office:value="16623147" calcext:value-type="float">
            <text:p>16623147</text:p>
          </table:table-cell>
          <table:table-cell office:value-type="float" office:value="0.43708039158164" calcext:value-type="float">
            <text:p>0.4370803916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437898543610702" calcext:value-type="float">
            <text:p>0.4378985436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459946272735931" calcext:value-type="float">
            <text:p>0.4599462727</text:p>
          </table:table-cell>
          <table:table-cell table:formula="of:=LOOKUP([.A747];[Users.$A$1:.$A$869];[Users.$B$1:.$B$869])" office:value-type="float" office:value="1388" calcext:value-type="float">
            <text:p>1388</text:p>
          </table:table-cell>
          <table:table-cell table:formula="of:=IF([.C747]=1;1;0)" office:value-type="float" office:value="0" calcext:value-type="float">
            <text:p>0</text:p>
          </table:table-cell>
          <table:table-cell table:formula="of:=IF([.C74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691635" calcext:value-type="float">
            <text:p>16691635</text:p>
          </table:table-cell>
          <table:table-cell office:value-type="float" office:value="0.577575158217796" calcext:value-type="float">
            <text:p>0.5775751582</text:p>
          </table:table-cell>
          <table:table-cell office:value-type="float" office:value="0" calcext:value-type="float">
            <text:p>0</text:p>
          </table:table-cell>
          <table:table-cell office:value-type="float" office:value="16402994" calcext:value-type="float">
            <text:p>16402994</text:p>
          </table:table-cell>
          <table:table-cell office:value-type="float" office:value="0.482005854170326" calcext:value-type="float">
            <text:p>0.4820058542</text:p>
          </table:table-cell>
          <table:table-cell office:value-type="float" office:value="9049864" calcext:value-type="float">
            <text:p>9049864</text:p>
          </table:table-cell>
          <table:table-cell office:value-type="float" office:value="0.482868297539952" calcext:value-type="float">
            <text:p>0.4828682975</text:p>
          </table:table-cell>
          <table:table-cell office:value-type="float" office:value="18386592" calcext:value-type="float">
            <text:p>18386592</text:p>
          </table:table-cell>
          <table:table-cell office:value-type="float" office:value="0.485205682077905" calcext:value-type="float">
            <text:p>0.4852056821</text:p>
          </table:table-cell>
          <table:table-cell table:formula="of:=LOOKUP([.A748];[Users.$A$1:.$A$869];[Users.$B$1:.$B$869])" office:value-type="float" office:value="1415" calcext:value-type="float">
            <text:p>1415</text:p>
          </table:table-cell>
          <table:table-cell table:formula="of:=IF([.C748]=1;1;0)" office:value-type="float" office:value="0" calcext:value-type="float">
            <text:p>0</text:p>
          </table:table-cell>
          <table:table-cell table:formula="of:=IF([.C748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59408" calcext:value-type="float">
            <text:p>1659408</text:p>
          </table:table-cell>
          <table:table-cell office:value-type="float" office:value="0.435215872060275" calcext:value-type="float">
            <text:p>0.4352158721</text:p>
          </table:table-cell>
          <table:table-cell office:value-type="float" office:value="1" calcext:value-type="float">
            <text:p>1</text:p>
          </table:table-cell>
          <table:table-cell office:value-type="float" office:value="1659408" calcext:value-type="float">
            <text:p>1659408</text:p>
          </table:table-cell>
          <table:table-cell office:value-type="float" office:value="0.435215872060275" calcext:value-type="float">
            <text:p>0.4352158721</text:p>
          </table:table-cell>
          <table:table-cell office:value-type="float" office:value="1372907" calcext:value-type="float">
            <text:p>1372907</text:p>
          </table:table-cell>
          <table:table-cell office:value-type="float" office:value="0.514620470413642" calcext:value-type="float">
            <text:p>0.5146204704</text:p>
          </table:table-cell>
          <table:table-cell office:value-type="float" office:value="871313" calcext:value-type="float">
            <text:p>871313</text:p>
          </table:table-cell>
          <table:table-cell office:value-type="float" office:value="0.521375163728496" calcext:value-type="float">
            <text:p>0.5213751637</text:p>
          </table:table-cell>
          <table:table-cell table:formula="of:=LOOKUP([.A749];[Users.$A$1:.$A$869];[Users.$B$1:.$B$869])" office:value-type="float" office:value="1444" calcext:value-type="float">
            <text:p>1444</text:p>
          </table:table-cell>
          <table:table-cell table:formula="of:=IF([.C749]=1;1;0)" office:value-type="float" office:value="1" calcext:value-type="float">
            <text:p>1</text:p>
          </table:table-cell>
          <table:table-cell table:formula="of:=IF([.C749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1821" calcext:value-type="float">
            <text:p>91821</text:p>
          </table:table-cell>
          <table:table-cell office:value-type="float" office:value="0.530831416953157" calcext:value-type="float">
            <text:p>0.530831417</text:p>
          </table:table-cell>
          <table:table-cell office:value-type="float" office:value="1" calcext:value-type="float">
            <text:p>1</text:p>
          </table:table-cell>
          <table:table-cell office:value-type="float" office:value="91821" calcext:value-type="float">
            <text:p>91821</text:p>
          </table:table-cell>
          <table:table-cell office:value-type="float" office:value="0.530831416953157" calcext:value-type="float">
            <text:p>0.530831417</text:p>
          </table:table-cell>
          <table:table-cell office:value-type="float" office:value="7565269" calcext:value-type="float">
            <text:p>7565269</text:p>
          </table:table-cell>
          <table:table-cell office:value-type="float" office:value="0.560204237121231" calcext:value-type="float">
            <text:p>0.5602042371</text:p>
          </table:table-cell>
          <table:table-cell office:value-type="float" office:value="14901395" calcext:value-type="float">
            <text:p>14901395</text:p>
          </table:table-cell>
          <table:table-cell office:value-type="float" office:value="0.563675779254034" calcext:value-type="float">
            <text:p>0.5636757793</text:p>
          </table:table-cell>
          <table:table-cell table:formula="of:=LOOKUP([.A750];[Users.$A$1:.$A$869];[Users.$B$1:.$B$869])" office:value-type="float" office:value="1458" calcext:value-type="float">
            <text:p>1458</text:p>
          </table:table-cell>
          <table:table-cell table:formula="of:=IF([.C750]=1;1;0)" office:value-type="float" office:value="1" calcext:value-type="float">
            <text:p>1</text:p>
          </table:table-cell>
          <table:table-cell table:formula="of:=IF([.C75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877903" calcext:value-type="float">
            <text:p>8877903</text:p>
          </table:table-cell>
          <table:table-cell office:value-type="float" office:value="0.405137294756374" calcext:value-type="float">
            <text:p>0.4051372948</text:p>
          </table:table-cell>
          <table:table-cell office:value-type="float" office:value="1" calcext:value-type="float">
            <text:p>1</text:p>
          </table:table-cell>
          <table:table-cell office:value-type="float" office:value="8877903" calcext:value-type="float">
            <text:p>8877903</text:p>
          </table:table-cell>
          <table:table-cell office:value-type="float" office:value="0.405137294756374" calcext:value-type="float">
            <text:p>0.4051372948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507005455430889" calcext:value-type="float">
            <text:p>0.5070054554</text:p>
          </table:table-cell>
          <table:table-cell office:value-type="float" office:value="13613216" calcext:value-type="float">
            <text:p>13613216</text:p>
          </table:table-cell>
          <table:table-cell office:value-type="float" office:value="0.507740899046013" calcext:value-type="float">
            <text:p>0.507740899</text:p>
          </table:table-cell>
          <table:table-cell table:formula="of:=LOOKUP([.A751];[Users.$A$1:.$A$869];[Users.$B$1:.$B$869])" office:value-type="float" office:value="1460" calcext:value-type="float">
            <text:p>1460</text:p>
          </table:table-cell>
          <table:table-cell table:formula="of:=IF([.C751]=1;1;0)" office:value-type="float" office:value="1" calcext:value-type="float">
            <text:p>1</text:p>
          </table:table-cell>
          <table:table-cell table:formula="of:=IF([.C75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675165" calcext:value-type="float">
            <text:p>3675165</text:p>
          </table:table-cell>
          <table:table-cell office:value-type="float" office:value="0.693147180559947" calcext:value-type="float">
            <text:p>0.6931471806</text:p>
          </table:table-cell>
          <table:table-cell office:value-type="float" office:value="0" calcext:value-type="float">
            <text:p>0</text:p>
          </table:table-cell>
          <table:table-cell office:value-type="float" office:value="5737236" calcext:value-type="float">
            <text:p>5737236</text:p>
          </table:table-cell>
          <table:table-cell office:value-type="float" office:value="0.483141409076967" calcext:value-type="float">
            <text:p>0.4831414091</text:p>
          </table:table-cell>
          <table:table-cell office:value-type="float" office:value="16130501" calcext:value-type="float">
            <text:p>16130501</text:p>
          </table:table-cell>
          <table:table-cell office:value-type="float" office:value="0.484488966288108" calcext:value-type="float">
            <text:p>0.4844889663</text:p>
          </table:table-cell>
          <table:table-cell office:value-type="float" office:value="12526909" calcext:value-type="float">
            <text:p>12526909</text:p>
          </table:table-cell>
          <table:table-cell office:value-type="float" office:value="0.486210362029874" calcext:value-type="float">
            <text:p>0.486210362</text:p>
          </table:table-cell>
          <table:table-cell table:formula="of:=LOOKUP([.A752];[Users.$A$1:.$A$869];[Users.$B$1:.$B$869])" office:value-type="float" office:value="1467" calcext:value-type="float">
            <text:p>1467</text:p>
          </table:table-cell>
          <table:table-cell table:formula="of:=IF([.C752]=1;1;0)" office:value-type="float" office:value="0" calcext:value-type="float">
            <text:p>0</text:p>
          </table:table-cell>
          <table:table-cell table:formula="of:=IF([.C75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5058" calcext:value-type="float">
            <text:p>435058</text:p>
          </table:table-cell>
          <table:table-cell office:value-type="float" office:value="0.586941913512095" calcext:value-type="float">
            <text:p>0.5869419135</text:p>
          </table:table-cell>
          <table:table-cell office:value-type="float" office:value="0" calcext:value-type="float">
            <text:p>0</text:p>
          </table:table-cell>
          <table:table-cell office:value-type="float" office:value="12577142" calcext:value-type="float">
            <text:p>12577142</text:p>
          </table:table-cell>
          <table:table-cell office:value-type="float" office:value="0.552709877161249" calcext:value-type="float">
            <text:p>0.5527098772</text:p>
          </table:table-cell>
          <table:table-cell office:value-type="float" office:value="18188900" calcext:value-type="float">
            <text:p>18188900</text:p>
          </table:table-cell>
          <table:table-cell office:value-type="float" office:value="0.566235921042536" calcext:value-type="float">
            <text:p>0.566235921</text:p>
          </table:table-cell>
          <table:table-cell office:value-type="float" office:value="16123593" calcext:value-type="float">
            <text:p>16123593</text:p>
          </table:table-cell>
          <table:table-cell office:value-type="float" office:value="0.566668762260639" calcext:value-type="float">
            <text:p>0.5666687623</text:p>
          </table:table-cell>
          <table:table-cell table:formula="of:=LOOKUP([.A753];[Users.$A$1:.$A$869];[Users.$B$1:.$B$869])" office:value-type="float" office:value="1498" calcext:value-type="float">
            <text:p>1498</text:p>
          </table:table-cell>
          <table:table-cell table:formula="of:=IF([.C753]=1;1;0)" office:value-type="float" office:value="0" calcext:value-type="float">
            <text:p>0</text:p>
          </table:table-cell>
          <table:table-cell table:formula="of:=IF([.C753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23920" calcext:value-type="float">
            <text:p>3223920</text:p>
          </table:table-cell>
          <table:table-cell office:value-type="float" office:value="0.438107063731155" calcext:value-type="float">
            <text:p>0.4381070637</text:p>
          </table:table-cell>
          <table:table-cell office:value-type="float" office:value="1" calcext:value-type="float">
            <text:p>1</text:p>
          </table:table-cell>
          <table:table-cell office:value-type="float" office:value="3223920" calcext:value-type="float">
            <text:p>3223920</text:p>
          </table:table-cell>
          <table:table-cell office:value-type="float" office:value="0.438107063731155" calcext:value-type="float">
            <text:p>0.4381070637</text:p>
          </table:table-cell>
          <table:table-cell office:value-type="float" office:value="17304851" calcext:value-type="float">
            <text:p>17304851</text:p>
          </table:table-cell>
          <table:table-cell office:value-type="float" office:value="0.511676154153639" calcext:value-type="float">
            <text:p>0.5116761542</text:p>
          </table:table-cell>
          <table:table-cell office:value-type="float" office:value="12952039" calcext:value-type="float">
            <text:p>12952039</text:p>
          </table:table-cell>
          <table:table-cell office:value-type="float" office:value="0.530829025716466" calcext:value-type="float">
            <text:p>0.5308290257</text:p>
          </table:table-cell>
          <table:table-cell table:formula="of:=LOOKUP([.A754];[Users.$A$1:.$A$869];[Users.$B$1:.$B$869])" office:value-type="float" office:value="1498" calcext:value-type="float">
            <text:p>1498</text:p>
          </table:table-cell>
          <table:table-cell table:formula="of:=IF([.C754]=1;1;0)" office:value-type="float" office:value="1" calcext:value-type="float">
            <text:p>1</text:p>
          </table:table-cell>
          <table:table-cell table:formula="of:=IF([.C75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717481" calcext:value-type="float">
            <text:p>4717481</text:p>
          </table:table-cell>
          <table:table-cell office:value-type="float" office:value="0.34392057642471" calcext:value-type="float">
            <text:p>0.3439205764</text:p>
          </table:table-cell>
          <table:table-cell office:value-type="float" office:value="1" calcext:value-type="float">
            <text:p>1</text:p>
          </table:table-cell>
          <table:table-cell office:value-type="float" office:value="4717481" calcext:value-type="float">
            <text:p>4717481</text:p>
          </table:table-cell>
          <table:table-cell office:value-type="float" office:value="0.34392057642471" calcext:value-type="float">
            <text:p>0.3439205764</text:p>
          </table:table-cell>
          <table:table-cell office:value-type="float" office:value="15972987" calcext:value-type="float">
            <text:p>15972987</text:p>
          </table:table-cell>
          <table:table-cell office:value-type="float" office:value="0.460941321151914" calcext:value-type="float">
            <text:p>0.4609413212</text:p>
          </table:table-cell>
          <table:table-cell office:value-type="float" office:value="6270377" calcext:value-type="float">
            <text:p>6270377</text:p>
          </table:table-cell>
          <table:table-cell office:value-type="float" office:value="0.486317171115996" calcext:value-type="float">
            <text:p>0.4863171711</text:p>
          </table:table-cell>
          <table:table-cell table:formula="of:=LOOKUP([.A755];[Users.$A$1:.$A$869];[Users.$B$1:.$B$869])" office:value-type="float" office:value="1500" calcext:value-type="float">
            <text:p>1500</text:p>
          </table:table-cell>
          <table:table-cell table:formula="of:=IF([.C755]=1;1;0)" office:value-type="float" office:value="1" calcext:value-type="float">
            <text:p>1</text:p>
          </table:table-cell>
          <table:table-cell table:formula="of:=IF([.C75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331673" calcext:value-type="float">
            <text:p>15331673</text:p>
          </table:table-cell>
          <table:table-cell office:value-type="float" office:value="0.447113740277578" calcext:value-type="float">
            <text:p>0.4471137403</text:p>
          </table:table-cell>
          <table:table-cell office:value-type="float" office:value="2" calcext:value-type="float">
            <text:p>2</text:p>
          </table:table-cell>
          <table:table-cell office:value-type="float" office:value="16133415" calcext:value-type="float">
            <text:p>16133415</text:p>
          </table:table-cell>
          <table:table-cell office:value-type="float" office:value="0.446734012794689" calcext:value-type="float">
            <text:p>0.4467340128</text:p>
          </table:table-cell>
          <table:table-cell office:value-type="float" office:value="15331673" calcext:value-type="float">
            <text:p>15331673</text:p>
          </table:table-cell>
          <table:table-cell office:value-type="float" office:value="0.447113740277578" calcext:value-type="float">
            <text:p>0.4471137403</text:p>
          </table:table-cell>
          <table:table-cell office:value-type="float" office:value="3660388" calcext:value-type="float">
            <text:p>3660388</text:p>
          </table:table-cell>
          <table:table-cell office:value-type="float" office:value="0.463329409602604" calcext:value-type="float">
            <text:p>0.4633294096</text:p>
          </table:table-cell>
          <table:table-cell table:formula="of:=LOOKUP([.A756];[Users.$A$1:.$A$869];[Users.$B$1:.$B$869])" office:value-type="float" office:value="1506" calcext:value-type="float">
            <text:p>1506</text:p>
          </table:table-cell>
          <table:table-cell table:formula="of:=IF([.C756]=1;1;0)" office:value-type="float" office:value="0" calcext:value-type="float">
            <text:p>0</text:p>
          </table:table-cell>
          <table:table-cell table:formula="of:=IF([.C75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11391" calcext:value-type="float">
            <text:p>711391</text:p>
          </table:table-cell>
          <table:table-cell office:value-type="float" office:value="0.306449934259978" calcext:value-type="float">
            <text:p>0.3064499343</text:p>
          </table:table-cell>
          <table:table-cell office:value-type="float" office:value="1" calcext:value-type="float">
            <text:p>1</text:p>
          </table:table-cell>
          <table:table-cell office:value-type="float" office:value="711391" calcext:value-type="float">
            <text:p>711391</text:p>
          </table:table-cell>
          <table:table-cell office:value-type="float" office:value="0.306449934259978" calcext:value-type="float">
            <text:p>0.3064499343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381610956021004" calcext:value-type="float">
            <text:p>0.381610956</text:p>
          </table:table-cell>
          <table:table-cell office:value-type="float" office:value="8135396" calcext:value-type="float">
            <text:p>8135396</text:p>
          </table:table-cell>
          <table:table-cell office:value-type="float" office:value="0.395377224420913" calcext:value-type="float">
            <text:p>0.3953772244</text:p>
          </table:table-cell>
          <table:table-cell table:formula="of:=LOOKUP([.A757];[Users.$A$1:.$A$869];[Users.$B$1:.$B$869])" office:value-type="float" office:value="1516" calcext:value-type="float">
            <text:p>1516</text:p>
          </table:table-cell>
          <table:table-cell table:formula="of:=IF([.C757]=1;1;0)" office:value-type="float" office:value="1" calcext:value-type="float">
            <text:p>1</text:p>
          </table:table-cell>
          <table:table-cell table:formula="of:=IF([.C757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65616" calcext:value-type="float">
            <text:p>1065616</text:p>
          </table:table-cell>
          <table:table-cell office:value-type="float" office:value="0.558748521807005" calcext:value-type="float">
            <text:p>0.5587485218</text:p>
          </table:table-cell>
          <table:table-cell office:value-type="float" office:value="1" calcext:value-type="float">
            <text:p>1</text:p>
          </table:table-cell>
          <table:table-cell office:value-type="float" office:value="1065616" calcext:value-type="float">
            <text:p>1065616</text:p>
          </table:table-cell>
          <table:table-cell office:value-type="float" office:value="0.558748521807005" calcext:value-type="float">
            <text:p>0.5587485218</text:p>
          </table:table-cell>
          <table:table-cell office:value-type="float" office:value="8931023" calcext:value-type="float">
            <text:p>8931023</text:p>
          </table:table-cell>
          <table:table-cell office:value-type="float" office:value="0.573978677867591" calcext:value-type="float">
            <text:p>0.5739786779</text:p>
          </table:table-cell>
          <table:table-cell office:value-type="float" office:value="13600585" calcext:value-type="float">
            <text:p>13600585</text:p>
          </table:table-cell>
          <table:table-cell office:value-type="float" office:value="0.576316441637468" calcext:value-type="float">
            <text:p>0.5763164416</text:p>
          </table:table-cell>
          <table:table-cell table:formula="of:=LOOKUP([.A758];[Users.$A$1:.$A$869];[Users.$B$1:.$B$869])" office:value-type="float" office:value="1528" calcext:value-type="float">
            <text:p>1528</text:p>
          </table:table-cell>
          <table:table-cell table:formula="of:=IF([.C758]=1;1;0)" office:value-type="float" office:value="1" calcext:value-type="float">
            <text:p>1</text:p>
          </table:table-cell>
          <table:table-cell table:formula="of:=IF([.C75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971356" calcext:value-type="float">
            <text:p>16971356</text:p>
          </table:table-cell>
          <table:table-cell office:value-type="float" office:value="0.539811701211234" calcext:value-type="float">
            <text:p>0.5398117012</text:p>
          </table:table-cell>
          <table:table-cell office:value-type="float" office:value="0" calcext:value-type="float">
            <text:p>0</text:p>
          </table:table-cell>
          <table:table-cell office:value-type="float" office:value="9827348" calcext:value-type="float">
            <text:p>9827348</text:p>
          </table:table-cell>
          <table:table-cell office:value-type="float" office:value="0.406956623628132" calcext:value-type="float">
            <text:p>0.4069566236</text:p>
          </table:table-cell>
          <table:table-cell office:value-type="float" office:value="17808852" calcext:value-type="float">
            <text:p>17808852</text:p>
          </table:table-cell>
          <table:table-cell office:value-type="float" office:value="0.432226547680188" calcext:value-type="float">
            <text:p>0.4322265477</text:p>
          </table:table-cell>
          <table:table-cell office:value-type="float" office:value="11142196" calcext:value-type="float">
            <text:p>11142196</text:p>
          </table:table-cell>
          <table:table-cell office:value-type="float" office:value="0.438410276722856" calcext:value-type="float">
            <text:p>0.4384102767</text:p>
          </table:table-cell>
          <table:table-cell table:formula="of:=LOOKUP([.A759];[Users.$A$1:.$A$869];[Users.$B$1:.$B$869])" office:value-type="float" office:value="1531" calcext:value-type="float">
            <text:p>1531</text:p>
          </table:table-cell>
          <table:table-cell table:formula="of:=IF([.C759]=1;1;0)" office:value-type="float" office:value="0" calcext:value-type="float">
            <text:p>0</text:p>
          </table:table-cell>
          <table:table-cell table:formula="of:=IF([.C75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3567" calcext:value-type="float">
            <text:p>443567</text:p>
          </table:table-cell>
          <table:table-cell office:value-type="float" office:value="0.471355000746074" calcext:value-type="float">
            <text:p>0.4713550007</text:p>
          </table:table-cell>
          <table:table-cell office:value-type="float" office:value="2" calcext:value-type="float">
            <text:p>2</text:p>
          </table:table-cell>
          <table:table-cell office:value-type="float" office:value="1659408" calcext:value-type="float">
            <text:p>1659408</text:p>
          </table:table-cell>
          <table:table-cell office:value-type="float" office:value="0.4337543932989" calcext:value-type="float">
            <text:p>0.4337543933</text:p>
          </table:table-cell>
          <table:table-cell office:value-type="float" office:value="443567" calcext:value-type="float">
            <text:p>443567</text:p>
          </table:table-cell>
          <table:table-cell office:value-type="float" office:value="0.471355000746074" calcext:value-type="float">
            <text:p>0.4713550007</text:p>
          </table:table-cell>
          <table:table-cell office:value-type="float" office:value="236695" calcext:value-type="float">
            <text:p>236695</text:p>
          </table:table-cell>
          <table:table-cell office:value-type="float" office:value="0.576862650122347" calcext:value-type="float">
            <text:p>0.5768626501</text:p>
          </table:table-cell>
          <table:table-cell table:formula="of:=LOOKUP([.A760];[Users.$A$1:.$A$869];[Users.$B$1:.$B$869])" office:value-type="float" office:value="1583" calcext:value-type="float">
            <text:p>1583</text:p>
          </table:table-cell>
          <table:table-cell table:formula="of:=IF([.C760]=1;1;0)" office:value-type="float" office:value="0" calcext:value-type="float">
            <text:p>0</text:p>
          </table:table-cell>
          <table:table-cell table:formula="of:=IF([.C76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17968" calcext:value-type="float">
            <text:p>3717968</text:p>
          </table:table-cell>
          <table:table-cell office:value-type="float" office:value="0.456505394686699" calcext:value-type="float">
            <text:p>0.4565053947</text:p>
          </table:table-cell>
          <table:table-cell office:value-type="float" office:value="1" calcext:value-type="float">
            <text:p>1</text:p>
          </table:table-cell>
          <table:table-cell office:value-type="float" office:value="3717968" calcext:value-type="float">
            <text:p>3717968</text:p>
          </table:table-cell>
          <table:table-cell office:value-type="float" office:value="0.456505394686699" calcext:value-type="float">
            <text:p>0.4565053947</text:p>
          </table:table-cell>
          <table:table-cell office:value-type="float" office:value="10242813" calcext:value-type="float">
            <text:p>10242813</text:p>
          </table:table-cell>
          <table:table-cell office:value-type="float" office:value="0.512851230852122" calcext:value-type="float">
            <text:p>0.5128512309</text:p>
          </table:table-cell>
          <table:table-cell office:value-type="float" office:value="10315711" calcext:value-type="float">
            <text:p>10315711</text:p>
          </table:table-cell>
          <table:table-cell office:value-type="float" office:value="0.524441839860544" calcext:value-type="float">
            <text:p>0.5244418399</text:p>
          </table:table-cell>
          <table:table-cell table:formula="of:=LOOKUP([.A761];[Users.$A$1:.$A$869];[Users.$B$1:.$B$869])" office:value-type="float" office:value="1584" calcext:value-type="float">
            <text:p>1584</text:p>
          </table:table-cell>
          <table:table-cell table:formula="of:=IF([.C761]=1;1;0)" office:value-type="float" office:value="1" calcext:value-type="float">
            <text:p>1</text:p>
          </table:table-cell>
          <table:table-cell table:formula="of:=IF([.C76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0611" calcext:value-type="float">
            <text:p>330611</text:p>
          </table:table-cell>
          <table:table-cell office:value-type="float" office:value="0.463410671681787" calcext:value-type="float">
            <text:p>0.4634106717</text:p>
          </table:table-cell>
          <table:table-cell office:value-type="float" office:value="1" calcext:value-type="float">
            <text:p>1</text:p>
          </table:table-cell>
          <table:table-cell office:value-type="float" office:value="330611" calcext:value-type="float">
            <text:p>330611</text:p>
          </table:table-cell>
          <table:table-cell office:value-type="float" office:value="0.463410671681787" calcext:value-type="float">
            <text:p>0.4634106717</text:p>
          </table:table-cell>
          <table:table-cell office:value-type="float" office:value="16568791" calcext:value-type="float">
            <text:p>16568791</text:p>
          </table:table-cell>
          <table:table-cell office:value-type="float" office:value="0.499215208307655" calcext:value-type="float">
            <text:p>0.4992152083</text:p>
          </table:table-cell>
          <table:table-cell office:value-type="float" office:value="4943202" calcext:value-type="float">
            <text:p>4943202</text:p>
          </table:table-cell>
          <table:table-cell office:value-type="float" office:value="0.503213253905057" calcext:value-type="float">
            <text:p>0.5032132539</text:p>
          </table:table-cell>
          <table:table-cell table:formula="of:=LOOKUP([.A762];[Users.$A$1:.$A$869];[Users.$B$1:.$B$869])" office:value-type="float" office:value="1594" calcext:value-type="float">
            <text:p>1594</text:p>
          </table:table-cell>
          <table:table-cell table:formula="of:=IF([.C762]=1;1;0)" office:value-type="float" office:value="1" calcext:value-type="float">
            <text:p>1</text:p>
          </table:table-cell>
          <table:table-cell table:formula="of:=IF([.C76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1641" calcext:value-type="float">
            <text:p>671641</text:p>
          </table:table-cell>
          <table:table-cell office:value-type="float" office:value="0.447224900105778" calcext:value-type="float">
            <text:p>0.4472249001</text:p>
          </table:table-cell>
          <table:table-cell office:value-type="float" office:value="1" calcext:value-type="float">
            <text:p>1</text:p>
          </table:table-cell>
          <table:table-cell office:value-type="float" office:value="1409141" calcext:value-type="float">
            <text:p>1409141</text:p>
          </table:table-cell>
          <table:table-cell office:value-type="float" office:value="0.486404368630402" calcext:value-type="float">
            <text:p>0.4864043686</text:p>
          </table:table-cell>
          <table:table-cell office:value-type="float" office:value="1007644" calcext:value-type="float">
            <text:p>1007644</text:p>
          </table:table-cell>
          <table:table-cell office:value-type="float" office:value="0.503546551953982" calcext:value-type="float">
            <text:p>0.503546552</text:p>
          </table:table-cell>
          <table:table-cell office:value-type="float" office:value="2530951" calcext:value-type="float">
            <text:p>2530951</text:p>
          </table:table-cell>
          <table:table-cell office:value-type="float" office:value="0.503996482546961" calcext:value-type="float">
            <text:p>0.5039964825</text:p>
          </table:table-cell>
          <table:table-cell table:formula="of:=LOOKUP([.A763];[Users.$A$1:.$A$869];[Users.$B$1:.$B$869])" office:value-type="float" office:value="1602" calcext:value-type="float">
            <text:p>1602</text:p>
          </table:table-cell>
          <table:table-cell table:formula="of:=IF([.C763]=1;1;0)" office:value-type="float" office:value="1" calcext:value-type="float">
            <text:p>1</text:p>
          </table:table-cell>
          <table:table-cell table:formula="of:=IF([.C76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06380" calcext:value-type="float">
            <text:p>1306380</text:p>
          </table:table-cell>
          <table:table-cell office:value-type="float" office:value="0.245111301632536" calcext:value-type="float">
            <text:p>0.2451113016</text:p>
          </table:table-cell>
          <table:table-cell office:value-type="float" office:value="1" calcext:value-type="float">
            <text:p>1</text:p>
          </table:table-cell>
          <table:table-cell office:value-type="float" office:value="1306380" calcext:value-type="float">
            <text:p>1306380</text:p>
          </table:table-cell>
          <table:table-cell office:value-type="float" office:value="0.245111301632536" calcext:value-type="float">
            <text:p>0.2451113016</text:p>
          </table:table-cell>
          <table:table-cell office:value-type="float" office:value="1031315" calcext:value-type="float">
            <text:p>1031315</text:p>
          </table:table-cell>
          <table:table-cell office:value-type="float" office:value="0.550956943639898" calcext:value-type="float">
            <text:p>0.5509569436</text:p>
          </table:table-cell>
          <table:table-cell office:value-type="float" office:value="3653836" calcext:value-type="float">
            <text:p>3653836</text:p>
          </table:table-cell>
          <table:table-cell office:value-type="float" office:value="0.552390446843182" calcext:value-type="float">
            <text:p>0.5523904468</text:p>
          </table:table-cell>
          <table:table-cell table:formula="of:=LOOKUP([.A764];[Users.$A$1:.$A$869];[Users.$B$1:.$B$869])" office:value-type="float" office:value="1623" calcext:value-type="float">
            <text:p>1623</text:p>
          </table:table-cell>
          <table:table-cell table:formula="of:=IF([.C764]=1;1;0)" office:value-type="float" office:value="1" calcext:value-type="float">
            <text:p>1</text:p>
          </table:table-cell>
          <table:table-cell table:formula="of:=IF([.C76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63543" calcext:value-type="float">
            <text:p>2263543</text:p>
          </table:table-cell>
          <table:table-cell office:value-type="float" office:value="0.574311648961376" calcext:value-type="float">
            <text:p>0.574311649</text:p>
          </table:table-cell>
          <table:table-cell office:value-type="float" office:value="0" calcext:value-type="float">
            <text:p>0</text:p>
          </table:table-cell>
          <table:table-cell office:value-type="float" office:value="2784836" calcext:value-type="float">
            <text:p>2784836</text:p>
          </table:table-cell>
          <table:table-cell office:value-type="float" office:value="0.529022421951185" calcext:value-type="float">
            <text:p>0.529022422</text:p>
          </table:table-cell>
          <table:table-cell office:value-type="float" office:value="11784195" calcext:value-type="float">
            <text:p>11784195</text:p>
          </table:table-cell>
          <table:table-cell office:value-type="float" office:value="0.55738812140776" calcext:value-type="float">
            <text:p>0.5573881214</text:p>
          </table:table-cell>
          <table:table-cell office:value-type="float" office:value="7353295" calcext:value-type="float">
            <text:p>7353295</text:p>
          </table:table-cell>
          <table:table-cell office:value-type="float" office:value="0.558040828679476" calcext:value-type="float">
            <text:p>0.5580408287</text:p>
          </table:table-cell>
          <table:table-cell table:formula="of:=LOOKUP([.A765];[Users.$A$1:.$A$869];[Users.$B$1:.$B$869])" office:value-type="float" office:value="1648" calcext:value-type="float">
            <text:p>1648</text:p>
          </table:table-cell>
          <table:table-cell table:formula="of:=IF([.C765]=1;1;0)" office:value-type="float" office:value="0" calcext:value-type="float">
            <text:p>0</text:p>
          </table:table-cell>
          <table:table-cell table:formula="of:=IF([.C765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29980" calcext:value-type="float">
            <text:p>5129980</text:p>
          </table:table-cell>
          <table:table-cell office:value-type="float" office:value="0.338309137528789" calcext:value-type="float">
            <text:p>0.3383091375</text:p>
          </table:table-cell>
          <table:table-cell office:value-type="float" office:value="1" calcext:value-type="float">
            <text:p>1</text:p>
          </table:table-cell>
          <table:table-cell office:value-type="float" office:value="5129980" calcext:value-type="float">
            <text:p>5129980</text:p>
          </table:table-cell>
          <table:table-cell office:value-type="float" office:value="0.338309137528789" calcext:value-type="float">
            <text:p>0.3383091375</text:p>
          </table:table-cell>
          <table:table-cell office:value-type="float" office:value="2530951" calcext:value-type="float">
            <text:p>2530951</text:p>
          </table:table-cell>
          <table:table-cell office:value-type="float" office:value="0.394783105526104" calcext:value-type="float">
            <text:p>0.3947831055</text:p>
          </table:table-cell>
          <table:table-cell office:value-type="float" office:value="2945543" calcext:value-type="float">
            <text:p>2945543</text:p>
          </table:table-cell>
          <table:table-cell office:value-type="float" office:value="0.401495805344297" calcext:value-type="float">
            <text:p>0.4014958053</text:p>
          </table:table-cell>
          <table:table-cell table:formula="of:=LOOKUP([.A766];[Users.$A$1:.$A$869];[Users.$B$1:.$B$869])" office:value-type="float" office:value="1698" calcext:value-type="float">
            <text:p>1698</text:p>
          </table:table-cell>
          <table:table-cell table:formula="of:=IF([.C766]=1;1;0)" office:value-type="float" office:value="1" calcext:value-type="float">
            <text:p>1</text:p>
          </table:table-cell>
          <table:table-cell table:formula="of:=IF([.C766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028886" calcext:value-type="float">
            <text:p>3028886</text:p>
          </table:table-cell>
          <table:table-cell office:value-type="float" office:value="0.602246246157021" calcext:value-type="float">
            <text:p>0.6022462462</text:p>
          </table:table-cell>
          <table:table-cell office:value-type="float" office:value="0" calcext:value-type="float">
            <text:p>0</text:p>
          </table:table-cell>
          <table:table-cell office:value-type="float" office:value="16476234" calcext:value-type="float">
            <text:p>16476234</text:p>
          </table:table-cell>
          <table:table-cell office:value-type="float" office:value="0.525573437335799" calcext:value-type="float">
            <text:p>0.5255734373</text:p>
          </table:table-cell>
          <table:table-cell office:value-type="float" office:value="12263034" calcext:value-type="float">
            <text:p>12263034</text:p>
          </table:table-cell>
          <table:table-cell office:value-type="float" office:value="0.533513904738097" calcext:value-type="float">
            <text:p>0.5335139047</text:p>
          </table:table-cell>
          <table:table-cell office:value-type="float" office:value="17805174" calcext:value-type="float">
            <text:p>17805174</text:p>
          </table:table-cell>
          <table:table-cell office:value-type="float" office:value="0.542251745504876" calcext:value-type="float">
            <text:p>0.5422517455</text:p>
          </table:table-cell>
          <table:table-cell table:formula="of:=LOOKUP([.A767];[Users.$A$1:.$A$869];[Users.$B$1:.$B$869])" office:value-type="float" office:value="1699" calcext:value-type="float">
            <text:p>1699</text:p>
          </table:table-cell>
          <table:table-cell table:formula="of:=IF([.C767]=1;1;0)" office:value-type="float" office:value="0" calcext:value-type="float">
            <text:p>0</text:p>
          </table:table-cell>
          <table:table-cell table:formula="of:=IF([.C76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497479" calcext:value-type="float">
            <text:p>16497479</text:p>
          </table:table-cell>
          <table:table-cell office:value-type="float" office:value="0.279449605599124" calcext:value-type="float">
            <text:p>0.2794496056</text:p>
          </table:table-cell>
          <table:table-cell office:value-type="float" office:value="1" calcext:value-type="float">
            <text:p>1</text:p>
          </table:table-cell>
          <table:table-cell office:value-type="float" office:value="16497479" calcext:value-type="float">
            <text:p>16497479</text:p>
          </table:table-cell>
          <table:table-cell office:value-type="float" office:value="0.279449605599124" calcext:value-type="float">
            <text:p>0.2794496056</text:p>
          </table:table-cell>
          <table:table-cell office:value-type="float" office:value="12318387" calcext:value-type="float">
            <text:p>12318387</text:p>
          </table:table-cell>
          <table:table-cell office:value-type="float" office:value="0.367179776392387" calcext:value-type="float">
            <text:p>0.3671797764</text:p>
          </table:table-cell>
          <table:table-cell office:value-type="float" office:value="5355224" calcext:value-type="float">
            <text:p>5355224</text:p>
          </table:table-cell>
          <table:table-cell office:value-type="float" office:value="0.367179776392387" calcext:value-type="float">
            <text:p>0.3671797764</text:p>
          </table:table-cell>
          <table:table-cell table:formula="of:=LOOKUP([.A768];[Users.$A$1:.$A$869];[Users.$B$1:.$B$869])" office:value-type="float" office:value="1717" calcext:value-type="float">
            <text:p>1717</text:p>
          </table:table-cell>
          <table:table-cell table:formula="of:=IF([.C768]=1;1;0)" office:value-type="float" office:value="1" calcext:value-type="float">
            <text:p>1</text:p>
          </table:table-cell>
          <table:table-cell table:formula="of:=IF([.C76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939511" calcext:value-type="float">
            <text:p>13939511</text:p>
          </table:table-cell>
          <table:table-cell office:value-type="float" office:value="0.512194918204385" calcext:value-type="float">
            <text:p>0.5121949182</text:p>
          </table:table-cell>
          <table:table-cell office:value-type="float" office:value="0" calcext:value-type="float">
            <text:p>0</text:p>
          </table:table-cell>
          <table:table-cell office:value-type="float" office:value="2043374" calcext:value-type="float">
            <text:p>2043374</text:p>
          </table:table-cell>
          <table:table-cell office:value-type="float" office:value="0.579739859621199" calcext:value-type="float">
            <text:p>0.5797398596</text:p>
          </table:table-cell>
          <table:table-cell office:value-type="float" office:value="8236006" calcext:value-type="float">
            <text:p>8236006</text:p>
          </table:table-cell>
          <table:table-cell office:value-type="float" office:value="0.581117596356408" calcext:value-type="float">
            <text:p>0.5811175964</text:p>
          </table:table-cell>
          <table:table-cell office:value-type="float" office:value="3407993" calcext:value-type="float">
            <text:p>3407993</text:p>
          </table:table-cell>
          <table:table-cell office:value-type="float" office:value="0.581366721630515" calcext:value-type="float">
            <text:p>0.5813667216</text:p>
          </table:table-cell>
          <table:table-cell table:formula="of:=LOOKUP([.A769];[Users.$A$1:.$A$869];[Users.$B$1:.$B$869])" office:value-type="float" office:value="1741" calcext:value-type="float">
            <text:p>1741</text:p>
          </table:table-cell>
          <table:table-cell table:formula="of:=IF([.C769]=1;1;0)" office:value-type="float" office:value="0" calcext:value-type="float">
            <text:p>0</text:p>
          </table:table-cell>
          <table:table-cell table:formula="of:=IF([.C76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66302" calcext:value-type="float">
            <text:p>966302</text:p>
          </table:table-cell>
          <table:table-cell office:value-type="float" office:value="0.309717282243698" calcext:value-type="float">
            <text:p>0.3097172822</text:p>
          </table:table-cell>
          <table:table-cell office:value-type="float" office:value="1" calcext:value-type="float">
            <text:p>1</text:p>
          </table:table-cell>
          <table:table-cell office:value-type="float" office:value="966302" calcext:value-type="float">
            <text:p>966302</text:p>
          </table:table-cell>
          <table:table-cell office:value-type="float" office:value="0.309717282243698" calcext:value-type="float">
            <text:p>0.3097172822</text:p>
          </table:table-cell>
          <table:table-cell office:value-type="float" office:value="14410796" calcext:value-type="float">
            <text:p>14410796</text:p>
          </table:table-cell>
          <table:table-cell office:value-type="float" office:value="0.453195680619842" calcext:value-type="float">
            <text:p>0.4531956806</text:p>
          </table:table-cell>
          <table:table-cell office:value-type="float" office:value="5345248" calcext:value-type="float">
            <text:p>5345248</text:p>
          </table:table-cell>
          <table:table-cell office:value-type="float" office:value="0.453195680619842" calcext:value-type="float">
            <text:p>0.4531956806</text:p>
          </table:table-cell>
          <table:table-cell table:formula="of:=LOOKUP([.A770];[Users.$A$1:.$A$869];[Users.$B$1:.$B$869])" office:value-type="float" office:value="1794" calcext:value-type="float">
            <text:p>1794</text:p>
          </table:table-cell>
          <table:table-cell table:formula="of:=IF([.C770]=1;1;0)" office:value-type="float" office:value="1" calcext:value-type="float">
            <text:p>1</text:p>
          </table:table-cell>
          <table:table-cell table:formula="of:=IF([.C770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49953" calcext:value-type="float">
            <text:p>2049953</text:p>
          </table:table-cell>
          <table:table-cell office:value-type="float" office:value="0.496376133186708" calcext:value-type="float">
            <text:p>0.4963761332</text:p>
          </table:table-cell>
          <table:table-cell office:value-type="float" office:value="1" calcext:value-type="float">
            <text:p>1</text:p>
          </table:table-cell>
          <table:table-cell office:value-type="float" office:value="2049953" calcext:value-type="float">
            <text:p>2049953</text:p>
          </table:table-cell>
          <table:table-cell office:value-type="float" office:value="0.496376133186708" calcext:value-type="float">
            <text:p>0.4963761332</text:p>
          </table:table-cell>
          <table:table-cell office:value-type="float" office:value="5606012" calcext:value-type="float">
            <text:p>5606012</text:p>
          </table:table-cell>
          <table:table-cell office:value-type="float" office:value="0.519985045771759" calcext:value-type="float">
            <text:p>0.5199850458</text:p>
          </table:table-cell>
          <table:table-cell office:value-type="float" office:value="1568787" calcext:value-type="float">
            <text:p>1568787</text:p>
          </table:table-cell>
          <table:table-cell office:value-type="float" office:value="0.520855064151035" calcext:value-type="float">
            <text:p>0.5208550642</text:p>
          </table:table-cell>
          <table:table-cell table:formula="of:=LOOKUP([.A771];[Users.$A$1:.$A$869];[Users.$B$1:.$B$869])" office:value-type="float" office:value="1802" calcext:value-type="float">
            <text:p>1802</text:p>
          </table:table-cell>
          <table:table-cell table:formula="of:=IF([.C771]=1;1;0)" office:value-type="float" office:value="1" calcext:value-type="float">
            <text:p>1</text:p>
          </table:table-cell>
          <table:table-cell table:formula="of:=IF([.C77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74278" calcext:value-type="float">
            <text:p>1474278</text:p>
          </table:table-cell>
          <table:table-cell office:value-type="float" office:value="0.661084875894211" calcext:value-type="float">
            <text:p>0.6610848759</text:p>
          </table:table-cell>
          <table:table-cell office:value-type="float" office:value="0" calcext:value-type="float">
            <text:p>0</text:p>
          </table:table-cell>
          <table:table-cell office:value-type="float" office:value="6694577" calcext:value-type="float">
            <text:p>6694577</text:p>
          </table:table-cell>
          <table:table-cell office:value-type="float" office:value="0.369208638904388" calcext:value-type="float">
            <text:p>0.3692086389</text:p>
          </table:table-cell>
          <table:table-cell office:value-type="float" office:value="8009654" calcext:value-type="float">
            <text:p>8009654</text:p>
          </table:table-cell>
          <table:table-cell office:value-type="float" office:value="0.369208638904388" calcext:value-type="float">
            <text:p>0.3692086389</text:p>
          </table:table-cell>
          <table:table-cell office:value-type="float" office:value="15803183" calcext:value-type="float">
            <text:p>15803183</text:p>
          </table:table-cell>
          <table:table-cell office:value-type="float" office:value="0.369208638904388" calcext:value-type="float">
            <text:p>0.3692086389</text:p>
          </table:table-cell>
          <table:table-cell table:formula="of:=LOOKUP([.A772];[Users.$A$1:.$A$869];[Users.$B$1:.$B$869])" office:value-type="float" office:value="1830" calcext:value-type="float">
            <text:p>1830</text:p>
          </table:table-cell>
          <table:table-cell table:formula="of:=IF([.C772]=1;1;0)" office:value-type="float" office:value="0" calcext:value-type="float">
            <text:p>0</text:p>
          </table:table-cell>
          <table:table-cell table:formula="of:=IF([.C772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41310" calcext:value-type="float">
            <text:p>2741310</text:p>
          </table:table-cell>
          <table:table-cell office:value-type="float" office:value="0.444720974080198" calcext:value-type="float">
            <text:p>0.4447209741</text:p>
          </table:table-cell>
          <table:table-cell office:value-type="float" office:value="1" calcext:value-type="float">
            <text:p>1</text:p>
          </table:table-cell>
          <table:table-cell office:value-type="float" office:value="2741310" calcext:value-type="float">
            <text:p>2741310</text:p>
          </table:table-cell>
          <table:table-cell office:value-type="float" office:value="0.444720974080198" calcext:value-type="float">
            <text:p>0.4447209741</text:p>
          </table:table-cell>
          <table:table-cell office:value-type="float" office:value="4268991" calcext:value-type="float">
            <text:p>4268991</text:p>
          </table:table-cell>
          <table:table-cell office:value-type="float" office:value="0.521777557921508" calcext:value-type="float">
            <text:p>0.5217775579</text:p>
          </table:table-cell>
          <table:table-cell office:value-type="float" office:value="1053808" calcext:value-type="float">
            <text:p>1053808</text:p>
          </table:table-cell>
          <table:table-cell office:value-type="float" office:value="0.527085908204198" calcext:value-type="float">
            <text:p>0.5270859082</text:p>
          </table:table-cell>
          <table:table-cell table:formula="of:=LOOKUP([.A773];[Users.$A$1:.$A$869];[Users.$B$1:.$B$869])" office:value-type="float" office:value="1837" calcext:value-type="float">
            <text:p>1837</text:p>
          </table:table-cell>
          <table:table-cell table:formula="of:=IF([.C773]=1;1;0)" office:value-type="float" office:value="1" calcext:value-type="float">
            <text:p>1</text:p>
          </table:table-cell>
          <table:table-cell table:formula="of:=IF([.C773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2471" calcext:value-type="float">
            <text:p>422471</text:p>
          </table:table-cell>
          <table:table-cell office:value-type="float" office:value="0.454845713482531" calcext:value-type="float">
            <text:p>0.4548457135</text:p>
          </table:table-cell>
          <table:table-cell office:value-type="float" office:value="1" calcext:value-type="float">
            <text:p>1</text:p>
          </table:table-cell>
          <table:table-cell office:value-type="float" office:value="422471" calcext:value-type="float">
            <text:p>422471</text:p>
          </table:table-cell>
          <table:table-cell office:value-type="float" office:value="0.454845713482531" calcext:value-type="float">
            <text:p>0.4548457135</text:p>
          </table:table-cell>
          <table:table-cell office:value-type="float" office:value="2263543" calcext:value-type="float">
            <text:p>2263543</text:p>
          </table:table-cell>
          <table:table-cell office:value-type="float" office:value="0.522296978914217" calcext:value-type="float">
            <text:p>0.5222969789</text:p>
          </table:table-cell>
          <table:table-cell office:value-type="float" office:value="9331525" calcext:value-type="float">
            <text:p>9331525</text:p>
          </table:table-cell>
          <table:table-cell office:value-type="float" office:value="0.529415976950966" calcext:value-type="float">
            <text:p>0.529415977</text:p>
          </table:table-cell>
          <table:table-cell table:formula="of:=LOOKUP([.A774];[Users.$A$1:.$A$869];[Users.$B$1:.$B$869])" office:value-type="float" office:value="1852" calcext:value-type="float">
            <text:p>1852</text:p>
          </table:table-cell>
          <table:table-cell table:formula="of:=IF([.C774]=1;1;0)" office:value-type="float" office:value="1" calcext:value-type="float">
            <text:p>1</text:p>
          </table:table-cell>
          <table:table-cell table:formula="of:=IF([.C77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69359" calcext:value-type="float">
            <text:p>3269359</text:p>
          </table:table-cell>
          <table:table-cell office:value-type="float" office:value="0.495161961920215" calcext:value-type="float">
            <text:p>0.4951619619</text:p>
          </table:table-cell>
          <table:table-cell office:value-type="float" office:value="2" calcext:value-type="float">
            <text:p>2</text:p>
          </table:table-cell>
          <table:table-cell office:value-type="float" office:value="711391" calcext:value-type="float">
            <text:p>711391</text:p>
          </table:table-cell>
          <table:table-cell office:value-type="float" office:value="0.494344598448948" calcext:value-type="float">
            <text:p>0.4943445984</text:p>
          </table:table-cell>
          <table:table-cell office:value-type="float" office:value="3269359" calcext:value-type="float">
            <text:p>3269359</text:p>
          </table:table-cell>
          <table:table-cell office:value-type="float" office:value="0.495161961920215" calcext:value-type="float">
            <text:p>0.4951619619</text:p>
          </table:table-cell>
          <table:table-cell office:value-type="float" office:value="16047321" calcext:value-type="float">
            <text:p>16047321</text:p>
          </table:table-cell>
          <table:table-cell office:value-type="float" office:value="0.517731817891108" calcext:value-type="float">
            <text:p>0.5177318179</text:p>
          </table:table-cell>
          <table:table-cell table:formula="of:=LOOKUP([.A775];[Users.$A$1:.$A$869];[Users.$B$1:.$B$869])" office:value-type="float" office:value="1857" calcext:value-type="float">
            <text:p>1857</text:p>
          </table:table-cell>
          <table:table-cell table:formula="of:=IF([.C775]=1;1;0)" office:value-type="float" office:value="0" calcext:value-type="float">
            <text:p>0</text:p>
          </table:table-cell>
          <table:table-cell table:formula="of:=IF([.C77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289783" calcext:value-type="float">
            <text:p>18289783</text:p>
          </table:table-cell>
          <table:table-cell office:value-type="float" office:value="0.550197982896813" calcext:value-type="float">
            <text:p>0.5501979829</text:p>
          </table:table-cell>
          <table:table-cell office:value-type="float" office:value="0" calcext:value-type="float">
            <text:p>0</text:p>
          </table:table-cell>
          <table:table-cell office:value-type="float" office:value="13820" calcext:value-type="float">
            <text:p>13820</text:p>
          </table:table-cell>
          <table:table-cell office:value-type="float" office:value="0.50446531726615" calcext:value-type="float">
            <text:p>0.5044653173</text:p>
          </table:table-cell>
          <table:table-cell office:value-type="float" office:value="945645" calcext:value-type="float">
            <text:p>945645</text:p>
          </table:table-cell>
          <table:table-cell office:value-type="float" office:value="0.518615851162961" calcext:value-type="float">
            <text:p>0.5186158512</text:p>
          </table:table-cell>
          <table:table-cell office:value-type="float" office:value="6133881" calcext:value-type="float">
            <text:p>6133881</text:p>
          </table:table-cell>
          <table:table-cell office:value-type="float" office:value="0.519981382639012" calcext:value-type="float">
            <text:p>0.5199813826</text:p>
          </table:table-cell>
          <table:table-cell table:formula="of:=LOOKUP([.A776];[Users.$A$1:.$A$869];[Users.$B$1:.$B$869])" office:value-type="float" office:value="1950" calcext:value-type="float">
            <text:p>1950</text:p>
          </table:table-cell>
          <table:table-cell table:formula="of:=IF([.C776]=1;1;0)" office:value-type="float" office:value="0" calcext:value-type="float">
            <text:p>0</text:p>
          </table:table-cell>
          <table:table-cell table:formula="of:=IF([.C776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443104" calcext:value-type="float">
            <text:p>17443104</text:p>
          </table:table-cell>
          <table:table-cell office:value-type="float" office:value="0.563749173791977" calcext:value-type="float">
            <text:p>0.5637491738</text:p>
          </table:table-cell>
          <table:table-cell office:value-type="float" office:value="0" calcext:value-type="float">
            <text:p>0</text:p>
          </table:table-cell>
          <table:table-cell office:value-type="float" office:value="11796331" calcext:value-type="float">
            <text:p>11796331</text:p>
          </table:table-cell>
          <table:table-cell office:value-type="float" office:value="0.474187518063076" calcext:value-type="float">
            <text:p>0.4741875181</text:p>
          </table:table-cell>
          <table:table-cell office:value-type="float" office:value="9000782" calcext:value-type="float">
            <text:p>9000782</text:p>
          </table:table-cell>
          <table:table-cell office:value-type="float" office:value="0.476372687025583" calcext:value-type="float">
            <text:p>0.476372687</text:p>
          </table:table-cell>
          <table:table-cell office:value-type="float" office:value="8730137" calcext:value-type="float">
            <text:p>8730137</text:p>
          </table:table-cell>
          <table:table-cell office:value-type="float" office:value="0.490102037831846" calcext:value-type="float">
            <text:p>0.4901020378</text:p>
          </table:table-cell>
          <table:table-cell table:formula="of:=LOOKUP([.A777];[Users.$A$1:.$A$869];[Users.$B$1:.$B$869])" office:value-type="float" office:value="2186" calcext:value-type="float">
            <text:p>2186</text:p>
          </table:table-cell>
          <table:table-cell table:formula="of:=IF([.C777]=1;1;0)" office:value-type="float" office:value="0" calcext:value-type="float">
            <text:p>0</text:p>
          </table:table-cell>
          <table:table-cell table:formula="of:=IF([.C777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37028" calcext:value-type="float">
            <text:p>2037028</text:p>
          </table:table-cell>
          <table:table-cell office:value-type="float" office:value="0.270198820592069" calcext:value-type="float">
            <text:p>0.2701988206</text:p>
          </table:table-cell>
          <table:table-cell office:value-type="float" office:value="1" calcext:value-type="float">
            <text:p>1</text:p>
          </table:table-cell>
          <table:table-cell office:value-type="float" office:value="2037028" calcext:value-type="float">
            <text:p>2037028</text:p>
          </table:table-cell>
          <table:table-cell office:value-type="float" office:value="0.270198820592069" calcext:value-type="float">
            <text:p>0.2701988206</text:p>
          </table:table-cell>
          <table:table-cell office:value-type="float" office:value="13975914" calcext:value-type="float">
            <text:p>13975914</text:p>
          </table:table-cell>
          <table:table-cell office:value-type="float" office:value="0.272152819714472" calcext:value-type="float">
            <text:p>0.2721528197</text:p>
          </table:table-cell>
          <table:table-cell office:value-type="float" office:value="2581045" calcext:value-type="float">
            <text:p>2581045</text:p>
          </table:table-cell>
          <table:table-cell office:value-type="float" office:value="0.277216208320224" calcext:value-type="float">
            <text:p>0.2772162083</text:p>
          </table:table-cell>
          <table:table-cell table:formula="of:=LOOKUP([.A778];[Users.$A$1:.$A$869];[Users.$B$1:.$B$869])" office:value-type="float" office:value="2306" calcext:value-type="float">
            <text:p>2306</text:p>
          </table:table-cell>
          <table:table-cell table:formula="of:=IF([.C778]=1;1;0)" office:value-type="float" office:value="1" calcext:value-type="float">
            <text:p>1</text:p>
          </table:table-cell>
          <table:table-cell table:formula="of:=IF([.C778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350315" calcext:value-type="float">
            <text:p>18350315</text:p>
          </table:table-cell>
          <table:table-cell office:value-type="float" office:value="0.215761554338836" calcext:value-type="float">
            <text:p>0.2157615543</text:p>
          </table:table-cell>
          <table:table-cell office:value-type="float" office:value="0" calcext:value-type="float">
            <text:p>0</text:p>
          </table:table-cell>
          <table:table-cell office:value-type="float" office:value="3754031" calcext:value-type="float">
            <text:p>3754031</text:p>
          </table:table-cell>
          <table:table-cell office:value-type="float" office:value="0.505232122059693" calcext:value-type="float">
            <text:p>0.5052321221</text:p>
          </table:table-cell>
          <table:table-cell office:value-type="float" office:value="3262327" calcext:value-type="float">
            <text:p>3262327</text:p>
          </table:table-cell>
          <table:table-cell office:value-type="float" office:value="0.507878182976752" calcext:value-type="float">
            <text:p>0.507878183</text:p>
          </table:table-cell>
          <table:table-cell office:value-type="float" office:value="1750048" calcext:value-type="float">
            <text:p>1750048</text:p>
          </table:table-cell>
          <table:table-cell office:value-type="float" office:value="0.509762617771408" calcext:value-type="float">
            <text:p>0.5097626178</text:p>
          </table:table-cell>
          <table:table-cell table:formula="of:=LOOKUP([.A779];[Users.$A$1:.$A$869];[Users.$B$1:.$B$869])" office:value-type="float" office:value="2342" calcext:value-type="float">
            <text:p>2342</text:p>
          </table:table-cell>
          <table:table-cell table:formula="of:=IF([.C779]=1;1;0)" office:value-type="float" office:value="0" calcext:value-type="float">
            <text:p>0</text:p>
          </table:table-cell>
          <table:table-cell table:formula="of:=IF([.C779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20556" calcext:value-type="float">
            <text:p>5320556</text:p>
          </table:table-cell>
          <table:table-cell office:value-type="float" office:value="0.653995981964128" calcext:value-type="float">
            <text:p>0.653995982</text:p>
          </table:table-cell>
          <table:table-cell office:value-type="float" office:value="0" calcext:value-type="float">
            <text:p>0</text:p>
          </table:table-cell>
          <table:table-cell office:value-type="float" office:value="10852522" calcext:value-type="float">
            <text:p>10852522</text:p>
          </table:table-cell>
          <table:table-cell office:value-type="float" office:value="0.587342652291417" calcext:value-type="float">
            <text:p>0.5873426523</text:p>
          </table:table-cell>
          <table:table-cell office:value-type="float" office:value="6818422" calcext:value-type="float">
            <text:p>6818422</text:p>
          </table:table-cell>
          <table:table-cell office:value-type="float" office:value="0.588836481781538" calcext:value-type="float">
            <text:p>0.5888364818</text:p>
          </table:table-cell>
          <table:table-cell office:value-type="float" office:value="9002849" calcext:value-type="float">
            <text:p>9002849</text:p>
          </table:table-cell>
          <table:table-cell office:value-type="float" office:value="0.592295668699689" calcext:value-type="float">
            <text:p>0.5922956687</text:p>
          </table:table-cell>
          <table:table-cell table:formula="of:=LOOKUP([.A780];[Users.$A$1:.$A$869];[Users.$B$1:.$B$869])" office:value-type="float" office:value="2395" calcext:value-type="float">
            <text:p>2395</text:p>
          </table:table-cell>
          <table:table-cell table:formula="of:=IF([.C780]=1;1;0)" office:value-type="float" office:value="0" calcext:value-type="float">
            <text:p>0</text:p>
          </table:table-cell>
          <table:table-cell table:formula="of:=IF([.C780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082016" calcext:value-type="float">
            <text:p>16082016</text:p>
          </table:table-cell>
          <table:table-cell office:value-type="float" office:value="0.488803188867525" calcext:value-type="float">
            <text:p>0.4888031889</text:p>
          </table:table-cell>
          <table:table-cell office:value-type="float" office:value="1" calcext:value-type="float">
            <text:p>1</text:p>
          </table:table-cell>
          <table:table-cell office:value-type="float" office:value="16082016" calcext:value-type="float">
            <text:p>16082016</text:p>
          </table:table-cell>
          <table:table-cell office:value-type="float" office:value="0.488803188867525" calcext:value-type="float">
            <text:p>0.4888031889</text:p>
          </table:table-cell>
          <table:table-cell office:value-type="float" office:value="2135998" calcext:value-type="float">
            <text:p>2135998</text:p>
          </table:table-cell>
          <table:table-cell office:value-type="float" office:value="0.515040379321983" calcext:value-type="float">
            <text:p>0.5150403793</text:p>
          </table:table-cell>
          <table:table-cell office:value-type="float" office:value="17367917" calcext:value-type="float">
            <text:p>17367917</text:p>
          </table:table-cell>
          <table:table-cell office:value-type="float" office:value="0.518741412516706" calcext:value-type="float">
            <text:p>0.5187414125</text:p>
          </table:table-cell>
          <table:table-cell table:formula="of:=LOOKUP([.A781];[Users.$A$1:.$A$869];[Users.$B$1:.$B$869])" office:value-type="float" office:value="2607" calcext:value-type="float">
            <text:p>2607</text:p>
          </table:table-cell>
          <table:table-cell table:formula="of:=IF([.C781]=1;1;0)" office:value-type="float" office:value="1" calcext:value-type="float">
            <text:p>1</text:p>
          </table:table-cell>
          <table:table-cell table:formula="of:=IF([.C781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7514" calcext:value-type="float">
            <text:p>117514</text:p>
          </table:table-cell>
          <table:table-cell office:value-type="float" office:value="0.288915010989844" calcext:value-type="float">
            <text:p>0.288915011</text:p>
          </table:table-cell>
          <table:table-cell office:value-type="float" office:value="1" calcext:value-type="float">
            <text:p>1</text:p>
          </table:table-cell>
          <table:table-cell office:value-type="float" office:value="117514" calcext:value-type="float">
            <text:p>117514</text:p>
          </table:table-cell>
          <table:table-cell office:value-type="float" office:value="0.288915010989844" calcext:value-type="float">
            <text:p>0.288915011</text:p>
          </table:table-cell>
          <table:table-cell office:value-type="float" office:value="10237948" calcext:value-type="float">
            <text:p>10237948</text:p>
          </table:table-cell>
          <table:table-cell office:value-type="float" office:value="0.545225570204148" calcext:value-type="float">
            <text:p>0.5452255702</text:p>
          </table:table-cell>
          <table:table-cell office:value-type="float" office:value="13463875" calcext:value-type="float">
            <text:p>13463875</text:p>
          </table:table-cell>
          <table:table-cell office:value-type="float" office:value="0.548316500147873" calcext:value-type="float">
            <text:p>0.5483165001</text:p>
          </table:table-cell>
          <table:table-cell table:formula="of:=LOOKUP([.A782];[Users.$A$1:.$A$869];[Users.$B$1:.$B$869])" office:value-type="float" office:value="2697" calcext:value-type="float">
            <text:p>2697</text:p>
          </table:table-cell>
          <table:table-cell table:formula="of:=IF([.C782]=1;1;0)" office:value-type="float" office:value="1" calcext:value-type="float">
            <text:p>1</text:p>
          </table:table-cell>
          <table:table-cell table:formula="of:=IF([.C782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18459" calcext:value-type="float">
            <text:p>3318459</text:p>
          </table:table-cell>
          <table:table-cell office:value-type="float" office:value="0.439911106392659" calcext:value-type="float">
            <text:p>0.4399111064</text:p>
          </table:table-cell>
          <table:table-cell office:value-type="float" office:value="0" calcext:value-type="float">
            <text:p>0</text:p>
          </table:table-cell>
          <table:table-cell office:value-type="float" office:value="16432953" calcext:value-type="float">
            <text:p>16432953</text:p>
          </table:table-cell>
          <table:table-cell office:value-type="float" office:value="0.400449820631074" calcext:value-type="float">
            <text:p>0.4004498206</text:p>
          </table:table-cell>
          <table:table-cell office:value-type="float" office:value="8730360" calcext:value-type="float">
            <text:p>8730360</text:p>
          </table:table-cell>
          <table:table-cell office:value-type="float" office:value="0.414831704790375" calcext:value-type="float">
            <text:p>0.4148317048</text:p>
          </table:table-cell>
          <table:table-cell office:value-type="float" office:value="16746970" calcext:value-type="float">
            <text:p>16746970</text:p>
          </table:table-cell>
          <table:table-cell office:value-type="float" office:value="0.424431114938964" calcext:value-type="float">
            <text:p>0.4244311149</text:p>
          </table:table-cell>
          <table:table-cell table:formula="of:=LOOKUP([.A783];[Users.$A$1:.$A$869];[Users.$B$1:.$B$869])" office:value-type="float" office:value="2752" calcext:value-type="float">
            <text:p>2752</text:p>
          </table:table-cell>
          <table:table-cell table:formula="of:=IF([.C783]=1;1;0)" office:value-type="float" office:value="0" calcext:value-type="float">
            <text:p>0</text:p>
          </table:table-cell>
          <table:table-cell table:formula="of:=IF([.C783]&gt;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88646" calcext:value-type="float">
            <text:p>5288646</text:p>
          </table:table-cell>
          <table:table-cell office:value-type="float" office:value="0.505434211367235" calcext:value-type="float">
            <text:p>0.5054342114</text:p>
          </table:table-cell>
          <table:table-cell office:value-type="float" office:value="1" calcext:value-type="float">
            <text:p>1</text:p>
          </table:table-cell>
          <table:table-cell office:value-type="float" office:value="5288646" calcext:value-type="float">
            <text:p>5288646</text:p>
          </table:table-cell>
          <table:table-cell office:value-type="float" office:value="0.505434211367235" calcext:value-type="float">
            <text:p>0.5054342114</text:p>
          </table:table-cell>
          <table:table-cell office:value-type="float" office:value="5353407" calcext:value-type="float">
            <text:p>5353407</text:p>
          </table:table-cell>
          <table:table-cell office:value-type="float" office:value="0.582644539300561" calcext:value-type="float">
            <text:p>0.5826445393</text:p>
          </table:table-cell>
          <table:table-cell office:value-type="float" office:value="14699393" calcext:value-type="float">
            <text:p>14699393</text:p>
          </table:table-cell>
          <table:table-cell office:value-type="float" office:value="0.5848685119761" calcext:value-type="float">
            <text:p>0.584868512</text:p>
          </table:table-cell>
          <table:table-cell table:formula="of:=LOOKUP([.A784];[Users.$A$1:.$A$869];[Users.$B$1:.$B$869])" office:value-type="float" office:value="3101" calcext:value-type="float">
            <text:p>3101</text:p>
          </table:table-cell>
          <table:table-cell table:formula="of:=IF([.C784]=1;1;0)" office:value-type="float" office:value="1" calcext:value-type="float">
            <text:p>1</text:p>
          </table:table-cell>
          <table:table-cell table:formula="of:=IF([.C784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59287" calcext:value-type="float">
            <text:p>2359287</text:p>
          </table:table-cell>
          <table:table-cell office:value-type="float" office:value="0.440918569380628" calcext:value-type="float">
            <text:p>0.4409185694</text:p>
          </table:table-cell>
          <table:table-cell office:value-type="float" office:value="1" calcext:value-type="float">
            <text:p>1</text:p>
          </table:table-cell>
          <table:table-cell office:value-type="float" office:value="2359287" calcext:value-type="float">
            <text:p>2359287</text:p>
          </table:table-cell>
          <table:table-cell office:value-type="float" office:value="0.440918569380628" calcext:value-type="float">
            <text:p>0.4409185694</text:p>
          </table:table-cell>
          <table:table-cell office:value-type="float" office:value="8388376" calcext:value-type="float">
            <text:p>8388376</text:p>
          </table:table-cell>
          <table:table-cell office:value-type="float" office:value="0.493817963018621" calcext:value-type="float">
            <text:p>0.493817963</text:p>
          </table:table-cell>
          <table:table-cell office:value-type="float" office:value="11162576" calcext:value-type="float">
            <text:p>11162576</text:p>
          </table:table-cell>
          <table:table-cell office:value-type="float" office:value="0.610601296468767" calcext:value-type="float">
            <text:p>0.6106012965</text:p>
          </table:table-cell>
          <table:table-cell table:formula="of:=LOOKUP([.A785];[Users.$A$1:.$A$869];[Users.$B$1:.$B$869])" office:value-type="float" office:value="3118" calcext:value-type="float">
            <text:p>3118</text:p>
          </table:table-cell>
          <table:table-cell table:formula="of:=IF([.C785]=1;1;0)" office:value-type="float" office:value="1" calcext:value-type="float">
            <text:p>1</text:p>
          </table:table-cell>
          <table:table-cell table:formula="of:=IF([.C785]&gt;0;1;0)"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1047790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Users" table:style-name="ta1">
        <table:table-column table:style-name="co1" table:default-cell-style-name="Default"/>
        <table:table-column table:style-name="co10" table:default-cell-style-name="Default"/>
        <table:table-column table:style-name="co7" table:number-columns-repeated="5" table:default-cell-style-name="Default"/>
        <table:table-row table:style-name="ro1">
          <table:table-cell office:value-type="float" office:value="4945" calcext:value-type="float">
            <text:p>4945</text:p>
          </table:table-cell>
          <table:table-cell office:value-type="float" office:value="542" calcext:value-type="float">
            <text:p>542</text:p>
          </table:table-cell>
          <table:table-cell table:number-columns-repeated="5"/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float" office:value="855" calcext:value-type="float">
            <text:p>855</text:p>
          </table:table-cell>
          <table:table-cell table:number-columns-repeated="5"/>
        </table:table-row>
        <table:table-row table:style-name="ro1">
          <table:table-cell office:value-type="float" office:value="17870" calcext:value-type="float">
            <text:p>17870</text:p>
          </table:table-cell>
          <table:table-cell office:value-type="float" office:value="726" calcext:value-type="float">
            <text:p>726</text:p>
          </table:table-cell>
          <table:table-cell table:number-columns-repeated="5"/>
        </table:table-row>
        <table:table-row table:style-name="ro1">
          <table:table-cell office:value-type="float" office:value="23751" calcext:value-type="float">
            <text:p>23751</text:p>
          </table:table-cell>
          <table:table-cell office:value-type="float" office:value="545" calcext:value-type="float">
            <text:p>545</text:p>
          </table:table-cell>
          <table:table-cell table:number-columns-repeated="5"/>
        </table:table-row>
        <table:table-row table:style-name="ro1">
          <table:table-cell office:value-type="float" office:value="25402" calcext:value-type="float">
            <text:p>25402</text:p>
          </table:table-cell>
          <table:table-cell office:value-type="float" office:value="549" calcext:value-type="float">
            <text:p>549</text:p>
          </table:table-cell>
          <table:table-cell table:number-columns-repeated="5"/>
        </table:table-row>
        <table:table-row table:style-name="ro1">
          <table:table-cell office:value-type="float" office:value="28097" calcext:value-type="float">
            <text:p>28097</text:p>
          </table:table-cell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 office:value-type="float" office:value="30011" calcext:value-type="float">
            <text:p>30011</text:p>
          </table:table-cell>
          <table:table-cell office:value-type="float" office:value="705" calcext:value-type="float">
            <text:p>705</text:p>
          </table:table-cell>
          <table:table-cell table:number-columns-repeated="5"/>
        </table:table-row>
        <table:table-row table:style-name="ro1">
          <table:table-cell office:value-type="float" office:value="39509" calcext:value-type="float">
            <text:p>39509</text:p>
          </table:table-cell>
          <table:table-cell office:value-type="float" office:value="676" calcext:value-type="float">
            <text:p>676</text:p>
          </table:table-cell>
          <table:table-cell table:number-columns-repeated="5"/>
        </table:table-row>
        <table:table-row table:style-name="ro1">
          <table:table-cell office:value-type="float" office:value="40078" calcext:value-type="float">
            <text:p>40078</text:p>
          </table:table-cell>
          <table:table-cell office:value-type="float" office:value="734" calcext:value-type="float">
            <text:p>734</text:p>
          </table:table-cell>
          <table:table-cell table:number-columns-repeated="5"/>
        </table:table-row>
        <table:table-row table:style-name="ro1">
          <table:table-cell office:value-type="float" office:value="41375" calcext:value-type="float">
            <text:p>41375</text:p>
          </table:table-cell>
          <table:table-cell office:value-type="float" office:value="592" calcext:value-type="float">
            <text:p>592</text:p>
          </table:table-cell>
          <table:table-cell table:number-columns-repeated="5"/>
        </table:table-row>
        <table:table-row table:style-name="ro1">
          <table:table-cell office:value-type="float" office:value="42075" calcext:value-type="float">
            <text:p>42075</text:p>
          </table:table-cell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1">
          <table:table-cell office:value-type="float" office:value="43177" calcext:value-type="float">
            <text:p>43177</text:p>
          </table:table-cell>
          <table:table-cell office:value-type="float" office:value="527" calcext:value-type="float">
            <text:p>527</text:p>
          </table:table-cell>
          <table:table-cell table:number-columns-repeated="5"/>
        </table:table-row>
        <table:table-row table:style-name="ro1">
          <table:table-cell office:value-type="float" office:value="49709" calcext:value-type="float">
            <text:p>49709</text:p>
          </table:table-cell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1">
          <table:table-cell office:value-type="float" office:value="57424" calcext:value-type="float">
            <text:p>57424</text:p>
          </table:table-cell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1">
          <table:table-cell office:value-type="float" office:value="59920" calcext:value-type="float">
            <text:p>59920</text:p>
          </table:table-cell>
          <table:table-cell office:value-type="float" office:value="1193" calcext:value-type="float">
            <text:p>1193</text:p>
          </table:table-cell>
          <table:table-cell table:number-columns-repeated="5"/>
        </table:table-row>
        <table:table-row table:style-name="ro1">
          <table:table-cell office:value-type="float" office:value="69314" calcext:value-type="float">
            <text:p>69314</text:p>
          </table:table-cell>
          <table:table-cell office:value-type="float" office:value="859" calcext:value-type="float">
            <text:p>859</text:p>
          </table:table-cell>
          <table:table-cell table:number-columns-repeated="5"/>
        </table:table-row>
        <table:table-row table:style-name="ro1">
          <table:table-cell office:value-type="float" office:value="91602" calcext:value-type="float">
            <text:p>91602</text:p>
          </table:table-cell>
          <table:table-cell office:value-type="float" office:value="1135" calcext:value-type="float">
            <text:p>1135</text:p>
          </table:table-cell>
          <table:table-cell table:number-columns-repeated="5"/>
        </table:table-row>
        <table:table-row table:style-name="ro1">
          <table:table-cell office:value-type="float" office:value="91821" calcext:value-type="float">
            <text:p>91821</text:p>
          </table:table-cell>
          <table:table-cell office:value-type="float" office:value="1458" calcext:value-type="float">
            <text:p>1458</text:p>
          </table:table-cell>
          <table:table-cell table:number-columns-repeated="5"/>
        </table:table-row>
        <table:table-row table:style-name="ro1">
          <table:table-cell office:value-type="float" office:value="98242" calcext:value-type="float">
            <text:p>98242</text:p>
          </table:table-cell>
          <table:table-cell office:value-type="float" office:value="518" calcext:value-type="float">
            <text:p>518</text:p>
          </table:table-cell>
          <table:table-cell table:number-columns-repeated="5"/>
        </table:table-row>
        <table:table-row table:style-name="ro1">
          <table:table-cell office:value-type="float" office:value="103707" calcext:value-type="float">
            <text:p>103707</text:p>
          </table:table-cell>
          <table:table-cell office:value-type="float" office:value="670" calcext:value-type="float">
            <text:p>670</text:p>
          </table:table-cell>
          <table:table-cell table:number-columns-repeated="5"/>
        </table:table-row>
        <table:table-row table:style-name="ro1">
          <table:table-cell office:value-type="float" office:value="117514" calcext:value-type="float">
            <text:p>117514</text:p>
          </table:table-cell>
          <table:table-cell office:value-type="float" office:value="2697" calcext:value-type="float">
            <text:p>2697</text:p>
          </table:table-cell>
          <table:table-cell table:number-columns-repeated="5"/>
        </table:table-row>
        <table:table-row table:style-name="ro1">
          <table:table-cell office:value-type="float" office:value="118401" calcext:value-type="float">
            <text:p>118401</text:p>
          </table:table-cell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1">
          <table:table-cell office:value-type="float" office:value="123703" calcext:value-type="float">
            <text:p>123703</text:p>
          </table:table-cell>
          <table:table-cell office:value-type="float" office:value="694" calcext:value-type="float">
            <text:p>694</text:p>
          </table:table-cell>
          <table:table-cell table:number-columns-repeated="5"/>
        </table:table-row>
        <table:table-row table:style-name="ro1">
          <table:table-cell office:value-type="float" office:value="128662" calcext:value-type="float">
            <text:p>128662</text:p>
          </table:table-cell>
          <table:table-cell office:value-type="float" office:value="575" calcext:value-type="float">
            <text:p>575</text:p>
          </table:table-cell>
          <table:table-cell table:number-columns-repeated="5"/>
        </table:table-row>
        <table:table-row table:style-name="ro1">
          <table:table-cell office:value-type="float" office:value="130832" calcext:value-type="float">
            <text:p>130832</text:p>
          </table:table-cell>
          <table:table-cell office:value-type="float" office:value="793" calcext:value-type="float">
            <text:p>793</text:p>
          </table:table-cell>
          <table:table-cell table:number-columns-repeated="5"/>
        </table:table-row>
        <table:table-row table:style-name="ro1">
          <table:table-cell office:value-type="float" office:value="147001" calcext:value-type="float">
            <text:p>147001</text:p>
          </table:table-cell>
          <table:table-cell office:value-type="float" office:value="598" calcext:value-type="float">
            <text:p>598</text:p>
          </table:table-cell>
          <table:table-cell table:number-columns-repeated="5"/>
        </table:table-row>
        <table:table-row table:style-name="ro1">
          <table:table-cell office:value-type="float" office:value="157051" calcext:value-type="float">
            <text:p>157051</text:p>
          </table:table-cell>
          <table:table-cell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office:value-type="float" office:value="180686" calcext:value-type="float">
            <text:p>180686</text:p>
          </table:table-cell>
          <table:table-cell office:value-type="float" office:value="626" calcext:value-type="float">
            <text:p>626</text:p>
          </table:table-cell>
          <table:table-cell table:number-columns-repeated="5"/>
        </table:table-row>
        <table:table-row table:style-name="ro1">
          <table:table-cell office:value-type="float" office:value="190827" calcext:value-type="float">
            <text:p>190827</text:p>
          </table:table-cell>
          <table:table-cell office:value-type="float" office:value="662" calcext:value-type="float">
            <text:p>662</text:p>
          </table:table-cell>
          <table:table-cell table:number-columns-repeated="5"/>
        </table:table-row>
        <table:table-row table:style-name="ro1">
          <table:table-cell office:value-type="float" office:value="198043" calcext:value-type="float">
            <text:p>198043</text:p>
          </table:table-cell>
          <table:table-cell office:value-type="float" office:value="671" calcext:value-type="float">
            <text:p>671</text:p>
          </table:table-cell>
          <table:table-cell table:number-columns-repeated="5"/>
        </table:table-row>
        <table:table-row table:style-name="ro1">
          <table:table-cell office:value-type="float" office:value="205414" calcext:value-type="float">
            <text:p>205414</text:p>
          </table:table-cell>
          <table:table-cell office:value-type="float" office:value="1133" calcext:value-type="float">
            <text:p>1133</text:p>
          </table:table-cell>
          <table:table-cell table:number-columns-repeated="5"/>
        </table:table-row>
        <table:table-row table:style-name="ro1">
          <table:table-cell office:value-type="float" office:value="214980" calcext:value-type="float">
            <text:p>214980</text:p>
          </table:table-cell>
          <table:table-cell office:value-type="float" office:value="622" calcext:value-type="float">
            <text:p>622</text:p>
          </table:table-cell>
          <table:table-cell table:number-columns-repeated="5"/>
        </table:table-row>
        <table:table-row table:style-name="ro1">
          <table:table-cell office:value-type="float" office:value="215554" calcext:value-type="float">
            <text:p>215554</text:p>
          </table:table-cell>
          <table:table-cell office:value-type="float" office:value="885" calcext:value-type="float">
            <text:p>885</text:p>
          </table:table-cell>
          <table:table-cell table:number-columns-repeated="5"/>
        </table:table-row>
        <table:table-row table:style-name="ro1">
          <table:table-cell office:value-type="float" office:value="225616" calcext:value-type="float">
            <text:p>225616</text:p>
          </table:table-cell>
          <table:table-cell office:value-type="float" office:value="669" calcext:value-type="float">
            <text:p>669</text:p>
          </table:table-cell>
          <table:table-cell table:number-columns-repeated="5"/>
        </table:table-row>
        <table:table-row table:style-name="ro1">
          <table:table-cell office:value-type="float" office:value="231793" calcext:value-type="float">
            <text:p>231793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238618" calcext:value-type="float">
            <text:p>238618</text:p>
          </table:table-cell>
          <table:table-cell office:value-type="float" office:value="501" calcext:value-type="float">
            <text:p>501</text:p>
          </table:table-cell>
          <table:table-cell table:number-columns-repeated="5"/>
        </table:table-row>
        <table:table-row table:style-name="ro1">
          <table:table-cell office:value-type="float" office:value="239551" calcext:value-type="float">
            <text:p>239551</text:p>
          </table:table-cell>
          <table:table-cell office:value-type="float" office:value="694" calcext:value-type="float">
            <text:p>694</text:p>
          </table:table-cell>
          <table:table-cell table:number-columns-repeated="5"/>
        </table:table-row>
        <table:table-row table:style-name="ro1">
          <table:table-cell office:value-type="float" office:value="239836" calcext:value-type="float">
            <text:p>239836</text:p>
          </table:table-cell>
          <table:table-cell office:value-type="float" office:value="523" calcext:value-type="float">
            <text:p>523</text:p>
          </table:table-cell>
          <table:table-cell table:number-columns-repeated="5"/>
        </table:table-row>
        <table:table-row table:style-name="ro1">
          <table:table-cell office:value-type="float" office:value="244392" calcext:value-type="float">
            <text:p>244392</text:p>
          </table:table-cell>
          <table:table-cell office:value-type="float" office:value="776" calcext:value-type="float">
            <text:p>776</text:p>
          </table:table-cell>
          <table:table-cell table:number-columns-repeated="5"/>
        </table:table-row>
        <table:table-row table:style-name="ro1">
          <table:table-cell office:value-type="float" office:value="250479" calcext:value-type="float">
            <text:p>250479</text:p>
          </table:table-cell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1">
          <table:table-cell office:value-type="float" office:value="257689" calcext:value-type="float">
            <text:p>257689</text:p>
          </table:table-cell>
          <table:table-cell office:value-type="float" office:value="604" calcext:value-type="float">
            <text:p>604</text:p>
          </table:table-cell>
          <table:table-cell table:number-columns-repeated="5"/>
        </table:table-row>
        <table:table-row table:style-name="ro1">
          <table:table-cell office:value-type="float" office:value="258556" calcext:value-type="float">
            <text:p>258556</text:p>
          </table:table-cell>
          <table:table-cell office:value-type="float" office:value="515" calcext:value-type="float">
            <text:p>515</text:p>
          </table:table-cell>
          <table:table-cell table:number-columns-repeated="5"/>
        </table:table-row>
        <table:table-row table:style-name="ro1">
          <table:table-cell office:value-type="float" office:value="260106" calcext:value-type="float">
            <text:p>260106</text:p>
          </table:table-cell>
          <table:table-cell office:value-type="float" office:value="628" calcext:value-type="float">
            <text:p>628</text:p>
          </table:table-cell>
          <table:table-cell table:number-columns-repeated="5"/>
        </table:table-row>
        <table:table-row table:style-name="ro1">
          <table:table-cell office:value-type="float" office:value="261075" calcext:value-type="float">
            <text:p>261075</text:p>
          </table:table-cell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 office:value-type="float" office:value="266804" calcext:value-type="float">
            <text:p>266804</text:p>
          </table:table-cell>
          <table:table-cell office:value-type="float" office:value="1346" calcext:value-type="float">
            <text:p>1346</text:p>
          </table:table-cell>
          <table:table-cell table:number-columns-repeated="5"/>
        </table:table-row>
        <table:table-row table:style-name="ro1">
          <table:table-cell office:value-type="float" office:value="272743" calcext:value-type="float">
            <text:p>272743</text:p>
          </table:table-cell>
          <table:table-cell office:value-type="float" office:value="521" calcext:value-type="float">
            <text:p>521</text:p>
          </table:table-cell>
          <table:table-cell table:number-columns-repeated="5"/>
        </table:table-row>
        <table:table-row table:style-name="ro1">
          <table:table-cell office:value-type="float" office:value="276104" calcext:value-type="float">
            <text:p>276104</text:p>
          </table:table-cell>
          <table:table-cell office:value-type="float" office:value="597" calcext:value-type="float">
            <text:p>597</text:p>
          </table:table-cell>
          <table:table-cell table:number-columns-repeated="5"/>
        </table:table-row>
        <table:table-row table:style-name="ro1">
          <table:table-cell office:value-type="float" office:value="276175" calcext:value-type="float">
            <text:p>276175</text:p>
          </table:table-cell>
          <table:table-cell office:value-type="float" office:value="593" calcext:value-type="float">
            <text:p>593</text:p>
          </table:table-cell>
          <table:table-cell table:number-columns-repeated="5"/>
        </table:table-row>
        <table:table-row table:style-name="ro1">
          <table:table-cell office:value-type="float" office:value="280313" calcext:value-type="float">
            <text:p>280313</text:p>
          </table:table-cell>
          <table:table-cell office:value-type="float" office:value="717" calcext:value-type="float">
            <text:p>717</text:p>
          </table:table-cell>
          <table:table-cell table:number-columns-repeated="5"/>
        </table:table-row>
        <table:table-row table:style-name="ro1">
          <table:table-cell office:value-type="float" office:value="285826" calcext:value-type="float">
            <text:p>285826</text:p>
          </table:table-cell>
          <table:table-cell office:value-type="float" office:value="808" calcext:value-type="float">
            <text:p>808</text:p>
          </table:table-cell>
          <table:table-cell table:number-columns-repeated="5"/>
        </table:table-row>
        <table:table-row table:style-name="ro1">
          <table:table-cell office:value-type="float" office:value="292860" calcext:value-type="float">
            <text:p>292860</text:p>
          </table:table-cell>
          <table:table-cell office:value-type="float" office:value="735" calcext:value-type="float">
            <text:p>735</text:p>
          </table:table-cell>
          <table:table-cell table:number-columns-repeated="5"/>
        </table:table-row>
        <table:table-row table:style-name="ro1">
          <table:table-cell office:value-type="float" office:value="294499" calcext:value-type="float">
            <text:p>294499</text:p>
          </table:table-cell>
          <table:table-cell office:value-type="float" office:value="517" calcext:value-type="float">
            <text:p>517</text:p>
          </table:table-cell>
          <table:table-cell table:number-columns-repeated="5"/>
        </table:table-row>
        <table:table-row table:style-name="ro1">
          <table:table-cell office:value-type="float" office:value="322241" calcext:value-type="float">
            <text:p>322241</text:p>
          </table:table-cell>
          <table:table-cell office:value-type="float" office:value="660" calcext:value-type="float">
            <text:p>660</text:p>
          </table:table-cell>
          <table:table-cell table:number-columns-repeated="5"/>
        </table:table-row>
        <table:table-row table:style-name="ro1">
          <table:table-cell office:value-type="float" office:value="327727" calcext:value-type="float">
            <text:p>327727</text:p>
          </table:table-cell>
          <table:table-cell office:value-type="float" office:value="618" calcext:value-type="float">
            <text:p>618</text:p>
          </table:table-cell>
          <table:table-cell table:number-columns-repeated="5"/>
        </table:table-row>
        <table:table-row table:style-name="ro1">
          <table:table-cell office:value-type="float" office:value="329611" calcext:value-type="float">
            <text:p>329611</text:p>
          </table:table-cell>
          <table:table-cell office:value-type="float" office:value="660" calcext:value-type="float">
            <text:p>660</text:p>
          </table:table-cell>
          <table:table-cell table:number-columns-repeated="5"/>
        </table:table-row>
        <table:table-row table:style-name="ro1">
          <table:table-cell office:value-type="float" office:value="330611" calcext:value-type="float">
            <text:p>330611</text:p>
          </table:table-cell>
          <table:table-cell office:value-type="float" office:value="1594" calcext:value-type="float">
            <text:p>1594</text:p>
          </table:table-cell>
          <table:table-cell table:number-columns-repeated="5"/>
        </table:table-row>
        <table:table-row table:style-name="ro1">
          <table:table-cell office:value-type="float" office:value="333818" calcext:value-type="float">
            <text:p>333818</text:p>
          </table:table-cell>
          <table:table-cell office:value-type="float" office:value="523" calcext:value-type="float">
            <text:p>523</text:p>
          </table:table-cell>
          <table:table-cell table:number-columns-repeated="5"/>
        </table:table-row>
        <table:table-row table:style-name="ro1">
          <table:table-cell office:value-type="float" office:value="341317" calcext:value-type="float">
            <text:p>341317</text:p>
          </table:table-cell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1">
          <table:table-cell office:value-type="float" office:value="356693" calcext:value-type="float">
            <text:p>356693</text:p>
          </table:table-cell>
          <table:table-cell office:value-type="float" office:value="528" calcext:value-type="float">
            <text:p>528</text:p>
          </table:table-cell>
          <table:table-cell table:number-columns-repeated="5"/>
        </table:table-row>
        <table:table-row table:style-name="ro1">
          <table:table-cell office:value-type="float" office:value="361709" calcext:value-type="float">
            <text:p>361709</text:p>
          </table:table-cell>
          <table:table-cell office:value-type="float" office:value="853" calcext:value-type="float">
            <text:p>853</text:p>
          </table:table-cell>
          <table:table-cell table:number-columns-repeated="5"/>
        </table:table-row>
        <table:table-row table:style-name="ro1">
          <table:table-cell office:value-type="float" office:value="364193" calcext:value-type="float">
            <text:p>364193</text:p>
          </table:table-cell>
          <table:table-cell office:value-type="float" office:value="770" calcext:value-type="float">
            <text:p>770</text:p>
          </table:table-cell>
          <table:table-cell table:number-columns-repeated="5"/>
        </table:table-row>
        <table:table-row table:style-name="ro1">
          <table:table-cell office:value-type="float" office:value="368890" calcext:value-type="float">
            <text:p>368890</text:p>
          </table:table-cell>
          <table:table-cell office:value-type="float" office:value="542" calcext:value-type="float">
            <text:p>542</text:p>
          </table:table-cell>
          <table:table-cell table:number-columns-repeated="5"/>
        </table:table-row>
        <table:table-row table:style-name="ro1">
          <table:table-cell office:value-type="float" office:value="370136" calcext:value-type="float">
            <text:p>370136</text:p>
          </table:table-cell>
          <table:table-cell office:value-type="float" office:value="538" calcext:value-type="float">
            <text:p>538</text:p>
          </table:table-cell>
          <table:table-cell table:number-columns-repeated="5"/>
        </table:table-row>
        <table:table-row table:style-name="ro1">
          <table:table-cell office:value-type="float" office:value="371836" calcext:value-type="float">
            <text:p>371836</text:p>
          </table:table-cell>
          <table:table-cell office:value-type="float" office:value="633" calcext:value-type="float">
            <text:p>633</text:p>
          </table:table-cell>
          <table:table-cell table:number-columns-repeated="5"/>
        </table:table-row>
        <table:table-row table:style-name="ro1">
          <table:table-cell office:value-type="float" office:value="377137" calcext:value-type="float">
            <text:p>377137</text:p>
          </table:table-cell>
          <table:table-cell office:value-type="float" office:value="612" calcext:value-type="float">
            <text:p>612</text:p>
          </table:table-cell>
          <table:table-cell table:number-columns-repeated="5"/>
        </table:table-row>
        <table:table-row table:style-name="ro1">
          <table:table-cell office:value-type="float" office:value="378867" calcext:value-type="float">
            <text:p>378867</text:p>
          </table:table-cell>
          <table:table-cell office:value-type="float" office:value="1073" calcext:value-type="float">
            <text:p>1073</text:p>
          </table:table-cell>
          <table:table-cell table:number-columns-repeated="5"/>
        </table:table-row>
        <table:table-row table:style-name="ro1">
          <table:table-cell office:value-type="float" office:value="392438" calcext:value-type="float">
            <text:p>392438</text:p>
          </table:table-cell>
          <table:table-cell office:value-type="float" office:value="1324" calcext:value-type="float">
            <text:p>1324</text:p>
          </table:table-cell>
          <table:table-cell table:number-columns-repeated="5"/>
        </table:table-row>
        <table:table-row table:style-name="ro1">
          <table:table-cell office:value-type="float" office:value="393660" calcext:value-type="float">
            <text:p>393660</text:p>
          </table:table-cell>
          <table:table-cell office:value-type="float" office:value="534" calcext:value-type="float">
            <text:p>534</text:p>
          </table:table-cell>
          <table:table-cell table:number-columns-repeated="5"/>
        </table:table-row>
        <table:table-row table:style-name="ro1">
          <table:table-cell office:value-type="float" office:value="394092" calcext:value-type="float">
            <text:p>394092</text:p>
          </table:table-cell>
          <table:table-cell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office:value-type="float" office:value="395467" calcext:value-type="float">
            <text:p>395467</text:p>
          </table:table-cell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1">
          <table:table-cell office:value-type="float" office:value="398085" calcext:value-type="float">
            <text:p>398085</text:p>
          </table:table-cell>
          <table:table-cell office:value-type="float" office:value="544" calcext:value-type="float">
            <text:p>544</text:p>
          </table:table-cell>
          <table:table-cell table:number-columns-repeated="5"/>
        </table:table-row>
        <table:table-row table:style-name="ro1">
          <table:table-cell office:value-type="float" office:value="402227" calcext:value-type="float">
            <text:p>402227</text:p>
          </table:table-cell>
          <table:table-cell office:value-type="float" office:value="550" calcext:value-type="float">
            <text:p>550</text:p>
          </table:table-cell>
          <table:table-cell table:number-columns-repeated="5"/>
        </table:table-row>
        <table:table-row table:style-name="ro1">
          <table:table-cell office:value-type="float" office:value="403271" calcext:value-type="float">
            <text:p>403271</text:p>
          </table:table-cell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float" office:value="412429" calcext:value-type="float">
            <text:p>412429</text:p>
          </table:table-cell>
          <table:table-cell office:value-type="float" office:value="647" calcext:value-type="float">
            <text:p>647</text:p>
          </table:table-cell>
          <table:table-cell table:number-columns-repeated="5"/>
        </table:table-row>
        <table:table-row table:style-name="ro1">
          <table:table-cell office:value-type="float" office:value="422471" calcext:value-type="float">
            <text:p>422471</text:p>
          </table:table-cell>
          <table:table-cell office:value-type="float" office:value="1852" calcext:value-type="float">
            <text:p>1852</text:p>
          </table:table-cell>
          <table:table-cell table:number-columns-repeated="5"/>
        </table:table-row>
        <table:table-row table:style-name="ro1">
          <table:table-cell office:value-type="float" office:value="425115" calcext:value-type="float">
            <text:p>425115</text:p>
          </table:table-cell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1">
          <table:table-cell office:value-type="float" office:value="435058" calcext:value-type="float">
            <text:p>435058</text:p>
          </table:table-cell>
          <table:table-cell office:value-type="float" office:value="1498" calcext:value-type="float">
            <text:p>1498</text:p>
          </table:table-cell>
          <table:table-cell table:number-columns-repeated="5"/>
        </table:table-row>
        <table:table-row table:style-name="ro1">
          <table:table-cell office:value-type="float" office:value="435654" calcext:value-type="float">
            <text:p>435654</text:p>
          </table:table-cell>
          <table:table-cell office:value-type="float" office:value="861" calcext:value-type="float">
            <text:p>861</text:p>
          </table:table-cell>
          <table:table-cell table:number-columns-repeated="5"/>
        </table:table-row>
        <table:table-row table:style-name="ro1">
          <table:table-cell office:value-type="float" office:value="443567" calcext:value-type="float">
            <text:p>443567</text:p>
          </table:table-cell>
          <table:table-cell office:value-type="float" office:value="1583" calcext:value-type="float">
            <text:p>1583</text:p>
          </table:table-cell>
          <table:table-cell table:number-columns-repeated="5"/>
        </table:table-row>
        <table:table-row table:style-name="ro1">
          <table:table-cell office:value-type="float" office:value="446022" calcext:value-type="float">
            <text:p>446022</text:p>
          </table:table-cell>
          <table:table-cell office:value-type="float" office:value="637" calcext:value-type="float">
            <text:p>637</text:p>
          </table:table-cell>
          <table:table-cell table:number-columns-repeated="5"/>
        </table:table-row>
        <table:table-row table:style-name="ro1">
          <table:table-cell office:value-type="float" office:value="476321" calcext:value-type="float">
            <text:p>476321</text:p>
          </table:table-cell>
          <table:table-cell office:value-type="float" office:value="568" calcext:value-type="float">
            <text:p>568</text:p>
          </table:table-cell>
          <table:table-cell table:number-columns-repeated="5"/>
        </table:table-row>
        <table:table-row table:style-name="ro1">
          <table:table-cell office:value-type="float" office:value="491275" calcext:value-type="float">
            <text:p>491275</text:p>
          </table:table-cell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1">
          <table:table-cell office:value-type="float" office:value="497336" calcext:value-type="float">
            <text:p>497336</text:p>
          </table:table-cell>
          <table:table-cell office:value-type="float" office:value="953" calcext:value-type="float">
            <text:p>953</text:p>
          </table:table-cell>
          <table:table-cell table:number-columns-repeated="5"/>
        </table:table-row>
        <table:table-row table:style-name="ro1">
          <table:table-cell office:value-type="float" office:value="497841" calcext:value-type="float">
            <text:p>497841</text:p>
          </table:table-cell>
          <table:table-cell office:value-type="float" office:value="591" calcext:value-type="float">
            <text:p>591</text:p>
          </table:table-cell>
          <table:table-cell table:number-columns-repeated="5"/>
        </table:table-row>
        <table:table-row table:style-name="ro1">
          <table:table-cell office:value-type="float" office:value="498797" calcext:value-type="float">
            <text:p>498797</text:p>
          </table:table-cell>
          <table:table-cell office:value-type="float" office:value="918" calcext:value-type="float">
            <text:p>918</text:p>
          </table:table-cell>
          <table:table-cell table:number-columns-repeated="5"/>
        </table:table-row>
        <table:table-row table:style-name="ro1">
          <table:table-cell office:value-type="float" office:value="525025" calcext:value-type="float">
            <text:p>525025</text:p>
          </table:table-cell>
          <table:table-cell office:value-type="float" office:value="1104" calcext:value-type="float">
            <text:p>1104</text:p>
          </table:table-cell>
          <table:table-cell table:number-columns-repeated="5"/>
        </table:table-row>
        <table:table-row table:style-name="ro1">
          <table:table-cell office:value-type="float" office:value="528269" calcext:value-type="float">
            <text:p>528269</text:p>
          </table:table-cell>
          <table:table-cell office:value-type="float" office:value="796" calcext:value-type="float">
            <text:p>796</text:p>
          </table:table-cell>
          <table:table-cell table:number-columns-repeated="5"/>
        </table:table-row>
        <table:table-row table:style-name="ro1">
          <table:table-cell office:value-type="float" office:value="555995" calcext:value-type="float">
            <text:p>555995</text:p>
          </table:table-cell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1">
          <table:table-cell office:value-type="float" office:value="561148" calcext:value-type="float">
            <text:p>561148</text:p>
          </table:table-cell>
          <table:table-cell office:value-type="float" office:value="559" calcext:value-type="float">
            <text:p>559</text:p>
          </table:table-cell>
          <table:table-cell table:number-columns-repeated="5"/>
        </table:table-row>
        <table:table-row table:style-name="ro1">
          <table:table-cell office:value-type="float" office:value="565143" calcext:value-type="float">
            <text:p>565143</text:p>
          </table:table-cell>
          <table:table-cell office:value-type="float" office:value="1159" calcext:value-type="float">
            <text:p>1159</text:p>
          </table:table-cell>
          <table:table-cell table:number-columns-repeated="5"/>
        </table:table-row>
        <table:table-row table:style-name="ro1">
          <table:table-cell office:value-type="float" office:value="579345" calcext:value-type="float">
            <text:p>579345</text:p>
          </table:table-cell>
          <table:table-cell office:value-type="float" office:value="947" calcext:value-type="float">
            <text:p>947</text:p>
          </table:table-cell>
          <table:table-cell table:number-columns-repeated="5"/>
        </table:table-row>
        <table:table-row table:style-name="ro1">
          <table:table-cell office:value-type="float" office:value="582088" calcext:value-type="float">
            <text:p>582088</text:p>
          </table:table-cell>
          <table:table-cell office:value-type="float" office:value="913" calcext:value-type="float">
            <text:p>913</text:p>
          </table:table-cell>
          <table:table-cell table:number-columns-repeated="5"/>
        </table:table-row>
        <table:table-row table:style-name="ro1">
          <table:table-cell office:value-type="float" office:value="583727" calcext:value-type="float">
            <text:p>583727</text:p>
          </table:table-cell>
          <table:table-cell office:value-type="float" office:value="754" calcext:value-type="float">
            <text:p>754</text:p>
          </table:table-cell>
          <table:table-cell table:number-columns-repeated="5"/>
        </table:table-row>
        <table:table-row table:style-name="ro1">
          <table:table-cell office:value-type="float" office:value="591932" calcext:value-type="float">
            <text:p>591932</text:p>
          </table:table-cell>
          <table:table-cell office:value-type="float" office:value="636" calcext:value-type="float">
            <text:p>636</text:p>
          </table:table-cell>
          <table:table-cell table:number-columns-repeated="5"/>
        </table:table-row>
        <table:table-row table:style-name="ro1">
          <table:table-cell office:value-type="float" office:value="600392" calcext:value-type="float">
            <text:p>600392</text:p>
          </table:table-cell>
          <table:table-cell office:value-type="float" office:value="581" calcext:value-type="float">
            <text:p>581</text:p>
          </table:table-cell>
          <table:table-cell table:number-columns-repeated="5"/>
        </table:table-row>
        <table:table-row table:style-name="ro1">
          <table:table-cell office:value-type="float" office:value="601708" calcext:value-type="float">
            <text:p>601708</text:p>
          </table:table-cell>
          <table:table-cell office:value-type="float" office:value="621" calcext:value-type="float">
            <text:p>621</text:p>
          </table:table-cell>
          <table:table-cell table:number-columns-repeated="5"/>
        </table:table-row>
        <table:table-row table:style-name="ro1">
          <table:table-cell office:value-type="float" office:value="601854" calcext:value-type="float">
            <text:p>601854</text:p>
          </table:table-cell>
          <table:table-cell office:value-type="float" office:value="565" calcext:value-type="float">
            <text:p>565</text:p>
          </table:table-cell>
          <table:table-cell table:number-columns-repeated="5"/>
        </table:table-row>
        <table:table-row table:style-name="ro1">
          <table:table-cell office:value-type="float" office:value="608623" calcext:value-type="float">
            <text:p>608623</text:p>
          </table:table-cell>
          <table:table-cell office:value-type="float" office:value="652" calcext:value-type="float">
            <text:p>652</text:p>
          </table:table-cell>
          <table:table-cell table:number-columns-repeated="5"/>
        </table:table-row>
        <table:table-row table:style-name="ro1">
          <table:table-cell office:value-type="float" office:value="617954" calcext:value-type="float">
            <text:p>617954</text:p>
          </table:table-cell>
          <table:table-cell office:value-type="float" office:value="590" calcext:value-type="float">
            <text:p>590</text:p>
          </table:table-cell>
          <table:table-cell table:number-columns-repeated="5"/>
        </table:table-row>
        <table:table-row table:style-name="ro1">
          <table:table-cell office:value-type="float" office:value="628811" calcext:value-type="float">
            <text:p>628811</text:p>
          </table:table-cell>
          <table:table-cell office:value-type="float" office:value="937" calcext:value-type="float">
            <text:p>937</text:p>
          </table:table-cell>
          <table:table-cell table:number-columns-repeated="5"/>
        </table:table-row>
        <table:table-row table:style-name="ro1">
          <table:table-cell office:value-type="float" office:value="669364" calcext:value-type="float">
            <text:p>669364</text:p>
          </table:table-cell>
          <table:table-cell office:value-type="float" office:value="733" calcext:value-type="float">
            <text:p>733</text:p>
          </table:table-cell>
          <table:table-cell table:number-columns-repeated="5"/>
        </table:table-row>
        <table:table-row table:style-name="ro1">
          <table:table-cell office:value-type="float" office:value="669531" calcext:value-type="float">
            <text:p>669531</text:p>
          </table:table-cell>
          <table:table-cell office:value-type="float" office:value="564" calcext:value-type="float">
            <text:p>564</text:p>
          </table:table-cell>
          <table:table-cell table:number-columns-repeated="5"/>
        </table:table-row>
        <table:table-row table:style-name="ro1">
          <table:table-cell office:value-type="float" office:value="671641" calcext:value-type="float">
            <text:p>671641</text:p>
          </table:table-cell>
          <table:table-cell office:value-type="float" office:value="1602" calcext:value-type="float">
            <text:p>1602</text:p>
          </table:table-cell>
          <table:table-cell table:number-columns-repeated="5"/>
        </table:table-row>
        <table:table-row table:style-name="ro1">
          <table:table-cell office:value-type="float" office:value="679436" calcext:value-type="float">
            <text:p>679436</text:p>
          </table:table-cell>
          <table:table-cell office:value-type="float" office:value="925" calcext:value-type="float">
            <text:p>925</text:p>
          </table:table-cell>
          <table:table-cell table:number-columns-repeated="5"/>
        </table:table-row>
        <table:table-row table:style-name="ro1">
          <table:table-cell office:value-type="float" office:value="682480" calcext:value-type="float">
            <text:p>682480</text:p>
          </table:table-cell>
          <table:table-cell office:value-type="float" office:value="526" calcext:value-type="float">
            <text:p>526</text:p>
          </table:table-cell>
          <table:table-cell table:number-columns-repeated="5"/>
        </table:table-row>
        <table:table-row table:style-name="ro1">
          <table:table-cell office:value-type="float" office:value="691082" calcext:value-type="float">
            <text:p>691082</text:p>
          </table:table-cell>
          <table:table-cell office:value-type="float" office:value="559" calcext:value-type="float">
            <text:p>559</text:p>
          </table:table-cell>
          <table:table-cell table:number-columns-repeated="5"/>
        </table:table-row>
        <table:table-row table:style-name="ro1">
          <table:table-cell office:value-type="float" office:value="692326" calcext:value-type="float">
            <text:p>692326</text:p>
          </table:table-cell>
          <table:table-cell office:value-type="float" office:value="513" calcext:value-type="float">
            <text:p>513</text:p>
          </table:table-cell>
          <table:table-cell table:number-columns-repeated="5"/>
        </table:table-row>
        <table:table-row table:style-name="ro1">
          <table:table-cell office:value-type="float" office:value="694246" calcext:value-type="float">
            <text:p>694246</text:p>
          </table:table-cell>
          <table:table-cell office:value-type="float" office:value="535" calcext:value-type="float">
            <text:p>535</text:p>
          </table:table-cell>
          <table:table-cell table:number-columns-repeated="5"/>
        </table:table-row>
        <table:table-row table:style-name="ro1">
          <table:table-cell office:value-type="float" office:value="699389" calcext:value-type="float">
            <text:p>699389</text:p>
          </table:table-cell>
          <table:table-cell office:value-type="float" office:value="508" calcext:value-type="float">
            <text:p>508</text:p>
          </table:table-cell>
          <table:table-cell table:number-columns-repeated="5"/>
        </table:table-row>
        <table:table-row table:style-name="ro1">
          <table:table-cell office:value-type="float" office:value="700766" calcext:value-type="float">
            <text:p>700766</text:p>
          </table:table-cell>
          <table:table-cell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office:value-type="float" office:value="711391" calcext:value-type="float">
            <text:p>711391</text:p>
          </table:table-cell>
          <table:table-cell office:value-type="float" office:value="1516" calcext:value-type="float">
            <text:p>1516</text:p>
          </table:table-cell>
          <table:table-cell table:number-columns-repeated="5"/>
        </table:table-row>
        <table:table-row table:style-name="ro1">
          <table:table-cell office:value-type="float" office:value="721022" calcext:value-type="float">
            <text:p>721022</text:p>
          </table:table-cell>
          <table:table-cell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float" office:value="723190" calcext:value-type="float">
            <text:p>723190</text:p>
          </table:table-cell>
          <table:table-cell office:value-type="float" office:value="1081" calcext:value-type="float">
            <text:p>1081</text:p>
          </table:table-cell>
          <table:table-cell table:number-columns-repeated="5"/>
        </table:table-row>
        <table:table-row table:style-name="ro1">
          <table:table-cell office:value-type="float" office:value="728757" calcext:value-type="float">
            <text:p>728757</text:p>
          </table:table-cell>
          <table:table-cell office:value-type="float" office:value="558" calcext:value-type="float">
            <text:p>558</text:p>
          </table:table-cell>
          <table:table-cell table:number-columns-repeated="5"/>
        </table:table-row>
        <table:table-row table:style-name="ro1">
          <table:table-cell office:value-type="float" office:value="733618" calcext:value-type="float">
            <text:p>733618</text:p>
          </table:table-cell>
          <table:table-cell office:value-type="float" office:value="891" calcext:value-type="float">
            <text:p>891</text:p>
          </table:table-cell>
          <table:table-cell table:number-columns-repeated="5"/>
        </table:table-row>
        <table:table-row table:style-name="ro1">
          <table:table-cell office:value-type="float" office:value="754766" calcext:value-type="float">
            <text:p>754766</text:p>
          </table:table-cell>
          <table:table-cell office:value-type="float" office:value="762" calcext:value-type="float">
            <text:p>762</text:p>
          </table:table-cell>
          <table:table-cell table:number-columns-repeated="5"/>
        </table:table-row>
        <table:table-row table:style-name="ro1">
          <table:table-cell office:value-type="float" office:value="756675" calcext:value-type="float">
            <text:p>756675</text:p>
          </table:table-cell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office:value-type="float" office:value="761302" calcext:value-type="float">
            <text:p>761302</text:p>
          </table:table-cell>
          <table:table-cell office:value-type="float" office:value="619" calcext:value-type="float">
            <text:p>619</text:p>
          </table:table-cell>
          <table:table-cell table:number-columns-repeated="5"/>
        </table:table-row>
        <table:table-row table:style-name="ro1">
          <table:table-cell office:value-type="float" office:value="763056" calcext:value-type="float">
            <text:p>763056</text:p>
          </table:table-cell>
          <table:table-cell office:value-type="float" office:value="697" calcext:value-type="float">
            <text:p>697</text:p>
          </table:table-cell>
          <table:table-cell table:number-columns-repeated="5"/>
        </table:table-row>
        <table:table-row table:style-name="ro1">
          <table:table-cell office:value-type="float" office:value="767888" calcext:value-type="float">
            <text:p>767888</text:p>
          </table:table-cell>
          <table:table-cell office:value-type="float" office:value="1284" calcext:value-type="float">
            <text:p>1284</text:p>
          </table:table-cell>
          <table:table-cell table:number-columns-repeated="5"/>
        </table:table-row>
        <table:table-row table:style-name="ro1">
          <table:table-cell office:value-type="float" office:value="781069" calcext:value-type="float">
            <text:p>781069</text:p>
          </table:table-cell>
          <table:table-cell office:value-type="float" office:value="610" calcext:value-type="float">
            <text:p>610</text:p>
          </table:table-cell>
          <table:table-cell table:number-columns-repeated="5"/>
        </table:table-row>
        <table:table-row table:style-name="ro1">
          <table:table-cell office:value-type="float" office:value="792334" calcext:value-type="float">
            <text:p>792334</text:p>
          </table:table-cell>
          <table:table-cell office:value-type="float" office:value="734" calcext:value-type="float">
            <text:p>734</text:p>
          </table:table-cell>
          <table:table-cell table:number-columns-repeated="5"/>
        </table:table-row>
        <table:table-row table:style-name="ro1">
          <table:table-cell office:value-type="float" office:value="798177" calcext:value-type="float">
            <text:p>798177</text:p>
          </table:table-cell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1">
          <table:table-cell office:value-type="float" office:value="799318" calcext:value-type="float">
            <text:p>799318</text:p>
          </table:table-cell>
          <table:table-cell office:value-type="float" office:value="546" calcext:value-type="float">
            <text:p>546</text:p>
          </table:table-cell>
          <table:table-cell table:number-columns-repeated="5"/>
        </table:table-row>
        <table:table-row table:style-name="ro1">
          <table:table-cell office:value-type="float" office:value="800724" calcext:value-type="float">
            <text:p>800724</text:p>
          </table:table-cell>
          <table:table-cell office:value-type="float" office:value="1175" calcext:value-type="float">
            <text:p>1175</text:p>
          </table:table-cell>
          <table:table-cell table:number-columns-repeated="5"/>
        </table:table-row>
        <table:table-row table:style-name="ro1">
          <table:table-cell office:value-type="float" office:value="803195" calcext:value-type="float">
            <text:p>803195</text:p>
          </table:table-cell>
          <table:table-cell office:value-type="float" office:value="517" calcext:value-type="float">
            <text:p>517</text:p>
          </table:table-cell>
          <table:table-cell table:number-columns-repeated="5"/>
        </table:table-row>
        <table:table-row table:style-name="ro1">
          <table:table-cell office:value-type="float" office:value="808351" calcext:value-type="float">
            <text:p>808351</text:p>
          </table:table-cell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1">
          <table:table-cell office:value-type="float" office:value="816235" calcext:value-type="float">
            <text:p>816235</text:p>
          </table:table-cell>
          <table:table-cell office:value-type="float" office:value="728" calcext:value-type="float">
            <text:p>728</text:p>
          </table:table-cell>
          <table:table-cell table:number-columns-repeated="5"/>
        </table:table-row>
        <table:table-row table:style-name="ro1">
          <table:table-cell office:value-type="float" office:value="825924" calcext:value-type="float">
            <text:p>825924</text:p>
          </table:table-cell>
          <table:table-cell office:value-type="float" office:value="605" calcext:value-type="float">
            <text:p>605</text:p>
          </table:table-cell>
          <table:table-cell table:number-columns-repeated="5"/>
        </table:table-row>
        <table:table-row table:style-name="ro1">
          <table:table-cell office:value-type="float" office:value="843043" calcext:value-type="float">
            <text:p>843043</text:p>
          </table:table-cell>
          <table:table-cell office:value-type="float" office:value="1166" calcext:value-type="float">
            <text:p>1166</text:p>
          </table:table-cell>
          <table:table-cell table:number-columns-repeated="5"/>
        </table:table-row>
        <table:table-row table:style-name="ro1">
          <table:table-cell office:value-type="float" office:value="847833" calcext:value-type="float">
            <text:p>847833</text:p>
          </table:table-cell>
          <table:table-cell office:value-type="float" office:value="785" calcext:value-type="float">
            <text:p>785</text:p>
          </table:table-cell>
          <table:table-cell table:number-columns-repeated="5"/>
        </table:table-row>
        <table:table-row table:style-name="ro1">
          <table:table-cell office:value-type="float" office:value="860899" calcext:value-type="float">
            <text:p>860899</text:p>
          </table:table-cell>
          <table:table-cell office:value-type="float" office:value="942" calcext:value-type="float">
            <text:p>942</text:p>
          </table:table-cell>
          <table:table-cell table:number-columns-repeated="5"/>
        </table:table-row>
        <table:table-row table:style-name="ro1">
          <table:table-cell office:value-type="float" office:value="870381" calcext:value-type="float">
            <text:p>870381</text:p>
          </table:table-cell>
          <table:table-cell office:value-type="float" office:value="595" calcext:value-type="float">
            <text:p>595</text:p>
          </table:table-cell>
          <table:table-cell table:number-columns-repeated="5"/>
        </table:table-row>
        <table:table-row table:style-name="ro1">
          <table:table-cell office:value-type="float" office:value="877480" calcext:value-type="float">
            <text:p>877480</text:p>
          </table:table-cell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float" office:value="882828" calcext:value-type="float">
            <text:p>882828</text:p>
          </table:table-cell>
          <table:table-cell office:value-type="float" office:value="617" calcext:value-type="float">
            <text:p>617</text:p>
          </table:table-cell>
          <table:table-cell table:number-columns-repeated="5"/>
        </table:table-row>
        <table:table-row table:style-name="ro1">
          <table:table-cell office:value-type="float" office:value="892099" calcext:value-type="float">
            <text:p>892099</text:p>
          </table:table-cell>
          <table:table-cell office:value-type="float" office:value="596" calcext:value-type="float">
            <text:p>596</text:p>
          </table:table-cell>
          <table:table-cell table:number-columns-repeated="5"/>
        </table:table-row>
        <table:table-row table:style-name="ro1">
          <table:table-cell office:value-type="float" office:value="901695" calcext:value-type="float">
            <text:p>901695</text:p>
          </table:table-cell>
          <table:table-cell office:value-type="float" office:value="653" calcext:value-type="float">
            <text:p>653</text:p>
          </table:table-cell>
          <table:table-cell table:number-columns-repeated="5"/>
        </table:table-row>
        <table:table-row table:style-name="ro1">
          <table:table-cell office:value-type="float" office:value="904858" calcext:value-type="float">
            <text:p>904858</text:p>
          </table:table-cell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1">
          <table:table-cell office:value-type="float" office:value="916473" calcext:value-type="float">
            <text:p>916473</text:p>
          </table:table-cell>
          <table:table-cell office:value-type="float" office:value="557" calcext:value-type="float">
            <text:p>557</text:p>
          </table:table-cell>
          <table:table-cell table:number-columns-repeated="5"/>
        </table:table-row>
        <table:table-row table:style-name="ro1">
          <table:table-cell office:value-type="float" office:value="924691" calcext:value-type="float">
            <text:p>924691</text:p>
          </table:table-cell>
          <table:table-cell office:value-type="float" office:value="747" calcext:value-type="float">
            <text:p>747</text:p>
          </table:table-cell>
          <table:table-cell table:number-columns-repeated="5"/>
        </table:table-row>
        <table:table-row table:style-name="ro1">
          <table:table-cell office:value-type="float" office:value="926200" calcext:value-type="float">
            <text:p>926200</text:p>
          </table:table-cell>
          <table:table-cell office:value-type="float" office:value="678" calcext:value-type="float">
            <text:p>678</text:p>
          </table:table-cell>
          <table:table-cell table:number-columns-repeated="5"/>
        </table:table-row>
        <table:table-row table:style-name="ro1">
          <table:table-cell office:value-type="float" office:value="926926" calcext:value-type="float">
            <text:p>926926</text:p>
          </table:table-cell>
          <table:table-cell office:value-type="float" office:value="545" calcext:value-type="float">
            <text:p>545</text:p>
          </table:table-cell>
          <table:table-cell table:number-columns-repeated="5"/>
        </table:table-row>
        <table:table-row table:style-name="ro1">
          <table:table-cell office:value-type="float" office:value="929313" calcext:value-type="float">
            <text:p>929313</text:p>
          </table:table-cell>
          <table:table-cell office:value-type="float" office:value="841" calcext:value-type="float">
            <text:p>841</text:p>
          </table:table-cell>
          <table:table-cell table:number-columns-repeated="5"/>
        </table:table-row>
        <table:table-row table:style-name="ro1">
          <table:table-cell office:value-type="float" office:value="935958" calcext:value-type="float">
            <text:p>935958</text:p>
          </table:table-cell>
          <table:table-cell office:value-type="float" office:value="657" calcext:value-type="float">
            <text:p>657</text:p>
          </table:table-cell>
          <table:table-cell table:number-columns-repeated="5"/>
        </table:table-row>
        <table:table-row table:style-name="ro1">
          <table:table-cell office:value-type="float" office:value="936006" calcext:value-type="float">
            <text:p>936006</text:p>
          </table:table-cell>
          <table:table-cell office:value-type="float" office:value="541" calcext:value-type="float">
            <text:p>541</text:p>
          </table:table-cell>
          <table:table-cell table:number-columns-repeated="5"/>
        </table:table-row>
        <table:table-row table:style-name="ro1">
          <table:table-cell office:value-type="float" office:value="938151" calcext:value-type="float">
            <text:p>938151</text:p>
          </table:table-cell>
          <table:table-cell office:value-type="float" office:value="581" calcext:value-type="float">
            <text:p>581</text:p>
          </table:table-cell>
          <table:table-cell table:number-columns-repeated="5"/>
        </table:table-row>
        <table:table-row table:style-name="ro1">
          <table:table-cell office:value-type="float" office:value="945128" calcext:value-type="float">
            <text:p>945128</text:p>
          </table:table-cell>
          <table:table-cell office:value-type="float" office:value="774" calcext:value-type="float">
            <text:p>774</text:p>
          </table:table-cell>
          <table:table-cell table:number-columns-repeated="5"/>
        </table:table-row>
        <table:table-row table:style-name="ro1">
          <table:table-cell office:value-type="float" office:value="956856" calcext:value-type="float">
            <text:p>956856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1">
          <table:table-cell office:value-type="float" office:value="956953" calcext:value-type="float">
            <text:p>956953</text:p>
          </table:table-cell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float" office:value="966302" calcext:value-type="float">
            <text:p>966302</text:p>
          </table:table-cell>
          <table:table-cell office:value-type="float" office:value="1794" calcext:value-type="float">
            <text:p>1794</text:p>
          </table:table-cell>
          <table:table-cell table:number-columns-repeated="5"/>
        </table:table-row>
        <table:table-row table:style-name="ro1">
          <table:table-cell office:value-type="float" office:value="967701" calcext:value-type="float">
            <text:p>967701</text:p>
          </table:table-cell>
          <table:table-cell office:value-type="float" office:value="536" calcext:value-type="float">
            <text:p>536</text:p>
          </table:table-cell>
          <table:table-cell table:number-columns-repeated="5"/>
        </table:table-row>
        <table:table-row table:style-name="ro1">
          <table:table-cell office:value-type="float" office:value="972173" calcext:value-type="float">
            <text:p>972173</text:p>
          </table:table-cell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1">
          <table:table-cell office:value-type="float" office:value="973722" calcext:value-type="float">
            <text:p>973722</text:p>
          </table:table-cell>
          <table:table-cell office:value-type="float" office:value="529" calcext:value-type="float">
            <text:p>529</text:p>
          </table:table-cell>
          <table:table-cell table:number-columns-repeated="5"/>
        </table:table-row>
        <table:table-row table:style-name="ro1">
          <table:table-cell office:value-type="float" office:value="980014" calcext:value-type="float">
            <text:p>980014</text:p>
          </table:table-cell>
          <table:table-cell office:value-type="float" office:value="581" calcext:value-type="float">
            <text:p>581</text:p>
          </table:table-cell>
          <table:table-cell table:number-columns-repeated="5"/>
        </table:table-row>
        <table:table-row table:style-name="ro1">
          <table:table-cell office:value-type="float" office:value="983921" calcext:value-type="float">
            <text:p>983921</text:p>
          </table:table-cell>
          <table:table-cell office:value-type="float" office:value="532" calcext:value-type="float">
            <text:p>532</text:p>
          </table:table-cell>
          <table:table-cell table:number-columns-repeated="5"/>
        </table:table-row>
        <table:table-row table:style-name="ro1">
          <table:table-cell office:value-type="float" office:value="987197" calcext:value-type="float">
            <text:p>987197</text:p>
          </table:table-cell>
          <table:table-cell office:value-type="float" office:value="619" calcext:value-type="float">
            <text:p>619</text:p>
          </table:table-cell>
          <table:table-cell table:number-columns-repeated="5"/>
        </table:table-row>
        <table:table-row table:style-name="ro1">
          <table:table-cell office:value-type="float" office:value="992901" calcext:value-type="float">
            <text:p>992901</text:p>
          </table:table-cell>
          <table:table-cell office:value-type="float" office:value="1003" calcext:value-type="float">
            <text:p>1003</text:p>
          </table:table-cell>
          <table:table-cell table:number-columns-repeated="5"/>
        </table:table-row>
        <table:table-row table:style-name="ro1">
          <table:table-cell office:value-type="float" office:value="997696" calcext:value-type="float">
            <text:p>997696</text:p>
          </table:table-cell>
          <table:table-cell office:value-type="float" office:value="587" calcext:value-type="float">
            <text:p>587</text:p>
          </table:table-cell>
          <table:table-cell table:number-columns-repeated="5"/>
        </table:table-row>
        <table:table-row table:style-name="ro1">
          <table:table-cell office:value-type="float" office:value="999704" calcext:value-type="float">
            <text:p>999704</text:p>
          </table:table-cell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1">
          <table:table-cell office:value-type="float" office:value="1007644" calcext:value-type="float">
            <text:p>1007644</text:p>
          </table:table-cell>
          <table:table-cell office:value-type="float" office:value="513" calcext:value-type="float">
            <text:p>513</text:p>
          </table:table-cell>
          <table:table-cell table:number-columns-repeated="5"/>
        </table:table-row>
        <table:table-row table:style-name="ro1">
          <table:table-cell office:value-type="float" office:value="1012899" calcext:value-type="float">
            <text:p>1012899</text:p>
          </table:table-cell>
          <table:table-cell office:value-type="float" office:value="712" calcext:value-type="float">
            <text:p>712</text:p>
          </table:table-cell>
          <table:table-cell table:number-columns-repeated="5"/>
        </table:table-row>
        <table:table-row table:style-name="ro1">
          <table:table-cell office:value-type="float" office:value="1018784" calcext:value-type="float">
            <text:p>1018784</text:p>
          </table:table-cell>
          <table:table-cell office:value-type="float" office:value="782" calcext:value-type="float">
            <text:p>782</text:p>
          </table:table-cell>
          <table:table-cell table:number-columns-repeated="5"/>
        </table:table-row>
        <table:table-row table:style-name="ro1">
          <table:table-cell office:value-type="float" office:value="1019326" calcext:value-type="float">
            <text:p>1019326</text:p>
          </table:table-cell>
          <table:table-cell office:value-type="float" office:value="992" calcext:value-type="float">
            <text:p>992</text:p>
          </table:table-cell>
          <table:table-cell table:number-columns-repeated="5"/>
        </table:table-row>
        <table:table-row table:style-name="ro1">
          <table:table-cell office:value-type="float" office:value="1029470" calcext:value-type="float">
            <text:p>1029470</text:p>
          </table:table-cell>
          <table:table-cell office:value-type="float" office:value="658" calcext:value-type="float">
            <text:p>658</text:p>
          </table:table-cell>
          <table:table-cell table:number-columns-repeated="5"/>
        </table:table-row>
        <table:table-row table:style-name="ro1">
          <table:table-cell office:value-type="float" office:value="1043616" calcext:value-type="float">
            <text:p>1043616</text:p>
          </table:table-cell>
          <table:table-cell office:value-type="float" office:value="689" calcext:value-type="float">
            <text:p>689</text:p>
          </table:table-cell>
          <table:table-cell table:number-columns-repeated="5"/>
        </table:table-row>
        <table:table-row table:style-name="ro1">
          <table:table-cell office:value-type="float" office:value="1056746" calcext:value-type="float">
            <text:p>1056746</text:p>
          </table:table-cell>
          <table:table-cell office:value-type="float" office:value="526" calcext:value-type="float">
            <text:p>526</text:p>
          </table:table-cell>
          <table:table-cell table:number-columns-repeated="5"/>
        </table:table-row>
        <table:table-row table:style-name="ro1">
          <table:table-cell office:value-type="float" office:value="1059927" calcext:value-type="float">
            <text:p>1059927</text:p>
          </table:table-cell>
          <table:table-cell office:value-type="float" office:value="701" calcext:value-type="float">
            <text:p>701</text:p>
          </table:table-cell>
          <table:table-cell table:number-columns-repeated="5"/>
        </table:table-row>
        <table:table-row table:style-name="ro1">
          <table:table-cell office:value-type="float" office:value="1063419" calcext:value-type="float">
            <text:p>1063419</text:p>
          </table:table-cell>
          <table:table-cell office:value-type="float" office:value="621" calcext:value-type="float">
            <text:p>621</text:p>
          </table:table-cell>
          <table:table-cell table:number-columns-repeated="5"/>
        </table:table-row>
        <table:table-row table:style-name="ro1">
          <table:table-cell office:value-type="float" office:value="1064524" calcext:value-type="float">
            <text:p>1064524</text:p>
          </table:table-cell>
          <table:table-cell office:value-type="float" office:value="890" calcext:value-type="float">
            <text:p>890</text:p>
          </table:table-cell>
          <table:table-cell table:number-columns-repeated="5"/>
        </table:table-row>
        <table:table-row table:style-name="ro1">
          <table:table-cell office:value-type="float" office:value="1065616" calcext:value-type="float">
            <text:p>1065616</text:p>
          </table:table-cell>
          <table:table-cell office:value-type="float" office:value="1528" calcext:value-type="float">
            <text:p>1528</text:p>
          </table:table-cell>
          <table:table-cell table:number-columns-repeated="5"/>
        </table:table-row>
        <table:table-row table:style-name="ro1">
          <table:table-cell office:value-type="float" office:value="1082963" calcext:value-type="float">
            <text:p>1082963</text:p>
          </table:table-cell>
          <table:table-cell office:value-type="float" office:value="524" calcext:value-type="float">
            <text:p>524</text:p>
          </table:table-cell>
          <table:table-cell table:number-columns-repeated="5"/>
        </table:table-row>
        <table:table-row table:style-name="ro1">
          <table:table-cell office:value-type="float" office:value="1088858" calcext:value-type="float">
            <text:p>1088858</text:p>
          </table:table-cell>
          <table:table-cell office:value-type="float" office:value="745" calcext:value-type="float">
            <text:p>745</text:p>
          </table:table-cell>
          <table:table-cell table:number-columns-repeated="5"/>
        </table:table-row>
        <table:table-row table:style-name="ro1">
          <table:table-cell office:value-type="float" office:value="1094380" calcext:value-type="float">
            <text:p>1094380</text:p>
          </table:table-cell>
          <table:table-cell office:value-type="float" office:value="712" calcext:value-type="float">
            <text:p>712</text:p>
          </table:table-cell>
          <table:table-cell table:number-columns-repeated="5"/>
        </table:table-row>
        <table:table-row table:style-name="ro1">
          <table:table-cell office:value-type="float" office:value="1109238" calcext:value-type="float">
            <text:p>1109238</text:p>
          </table:table-cell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1">
          <table:table-cell office:value-type="float" office:value="1114725" calcext:value-type="float">
            <text:p>1114725</text:p>
          </table:table-cell>
          <table:table-cell office:value-type="float" office:value="596" calcext:value-type="float">
            <text:p>596</text:p>
          </table:table-cell>
          <table:table-cell table:number-columns-repeated="5"/>
        </table:table-row>
        <table:table-row table:style-name="ro1">
          <table:table-cell office:value-type="float" office:value="1123729" calcext:value-type="float">
            <text:p>1123729</text:p>
          </table:table-cell>
          <table:table-cell office:value-type="float" office:value="673" calcext:value-type="float">
            <text:p>673</text:p>
          </table:table-cell>
          <table:table-cell table:number-columns-repeated="5"/>
        </table:table-row>
        <table:table-row table:style-name="ro1">
          <table:table-cell office:value-type="float" office:value="1130732" calcext:value-type="float">
            <text:p>1130732</text:p>
          </table:table-cell>
          <table:table-cell office:value-type="float" office:value="557" calcext:value-type="float">
            <text:p>557</text:p>
          </table:table-cell>
          <table:table-cell table:number-columns-repeated="5"/>
        </table:table-row>
        <table:table-row table:style-name="ro1">
          <table:table-cell office:value-type="float" office:value="1137983" calcext:value-type="float">
            <text:p>1137983</text:p>
          </table:table-cell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1">
          <table:table-cell office:value-type="float" office:value="1138128" calcext:value-type="float">
            <text:p>1138128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office:value-type="float" office:value="1142666" calcext:value-type="float">
            <text:p>1142666</text:p>
          </table:table-cell>
          <table:table-cell office:value-type="float" office:value="502" calcext:value-type="float">
            <text:p>502</text:p>
          </table:table-cell>
          <table:table-cell table:number-columns-repeated="5"/>
        </table:table-row>
        <table:table-row table:style-name="ro1">
          <table:table-cell office:value-type="float" office:value="1145801" calcext:value-type="float">
            <text:p>1145801</text:p>
          </table:table-cell>
          <table:table-cell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office:value-type="float" office:value="1166406" calcext:value-type="float">
            <text:p>1166406</text:p>
          </table:table-cell>
          <table:table-cell office:value-type="float" office:value="688" calcext:value-type="float">
            <text:p>688</text:p>
          </table:table-cell>
          <table:table-cell table:number-columns-repeated="5"/>
        </table:table-row>
        <table:table-row table:style-name="ro1">
          <table:table-cell office:value-type="float" office:value="1168694" calcext:value-type="float">
            <text:p>1168694</text:p>
          </table:table-cell>
          <table:table-cell office:value-type="float" office:value="568" calcext:value-type="float">
            <text:p>568</text:p>
          </table:table-cell>
          <table:table-cell table:number-columns-repeated="5"/>
        </table:table-row>
        <table:table-row table:style-name="ro1">
          <table:table-cell office:value-type="float" office:value="1172518" calcext:value-type="float">
            <text:p>1172518</text:p>
          </table:table-cell>
          <table:table-cell office:value-type="float" office:value="529" calcext:value-type="float">
            <text:p>529</text:p>
          </table:table-cell>
          <table:table-cell table:number-columns-repeated="5"/>
        </table:table-row>
        <table:table-row table:style-name="ro1">
          <table:table-cell office:value-type="float" office:value="1173478" calcext:value-type="float">
            <text:p>1173478</text:p>
          </table:table-cell>
          <table:table-cell office:value-type="float" office:value="746" calcext:value-type="float">
            <text:p>746</text:p>
          </table:table-cell>
          <table:table-cell table:number-columns-repeated="5"/>
        </table:table-row>
        <table:table-row table:style-name="ro1">
          <table:table-cell office:value-type="float" office:value="1174794" calcext:value-type="float">
            <text:p>1174794</text:p>
          </table:table-cell>
          <table:table-cell office:value-type="float" office:value="539" calcext:value-type="float">
            <text:p>539</text:p>
          </table:table-cell>
          <table:table-cell table:number-columns-repeated="5"/>
        </table:table-row>
        <table:table-row table:style-name="ro1">
          <table:table-cell office:value-type="float" office:value="1188448" calcext:value-type="float">
            <text:p>1188448</text:p>
          </table:table-cell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office:value-type="float" office:value="1208798" calcext:value-type="float">
            <text:p>1208798</text:p>
          </table:table-cell>
          <table:table-cell office:value-type="float" office:value="671" calcext:value-type="float">
            <text:p>671</text:p>
          </table:table-cell>
          <table:table-cell table:number-columns-repeated="5"/>
        </table:table-row>
        <table:table-row table:style-name="ro1">
          <table:table-cell office:value-type="float" office:value="1217662" calcext:value-type="float">
            <text:p>1217662</text:p>
          </table:table-cell>
          <table:table-cell office:value-type="float" office:value="609" calcext:value-type="float">
            <text:p>609</text:p>
          </table:table-cell>
          <table:table-cell table:number-columns-repeated="5"/>
        </table:table-row>
        <table:table-row table:style-name="ro1">
          <table:table-cell office:value-type="float" office:value="1221674" calcext:value-type="float">
            <text:p>1221674</text:p>
          </table:table-cell>
          <table:table-cell office:value-type="float" office:value="807" calcext:value-type="float">
            <text:p>807</text:p>
          </table:table-cell>
          <table:table-cell table:number-columns-repeated="5"/>
        </table:table-row>
        <table:table-row table:style-name="ro1">
          <table:table-cell office:value-type="float" office:value="1242562" calcext:value-type="float">
            <text:p>1242562</text:p>
          </table:table-cell>
          <table:table-cell office:value-type="float" office:value="675" calcext:value-type="float">
            <text:p>675</text:p>
          </table:table-cell>
          <table:table-cell table:number-columns-repeated="5"/>
        </table:table-row>
        <table:table-row table:style-name="ro1">
          <table:table-cell office:value-type="float" office:value="1242850" calcext:value-type="float">
            <text:p>1242850</text:p>
          </table:table-cell>
          <table:table-cell office:value-type="float" office:value="559" calcext:value-type="float">
            <text:p>559</text:p>
          </table:table-cell>
          <table:table-cell table:number-columns-repeated="5"/>
        </table:table-row>
        <table:table-row table:style-name="ro1">
          <table:table-cell office:value-type="float" office:value="1249877" calcext:value-type="float">
            <text:p>1249877</text:p>
          </table:table-cell>
          <table:table-cell office:value-type="float" office:value="660" calcext:value-type="float">
            <text:p>660</text:p>
          </table:table-cell>
          <table:table-cell table:number-columns-repeated="5"/>
        </table:table-row>
        <table:table-row table:style-name="ro1">
          <table:table-cell office:value-type="float" office:value="1259280" calcext:value-type="float">
            <text:p>1259280</text:p>
          </table:table-cell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1">
          <table:table-cell office:value-type="float" office:value="1262881" calcext:value-type="float">
            <text:p>1262881</text:p>
          </table:table-cell>
          <table:table-cell office:value-type="float" office:value="830" calcext:value-type="float">
            <text:p>830</text:p>
          </table:table-cell>
          <table:table-cell table:number-columns-repeated="5"/>
        </table:table-row>
        <table:table-row table:style-name="ro1">
          <table:table-cell office:value-type="float" office:value="1264247" calcext:value-type="float">
            <text:p>1264247</text:p>
          </table:table-cell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1">
          <table:table-cell office:value-type="float" office:value="1271360" calcext:value-type="float">
            <text:p>1271360</text:p>
          </table:table-cell>
          <table:table-cell office:value-type="float" office:value="802" calcext:value-type="float">
            <text:p>802</text:p>
          </table:table-cell>
          <table:table-cell table:number-columns-repeated="5"/>
        </table:table-row>
        <table:table-row table:style-name="ro1">
          <table:table-cell office:value-type="float" office:value="1272137" calcext:value-type="float">
            <text:p>1272137</text:p>
          </table:table-cell>
          <table:table-cell office:value-type="float" office:value="807" calcext:value-type="float">
            <text:p>807</text:p>
          </table:table-cell>
          <table:table-cell table:number-columns-repeated="5"/>
        </table:table-row>
        <table:table-row table:style-name="ro1">
          <table:table-cell office:value-type="float" office:value="1283956" calcext:value-type="float">
            <text:p>1283956</text:p>
          </table:table-cell>
          <table:table-cell office:value-type="float" office:value="530" calcext:value-type="float">
            <text:p>530</text:p>
          </table:table-cell>
          <table:table-cell table:number-columns-repeated="5"/>
        </table:table-row>
        <table:table-row table:style-name="ro1">
          <table:table-cell office:value-type="float" office:value="1294085" calcext:value-type="float">
            <text:p>1294085</text:p>
          </table:table-cell>
          <table:table-cell office:value-type="float" office:value="567" calcext:value-type="float">
            <text:p>567</text:p>
          </table:table-cell>
          <table:table-cell table:number-columns-repeated="5"/>
        </table:table-row>
        <table:table-row table:style-name="ro1">
          <table:table-cell office:value-type="float" office:value="1294923" calcext:value-type="float">
            <text:p>1294923</text:p>
          </table:table-cell>
          <table:table-cell office:value-type="float" office:value="581" calcext:value-type="float">
            <text:p>581</text:p>
          </table:table-cell>
          <table:table-cell table:number-columns-repeated="5"/>
        </table:table-row>
        <table:table-row table:style-name="ro1">
          <table:table-cell office:value-type="float" office:value="1305773" calcext:value-type="float">
            <text:p>1305773</text:p>
          </table:table-cell>
          <table:table-cell office:value-type="float" office:value="594" calcext:value-type="float">
            <text:p>594</text:p>
          </table:table-cell>
          <table:table-cell table:number-columns-repeated="5"/>
        </table:table-row>
        <table:table-row table:style-name="ro1">
          <table:table-cell office:value-type="float" office:value="1306380" calcext:value-type="float">
            <text:p>1306380</text:p>
          </table:table-cell>
          <table:table-cell office:value-type="float" office:value="1623" calcext:value-type="float">
            <text:p>1623</text:p>
          </table:table-cell>
          <table:table-cell table:number-columns-repeated="5"/>
        </table:table-row>
        <table:table-row table:style-name="ro1">
          <table:table-cell office:value-type="float" office:value="1311782" calcext:value-type="float">
            <text:p>1311782</text:p>
          </table:table-cell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1">
          <table:table-cell office:value-type="float" office:value="1316538" calcext:value-type="float">
            <text:p>1316538</text:p>
          </table:table-cell>
          <table:table-cell office:value-type="float" office:value="764" calcext:value-type="float">
            <text:p>764</text:p>
          </table:table-cell>
          <table:table-cell table:number-columns-repeated="5"/>
        </table:table-row>
        <table:table-row table:style-name="ro1">
          <table:table-cell office:value-type="float" office:value="1330676" calcext:value-type="float">
            <text:p>1330676</text:p>
          </table:table-cell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1">
          <table:table-cell office:value-type="float" office:value="1333984" calcext:value-type="float">
            <text:p>1333984</text:p>
          </table:table-cell>
          <table:table-cell office:value-type="float" office:value="887" calcext:value-type="float">
            <text:p>887</text:p>
          </table:table-cell>
          <table:table-cell table:number-columns-repeated="5"/>
        </table:table-row>
        <table:table-row table:style-name="ro1">
          <table:table-cell office:value-type="float" office:value="1346418" calcext:value-type="float">
            <text:p>1346418</text:p>
          </table:table-cell>
          <table:table-cell office:value-type="float" office:value="586" calcext:value-type="float">
            <text:p>586</text:p>
          </table:table-cell>
          <table:table-cell table:number-columns-repeated="5"/>
        </table:table-row>
        <table:table-row table:style-name="ro1">
          <table:table-cell office:value-type="float" office:value="1348643" calcext:value-type="float">
            <text:p>1348643</text:p>
          </table:table-cell>
          <table:table-cell office:value-type="float" office:value="797" calcext:value-type="float">
            <text:p>797</text:p>
          </table:table-cell>
          <table:table-cell table:number-columns-repeated="5"/>
        </table:table-row>
        <table:table-row table:style-name="ro1">
          <table:table-cell office:value-type="float" office:value="1349709" calcext:value-type="float">
            <text:p>1349709</text:p>
          </table:table-cell>
          <table:table-cell office:value-type="float" office:value="604" calcext:value-type="float">
            <text:p>604</text:p>
          </table:table-cell>
          <table:table-cell table:number-columns-repeated="5"/>
        </table:table-row>
        <table:table-row table:style-name="ro1">
          <table:table-cell office:value-type="float" office:value="1353482" calcext:value-type="float">
            <text:p>1353482</text:p>
          </table:table-cell>
          <table:table-cell office:value-type="float" office:value="589" calcext:value-type="float">
            <text:p>589</text:p>
          </table:table-cell>
          <table:table-cell table:number-columns-repeated="5"/>
        </table:table-row>
        <table:table-row table:style-name="ro1">
          <table:table-cell office:value-type="float" office:value="1367591" calcext:value-type="float">
            <text:p>1367591</text:p>
          </table:table-cell>
          <table:table-cell office:value-type="float" office:value="784" calcext:value-type="float">
            <text:p>784</text:p>
          </table:table-cell>
          <table:table-cell table:number-columns-repeated="5"/>
        </table:table-row>
        <table:table-row table:style-name="ro1">
          <table:table-cell office:value-type="float" office:value="1372907" calcext:value-type="float">
            <text:p>1372907</text:p>
          </table:table-cell>
          <table:table-cell office:value-type="float" office:value="586" calcext:value-type="float">
            <text:p>586</text:p>
          </table:table-cell>
          <table:table-cell table:number-columns-repeated="5"/>
        </table:table-row>
        <table:table-row table:style-name="ro1">
          <table:table-cell office:value-type="float" office:value="1373801" calcext:value-type="float">
            <text:p>1373801</text:p>
          </table:table-cell>
          <table:table-cell office:value-type="float" office:value="575" calcext:value-type="float">
            <text:p>575</text:p>
          </table:table-cell>
          <table:table-cell table:number-columns-repeated="5"/>
        </table:table-row>
        <table:table-row table:style-name="ro1">
          <table:table-cell office:value-type="float" office:value="1377866" calcext:value-type="float">
            <text:p>1377866</text:p>
          </table:table-cell>
          <table:table-cell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office:value-type="float" office:value="1381797" calcext:value-type="float">
            <text:p>1381797</text:p>
          </table:table-cell>
          <table:table-cell office:value-type="float" office:value="782" calcext:value-type="float">
            <text:p>782</text:p>
          </table:table-cell>
          <table:table-cell table:number-columns-repeated="5"/>
        </table:table-row>
        <table:table-row table:style-name="ro1">
          <table:table-cell office:value-type="float" office:value="1393438" calcext:value-type="float">
            <text:p>1393438</text:p>
          </table:table-cell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1">
          <table:table-cell office:value-type="float" office:value="1399787" calcext:value-type="float">
            <text:p>1399787</text:p>
          </table:table-cell>
          <table:table-cell office:value-type="float" office:value="590" calcext:value-type="float">
            <text:p>590</text:p>
          </table:table-cell>
          <table:table-cell table:number-columns-repeated="5"/>
        </table:table-row>
        <table:table-row table:style-name="ro1">
          <table:table-cell office:value-type="float" office:value="1411102" calcext:value-type="float">
            <text:p>1411102</text:p>
          </table:table-cell>
          <table:table-cell office:value-type="float" office:value="526" calcext:value-type="float">
            <text:p>526</text:p>
          </table:table-cell>
          <table:table-cell table:number-columns-repeated="5"/>
        </table:table-row>
        <table:table-row table:style-name="ro1">
          <table:table-cell office:value-type="float" office:value="1412529" calcext:value-type="float">
            <text:p>1412529</text:p>
          </table:table-cell>
          <table:table-cell office:value-type="float" office:value="514" calcext:value-type="float">
            <text:p>514</text:p>
          </table:table-cell>
          <table:table-cell table:number-columns-repeated="5"/>
        </table:table-row>
        <table:table-row table:style-name="ro1">
          <table:table-cell office:value-type="float" office:value="1417037" calcext:value-type="float">
            <text:p>1417037</text:p>
          </table:table-cell>
          <table:table-cell office:value-type="float" office:value="738" calcext:value-type="float">
            <text:p>738</text:p>
          </table:table-cell>
          <table:table-cell table:number-columns-repeated="5"/>
        </table:table-row>
        <table:table-row table:style-name="ro1">
          <table:table-cell office:value-type="float" office:value="1423530" calcext:value-type="float">
            <text:p>1423530</text:p>
          </table:table-cell>
          <table:table-cell office:value-type="float" office:value="537" calcext:value-type="float">
            <text:p>537</text:p>
          </table:table-cell>
          <table:table-cell table:number-columns-repeated="5"/>
        </table:table-row>
        <table:table-row table:style-name="ro1">
          <table:table-cell office:value-type="float" office:value="1424154" calcext:value-type="float">
            <text:p>1424154</text:p>
          </table:table-cell>
          <table:table-cell office:value-type="float" office:value="549" calcext:value-type="float">
            <text:p>549</text:p>
          </table:table-cell>
          <table:table-cell table:number-columns-repeated="5"/>
        </table:table-row>
        <table:table-row table:style-name="ro1">
          <table:table-cell office:value-type="float" office:value="1429928" calcext:value-type="float">
            <text:p>1429928</text:p>
          </table:table-cell>
          <table:table-cell office:value-type="float" office:value="670" calcext:value-type="float">
            <text:p>670</text:p>
          </table:table-cell>
          <table:table-cell table:number-columns-repeated="5"/>
        </table:table-row>
        <table:table-row table:style-name="ro1">
          <table:table-cell office:value-type="float" office:value="1433896" calcext:value-type="float">
            <text:p>1433896</text:p>
          </table:table-cell>
          <table:table-cell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office:value-type="float" office:value="1435504" calcext:value-type="float">
            <text:p>1435504</text:p>
          </table:table-cell>
          <table:table-cell office:value-type="float" office:value="544" calcext:value-type="float">
            <text:p>544</text:p>
          </table:table-cell>
          <table:table-cell table:number-columns-repeated="5"/>
        </table:table-row>
        <table:table-row table:style-name="ro1">
          <table:table-cell office:value-type="float" office:value="1446376" calcext:value-type="float">
            <text:p>1446376</text:p>
          </table:table-cell>
          <table:table-cell office:value-type="float" office:value="1369" calcext:value-type="float">
            <text:p>1369</text:p>
          </table:table-cell>
          <table:table-cell table:number-columns-repeated="5"/>
        </table:table-row>
        <table:table-row table:style-name="ro1">
          <table:table-cell office:value-type="float" office:value="1450604" calcext:value-type="float">
            <text:p>1450604</text:p>
          </table:table-cell>
          <table:table-cell office:value-type="float" office:value="592" calcext:value-type="float">
            <text:p>592</text:p>
          </table:table-cell>
          <table:table-cell table:number-columns-repeated="5"/>
        </table:table-row>
        <table:table-row table:style-name="ro1">
          <table:table-cell office:value-type="float" office:value="1456419" calcext:value-type="float">
            <text:p>1456419</text:p>
          </table:table-cell>
          <table:table-cell office:value-type="float" office:value="1240" calcext:value-type="float">
            <text:p>1240</text:p>
          </table:table-cell>
          <table:table-cell table:number-columns-repeated="5"/>
        </table:table-row>
        <table:table-row table:style-name="ro1">
          <table:table-cell office:value-type="float" office:value="1467394" calcext:value-type="float">
            <text:p>1467394</text:p>
          </table:table-cell>
          <table:table-cell office:value-type="float" office:value="1204" calcext:value-type="float">
            <text:p>1204</text:p>
          </table:table-cell>
          <table:table-cell table:number-columns-repeated="5"/>
        </table:table-row>
        <table:table-row table:style-name="ro1">
          <table:table-cell office:value-type="float" office:value="1474278" calcext:value-type="float">
            <text:p>1474278</text:p>
          </table:table-cell>
          <table:table-cell office:value-type="float" office:value="1830" calcext:value-type="float">
            <text:p>1830</text:p>
          </table:table-cell>
          <table:table-cell table:number-columns-repeated="5"/>
        </table:table-row>
        <table:table-row table:style-name="ro1">
          <table:table-cell office:value-type="float" office:value="1478898" calcext:value-type="float">
            <text:p>1478898</text:p>
          </table:table-cell>
          <table:table-cell office:value-type="float" office:value="774" calcext:value-type="float">
            <text:p>774</text:p>
          </table:table-cell>
          <table:table-cell table:number-columns-repeated="5"/>
        </table:table-row>
        <table:table-row table:style-name="ro1">
          <table:table-cell office:value-type="float" office:value="1479534" calcext:value-type="float">
            <text:p>1479534</text:p>
          </table:table-cell>
          <table:table-cell office:value-type="float" office:value="916" calcext:value-type="float">
            <text:p>916</text:p>
          </table:table-cell>
          <table:table-cell table:number-columns-repeated="5"/>
        </table:table-row>
        <table:table-row table:style-name="ro1">
          <table:table-cell office:value-type="float" office:value="1485775" calcext:value-type="float">
            <text:p>1485775</text:p>
          </table:table-cell>
          <table:table-cell office:value-type="float" office:value="916" calcext:value-type="float">
            <text:p>916</text:p>
          </table:table-cell>
          <table:table-cell table:number-columns-repeated="5"/>
        </table:table-row>
        <table:table-row table:style-name="ro1">
          <table:table-cell office:value-type="float" office:value="1485982" calcext:value-type="float">
            <text:p>1485982</text:p>
          </table:table-cell>
          <table:table-cell office:value-type="float" office:value="516" calcext:value-type="float">
            <text:p>516</text:p>
          </table:table-cell>
          <table:table-cell table:number-columns-repeated="5"/>
        </table:table-row>
        <table:table-row table:style-name="ro1">
          <table:table-cell office:value-type="float" office:value="1490552" calcext:value-type="float">
            <text:p>1490552</text:p>
          </table:table-cell>
          <table:table-cell office:value-type="float" office:value="524" calcext:value-type="float">
            <text:p>524</text:p>
          </table:table-cell>
          <table:table-cell table:number-columns-repeated="5"/>
        </table:table-row>
        <table:table-row table:style-name="ro1">
          <table:table-cell office:value-type="float" office:value="1496938" calcext:value-type="float">
            <text:p>1496938</text:p>
          </table:table-cell>
          <table:table-cell office:value-type="float" office:value="1238" calcext:value-type="float">
            <text:p>1238</text:p>
          </table:table-cell>
          <table:table-cell table:number-columns-repeated="5"/>
        </table:table-row>
        <table:table-row table:style-name="ro1">
          <table:table-cell office:value-type="float" office:value="1500013" calcext:value-type="float">
            <text:p>1500013</text:p>
          </table:table-cell>
          <table:table-cell office:value-type="float" office:value="608" calcext:value-type="float">
            <text:p>608</text:p>
          </table:table-cell>
          <table:table-cell table:number-columns-repeated="5"/>
        </table:table-row>
        <table:table-row table:style-name="ro1">
          <table:table-cell office:value-type="float" office:value="1510447" calcext:value-type="float">
            <text:p>1510447</text:p>
          </table:table-cell>
          <table:table-cell office:value-type="float" office:value="673" calcext:value-type="float">
            <text:p>673</text:p>
          </table:table-cell>
          <table:table-cell table:number-columns-repeated="5"/>
        </table:table-row>
        <table:table-row table:style-name="ro1">
          <table:table-cell office:value-type="float" office:value="1512047" calcext:value-type="float">
            <text:p>1512047</text:p>
          </table:table-cell>
          <table:table-cell office:value-type="float" office:value="634" calcext:value-type="float">
            <text:p>634</text:p>
          </table:table-cell>
          <table:table-cell table:number-columns-repeated="5"/>
        </table:table-row>
        <table:table-row table:style-name="ro1">
          <table:table-cell office:value-type="float" office:value="1516414" calcext:value-type="float">
            <text:p>1516414</text:p>
          </table:table-cell>
          <table:table-cell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office:value-type="float" office:value="1517755" calcext:value-type="float">
            <text:p>1517755</text:p>
          </table:table-cell>
          <table:table-cell office:value-type="float" office:value="608" calcext:value-type="float">
            <text:p>608</text:p>
          </table:table-cell>
          <table:table-cell table:number-columns-repeated="5"/>
        </table:table-row>
        <table:table-row table:style-name="ro1">
          <table:table-cell office:value-type="float" office:value="1518888" calcext:value-type="float">
            <text:p>1518888</text:p>
          </table:table-cell>
          <table:table-cell office:value-type="float" office:value="688" calcext:value-type="float">
            <text:p>688</text:p>
          </table:table-cell>
          <table:table-cell table:number-columns-repeated="5"/>
        </table:table-row>
        <table:table-row table:style-name="ro1">
          <table:table-cell office:value-type="float" office:value="1522094" calcext:value-type="float">
            <text:p>1522094</text:p>
          </table:table-cell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1">
          <table:table-cell office:value-type="float" office:value="1522840" calcext:value-type="float">
            <text:p>1522840</text:p>
          </table:table-cell>
          <table:table-cell office:value-type="float" office:value="658" calcext:value-type="float">
            <text:p>658</text:p>
          </table:table-cell>
          <table:table-cell table:number-columns-repeated="5"/>
        </table:table-row>
        <table:table-row table:style-name="ro1">
          <table:table-cell office:value-type="float" office:value="1524276" calcext:value-type="float">
            <text:p>1524276</text:p>
          </table:table-cell>
          <table:table-cell office:value-type="float" office:value="572" calcext:value-type="float">
            <text:p>572</text:p>
          </table:table-cell>
          <table:table-cell table:number-columns-repeated="5"/>
        </table:table-row>
        <table:table-row table:style-name="ro1">
          <table:table-cell office:value-type="float" office:value="1554674" calcext:value-type="float">
            <text:p>1554674</text:p>
          </table:table-cell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1">
          <table:table-cell office:value-type="float" office:value="1560404" calcext:value-type="float">
            <text:p>1560404</text:p>
          </table:table-cell>
          <table:table-cell office:value-type="float" office:value="833" calcext:value-type="float">
            <text:p>833</text:p>
          </table:table-cell>
          <table:table-cell table:number-columns-repeated="5"/>
        </table:table-row>
        <table:table-row table:style-name="ro1">
          <table:table-cell office:value-type="float" office:value="1574121" calcext:value-type="float">
            <text:p>1574121</text:p>
          </table:table-cell>
          <table:table-cell office:value-type="float" office:value="1112" calcext:value-type="float">
            <text:p>1112</text:p>
          </table:table-cell>
          <table:table-cell table:number-columns-repeated="5"/>
        </table:table-row>
        <table:table-row table:style-name="ro1">
          <table:table-cell office:value-type="float" office:value="1576566" calcext:value-type="float">
            <text:p>1576566</text:p>
          </table:table-cell>
          <table:table-cell office:value-type="float" office:value="685" calcext:value-type="float">
            <text:p>685</text:p>
          </table:table-cell>
          <table:table-cell table:number-columns-repeated="5"/>
        </table:table-row>
        <table:table-row table:style-name="ro1">
          <table:table-cell office:value-type="float" office:value="1577878" calcext:value-type="float">
            <text:p>1577878</text:p>
          </table:table-cell>
          <table:table-cell office:value-type="float" office:value="999" calcext:value-type="float">
            <text:p>999</text:p>
          </table:table-cell>
          <table:table-cell table:number-columns-repeated="5"/>
        </table:table-row>
        <table:table-row table:style-name="ro1">
          <table:table-cell office:value-type="float" office:value="1585053" calcext:value-type="float">
            <text:p>1585053</text:p>
          </table:table-cell>
          <table:table-cell office:value-type="float" office:value="536" calcext:value-type="float">
            <text:p>536</text:p>
          </table:table-cell>
          <table:table-cell table:number-columns-repeated="5"/>
        </table:table-row>
        <table:table-row table:style-name="ro1">
          <table:table-cell office:value-type="float" office:value="1587309" calcext:value-type="float">
            <text:p>1587309</text:p>
          </table:table-cell>
          <table:table-cell office:value-type="float" office:value="996" calcext:value-type="float">
            <text:p>996</text:p>
          </table:table-cell>
          <table:table-cell table:number-columns-repeated="5"/>
        </table:table-row>
        <table:table-row table:style-name="ro1">
          <table:table-cell office:value-type="float" office:value="1611540" calcext:value-type="float">
            <text:p>1611540</text:p>
          </table:table-cell>
          <table:table-cell office:value-type="float" office:value="1149" calcext:value-type="float">
            <text:p>1149</text:p>
          </table:table-cell>
          <table:table-cell table:number-columns-repeated="5"/>
        </table:table-row>
        <table:table-row table:style-name="ro1">
          <table:table-cell office:value-type="float" office:value="1611846" calcext:value-type="float">
            <text:p>1611846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1624044" calcext:value-type="float">
            <text:p>1624044</text:p>
          </table:table-cell>
          <table:table-cell office:value-type="float" office:value="501" calcext:value-type="float">
            <text:p>501</text:p>
          </table:table-cell>
          <table:table-cell table:number-columns-repeated="5"/>
        </table:table-row>
        <table:table-row table:style-name="ro1">
          <table:table-cell office:value-type="float" office:value="1634051" calcext:value-type="float">
            <text:p>1634051</text:p>
          </table:table-cell>
          <table:table-cell office:value-type="float" office:value="595" calcext:value-type="float">
            <text:p>595</text:p>
          </table:table-cell>
          <table:table-cell table:number-columns-repeated="5"/>
        </table:table-row>
        <table:table-row table:style-name="ro1">
          <table:table-cell office:value-type="float" office:value="1640040" calcext:value-type="float">
            <text:p>1640040</text:p>
          </table:table-cell>
          <table:table-cell office:value-type="float" office:value="533" calcext:value-type="float">
            <text:p>533</text:p>
          </table:table-cell>
          <table:table-cell table:number-columns-repeated="5"/>
        </table:table-row>
        <table:table-row table:style-name="ro1">
          <table:table-cell office:value-type="float" office:value="1644342" calcext:value-type="float">
            <text:p>1644342</text:p>
          </table:table-cell>
          <table:table-cell office:value-type="float" office:value="1180" calcext:value-type="float">
            <text:p>1180</text:p>
          </table:table-cell>
          <table:table-cell table:number-columns-repeated="5"/>
        </table:table-row>
        <table:table-row table:style-name="ro1">
          <table:table-cell office:value-type="float" office:value="1654854" calcext:value-type="float">
            <text:p>1654854</text:p>
          </table:table-cell>
          <table:table-cell office:value-type="float" office:value="821" calcext:value-type="float">
            <text:p>821</text:p>
          </table:table-cell>
          <table:table-cell table:number-columns-repeated="5"/>
        </table:table-row>
        <table:table-row table:style-name="ro1">
          <table:table-cell office:value-type="float" office:value="1655477" calcext:value-type="float">
            <text:p>1655477</text:p>
          </table:table-cell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1">
          <table:table-cell office:value-type="float" office:value="1658272" calcext:value-type="float">
            <text:p>1658272</text:p>
          </table:table-cell>
          <table:table-cell office:value-type="float" office:value="755" calcext:value-type="float">
            <text:p>755</text:p>
          </table:table-cell>
          <table:table-cell table:number-columns-repeated="5"/>
        </table:table-row>
        <table:table-row table:style-name="ro1">
          <table:table-cell office:value-type="float" office:value="1659408" calcext:value-type="float">
            <text:p>1659408</text:p>
          </table:table-cell>
          <table:table-cell office:value-type="float" office:value="1444" calcext:value-type="float">
            <text:p>1444</text:p>
          </table:table-cell>
          <table:table-cell table:number-columns-repeated="5"/>
        </table:table-row>
        <table:table-row table:style-name="ro1">
          <table:table-cell office:value-type="float" office:value="1670725" calcext:value-type="float">
            <text:p>1670725</text:p>
          </table:table-cell>
          <table:table-cell office:value-type="float" office:value="733" calcext:value-type="float">
            <text:p>733</text:p>
          </table:table-cell>
          <table:table-cell table:number-columns-repeated="5"/>
        </table:table-row>
        <table:table-row table:style-name="ro1">
          <table:table-cell office:value-type="float" office:value="1678443" calcext:value-type="float">
            <text:p>1678443</text:p>
          </table:table-cell>
          <table:table-cell office:value-type="float" office:value="541" calcext:value-type="float">
            <text:p>541</text:p>
          </table:table-cell>
          <table:table-cell table:number-columns-repeated="5"/>
        </table:table-row>
        <table:table-row table:style-name="ro1">
          <table:table-cell office:value-type="float" office:value="1689189" calcext:value-type="float">
            <text:p>1689189</text:p>
          </table:table-cell>
          <table:table-cell office:value-type="float" office:value="828" calcext:value-type="float">
            <text:p>828</text:p>
          </table:table-cell>
          <table:table-cell table:number-columns-repeated="5"/>
        </table:table-row>
        <table:table-row table:style-name="ro1">
          <table:table-cell office:value-type="float" office:value="1695347" calcext:value-type="float">
            <text:p>1695347</text:p>
          </table:table-cell>
          <table:table-cell office:value-type="float" office:value="869" calcext:value-type="float">
            <text:p>869</text:p>
          </table:table-cell>
          <table:table-cell table:number-columns-repeated="5"/>
        </table:table-row>
        <table:table-row table:style-name="ro1">
          <table:table-cell office:value-type="float" office:value="1697150" calcext:value-type="float">
            <text:p>1697150</text:p>
          </table:table-cell>
          <table:table-cell office:value-type="float" office:value="760" calcext:value-type="float">
            <text:p>760</text:p>
          </table:table-cell>
          <table:table-cell table:number-columns-repeated="5"/>
        </table:table-row>
        <table:table-row table:style-name="ro1">
          <table:table-cell office:value-type="float" office:value="1702234" calcext:value-type="float">
            <text:p>1702234</text:p>
          </table:table-cell>
          <table:table-cell office:value-type="float" office:value="921" calcext:value-type="float">
            <text:p>921</text:p>
          </table:table-cell>
          <table:table-cell table:number-columns-repeated="5"/>
        </table:table-row>
        <table:table-row table:style-name="ro1">
          <table:table-cell office:value-type="float" office:value="1702338" calcext:value-type="float">
            <text:p>1702338</text:p>
          </table:table-cell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office:value-type="float" office:value="1709649" calcext:value-type="float">
            <text:p>1709649</text:p>
          </table:table-cell>
          <table:table-cell office:value-type="float" office:value="555" calcext:value-type="float">
            <text:p>555</text:p>
          </table:table-cell>
          <table:table-cell table:number-columns-repeated="5"/>
        </table:table-row>
        <table:table-row table:style-name="ro1">
          <table:table-cell office:value-type="float" office:value="1737865" calcext:value-type="float">
            <text:p>1737865</text:p>
          </table:table-cell>
          <table:table-cell office:value-type="float" office:value="804" calcext:value-type="float">
            <text:p>804</text:p>
          </table:table-cell>
          <table:table-cell table:number-columns-repeated="5"/>
        </table:table-row>
        <table:table-row table:style-name="ro1">
          <table:table-cell office:value-type="float" office:value="1744343" calcext:value-type="float">
            <text:p>1744343</text:p>
          </table:table-cell>
          <table:table-cell office:value-type="float" office:value="738" calcext:value-type="float">
            <text:p>738</text:p>
          </table:table-cell>
          <table:table-cell table:number-columns-repeated="5"/>
        </table:table-row>
        <table:table-row table:style-name="ro1">
          <table:table-cell office:value-type="float" office:value="1744719" calcext:value-type="float">
            <text:p>1744719</text:p>
          </table:table-cell>
          <table:table-cell office:value-type="float" office:value="521" calcext:value-type="float">
            <text:p>521</text:p>
          </table:table-cell>
          <table:table-cell table:number-columns-repeated="5"/>
        </table:table-row>
        <table:table-row table:style-name="ro1">
          <table:table-cell office:value-type="float" office:value="1750999" calcext:value-type="float">
            <text:p>1750999</text:p>
          </table:table-cell>
          <table:table-cell office:value-type="float" office:value="708" calcext:value-type="float">
            <text:p>708</text:p>
          </table:table-cell>
          <table:table-cell table:number-columns-repeated="5"/>
        </table:table-row>
        <table:table-row table:style-name="ro1">
          <table:table-cell office:value-type="float" office:value="1753114" calcext:value-type="float">
            <text:p>1753114</text:p>
          </table:table-cell>
          <table:table-cell office:value-type="float" office:value="922" calcext:value-type="float">
            <text:p>922</text:p>
          </table:table-cell>
          <table:table-cell table:number-columns-repeated="5"/>
        </table:table-row>
        <table:table-row table:style-name="ro1">
          <table:table-cell office:value-type="float" office:value="1763873" calcext:value-type="float">
            <text:p>1763873</text:p>
          </table:table-cell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1">
          <table:table-cell office:value-type="float" office:value="1765846" calcext:value-type="float">
            <text:p>1765846</text:p>
          </table:table-cell>
          <table:table-cell office:value-type="float" office:value="765" calcext:value-type="float">
            <text:p>765</text:p>
          </table:table-cell>
          <table:table-cell table:number-columns-repeated="5"/>
        </table:table-row>
        <table:table-row table:style-name="ro1">
          <table:table-cell office:value-type="float" office:value="1783194" calcext:value-type="float">
            <text:p>1783194</text:p>
          </table:table-cell>
          <table:table-cell office:value-type="float" office:value="869" calcext:value-type="float">
            <text:p>869</text:p>
          </table:table-cell>
          <table:table-cell table:number-columns-repeated="5"/>
        </table:table-row>
        <table:table-row table:style-name="ro1">
          <table:table-cell office:value-type="float" office:value="1801284" calcext:value-type="float">
            <text:p>1801284</text:p>
          </table:table-cell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1">
          <table:table-cell office:value-type="float" office:value="1819549" calcext:value-type="float">
            <text:p>1819549</text:p>
          </table:table-cell>
          <table:table-cell office:value-type="float" office:value="653" calcext:value-type="float">
            <text:p>653</text:p>
          </table:table-cell>
          <table:table-cell table:number-columns-repeated="5"/>
        </table:table-row>
        <table:table-row table:style-name="ro1">
          <table:table-cell office:value-type="float" office:value="1819989" calcext:value-type="float">
            <text:p>1819989</text:p>
          </table:table-cell>
          <table:table-cell office:value-type="float" office:value="605" calcext:value-type="float">
            <text:p>605</text:p>
          </table:table-cell>
          <table:table-cell table:number-columns-repeated="5"/>
        </table:table-row>
        <table:table-row table:style-name="ro1">
          <table:table-cell office:value-type="float" office:value="1820531" calcext:value-type="float">
            <text:p>1820531</text:p>
          </table:table-cell>
          <table:table-cell office:value-type="float" office:value="829" calcext:value-type="float">
            <text:p>829</text:p>
          </table:table-cell>
          <table:table-cell table:number-columns-repeated="5"/>
        </table:table-row>
        <table:table-row table:style-name="ro1">
          <table:table-cell office:value-type="float" office:value="1822879" calcext:value-type="float">
            <text:p>1822879</text:p>
          </table:table-cell>
          <table:table-cell office:value-type="float" office:value="515" calcext:value-type="float">
            <text:p>515</text:p>
          </table:table-cell>
          <table:table-cell table:number-columns-repeated="5"/>
        </table:table-row>
        <table:table-row table:style-name="ro1">
          <table:table-cell office:value-type="float" office:value="1835420" calcext:value-type="float">
            <text:p>1835420</text:p>
          </table:table-cell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1">
          <table:table-cell office:value-type="float" office:value="1843108" calcext:value-type="float">
            <text:p>1843108</text:p>
          </table:table-cell>
          <table:table-cell office:value-type="float" office:value="514" calcext:value-type="float">
            <text:p>514</text:p>
          </table:table-cell>
          <table:table-cell table:number-columns-repeated="5"/>
        </table:table-row>
        <table:table-row table:style-name="ro1">
          <table:table-cell office:value-type="float" office:value="1847192" calcext:value-type="float">
            <text:p>1847192</text:p>
          </table:table-cell>
          <table:table-cell office:value-type="float" office:value="708" calcext:value-type="float">
            <text:p>708</text:p>
          </table:table-cell>
          <table:table-cell table:number-columns-repeated="5"/>
        </table:table-row>
        <table:table-row table:style-name="ro1">
          <table:table-cell office:value-type="float" office:value="1848696" calcext:value-type="float">
            <text:p>1848696</text:p>
          </table:table-cell>
          <table:table-cell office:value-type="float" office:value="668" calcext:value-type="float">
            <text:p>668</text:p>
          </table:table-cell>
          <table:table-cell table:number-columns-repeated="5"/>
        </table:table-row>
        <table:table-row table:style-name="ro1">
          <table:table-cell office:value-type="float" office:value="1863818" calcext:value-type="float">
            <text:p>1863818</text:p>
          </table:table-cell>
          <table:table-cell office:value-type="float" office:value="525" calcext:value-type="float">
            <text:p>525</text:p>
          </table:table-cell>
          <table:table-cell table:number-columns-repeated="5"/>
        </table:table-row>
        <table:table-row table:style-name="ro1">
          <table:table-cell office:value-type="float" office:value="1879967" calcext:value-type="float">
            <text:p>1879967</text:p>
          </table:table-cell>
          <table:table-cell office:value-type="float" office:value="513" calcext:value-type="float">
            <text:p>513</text:p>
          </table:table-cell>
          <table:table-cell table:number-columns-repeated="5"/>
        </table:table-row>
        <table:table-row table:style-name="ro1">
          <table:table-cell office:value-type="float" office:value="1890349" calcext:value-type="float">
            <text:p>1890349</text:p>
          </table:table-cell>
          <table:table-cell office:value-type="float" office:value="618" calcext:value-type="float">
            <text:p>618</text:p>
          </table:table-cell>
          <table:table-cell table:number-columns-repeated="5"/>
        </table:table-row>
        <table:table-row table:style-name="ro1">
          <table:table-cell office:value-type="float" office:value="1900405" calcext:value-type="float">
            <text:p>1900405</text:p>
          </table:table-cell>
          <table:table-cell office:value-type="float" office:value="676" calcext:value-type="float">
            <text:p>676</text:p>
          </table:table-cell>
          <table:table-cell table:number-columns-repeated="5"/>
        </table:table-row>
        <table:table-row table:style-name="ro1">
          <table:table-cell office:value-type="float" office:value="1901902" calcext:value-type="float">
            <text:p>1901902</text:p>
          </table:table-cell>
          <table:table-cell office:value-type="float" office:value="1228" calcext:value-type="float">
            <text:p>1228</text:p>
          </table:table-cell>
          <table:table-cell table:number-columns-repeated="5"/>
        </table:table-row>
        <table:table-row table:style-name="ro1">
          <table:table-cell office:value-type="float" office:value="1909833" calcext:value-type="float">
            <text:p>1909833</text:p>
          </table:table-cell>
          <table:table-cell office:value-type="float" office:value="903" calcext:value-type="float">
            <text:p>903</text:p>
          </table:table-cell>
          <table:table-cell table:number-columns-repeated="5"/>
        </table:table-row>
        <table:table-row table:style-name="ro1">
          <table:table-cell office:value-type="float" office:value="1910239" calcext:value-type="float">
            <text:p>1910239</text:p>
          </table:table-cell>
          <table:table-cell office:value-type="float" office:value="542" calcext:value-type="float">
            <text:p>542</text:p>
          </table:table-cell>
          <table:table-cell table:number-columns-repeated="5"/>
        </table:table-row>
        <table:table-row table:style-name="ro1">
          <table:table-cell office:value-type="float" office:value="1910327" calcext:value-type="float">
            <text:p>1910327</text:p>
          </table:table-cell>
          <table:table-cell office:value-type="float" office:value="644" calcext:value-type="float">
            <text:p>644</text:p>
          </table:table-cell>
          <table:table-cell table:number-columns-repeated="5"/>
        </table:table-row>
        <table:table-row table:style-name="ro1">
          <table:table-cell office:value-type="float" office:value="1912232" calcext:value-type="float">
            <text:p>1912232</text:p>
          </table:table-cell>
          <table:table-cell office:value-type="float" office:value="995" calcext:value-type="float">
            <text:p>995</text:p>
          </table:table-cell>
          <table:table-cell table:number-columns-repeated="5"/>
        </table:table-row>
        <table:table-row table:style-name="ro1">
          <table:table-cell office:value-type="float" office:value="1912851" calcext:value-type="float">
            <text:p>1912851</text:p>
          </table:table-cell>
          <table:table-cell office:value-type="float" office:value="831" calcext:value-type="float">
            <text:p>831</text:p>
          </table:table-cell>
          <table:table-cell table:number-columns-repeated="5"/>
        </table:table-row>
        <table:table-row table:style-name="ro1">
          <table:table-cell office:value-type="float" office:value="1913533" calcext:value-type="float">
            <text:p>1913533</text:p>
          </table:table-cell>
          <table:table-cell office:value-type="float" office:value="502" calcext:value-type="float">
            <text:p>502</text:p>
          </table:table-cell>
          <table:table-cell table:number-columns-repeated="5"/>
        </table:table-row>
        <table:table-row table:style-name="ro1">
          <table:table-cell office:value-type="float" office:value="1923189" calcext:value-type="float">
            <text:p>1923189</text:p>
          </table:table-cell>
          <table:table-cell office:value-type="float" office:value="612" calcext:value-type="float">
            <text:p>612</text:p>
          </table:table-cell>
          <table:table-cell table:number-columns-repeated="5"/>
        </table:table-row>
        <table:table-row table:style-name="ro1">
          <table:table-cell office:value-type="float" office:value="1926535" calcext:value-type="float">
            <text:p>1926535</text:p>
          </table:table-cell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 office:value-type="float" office:value="1927332" calcext:value-type="float">
            <text:p>1927332</text:p>
          </table:table-cell>
          <table:table-cell office:value-type="float" office:value="729" calcext:value-type="float">
            <text:p>729</text:p>
          </table:table-cell>
          <table:table-cell table:number-columns-repeated="5"/>
        </table:table-row>
        <table:table-row table:style-name="ro1">
          <table:table-cell office:value-type="float" office:value="1945540" calcext:value-type="float">
            <text:p>1945540</text:p>
          </table:table-cell>
          <table:table-cell office:value-type="float" office:value="1248" calcext:value-type="float">
            <text:p>1248</text:p>
          </table:table-cell>
          <table:table-cell table:number-columns-repeated="5"/>
        </table:table-row>
        <table:table-row table:style-name="ro1">
          <table:table-cell office:value-type="float" office:value="1955298" calcext:value-type="float">
            <text:p>1955298</text:p>
          </table:table-cell>
          <table:table-cell office:value-type="float" office:value="584" calcext:value-type="float">
            <text:p>584</text:p>
          </table:table-cell>
          <table:table-cell table:number-columns-repeated="5"/>
        </table:table-row>
        <table:table-row table:style-name="ro1">
          <table:table-cell office:value-type="float" office:value="1960500" calcext:value-type="float">
            <text:p>1960500</text:p>
          </table:table-cell>
          <table:table-cell office:value-type="float" office:value="610" calcext:value-type="float">
            <text:p>610</text:p>
          </table:table-cell>
          <table:table-cell table:number-columns-repeated="5"/>
        </table:table-row>
        <table:table-row table:style-name="ro1">
          <table:table-cell office:value-type="float" office:value="1961614" calcext:value-type="float">
            <text:p>1961614</text:p>
          </table:table-cell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1">
          <table:table-cell office:value-type="float" office:value="1968537" calcext:value-type="float">
            <text:p>1968537</text:p>
          </table:table-cell>
          <table:table-cell office:value-type="float" office:value="607" calcext:value-type="float">
            <text:p>607</text:p>
          </table:table-cell>
          <table:table-cell table:number-columns-repeated="5"/>
        </table:table-row>
        <table:table-row table:style-name="ro1">
          <table:table-cell office:value-type="float" office:value="1969510" calcext:value-type="float">
            <text:p>1969510</text:p>
          </table:table-cell>
          <table:table-cell office:value-type="float" office:value="804" calcext:value-type="float">
            <text:p>804</text:p>
          </table:table-cell>
          <table:table-cell table:number-columns-repeated="5"/>
        </table:table-row>
        <table:table-row table:style-name="ro1">
          <table:table-cell office:value-type="float" office:value="1970261" calcext:value-type="float">
            <text:p>1970261</text:p>
          </table:table-cell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office:value-type="float" office:value="1971607" calcext:value-type="float">
            <text:p>1971607</text:p>
          </table:table-cell>
          <table:table-cell office:value-type="float" office:value="518" calcext:value-type="float">
            <text:p>518</text:p>
          </table:table-cell>
          <table:table-cell table:number-columns-repeated="5"/>
        </table:table-row>
        <table:table-row table:style-name="ro1">
          <table:table-cell office:value-type="float" office:value="1973599" calcext:value-type="float">
            <text:p>1973599</text:p>
          </table:table-cell>
          <table:table-cell office:value-type="float" office:value="631" calcext:value-type="float">
            <text:p>631</text:p>
          </table:table-cell>
          <table:table-cell table:number-columns-repeated="5"/>
        </table:table-row>
        <table:table-row table:style-name="ro1">
          <table:table-cell office:value-type="float" office:value="1991127" calcext:value-type="float">
            <text:p>1991127</text:p>
          </table:table-cell>
          <table:table-cell office:value-type="float" office:value="979" calcext:value-type="float">
            <text:p>979</text:p>
          </table:table-cell>
          <table:table-cell table:number-columns-repeated="5"/>
        </table:table-row>
        <table:table-row table:style-name="ro1">
          <table:table-cell office:value-type="float" office:value="1991741" calcext:value-type="float">
            <text:p>1991741</text:p>
          </table:table-cell>
          <table:table-cell office:value-type="float" office:value="1003" calcext:value-type="float">
            <text:p>1003</text:p>
          </table:table-cell>
          <table:table-cell table:number-columns-repeated="5"/>
        </table:table-row>
        <table:table-row table:style-name="ro1">
          <table:table-cell office:value-type="float" office:value="1993827" calcext:value-type="float">
            <text:p>1993827</text:p>
          </table:table-cell>
          <table:table-cell office:value-type="float" office:value="554" calcext:value-type="float">
            <text:p>554</text:p>
          </table:table-cell>
          <table:table-cell table:number-columns-repeated="5"/>
        </table:table-row>
        <table:table-row table:style-name="ro1">
          <table:table-cell office:value-type="float" office:value="1998821" calcext:value-type="float">
            <text:p>1998821</text:p>
          </table:table-cell>
          <table:table-cell office:value-type="float" office:value="632" calcext:value-type="float">
            <text:p>632</text:p>
          </table:table-cell>
          <table:table-cell table:number-columns-repeated="5"/>
        </table:table-row>
        <table:table-row table:style-name="ro1">
          <table:table-cell office:value-type="float" office:value="2024353" calcext:value-type="float">
            <text:p>2024353</text:p>
          </table:table-cell>
          <table:table-cell office:value-type="float" office:value="765" calcext:value-type="float">
            <text:p>765</text:p>
          </table:table-cell>
          <table:table-cell table:number-columns-repeated="5"/>
        </table:table-row>
        <table:table-row table:style-name="ro1">
          <table:table-cell office:value-type="float" office:value="2027268" calcext:value-type="float">
            <text:p>2027268</text:p>
          </table:table-cell>
          <table:table-cell office:value-type="float" office:value="653" calcext:value-type="float">
            <text:p>653</text:p>
          </table:table-cell>
          <table:table-cell table:number-columns-repeated="5"/>
        </table:table-row>
        <table:table-row table:style-name="ro1">
          <table:table-cell office:value-type="float" office:value="2033819" calcext:value-type="float">
            <text:p>2033819</text:p>
          </table:table-cell>
          <table:table-cell office:value-type="float" office:value="1147" calcext:value-type="float">
            <text:p>1147</text:p>
          </table:table-cell>
          <table:table-cell table:number-columns-repeated="5"/>
        </table:table-row>
        <table:table-row table:style-name="ro1">
          <table:table-cell office:value-type="float" office:value="2037028" calcext:value-type="float">
            <text:p>2037028</text:p>
          </table:table-cell>
          <table:table-cell office:value-type="float" office:value="2306" calcext:value-type="float">
            <text:p>2306</text:p>
          </table:table-cell>
          <table:table-cell table:number-columns-repeated="5"/>
        </table:table-row>
        <table:table-row table:style-name="ro1">
          <table:table-cell office:value-type="float" office:value="2045188" calcext:value-type="float">
            <text:p>2045188</text:p>
          </table:table-cell>
          <table:table-cell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office:value-type="float" office:value="2049953" calcext:value-type="float">
            <text:p>2049953</text:p>
          </table:table-cell>
          <table:table-cell office:value-type="float" office:value="1802" calcext:value-type="float">
            <text:p>1802</text:p>
          </table:table-cell>
          <table:table-cell table:number-columns-repeated="5"/>
        </table:table-row>
        <table:table-row table:style-name="ro1">
          <table:table-cell office:value-type="float" office:value="2053730" calcext:value-type="float">
            <text:p>2053730</text:p>
          </table:table-cell>
          <table:table-cell office:value-type="float" office:value="816" calcext:value-type="float">
            <text:p>816</text:p>
          </table:table-cell>
          <table:table-cell table:number-columns-repeated="5"/>
        </table:table-row>
        <table:table-row table:style-name="ro1">
          <table:table-cell office:value-type="float" office:value="2064423" calcext:value-type="float">
            <text:p>2064423</text:p>
          </table:table-cell>
          <table:table-cell office:value-type="float" office:value="530" calcext:value-type="float">
            <text:p>530</text:p>
          </table:table-cell>
          <table:table-cell table:number-columns-repeated="5"/>
        </table:table-row>
        <table:table-row table:style-name="ro1">
          <table:table-cell office:value-type="float" office:value="2067984" calcext:value-type="float">
            <text:p>2067984</text:p>
          </table:table-cell>
          <table:table-cell office:value-type="float" office:value="790" calcext:value-type="float">
            <text:p>790</text:p>
          </table:table-cell>
          <table:table-cell table:number-columns-repeated="5"/>
        </table:table-row>
        <table:table-row table:style-name="ro1">
          <table:table-cell office:value-type="float" office:value="2072494" calcext:value-type="float">
            <text:p>2072494</text:p>
          </table:table-cell>
          <table:table-cell office:value-type="float" office:value="568" calcext:value-type="float">
            <text:p>568</text:p>
          </table:table-cell>
          <table:table-cell table:number-columns-repeated="5"/>
        </table:table-row>
        <table:table-row table:style-name="ro1">
          <table:table-cell office:value-type="float" office:value="2078212" calcext:value-type="float">
            <text:p>2078212</text:p>
          </table:table-cell>
          <table:table-cell office:value-type="float" office:value="541" calcext:value-type="float">
            <text:p>541</text:p>
          </table:table-cell>
          <table:table-cell table:number-columns-repeated="5"/>
        </table:table-row>
        <table:table-row table:style-name="ro1">
          <table:table-cell office:value-type="float" office:value="2101309" calcext:value-type="float">
            <text:p>2101309</text:p>
          </table:table-cell>
          <table:table-cell office:value-type="float" office:value="829" calcext:value-type="float">
            <text:p>829</text:p>
          </table:table-cell>
          <table:table-cell table:number-columns-repeated="5"/>
        </table:table-row>
        <table:table-row table:style-name="ro1">
          <table:table-cell office:value-type="float" office:value="2102894" calcext:value-type="float">
            <text:p>2102894</text:p>
          </table:table-cell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1">
          <table:table-cell office:value-type="float" office:value="2109581" calcext:value-type="float">
            <text:p>2109581</text:p>
          </table:table-cell>
          <table:table-cell office:value-type="float" office:value="549" calcext:value-type="float">
            <text:p>549</text:p>
          </table:table-cell>
          <table:table-cell table:number-columns-repeated="5"/>
        </table:table-row>
        <table:table-row table:style-name="ro1">
          <table:table-cell office:value-type="float" office:value="2110874" calcext:value-type="float">
            <text:p>2110874</text:p>
          </table:table-cell>
          <table:table-cell office:value-type="float" office:value="556" calcext:value-type="float">
            <text:p>556</text:p>
          </table:table-cell>
          <table:table-cell table:number-columns-repeated="5"/>
        </table:table-row>
        <table:table-row table:style-name="ro1">
          <table:table-cell office:value-type="float" office:value="2113779" calcext:value-type="float">
            <text:p>2113779</text:p>
          </table:table-cell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1">
          <table:table-cell office:value-type="float" office:value="2118348" calcext:value-type="float">
            <text:p>2118348</text:p>
          </table:table-cell>
          <table:table-cell office:value-type="float" office:value="717" calcext:value-type="float">
            <text:p>717</text:p>
          </table:table-cell>
          <table:table-cell table:number-columns-repeated="5"/>
        </table:table-row>
        <table:table-row table:style-name="ro1">
          <table:table-cell office:value-type="float" office:value="2120460" calcext:value-type="float">
            <text:p>2120460</text:p>
          </table:table-cell>
          <table:table-cell office:value-type="float" office:value="1207" calcext:value-type="float">
            <text:p>1207</text:p>
          </table:table-cell>
          <table:table-cell table:number-columns-repeated="5"/>
        </table:table-row>
        <table:table-row table:style-name="ro1">
          <table:table-cell office:value-type="float" office:value="2122282" calcext:value-type="float">
            <text:p>2122282</text:p>
          </table:table-cell>
          <table:table-cell office:value-type="float" office:value="567" calcext:value-type="float">
            <text:p>567</text:p>
          </table:table-cell>
          <table:table-cell table:number-columns-repeated="5"/>
        </table:table-row>
        <table:table-row table:style-name="ro1">
          <table:table-cell office:value-type="float" office:value="2122680" calcext:value-type="float">
            <text:p>2122680</text:p>
          </table:table-cell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1">
          <table:table-cell office:value-type="float" office:value="2135595" calcext:value-type="float">
            <text:p>2135595</text:p>
          </table:table-cell>
          <table:table-cell office:value-type="float" office:value="551" calcext:value-type="float">
            <text:p>551</text:p>
          </table:table-cell>
          <table:table-cell table:number-columns-repeated="5"/>
        </table:table-row>
        <table:table-row table:style-name="ro1">
          <table:table-cell office:value-type="float" office:value="2172805" calcext:value-type="float">
            <text:p>2172805</text:p>
          </table:table-cell>
          <table:table-cell office:value-type="float" office:value="792" calcext:value-type="float">
            <text:p>792</text:p>
          </table:table-cell>
          <table:table-cell table:number-columns-repeated="5"/>
        </table:table-row>
        <table:table-row table:style-name="ro1">
          <table:table-cell office:value-type="float" office:value="2183008" calcext:value-type="float">
            <text:p>2183008</text:p>
          </table:table-cell>
          <table:table-cell office:value-type="float" office:value="775" calcext:value-type="float">
            <text:p>775</text:p>
          </table:table-cell>
          <table:table-cell table:number-columns-repeated="5"/>
        </table:table-row>
        <table:table-row table:style-name="ro1">
          <table:table-cell office:value-type="float" office:value="2197351" calcext:value-type="float">
            <text:p>2197351</text:p>
          </table:table-cell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float" office:value="2201089" calcext:value-type="float">
            <text:p>2201089</text:p>
          </table:table-cell>
          <table:table-cell office:value-type="float" office:value="702" calcext:value-type="float">
            <text:p>702</text:p>
          </table:table-cell>
          <table:table-cell table:number-columns-repeated="5"/>
        </table:table-row>
        <table:table-row table:style-name="ro1">
          <table:table-cell office:value-type="float" office:value="2204916" calcext:value-type="float">
            <text:p>2204916</text:p>
          </table:table-cell>
          <table:table-cell office:value-type="float" office:value="658" calcext:value-type="float">
            <text:p>658</text:p>
          </table:table-cell>
          <table:table-cell table:number-columns-repeated="5"/>
        </table:table-row>
        <table:table-row table:style-name="ro1">
          <table:table-cell office:value-type="float" office:value="2222714" calcext:value-type="float">
            <text:p>2222714</text:p>
          </table:table-cell>
          <table:table-cell office:value-type="float" office:value="639" calcext:value-type="float">
            <text:p>639</text:p>
          </table:table-cell>
          <table:table-cell table:number-columns-repeated="5"/>
        </table:table-row>
        <table:table-row table:style-name="ro1">
          <table:table-cell office:value-type="float" office:value="2226889" calcext:value-type="float">
            <text:p>2226889</text:p>
          </table:table-cell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1">
          <table:table-cell office:value-type="float" office:value="2233276" calcext:value-type="float">
            <text:p>2233276</text:p>
          </table:table-cell>
          <table:table-cell office:value-type="float" office:value="553" calcext:value-type="float">
            <text:p>553</text:p>
          </table:table-cell>
          <table:table-cell table:number-columns-repeated="5"/>
        </table:table-row>
        <table:table-row table:style-name="ro1">
          <table:table-cell office:value-type="float" office:value="2235385" calcext:value-type="float">
            <text:p>2235385</text:p>
          </table:table-cell>
          <table:table-cell office:value-type="float" office:value="724" calcext:value-type="float">
            <text:p>724</text:p>
          </table:table-cell>
          <table:table-cell table:number-columns-repeated="5"/>
        </table:table-row>
        <table:table-row table:style-name="ro1">
          <table:table-cell office:value-type="float" office:value="2235515" calcext:value-type="float">
            <text:p>2235515</text:p>
          </table:table-cell>
          <table:table-cell office:value-type="float" office:value="542" calcext:value-type="float">
            <text:p>542</text:p>
          </table:table-cell>
          <table:table-cell table:number-columns-repeated="5"/>
        </table:table-row>
        <table:table-row table:style-name="ro1">
          <table:table-cell office:value-type="float" office:value="2239429" calcext:value-type="float">
            <text:p>2239429</text:p>
          </table:table-cell>
          <table:table-cell office:value-type="float" office:value="670" calcext:value-type="float">
            <text:p>670</text:p>
          </table:table-cell>
          <table:table-cell table:number-columns-repeated="5"/>
        </table:table-row>
        <table:table-row table:style-name="ro1">
          <table:table-cell office:value-type="float" office:value="2253594" calcext:value-type="float">
            <text:p>2253594</text:p>
          </table:table-cell>
          <table:table-cell office:value-type="float" office:value="586" calcext:value-type="float">
            <text:p>586</text:p>
          </table:table-cell>
          <table:table-cell table:number-columns-repeated="5"/>
        </table:table-row>
        <table:table-row table:style-name="ro1">
          <table:table-cell office:value-type="float" office:value="2254827" calcext:value-type="float">
            <text:p>2254827</text:p>
          </table:table-cell>
          <table:table-cell office:value-type="float" office:value="684" calcext:value-type="float">
            <text:p>684</text:p>
          </table:table-cell>
          <table:table-cell table:number-columns-repeated="5"/>
        </table:table-row>
        <table:table-row table:style-name="ro1">
          <table:table-cell office:value-type="float" office:value="2263543" calcext:value-type="float">
            <text:p>2263543</text:p>
          </table:table-cell>
          <table:table-cell office:value-type="float" office:value="1648" calcext:value-type="float">
            <text:p>1648</text:p>
          </table:table-cell>
          <table:table-cell table:number-columns-repeated="5"/>
        </table:table-row>
        <table:table-row table:style-name="ro1">
          <table:table-cell office:value-type="float" office:value="2266494" calcext:value-type="float">
            <text:p>2266494</text:p>
          </table:table-cell>
          <table:table-cell office:value-type="float" office:value="547" calcext:value-type="float">
            <text:p>547</text:p>
          </table:table-cell>
          <table:table-cell table:number-columns-repeated="5"/>
        </table:table-row>
        <table:table-row table:style-name="ro1">
          <table:table-cell office:value-type="float" office:value="2268022" calcext:value-type="float">
            <text:p>2268022</text:p>
          </table:table-cell>
          <table:table-cell office:value-type="float" office:value="595" calcext:value-type="float">
            <text:p>595</text:p>
          </table:table-cell>
          <table:table-cell table:number-columns-repeated="5"/>
        </table:table-row>
        <table:table-row table:style-name="ro1">
          <table:table-cell office:value-type="float" office:value="2301312" calcext:value-type="float">
            <text:p>2301312</text:p>
          </table:table-cell>
          <table:table-cell office:value-type="float" office:value="571" calcext:value-type="float">
            <text:p>571</text:p>
          </table:table-cell>
          <table:table-cell table:number-columns-repeated="5"/>
        </table:table-row>
        <table:table-row table:style-name="ro1">
          <table:table-cell office:value-type="float" office:value="2302896" calcext:value-type="float">
            <text:p>2302896</text:p>
          </table:table-cell>
          <table:table-cell office:value-type="float" office:value="531" calcext:value-type="float">
            <text:p>531</text:p>
          </table:table-cell>
          <table:table-cell table:number-columns-repeated="5"/>
        </table:table-row>
        <table:table-row table:style-name="ro1">
          <table:table-cell office:value-type="float" office:value="2308165" calcext:value-type="float">
            <text:p>2308165</text:p>
          </table:table-cell>
          <table:table-cell office:value-type="float" office:value="614" calcext:value-type="float">
            <text:p>614</text:p>
          </table:table-cell>
          <table:table-cell table:number-columns-repeated="5"/>
        </table:table-row>
        <table:table-row table:style-name="ro1">
          <table:table-cell office:value-type="float" office:value="2308244" calcext:value-type="float">
            <text:p>2308244</text:p>
          </table:table-cell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1">
          <table:table-cell office:value-type="float" office:value="2309157" calcext:value-type="float">
            <text:p>2309157</text:p>
          </table:table-cell>
          <table:table-cell office:value-type="float" office:value="575" calcext:value-type="float">
            <text:p>575</text:p>
          </table:table-cell>
          <table:table-cell table:number-columns-repeated="5"/>
        </table:table-row>
        <table:table-row table:style-name="ro1">
          <table:table-cell office:value-type="float" office:value="2312684" calcext:value-type="float">
            <text:p>2312684</text:p>
          </table:table-cell>
          <table:table-cell office:value-type="float" office:value="1269" calcext:value-type="float">
            <text:p>1269</text:p>
          </table:table-cell>
          <table:table-cell table:number-columns-repeated="5"/>
        </table:table-row>
        <table:table-row table:style-name="ro1">
          <table:table-cell office:value-type="float" office:value="2321559" calcext:value-type="float">
            <text:p>2321559</text:p>
          </table:table-cell>
          <table:table-cell office:value-type="float" office:value="698" calcext:value-type="float">
            <text:p>698</text:p>
          </table:table-cell>
          <table:table-cell table:number-columns-repeated="5"/>
        </table:table-row>
        <table:table-row table:style-name="ro1">
          <table:table-cell office:value-type="float" office:value="2322296" calcext:value-type="float">
            <text:p>2322296</text:p>
          </table:table-cell>
          <table:table-cell office:value-type="float" office:value="563" calcext:value-type="float">
            <text:p>563</text:p>
          </table:table-cell>
          <table:table-cell table:number-columns-repeated="5"/>
        </table:table-row>
        <table:table-row table:style-name="ro1">
          <table:table-cell office:value-type="float" office:value="2322382" calcext:value-type="float">
            <text:p>2322382</text:p>
          </table:table-cell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office:value-type="float" office:value="2323641" calcext:value-type="float">
            <text:p>2323641</text:p>
          </table:table-cell>
          <table:table-cell office:value-type="float" office:value="708" calcext:value-type="float">
            <text:p>708</text:p>
          </table:table-cell>
          <table:table-cell table:number-columns-repeated="5"/>
        </table:table-row>
        <table:table-row table:style-name="ro1">
          <table:table-cell office:value-type="float" office:value="2323732" calcext:value-type="float">
            <text:p>2323732</text:p>
          </table:table-cell>
          <table:table-cell office:value-type="float" office:value="731" calcext:value-type="float">
            <text:p>731</text:p>
          </table:table-cell>
          <table:table-cell table:number-columns-repeated="5"/>
        </table:table-row>
        <table:table-row table:style-name="ro1">
          <table:table-cell office:value-type="float" office:value="2326391" calcext:value-type="float">
            <text:p>2326391</text:p>
          </table:table-cell>
          <table:table-cell office:value-type="float" office:value="524" calcext:value-type="float">
            <text:p>524</text:p>
          </table:table-cell>
          <table:table-cell table:number-columns-repeated="5"/>
        </table:table-row>
        <table:table-row table:style-name="ro1">
          <table:table-cell office:value-type="float" office:value="2328612" calcext:value-type="float">
            <text:p>2328612</text:p>
          </table:table-cell>
          <table:table-cell office:value-type="float" office:value="743" calcext:value-type="float">
            <text:p>743</text:p>
          </table:table-cell>
          <table:table-cell table:number-columns-repeated="5"/>
        </table:table-row>
        <table:table-row table:style-name="ro1">
          <table:table-cell office:value-type="float" office:value="2329787" calcext:value-type="float">
            <text:p>2329787</text:p>
          </table:table-cell>
          <table:table-cell office:value-type="float" office:value="810" calcext:value-type="float">
            <text:p>810</text:p>
          </table:table-cell>
          <table:table-cell table:number-columns-repeated="5"/>
        </table:table-row>
        <table:table-row table:style-name="ro1">
          <table:table-cell office:value-type="float" office:value="2342266" calcext:value-type="float">
            <text:p>2342266</text:p>
          </table:table-cell>
          <table:table-cell office:value-type="float" office:value="1192" calcext:value-type="float">
            <text:p>1192</text:p>
          </table:table-cell>
          <table:table-cell table:number-columns-repeated="5"/>
        </table:table-row>
        <table:table-row table:style-name="ro1">
          <table:table-cell office:value-type="float" office:value="2352516" calcext:value-type="float">
            <text:p>2352516</text:p>
          </table:table-cell>
          <table:table-cell office:value-type="float" office:value="537" calcext:value-type="float">
            <text:p>537</text:p>
          </table:table-cell>
          <table:table-cell table:number-columns-repeated="5"/>
        </table:table-row>
        <table:table-row table:style-name="ro1">
          <table:table-cell office:value-type="float" office:value="2359287" calcext:value-type="float">
            <text:p>2359287</text:p>
          </table:table-cell>
          <table:table-cell office:value-type="float" office:value="3118" calcext:value-type="float">
            <text:p>3118</text:p>
          </table:table-cell>
          <table:table-cell table:number-columns-repeated="5"/>
        </table:table-row>
        <table:table-row table:style-name="ro1">
          <table:table-cell office:value-type="float" office:value="2404301" calcext:value-type="float">
            <text:p>2404301</text:p>
          </table:table-cell>
          <table:table-cell office:value-type="float" office:value="528" calcext:value-type="float">
            <text:p>528</text:p>
          </table:table-cell>
          <table:table-cell table:number-columns-repeated="5"/>
        </table:table-row>
        <table:table-row table:style-name="ro1">
          <table:table-cell office:value-type="float" office:value="2404689" calcext:value-type="float">
            <text:p>2404689</text:p>
          </table:table-cell>
          <table:table-cell office:value-type="float" office:value="1196" calcext:value-type="float">
            <text:p>1196</text:p>
          </table:table-cell>
          <table:table-cell table:number-columns-repeated="5"/>
        </table:table-row>
        <table:table-row table:style-name="ro1">
          <table:table-cell office:value-type="float" office:value="2414998" calcext:value-type="float">
            <text:p>2414998</text:p>
          </table:table-cell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 office:value-type="float" office:value="2416053" calcext:value-type="float">
            <text:p>2416053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office:value-type="float" office:value="2422330" calcext:value-type="float">
            <text:p>2422330</text:p>
          </table:table-cell>
          <table:table-cell office:value-type="float" office:value="732" calcext:value-type="float">
            <text:p>732</text:p>
          </table:table-cell>
          <table:table-cell table:number-columns-repeated="5"/>
        </table:table-row>
        <table:table-row table:style-name="ro1">
          <table:table-cell office:value-type="float" office:value="2426641" calcext:value-type="float">
            <text:p>2426641</text:p>
          </table:table-cell>
          <table:table-cell office:value-type="float" office:value="779" calcext:value-type="float">
            <text:p>779</text:p>
          </table:table-cell>
          <table:table-cell table:number-columns-repeated="5"/>
        </table:table-row>
        <table:table-row table:style-name="ro1">
          <table:table-cell office:value-type="float" office:value="2436912" calcext:value-type="float">
            <text:p>2436912</text:p>
          </table:table-cell>
          <table:table-cell office:value-type="float" office:value="759" calcext:value-type="float">
            <text:p>759</text:p>
          </table:table-cell>
          <table:table-cell table:number-columns-repeated="5"/>
        </table:table-row>
        <table:table-row table:style-name="ro1">
          <table:table-cell office:value-type="float" office:value="2437970" calcext:value-type="float">
            <text:p>2437970</text:p>
          </table:table-cell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float" office:value="2438241" calcext:value-type="float">
            <text:p>2438241</text:p>
          </table:table-cell>
          <table:table-cell office:value-type="float" office:value="678" calcext:value-type="float">
            <text:p>678</text:p>
          </table:table-cell>
          <table:table-cell table:number-columns-repeated="5"/>
        </table:table-row>
        <table:table-row table:style-name="ro1">
          <table:table-cell office:value-type="float" office:value="2441141" calcext:value-type="float">
            <text:p>2441141</text:p>
          </table:table-cell>
          <table:table-cell office:value-type="float" office:value="796" calcext:value-type="float">
            <text:p>796</text:p>
          </table:table-cell>
          <table:table-cell table:number-columns-repeated="5"/>
        </table:table-row>
        <table:table-row table:style-name="ro1">
          <table:table-cell office:value-type="float" office:value="2450077" calcext:value-type="float">
            <text:p>2450077</text:p>
          </table:table-cell>
          <table:table-cell office:value-type="float" office:value="522" calcext:value-type="float">
            <text:p>522</text:p>
          </table:table-cell>
          <table:table-cell table:number-columns-repeated="5"/>
        </table:table-row>
        <table:table-row table:style-name="ro1">
          <table:table-cell office:value-type="float" office:value="2476282" calcext:value-type="float">
            <text:p>2476282</text:p>
          </table:table-cell>
          <table:table-cell office:value-type="float" office:value="707" calcext:value-type="float">
            <text:p>707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2497060" calcext:value-type="float">
            <text:p>2497060</text:p>
          </table:table-cell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float" office:value="2510801" calcext:value-type="float">
            <text:p>2510801</text:p>
          </table:table-cell>
          <table:table-cell office:value-type="float" office:value="666" calcext:value-type="float">
            <text:p>666</text:p>
          </table:table-cell>
          <table:table-cell table:number-columns-repeated="5"/>
        </table:table-row>
        <table:table-row table:style-name="ro1">
          <table:table-cell office:value-type="float" office:value="2527330" calcext:value-type="float">
            <text:p>2527330</text:p>
          </table:table-cell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1">
          <table:table-cell office:value-type="float" office:value="2530123" calcext:value-type="float">
            <text:p>2530123</text:p>
          </table:table-cell>
          <table:table-cell office:value-type="float" office:value="674" calcext:value-type="float">
            <text:p>674</text:p>
          </table:table-cell>
          <table:table-cell table:number-columns-repeated="5"/>
        </table:table-row>
        <table:table-row table:style-name="ro1">
          <table:table-cell office:value-type="float" office:value="2544991" calcext:value-type="float">
            <text:p>2544991</text:p>
          </table:table-cell>
          <table:table-cell office:value-type="float" office:value="557" calcext:value-type="float">
            <text:p>557</text:p>
          </table:table-cell>
          <table:table-cell table:number-columns-repeated="5"/>
        </table:table-row>
        <table:table-row table:style-name="ro1">
          <table:table-cell office:value-type="float" office:value="2553304" calcext:value-type="float">
            <text:p>2553304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float" office:value="2554222" calcext:value-type="float">
            <text:p>2554222</text:p>
          </table:table-cell>
          <table:table-cell office:value-type="float" office:value="590" calcext:value-type="float">
            <text:p>590</text:p>
          </table:table-cell>
          <table:table-cell table:number-columns-repeated="5"/>
        </table:table-row>
        <table:table-row table:style-name="ro1">
          <table:table-cell office:value-type="float" office:value="2558362" calcext:value-type="float">
            <text:p>2558362</text:p>
          </table:table-cell>
          <table:table-cell office:value-type="float" office:value="871" calcext:value-type="float">
            <text:p>871</text:p>
          </table:table-cell>
          <table:table-cell table:number-columns-repeated="5"/>
        </table:table-row>
        <table:table-row table:style-name="ro1">
          <table:table-cell office:value-type="float" office:value="2577580" calcext:value-type="float">
            <text:p>2577580</text:p>
          </table:table-cell>
          <table:table-cell office:value-type="float" office:value="537" calcext:value-type="float">
            <text:p>537</text:p>
          </table:table-cell>
          <table:table-cell table:number-columns-repeated="5"/>
        </table:table-row>
        <table:table-row table:style-name="ro1">
          <table:table-cell office:value-type="float" office:value="2578677" calcext:value-type="float">
            <text:p>2578677</text:p>
          </table:table-cell>
          <table:table-cell office:value-type="float" office:value="629" calcext:value-type="float">
            <text:p>629</text:p>
          </table:table-cell>
          <table:table-cell table:number-columns-repeated="5"/>
        </table:table-row>
        <table:table-row table:style-name="ro1">
          <table:table-cell office:value-type="float" office:value="2592137" calcext:value-type="float">
            <text:p>2592137</text:p>
          </table:table-cell>
          <table:table-cell office:value-type="float" office:value="899" calcext:value-type="float">
            <text:p>899</text:p>
          </table:table-cell>
          <table:table-cell table:number-columns-repeated="5"/>
        </table:table-row>
        <table:table-row table:style-name="ro1">
          <table:table-cell office:value-type="float" office:value="2596456" calcext:value-type="float">
            <text:p>2596456</text:p>
          </table:table-cell>
          <table:table-cell office:value-type="float" office:value="737" calcext:value-type="float">
            <text:p>737</text:p>
          </table:table-cell>
          <table:table-cell table:number-columns-repeated="5"/>
        </table:table-row>
        <table:table-row table:style-name="ro1">
          <table:table-cell office:value-type="float" office:value="2616080" calcext:value-type="float">
            <text:p>2616080</text:p>
          </table:table-cell>
          <table:table-cell office:value-type="float" office:value="571" calcext:value-type="float">
            <text:p>571</text:p>
          </table:table-cell>
          <table:table-cell table:number-columns-repeated="5"/>
        </table:table-row>
        <table:table-row table:style-name="ro1">
          <table:table-cell office:value-type="float" office:value="2619094" calcext:value-type="float">
            <text:p>2619094</text:p>
          </table:table-cell>
          <table:table-cell office:value-type="float" office:value="693" calcext:value-type="float">
            <text:p>693</text:p>
          </table:table-cell>
          <table:table-cell table:number-columns-repeated="5"/>
        </table:table-row>
        <table:table-row table:style-name="ro1">
          <table:table-cell office:value-type="float" office:value="2619409" calcext:value-type="float">
            <text:p>2619409</text:p>
          </table:table-cell>
          <table:table-cell office:value-type="float" office:value="579" calcext:value-type="float">
            <text:p>579</text:p>
          </table:table-cell>
          <table:table-cell table:number-columns-repeated="5"/>
        </table:table-row>
        <table:table-row table:style-name="ro1">
          <table:table-cell office:value-type="float" office:value="2630631" calcext:value-type="float">
            <text:p>2630631</text:p>
          </table:table-cell>
          <table:table-cell office:value-type="float" office:value="533" calcext:value-type="float">
            <text:p>533</text:p>
          </table:table-cell>
          <table:table-cell table:number-columns-repeated="5"/>
        </table:table-row>
        <table:table-row table:style-name="ro1">
          <table:table-cell office:value-type="float" office:value="2634963" calcext:value-type="float">
            <text:p>2634963</text:p>
          </table:table-cell>
          <table:table-cell office:value-type="float" office:value="508" calcext:value-type="float">
            <text:p>508</text:p>
          </table:table-cell>
          <table:table-cell table:number-columns-repeated="5"/>
        </table:table-row>
        <table:table-row table:style-name="ro1">
          <table:table-cell office:value-type="float" office:value="2642245" calcext:value-type="float">
            <text:p>2642245</text:p>
          </table:table-cell>
          <table:table-cell office:value-type="float" office:value="660" calcext:value-type="float">
            <text:p>660</text:p>
          </table:table-cell>
          <table:table-cell table:number-columns-repeated="5"/>
        </table:table-row>
        <table:table-row table:style-name="ro1">
          <table:table-cell office:value-type="float" office:value="2651358" calcext:value-type="float">
            <text:p>2651358</text:p>
          </table:table-cell>
          <table:table-cell office:value-type="float" office:value="961" calcext:value-type="float">
            <text:p>961</text:p>
          </table:table-cell>
          <table:table-cell table:number-columns-repeated="5"/>
        </table:table-row>
        <table:table-row table:style-name="ro1">
          <table:table-cell office:value-type="float" office:value="2652895" calcext:value-type="float">
            <text:p>2652895</text:p>
          </table:table-cell>
          <table:table-cell office:value-type="float" office:value="547" calcext:value-type="float">
            <text:p>547</text:p>
          </table:table-cell>
          <table:table-cell table:number-columns-repeated="5"/>
        </table:table-row>
        <table:table-row table:style-name="ro1">
          <table:table-cell office:value-type="float" office:value="2659940" calcext:value-type="float">
            <text:p>2659940</text:p>
          </table:table-cell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office:value-type="float" office:value="2684540" calcext:value-type="float">
            <text:p>2684540</text:p>
          </table:table-cell>
          <table:table-cell office:value-type="float" office:value="777" calcext:value-type="float">
            <text:p>777</text:p>
          </table:table-cell>
          <table:table-cell table:number-columns-repeated="5"/>
        </table:table-row>
        <table:table-row table:style-name="ro1">
          <table:table-cell office:value-type="float" office:value="2690156" calcext:value-type="float">
            <text:p>2690156</text:p>
          </table:table-cell>
          <table:table-cell office:value-type="float" office:value="671" calcext:value-type="float">
            <text:p>671</text:p>
          </table:table-cell>
          <table:table-cell table:number-columns-repeated="5"/>
        </table:table-row>
        <table:table-row table:style-name="ro1">
          <table:table-cell office:value-type="float" office:value="2691988" calcext:value-type="float">
            <text:p>2691988</text:p>
          </table:table-cell>
          <table:table-cell office:value-type="float" office:value="744" calcext:value-type="float">
            <text:p>744</text:p>
          </table:table-cell>
          <table:table-cell table:number-columns-repeated="5"/>
        </table:table-row>
        <table:table-row table:style-name="ro1">
          <table:table-cell office:value-type="float" office:value="2701270" calcext:value-type="float">
            <text:p>2701270</text:p>
          </table:table-cell>
          <table:table-cell office:value-type="float" office:value="572" calcext:value-type="float">
            <text:p>572</text:p>
          </table:table-cell>
          <table:table-cell table:number-columns-repeated="5"/>
        </table:table-row>
        <table:table-row table:style-name="ro1">
          <table:table-cell office:value-type="float" office:value="2709257" calcext:value-type="float">
            <text:p>2709257</text:p>
          </table:table-cell>
          <table:table-cell office:value-type="float" office:value="863" calcext:value-type="float">
            <text:p>863</text:p>
          </table:table-cell>
          <table:table-cell table:number-columns-repeated="5"/>
        </table:table-row>
        <table:table-row table:style-name="ro1">
          <table:table-cell office:value-type="float" office:value="2709572" calcext:value-type="float">
            <text:p>2709572</text:p>
          </table:table-cell>
          <table:table-cell office:value-type="float" office:value="521" calcext:value-type="float">
            <text:p>521</text:p>
          </table:table-cell>
          <table:table-cell table:number-columns-repeated="5"/>
        </table:table-row>
        <table:table-row table:style-name="ro1">
          <table:table-cell office:value-type="float" office:value="2713235" calcext:value-type="float">
            <text:p>2713235</text:p>
          </table:table-cell>
          <table:table-cell office:value-type="float" office:value="532" calcext:value-type="float">
            <text:p>532</text:p>
          </table:table-cell>
          <table:table-cell table:number-columns-repeated="5"/>
        </table:table-row>
        <table:table-row table:style-name="ro1">
          <table:table-cell office:value-type="float" office:value="2722724" calcext:value-type="float">
            <text:p>2722724</text:p>
          </table:table-cell>
          <table:table-cell office:value-type="float" office:value="523" calcext:value-type="float">
            <text:p>523</text:p>
          </table:table-cell>
          <table:table-cell table:number-columns-repeated="5"/>
        </table:table-row>
        <table:table-row table:style-name="ro1">
          <table:table-cell office:value-type="float" office:value="2724195" calcext:value-type="float">
            <text:p>2724195</text:p>
          </table:table-cell>
          <table:table-cell office:value-type="float" office:value="672" calcext:value-type="float">
            <text:p>672</text:p>
          </table:table-cell>
          <table:table-cell table:number-columns-repeated="5"/>
        </table:table-row>
        <table:table-row table:style-name="ro1">
          <table:table-cell office:value-type="float" office:value="2738555" calcext:value-type="float">
            <text:p>2738555</text:p>
          </table:table-cell>
          <table:table-cell office:value-type="float" office:value="852" calcext:value-type="float">
            <text:p>852</text:p>
          </table:table-cell>
          <table:table-cell table:number-columns-repeated="5"/>
        </table:table-row>
        <table:table-row table:style-name="ro1">
          <table:table-cell office:value-type="float" office:value="2741310" calcext:value-type="float">
            <text:p>2741310</text:p>
          </table:table-cell>
          <table:table-cell office:value-type="float" office:value="1837" calcext:value-type="float">
            <text:p>1837</text:p>
          </table:table-cell>
          <table:table-cell table:number-columns-repeated="5"/>
        </table:table-row>
        <table:table-row table:style-name="ro1">
          <table:table-cell office:value-type="float" office:value="2741864" calcext:value-type="float">
            <text:p>2741864</text:p>
          </table:table-cell>
          <table:table-cell office:value-type="float" office:value="641" calcext:value-type="float">
            <text:p>641</text:p>
          </table:table-cell>
          <table:table-cell table:number-columns-repeated="5"/>
        </table:table-row>
        <table:table-row table:style-name="ro1">
          <table:table-cell office:value-type="float" office:value="2742556" calcext:value-type="float">
            <text:p>2742556</text:p>
          </table:table-cell>
          <table:table-cell office:value-type="float" office:value="596" calcext:value-type="float">
            <text:p>596</text:p>
          </table:table-cell>
          <table:table-cell table:number-columns-repeated="5"/>
        </table:table-row>
        <table:table-row table:style-name="ro1">
          <table:table-cell office:value-type="float" office:value="2743533" calcext:value-type="float">
            <text:p>2743533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office:value-type="float" office:value="2748550" calcext:value-type="float">
            <text:p>2748550</text:p>
          </table:table-cell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1">
          <table:table-cell office:value-type="float" office:value="2752882" calcext:value-type="float">
            <text:p>2752882</text:p>
          </table:table-cell>
          <table:table-cell office:value-type="float" office:value="765" calcext:value-type="float">
            <text:p>765</text:p>
          </table:table-cell>
          <table:table-cell table:number-columns-repeated="5"/>
        </table:table-row>
        <table:table-row table:style-name="ro1">
          <table:table-cell office:value-type="float" office:value="2757861" calcext:value-type="float">
            <text:p>2757861</text:p>
          </table:table-cell>
          <table:table-cell office:value-type="float" office:value="606" calcext:value-type="float">
            <text:p>606</text:p>
          </table:table-cell>
          <table:table-cell table:number-columns-repeated="5"/>
        </table:table-row>
        <table:table-row table:style-name="ro1">
          <table:table-cell office:value-type="float" office:value="2783016" calcext:value-type="float">
            <text:p>2783016</text:p>
          </table:table-cell>
          <table:table-cell office:value-type="float" office:value="565" calcext:value-type="float">
            <text:p>565</text:p>
          </table:table-cell>
          <table:table-cell table:number-columns-repeated="5"/>
        </table:table-row>
        <table:table-row table:style-name="ro1">
          <table:table-cell office:value-type="float" office:value="2808328" calcext:value-type="float">
            <text:p>2808328</text:p>
          </table:table-cell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1">
          <table:table-cell office:value-type="float" office:value="2814361" calcext:value-type="float">
            <text:p>2814361</text:p>
          </table:table-cell>
          <table:table-cell office:value-type="float" office:value="508" calcext:value-type="float">
            <text:p>508</text:p>
          </table:table-cell>
          <table:table-cell table:number-columns-repeated="5"/>
        </table:table-row>
        <table:table-row table:style-name="ro1">
          <table:table-cell office:value-type="float" office:value="2839690" calcext:value-type="float">
            <text:p>2839690</text:p>
          </table:table-cell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1">
          <table:table-cell office:value-type="float" office:value="2846780" calcext:value-type="float">
            <text:p>2846780</text:p>
          </table:table-cell>
          <table:table-cell office:value-type="float" office:value="885" calcext:value-type="float">
            <text:p>885</text:p>
          </table:table-cell>
          <table:table-cell table:number-columns-repeated="5"/>
        </table:table-row>
        <table:table-row table:style-name="ro1">
          <table:table-cell office:value-type="float" office:value="2853673" calcext:value-type="float">
            <text:p>2853673</text:p>
          </table:table-cell>
          <table:table-cell office:value-type="float" office:value="893" calcext:value-type="float">
            <text:p>893</text:p>
          </table:table-cell>
          <table:table-cell table:number-columns-repeated="5"/>
        </table:table-row>
        <table:table-row table:style-name="ro1">
          <table:table-cell office:value-type="float" office:value="2854952" calcext:value-type="float">
            <text:p>2854952</text:p>
          </table:table-cell>
          <table:table-cell office:value-type="float" office:value="547" calcext:value-type="float">
            <text:p>547</text:p>
          </table:table-cell>
          <table:table-cell table:number-columns-repeated="5"/>
        </table:table-row>
        <table:table-row table:style-name="ro1">
          <table:table-cell office:value-type="float" office:value="2867535" calcext:value-type="float">
            <text:p>2867535</text:p>
          </table:table-cell>
          <table:table-cell office:value-type="float" office:value="649" calcext:value-type="float">
            <text:p>649</text:p>
          </table:table-cell>
          <table:table-cell table:number-columns-repeated="5"/>
        </table:table-row>
        <table:table-row table:style-name="ro1">
          <table:table-cell office:value-type="float" office:value="2880288" calcext:value-type="float">
            <text:p>2880288</text:p>
          </table:table-cell>
          <table:table-cell office:value-type="float" office:value="649" calcext:value-type="float">
            <text:p>649</text:p>
          </table:table-cell>
          <table:table-cell table:number-columns-repeated="5"/>
        </table:table-row>
        <table:table-row table:style-name="ro1">
          <table:table-cell office:value-type="float" office:value="2882619" calcext:value-type="float">
            <text:p>2882619</text:p>
          </table:table-cell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float" office:value="2883651" calcext:value-type="float">
            <text:p>2883651</text:p>
          </table:table-cell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1">
          <table:table-cell office:value-type="float" office:value="2916649" calcext:value-type="float">
            <text:p>2916649</text:p>
          </table:table-cell>
          <table:table-cell office:value-type="float" office:value="526" calcext:value-type="float">
            <text:p>526</text:p>
          </table:table-cell>
          <table:table-cell table:number-columns-repeated="5"/>
        </table:table-row>
        <table:table-row table:style-name="ro1">
          <table:table-cell office:value-type="float" office:value="2929964" calcext:value-type="float">
            <text:p>2929964</text:p>
          </table:table-cell>
          <table:table-cell office:value-type="float" office:value="569" calcext:value-type="float">
            <text:p>569</text:p>
          </table:table-cell>
          <table:table-cell table:number-columns-repeated="5"/>
        </table:table-row>
        <table:table-row table:style-name="ro1">
          <table:table-cell office:value-type="float" office:value="2941252" calcext:value-type="float">
            <text:p>2941252</text:p>
          </table:table-cell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1">
          <table:table-cell office:value-type="float" office:value="2942043" calcext:value-type="float">
            <text:p>2942043</text:p>
          </table:table-cell>
          <table:table-cell office:value-type="float" office:value="736" calcext:value-type="float">
            <text:p>736</text:p>
          </table:table-cell>
          <table:table-cell table:number-columns-repeated="5"/>
        </table:table-row>
        <table:table-row table:style-name="ro1">
          <table:table-cell office:value-type="float" office:value="2945543" calcext:value-type="float">
            <text:p>2945543</text:p>
          </table:table-cell>
          <table:table-cell office:value-type="float" office:value="700" calcext:value-type="float">
            <text:p>700</text:p>
          </table:table-cell>
          <table:table-cell table:number-columns-repeated="5"/>
        </table:table-row>
        <table:table-row table:style-name="ro1">
          <table:table-cell office:value-type="float" office:value="2951238" calcext:value-type="float">
            <text:p>2951238</text:p>
          </table:table-cell>
          <table:table-cell office:value-type="float" office:value="801" calcext:value-type="float">
            <text:p>801</text:p>
          </table:table-cell>
          <table:table-cell table:number-columns-repeated="5"/>
        </table:table-row>
        <table:table-row table:style-name="ro1">
          <table:table-cell office:value-type="float" office:value="2953663" calcext:value-type="float">
            <text:p>2953663</text:p>
          </table:table-cell>
          <table:table-cell office:value-type="float" office:value="627" calcext:value-type="float">
            <text:p>627</text:p>
          </table:table-cell>
          <table:table-cell table:number-columns-repeated="5"/>
        </table:table-row>
        <table:table-row table:style-name="ro1">
          <table:table-cell office:value-type="float" office:value="2956608" calcext:value-type="float">
            <text:p>2956608</text:p>
          </table:table-cell>
          <table:table-cell office:value-type="float" office:value="707" calcext:value-type="float">
            <text:p>707</text:p>
          </table:table-cell>
          <table:table-cell table:number-columns-repeated="5"/>
        </table:table-row>
        <table:table-row table:style-name="ro1">
          <table:table-cell office:value-type="float" office:value="2958073" calcext:value-type="float">
            <text:p>2958073</text:p>
          </table:table-cell>
          <table:table-cell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office:value-type="float" office:value="2959305" calcext:value-type="float">
            <text:p>2959305</text:p>
          </table:table-cell>
          <table:table-cell office:value-type="float" office:value="702" calcext:value-type="float">
            <text:p>702</text:p>
          </table:table-cell>
          <table:table-cell table:number-columns-repeated="5"/>
        </table:table-row>
        <table:table-row table:style-name="ro1">
          <table:table-cell office:value-type="float" office:value="2959858" calcext:value-type="float">
            <text:p>2959858</text:p>
          </table:table-cell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1">
          <table:table-cell office:value-type="float" office:value="2963792" calcext:value-type="float">
            <text:p>2963792</text:p>
          </table:table-cell>
          <table:table-cell office:value-type="float" office:value="525" calcext:value-type="float">
            <text:p>525</text:p>
          </table:table-cell>
          <table:table-cell table:number-columns-repeated="5"/>
        </table:table-row>
        <table:table-row table:style-name="ro1">
          <table:table-cell office:value-type="float" office:value="2976906" calcext:value-type="float">
            <text:p>2976906</text:p>
          </table:table-cell>
          <table:table-cell office:value-type="float" office:value="841" calcext:value-type="float">
            <text:p>841</text:p>
          </table:table-cell>
          <table:table-cell table:number-columns-repeated="5"/>
        </table:table-row>
        <table:table-row table:style-name="ro1">
          <table:table-cell office:value-type="float" office:value="2984972" calcext:value-type="float">
            <text:p>2984972</text:p>
          </table:table-cell>
          <table:table-cell office:value-type="float" office:value="536" calcext:value-type="float">
            <text:p>536</text:p>
          </table:table-cell>
          <table:table-cell table:number-columns-repeated="5"/>
        </table:table-row>
        <table:table-row table:style-name="ro1">
          <table:table-cell office:value-type="float" office:value="2985447" calcext:value-type="float">
            <text:p>2985447</text:p>
          </table:table-cell>
          <table:table-cell office:value-type="float" office:value="622" calcext:value-type="float">
            <text:p>622</text:p>
          </table:table-cell>
          <table:table-cell table:number-columns-repeated="5"/>
        </table:table-row>
        <table:table-row table:style-name="ro1">
          <table:table-cell office:value-type="float" office:value="2988892" calcext:value-type="float">
            <text:p>2988892</text:p>
          </table:table-cell>
          <table:table-cell office:value-type="float" office:value="725" calcext:value-type="float">
            <text:p>725</text:p>
          </table:table-cell>
          <table:table-cell table:number-columns-repeated="5"/>
        </table:table-row>
        <table:table-row table:style-name="ro1">
          <table:table-cell office:value-type="float" office:value="2999998" calcext:value-type="float">
            <text:p>2999998</text:p>
          </table:table-cell>
          <table:table-cell office:value-type="float" office:value="542" calcext:value-type="float">
            <text:p>542</text:p>
          </table:table-cell>
          <table:table-cell table:number-columns-repeated="5"/>
        </table:table-row>
        <table:table-row table:style-name="ro1">
          <table:table-cell office:value-type="float" office:value="3000950" calcext:value-type="float">
            <text:p>3000950</text:p>
          </table:table-cell>
          <table:table-cell office:value-type="float" office:value="1212" calcext:value-type="float">
            <text:p>1212</text:p>
          </table:table-cell>
          <table:table-cell table:number-columns-repeated="5"/>
        </table:table-row>
        <table:table-row table:style-name="ro1">
          <table:table-cell office:value-type="float" office:value="3006162" calcext:value-type="float">
            <text:p>3006162</text:p>
          </table:table-cell>
          <table:table-cell office:value-type="float" office:value="728" calcext:value-type="float">
            <text:p>728</text:p>
          </table:table-cell>
          <table:table-cell table:number-columns-repeated="5"/>
        </table:table-row>
        <table:table-row table:style-name="ro1">
          <table:table-cell office:value-type="float" office:value="3011333" calcext:value-type="float">
            <text:p>3011333</text:p>
          </table:table-cell>
          <table:table-cell office:value-type="float" office:value="514" calcext:value-type="float">
            <text:p>514</text:p>
          </table:table-cell>
          <table:table-cell table:number-columns-repeated="5"/>
        </table:table-row>
        <table:table-row table:style-name="ro1">
          <table:table-cell office:value-type="float" office:value="3013930" calcext:value-type="float">
            <text:p>3013930</text:p>
          </table:table-cell>
          <table:table-cell office:value-type="float" office:value="579" calcext:value-type="float">
            <text:p>579</text:p>
          </table:table-cell>
          <table:table-cell table:number-columns-repeated="5"/>
        </table:table-row>
        <table:table-row table:style-name="ro1">
          <table:table-cell office:value-type="float" office:value="3028886" calcext:value-type="float">
            <text:p>3028886</text:p>
          </table:table-cell>
          <table:table-cell office:value-type="float" office:value="1699" calcext:value-type="float">
            <text:p>1699</text:p>
          </table:table-cell>
          <table:table-cell table:number-columns-repeated="5"/>
        </table:table-row>
        <table:table-row table:style-name="ro1">
          <table:table-cell office:value-type="float" office:value="3033935" calcext:value-type="float">
            <text:p>3033935</text:p>
          </table:table-cell>
          <table:table-cell office:value-type="float" office:value="545" calcext:value-type="float">
            <text:p>545</text:p>
          </table:table-cell>
          <table:table-cell table:number-columns-repeated="5"/>
        </table:table-row>
        <table:table-row table:style-name="ro1">
          <table:table-cell office:value-type="float" office:value="3034568" calcext:value-type="float">
            <text:p>3034568</text:p>
          </table:table-cell>
          <table:table-cell office:value-type="float" office:value="638" calcext:value-type="float">
            <text:p>638</text:p>
          </table:table-cell>
          <table:table-cell table:number-columns-repeated="5"/>
        </table:table-row>
        <table:table-row table:style-name="ro1">
          <table:table-cell office:value-type="float" office:value="3036218" calcext:value-type="float">
            <text:p>3036218</text:p>
          </table:table-cell>
          <table:table-cell office:value-type="float" office:value="658" calcext:value-type="float">
            <text:p>658</text:p>
          </table:table-cell>
          <table:table-cell table:number-columns-repeated="5"/>
        </table:table-row>
        <table:table-row table:style-name="ro1">
          <table:table-cell office:value-type="float" office:value="3051768" calcext:value-type="float">
            <text:p>3051768</text:p>
          </table:table-cell>
          <table:table-cell office:value-type="float" office:value="713" calcext:value-type="float">
            <text:p>713</text:p>
          </table:table-cell>
          <table:table-cell table:number-columns-repeated="5"/>
        </table:table-row>
        <table:table-row table:style-name="ro1">
          <table:table-cell office:value-type="float" office:value="3056792" calcext:value-type="float">
            <text:p>3056792</text:p>
          </table:table-cell>
          <table:table-cell office:value-type="float" office:value="705" calcext:value-type="float">
            <text:p>705</text:p>
          </table:table-cell>
          <table:table-cell table:number-columns-repeated="5"/>
        </table:table-row>
        <table:table-row table:style-name="ro1">
          <table:table-cell office:value-type="float" office:value="3057367" calcext:value-type="float">
            <text:p>3057367</text:p>
          </table:table-cell>
          <table:table-cell office:value-type="float" office:value="720" calcext:value-type="float">
            <text:p>720</text:p>
          </table:table-cell>
          <table:table-cell table:number-columns-repeated="5"/>
        </table:table-row>
        <table:table-row table:style-name="ro1">
          <table:table-cell office:value-type="float" office:value="3057749" calcext:value-type="float">
            <text:p>3057749</text:p>
          </table:table-cell>
          <table:table-cell office:value-type="float" office:value="691" calcext:value-type="float">
            <text:p>691</text:p>
          </table:table-cell>
          <table:table-cell table:number-columns-repeated="5"/>
        </table:table-row>
        <table:table-row table:style-name="ro1">
          <table:table-cell office:value-type="float" office:value="3058668" calcext:value-type="float">
            <text:p>3058668</text:p>
          </table:table-cell>
          <table:table-cell office:value-type="float" office:value="534" calcext:value-type="float">
            <text:p>534</text:p>
          </table:table-cell>
          <table:table-cell table:number-columns-repeated="5"/>
        </table:table-row>
        <table:table-row table:style-name="ro1">
          <table:table-cell office:value-type="float" office:value="3062300" calcext:value-type="float">
            <text:p>3062300</text:p>
          </table:table-cell>
          <table:table-cell office:value-type="float" office:value="591" calcext:value-type="float">
            <text:p>591</text:p>
          </table:table-cell>
          <table:table-cell table:number-columns-repeated="5"/>
        </table:table-row>
        <table:table-row table:style-name="ro1">
          <table:table-cell office:value-type="float" office:value="3071657" calcext:value-type="float">
            <text:p>3071657</text:p>
          </table:table-cell>
          <table:table-cell office:value-type="float" office:value="511" calcext:value-type="float">
            <text:p>511</text:p>
          </table:table-cell>
          <table:table-cell table:number-columns-repeated="5"/>
        </table:table-row>
        <table:table-row table:style-name="ro1">
          <table:table-cell office:value-type="float" office:value="3080732" calcext:value-type="float">
            <text:p>3080732</text:p>
          </table:table-cell>
          <table:table-cell office:value-type="float" office:value="852" calcext:value-type="float">
            <text:p>852</text:p>
          </table:table-cell>
          <table:table-cell table:number-columns-repeated="5"/>
        </table:table-row>
        <table:table-row table:style-name="ro1">
          <table:table-cell office:value-type="float" office:value="3087049" calcext:value-type="float">
            <text:p>3087049</text:p>
          </table:table-cell>
          <table:table-cell office:value-type="float" office:value="607" calcext:value-type="float">
            <text:p>607</text:p>
          </table:table-cell>
          <table:table-cell table:number-columns-repeated="5"/>
        </table:table-row>
        <table:table-row table:style-name="ro1">
          <table:table-cell office:value-type="float" office:value="3092219" calcext:value-type="float">
            <text:p>3092219</text:p>
          </table:table-cell>
          <table:table-cell office:value-type="float" office:value="817" calcext:value-type="float">
            <text:p>817</text:p>
          </table:table-cell>
          <table:table-cell table:number-columns-repeated="5"/>
        </table:table-row>
        <table:table-row table:style-name="ro1">
          <table:table-cell office:value-type="float" office:value="3097286" calcext:value-type="float">
            <text:p>3097286</text:p>
          </table:table-cell>
          <table:table-cell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office:value-type="float" office:value="3103362" calcext:value-type="float">
            <text:p>3103362</text:p>
          </table:table-cell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float" office:value="3107438" calcext:value-type="float">
            <text:p>3107438</text:p>
          </table:table-cell>
          <table:table-cell office:value-type="float" office:value="594" calcext:value-type="float">
            <text:p>594</text:p>
          </table:table-cell>
          <table:table-cell table:number-columns-repeated="5"/>
        </table:table-row>
        <table:table-row table:style-name="ro1">
          <table:table-cell office:value-type="float" office:value="3107884" calcext:value-type="float">
            <text:p>3107884</text:p>
          </table:table-cell>
          <table:table-cell office:value-type="float" office:value="572" calcext:value-type="float">
            <text:p>572</text:p>
          </table:table-cell>
          <table:table-cell table:number-columns-repeated="5"/>
        </table:table-row>
        <table:table-row table:style-name="ro1">
          <table:table-cell office:value-type="float" office:value="3121902" calcext:value-type="float">
            <text:p>3121902</text:p>
          </table:table-cell>
          <table:table-cell office:value-type="float" office:value="689" calcext:value-type="float">
            <text:p>689</text:p>
          </table:table-cell>
          <table:table-cell table:number-columns-repeated="5"/>
        </table:table-row>
        <table:table-row table:style-name="ro1">
          <table:table-cell office:value-type="float" office:value="3128420" calcext:value-type="float">
            <text:p>3128420</text:p>
          </table:table-cell>
          <table:table-cell office:value-type="float" office:value="514" calcext:value-type="float">
            <text:p>514</text:p>
          </table:table-cell>
          <table:table-cell table:number-columns-repeated="5"/>
        </table:table-row>
        <table:table-row table:style-name="ro1">
          <table:table-cell office:value-type="float" office:value="3130046" calcext:value-type="float">
            <text:p>3130046</text:p>
          </table:table-cell>
          <table:table-cell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office:value-type="float" office:value="3134676" calcext:value-type="float">
            <text:p>3134676</text:p>
          </table:table-cell>
          <table:table-cell office:value-type="float" office:value="862" calcext:value-type="float">
            <text:p>862</text:p>
          </table:table-cell>
          <table:table-cell table:number-columns-repeated="5"/>
        </table:table-row>
        <table:table-row table:style-name="ro1">
          <table:table-cell office:value-type="float" office:value="3141170" calcext:value-type="float">
            <text:p>3141170</text:p>
          </table:table-cell>
          <table:table-cell office:value-type="float" office:value="532" calcext:value-type="float">
            <text:p>532</text:p>
          </table:table-cell>
          <table:table-cell table:number-columns-repeated="5"/>
        </table:table-row>
        <table:table-row table:style-name="ro1">
          <table:table-cell office:value-type="float" office:value="3144279" calcext:value-type="float">
            <text:p>3144279</text:p>
          </table:table-cell>
          <table:table-cell office:value-type="float" office:value="526" calcext:value-type="float">
            <text:p>526</text:p>
          </table:table-cell>
          <table:table-cell table:number-columns-repeated="5"/>
        </table:table-row>
        <table:table-row table:style-name="ro1">
          <table:table-cell office:value-type="float" office:value="3162221" calcext:value-type="float">
            <text:p>3162221</text:p>
          </table:table-cell>
          <table:table-cell office:value-type="float" office:value="786" calcext:value-type="float">
            <text:p>786</text:p>
          </table:table-cell>
          <table:table-cell table:number-columns-repeated="5"/>
        </table:table-row>
        <table:table-row table:style-name="ro1">
          <table:table-cell office:value-type="float" office:value="3177638" calcext:value-type="float">
            <text:p>3177638</text:p>
          </table:table-cell>
          <table:table-cell office:value-type="float" office:value="511" calcext:value-type="float">
            <text:p>511</text:p>
          </table:table-cell>
          <table:table-cell table:number-columns-repeated="5"/>
        </table:table-row>
        <table:table-row table:style-name="ro1">
          <table:table-cell office:value-type="float" office:value="3194960" calcext:value-type="float">
            <text:p>3194960</text:p>
          </table:table-cell>
          <table:table-cell office:value-type="float" office:value="530" calcext:value-type="float">
            <text:p>530</text:p>
          </table:table-cell>
          <table:table-cell table:number-columns-repeated="5"/>
        </table:table-row>
        <table:table-row table:style-name="ro1">
          <table:table-cell office:value-type="float" office:value="3206129" calcext:value-type="float">
            <text:p>3206129</text:p>
          </table:table-cell>
          <table:table-cell office:value-type="float" office:value="789" calcext:value-type="float">
            <text:p>789</text:p>
          </table:table-cell>
          <table:table-cell table:number-columns-repeated="5"/>
        </table:table-row>
        <table:table-row table:style-name="ro1">
          <table:table-cell office:value-type="float" office:value="3207807" calcext:value-type="float">
            <text:p>3207807</text:p>
          </table:table-cell>
          <table:table-cell office:value-type="float" office:value="709" calcext:value-type="float">
            <text:p>709</text:p>
          </table:table-cell>
          <table:table-cell table:number-columns-repeated="5"/>
        </table:table-row>
        <table:table-row table:style-name="ro1">
          <table:table-cell office:value-type="float" office:value="3210710" calcext:value-type="float">
            <text:p>3210710</text:p>
          </table:table-cell>
          <table:table-cell office:value-type="float" office:value="598" calcext:value-type="float">
            <text:p>598</text:p>
          </table:table-cell>
          <table:table-cell table:number-columns-repeated="5"/>
        </table:table-row>
        <table:table-row table:style-name="ro1">
          <table:table-cell office:value-type="float" office:value="3222374" calcext:value-type="float">
            <text:p>3222374</text:p>
          </table:table-cell>
          <table:table-cell office:value-type="float" office:value="575" calcext:value-type="float">
            <text:p>575</text:p>
          </table:table-cell>
          <table:table-cell table:number-columns-repeated="5"/>
        </table:table-row>
        <table:table-row table:style-name="ro1">
          <table:table-cell office:value-type="float" office:value="3223920" calcext:value-type="float">
            <text:p>3223920</text:p>
          </table:table-cell>
          <table:table-cell office:value-type="float" office:value="1498" calcext:value-type="float">
            <text:p>1498</text:p>
          </table:table-cell>
          <table:table-cell table:number-columns-repeated="5"/>
        </table:table-row>
        <table:table-row table:style-name="ro1">
          <table:table-cell office:value-type="float" office:value="3250914" calcext:value-type="float">
            <text:p>3250914</text:p>
          </table:table-cell>
          <table:table-cell office:value-type="float" office:value="757" calcext:value-type="float">
            <text:p>757</text:p>
          </table:table-cell>
          <table:table-cell table:number-columns-repeated="5"/>
        </table:table-row>
        <table:table-row table:style-name="ro1">
          <table:table-cell office:value-type="float" office:value="3252490" calcext:value-type="float">
            <text:p>3252490</text:p>
          </table:table-cell>
          <table:table-cell office:value-type="float" office:value="591" calcext:value-type="float">
            <text:p>591</text:p>
          </table:table-cell>
          <table:table-cell table:number-columns-repeated="5"/>
        </table:table-row>
        <table:table-row table:style-name="ro1">
          <table:table-cell office:value-type="float" office:value="3256219" calcext:value-type="float">
            <text:p>3256219</text:p>
          </table:table-cell>
          <table:table-cell office:value-type="float" office:value="1103" calcext:value-type="float">
            <text:p>1103</text:p>
          </table:table-cell>
          <table:table-cell table:number-columns-repeated="5"/>
        </table:table-row>
        <table:table-row table:style-name="ro1">
          <table:table-cell office:value-type="float" office:value="3259612" calcext:value-type="float">
            <text:p>3259612</text:p>
          </table:table-cell>
          <table:table-cell office:value-type="float" office:value="588" calcext:value-type="float">
            <text:p>588</text:p>
          </table:table-cell>
          <table:table-cell table:number-columns-repeated="5"/>
        </table:table-row>
        <table:table-row table:style-name="ro1">
          <table:table-cell office:value-type="float" office:value="3265617" calcext:value-type="float">
            <text:p>3265617</text:p>
          </table:table-cell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1">
          <table:table-cell office:value-type="float" office:value="3269359" calcext:value-type="float">
            <text:p>3269359</text:p>
          </table:table-cell>
          <table:table-cell office:value-type="float" office:value="1857" calcext:value-type="float">
            <text:p>1857</text:p>
          </table:table-cell>
          <table:table-cell table:number-columns-repeated="5"/>
        </table:table-row>
        <table:table-row table:style-name="ro1">
          <table:table-cell office:value-type="float" office:value="3277274" calcext:value-type="float">
            <text:p>3277274</text:p>
          </table:table-cell>
          <table:table-cell office:value-type="float" office:value="778" calcext:value-type="float">
            <text:p>778</text:p>
          </table:table-cell>
          <table:table-cell table:number-columns-repeated="5"/>
        </table:table-row>
        <table:table-row table:style-name="ro1">
          <table:table-cell office:value-type="float" office:value="3294832" calcext:value-type="float">
            <text:p>3294832</text:p>
          </table:table-cell>
          <table:table-cell office:value-type="float" office:value="537" calcext:value-type="float">
            <text:p>537</text:p>
          </table:table-cell>
          <table:table-cell table:number-columns-repeated="5"/>
        </table:table-row>
        <table:table-row table:style-name="ro1">
          <table:table-cell office:value-type="float" office:value="3302642" calcext:value-type="float">
            <text:p>3302642</text:p>
          </table:table-cell>
          <table:table-cell office:value-type="float" office:value="535" calcext:value-type="float">
            <text:p>535</text:p>
          </table:table-cell>
          <table:table-cell table:number-columns-repeated="5"/>
        </table:table-row>
        <table:table-row table:style-name="ro1">
          <table:table-cell office:value-type="float" office:value="3318459" calcext:value-type="float">
            <text:p>3318459</text:p>
          </table:table-cell>
          <table:table-cell office:value-type="float" office:value="2752" calcext:value-type="float">
            <text:p>2752</text:p>
          </table:table-cell>
          <table:table-cell table:number-columns-repeated="5"/>
        </table:table-row>
        <table:table-row table:style-name="ro1">
          <table:table-cell office:value-type="float" office:value="3327666" calcext:value-type="float">
            <text:p>3327666</text:p>
          </table:table-cell>
          <table:table-cell office:value-type="float" office:value="1259" calcext:value-type="float">
            <text:p>1259</text:p>
          </table:table-cell>
          <table:table-cell table:number-columns-repeated="5"/>
        </table:table-row>
        <table:table-row table:style-name="ro1">
          <table:table-cell office:value-type="float" office:value="3340878" calcext:value-type="float">
            <text:p>3340878</text:p>
          </table:table-cell>
          <table:table-cell office:value-type="float" office:value="651" calcext:value-type="float">
            <text:p>651</text:p>
          </table:table-cell>
          <table:table-cell table:number-columns-repeated="5"/>
        </table:table-row>
        <table:table-row table:style-name="ro1">
          <table:table-cell office:value-type="float" office:value="3350579" calcext:value-type="float">
            <text:p>3350579</text:p>
          </table:table-cell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office:value-type="float" office:value="3350710" calcext:value-type="float">
            <text:p>3350710</text:p>
          </table:table-cell>
          <table:table-cell office:value-type="float" office:value="912" calcext:value-type="float">
            <text:p>912</text:p>
          </table:table-cell>
          <table:table-cell table:number-columns-repeated="5"/>
        </table:table-row>
        <table:table-row table:style-name="ro1">
          <table:table-cell office:value-type="float" office:value="3350744" calcext:value-type="float">
            <text:p>3350744</text:p>
          </table:table-cell>
          <table:table-cell office:value-type="float" office:value="696" calcext:value-type="float">
            <text:p>696</text:p>
          </table:table-cell>
          <table:table-cell table:number-columns-repeated="5"/>
        </table:table-row>
        <table:table-row table:style-name="ro1">
          <table:table-cell office:value-type="float" office:value="3352824" calcext:value-type="float">
            <text:p>3352824</text:p>
          </table:table-cell>
          <table:table-cell office:value-type="float" office:value="693" calcext:value-type="float">
            <text:p>693</text:p>
          </table:table-cell>
          <table:table-cell table:number-columns-repeated="5"/>
        </table:table-row>
        <table:table-row table:style-name="ro1">
          <table:table-cell office:value-type="float" office:value="3356435" calcext:value-type="float">
            <text:p>3356435</text:p>
          </table:table-cell>
          <table:table-cell office:value-type="float" office:value="571" calcext:value-type="float">
            <text:p>571</text:p>
          </table:table-cell>
          <table:table-cell table:number-columns-repeated="5"/>
        </table:table-row>
        <table:table-row table:style-name="ro1">
          <table:table-cell office:value-type="float" office:value="3360566" calcext:value-type="float">
            <text:p>3360566</text:p>
          </table:table-cell>
          <table:table-cell office:value-type="float" office:value="622" calcext:value-type="float">
            <text:p>622</text:p>
          </table:table-cell>
          <table:table-cell table:number-columns-repeated="5"/>
        </table:table-row>
        <table:table-row table:style-name="ro1">
          <table:table-cell office:value-type="float" office:value="3368646" calcext:value-type="float">
            <text:p>3368646</text:p>
          </table:table-cell>
          <table:table-cell office:value-type="float" office:value="1382" calcext:value-type="float">
            <text:p>1382</text:p>
          </table:table-cell>
          <table:table-cell table:number-columns-repeated="5"/>
        </table:table-row>
        <table:table-row table:style-name="ro1">
          <table:table-cell office:value-type="float" office:value="3375576" calcext:value-type="float">
            <text:p>3375576</text:p>
          </table:table-cell>
          <table:table-cell office:value-type="float" office:value="524" calcext:value-type="float">
            <text:p>524</text:p>
          </table:table-cell>
          <table:table-cell table:number-columns-repeated="5"/>
        </table:table-row>
        <table:table-row table:style-name="ro1">
          <table:table-cell office:value-type="float" office:value="3382388" calcext:value-type="float">
            <text:p>3382388</text:p>
          </table:table-cell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1">
          <table:table-cell office:value-type="float" office:value="3400536" calcext:value-type="float">
            <text:p>3400536</text:p>
          </table:table-cell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1">
          <table:table-cell office:value-type="float" office:value="3401101" calcext:value-type="float">
            <text:p>3401101</text:p>
          </table:table-cell>
          <table:table-cell office:value-type="float" office:value="665" calcext:value-type="float">
            <text:p>665</text:p>
          </table:table-cell>
          <table:table-cell table:number-columns-repeated="5"/>
        </table:table-row>
        <table:table-row table:style-name="ro1">
          <table:table-cell office:value-type="float" office:value="3405054" calcext:value-type="float">
            <text:p>3405054</text:p>
          </table:table-cell>
          <table:table-cell office:value-type="float" office:value="1261" calcext:value-type="float">
            <text:p>1261</text:p>
          </table:table-cell>
          <table:table-cell table:number-columns-repeated="5"/>
        </table:table-row>
        <table:table-row table:style-name="ro1">
          <table:table-cell office:value-type="float" office:value="3433800" calcext:value-type="float">
            <text:p>3433800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3463925" calcext:value-type="float">
            <text:p>3463925</text:p>
          </table:table-cell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1">
          <table:table-cell office:value-type="float" office:value="3472343" calcext:value-type="float">
            <text:p>3472343</text:p>
          </table:table-cell>
          <table:table-cell office:value-type="float" office:value="874" calcext:value-type="float">
            <text:p>874</text:p>
          </table:table-cell>
          <table:table-cell table:number-columns-repeated="5"/>
        </table:table-row>
        <table:table-row table:style-name="ro1">
          <table:table-cell office:value-type="float" office:value="3479932" calcext:value-type="float">
            <text:p>3479932</text:p>
          </table:table-cell>
          <table:table-cell office:value-type="float" office:value="802" calcext:value-type="float">
            <text:p>802</text:p>
          </table:table-cell>
          <table:table-cell table:number-columns-repeated="5"/>
        </table:table-row>
        <table:table-row table:style-name="ro1">
          <table:table-cell office:value-type="float" office:value="3482286" calcext:value-type="float">
            <text:p>3482286</text:p>
          </table:table-cell>
          <table:table-cell office:value-type="float" office:value="858" calcext:value-type="float">
            <text:p>858</text:p>
          </table:table-cell>
          <table:table-cell table:number-columns-repeated="5"/>
        </table:table-row>
        <table:table-row table:style-name="ro1">
          <table:table-cell office:value-type="float" office:value="3483185" calcext:value-type="float">
            <text:p>3483185</text:p>
          </table:table-cell>
          <table:table-cell office:value-type="float" office:value="596" calcext:value-type="float">
            <text:p>596</text:p>
          </table:table-cell>
          <table:table-cell table:number-columns-repeated="5"/>
        </table:table-row>
        <table:table-row table:style-name="ro1">
          <table:table-cell office:value-type="float" office:value="3488218" calcext:value-type="float">
            <text:p>3488218</text:p>
          </table:table-cell>
          <table:table-cell office:value-type="float" office:value="542" calcext:value-type="float">
            <text:p>542</text:p>
          </table:table-cell>
          <table:table-cell table:number-columns-repeated="5"/>
        </table:table-row>
        <table:table-row table:style-name="ro1">
          <table:table-cell office:value-type="float" office:value="3490217" calcext:value-type="float">
            <text:p>3490217</text:p>
          </table:table-cell>
          <table:table-cell office:value-type="float" office:value="760" calcext:value-type="float">
            <text:p>760</text:p>
          </table:table-cell>
          <table:table-cell table:number-columns-repeated="5"/>
        </table:table-row>
        <table:table-row table:style-name="ro1">
          <table:table-cell office:value-type="float" office:value="3502426" calcext:value-type="float">
            <text:p>3502426</text:p>
          </table:table-cell>
          <table:table-cell office:value-type="float" office:value="770" calcext:value-type="float">
            <text:p>770</text:p>
          </table:table-cell>
          <table:table-cell table:number-columns-repeated="5"/>
        </table:table-row>
        <table:table-row table:style-name="ro1">
          <table:table-cell office:value-type="float" office:value="3546646" calcext:value-type="float">
            <text:p>3546646</text:p>
          </table:table-cell>
          <table:table-cell office:value-type="float" office:value="884" calcext:value-type="float">
            <text:p>884</text:p>
          </table:table-cell>
          <table:table-cell table:number-columns-repeated="5"/>
        </table:table-row>
        <table:table-row table:style-name="ro1">
          <table:table-cell office:value-type="float" office:value="3553511" calcext:value-type="float">
            <text:p>3553511</text:p>
          </table:table-cell>
          <table:table-cell office:value-type="float" office:value="691" calcext:value-type="float">
            <text:p>691</text:p>
          </table:table-cell>
          <table:table-cell table:number-columns-repeated="5"/>
        </table:table-row>
        <table:table-row table:style-name="ro1">
          <table:table-cell office:value-type="float" office:value="3554465" calcext:value-type="float">
            <text:p>3554465</text:p>
          </table:table-cell>
          <table:table-cell office:value-type="float" office:value="587" calcext:value-type="float">
            <text:p>587</text:p>
          </table:table-cell>
          <table:table-cell table:number-columns-repeated="5"/>
        </table:table-row>
        <table:table-row table:style-name="ro1">
          <table:table-cell office:value-type="float" office:value="3558890" calcext:value-type="float">
            <text:p>3558890</text:p>
          </table:table-cell>
          <table:table-cell office:value-type="float" office:value="638" calcext:value-type="float">
            <text:p>638</text:p>
          </table:table-cell>
          <table:table-cell table:number-columns-repeated="5"/>
        </table:table-row>
        <table:table-row table:style-name="ro1">
          <table:table-cell office:value-type="float" office:value="3566693" calcext:value-type="float">
            <text:p>3566693</text:p>
          </table:table-cell>
          <table:table-cell office:value-type="float" office:value="614" calcext:value-type="float">
            <text:p>614</text:p>
          </table:table-cell>
          <table:table-cell table:number-columns-repeated="5"/>
        </table:table-row>
        <table:table-row table:style-name="ro1">
          <table:table-cell office:value-type="float" office:value="3571966" calcext:value-type="float">
            <text:p>3571966</text:p>
          </table:table-cell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 office:value-type="float" office:value="3576160" calcext:value-type="float">
            <text:p>3576160</text:p>
          </table:table-cell>
          <table:table-cell office:value-type="float" office:value="649" calcext:value-type="float">
            <text:p>649</text:p>
          </table:table-cell>
          <table:table-cell table:number-columns-repeated="5"/>
        </table:table-row>
        <table:table-row table:style-name="ro1">
          <table:table-cell office:value-type="float" office:value="3579818" calcext:value-type="float">
            <text:p>3579818</text:p>
          </table:table-cell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float" office:value="3587671" calcext:value-type="float">
            <text:p>3587671</text:p>
          </table:table-cell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1">
          <table:table-cell office:value-type="float" office:value="3606095" calcext:value-type="float">
            <text:p>3606095</text:p>
          </table:table-cell>
          <table:table-cell office:value-type="float" office:value="554" calcext:value-type="float">
            <text:p>554</text:p>
          </table:table-cell>
          <table:table-cell table:number-columns-repeated="5"/>
        </table:table-row>
        <table:table-row table:style-name="ro1">
          <table:table-cell office:value-type="float" office:value="3610850" calcext:value-type="float">
            <text:p>3610850</text:p>
          </table:table-cell>
          <table:table-cell office:value-type="float" office:value="650" calcext:value-type="float">
            <text:p>650</text:p>
          </table:table-cell>
          <table:table-cell table:number-columns-repeated="5"/>
        </table:table-row>
        <table:table-row table:style-name="ro1">
          <table:table-cell office:value-type="float" office:value="3613052" calcext:value-type="float">
            <text:p>3613052</text:p>
          </table:table-cell>
          <table:table-cell office:value-type="float" office:value="663" calcext:value-type="float">
            <text:p>663</text:p>
          </table:table-cell>
          <table:table-cell table:number-columns-repeated="5"/>
        </table:table-row>
        <table:table-row table:style-name="ro1">
          <table:table-cell office:value-type="float" office:value="3621375" calcext:value-type="float">
            <text:p>3621375</text:p>
          </table:table-cell>
          <table:table-cell office:value-type="float" office:value="714" calcext:value-type="float">
            <text:p>714</text:p>
          </table:table-cell>
          <table:table-cell table:number-columns-repeated="5"/>
        </table:table-row>
        <table:table-row table:style-name="ro1">
          <table:table-cell office:value-type="float" office:value="3675165" calcext:value-type="float">
            <text:p>3675165</text:p>
          </table:table-cell>
          <table:table-cell office:value-type="float" office:value="1467" calcext:value-type="float">
            <text:p>1467</text:p>
          </table:table-cell>
          <table:table-cell table:number-columns-repeated="5"/>
        </table:table-row>
        <table:table-row table:style-name="ro1">
          <table:table-cell office:value-type="float" office:value="3685929" calcext:value-type="float">
            <text:p>3685929</text:p>
          </table:table-cell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1">
          <table:table-cell office:value-type="float" office:value="3717968" calcext:value-type="float">
            <text:p>3717968</text:p>
          </table:table-cell>
          <table:table-cell office:value-type="float" office:value="1584" calcext:value-type="float">
            <text:p>1584</text:p>
          </table:table-cell>
          <table:table-cell table:number-columns-repeated="5"/>
        </table:table-row>
        <table:table-row table:style-name="ro1">
          <table:table-cell office:value-type="float" office:value="3732332" calcext:value-type="float">
            <text:p>3732332</text:p>
          </table:table-cell>
          <table:table-cell office:value-type="float" office:value="515" calcext:value-type="float">
            <text:p>515</text:p>
          </table:table-cell>
          <table:table-cell table:number-columns-repeated="5"/>
        </table:table-row>
        <table:table-row table:style-name="ro1">
          <table:table-cell office:value-type="float" office:value="3757657" calcext:value-type="float">
            <text:p>3757657</text:p>
          </table:table-cell>
          <table:table-cell office:value-type="float" office:value="896" calcext:value-type="float">
            <text:p>896</text:p>
          </table:table-cell>
          <table:table-cell table:number-columns-repeated="5"/>
        </table:table-row>
        <table:table-row table:style-name="ro1">
          <table:table-cell office:value-type="float" office:value="3759105" calcext:value-type="float">
            <text:p>3759105</text:p>
          </table:table-cell>
          <table:table-cell office:value-type="float" office:value="1323" calcext:value-type="float">
            <text:p>1323</text:p>
          </table:table-cell>
          <table:table-cell table:number-columns-repeated="5"/>
        </table:table-row>
        <table:table-row table:style-name="ro1">
          <table:table-cell office:value-type="float" office:value="3762087" calcext:value-type="float">
            <text:p>3762087</text:p>
          </table:table-cell>
          <table:table-cell office:value-type="float" office:value="530" calcext:value-type="float">
            <text:p>530</text:p>
          </table:table-cell>
          <table:table-cell table:number-columns-repeated="5"/>
        </table:table-row>
        <table:table-row table:style-name="ro1">
          <table:table-cell office:value-type="float" office:value="3778782" calcext:value-type="float">
            <text:p>3778782</text:p>
          </table:table-cell>
          <table:table-cell office:value-type="float" office:value="581" calcext:value-type="float">
            <text:p>581</text:p>
          </table:table-cell>
          <table:table-cell table:number-columns-repeated="5"/>
        </table:table-row>
        <table:table-row table:style-name="ro1">
          <table:table-cell office:value-type="float" office:value="3800126" calcext:value-type="float">
            <text:p>3800126</text:p>
          </table:table-cell>
          <table:table-cell office:value-type="float" office:value="674" calcext:value-type="float">
            <text:p>674</text:p>
          </table:table-cell>
          <table:table-cell table:number-columns-repeated="5"/>
        </table:table-row>
        <table:table-row table:style-name="ro1">
          <table:table-cell office:value-type="float" office:value="3817598" calcext:value-type="float">
            <text:p>3817598</text:p>
          </table:table-cell>
          <table:table-cell office:value-type="float" office:value="616" calcext:value-type="float">
            <text:p>616</text:p>
          </table:table-cell>
          <table:table-cell table:number-columns-repeated="5"/>
        </table:table-row>
        <table:table-row table:style-name="ro1">
          <table:table-cell office:value-type="float" office:value="3837693" calcext:value-type="float">
            <text:p>3837693</text:p>
          </table:table-cell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office:value-type="float" office:value="3862881" calcext:value-type="float">
            <text:p>3862881</text:p>
          </table:table-cell>
          <table:table-cell office:value-type="float" office:value="588" calcext:value-type="float">
            <text:p>588</text:p>
          </table:table-cell>
          <table:table-cell table:number-columns-repeated="5"/>
        </table:table-row>
        <table:table-row table:style-name="ro1">
          <table:table-cell office:value-type="float" office:value="3865529" calcext:value-type="float">
            <text:p>3865529</text:p>
          </table:table-cell>
          <table:table-cell office:value-type="float" office:value="580" calcext:value-type="float">
            <text:p>580</text:p>
          </table:table-cell>
          <table:table-cell table:number-columns-repeated="5"/>
        </table:table-row>
        <table:table-row table:style-name="ro1">
          <table:table-cell office:value-type="float" office:value="3876889" calcext:value-type="float">
            <text:p>3876889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1">
          <table:table-cell office:value-type="float" office:value="3886880" calcext:value-type="float">
            <text:p>3886880</text:p>
          </table:table-cell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1">
          <table:table-cell office:value-type="float" office:value="3892833" calcext:value-type="float">
            <text:p>3892833</text:p>
          </table:table-cell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1">
          <table:table-cell office:value-type="float" office:value="3906113" calcext:value-type="float">
            <text:p>3906113</text:p>
          </table:table-cell>
          <table:table-cell office:value-type="float" office:value="530" calcext:value-type="float">
            <text:p>530</text:p>
          </table:table-cell>
          <table:table-cell table:number-columns-repeated="5"/>
        </table:table-row>
        <table:table-row table:style-name="ro1">
          <table:table-cell office:value-type="float" office:value="3929398" calcext:value-type="float">
            <text:p>3929398</text:p>
          </table:table-cell>
          <table:table-cell office:value-type="float" office:value="992" calcext:value-type="float">
            <text:p>992</text:p>
          </table:table-cell>
          <table:table-cell table:number-columns-repeated="5"/>
        </table:table-row>
        <table:table-row table:style-name="ro1">
          <table:table-cell office:value-type="float" office:value="3944423" calcext:value-type="float">
            <text:p>3944423</text:p>
          </table:table-cell>
          <table:table-cell office:value-type="float" office:value="683" calcext:value-type="float">
            <text:p>683</text:p>
          </table:table-cell>
          <table:table-cell table:number-columns-repeated="5"/>
        </table:table-row>
        <table:table-row table:style-name="ro1">
          <table:table-cell office:value-type="float" office:value="3952488" calcext:value-type="float">
            <text:p>3952488</text:p>
          </table:table-cell>
          <table:table-cell office:value-type="float" office:value="760" calcext:value-type="float">
            <text:p>760</text:p>
          </table:table-cell>
          <table:table-cell table:number-columns-repeated="5"/>
        </table:table-row>
        <table:table-row table:style-name="ro1">
          <table:table-cell office:value-type="float" office:value="3970123" calcext:value-type="float">
            <text:p>3970123</text:p>
          </table:table-cell>
          <table:table-cell office:value-type="float" office:value="581" calcext:value-type="float">
            <text:p>581</text:p>
          </table:table-cell>
          <table:table-cell table:number-columns-repeated="5"/>
        </table:table-row>
        <table:table-row table:style-name="ro1">
          <table:table-cell office:value-type="float" office:value="4011541" calcext:value-type="float">
            <text:p>4011541</text:p>
          </table:table-cell>
          <table:table-cell office:value-type="float" office:value="573" calcext:value-type="float">
            <text:p>573</text:p>
          </table:table-cell>
          <table:table-cell table:number-columns-repeated="5"/>
        </table:table-row>
        <table:table-row table:style-name="ro1">
          <table:table-cell office:value-type="float" office:value="4017546" calcext:value-type="float">
            <text:p>4017546</text:p>
          </table:table-cell>
          <table:table-cell office:value-type="float" office:value="620" calcext:value-type="float">
            <text:p>620</text:p>
          </table:table-cell>
          <table:table-cell table:number-columns-repeated="5"/>
        </table:table-row>
        <table:table-row table:style-name="ro1">
          <table:table-cell office:value-type="float" office:value="4021275" calcext:value-type="float">
            <text:p>4021275</text:p>
          </table:table-cell>
          <table:table-cell office:value-type="float" office:value="645" calcext:value-type="float">
            <text:p>645</text:p>
          </table:table-cell>
          <table:table-cell table:number-columns-repeated="5"/>
        </table:table-row>
        <table:table-row table:style-name="ro1">
          <table:table-cell office:value-type="float" office:value="4023532" calcext:value-type="float">
            <text:p>4023532</text:p>
          </table:table-cell>
          <table:table-cell office:value-type="float" office:value="619" calcext:value-type="float">
            <text:p>619</text:p>
          </table:table-cell>
          <table:table-cell table:number-columns-repeated="5"/>
        </table:table-row>
        <table:table-row table:style-name="ro1">
          <table:table-cell office:value-type="float" office:value="4032385" calcext:value-type="float">
            <text:p>4032385</text:p>
          </table:table-cell>
          <table:table-cell office:value-type="float" office:value="593" calcext:value-type="float">
            <text:p>593</text:p>
          </table:table-cell>
          <table:table-cell table:number-columns-repeated="5"/>
        </table:table-row>
        <table:table-row table:style-name="ro1">
          <table:table-cell office:value-type="float" office:value="4035932" calcext:value-type="float">
            <text:p>4035932</text:p>
          </table:table-cell>
          <table:table-cell office:value-type="float" office:value="592" calcext:value-type="float">
            <text:p>592</text:p>
          </table:table-cell>
          <table:table-cell table:number-columns-repeated="5"/>
        </table:table-row>
        <table:table-row table:style-name="ro1">
          <table:table-cell office:value-type="float" office:value="4066727" calcext:value-type="float">
            <text:p>4066727</text:p>
          </table:table-cell>
          <table:table-cell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office:value-type="float" office:value="4083335" calcext:value-type="float">
            <text:p>4083335</text:p>
          </table:table-cell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float" office:value="4095191" calcext:value-type="float">
            <text:p>4095191</text:p>
          </table:table-cell>
          <table:table-cell office:value-type="float" office:value="822" calcext:value-type="float">
            <text:p>822</text:p>
          </table:table-cell>
          <table:table-cell table:number-columns-repeated="5"/>
        </table:table-row>
        <table:table-row table:style-name="ro1">
          <table:table-cell office:value-type="float" office:value="4099662" calcext:value-type="float">
            <text:p>4099662</text:p>
          </table:table-cell>
          <table:table-cell office:value-type="float" office:value="595" calcext:value-type="float">
            <text:p>595</text:p>
          </table:table-cell>
          <table:table-cell table:number-columns-repeated="5"/>
        </table:table-row>
        <table:table-row table:style-name="ro1">
          <table:table-cell office:value-type="float" office:value="4133447" calcext:value-type="float">
            <text:p>4133447</text:p>
          </table:table-cell>
          <table:table-cell office:value-type="float" office:value="963" calcext:value-type="float">
            <text:p>963</text:p>
          </table:table-cell>
          <table:table-cell table:number-columns-repeated="5"/>
        </table:table-row>
        <table:table-row table:style-name="ro1">
          <table:table-cell office:value-type="float" office:value="4141368" calcext:value-type="float">
            <text:p>4141368</text:p>
          </table:table-cell>
          <table:table-cell office:value-type="float" office:value="580" calcext:value-type="float">
            <text:p>580</text:p>
          </table:table-cell>
          <table:table-cell table:number-columns-repeated="5"/>
        </table:table-row>
        <table:table-row table:style-name="ro1">
          <table:table-cell office:value-type="float" office:value="4165382" calcext:value-type="float">
            <text:p>4165382</text:p>
          </table:table-cell>
          <table:table-cell office:value-type="float" office:value="1340" calcext:value-type="float">
            <text:p>1340</text:p>
          </table:table-cell>
          <table:table-cell table:number-columns-repeated="5"/>
        </table:table-row>
        <table:table-row table:style-name="ro1">
          <table:table-cell office:value-type="float" office:value="4165475" calcext:value-type="float">
            <text:p>4165475</text:p>
          </table:table-cell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office:value-type="float" office:value="4214128" calcext:value-type="float">
            <text:p>4214128</text:p>
          </table:table-cell>
          <table:table-cell office:value-type="float" office:value="551" calcext:value-type="float">
            <text:p>551</text:p>
          </table:table-cell>
          <table:table-cell table:number-columns-repeated="5"/>
        </table:table-row>
        <table:table-row table:style-name="ro1">
          <table:table-cell office:value-type="float" office:value="4234255" calcext:value-type="float">
            <text:p>4234255</text:p>
          </table:table-cell>
          <table:table-cell office:value-type="float" office:value="547" calcext:value-type="float">
            <text:p>547</text:p>
          </table:table-cell>
          <table:table-cell table:number-columns-repeated="5"/>
        </table:table-row>
        <table:table-row table:style-name="ro1">
          <table:table-cell office:value-type="float" office:value="4246170" calcext:value-type="float">
            <text:p>4246170</text:p>
          </table:table-cell>
          <table:table-cell office:value-type="float" office:value="1315" calcext:value-type="float">
            <text:p>1315</text:p>
          </table:table-cell>
          <table:table-cell table:number-columns-repeated="5"/>
        </table:table-row>
        <table:table-row table:style-name="ro1">
          <table:table-cell office:value-type="float" office:value="4265086" calcext:value-type="float">
            <text:p>4265086</text:p>
          </table:table-cell>
          <table:table-cell office:value-type="float" office:value="666" calcext:value-type="float">
            <text:p>666</text:p>
          </table:table-cell>
          <table:table-cell table:number-columns-repeated="5"/>
        </table:table-row>
        <table:table-row table:style-name="ro1">
          <table:table-cell office:value-type="float" office:value="4300547" calcext:value-type="float">
            <text:p>4300547</text:p>
          </table:table-cell>
          <table:table-cell office:value-type="float" office:value="518" calcext:value-type="float">
            <text:p>518</text:p>
          </table:table-cell>
          <table:table-cell table:number-columns-repeated="5"/>
        </table:table-row>
        <table:table-row table:style-name="ro1">
          <table:table-cell office:value-type="float" office:value="4316445" calcext:value-type="float">
            <text:p>4316445</text:p>
          </table:table-cell>
          <table:table-cell office:value-type="float" office:value="584" calcext:value-type="float">
            <text:p>584</text:p>
          </table:table-cell>
          <table:table-cell table:number-columns-repeated="5"/>
        </table:table-row>
        <table:table-row table:style-name="ro1">
          <table:table-cell office:value-type="float" office:value="4334948" calcext:value-type="float">
            <text:p>4334948</text:p>
          </table:table-cell>
          <table:table-cell office:value-type="float" office:value="670" calcext:value-type="float">
            <text:p>670</text:p>
          </table:table-cell>
          <table:table-cell table:number-columns-repeated="5"/>
        </table:table-row>
        <table:table-row table:style-name="ro1">
          <table:table-cell office:value-type="float" office:value="4337483" calcext:value-type="float">
            <text:p>4337483</text:p>
          </table:table-cell>
          <table:table-cell office:value-type="float" office:value="656" calcext:value-type="float">
            <text:p>656</text:p>
          </table:table-cell>
          <table:table-cell table:number-columns-repeated="5"/>
        </table:table-row>
        <table:table-row table:style-name="ro1">
          <table:table-cell office:value-type="float" office:value="4379649" calcext:value-type="float">
            <text:p>4379649</text:p>
          </table:table-cell>
          <table:table-cell office:value-type="float" office:value="1143" calcext:value-type="float">
            <text:p>1143</text:p>
          </table:table-cell>
          <table:table-cell table:number-columns-repeated="5"/>
        </table:table-row>
        <table:table-row table:style-name="ro1">
          <table:table-cell office:value-type="float" office:value="4399404" calcext:value-type="float">
            <text:p>4399404</text:p>
          </table:table-cell>
          <table:table-cell office:value-type="float" office:value="631" calcext:value-type="float">
            <text:p>631</text:p>
          </table:table-cell>
          <table:table-cell table:number-columns-repeated="5"/>
        </table:table-row>
        <table:table-row table:style-name="ro1">
          <table:table-cell office:value-type="float" office:value="4429409" calcext:value-type="float">
            <text:p>4429409</text:p>
          </table:table-cell>
          <table:table-cell office:value-type="float" office:value="754" calcext:value-type="float">
            <text:p>754</text:p>
          </table:table-cell>
          <table:table-cell table:number-columns-repeated="5"/>
        </table:table-row>
        <table:table-row table:style-name="ro1">
          <table:table-cell office:value-type="float" office:value="4464265" calcext:value-type="float">
            <text:p>4464265</text:p>
          </table:table-cell>
          <table:table-cell office:value-type="float" office:value="577" calcext:value-type="float">
            <text:p>577</text:p>
          </table:table-cell>
          <table:table-cell table:number-columns-repeated="5"/>
        </table:table-row>
        <table:table-row table:style-name="ro1">
          <table:table-cell office:value-type="float" office:value="4487874" calcext:value-type="float">
            <text:p>4487874</text:p>
          </table:table-cell>
          <table:table-cell office:value-type="float" office:value="663" calcext:value-type="float">
            <text:p>663</text:p>
          </table:table-cell>
          <table:table-cell table:number-columns-repeated="5"/>
        </table:table-row>
        <table:table-row table:style-name="ro1">
          <table:table-cell office:value-type="float" office:value="4488985" calcext:value-type="float">
            <text:p>4488985</text:p>
          </table:table-cell>
          <table:table-cell office:value-type="float" office:value="762" calcext:value-type="float">
            <text:p>762</text:p>
          </table:table-cell>
          <table:table-cell table:number-columns-repeated="5"/>
        </table:table-row>
        <table:table-row table:style-name="ro1">
          <table:table-cell office:value-type="float" office:value="4517678" calcext:value-type="float">
            <text:p>4517678</text:p>
          </table:table-cell>
          <table:table-cell office:value-type="float" office:value="753" calcext:value-type="float">
            <text:p>753</text:p>
          </table:table-cell>
          <table:table-cell table:number-columns-repeated="5"/>
        </table:table-row>
        <table:table-row table:style-name="ro1">
          <table:table-cell office:value-type="float" office:value="4546084" calcext:value-type="float">
            <text:p>4546084</text:p>
          </table:table-cell>
          <table:table-cell office:value-type="float" office:value="1209" calcext:value-type="float">
            <text:p>1209</text:p>
          </table:table-cell>
          <table:table-cell table:number-columns-repeated="5"/>
        </table:table-row>
        <table:table-row table:style-name="ro1">
          <table:table-cell office:value-type="float" office:value="4583231" calcext:value-type="float">
            <text:p>4583231</text:p>
          </table:table-cell>
          <table:table-cell office:value-type="float" office:value="730" calcext:value-type="float">
            <text:p>730</text:p>
          </table:table-cell>
          <table:table-cell table:number-columns-repeated="5"/>
        </table:table-row>
        <table:table-row table:style-name="ro1">
          <table:table-cell office:value-type="float" office:value="4586047" calcext:value-type="float">
            <text:p>4586047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office:value-type="float" office:value="4622170" calcext:value-type="float">
            <text:p>4622170</text:p>
          </table:table-cell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office:value-type="float" office:value="4646361" calcext:value-type="float">
            <text:p>4646361</text:p>
          </table:table-cell>
          <table:table-cell office:value-type="float" office:value="743" calcext:value-type="float">
            <text:p>743</text:p>
          </table:table-cell>
          <table:table-cell table:number-columns-repeated="5"/>
        </table:table-row>
        <table:table-row table:style-name="ro1">
          <table:table-cell office:value-type="float" office:value="4683870" calcext:value-type="float">
            <text:p>4683870</text:p>
          </table:table-cell>
          <table:table-cell office:value-type="float" office:value="786" calcext:value-type="float">
            <text:p>786</text:p>
          </table:table-cell>
          <table:table-cell table:number-columns-repeated="5"/>
        </table:table-row>
        <table:table-row table:style-name="ro1">
          <table:table-cell office:value-type="float" office:value="4717481" calcext:value-type="float">
            <text:p>4717481</text:p>
          </table:table-cell>
          <table:table-cell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float" office:value="4776503" calcext:value-type="float">
            <text:p>4776503</text:p>
          </table:table-cell>
          <table:table-cell office:value-type="float" office:value="682" calcext:value-type="float">
            <text:p>682</text:p>
          </table:table-cell>
          <table:table-cell table:number-columns-repeated="5"/>
        </table:table-row>
        <table:table-row table:style-name="ro1">
          <table:table-cell office:value-type="float" office:value="4781089" calcext:value-type="float">
            <text:p>4781089</text:p>
          </table:table-cell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float" office:value="4789596" calcext:value-type="float">
            <text:p>4789596</text:p>
          </table:table-cell>
          <table:table-cell office:value-type="float" office:value="621" calcext:value-type="float">
            <text:p>621</text:p>
          </table:table-cell>
          <table:table-cell table:number-columns-repeated="5"/>
        </table:table-row>
        <table:table-row table:style-name="ro1">
          <table:table-cell office:value-type="float" office:value="4801256" calcext:value-type="float">
            <text:p>4801256</text:p>
          </table:table-cell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office:value-type="float" office:value="4803668" calcext:value-type="float">
            <text:p>4803668</text:p>
          </table:table-cell>
          <table:table-cell office:value-type="float" office:value="708" calcext:value-type="float">
            <text:p>708</text:p>
          </table:table-cell>
          <table:table-cell table:number-columns-repeated="5"/>
        </table:table-row>
        <table:table-row table:style-name="ro1">
          <table:table-cell office:value-type="float" office:value="4805372" calcext:value-type="float">
            <text:p>4805372</text:p>
          </table:table-cell>
          <table:table-cell office:value-type="float" office:value="589" calcext:value-type="float">
            <text:p>589</text:p>
          </table:table-cell>
          <table:table-cell table:number-columns-repeated="5"/>
        </table:table-row>
        <table:table-row table:style-name="ro1">
          <table:table-cell office:value-type="float" office:value="4814364" calcext:value-type="float">
            <text:p>4814364</text:p>
          </table:table-cell>
          <table:table-cell office:value-type="float" office:value="526" calcext:value-type="float">
            <text:p>526</text:p>
          </table:table-cell>
          <table:table-cell table:number-columns-repeated="5"/>
        </table:table-row>
        <table:table-row table:style-name="ro1">
          <table:table-cell office:value-type="float" office:value="4843772" calcext:value-type="float">
            <text:p>4843772</text:p>
          </table:table-cell>
          <table:table-cell office:value-type="float" office:value="901" calcext:value-type="float">
            <text:p>901</text:p>
          </table:table-cell>
          <table:table-cell table:number-columns-repeated="5"/>
        </table:table-row>
        <table:table-row table:style-name="ro1">
          <table:table-cell office:value-type="float" office:value="4876975" calcext:value-type="float">
            <text:p>4876975</text:p>
          </table:table-cell>
          <table:table-cell office:value-type="float" office:value="637" calcext:value-type="float">
            <text:p>637</text:p>
          </table:table-cell>
          <table:table-cell table:number-columns-repeated="5"/>
        </table:table-row>
        <table:table-row table:style-name="ro1">
          <table:table-cell office:value-type="float" office:value="4881445" calcext:value-type="float">
            <text:p>4881445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1">
          <table:table-cell office:value-type="float" office:value="4907676" calcext:value-type="float">
            <text:p>4907676</text:p>
          </table:table-cell>
          <table:table-cell office:value-type="float" office:value="915" calcext:value-type="float">
            <text:p>915</text:p>
          </table:table-cell>
          <table:table-cell table:number-columns-repeated="5"/>
        </table:table-row>
        <table:table-row table:style-name="ro1">
          <table:table-cell office:value-type="float" office:value="4911430" calcext:value-type="float">
            <text:p>4911430</text:p>
          </table:table-cell>
          <table:table-cell office:value-type="float" office:value="1143" calcext:value-type="float">
            <text:p>1143</text:p>
          </table:table-cell>
          <table:table-cell table:number-columns-repeated="5"/>
        </table:table-row>
        <table:table-row table:style-name="ro1">
          <table:table-cell office:value-type="float" office:value="4953246" calcext:value-type="float">
            <text:p>4953246</text:p>
          </table:table-cell>
          <table:table-cell office:value-type="float" office:value="957" calcext:value-type="float">
            <text:p>957</text:p>
          </table:table-cell>
          <table:table-cell table:number-columns-repeated="5"/>
        </table:table-row>
        <table:table-row table:style-name="ro1">
          <table:table-cell office:value-type="float" office:value="4956300" calcext:value-type="float">
            <text:p>4956300</text:p>
          </table:table-cell>
          <table:table-cell office:value-type="float" office:value="663" calcext:value-type="float">
            <text:p>663</text:p>
          </table:table-cell>
          <table:table-cell table:number-columns-repeated="5"/>
        </table:table-row>
        <table:table-row table:style-name="ro1">
          <table:table-cell office:value-type="float" office:value="4988134" calcext:value-type="float">
            <text:p>4988134</text:p>
          </table:table-cell>
          <table:table-cell office:value-type="float" office:value="871" calcext:value-type="float">
            <text:p>871</text:p>
          </table:table-cell>
          <table:table-cell table:number-columns-repeated="5"/>
        </table:table-row>
        <table:table-row table:style-name="ro1">
          <table:table-cell office:value-type="float" office:value="5009041" calcext:value-type="float">
            <text:p>5009041</text:p>
          </table:table-cell>
          <table:table-cell office:value-type="float" office:value="572" calcext:value-type="float">
            <text:p>572</text:p>
          </table:table-cell>
          <table:table-cell table:number-columns-repeated="5"/>
        </table:table-row>
        <table:table-row table:style-name="ro1">
          <table:table-cell office:value-type="float" office:value="5012234" calcext:value-type="float">
            <text:p>5012234</text:p>
          </table:table-cell>
          <table:table-cell office:value-type="float" office:value="815" calcext:value-type="float">
            <text:p>815</text:p>
          </table:table-cell>
          <table:table-cell table:number-columns-repeated="5"/>
        </table:table-row>
        <table:table-row table:style-name="ro1">
          <table:table-cell office:value-type="float" office:value="5013450" calcext:value-type="float">
            <text:p>5013450</text:p>
          </table:table-cell>
          <table:table-cell office:value-type="float" office:value="1100" calcext:value-type="float">
            <text:p>1100</text:p>
          </table:table-cell>
          <table:table-cell table:number-columns-repeated="5"/>
        </table:table-row>
        <table:table-row table:style-name="ro1">
          <table:table-cell office:value-type="float" office:value="5100487" calcext:value-type="float">
            <text:p>5100487</text:p>
          </table:table-cell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float" office:value="5109079" calcext:value-type="float">
            <text:p>5109079</text:p>
          </table:table-cell>
          <table:table-cell office:value-type="float" office:value="549" calcext:value-type="float">
            <text:p>549</text:p>
          </table:table-cell>
          <table:table-cell table:number-columns-repeated="5"/>
        </table:table-row>
        <table:table-row table:style-name="ro1">
          <table:table-cell office:value-type="float" office:value="5125894" calcext:value-type="float">
            <text:p>5125894</text:p>
          </table:table-cell>
          <table:table-cell office:value-type="float" office:value="1066" calcext:value-type="float">
            <text:p>1066</text:p>
          </table:table-cell>
          <table:table-cell table:number-columns-repeated="5"/>
        </table:table-row>
        <table:table-row table:style-name="ro1">
          <table:table-cell office:value-type="float" office:value="5126120" calcext:value-type="float">
            <text:p>5126120</text:p>
          </table:table-cell>
          <table:table-cell office:value-type="float" office:value="714" calcext:value-type="float">
            <text:p>714</text:p>
          </table:table-cell>
          <table:table-cell table:number-columns-repeated="5"/>
        </table:table-row>
        <table:table-row table:style-name="ro1">
          <table:table-cell office:value-type="float" office:value="5129980" calcext:value-type="float">
            <text:p>5129980</text:p>
          </table:table-cell>
          <table:table-cell office:value-type="float" office:value="1698" calcext:value-type="float">
            <text:p>1698</text:p>
          </table:table-cell>
          <table:table-cell table:number-columns-repeated="5"/>
        </table:table-row>
        <table:table-row table:style-name="ro1">
          <table:table-cell office:value-type="float" office:value="5230177" calcext:value-type="float">
            <text:p>5230177</text:p>
          </table:table-cell>
          <table:table-cell office:value-type="float" office:value="551" calcext:value-type="float">
            <text:p>551</text:p>
          </table:table-cell>
          <table:table-cell table:number-columns-repeated="5"/>
        </table:table-row>
        <table:table-row table:style-name="ro1">
          <table:table-cell office:value-type="float" office:value="5245399" calcext:value-type="float">
            <text:p>5245399</text:p>
          </table:table-cell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1">
          <table:table-cell office:value-type="float" office:value="5264701" calcext:value-type="float">
            <text:p>5264701</text:p>
          </table:table-cell>
          <table:table-cell office:value-type="float" office:value="582" calcext:value-type="float">
            <text:p>582</text:p>
          </table:table-cell>
          <table:table-cell table:number-columns-repeated="5"/>
        </table:table-row>
        <table:table-row table:style-name="ro1">
          <table:table-cell office:value-type="float" office:value="5288646" calcext:value-type="float">
            <text:p>5288646</text:p>
          </table:table-cell>
          <table:table-cell office:value-type="float" office:value="3101" calcext:value-type="float">
            <text:p>3101</text:p>
          </table:table-cell>
          <table:table-cell table:number-columns-repeated="5"/>
        </table:table-row>
        <table:table-row table:style-name="ro1">
          <table:table-cell office:value-type="float" office:value="5294118" calcext:value-type="float">
            <text:p>5294118</text:p>
          </table:table-cell>
          <table:table-cell office:value-type="float" office:value="549" calcext:value-type="float">
            <text:p>549</text:p>
          </table:table-cell>
          <table:table-cell table:number-columns-repeated="5"/>
        </table:table-row>
        <table:table-row table:style-name="ro1">
          <table:table-cell office:value-type="float" office:value="5299203" calcext:value-type="float">
            <text:p>5299203</text:p>
          </table:table-cell>
          <table:table-cell office:value-type="float" office:value="582" calcext:value-type="float">
            <text:p>582</text:p>
          </table:table-cell>
          <table:table-cell table:number-columns-repeated="5"/>
        </table:table-row>
        <table:table-row table:style-name="ro1">
          <table:table-cell office:value-type="float" office:value="5318905" calcext:value-type="float">
            <text:p>5318905</text:p>
          </table:table-cell>
          <table:table-cell office:value-type="float" office:value="603" calcext:value-type="float">
            <text:p>603</text:p>
          </table:table-cell>
          <table:table-cell table:number-columns-repeated="5"/>
        </table:table-row>
        <table:table-row table:style-name="ro1">
          <table:table-cell office:value-type="float" office:value="5320556" calcext:value-type="float">
            <text:p>5320556</text:p>
          </table:table-cell>
          <table:table-cell office:value-type="float" office:value="2395" calcext:value-type="float">
            <text:p>2395</text:p>
          </table:table-cell>
          <table:table-cell table:number-columns-repeated="5"/>
        </table:table-row>
        <table:table-row table:style-name="ro1">
          <table:table-cell office:value-type="float" office:value="5329924" calcext:value-type="float">
            <text:p>5329924</text:p>
          </table:table-cell>
          <table:table-cell office:value-type="float" office:value="941" calcext:value-type="float">
            <text:p>941</text:p>
          </table:table-cell>
          <table:table-cell table:number-columns-repeated="5"/>
        </table:table-row>
        <table:table-row table:style-name="ro1">
          <table:table-cell office:value-type="float" office:value="5342598" calcext:value-type="float">
            <text:p>5342598</text:p>
          </table:table-cell>
          <table:table-cell office:value-type="float" office:value="533" calcext:value-type="float">
            <text:p>533</text:p>
          </table:table-cell>
          <table:table-cell table:number-columns-repeated="5"/>
        </table:table-row>
        <table:table-row table:style-name="ro1">
          <table:table-cell office:value-type="float" office:value="5368455" calcext:value-type="float">
            <text:p>5368455</text:p>
          </table:table-cell>
          <table:table-cell office:value-type="float" office:value="580" calcext:value-type="float">
            <text:p>580</text:p>
          </table:table-cell>
          <table:table-cell table:number-columns-repeated="5"/>
        </table:table-row>
        <table:table-row table:style-name="ro1">
          <table:table-cell office:value-type="float" office:value="5375954" calcext:value-type="float">
            <text:p>5375954</text:p>
          </table:table-cell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office:value-type="float" office:value="5415945" calcext:value-type="float">
            <text:p>5415945</text:p>
          </table:table-cell>
          <table:table-cell office:value-type="float" office:value="714" calcext:value-type="float">
            <text:p>714</text:p>
          </table:table-cell>
          <table:table-cell table:number-columns-repeated="5"/>
        </table:table-row>
        <table:table-row table:style-name="ro1">
          <table:table-cell office:value-type="float" office:value="5512932" calcext:value-type="float">
            <text:p>5512932</text:p>
          </table:table-cell>
          <table:table-cell office:value-type="float" office:value="691" calcext:value-type="float">
            <text:p>691</text:p>
          </table:table-cell>
          <table:table-cell table:number-columns-repeated="5"/>
        </table:table-row>
        <table:table-row table:style-name="ro1">
          <table:table-cell office:value-type="float" office:value="5542279" calcext:value-type="float">
            <text:p>5542279</text:p>
          </table:table-cell>
          <table:table-cell office:value-type="float" office:value="562" calcext:value-type="float">
            <text:p>562</text:p>
          </table:table-cell>
          <table:table-cell table:number-columns-repeated="5"/>
        </table:table-row>
        <table:table-row table:style-name="ro1">
          <table:table-cell office:value-type="float" office:value="5566703" calcext:value-type="float">
            <text:p>5566703</text:p>
          </table:table-cell>
          <table:table-cell office:value-type="float" office:value="514" calcext:value-type="float">
            <text:p>514</text:p>
          </table:table-cell>
          <table:table-cell table:number-columns-repeated="5"/>
        </table:table-row>
        <table:table-row table:style-name="ro1">
          <table:table-cell office:value-type="float" office:value="5577970" calcext:value-type="float">
            <text:p>5577970</text:p>
          </table:table-cell>
          <table:table-cell office:value-type="float" office:value="813" calcext:value-type="float">
            <text:p>813</text:p>
          </table:table-cell>
          <table:table-cell table:number-columns-repeated="5"/>
        </table:table-row>
        <table:table-row table:style-name="ro1">
          <table:table-cell office:value-type="float" office:value="5604301" calcext:value-type="float">
            <text:p>5604301</text:p>
          </table:table-cell>
          <table:table-cell office:value-type="float" office:value="873" calcext:value-type="float">
            <text:p>873</text:p>
          </table:table-cell>
          <table:table-cell table:number-columns-repeated="5"/>
        </table:table-row>
        <table:table-row table:style-name="ro1">
          <table:table-cell office:value-type="float" office:value="5626135" calcext:value-type="float">
            <text:p>5626135</text:p>
          </table:table-cell>
          <table:table-cell office:value-type="float" office:value="535" calcext:value-type="float">
            <text:p>535</text:p>
          </table:table-cell>
          <table:table-cell table:number-columns-repeated="5"/>
        </table:table-row>
        <table:table-row table:style-name="ro1">
          <table:table-cell office:value-type="float" office:value="5683049" calcext:value-type="float">
            <text:p>5683049</text:p>
          </table:table-cell>
          <table:table-cell office:value-type="float" office:value="608" calcext:value-type="float">
            <text:p>608</text:p>
          </table:table-cell>
          <table:table-cell table:number-columns-repeated="5"/>
        </table:table-row>
        <table:table-row table:style-name="ro1">
          <table:table-cell office:value-type="float" office:value="5708545" calcext:value-type="float">
            <text:p>5708545</text:p>
          </table:table-cell>
          <table:table-cell office:value-type="float" office:value="773" calcext:value-type="float">
            <text:p>773</text:p>
          </table:table-cell>
          <table:table-cell table:number-columns-repeated="5"/>
        </table:table-row>
        <table:table-row table:style-name="ro1">
          <table:table-cell office:value-type="float" office:value="5722456" calcext:value-type="float">
            <text:p>5722456</text:p>
          </table:table-cell>
          <table:table-cell office:value-type="float" office:value="1001" calcext:value-type="float">
            <text:p>1001</text:p>
          </table:table-cell>
          <table:table-cell table:number-columns-repeated="5"/>
        </table:table-row>
        <table:table-row table:style-name="ro1">
          <table:table-cell office:value-type="float" office:value="5790732" calcext:value-type="float">
            <text:p>5790732</text:p>
          </table:table-cell>
          <table:table-cell office:value-type="float" office:value="562" calcext:value-type="float">
            <text:p>562</text:p>
          </table:table-cell>
          <table:table-cell table:number-columns-repeated="5"/>
        </table:table-row>
        <table:table-row table:style-name="ro1">
          <table:table-cell office:value-type="float" office:value="5816719" calcext:value-type="float">
            <text:p>5816719</text:p>
          </table:table-cell>
          <table:table-cell office:value-type="float" office:value="841" calcext:value-type="float">
            <text:p>841</text:p>
          </table:table-cell>
          <table:table-cell table:number-columns-repeated="5"/>
        </table:table-row>
        <table:table-row table:style-name="ro1">
          <table:table-cell office:value-type="float" office:value="5929427" calcext:value-type="float">
            <text:p>5929427</text:p>
          </table:table-cell>
          <table:table-cell office:value-type="float" office:value="605" calcext:value-type="float">
            <text:p>605</text:p>
          </table:table-cell>
          <table:table-cell table:number-columns-repeated="5"/>
        </table:table-row>
        <table:table-row table:style-name="ro1">
          <table:table-cell office:value-type="float" office:value="5977195" calcext:value-type="float">
            <text:p>5977195</text:p>
          </table:table-cell>
          <table:table-cell office:value-type="float" office:value="734" calcext:value-type="float">
            <text:p>734</text:p>
          </table:table-cell>
          <table:table-cell table:number-columns-repeated="5"/>
        </table:table-row>
        <table:table-row table:style-name="ro1">
          <table:table-cell office:value-type="float" office:value="6046738" calcext:value-type="float">
            <text:p>6046738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6091920" calcext:value-type="float">
            <text:p>6091920</text:p>
          </table:table-cell>
          <table:table-cell office:value-type="float" office:value="651" calcext:value-type="float">
            <text:p>651</text:p>
          </table:table-cell>
          <table:table-cell table:number-columns-repeated="5"/>
        </table:table-row>
        <table:table-row table:style-name="ro1">
          <table:table-cell office:value-type="float" office:value="6094223" calcext:value-type="float">
            <text:p>6094223</text:p>
          </table:table-cell>
          <table:table-cell office:value-type="float" office:value="502" calcext:value-type="float">
            <text:p>502</text:p>
          </table:table-cell>
          <table:table-cell table:number-columns-repeated="5"/>
        </table:table-row>
        <table:table-row table:style-name="ro1">
          <table:table-cell office:value-type="float" office:value="6102453" calcext:value-type="float">
            <text:p>6102453</text:p>
          </table:table-cell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office:value-type="float" office:value="6124931" calcext:value-type="float">
            <text:p>6124931</text:p>
          </table:table-cell>
          <table:table-cell office:value-type="float" office:value="734" calcext:value-type="float">
            <text:p>734</text:p>
          </table:table-cell>
          <table:table-cell table:number-columns-repeated="5"/>
        </table:table-row>
        <table:table-row table:style-name="ro1">
          <table:table-cell office:value-type="float" office:value="6127548" calcext:value-type="float">
            <text:p>6127548</text:p>
          </table:table-cell>
          <table:table-cell office:value-type="float" office:value="610" calcext:value-type="float">
            <text:p>610</text:p>
          </table:table-cell>
          <table:table-cell table:number-columns-repeated="5"/>
        </table:table-row>
        <table:table-row table:style-name="ro1">
          <table:table-cell office:value-type="float" office:value="6131003" calcext:value-type="float">
            <text:p>6131003</text:p>
          </table:table-cell>
          <table:table-cell office:value-type="float" office:value="554" calcext:value-type="float">
            <text:p>554</text:p>
          </table:table-cell>
          <table:table-cell table:number-columns-repeated="5"/>
        </table:table-row>
        <table:table-row table:style-name="ro1">
          <table:table-cell office:value-type="float" office:value="6138601" calcext:value-type="float">
            <text:p>6138601</text:p>
          </table:table-cell>
          <table:table-cell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float" office:value="6234481" calcext:value-type="float">
            <text:p>6234481</text:p>
          </table:table-cell>
          <table:table-cell office:value-type="float" office:value="789" calcext:value-type="float">
            <text:p>789</text:p>
          </table:table-cell>
          <table:table-cell table:number-columns-repeated="5"/>
        </table:table-row>
        <table:table-row table:style-name="ro1">
          <table:table-cell office:value-type="float" office:value="6240146" calcext:value-type="float">
            <text:p>6240146</text:p>
          </table:table-cell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1">
          <table:table-cell office:value-type="float" office:value="6254818" calcext:value-type="float">
            <text:p>6254818</text:p>
          </table:table-cell>
          <table:table-cell office:value-type="float" office:value="672" calcext:value-type="float">
            <text:p>672</text:p>
          </table:table-cell>
          <table:table-cell table:number-columns-repeated="5"/>
        </table:table-row>
        <table:table-row table:style-name="ro1">
          <table:table-cell office:value-type="float" office:value="6321257" calcext:value-type="float">
            <text:p>6321257</text:p>
          </table:table-cell>
          <table:table-cell office:value-type="float" office:value="976" calcext:value-type="float">
            <text:p>976</text:p>
          </table:table-cell>
          <table:table-cell table:number-columns-repeated="5"/>
        </table:table-row>
        <table:table-row table:style-name="ro1">
          <table:table-cell office:value-type="float" office:value="6322330" calcext:value-type="float">
            <text:p>6322330</text:p>
          </table:table-cell>
          <table:table-cell office:value-type="float" office:value="751" calcext:value-type="float">
            <text:p>751</text:p>
          </table:table-cell>
          <table:table-cell table:number-columns-repeated="5"/>
        </table:table-row>
        <table:table-row table:style-name="ro1">
          <table:table-cell office:value-type="float" office:value="6345063" calcext:value-type="float">
            <text:p>6345063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office:value-type="float" office:value="6574079" calcext:value-type="float">
            <text:p>6574079</text:p>
          </table:table-cell>
          <table:table-cell office:value-type="float" office:value="631" calcext:value-type="float">
            <text:p>631</text:p>
          </table:table-cell>
          <table:table-cell table:number-columns-repeated="5"/>
        </table:table-row>
        <table:table-row table:style-name="ro1">
          <table:table-cell office:value-type="float" office:value="6577731" calcext:value-type="float">
            <text:p>6577731</text:p>
          </table:table-cell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office:value-type="float" office:value="6640910" calcext:value-type="float">
            <text:p>6640910</text:p>
          </table:table-cell>
          <table:table-cell office:value-type="float" office:value="565" calcext:value-type="float">
            <text:p>565</text:p>
          </table:table-cell>
          <table:table-cell table:number-columns-repeated="5"/>
        </table:table-row>
        <table:table-row table:style-name="ro1">
          <table:table-cell office:value-type="float" office:value="6677838" calcext:value-type="float">
            <text:p>6677838</text:p>
          </table:table-cell>
          <table:table-cell office:value-type="float" office:value="769" calcext:value-type="float">
            <text:p>769</text:p>
          </table:table-cell>
          <table:table-cell table:number-columns-repeated="5"/>
        </table:table-row>
        <table:table-row table:style-name="ro1">
          <table:table-cell office:value-type="float" office:value="6715004" calcext:value-type="float">
            <text:p>6715004</text:p>
          </table:table-cell>
          <table:table-cell office:value-type="float" office:value="587" calcext:value-type="float">
            <text:p>587</text:p>
          </table:table-cell>
          <table:table-cell table:number-columns-repeated="5"/>
        </table:table-row>
        <table:table-row table:style-name="ro1">
          <table:table-cell office:value-type="float" office:value="6839486" calcext:value-type="float">
            <text:p>6839486</text:p>
          </table:table-cell>
          <table:table-cell office:value-type="float" office:value="553" calcext:value-type="float">
            <text:p>553</text:p>
          </table:table-cell>
          <table:table-cell table:number-columns-repeated="5"/>
        </table:table-row>
        <table:table-row table:style-name="ro1">
          <table:table-cell office:value-type="float" office:value="6840773" calcext:value-type="float">
            <text:p>6840773</text:p>
          </table:table-cell>
          <table:table-cell office:value-type="float" office:value="506" calcext:value-type="float">
            <text:p>506</text:p>
          </table:table-cell>
          <table:table-cell table:number-columns-repeated="5"/>
        </table:table-row>
        <table:table-row table:style-name="ro1">
          <table:table-cell office:value-type="float" office:value="6863254" calcext:value-type="float">
            <text:p>6863254</text:p>
          </table:table-cell>
          <table:table-cell office:value-type="float" office:value="815" calcext:value-type="float">
            <text:p>815</text:p>
          </table:table-cell>
          <table:table-cell table:number-columns-repeated="5"/>
        </table:table-row>
        <table:table-row table:style-name="ro1">
          <table:table-cell office:value-type="float" office:value="6883157" calcext:value-type="float">
            <text:p>6883157</text:p>
          </table:table-cell>
          <table:table-cell office:value-type="float" office:value="704" calcext:value-type="float">
            <text:p>704</text:p>
          </table:table-cell>
          <table:table-cell table:number-columns-repeated="5"/>
        </table:table-row>
        <table:table-row table:style-name="ro1">
          <table:table-cell office:value-type="float" office:value="6964788" calcext:value-type="float">
            <text:p>6964788</text:p>
          </table:table-cell>
          <table:table-cell office:value-type="float" office:value="548" calcext:value-type="float">
            <text:p>548</text:p>
          </table:table-cell>
          <table:table-cell table:number-columns-repeated="5"/>
        </table:table-row>
        <table:table-row table:style-name="ro1">
          <table:table-cell office:value-type="float" office:value="6979319" calcext:value-type="float">
            <text:p>6979319</text:p>
          </table:table-cell>
          <table:table-cell office:value-type="float" office:value="564" calcext:value-type="float">
            <text:p>564</text:p>
          </table:table-cell>
          <table:table-cell table:number-columns-repeated="5"/>
        </table:table-row>
        <table:table-row table:style-name="ro1">
          <table:table-cell office:value-type="float" office:value="7053745" calcext:value-type="float">
            <text:p>7053745</text:p>
          </table:table-cell>
          <table:table-cell office:value-type="float" office:value="567" calcext:value-type="float">
            <text:p>567</text:p>
          </table:table-cell>
          <table:table-cell table:number-columns-repeated="5"/>
        </table:table-row>
        <table:table-row table:style-name="ro1">
          <table:table-cell office:value-type="float" office:value="7058313" calcext:value-type="float">
            <text:p>7058313</text:p>
          </table:table-cell>
          <table:table-cell office:value-type="float" office:value="613" calcext:value-type="float">
            <text:p>613</text:p>
          </table:table-cell>
          <table:table-cell table:number-columns-repeated="5"/>
        </table:table-row>
        <table:table-row table:style-name="ro1">
          <table:table-cell office:value-type="float" office:value="7098635" calcext:value-type="float">
            <text:p>7098635</text:p>
          </table:table-cell>
          <table:table-cell office:value-type="float" office:value="678" calcext:value-type="float">
            <text:p>678</text:p>
          </table:table-cell>
          <table:table-cell table:number-columns-repeated="5"/>
        </table:table-row>
        <table:table-row table:style-name="ro1">
          <table:table-cell office:value-type="float" office:value="7100520" calcext:value-type="float">
            <text:p>7100520</text:p>
          </table:table-cell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office:value-type="float" office:value="7213876" calcext:value-type="float">
            <text:p>7213876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office:value-type="float" office:value="7230475" calcext:value-type="float">
            <text:p>7230475</text:p>
          </table:table-cell>
          <table:table-cell office:value-type="float" office:value="608" calcext:value-type="float">
            <text:p>608</text:p>
          </table:table-cell>
          <table:table-cell table:number-columns-repeated="5"/>
        </table:table-row>
        <table:table-row table:style-name="ro1">
          <table:table-cell office:value-type="float" office:value="7233005" calcext:value-type="float">
            <text:p>7233005</text:p>
          </table:table-cell>
          <table:table-cell office:value-type="float" office:value="587" calcext:value-type="float">
            <text:p>587</text:p>
          </table:table-cell>
          <table:table-cell table:number-columns-repeated="5"/>
        </table:table-row>
        <table:table-row table:style-name="ro1">
          <table:table-cell office:value-type="float" office:value="7266214" calcext:value-type="float">
            <text:p>7266214</text:p>
          </table:table-cell>
          <table:table-cell office:value-type="float" office:value="717" calcext:value-type="float">
            <text:p>717</text:p>
          </table:table-cell>
          <table:table-cell table:number-columns-repeated="5"/>
        </table:table-row>
        <table:table-row table:style-name="ro1">
          <table:table-cell office:value-type="float" office:value="7303558" calcext:value-type="float">
            <text:p>7303558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office:value-type="float" office:value="7334743" calcext:value-type="float">
            <text:p>7334743</text:p>
          </table:table-cell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1">
          <table:table-cell office:value-type="float" office:value="7344472" calcext:value-type="float">
            <text:p>7344472</text:p>
          </table:table-cell>
          <table:table-cell office:value-type="float" office:value="529" calcext:value-type="float">
            <text:p>529</text:p>
          </table:table-cell>
          <table:table-cell table:number-columns-repeated="5"/>
        </table:table-row>
        <table:table-row table:style-name="ro1">
          <table:table-cell office:value-type="float" office:value="7437873" calcext:value-type="float">
            <text:p>7437873</text:p>
          </table:table-cell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1">
          <table:table-cell office:value-type="float" office:value="7506387" calcext:value-type="float">
            <text:p>7506387</text:p>
          </table:table-cell>
          <table:table-cell office:value-type="float" office:value="816" calcext:value-type="float">
            <text:p>816</text:p>
          </table:table-cell>
          <table:table-cell table:number-columns-repeated="5"/>
        </table:table-row>
        <table:table-row table:style-name="ro1">
          <table:table-cell office:value-type="float" office:value="7533857" calcext:value-type="float">
            <text:p>7533857</text:p>
          </table:table-cell>
          <table:table-cell office:value-type="float" office:value="795" calcext:value-type="float">
            <text:p>795</text:p>
          </table:table-cell>
          <table:table-cell table:number-columns-repeated="5"/>
        </table:table-row>
        <table:table-row table:style-name="ro1">
          <table:table-cell office:value-type="float" office:value="7556729" calcext:value-type="float">
            <text:p>7556729</text:p>
          </table:table-cell>
          <table:table-cell office:value-type="float" office:value="624" calcext:value-type="float">
            <text:p>624</text:p>
          </table:table-cell>
          <table:table-cell table:number-columns-repeated="5"/>
        </table:table-row>
        <table:table-row table:style-name="ro1">
          <table:table-cell office:value-type="float" office:value="7626743" calcext:value-type="float">
            <text:p>7626743</text:p>
          </table:table-cell>
          <table:table-cell office:value-type="float" office:value="666" calcext:value-type="float">
            <text:p>666</text:p>
          </table:table-cell>
          <table:table-cell table:number-columns-repeated="5"/>
        </table:table-row>
        <table:table-row table:style-name="ro1">
          <table:table-cell office:value-type="float" office:value="7704506" calcext:value-type="float">
            <text:p>7704506</text:p>
          </table:table-cell>
          <table:table-cell office:value-type="float" office:value="716" calcext:value-type="float">
            <text:p>716</text:p>
          </table:table-cell>
          <table:table-cell table:number-columns-repeated="5"/>
        </table:table-row>
        <table:table-row table:style-name="ro1">
          <table:table-cell office:value-type="float" office:value="7711479" calcext:value-type="float">
            <text:p>7711479</text:p>
          </table:table-cell>
          <table:table-cell office:value-type="float" office:value="502" calcext:value-type="float">
            <text:p>502</text:p>
          </table:table-cell>
          <table:table-cell table:number-columns-repeated="5"/>
        </table:table-row>
        <table:table-row table:style-name="ro1">
          <table:table-cell office:value-type="float" office:value="7753020" calcext:value-type="float">
            <text:p>7753020</text:p>
          </table:table-cell>
          <table:table-cell office:value-type="float" office:value="1008" calcext:value-type="float">
            <text:p>1008</text:p>
          </table:table-cell>
          <table:table-cell table:number-columns-repeated="5"/>
        </table:table-row>
        <table:table-row table:style-name="ro1">
          <table:table-cell office:value-type="float" office:value="7803732" calcext:value-type="float">
            <text:p>7803732</text:p>
          </table:table-cell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1">
          <table:table-cell office:value-type="float" office:value="7932474" calcext:value-type="float">
            <text:p>7932474</text:p>
          </table:table-cell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1">
          <table:table-cell office:value-type="float" office:value="7964762" calcext:value-type="float">
            <text:p>7964762</text:p>
          </table:table-cell>
          <table:table-cell office:value-type="float" office:value="548" calcext:value-type="float">
            <text:p>548</text:p>
          </table:table-cell>
          <table:table-cell table:number-columns-repeated="5"/>
        </table:table-row>
        <table:table-row table:style-name="ro1">
          <table:table-cell office:value-type="float" office:value="8026457" calcext:value-type="float">
            <text:p>8026457</text:p>
          </table:table-cell>
          <table:table-cell office:value-type="float" office:value="1132" calcext:value-type="float">
            <text:p>1132</text:p>
          </table:table-cell>
          <table:table-cell table:number-columns-repeated="5"/>
        </table:table-row>
        <table:table-row table:style-name="ro1">
          <table:table-cell office:value-type="float" office:value="8049188" calcext:value-type="float">
            <text:p>8049188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1">
          <table:table-cell office:value-type="float" office:value="8158875" calcext:value-type="float">
            <text:p>8158875</text:p>
          </table:table-cell>
          <table:table-cell office:value-type="float" office:value="533" calcext:value-type="float">
            <text:p>533</text:p>
          </table:table-cell>
          <table:table-cell table:number-columns-repeated="5"/>
        </table:table-row>
        <table:table-row table:style-name="ro1">
          <table:table-cell office:value-type="float" office:value="8182487" calcext:value-type="float">
            <text:p>8182487</text:p>
          </table:table-cell>
          <table:table-cell office:value-type="float" office:value="671" calcext:value-type="float">
            <text:p>671</text:p>
          </table:table-cell>
          <table:table-cell table:number-columns-repeated="5"/>
        </table:table-row>
        <table:table-row table:style-name="ro1">
          <table:table-cell office:value-type="float" office:value="8400913" calcext:value-type="float">
            <text:p>8400913</text:p>
          </table:table-cell>
          <table:table-cell office:value-type="float" office:value="529" calcext:value-type="float">
            <text:p>529</text:p>
          </table:table-cell>
          <table:table-cell table:number-columns-repeated="5"/>
        </table:table-row>
        <table:table-row table:style-name="ro1">
          <table:table-cell office:value-type="float" office:value="8431033" calcext:value-type="float">
            <text:p>8431033</text:p>
          </table:table-cell>
          <table:table-cell office:value-type="float" office:value="671" calcext:value-type="float">
            <text:p>671</text:p>
          </table:table-cell>
          <table:table-cell table:number-columns-repeated="5"/>
        </table:table-row>
        <table:table-row table:style-name="ro1">
          <table:table-cell office:value-type="float" office:value="8450926" calcext:value-type="float">
            <text:p>8450926</text:p>
          </table:table-cell>
          <table:table-cell office:value-type="float" office:value="703" calcext:value-type="float">
            <text:p>703</text:p>
          </table:table-cell>
          <table:table-cell table:number-columns-repeated="5"/>
        </table:table-row>
        <table:table-row table:style-name="ro1">
          <table:table-cell office:value-type="float" office:value="8514065" calcext:value-type="float">
            <text:p>8514065</text:p>
          </table:table-cell>
          <table:table-cell office:value-type="float" office:value="1215" calcext:value-type="float">
            <text:p>1215</text:p>
          </table:table-cell>
          <table:table-cell table:number-columns-repeated="5"/>
        </table:table-row>
        <table:table-row table:style-name="ro1">
          <table:table-cell office:value-type="float" office:value="8865311" calcext:value-type="float">
            <text:p>8865311</text:p>
          </table:table-cell>
          <table:table-cell office:value-type="float" office:value="556" calcext:value-type="float">
            <text:p>556</text:p>
          </table:table-cell>
          <table:table-cell table:number-columns-repeated="5"/>
        </table:table-row>
        <table:table-row table:style-name="ro1">
          <table:table-cell office:value-type="float" office:value="8871727" calcext:value-type="float">
            <text:p>8871727</text:p>
          </table:table-cell>
          <table:table-cell office:value-type="float" office:value="616" calcext:value-type="float">
            <text:p>616</text:p>
          </table:table-cell>
          <table:table-cell table:number-columns-repeated="5"/>
        </table:table-row>
        <table:table-row table:style-name="ro1">
          <table:table-cell office:value-type="float" office:value="8877903" calcext:value-type="float">
            <text:p>8877903</text:p>
          </table:table-cell>
          <table:table-cell office:value-type="float" office:value="1460" calcext:value-type="float">
            <text:p>1460</text:p>
          </table:table-cell>
          <table:table-cell table:number-columns-repeated="5"/>
        </table:table-row>
        <table:table-row table:style-name="ro1">
          <table:table-cell office:value-type="float" office:value="8891744" calcext:value-type="float">
            <text:p>8891744</text:p>
          </table:table-cell>
          <table:table-cell office:value-type="float" office:value="817" calcext:value-type="float">
            <text:p>817</text:p>
          </table:table-cell>
          <table:table-cell table:number-columns-repeated="5"/>
        </table:table-row>
        <table:table-row table:style-name="ro1">
          <table:table-cell office:value-type="float" office:value="8973244" calcext:value-type="float">
            <text:p>8973244</text:p>
          </table:table-cell>
          <table:table-cell office:value-type="float" office:value="552" calcext:value-type="float">
            <text:p>552</text:p>
          </table:table-cell>
          <table:table-cell table:number-columns-repeated="5"/>
        </table:table-row>
        <table:table-row table:style-name="ro1">
          <table:table-cell office:value-type="float" office:value="8973871" calcext:value-type="float">
            <text:p>8973871</text:p>
          </table:table-cell>
          <table:table-cell office:value-type="float" office:value="812" calcext:value-type="float">
            <text:p>812</text:p>
          </table:table-cell>
          <table:table-cell table:number-columns-repeated="5"/>
        </table:table-row>
        <table:table-row table:style-name="ro1">
          <table:table-cell office:value-type="float" office:value="9473085" calcext:value-type="float">
            <text:p>9473085</text:p>
          </table:table-cell>
          <table:table-cell office:value-type="float" office:value="508" calcext:value-type="float">
            <text:p>508</text:p>
          </table:table-cell>
          <table:table-cell table:number-columns-repeated="5"/>
        </table:table-row>
        <table:table-row table:style-name="ro1">
          <table:table-cell office:value-type="float" office:value="9636476" calcext:value-type="float">
            <text:p>9636476</text:p>
          </table:table-cell>
          <table:table-cell office:value-type="float" office:value="529" calcext:value-type="float">
            <text:p>529</text:p>
          </table:table-cell>
          <table:table-cell table:number-columns-repeated="5"/>
        </table:table-row>
        <table:table-row table:style-name="ro1">
          <table:table-cell office:value-type="float" office:value="9923088" calcext:value-type="float">
            <text:p>9923088</text:p>
          </table:table-cell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1">
          <table:table-cell office:value-type="float" office:value="10072963" calcext:value-type="float">
            <text:p>10072963</text:p>
          </table:table-cell>
          <table:table-cell office:value-type="float" office:value="855" calcext:value-type="float">
            <text:p>855</text:p>
          </table:table-cell>
          <table:table-cell table:number-columns-repeated="5"/>
        </table:table-row>
        <table:table-row table:style-name="ro1">
          <table:table-cell office:value-type="float" office:value="10205780" calcext:value-type="float">
            <text:p>10205780</text:p>
          </table:table-cell>
          <table:table-cell office:value-type="float" office:value="552" calcext:value-type="float">
            <text:p>552</text:p>
          </table:table-cell>
          <table:table-cell table:number-columns-repeated="5"/>
        </table:table-row>
        <table:table-row table:style-name="ro1">
          <table:table-cell office:value-type="float" office:value="10215171" calcext:value-type="float">
            <text:p>10215171</text:p>
          </table:table-cell>
          <table:table-cell office:value-type="float" office:value="539" calcext:value-type="float">
            <text:p>539</text:p>
          </table:table-cell>
          <table:table-cell table:number-columns-repeated="5"/>
        </table:table-row>
        <table:table-row table:style-name="ro1">
          <table:table-cell office:value-type="float" office:value="10348377" calcext:value-type="float">
            <text:p>10348377</text:p>
          </table:table-cell>
          <table:table-cell office:value-type="float" office:value="767" calcext:value-type="float">
            <text:p>767</text:p>
          </table:table-cell>
          <table:table-cell table:number-columns-repeated="5"/>
        </table:table-row>
        <table:table-row table:style-name="ro1">
          <table:table-cell office:value-type="float" office:value="10397421" calcext:value-type="float">
            <text:p>10397421</text:p>
          </table:table-cell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float" office:value="10424844" calcext:value-type="float">
            <text:p>10424844</text:p>
          </table:table-cell>
          <table:table-cell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office:value-type="float" office:value="10643821" calcext:value-type="float">
            <text:p>10643821</text:p>
          </table:table-cell>
          <table:table-cell office:value-type="float" office:value="564" calcext:value-type="float">
            <text:p>564</text:p>
          </table:table-cell>
          <table:table-cell table:number-columns-repeated="5"/>
        </table:table-row>
        <table:table-row table:style-name="ro1">
          <table:table-cell office:value-type="float" office:value="10654299" calcext:value-type="float">
            <text:p>10654299</text:p>
          </table:table-cell>
          <table:table-cell office:value-type="float" office:value="502" calcext:value-type="float">
            <text:p>502</text:p>
          </table:table-cell>
          <table:table-cell table:number-columns-repeated="5"/>
        </table:table-row>
        <table:table-row table:style-name="ro1">
          <table:table-cell office:value-type="float" office:value="10698793" calcext:value-type="float">
            <text:p>10698793</text:p>
          </table:table-cell>
          <table:table-cell office:value-type="float" office:value="795" calcext:value-type="float">
            <text:p>795</text:p>
          </table:table-cell>
          <table:table-cell table:number-columns-repeated="5"/>
        </table:table-row>
        <table:table-row table:style-name="ro1">
          <table:table-cell office:value-type="float" office:value="10724940" calcext:value-type="float">
            <text:p>10724940</text:p>
          </table:table-cell>
          <table:table-cell office:value-type="float" office:value="601" calcext:value-type="float">
            <text:p>601</text:p>
          </table:table-cell>
          <table:table-cell table:number-columns-repeated="5"/>
        </table:table-row>
        <table:table-row table:style-name="ro1">
          <table:table-cell office:value-type="float" office:value="10835357" calcext:value-type="float">
            <text:p>10835357</text:p>
          </table:table-cell>
          <table:table-cell office:value-type="float" office:value="581" calcext:value-type="float">
            <text:p>581</text:p>
          </table:table-cell>
          <table:table-cell table:number-columns-repeated="5"/>
        </table:table-row>
        <table:table-row table:style-name="ro1">
          <table:table-cell office:value-type="float" office:value="10921104" calcext:value-type="float">
            <text:p>10921104</text:p>
          </table:table-cell>
          <table:table-cell office:value-type="float" office:value="585" calcext:value-type="float">
            <text:p>585</text:p>
          </table:table-cell>
          <table:table-cell table:number-columns-repeated="5"/>
        </table:table-row>
        <table:table-row table:style-name="ro1">
          <table:table-cell office:value-type="float" office:value="10998289" calcext:value-type="float">
            <text:p>10998289</text:p>
          </table:table-cell>
          <table:table-cell office:value-type="float" office:value="558" calcext:value-type="float">
            <text:p>558</text:p>
          </table:table-cell>
          <table:table-cell table:number-columns-repeated="5"/>
        </table:table-row>
        <table:table-row table:style-name="ro1">
          <table:table-cell office:value-type="float" office:value="11110772" calcext:value-type="float">
            <text:p>11110772</text:p>
          </table:table-cell>
          <table:table-cell office:value-type="float" office:value="550" calcext:value-type="float">
            <text:p>550</text:p>
          </table:table-cell>
          <table:table-cell table:number-columns-repeated="5"/>
        </table:table-row>
        <table:table-row table:style-name="ro1">
          <table:table-cell office:value-type="float" office:value="11112007" calcext:value-type="float">
            <text:p>11112007</text:p>
          </table:table-cell>
          <table:table-cell office:value-type="float" office:value="1300" calcext:value-type="float">
            <text:p>1300</text:p>
          </table:table-cell>
          <table:table-cell table:number-columns-repeated="5"/>
        </table:table-row>
        <table:table-row table:style-name="ro1">
          <table:table-cell office:value-type="float" office:value="11179118" calcext:value-type="float">
            <text:p>11179118</text:p>
          </table:table-cell>
          <table:table-cell office:value-type="float" office:value="550" calcext:value-type="float">
            <text:p>550</text:p>
          </table:table-cell>
          <table:table-cell table:number-columns-repeated="5"/>
        </table:table-row>
        <table:table-row table:style-name="ro1">
          <table:table-cell office:value-type="float" office:value="11361013" calcext:value-type="float">
            <text:p>11361013</text:p>
          </table:table-cell>
          <table:table-cell office:value-type="float" office:value="1188" calcext:value-type="float">
            <text:p>1188</text:p>
          </table:table-cell>
          <table:table-cell table:number-columns-repeated="5"/>
        </table:table-row>
        <table:table-row table:style-name="ro1">
          <table:table-cell office:value-type="float" office:value="11447713" calcext:value-type="float">
            <text:p>11447713</text:p>
          </table:table-cell>
          <table:table-cell office:value-type="float" office:value="528" calcext:value-type="float">
            <text:p>528</text:p>
          </table:table-cell>
          <table:table-cell table:number-columns-repeated="5"/>
        </table:table-row>
        <table:table-row table:style-name="ro1">
          <table:table-cell office:value-type="float" office:value="11638808" calcext:value-type="float">
            <text:p>11638808</text:p>
          </table:table-cell>
          <table:table-cell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office:value-type="float" office:value="11670851" calcext:value-type="float">
            <text:p>11670851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office:value-type="float" office:value="11957407" calcext:value-type="float">
            <text:p>11957407</text:p>
          </table:table-cell>
          <table:table-cell office:value-type="float" office:value="903" calcext:value-type="float">
            <text:p>903</text:p>
          </table:table-cell>
          <table:table-cell table:number-columns-repeated="5"/>
        </table:table-row>
        <table:table-row table:style-name="ro1">
          <table:table-cell office:value-type="float" office:value="12090418" calcext:value-type="float">
            <text:p>12090418</text:p>
          </table:table-cell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office:value-type="float" office:value="12093813" calcext:value-type="float">
            <text:p>12093813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1">
          <table:table-cell office:value-type="float" office:value="12227793" calcext:value-type="float">
            <text:p>12227793</text:p>
          </table:table-cell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1">
          <table:table-cell office:value-type="float" office:value="12234266" calcext:value-type="float">
            <text:p>12234266</text:p>
          </table:table-cell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1">
          <table:table-cell office:value-type="float" office:value="12490072" calcext:value-type="float">
            <text:p>12490072</text:p>
          </table:table-cell>
          <table:table-cell office:value-type="float" office:value="516" calcext:value-type="float">
            <text:p>516</text:p>
          </table:table-cell>
          <table:table-cell table:number-columns-repeated="5"/>
        </table:table-row>
        <table:table-row table:style-name="ro1">
          <table:table-cell office:value-type="float" office:value="12497285" calcext:value-type="float">
            <text:p>12497285</text:p>
          </table:table-cell>
          <table:table-cell office:value-type="float" office:value="611" calcext:value-type="float">
            <text:p>611</text:p>
          </table:table-cell>
          <table:table-cell table:number-columns-repeated="5"/>
        </table:table-row>
        <table:table-row table:style-name="ro1">
          <table:table-cell office:value-type="float" office:value="12526263" calcext:value-type="float">
            <text:p>12526263</text:p>
          </table:table-cell>
          <table:table-cell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office:value-type="float" office:value="12978249" calcext:value-type="float">
            <text:p>12978249</text:p>
          </table:table-cell>
          <table:table-cell office:value-type="float" office:value="542" calcext:value-type="float">
            <text:p>542</text:p>
          </table:table-cell>
          <table:table-cell table:number-columns-repeated="5"/>
        </table:table-row>
        <table:table-row table:style-name="ro1">
          <table:table-cell office:value-type="float" office:value="13023087" calcext:value-type="float">
            <text:p>13023087</text:p>
          </table:table-cell>
          <table:table-cell office:value-type="float" office:value="693" calcext:value-type="float">
            <text:p>693</text:p>
          </table:table-cell>
          <table:table-cell table:number-columns-repeated="5"/>
        </table:table-row>
        <table:table-row table:style-name="ro1">
          <table:table-cell office:value-type="float" office:value="13024296" calcext:value-type="float">
            <text:p>13024296</text:p>
          </table:table-cell>
          <table:table-cell office:value-type="float" office:value="613" calcext:value-type="float">
            <text:p>613</text:p>
          </table:table-cell>
          <table:table-cell table:number-columns-repeated="5"/>
        </table:table-row>
        <table:table-row table:style-name="ro1">
          <table:table-cell office:value-type="float" office:value="13101650" calcext:value-type="float">
            <text:p>13101650</text:p>
          </table:table-cell>
          <table:table-cell office:value-type="float" office:value="608" calcext:value-type="float">
            <text:p>608</text:p>
          </table:table-cell>
          <table:table-cell table:number-columns-repeated="5"/>
        </table:table-row>
        <table:table-row table:style-name="ro1">
          <table:table-cell office:value-type="float" office:value="13135802" calcext:value-type="float">
            <text:p>13135802</text:p>
          </table:table-cell>
          <table:table-cell office:value-type="float" office:value="1352" calcext:value-type="float">
            <text:p>1352</text:p>
          </table:table-cell>
          <table:table-cell table:number-columns-repeated="5"/>
        </table:table-row>
        <table:table-row table:style-name="ro1">
          <table:table-cell office:value-type="float" office:value="13166447" calcext:value-type="float">
            <text:p>13166447</text:p>
          </table:table-cell>
          <table:table-cell office:value-type="float" office:value="562" calcext:value-type="float">
            <text:p>562</text:p>
          </table:table-cell>
          <table:table-cell table:number-columns-repeated="5"/>
        </table:table-row>
        <table:table-row table:style-name="ro1">
          <table:table-cell office:value-type="float" office:value="13203312" calcext:value-type="float">
            <text:p>13203312</text:p>
          </table:table-cell>
          <table:table-cell office:value-type="float" office:value="704" calcext:value-type="float">
            <text:p>704</text:p>
          </table:table-cell>
          <table:table-cell table:number-columns-repeated="5"/>
        </table:table-row>
        <table:table-row table:style-name="ro1">
          <table:table-cell office:value-type="float" office:value="13270547" calcext:value-type="float">
            <text:p>13270547</text:p>
          </table:table-cell>
          <table:table-cell office:value-type="float" office:value="547" calcext:value-type="float">
            <text:p>547</text:p>
          </table:table-cell>
          <table:table-cell table:number-columns-repeated="5"/>
        </table:table-row>
        <table:table-row table:style-name="ro1">
          <table:table-cell office:value-type="float" office:value="13334512" calcext:value-type="float">
            <text:p>13334512</text:p>
          </table:table-cell>
          <table:table-cell office:value-type="float" office:value="594" calcext:value-type="float">
            <text:p>594</text:p>
          </table:table-cell>
          <table:table-cell table:number-columns-repeated="5"/>
        </table:table-row>
        <table:table-row table:style-name="ro1">
          <table:table-cell office:value-type="float" office:value="13362448" calcext:value-type="float">
            <text:p>13362448</text:p>
          </table:table-cell>
          <table:table-cell office:value-type="float" office:value="817" calcext:value-type="float">
            <text:p>817</text:p>
          </table:table-cell>
          <table:table-cell table:number-columns-repeated="5"/>
        </table:table-row>
        <table:table-row table:style-name="ro1">
          <table:table-cell office:value-type="float" office:value="13427054" calcext:value-type="float">
            <text:p>13427054</text:p>
          </table:table-cell>
          <table:table-cell office:value-type="float" office:value="834" calcext:value-type="float">
            <text:p>834</text:p>
          </table:table-cell>
          <table:table-cell table:number-columns-repeated="5"/>
        </table:table-row>
        <table:table-row table:style-name="ro1">
          <table:table-cell office:value-type="float" office:value="13760547" calcext:value-type="float">
            <text:p>13760547</text:p>
          </table:table-cell>
          <table:table-cell office:value-type="float" office:value="799" calcext:value-type="float">
            <text:p>799</text:p>
          </table:table-cell>
          <table:table-cell table:number-columns-repeated="5"/>
        </table:table-row>
        <table:table-row table:style-name="ro1">
          <table:table-cell office:value-type="float" office:value="13939511" calcext:value-type="float">
            <text:p>13939511</text:p>
          </table:table-cell>
          <table:table-cell office:value-type="float" office:value="1741" calcext:value-type="float">
            <text:p>1741</text:p>
          </table:table-cell>
          <table:table-cell table:number-columns-repeated="5"/>
        </table:table-row>
        <table:table-row table:style-name="ro1">
          <table:table-cell office:value-type="float" office:value="13983441" calcext:value-type="float">
            <text:p>13983441</text:p>
          </table:table-cell>
          <table:table-cell office:value-type="float" office:value="631" calcext:value-type="float">
            <text:p>631</text:p>
          </table:table-cell>
          <table:table-cell table:number-columns-repeated="5"/>
        </table:table-row>
        <table:table-row table:style-name="ro1">
          <table:table-cell office:value-type="float" office:value="14033927" calcext:value-type="float">
            <text:p>14033927</text:p>
          </table:table-cell>
          <table:table-cell office:value-type="float" office:value="784" calcext:value-type="float">
            <text:p>784</text:p>
          </table:table-cell>
          <table:table-cell table:number-columns-repeated="5"/>
        </table:table-row>
        <table:table-row table:style-name="ro1">
          <table:table-cell office:value-type="float" office:value="14202496" calcext:value-type="float">
            <text:p>14202496</text:p>
          </table:table-cell>
          <table:table-cell office:value-type="float" office:value="629" calcext:value-type="float">
            <text:p>629</text:p>
          </table:table-cell>
          <table:table-cell table:number-columns-repeated="5"/>
        </table:table-row>
        <table:table-row table:style-name="ro1">
          <table:table-cell office:value-type="float" office:value="14376150" calcext:value-type="float">
            <text:p>14376150</text:p>
          </table:table-cell>
          <table:table-cell office:value-type="float" office:value="520" calcext:value-type="float">
            <text:p>520</text:p>
          </table:table-cell>
          <table:table-cell table:number-columns-repeated="5"/>
        </table:table-row>
        <table:table-row table:style-name="ro1">
          <table:table-cell office:value-type="float" office:value="14406339" calcext:value-type="float">
            <text:p>14406339</text:p>
          </table:table-cell>
          <table:table-cell office:value-type="float" office:value="577" calcext:value-type="float">
            <text:p>577</text:p>
          </table:table-cell>
          <table:table-cell table:number-columns-repeated="5"/>
        </table:table-row>
        <table:table-row table:style-name="ro1">
          <table:table-cell office:value-type="float" office:value="14724059" calcext:value-type="float">
            <text:p>14724059</text:p>
          </table:table-cell>
          <table:table-cell office:value-type="float" office:value="952" calcext:value-type="float">
            <text:p>952</text:p>
          </table:table-cell>
          <table:table-cell table:number-columns-repeated="5"/>
        </table:table-row>
        <table:table-row table:style-name="ro1">
          <table:table-cell office:value-type="float" office:value="14839646" calcext:value-type="float">
            <text:p>14839646</text:p>
          </table:table-cell>
          <table:table-cell office:value-type="float" office:value="565" calcext:value-type="float">
            <text:p>565</text:p>
          </table:table-cell>
          <table:table-cell table:number-columns-repeated="5"/>
        </table:table-row>
        <table:table-row table:style-name="ro1">
          <table:table-cell office:value-type="float" office:value="14953458" calcext:value-type="float">
            <text:p>14953458</text:p>
          </table:table-cell>
          <table:table-cell office:value-type="float" office:value="642" calcext:value-type="float">
            <text:p>642</text:p>
          </table:table-cell>
          <table:table-cell table:number-columns-repeated="5"/>
        </table:table-row>
        <table:table-row table:style-name="ro1">
          <table:table-cell office:value-type="float" office:value="15057624" calcext:value-type="float">
            <text:p>15057624</text:p>
          </table:table-cell>
          <table:table-cell office:value-type="float" office:value="516" calcext:value-type="float">
            <text:p>516</text:p>
          </table:table-cell>
          <table:table-cell table:number-columns-repeated="5"/>
        </table:table-row>
        <table:table-row table:style-name="ro1">
          <table:table-cell office:value-type="float" office:value="15078943" calcext:value-type="float">
            <text:p>15078943</text:p>
          </table:table-cell>
          <table:table-cell office:value-type="float" office:value="515" calcext:value-type="float">
            <text:p>515</text:p>
          </table:table-cell>
          <table:table-cell table:number-columns-repeated="5"/>
        </table:table-row>
        <table:table-row table:style-name="ro1">
          <table:table-cell office:value-type="float" office:value="15087027" calcext:value-type="float">
            <text:p>15087027</text:p>
          </table:table-cell>
          <table:table-cell office:value-type="float" office:value="548" calcext:value-type="float">
            <text:p>548</text:p>
          </table:table-cell>
          <table:table-cell table:number-columns-repeated="5"/>
        </table:table-row>
        <table:table-row table:style-name="ro1">
          <table:table-cell office:value-type="float" office:value="15253492" calcext:value-type="float">
            <text:p>15253492</text:p>
          </table:table-cell>
          <table:table-cell office:value-type="float" office:value="867" calcext:value-type="float">
            <text:p>867</text:p>
          </table:table-cell>
          <table:table-cell table:number-columns-repeated="5"/>
        </table:table-row>
        <table:table-row table:style-name="ro1">
          <table:table-cell office:value-type="float" office:value="15331673" calcext:value-type="float">
            <text:p>15331673</text:p>
          </table:table-cell>
          <table:table-cell office:value-type="float" office:value="1506" calcext:value-type="float">
            <text:p>1506</text:p>
          </table:table-cell>
          <table:table-cell table:number-columns-repeated="5"/>
        </table:table-row>
        <table:table-row table:style-name="ro1">
          <table:table-cell office:value-type="float" office:value="15344466" calcext:value-type="float">
            <text:p>15344466</text:p>
          </table:table-cell>
          <table:table-cell office:value-type="float" office:value="518" calcext:value-type="float">
            <text:p>518</text:p>
          </table:table-cell>
          <table:table-cell table:number-columns-repeated="5"/>
        </table:table-row>
        <table:table-row table:style-name="ro1">
          <table:table-cell office:value-type="float" office:value="15671253" calcext:value-type="float">
            <text:p>15671253</text:p>
          </table:table-cell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1">
          <table:table-cell office:value-type="float" office:value="15692252" calcext:value-type="float">
            <text:p>15692252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float" office:value="15756184" calcext:value-type="float">
            <text:p>15756184</text:p>
          </table:table-cell>
          <table:table-cell office:value-type="float" office:value="836" calcext:value-type="float">
            <text:p>836</text:p>
          </table:table-cell>
          <table:table-cell table:number-columns-repeated="5"/>
        </table:table-row>
        <table:table-row table:style-name="ro1">
          <table:table-cell office:value-type="float" office:value="15764632" calcext:value-type="float">
            <text:p>15764632</text:p>
          </table:table-cell>
          <table:table-cell office:value-type="float" office:value="840" calcext:value-type="float">
            <text:p>840</text:p>
          </table:table-cell>
          <table:table-cell table:number-columns-repeated="5"/>
        </table:table-row>
        <table:table-row table:style-name="ro1">
          <table:table-cell office:value-type="float" office:value="16082016" calcext:value-type="float">
            <text:p>16082016</text:p>
          </table:table-cell>
          <table:table-cell office:value-type="float" office:value="2607" calcext:value-type="float">
            <text:p>2607</text:p>
          </table:table-cell>
          <table:table-cell table:number-columns-repeated="5"/>
        </table:table-row>
        <table:table-row table:style-name="ro1">
          <table:table-cell office:value-type="float" office:value="16121975" calcext:value-type="float">
            <text:p>16121975</text:p>
          </table:table-cell>
          <table:table-cell office:value-type="float" office:value="651" calcext:value-type="float">
            <text:p>651</text:p>
          </table:table-cell>
          <table:table-cell table:number-columns-repeated="5"/>
        </table:table-row>
        <table:table-row table:style-name="ro1">
          <table:table-cell office:value-type="float" office:value="16189229" calcext:value-type="float">
            <text:p>16189229</text:p>
          </table:table-cell>
          <table:table-cell office:value-type="float" office:value="558" calcext:value-type="float">
            <text:p>558</text:p>
          </table:table-cell>
          <table:table-cell table:number-columns-repeated="5"/>
        </table:table-row>
        <table:table-row table:style-name="ro1">
          <table:table-cell office:value-type="float" office:value="16426489" calcext:value-type="float">
            <text:p>16426489</text:p>
          </table:table-cell>
          <table:table-cell office:value-type="float" office:value="1388" calcext:value-type="float">
            <text:p>1388</text:p>
          </table:table-cell>
          <table:table-cell table:number-columns-repeated="5"/>
        </table:table-row>
        <table:table-row table:style-name="ro1">
          <table:table-cell office:value-type="float" office:value="16432891" calcext:value-type="float">
            <text:p>16432891</text:p>
          </table:table-cell>
          <table:table-cell office:value-type="float" office:value="729" calcext:value-type="float">
            <text:p>729</text:p>
          </table:table-cell>
          <table:table-cell table:number-columns-repeated="5"/>
        </table:table-row>
        <table:table-row table:style-name="ro1">
          <table:table-cell office:value-type="float" office:value="16497479" calcext:value-type="float">
            <text:p>16497479</text:p>
          </table:table-cell>
          <table:table-cell office:value-type="float" office:value="1717" calcext:value-type="float">
            <text:p>1717</text:p>
          </table:table-cell>
          <table:table-cell table:number-columns-repeated="5"/>
        </table:table-row>
        <table:table-row table:style-name="ro1">
          <table:table-cell office:value-type="float" office:value="16623147" calcext:value-type="float">
            <text:p>16623147</text:p>
          </table:table-cell>
          <table:table-cell office:value-type="float" office:value="708" calcext:value-type="float">
            <text:p>708</text:p>
          </table:table-cell>
          <table:table-cell table:number-columns-repeated="5"/>
        </table:table-row>
        <table:table-row table:style-name="ro1">
          <table:table-cell office:value-type="float" office:value="16691635" calcext:value-type="float">
            <text:p>16691635</text:p>
          </table:table-cell>
          <table:table-cell office:value-type="float" office:value="1415" calcext:value-type="float">
            <text:p>1415</text:p>
          </table:table-cell>
          <table:table-cell table:number-columns-repeated="5"/>
        </table:table-row>
        <table:table-row table:style-name="ro1">
          <table:table-cell office:value-type="float" office:value="16734713" calcext:value-type="float">
            <text:p>16734713</text:p>
          </table:table-cell>
          <table:table-cell office:value-type="float" office:value="648" calcext:value-type="float">
            <text:p>648</text:p>
          </table:table-cell>
          <table:table-cell table:number-columns-repeated="5"/>
        </table:table-row>
        <table:table-row table:style-name="ro1">
          <table:table-cell office:value-type="float" office:value="16786860" calcext:value-type="float">
            <text:p>16786860</text:p>
          </table:table-cell>
          <table:table-cell office:value-type="float" office:value="534" calcext:value-type="float">
            <text:p>534</text:p>
          </table:table-cell>
          <table:table-cell table:number-columns-repeated="5"/>
        </table:table-row>
        <table:table-row table:style-name="ro1">
          <table:table-cell office:value-type="float" office:value="16801033" calcext:value-type="float">
            <text:p>16801033</text:p>
          </table:table-cell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office:value-type="float" office:value="16874157" calcext:value-type="float">
            <text:p>16874157</text:p>
          </table:table-cell>
          <table:table-cell office:value-type="float" office:value="605" calcext:value-type="float">
            <text:p>605</text:p>
          </table:table-cell>
          <table:table-cell table:number-columns-repeated="5"/>
        </table:table-row>
        <table:table-row table:style-name="ro1">
          <table:table-cell office:value-type="float" office:value="16889966" calcext:value-type="float">
            <text:p>16889966</text:p>
          </table:table-cell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1">
          <table:table-cell office:value-type="float" office:value="16971356" calcext:value-type="float">
            <text:p>16971356</text:p>
          </table:table-cell>
          <table:table-cell office:value-type="float" office:value="1531" calcext:value-type="float">
            <text:p>1531</text:p>
          </table:table-cell>
          <table:table-cell table:number-columns-repeated="5"/>
        </table:table-row>
        <table:table-row table:style-name="ro1">
          <table:table-cell office:value-type="float" office:value="17321166" calcext:value-type="float">
            <text:p>17321166</text:p>
          </table:table-cell>
          <table:table-cell office:value-type="float" office:value="654" calcext:value-type="float">
            <text:p>654</text:p>
          </table:table-cell>
          <table:table-cell table:number-columns-repeated="5"/>
        </table:table-row>
        <table:table-row table:style-name="ro1">
          <table:table-cell office:value-type="float" office:value="17425745" calcext:value-type="float">
            <text:p>17425745</text:p>
          </table:table-cell>
          <table:table-cell office:value-type="float" office:value="593" calcext:value-type="float">
            <text:p>593</text:p>
          </table:table-cell>
          <table:table-cell table:number-columns-repeated="5"/>
        </table:table-row>
        <table:table-row table:style-name="ro1">
          <table:table-cell office:value-type="float" office:value="17443104" calcext:value-type="float">
            <text:p>17443104</text:p>
          </table:table-cell>
          <table:table-cell office:value-type="float" office:value="2186" calcext:value-type="float">
            <text:p>2186</text:p>
          </table:table-cell>
          <table:table-cell table:number-columns-repeated="5"/>
        </table:table-row>
        <table:table-row table:style-name="ro1">
          <table:table-cell office:value-type="float" office:value="17523441" calcext:value-type="float">
            <text:p>17523441</text:p>
          </table:table-cell>
          <table:table-cell office:value-type="float" office:value="841" calcext:value-type="float">
            <text:p>841</text:p>
          </table:table-cell>
          <table:table-cell table:number-columns-repeated="5"/>
        </table:table-row>
        <table:table-row table:style-name="ro1">
          <table:table-cell office:value-type="float" office:value="17586543" calcext:value-type="float">
            <text:p>17586543</text:p>
          </table:table-cell>
          <table:table-cell office:value-type="float" office:value="889" calcext:value-type="float">
            <text:p>889</text:p>
          </table:table-cell>
          <table:table-cell table:number-columns-repeated="5"/>
        </table:table-row>
        <table:table-row table:style-name="ro1">
          <table:table-cell office:value-type="float" office:value="17872107" calcext:value-type="float">
            <text:p>17872107</text:p>
          </table:table-cell>
          <table:table-cell office:value-type="float" office:value="777" calcext:value-type="float">
            <text:p>777</text:p>
          </table:table-cell>
          <table:table-cell table:number-columns-repeated="5"/>
        </table:table-row>
        <table:table-row table:style-name="ro1">
          <table:table-cell office:value-type="float" office:value="17874580" calcext:value-type="float">
            <text:p>17874580</text:p>
          </table:table-cell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1">
          <table:table-cell office:value-type="float" office:value="17912605" calcext:value-type="float">
            <text:p>17912605</text:p>
          </table:table-cell>
          <table:table-cell office:value-type="float" office:value="511" calcext:value-type="float">
            <text:p>511</text:p>
          </table:table-cell>
          <table:table-cell table:number-columns-repeated="5"/>
        </table:table-row>
        <table:table-row table:style-name="ro1">
          <table:table-cell office:value-type="float" office:value="18203750" calcext:value-type="float">
            <text:p>18203750</text:p>
          </table:table-cell>
          <table:table-cell office:value-type="float" office:value="552" calcext:value-type="float">
            <text:p>552</text:p>
          </table:table-cell>
          <table:table-cell table:number-columns-repeated="5"/>
        </table:table-row>
        <table:table-row table:style-name="ro1">
          <table:table-cell office:value-type="float" office:value="18208581" calcext:value-type="float">
            <text:p>18208581</text:p>
          </table:table-cell>
          <table:table-cell office:value-type="float" office:value="951" calcext:value-type="float">
            <text:p>951</text:p>
          </table:table-cell>
          <table:table-cell table:number-columns-repeated="5"/>
        </table:table-row>
        <table:table-row table:style-name="ro1">
          <table:table-cell office:value-type="float" office:value="18219345" calcext:value-type="float">
            <text:p>18219345</text:p>
          </table:table-cell>
          <table:table-cell office:value-type="float" office:value="563" calcext:value-type="float">
            <text:p>563</text:p>
          </table:table-cell>
          <table:table-cell table:number-columns-repeated="5"/>
        </table:table-row>
        <table:table-row table:style-name="ro1">
          <table:table-cell office:value-type="float" office:value="18289783" calcext:value-type="float">
            <text:p>18289783</text:p>
          </table:table-cell>
          <table:table-cell office:value-type="float" office:value="1950" calcext:value-type="float">
            <text:p>1950</text:p>
          </table:table-cell>
          <table:table-cell table:number-columns-repeated="5"/>
        </table:table-row>
        <table:table-row table:style-name="ro1">
          <table:table-cell office:value-type="float" office:value="18350315" calcext:value-type="float">
            <text:p>18350315</text:p>
          </table:table-cell>
          <table:table-cell office:value-type="float" office:value="2342" calcext:value-type="float">
            <text:p>2342</text:p>
          </table:table-cell>
          <table:table-cell table:number-columns-repeated="5"/>
        </table:table-row>
        <table:table-row table:style-name="ro1">
          <table:table-cell office:value-type="float" office:value="18897663" calcext:value-type="float">
            <text:p>18897663</text:p>
          </table:table-cell>
          <table:table-cell office:value-type="float" office:value="953" calcext:value-type="float">
            <text:p>953</text:p>
          </table:table-cell>
          <table:table-cell table:number-columns-repeated="5"/>
        </table:table-row>
        <table:table-row table:style-name="ro1">
          <table:table-cell office:value-type="float" office:value="19425238" calcext:value-type="float">
            <text:p>19425238</text:p>
          </table:table-cell>
          <table:table-cell office:value-type="float" office:value="918" calcext:value-type="float">
            <text:p>918</text:p>
          </table:table-cell>
          <table:table-cell table:number-columns-repeated="5"/>
        </table:table-row>
        <table:table-row table:style-name="ro1">
          <table:table-cell office:value-type="float" office:value="19428150" calcext:value-type="float">
            <text:p>19428150</text:p>
          </table:table-cell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office:value-type="float" office:value="19502190" calcext:value-type="float">
            <text:p>19502190</text:p>
          </table:table-cell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1">
          <table:table-cell office:value-type="float" office:value="19595334" calcext:value-type="float">
            <text:p>19595334</text:p>
          </table:table-cell>
          <table:table-cell office:value-type="float" office:value="614" calcext:value-type="float">
            <text:p>614</text:p>
          </table:table-cell>
          <table:table-cell table:number-columns-repeated="5"/>
        </table:table-row>
        <table:table-row table:style-name="ro1">
          <table:table-cell office:value-type="float" office:value="19724644" calcext:value-type="float">
            <text:p>19724644</text:p>
          </table:table-cell>
          <table:table-cell office:value-type="float" office:value="1540" calcext:value-type="float">
            <text:p>1540</text:p>
          </table:table-cell>
          <table:table-cell table:number-columns-repeated="5"/>
        </table:table-row>
        <table:table-row table:style-name="ro1">
          <table:table-cell office:value-type="float" office:value="19877858" calcext:value-type="float">
            <text:p>19877858</text:p>
          </table:table-cell>
          <table:table-cell office:value-type="float" office:value="717" calcext:value-type="float">
            <text:p>717</text:p>
          </table:table-cell>
          <table:table-cell table:number-columns-repeated="5"/>
        </table:table-row>
        <table:table-row table:style-name="ro1">
          <table:table-cell office:value-type="float" office:value="20370638" calcext:value-type="float">
            <text:p>20370638</text:p>
          </table:table-cell>
          <table:table-cell office:value-type="float" office:value="950" calcext:value-type="float">
            <text:p>950</text:p>
          </table:table-cell>
          <table:table-cell table:number-columns-repeated="5"/>
        </table:table-row>
        <table:table-row table:style-name="ro1">
          <table:table-cell office:value-type="float" office:value="20993370" calcext:value-type="float">
            <text:p>20993370</text:p>
          </table:table-cell>
          <table:table-cell office:value-type="float" office:value="661" calcext:value-type="float">
            <text:p>661</text:p>
          </table:table-cell>
          <table:table-cell table:number-columns-repeated="5"/>
        </table:table-row>
        <table:table-row table:style-name="ro1">
          <table:table-cell office:value-type="float" office:value="21092061" calcext:value-type="float">
            <text:p>21092061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float" office:value="21173611" calcext:value-type="float">
            <text:p>21173611</text:p>
          </table:table-cell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1">
          <table:table-cell office:value-type="float" office:value="21383619" calcext:value-type="float">
            <text:p>21383619</text:p>
          </table:table-cell>
          <table:table-cell office:value-type="float" office:value="511" calcext:value-type="float">
            <text:p>511</text:p>
          </table:table-cell>
          <table:table-cell table:number-columns-repeated="5"/>
        </table:table-row>
        <table:table-row table:style-name="ro1">
          <table:table-cell office:value-type="float" office:value="21476503" calcext:value-type="float">
            <text:p>21476503</text:p>
          </table:table-cell>
          <table:table-cell office:value-type="float" office:value="1113" calcext:value-type="float">
            <text:p>1113</text:p>
          </table:table-cell>
          <table:table-cell table:number-columns-repeated="5"/>
        </table:table-row>
        <table:table-row table:style-name="ro1">
          <table:table-cell office:value-type="float" office:value="21510683" calcext:value-type="float">
            <text:p>21510683</text:p>
          </table:table-cell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1">
          <table:table-cell office:value-type="float" office:value="21525324" calcext:value-type="float">
            <text:p>21525324</text:p>
          </table:table-cell>
          <table:table-cell office:value-type="float" office:value="514" calcext:value-type="float">
            <text:p>514</text:p>
          </table:table-cell>
          <table:table-cell table:number-columns-repeated="5"/>
        </table:table-row>
        <table:table-row table:style-name="ro1">
          <table:table-cell office:value-type="float" office:value="21677182" calcext:value-type="float">
            <text:p>21677182</text:p>
          </table:table-cell>
          <table:table-cell office:value-type="float" office:value="506" calcext:value-type="float">
            <text:p>506</text:p>
          </table:table-cell>
          <table:table-cell table:number-columns-repeated="5"/>
        </table:table-row>
        <table:table-row table:style-name="ro1">
          <table:table-cell office:value-type="float" office:value="21752506" calcext:value-type="float">
            <text:p>21752506</text:p>
          </table:table-cell>
          <table:table-cell office:value-type="float" office:value="911" calcext:value-type="float">
            <text:p>911</text:p>
          </table:table-cell>
          <table:table-cell table:number-columns-repeated="5"/>
        </table:table-row>
        <table:table-row table:style-name="ro1">
          <table:table-cell office:value-type="float" office:value="21762053" calcext:value-type="float">
            <text:p>21762053</text:p>
          </table:table-cell>
          <table:table-cell office:value-type="float" office:value="537" calcext:value-type="float">
            <text:p>537</text:p>
          </table:table-cell>
          <table:table-cell table:number-columns-repeated="5"/>
        </table:table-row>
        <table:table-row table:style-name="ro1">
          <table:table-cell office:value-type="float" office:value="21906945" calcext:value-type="float">
            <text:p>21906945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1">
          <table:table-cell office:value-type="float" office:value="22029881" calcext:value-type="float">
            <text:p>22029881</text:p>
          </table:table-cell>
          <table:table-cell office:value-type="float" office:value="542" calcext:value-type="float">
            <text:p>542</text:p>
          </table:table-cell>
          <table:table-cell table:number-columns-repeated="5"/>
        </table:table-row>
        <table:table-row table:style-name="ro1">
          <table:table-cell office:value-type="float" office:value="22041028" calcext:value-type="float">
            <text:p>22041028</text:p>
          </table:table-cell>
          <table:table-cell office:value-type="float" office:value="618" calcext:value-type="float">
            <text:p>618</text:p>
          </table:table-cell>
          <table:table-cell table:number-columns-repeated="5"/>
        </table:table-row>
        <table:table-row table:style-name="ro1">
          <table:table-cell office:value-type="float" office:value="22089141" calcext:value-type="float">
            <text:p>22089141</text:p>
          </table:table-cell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1">
          <table:table-cell office:value-type="float" office:value="22116658" calcext:value-type="float">
            <text:p>22116658</text:p>
          </table:table-cell>
          <table:table-cell office:value-type="float" office:value="642" calcext:value-type="float">
            <text:p>642</text:p>
          </table:table-cell>
          <table:table-cell table:number-columns-repeated="5"/>
        </table:table-row>
        <table:table-row table:style-name="ro1">
          <table:table-cell office:value-type="float" office:value="22178362" calcext:value-type="float">
            <text:p>22178362</text:p>
          </table:table-cell>
          <table:table-cell office:value-type="float" office:value="501" calcext:value-type="float">
            <text:p>501</text:p>
          </table:table-cell>
          <table:table-cell table:number-columns-repeated="5"/>
        </table:table-row>
        <table:table-row table:style-name="ro1">
          <table:table-cell office:value-type="float" office:value="22238305" calcext:value-type="float">
            <text:p>22238305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1">
          <table:table-cell office:value-type="float" office:value="22336212" calcext:value-type="float">
            <text:p>22336212</text:p>
          </table:table-cell>
          <table:table-cell office:value-type="float" office:value="924" calcext:value-type="float">
            <text:p>924</text:p>
          </table:table-cell>
          <table:table-cell table:number-columns-repeated="5"/>
        </table:table-row>
        <table:table-row table:style-name="ro1">
          <table:table-cell office:value-type="float" office:value="22350069" calcext:value-type="float">
            <text:p>22350069</text:p>
          </table:table-cell>
          <table:table-cell office:value-type="float" office:value="753" calcext:value-type="float">
            <text:p>753</text:p>
          </table:table-cell>
          <table:table-cell table:number-columns-repeated="5"/>
        </table:table-row>
        <table:table-row table:style-name="ro1">
          <table:table-cell office:value-type="float" office:value="22379344" calcext:value-type="float">
            <text:p>22379344</text:p>
          </table:table-cell>
          <table:table-cell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office:value-type="float" office:value="22392524" calcext:value-type="float">
            <text:p>22392524</text:p>
          </table:table-cell>
          <table:table-cell office:value-type="float" office:value="897" calcext:value-type="float">
            <text:p>897</text:p>
          </table:table-cell>
          <table:table-cell table:number-columns-repeated="5"/>
        </table:table-row>
        <table:table-row table:style-name="ro1">
          <table:table-cell office:value-type="float" office:value="22442269" calcext:value-type="float">
            <text:p>22442269</text:p>
          </table:table-cell>
          <table:table-cell office:value-type="float" office:value="553" calcext:value-type="float">
            <text:p>553</text:p>
          </table:table-cell>
          <table:table-cell table:number-columns-repeated="5"/>
        </table:table-row>
        <table:table-row table:style-name="ro1">
          <table:table-cell office:value-type="float" office:value="22450175" calcext:value-type="float">
            <text:p>22450175</text:p>
          </table:table-cell>
          <table:table-cell office:value-type="float" office:value="531" calcext:value-type="float">
            <text:p>531</text:p>
          </table:table-cell>
          <table:table-cell table:number-columns-repeated="5"/>
        </table:table-row>
        <table:table-row table:style-name="ro1">
          <table:table-cell office:value-type="float" office:value="22457634" calcext:value-type="float">
            <text:p>22457634</text:p>
          </table:table-cell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office:value-type="float" office:value="22460942" calcext:value-type="float">
            <text:p>22460942</text:p>
          </table:table-cell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1">
          <table:table-cell office:value-type="float" office:value="22529627" calcext:value-type="float">
            <text:p>22529627</text:p>
          </table:table-cell>
          <table:table-cell office:value-type="float" office:value="532" calcext:value-type="float">
            <text:p>532</text:p>
          </table:table-cell>
          <table:table-cell table:number-columns-repeated="5"/>
        </table:table-row>
        <table:table-row table:style-name="ro1">
          <table:table-cell office:value-type="float" office:value="22537034" calcext:value-type="float">
            <text:p>22537034</text:p>
          </table:table-cell>
          <table:table-cell office:value-type="float" office:value="684" calcext:value-type="float">
            <text:p>684</text:p>
          </table:table-cell>
          <table:table-cell table:number-columns-repeated="5"/>
        </table:table-row>
        <table:table-row table:style-name="ro1">
          <table:table-cell office:value-type="float" office:value="22605432" calcext:value-type="float">
            <text:p>22605432</text:p>
          </table:table-cell>
          <table:table-cell office:value-type="float" office:value="769" calcext:value-type="float">
            <text:p>769</text:p>
          </table:table-cell>
          <table:table-cell table:number-columns-repeated="5"/>
        </table:table-row>
        <table:table-row table:style-name="ro1">
          <table:table-cell office:value-type="float" office:value="22646185" calcext:value-type="float">
            <text:p>22646185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office:value-type="float" office:value="22661144" calcext:value-type="float">
            <text:p>22661144</text:p>
          </table:table-cell>
          <table:table-cell office:value-type="float" office:value="3280" calcext:value-type="float">
            <text:p>3280</text:p>
          </table:table-cell>
          <table:table-cell table:number-columns-repeated="5"/>
        </table:table-row>
        <table:table-row table:style-name="ro1">
          <table:table-cell office:value-type="float" office:value="22669680" calcext:value-type="float">
            <text:p>22669680</text:p>
          </table:table-cell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float" office:value="22697704" calcext:value-type="float">
            <text:p>22697704</text:p>
          </table:table-cell>
          <table:table-cell office:value-type="float" office:value="724" calcext:value-type="float">
            <text:p>724</text:p>
          </table:table-cell>
          <table:table-cell table:number-columns-repeated="5"/>
        </table:table-row>
        <table:table-row table:style-name="ro1">
          <table:table-cell office:value-type="float" office:value="22724486" calcext:value-type="float">
            <text:p>22724486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22741894" calcext:value-type="float">
            <text:p>22741894</text:p>
          </table:table-cell>
          <table:table-cell office:value-type="float" office:value="2882" calcext:value-type="float">
            <text:p>2882</text:p>
          </table:table-cell>
          <table:table-cell table:number-columns-repeated="5"/>
        </table:table-row>
        <table:table-row table:style-name="ro1">
          <table:table-cell office:value-type="float" office:value="22742307" calcext:value-type="float">
            <text:p>22742307</text:p>
          </table:table-cell>
          <table:table-cell office:value-type="float" office:value="990" calcext:value-type="float">
            <text:p>990</text:p>
          </table:table-cell>
          <table:table-cell table:number-columns-repeated="5"/>
        </table:table-row>
        <table:table-row table:style-name="ro1">
          <table:table-cell office:value-type="float" office:value="22747146" calcext:value-type="float">
            <text:p>22747146</text:p>
          </table:table-cell>
          <table:table-cell office:value-type="float" office:value="565" calcext:value-type="float">
            <text:p>565</text:p>
          </table:table-cell>
          <table:table-cell table:number-columns-repeated="5"/>
        </table:table-row>
        <table:table-row table:style-name="ro1">
          <table:table-cell office:value-type="float" office:value="22859595" calcext:value-type="float">
            <text:p>22859595</text:p>
          </table:table-cell>
          <table:table-cell office:value-type="float" office:value="557" calcext:value-type="float">
            <text:p>557</text:p>
          </table:table-cell>
          <table:table-cell table:number-columns-repeated="5"/>
        </table:table-row>
        <table:table-row table:style-name="ro1">
          <table:table-cell office:value-type="float" office:value="22863813" calcext:value-type="float">
            <text:p>22863813</text:p>
          </table:table-cell>
          <table:table-cell office:value-type="float" office:value="595" calcext:value-type="float">
            <text:p>595</text:p>
          </table:table-cell>
          <table:table-cell table:number-columns-repeated="5"/>
        </table:table-row>
        <table:table-row table:style-name="ro1">
          <table:table-cell office:value-type="float" office:value="22911271" calcext:value-type="float">
            <text:p>22911271</text:p>
          </table:table-cell>
          <table:table-cell office:value-type="float" office:value="656" calcext:value-type="float">
            <text:p>656</text:p>
          </table:table-cell>
          <table:table-cell table:number-columns-repeated="5"/>
        </table:table-row>
        <table:table-row table:style-name="ro1">
          <table:table-cell office:value-type="float" office:value="22917597" calcext:value-type="float">
            <text:p>22917597</text:p>
          </table:table-cell>
          <table:table-cell office:value-type="float" office:value="654" calcext:value-type="float">
            <text:p>654</text:p>
          </table:table-cell>
          <table:table-cell table:number-columns-repeated="5"/>
        </table:table-row>
        <table:table-row table:style-name="ro1">
          <table:table-cell office:value-type="float" office:value="22922967" calcext:value-type="float">
            <text:p>22922967</text:p>
          </table:table-cell>
          <table:table-cell office:value-type="float" office:value="813" calcext:value-type="float">
            <text:p>813</text:p>
          </table:table-cell>
          <table:table-cell table:number-columns-repeated="5"/>
        </table:table-row>
        <table:table-row table:style-name="ro1">
          <table:table-cell office:value-type="float" office:value="22936088" calcext:value-type="float">
            <text:p>22936088</text:p>
          </table:table-cell>
          <table:table-cell office:value-type="float" office:value="648" calcext:value-type="float">
            <text:p>648</text:p>
          </table:table-cell>
          <table:table-cell table:number-columns-repeated="5"/>
        </table:table-row>
        <table:table-row table:style-name="ro1">
          <table:table-cell office:value-type="float" office:value="22942132" calcext:value-type="float">
            <text:p>22942132</text:p>
          </table:table-cell>
          <table:table-cell office:value-type="float" office:value="782" calcext:value-type="float">
            <text:p>782</text:p>
          </table:table-cell>
          <table:table-cell table:number-columns-repeated="5"/>
        </table:table-row>
        <table:table-row table:style-name="ro1">
          <table:table-cell office:value-type="float" office:value="22948510" calcext:value-type="float">
            <text:p>22948510</text:p>
          </table:table-cell>
          <table:table-cell office:value-type="float" office:value="701" calcext:value-type="float">
            <text:p>701</text:p>
          </table:table-cell>
          <table:table-cell table:number-columns-repeated="5"/>
        </table:table-row>
        <table:table-row table:style-name="ro1">
          <table:table-cell office:value-type="float" office:value="22953188" calcext:value-type="float">
            <text:p>22953188</text:p>
          </table:table-cell>
          <table:table-cell office:value-type="float" office:value="743" calcext:value-type="float">
            <text:p>743</text:p>
          </table:table-cell>
          <table:table-cell table:number-columns-repeated="5"/>
        </table:table-row>
        <table:table-row table:style-name="ro1">
          <table:table-cell office:value-type="float" office:value="22984027" calcext:value-type="float">
            <text:p>22984027</text:p>
          </table:table-cell>
          <table:table-cell office:value-type="float" office:value="1223" calcext:value-type="float">
            <text:p>1223</text:p>
          </table:table-cell>
          <table:table-cell table:number-columns-repeated="5"/>
        </table:table-row>
        <table:table-row table:style-name="ro1">
          <table:table-cell office:value-type="float" office:value="23001478" calcext:value-type="float">
            <text:p>23001478</text:p>
          </table:table-cell>
          <table:table-cell office:value-type="float" office:value="747" calcext:value-type="float">
            <text:p>747</text:p>
          </table:table-cell>
          <table:table-cell table:number-columns-repeated="5"/>
        </table:table-row>
        <table:table-row table:style-name="ro1">
          <table:table-cell office:value-type="float" office:value="23007501" calcext:value-type="float">
            <text:p>23007501</text:p>
          </table:table-cell>
          <table:table-cell office:value-type="float" office:value="1161" calcext:value-type="float">
            <text:p>1161</text:p>
          </table:table-cell>
          <table:table-cell table:number-columns-repeated="5"/>
        </table:table-row>
        <table:table-row table:style-name="ro1">
          <table:table-cell office:value-type="float" office:value="23008061" calcext:value-type="float">
            <text:p>23008061</text:p>
          </table:table-cell>
          <table:table-cell office:value-type="float" office:value="825" calcext:value-type="float">
            <text:p>825</text:p>
          </table:table-cell>
          <table:table-cell table:number-columns-repeated="5"/>
        </table:table-row>
        <table:table-row table:style-name="ro1">
          <table:table-cell office:value-type="float" office:value="23065665" calcext:value-type="float">
            <text:p>23065665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office:value-type="float" office:value="23125386" calcext:value-type="float">
            <text:p>23125386</text:p>
          </table:table-cell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1">
          <table:table-cell office:value-type="float" office:value="23152276" calcext:value-type="float">
            <text:p>23152276</text:p>
          </table:table-cell>
          <table:table-cell office:value-type="float" office:value="526" calcext:value-type="float">
            <text:p>526</text:p>
          </table:table-cell>
          <table:table-cell table:number-columns-repeated="5"/>
        </table:table-row>
        <table:table-row table:style-name="ro1">
          <table:table-cell office:value-type="float" office:value="23187425" calcext:value-type="float">
            <text:p>23187425</text:p>
          </table:table-cell>
          <table:table-cell office:value-type="float" office:value="8274" calcext:value-type="float">
            <text:p>8274</text:p>
          </table:table-cell>
          <table:table-cell table:number-columns-repeated="5"/>
        </table:table-row>
        <table:table-row table:style-name="ro1">
          <table:table-cell office:value-type="float" office:value="23189475" calcext:value-type="float">
            <text:p>23189475</text:p>
          </table:table-cell>
          <table:table-cell office:value-type="float" office:value="531" calcext:value-type="float">
            <text:p>531</text:p>
          </table:table-cell>
          <table:table-cell table:number-columns-repeated="5"/>
        </table:table-row>
        <table:table-row table:style-name="ro1">
          <table:table-cell office:value-type="float" office:value="23204056" calcext:value-type="float">
            <text:p>23204056</text:p>
          </table:table-cell>
          <table:table-cell office:value-type="float" office:value="631" calcext:value-type="float">
            <text:p>631</text:p>
          </table:table-cell>
          <table:table-cell table:number-columns-repeated="5"/>
        </table:table-row>
        <table:table-row table:style-name="ro1">
          <table:table-cell office:value-type="float" office:value="23219931" calcext:value-type="float">
            <text:p>23219931</text:p>
          </table:table-cell>
          <table:table-cell office:value-type="float" office:value="556" calcext:value-type="float">
            <text:p>556</text:p>
          </table:table-cell>
          <table:table-cell table:number-columns-repeated="5"/>
        </table:table-row>
        <table:table-row table:style-name="ro1">
          <table:table-cell office:value-type="float" office:value="23251711" calcext:value-type="float">
            <text:p>23251711</text:p>
          </table:table-cell>
          <table:table-cell office:value-type="float" office:value="604" calcext:value-type="float">
            <text:p>604</text:p>
          </table:table-cell>
          <table:table-cell table:number-columns-repeated="5"/>
        </table:table-row>
        <table:table-row table:style-name="ro1">
          <table:table-cell office:value-type="float" office:value="23337764" calcext:value-type="float">
            <text:p>23337764</text:p>
          </table:table-cell>
          <table:table-cell office:value-type="float" office:value="593" calcext:value-type="float">
            <text:p>593</text:p>
          </table:table-cell>
          <table:table-cell table:number-columns-repeated="5"/>
        </table:table-row>
        <table:table-row table:style-name="ro1">
          <table:table-cell office:value-type="float" office:value="23346420" calcext:value-type="float">
            <text:p>23346420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office:value-type="float" office:value="23403313" calcext:value-type="float">
            <text:p>23403313</text:p>
          </table:table-cell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office:value-type="float" office:value="23409608" calcext:value-type="float">
            <text:p>23409608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1">
          <table:table-cell office:value-type="float" office:value="23434872" calcext:value-type="float">
            <text:p>23434872</text:p>
          </table:table-cell>
          <table:table-cell office:value-type="float" office:value="683" calcext:value-type="float">
            <text:p>683</text:p>
          </table:table-cell>
          <table:table-cell table:number-columns-repeated="5"/>
        </table:table-row>
        <table:table-row table:style-name="ro1">
          <table:table-cell office:value-type="float" office:value="23475279" calcext:value-type="float">
            <text:p>23475279</text:p>
          </table:table-cell>
          <table:table-cell office:value-type="float" office:value="550" calcext:value-type="float">
            <text:p>550</text:p>
          </table:table-cell>
          <table:table-cell table:number-columns-repeated="5"/>
        </table:table-row>
        <table:table-row table:style-name="ro1">
          <table:table-cell office:value-type="float" office:value="23493204" calcext:value-type="float">
            <text:p>23493204</text:p>
          </table:table-cell>
          <table:table-cell office:value-type="float" office:value="585" calcext:value-type="float">
            <text:p>585</text:p>
          </table:table-cell>
          <table:table-cell table:number-columns-repeated="5"/>
        </table:table-row>
        <table:table-row table:style-name="ro1">
          <table:table-cell office:value-type="float" office:value="23532105" calcext:value-type="float">
            <text:p>23532105</text:p>
          </table:table-cell>
          <table:table-cell office:value-type="float" office:value="561" calcext:value-type="float">
            <text:p>561</text:p>
          </table:table-cell>
          <table:table-cell table:number-columns-repeated="5"/>
        </table:table-row>
        <table:table-row table:style-name="ro1">
          <table:table-cell office:value-type="float" office:value="23565714" calcext:value-type="float">
            <text:p>23565714</text:p>
          </table:table-cell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1">
          <table:table-cell office:value-type="float" office:value="23579223" calcext:value-type="float">
            <text:p>23579223</text:p>
          </table:table-cell>
          <table:table-cell office:value-type="float" office:value="862" calcext:value-type="float">
            <text:p>862</text:p>
          </table:table-cell>
          <table:table-cell table:number-columns-repeated="5"/>
        </table:table-row>
        <table:table-row table:style-name="ro1">
          <table:table-cell office:value-type="float" office:value="23659557" calcext:value-type="float">
            <text:p>23659557</text:p>
          </table:table-cell>
          <table:table-cell office:value-type="float" office:value="539" calcext:value-type="float">
            <text:p>539</text:p>
          </table:table-cell>
          <table:table-cell table:number-columns-repeated="5"/>
        </table:table-row>
        <table:table-row table:style-name="ro1">
          <table:table-cell office:value-type="float" office:value="23672460" calcext:value-type="float">
            <text:p>23672460</text:p>
          </table:table-cell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float" office:value="23685405" calcext:value-type="float">
            <text:p>23685405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1">
          <table:table-cell office:value-type="float" office:value="23968647" calcext:value-type="float">
            <text:p>23968647</text:p>
          </table:table-cell>
          <table:table-cell office:value-type="float" office:value="703" calcext:value-type="float">
            <text:p>703</text:p>
          </table:table-cell>
          <table:table-cell table:number-columns-repeated="5"/>
        </table:table-row>
        <table:table-row table:style-name="ro1">
          <table:table-cell office:value-type="float" office:value="23986746" calcext:value-type="float">
            <text:p>23986746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1">
          <table:table-cell office:value-type="float" office:value="24133886" calcext:value-type="float">
            <text:p>24133886</text:p>
          </table:table-cell>
          <table:table-cell office:value-type="float" office:value="545" calcext:value-type="float">
            <text:p>545</text:p>
          </table:table-cell>
          <table:table-cell table:number-columns-repeated="5"/>
        </table:table-row>
        <table:table-row table:style-name="ro1">
          <table:table-cell office:value-type="float" office:value="24318885" calcext:value-type="float">
            <text:p>24318885</text:p>
          </table:table-cell>
          <table:table-cell office:value-type="float" office:value="757" calcext:value-type="float">
            <text:p>757</text:p>
          </table:table-cell>
          <table:table-cell table:number-columns-repeated="5"/>
        </table:table-row>
        <table:table-row table:style-name="ro1">
          <table:table-cell office:value-type="float" office:value="24324192" calcext:value-type="float">
            <text:p>24324192</text:p>
          </table:table-cell>
          <table:table-cell office:value-type="float" office:value="755" calcext:value-type="float">
            <text:p>755</text:p>
          </table:table-cell>
          <table:table-cell table:number-columns-repeated="5"/>
        </table:table-row>
        <table:table-row table:style-name="ro1">
          <table:table-cell office:value-type="float" office:value="24507502" calcext:value-type="float">
            <text:p>24507502</text:p>
          </table:table-cell>
          <table:table-cell office:value-type="float" office:value="868" calcext:value-type="float">
            <text:p>868</text:p>
          </table:table-cell>
          <table:table-cell table:number-columns-repeated="5"/>
        </table:table-row>
        <table:table-row table:style-name="ro1" table:number-rows-repeated="104770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Data.A1:Data.J1048576" table:contains-header="false">
          <table:sort>
            <table:sort-by table:field-number="9" table:data-type="automatic"/>
          </table:sort>
        </table:database-range>
        <table:database-range table:name="__Anonymous_Sheet_DB__1" table:target-range-address="Users.A1:Users.B8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2" number:min-integer-digits="1"/>
    </number:number-style>
    <number:number-style style:name="N130">
      <number:number number:decimal-places="13" number:min-integer-digits="1"/>
    </number:number-style>
    <number:number-style style:name="N13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0/00/0000</text:date>, <text:time style:data-style-name="N2" text:time-value="0000-00-00T00:00:03.788239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2T14:18:12.080481101</dc:date>
    <dc:creator>Benjamin Habegger</dc:creator>
    <meta:generator>LibreOffice/4.1.3.2$Linux_X86_64 LibreOffice_project/410m0$Build-2</meta:generator>
    <meta:editing-duration>PT1H2M31S</meta:editing-duration>
    <meta:editing-cycles>9</meta:editing-cycles>
    <meta:document-statistic meta:table-count="2" meta:cell-count="112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8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8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952cm" style:legend-expansion="high" chart:style-name="ch2"/>
        <chart:plot-area chart:style-name="ch3" table:cell-range-address="Data.N5:Data.N11 Data.R5:Data.S11" chart:data-source-has-labels="column" svg:x="0.77cm" svg:y="0.855cm" svg:width="12.327cm" svg:height="7.545cm">
          <chartooo:coordinate-region svg:x="1.868cm" svg:y="1.054cm" svg:width="11.229cm" svg:height="6.699cm"/>
          <chart:axis chart:dimension="x" chart:name="primary-x" chart:style-name="ch4" chartooo:axis-type="auto">
            <chartooo:date-scale/>
            <chart:categories table:cell-range-address="Data.N5:Data.N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R5:Data.R11" chart:class="chart:bar">
            <chart:data-point chart:repeated="7"/>
          </chart:series>
          <chart:series chart:style-name="ch8" chart:values-cell-range-address="Data.S5:Data.S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Data.N5:Data.N11</svg:desc>
                </draw:g>
              </table:table-cell>
              <table:table-cell office:value-type="float" office:value="0.54033290653009">
                <text:p>0.54033290653009</text:p>
                <draw:g>
                  <svg:desc>Data.R5:Data.R11</svg:desc>
                </draw:g>
              </table:table-cell>
              <table:table-cell office:value-type="float" office:value="0.614596670934699">
                <text:p>0.614596670934699</text:p>
                <draw:g>
                  <svg:desc>Data.S5:Data.S11</svg:desc>
                </draw:g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547325102880658">
                <text:p>0.547325102880658</text:p>
              </table:table-cell>
              <table:table-cell office:value-type="float" office:value="0.596707818930041">
                <text:p>0.59670781893004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57692307692308">
                <text:p>0.557692307692308</text:p>
              </table:table-cell>
              <table:table-cell office:value-type="float" office:value="0.596153846153846">
                <text:p>0.59615384615384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557692307692308">
                <text:p>0.557692307692308</text:p>
              </table:table-cell>
              <table:table-cell office:value-type="float" office:value="0.634615384615385">
                <text:p>0.63461538461538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5625">
                <text:p>0.56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555555555555556">
                <text:p>0.5555555555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